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1.591cm"/>
    </style:style>
    <style:style style:name="co3" style:family="table-column">
      <style:table-column-properties fo:break-before="auto" style:column-width="2.679cm"/>
    </style:style>
    <style:style style:name="co4" style:family="table-column">
      <style:table-column-properties fo:break-before="auto" style:column-width="3.842cm"/>
    </style:style>
    <style:style style:name="co5" style:family="table-column">
      <style:table-column-properties fo:break-before="auto" style:column-width="2.73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8"/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office:forms form:automatic-focus="false" form:apply-design-mode="false"/>
        <table:shapes>
          <draw:frame draw:z-index="0" draw:style-name="gr1" svg:width="16.009cm" svg:height="9cm" svg:x="23.478cm" svg:y="930.637cm">
            <draw:object draw:notify-on-update-of-ranges="Лист1.G2007:Лист1.G2044 Лист1.H2007:Лист1.H204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79cm" svg:height="9cm" svg:x="23.745cm" svg:y="939.235cm">
            <draw:object draw:notify-on-update-of-ranges="Лист1.F2007:Лист1.F2044 Лист1.I2007:Лист1.I204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6.009cm" svg:height="9cm" svg:x="23.864cm" svg:y="948.08cm">
            <draw:object draw:notify-on-update-of-ranges="Лист1.E2007:Лист1.E2044 Лист1.J2007:Лист1.J204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>
            <text:p>Date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Median</text:p>
          </table:table-cell>
          <table:table-cell office:value-type="string">
            <text:p>Hi-Lo</text:p>
          </table:table-cell>
          <table:table-cell office:value-type="string">
            <text:p>Predicted Hi-Lo</text:p>
          </table:table-cell>
          <table:table-cell office:value-type="string">
            <text:p>Predicted Median Price</text:p>
          </table:table-cell>
          <table:table-cell office:value-type="string">
            <text:p>Predicted Close</text:p>
          </table:table-cell>
        </table:table-row>
        <table:table-row table:style-name="ro2">
          <table:table-cell table:style-name="ce1" office:value-type="string">
            <text:p>2005.08.17</text:p>
          </table:table-cell>
          <table:table-cell office:value-type="float" office:value="1.2352">
            <text:p>1,23520</text:p>
          </table:table-cell>
          <table:table-cell office:value-type="float" office:value="1.2365">
            <text:p>1,23650</text:p>
          </table:table-cell>
          <table:table-cell office:value-type="float" office:value="1.226">
            <text:p>1,22600</text:p>
          </table:table-cell>
          <table:table-cell office:value-type="float" office:value="1.2276">
            <text:p>1,22760</text:p>
          </table:table-cell>
          <table:table-cell table:formula="of:=([.E2]+[.D2]+[.C2])/3" office:value-type="float" office:value="1.23003333333333">
            <text:p>1,23003</text:p>
          </table:table-cell>
          <table:table-cell table:formula="of:=[.C2]-[.D2]" office:value-type="float" office:value="0.0105">
            <text:p>0,01050</text:p>
          </table:table-cell>
          <table:table-cell office:value-type="float" office:value="1.09532511574667">
            <text:p>1,09533</text:p>
          </table:table-cell>
          <table:table-cell office:value-type="float" office:value="0.992062317604788">
            <text:p>0,99206</text:p>
          </table:table-cell>
          <table:table-cell office:value-type="float" office:value="0.91875448861787">
            <text:p>0,91875</text:p>
          </table:table-cell>
        </table:table-row>
        <table:table-row table:style-name="ro2">
          <table:table-cell table:style-name="ce1" office:value-type="string">
            <text:p>2005.08.18</text:p>
          </table:table-cell>
          <table:table-cell office:value-type="float" office:value="1.2275">
            <text:p>1,22750</text:p>
          </table:table-cell>
          <table:table-cell office:value-type="float" office:value="1.2292">
            <text:p>1,22920</text:p>
          </table:table-cell>
          <table:table-cell office:value-type="float" office:value="1.2156">
            <text:p>1,21560</text:p>
          </table:table-cell>
          <table:table-cell office:value-type="float" office:value="1.2174">
            <text:p>1,21740</text:p>
          </table:table-cell>
          <table:table-cell table:formula="of:=([.E3]+[.D3]+[.C3])/3" office:value-type="float" office:value="1.22073333333333">
            <text:p>1,22073</text:p>
          </table:table-cell>
          <table:table-cell table:formula="of:=[.C3]-[.D3]" office:value-type="float" office:value="0.0136000000000001">
            <text:p>0,01360</text:p>
          </table:table-cell>
          <table:table-cell office:value-type="float" office:value="0.857931664972719">
            <text:p>0,85793</text:p>
          </table:table-cell>
          <table:table-cell office:value-type="float" office:value="1.04659778770254">
            <text:p>1,04660</text:p>
          </table:table-cell>
          <table:table-cell office:value-type="float" office:value="0.988938247698361">
            <text:p>0,98894</text:p>
          </table:table-cell>
        </table:table-row>
        <table:table-row table:style-name="ro2">
          <table:table-cell table:style-name="ce1" office:value-type="string">
            <text:p>2005.08.19</text:p>
          </table:table-cell>
          <table:table-cell office:value-type="float" office:value="1.2175">
            <text:p>1,21750</text:p>
          </table:table-cell>
          <table:table-cell office:value-type="float" office:value="1.2192">
            <text:p>1,21920</text:p>
          </table:table-cell>
          <table:table-cell office:value-type="float" office:value="1.2123">
            <text:p>1,21230</text:p>
          </table:table-cell>
          <table:table-cell office:value-type="float" office:value="1.2151">
            <text:p>1,21510</text:p>
          </table:table-cell>
          <table:table-cell table:formula="of:=([.E4]+[.D4]+[.C4])/3" office:value-type="float" office:value="1.21553333333333">
            <text:p>1,21553</text:p>
          </table:table-cell>
          <table:table-cell table:formula="of:=[.C4]-[.D4]" office:value-type="float" office:value="0.00690000000000013">
            <text:p>0,00690</text:p>
          </table:table-cell>
          <table:table-cell office:value-type="float" office:value="0.683111333637488">
            <text:p>0,68311</text:p>
          </table:table-cell>
          <table:table-cell office:value-type="float" office:value="1.08610604833482">
            <text:p>1,08611</text:p>
          </table:table-cell>
          <table:table-cell office:value-type="float" office:value="1.04029146753363">
            <text:p>1,04029</text:p>
          </table:table-cell>
        </table:table-row>
        <table:table-row table:style-name="ro2">
          <table:table-cell table:style-name="ce1" office:value-type="string">
            <text:p>2005.08.22</text:p>
          </table:table-cell>
          <table:table-cell office:value-type="float" office:value="1.2166">
            <text:p>1,21660</text:p>
          </table:table-cell>
          <table:table-cell office:value-type="float" office:value="1.224">
            <text:p>1,22400</text:p>
          </table:table-cell>
          <table:table-cell office:value-type="float" office:value="1.2154">
            <text:p>1,21540</text:p>
          </table:table-cell>
          <table:table-cell office:value-type="float" office:value="1.2223">
            <text:p>1,22230</text:p>
          </table:table-cell>
          <table:table-cell table:formula="of:=([.E5]+[.D5]+[.C5])/3" office:value-type="float" office:value="1.22056666666667">
            <text:p>1,22057</text:p>
          </table:table-cell>
          <table:table-cell table:formula="of:=[.C5]-[.D5]" office:value-type="float" office:value="0.00859999999999994">
            <text:p>0,00860</text:p>
          </table:table-cell>
          <table:table-cell office:value-type="float" office:value="0.557376544014827">
            <text:p>0,55738</text:p>
          </table:table-cell>
          <table:table-cell office:value-type="float" office:value="1.11566379479464">
            <text:p>1,11566</text:p>
          </table:table-cell>
          <table:table-cell office:value-type="float" office:value="1.0791476938832">
            <text:p>1,07915</text:p>
          </table:table-cell>
        </table:table-row>
        <table:table-row table:style-name="ro2">
          <table:table-cell table:style-name="ce1" office:value-type="string">
            <text:p>2005.08.23</text:p>
          </table:table-cell>
          <table:table-cell office:value-type="float" office:value="1.2224">
            <text:p>1,22240</text:p>
          </table:table-cell>
          <table:table-cell office:value-type="float" office:value="1.2253">
            <text:p>1,22530</text:p>
          </table:table-cell>
          <table:table-cell office:value-type="float" office:value="1.2189">
            <text:p>1,21890</text:p>
          </table:table-cell>
          <table:table-cell office:value-type="float" office:value="1.2229">
            <text:p>1,22290</text:p>
          </table:table-cell>
          <table:table-cell table:formula="of:=([.E6]+[.D6]+[.C6])/3" office:value-type="float" office:value="1.22236666666667">
            <text:p>1,22237</text:p>
          </table:table-cell>
          <table:table-cell table:formula="of:=[.C6]-[.D6]" office:value-type="float" office:value="0.00639999999999996">
            <text:p>0,00640</text:p>
          </table:table-cell>
          <table:table-cell office:value-type="float" office:value="0.467023725371008">
            <text:p>0,46702</text:p>
          </table:table-cell>
          <table:table-cell office:value-type="float" office:value="1.13919828544284">
            <text:p>1,13920</text:p>
          </table:table-cell>
          <table:table-cell office:value-type="float" office:value="1.11071645414342">
            <text:p>1,11072</text:p>
          </table:table-cell>
        </table:table-row>
        <table:table-row table:style-name="ro2">
          <table:table-cell table:style-name="ce1" office:value-type="string">
            <text:p>2005.08.24</text:p>
          </table:table-cell>
          <table:table-cell office:value-type="float" office:value="1.223">
            <text:p>1,22300</text:p>
          </table:table-cell>
          <table:table-cell office:value-type="float" office:value="1.2278">
            <text:p>1,22780</text:p>
          </table:table-cell>
          <table:table-cell office:value-type="float" office:value="1.216">
            <text:p>1,21600</text:p>
          </table:table-cell>
          <table:table-cell office:value-type="float" office:value="1.2269">
            <text:p>1,22690</text:p>
          </table:table-cell>
          <table:table-cell table:formula="of:=([.E7]+[.D7]+[.C7])/3" office:value-type="float" office:value="1.22356666666667">
            <text:p>1,22357</text:p>
          </table:table-cell>
          <table:table-cell table:formula="of:=[.C7]-[.D7]" office:value-type="float" office:value="0.0118">
            <text:p>0,01180</text:p>
          </table:table-cell>
          <table:table-cell office:value-type="float" office:value="0.399678684781005">
            <text:p>0,39968</text:p>
          </table:table-cell>
          <table:table-cell office:value-type="float" office:value="1.15733296837333">
            <text:p>1,15733</text:p>
          </table:table-cell>
          <table:table-cell office:value-type="float" office:value="1.13509403939852">
            <text:p>1,13509</text:p>
          </table:table-cell>
        </table:table-row>
        <table:table-row table:style-name="ro2">
          <table:table-cell table:style-name="ce1" office:value-type="string">
            <text:p>2005.08.25</text:p>
          </table:table-cell>
          <table:table-cell office:value-type="float" office:value="1.2268">
            <text:p>1,22680</text:p>
          </table:table-cell>
          <table:table-cell office:value-type="float" office:value="1.2325">
            <text:p>1,23250</text:p>
          </table:table-cell>
          <table:table-cell office:value-type="float" office:value="1.2254">
            <text:p>1,22540</text:p>
          </table:table-cell>
          <table:table-cell office:value-type="float" office:value="1.2296">
            <text:p>1,22960</text:p>
          </table:table-cell>
          <table:table-cell table:formula="of:=([.E8]+[.D8]+[.C8])/3" office:value-type="float" office:value="1.22916666666667">
            <text:p>1,22917</text:p>
          </table:table-cell>
          <table:table-cell table:formula="of:=[.C8]-[.D8]" office:value-type="float" office:value="0.00709999999999988">
            <text:p>0,00710</text:p>
          </table:table-cell>
          <table:table-cell office:value-type="float" office:value="0.348304830143318">
            <text:p>0,34830</text:p>
          </table:table-cell>
          <table:table-cell office:value-type="float" office:value="1.17192214114574">
            <text:p>1,17192</text:p>
          </table:table-cell>
          <table:table-cell office:value-type="float" office:value="1.15498357414067">
            <text:p>1,15498</text:p>
          </table:table-cell>
        </table:table-row>
        <table:table-row table:style-name="ro2">
          <table:table-cell table:style-name="ce1" office:value-type="string">
            <text:p>2005.08.26</text:p>
          </table:table-cell>
          <table:table-cell office:value-type="float" office:value="1.2298">
            <text:p>1,22980</text:p>
          </table:table-cell>
          <table:table-cell office:value-type="float" office:value="1.2339">
            <text:p>1,23390</text:p>
          </table:table-cell>
          <table:table-cell office:value-type="float" office:value="1.2269">
            <text:p>1,22690</text:p>
          </table:table-cell>
          <table:table-cell office:value-type="float" office:value="1.2287">
            <text:p>1,22870</text:p>
          </table:table-cell>
          <table:table-cell table:formula="of:=([.E9]+[.D9]+[.C9])/3" office:value-type="float" office:value="1.22983333333333">
            <text:p>1,22983</text:p>
          </table:table-cell>
          <table:table-cell table:formula="of:=[.C9]-[.D9]" office:value-type="float" office:value="0.0069999999999999">
            <text:p>0,00700</text:p>
          </table:table-cell>
          <table:table-cell office:value-type="float" office:value="0.306949809961169">
            <text:p>0,30695</text:p>
          </table:table-cell>
          <table:table-cell office:value-type="float" office:value="1.18471302613879">
            <text:p>1,18471</text:p>
          </table:table-cell>
          <table:table-cell office:value-type="float" office:value="1.1712720639663">
            <text:p>1,17127</text:p>
          </table:table-cell>
        </table:table-row>
        <table:table-row table:style-name="ro2">
          <table:table-cell table:style-name="ce1" office:value-type="string">
            <text:p>2005.08.29</text:p>
          </table:table-cell>
          <table:table-cell office:value-type="float" office:value="1.2279">
            <text:p>1,22790</text:p>
          </table:table-cell>
          <table:table-cell office:value-type="float" office:value="1.2343">
            <text:p>1,23430</text:p>
          </table:table-cell>
          <table:table-cell office:value-type="float" office:value="1.2216">
            <text:p>1,22160</text:p>
          </table:table-cell>
          <table:table-cell office:value-type="float" office:value="1.2222">
            <text:p>1,22220</text:p>
          </table:table-cell>
          <table:table-cell table:formula="of:=([.E10]+[.D10]+[.C10])/3" office:value-type="float" office:value="1.22603333333333">
            <text:p>1,22603</text:p>
          </table:table-cell>
          <table:table-cell table:formula="of:=[.C10]-[.D10]" office:value-type="float" office:value="0.0126999999999999">
            <text:p>0,01270</text:p>
          </table:table-cell>
          <table:table-cell office:value-type="float" office:value="0.273868651315391">
            <text:p>0,27387</text:p>
          </table:table-cell>
          <table:table-cell office:value-type="float" office:value="1.19464956316573">
            <text:p>1,19465</text:p>
          </table:table-cell>
          <table:table-cell office:value-type="float" office:value="1.18394913443316">
            <text:p>1,18395</text:p>
          </table:table-cell>
        </table:table-row>
        <table:table-row table:style-name="ro2">
          <table:table-cell table:style-name="ce1" office:value-type="string">
            <text:p>2005.08.30</text:p>
          </table:table-cell>
          <table:table-cell office:value-type="float" office:value="1.2221">
            <text:p>1,22210</text:p>
          </table:table-cell>
          <table:table-cell office:value-type="float" office:value="1.2237">
            <text:p>1,22370</text:p>
          </table:table-cell>
          <table:table-cell office:value-type="float" office:value="1.2169">
            <text:p>1,21690</text:p>
          </table:table-cell>
          <table:table-cell office:value-type="float" office:value="1.2216">
            <text:p>1,22160</text:p>
          </table:table-cell>
          <table:table-cell table:formula="of:=([.E11]+[.D11]+[.C11])/3" office:value-type="float" office:value="1.22073333333333">
            <text:p>1,22073</text:p>
          </table:table-cell>
          <table:table-cell table:formula="of:=[.C11]-[.D11]" office:value-type="float" office:value="0.00679999999999992">
            <text:p>0,00680</text:p>
          </table:table-cell>
          <table:table-cell office:value-type="float" office:value="0.247737458979935">
            <text:p>0,24774</text:p>
          </table:table-cell>
          <table:table-cell office:value-type="float" office:value="1.20110890230237">
            <text:p>1,20111</text:p>
          </table:table-cell>
          <table:table-cell office:value-type="float" office:value="1.19197553012714">
            <text:p>1,19198</text:p>
          </table:table-cell>
        </table:table-row>
        <table:table-row table:style-name="ro2">
          <table:table-cell table:style-name="ce1" office:value-type="string">
            <text:p>2005.08.31</text:p>
          </table:table-cell>
          <table:table-cell office:value-type="float" office:value="1.2215">
            <text:p>1,22150</text:p>
          </table:table-cell>
          <table:table-cell office:value-type="float" office:value="1.2354">
            <text:p>1,23540</text:p>
          </table:table-cell>
          <table:table-cell office:value-type="float" office:value="1.2185">
            <text:p>1,21850</text:p>
          </table:table-cell>
          <table:table-cell office:value-type="float" office:value="1.2337">
            <text:p>1,23370</text:p>
          </table:table-cell>
          <table:table-cell table:formula="of:=([.E12]+[.D12]+[.C12])/3" office:value-type="float" office:value="1.2292">
            <text:p>1,22920</text:p>
          </table:table-cell>
          <table:table-cell table:formula="of:=[.C12]-[.D12]" office:value-type="float" office:value="0.0169000000000001">
            <text:p>0,01690</text:p>
          </table:table-cell>
          <table:table-cell office:value-type="float" office:value="0.22558897099973">
            <text:p>0,22559</text:p>
          </table:table-cell>
          <table:table-cell office:value-type="float" office:value="1.20551352514478">
            <text:p>1,20551</text:p>
          </table:table-cell>
          <table:table-cell office:value-type="float" office:value="1.19831686199503">
            <text:p>1,19832</text:p>
          </table:table-cell>
        </table:table-row>
        <table:table-row table:style-name="ro2">
          <table:table-cell table:style-name="ce1" office:value-type="string">
            <text:p>2005.09.01</text:p>
          </table:table-cell>
          <table:table-cell office:value-type="float" office:value="1.2341">
            <text:p>1,23410</text:p>
          </table:table-cell>
          <table:table-cell office:value-type="float" office:value="1.2524">
            <text:p>1,25240</text:p>
          </table:table-cell>
          <table:table-cell office:value-type="float" office:value="1.2324">
            <text:p>1,23240</text:p>
          </table:table-cell>
          <table:table-cell office:value-type="float" office:value="1.2492">
            <text:p>1,24920</text:p>
          </table:table-cell>
          <table:table-cell table:formula="of:=([.E13]+[.D13]+[.C13])/3" office:value-type="float" office:value="1.24466666666667">
            <text:p>1,24467</text:p>
          </table:table-cell>
          <table:table-cell table:formula="of:=[.C13]-[.D13]" office:value-type="float" office:value="0.02">
            <text:p>0,02000</text:p>
          </table:table-cell>
          <table:table-cell office:value-type="float" office:value="0.20743265546886">
            <text:p>0,20743</text:p>
          </table:table-cell>
          <table:table-cell office:value-type="float" office:value="1.21090453367048">
            <text:p>1,21090</text:p>
          </table:table-cell>
          <table:table-cell office:value-type="float" office:value="1.20652102419545">
            <text:p>1,20652</text:p>
          </table:table-cell>
        </table:table-row>
        <table:table-row table:style-name="ro2">
          <table:table-cell table:style-name="ce1" office:value-type="string">
            <text:p>2005.09.02</text:p>
          </table:table-cell>
          <table:table-cell office:value-type="float" office:value="1.2491">
            <text:p>1,24910</text:p>
          </table:table-cell>
          <table:table-cell office:value-type="float" office:value="1.2587">
            <text:p>1,25870</text:p>
          </table:table-cell>
          <table:table-cell office:value-type="float" office:value="1.2464">
            <text:p>1,24640</text:p>
          </table:table-cell>
          <table:table-cell office:value-type="float" office:value="1.2529">
            <text:p>1,25290</text:p>
          </table:table-cell>
          <table:table-cell table:formula="of:=([.E14]+[.D14]+[.C14])/3" office:value-type="float" office:value="1.25266666666667">
            <text:p>1,25267</text:p>
          </table:table-cell>
          <table:table-cell table:formula="of:=[.C14]-[.D14]" office:value-type="float" office:value="0.0123">
            <text:p>0,01230</text:p>
          </table:table-cell>
          <table:table-cell office:value-type="float" office:value="0.19167287634975">
            <text:p>0,19167</text:p>
          </table:table-cell>
          <table:table-cell office:value-type="float" office:value="1.2184408331774">
            <text:p>1,21844</text:p>
          </table:table-cell>
          <table:table-cell office:value-type="float" office:value="1.21642060175536">
            <text:p>1,21642</text:p>
          </table:table-cell>
        </table:table-row>
        <table:table-row table:style-name="ro2">
          <table:table-cell table:style-name="ce1" office:value-type="string">
            <text:p>2005.09.05</text:p>
          </table:table-cell>
          <table:table-cell office:value-type="float" office:value="1.2535">
            <text:p>1,25350</text:p>
          </table:table-cell>
          <table:table-cell office:value-type="float" office:value="1.2583">
            <text:p>1,25830</text:p>
          </table:table-cell>
          <table:table-cell office:value-type="float" office:value="1.2512">
            <text:p>1,25120</text:p>
          </table:table-cell>
          <table:table-cell office:value-type="float" office:value="1.2541">
            <text:p>1,25410</text:p>
          </table:table-cell>
          <table:table-cell table:formula="of:=([.E15]+[.D15]+[.C15])/3" office:value-type="float" office:value="1.25453333333333">
            <text:p>1,25453</text:p>
          </table:table-cell>
          <table:table-cell table:formula="of:=[.C15]-[.D15]" office:value-type="float" office:value="0.00709999999999988">
            <text:p>0,00710</text:p>
          </table:table-cell>
          <table:table-cell office:value-type="float" office:value="0.177319246253647">
            <text:p>0,17732</text:p>
          </table:table-cell>
          <table:table-cell office:value-type="float" office:value="1.2265325526471">
            <text:p>1,22653</text:p>
          </table:table-cell>
          <table:table-cell office:value-type="float" office:value="1.22495796997528">
            <text:p>1,22496</text:p>
          </table:table-cell>
        </table:table-row>
        <table:table-row table:style-name="ro2">
          <table:table-cell table:style-name="ce1" office:value-type="string">
            <text:p>2005.09.06</text:p>
          </table:table-cell>
          <table:table-cell office:value-type="float" office:value="1.254">
            <text:p>1,25400</text:p>
          </table:table-cell>
          <table:table-cell office:value-type="float" office:value="1.2541">
            <text:p>1,25410</text:p>
          </table:table-cell>
          <table:table-cell office:value-type="float" office:value="1.2441">
            <text:p>1,24410</text:p>
          </table:table-cell>
          <table:table-cell office:value-type="float" office:value="1.2461">
            <text:p>1,24610</text:p>
          </table:table-cell>
          <table:table-cell table:formula="of:=([.E16]+[.D16]+[.C16])/3" office:value-type="float" office:value="1.2481">
            <text:p>1,24810</text:p>
          </table:table-cell>
          <table:table-cell table:formula="of:=[.C16]-[.D16]" office:value-type="float" office:value="0.01">
            <text:p>0,01000</text:p>
          </table:table-cell>
          <table:table-cell office:value-type="float" office:value="0.164128461480597">
            <text:p>0,16413</text:p>
          </table:table-cell>
          <table:table-cell office:value-type="float" office:value="1.2331047002076">
            <text:p>1,23310</text:p>
          </table:table-cell>
          <table:table-cell office:value-type="float" office:value="1.23157082664546">
            <text:p>1,23157</text:p>
          </table:table-cell>
        </table:table-row>
        <table:table-row table:style-name="ro2">
          <table:table-cell table:style-name="ce1" office:value-type="string">
            <text:p>2005.09.07</text:p>
          </table:table-cell>
          <table:table-cell office:value-type="float" office:value="1.246">
            <text:p>1,24600</text:p>
          </table:table-cell>
          <table:table-cell office:value-type="float" office:value="1.2533">
            <text:p>1,25330</text:p>
          </table:table-cell>
          <table:table-cell office:value-type="float" office:value="1.2404">
            <text:p>1,24040</text:p>
          </table:table-cell>
          <table:table-cell office:value-type="float" office:value="1.241">
            <text:p>1,24100</text:p>
          </table:table-cell>
          <table:table-cell table:formula="of:=([.E17]+[.D17]+[.C17])/3" office:value-type="float" office:value="1.2449">
            <text:p>1,24490</text:p>
          </table:table-cell>
          <table:table-cell table:formula="of:=[.C17]-[.D17]" office:value-type="float" office:value="0.0129000000000001">
            <text:p>0,01290</text:p>
          </table:table-cell>
          <table:table-cell office:value-type="float" office:value="0.153136478541576">
            <text:p>0,15314</text:p>
          </table:table-cell>
          <table:table-cell office:value-type="float" office:value="1.23643231749819">
            <text:p>1,23643</text:p>
          </table:table-cell>
          <table:table-cell office:value-type="float" office:value="1.23525266624203">
            <text:p>1,23525</text:p>
          </table:table-cell>
        </table:table-row>
        <table:table-row table:style-name="ro2">
          <table:table-cell table:style-name="ce1" office:value-type="string">
            <text:p>2005.09.08</text:p>
          </table:table-cell>
          <table:table-cell office:value-type="float" office:value="1.2409">
            <text:p>1,24090</text:p>
          </table:table-cell>
          <table:table-cell office:value-type="float" office:value="1.245">
            <text:p>1,24500</text:p>
          </table:table-cell>
          <table:table-cell office:value-type="float" office:value="1.238">
            <text:p>1,23800</text:p>
          </table:table-cell>
          <table:table-cell office:value-type="float" office:value="1.2396">
            <text:p>1,23960</text:p>
          </table:table-cell>
          <table:table-cell table:formula="of:=([.E18]+[.D18]+[.C18])/3" office:value-type="float" office:value="1.24086666666667">
            <text:p>1,24087</text:p>
          </table:table-cell>
          <table:table-cell table:formula="of:=[.C18]-[.D18]" office:value-type="float" office:value="0.00700000000000012">
            <text:p>0,00700</text:p>
          </table:table-cell>
          <table:table-cell office:value-type="float" office:value="0.143976190827862">
            <text:p>0,14398</text:p>
          </table:table-cell>
          <table:table-cell office:value-type="float" office:value="1.23826225675905">
            <text:p>1,23826</text:p>
          </table:table-cell>
          <table:table-cell office:value-type="float" office:value="1.23698599928845">
            <text:p>1,23699</text:p>
          </table:table-cell>
        </table:table-row>
        <table:table-row table:style-name="ro2">
          <table:table-cell table:style-name="ce1" office:value-type="string">
            <text:p>2005.09.09</text:p>
          </table:table-cell>
          <table:table-cell office:value-type="float" office:value="1.2397">
            <text:p>1,23970</text:p>
          </table:table-cell>
          <table:table-cell office:value-type="float" office:value="1.2457">
            <text:p>1,24570</text:p>
          </table:table-cell>
          <table:table-cell office:value-type="float" office:value="1.2375">
            <text:p>1,23750</text:p>
          </table:table-cell>
          <table:table-cell office:value-type="float" office:value="1.2407">
            <text:p>1,24070</text:p>
          </table:table-cell>
          <table:table-cell table:formula="of:=([.E19]+[.D19]+[.C19])/3" office:value-type="float" office:value="1.2413">
            <text:p>1,24130</text:p>
          </table:table-cell>
          <table:table-cell table:formula="of:=[.C19]-[.D19]" office:value-type="float" office:value="0.00819999999999999">
            <text:p>0,00820</text:p>
          </table:table-cell>
          <table:table-cell office:value-type="float" office:value="0.136078202577333">
            <text:p>0,13608</text:p>
          </table:table-cell>
          <table:table-cell office:value-type="float" office:value="1.23881771628913">
            <text:p>1,23882</text:p>
          </table:table-cell>
          <table:table-cell office:value-type="float" office:value="1.2374458716492">
            <text:p>1,23745</text:p>
          </table:table-cell>
        </table:table-row>
        <table:table-row table:style-name="ro2">
          <table:table-cell table:style-name="ce1" office:value-type="string">
            <text:p>2005.09.12</text:p>
          </table:table-cell>
          <table:table-cell office:value-type="float" office:value="1.2403">
            <text:p>1,24030</text:p>
          </table:table-cell>
          <table:table-cell office:value-type="float" office:value="1.2414">
            <text:p>1,24140</text:p>
          </table:table-cell>
          <table:table-cell office:value-type="float" office:value="1.227">
            <text:p>1,22700</text:p>
          </table:table-cell>
          <table:table-cell office:value-type="float" office:value="1.2276">
            <text:p>1,22760</text:p>
          </table:table-cell>
          <table:table-cell table:formula="of:=([.E20]+[.D20]+[.C20])/3" office:value-type="float" office:value="1.232">
            <text:p>1,23200</text:p>
          </table:table-cell>
          <table:table-cell table:formula="of:=[.C20]-[.D20]" office:value-type="float" office:value="0.0144">
            <text:p>0,01440</text:p>
          </table:table-cell>
          <table:table-cell office:value-type="float" office:value="0.129323269384966">
            <text:p>0,12932</text:p>
          </table:table-cell>
          <table:table-cell office:value-type="float" office:value="1.23918009171705">
            <text:p>1,23918</text:p>
          </table:table-cell>
          <table:table-cell office:value-type="float" office:value="1.23789810571478">
            <text:p>1,23790</text:p>
          </table:table-cell>
        </table:table-row>
        <table:table-row table:style-name="ro2">
          <table:table-cell table:style-name="ce1" office:value-type="string">
            <text:p>2005.09.13</text:p>
          </table:table-cell>
          <table:table-cell office:value-type="float" office:value="1.2281">
            <text:p>1,22810</text:p>
          </table:table-cell>
          <table:table-cell office:value-type="float" office:value="1.2315">
            <text:p>1,23150</text:p>
          </table:table-cell>
          <table:table-cell office:value-type="float" office:value="1.2243">
            <text:p>1,22430</text:p>
          </table:table-cell>
          <table:table-cell office:value-type="float" office:value="1.2268">
            <text:p>1,22680</text:p>
          </table:table-cell>
          <table:table-cell table:formula="of:=([.E21]+[.D21]+[.C21])/3" office:value-type="float" office:value="1.22753333333333">
            <text:p>1,22753</text:p>
          </table:table-cell>
          <table:table-cell table:formula="of:=[.C21]-[.D21]" office:value-type="float" office:value="0.0072000000000001">
            <text:p>0,00720</text:p>
          </table:table-cell>
          <table:table-cell office:value-type="float" office:value="0.124229910159677">
            <text:p>0,12423</text:p>
          </table:table-cell>
          <table:table-cell office:value-type="float" office:value="1.23669309281637">
            <text:p>1,23669</text:p>
          </table:table-cell>
          <table:table-cell office:value-type="float" office:value="1.23473610514131">
            <text:p>1,23474</text:p>
          </table:table-cell>
        </table:table-row>
        <table:table-row table:style-name="ro2">
          <table:table-cell table:style-name="ce1" office:value-type="string">
            <text:p>2005.09.14</text:p>
          </table:table-cell>
          <table:table-cell office:value-type="float" office:value="1.2269">
            <text:p>1,22690</text:p>
          </table:table-cell>
          <table:table-cell office:value-type="float" office:value="1.2331">
            <text:p>1,23310</text:p>
          </table:table-cell>
          <table:table-cell office:value-type="float" office:value="1.2257">
            <text:p>1,22570</text:p>
          </table:table-cell>
          <table:table-cell office:value-type="float" office:value="1.2281">
            <text:p>1,22810</text:p>
          </table:table-cell>
          <table:table-cell table:formula="of:=([.E22]+[.D22]+[.C22])/3" office:value-type="float" office:value="1.22896666666667">
            <text:p>1,22897</text:p>
          </table:table-cell>
          <table:table-cell table:formula="of:=[.C22]-[.D22]" office:value-type="float" office:value="0.00740000000000007">
            <text:p>0,00740</text:p>
          </table:table-cell>
          <table:table-cell office:value-type="float" office:value="0.11879995932972">
            <text:p>0,11880</text:p>
          </table:table-cell>
          <table:table-cell office:value-type="float" office:value="1.23475213580984">
            <text:p>1,23475</text:p>
          </table:table-cell>
          <table:table-cell office:value-type="float" office:value="1.2325038098896">
            <text:p>1,23250</text:p>
          </table:table-cell>
        </table:table-row>
        <table:table-row table:style-name="ro2">
          <table:table-cell table:style-name="ce1" office:value-type="string">
            <text:p>2005.09.15</text:p>
          </table:table-cell>
          <table:table-cell office:value-type="float" office:value="1.2283">
            <text:p>1,22830</text:p>
          </table:table-cell>
          <table:table-cell office:value-type="float" office:value="1.2284">
            <text:p>1,22840</text:p>
          </table:table-cell>
          <table:table-cell office:value-type="float" office:value="1.2191">
            <text:p>1,21910</text:p>
          </table:table-cell>
          <table:table-cell office:value-type="float" office:value="1.222">
            <text:p>1,22200</text:p>
          </table:table-cell>
          <table:table-cell table:formula="of:=([.E23]+[.D23]+[.C23])/3" office:value-type="float" office:value="1.22316666666667">
            <text:p>1,22317</text:p>
          </table:table-cell>
          <table:table-cell table:formula="of:=[.C23]-[.D23]" office:value-type="float" office:value="0.00929999999999986">
            <text:p>0,00930</text:p>
          </table:table-cell>
          <table:table-cell office:value-type="float" office:value="0.113880450052851">
            <text:p>0,11388</text:p>
          </table:table-cell>
          <table:table-cell office:value-type="float" office:value="1.23353736157088">
            <text:p>1,23354</text:p>
          </table:table-cell>
          <table:table-cell office:value-type="float" office:value="1.23123717015123">
            <text:p>1,23124</text:p>
          </table:table-cell>
        </table:table-row>
        <table:table-row table:style-name="ro2">
          <table:table-cell table:style-name="ce1" office:value-type="string">
            <text:p>2005.09.16</text:p>
          </table:table-cell>
          <table:table-cell office:value-type="float" office:value="1.2221">
            <text:p>1,22210</text:p>
          </table:table-cell>
          <table:table-cell office:value-type="float" office:value="1.2308">
            <text:p>1,23080</text:p>
          </table:table-cell>
          <table:table-cell office:value-type="float" office:value="1.2198">
            <text:p>1,21980</text:p>
          </table:table-cell>
          <table:table-cell office:value-type="float" office:value="1.2235">
            <text:p>1,22350</text:p>
          </table:table-cell>
          <table:table-cell table:formula="of:=([.E24]+[.D24]+[.C24])/3" office:value-type="float" office:value="1.2247">
            <text:p>1,22470</text:p>
          </table:table-cell>
          <table:table-cell table:formula="of:=[.C24]-[.D24]" office:value-type="float" office:value="0.0109999999999999">
            <text:p>0,01100</text:p>
          </table:table-cell>
          <table:table-cell office:value-type="float" office:value="0.10968589639007">
            <text:p>0,10969</text:p>
          </table:table-cell>
          <table:table-cell office:value-type="float" office:value="1.23052612702314">
            <text:p>1,23053</text:p>
          </table:table-cell>
          <table:table-cell office:value-type="float" office:value="1.22857312767153">
            <text:p>1,22857</text:p>
          </table:table-cell>
        </table:table-row>
        <table:table-row table:style-name="ro2">
          <table:table-cell table:style-name="ce1" office:value-type="string">
            <text:p>2005.09.19</text:p>
          </table:table-cell>
          <table:table-cell office:value-type="float" office:value="1.2158">
            <text:p>1,21580</text:p>
          </table:table-cell>
          <table:table-cell office:value-type="float" office:value="1.2171">
            <text:p>1,21710</text:p>
          </table:table-cell>
          <table:table-cell office:value-type="float" office:value="1.2098">
            <text:p>1,20980</text:p>
          </table:table-cell>
          <table:table-cell office:value-type="float" office:value="1.2135">
            <text:p>1,21350</text:p>
          </table:table-cell>
          <table:table-cell table:formula="of:=([.E25]+[.D25]+[.C25])/3" office:value-type="float" office:value="1.21346666666667">
            <text:p>1,21347</text:p>
          </table:table-cell>
          <table:table-cell table:formula="of:=[.C25]-[.D25]" office:value-type="float" office:value="0.00730000000000008">
            <text:p>0,00730</text:p>
          </table:table-cell>
          <table:table-cell office:value-type="float" office:value="0.105624380523342">
            <text:p>0,10562</text:p>
          </table:table-cell>
          <table:table-cell office:value-type="float" office:value="1.22933129469991">
            <text:p>1,22933</text:p>
          </table:table-cell>
          <table:table-cell office:value-type="float" office:value="1.22716953506297">
            <text:p>1,22717</text:p>
          </table:table-cell>
        </table:table-row>
        <table:table-row table:style-name="ro2">
          <table:table-cell table:style-name="ce1" office:value-type="string">
            <text:p>2005.09.20</text:p>
          </table:table-cell>
          <table:table-cell office:value-type="float" office:value="1.2136">
            <text:p>1,21360</text:p>
          </table:table-cell>
          <table:table-cell office:value-type="float" office:value="1.2187">
            <text:p>1,21870</text:p>
          </table:table-cell>
          <table:table-cell office:value-type="float" office:value="1.211">
            <text:p>1,21100</text:p>
          </table:table-cell>
          <table:table-cell office:value-type="float" office:value="1.2118">
            <text:p>1,21180</text:p>
          </table:table-cell>
          <table:table-cell table:formula="of:=([.E26]+[.D26]+[.C26])/3" office:value-type="float" office:value="1.21383333333333">
            <text:p>1,21383</text:p>
          </table:table-cell>
          <table:table-cell table:formula="of:=[.C26]-[.D26]" office:value-type="float" office:value="0.00770000000000004">
            <text:p>0,00770</text:p>
          </table:table-cell>
          <table:table-cell office:value-type="float" office:value="0.102065191175036">
            <text:p>0,10207</text:p>
          </table:table-cell>
          <table:table-cell office:value-type="float" office:value="1.22546741934745">
            <text:p>1,22547</text:p>
          </table:table-cell>
          <table:table-cell office:value-type="float" office:value="1.22347647811388">
            <text:p>1,22348</text:p>
          </table:table-cell>
        </table:table-row>
        <table:table-row table:style-name="ro2">
          <table:table-cell table:style-name="ce1" office:value-type="string">
            <text:p>2005.09.21</text:p>
          </table:table-cell>
          <table:table-cell office:value-type="float" office:value="1.2117">
            <text:p>1,21170</text:p>
          </table:table-cell>
          <table:table-cell office:value-type="float" office:value="1.2237">
            <text:p>1,22370</text:p>
          </table:table-cell>
          <table:table-cell office:value-type="float" office:value="1.2111">
            <text:p>1,21110</text:p>
          </table:table-cell>
          <table:table-cell office:value-type="float" office:value="1.2223">
            <text:p>1,22230</text:p>
          </table:table-cell>
          <table:table-cell table:formula="of:=([.E27]+[.D27]+[.C27])/3" office:value-type="float" office:value="1.21903333333333">
            <text:p>1,21903</text:p>
          </table:table-cell>
          <table:table-cell table:formula="of:=[.C27]-[.D27]" office:value-type="float" office:value="0.0125999999999999">
            <text:p>0,01260</text:p>
          </table:table-cell>
          <table:table-cell office:value-type="float" office:value="0.0985324060859116">
            <text:p>0,09853</text:p>
          </table:table-cell>
          <table:table-cell office:value-type="float" office:value="1.22292117328173">
            <text:p>1,22292</text:p>
          </table:table-cell>
          <table:table-cell office:value-type="float" office:value="1.22073930969302">
            <text:p>1,22074</text:p>
          </table:table-cell>
        </table:table-row>
        <table:table-row table:style-name="ro2">
          <table:table-cell table:style-name="ce1" office:value-type="string">
            <text:p>2005.09.22</text:p>
          </table:table-cell>
          <table:table-cell office:value-type="float" office:value="1.2222">
            <text:p>1,22220</text:p>
          </table:table-cell>
          <table:table-cell office:value-type="float" office:value="1.2269">
            <text:p>1,22690</text:p>
          </table:table-cell>
          <table:table-cell office:value-type="float" office:value="1.2129">
            <text:p>1,21290</text:p>
          </table:table-cell>
          <table:table-cell office:value-type="float" office:value="1.2147">
            <text:p>1,21470</text:p>
          </table:table-cell>
          <table:table-cell table:formula="of:=([.E28]+[.D28]+[.C28])/3" office:value-type="float" office:value="1.21816666666667">
            <text:p>1,21817</text:p>
          </table:table-cell>
          <table:table-cell table:formula="of:=[.C28]-[.D28]" office:value-type="float" office:value="0.014">
            <text:p>0,01400</text:p>
          </table:table-cell>
          <table:table-cell office:value-type="float" office:value="0.0951743992861825">
            <text:p>0,09517</text:p>
          </table:table-cell>
          <table:table-cell office:value-type="float" office:value="1.22209707546909">
            <text:p>1,22210</text:p>
          </table:table-cell>
          <table:table-cell office:value-type="float" office:value="1.22095548090347">
            <text:p>1,22096</text:p>
          </table:table-cell>
        </table:table-row>
        <table:table-row table:style-name="ro2">
          <table:table-cell table:style-name="ce1" office:value-type="string">
            <text:p>2005.09.23</text:p>
          </table:table-cell>
          <table:table-cell office:value-type="float" office:value="1.2149">
            <text:p>1,21490</text:p>
          </table:table-cell>
          <table:table-cell office:value-type="float" office:value="1.2165">
            <text:p>1,21650</text:p>
          </table:table-cell>
          <table:table-cell table:number-columns-repeated="2" office:value-type="float" office:value="1.2037">
            <text:p>1,20370</text:p>
          </table:table-cell>
          <table:table-cell table:formula="of:=([.E29]+[.D29]+[.C29])/3" office:value-type="float" office:value="1.20796666666667">
            <text:p>1,20797</text:p>
          </table:table-cell>
          <table:table-cell table:formula="of:=[.C29]-[.D29]" office:value-type="float" office:value="0.0127999999999999">
            <text:p>0,01280</text:p>
          </table:table-cell>
          <table:table-cell office:value-type="float" office:value="0.0922950662978539">
            <text:p>0,09230</text:p>
          </table:table-cell>
          <table:table-cell office:value-type="float" office:value="1.22091930596153">
            <text:p>1,22092</text:p>
          </table:table-cell>
          <table:table-cell office:value-type="float" office:value="1.21948094264141">
            <text:p>1,21948</text:p>
          </table:table-cell>
        </table:table-row>
        <table:table-row table:style-name="ro2">
          <table:table-cell table:style-name="ce1" office:value-type="string">
            <text:p>2005.09.26</text:p>
          </table:table-cell>
          <table:table-cell office:value-type="float" office:value="1.2024">
            <text:p>1,20240</text:p>
          </table:table-cell>
          <table:table-cell office:value-type="float" office:value="1.2079">
            <text:p>1,20790</text:p>
          </table:table-cell>
          <table:table-cell office:value-type="float" office:value="1.2008">
            <text:p>1,20080</text:p>
          </table:table-cell>
          <table:table-cell office:value-type="float" office:value="1.2068">
            <text:p>1,20680</text:p>
          </table:table-cell>
          <table:table-cell table:formula="of:=([.E30]+[.D30]+[.C30])/3" office:value-type="float" office:value="1.20516666666667">
            <text:p>1,20517</text:p>
          </table:table-cell>
          <table:table-cell table:formula="of:=[.C30]-[.D30]" office:value-type="float" office:value="0.00709999999999988">
            <text:p>0,00710</text:p>
          </table:table-cell>
          <table:table-cell office:value-type="float" office:value="0.0898358465938819">
            <text:p>0,08984</text:p>
          </table:table-cell>
          <table:table-cell office:value-type="float" office:value="1.2177182989708">
            <text:p>1,21772</text:p>
          </table:table-cell>
          <table:table-cell office:value-type="float" office:value="1.21521114271138">
            <text:p>1,21521</text:p>
          </table:table-cell>
        </table:table-row>
        <table:table-row table:style-name="ro2">
          <table:table-cell table:style-name="ce1" office:value-type="string">
            <text:p>2005.09.27</text:p>
          </table:table-cell>
          <table:table-cell office:value-type="float" office:value="1.2067">
            <text:p>1,20670</text:p>
          </table:table-cell>
          <table:table-cell office:value-type="float" office:value="1.208">
            <text:p>1,20800</text:p>
          </table:table-cell>
          <table:table-cell office:value-type="float" office:value="1.1976">
            <text:p>1,19760</text:p>
          </table:table-cell>
          <table:table-cell office:value-type="float" office:value="1.2016">
            <text:p>1,20160</text:p>
          </table:table-cell>
          <table:table-cell table:formula="of:=([.E31]+[.D31]+[.C31])/3" office:value-type="float" office:value="1.2024">
            <text:p>1,20240</text:p>
          </table:table-cell>
          <table:table-cell table:formula="of:=[.C31]-[.D31]" office:value-type="float" office:value="0.0104">
            <text:p>0,01040</text:p>
          </table:table-cell>
          <table:table-cell office:value-type="float" office:value="0.0868938305661173">
            <text:p>0,08689</text:p>
          </table:table-cell>
          <table:table-cell office:value-type="float" office:value="1.21537382075152">
            <text:p>1,21537</text:p>
          </table:table-cell>
          <table:table-cell office:value-type="float" office:value="1.21330007920443">
            <text:p>1,21330</text:p>
          </table:table-cell>
        </table:table-row>
        <table:table-row table:style-name="ro2">
          <table:table-cell table:style-name="ce1" office:value-type="string">
            <text:p>2005.09.28</text:p>
          </table:table-cell>
          <table:table-cell office:value-type="float" office:value="1.2013">
            <text:p>1,20130</text:p>
          </table:table-cell>
          <table:table-cell office:value-type="float" office:value="1.2054">
            <text:p>1,20540</text:p>
          </table:table-cell>
          <table:table-cell office:value-type="float" office:value="1.199">
            <text:p>1,19900</text:p>
          </table:table-cell>
          <table:table-cell office:value-type="float" office:value="1.2041">
            <text:p>1,20410</text:p>
          </table:table-cell>
          <table:table-cell table:formula="of:=([.E32]+[.D32]+[.C32])/3" office:value-type="float" office:value="1.20283333333333">
            <text:p>1,20283</text:p>
          </table:table-cell>
          <table:table-cell table:formula="of:=[.C32]-[.D32]" office:value-type="float" office:value="0.00639999999999996">
            <text:p>0,00640</text:p>
          </table:table-cell>
          <table:table-cell office:value-type="float" office:value="0.0846666186353203">
            <text:p>0,08467</text:p>
          </table:table-cell>
          <table:table-cell office:value-type="float" office:value="1.21226495262155">
            <text:p>1,21226</text:p>
          </table:table-cell>
          <table:table-cell office:value-type="float" office:value="1.21072969000694">
            <text:p>1,21073</text:p>
          </table:table-cell>
        </table:table-row>
        <table:table-row table:style-name="ro2">
          <table:table-cell table:style-name="ce1" office:value-type="string">
            <text:p>2005.09.29</text:p>
          </table:table-cell>
          <table:table-cell office:value-type="float" office:value="1.2039">
            <text:p>1,20390</text:p>
          </table:table-cell>
          <table:table-cell office:value-type="float" office:value="1.2073">
            <text:p>1,20730</text:p>
          </table:table-cell>
          <table:table-cell office:value-type="float" office:value="1.2005">
            <text:p>1,20050</text:p>
          </table:table-cell>
          <table:table-cell office:value-type="float" office:value="1.2033">
            <text:p>1,20330</text:p>
          </table:table-cell>
          <table:table-cell table:formula="of:=([.E33]+[.D33]+[.C33])/3" office:value-type="float" office:value="1.2037">
            <text:p>1,20370</text:p>
          </table:table-cell>
          <table:table-cell table:formula="of:=[.C33]-[.D33]" office:value-type="float" office:value="0.00680000000000014">
            <text:p>0,00680</text:p>
          </table:table-cell>
          <table:table-cell office:value-type="float" office:value="0.0823299527056017">
            <text:p>0,08233</text:p>
          </table:table-cell>
          <table:table-cell office:value-type="float" office:value="1.21005207670724">
            <text:p>1,21005</text:p>
          </table:table-cell>
          <table:table-cell office:value-type="float" office:value="1.20896936114742">
            <text:p>1,20897</text:p>
          </table:table-cell>
        </table:table-row>
        <table:table-row table:style-name="ro2">
          <table:table-cell table:style-name="ce1" office:value-type="string">
            <text:p>2005.09.30</text:p>
          </table:table-cell>
          <table:table-cell office:value-type="float" office:value="1.2032">
            <text:p>1,20320</text:p>
          </table:table-cell>
          <table:table-cell office:value-type="float" office:value="1.2089">
            <text:p>1,20890</text:p>
          </table:table-cell>
          <table:table-cell office:value-type="float" office:value="1.1996">
            <text:p>1,19960</text:p>
          </table:table-cell>
          <table:table-cell office:value-type="float" office:value="1.2025">
            <text:p>1,20250</text:p>
          </table:table-cell>
          <table:table-cell table:formula="of:=([.E34]+[.D34]+[.C34])/3" office:value-type="float" office:value="1.20366666666667">
            <text:p>1,20367</text:p>
          </table:table-cell>
          <table:table-cell table:formula="of:=[.C34]-[.D34]" office:value-type="float" office:value="0.00930000000000009">
            <text:p>0,00930</text:p>
          </table:table-cell>
          <table:table-cell office:value-type="float" office:value="0.0801452297031866">
            <text:p>0,08015</text:p>
          </table:table-cell>
          <table:table-cell office:value-type="float" office:value="1.20878794092488">
            <text:p>1,20879</text:p>
          </table:table-cell>
          <table:table-cell office:value-type="float" office:value="1.2074226336708">
            <text:p>1,20742</text:p>
          </table:table-cell>
        </table:table-row>
        <table:table-row table:style-name="ro2">
          <table:table-cell table:style-name="ce1" office:value-type="string">
            <text:p>2005.10.03</text:p>
          </table:table-cell>
          <table:table-cell office:value-type="float" office:value="1.2018">
            <text:p>1,20180</text:p>
          </table:table-cell>
          <table:table-cell office:value-type="float" office:value="1.2031">
            <text:p>1,20310</text:p>
          </table:table-cell>
          <table:table-cell office:value-type="float" office:value="1.1901">
            <text:p>1,19010</text:p>
          </table:table-cell>
          <table:table-cell office:value-type="float" office:value="1.1917">
            <text:p>1,19170</text:p>
          </table:table-cell>
          <table:table-cell table:formula="of:=([.E35]+[.D35]+[.C35])/3" office:value-type="float" office:value="1.19496666666667">
            <text:p>1,19497</text:p>
          </table:table-cell>
          <table:table-cell table:formula="of:=[.C35]-[.D35]" office:value-type="float" office:value="0.0130000000000001">
            <text:p>0,01300</text:p>
          </table:table-cell>
          <table:table-cell office:value-type="float" office:value="0.0779125243810129">
            <text:p>0,07791</text:p>
          </table:table-cell>
          <table:table-cell office:value-type="float" office:value="1.20740893590803">
            <text:p>1,20741</text:p>
          </table:table-cell>
          <table:table-cell office:value-type="float" office:value="1.20605323148157">
            <text:p>1,20605</text:p>
          </table:table-cell>
        </table:table-row>
        <table:table-row table:style-name="ro2">
          <table:table-cell table:style-name="ce1" office:value-type="string">
            <text:p>2005.10.04</text:p>
          </table:table-cell>
          <table:table-cell office:value-type="float" office:value="1.1916">
            <text:p>1,19160</text:p>
          </table:table-cell>
          <table:table-cell office:value-type="float" office:value="1.1945">
            <text:p>1,19450</text:p>
          </table:table-cell>
          <table:table-cell office:value-type="float" office:value="1.1899">
            <text:p>1,18990</text:p>
          </table:table-cell>
          <table:table-cell office:value-type="float" office:value="1.1918">
            <text:p>1,19180</text:p>
          </table:table-cell>
          <table:table-cell table:formula="of:=([.E36]+[.D36]+[.C36])/3" office:value-type="float" office:value="1.19206666666667">
            <text:p>1,19207</text:p>
          </table:table-cell>
          <table:table-cell table:formula="of:=[.C36]-[.D36]" office:value-type="float" office:value="0.00460000000000016">
            <text:p>0,00460</text:p>
          </table:table-cell>
          <table:table-cell office:value-type="float" office:value="0.0762363062359624">
            <text:p>0,07624</text:p>
          </table:table-cell>
          <table:table-cell office:value-type="float" office:value="1.20439253577675">
            <text:p>1,20439</text:p>
          </table:table-cell>
          <table:table-cell office:value-type="float" office:value="1.20259153258875">
            <text:p>1,20259</text:p>
          </table:table-cell>
        </table:table-row>
        <table:table-row table:style-name="ro2">
          <table:table-cell table:style-name="ce1" office:value-type="string">
            <text:p>2005.10.05</text:p>
          </table:table-cell>
          <table:table-cell office:value-type="float" office:value="1.1917">
            <text:p>1,19170</text:p>
          </table:table-cell>
          <table:table-cell office:value-type="float" office:value="1.2016">
            <text:p>1,20160</text:p>
          </table:table-cell>
          <table:table-cell office:value-type="float" office:value="1.1914">
            <text:p>1,19140</text:p>
          </table:table-cell>
          <table:table-cell office:value-type="float" office:value="1.2011">
            <text:p>1,20110</text:p>
          </table:table-cell>
          <table:table-cell table:formula="of:=([.E37]+[.D37]+[.C37])/3" office:value-type="float" office:value="1.19803333333333">
            <text:p>1,19803</text:p>
          </table:table-cell>
          <table:table-cell table:formula="of:=[.C37]-[.D37]" office:value-type="float" office:value="0.0102">
            <text:p>0,01020</text:p>
          </table:table-cell>
          <table:table-cell office:value-type="float" office:value="0.0742037960515215">
            <text:p>0,07420</text:p>
          </table:table-cell>
          <table:table-cell office:value-type="float" office:value="1.20195196158832">
            <text:p>1,20195</text:p>
          </table:table-cell>
          <table:table-cell office:value-type="float" office:value="1.20006698761412">
            <text:p>1,20007</text:p>
          </table:table-cell>
        </table:table-row>
        <table:table-row table:style-name="ro2">
          <table:table-cell table:style-name="ce1" office:value-type="string">
            <text:p>2005.10.06</text:p>
          </table:table-cell>
          <table:table-cell office:value-type="float" office:value="1.201">
            <text:p>1,20100</text:p>
          </table:table-cell>
          <table:table-cell office:value-type="float" office:value="1.2201">
            <text:p>1,22010</text:p>
          </table:table-cell>
          <table:table-cell office:value-type="float" office:value="1.1991">
            <text:p>1,19910</text:p>
          </table:table-cell>
          <table:table-cell office:value-type="float" office:value="1.2179">
            <text:p>1,21790</text:p>
          </table:table-cell>
          <table:table-cell table:formula="of:=([.E38]+[.D38]+[.C38])/3" office:value-type="float" office:value="1.21236666666667">
            <text:p>1,21237</text:p>
          </table:table-cell>
          <table:table-cell table:formula="of:=[.C38]-[.D38]" office:value-type="float" office:value="0.0209999999999999">
            <text:p>0,02100</text:p>
          </table:table-cell>
          <table:table-cell office:value-type="float" office:value="0.0723007695702277">
            <text:p>0,07230</text:p>
          </table:table-cell>
          <table:table-cell office:value-type="float" office:value="1.20128912085121">
            <text:p>1,20129</text:p>
          </table:table-cell>
          <table:table-cell office:value-type="float" office:value="1.20050157841795">
            <text:p>1,20050</text:p>
          </table:table-cell>
        </table:table-row>
        <table:table-row table:style-name="ro2">
          <table:table-cell table:style-name="ce1" office:value-type="string">
            <text:p>2005.10.07</text:p>
          </table:table-cell>
          <table:table-cell table:number-columns-repeated="2" office:value-type="float" office:value="1.2181">
            <text:p>1,21810</text:p>
          </table:table-cell>
          <table:table-cell office:value-type="float" office:value="1.2091">
            <text:p>1,20910</text:p>
          </table:table-cell>
          <table:table-cell office:value-type="float" office:value="1.2127">
            <text:p>1,21270</text:p>
          </table:table-cell>
          <table:table-cell table:formula="of:=([.E39]+[.D39]+[.C39])/3" office:value-type="float" office:value="1.2133">
            <text:p>1,21330</text:p>
          </table:table-cell>
          <table:table-cell table:formula="of:=[.C39]-[.D39]" office:value-type="float" office:value="0.0089999999999999">
            <text:p>0,00900</text:p>
          </table:table-cell>
          <table:table-cell office:value-type="float" office:value="0.0703529905582951">
            <text:p>0,07035</text:p>
          </table:table-cell>
          <table:table-cell office:value-type="float" office:value="1.20360095081715">
            <text:p>1,20360</text:p>
          </table:table-cell>
          <table:table-cell office:value-type="float" office:value="1.20470635189022">
            <text:p>1,20471</text:p>
          </table:table-cell>
        </table:table-row>
        <table:table-row table:style-name="ro2">
          <table:table-cell table:style-name="ce1" office:value-type="string">
            <text:p>2005.10.10</text:p>
          </table:table-cell>
          <table:table-cell office:value-type="float" office:value="1.2117">
            <text:p>1,21170</text:p>
          </table:table-cell>
          <table:table-cell office:value-type="float" office:value="1.2151">
            <text:p>1,21510</text:p>
          </table:table-cell>
          <table:table-cell office:value-type="float" office:value="1.2038">
            <text:p>1,20380</text:p>
          </table:table-cell>
          <table:table-cell office:value-type="float" office:value="1.2064">
            <text:p>1,20640</text:p>
          </table:table-cell>
          <table:table-cell table:formula="of:=([.E40]+[.D40]+[.C40])/3" office:value-type="float" office:value="1.20843333333333">
            <text:p>1,20843</text:p>
          </table:table-cell>
          <table:table-cell table:formula="of:=[.C40]-[.D40]" office:value-type="float" office:value="0.0113000000000001">
            <text:p>0,01130</text:p>
          </table:table-cell>
          <table:table-cell office:value-type="float" office:value="0.0683983663696987">
            <text:p>0,06840</text:p>
          </table:table-cell>
          <table:table-cell office:value-type="float" office:value="1.20597049426037">
            <text:p>1,20597</text:p>
          </table:table-cell>
          <table:table-cell office:value-type="float" office:value="1.20657469980905">
            <text:p>1,20657</text:p>
          </table:table-cell>
        </table:table-row>
        <table:table-row table:style-name="ro2">
          <table:table-cell table:style-name="ce1" office:value-type="string">
            <text:p>2005.10.11</text:p>
          </table:table-cell>
          <table:table-cell office:value-type="float" office:value="1.2065">
            <text:p>1,20650</text:p>
          </table:table-cell>
          <table:table-cell office:value-type="float" office:value="1.2066">
            <text:p>1,20660</text:p>
          </table:table-cell>
          <table:table-cell office:value-type="float" office:value="1.1974">
            <text:p>1,19740</text:p>
          </table:table-cell>
          <table:table-cell office:value-type="float" office:value="1.1986">
            <text:p>1,19860</text:p>
          </table:table-cell>
          <table:table-cell table:formula="of:=([.E41]+[.D41]+[.C41])/3" office:value-type="float" office:value="1.20086666666667">
            <text:p>1,20087</text:p>
          </table:table-cell>
          <table:table-cell table:formula="of:=[.C41]-[.D41]" office:value-type="float" office:value="0.00919999999999988">
            <text:p>0,00920</text:p>
          </table:table-cell>
          <table:table-cell office:value-type="float" office:value="0.0664966436890689">
            <text:p>0,06650</text:p>
          </table:table-cell>
          <table:table-cell office:value-type="float" office:value="1.20659153049348">
            <text:p>1,20659</text:p>
          </table:table-cell>
          <table:table-cell office:value-type="float" office:value="1.20645795592391">
            <text:p>1,20646</text:p>
          </table:table-cell>
        </table:table-row>
        <table:table-row table:style-name="ro2">
          <table:table-cell table:style-name="ce1" office:value-type="string">
            <text:p>2005.10.12</text:p>
          </table:table-cell>
          <table:table-cell office:value-type="float" office:value="1.1988">
            <text:p>1,19880</text:p>
          </table:table-cell>
          <table:table-cell office:value-type="float" office:value="1.2052">
            <text:p>1,20520</text:p>
          </table:table-cell>
          <table:table-cell office:value-type="float" office:value="1.1952">
            <text:p>1,19520</text:p>
          </table:table-cell>
          <table:table-cell office:value-type="float" office:value="1.2026">
            <text:p>1,20260</text:p>
          </table:table-cell>
          <table:table-cell table:formula="of:=([.E42]+[.D42]+[.C42])/3" office:value-type="float" office:value="1.201">
            <text:p>1,20100</text:p>
          </table:table-cell>
          <table:table-cell table:formula="of:=[.C42]-[.D42]" office:value-type="float" office:value="0.01">
            <text:p>0,01000</text:p>
          </table:table-cell>
          <table:table-cell office:value-type="float" office:value="0.0647947922008473">
            <text:p>0,06479</text:p>
          </table:table-cell>
          <table:table-cell office:value-type="float" office:value="1.20525739735032">
            <text:p>1,20526</text:p>
          </table:table-cell>
          <table:table-cell office:value-type="float" office:value="1.20475826003259">
            <text:p>1,20476</text:p>
          </table:table-cell>
        </table:table-row>
        <table:table-row table:style-name="ro2">
          <table:table-cell table:style-name="ce1" office:value-type="string">
            <text:p>2005.10.13</text:p>
          </table:table-cell>
          <table:table-cell office:value-type="float" office:value="1.2028">
            <text:p>1,20280</text:p>
          </table:table-cell>
          <table:table-cell office:value-type="float" office:value="1.2039">
            <text:p>1,20390</text:p>
          </table:table-cell>
          <table:table-cell office:value-type="float" office:value="1.1912">
            <text:p>1,19120</text:p>
          </table:table-cell>
          <table:table-cell office:value-type="float" office:value="1.2022">
            <text:p>1,20220</text:p>
          </table:table-cell>
          <table:table-cell table:formula="of:=([.E43]+[.D43]+[.C43])/3" office:value-type="float" office:value="1.1991">
            <text:p>1,19910</text:p>
          </table:table-cell>
          <table:table-cell table:formula="of:=[.C43]-[.D43]" office:value-type="float" office:value="0.0126999999999999">
            <text:p>0,01270</text:p>
          </table:table-cell>
          <table:table-cell office:value-type="float" office:value="0.0632256822027979">
            <text:p>0,06323</text:p>
          </table:table-cell>
          <table:table-cell office:value-type="float" office:value="1.20459601797761">
            <text:p>1,20460</text:p>
          </table:table-cell>
          <table:table-cell office:value-type="float" office:value="1.2048555665892">
            <text:p>1,20486</text:p>
          </table:table-cell>
        </table:table-row>
        <table:table-row table:style-name="ro2">
          <table:table-cell table:style-name="ce1" office:value-type="string">
            <text:p>2005.10.14</text:p>
          </table:table-cell>
          <table:table-cell office:value-type="float" office:value="1.2024">
            <text:p>1,20240</text:p>
          </table:table-cell>
          <table:table-cell office:value-type="float" office:value="1.2107">
            <text:p>1,21070</text:p>
          </table:table-cell>
          <table:table-cell office:value-type="float" office:value="1.1979">
            <text:p>1,19790</text:p>
          </table:table-cell>
          <table:table-cell office:value-type="float" office:value="1.2072">
            <text:p>1,20720</text:p>
          </table:table-cell>
          <table:table-cell table:formula="of:=([.E44]+[.D44]+[.C44])/3" office:value-type="float" office:value="1.20526666666667">
            <text:p>1,20527</text:p>
          </table:table-cell>
          <table:table-cell table:formula="of:=[.C44]-[.D44]" office:value-type="float" office:value="0.0128000000000001">
            <text:p>0,01280</text:p>
          </table:table-cell>
          <table:table-cell office:value-type="float" office:value="0.062223945639441">
            <text:p>0,06222</text:p>
          </table:table-cell>
          <table:table-cell office:value-type="float" office:value="1.20297143432126">
            <text:p>1,20297</text:p>
          </table:table-cell>
          <table:table-cell office:value-type="float" office:value="1.2039585038542">
            <text:p>1,20396</text:p>
          </table:table-cell>
        </table:table-row>
        <table:table-row table:style-name="ro2">
          <table:table-cell table:style-name="ce1" office:value-type="string">
            <text:p>2005.10.17</text:p>
          </table:table-cell>
          <table:table-cell office:value-type="float" office:value="1.2076">
            <text:p>1,20760</text:p>
          </table:table-cell>
          <table:table-cell office:value-type="float" office:value="1.2119">
            <text:p>1,21190</text:p>
          </table:table-cell>
          <table:table-cell office:value-type="float" office:value="1.201">
            <text:p>1,20100</text:p>
          </table:table-cell>
          <table:table-cell office:value-type="float" office:value="1.2016">
            <text:p>1,20160</text:p>
          </table:table-cell>
          <table:table-cell table:formula="of:=([.E45]+[.D45]+[.C45])/3" office:value-type="float" office:value="1.20483333333333">
            <text:p>1,20483</text:p>
          </table:table-cell>
          <table:table-cell table:formula="of:=[.C45]-[.D45]" office:value-type="float" office:value="0.0108999999999999">
            <text:p>0,01090</text:p>
          </table:table-cell>
          <table:table-cell office:value-type="float" office:value="0.0610492368745238">
            <text:p>0,06105</text:p>
          </table:table-cell>
          <table:table-cell office:value-type="float" office:value="1.20358926480971">
            <text:p>1,20359</text:p>
          </table:table-cell>
          <table:table-cell office:value-type="float" office:value="1.20465670309585">
            <text:p>1,20466</text:p>
          </table:table-cell>
        </table:table-row>
        <table:table-row table:style-name="ro2">
          <table:table-cell table:style-name="ce1" office:value-type="string">
            <text:p>2005.10.18</text:p>
          </table:table-cell>
          <table:table-cell office:value-type="float" office:value="1.2017">
            <text:p>1,20170</text:p>
          </table:table-cell>
          <table:table-cell office:value-type="float" office:value="1.2019">
            <text:p>1,20190</text:p>
          </table:table-cell>
          <table:table-cell office:value-type="float" office:value="1.1914">
            <text:p>1,19140</text:p>
          </table:table-cell>
          <table:table-cell office:value-type="float" office:value="1.1964">
            <text:p>1,19640</text:p>
          </table:table-cell>
          <table:table-cell table:formula="of:=([.E46]+[.D46]+[.C46])/3" office:value-type="float" office:value="1.19656666666667">
            <text:p>1,19657</text:p>
          </table:table-cell>
          <table:table-cell table:formula="of:=[.C46]-[.D46]" office:value-type="float" office:value="0.0105">
            <text:p>0,01050</text:p>
          </table:table-cell>
          <table:table-cell office:value-type="float" office:value="0.0599323411123524">
            <text:p>0,05993</text:p>
          </table:table-cell>
          <table:table-cell office:value-type="float" office:value="1.20378987895558">
            <text:p>1,20379</text:p>
          </table:table-cell>
          <table:table-cell office:value-type="float" office:value="1.20367938075901">
            <text:p>1,20368</text:p>
          </table:table-cell>
        </table:table-row>
        <table:table-row table:style-name="ro2">
          <table:table-cell table:style-name="ce1" office:value-type="string">
            <text:p>2005.10.19</text:p>
          </table:table-cell>
          <table:table-cell office:value-type="float" office:value="1.1965">
            <text:p>1,19650</text:p>
          </table:table-cell>
          <table:table-cell office:value-type="float" office:value="1.2001">
            <text:p>1,20010</text:p>
          </table:table-cell>
          <table:table-cell office:value-type="float" office:value="1.1873">
            <text:p>1,18730</text:p>
          </table:table-cell>
          <table:table-cell office:value-type="float" office:value="1.1994">
            <text:p>1,19940</text:p>
          </table:table-cell>
          <table:table-cell table:formula="of:=([.E47]+[.D47]+[.C47])/3" office:value-type="float" office:value="1.1956">
            <text:p>1,19560</text:p>
          </table:table-cell>
          <table:table-cell table:formula="of:=[.C47]-[.D47]" office:value-type="float" office:value="0.0127999999999999">
            <text:p>0,01280</text:p>
          </table:table-cell>
          <table:table-cell office:value-type="float" office:value="0.0587995330701403">
            <text:p>0,05880</text:p>
          </table:table-cell>
          <table:table-cell office:value-type="float" office:value="1.20202664454287">
            <text:p>1,20203</text:p>
          </table:table-cell>
          <table:table-cell office:value-type="float" office:value="1.20172162350166">
            <text:p>1,20172</text:p>
          </table:table-cell>
        </table:table-row>
        <table:table-row table:style-name="ro2">
          <table:table-cell table:style-name="ce1" office:value-type="string">
            <text:p>2005.10.20</text:p>
          </table:table-cell>
          <table:table-cell office:value-type="float" office:value="1.1993">
            <text:p>1,19930</text:p>
          </table:table-cell>
          <table:table-cell office:value-type="float" office:value="1.2022">
            <text:p>1,20220</text:p>
          </table:table-cell>
          <table:table-cell office:value-type="float" office:value="1.1946">
            <text:p>1,19460</text:p>
          </table:table-cell>
          <table:table-cell office:value-type="float" office:value="1.2016">
            <text:p>1,20160</text:p>
          </table:table-cell>
          <table:table-cell table:formula="of:=([.E48]+[.D48]+[.C48])/3" office:value-type="float" office:value="1.19946666666667">
            <text:p>1,19947</text:p>
          </table:table-cell>
          <table:table-cell table:formula="of:=[.C48]-[.D48]" office:value-type="float" office:value="0.00759999999999983">
            <text:p>0,00760</text:p>
          </table:table-cell>
          <table:table-cell office:value-type="float" office:value="0.0577190868605456">
            <text:p>0,05772</text:p>
          </table:table-cell>
          <table:table-cell office:value-type="float" office:value="1.20079624818858">
            <text:p>1,20080</text:p>
          </table:table-cell>
          <table:table-cell office:value-type="float" office:value="1.20128790857863">
            <text:p>1,20129</text:p>
          </table:table-cell>
        </table:table-row>
        <table:table-row table:style-name="ro2">
          <table:table-cell table:style-name="ce1" office:value-type="string">
            <text:p>2005.10.21</text:p>
          </table:table-cell>
          <table:table-cell office:value-type="float" office:value="1.2017">
            <text:p>1,20170</text:p>
          </table:table-cell>
          <table:table-cell office:value-type="float" office:value="1.2076">
            <text:p>1,20760</text:p>
          </table:table-cell>
          <table:table-cell office:value-type="float" office:value="1.1927">
            <text:p>1,19270</text:p>
          </table:table-cell>
          <table:table-cell office:value-type="float" office:value="1.1952">
            <text:p>1,19520</text:p>
          </table:table-cell>
          <table:table-cell table:formula="of:=([.E49]+[.D49]+[.C49])/3" office:value-type="float" office:value="1.1985">
            <text:p>1,19850</text:p>
          </table:table-cell>
          <table:table-cell table:formula="of:=[.C49]-[.D49]" office:value-type="float" office:value="0.0148999999999999">
            <text:p>0,01490</text:p>
          </table:table-cell>
          <table:table-cell office:value-type="float" office:value="0.0565434656404182">
            <text:p>0,05654</text:p>
          </table:table-cell>
          <table:table-cell office:value-type="float" office:value="1.20063634404851">
            <text:p>1,20064</text:p>
          </table:table-cell>
          <table:table-cell office:value-type="float" office:value="1.20167508459066">
            <text:p>1,20168</text:p>
          </table:table-cell>
        </table:table-row>
        <table:table-row table:style-name="ro2">
          <table:table-cell table:style-name="ce1" office:value-type="string">
            <text:p>2005.10.24</text:p>
          </table:table-cell>
          <table:table-cell office:value-type="float" office:value="1.1942">
            <text:p>1,19420</text:p>
          </table:table-cell>
          <table:table-cell office:value-type="float" office:value="1.2019">
            <text:p>1,20190</text:p>
          </table:table-cell>
          <table:table-cell office:value-type="float" office:value="1.1921">
            <text:p>1,19210</text:p>
          </table:table-cell>
          <table:table-cell office:value-type="float" office:value="1.1976">
            <text:p>1,19760</text:p>
          </table:table-cell>
          <table:table-cell table:formula="of:=([.E50]+[.D50]+[.C50])/3" office:value-type="float" office:value="1.1972">
            <text:p>1,19720</text:p>
          </table:table-cell>
          <table:table-cell table:formula="of:=[.C50]-[.D50]" office:value-type="float" office:value="0.00980000000000003">
            <text:p>0,00980</text:p>
          </table:table-cell>
          <table:table-cell office:value-type="float" office:value="0.0558156263935919">
            <text:p>0,05582</text:p>
          </table:table-cell>
          <table:table-cell office:value-type="float" office:value="1.19976069064037">
            <text:p>1,19976</text:p>
          </table:table-cell>
          <table:table-cell office:value-type="float" office:value="1.19998309677218">
            <text:p>1,19998</text:p>
          </table:table-cell>
        </table:table-row>
        <table:table-row table:style-name="ro2">
          <table:table-cell table:style-name="ce1" office:value-type="string">
            <text:p>2005.10.25</text:p>
          </table:table-cell>
          <table:table-cell office:value-type="float" office:value="1.1975">
            <text:p>1,19750</text:p>
          </table:table-cell>
          <table:table-cell office:value-type="float" office:value="1.2116">
            <text:p>1,21160</text:p>
          </table:table-cell>
          <table:table-cell office:value-type="float" office:value="1.1934">
            <text:p>1,19340</text:p>
          </table:table-cell>
          <table:table-cell office:value-type="float" office:value="1.2108">
            <text:p>1,21080</text:p>
          </table:table-cell>
          <table:table-cell table:formula="of:=([.E51]+[.D51]+[.C51])/3" office:value-type="float" office:value="1.20526666666667">
            <text:p>1,20527</text:p>
          </table:table-cell>
          <table:table-cell table:formula="of:=[.C51]-[.D51]" office:value-type="float" office:value="0.0182">
            <text:p>0,01820</text:p>
          </table:table-cell>
          <table:table-cell office:value-type="float" office:value="0.0547835987677062">
            <text:p>0,05478</text:p>
          </table:table-cell>
          <table:table-cell office:value-type="float" office:value="1.19926920057607">
            <text:p>1,19927</text:p>
          </table:table-cell>
          <table:table-cell office:value-type="float" office:value="1.19900848829365">
            <text:p>1,19901</text:p>
          </table:table-cell>
        </table:table-row>
        <table:table-row table:style-name="ro2">
          <table:table-cell table:style-name="ce1" office:value-type="string">
            <text:p>2005.10.26</text:p>
          </table:table-cell>
          <table:table-cell office:value-type="float" office:value="1.2109">
            <text:p>1,21090</text:p>
          </table:table-cell>
          <table:table-cell office:value-type="float" office:value="1.2134">
            <text:p>1,21340</text:p>
          </table:table-cell>
          <table:table-cell office:value-type="float" office:value="1.2047">
            <text:p>1,20470</text:p>
          </table:table-cell>
          <table:table-cell office:value-type="float" office:value="1.2056">
            <text:p>1,20560</text:p>
          </table:table-cell>
          <table:table-cell table:formula="of:=([.E52]+[.D52]+[.C52])/3" office:value-type="float" office:value="1.2079">
            <text:p>1,20790</text:p>
          </table:table-cell>
          <table:table-cell table:formula="of:=[.C52]-[.D52]" office:value-type="float" office:value="0.00869999999999993">
            <text:p>0,00870</text:p>
          </table:table-cell>
          <table:table-cell office:value-type="float" office:value="0.0536080084984871">
            <text:p>0,05361</text:p>
          </table:table-cell>
          <table:table-cell office:value-type="float" office:value="1.20101186183565">
            <text:p>1,20101</text:p>
          </table:table-cell>
          <table:table-cell office:value-type="float" office:value="1.20212174951951">
            <text:p>1,20212</text:p>
          </table:table-cell>
        </table:table-row>
        <table:table-row table:style-name="ro2">
          <table:table-cell table:style-name="ce1" office:value-type="string">
            <text:p>2005.10.27</text:p>
          </table:table-cell>
          <table:table-cell office:value-type="float" office:value="1.2058">
            <text:p>1,20580</text:p>
          </table:table-cell>
          <table:table-cell office:value-type="float" office:value="1.2171">
            <text:p>1,21710</text:p>
          </table:table-cell>
          <table:table-cell office:value-type="float" office:value="1.2041">
            <text:p>1,20410</text:p>
          </table:table-cell>
          <table:table-cell office:value-type="float" office:value="1.2135">
            <text:p>1,21350</text:p>
          </table:table-cell>
          <table:table-cell table:formula="of:=([.E53]+[.D53]+[.C53])/3" office:value-type="float" office:value="1.21156666666667">
            <text:p>1,21157</text:p>
          </table:table-cell>
          <table:table-cell table:formula="of:=[.C53]-[.D53]" office:value-type="float" office:value="0.0130000000000001">
            <text:p>0,01300</text:p>
          </table:table-cell>
          <table:table-cell office:value-type="float" office:value="0.0524741415284062">
            <text:p>0,05247</text:p>
          </table:table-cell>
          <table:table-cell office:value-type="float" office:value="1.20230330975158">
            <text:p>1,20230</text:p>
          </table:table-cell>
          <table:table-cell office:value-type="float" office:value="1.20304351301949">
            <text:p>1,20304</text:p>
          </table:table-cell>
        </table:table-row>
        <table:table-row table:style-name="ro2">
          <table:table-cell table:style-name="ce1" office:value-type="string">
            <text:p>2005.10.28</text:p>
          </table:table-cell>
          <table:table-cell office:value-type="float" office:value="1.2138">
            <text:p>1,21380</text:p>
          </table:table-cell>
          <table:table-cell office:value-type="float" office:value="1.2168">
            <text:p>1,21680</text:p>
          </table:table-cell>
          <table:table-cell office:value-type="float" office:value="1.2048">
            <text:p>1,20480</text:p>
          </table:table-cell>
          <table:table-cell office:value-type="float" office:value="1.2068">
            <text:p>1,20680</text:p>
          </table:table-cell>
          <table:table-cell table:formula="of:=([.E54]+[.D54]+[.C54])/3" office:value-type="float" office:value="1.20946666666667">
            <text:p>1,20947</text:p>
          </table:table-cell>
          <table:table-cell table:formula="of:=[.C54]-[.D54]" office:value-type="float" office:value="0.012">
            <text:p>0,01200</text:p>
          </table:table-cell>
          <table:table-cell office:value-type="float" office:value="0.0512533016703845">
            <text:p>0,05125</text:p>
          </table:table-cell>
          <table:table-cell office:value-type="float" office:value="1.20466903475159">
            <text:p>1,20467</text:p>
          </table:table-cell>
          <table:table-cell office:value-type="float" office:value="1.20563431733736">
            <text:p>1,20563</text:p>
          </table:table-cell>
        </table:table-row>
        <table:table-row table:style-name="ro2">
          <table:table-cell table:style-name="ce1" office:value-type="string">
            <text:p>2005.10.31</text:p>
          </table:table-cell>
          <table:table-cell office:value-type="float" office:value="1.2058">
            <text:p>1,20580</text:p>
          </table:table-cell>
          <table:table-cell office:value-type="float" office:value="1.2088">
            <text:p>1,20880</text:p>
          </table:table-cell>
          <table:table-cell office:value-type="float" office:value="1.1966">
            <text:p>1,19660</text:p>
          </table:table-cell>
          <table:table-cell office:value-type="float" office:value="1.1979">
            <text:p>1,19790</text:p>
          </table:table-cell>
          <table:table-cell table:formula="of:=([.E55]+[.D55]+[.C55])/3" office:value-type="float" office:value="1.2011">
            <text:p>1,20110</text:p>
          </table:table-cell>
          <table:table-cell table:formula="of:=[.C55]-[.D55]" office:value-type="float" office:value="0.0122">
            <text:p>0,01220</text:p>
          </table:table-cell>
          <table:table-cell office:value-type="float" office:value="0.0502482036525309">
            <text:p>0,05025</text:p>
          </table:table-cell>
          <table:table-cell office:value-type="float" office:value="1.20555263138384">
            <text:p>1,20555</text:p>
          </table:table-cell>
          <table:table-cell office:value-type="float" office:value="1.20582756457809">
            <text:p>1,20583</text:p>
          </table:table-cell>
        </table:table-row>
        <table:table-row table:style-name="ro2">
          <table:table-cell table:style-name="ce1" office:value-type="string">
            <text:p>2005.11.01</text:p>
          </table:table-cell>
          <table:table-cell office:value-type="float" office:value="1.198">
            <text:p>1,19800</text:p>
          </table:table-cell>
          <table:table-cell office:value-type="float" office:value="1.2039">
            <text:p>1,20390</text:p>
          </table:table-cell>
          <table:table-cell office:value-type="float" office:value="1.197">
            <text:p>1,19700</text:p>
          </table:table-cell>
          <table:table-cell office:value-type="float" office:value="1.2032">
            <text:p>1,20320</text:p>
          </table:table-cell>
          <table:table-cell table:formula="of:=([.E56]+[.D56]+[.C56])/3" office:value-type="float" office:value="1.20136666666667">
            <text:p>1,20137</text:p>
          </table:table-cell>
          <table:table-cell table:formula="of:=[.C56]-[.D56]" office:value-type="float" office:value="0.00689999999999991">
            <text:p>0,00690</text:p>
          </table:table-cell>
          <table:table-cell office:value-type="float" office:value="0.0494671267598269">
            <text:p>0,04947</text:p>
          </table:table-cell>
          <table:table-cell office:value-type="float" office:value="1.20445904150993">
            <text:p>1,20446</text:p>
          </table:table-cell>
          <table:table-cell office:value-type="float" office:value="1.20422830415029">
            <text:p>1,20423</text:p>
          </table:table-cell>
        </table:table-row>
        <table:table-row table:style-name="ro2">
          <table:table-cell table:style-name="ce1" office:value-type="string">
            <text:p>2005.11.02</text:p>
          </table:table-cell>
          <table:table-cell office:value-type="float" office:value="1.2031">
            <text:p>1,20310</text:p>
          </table:table-cell>
          <table:table-cell office:value-type="float" office:value="1.2082">
            <text:p>1,20820</text:p>
          </table:table-cell>
          <table:table-cell office:value-type="float" office:value="1.1985">
            <text:p>1,19850</text:p>
          </table:table-cell>
          <table:table-cell office:value-type="float" office:value="1.2071">
            <text:p>1,20710</text:p>
          </table:table-cell>
          <table:table-cell table:formula="of:=([.E57]+[.D57]+[.C57])/3" office:value-type="float" office:value="1.2046">
            <text:p>1,20460</text:p>
          </table:table-cell>
          <table:table-cell table:formula="of:=[.C57]-[.D57]" office:value-type="float" office:value="0.00969999999999982">
            <text:p>0,00970</text:p>
          </table:table-cell>
          <table:table-cell office:value-type="float" office:value="0.0485666419923458">
            <text:p>0,04857</text:p>
          </table:table-cell>
          <table:table-cell office:value-type="float" office:value="1.20401952065606">
            <text:p>1,20402</text:p>
          </table:table-cell>
          <table:table-cell office:value-type="float" office:value="1.20394627110999">
            <text:p>1,20395</text:p>
          </table:table-cell>
        </table:table-row>
        <table:table-row table:style-name="ro2">
          <table:table-cell table:style-name="ce1" office:value-type="string">
            <text:p>2005.11.03</text:p>
          </table:table-cell>
          <table:table-cell office:value-type="float" office:value="1.2073">
            <text:p>1,20730</text:p>
          </table:table-cell>
          <table:table-cell office:value-type="float" office:value="1.2079">
            <text:p>1,20790</text:p>
          </table:table-cell>
          <table:table-cell office:value-type="float" office:value="1.1934">
            <text:p>1,19340</text:p>
          </table:table-cell>
          <table:table-cell office:value-type="float" office:value="1.194">
            <text:p>1,19400</text:p>
          </table:table-cell>
          <table:table-cell table:formula="of:=([.E58]+[.D58]+[.C58])/3" office:value-type="float" office:value="1.19843333333333">
            <text:p>1,19843</text:p>
          </table:table-cell>
          <table:table-cell table:formula="of:=[.C58]-[.D58]" office:value-type="float" office:value="0.0145">
            <text:p>0,01450</text:p>
          </table:table-cell>
          <table:table-cell office:value-type="float" office:value="0.0478373666851425">
            <text:p>0,04784</text:p>
          </table:table-cell>
          <table:table-cell office:value-type="float" office:value="1.20414652450366">
            <text:p>1,20415</text:p>
          </table:table-cell>
          <table:table-cell office:value-type="float" office:value="1.20485268765023">
            <text:p>1,20485</text:p>
          </table:table-cell>
        </table:table-row>
        <table:table-row table:style-name="ro2">
          <table:table-cell table:style-name="ce1" office:value-type="string">
            <text:p>2005.11.04</text:p>
          </table:table-cell>
          <table:table-cell office:value-type="float" office:value="1.1942">
            <text:p>1,19420</text:p>
          </table:table-cell>
          <table:table-cell office:value-type="float" office:value="1.1991">
            <text:p>1,19910</text:p>
          </table:table-cell>
          <table:table-cell office:value-type="float" office:value="1.1801">
            <text:p>1,18010</text:p>
          </table:table-cell>
          <table:table-cell office:value-type="float" office:value="1.1811">
            <text:p>1,18110</text:p>
          </table:table-cell>
          <table:table-cell table:formula="of:=([.E59]+[.D59]+[.C59])/3" office:value-type="float" office:value="1.18676666666667">
            <text:p>1,18677</text:p>
          </table:table-cell>
          <table:table-cell table:formula="of:=[.C59]-[.D59]" office:value-type="float" office:value="0.0190000000000001">
            <text:p>0,01900</text:p>
          </table:table-cell>
          <table:table-cell office:value-type="float" office:value="0.0475677540292444">
            <text:p>0,04757</text:p>
          </table:table-cell>
          <table:table-cell office:value-type="float" office:value="1.20215619574283">
            <text:p>1,20216</text:p>
          </table:table-cell>
          <table:table-cell office:value-type="float" office:value="1.20195736080326">
            <text:p>1,20196</text:p>
          </table:table-cell>
        </table:table-row>
        <table:table-row table:style-name="ro2">
          <table:table-cell table:style-name="ce1" office:value-type="string">
            <text:p>2005.11.07</text:p>
          </table:table-cell>
          <table:table-cell office:value-type="float" office:value="1.1802">
            <text:p>1,18020</text:p>
          </table:table-cell>
          <table:table-cell office:value-type="float" office:value="1.1831">
            <text:p>1,18310</text:p>
          </table:table-cell>
          <table:table-cell office:value-type="float" office:value="1.1774">
            <text:p>1,17740</text:p>
          </table:table-cell>
          <table:table-cell office:value-type="float" office:value="1.1787">
            <text:p>1,17870</text:p>
          </table:table-cell>
          <table:table-cell table:formula="of:=([.E60]+[.D60]+[.C60])/3" office:value-type="float" office:value="1.17973333333333">
            <text:p>1,17973</text:p>
          </table:table-cell>
          <table:table-cell table:formula="of:=[.C60]-[.D60]" office:value-type="float" office:value="0.00570000000000004">
            <text:p>0,00570</text:p>
          </table:table-cell>
          <table:table-cell office:value-type="float" office:value="0.0474946752562834">
            <text:p>0,04749</text:p>
          </table:table-cell>
          <table:table-cell office:value-type="float" office:value="1.19849732194409">
            <text:p>1,19850</text:p>
          </table:table-cell>
          <table:table-cell office:value-type="float" office:value="1.19664565621479">
            <text:p>1,19665</text:p>
          </table:table-cell>
        </table:table-row>
        <table:table-row table:style-name="ro2">
          <table:table-cell table:style-name="ce1" office:value-type="string">
            <text:p>2005.11.08</text:p>
          </table:table-cell>
          <table:table-cell office:value-type="float" office:value="1.1786">
            <text:p>1,17860</text:p>
          </table:table-cell>
          <table:table-cell office:value-type="float" office:value="1.1796">
            <text:p>1,17960</text:p>
          </table:table-cell>
          <table:table-cell office:value-type="float" office:value="1.1707">
            <text:p>1,17070</text:p>
          </table:table-cell>
          <table:table-cell office:value-type="float" office:value="1.1779">
            <text:p>1,17790</text:p>
          </table:table-cell>
          <table:table-cell table:formula="of:=([.E61]+[.D61]+[.C61])/3" office:value-type="float" office:value="1.17606666666667">
            <text:p>1,17607</text:p>
          </table:table-cell>
          <table:table-cell table:formula="of:=[.C61]-[.D61]" office:value-type="float" office:value="0.00889999999999991">
            <text:p>0,00890</text:p>
          </table:table-cell>
          <table:table-cell office:value-type="float" office:value="0.0470475041531314">
            <text:p>0,04705</text:p>
          </table:table-cell>
          <table:table-cell office:value-type="float" office:value="1.19476149556081">
            <text:p>1,19476</text:p>
          </table:table-cell>
          <table:table-cell office:value-type="float" office:value="1.19232329615037">
            <text:p>1,19232</text:p>
          </table:table-cell>
        </table:table-row>
        <table:table-row table:style-name="ro2">
          <table:table-cell table:style-name="ce1" office:value-type="string">
            <text:p>2005.11.09</text:p>
          </table:table-cell>
          <table:table-cell office:value-type="float" office:value="1.1778">
            <text:p>1,17780</text:p>
          </table:table-cell>
          <table:table-cell office:value-type="float" office:value="1.1786">
            <text:p>1,17860</text:p>
          </table:table-cell>
          <table:table-cell office:value-type="float" office:value="1.1714">
            <text:p>1,17140</text:p>
          </table:table-cell>
          <table:table-cell office:value-type="float" office:value="1.1765">
            <text:p>1,17650</text:p>
          </table:table-cell>
          <table:table-cell table:formula="of:=([.E62]+[.D62]+[.C62])/3" office:value-type="float" office:value="1.1755">
            <text:p>1,17550</text:p>
          </table:table-cell>
          <table:table-cell table:formula="of:=[.C62]-[.D62]" office:value-type="float" office:value="0.0072000000000001">
            <text:p>0,00720</text:p>
          </table:table-cell>
          <table:table-cell office:value-type="float" office:value="0.0468394410065635">
            <text:p>0,04684</text:p>
          </table:table-cell>
          <table:table-cell office:value-type="float" office:value="1.19051588293418">
            <text:p>1,19052</text:p>
          </table:table-cell>
          <table:table-cell office:value-type="float" office:value="1.1889647111465">
            <text:p>1,18896</text:p>
          </table:table-cell>
        </table:table-row>
        <table:table-row table:style-name="ro2">
          <table:table-cell table:style-name="ce1" office:value-type="string">
            <text:p>2005.11.10</text:p>
          </table:table-cell>
          <table:table-cell office:value-type="float" office:value="1.1764">
            <text:p>1,17640</text:p>
          </table:table-cell>
          <table:table-cell office:value-type="float" office:value="1.1796">
            <text:p>1,17960</text:p>
          </table:table-cell>
          <table:table-cell office:value-type="float" office:value="1.1675">
            <text:p>1,16750</text:p>
          </table:table-cell>
          <table:table-cell office:value-type="float" office:value="1.1689">
            <text:p>1,16890</text:p>
          </table:table-cell>
          <table:table-cell table:formula="of:=([.E63]+[.D63]+[.C63])/3" office:value-type="float" office:value="1.172">
            <text:p>1,17200</text:p>
          </table:table-cell>
          <table:table-cell table:formula="of:=[.C63]-[.D63]" office:value-type="float" office:value="0.0121">
            <text:p>0,01210</text:p>
          </table:table-cell>
          <table:table-cell office:value-type="float" office:value="0.0466385313451704">
            <text:p>0,04664</text:p>
          </table:table-cell>
          <table:table-cell office:value-type="float" office:value="1.18688334969757">
            <text:p>1,18688</text:p>
          </table:table-cell>
          <table:table-cell office:value-type="float" office:value="1.18573007179944">
            <text:p>1,18573</text:p>
          </table:table-cell>
        </table:table-row>
        <table:table-row table:style-name="ro2">
          <table:table-cell table:style-name="ce1" office:value-type="string">
            <text:p>2005.11.11</text:p>
          </table:table-cell>
          <table:table-cell office:value-type="float" office:value="1.169">
            <text:p>1,16900</text:p>
          </table:table-cell>
          <table:table-cell office:value-type="float" office:value="1.1732">
            <text:p>1,17320</text:p>
          </table:table-cell>
          <table:table-cell office:value-type="float" office:value="1.1669">
            <text:p>1,16690</text:p>
          </table:table-cell>
          <table:table-cell office:value-type="float" office:value="1.1732">
            <text:p>1,17320</text:p>
          </table:table-cell>
          <table:table-cell table:formula="of:=([.E64]+[.D64]+[.C64])/3" office:value-type="float" office:value="1.1711">
            <text:p>1,17110</text:p>
          </table:table-cell>
          <table:table-cell table:formula="of:=[.C64]-[.D64]" office:value-type="float" office:value="0.00629999999999997">
            <text:p>0,00630</text:p>
          </table:table-cell>
          <table:table-cell office:value-type="float" office:value="0.0465345482858839">
            <text:p>0,04653</text:p>
          </table:table-cell>
          <table:table-cell office:value-type="float" office:value="1.18360059462029">
            <text:p>1,18360</text:p>
          </table:table-cell>
          <table:table-cell office:value-type="float" office:value="1.18162734537516">
            <text:p>1,18163</text:p>
          </table:table-cell>
        </table:table-row>
        <table:table-row table:style-name="ro2">
          <table:table-cell table:style-name="ce1" office:value-type="string">
            <text:p>2005.11.14</text:p>
          </table:table-cell>
          <table:table-cell office:value-type="float" office:value="1.1719">
            <text:p>1,17190</text:p>
          </table:table-cell>
          <table:table-cell office:value-type="float" office:value="1.1773">
            <text:p>1,17730</text:p>
          </table:table-cell>
          <table:table-cell office:value-type="float" office:value="1.1659">
            <text:p>1,16590</text:p>
          </table:table-cell>
          <table:table-cell office:value-type="float" office:value="1.1691">
            <text:p>1,16910</text:p>
          </table:table-cell>
          <table:table-cell table:formula="of:=([.E65]+[.D65]+[.C65])/3" office:value-type="float" office:value="1.17076666666667">
            <text:p>1,17077</text:p>
          </table:table-cell>
          <table:table-cell table:formula="of:=[.C65]-[.D65]" office:value-type="float" office:value="0.0114000000000001">
            <text:p>0,01140</text:p>
          </table:table-cell>
          <table:table-cell office:value-type="float" office:value="0.0459411112528952">
            <text:p>0,04594</text:p>
          </table:table-cell>
          <table:table-cell office:value-type="float" office:value="1.18103184874901">
            <text:p>1,18103</text:p>
          </table:table-cell>
          <table:table-cell office:value-type="float" office:value="1.17926895475441">
            <text:p>1,17927</text:p>
          </table:table-cell>
        </table:table-row>
        <table:table-row table:style-name="ro2">
          <table:table-cell table:style-name="ce1" office:value-type="string">
            <text:p>2005.11.15</text:p>
          </table:table-cell>
          <table:table-cell office:value-type="float" office:value="1.169">
            <text:p>1,16900</text:p>
          </table:table-cell>
          <table:table-cell office:value-type="float" office:value="1.1726">
            <text:p>1,17260</text:p>
          </table:table-cell>
          <table:table-cell office:value-type="float" office:value="1.1639">
            <text:p>1,16390</text:p>
          </table:table-cell>
          <table:table-cell office:value-type="float" office:value="1.1718">
            <text:p>1,17180</text:p>
          </table:table-cell>
          <table:table-cell table:formula="of:=([.E66]+[.D66]+[.C66])/3" office:value-type="float" office:value="1.16943333333333">
            <text:p>1,16943</text:p>
          </table:table-cell>
          <table:table-cell table:formula="of:=[.C66]-[.D66]" office:value-type="float" office:value="0.00870000000000015">
            <text:p>0,00870</text:p>
          </table:table-cell>
          <table:table-cell office:value-type="float" office:value="0.0455254768174891">
            <text:p>0,04553</text:p>
          </table:table-cell>
          <table:table-cell office:value-type="float" office:value="1.17885047337361">
            <text:p>1,17885</text:p>
          </table:table-cell>
          <table:table-cell office:value-type="float" office:value="1.17708071800711">
            <text:p>1,17708</text:p>
          </table:table-cell>
        </table:table-row>
        <table:table-row table:style-name="ro2">
          <table:table-cell table:style-name="ce1" office:value-type="string">
            <text:p>2005.11.16</text:p>
          </table:table-cell>
          <table:table-cell office:value-type="float" office:value="1.1717">
            <text:p>1,17170</text:p>
          </table:table-cell>
          <table:table-cell office:value-type="float" office:value="1.1735">
            <text:p>1,17350</text:p>
          </table:table-cell>
          <table:table-cell office:value-type="float" office:value="1.1644">
            <text:p>1,16440</text:p>
          </table:table-cell>
          <table:table-cell office:value-type="float" office:value="1.167">
            <text:p>1,16700</text:p>
          </table:table-cell>
          <table:table-cell table:formula="of:=([.E67]+[.D67]+[.C67])/3" office:value-type="float" office:value="1.1683">
            <text:p>1,16830</text:p>
          </table:table-cell>
          <table:table-cell table:formula="of:=[.C67]-[.D67]" office:value-type="float" office:value="0.00909999999999989">
            <text:p>0,00910</text:p>
          </table:table-cell>
          <table:table-cell office:value-type="float" office:value="0.0449194180527415">
            <text:p>0,04492</text:p>
          </table:table-cell>
          <table:table-cell office:value-type="float" office:value="1.17666950662427">
            <text:p>1,17667</text:p>
          </table:table-cell>
          <table:table-cell office:value-type="float" office:value="1.17572916908534">
            <text:p>1,17573</text:p>
          </table:table-cell>
        </table:table-row>
        <table:table-row table:style-name="ro2">
          <table:table-cell table:style-name="ce1" office:value-type="string">
            <text:p>2005.11.17</text:p>
          </table:table-cell>
          <table:table-cell office:value-type="float" office:value="1.1671">
            <text:p>1,16710</text:p>
          </table:table-cell>
          <table:table-cell office:value-type="float" office:value="1.1759">
            <text:p>1,17590</text:p>
          </table:table-cell>
          <table:table-cell office:value-type="float" office:value="1.1641">
            <text:p>1,16410</text:p>
          </table:table-cell>
          <table:table-cell office:value-type="float" office:value="1.174">
            <text:p>1,17400</text:p>
          </table:table-cell>
          <table:table-cell table:formula="of:=([.E68]+[.D68]+[.C68])/3" office:value-type="float" office:value="1.17133333333333">
            <text:p>1,17133</text:p>
          </table:table-cell>
          <table:table-cell table:formula="of:=[.C68]-[.D68]" office:value-type="float" office:value="0.0118">
            <text:p>0,01180</text:p>
          </table:table-cell>
          <table:table-cell office:value-type="float" office:value="0.0444498609428075">
            <text:p>0,04445</text:p>
          </table:table-cell>
          <table:table-cell office:value-type="float" office:value="1.17510411275312">
            <text:p>1,17510</text:p>
          </table:table-cell>
          <table:table-cell office:value-type="float" office:value="1.17393091943144">
            <text:p>1,17393</text:p>
          </table:table-cell>
        </table:table-row>
        <table:table-row table:style-name="ro2">
          <table:table-cell table:style-name="ce1" office:value-type="string">
            <text:p>2005.11.18</text:p>
          </table:table-cell>
          <table:table-cell office:value-type="float" office:value="1.1742">
            <text:p>1,17420</text:p>
          </table:table-cell>
          <table:table-cell office:value-type="float" office:value="1.1794">
            <text:p>1,17940</text:p>
          </table:table-cell>
          <table:table-cell office:value-type="float" office:value="1.1661">
            <text:p>1,16610</text:p>
          </table:table-cell>
          <table:table-cell office:value-type="float" office:value="1.1773">
            <text:p>1,17730</text:p>
          </table:table-cell>
          <table:table-cell table:formula="of:=([.E69]+[.D69]+[.C69])/3" office:value-type="float" office:value="1.17426666666667">
            <text:p>1,17427</text:p>
          </table:table-cell>
          <table:table-cell table:formula="of:=[.C69]-[.D69]" office:value-type="float" office:value="0.0133000000000001">
            <text:p>0,01330</text:p>
          </table:table-cell>
          <table:table-cell office:value-type="float" office:value="0.0437824618487237">
            <text:p>0,04378</text:p>
          </table:table-cell>
          <table:table-cell office:value-type="float" office:value="1.17424617146552">
            <text:p>1,17425</text:p>
          </table:table-cell>
          <table:table-cell office:value-type="float" office:value="1.1738622895373">
            <text:p>1,17386</text:p>
          </table:table-cell>
        </table:table-row>
        <table:table-row table:style-name="ro2">
          <table:table-cell table:style-name="ce1" office:value-type="string">
            <text:p>2005.11.21</text:p>
          </table:table-cell>
          <table:table-cell office:value-type="float" office:value="1.1778">
            <text:p>1,17780</text:p>
          </table:table-cell>
          <table:table-cell office:value-type="float" office:value="1.1834">
            <text:p>1,18340</text:p>
          </table:table-cell>
          <table:table-cell office:value-type="float" office:value="1.1717">
            <text:p>1,17170</text:p>
          </table:table-cell>
          <table:table-cell office:value-type="float" office:value="1.1723">
            <text:p>1,17230</text:p>
          </table:table-cell>
          <table:table-cell table:formula="of:=([.E70]+[.D70]+[.C70])/3" office:value-type="float" office:value="1.1758">
            <text:p>1,17580</text:p>
          </table:table-cell>
          <table:table-cell table:formula="of:=[.C70]-[.D70]" office:value-type="float" office:value="0.0117">
            <text:p>0,01170</text:p>
          </table:table-cell>
          <table:table-cell office:value-type="float" office:value="0.0431523883943717">
            <text:p>0,04315</text:p>
          </table:table-cell>
          <table:table-cell office:value-type="float" office:value="1.1744169909619">
            <text:p>1,17442</text:p>
          </table:table-cell>
          <table:table-cell office:value-type="float" office:value="1.17486412079431">
            <text:p>1,17486</text:p>
          </table:table-cell>
        </table:table-row>
        <table:table-row table:style-name="ro2">
          <table:table-cell table:style-name="ce1" office:value-type="string">
            <text:p>2005.11.22</text:p>
          </table:table-cell>
          <table:table-cell office:value-type="float" office:value="1.1724">
            <text:p>1,17240</text:p>
          </table:table-cell>
          <table:table-cell office:value-type="float" office:value="1.1823">
            <text:p>1,18230</text:p>
          </table:table-cell>
          <table:table-cell office:value-type="float" office:value="1.1683">
            <text:p>1,16830</text:p>
          </table:table-cell>
          <table:table-cell office:value-type="float" office:value="1.182">
            <text:p>1,18200</text:p>
          </table:table-cell>
          <table:table-cell table:formula="of:=([.E71]+[.D71]+[.C71])/3" office:value-type="float" office:value="1.17753333333333">
            <text:p>1,17753</text:p>
          </table:table-cell>
          <table:table-cell table:formula="of:=[.C71]-[.D71]" office:value-type="float" office:value="0.0140000000000002">
            <text:p>0,01400</text:p>
          </table:table-cell>
          <table:table-cell office:value-type="float" office:value="0.042571713726034">
            <text:p>0,04257</text:p>
          </table:table-cell>
          <table:table-cell office:value-type="float" office:value="1.17464022296635">
            <text:p>1,17464</text:p>
          </table:table-cell>
          <table:table-cell office:value-type="float" office:value="1.17433370841919">
            <text:p>1,17433</text:p>
          </table:table-cell>
        </table:table-row>
        <table:table-row table:style-name="ro2">
          <table:table-cell table:style-name="ce1" office:value-type="string">
            <text:p>2005.11.23</text:p>
          </table:table-cell>
          <table:table-cell office:value-type="float" office:value="1.1819">
            <text:p>1,18190</text:p>
          </table:table-cell>
          <table:table-cell office:value-type="float" office:value="1.1865">
            <text:p>1,18650</text:p>
          </table:table-cell>
          <table:table-cell office:value-type="float" office:value="1.1761">
            <text:p>1,17610</text:p>
          </table:table-cell>
          <table:table-cell office:value-type="float" office:value="1.181">
            <text:p>1,18100</text:p>
          </table:table-cell>
          <table:table-cell table:formula="of:=([.E72]+[.D72]+[.C72])/3" office:value-type="float" office:value="1.1812">
            <text:p>1,18120</text:p>
          </table:table-cell>
          <table:table-cell table:formula="of:=[.C72]-[.D72]" office:value-type="float" office:value="0.0104000000000002">
            <text:p>0,01040</text:p>
          </table:table-cell>
          <table:table-cell office:value-type="float" office:value="0.0418022415002748">
            <text:p>0,04180</text:p>
          </table:table-cell>
          <table:table-cell office:value-type="float" office:value="1.17545016922293">
            <text:p>1,17545</text:p>
          </table:table-cell>
          <table:table-cell office:value-type="float" office:value="1.17604600343828">
            <text:p>1,17605</text:p>
          </table:table-cell>
        </table:table-row>
        <table:table-row table:style-name="ro2">
          <table:table-cell table:style-name="ce1" office:value-type="string">
            <text:p>2005.11.24</text:p>
          </table:table-cell>
          <table:table-cell office:value-type="float" office:value="1.1811">
            <text:p>1,18110</text:p>
          </table:table-cell>
          <table:table-cell office:value-type="float" office:value="1.1823">
            <text:p>1,18230</text:p>
          </table:table-cell>
          <table:table-cell office:value-type="float" office:value="1.1769">
            <text:p>1,17690</text:p>
          </table:table-cell>
          <table:table-cell office:value-type="float" office:value="1.1777">
            <text:p>1,17770</text:p>
          </table:table-cell>
          <table:table-cell table:formula="of:=([.E73]+[.D73]+[.C73])/3" office:value-type="float" office:value="1.17896666666667">
            <text:p>1,17897</text:p>
          </table:table-cell>
          <table:table-cell table:formula="of:=[.C73]-[.D73]" office:value-type="float" office:value="0.00540000000000007">
            <text:p>0,00540</text:p>
          </table:table-cell>
          <table:table-cell office:value-type="float" office:value="0.0410650561351444">
            <text:p>0,04107</text:p>
          </table:table-cell>
          <table:table-cell office:value-type="float" office:value="1.17687349820679">
            <text:p>1,17687</text:p>
          </table:table-cell>
          <table:table-cell office:value-type="float" office:value="1.17751785455401">
            <text:p>1,17752</text:p>
          </table:table-cell>
        </table:table-row>
        <table:table-row table:style-name="ro2">
          <table:table-cell table:style-name="ce1" office:value-type="string">
            <text:p>2005.11.25</text:p>
          </table:table-cell>
          <table:table-cell office:value-type="float" office:value="1.1776">
            <text:p>1,17760</text:p>
          </table:table-cell>
          <table:table-cell office:value-type="float" office:value="1.1781">
            <text:p>1,17810</text:p>
          </table:table-cell>
          <table:table-cell office:value-type="float" office:value="1.171">
            <text:p>1,17100</text:p>
          </table:table-cell>
          <table:table-cell office:value-type="float" office:value="1.1722">
            <text:p>1,17220</text:p>
          </table:table-cell>
          <table:table-cell table:formula="of:=([.E74]+[.D74]+[.C74])/3" office:value-type="float" office:value="1.17376666666667">
            <text:p>1,17377</text:p>
          </table:table-cell>
          <table:table-cell table:formula="of:=[.C74]-[.D74]" office:value-type="float" office:value="0.00709999999999988">
            <text:p>0,00710</text:p>
          </table:table-cell>
          <table:table-cell office:value-type="float" office:value="0.0403840724389021">
            <text:p>0,04038</text:p>
          </table:table-cell>
          <table:table-cell office:value-type="float" office:value="1.17725383232198">
            <text:p>1,17725</text:p>
          </table:table-cell>
          <table:table-cell office:value-type="float" office:value="1.17760887107713">
            <text:p>1,17761</text:p>
          </table:table-cell>
        </table:table-row>
        <table:table-row table:style-name="ro2">
          <table:table-cell table:style-name="ce1" office:value-type="string">
            <text:p>2005.11.28</text:p>
          </table:table-cell>
          <table:table-cell office:value-type="float" office:value="1.1705">
            <text:p>1,17050</text:p>
          </table:table-cell>
          <table:table-cell office:value-type="float" office:value="1.19">
            <text:p>1,19000</text:p>
          </table:table-cell>
          <table:table-cell office:value-type="float" office:value="1.1679">
            <text:p>1,16790</text:p>
          </table:table-cell>
          <table:table-cell office:value-type="float" office:value="1.1844">
            <text:p>1,18440</text:p>
          </table:table-cell>
          <table:table-cell table:formula="of:=([.E75]+[.D75]+[.C75])/3" office:value-type="float" office:value="1.18076666666667">
            <text:p>1,18077</text:p>
          </table:table-cell>
          <table:table-cell table:formula="of:=[.C75]-[.D75]" office:value-type="float" office:value="0.0221">
            <text:p>0,02210</text:p>
          </table:table-cell>
          <table:table-cell office:value-type="float" office:value="0.0398725716568317">
            <text:p>0,03987</text:p>
          </table:table-cell>
          <table:table-cell office:value-type="float" office:value="1.17638893424695">
            <text:p>1,17639</text:p>
          </table:table-cell>
          <table:table-cell office:value-type="float" office:value="1.17627447660893">
            <text:p>1,17627</text:p>
          </table:table-cell>
        </table:table-row>
        <table:table-row table:style-name="ro2">
          <table:table-cell table:style-name="ce1" office:value-type="string">
            <text:p>2005.11.29</text:p>
          </table:table-cell>
          <table:table-cell office:value-type="float" office:value="1.1845">
            <text:p>1,18450</text:p>
          </table:table-cell>
          <table:table-cell office:value-type="float" office:value="1.1859">
            <text:p>1,18590</text:p>
          </table:table-cell>
          <table:table-cell office:value-type="float" office:value="1.1736">
            <text:p>1,17360</text:p>
          </table:table-cell>
          <table:table-cell office:value-type="float" office:value="1.1765">
            <text:p>1,17650</text:p>
          </table:table-cell>
          <table:table-cell table:formula="of:=([.E76]+[.D76]+[.C76])/3" office:value-type="float" office:value="1.17866666666667">
            <text:p>1,17867</text:p>
          </table:table-cell>
          <table:table-cell table:formula="of:=[.C76]-[.D76]" office:value-type="float" office:value="0.0123">
            <text:p>0,01230</text:p>
          </table:table-cell>
          <table:table-cell office:value-type="float" office:value="0.0393621596520809">
            <text:p>0,03936</text:p>
          </table:table-cell>
          <table:table-cell office:value-type="float" office:value="1.17730510460271">
            <text:p>1,17731</text:p>
          </table:table-cell>
          <table:table-cell office:value-type="float" office:value="1.17834375986121">
            <text:p>1,17834</text:p>
          </table:table-cell>
        </table:table-row>
        <table:table-row table:style-name="ro2">
          <table:table-cell table:style-name="ce1" office:value-type="string">
            <text:p>2005.11.30</text:p>
          </table:table-cell>
          <table:table-cell office:value-type="float" office:value="1.1766">
            <text:p>1,17660</text:p>
          </table:table-cell>
          <table:table-cell office:value-type="float" office:value="1.1801">
            <text:p>1,18010</text:p>
          </table:table-cell>
          <table:table-cell office:value-type="float" office:value="1.1752">
            <text:p>1,17520</text:p>
          </table:table-cell>
          <table:table-cell office:value-type="float" office:value="1.1789">
            <text:p>1,17890</text:p>
          </table:table-cell>
          <table:table-cell table:formula="of:=([.E77]+[.D77]+[.C77])/3" office:value-type="float" office:value="1.17806666666667">
            <text:p>1,17807</text:p>
          </table:table-cell>
          <table:table-cell table:formula="of:=[.C77]-[.D77]" office:value-type="float" office:value="0.0048999999999999">
            <text:p>0,00490</text:p>
          </table:table-cell>
          <table:table-cell office:value-type="float" office:value="0.0390081643125666">
            <text:p>0,03901</text:p>
          </table:table-cell>
          <table:table-cell office:value-type="float" office:value="1.17750466162731">
            <text:p>1,17750</text:p>
          </table:table-cell>
          <table:table-cell office:value-type="float" office:value="1.17802703061521">
            <text:p>1,17803</text:p>
          </table:table-cell>
        </table:table-row>
        <table:table-row table:style-name="ro2">
          <table:table-cell table:style-name="ce1" office:value-type="string">
            <text:p>2005.12.01</text:p>
          </table:table-cell>
          <table:table-cell office:value-type="float" office:value="1.1788">
            <text:p>1,17880</text:p>
          </table:table-cell>
          <table:table-cell office:value-type="float" office:value="1.1801">
            <text:p>1,18010</text:p>
          </table:table-cell>
          <table:table-cell office:value-type="float" office:value="1.1688">
            <text:p>1,16880</text:p>
          </table:table-cell>
          <table:table-cell office:value-type="float" office:value="1.1736">
            <text:p>1,17360</text:p>
          </table:table-cell>
          <table:table-cell table:formula="of:=([.E78]+[.D78]+[.C78])/3" office:value-type="float" office:value="1.17416666666667">
            <text:p>1,17417</text:p>
          </table:table-cell>
          <table:table-cell table:formula="of:=[.C78]-[.D78]" office:value-type="float" office:value="0.0112999999999999">
            <text:p>0,01130</text:p>
          </table:table-cell>
          <table:table-cell office:value-type="float" office:value="0.0384675765166541">
            <text:p>0,03847</text:p>
          </table:table-cell>
          <table:table-cell office:value-type="float" office:value="1.17796636956772">
            <text:p>1,17797</text:p>
          </table:table-cell>
          <table:table-cell office:value-type="float" office:value="1.17806073290685">
            <text:p>1,17806</text:p>
          </table:table-cell>
        </table:table-row>
        <table:table-row table:style-name="ro2">
          <table:table-cell table:style-name="ce1" office:value-type="string">
            <text:p>2005.12.02</text:p>
          </table:table-cell>
          <table:table-cell office:value-type="float" office:value="1.1735">
            <text:p>1,17350</text:p>
          </table:table-cell>
          <table:table-cell office:value-type="float" office:value="1.1748">
            <text:p>1,17480</text:p>
          </table:table-cell>
          <table:table-cell office:value-type="float" office:value="1.1659">
            <text:p>1,16590</text:p>
          </table:table-cell>
          <table:table-cell office:value-type="float" office:value="1.1716">
            <text:p>1,17160</text:p>
          </table:table-cell>
          <table:table-cell table:formula="of:=([.E79]+[.D79]+[.C79])/3" office:value-type="float" office:value="1.17076666666667">
            <text:p>1,17077</text:p>
          </table:table-cell>
          <table:table-cell table:formula="of:=[.C79]-[.D79]" office:value-type="float" office:value="0.00890000000000013">
            <text:p>0,00890</text:p>
          </table:table-cell>
          <table:table-cell office:value-type="float" office:value="0.038169813713783">
            <text:p>0,03817</text:p>
          </table:table-cell>
          <table:table-cell office:value-type="float" office:value="1.17682596190194">
            <text:p>1,17683</text:p>
          </table:table-cell>
          <table:table-cell office:value-type="float" office:value="1.17677333592743">
            <text:p>1,17677</text:p>
          </table:table-cell>
        </table:table-row>
        <table:table-row table:style-name="ro2">
          <table:table-cell table:style-name="ce1" office:value-type="string">
            <text:p>2005.12.05</text:p>
          </table:table-cell>
          <table:table-cell office:value-type="float" office:value="1.1696">
            <text:p>1,16960</text:p>
          </table:table-cell>
          <table:table-cell office:value-type="float" office:value="1.1817">
            <text:p>1,18170</text:p>
          </table:table-cell>
          <table:table-cell office:value-type="float" office:value="1.1688">
            <text:p>1,16880</text:p>
          </table:table-cell>
          <table:table-cell office:value-type="float" office:value="1.1791">
            <text:p>1,17910</text:p>
          </table:table-cell>
          <table:table-cell table:formula="of:=([.E80]+[.D80]+[.C80])/3" office:value-type="float" office:value="1.17653333333333">
            <text:p>1,17653</text:p>
          </table:table-cell>
          <table:table-cell table:formula="of:=[.C80]-[.D80]" office:value-type="float" office:value="0.0128999999999999">
            <text:p>0,01290</text:p>
          </table:table-cell>
          <table:table-cell office:value-type="float" office:value="0.0377681147755816">
            <text:p>0,03777</text:p>
          </table:table-cell>
          <table:table-cell office:value-type="float" office:value="1.17551608897384">
            <text:p>1,17552</text:p>
          </table:table-cell>
          <table:table-cell office:value-type="float" office:value="1.17586232256146">
            <text:p>1,17586</text:p>
          </table:table-cell>
        </table:table-row>
        <table:table-row table:style-name="ro2">
          <table:table-cell table:style-name="ce1" office:value-type="string">
            <text:p>2005.12.06</text:p>
          </table:table-cell>
          <table:table-cell office:value-type="float" office:value="1.179">
            <text:p>1,17900</text:p>
          </table:table-cell>
          <table:table-cell office:value-type="float" office:value="1.1806">
            <text:p>1,18060</text:p>
          </table:table-cell>
          <table:table-cell office:value-type="float" office:value="1.1754">
            <text:p>1,17540</text:p>
          </table:table-cell>
          <table:table-cell office:value-type="float" office:value="1.1778">
            <text:p>1,17780</text:p>
          </table:table-cell>
          <table:table-cell table:formula="of:=([.E81]+[.D81]+[.C81])/3" office:value-type="float" office:value="1.17793333333333">
            <text:p>1,17793</text:p>
          </table:table-cell>
          <table:table-cell table:formula="of:=[.C81]-[.D81]" office:value-type="float" office:value="0.00520000000000009">
            <text:p>0,00520</text:p>
          </table:table-cell>
          <table:table-cell office:value-type="float" office:value="0.0373735664785752">
            <text:p>0,03737</text:p>
          </table:table-cell>
          <table:table-cell office:value-type="float" office:value="1.17598044582582">
            <text:p>1,17598</text:p>
          </table:table-cell>
          <table:table-cell office:value-type="float" office:value="1.176654793986">
            <text:p>1,17665</text:p>
          </table:table-cell>
        </table:table-row>
        <table:table-row table:style-name="ro2">
          <table:table-cell table:style-name="ce1" office:value-type="string">
            <text:p>2005.12.07</text:p>
          </table:table-cell>
          <table:table-cell office:value-type="float" office:value="1.1779">
            <text:p>1,17790</text:p>
          </table:table-cell>
          <table:table-cell office:value-type="float" office:value="1.1801">
            <text:p>1,18010</text:p>
          </table:table-cell>
          <table:table-cell office:value-type="float" office:value="1.1703">
            <text:p>1,17030</text:p>
          </table:table-cell>
          <table:table-cell office:value-type="float" office:value="1.1712">
            <text:p>1,17120</text:p>
          </table:table-cell>
          <table:table-cell table:formula="of:=([.E82]+[.D82]+[.C82])/3" office:value-type="float" office:value="1.17386666666667">
            <text:p>1,17387</text:p>
          </table:table-cell>
          <table:table-cell table:formula="of:=[.C82]-[.D82]" office:value-type="float" office:value="0.00979999999999981">
            <text:p>0,00980</text:p>
          </table:table-cell>
          <table:table-cell office:value-type="float" office:value="0.0369135340926979">
            <text:p>0,03691</text:p>
          </table:table-cell>
          <table:table-cell office:value-type="float" office:value="1.17627194881822">
            <text:p>1,17627</text:p>
          </table:table-cell>
          <table:table-cell office:value-type="float" office:value="1.17670092177999">
            <text:p>1,17670</text:p>
          </table:table-cell>
        </table:table-row>
        <table:table-row table:style-name="ro2">
          <table:table-cell table:style-name="ce1" office:value-type="string">
            <text:p>2005.12.08</text:p>
          </table:table-cell>
          <table:table-cell office:value-type="float" office:value="1.1713">
            <text:p>1,17130</text:p>
          </table:table-cell>
          <table:table-cell office:value-type="float" office:value="1.1847">
            <text:p>1,18470</text:p>
          </table:table-cell>
          <table:table-cell office:value-type="float" office:value="1.1703">
            <text:p>1,17030</text:p>
          </table:table-cell>
          <table:table-cell office:value-type="float" office:value="1.1816">
            <text:p>1,18160</text:p>
          </table:table-cell>
          <table:table-cell table:formula="of:=([.E83]+[.D83]+[.C83])/3" office:value-type="float" office:value="1.17886666666667">
            <text:p>1,17887</text:p>
          </table:table-cell>
          <table:table-cell table:formula="of:=[.C83]-[.D83]" office:value-type="float" office:value="0.0144">
            <text:p>0,01440</text:p>
          </table:table-cell>
          <table:table-cell office:value-type="float" office:value="0.0366204878443447">
            <text:p>0,03662</text:p>
          </table:table-cell>
          <table:table-cell office:value-type="float" office:value="1.17560350634884">
            <text:p>1,17560</text:p>
          </table:table-cell>
          <table:table-cell office:value-type="float" office:value="1.17531594714373">
            <text:p>1,17532</text:p>
          </table:table-cell>
        </table:table-row>
        <table:table-row table:style-name="ro2">
          <table:table-cell table:style-name="ce1" office:value-type="string">
            <text:p>2005.12.09</text:p>
          </table:table-cell>
          <table:table-cell office:value-type="float" office:value="1.1817">
            <text:p>1,18170</text:p>
          </table:table-cell>
          <table:table-cell office:value-type="float" office:value="1.1836">
            <text:p>1,18360</text:p>
          </table:table-cell>
          <table:table-cell office:value-type="float" office:value="1.1764">
            <text:p>1,17640</text:p>
          </table:table-cell>
          <table:table-cell office:value-type="float" office:value="1.181">
            <text:p>1,18100</text:p>
          </table:table-cell>
          <table:table-cell table:formula="of:=([.E84]+[.D84]+[.C84])/3" office:value-type="float" office:value="1.18033333333333">
            <text:p>1,18033</text:p>
          </table:table-cell>
          <table:table-cell table:formula="of:=[.C84]-[.D84]" office:value-type="float" office:value="0.00719999999999987">
            <text:p>0,00720</text:p>
          </table:table-cell>
          <table:table-cell office:value-type="float" office:value="0.0360759816415689">
            <text:p>0,03608</text:p>
          </table:table-cell>
          <table:table-cell office:value-type="float" office:value="1.17640388850409">
            <text:p>1,17640</text:p>
          </table:table-cell>
          <table:table-cell office:value-type="float" office:value="1.17668873219868">
            <text:p>1,17669</text:p>
          </table:table-cell>
        </table:table-row>
        <table:table-row table:style-name="ro2">
          <table:table-cell table:style-name="ce1" office:value-type="string">
            <text:p>2005.12.12</text:p>
          </table:table-cell>
          <table:table-cell office:value-type="float" office:value="1.1787">
            <text:p>1,17870</text:p>
          </table:table-cell>
          <table:table-cell office:value-type="float" office:value="1.1979">
            <text:p>1,19790</text:p>
          </table:table-cell>
          <table:table-cell office:value-type="float" office:value="1.1784">
            <text:p>1,17840</text:p>
          </table:table-cell>
          <table:table-cell office:value-type="float" office:value="1.1951">
            <text:p>1,19510</text:p>
          </table:table-cell>
          <table:table-cell table:formula="of:=([.E85]+[.D85]+[.C85])/3" office:value-type="float" office:value="1.19046666666667">
            <text:p>1,19047</text:p>
          </table:table-cell>
          <table:table-cell table:formula="of:=[.C85]-[.D85]" office:value-type="float" office:value="0.0195000000000001">
            <text:p>0,01950</text:p>
          </table:table-cell>
          <table:table-cell office:value-type="float" office:value="0.0355304140908252">
            <text:p>0,03553</text:p>
          </table:table-cell>
          <table:table-cell office:value-type="float" office:value="1.17750739888996">
            <text:p>1,17751</text:p>
          </table:table-cell>
          <table:table-cell office:value-type="float" office:value="1.17807919690376">
            <text:p>1,17808</text:p>
          </table:table-cell>
        </table:table-row>
        <table:table-row table:style-name="ro2">
          <table:table-cell table:style-name="ce1" office:value-type="string">
            <text:p>2005.12.13</text:p>
          </table:table-cell>
          <table:table-cell office:value-type="float" office:value="1.1952">
            <text:p>1,19520</text:p>
          </table:table-cell>
          <table:table-cell office:value-type="float" office:value="1.1986">
            <text:p>1,19860</text:p>
          </table:table-cell>
          <table:table-cell office:value-type="float" office:value="1.1904">
            <text:p>1,19040</text:p>
          </table:table-cell>
          <table:table-cell office:value-type="float" office:value="1.1933">
            <text:p>1,19330</text:p>
          </table:table-cell>
          <table:table-cell table:formula="of:=([.E86]+[.D86]+[.C86])/3" office:value-type="float" office:value="1.1941">
            <text:p>1,19410</text:p>
          </table:table-cell>
          <table:table-cell table:formula="of:=[.C86]-[.D86]" office:value-type="float" office:value="0.00819999999999999">
            <text:p>0,00820</text:p>
          </table:table-cell>
          <table:table-cell office:value-type="float" office:value="0.0349598614974519">
            <text:p>0,03496</text:p>
          </table:table-cell>
          <table:table-cell office:value-type="float" office:value="1.18023631955034">
            <text:p>1,18024</text:p>
          </table:table-cell>
          <table:table-cell office:value-type="float" office:value="1.18204756797481">
            <text:p>1,18205</text:p>
          </table:table-cell>
        </table:table-row>
        <table:table-row table:style-name="ro2">
          <table:table-cell table:style-name="ce1" office:value-type="string">
            <text:p>2005.12.14</text:p>
          </table:table-cell>
          <table:table-cell office:value-type="float" office:value="1.1934">
            <text:p>1,19340</text:p>
          </table:table-cell>
          <table:table-cell office:value-type="float" office:value="1.2059">
            <text:p>1,20590</text:p>
          </table:table-cell>
          <table:table-cell office:value-type="float" office:value="1.1933">
            <text:p>1,19330</text:p>
          </table:table-cell>
          <table:table-cell office:value-type="float" office:value="1.1989">
            <text:p>1,19890</text:p>
          </table:table-cell>
          <table:table-cell table:formula="of:=([.E87]+[.D87]+[.C87])/3" office:value-type="float" office:value="1.19936666666667">
            <text:p>1,19937</text:p>
          </table:table-cell>
          <table:table-cell table:formula="of:=[.C87]-[.D87]" office:value-type="float" office:value="0.0125999999999999">
            <text:p>0,01260</text:p>
          </table:table-cell>
          <table:table-cell office:value-type="float" office:value="0.0343458275796699">
            <text:p>0,03435</text:p>
          </table:table-cell>
          <table:table-cell office:value-type="float" office:value="1.18339771058391">
            <text:p>1,18340</text:p>
          </table:table-cell>
          <table:table-cell office:value-type="float" office:value="1.18466952133021">
            <text:p>1,18467</text:p>
          </table:table-cell>
        </table:table-row>
        <table:table-row table:style-name="ro2">
          <table:table-cell table:style-name="ce1" office:value-type="string">
            <text:p>2005.12.15</text:p>
          </table:table-cell>
          <table:table-cell office:value-type="float" office:value="1.199">
            <text:p>1,19900</text:p>
          </table:table-cell>
          <table:table-cell office:value-type="float" office:value="1.2037">
            <text:p>1,20370</text:p>
          </table:table-cell>
          <table:table-cell office:value-type="float" office:value="1.1936">
            <text:p>1,19360</text:p>
          </table:table-cell>
          <table:table-cell office:value-type="float" office:value="1.1969">
            <text:p>1,19690</text:p>
          </table:table-cell>
          <table:table-cell table:formula="of:=([.E88]+[.D88]+[.C88])/3" office:value-type="float" office:value="1.19806666666667">
            <text:p>1,19807</text:p>
          </table:table-cell>
          <table:table-cell table:formula="of:=[.C88]-[.D88]" office:value-type="float" office:value="0.0101">
            <text:p>0,01010</text:p>
          </table:table-cell>
          <table:table-cell office:value-type="float" office:value="0.0336058460592377">
            <text:p>0,03361</text:p>
          </table:table-cell>
          <table:table-cell office:value-type="float" office:value="1.18719664949754">
            <text:p>1,18720</text:p>
          </table:table-cell>
          <table:table-cell office:value-type="float" office:value="1.18833222853294">
            <text:p>1,18833</text:p>
          </table:table-cell>
        </table:table-row>
        <table:table-row table:style-name="ro2">
          <table:table-cell table:style-name="ce1" office:value-type="string">
            <text:p>2005.12.16</text:p>
          </table:table-cell>
          <table:table-cell office:value-type="float" office:value="1.1968">
            <text:p>1,19680</text:p>
          </table:table-cell>
          <table:table-cell office:value-type="float" office:value="1.2026">
            <text:p>1,20260</text:p>
          </table:table-cell>
          <table:table-cell office:value-type="float" office:value="1.1936">
            <text:p>1,19360</text:p>
          </table:table-cell>
          <table:table-cell office:value-type="float" office:value="1.2011">
            <text:p>1,20110</text:p>
          </table:table-cell>
          <table:table-cell table:formula="of:=([.E89]+[.D89]+[.C89])/3" office:value-type="float" office:value="1.1991">
            <text:p>1,19910</text:p>
          </table:table-cell>
          <table:table-cell table:formula="of:=[.C89]-[.D89]" office:value-type="float" office:value="0.0089999999999999">
            <text:p>0,00900</text:p>
          </table:table-cell>
          <table:table-cell office:value-type="float" office:value="0.0329990861668997">
            <text:p>0,03300</text:p>
          </table:table-cell>
          <table:table-cell office:value-type="float" office:value="1.18933182804001">
            <text:p>1,18933</text:p>
          </table:table-cell>
          <table:table-cell office:value-type="float" office:value="1.19017232571983">
            <text:p>1,19017</text:p>
          </table:table-cell>
        </table:table-row>
        <table:table-row table:style-name="ro2">
          <table:table-cell table:style-name="ce1" office:value-type="string">
            <text:p>2005.12.19</text:p>
          </table:table-cell>
          <table:table-cell office:value-type="float" office:value="1.2029">
            <text:p>1,20290</text:p>
          </table:table-cell>
          <table:table-cell office:value-type="float" office:value="1.2037">
            <text:p>1,20370</text:p>
          </table:table-cell>
          <table:table-cell office:value-type="float" office:value="1.1973">
            <text:p>1,19730</text:p>
          </table:table-cell>
          <table:table-cell office:value-type="float" office:value="1.1999">
            <text:p>1,19990</text:p>
          </table:table-cell>
          <table:table-cell table:formula="of:=([.E90]+[.D90]+[.C90])/3" office:value-type="float" office:value="1.2003">
            <text:p>1,20030</text:p>
          </table:table-cell>
          <table:table-cell table:formula="of:=[.C90]-[.D90]" office:value-type="float" office:value="0.00639999999999996">
            <text:p>0,00640</text:p>
          </table:table-cell>
          <table:table-cell office:value-type="float" office:value="0.03236000561711">
            <text:p>0,03236</text:p>
          </table:table-cell>
          <table:table-cell office:value-type="float" office:value="1.19182768350615">
            <text:p>1,19183</text:p>
          </table:table-cell>
          <table:table-cell office:value-type="float" office:value="1.1932751574617">
            <text:p>1,19328</text:p>
          </table:table-cell>
        </table:table-row>
        <table:table-row table:style-name="ro2">
          <table:table-cell table:style-name="ce1" office:value-type="string">
            <text:p>2005.12.20</text:p>
          </table:table-cell>
          <table:table-cell office:value-type="float" office:value="1.2002">
            <text:p>1,20020</text:p>
          </table:table-cell>
          <table:table-cell office:value-type="float" office:value="1.2011">
            <text:p>1,20110</text:p>
          </table:table-cell>
          <table:table-cell office:value-type="float" office:value="1.1839">
            <text:p>1,18390</text:p>
          </table:table-cell>
          <table:table-cell office:value-type="float" office:value="1.1861">
            <text:p>1,18610</text:p>
          </table:table-cell>
          <table:table-cell table:formula="of:=([.E91]+[.D91]+[.C91])/3" office:value-type="float" office:value="1.19036666666667">
            <text:p>1,19037</text:p>
          </table:table-cell>
          <table:table-cell table:formula="of:=[.C91]-[.D91]" office:value-type="float" office:value="0.0172000000000001">
            <text:p>0,01720</text:p>
          </table:table-cell>
          <table:table-cell office:value-type="float" office:value="0.0318906007010284">
            <text:p>0,03189</text:p>
          </table:table-cell>
          <table:table-cell office:value-type="float" office:value="1.1935880718671">
            <text:p>1,19359</text:p>
          </table:table-cell>
          <table:table-cell office:value-type="float" office:value="1.19482829348422">
            <text:p>1,19483</text:p>
          </table:table-cell>
        </table:table-row>
        <table:table-row table:style-name="ro2">
          <table:table-cell table:style-name="ce1" office:value-type="string">
            <text:p>2005.12.21</text:p>
          </table:table-cell>
          <table:table-cell office:value-type="float" office:value="1.1859">
            <text:p>1,18590</text:p>
          </table:table-cell>
          <table:table-cell office:value-type="float" office:value="1.191">
            <text:p>1,19100</text:p>
          </table:table-cell>
          <table:table-cell office:value-type="float" office:value="1.18">
            <text:p>1,18000</text:p>
          </table:table-cell>
          <table:table-cell office:value-type="float" office:value="1.183">
            <text:p>1,18300</text:p>
          </table:table-cell>
          <table:table-cell table:formula="of:=([.E92]+[.D92]+[.C92])/3" office:value-type="float" office:value="1.18466666666667">
            <text:p>1,18467</text:p>
          </table:table-cell>
          <table:table-cell table:formula="of:=[.C92]-[.D92]" office:value-type="float" office:value="0.0110000000000001">
            <text:p>0,01100</text:p>
          </table:table-cell>
          <table:table-cell office:value-type="float" office:value="0.0318697583807491">
            <text:p>0,03187</text:p>
          </table:table-cell>
          <table:table-cell office:value-type="float" office:value="1.19224095380849">
            <text:p>1,19224</text:p>
          </table:table-cell>
          <table:table-cell office:value-type="float" office:value="1.19270429592806">
            <text:p>1,19270</text:p>
          </table:table-cell>
        </table:table-row>
        <table:table-row table:style-name="ro2">
          <table:table-cell table:style-name="ce1" office:value-type="string">
            <text:p>2005.12.22</text:p>
          </table:table-cell>
          <table:table-cell office:value-type="float" office:value="1.1831">
            <text:p>1,18310</text:p>
          </table:table-cell>
          <table:table-cell office:value-type="float" office:value="1.1895">
            <text:p>1,18950</text:p>
          </table:table-cell>
          <table:table-cell office:value-type="float" office:value="1.1808">
            <text:p>1,18080</text:p>
          </table:table-cell>
          <table:table-cell office:value-type="float" office:value="1.1871">
            <text:p>1,18710</text:p>
          </table:table-cell>
          <table:table-cell table:formula="of:=([.E93]+[.D93]+[.C93])/3" office:value-type="float" office:value="1.1858">
            <text:p>1,18580</text:p>
          </table:table-cell>
          <table:table-cell table:formula="of:=[.C93]-[.D93]" office:value-type="float" office:value="0.00869999999999993">
            <text:p>0,00870</text:p>
          </table:table-cell>
          <table:table-cell office:value-type="float" office:value="0.0317720822527419">
            <text:p>0,03177</text:p>
          </table:table-cell>
          <table:table-cell office:value-type="float" office:value="1.19065900178928">
            <text:p>1,19066</text:p>
          </table:table-cell>
          <table:table-cell office:value-type="float" office:value="1.19018802602126">
            <text:p>1,19019</text:p>
          </table:table-cell>
        </table:table-row>
        <table:table-row table:style-name="ro2">
          <table:table-cell table:style-name="ce1" office:value-type="string">
            <text:p>2005.12.23</text:p>
          </table:table-cell>
          <table:table-cell office:value-type="float" office:value="1.187">
            <text:p>1,18700</text:p>
          </table:table-cell>
          <table:table-cell office:value-type="float" office:value="1.1883">
            <text:p>1,18830</text:p>
          </table:table-cell>
          <table:table-cell office:value-type="float" office:value="1.1827">
            <text:p>1,18270</text:p>
          </table:table-cell>
          <table:table-cell office:value-type="float" office:value="1.1862">
            <text:p>1,18620</text:p>
          </table:table-cell>
          <table:table-cell table:formula="of:=([.E94]+[.D94]+[.C94])/3" office:value-type="float" office:value="1.18573333333333">
            <text:p>1,18573</text:p>
          </table:table-cell>
          <table:table-cell table:formula="of:=[.C94]-[.D94]" office:value-type="float" office:value="0.00559999999999983">
            <text:p>0,00560</text:p>
          </table:table-cell>
          <table:table-cell office:value-type="float" office:value="0.0316172498925158">
            <text:p>0,03162</text:p>
          </table:table-cell>
          <table:table-cell office:value-type="float" office:value="1.18994925768649">
            <text:p>1,18995</text:p>
          </table:table-cell>
          <table:table-cell office:value-type="float" office:value="1.18955544819633">
            <text:p>1,18956</text:p>
          </table:table-cell>
        </table:table-row>
        <table:table-row table:style-name="ro2">
          <table:table-cell table:style-name="ce1" office:value-type="string">
            <text:p>2005.12.26</text:p>
          </table:table-cell>
          <table:table-cell office:value-type="float" office:value="1.1856">
            <text:p>1,18560</text:p>
          </table:table-cell>
          <table:table-cell office:value-type="float" office:value="1.1894">
            <text:p>1,18940</text:p>
          </table:table-cell>
          <table:table-cell office:value-type="float" office:value="1.1829">
            <text:p>1,18290</text:p>
          </table:table-cell>
          <table:table-cell office:value-type="float" office:value="1.1845">
            <text:p>1,18450</text:p>
          </table:table-cell>
          <table:table-cell table:formula="of:=([.E95]+[.D95]+[.C95])/3" office:value-type="float" office:value="1.1856">
            <text:p>1,18560</text:p>
          </table:table-cell>
          <table:table-cell table:formula="of:=[.C95]-[.D95]" office:value-type="float" office:value="0.00649999999999995">
            <text:p>0,00650</text:p>
          </table:table-cell>
          <table:table-cell office:value-type="float" office:value="0.031489999419454">
            <text:p>0,03149</text:p>
          </table:table-cell>
          <table:table-cell office:value-type="float" office:value="1.18862221773616">
            <text:p>1,18862</text:p>
          </table:table-cell>
          <table:table-cell office:value-type="float" office:value="1.18846504538642">
            <text:p>1,18847</text:p>
          </table:table-cell>
        </table:table-row>
        <table:table-row table:style-name="ro2">
          <table:table-cell table:style-name="ce1" office:value-type="string">
            <text:p>2005.12.27</text:p>
          </table:table-cell>
          <table:table-cell office:value-type="float" office:value="1.1846">
            <text:p>1,18460</text:p>
          </table:table-cell>
          <table:table-cell office:value-type="float" office:value="1.1874">
            <text:p>1,18740</text:p>
          </table:table-cell>
          <table:table-cell office:value-type="float" office:value="1.1824">
            <text:p>1,18240</text:p>
          </table:table-cell>
          <table:table-cell office:value-type="float" office:value="1.1827">
            <text:p>1,18270</text:p>
          </table:table-cell>
          <table:table-cell table:formula="of:=([.E96]+[.D96]+[.C96])/3" office:value-type="float" office:value="1.18416666666667">
            <text:p>1,18417</text:p>
          </table:table-cell>
          <table:table-cell table:formula="of:=[.C96]-[.D96]" office:value-type="float" office:value="0.00500000000000012">
            <text:p>0,00500</text:p>
          </table:table-cell>
          <table:table-cell office:value-type="float" office:value="0.0313655723007949">
            <text:p>0,03137</text:p>
          </table:table-cell>
          <table:table-cell office:value-type="float" office:value="1.18795692471035">
            <text:p>1,18796</text:p>
          </table:table-cell>
          <table:table-cell office:value-type="float" office:value="1.18731941988289">
            <text:p>1,18732</text:p>
          </table:table-cell>
        </table:table-row>
        <table:table-row table:style-name="ro2">
          <table:table-cell table:style-name="ce1" office:value-type="string">
            <text:p>2005.12.28</text:p>
          </table:table-cell>
          <table:table-cell office:value-type="float" office:value="1.1828">
            <text:p>1,18280</text:p>
          </table:table-cell>
          <table:table-cell office:value-type="float" office:value="1.1929">
            <text:p>1,19290</text:p>
          </table:table-cell>
          <table:table-cell office:value-type="float" office:value="1.1811">
            <text:p>1,18110</text:p>
          </table:table-cell>
          <table:table-cell office:value-type="float" office:value="1.1834">
            <text:p>1,18340</text:p>
          </table:table-cell>
          <table:table-cell table:formula="of:=([.E97]+[.D97]+[.C97])/3" office:value-type="float" office:value="1.1858">
            <text:p>1,18580</text:p>
          </table:table-cell>
          <table:table-cell table:formula="of:=[.C97]-[.D97]" office:value-type="float" office:value="0.0118">
            <text:p>0,01180</text:p>
          </table:table-cell>
          <table:table-cell office:value-type="float" office:value="0.0310935974938623">
            <text:p>0,03109</text:p>
          </table:table-cell>
          <table:table-cell office:value-type="float" office:value="1.18711791250205">
            <text:p>1,18712</text:p>
          </table:table-cell>
          <table:table-cell office:value-type="float" office:value="1.18600088383792">
            <text:p>1,18600</text:p>
          </table:table-cell>
        </table:table-row>
        <table:table-row table:style-name="ro2">
          <table:table-cell table:style-name="ce1" office:value-type="string">
            <text:p>2005.12.29</text:p>
          </table:table-cell>
          <table:table-cell office:value-type="float" office:value="1.1832">
            <text:p>1,18320</text:p>
          </table:table-cell>
          <table:table-cell office:value-type="float" office:value="1.1878">
            <text:p>1,18780</text:p>
          </table:table-cell>
          <table:table-cell office:value-type="float" office:value="1.1815">
            <text:p>1,18150</text:p>
          </table:table-cell>
          <table:table-cell office:value-type="float" office:value="1.1838">
            <text:p>1,18380</text:p>
          </table:table-cell>
          <table:table-cell table:formula="of:=([.E98]+[.D98]+[.C98])/3" office:value-type="float" office:value="1.18436666666667">
            <text:p>1,18437</text:p>
          </table:table-cell>
          <table:table-cell table:formula="of:=[.C98]-[.D98]" office:value-type="float" office:value="0.00629999999999997">
            <text:p>0,00630</text:p>
          </table:table-cell>
          <table:table-cell office:value-type="float" office:value="0.0308166329050964">
            <text:p>0,03082</text:p>
          </table:table-cell>
          <table:table-cell office:value-type="float" office:value="1.18676017761615">
            <text:p>1,18676</text:p>
          </table:table-cell>
          <table:table-cell office:value-type="float" office:value="1.18548194148378">
            <text:p>1,18548</text:p>
          </table:table-cell>
        </table:table-row>
        <table:table-row table:style-name="ro2">
          <table:table-cell table:style-name="ce1" office:value-type="string">
            <text:p>2005.12.30</text:p>
          </table:table-cell>
          <table:table-cell office:value-type="float" office:value="1.184">
            <text:p>1,18400</text:p>
          </table:table-cell>
          <table:table-cell office:value-type="float" office:value="1.1885">
            <text:p>1,18850</text:p>
          </table:table-cell>
          <table:table-cell office:value-type="float" office:value="1.1775">
            <text:p>1,17750</text:p>
          </table:table-cell>
          <table:table-cell office:value-type="float" office:value="1.1846">
            <text:p>1,18460</text:p>
          </table:table-cell>
          <table:table-cell table:formula="of:=([.E99]+[.D99]+[.C99])/3" office:value-type="float" office:value="1.18353333333333">
            <text:p>1,18353</text:p>
          </table:table-cell>
          <table:table-cell table:formula="of:=[.C99]-[.D99]" office:value-type="float" office:value="0.0109999999999999">
            <text:p>0,01100</text:p>
          </table:table-cell>
          <table:table-cell office:value-type="float" office:value="0.0305069970691504">
            <text:p>0,03051</text:p>
          </table:table-cell>
          <table:table-cell office:value-type="float" office:value="1.18621551372791">
            <text:p>1,18622</text:p>
          </table:table-cell>
          <table:table-cell office:value-type="float" office:value="1.18500186472988">
            <text:p>1,18500</text:p>
          </table:table-cell>
        </table:table-row>
        <table:table-row table:style-name="ro2">
          <table:table-cell table:style-name="ce1" office:value-type="string">
            <text:p>2006.01.02</text:p>
          </table:table-cell>
          <table:table-cell office:value-type="float" office:value="1.184">
            <text:p>1,18400</text:p>
          </table:table-cell>
          <table:table-cell office:value-type="float" office:value="1.1864">
            <text:p>1,18640</text:p>
          </table:table-cell>
          <table:table-cell office:value-type="float" office:value="1.1799">
            <text:p>1,17990</text:p>
          </table:table-cell>
          <table:table-cell office:value-type="float" office:value="1.1816">
            <text:p>1,18160</text:p>
          </table:table-cell>
          <table:table-cell table:formula="of:=([.E100]+[.D100]+[.C100])/3" office:value-type="float" office:value="1.18263333333333">
            <text:p>1,18263</text:p>
          </table:table-cell>
          <table:table-cell table:formula="of:=[.C100]-[.D100]" office:value-type="float" office:value="0.00649999999999995">
            <text:p>0,00650</text:p>
          </table:table-cell>
          <table:table-cell office:value-type="float" office:value="0.0302826861830464">
            <text:p>0,03028</text:p>
          </table:table-cell>
          <table:table-cell office:value-type="float" office:value="1.18568805736359">
            <text:p>1,18569</text:p>
          </table:table-cell>
          <table:table-cell office:value-type="float" office:value="1.18501755145807">
            <text:p>1,18502</text:p>
          </table:table-cell>
        </table:table-row>
        <table:table-row table:style-name="ro2">
          <table:table-cell table:style-name="ce1" office:value-type="string">
            <text:p>2006.01.03</text:p>
          </table:table-cell>
          <table:table-cell office:value-type="float" office:value="1.1818">
            <text:p>1,18180</text:p>
          </table:table-cell>
          <table:table-cell office:value-type="float" office:value="1.2029">
            <text:p>1,20290</text:p>
          </table:table-cell>
          <table:table-cell office:value-type="float" office:value="1.1808">
            <text:p>1,18080</text:p>
          </table:table-cell>
          <table:table-cell office:value-type="float" office:value="1.2013">
            <text:p>1,20130</text:p>
          </table:table-cell>
          <table:table-cell table:formula="of:=([.E101]+[.D101]+[.C101])/3" office:value-type="float" office:value="1.195">
            <text:p>1,19500</text:p>
          </table:table-cell>
          <table:table-cell table:formula="of:=[.C101]-[.D101]" office:value-type="float" office:value="0.0221">
            <text:p>0,02210</text:p>
          </table:table-cell>
          <table:table-cell office:value-type="float" office:value="0.0300481108190748">
            <text:p>0,03005</text:p>
          </table:table-cell>
          <table:table-cell office:value-type="float" office:value="1.18494028258251">
            <text:p>1,18494</text:p>
          </table:table-cell>
          <table:table-cell office:value-type="float" office:value="1.1841638798524">
            <text:p>1,18416</text:p>
          </table:table-cell>
        </table:table-row>
        <table:table-row table:style-name="ro2">
          <table:table-cell table:style-name="ce1" office:value-type="string">
            <text:p>2006.01.04</text:p>
          </table:table-cell>
          <table:table-cell office:value-type="float" office:value="1.2011">
            <text:p>1,20110</text:p>
          </table:table-cell>
          <table:table-cell office:value-type="float" office:value="1.2143">
            <text:p>1,21430</text:p>
          </table:table-cell>
          <table:table-cell office:value-type="float" office:value="1.2011">
            <text:p>1,20110</text:p>
          </table:table-cell>
          <table:table-cell office:value-type="float" office:value="1.2106">
            <text:p>1,21060</text:p>
          </table:table-cell>
          <table:table-cell table:formula="of:=([.E102]+[.D102]+[.C102])/3" office:value-type="float" office:value="1.20866666666667">
            <text:p>1,20867</text:p>
          </table:table-cell>
          <table:table-cell table:formula="of:=[.C102]-[.D102]" office:value-type="float" office:value="0.0131999999999999">
            <text:p>0,01320</text:p>
          </table:table-cell>
          <table:table-cell office:value-type="float" office:value="0.0296472785431861">
            <text:p>0,02965</text:p>
          </table:table-cell>
          <table:table-cell office:value-type="float" office:value="1.18746869414256">
            <text:p>1,18747</text:p>
          </table:table-cell>
          <table:table-cell office:value-type="float" office:value="1.18850183601743">
            <text:p>1,18850</text:p>
          </table:table-cell>
        </table:table-row>
        <table:table-row table:style-name="ro2">
          <table:table-cell table:style-name="ce1" office:value-type="string">
            <text:p>2006.01.05</text:p>
          </table:table-cell>
          <table:table-cell office:value-type="float" office:value="1.2105">
            <text:p>1,21050</text:p>
          </table:table-cell>
          <table:table-cell office:value-type="float" office:value="1.2119">
            <text:p>1,21190</text:p>
          </table:table-cell>
          <table:table-cell office:value-type="float" office:value="1.2065">
            <text:p>1,20650</text:p>
          </table:table-cell>
          <table:table-cell office:value-type="float" office:value="1.2098">
            <text:p>1,20980</text:p>
          </table:table-cell>
          <table:table-cell table:formula="of:=([.E103]+[.D103]+[.C103])/3" office:value-type="float" office:value="1.2094">
            <text:p>1,20940</text:p>
          </table:table-cell>
          <table:table-cell table:formula="of:=[.C103]-[.D103]" office:value-type="float" office:value="0.00539999999999985">
            <text:p>0,00540</text:p>
          </table:table-cell>
          <table:table-cell office:value-type="float" office:value="0.02907678374527">
            <text:p>0,02908</text:p>
          </table:table-cell>
          <table:table-cell office:value-type="float" office:value="1.19233257099674">
            <text:p>1,19233</text:p>
          </table:table-cell>
          <table:table-cell office:value-type="float" office:value="1.19377241419707">
            <text:p>1,19377</text:p>
          </table:table-cell>
        </table:table-row>
        <table:table-row table:style-name="ro2">
          <table:table-cell table:style-name="ce1" office:value-type="string">
            <text:p>2006.01.06</text:p>
          </table:table-cell>
          <table:table-cell office:value-type="float" office:value="1.2099">
            <text:p>1,20990</text:p>
          </table:table-cell>
          <table:table-cell office:value-type="float" office:value="1.2179">
            <text:p>1,21790</text:p>
          </table:table-cell>
          <table:table-cell office:value-type="float" office:value="1.2078">
            <text:p>1,20780</text:p>
          </table:table-cell>
          <table:table-cell office:value-type="float" office:value="1.215">
            <text:p>1,21500</text:p>
          </table:table-cell>
          <table:table-cell table:formula="of:=([.E104]+[.D104]+[.C104])/3" office:value-type="float" office:value="1.21356666666667">
            <text:p>1,21357</text:p>
          </table:table-cell>
          <table:table-cell table:formula="of:=[.C104]-[.D104]" office:value-type="float" office:value="0.0101">
            <text:p>0,01010</text:p>
          </table:table-cell>
          <table:table-cell office:value-type="float" office:value="0.0284699080301306">
            <text:p>0,02847</text:p>
          </table:table-cell>
          <table:table-cell office:value-type="float" office:value="1.19638638898371">
            <text:p>1,19639</text:p>
          </table:table-cell>
          <table:table-cell office:value-type="float" office:value="1.19763858791931">
            <text:p>1,19764</text:p>
          </table:table-cell>
        </table:table-row>
        <table:table-row table:style-name="ro2">
          <table:table-cell table:style-name="ce1" office:value-type="string">
            <text:p>2006.01.09</text:p>
          </table:table-cell>
          <table:table-cell office:value-type="float" office:value="1.2144">
            <text:p>1,21440</text:p>
          </table:table-cell>
          <table:table-cell office:value-type="float" office:value="1.2153">
            <text:p>1,21530</text:p>
          </table:table-cell>
          <table:table-cell office:value-type="float" office:value="1.2051">
            <text:p>1,20510</text:p>
          </table:table-cell>
          <table:table-cell office:value-type="float" office:value="1.2079">
            <text:p>1,20790</text:p>
          </table:table-cell>
          <table:table-cell table:formula="of:=([.E105]+[.D105]+[.C105])/3" office:value-type="float" office:value="1.20943333333333">
            <text:p>1,20943</text:p>
          </table:table-cell>
          <table:table-cell table:formula="of:=[.C105]-[.D105]" office:value-type="float" office:value="0.0102">
            <text:p>0,01020</text:p>
          </table:table-cell>
          <table:table-cell office:value-type="float" office:value="0.0277992344235072">
            <text:p>0,02780</text:p>
          </table:table-cell>
          <table:table-cell office:value-type="float" office:value="1.20024021605285">
            <text:p>1,20024</text:p>
          </table:table-cell>
          <table:table-cell office:value-type="float" office:value="1.20171913389717">
            <text:p>1,20172</text:p>
          </table:table-cell>
        </table:table-row>
        <table:table-row table:style-name="ro2">
          <table:table-cell table:style-name="ce1" office:value-type="string">
            <text:p>2006.01.10</text:p>
          </table:table-cell>
          <table:table-cell office:value-type="float" office:value="1.2078">
            <text:p>1,20780</text:p>
          </table:table-cell>
          <table:table-cell office:value-type="float" office:value="1.2108">
            <text:p>1,21080</text:p>
          </table:table-cell>
          <table:table-cell office:value-type="float" office:value="1.2034">
            <text:p>1,20340</text:p>
          </table:table-cell>
          <table:table-cell office:value-type="float" office:value="1.2056">
            <text:p>1,20560</text:p>
          </table:table-cell>
          <table:table-cell table:formula="of:=([.E106]+[.D106]+[.C106])/3" office:value-type="float" office:value="1.2066">
            <text:p>1,20660</text:p>
          </table:table-cell>
          <table:table-cell table:formula="of:=[.C106]-[.D106]" office:value-type="float" office:value="0.00740000000000007">
            <text:p>0,00740</text:p>
          </table:table-cell>
          <table:table-cell office:value-type="float" office:value="0.0273202269207418">
            <text:p>0,02732</text:p>
          </table:table-cell>
          <table:table-cell office:value-type="float" office:value="1.2022753763065">
            <text:p>1,20228</text:p>
          </table:table-cell>
          <table:table-cell office:value-type="float" office:value="1.2038007724995">
            <text:p>1,20380</text:p>
          </table:table-cell>
        </table:table-row>
        <table:table-row table:style-name="ro2">
          <table:table-cell table:style-name="ce1" office:value-type="string">
            <text:p>2006.01.11</text:p>
          </table:table-cell>
          <table:table-cell office:value-type="float" office:value="1.2058">
            <text:p>1,20580</text:p>
          </table:table-cell>
          <table:table-cell office:value-type="float" office:value="1.2141">
            <text:p>1,21410</text:p>
          </table:table-cell>
          <table:table-cell office:value-type="float" office:value="1.2044">
            <text:p>1,20440</text:p>
          </table:table-cell>
          <table:table-cell office:value-type="float" office:value="1.2138">
            <text:p>1,21380</text:p>
          </table:table-cell>
          <table:table-cell table:formula="of:=([.E107]+[.D107]+[.C107])/3" office:value-type="float" office:value="1.21076666666667">
            <text:p>1,21077</text:p>
          </table:table-cell>
          <table:table-cell table:formula="of:=[.C107]-[.D107]" office:value-type="float" office:value="0.00970000000000004">
            <text:p>0,00970</text:p>
          </table:table-cell>
          <table:table-cell office:value-type="float" office:value="0.026953683900019">
            <text:p>0,02695</text:p>
          </table:table-cell>
          <table:table-cell office:value-type="float" office:value="1.20327007191611">
            <text:p>1,20327</text:p>
          </table:table-cell>
          <table:table-cell office:value-type="float" office:value="1.20448328509694">
            <text:p>1,20448</text:p>
          </table:table-cell>
        </table:table-row>
        <table:table-row table:style-name="ro2">
          <table:table-cell table:style-name="ce1" office:value-type="string">
            <text:p>2006.01.12</text:p>
          </table:table-cell>
          <table:table-cell office:value-type="float" office:value="1.2136">
            <text:p>1,21360</text:p>
          </table:table-cell>
          <table:table-cell office:value-type="float" office:value="1.2162">
            <text:p>1,21620</text:p>
          </table:table-cell>
          <table:table-cell office:value-type="float" office:value="1.2005">
            <text:p>1,20050</text:p>
          </table:table-cell>
          <table:table-cell office:value-type="float" office:value="1.2029">
            <text:p>1,20290</text:p>
          </table:table-cell>
          <table:table-cell table:formula="of:=([.E108]+[.D108]+[.C108])/3" office:value-type="float" office:value="1.20653333333333">
            <text:p>1,20653</text:p>
          </table:table-cell>
          <table:table-cell table:formula="of:=[.C108]-[.D108]" office:value-type="float" office:value="0.0157">
            <text:p>0,01570</text:p>
          </table:table-cell>
          <table:table-cell office:value-type="float" office:value="0.0266674468195181">
            <text:p>0,02667</text:p>
          </table:table-cell>
          <table:table-cell office:value-type="float" office:value="1.20502502060967">
            <text:p>1,20503</text:p>
          </table:table-cell>
          <table:table-cell office:value-type="float" office:value="1.20658595411406">
            <text:p>1,20659</text:p>
          </table:table-cell>
        </table:table-row>
        <table:table-row table:style-name="ro2">
          <table:table-cell table:style-name="ce1" office:value-type="string">
            <text:p>2006.01.13</text:p>
          </table:table-cell>
          <table:table-cell office:value-type="float" office:value="1.2031">
            <text:p>1,20310</text:p>
          </table:table-cell>
          <table:table-cell office:value-type="float" office:value="1.2143">
            <text:p>1,21430</text:p>
          </table:table-cell>
          <table:table-cell office:value-type="float" office:value="1.2028">
            <text:p>1,20280</text:p>
          </table:table-cell>
          <table:table-cell office:value-type="float" office:value="1.214">
            <text:p>1,21400</text:p>
          </table:table-cell>
          <table:table-cell table:formula="of:=([.E109]+[.D109]+[.C109])/3" office:value-type="float" office:value="1.21036666666667">
            <text:p>1,21037</text:p>
          </table:table-cell>
          <table:table-cell table:formula="of:=[.C109]-[.D109]" office:value-type="float" office:value="0.0114999999999998">
            <text:p>0,01150</text:p>
          </table:table-cell>
          <table:table-cell office:value-type="float" office:value="0.0266798877244758">
            <text:p>0,02668</text:p>
          </table:table-cell>
          <table:table-cell office:value-type="float" office:value="1.20478007710681">
            <text:p>1,20478</text:p>
          </table:table-cell>
          <table:table-cell office:value-type="float" office:value="1.20567268902228">
            <text:p>1,20567</text:p>
          </table:table-cell>
        </table:table-row>
        <table:table-row table:style-name="ro2">
          <table:table-cell table:style-name="ce1" office:value-type="string">
            <text:p>2006.01.16</text:p>
          </table:table-cell>
          <table:table-cell office:value-type="float" office:value="1.215">
            <text:p>1,21500</text:p>
          </table:table-cell>
          <table:table-cell office:value-type="float" office:value="1.2173">
            <text:p>1,21730</text:p>
          </table:table-cell>
          <table:table-cell office:value-type="float" office:value="1.2106">
            <text:p>1,21060</text:p>
          </table:table-cell>
          <table:table-cell office:value-type="float" office:value="1.2113">
            <text:p>1,21130</text:p>
          </table:table-cell>
          <table:table-cell table:formula="of:=([.E110]+[.D110]+[.C110])/3" office:value-type="float" office:value="1.21306666666667">
            <text:p>1,21307</text:p>
          </table:table-cell>
          <table:table-cell table:formula="of:=[.C110]-[.D110]" office:value-type="float" office:value="0.00670000000000015">
            <text:p>0,00670</text:p>
          </table:table-cell>
          <table:table-cell office:value-type="float" office:value="0.0264290857589361">
            <text:p>0,02643</text:p>
          </table:table-cell>
          <table:table-cell office:value-type="float" office:value="1.20634357111067">
            <text:p>1,20634</text:p>
          </table:table-cell>
          <table:table-cell office:value-type="float" office:value="1.20744694732219">
            <text:p>1,20745</text:p>
          </table:table-cell>
        </table:table-row>
        <table:table-row table:style-name="ro2">
          <table:table-cell table:style-name="ce1" office:value-type="string">
            <text:p>2006.01.17</text:p>
          </table:table-cell>
          <table:table-cell office:value-type="float" office:value="1.2114">
            <text:p>1,21140</text:p>
          </table:table-cell>
          <table:table-cell office:value-type="float" office:value="1.2139">
            <text:p>1,21390</text:p>
          </table:table-cell>
          <table:table-cell office:value-type="float" office:value="1.205">
            <text:p>1,20500</text:p>
          </table:table-cell>
          <table:table-cell office:value-type="float" office:value="1.2114">
            <text:p>1,21140</text:p>
          </table:table-cell>
          <table:table-cell table:formula="of:=([.E111]+[.D111]+[.C111])/3" office:value-type="float" office:value="1.2101">
            <text:p>1,21010</text:p>
          </table:table-cell>
          <table:table-cell table:formula="of:=[.C111]-[.D111]" office:value-type="float" office:value="0.00889999999999991">
            <text:p>0,00890</text:p>
          </table:table-cell>
          <table:table-cell office:value-type="float" office:value="0.0261981902905903">
            <text:p>0,02620</text:p>
          </table:table-cell>
          <table:table-cell office:value-type="float" office:value="1.2080763655195">
            <text:p>1,20808</text:p>
          </table:table-cell>
          <table:table-cell office:value-type="float" office:value="1.20840944844103">
            <text:p>1,20841</text:p>
          </table:table-cell>
        </table:table-row>
        <table:table-row table:style-name="ro2">
          <table:table-cell table:style-name="ce1" office:value-type="string">
            <text:p>2006.01.18</text:p>
          </table:table-cell>
          <table:table-cell office:value-type="float" office:value="1.2112">
            <text:p>1,21120</text:p>
          </table:table-cell>
          <table:table-cell office:value-type="float" office:value="1.2158">
            <text:p>1,21580</text:p>
          </table:table-cell>
          <table:table-cell office:value-type="float" office:value="1.2069">
            <text:p>1,20690</text:p>
          </table:table-cell>
          <table:table-cell office:value-type="float" office:value="1.2116">
            <text:p>1,21160</text:p>
          </table:table-cell>
          <table:table-cell table:formula="of:=([.E112]+[.D112]+[.C112])/3" office:value-type="float" office:value="1.21143333333333">
            <text:p>1,21143</text:p>
          </table:table-cell>
          <table:table-cell table:formula="of:=[.C112]-[.D112]" office:value-type="float" office:value="0.00889999999999991">
            <text:p>0,00890</text:p>
          </table:table-cell>
          <table:table-cell office:value-type="float" office:value="0.0259595116518352">
            <text:p>0,02596</text:p>
          </table:table-cell>
          <table:table-cell office:value-type="float" office:value="1.20813794637565">
            <text:p>1,20814</text:p>
          </table:table-cell>
          <table:table-cell office:value-type="float" office:value="1.2089349510569">
            <text:p>1,20893</text:p>
          </table:table-cell>
        </table:table-row>
        <table:table-row table:style-name="ro2">
          <table:table-cell table:style-name="ce1" office:value-type="string">
            <text:p>2006.01.19</text:p>
          </table:table-cell>
          <table:table-cell office:value-type="float" office:value="1.2117">
            <text:p>1,21170</text:p>
          </table:table-cell>
          <table:table-cell office:value-type="float" office:value="1.2124">
            <text:p>1,21240</text:p>
          </table:table-cell>
          <table:table-cell office:value-type="float" office:value="1.2052">
            <text:p>1,20520</text:p>
          </table:table-cell>
          <table:table-cell office:value-type="float" office:value="1.2089">
            <text:p>1,20890</text:p>
          </table:table-cell>
          <table:table-cell table:formula="of:=([.E113]+[.D113]+[.C113])/3" office:value-type="float" office:value="1.20883333333333">
            <text:p>1,20883</text:p>
          </table:table-cell>
          <table:table-cell table:formula="of:=[.C113]-[.D113]" office:value-type="float" office:value="0.00719999999999987">
            <text:p>0,00720</text:p>
          </table:table-cell>
          <table:table-cell office:value-type="float" office:value="0.0257415118870419">
            <text:p>0,02574</text:p>
          </table:table-cell>
          <table:table-cell office:value-type="float" office:value="1.20907950082379">
            <text:p>1,20908</text:p>
          </table:table-cell>
          <table:table-cell office:value-type="float" office:value="1.20962961644604">
            <text:p>1,20963</text:p>
          </table:table-cell>
        </table:table-row>
        <table:table-row table:style-name="ro2">
          <table:table-cell table:style-name="ce1" office:value-type="string">
            <text:p>2006.01.20</text:p>
          </table:table-cell>
          <table:table-cell office:value-type="float" office:value="1.209">
            <text:p>1,20900</text:p>
          </table:table-cell>
          <table:table-cell office:value-type="float" office:value="1.2144">
            <text:p>1,21440</text:p>
          </table:table-cell>
          <table:table-cell office:value-type="float" office:value="1.2039">
            <text:p>1,20390</text:p>
          </table:table-cell>
          <table:table-cell office:value-type="float" office:value="1.2135">
            <text:p>1,21350</text:p>
          </table:table-cell>
          <table:table-cell table:formula="of:=([.E114]+[.D114]+[.C114])/3" office:value-type="float" office:value="1.2106">
            <text:p>1,21060</text:p>
          </table:table-cell>
          <table:table-cell table:formula="of:=[.C114]-[.D114]" office:value-type="float" office:value="0.0105">
            <text:p>0,01050</text:p>
          </table:table-cell>
          <table:table-cell office:value-type="float" office:value="0.0255308729486199">
            <text:p>0,02553</text:p>
          </table:table-cell>
          <table:table-cell office:value-type="float" office:value="1.20896980601255">
            <text:p>1,20897</text:p>
          </table:table-cell>
          <table:table-cell office:value-type="float" office:value="1.20950568629051">
            <text:p>1,20951</text:p>
          </table:table-cell>
        </table:table-row>
        <table:table-row table:style-name="ro2">
          <table:table-cell table:style-name="ce1" office:value-type="string">
            <text:p>2006.01.23</text:p>
          </table:table-cell>
          <table:table-cell office:value-type="float" office:value="1.2141">
            <text:p>1,21410</text:p>
          </table:table-cell>
          <table:table-cell office:value-type="float" office:value="1.231">
            <text:p>1,23100</text:p>
          </table:table-cell>
          <table:table-cell office:value-type="float" office:value="1.2141">
            <text:p>1,21410</text:p>
          </table:table-cell>
          <table:table-cell office:value-type="float" office:value="1.2294">
            <text:p>1,22940</text:p>
          </table:table-cell>
          <table:table-cell table:formula="of:=([.E115]+[.D115]+[.C115])/3" office:value-type="float" office:value="1.22483333333333">
            <text:p>1,22483</text:p>
          </table:table-cell>
          <table:table-cell table:formula="of:=[.C115]-[.D115]" office:value-type="float" office:value="0.0169000000000001">
            <text:p>0,01690</text:p>
          </table:table-cell>
          <table:table-cell office:value-type="float" office:value="0.0253234029725041">
            <text:p>0,02532</text:p>
          </table:table-cell>
          <table:table-cell office:value-type="float" office:value="1.20932226606815">
            <text:p>1,20932</text:p>
          </table:table-cell>
          <table:table-cell office:value-type="float" office:value="1.21041986251417">
            <text:p>1,21042</text:p>
          </table:table-cell>
        </table:table-row>
        <table:table-row table:style-name="ro2">
          <table:table-cell table:style-name="ce1" office:value-type="string">
            <text:p>2006.01.24</text:p>
          </table:table-cell>
          <table:table-cell office:value-type="float" office:value="1.2295">
            <text:p>1,22950</text:p>
          </table:table-cell>
          <table:table-cell office:value-type="float" office:value="1.2321">
            <text:p>1,23210</text:p>
          </table:table-cell>
          <table:table-cell office:value-type="float" office:value="1.2254">
            <text:p>1,22540</text:p>
          </table:table-cell>
          <table:table-cell office:value-type="float" office:value="1.2267">
            <text:p>1,22670</text:p>
          </table:table-cell>
          <table:table-cell table:formula="of:=([.E116]+[.D116]+[.C116])/3" office:value-type="float" office:value="1.22806666666667">
            <text:p>1,22807</text:p>
          </table:table-cell>
          <table:table-cell table:formula="of:=[.C116]-[.D116]" office:value-type="float" office:value="0.00669999999999993">
            <text:p>0,00670</text:p>
          </table:table-cell>
          <table:table-cell office:value-type="float" office:value="0.0249896574493597">
            <text:p>0,02499</text:p>
          </table:table-cell>
          <table:table-cell office:value-type="float" office:value="1.21307476610047">
            <text:p>1,21307</text:p>
          </table:table-cell>
          <table:table-cell office:value-type="float" office:value="1.21511857525968">
            <text:p>1,21512</text:p>
          </table:table-cell>
        </table:table-row>
        <table:table-row table:style-name="ro2">
          <table:table-cell table:style-name="ce1" office:value-type="string">
            <text:p>2006.01.25</text:p>
          </table:table-cell>
          <table:table-cell office:value-type="float" office:value="1.2268">
            <text:p>1,22680</text:p>
          </table:table-cell>
          <table:table-cell office:value-type="float" office:value="1.2321">
            <text:p>1,23210</text:p>
          </table:table-cell>
          <table:table-cell office:value-type="float" office:value="1.2234">
            <text:p>1,22340</text:p>
          </table:table-cell>
          <table:table-cell office:value-type="float" office:value="1.224">
            <text:p>1,22400</text:p>
          </table:table-cell>
          <table:table-cell table:formula="of:=([.E117]+[.D117]+[.C117])/3" office:value-type="float" office:value="1.2265">
            <text:p>1,22650</text:p>
          </table:table-cell>
          <table:table-cell table:formula="of:=[.C117]-[.D117]" office:value-type="float" office:value="0.00869999999999993">
            <text:p>0,00870</text:p>
          </table:table-cell>
          <table:table-cell office:value-type="float" office:value="0.0246188381750484">
            <text:p>0,02462</text:p>
          </table:table-cell>
          <table:table-cell office:value-type="float" office:value="1.21649111977017">
            <text:p>1,21649</text:p>
          </table:table-cell>
          <table:table-cell office:value-type="float" office:value="1.21796069710658">
            <text:p>1,21796</text:p>
          </table:table-cell>
        </table:table-row>
        <table:table-row table:style-name="ro2">
          <table:table-cell table:style-name="ce1" office:value-type="string">
            <text:p>2006.01.26</text:p>
          </table:table-cell>
          <table:table-cell office:value-type="float" office:value="1.2242">
            <text:p>1,22420</text:p>
          </table:table-cell>
          <table:table-cell office:value-type="float" office:value="1.2268">
            <text:p>1,22680</text:p>
          </table:table-cell>
          <table:table-cell office:value-type="float" office:value="1.2196">
            <text:p>1,21960</text:p>
          </table:table-cell>
          <table:table-cell office:value-type="float" office:value="1.2204">
            <text:p>1,22040</text:p>
          </table:table-cell>
          <table:table-cell table:formula="of:=([.E118]+[.D118]+[.C118])/3" office:value-type="float" office:value="1.22226666666667">
            <text:p>1,22227</text:p>
          </table:table-cell>
          <table:table-cell table:formula="of:=[.C118]-[.D118]" office:value-type="float" office:value="0.00719999999999987">
            <text:p>0,00720</text:p>
          </table:table-cell>
          <table:table-cell office:value-type="float" office:value="0.0242744024583052">
            <text:p>0,02427</text:p>
          </table:table-cell>
          <table:table-cell office:value-type="float" office:value="1.21875310189804">
            <text:p>1,21875</text:p>
          </table:table-cell>
          <table:table-cell office:value-type="float" office:value="1.21928551106797">
            <text:p>1,21929</text:p>
          </table:table-cell>
        </table:table-row>
        <table:table-row table:style-name="ro2">
          <table:table-cell table:style-name="ce1" office:value-type="string">
            <text:p>2006.01.27</text:p>
          </table:table-cell>
          <table:table-cell office:value-type="float" office:value="1.2206">
            <text:p>1,22060</text:p>
          </table:table-cell>
          <table:table-cell office:value-type="float" office:value="1.2234">
            <text:p>1,22340</text:p>
          </table:table-cell>
          <table:table-cell office:value-type="float" office:value="1.2084">
            <text:p>1,20840</text:p>
          </table:table-cell>
          <table:table-cell office:value-type="float" office:value="1.2092">
            <text:p>1,20920</text:p>
          </table:table-cell>
          <table:table-cell table:formula="of:=([.E119]+[.D119]+[.C119])/3" office:value-type="float" office:value="1.21366666666667">
            <text:p>1,21367</text:p>
          </table:table-cell>
          <table:table-cell table:formula="of:=[.C119]-[.D119]" office:value-type="float" office:value="0.0150000000000001">
            <text:p>0,01500</text:p>
          </table:table-cell>
          <table:table-cell office:value-type="float" office:value="0.0239501636442542">
            <text:p>0,02395</text:p>
          </table:table-cell>
          <table:table-cell office:value-type="float" office:value="1.21953940145943">
            <text:p>1,21954</text:p>
          </table:table-cell>
          <table:table-cell office:value-type="float" office:value="1.21962372409646">
            <text:p>1,21962</text:p>
          </table:table-cell>
        </table:table-row>
        <table:table-row table:style-name="ro2">
          <table:table-cell table:style-name="ce1" office:value-type="string">
            <text:p>2006.01.30</text:p>
          </table:table-cell>
          <table:table-cell office:value-type="float" office:value="1.2103">
            <text:p>1,21030</text:p>
          </table:table-cell>
          <table:table-cell office:value-type="float" office:value="1.2113">
            <text:p>1,21130</text:p>
          </table:table-cell>
          <table:table-cell office:value-type="float" office:value="1.2062">
            <text:p>1,20620</text:p>
          </table:table-cell>
          <table:table-cell office:value-type="float" office:value="1.209">
            <text:p>1,20900</text:p>
          </table:table-cell>
          <table:table-cell table:formula="of:=([.E120]+[.D120]+[.C120])/3" office:value-type="float" office:value="1.20883333333333">
            <text:p>1,20883</text:p>
          </table:table-cell>
          <table:table-cell table:formula="of:=[.C120]-[.D120]" office:value-type="float" office:value="0.0051000000000001">
            <text:p>0,00510</text:p>
          </table:table-cell>
          <table:table-cell office:value-type="float" office:value="0.0239121344488276">
            <text:p>0,02391</text:p>
          </table:table-cell>
          <table:table-cell office:value-type="float" office:value="1.21790179803509">
            <text:p>1,21790</text:p>
          </table:table-cell>
          <table:table-cell office:value-type="float" office:value="1.21757992068661">
            <text:p>1,21758</text:p>
          </table:table-cell>
        </table:table-row>
        <table:table-row table:style-name="ro2">
          <table:table-cell table:style-name="ce1" office:value-type="string">
            <text:p>2006.01.31</text:p>
          </table:table-cell>
          <table:table-cell office:value-type="float" office:value="1.2091">
            <text:p>1,20910</text:p>
          </table:table-cell>
          <table:table-cell office:value-type="float" office:value="1.2188">
            <text:p>1,21880</text:p>
          </table:table-cell>
          <table:table-cell office:value-type="float" office:value="1.2077">
            <text:p>1,20770</text:p>
          </table:table-cell>
          <table:table-cell office:value-type="float" office:value="1.2146">
            <text:p>1,21460</text:p>
          </table:table-cell>
          <table:table-cell table:formula="of:=([.E121]+[.D121]+[.C121])/3" office:value-type="float" office:value="1.2137">
            <text:p>1,21370</text:p>
          </table:table-cell>
          <table:table-cell table:formula="of:=[.C121]-[.D121]" office:value-type="float" office:value="0.0111000000000001">
            <text:p>0,01110</text:p>
          </table:table-cell>
          <table:table-cell office:value-type="float" office:value="0.0238791594723394">
            <text:p>0,02388</text:p>
          </table:table-cell>
          <table:table-cell office:value-type="float" office:value="1.21582568246561">
            <text:p>1,21583</text:p>
          </table:table-cell>
          <table:table-cell office:value-type="float" office:value="1.21526707037508">
            <text:p>1,21527</text:p>
          </table:table-cell>
        </table:table-row>
        <table:table-row table:style-name="ro2">
          <table:table-cell table:style-name="ce1" office:value-type="string">
            <text:p>2006.02.01</text:p>
          </table:table-cell>
          <table:table-cell office:value-type="float" office:value="1.2143">
            <text:p>1,21430</text:p>
          </table:table-cell>
          <table:table-cell office:value-type="float" office:value="1.2162">
            <text:p>1,21620</text:p>
          </table:table-cell>
          <table:table-cell office:value-type="float" office:value="1.2046">
            <text:p>1,20460</text:p>
          </table:table-cell>
          <table:table-cell office:value-type="float" office:value="1.2056">
            <text:p>1,20560</text:p>
          </table:table-cell>
          <table:table-cell table:formula="of:=([.E122]+[.D122]+[.C122])/3" office:value-type="float" office:value="1.2088">
            <text:p>1,20880</text:p>
          </table:table-cell>
          <table:table-cell table:formula="of:=[.C122]-[.D122]" office:value-type="float" office:value="0.0115999999999998">
            <text:p>0,01160</text:p>
          </table:table-cell>
          <table:table-cell office:value-type="float" office:value="0.0238886052499639">
            <text:p>0,02389</text:p>
          </table:table-cell>
          <table:table-cell office:value-type="float" office:value="1.21550303514966">
            <text:p>1,21550</text:p>
          </table:table-cell>
          <table:table-cell office:value-type="float" office:value="1.2151444515556">
            <text:p>1,21514</text:p>
          </table:table-cell>
        </table:table-row>
        <table:table-row table:style-name="ro2">
          <table:table-cell table:style-name="ce1" office:value-type="string">
            <text:p>2006.02.02</text:p>
          </table:table-cell>
          <table:table-cell office:value-type="float" office:value="1.2055">
            <text:p>1,20550</text:p>
          </table:table-cell>
          <table:table-cell office:value-type="float" office:value="1.2106">
            <text:p>1,21060</text:p>
          </table:table-cell>
          <table:table-cell office:value-type="float" office:value="1.2031">
            <text:p>1,20310</text:p>
          </table:table-cell>
          <table:table-cell office:value-type="float" office:value="1.2085">
            <text:p>1,20850</text:p>
          </table:table-cell>
          <table:table-cell table:formula="of:=([.E123]+[.D123]+[.C123])/3" office:value-type="float" office:value="1.2074">
            <text:p>1,20740</text:p>
          </table:table-cell>
          <table:table-cell table:formula="of:=[.C123]-[.D123]" office:value-type="float" office:value="0.00749999999999984">
            <text:p>0,00750</text:p>
          </table:table-cell>
          <table:table-cell office:value-type="float" office:value="0.0240265279220513">
            <text:p>0,02403</text:p>
          </table:table-cell>
          <table:table-cell office:value-type="float" office:value="1.21324140341755">
            <text:p>1,21324</text:p>
          </table:table-cell>
          <table:table-cell office:value-type="float" office:value="1.21232518321016">
            <text:p>1,21233</text:p>
          </table:table-cell>
        </table:table-row>
        <table:table-row table:style-name="ro2">
          <table:table-cell table:style-name="ce1" office:value-type="string">
            <text:p>2006.02.03</text:p>
          </table:table-cell>
          <table:table-cell office:value-type="float" office:value="1.2086">
            <text:p>1,20860</text:p>
          </table:table-cell>
          <table:table-cell office:value-type="float" office:value="1.2111">
            <text:p>1,21110</text:p>
          </table:table-cell>
          <table:table-cell office:value-type="float" office:value="1.1967">
            <text:p>1,19670</text:p>
          </table:table-cell>
          <table:table-cell office:value-type="float" office:value="1.2023">
            <text:p>1,20230</text:p>
          </table:table-cell>
          <table:table-cell table:formula="of:=([.E124]+[.D124]+[.C124])/3" office:value-type="float" office:value="1.20336666666667">
            <text:p>1,20337</text:p>
          </table:table-cell>
          <table:table-cell table:formula="of:=[.C124]-[.D124]" office:value-type="float" office:value="0.0144">
            <text:p>0,01440</text:p>
          </table:table-cell>
          <table:table-cell office:value-type="float" office:value="0.0239664658354685">
            <text:p>0,02397</text:p>
          </table:table-cell>
          <table:table-cell office:value-type="float" office:value="1.21233626116141">
            <text:p>1,21234</text:p>
          </table:table-cell>
          <table:table-cell office:value-type="float" office:value="1.21125515932709">
            <text:p>1,21126</text:p>
          </table:table-cell>
        </table:table-row>
        <table:table-row table:style-name="ro2">
          <table:table-cell table:style-name="ce1" office:value-type="string">
            <text:p>2006.02.06</text:p>
          </table:table-cell>
          <table:table-cell office:value-type="float" office:value="1.2031">
            <text:p>1,20310</text:p>
          </table:table-cell>
          <table:table-cell office:value-type="float" office:value="1.2045">
            <text:p>1,20450</text:p>
          </table:table-cell>
          <table:table-cell office:value-type="float" office:value="1.1945">
            <text:p>1,19450</text:p>
          </table:table-cell>
          <table:table-cell office:value-type="float" office:value="1.1971">
            <text:p>1,19710</text:p>
          </table:table-cell>
          <table:table-cell table:formula="of:=([.E125]+[.D125]+[.C125])/3" office:value-type="float" office:value="1.1987">
            <text:p>1,19870</text:p>
          </table:table-cell>
          <table:table-cell table:formula="of:=[.C125]-[.D125]" office:value-type="float" office:value="0.00999999999999979">
            <text:p>0,01000</text:p>
          </table:table-cell>
          <table:table-cell office:value-type="float" office:value="0.0240283770458394">
            <text:p>0,02403</text:p>
          </table:table-cell>
          <table:table-cell office:value-type="float" office:value="1.21006020550765">
            <text:p>1,21006</text:p>
          </table:table-cell>
          <table:table-cell office:value-type="float" office:value="1.20892743818451">
            <text:p>1,20893</text:p>
          </table:table-cell>
        </table:table-row>
        <table:table-row table:style-name="ro2">
          <table:table-cell table:style-name="ce1" office:value-type="string">
            <text:p>2006.02.07</text:p>
          </table:table-cell>
          <table:table-cell office:value-type="float" office:value="1.197">
            <text:p>1,19700</text:p>
          </table:table-cell>
          <table:table-cell office:value-type="float" office:value="1.2014">
            <text:p>1,20140</text:p>
          </table:table-cell>
          <table:table-cell office:value-type="float" office:value="1.194">
            <text:p>1,19400</text:p>
          </table:table-cell>
          <table:table-cell office:value-type="float" office:value="1.1984">
            <text:p>1,19840</text:p>
          </table:table-cell>
          <table:table-cell table:formula="of:=([.E126]+[.D126]+[.C126])/3" office:value-type="float" office:value="1.19793333333333">
            <text:p>1,19793</text:p>
          </table:table-cell>
          <table:table-cell table:formula="of:=[.C126]-[.D126]" office:value-type="float" office:value="0.00740000000000007">
            <text:p>0,00740</text:p>
          </table:table-cell>
          <table:table-cell office:value-type="float" office:value="0.0240318605776219">
            <text:p>0,02403</text:p>
          </table:table-cell>
          <table:table-cell office:value-type="float" office:value="1.20737501308992">
            <text:p>1,20738</text:p>
          </table:table-cell>
          <table:table-cell office:value-type="float" office:value="1.20617007231032">
            <text:p>1,20617</text:p>
          </table:table-cell>
        </table:table-row>
        <table:table-row table:style-name="ro2">
          <table:table-cell table:style-name="ce1" office:value-type="string">
            <text:p>2006.02.08</text:p>
          </table:table-cell>
          <table:table-cell office:value-type="float" office:value="1.1983">
            <text:p>1,19830</text:p>
          </table:table-cell>
          <table:table-cell office:value-type="float" office:value="1.1992">
            <text:p>1,19920</text:p>
          </table:table-cell>
          <table:table-cell office:value-type="float" office:value="1.1922">
            <text:p>1,19220</text:p>
          </table:table-cell>
          <table:table-cell office:value-type="float" office:value="1.1956">
            <text:p>1,19560</text:p>
          </table:table-cell>
          <table:table-cell table:formula="of:=([.E127]+[.D127]+[.C127])/3" office:value-type="float" office:value="1.19566666666667">
            <text:p>1,19567</text:p>
          </table:table-cell>
          <table:table-cell table:formula="of:=[.C127]-[.D127]" office:value-type="float" office:value="0.00700000000000012">
            <text:p>0,00700</text:p>
          </table:table-cell>
          <table:table-cell office:value-type="float" office:value="0.0240222630527415">
            <text:p>0,02402</text:p>
          </table:table-cell>
          <table:table-cell office:value-type="float" office:value="1.20558755266528">
            <text:p>1,20559</text:p>
          </table:table-cell>
          <table:table-cell office:value-type="float" office:value="1.20425747687853">
            <text:p>1,20426</text:p>
          </table:table-cell>
        </table:table-row>
        <table:table-row table:style-name="ro2">
          <table:table-cell table:style-name="ce1" office:value-type="string">
            <text:p>2006.02.09</text:p>
          </table:table-cell>
          <table:table-cell office:value-type="float" office:value="1.1958">
            <text:p>1,19580</text:p>
          </table:table-cell>
          <table:table-cell office:value-type="float" office:value="1.1994">
            <text:p>1,19940</text:p>
          </table:table-cell>
          <table:table-cell office:value-type="float" office:value="1.1945">
            <text:p>1,19450</text:p>
          </table:table-cell>
          <table:table-cell office:value-type="float" office:value="1.1984">
            <text:p>1,19840</text:p>
          </table:table-cell>
          <table:table-cell table:formula="of:=([.E128]+[.D128]+[.C128])/3" office:value-type="float" office:value="1.19743333333333">
            <text:p>1,19743</text:p>
          </table:table-cell>
          <table:table-cell table:formula="of:=[.C128]-[.D128]" office:value-type="float" office:value="0.0048999999999999">
            <text:p>0,00490</text:p>
          </table:table-cell>
          <table:table-cell office:value-type="float" office:value="0.0240175784984578">
            <text:p>0,02402</text:p>
          </table:table-cell>
          <table:table-cell office:value-type="float" office:value="1.20312197700544">
            <text:p>1,20312</text:p>
          </table:table-cell>
          <table:table-cell office:value-type="float" office:value="1.20197382114241">
            <text:p>1,20197</text:p>
          </table:table-cell>
        </table:table-row>
        <table:table-row table:style-name="ro2">
          <table:table-cell table:style-name="ce1" office:value-type="string">
            <text:p>2006.02.10</text:p>
          </table:table-cell>
          <table:table-cell office:value-type="float" office:value="1.1985">
            <text:p>1,19850</text:p>
          </table:table-cell>
          <table:table-cell office:value-type="float" office:value="1.2024">
            <text:p>1,20240</text:p>
          </table:table-cell>
          <table:table-cell office:value-type="float" office:value="1.1891">
            <text:p>1,18910</text:p>
          </table:table-cell>
          <table:table-cell office:value-type="float" office:value="1.1904">
            <text:p>1,19040</text:p>
          </table:table-cell>
          <table:table-cell table:formula="of:=([.E129]+[.D129]+[.C129])/3" office:value-type="float" office:value="1.19396666666667">
            <text:p>1,19397</text:p>
          </table:table-cell>
          <table:table-cell table:formula="of:=[.C129]-[.D129]" office:value-type="float" office:value="0.0132999999999999">
            <text:p>0,01330</text:p>
          </table:table-cell>
          <table:table-cell office:value-type="float" office:value="0.0239074790103655">
            <text:p>0,02391</text:p>
          </table:table-cell>
          <table:table-cell office:value-type="float" office:value="1.20198637254296">
            <text:p>1,20199</text:p>
          </table:table-cell>
          <table:table-cell office:value-type="float" office:value="1.20110397720593">
            <text:p>1,20110</text:p>
          </table:table-cell>
        </table:table-row>
        <table:table-row table:style-name="ro2">
          <table:table-cell table:style-name="ce1" office:value-type="string">
            <text:p>2006.02.13</text:p>
          </table:table-cell>
          <table:table-cell office:value-type="float" office:value="1.1896">
            <text:p>1,18960</text:p>
          </table:table-cell>
          <table:table-cell office:value-type="float" office:value="1.1918">
            <text:p>1,19180</text:p>
          </table:table-cell>
          <table:table-cell office:value-type="float" office:value="1.1875">
            <text:p>1,18750</text:p>
          </table:table-cell>
          <table:table-cell office:value-type="float" office:value="1.19">
            <text:p>1,19000</text:p>
          </table:table-cell>
          <table:table-cell table:formula="of:=([.E130]+[.D130]+[.C130])/3" office:value-type="float" office:value="1.18976666666667">
            <text:p>1,18977</text:p>
          </table:table-cell>
          <table:table-cell table:formula="of:=[.C130]-[.D130]" office:value-type="float" office:value="0.00429999999999997">
            <text:p>0,00430</text:p>
          </table:table-cell>
          <table:table-cell office:value-type="float" office:value="0.0239607756058519">
            <text:p>0,02396</text:p>
          </table:table-cell>
          <table:table-cell office:value-type="float" office:value="1.1998534945837">
            <text:p>1,19985</text:p>
          </table:table-cell>
          <table:table-cell office:value-type="float" office:value="1.19843335904954">
            <text:p>1,19843</text:p>
          </table:table-cell>
        </table:table-row>
        <table:table-row table:style-name="ro2">
          <table:table-cell table:style-name="ce1" office:value-type="string">
            <text:p>2006.02.14</text:p>
          </table:table-cell>
          <table:table-cell office:value-type="float" office:value="1.1899">
            <text:p>1,18990</text:p>
          </table:table-cell>
          <table:table-cell office:value-type="float" office:value="1.1922">
            <text:p>1,19220</text:p>
          </table:table-cell>
          <table:table-cell office:value-type="float" office:value="1.1858">
            <text:p>1,18580</text:p>
          </table:table-cell>
          <table:table-cell office:value-type="float" office:value="1.1911">
            <text:p>1,19110</text:p>
          </table:table-cell>
          <table:table-cell table:formula="of:=([.E131]+[.D131]+[.C131])/3" office:value-type="float" office:value="1.1897">
            <text:p>1,18970</text:p>
          </table:table-cell>
          <table:table-cell table:formula="of:=[.C131]-[.D131]" office:value-type="float" office:value="0.00639999999999996">
            <text:p>0,00640</text:p>
          </table:table-cell>
          <table:table-cell office:value-type="float" office:value="0.0238344283946714">
            <text:p>0,02383</text:p>
          </table:table-cell>
          <table:table-cell office:value-type="float" office:value="1.19773489500048">
            <text:p>1,19773</text:p>
          </table:table-cell>
          <table:table-cell office:value-type="float" office:value="1.19629349484019">
            <text:p>1,19629</text:p>
          </table:table-cell>
        </table:table-row>
        <table:table-row table:style-name="ro2">
          <table:table-cell table:style-name="ce1" office:value-type="string">
            <text:p>2006.02.15</text:p>
          </table:table-cell>
          <table:table-cell office:value-type="float" office:value="1.1912">
            <text:p>1,19120</text:p>
          </table:table-cell>
          <table:table-cell office:value-type="float" office:value="1.1953">
            <text:p>1,19530</text:p>
          </table:table-cell>
          <table:table-cell office:value-type="float" office:value="1.1869">
            <text:p>1,18690</text:p>
          </table:table-cell>
          <table:table-cell office:value-type="float" office:value="1.1891">
            <text:p>1,18910</text:p>
          </table:table-cell>
          <table:table-cell table:formula="of:=([.E132]+[.D132]+[.C132])/3" office:value-type="float" office:value="1.19043333333333">
            <text:p>1,19043</text:p>
          </table:table-cell>
          <table:table-cell table:formula="of:=[.C132]-[.D132]" office:value-type="float" office:value="0.00839999999999996">
            <text:p>0,00840</text:p>
          </table:table-cell>
          <table:table-cell office:value-type="float" office:value="0.0237481230252848">
            <text:p>0,02375</text:p>
          </table:table-cell>
          <table:table-cell office:value-type="float" office:value="1.19624531747457">
            <text:p>1,19625</text:p>
          </table:table-cell>
          <table:table-cell office:value-type="float" office:value="1.19521866555201">
            <text:p>1,19522</text:p>
          </table:table-cell>
        </table:table-row>
        <table:table-row table:style-name="ro2">
          <table:table-cell table:style-name="ce1" office:value-type="string">
            <text:p>2006.02.16</text:p>
          </table:table-cell>
          <table:table-cell office:value-type="float" office:value="1.1892">
            <text:p>1,18920</text:p>
          </table:table-cell>
          <table:table-cell office:value-type="float" office:value="1.1907">
            <text:p>1,19070</text:p>
          </table:table-cell>
          <table:table-cell office:value-type="float" office:value="1.1847">
            <text:p>1,18470</text:p>
          </table:table-cell>
          <table:table-cell office:value-type="float" office:value="1.1902">
            <text:p>1,19020</text:p>
          </table:table-cell>
          <table:table-cell table:formula="of:=([.E133]+[.D133]+[.C133])/3" office:value-type="float" office:value="1.18853333333333">
            <text:p>1,18853</text:p>
          </table:table-cell>
          <table:table-cell table:formula="of:=[.C133]-[.D133]" office:value-type="float" office:value="0.00600000000000001">
            <text:p>0,00600</text:p>
          </table:table-cell>
          <table:table-cell office:value-type="float" office:value="0.0236798755790294">
            <text:p>0,02368</text:p>
          </table:table-cell>
          <table:table-cell office:value-type="float" office:value="1.19457047819116">
            <text:p>1,19457</text:p>
          </table:table-cell>
          <table:table-cell office:value-type="float" office:value="1.19371392288819">
            <text:p>1,19371</text:p>
          </table:table-cell>
        </table:table-row>
        <table:table-row table:style-name="ro2">
          <table:table-cell table:style-name="ce1" office:value-type="string">
            <text:p>2006.02.17</text:p>
          </table:table-cell>
          <table:table-cell office:value-type="float" office:value="1.1901">
            <text:p>1,19010</text:p>
          </table:table-cell>
          <table:table-cell office:value-type="float" office:value="1.1942">
            <text:p>1,19420</text:p>
          </table:table-cell>
          <table:table-cell office:value-type="float" office:value="1.1857">
            <text:p>1,18570</text:p>
          </table:table-cell>
          <table:table-cell office:value-type="float" office:value="1.1939">
            <text:p>1,19390</text:p>
          </table:table-cell>
          <table:table-cell table:formula="of:=([.E134]+[.D134]+[.C134])/3" office:value-type="float" office:value="1.19126666666667">
            <text:p>1,19127</text:p>
          </table:table-cell>
          <table:table-cell table:formula="of:=[.C134]-[.D134]" office:value-type="float" office:value="0.00849999999999995">
            <text:p>0,00850</text:p>
          </table:table-cell>
          <table:table-cell office:value-type="float" office:value="0.023580907065465">
            <text:p>0,02358</text:p>
          </table:table-cell>
          <table:table-cell office:value-type="float" office:value="1.19345062997774">
            <text:p>1,19345</text:p>
          </table:table-cell>
          <table:table-cell office:value-type="float" office:value="1.19288239581266">
            <text:p>1,19288</text:p>
          </table:table-cell>
        </table:table-row>
        <table:table-row table:style-name="ro2">
          <table:table-cell table:style-name="ce1" office:value-type="string">
            <text:p>2006.02.20</text:p>
          </table:table-cell>
          <table:table-cell office:value-type="float" office:value="1.1924">
            <text:p>1,19240</text:p>
          </table:table-cell>
          <table:table-cell office:value-type="float" office:value="1.1973">
            <text:p>1,19730</text:p>
          </table:table-cell>
          <table:table-cell office:value-type="float" office:value="1.1922">
            <text:p>1,19220</text:p>
          </table:table-cell>
          <table:table-cell office:value-type="float" office:value="1.1935">
            <text:p>1,19350</text:p>
          </table:table-cell>
          <table:table-cell table:formula="of:=([.E135]+[.D135]+[.C135])/3" office:value-type="float" office:value="1.19433333333333">
            <text:p>1,19433</text:p>
          </table:table-cell>
          <table:table-cell table:formula="of:=[.C135]-[.D135]" office:value-type="float" office:value="0.0051000000000001">
            <text:p>0,00510</text:p>
          </table:table-cell>
          <table:table-cell office:value-type="float" office:value="0.0234241929241383">
            <text:p>0,02342</text:p>
          </table:table-cell>
          <table:table-cell office:value-type="float" office:value="1.19307924358983">
            <text:p>1,19308</text:p>
          </table:table-cell>
          <table:table-cell office:value-type="float" office:value="1.19305031583377">
            <text:p>1,19305</text:p>
          </table:table-cell>
        </table:table-row>
        <table:table-row table:style-name="ro2">
          <table:table-cell table:style-name="ce1" office:value-type="string">
            <text:p>2006.02.21</text:p>
          </table:table-cell>
          <table:table-cell office:value-type="float" office:value="1.1934">
            <text:p>1,19340</text:p>
          </table:table-cell>
          <table:table-cell office:value-type="float" office:value="1.1936">
            <text:p>1,19360</text:p>
          </table:table-cell>
          <table:table-cell office:value-type="float" office:value="1.189">
            <text:p>1,18900</text:p>
          </table:table-cell>
          <table:table-cell office:value-type="float" office:value="1.1906">
            <text:p>1,19060</text:p>
          </table:table-cell>
          <table:table-cell table:formula="of:=([.E136]+[.D136]+[.C136])/3" office:value-type="float" office:value="1.19106666666667">
            <text:p>1,19107</text:p>
          </table:table-cell>
          <table:table-cell table:formula="of:=[.C136]-[.D136]" office:value-type="float" office:value="0.00459999999999994">
            <text:p>0,00460</text:p>
          </table:table-cell>
          <table:table-cell office:value-type="float" office:value="0.0232058470137209">
            <text:p>0,02321</text:p>
          </table:table-cell>
          <table:table-cell office:value-type="float" office:value="1.19337794321805">
            <text:p>1,19338</text:p>
          </table:table-cell>
          <table:table-cell office:value-type="float" office:value="1.19326914843134">
            <text:p>1,19327</text:p>
          </table:table-cell>
        </table:table-row>
        <table:table-row table:style-name="ro2">
          <table:table-cell table:style-name="ce1" office:value-type="string">
            <text:p>2006.02.22</text:p>
          </table:table-cell>
          <table:table-cell office:value-type="float" office:value="1.1907">
            <text:p>1,19070</text:p>
          </table:table-cell>
          <table:table-cell office:value-type="float" office:value="1.1928">
            <text:p>1,19280</text:p>
          </table:table-cell>
          <table:table-cell office:value-type="float" office:value="1.1861">
            <text:p>1,18610</text:p>
          </table:table-cell>
          <table:table-cell office:value-type="float" office:value="1.1909">
            <text:p>1,19090</text:p>
          </table:table-cell>
          <table:table-cell table:formula="of:=([.E137]+[.D137]+[.C137])/3" office:value-type="float" office:value="1.18993333333333">
            <text:p>1,18993</text:p>
          </table:table-cell>
          <table:table-cell table:formula="of:=[.C137]-[.D137]" office:value-type="float" office:value="0.00670000000000015">
            <text:p>0,00670</text:p>
          </table:table-cell>
          <table:table-cell office:value-type="float" office:value="0.0230206794251085">
            <text:p>0,02302</text:p>
          </table:table-cell>
          <table:table-cell office:value-type="float" office:value="1.1928559628469">
            <text:p>1,19286</text:p>
          </table:table-cell>
          <table:table-cell office:value-type="float" office:value="1.19262056649517">
            <text:p>1,19262</text:p>
          </table:table-cell>
        </table:table-row>
        <table:table-row table:style-name="ro2">
          <table:table-cell table:style-name="ce1" office:value-type="string">
            <text:p>2006.02.23</text:p>
          </table:table-cell>
          <table:table-cell office:value-type="float" office:value="1.191">
            <text:p>1,19100</text:p>
          </table:table-cell>
          <table:table-cell office:value-type="float" office:value="1.1967">
            <text:p>1,19670</text:p>
          </table:table-cell>
          <table:table-cell office:value-type="float" office:value="1.189">
            <text:p>1,18900</text:p>
          </table:table-cell>
          <table:table-cell office:value-type="float" office:value="1.1917">
            <text:p>1,19170</text:p>
          </table:table-cell>
          <table:table-cell table:formula="of:=([.E138]+[.D138]+[.C138])/3" office:value-type="float" office:value="1.19246666666667">
            <text:p>1,19247</text:p>
          </table:table-cell>
          <table:table-cell table:formula="of:=[.C138]-[.D138]" office:value-type="float" office:value="0.00770000000000004">
            <text:p>0,00770</text:p>
          </table:table-cell>
          <table:table-cell office:value-type="float" office:value="0.0228463059395056">
            <text:p>0,02285</text:p>
          </table:table-cell>
          <table:table-cell office:value-type="float" office:value="1.19220697708763">
            <text:p>1,19221</text:p>
          </table:table-cell>
          <table:table-cell office:value-type="float" office:value="1.19215619979392">
            <text:p>1,19216</text:p>
          </table:table-cell>
        </table:table-row>
        <table:table-row table:style-name="ro2">
          <table:table-cell table:style-name="ce1" office:value-type="string">
            <text:p>2006.02.24</text:p>
          </table:table-cell>
          <table:table-cell office:value-type="float" office:value="1.1918">
            <text:p>1,19180</text:p>
          </table:table-cell>
          <table:table-cell office:value-type="float" office:value="1.1932">
            <text:p>1,19320</text:p>
          </table:table-cell>
          <table:table-cell office:value-type="float" office:value="1.1862">
            <text:p>1,18620</text:p>
          </table:table-cell>
          <table:table-cell office:value-type="float" office:value="1.1875">
            <text:p>1,18750</text:p>
          </table:table-cell>
          <table:table-cell table:formula="of:=([.E139]+[.D139]+[.C139])/3" office:value-type="float" office:value="1.18896666666667">
            <text:p>1,18897</text:p>
          </table:table-cell>
          <table:table-cell table:formula="of:=[.C139]-[.D139]" office:value-type="float" office:value="0.00700000000000012">
            <text:p>0,00700</text:p>
          </table:table-cell>
          <table:table-cell office:value-type="float" office:value="0.0226611862023334">
            <text:p>0,02266</text:p>
          </table:table-cell>
          <table:table-cell office:value-type="float" office:value="1.19233031401816">
            <text:p>1,19233</text:p>
          </table:table-cell>
          <table:table-cell office:value-type="float" office:value="1.19231148506149">
            <text:p>1,19231</text:p>
          </table:table-cell>
        </table:table-row>
        <table:table-row table:style-name="ro2">
          <table:table-cell table:style-name="ce1" office:value-type="string">
            <text:p>2006.02.27</text:p>
          </table:table-cell>
          <table:table-cell office:value-type="float" office:value="1.1862">
            <text:p>1,18620</text:p>
          </table:table-cell>
          <table:table-cell office:value-type="float" office:value="1.1877">
            <text:p>1,18770</text:p>
          </table:table-cell>
          <table:table-cell office:value-type="float" office:value="1.1825">
            <text:p>1,18250</text:p>
          </table:table-cell>
          <table:table-cell office:value-type="float" office:value="1.1845">
            <text:p>1,18450</text:p>
          </table:table-cell>
          <table:table-cell table:formula="of:=([.E140]+[.D140]+[.C140])/3" office:value-type="float" office:value="1.1849">
            <text:p>1,18490</text:p>
          </table:table-cell>
          <table:table-cell table:formula="of:=[.C140]-[.D140]" office:value-type="float" office:value="0.00519999999999987">
            <text:p>0,00520</text:p>
          </table:table-cell>
          <table:table-cell office:value-type="float" office:value="0.0225659587842527">
            <text:p>0,02257</text:p>
          </table:table-cell>
          <table:table-cell office:value-type="float" office:value="1.19140120657779">
            <text:p>1,19140</text:p>
          </table:table-cell>
          <table:table-cell office:value-type="float" office:value="1.19112898140916">
            <text:p>1,19113</text:p>
          </table:table-cell>
        </table:table-row>
        <table:table-row table:style-name="ro2">
          <table:table-cell table:style-name="ce1" office:value-type="string">
            <text:p>2006.02.28</text:p>
          </table:table-cell>
          <table:table-cell office:value-type="float" office:value="1.1844">
            <text:p>1,18440</text:p>
          </table:table-cell>
          <table:table-cell office:value-type="float" office:value="1.1939">
            <text:p>1,19390</text:p>
          </table:table-cell>
          <table:table-cell office:value-type="float" office:value="1.1833">
            <text:p>1,18330</text:p>
          </table:table-cell>
          <table:table-cell office:value-type="float" office:value="1.1927">
            <text:p>1,19270</text:p>
          </table:table-cell>
          <table:table-cell table:formula="of:=([.E141]+[.D141]+[.C141])/3" office:value-type="float" office:value="1.18996666666667">
            <text:p>1,18997</text:p>
          </table:table-cell>
          <table:table-cell table:formula="of:=[.C141]-[.D141]" office:value-type="float" office:value="0.0105999999999999">
            <text:p>0,01060</text:p>
          </table:table-cell>
          <table:table-cell office:value-type="float" office:value="0.0225046997940306">
            <text:p>0,02250</text:p>
          </table:table-cell>
          <table:table-cell office:value-type="float" office:value="1.18998027616412">
            <text:p>1,18998</text:p>
          </table:table-cell>
          <table:table-cell office:value-type="float" office:value="1.18940906715507">
            <text:p>1,18941</text:p>
          </table:table-cell>
        </table:table-row>
        <table:table-row table:style-name="ro2">
          <table:table-cell table:style-name="ce1" office:value-type="string">
            <text:p>2006.03.01</text:p>
          </table:table-cell>
          <table:table-cell office:value-type="float" office:value="1.1926">
            <text:p>1,19260</text:p>
          </table:table-cell>
          <table:table-cell office:value-type="float" office:value="1.1972">
            <text:p>1,19720</text:p>
          </table:table-cell>
          <table:table-cell office:value-type="float" office:value="1.1889">
            <text:p>1,18890</text:p>
          </table:table-cell>
          <table:table-cell office:value-type="float" office:value="1.192">
            <text:p>1,19200</text:p>
          </table:table-cell>
          <table:table-cell table:formula="of:=([.E142]+[.D142]+[.C142])/3" office:value-type="float" office:value="1.1927">
            <text:p>1,19270</text:p>
          </table:table-cell>
          <table:table-cell table:formula="of:=[.C142]-[.D142]" office:value-type="float" office:value="0.00829999999999997">
            <text:p>0,00830</text:p>
          </table:table-cell>
          <table:table-cell office:value-type="float" office:value="0.0223522899569767">
            <text:p>0,02235</text:p>
          </table:table-cell>
          <table:table-cell office:value-type="float" office:value="1.19013006061217">
            <text:p>1,19013</text:p>
          </table:table-cell>
          <table:table-cell office:value-type="float" office:value="1.1903064425676">
            <text:p>1,19031</text:p>
          </table:table-cell>
        </table:table-row>
        <table:table-row table:style-name="ro2">
          <table:table-cell table:style-name="ce1" office:value-type="string">
            <text:p>2006.03.02</text:p>
          </table:table-cell>
          <table:table-cell office:value-type="float" office:value="1.1921">
            <text:p>1,19210</text:p>
          </table:table-cell>
          <table:table-cell office:value-type="float" office:value="1.2044">
            <text:p>1,20440</text:p>
          </table:table-cell>
          <table:table-cell office:value-type="float" office:value="1.1912">
            <text:p>1,19120</text:p>
          </table:table-cell>
          <table:table-cell office:value-type="float" office:value="1.2032">
            <text:p>1,20320</text:p>
          </table:table-cell>
          <table:table-cell table:formula="of:=([.E143]+[.D143]+[.C143])/3" office:value-type="float" office:value="1.1996">
            <text:p>1,19960</text:p>
          </table:table-cell>
          <table:table-cell table:formula="of:=[.C143]-[.D143]" office:value-type="float" office:value="0.0131999999999999">
            <text:p>0,01320</text:p>
          </table:table-cell>
          <table:table-cell office:value-type="float" office:value="0.022209716081394">
            <text:p>0,02221</text:p>
          </table:table-cell>
          <table:table-cell office:value-type="float" office:value="1.19061376889197">
            <text:p>1,19061</text:p>
          </table:table-cell>
          <table:table-cell office:value-type="float" office:value="1.19081681641354">
            <text:p>1,19082</text:p>
          </table:table-cell>
        </table:table-row>
        <table:table-row table:style-name="ro2">
          <table:table-cell table:style-name="ce1" office:value-type="string">
            <text:p>2006.03.03</text:p>
          </table:table-cell>
          <table:table-cell office:value-type="float" office:value="1.2031">
            <text:p>1,20310</text:p>
          </table:table-cell>
          <table:table-cell office:value-type="float" office:value="1.2051">
            <text:p>1,20510</text:p>
          </table:table-cell>
          <table:table-cell office:value-type="float" office:value="1.1994">
            <text:p>1,19940</text:p>
          </table:table-cell>
          <table:table-cell office:value-type="float" office:value="1.2044">
            <text:p>1,20440</text:p>
          </table:table-cell>
          <table:table-cell table:formula="of:=([.E144]+[.D144]+[.C144])/3" office:value-type="float" office:value="1.20296666666667">
            <text:p>1,20297</text:p>
          </table:table-cell>
          <table:table-cell table:formula="of:=[.C144]-[.D144]" office:value-type="float" office:value="0.00570000000000004">
            <text:p>0,00570</text:p>
          </table:table-cell>
          <table:table-cell office:value-type="float" office:value="0.0219656590472995">
            <text:p>0,02197</text:p>
          </table:table-cell>
          <table:table-cell office:value-type="float" office:value="1.19276726166052">
            <text:p>1,19277</text:p>
          </table:table-cell>
          <table:table-cell office:value-type="float" office:value="1.19367665890907">
            <text:p>1,19368</text:p>
          </table:table-cell>
        </table:table-row>
        <table:table-row table:style-name="ro2">
          <table:table-cell table:style-name="ce1" office:value-type="string">
            <text:p>2006.03.06</text:p>
          </table:table-cell>
          <table:table-cell office:value-type="float" office:value="1.205">
            <text:p>1,20500</text:p>
          </table:table-cell>
          <table:table-cell office:value-type="float" office:value="1.2092">
            <text:p>1,20920</text:p>
          </table:table-cell>
          <table:table-cell office:value-type="float" office:value="1.1988">
            <text:p>1,19880</text:p>
          </table:table-cell>
          <table:table-cell office:value-type="float" office:value="1.2006">
            <text:p>1,20060</text:p>
          </table:table-cell>
          <table:table-cell table:formula="of:=([.E145]+[.D145]+[.C145])/3" office:value-type="float" office:value="1.20286666666667">
            <text:p>1,20287</text:p>
          </table:table-cell>
          <table:table-cell table:formula="of:=[.C145]-[.D145]" office:value-type="float" office:value="0.0104">
            <text:p>0,01040</text:p>
          </table:table-cell>
          <table:table-cell office:value-type="float" office:value="0.0216547926018633">
            <text:p>0,02165</text:p>
          </table:table-cell>
          <table:table-cell office:value-type="float" office:value="1.1952084234752">
            <text:p>1,19521</text:p>
          </table:table-cell>
          <table:table-cell office:value-type="float" office:value="1.19619215486899">
            <text:p>1,19619</text:p>
          </table:table-cell>
        </table:table-row>
        <table:table-row table:style-name="ro2">
          <table:table-cell table:style-name="ce1" office:value-type="string">
            <text:p>2006.03.07</text:p>
          </table:table-cell>
          <table:table-cell office:value-type="float" office:value="1.2005">
            <text:p>1,20050</text:p>
          </table:table-cell>
          <table:table-cell office:value-type="float" office:value="1.202">
            <text:p>1,20200</text:p>
          </table:table-cell>
          <table:table-cell office:value-type="float" office:value="1.1867">
            <text:p>1,18670</text:p>
          </table:table-cell>
          <table:table-cell office:value-type="float" office:value="1.1885">
            <text:p>1,18850</text:p>
          </table:table-cell>
          <table:table-cell table:formula="of:=([.E146]+[.D146]+[.C146])/3" office:value-type="float" office:value="1.1924">
            <text:p>1,19240</text:p>
          </table:table-cell>
          <table:table-cell table:formula="of:=[.C146]-[.D146]" office:value-type="float" office:value="0.0152999999999999">
            <text:p>0,01530</text:p>
          </table:table-cell>
          <table:table-cell office:value-type="float" office:value="0.021396446629248">
            <text:p>0,02140</text:p>
          </table:table-cell>
          <table:table-cell office:value-type="float" office:value="1.19685284596949">
            <text:p>1,19685</text:p>
          </table:table-cell>
          <table:table-cell office:value-type="float" office:value="1.19753453673084">
            <text:p>1,19753</text:p>
          </table:table-cell>
        </table:table-row>
        <table:table-row table:style-name="ro2">
          <table:table-cell table:style-name="ce1" office:value-type="string">
            <text:p>2006.03.08</text:p>
          </table:table-cell>
          <table:table-cell office:value-type="float" office:value="1.1886">
            <text:p>1,18860</text:p>
          </table:table-cell>
          <table:table-cell office:value-type="float" office:value="1.1939">
            <text:p>1,19390</text:p>
          </table:table-cell>
          <table:table-cell office:value-type="float" office:value="1.1872">
            <text:p>1,18720</text:p>
          </table:table-cell>
          <table:table-cell office:value-type="float" office:value="1.1926">
            <text:p>1,19260</text:p>
          </table:table-cell>
          <table:table-cell table:formula="of:=([.E147]+[.D147]+[.C147])/3" office:value-type="float" office:value="1.19123333333333">
            <text:p>1,19123</text:p>
          </table:table-cell>
          <table:table-cell table:formula="of:=[.C147]-[.D147]" office:value-type="float" office:value="0.00669999999999993">
            <text:p>0,00670</text:p>
          </table:table-cell>
          <table:table-cell office:value-type="float" office:value="0.0213777873944426">
            <text:p>0,02138</text:p>
          </table:table-cell>
          <table:table-cell office:value-type="float" office:value="1.19537490617345">
            <text:p>1,19537</text:p>
          </table:table-cell>
          <table:table-cell office:value-type="float" office:value="1.19525564876357">
            <text:p>1,19526</text:p>
          </table:table-cell>
        </table:table-row>
        <table:table-row table:style-name="ro2">
          <table:table-cell table:style-name="ce1" office:value-type="string">
            <text:p>2006.03.09</text:p>
          </table:table-cell>
          <table:table-cell office:value-type="float" office:value="1.1927">
            <text:p>1,19270</text:p>
          </table:table-cell>
          <table:table-cell office:value-type="float" office:value="1.1951">
            <text:p>1,19510</text:p>
          </table:table-cell>
          <table:table-cell office:value-type="float" office:value="1.1898">
            <text:p>1,18980</text:p>
          </table:table-cell>
          <table:table-cell office:value-type="float" office:value="1.1905">
            <text:p>1,19050</text:p>
          </table:table-cell>
          <table:table-cell table:formula="of:=([.E148]+[.D148]+[.C148])/3" office:value-type="float" office:value="1.1918">
            <text:p>1,19180</text:p>
          </table:table-cell>
          <table:table-cell table:formula="of:=[.C148]-[.D148]" office:value-type="float" office:value="0.00530000000000008">
            <text:p>0,00530</text:p>
          </table:table-cell>
          <table:table-cell office:value-type="float" office:value="0.0212159319364683">
            <text:p>0,02122</text:p>
          </table:table-cell>
          <table:table-cell office:value-type="float" office:value="1.19502457699196">
            <text:p>1,19502</text:p>
          </table:table-cell>
          <table:table-cell office:value-type="float" office:value="1.19496376140457">
            <text:p>1,19496</text:p>
          </table:table-cell>
        </table:table-row>
        <table:table-row table:style-name="ro2">
          <table:table-cell table:style-name="ce1" office:value-type="string">
            <text:p>2006.03.10</text:p>
          </table:table-cell>
          <table:table-cell office:value-type="float" office:value="1.1904">
            <text:p>1,19040</text:p>
          </table:table-cell>
          <table:table-cell office:value-type="float" office:value="1.1926">
            <text:p>1,19260</text:p>
          </table:table-cell>
          <table:table-cell office:value-type="float" office:value="1.1859">
            <text:p>1,18590</text:p>
          </table:table-cell>
          <table:table-cell office:value-type="float" office:value="1.1907">
            <text:p>1,19070</text:p>
          </table:table-cell>
          <table:table-cell table:formula="of:=([.E149]+[.D149]+[.C149])/3" office:value-type="float" office:value="1.18973333333333">
            <text:p>1,18973</text:p>
          </table:table-cell>
          <table:table-cell table:formula="of:=[.C149]-[.D149]" office:value-type="float" office:value="0.00670000000000015">
            <text:p>0,00670</text:p>
          </table:table-cell>
          <table:table-cell office:value-type="float" office:value="0.0211958592984458">
            <text:p>0,02120</text:p>
          </table:table-cell>
          <table:table-cell office:value-type="float" office:value="1.19421789390959">
            <text:p>1,19422</text:p>
          </table:table-cell>
          <table:table-cell office:value-type="float" office:value="1.19392640612699">
            <text:p>1,19393</text:p>
          </table:table-cell>
        </table:table-row>
        <table:table-row table:style-name="ro2">
          <table:table-cell table:style-name="ce1" office:value-type="string">
            <text:p>2006.03.13</text:p>
          </table:table-cell>
          <table:table-cell office:value-type="float" office:value="1.1914">
            <text:p>1,19140</text:p>
          </table:table-cell>
          <table:table-cell office:value-type="float" office:value="1.1967">
            <text:p>1,19670</text:p>
          </table:table-cell>
          <table:table-cell office:value-type="float" office:value="1.1912">
            <text:p>1,19120</text:p>
          </table:table-cell>
          <table:table-cell office:value-type="float" office:value="1.1959">
            <text:p>1,19590</text:p>
          </table:table-cell>
          <table:table-cell table:formula="of:=([.E150]+[.D150]+[.C150])/3" office:value-type="float" office:value="1.1946">
            <text:p>1,19460</text:p>
          </table:table-cell>
          <table:table-cell table:formula="of:=[.C150]-[.D150]" office:value-type="float" office:value="0.00550000000000006">
            <text:p>0,00550</text:p>
          </table:table-cell>
          <table:table-cell office:value-type="float" office:value="0.0211998402720519">
            <text:p>0,02120</text:p>
          </table:table-cell>
          <table:table-cell office:value-type="float" office:value="1.19280188378914">
            <text:p>1,19280</text:p>
          </table:table-cell>
          <table:table-cell office:value-type="float" office:value="1.1928315306319">
            <text:p>1,19283</text:p>
          </table:table-cell>
        </table:table-row>
        <table:table-row table:style-name="ro2">
          <table:table-cell table:style-name="ce1" office:value-type="string">
            <text:p>2006.03.14</text:p>
          </table:table-cell>
          <table:table-cell office:value-type="float" office:value="1.1958">
            <text:p>1,19580</text:p>
          </table:table-cell>
          <table:table-cell office:value-type="float" office:value="1.203">
            <text:p>1,20300</text:p>
          </table:table-cell>
          <table:table-cell office:value-type="float" office:value="1.1939">
            <text:p>1,19390</text:p>
          </table:table-cell>
          <table:table-cell office:value-type="float" office:value="1.2013">
            <text:p>1,20130</text:p>
          </table:table-cell>
          <table:table-cell table:formula="of:=([.E151]+[.D151]+[.C151])/3" office:value-type="float" office:value="1.1994">
            <text:p>1,19940</text:p>
          </table:table-cell>
          <table:table-cell table:formula="of:=[.C151]-[.D151]" office:value-type="float" office:value="0.00910000000000011">
            <text:p>0,00910</text:p>
          </table:table-cell>
          <table:table-cell office:value-type="float" office:value="0.0210919525644661">
            <text:p>0,02109</text:p>
          </table:table-cell>
          <table:table-cell office:value-type="float" office:value="1.19355184889823">
            <text:p>1,19355</text:p>
          </table:table-cell>
          <table:table-cell office:value-type="float" office:value="1.19346340951161">
            <text:p>1,19346</text:p>
          </table:table-cell>
        </table:table-row>
        <table:table-row table:style-name="ro2">
          <table:table-cell table:style-name="ce1" office:value-type="string">
            <text:p>2006.03.15</text:p>
          </table:table-cell>
          <table:table-cell office:value-type="float" office:value="1.2014">
            <text:p>1,20140</text:p>
          </table:table-cell>
          <table:table-cell office:value-type="float" office:value="1.2072">
            <text:p>1,20720</text:p>
          </table:table-cell>
          <table:table-cell office:value-type="float" office:value="1.2005">
            <text:p>1,20050</text:p>
          </table:table-cell>
          <table:table-cell office:value-type="float" office:value="1.2066">
            <text:p>1,20660</text:p>
          </table:table-cell>
          <table:table-cell table:formula="of:=([.E152]+[.D152]+[.C152])/3" office:value-type="float" office:value="1.20476666666667">
            <text:p>1,20477</text:p>
          </table:table-cell>
          <table:table-cell table:formula="of:=[.C152]-[.D152]" office:value-type="float" office:value="0.00670000000000015">
            <text:p>0,00670</text:p>
          </table:table-cell>
          <table:table-cell office:value-type="float" office:value="0.0208825769557682">
            <text:p>0,02088</text:p>
          </table:table-cell>
          <table:table-cell office:value-type="float" office:value="1.19480281972173">
            <text:p>1,19480</text:p>
          </table:table-cell>
          <table:table-cell office:value-type="float" office:value="1.19527029782873">
            <text:p>1,19527</text:p>
          </table:table-cell>
        </table:table-row>
        <table:table-row table:style-name="ro2">
          <table:table-cell table:style-name="ce1" office:value-type="string">
            <text:p>2006.03.16</text:p>
          </table:table-cell>
          <table:table-cell office:value-type="float" office:value="1.2065">
            <text:p>1,20650</text:p>
          </table:table-cell>
          <table:table-cell office:value-type="float" office:value="1.2188">
            <text:p>1,21880</text:p>
          </table:table-cell>
          <table:table-cell office:value-type="float" office:value="1.2035">
            <text:p>1,20350</text:p>
          </table:table-cell>
          <table:table-cell office:value-type="float" office:value="1.2169">
            <text:p>1,21690</text:p>
          </table:table-cell>
          <table:table-cell table:formula="of:=([.E153]+[.D153]+[.C153])/3" office:value-type="float" office:value="1.21306666666667">
            <text:p>1,21307</text:p>
          </table:table-cell>
          <table:table-cell table:formula="of:=[.C153]-[.D153]" office:value-type="float" office:value="0.0153000000000001">
            <text:p>0,01530</text:p>
          </table:table-cell>
          <table:table-cell office:value-type="float" office:value="0.0205819353589386">
            <text:p>0,02058</text:p>
          </table:table-cell>
          <table:table-cell office:value-type="float" office:value="1.19711608155093">
            <text:p>1,19712</text:p>
          </table:table-cell>
          <table:table-cell office:value-type="float" office:value="1.19799352443059">
            <text:p>1,19799</text:p>
          </table:table-cell>
        </table:table-row>
        <table:table-row table:style-name="ro2">
          <table:table-cell table:style-name="ce1" office:value-type="string">
            <text:p>2006.03.17</text:p>
          </table:table-cell>
          <table:table-cell office:value-type="float" office:value="1.217">
            <text:p>1,21700</text:p>
          </table:table-cell>
          <table:table-cell office:value-type="float" office:value="1.2206">
            <text:p>1,22060</text:p>
          </table:table-cell>
          <table:table-cell office:value-type="float" office:value="1.2139">
            <text:p>1,21390</text:p>
          </table:table-cell>
          <table:table-cell office:value-type="float" office:value="1.2189">
            <text:p>1,21890</text:p>
          </table:table-cell>
          <table:table-cell table:formula="of:=([.E154]+[.D154]+[.C154])/3" office:value-type="float" office:value="1.2178">
            <text:p>1,21780</text:p>
          </table:table-cell>
          <table:table-cell table:formula="of:=[.C154]-[.D154]" office:value-type="float" office:value="0.00670000000000015">
            <text:p>0,00670</text:p>
          </table:table-cell>
          <table:table-cell office:value-type="float" office:value="0.0202602131996896">
            <text:p>0,02026</text:p>
          </table:table-cell>
          <table:table-cell office:value-type="float" office:value="1.20084611081413">
            <text:p>1,20085</text:p>
          </table:table-cell>
          <table:table-cell office:value-type="float" office:value="1.20265172990167">
            <text:p>1,20265</text:p>
          </table:table-cell>
        </table:table-row>
        <table:table-row table:style-name="ro2">
          <table:table-cell table:style-name="ce1" office:value-type="string">
            <text:p>2006.03.20</text:p>
          </table:table-cell>
          <table:table-cell office:value-type="float" office:value="1.2176">
            <text:p>1,21760</text:p>
          </table:table-cell>
          <table:table-cell office:value-type="float" office:value="1.2195">
            <text:p>1,21950</text:p>
          </table:table-cell>
          <table:table-cell office:value-type="float" office:value="1.2145">
            <text:p>1,21450</text:p>
          </table:table-cell>
          <table:table-cell office:value-type="float" office:value="1.2159">
            <text:p>1,21590</text:p>
          </table:table-cell>
          <table:table-cell table:formula="of:=([.E155]+[.D155]+[.C155])/3" office:value-type="float" office:value="1.21663333333333">
            <text:p>1,21663</text:p>
          </table:table-cell>
          <table:table-cell table:formula="of:=[.C155]-[.D155]" office:value-type="float" office:value="0.00499999999999989">
            <text:p>0,00500</text:p>
          </table:table-cell>
          <table:table-cell office:value-type="float" office:value="0.019856659428856">
            <text:p>0,01986</text:p>
          </table:table-cell>
          <table:table-cell office:value-type="float" office:value="1.20480854949076">
            <text:p>1,20481</text:p>
          </table:table-cell>
          <table:table-cell office:value-type="float" office:value="1.20675931940904">
            <text:p>1,20676</text:p>
          </table:table-cell>
        </table:table-row>
        <table:table-row table:style-name="ro2">
          <table:table-cell table:style-name="ce1" office:value-type="string">
            <text:p>2006.03.21</text:p>
          </table:table-cell>
          <table:table-cell office:value-type="float" office:value="1.216">
            <text:p>1,21600</text:p>
          </table:table-cell>
          <table:table-cell office:value-type="float" office:value="1.2165">
            <text:p>1,21650</text:p>
          </table:table-cell>
          <table:table-cell office:value-type="float" office:value="1.2075">
            <text:p>1,20750</text:p>
          </table:table-cell>
          <table:table-cell office:value-type="float" office:value="1.2111">
            <text:p>1,21110</text:p>
          </table:table-cell>
          <table:table-cell table:formula="of:=([.E156]+[.D156]+[.C156])/3" office:value-type="float" office:value="1.2117">
            <text:p>1,21170</text:p>
          </table:table-cell>
          <table:table-cell table:formula="of:=[.C156]-[.D156]" office:value-type="float" office:value="0.0089999999999999">
            <text:p>0,00900</text:p>
          </table:table-cell>
          <table:table-cell office:value-type="float" office:value="0.0195362346798063">
            <text:p>0,01954</text:p>
          </table:table-cell>
          <table:table-cell office:value-type="float" office:value="1.2076458866276">
            <text:p>1,20765</text:p>
          </table:table-cell>
          <table:table-cell office:value-type="float" office:value="1.20919881886084">
            <text:p>1,20920</text:p>
          </table:table-cell>
        </table:table-row>
        <table:table-row table:style-name="ro2">
          <table:table-cell table:style-name="ce1" office:value-type="string">
            <text:p>2006.03.22</text:p>
          </table:table-cell>
          <table:table-cell office:value-type="float" office:value="1.211">
            <text:p>1,21100</text:p>
          </table:table-cell>
          <table:table-cell office:value-type="float" office:value="1.2113">
            <text:p>1,21130</text:p>
          </table:table-cell>
          <table:table-cell office:value-type="float" office:value="1.2064">
            <text:p>1,20640</text:p>
          </table:table-cell>
          <table:table-cell office:value-type="float" office:value="1.2076">
            <text:p>1,20760</text:p>
          </table:table-cell>
          <table:table-cell table:formula="of:=([.E157]+[.D157]+[.C157])/3" office:value-type="float" office:value="1.20843333333333">
            <text:p>1,20843</text:p>
          </table:table-cell>
          <table:table-cell table:formula="of:=[.C157]-[.D157]" office:value-type="float" office:value="0.00490000000000013">
            <text:p>0,00490</text:p>
          </table:table-cell>
          <table:table-cell office:value-type="float" office:value="0.0193487088179343">
            <text:p>0,01935</text:p>
          </table:table-cell>
          <table:table-cell office:value-type="float" office:value="1.20825273684861">
            <text:p>1,20825</text:p>
          </table:table-cell>
          <table:table-cell office:value-type="float" office:value="1.20961640631884">
            <text:p>1,20962</text:p>
          </table:table-cell>
        </table:table-row>
        <table:table-row table:style-name="ro2">
          <table:table-cell table:style-name="ce1" office:value-type="string">
            <text:p>2006.03.23</text:p>
          </table:table-cell>
          <table:table-cell office:value-type="float" office:value="1.2077">
            <text:p>1,20770</text:p>
          </table:table-cell>
          <table:table-cell office:value-type="float" office:value="1.2079">
            <text:p>1,20790</text:p>
          </table:table-cell>
          <table:table-cell office:value-type="float" office:value="1.1953">
            <text:p>1,19530</text:p>
          </table:table-cell>
          <table:table-cell office:value-type="float" office:value="1.1967">
            <text:p>1,19670</text:p>
          </table:table-cell>
          <table:table-cell table:formula="of:=([.E158]+[.D158]+[.C158])/3" office:value-type="float" office:value="1.19996666666667">
            <text:p>1,19997</text:p>
          </table:table-cell>
          <table:table-cell table:formula="of:=[.C158]-[.D158]" office:value-type="float" office:value="0.0125999999999999">
            <text:p>0,01260</text:p>
          </table:table-cell>
          <table:table-cell office:value-type="float" office:value="0.0192102037477197">
            <text:p>0,01921</text:p>
          </table:table-cell>
          <table:table-cell office:value-type="float" office:value="1.20844505086147">
            <text:p>1,20845</text:p>
          </table:table-cell>
          <table:table-cell office:value-type="float" office:value="1.20946283633145">
            <text:p>1,20946</text:p>
          </table:table-cell>
        </table:table-row>
        <table:table-row table:style-name="ro2">
          <table:table-cell table:style-name="ce1" office:value-type="string">
            <text:p>2006.03.24</text:p>
          </table:table-cell>
          <table:table-cell office:value-type="float" office:value="1.1966">
            <text:p>1,19660</text:p>
          </table:table-cell>
          <table:table-cell office:value-type="float" office:value="1.2044">
            <text:p>1,20440</text:p>
          </table:table-cell>
          <table:table-cell office:value-type="float" office:value="1.195">
            <text:p>1,19500</text:p>
          </table:table-cell>
          <table:table-cell office:value-type="float" office:value="1.2035">
            <text:p>1,20350</text:p>
          </table:table-cell>
          <table:table-cell table:formula="of:=([.E159]+[.D159]+[.C159])/3" office:value-type="float" office:value="1.20096666666667">
            <text:p>1,20097</text:p>
          </table:table-cell>
          <table:table-cell table:formula="of:=[.C159]-[.D159]" office:value-type="float" office:value="0.00939999999999985">
            <text:p>0,00940</text:p>
          </table:table-cell>
          <table:table-cell office:value-type="float" office:value="0.0193506778717167">
            <text:p>0,01935</text:p>
          </table:table-cell>
          <table:table-cell office:value-type="float" office:value="1.20600817867968">
            <text:p>1,20601</text:p>
          </table:table-cell>
          <table:table-cell office:value-type="float" office:value="1.20625280023379">
            <text:p>1,20625</text:p>
          </table:table-cell>
        </table:table-row>
        <table:table-row table:style-name="ro2">
          <table:table-cell table:style-name="ce1" office:value-type="string">
            <text:p>2006.03.27</text:p>
          </table:table-cell>
          <table:table-cell office:value-type="float" office:value="1.2038">
            <text:p>1,20380</text:p>
          </table:table-cell>
          <table:table-cell office:value-type="float" office:value="1.2057">
            <text:p>1,20570</text:p>
          </table:table-cell>
          <table:table-cell office:value-type="float" office:value="1.2004">
            <text:p>1,20040</text:p>
          </table:table-cell>
          <table:table-cell office:value-type="float" office:value="1.2014">
            <text:p>1,20140</text:p>
          </table:table-cell>
          <table:table-cell table:formula="of:=([.E160]+[.D160]+[.C160])/3" office:value-type="float" office:value="1.2025">
            <text:p>1,20250</text:p>
          </table:table-cell>
          <table:table-cell table:formula="of:=[.C160]-[.D160]" office:value-type="float" office:value="0.00529999999999986">
            <text:p>0,00530</text:p>
          </table:table-cell>
          <table:table-cell office:value-type="float" office:value="0.0193728556002987">
            <text:p>0,01937</text:p>
          </table:table-cell>
          <table:table-cell office:value-type="float" office:value="1.20491874844206">
            <text:p>1,20492</text:p>
          </table:table-cell>
          <table:table-cell office:value-type="float" office:value="1.20531633907918">
            <text:p>1,20532</text:p>
          </table:table-cell>
        </table:table-row>
        <table:table-row table:style-name="ro2">
          <table:table-cell table:style-name="ce1" office:value-type="string">
            <text:p>2006.03.28</text:p>
          </table:table-cell>
          <table:table-cell office:value-type="float" office:value="1.2013">
            <text:p>1,20130</text:p>
          </table:table-cell>
          <table:table-cell office:value-type="float" office:value="1.2105">
            <text:p>1,21050</text:p>
          </table:table-cell>
          <table:table-cell office:value-type="float" office:value="1.1991">
            <text:p>1,19910</text:p>
          </table:table-cell>
          <table:table-cell office:value-type="float" office:value="1.1998">
            <text:p>1,19980</text:p>
          </table:table-cell>
          <table:table-cell table:formula="of:=([.E161]+[.D161]+[.C161])/3" office:value-type="float" office:value="1.20313333333333">
            <text:p>1,20313</text:p>
          </table:table-cell>
          <table:table-cell table:formula="of:=[.C161]-[.D161]" office:value-type="float" office:value="0.0114000000000001">
            <text:p>0,01140</text:p>
          </table:table-cell>
          <table:table-cell office:value-type="float" office:value="0.0194181042847666">
            <text:p>0,01942</text:p>
          </table:table-cell>
          <table:table-cell office:value-type="float" office:value="1.20455111472701">
            <text:p>1,20455</text:p>
          </table:table-cell>
          <table:table-cell office:value-type="float" office:value="1.20435676775966">
            <text:p>1,20436</text:p>
          </table:table-cell>
        </table:table-row>
        <table:table-row table:style-name="ro2">
          <table:table-cell table:style-name="ce1" office:value-type="string">
            <text:p>2006.03.29</text:p>
          </table:table-cell>
          <table:table-cell office:value-type="float" office:value="1.1999">
            <text:p>1,19990</text:p>
          </table:table-cell>
          <table:table-cell office:value-type="float" office:value="1.2047">
            <text:p>1,20470</text:p>
          </table:table-cell>
          <table:table-cell office:value-type="float" office:value="1.1979">
            <text:p>1,19790</text:p>
          </table:table-cell>
          <table:table-cell office:value-type="float" office:value="1.2022">
            <text:p>1,20220</text:p>
          </table:table-cell>
          <table:table-cell table:formula="of:=([.E162]+[.D162]+[.C162])/3" office:value-type="float" office:value="1.2016">
            <text:p>1,20160</text:p>
          </table:table-cell>
          <table:table-cell table:formula="of:=[.C162]-[.D162]" office:value-type="float" office:value="0.00680000000000014">
            <text:p>0,00680</text:p>
          </table:table-cell>
          <table:table-cell office:value-type="float" office:value="0.0194443473229417">
            <text:p>0,01944</text:p>
          </table:table-cell>
          <table:table-cell office:value-type="float" office:value="1.20372034590401">
            <text:p>1,20372</text:p>
          </table:table-cell>
          <table:table-cell office:value-type="float" office:value="1.20288546941831">
            <text:p>1,20289</text:p>
          </table:table-cell>
        </table:table-row>
        <table:table-row table:style-name="ro2">
          <table:table-cell table:style-name="ce1" office:value-type="string">
            <text:p>2006.03.30</text:p>
          </table:table-cell>
          <table:table-cell office:value-type="float" office:value="1.2021">
            <text:p>1,20210</text:p>
          </table:table-cell>
          <table:table-cell office:value-type="float" office:value="1.2171">
            <text:p>1,21710</text:p>
          </table:table-cell>
          <table:table-cell office:value-type="float" office:value="1.202">
            <text:p>1,20200</text:p>
          </table:table-cell>
          <table:table-cell office:value-type="float" office:value="1.2165">
            <text:p>1,21650</text:p>
          </table:table-cell>
          <table:table-cell table:formula="of:=([.E163]+[.D163]+[.C163])/3" office:value-type="float" office:value="1.21186666666667">
            <text:p>1,21187</text:p>
          </table:table-cell>
          <table:table-cell table:formula="of:=[.C163]-[.D163]" office:value-type="float" office:value="0.0151000000000001">
            <text:p>0,01510</text:p>
          </table:table-cell>
          <table:table-cell office:value-type="float" office:value="0.019365607688809">
            <text:p>0,01937</text:p>
          </table:table-cell>
          <table:table-cell office:value-type="float" office:value="1.20345722396107">
            <text:p>1,20346</text:p>
          </table:table-cell>
          <table:table-cell office:value-type="float" office:value="1.20251497684514">
            <text:p>1,20251</text:p>
          </table:table-cell>
        </table:table-row>
        <table:table-row table:style-name="ro2">
          <table:table-cell table:style-name="ce1" office:value-type="string">
            <text:p>2006.03.31</text:p>
          </table:table-cell>
          <table:table-cell office:value-type="float" office:value="1.2164">
            <text:p>1,21640</text:p>
          </table:table-cell>
          <table:table-cell office:value-type="float" office:value="1.2174">
            <text:p>1,21740</text:p>
          </table:table-cell>
          <table:table-cell office:value-type="float" office:value="1.2082">
            <text:p>1,20820</text:p>
          </table:table-cell>
          <table:table-cell office:value-type="float" office:value="1.2118">
            <text:p>1,21180</text:p>
          </table:table-cell>
          <table:table-cell table:formula="of:=([.E164]+[.D164]+[.C164])/3" office:value-type="float" office:value="1.21246666666667">
            <text:p>1,21247</text:p>
          </table:table-cell>
          <table:table-cell table:formula="of:=[.C164]-[.D164]" office:value-type="float" office:value="0.0092000000000001">
            <text:p>0,00920</text:p>
          </table:table-cell>
          <table:table-cell office:value-type="float" office:value="0.0191367054469468">
            <text:p>0,01914</text:p>
          </table:table-cell>
          <table:table-cell office:value-type="float" office:value="1.20568340411031">
            <text:p>1,20568</text:p>
          </table:table-cell>
          <table:table-cell office:value-type="float" office:value="1.20617854346098">
            <text:p>1,20618</text:p>
          </table:table-cell>
        </table:table-row>
        <table:table-row table:style-name="ro2">
          <table:table-cell table:style-name="ce1" office:value-type="string">
            <text:p>2006.04.03</text:p>
          </table:table-cell>
          <table:table-cell office:value-type="float" office:value="1.2116">
            <text:p>1,21160</text:p>
          </table:table-cell>
          <table:table-cell office:value-type="float" office:value="1.2146">
            <text:p>1,21460</text:p>
          </table:table-cell>
          <table:table-cell office:value-type="float" office:value="1.2032">
            <text:p>1,20320</text:p>
          </table:table-cell>
          <table:table-cell office:value-type="float" office:value="1.213">
            <text:p>1,21300</text:p>
          </table:table-cell>
          <table:table-cell table:formula="of:=([.E165]+[.D165]+[.C165])/3" office:value-type="float" office:value="1.21026666666667">
            <text:p>1,21027</text:p>
          </table:table-cell>
          <table:table-cell table:formula="of:=[.C165]-[.D165]" office:value-type="float" office:value="0.0113999999999999">
            <text:p>0,01140</text:p>
          </table:table-cell>
          <table:table-cell office:value-type="float" office:value="0.018990630970172">
            <text:p>0,01899</text:p>
          </table:table-cell>
          <table:table-cell office:value-type="float" office:value="1.20693119024029">
            <text:p>1,20693</text:p>
          </table:table-cell>
          <table:table-cell office:value-type="float" office:value="1.20753658327746">
            <text:p>1,20754</text:p>
          </table:table-cell>
        </table:table-row>
        <table:table-row table:style-name="ro2">
          <table:table-cell table:style-name="ce1" office:value-type="string">
            <text:p>2006.04.04</text:p>
          </table:table-cell>
          <table:table-cell office:value-type="float" office:value="1.2129">
            <text:p>1,21290</text:p>
          </table:table-cell>
          <table:table-cell office:value-type="float" office:value="1.2275">
            <text:p>1,22750</text:p>
          </table:table-cell>
          <table:table-cell office:value-type="float" office:value="1.2118">
            <text:p>1,21180</text:p>
          </table:table-cell>
          <table:table-cell office:value-type="float" office:value="1.2258">
            <text:p>1,22580</text:p>
          </table:table-cell>
          <table:table-cell table:formula="of:=([.E166]+[.D166]+[.C166])/3" office:value-type="float" office:value="1.2217">
            <text:p>1,22170</text:p>
          </table:table-cell>
          <table:table-cell table:formula="of:=[.C166]-[.D166]" office:value-type="float" office:value="0.0157">
            <text:p>0,01570</text:p>
          </table:table-cell>
          <table:table-cell office:value-type="float" office:value="0.0188346658026789">
            <text:p>0,01883</text:p>
          </table:table-cell>
          <table:table-cell office:value-type="float" office:value="1.20791530910217">
            <text:p>1,20792</text:p>
          </table:table-cell>
          <table:table-cell office:value-type="float" office:value="1.20894782343559">
            <text:p>1,20895</text:p>
          </table:table-cell>
        </table:table-row>
        <table:table-row table:style-name="ro2">
          <table:table-cell table:style-name="ce1" office:value-type="string">
            <text:p>2006.04.05</text:p>
          </table:table-cell>
          <table:table-cell office:value-type="float" office:value="1.2259">
            <text:p>1,22590</text:p>
          </table:table-cell>
          <table:table-cell office:value-type="float" office:value="1.2304">
            <text:p>1,23040</text:p>
          </table:table-cell>
          <table:table-cell office:value-type="float" office:value="1.2242">
            <text:p>1,22420</text:p>
          </table:table-cell>
          <table:table-cell office:value-type="float" office:value="1.229">
            <text:p>1,22900</text:p>
          </table:table-cell>
          <table:table-cell table:formula="of:=([.E167]+[.D167]+[.C167])/3" office:value-type="float" office:value="1.22786666666667">
            <text:p>1,22787</text:p>
          </table:table-cell>
          <table:table-cell table:formula="of:=[.C167]-[.D167]" office:value-type="float" office:value="0.00619999999999998">
            <text:p>0,00620</text:p>
          </table:table-cell>
          <table:table-cell office:value-type="float" office:value="0.0185608204339831">
            <text:p>0,01856</text:p>
          </table:table-cell>
          <table:table-cell office:value-type="float" office:value="1.21136569745372">
            <text:p>1,21137</text:p>
          </table:table-cell>
          <table:table-cell office:value-type="float" office:value="1.21316000788733">
            <text:p>1,21316</text:p>
          </table:table-cell>
        </table:table-row>
        <table:table-row table:style-name="ro2">
          <table:table-cell table:style-name="ce1" office:value-type="string">
            <text:p>2006.04.06</text:p>
          </table:table-cell>
          <table:table-cell office:value-type="float" office:value="1.2289">
            <text:p>1,22890</text:p>
          </table:table-cell>
          <table:table-cell office:value-type="float" office:value="1.2331">
            <text:p>1,23310</text:p>
          </table:table-cell>
          <table:table-cell office:value-type="float" office:value="1.2195">
            <text:p>1,21950</text:p>
          </table:table-cell>
          <table:table-cell office:value-type="float" office:value="1.2216">
            <text:p>1,22160</text:p>
          </table:table-cell>
          <table:table-cell table:formula="of:=([.E168]+[.D168]+[.C168])/3" office:value-type="float" office:value="1.22473333333333">
            <text:p>1,22473</text:p>
          </table:table-cell>
          <table:table-cell table:formula="of:=[.C168]-[.D168]" office:value-type="float" office:value="0.0136000000000001">
            <text:p>0,01360</text:p>
          </table:table-cell>
          <table:table-cell office:value-type="float" office:value="0.0182262983971764">
            <text:p>0,01823</text:p>
          </table:table-cell>
          <table:table-cell office:value-type="float" office:value="1.21535472044235">
            <text:p>1,21535</text:p>
          </table:table-cell>
          <table:table-cell office:value-type="float" office:value="1.2174457762745">
            <text:p>1,21745</text:p>
          </table:table-cell>
        </table:table-row>
        <table:table-row table:style-name="ro2">
          <table:table-cell table:style-name="ce1" office:value-type="string">
            <text:p>2006.04.07</text:p>
          </table:table-cell>
          <table:table-cell office:value-type="float" office:value="1.2215">
            <text:p>1,22150</text:p>
          </table:table-cell>
          <table:table-cell office:value-type="float" office:value="1.2224">
            <text:p>1,22240</text:p>
          </table:table-cell>
          <table:table-cell office:value-type="float" office:value="1.209">
            <text:p>1,20900</text:p>
          </table:table-cell>
          <table:table-cell office:value-type="float" office:value="1.2091">
            <text:p>1,20910</text:p>
          </table:table-cell>
          <table:table-cell table:formula="of:=([.E169]+[.D169]+[.C169])/3" office:value-type="float" office:value="1.2135">
            <text:p>1,21350</text:p>
          </table:table-cell>
          <table:table-cell table:formula="of:=[.C169]-[.D169]" office:value-type="float" office:value="0.0133999999999999">
            <text:p>0,01340</text:p>
          </table:table-cell>
          <table:table-cell office:value-type="float" office:value="0.0181091467411199">
            <text:p>0,01811</text:p>
          </table:table-cell>
          <table:table-cell office:value-type="float" office:value="1.21707103311477">
            <text:p>1,21707</text:p>
          </table:table-cell>
          <table:table-cell office:value-type="float" office:value="1.21826968611049">
            <text:p>1,21827</text:p>
          </table:table-cell>
        </table:table-row>
        <table:table-row table:style-name="ro2">
          <table:table-cell table:style-name="ce1" office:value-type="string">
            <text:p>2006.04.10</text:p>
          </table:table-cell>
          <table:table-cell office:value-type="float" office:value="1.2104">
            <text:p>1,21040</text:p>
          </table:table-cell>
          <table:table-cell office:value-type="float" office:value="1.2128">
            <text:p>1,21280</text:p>
          </table:table-cell>
          <table:table-cell office:value-type="float" office:value="1.2074">
            <text:p>1,20740</text:p>
          </table:table-cell>
          <table:table-cell office:value-type="float" office:value="1.2112">
            <text:p>1,21120</text:p>
          </table:table-cell>
          <table:table-cell table:formula="of:=([.E170]+[.D170]+[.C170])/3" office:value-type="float" office:value="1.21046666666667">
            <text:p>1,21047</text:p>
          </table:table-cell>
          <table:table-cell table:formula="of:=[.C170]-[.D170]" office:value-type="float" office:value="0.00540000000000007">
            <text:p>0,00540</text:p>
          </table:table-cell>
          <table:table-cell office:value-type="float" office:value="0.0181055921362356">
            <text:p>0,01811</text:p>
          </table:table-cell>
          <table:table-cell office:value-type="float" office:value="1.21593794503161">
            <text:p>1,21594</text:p>
          </table:table-cell>
          <table:table-cell office:value-type="float" office:value="1.21584214007512">
            <text:p>1,21584</text:p>
          </table:table-cell>
        </table:table-row>
        <table:table-row table:style-name="ro2">
          <table:table-cell table:style-name="ce1" office:value-type="string">
            <text:p>2006.04.11</text:p>
          </table:table-cell>
          <table:table-cell office:value-type="float" office:value="1.2111">
            <text:p>1,21110</text:p>
          </table:table-cell>
          <table:table-cell office:value-type="float" office:value="1.2153">
            <text:p>1,21530</text:p>
          </table:table-cell>
          <table:table-cell office:value-type="float" office:value="1.2089">
            <text:p>1,20890</text:p>
          </table:table-cell>
          <table:table-cell office:value-type="float" office:value="1.2139">
            <text:p>1,21390</text:p>
          </table:table-cell>
          <table:table-cell table:formula="of:=([.E171]+[.D171]+[.C171])/3" office:value-type="float" office:value="1.2127">
            <text:p>1,21270</text:p>
          </table:table-cell>
          <table:table-cell table:formula="of:=[.C171]-[.D171]" office:value-type="float" office:value="0.00639999999999996">
            <text:p>0,00640</text:p>
          </table:table-cell>
          <table:table-cell office:value-type="float" office:value="0.0179877583549048">
            <text:p>0,01799</text:p>
          </table:table-cell>
          <table:table-cell office:value-type="float" office:value="1.21527153632313">
            <text:p>1,21527</text:p>
          </table:table-cell>
          <table:table-cell office:value-type="float" office:value="1.2152103459098">
            <text:p>1,21521</text:p>
          </table:table-cell>
        </table:table-row>
        <table:table-row table:style-name="ro2">
          <table:table-cell table:style-name="ce1" office:value-type="string">
            <text:p>2006.04.12</text:p>
          </table:table-cell>
          <table:table-cell office:value-type="float" office:value="1.2138">
            <text:p>1,21380</text:p>
          </table:table-cell>
          <table:table-cell office:value-type="float" office:value="1.2167">
            <text:p>1,21670</text:p>
          </table:table-cell>
          <table:table-cell office:value-type="float" office:value="1.2065">
            <text:p>1,20650</text:p>
          </table:table-cell>
          <table:table-cell office:value-type="float" office:value="1.2102">
            <text:p>1,21020</text:p>
          </table:table-cell>
          <table:table-cell table:formula="of:=([.E172]+[.D172]+[.C172])/3" office:value-type="float" office:value="1.21113333333333">
            <text:p>1,21113</text:p>
          </table:table-cell>
          <table:table-cell table:formula="of:=[.C172]-[.D172]" office:value-type="float" office:value="0.0101999999999998">
            <text:p>0,01020</text:p>
          </table:table-cell>
          <table:table-cell office:value-type="float" office:value="0.0179872334388438">
            <text:p>0,01799</text:p>
          </table:table-cell>
          <table:table-cell office:value-type="float" office:value="1.21447019760207">
            <text:p>1,21447</text:p>
          </table:table-cell>
          <table:table-cell office:value-type="float" office:value="1.2148367974046">
            <text:p>1,21484</text:p>
          </table:table-cell>
        </table:table-row>
        <table:table-row table:style-name="ro2">
          <table:table-cell table:style-name="ce1" office:value-type="string">
            <text:p>2006.04.13</text:p>
          </table:table-cell>
          <table:table-cell office:value-type="float" office:value="1.2103">
            <text:p>1,21030</text:p>
          </table:table-cell>
          <table:table-cell office:value-type="float" office:value="1.2131">
            <text:p>1,21310</text:p>
          </table:table-cell>
          <table:table-cell office:value-type="float" office:value="1.2068">
            <text:p>1,20680</text:p>
          </table:table-cell>
          <table:table-cell office:value-type="float" office:value="1.2107">
            <text:p>1,21070</text:p>
          </table:table-cell>
          <table:table-cell table:formula="of:=([.E173]+[.D173]+[.C173])/3" office:value-type="float" office:value="1.2102">
            <text:p>1,21020</text:p>
          </table:table-cell>
          <table:table-cell table:formula="of:=[.C173]-[.D173]" office:value-type="float" office:value="0.00629999999999997">
            <text:p>0,00630</text:p>
          </table:table-cell>
          <table:table-cell office:value-type="float" office:value="0.0181021896650578">
            <text:p>0,01810</text:p>
          </table:table-cell>
          <table:table-cell office:value-type="float" office:value="1.21318507767109">
            <text:p>1,21319</text:p>
          </table:table-cell>
          <table:table-cell office:value-type="float" office:value="1.21338562344622">
            <text:p>1,21339</text:p>
          </table:table-cell>
        </table:table-row>
        <table:table-row table:style-name="ro2">
          <table:table-cell table:style-name="ce1" office:value-type="string">
            <text:p>2006.04.14</text:p>
          </table:table-cell>
          <table:table-cell office:value-type="float" office:value="1.2108">
            <text:p>1,21080</text:p>
          </table:table-cell>
          <table:table-cell office:value-type="float" office:value="1.2117">
            <text:p>1,21170</text:p>
          </table:table-cell>
          <table:table-cell office:value-type="float" office:value="1.2098">
            <text:p>1,20980</text:p>
          </table:table-cell>
          <table:table-cell office:value-type="float" office:value="1.2109">
            <text:p>1,21090</text:p>
          </table:table-cell>
          <table:table-cell table:formula="of:=([.E174]+[.D174]+[.C174])/3" office:value-type="float" office:value="1.2108">
            <text:p>1,21080</text:p>
          </table:table-cell>
          <table:table-cell table:formula="of:=[.C174]-[.D174]" office:value-type="float" office:value="0.00190000000000001">
            <text:p>0,00190</text:p>
          </table:table-cell>
          <table:table-cell office:value-type="float" office:value="0.0181121696769202">
            <text:p>0,01811</text:p>
          </table:table-cell>
          <table:table-cell office:value-type="float" office:value="1.21269039909679">
            <text:p>1,21269</text:p>
          </table:table-cell>
          <table:table-cell office:value-type="float" office:value="1.21239254353293">
            <text:p>1,21239</text:p>
          </table:table-cell>
        </table:table-row>
        <table:table-row table:style-name="ro2">
          <table:table-cell table:style-name="ce1" office:value-type="string">
            <text:p>2006.04.17</text:p>
          </table:table-cell>
          <table:table-cell office:value-type="float" office:value="1.2119">
            <text:p>1,21190</text:p>
          </table:table-cell>
          <table:table-cell office:value-type="float" office:value="1.2286">
            <text:p>1,22860</text:p>
          </table:table-cell>
          <table:table-cell office:value-type="float" office:value="1.2119">
            <text:p>1,21190</text:p>
          </table:table-cell>
          <table:table-cell office:value-type="float" office:value="1.2255">
            <text:p>1,22550</text:p>
          </table:table-cell>
          <table:table-cell table:formula="of:=([.E175]+[.D175]+[.C175])/3" office:value-type="float" office:value="1.222">
            <text:p>1,22200</text:p>
          </table:table-cell>
          <table:table-cell table:formula="of:=[.C175]-[.D175]" office:value-type="float" office:value="0.0166999999999999">
            <text:p>0,01670</text:p>
          </table:table-cell>
          <table:table-cell office:value-type="float" office:value="0.0180028625480349">
            <text:p>0,01800</text:p>
          </table:table-cell>
          <table:table-cell office:value-type="float" office:value="1.21246244836469">
            <text:p>1,21246</text:p>
          </table:table-cell>
          <table:table-cell office:value-type="float" office:value="1.21194546912551">
            <text:p>1,21195</text:p>
          </table:table-cell>
        </table:table-row>
        <table:table-row table:style-name="ro2">
          <table:table-cell table:style-name="ce1" office:value-type="string">
            <text:p>2006.04.18</text:p>
          </table:table-cell>
          <table:table-cell office:value-type="float" office:value="1.2256">
            <text:p>1,22560</text:p>
          </table:table-cell>
          <table:table-cell office:value-type="float" office:value="1.2367">
            <text:p>1,23670</text:p>
          </table:table-cell>
          <table:table-cell office:value-type="float" office:value="1.2222">
            <text:p>1,22220</text:p>
          </table:table-cell>
          <table:table-cell office:value-type="float" office:value="1.2362">
            <text:p>1,23620</text:p>
          </table:table-cell>
          <table:table-cell table:formula="of:=([.E176]+[.D176]+[.C176])/3" office:value-type="float" office:value="1.2317">
            <text:p>1,23170</text:p>
          </table:table-cell>
          <table:table-cell table:formula="of:=[.C176]-[.D176]" office:value-type="float" office:value="0.0145">
            <text:p>0,01450</text:p>
          </table:table-cell>
          <table:table-cell office:value-type="float" office:value="0.0178196494259603">
            <text:p>0,01782</text:p>
          </table:table-cell>
          <table:table-cell office:value-type="float" office:value="1.21453732484358">
            <text:p>1,21454</text:p>
          </table:table-cell>
          <table:table-cell office:value-type="float" office:value="1.21534961622679">
            <text:p>1,21535</text:p>
          </table:table-cell>
        </table:table-row>
        <table:table-row table:style-name="ro2">
          <table:table-cell table:style-name="ce1" office:value-type="string">
            <text:p>2006.04.19</text:p>
          </table:table-cell>
          <table:table-cell office:value-type="float" office:value="1.2363">
            <text:p>1,23630</text:p>
          </table:table-cell>
          <table:table-cell office:value-type="float" office:value="1.2393">
            <text:p>1,23930</text:p>
          </table:table-cell>
          <table:table-cell office:value-type="float" office:value="1.2284">
            <text:p>1,22840</text:p>
          </table:table-cell>
          <table:table-cell office:value-type="float" office:value="1.2375">
            <text:p>1,23750</text:p>
          </table:table-cell>
          <table:table-cell table:formula="of:=([.E177]+[.D177]+[.C177])/3" office:value-type="float" office:value="1.23506666666667">
            <text:p>1,23507</text:p>
          </table:table-cell>
          <table:table-cell table:formula="of:=[.C177]-[.D177]" office:value-type="float" office:value="0.0109000000000001">
            <text:p>0,01090</text:p>
          </table:table-cell>
          <table:table-cell office:value-type="float" office:value="0.0175689902354147">
            <text:p>0,01757</text:p>
          </table:table-cell>
          <table:table-cell office:value-type="float" office:value="1.21859972577906">
            <text:p>1,21860</text:p>
          </table:table-cell>
          <table:table-cell office:value-type="float" office:value="1.2205151191068">
            <text:p>1,22052</text:p>
          </table:table-cell>
        </table:table-row>
        <table:table-row table:style-name="ro2">
          <table:table-cell table:style-name="ce1" office:value-type="string">
            <text:p>2006.04.20</text:p>
          </table:table-cell>
          <table:table-cell office:value-type="float" office:value="1.2376">
            <text:p>1,23760</text:p>
          </table:table-cell>
          <table:table-cell office:value-type="float" office:value="1.2377">
            <text:p>1,23770</text:p>
          </table:table-cell>
          <table:table-cell office:value-type="float" office:value="1.2285">
            <text:p>1,22850</text:p>
          </table:table-cell>
          <table:table-cell office:value-type="float" office:value="1.2313">
            <text:p>1,23130</text:p>
          </table:table-cell>
          <table:table-cell table:formula="of:=([.E178]+[.D178]+[.C178])/3" office:value-type="float" office:value="1.2325">
            <text:p>1,23250</text:p>
          </table:table-cell>
          <table:table-cell table:formula="of:=[.C178]-[.D178]" office:value-type="float" office:value="0.0092000000000001">
            <text:p>0,00920</text:p>
          </table:table-cell>
          <table:table-cell office:value-type="float" office:value="0.0173006195535368">
            <text:p>0,01730</text:p>
          </table:table-cell>
          <table:table-cell office:value-type="float" office:value="1.22266946554444">
            <text:p>1,22267</text:p>
          </table:table-cell>
          <table:table-cell office:value-type="float" office:value="1.22482293134806">
            <text:p>1,22482</text:p>
          </table:table-cell>
        </table:table-row>
        <table:table-row table:style-name="ro2">
          <table:table-cell table:style-name="ce1" office:value-type="string">
            <text:p>2006.04.21</text:p>
          </table:table-cell>
          <table:table-cell office:value-type="float" office:value="1.2315">
            <text:p>1,23150</text:p>
          </table:table-cell>
          <table:table-cell office:value-type="float" office:value="1.2358">
            <text:p>1,23580</text:p>
          </table:table-cell>
          <table:table-cell office:value-type="float" office:value="1.2266">
            <text:p>1,22660</text:p>
          </table:table-cell>
          <table:table-cell office:value-type="float" office:value="1.234">
            <text:p>1,23400</text:p>
          </table:table-cell>
          <table:table-cell table:formula="of:=([.E179]+[.D179]+[.C179])/3" office:value-type="float" office:value="1.23213333333333">
            <text:p>1,23213</text:p>
          </table:table-cell>
          <table:table-cell table:formula="of:=[.C179]-[.D179]" office:value-type="float" office:value="0.0092000000000001">
            <text:p>0,00920</text:p>
          </table:table-cell>
          <table:table-cell office:value-type="float" office:value="0.017075872666096">
            <text:p>0,01708</text:p>
          </table:table-cell>
          <table:table-cell office:value-type="float" office:value="1.22484955387862">
            <text:p>1,22485</text:p>
          </table:table-cell>
          <table:table-cell office:value-type="float" office:value="1.22640012834251">
            <text:p>1,22640</text:p>
          </table:table-cell>
        </table:table-row>
        <table:table-row table:style-name="ro2">
          <table:table-cell table:style-name="ce1" office:value-type="string">
            <text:p>2006.04.24</text:p>
          </table:table-cell>
          <table:table-cell office:value-type="float" office:value="1.237">
            <text:p>1,23700</text:p>
          </table:table-cell>
          <table:table-cell office:value-type="float" office:value="1.2413">
            <text:p>1,24130</text:p>
          </table:table-cell>
          <table:table-cell office:value-type="float" office:value="1.2331">
            <text:p>1,23310</text:p>
          </table:table-cell>
          <table:table-cell office:value-type="float" office:value="1.2381">
            <text:p>1,23810</text:p>
          </table:table-cell>
          <table:table-cell table:formula="of:=([.E180]+[.D180]+[.C180])/3" office:value-type="float" office:value="1.2375">
            <text:p>1,23750</text:p>
          </table:table-cell>
          <table:table-cell table:formula="of:=[.C180]-[.D180]" office:value-type="float" office:value="0.00819999999999999">
            <text:p>0,00820</text:p>
          </table:table-cell>
          <table:table-cell office:value-type="float" office:value="0.0168189644293466">
            <text:p>0,01682</text:p>
          </table:table-cell>
          <table:table-cell office:value-type="float" office:value="1.22687212380528">
            <text:p>1,22687</text:p>
          </table:table-cell>
          <table:table-cell office:value-type="float" office:value="1.2287824403485">
            <text:p>1,22878</text:p>
          </table:table-cell>
        </table:table-row>
        <table:table-row table:style-name="ro2">
          <table:table-cell table:style-name="ce1" office:value-type="string">
            <text:p>2006.04.25</text:p>
          </table:table-cell>
          <table:table-cell office:value-type="float" office:value="1.2383">
            <text:p>1,23830</text:p>
          </table:table-cell>
          <table:table-cell office:value-type="float" office:value="1.2437">
            <text:p>1,24370</text:p>
          </table:table-cell>
          <table:table-cell office:value-type="float" office:value="1.2365">
            <text:p>1,23650</text:p>
          </table:table-cell>
          <table:table-cell office:value-type="float" office:value="1.2426">
            <text:p>1,24260</text:p>
          </table:table-cell>
          <table:table-cell table:formula="of:=([.E181]+[.D181]+[.C181])/3" office:value-type="float" office:value="1.24093333333333">
            <text:p>1,24093</text:p>
          </table:table-cell>
          <table:table-cell table:formula="of:=[.C181]-[.D181]" office:value-type="float" office:value="0.0072000000000001">
            <text:p>0,00720</text:p>
          </table:table-cell>
          <table:table-cell office:value-type="float" office:value="0.0166125062570468">
            <text:p>0,01661</text:p>
          </table:table-cell>
          <table:table-cell office:value-type="float" office:value="1.22945328463432">
            <text:p>1,22945</text:p>
          </table:table-cell>
          <table:table-cell office:value-type="float" office:value="1.2314009764378">
            <text:p>1,23140</text:p>
          </table:table-cell>
        </table:table-row>
        <table:table-row table:style-name="ro2">
          <table:table-cell table:style-name="ce1" office:value-type="string">
            <text:p>2006.04.26</text:p>
          </table:table-cell>
          <table:table-cell office:value-type="float" office:value="1.2425">
            <text:p>1,24250</text:p>
          </table:table-cell>
          <table:table-cell office:value-type="float" office:value="1.2469">
            <text:p>1,24690</text:p>
          </table:table-cell>
          <table:table-cell office:value-type="float" office:value="1.2384">
            <text:p>1,23840</text:p>
          </table:table-cell>
          <table:table-cell office:value-type="float" office:value="1.2446">
            <text:p>1,24460</text:p>
          </table:table-cell>
          <table:table-cell table:formula="of:=([.E182]+[.D182]+[.C182])/3" office:value-type="float" office:value="1.2433">
            <text:p>1,24330</text:p>
          </table:table-cell>
          <table:table-cell table:formula="of:=[.C182]-[.D182]" office:value-type="float" office:value="0.00850000000000017">
            <text:p>0,00850</text:p>
          </table:table-cell>
          <table:table-cell office:value-type="float" office:value="0.0164489732012504">
            <text:p>0,01645</text:p>
          </table:table-cell>
          <table:table-cell office:value-type="float" office:value="1.23196964996903">
            <text:p>1,23197</text:p>
          </table:table-cell>
          <table:table-cell office:value-type="float" office:value="1.23406320147328">
            <text:p>1,23406</text:p>
          </table:table-cell>
        </table:table-row>
        <table:table-row table:style-name="ro2">
          <table:table-cell table:style-name="ce1" office:value-type="string">
            <text:p>2006.04.27</text:p>
          </table:table-cell>
          <table:table-cell office:value-type="float" office:value="1.2445">
            <text:p>1,24450</text:p>
          </table:table-cell>
          <table:table-cell office:value-type="float" office:value="1.2546">
            <text:p>1,25460</text:p>
          </table:table-cell>
          <table:table-cell office:value-type="float" office:value="1.2403">
            <text:p>1,24030</text:p>
          </table:table-cell>
          <table:table-cell office:value-type="float" office:value="1.2527">
            <text:p>1,25270</text:p>
          </table:table-cell>
          <table:table-cell table:formula="of:=([.E183]+[.D183]+[.C183])/3" office:value-type="float" office:value="1.2492">
            <text:p>1,24920</text:p>
          </table:table-cell>
          <table:table-cell table:formula="of:=[.C183]-[.D183]" office:value-type="float" office:value="0.0143">
            <text:p>0,01430</text:p>
          </table:table-cell>
          <table:table-cell office:value-type="float" office:value="0.0163059088579934">
            <text:p>0,01631</text:p>
          </table:table-cell>
          <table:table-cell office:value-type="float" office:value="1.2345365542794">
            <text:p>1,23454</text:p>
          </table:table-cell>
          <table:table-cell office:value-type="float" office:value="1.23651176369703">
            <text:p>1,23651</text:p>
          </table:table-cell>
        </table:table-row>
        <table:table-row table:style-name="ro2">
          <table:table-cell table:style-name="ce1" office:value-type="string">
            <text:p>2006.04.28</text:p>
          </table:table-cell>
          <table:table-cell office:value-type="float" office:value="1.2528">
            <text:p>1,25280</text:p>
          </table:table-cell>
          <table:table-cell office:value-type="float" office:value="1.2639">
            <text:p>1,26390</text:p>
          </table:table-cell>
          <table:table-cell office:value-type="float" office:value="1.2519">
            <text:p>1,25190</text:p>
          </table:table-cell>
          <table:table-cell office:value-type="float" office:value="1.2634">
            <text:p>1,26340</text:p>
          </table:table-cell>
          <table:table-cell table:formula="of:=([.E184]+[.D184]+[.C184])/3" office:value-type="float" office:value="1.25973333333333">
            <text:p>1,25973</text:p>
          </table:table-cell>
          <table:table-cell table:formula="of:=[.C184]-[.D184]" office:value-type="float" office:value="0.012">
            <text:p>0,01200</text:p>
          </table:table-cell>
          <table:table-cell office:value-type="float" office:value="0.0161121289158871">
            <text:p>0,01611</text:p>
          </table:table-cell>
          <table:table-cell office:value-type="float" office:value="1.23803363487534">
            <text:p>1,23803</text:p>
          </table:table-cell>
          <table:table-cell office:value-type="float" office:value="1.24059793220008">
            <text:p>1,24060</text:p>
          </table:table-cell>
        </table:table-row>
        <table:table-row table:style-name="ro2">
          <table:table-cell table:style-name="ce1" office:value-type="string">
            <text:p>2006.05.01</text:p>
          </table:table-cell>
          <table:table-cell office:value-type="float" office:value="1.2628">
            <text:p>1,26280</text:p>
          </table:table-cell>
          <table:table-cell office:value-type="float" office:value="1.2688">
            <text:p>1,26880</text:p>
          </table:table-cell>
          <table:table-cell office:value-type="float" office:value="1.2553">
            <text:p>1,25530</text:p>
          </table:table-cell>
          <table:table-cell office:value-type="float" office:value="1.2565">
            <text:p>1,25650</text:p>
          </table:table-cell>
          <table:table-cell table:formula="of:=([.E185]+[.D185]+[.C185])/3" office:value-type="float" office:value="1.2602">
            <text:p>1,26020</text:p>
          </table:table-cell>
          <table:table-cell table:formula="of:=[.C185]-[.D185]" office:value-type="float" office:value="0.0135000000000001">
            <text:p>0,01350</text:p>
          </table:table-cell>
          <table:table-cell office:value-type="float" office:value="0.0158148303117022">
            <text:p>0,01581</text:p>
          </table:table-cell>
          <table:table-cell office:value-type="float" office:value="1.24345552299916">
            <text:p>1,24346</text:p>
          </table:table-cell>
          <table:table-cell office:value-type="float" office:value="1.24658882094109">
            <text:p>1,24659</text:p>
          </table:table-cell>
        </table:table-row>
        <table:table-row table:style-name="ro2">
          <table:table-cell table:style-name="ce1" office:value-type="string">
            <text:p>2006.05.02</text:p>
          </table:table-cell>
          <table:table-cell office:value-type="float" office:value="1.2566">
            <text:p>1,25660</text:p>
          </table:table-cell>
          <table:table-cell office:value-type="float" office:value="1.2666">
            <text:p>1,26660</text:p>
          </table:table-cell>
          <table:table-cell office:value-type="float" office:value="1.2557">
            <text:p>1,25570</text:p>
          </table:table-cell>
          <table:table-cell office:value-type="float" office:value="1.261">
            <text:p>1,26100</text:p>
          </table:table-cell>
          <table:table-cell table:formula="of:=([.E186]+[.D186]+[.C186])/3" office:value-type="float" office:value="1.2611">
            <text:p>1,26110</text:p>
          </table:table-cell>
          <table:table-cell table:formula="of:=[.C186]-[.D186]" office:value-type="float" office:value="0.0108999999999999">
            <text:p>0,01090</text:p>
          </table:table-cell>
          <table:table-cell office:value-type="float" office:value="0.0156621121435933">
            <text:p>0,01566</text:p>
          </table:table-cell>
          <table:table-cell office:value-type="float" office:value="1.24717927237918">
            <text:p>1,24718</text:p>
          </table:table-cell>
          <table:table-cell office:value-type="float" office:value="1.24917699660455">
            <text:p>1,24918</text:p>
          </table:table-cell>
        </table:table-row>
        <table:table-row table:style-name="ro2">
          <table:table-cell table:style-name="ce1" office:value-type="string">
            <text:p>2006.05.03</text:p>
          </table:table-cell>
          <table:table-cell office:value-type="float" office:value="1.2611">
            <text:p>1,26110</text:p>
          </table:table-cell>
          <table:table-cell office:value-type="float" office:value="1.2667">
            <text:p>1,26670</text:p>
          </table:table-cell>
          <table:table-cell office:value-type="float" office:value="1.2589">
            <text:p>1,25890</text:p>
          </table:table-cell>
          <table:table-cell office:value-type="float" office:value="1.2629">
            <text:p>1,26290</text:p>
          </table:table-cell>
          <table:table-cell table:formula="of:=([.E187]+[.D187]+[.C187])/3" office:value-type="float" office:value="1.26283333333333">
            <text:p>1,26283</text:p>
          </table:table-cell>
          <table:table-cell table:formula="of:=[.C187]-[.D187]" office:value-type="float" office:value="0.00779999999999981">
            <text:p>0,00780</text:p>
          </table:table-cell>
          <table:table-cell office:value-type="float" office:value="0.0154323006716107">
            <text:p>0,01543</text:p>
          </table:table-cell>
          <table:table-cell office:value-type="float" office:value="1.25059993749727">
            <text:p>1,25060</text:p>
          </table:table-cell>
          <table:table-cell office:value-type="float" office:value="1.2521119682872">
            <text:p>1,25211</text:p>
          </table:table-cell>
        </table:table-row>
        <table:table-row table:style-name="ro2">
          <table:table-cell table:style-name="ce1" office:value-type="string">
            <text:p>2006.05.04</text:p>
          </table:table-cell>
          <table:table-cell office:value-type="float" office:value="1.2628">
            <text:p>1,26280</text:p>
          </table:table-cell>
          <table:table-cell office:value-type="float" office:value="1.2723">
            <text:p>1,27230</text:p>
          </table:table-cell>
          <table:table-cell office:value-type="float" office:value="1.2569">
            <text:p>1,25690</text:p>
          </table:table-cell>
          <table:table-cell office:value-type="float" office:value="1.2696">
            <text:p>1,26960</text:p>
          </table:table-cell>
          <table:table-cell table:formula="of:=([.E188]+[.D188]+[.C188])/3" office:value-type="float" office:value="1.26626666666667">
            <text:p>1,26627</text:p>
          </table:table-cell>
          <table:table-cell table:formula="of:=[.C188]-[.D188]" office:value-type="float" office:value="0.0154000000000001">
            <text:p>0,01540</text:p>
          </table:table-cell>
          <table:table-cell office:value-type="float" office:value="0.0152227071189166">
            <text:p>0,01522</text:p>
          </table:table-cell>
          <table:table-cell office:value-type="float" office:value="1.25384546908089">
            <text:p>1,25385</text:p>
          </table:table-cell>
          <table:table-cell office:value-type="float" office:value="1.25521086269596">
            <text:p>1,25521</text:p>
          </table:table-cell>
        </table:table-row>
        <table:table-row table:style-name="ro2">
          <table:table-cell table:style-name="ce1" office:value-type="string">
            <text:p>2006.05.05</text:p>
          </table:table-cell>
          <table:table-cell office:value-type="float" office:value="1.2695">
            <text:p>1,26950</text:p>
          </table:table-cell>
          <table:table-cell office:value-type="float" office:value="1.2764">
            <text:p>1,27640</text:p>
          </table:table-cell>
          <table:table-cell office:value-type="float" office:value="1.2674">
            <text:p>1,26740</text:p>
          </table:table-cell>
          <table:table-cell office:value-type="float" office:value="1.2726">
            <text:p>1,27260</text:p>
          </table:table-cell>
          <table:table-cell table:formula="of:=([.E189]+[.D189]+[.C189])/3" office:value-type="float" office:value="1.27213333333333">
            <text:p>1,27213</text:p>
          </table:table-cell>
          <table:table-cell table:formula="of:=[.C189]-[.D189]" office:value-type="float" office:value="0.0089999999999999">
            <text:p>0,00900</text:p>
          </table:table-cell>
          <table:table-cell office:value-type="float" office:value="0.0150740647097874">
            <text:p>0,01507</text:p>
          </table:table-cell>
          <table:table-cell office:value-type="float" office:value="1.25655950258905">
            <text:p>1,25656</text:p>
          </table:table-cell>
          <table:table-cell office:value-type="float" office:value="1.25902407551105">
            <text:p>1,25902</text:p>
          </table:table-cell>
        </table:table-row>
        <table:table-row table:style-name="ro2">
          <table:table-cell table:style-name="ce1" office:value-type="string">
            <text:p>2006.05.08</text:p>
          </table:table-cell>
          <table:table-cell office:value-type="float" office:value="1.2745">
            <text:p>1,27450</text:p>
          </table:table-cell>
          <table:table-cell office:value-type="float" office:value="1.2786">
            <text:p>1,27860</text:p>
          </table:table-cell>
          <table:table-cell office:value-type="float" office:value="1.2692">
            <text:p>1,26920</text:p>
          </table:table-cell>
          <table:table-cell office:value-type="float" office:value="1.2702">
            <text:p>1,27020</text:p>
          </table:table-cell>
          <table:table-cell table:formula="of:=([.E190]+[.D190]+[.C190])/3" office:value-type="float" office:value="1.27266666666667">
            <text:p>1,27267</text:p>
          </table:table-cell>
          <table:table-cell table:formula="of:=[.C190]-[.D190]" office:value-type="float" office:value="0.00939999999999985">
            <text:p>0,00940</text:p>
          </table:table-cell>
          <table:table-cell office:value-type="float" office:value="0.0149260532794237">
            <text:p>0,01493</text:p>
          </table:table-cell>
          <table:table-cell office:value-type="float" office:value="1.26042166339654">
            <text:p>1,26042</text:p>
          </table:table-cell>
          <table:table-cell office:value-type="float" office:value="1.26253070132084">
            <text:p>1,26253</text:p>
          </table:table-cell>
        </table:table-row>
        <table:table-row table:style-name="ro2">
          <table:table-cell table:style-name="ce1" office:value-type="string">
            <text:p>2006.05.09</text:p>
          </table:table-cell>
          <table:table-cell office:value-type="float" office:value="1.2704">
            <text:p>1,27040</text:p>
          </table:table-cell>
          <table:table-cell office:value-type="float" office:value="1.2781">
            <text:p>1,27810</text:p>
          </table:table-cell>
          <table:table-cell office:value-type="float" office:value="1.2661">
            <text:p>1,26610</text:p>
          </table:table-cell>
          <table:table-cell office:value-type="float" office:value="1.2762">
            <text:p>1,27620</text:p>
          </table:table-cell>
          <table:table-cell table:formula="of:=([.E191]+[.D191]+[.C191])/3" office:value-type="float" office:value="1.27346666666667">
            <text:p>1,27347</text:p>
          </table:table-cell>
          <table:table-cell table:formula="of:=[.C191]-[.D191]" office:value-type="float" office:value="0.012">
            <text:p>0,01200</text:p>
          </table:table-cell>
          <table:table-cell office:value-type="float" office:value="0.0148075495606341">
            <text:p>0,01481</text:p>
          </table:table-cell>
          <table:table-cell office:value-type="float" office:value="1.26332889755474">
            <text:p>1,26333</text:p>
          </table:table-cell>
          <table:table-cell office:value-type="float" office:value="1.26445341996549">
            <text:p>1,26445</text:p>
          </table:table-cell>
        </table:table-row>
        <table:table-row table:style-name="ro2">
          <table:table-cell table:style-name="ce1" office:value-type="string">
            <text:p>2006.05.10</text:p>
          </table:table-cell>
          <table:table-cell office:value-type="float" office:value="1.2761">
            <text:p>1,27610</text:p>
          </table:table-cell>
          <table:table-cell office:value-type="float" office:value="1.2832">
            <text:p>1,28320</text:p>
          </table:table-cell>
          <table:table-cell office:value-type="float" office:value="1.2751">
            <text:p>1,27510</text:p>
          </table:table-cell>
          <table:table-cell office:value-type="float" office:value="1.2782">
            <text:p>1,27820</text:p>
          </table:table-cell>
          <table:table-cell table:formula="of:=([.E192]+[.D192]+[.C192])/3" office:value-type="float" office:value="1.27883333333333">
            <text:p>1,27883</text:p>
          </table:table-cell>
          <table:table-cell table:formula="of:=[.C192]-[.D192]" office:value-type="float" office:value="0.00809999999999977">
            <text:p>0,00810</text:p>
          </table:table-cell>
          <table:table-cell office:value-type="float" office:value="0.01465632485242">
            <text:p>0,01466</text:p>
          </table:table-cell>
          <table:table-cell office:value-type="float" office:value="1.2656954922153">
            <text:p>1,26570</text:p>
          </table:table-cell>
          <table:table-cell office:value-type="float" office:value="1.2672560098371">
            <text:p>1,26726</text:p>
          </table:table-cell>
        </table:table-row>
        <table:table-row table:style-name="ro2">
          <table:table-cell table:style-name="ce1" office:value-type="string">
            <text:p>2006.05.11</text:p>
          </table:table-cell>
          <table:table-cell office:value-type="float" office:value="1.2783">
            <text:p>1,27830</text:p>
          </table:table-cell>
          <table:table-cell office:value-type="float" office:value="1.2871">
            <text:p>1,28710</text:p>
          </table:table-cell>
          <table:table-cell office:value-type="float" office:value="1.2684">
            <text:p>1,26840</text:p>
          </table:table-cell>
          <table:table-cell office:value-type="float" office:value="1.2835">
            <text:p>1,28350</text:p>
          </table:table-cell>
          <table:table-cell table:formula="of:=([.E193]+[.D193]+[.C193])/3" office:value-type="float" office:value="1.27966666666667">
            <text:p>1,27967</text:p>
          </table:table-cell>
          <table:table-cell table:formula="of:=[.C193]-[.D193]" office:value-type="float" office:value="0.0187000000000002">
            <text:p>0,01870</text:p>
          </table:table-cell>
          <table:table-cell office:value-type="float" office:value="0.0144908072398452">
            <text:p>0,01449</text:p>
          </table:table-cell>
          <table:table-cell office:value-type="float" office:value="1.2691653909797">
            <text:p>1,26917</text:p>
          </table:table-cell>
          <table:table-cell office:value-type="float" office:value="1.27043929490237">
            <text:p>1,27044</text:p>
          </table:table-cell>
        </table:table-row>
        <table:table-row table:style-name="ro2">
          <table:table-cell table:style-name="ce1" office:value-type="string">
            <text:p>2006.05.12</text:p>
          </table:table-cell>
          <table:table-cell office:value-type="float" office:value="1.2836">
            <text:p>1,28360</text:p>
          </table:table-cell>
          <table:table-cell office:value-type="float" office:value="1.2956">
            <text:p>1,29560</text:p>
          </table:table-cell>
          <table:table-cell office:value-type="float" office:value="1.2829">
            <text:p>1,28290</text:p>
          </table:table-cell>
          <table:table-cell office:value-type="float" office:value="1.2926">
            <text:p>1,29260</text:p>
          </table:table-cell>
          <table:table-cell table:formula="of:=([.E194]+[.D194]+[.C194])/3" office:value-type="float" office:value="1.29036666666667">
            <text:p>1,29037</text:p>
          </table:table-cell>
          <table:table-cell table:formula="of:=[.C194]-[.D194]" office:value-type="float" office:value="0.0126999999999999">
            <text:p>0,01270</text:p>
          </table:table-cell>
          <table:table-cell office:value-type="float" office:value="0.0144059835127651">
            <text:p>0,01441</text:p>
          </table:table-cell>
          <table:table-cell office:value-type="float" office:value="1.2714015605763">
            <text:p>1,27140</text:p>
          </table:table-cell>
          <table:table-cell office:value-type="float" office:value="1.27374050419407">
            <text:p>1,27374</text:p>
          </table:table-cell>
        </table:table-row>
        <table:table-row table:style-name="ro2">
          <table:table-cell table:style-name="ce1" office:value-type="string">
            <text:p>2006.05.15</text:p>
          </table:table-cell>
          <table:table-cell office:value-type="float" office:value="1.2945">
            <text:p>1,29450</text:p>
          </table:table-cell>
          <table:table-cell office:value-type="float" office:value="1.2971">
            <text:p>1,29710</text:p>
          </table:table-cell>
          <table:table-cell office:value-type="float" office:value="1.2778">
            <text:p>1,27780</text:p>
          </table:table-cell>
          <table:table-cell office:value-type="float" office:value="1.2799">
            <text:p>1,27990</text:p>
          </table:table-cell>
          <table:table-cell table:formula="of:=([.E195]+[.D195]+[.C195])/3" office:value-type="float" office:value="1.28493333333333">
            <text:p>1,28493</text:p>
          </table:table-cell>
          <table:table-cell table:formula="of:=[.C195]-[.D195]" office:value-type="float" office:value="0.0192999999999999">
            <text:p>0,01930</text:p>
          </table:table-cell>
          <table:table-cell office:value-type="float" office:value="0.0142179900923281">
            <text:p>0,01422</text:p>
          </table:table-cell>
          <table:table-cell office:value-type="float" office:value="1.2763575912482">
            <text:p>1,27636</text:p>
          </table:table-cell>
          <table:table-cell office:value-type="float" office:value="1.27871351520421">
            <text:p>1,27871</text:p>
          </table:table-cell>
        </table:table-row>
        <table:table-row table:style-name="ro2">
          <table:table-cell table:style-name="ce1" office:value-type="string">
            <text:p>2006.05.16</text:p>
          </table:table-cell>
          <table:table-cell office:value-type="float" office:value="1.2798">
            <text:p>1,27980</text:p>
          </table:table-cell>
          <table:table-cell office:value-type="float" office:value="1.2867">
            <text:p>1,28670</text:p>
          </table:table-cell>
          <table:table-cell office:value-type="float" office:value="1.277">
            <text:p>1,27700</text:p>
          </table:table-cell>
          <table:table-cell office:value-type="float" office:value="1.2858">
            <text:p>1,28580</text:p>
          </table:table-cell>
          <table:table-cell table:formula="of:=([.E196]+[.D196]+[.C196])/3" office:value-type="float" office:value="1.28316666666667">
            <text:p>1,28317</text:p>
          </table:table-cell>
          <table:table-cell table:formula="of:=[.C196]-[.D196]" office:value-type="float" office:value="0.00969999999999982">
            <text:p>0,00970</text:p>
          </table:table-cell>
          <table:table-cell office:value-type="float" office:value="0.0142341043167814">
            <text:p>0,01423</text:p>
          </table:table-cell>
          <table:table-cell office:value-type="float" office:value="1.2780701668635">
            <text:p>1,27807</text:p>
          </table:table-cell>
          <table:table-cell office:value-type="float" office:value="1.27909505730966">
            <text:p>1,27910</text:p>
          </table:table-cell>
        </table:table-row>
        <table:table-row table:style-name="ro2">
          <table:table-cell table:style-name="ce1" office:value-type="string">
            <text:p>2006.05.17</text:p>
          </table:table-cell>
          <table:table-cell office:value-type="float" office:value="1.2856">
            <text:p>1,28560</text:p>
          </table:table-cell>
          <table:table-cell office:value-type="float" office:value="1.292">
            <text:p>1,29200</text:p>
          </table:table-cell>
          <table:table-cell office:value-type="float" office:value="1.2701">
            <text:p>1,27010</text:p>
          </table:table-cell>
          <table:table-cell office:value-type="float" office:value="1.2727">
            <text:p>1,27270</text:p>
          </table:table-cell>
          <table:table-cell table:formula="of:=([.E197]+[.D197]+[.C197])/3" office:value-type="float" office:value="1.27826666666667">
            <text:p>1,27827</text:p>
          </table:table-cell>
          <table:table-cell table:formula="of:=[.C197]-[.D197]" office:value-type="float" office:value="0.0219">
            <text:p>0,02190</text:p>
          </table:table-cell>
          <table:table-cell office:value-type="float" office:value="0.0140845382400891">
            <text:p>0,01408</text:p>
          </table:table-cell>
          <table:table-cell office:value-type="float" office:value="1.27952203172676">
            <text:p>1,27952</text:p>
          </table:table-cell>
          <table:table-cell office:value-type="float" office:value="1.2806681155017">
            <text:p>1,28067</text:p>
          </table:table-cell>
        </table:table-row>
        <table:table-row table:style-name="ro2">
          <table:table-cell table:style-name="ce1" office:value-type="string">
            <text:p>2006.05.18</text:p>
          </table:table-cell>
          <table:table-cell office:value-type="float" office:value="1.2728">
            <text:p>1,27280</text:p>
          </table:table-cell>
          <table:table-cell office:value-type="float" office:value="1.2872">
            <text:p>1,28720</text:p>
          </table:table-cell>
          <table:table-cell office:value-type="float" office:value="1.2724">
            <text:p>1,27240</text:p>
          </table:table-cell>
          <table:table-cell office:value-type="float" office:value="1.2856">
            <text:p>1,28560</text:p>
          </table:table-cell>
          <table:table-cell table:formula="of:=([.E198]+[.D198]+[.C198])/3" office:value-type="float" office:value="1.28173333333333">
            <text:p>1,28173</text:p>
          </table:table-cell>
          <table:table-cell table:formula="of:=[.C198]-[.D198]" office:value-type="float" office:value="0.0147999999999999">
            <text:p>0,01480</text:p>
          </table:table-cell>
          <table:table-cell office:value-type="float" office:value="0.0142163543246405">
            <text:p>0,01422</text:p>
          </table:table-cell>
          <table:table-cell office:value-type="float" office:value="1.2790367600895">
            <text:p>1,27904</text:p>
          </table:table-cell>
          <table:table-cell office:value-type="float" office:value="1.27899132568846">
            <text:p>1,27899</text:p>
          </table:table-cell>
        </table:table-row>
        <table:table-row table:style-name="ro2">
          <table:table-cell table:style-name="ce1" office:value-type="string">
            <text:p>2006.05.19</text:p>
          </table:table-cell>
          <table:table-cell office:value-type="float" office:value="1.2855">
            <text:p>1,28550</text:p>
          </table:table-cell>
          <table:table-cell office:value-type="float" office:value="1.2864">
            <text:p>1,28640</text:p>
          </table:table-cell>
          <table:table-cell office:value-type="float" office:value="1.2693">
            <text:p>1,26930</text:p>
          </table:table-cell>
          <table:table-cell office:value-type="float" office:value="1.2777">
            <text:p>1,27770</text:p>
          </table:table-cell>
          <table:table-cell table:formula="of:=([.E199]+[.D199]+[.C199])/3" office:value-type="float" office:value="1.2778">
            <text:p>1,27780</text:p>
          </table:table-cell>
          <table:table-cell table:formula="of:=[.C199]-[.D199]" office:value-type="float" office:value="0.0170999999999999">
            <text:p>0,01710</text:p>
          </table:table-cell>
          <table:table-cell office:value-type="float" office:value="0.0141450153987332">
            <text:p>0,01415</text:p>
          </table:table-cell>
          <table:table-cell office:value-type="float" office:value="1.27964515598686">
            <text:p>1,27965</text:p>
          </table:table-cell>
          <table:table-cell office:value-type="float" office:value="1.28058007676702">
            <text:p>1,28058</text:p>
          </table:table-cell>
        </table:table-row>
        <table:table-row table:style-name="ro2">
          <table:table-cell table:style-name="ce1" office:value-type="string">
            <text:p>2006.05.22</text:p>
          </table:table-cell>
          <table:table-cell office:value-type="float" office:value="1.276">
            <text:p>1,27600</text:p>
          </table:table-cell>
          <table:table-cell office:value-type="float" office:value="1.2884">
            <text:p>1,28840</text:p>
          </table:table-cell>
          <table:table-cell office:value-type="float" office:value="1.2693">
            <text:p>1,26930</text:p>
          </table:table-cell>
          <table:table-cell office:value-type="float" office:value="1.2858">
            <text:p>1,28580</text:p>
          </table:table-cell>
          <table:table-cell table:formula="of:=([.E200]+[.D200]+[.C200])/3" office:value-type="float" office:value="1.28116666666667">
            <text:p>1,28117</text:p>
          </table:table-cell>
          <table:table-cell table:formula="of:=[.C200]-[.D200]" office:value-type="float" office:value="0.0190999999999999">
            <text:p>0,01910</text:p>
          </table:table-cell>
          <table:table-cell office:value-type="float" office:value="0.0143004573509708">
            <text:p>0,01430</text:p>
          </table:table-cell>
          <table:table-cell office:value-type="float" office:value="1.27921441350877">
            <text:p>1,27921</text:p>
          </table:table-cell>
          <table:table-cell office:value-type="float" office:value="1.27979366797605">
            <text:p>1,27979</text:p>
          </table:table-cell>
        </table:table-row>
        <table:table-row table:style-name="ro2">
          <table:table-cell table:style-name="ce1" office:value-type="string">
            <text:p>2006.05.23</text:p>
          </table:table-cell>
          <table:table-cell office:value-type="float" office:value="1.2859">
            <text:p>1,28590</text:p>
          </table:table-cell>
          <table:table-cell office:value-type="float" office:value="1.2878">
            <text:p>1,28780</text:p>
          </table:table-cell>
          <table:table-cell office:value-type="float" office:value="1.2777">
            <text:p>1,27770</text:p>
          </table:table-cell>
          <table:table-cell office:value-type="float" office:value="1.2783">
            <text:p>1,27830</text:p>
          </table:table-cell>
          <table:table-cell table:formula="of:=([.E201]+[.D201]+[.C201])/3" office:value-type="float" office:value="1.28126666666667">
            <text:p>1,28127</text:p>
          </table:table-cell>
          <table:table-cell table:formula="of:=[.C201]-[.D201]" office:value-type="float" office:value="0.0101">
            <text:p>0,01010</text:p>
          </table:table-cell>
          <table:table-cell office:value-type="float" office:value="0.0143178954302129">
            <text:p>0,01432</text:p>
          </table:table-cell>
          <table:table-cell office:value-type="float" office:value="1.27939209626519">
            <text:p>1,27939</text:p>
          </table:table-cell>
          <table:table-cell office:value-type="float" office:value="1.2809122314963">
            <text:p>1,28091</text:p>
          </table:table-cell>
        </table:table-row>
        <table:table-row table:style-name="ro2">
          <table:table-cell table:style-name="ce1" office:value-type="string">
            <text:p>2006.05.24</text:p>
          </table:table-cell>
          <table:table-cell office:value-type="float" office:value="1.2781">
            <text:p>1,27810</text:p>
          </table:table-cell>
          <table:table-cell office:value-type="float" office:value="1.289">
            <text:p>1,28900</text:p>
          </table:table-cell>
          <table:table-cell office:value-type="float" office:value="1.273">
            <text:p>1,27300</text:p>
          </table:table-cell>
          <table:table-cell office:value-type="float" office:value="1.2756">
            <text:p>1,27560</text:p>
          </table:table-cell>
          <table:table-cell table:formula="of:=([.E202]+[.D202]+[.C202])/3" office:value-type="float" office:value="1.2792">
            <text:p>1,27920</text:p>
          </table:table-cell>
          <table:table-cell table:formula="of:=[.C202]-[.D202]" office:value-type="float" office:value="0.0159999999999998">
            <text:p>0,01600</text:p>
          </table:table-cell>
          <table:table-cell office:value-type="float" office:value="0.0143437329793205">
            <text:p>0,01434</text:p>
          </table:table-cell>
          <table:table-cell office:value-type="float" office:value="1.28016025478101">
            <text:p>1,28016</text:p>
          </table:table-cell>
          <table:table-cell office:value-type="float" office:value="1.28039819756848">
            <text:p>1,28040</text:p>
          </table:table-cell>
        </table:table-row>
        <table:table-row table:style-name="ro2">
          <table:table-cell table:style-name="ce1" office:value-type="string">
            <text:p>2006.05.25</text:p>
          </table:table-cell>
          <table:table-cell office:value-type="float" office:value="1.2755">
            <text:p>1,27550</text:p>
          </table:table-cell>
          <table:table-cell office:value-type="float" office:value="1.2827">
            <text:p>1,28270</text:p>
          </table:table-cell>
          <table:table-cell office:value-type="float" office:value="1.2747">
            <text:p>1,27470</text:p>
          </table:table-cell>
          <table:table-cell office:value-type="float" office:value="1.2827">
            <text:p>1,28270</text:p>
          </table:table-cell>
          <table:table-cell table:formula="of:=([.E203]+[.D203]+[.C203])/3" office:value-type="float" office:value="1.28003333333333">
            <text:p>1,28003</text:p>
          </table:table-cell>
          <table:table-cell table:formula="of:=[.C203]-[.D203]" office:value-type="float" office:value="0.00800000000000001">
            <text:p>0,00800</text:p>
          </table:table-cell>
          <table:table-cell office:value-type="float" office:value="0.0143565302308427">
            <text:p>0,01436</text:p>
          </table:table-cell>
          <table:table-cell office:value-type="float" office:value="1.27959945153282">
            <text:p>1,27960</text:p>
          </table:table-cell>
          <table:table-cell office:value-type="float" office:value="1.27900699060641">
            <text:p>1,27901</text:p>
          </table:table-cell>
        </table:table-row>
        <table:table-row table:style-name="ro2">
          <table:table-cell table:style-name="ce1" office:value-type="string">
            <text:p>2006.05.26</text:p>
          </table:table-cell>
          <table:table-cell office:value-type="float" office:value="1.2825">
            <text:p>1,28250</text:p>
          </table:table-cell>
          <table:table-cell office:value-type="float" office:value="1.2832">
            <text:p>1,28320</text:p>
          </table:table-cell>
          <table:table-cell office:value-type="float" office:value="1.2699">
            <text:p>1,26990</text:p>
          </table:table-cell>
          <table:table-cell office:value-type="float" office:value="1.2737">
            <text:p>1,27370</text:p>
          </table:table-cell>
          <table:table-cell table:formula="of:=([.E204]+[.D204]+[.C204])/3" office:value-type="float" office:value="1.2756">
            <text:p>1,27560</text:p>
          </table:table-cell>
          <table:table-cell table:formula="of:=[.C204]-[.D204]" office:value-type="float" office:value="0.0132999999999999">
            <text:p>0,01330</text:p>
          </table:table-cell>
          <table:table-cell office:value-type="float" office:value="0.0142781355534959">
            <text:p>0,01428</text:p>
          </table:table-cell>
          <table:table-cell office:value-type="float" office:value="1.27996374298583">
            <text:p>1,27996</text:p>
          </table:table-cell>
          <table:table-cell office:value-type="float" office:value="1.27974739791406">
            <text:p>1,27975</text:p>
          </table:table-cell>
        </table:table-row>
        <table:table-row table:style-name="ro2">
          <table:table-cell table:style-name="ce1" office:value-type="string">
            <text:p>2006.05.29</text:p>
          </table:table-cell>
          <table:table-cell office:value-type="float" office:value="1.2725">
            <text:p>1,27250</text:p>
          </table:table-cell>
          <table:table-cell office:value-type="float" office:value="1.2768">
            <text:p>1,27680</text:p>
          </table:table-cell>
          <table:table-cell office:value-type="float" office:value="1.2717">
            <text:p>1,27170</text:p>
          </table:table-cell>
          <table:table-cell office:value-type="float" office:value="1.2747">
            <text:p>1,27470</text:p>
          </table:table-cell>
          <table:table-cell table:formula="of:=([.E205]+[.D205]+[.C205])/3" office:value-type="float" office:value="1.2744">
            <text:p>1,27440</text:p>
          </table:table-cell>
          <table:table-cell table:formula="of:=[.C205]-[.D205]" office:value-type="float" office:value="0.00509999999999988">
            <text:p>0,00510</text:p>
          </table:table-cell>
          <table:table-cell office:value-type="float" office:value="0.0143398792367018">
            <text:p>0,01434</text:p>
          </table:table-cell>
          <table:table-cell office:value-type="float" office:value="1.27868826230106">
            <text:p>1,27869</text:p>
          </table:table-cell>
          <table:table-cell office:value-type="float" office:value="1.27844388959064">
            <text:p>1,27844</text:p>
          </table:table-cell>
        </table:table-row>
        <table:table-row table:style-name="ro2">
          <table:table-cell table:style-name="ce1" office:value-type="string">
            <text:p>2006.05.30</text:p>
          </table:table-cell>
          <table:table-cell office:value-type="float" office:value="1.2748">
            <text:p>1,27480</text:p>
          </table:table-cell>
          <table:table-cell office:value-type="float" office:value="1.2908">
            <text:p>1,29080</text:p>
          </table:table-cell>
          <table:table-cell office:value-type="float" office:value="1.2742">
            <text:p>1,27420</text:p>
          </table:table-cell>
          <table:table-cell office:value-type="float" office:value="1.2874">
            <text:p>1,28740</text:p>
          </table:table-cell>
          <table:table-cell table:formula="of:=([.E206]+[.D206]+[.C206])/3" office:value-type="float" office:value="1.28413333333333">
            <text:p>1,28413</text:p>
          </table:table-cell>
          <table:table-cell table:formula="of:=[.C206]-[.D206]" office:value-type="float" office:value="0.0165999999999999">
            <text:p>0,01660</text:p>
          </table:table-cell>
          <table:table-cell office:value-type="float" office:value="0.0143138740033566">
            <text:p>0,01431</text:p>
          </table:table-cell>
          <table:table-cell office:value-type="float" office:value="1.2775308084182">
            <text:p>1,27753</text:p>
          </table:table-cell>
          <table:table-cell office:value-type="float" office:value="1.27721338131821">
            <text:p>1,27721</text:p>
          </table:table-cell>
        </table:table-row>
        <table:table-row table:style-name="ro2">
          <table:table-cell table:style-name="ce1" office:value-type="string">
            <text:p>2006.05.31</text:p>
          </table:table-cell>
          <table:table-cell office:value-type="float" office:value="1.2873">
            <text:p>1,28730</text:p>
          </table:table-cell>
          <table:table-cell office:value-type="float" office:value="1.2902">
            <text:p>1,29020</text:p>
          </table:table-cell>
          <table:table-cell office:value-type="float" office:value="1.2805">
            <text:p>1,28050</text:p>
          </table:table-cell>
          <table:table-cell office:value-type="float" office:value="1.2816">
            <text:p>1,28160</text:p>
          </table:table-cell>
          <table:table-cell table:formula="of:=([.E207]+[.D207]+[.C207])/3" office:value-type="float" office:value="1.2841">
            <text:p>1,28410</text:p>
          </table:table-cell>
          <table:table-cell table:formula="of:=[.C207]-[.D207]" office:value-type="float" office:value="0.00970000000000004">
            <text:p>0,00970</text:p>
          </table:table-cell>
          <table:table-cell office:value-type="float" office:value="0.0142586206983661">
            <text:p>0,01426</text:p>
          </table:table-cell>
          <table:table-cell office:value-type="float" office:value="1.2795453663419">
            <text:p>1,27955</text:p>
          </table:table-cell>
          <table:table-cell office:value-type="float" office:value="1.28004909968668">
            <text:p>1,28005</text:p>
          </table:table-cell>
        </table:table-row>
        <table:table-row table:style-name="ro2">
          <table:table-cell table:style-name="ce1" office:value-type="string">
            <text:p>2006.06.01</text:p>
          </table:table-cell>
          <table:table-cell office:value-type="float" office:value="1.2817">
            <text:p>1,28170</text:p>
          </table:table-cell>
          <table:table-cell office:value-type="float" office:value="1.2823">
            <text:p>1,28230</text:p>
          </table:table-cell>
          <table:table-cell office:value-type="float" office:value="1.2723">
            <text:p>1,27230</text:p>
          </table:table-cell>
          <table:table-cell office:value-type="float" office:value="1.2813">
            <text:p>1,28130</text:p>
          </table:table-cell>
          <table:table-cell table:formula="of:=([.E208]+[.D208]+[.C208])/3" office:value-type="float" office:value="1.27863333333333">
            <text:p>1,27863</text:p>
          </table:table-cell>
          <table:table-cell table:formula="of:=[.C208]-[.D208]" office:value-type="float" office:value="0.01">
            <text:p>0,01000</text:p>
          </table:table-cell>
          <table:table-cell office:value-type="float" office:value="0.014221075444303">
            <text:p>0,01422</text:p>
          </table:table-cell>
          <table:table-cell office:value-type="float" office:value="1.28019337596471">
            <text:p>1,28019</text:p>
          </table:table-cell>
          <table:table-cell office:value-type="float" office:value="1.28022237668923">
            <text:p>1,28022</text:p>
          </table:table-cell>
        </table:table-row>
        <table:table-row table:style-name="ro2">
          <table:table-cell table:style-name="ce1" office:value-type="string">
            <text:p>2006.06.02</text:p>
          </table:table-cell>
          <table:table-cell office:value-type="float" office:value="1.2814">
            <text:p>1,28140</text:p>
          </table:table-cell>
          <table:table-cell office:value-type="float" office:value="1.2939">
            <text:p>1,29390</text:p>
          </table:table-cell>
          <table:table-cell office:value-type="float" office:value="1.2796">
            <text:p>1,27960</text:p>
          </table:table-cell>
          <table:table-cell office:value-type="float" office:value="1.2917">
            <text:p>1,29170</text:p>
          </table:table-cell>
          <table:table-cell table:formula="of:=([.E209]+[.D209]+[.C209])/3" office:value-type="float" office:value="1.2884">
            <text:p>1,28840</text:p>
          </table:table-cell>
          <table:table-cell table:formula="of:=[.C209]-[.D209]" office:value-type="float" office:value="0.0143">
            <text:p>0,01430</text:p>
          </table:table-cell>
          <table:table-cell office:value-type="float" office:value="0.0141892763959035">
            <text:p>0,01419</text:p>
          </table:table-cell>
          <table:table-cell office:value-type="float" office:value="1.28004075109961">
            <text:p>1,28004</text:p>
          </table:table-cell>
          <table:table-cell office:value-type="float" office:value="1.28041239834488">
            <text:p>1,28041</text:p>
          </table:table-cell>
        </table:table-row>
        <table:table-row table:style-name="ro2">
          <table:table-cell table:style-name="ce1" office:value-type="string">
            <text:p>2006.06.05</text:p>
          </table:table-cell>
          <table:table-cell office:value-type="float" office:value="1.2925">
            <text:p>1,29250</text:p>
          </table:table-cell>
          <table:table-cell office:value-type="float" office:value="1.2978">
            <text:p>1,29780</text:p>
          </table:table-cell>
          <table:table-cell office:value-type="float" office:value="1.2897">
            <text:p>1,28970</text:p>
          </table:table-cell>
          <table:table-cell office:value-type="float" office:value="1.2903">
            <text:p>1,29030</text:p>
          </table:table-cell>
          <table:table-cell table:formula="of:=([.E210]+[.D210]+[.C210])/3" office:value-type="float" office:value="1.2926">
            <text:p>1,29260</text:p>
          </table:table-cell>
          <table:table-cell table:formula="of:=[.C210]-[.D210]" office:value-type="float" office:value="0.0081">
            <text:p>0,00810</text:p>
          </table:table-cell>
          <table:table-cell office:value-type="float" office:value="0.0140531752947122">
            <text:p>0,01405</text:p>
          </table:table-cell>
          <table:table-cell office:value-type="float" office:value="1.28236469211745">
            <text:p>1,28236</text:p>
          </table:table-cell>
          <table:table-cell office:value-type="float" office:value="1.28346758094871">
            <text:p>1,28347</text:p>
          </table:table-cell>
        </table:table-row>
        <table:table-row table:style-name="ro2">
          <table:table-cell table:style-name="ce1" office:value-type="string">
            <text:p>2006.06.06</text:p>
          </table:table-cell>
          <table:table-cell office:value-type="float" office:value="1.2902">
            <text:p>1,29020</text:p>
          </table:table-cell>
          <table:table-cell office:value-type="float" office:value="1.2933">
            <text:p>1,29330</text:p>
          </table:table-cell>
          <table:table-cell office:value-type="float" office:value="1.2809">
            <text:p>1,28090</text:p>
          </table:table-cell>
          <table:table-cell office:value-type="float" office:value="1.2823">
            <text:p>1,28230</text:p>
          </table:table-cell>
          <table:table-cell table:formula="of:=([.E211]+[.D211]+[.C211])/3" office:value-type="float" office:value="1.2855">
            <text:p>1,28550</text:p>
          </table:table-cell>
          <table:table-cell table:formula="of:=[.C211]-[.D211]" office:value-type="float" office:value="0.0124">
            <text:p>0,01240</text:p>
          </table:table-cell>
          <table:table-cell office:value-type="float" office:value="0.0139131562369895">
            <text:p>0,01391</text:p>
          </table:table-cell>
          <table:table-cell office:value-type="float" office:value="1.28496306242577">
            <text:p>1,28496</text:p>
          </table:table-cell>
          <table:table-cell office:value-type="float" office:value="1.28573749535492">
            <text:p>1,28574</text:p>
          </table:table-cell>
        </table:table-row>
        <table:table-row table:style-name="ro2">
          <table:table-cell table:style-name="ce1" office:value-type="string">
            <text:p>2006.06.07</text:p>
          </table:table-cell>
          <table:table-cell office:value-type="float" office:value="1.2824">
            <text:p>1,28240</text:p>
          </table:table-cell>
          <table:table-cell office:value-type="float" office:value="1.2836">
            <text:p>1,28360</text:p>
          </table:table-cell>
          <table:table-cell office:value-type="float" office:value="1.276">
            <text:p>1,27600</text:p>
          </table:table-cell>
          <table:table-cell office:value-type="float" office:value="1.2801">
            <text:p>1,28010</text:p>
          </table:table-cell>
          <table:table-cell table:formula="of:=([.E212]+[.D212]+[.C212])/3" office:value-type="float" office:value="1.2799">
            <text:p>1,27990</text:p>
          </table:table-cell>
          <table:table-cell table:formula="of:=[.C212]-[.D212]" office:value-type="float" office:value="0.00760000000000005">
            <text:p>0,00760</text:p>
          </table:table-cell>
          <table:table-cell office:value-type="float" office:value="0.013915837752005">
            <text:p>0,01392</text:p>
          </table:table-cell>
          <table:table-cell office:value-type="float" office:value="1.28468405819574">
            <text:p>1,28468</text:p>
          </table:table-cell>
          <table:table-cell office:value-type="float" office:value="1.28454676903381">
            <text:p>1,28455</text:p>
          </table:table-cell>
        </table:table-row>
        <table:table-row table:style-name="ro2">
          <table:table-cell table:style-name="ce1" office:value-type="string">
            <text:p>2006.06.08</text:p>
          </table:table-cell>
          <table:table-cell office:value-type="float" office:value="1.2803">
            <text:p>1,28030</text:p>
          </table:table-cell>
          <table:table-cell office:value-type="float" office:value="1.2808">
            <text:p>1,28080</text:p>
          </table:table-cell>
          <table:table-cell office:value-type="float" office:value="1.2626">
            <text:p>1,26260</text:p>
          </table:table-cell>
          <table:table-cell office:value-type="float" office:value="1.2651">
            <text:p>1,26510</text:p>
          </table:table-cell>
          <table:table-cell table:formula="of:=([.E213]+[.D213]+[.C213])/3" office:value-type="float" office:value="1.2695">
            <text:p>1,26950</text:p>
          </table:table-cell>
          <table:table-cell table:formula="of:=[.C213]-[.D213]" office:value-type="float" office:value="0.0182">
            <text:p>0,01820</text:p>
          </table:table-cell>
          <table:table-cell office:value-type="float" office:value="0.0138913303390739">
            <text:p>0,01389</text:p>
          </table:table-cell>
          <table:table-cell office:value-type="float" office:value="1.28364613222174">
            <text:p>1,28365</text:p>
          </table:table-cell>
          <table:table-cell office:value-type="float" office:value="1.28322654966667">
            <text:p>1,28323</text:p>
          </table:table-cell>
        </table:table-row>
        <table:table-row table:style-name="ro2">
          <table:table-cell table:style-name="ce1" office:value-type="string">
            <text:p>2006.06.09</text:p>
          </table:table-cell>
          <table:table-cell office:value-type="float" office:value="1.2652">
            <text:p>1,26520</text:p>
          </table:table-cell>
          <table:table-cell office:value-type="float" office:value="1.2683">
            <text:p>1,26830</text:p>
          </table:table-cell>
          <table:table-cell office:value-type="float" office:value="1.2596">
            <text:p>1,25960</text:p>
          </table:table-cell>
          <table:table-cell office:value-type="float" office:value="1.2638">
            <text:p>1,26380</text:p>
          </table:table-cell>
          <table:table-cell table:formula="of:=([.E214]+[.D214]+[.C214])/3" office:value-type="float" office:value="1.2639">
            <text:p>1,26390</text:p>
          </table:table-cell>
          <table:table-cell table:formula="of:=[.C214]-[.D214]" office:value-type="float" office:value="0.00869999999999993">
            <text:p>0,00870</text:p>
          </table:table-cell>
          <table:table-cell office:value-type="float" office:value="0.014066690444119">
            <text:p>0,01407</text:p>
          </table:table-cell>
          <table:table-cell office:value-type="float" office:value="1.27982322864174">
            <text:p>1,27982</text:p>
          </table:table-cell>
          <table:table-cell office:value-type="float" office:value="1.2789784328155">
            <text:p>1,27898</text:p>
          </table:table-cell>
        </table:table-row>
        <table:table-row table:style-name="ro2">
          <table:table-cell table:style-name="ce1" office:value-type="string">
            <text:p>2006.06.12</text:p>
          </table:table-cell>
          <table:table-cell office:value-type="float" office:value="1.2613">
            <text:p>1,26130</text:p>
          </table:table-cell>
          <table:table-cell office:value-type="float" office:value="1.265">
            <text:p>1,26500</text:p>
          </table:table-cell>
          <table:table-cell office:value-type="float" office:value="1.2565">
            <text:p>1,25650</text:p>
          </table:table-cell>
          <table:table-cell office:value-type="float" office:value="1.2581">
            <text:p>1,25810</text:p>
          </table:table-cell>
          <table:table-cell table:formula="of:=([.E215]+[.D215]+[.C215])/3" office:value-type="float" office:value="1.25986666666667">
            <text:p>1,25987</text:p>
          </table:table-cell>
          <table:table-cell table:formula="of:=[.C215]-[.D215]" office:value-type="float" office:value="0.00850000000000017">
            <text:p>0,00850</text:p>
          </table:table-cell>
          <table:table-cell office:value-type="float" office:value="0.0142040008745927">
            <text:p>0,01420</text:p>
          </table:table-cell>
          <table:table-cell office:value-type="float" office:value="1.2758167623558">
            <text:p>1,27582</text:p>
          </table:table-cell>
          <table:table-cell office:value-type="float" office:value="1.27479355068429">
            <text:p>1,27479</text:p>
          </table:table-cell>
        </table:table-row>
        <table:table-row table:style-name="ro2">
          <table:table-cell table:style-name="ce1" office:value-type="string">
            <text:p>2006.06.13</text:p>
          </table:table-cell>
          <table:table-cell office:value-type="float" office:value="1.258">
            <text:p>1,25800</text:p>
          </table:table-cell>
          <table:table-cell office:value-type="float" office:value="1.2614">
            <text:p>1,26140</text:p>
          </table:table-cell>
          <table:table-cell office:value-type="float" office:value="1.253">
            <text:p>1,25300</text:p>
          </table:table-cell>
          <table:table-cell office:value-type="float" office:value="1.2543">
            <text:p>1,25430</text:p>
          </table:table-cell>
          <table:table-cell table:formula="of:=([.E216]+[.D216]+[.C216])/3" office:value-type="float" office:value="1.25623333333333">
            <text:p>1,25623</text:p>
          </table:table-cell>
          <table:table-cell table:formula="of:=[.C216]-[.D216]" office:value-type="float" office:value="0.00839999999999996">
            <text:p>0,00840</text:p>
          </table:table-cell>
          <table:table-cell office:value-type="float" office:value="0.0144351199591282">
            <text:p>0,01444</text:p>
          </table:table-cell>
          <table:table-cell office:value-type="float" office:value="1.27200698164353">
            <text:p>1,27201</text:p>
          </table:table-cell>
          <table:table-cell office:value-type="float" office:value="1.27029074630841">
            <text:p>1,27029</text:p>
          </table:table-cell>
        </table:table-row>
        <table:table-row table:style-name="ro2">
          <table:table-cell table:style-name="ce1" office:value-type="string">
            <text:p>2006.06.14</text:p>
          </table:table-cell>
          <table:table-cell office:value-type="float" office:value="1.2542">
            <text:p>1,25420</text:p>
          </table:table-cell>
          <table:table-cell office:value-type="float" office:value="1.2647">
            <text:p>1,26470</text:p>
          </table:table-cell>
          <table:table-cell office:value-type="float" office:value="1.2534">
            <text:p>1,25340</text:p>
          </table:table-cell>
          <table:table-cell office:value-type="float" office:value="1.2605">
            <text:p>1,26050</text:p>
          </table:table-cell>
          <table:table-cell table:formula="of:=([.E217]+[.D217]+[.C217])/3" office:value-type="float" office:value="1.25953333333333">
            <text:p>1,25953</text:p>
          </table:table-cell>
          <table:table-cell table:formula="of:=[.C217]-[.D217]" office:value-type="float" office:value="0.0112999999999999">
            <text:p>0,01130</text:p>
          </table:table-cell>
          <table:table-cell office:value-type="float" office:value="0.0146246188595289">
            <text:p>0,01462</text:p>
          </table:table-cell>
          <table:table-cell office:value-type="float" office:value="1.26760622502882">
            <text:p>1,26761</text:p>
          </table:table-cell>
          <table:table-cell office:value-type="float" office:value="1.26559041440779">
            <text:p>1,26559</text:p>
          </table:table-cell>
        </table:table-row>
        <table:table-row table:style-name="ro2">
          <table:table-cell table:style-name="ce1" office:value-type="string">
            <text:p>2006.06.15</text:p>
          </table:table-cell>
          <table:table-cell office:value-type="float" office:value="1.2604">
            <text:p>1,26040</text:p>
          </table:table-cell>
          <table:table-cell office:value-type="float" office:value="1.2657">
            <text:p>1,26570</text:p>
          </table:table-cell>
          <table:table-cell office:value-type="float" office:value="1.2581">
            <text:p>1,25810</text:p>
          </table:table-cell>
          <table:table-cell office:value-type="float" office:value="1.2631">
            <text:p>1,26310</text:p>
          </table:table-cell>
          <table:table-cell table:formula="of:=([.E218]+[.D218]+[.C218])/3" office:value-type="float" office:value="1.2623">
            <text:p>1,26230</text:p>
          </table:table-cell>
          <table:table-cell table:formula="of:=[.C218]-[.D218]" office:value-type="float" office:value="0.00760000000000005">
            <text:p>0,00760</text:p>
          </table:table-cell>
          <table:table-cell office:value-type="float" office:value="0.0147183526119746">
            <text:p>0,01472</text:p>
          </table:table-cell>
          <table:table-cell office:value-type="float" office:value="1.26588435053512">
            <text:p>1,26588</text:p>
          </table:table-cell>
          <table:table-cell office:value-type="float" office:value="1.26414530819352">
            <text:p>1,26415</text:p>
          </table:table-cell>
        </table:table-row>
        <table:table-row table:style-name="ro2">
          <table:table-cell table:style-name="ce1" office:value-type="string">
            <text:p>2006.06.16</text:p>
          </table:table-cell>
          <table:table-cell office:value-type="float" office:value="1.263">
            <text:p>1,26300</text:p>
          </table:table-cell>
          <table:table-cell office:value-type="float" office:value="1.2671">
            <text:p>1,26710</text:p>
          </table:table-cell>
          <table:table-cell office:value-type="float" office:value="1.2617">
            <text:p>1,26170</text:p>
          </table:table-cell>
          <table:table-cell office:value-type="float" office:value="1.2641">
            <text:p>1,26410</text:p>
          </table:table-cell>
          <table:table-cell table:formula="of:=([.E219]+[.D219]+[.C219])/3" office:value-type="float" office:value="1.2643">
            <text:p>1,26430</text:p>
          </table:table-cell>
          <table:table-cell table:formula="of:=[.C219]-[.D219]" office:value-type="float" office:value="0.00540000000000007">
            <text:p>0,00540</text:p>
          </table:table-cell>
          <table:table-cell office:value-type="float" office:value="0.0147099161793119">
            <text:p>0,01471</text:p>
          </table:table-cell>
          <table:table-cell office:value-type="float" office:value="1.26503038132588">
            <text:p>1,26503</text:p>
          </table:table-cell>
          <table:table-cell office:value-type="float" office:value="1.26366868457512">
            <text:p>1,26367</text:p>
          </table:table-cell>
        </table:table-row>
        <table:table-row table:style-name="ro2">
          <table:table-cell table:style-name="ce1" office:value-type="string">
            <text:p>2006.06.19</text:p>
          </table:table-cell>
          <table:table-cell office:value-type="float" office:value="1.2647">
            <text:p>1,26470</text:p>
          </table:table-cell>
          <table:table-cell office:value-type="float" office:value="1.2651">
            <text:p>1,26510</text:p>
          </table:table-cell>
          <table:table-cell office:value-type="float" office:value="1.2552">
            <text:p>1,25520</text:p>
          </table:table-cell>
          <table:table-cell office:value-type="float" office:value="1.2574">
            <text:p>1,25740</text:p>
          </table:table-cell>
          <table:table-cell table:formula="of:=([.E220]+[.D220]+[.C220])/3" office:value-type="float" office:value="1.25923333333333">
            <text:p>1,25923</text:p>
          </table:table-cell>
          <table:table-cell table:formula="of:=[.C220]-[.D220]" office:value-type="float" office:value="0.0098999999999998">
            <text:p>0,00990</text:p>
          </table:table-cell>
          <table:table-cell office:value-type="float" office:value="0.0146383702590233">
            <text:p>0,01464</text:p>
          </table:table-cell>
          <table:table-cell office:value-type="float" office:value="1.26495833889147">
            <text:p>1,26496</text:p>
          </table:table-cell>
          <table:table-cell office:value-type="float" office:value="1.26375666286721">
            <text:p>1,26376</text:p>
          </table:table-cell>
        </table:table-row>
        <table:table-row table:style-name="ro2">
          <table:table-cell table:style-name="ce1" office:value-type="string">
            <text:p>2006.06.20</text:p>
          </table:table-cell>
          <table:table-cell office:value-type="float" office:value="1.2575">
            <text:p>1,25750</text:p>
          </table:table-cell>
          <table:table-cell office:value-type="float" office:value="1.2615">
            <text:p>1,26150</text:p>
          </table:table-cell>
          <table:table-cell office:value-type="float" office:value="1.2538">
            <text:p>1,25380</text:p>
          </table:table-cell>
          <table:table-cell office:value-type="float" office:value="1.2584">
            <text:p>1,25840</text:p>
          </table:table-cell>
          <table:table-cell table:formula="of:=([.E221]+[.D221]+[.C221])/3" office:value-type="float" office:value="1.2579">
            <text:p>1,25790</text:p>
          </table:table-cell>
          <table:table-cell table:formula="of:=[.C221]-[.D221]" office:value-type="float" office:value="0.00770000000000004">
            <text:p>0,00770</text:p>
          </table:table-cell>
          <table:table-cell office:value-type="float" office:value="0.0146357612674703">
            <text:p>0,01464</text:p>
          </table:table-cell>
          <table:table-cell office:value-type="float" office:value="1.26338605077803">
            <text:p>1,26339</text:p>
          </table:table-cell>
          <table:table-cell office:value-type="float" office:value="1.26207718115728">
            <text:p>1,26208</text:p>
          </table:table-cell>
        </table:table-row>
        <table:table-row table:style-name="ro2">
          <table:table-cell table:style-name="ce1" office:value-type="string">
            <text:p>2006.06.21</text:p>
          </table:table-cell>
          <table:table-cell office:value-type="float" office:value="1.2585">
            <text:p>1,25850</text:p>
          </table:table-cell>
          <table:table-cell office:value-type="float" office:value="1.2676">
            <text:p>1,26760</text:p>
          </table:table-cell>
          <table:table-cell office:value-type="float" office:value="1.2581">
            <text:p>1,25810</text:p>
          </table:table-cell>
          <table:table-cell office:value-type="float" office:value="1.2666">
            <text:p>1,26660</text:p>
          </table:table-cell>
          <table:table-cell table:formula="of:=([.E222]+[.D222]+[.C222])/3" office:value-type="float" office:value="1.2641">
            <text:p>1,26410</text:p>
          </table:table-cell>
          <table:table-cell table:formula="of:=[.C222]-[.D222]" office:value-type="float" office:value="0.00950000000000006">
            <text:p>0,00950</text:p>
          </table:table-cell>
          <table:table-cell office:value-type="float" office:value="0.0145615293860428">
            <text:p>0,01456</text:p>
          </table:table-cell>
          <table:table-cell office:value-type="float" office:value="1.26235391183815">
            <text:p>1,26235</text:p>
          </table:table-cell>
          <table:table-cell office:value-type="float" office:value="1.26140801274116">
            <text:p>1,26141</text:p>
          </table:table-cell>
        </table:table-row>
        <table:table-row table:style-name="ro2">
          <table:table-cell table:style-name="ce1" office:value-type="string">
            <text:p>2006.06.22</text:p>
          </table:table-cell>
          <table:table-cell office:value-type="float" office:value="1.2665">
            <text:p>1,26650</text:p>
          </table:table-cell>
          <table:table-cell office:value-type="float" office:value="1.2678">
            <text:p>1,26780</text:p>
          </table:table-cell>
          <table:table-cell office:value-type="float" office:value="1.255">
            <text:p>1,25500</text:p>
          </table:table-cell>
          <table:table-cell office:value-type="float" office:value="1.2569">
            <text:p>1,25690</text:p>
          </table:table-cell>
          <table:table-cell table:formula="of:=([.E223]+[.D223]+[.C223])/3" office:value-type="float" office:value="1.2599">
            <text:p>1,25990</text:p>
          </table:table-cell>
          <table:table-cell table:formula="of:=[.C223]-[.D223]" office:value-type="float" office:value="0.0128000000000001">
            <text:p>0,01280</text:p>
          </table:table-cell>
          <table:table-cell office:value-type="float" office:value="0.0144654501211087">
            <text:p>0,01447</text:p>
          </table:table-cell>
          <table:table-cell office:value-type="float" office:value="1.26308909849241">
            <text:p>1,26309</text:p>
          </table:table-cell>
          <table:table-cell office:value-type="float" office:value="1.26298261203147">
            <text:p>1,26298</text:p>
          </table:table-cell>
        </table:table-row>
        <table:table-row table:style-name="ro2">
          <table:table-cell table:style-name="ce1" office:value-type="string">
            <text:p>2006.06.23</text:p>
          </table:table-cell>
          <table:table-cell office:value-type="float" office:value="1.257">
            <text:p>1,25700</text:p>
          </table:table-cell>
          <table:table-cell office:value-type="float" office:value="1.2587">
            <text:p>1,25870</text:p>
          </table:table-cell>
          <table:table-cell office:value-type="float" office:value="1.2478">
            <text:p>1,24780</text:p>
          </table:table-cell>
          <table:table-cell office:value-type="float" office:value="1.2506">
            <text:p>1,25060</text:p>
          </table:table-cell>
          <table:table-cell table:formula="of:=([.E224]+[.D224]+[.C224])/3" office:value-type="float" office:value="1.25236666666667">
            <text:p>1,25237</text:p>
          </table:table-cell>
          <table:table-cell table:formula="of:=[.C224]-[.D224]" office:value-type="float" office:value="0.0108999999999999">
            <text:p>0,01090</text:p>
          </table:table-cell>
          <table:table-cell office:value-type="float" office:value="0.0145254489628443">
            <text:p>0,01453</text:p>
          </table:table-cell>
          <table:table-cell office:value-type="float" office:value="1.2617754543759">
            <text:p>1,26178</text:p>
          </table:table-cell>
          <table:table-cell office:value-type="float" office:value="1.26134109201083">
            <text:p>1,26134</text:p>
          </table:table-cell>
        </table:table-row>
        <table:table-row table:style-name="ro2">
          <table:table-cell table:style-name="ce1" office:value-type="string">
            <text:p>2006.06.26</text:p>
          </table:table-cell>
          <table:table-cell office:value-type="float" office:value="1.2507">
            <text:p>1,25070</text:p>
          </table:table-cell>
          <table:table-cell office:value-type="float" office:value="1.2602">
            <text:p>1,26020</text:p>
          </table:table-cell>
          <table:table-cell office:value-type="float" office:value="1.2501">
            <text:p>1,25010</text:p>
          </table:table-cell>
          <table:table-cell office:value-type="float" office:value="1.2586">
            <text:p>1,25860</text:p>
          </table:table-cell>
          <table:table-cell table:formula="of:=([.E225]+[.D225]+[.C225])/3" office:value-type="float" office:value="1.2563">
            <text:p>1,25630</text:p>
          </table:table-cell>
          <table:table-cell table:formula="of:=[.C225]-[.D225]" office:value-type="float" office:value="0.0101">
            <text:p>0,01010</text:p>
          </table:table-cell>
          <table:table-cell office:value-type="float" office:value="0.0145992577058771">
            <text:p>0,01460</text:p>
          </table:table-cell>
          <table:table-cell office:value-type="float" office:value="1.25951171011164">
            <text:p>1,25951</text:p>
          </table:table-cell>
          <table:table-cell office:value-type="float" office:value="1.25843918693332">
            <text:p>1,25844</text:p>
          </table:table-cell>
        </table:table-row>
        <table:table-row table:style-name="ro2">
          <table:table-cell table:style-name="ce1" office:value-type="string">
            <text:p>2006.06.27</text:p>
          </table:table-cell>
          <table:table-cell office:value-type="float" office:value="1.2587">
            <text:p>1,25870</text:p>
          </table:table-cell>
          <table:table-cell office:value-type="float" office:value="1.2618">
            <text:p>1,26180</text:p>
          </table:table-cell>
          <table:table-cell office:value-type="float" office:value="1.2562">
            <text:p>1,25620</text:p>
          </table:table-cell>
          <table:table-cell office:value-type="float" office:value="1.2574">
            <text:p>1,25740</text:p>
          </table:table-cell>
          <table:table-cell table:formula="of:=([.E226]+[.D226]+[.C226])/3" office:value-type="float" office:value="1.25846666666667">
            <text:p>1,25847</text:p>
          </table:table-cell>
          <table:table-cell table:formula="of:=[.C226]-[.D226]" office:value-type="float" office:value="0.00560000000000005">
            <text:p>0,00560</text:p>
          </table:table-cell>
          <table:table-cell office:value-type="float" office:value="0.0145517492178981">
            <text:p>0,01455</text:p>
          </table:table-cell>
          <table:table-cell office:value-type="float" office:value="1.25924436285456">
            <text:p>1,25924</text:p>
          </table:table-cell>
          <table:table-cell office:value-type="float" office:value="1.25862704248217">
            <text:p>1,25863</text:p>
          </table:table-cell>
        </table:table-row>
        <table:table-row table:style-name="ro2">
          <table:table-cell table:style-name="ce1" office:value-type="string">
            <text:p>2006.06.28</text:p>
          </table:table-cell>
          <table:table-cell office:value-type="float" office:value="1.2573">
            <text:p>1,25730</text:p>
          </table:table-cell>
          <table:table-cell office:value-type="float" office:value="1.2585">
            <text:p>1,25850</text:p>
          </table:table-cell>
          <table:table-cell office:value-type="float" office:value="1.2516">
            <text:p>1,25160</text:p>
          </table:table-cell>
          <table:table-cell office:value-type="float" office:value="1.2548">
            <text:p>1,25480</text:p>
          </table:table-cell>
          <table:table-cell table:formula="of:=([.E227]+[.D227]+[.C227])/3" office:value-type="float" office:value="1.25496666666667">
            <text:p>1,25497</text:p>
          </table:table-cell>
          <table:table-cell table:formula="of:=[.C227]-[.D227]" office:value-type="float" office:value="0.00689999999999991">
            <text:p>0,00690</text:p>
          </table:table-cell>
          <table:table-cell office:value-type="float" office:value="0.0145127990236463">
            <text:p>0,01451</text:p>
          </table:table-cell>
          <table:table-cell office:value-type="float" office:value="1.25894603150618">
            <text:p>1,25895</text:p>
          </table:table-cell>
          <table:table-cell office:value-type="float" office:value="1.25847191835955">
            <text:p>1,25847</text:p>
          </table:table-cell>
        </table:table-row>
        <table:table-row table:style-name="ro2">
          <table:table-cell table:style-name="ce1" office:value-type="string">
            <text:p>2006.06.29</text:p>
          </table:table-cell>
          <table:table-cell office:value-type="float" office:value="1.2547">
            <text:p>1,25470</text:p>
          </table:table-cell>
          <table:table-cell office:value-type="float" office:value="1.2669">
            <text:p>1,26690</text:p>
          </table:table-cell>
          <table:table-cell office:value-type="float" office:value="1.252">
            <text:p>1,25200</text:p>
          </table:table-cell>
          <table:table-cell office:value-type="float" office:value="1.2666">
            <text:p>1,26660</text:p>
          </table:table-cell>
          <table:table-cell table:formula="of:=([.E228]+[.D228]+[.C228])/3" office:value-type="float" office:value="1.26183333333333">
            <text:p>1,26183</text:p>
          </table:table-cell>
          <table:table-cell table:formula="of:=[.C228]-[.D228]" office:value-type="float" office:value="0.0149000000000001">
            <text:p>0,01490</text:p>
          </table:table-cell>
          <table:table-cell office:value-type="float" office:value="0.0145346353891975">
            <text:p>0,01453</text:p>
          </table:table-cell>
          <table:table-cell office:value-type="float" office:value="1.2577481563427">
            <text:p>1,25775</text:p>
          </table:table-cell>
          <table:table-cell office:value-type="float" office:value="1.25725144384399">
            <text:p>1,25725</text:p>
          </table:table-cell>
        </table:table-row>
        <table:table-row table:style-name="ro2">
          <table:table-cell table:style-name="ce1" office:value-type="string">
            <text:p>2006.06.30</text:p>
          </table:table-cell>
          <table:table-cell office:value-type="float" office:value="1.2667">
            <text:p>1,26670</text:p>
          </table:table-cell>
          <table:table-cell office:value-type="float" office:value="1.2794">
            <text:p>1,27940</text:p>
          </table:table-cell>
          <table:table-cell office:value-type="float" office:value="1.2656">
            <text:p>1,26560</text:p>
          </table:table-cell>
          <table:table-cell office:value-type="float" office:value="1.279">
            <text:p>1,27900</text:p>
          </table:table-cell>
          <table:table-cell table:formula="of:=([.E229]+[.D229]+[.C229])/3" office:value-type="float" office:value="1.27466666666667">
            <text:p>1,27467</text:p>
          </table:table-cell>
          <table:table-cell table:formula="of:=[.C229]-[.D229]" office:value-type="float" office:value="0.0138">
            <text:p>0,01380</text:p>
          </table:table-cell>
          <table:table-cell office:value-type="float" office:value="0.0144559746923044">
            <text:p>0,01446</text:p>
          </table:table-cell>
          <table:table-cell office:value-type="float" office:value="1.25895497387205">
            <text:p>1,25895</text:p>
          </table:table-cell>
          <table:table-cell office:value-type="float" office:value="1.25953401590114">
            <text:p>1,25953</text:p>
          </table:table-cell>
        </table:table-row>
        <table:table-row table:style-name="ro2">
          <table:table-cell table:style-name="ce1" office:value-type="string">
            <text:p>2006.07.03</text:p>
          </table:table-cell>
          <table:table-cell office:value-type="float" office:value="1.2786">
            <text:p>1,27860</text:p>
          </table:table-cell>
          <table:table-cell office:value-type="float" office:value="1.2821">
            <text:p>1,28210</text:p>
          </table:table-cell>
          <table:table-cell office:value-type="float" office:value="1.2761">
            <text:p>1,27610</text:p>
          </table:table-cell>
          <table:table-cell office:value-type="float" office:value="1.2791">
            <text:p>1,27910</text:p>
          </table:table-cell>
          <table:table-cell table:formula="of:=([.E230]+[.D230]+[.C230])/3" office:value-type="float" office:value="1.2791">
            <text:p>1,27910</text:p>
          </table:table-cell>
          <table:table-cell table:formula="of:=[.C230]-[.D230]" office:value-type="float" office:value="0.00600000000000001">
            <text:p>0,00600</text:p>
          </table:table-cell>
          <table:table-cell office:value-type="float" office:value="0.0142465281867544">
            <text:p>0,01425</text:p>
          </table:table-cell>
          <table:table-cell office:value-type="float" office:value="1.26309372970298">
            <text:p>1,26309</text:p>
          </table:table-cell>
          <table:table-cell office:value-type="float" office:value="1.26488489904638">
            <text:p>1,26488</text:p>
          </table:table-cell>
        </table:table-row>
        <table:table-row table:style-name="ro2">
          <table:table-cell table:style-name="ce1" office:value-type="string">
            <text:p>2006.07.04</text:p>
          </table:table-cell>
          <table:table-cell office:value-type="float" office:value="1.2792">
            <text:p>1,27920</text:p>
          </table:table-cell>
          <table:table-cell office:value-type="float" office:value="1.2821">
            <text:p>1,28210</text:p>
          </table:table-cell>
          <table:table-cell office:value-type="float" office:value="1.2787">
            <text:p>1,27870</text:p>
          </table:table-cell>
          <table:table-cell office:value-type="float" office:value="1.279">
            <text:p>1,27900</text:p>
          </table:table-cell>
          <table:table-cell table:formula="of:=([.E231]+[.D231]+[.C231])/3" office:value-type="float" office:value="1.27993333333333">
            <text:p>1,27993</text:p>
          </table:table-cell>
          <table:table-cell table:formula="of:=[.C231]-[.D231]" office:value-type="float" office:value="0.00340000000000007">
            <text:p>0,00340</text:p>
          </table:table-cell>
          <table:table-cell office:value-type="float" office:value="0.0140346081958624">
            <text:p>0,01403</text:p>
          </table:table-cell>
          <table:table-cell office:value-type="float" office:value="1.26703583470828">
            <text:p>1,26704</text:p>
          </table:table-cell>
          <table:table-cell office:value-type="float" office:value="1.26857379249194">
            <text:p>1,26857</text:p>
          </table:table-cell>
        </table:table-row>
        <table:table-row table:style-name="ro2">
          <table:table-cell table:style-name="ce1" office:value-type="string">
            <text:p>2006.07.05</text:p>
          </table:table-cell>
          <table:table-cell office:value-type="float" office:value="1.2789">
            <text:p>1,27890</text:p>
          </table:table-cell>
          <table:table-cell office:value-type="float" office:value="1.2838">
            <text:p>1,28380</text:p>
          </table:table-cell>
          <table:table-cell office:value-type="float" office:value="1.2707">
            <text:p>1,27070</text:p>
          </table:table-cell>
          <table:table-cell office:value-type="float" office:value="1.2724">
            <text:p>1,27240</text:p>
          </table:table-cell>
          <table:table-cell table:formula="of:=([.E232]+[.D232]+[.C232])/3" office:value-type="float" office:value="1.27563333333333">
            <text:p>1,27563</text:p>
          </table:table-cell>
          <table:table-cell table:formula="of:=[.C232]-[.D232]" office:value-type="float" office:value="0.0131000000000001">
            <text:p>0,01310</text:p>
          </table:table-cell>
          <table:table-cell office:value-type="float" office:value="0.0138007576776367">
            <text:p>0,01380</text:p>
          </table:table-cell>
          <table:table-cell office:value-type="float" office:value="1.27029624570064">
            <text:p>1,27030</text:p>
          </table:table-cell>
          <table:table-cell office:value-type="float" office:value="1.27116951309812">
            <text:p>1,27117</text:p>
          </table:table-cell>
        </table:table-row>
        <table:table-row table:style-name="ro2">
          <table:table-cell table:style-name="ce1" office:value-type="string">
            <text:p>2006.07.06</text:p>
          </table:table-cell>
          <table:table-cell office:value-type="float" office:value="1.2723">
            <text:p>1,27230</text:p>
          </table:table-cell>
          <table:table-cell office:value-type="float" office:value="1.2782">
            <text:p>1,27820</text:p>
          </table:table-cell>
          <table:table-cell office:value-type="float" office:value="1.2719">
            <text:p>1,27190</text:p>
          </table:table-cell>
          <table:table-cell office:value-type="float" office:value="1.2778">
            <text:p>1,27780</text:p>
          </table:table-cell>
          <table:table-cell table:formula="of:=([.E233]+[.D233]+[.C233])/3" office:value-type="float" office:value="1.27596666666667">
            <text:p>1,27597</text:p>
          </table:table-cell>
          <table:table-cell table:formula="of:=[.C233]-[.D233]" office:value-type="float" office:value="0.00629999999999997">
            <text:p>0,00630</text:p>
          </table:table-cell>
          <table:table-cell office:value-type="float" office:value="0.0136775792109513">
            <text:p>0,01368</text:p>
          </table:table-cell>
          <table:table-cell office:value-type="float" office:value="1.27141467004581">
            <text:p>1,27141</text:p>
          </table:table-cell>
          <table:table-cell office:value-type="float" office:value="1.27188698834806">
            <text:p>1,27189</text:p>
          </table:table-cell>
        </table:table-row>
        <table:table-row table:style-name="ro2">
          <table:table-cell table:style-name="ce1" office:value-type="string">
            <text:p>2006.07.07</text:p>
          </table:table-cell>
          <table:table-cell office:value-type="float" office:value="1.2777">
            <text:p>1,27770</text:p>
          </table:table-cell>
          <table:table-cell office:value-type="float" office:value="1.2861">
            <text:p>1,28610</text:p>
          </table:table-cell>
          <table:table-cell office:value-type="float" office:value="1.2766">
            <text:p>1,27660</text:p>
          </table:table-cell>
          <table:table-cell office:value-type="float" office:value="1.281">
            <text:p>1,28100</text:p>
          </table:table-cell>
          <table:table-cell table:formula="of:=([.E234]+[.D234]+[.C234])/3" office:value-type="float" office:value="1.28123333333333">
            <text:p>1,28123</text:p>
          </table:table-cell>
          <table:table-cell table:formula="of:=[.C234]-[.D234]" office:value-type="float" office:value="0.00950000000000006">
            <text:p>0,00950</text:p>
          </table:table-cell>
          <table:table-cell office:value-type="float" office:value="0.0135030186586779">
            <text:p>0,01350</text:p>
          </table:table-cell>
          <table:table-cell office:value-type="float" office:value="1.27282655524054">
            <text:p>1,27283</text:p>
          </table:table-cell>
          <table:table-cell office:value-type="float" office:value="1.2738181562769">
            <text:p>1,27382</text:p>
          </table:table-cell>
        </table:table-row>
        <table:table-row table:style-name="ro2">
          <table:table-cell table:style-name="ce1" office:value-type="string">
            <text:p>2006.07.10</text:p>
          </table:table-cell>
          <table:table-cell office:value-type="float" office:value="1.2813">
            <text:p>1,28130</text:p>
          </table:table-cell>
          <table:table-cell office:value-type="float" office:value="1.2816">
            <text:p>1,28160</text:p>
          </table:table-cell>
          <table:table-cell office:value-type="float" office:value="1.2721">
            <text:p>1,27210</text:p>
          </table:table-cell>
          <table:table-cell office:value-type="float" office:value="1.2739">
            <text:p>1,27390</text:p>
          </table:table-cell>
          <table:table-cell table:formula="of:=([.E235]+[.D235]+[.C235])/3" office:value-type="float" office:value="1.27586666666667">
            <text:p>1,27587</text:p>
          </table:table-cell>
          <table:table-cell table:formula="of:=[.C235]-[.D235]" office:value-type="float" office:value="0.00950000000000006">
            <text:p>0,00950</text:p>
          </table:table-cell>
          <table:table-cell office:value-type="float" office:value="0.013434240912167">
            <text:p>0,01343</text:p>
          </table:table-cell>
          <table:table-cell office:value-type="float" office:value="1.27494820645116">
            <text:p>1,27495</text:p>
          </table:table-cell>
          <table:table-cell office:value-type="float" office:value="1.27585903683237">
            <text:p>1,27586</text:p>
          </table:table-cell>
        </table:table-row>
        <table:table-row table:style-name="ro2">
          <table:table-cell table:style-name="ce1" office:value-type="string">
            <text:p>2006.07.11</text:p>
          </table:table-cell>
          <table:table-cell office:value-type="float" office:value="1.2738">
            <text:p>1,27380</text:p>
          </table:table-cell>
          <table:table-cell office:value-type="float" office:value="1.2777">
            <text:p>1,27770</text:p>
          </table:table-cell>
          <table:table-cell office:value-type="float" office:value="1.2706">
            <text:p>1,27060</text:p>
          </table:table-cell>
          <table:table-cell office:value-type="float" office:value="1.2766">
            <text:p>1,27660</text:p>
          </table:table-cell>
          <table:table-cell table:formula="of:=([.E236]+[.D236]+[.C236])/3" office:value-type="float" office:value="1.27496666666667">
            <text:p>1,27497</text:p>
          </table:table-cell>
          <table:table-cell table:formula="of:=[.C236]-[.D236]" office:value-type="float" office:value="0.00710000000000011">
            <text:p>0,00710</text:p>
          </table:table-cell>
          <table:table-cell office:value-type="float" office:value="0.0134634710767758">
            <text:p>0,01346</text:p>
          </table:table-cell>
          <table:table-cell office:value-type="float" office:value="1.27451097395338">
            <text:p>1,27451</text:p>
          </table:table-cell>
          <table:table-cell office:value-type="float" office:value="1.27495601803401">
            <text:p>1,27496</text:p>
          </table:table-cell>
        </table:table-row>
        <table:table-row table:style-name="ro2">
          <table:table-cell table:style-name="ce1" office:value-type="string">
            <text:p>2006.07.12</text:p>
          </table:table-cell>
          <table:table-cell office:value-type="float" office:value="1.2767">
            <text:p>1,27670</text:p>
          </table:table-cell>
          <table:table-cell office:value-type="float" office:value="1.2778">
            <text:p>1,27780</text:p>
          </table:table-cell>
          <table:table-cell office:value-type="float" office:value="1.2675">
            <text:p>1,26750</text:p>
          </table:table-cell>
          <table:table-cell office:value-type="float" office:value="1.2701">
            <text:p>1,27010</text:p>
          </table:table-cell>
          <table:table-cell table:formula="of:=([.E237]+[.D237]+[.C237])/3" office:value-type="float" office:value="1.2718">
            <text:p>1,27180</text:p>
          </table:table-cell>
          <table:table-cell table:formula="of:=[.C237]-[.D237]" office:value-type="float" office:value="0.0103">
            <text:p>0,01030</text:p>
          </table:table-cell>
          <table:table-cell office:value-type="float" office:value="0.0134306968577089">
            <text:p>0,01343</text:p>
          </table:table-cell>
          <table:table-cell office:value-type="float" office:value="1.27498744521232">
            <text:p>1,27499</text:p>
          </table:table-cell>
          <table:table-cell office:value-type="float" office:value="1.27535489186608">
            <text:p>1,27535</text:p>
          </table:table-cell>
        </table:table-row>
        <table:table-row table:style-name="ro2">
          <table:table-cell table:style-name="ce1" office:value-type="string">
            <text:p>2006.07.13</text:p>
          </table:table-cell>
          <table:table-cell office:value-type="float" office:value="1.2702">
            <text:p>1,27020</text:p>
          </table:table-cell>
          <table:table-cell office:value-type="float" office:value="1.2729">
            <text:p>1,27290</text:p>
          </table:table-cell>
          <table:table-cell office:value-type="float" office:value="1.2664">
            <text:p>1,26640</text:p>
          </table:table-cell>
          <table:table-cell office:value-type="float" office:value="1.2692">
            <text:p>1,26920</text:p>
          </table:table-cell>
          <table:table-cell table:formula="of:=([.E238]+[.D238]+[.C238])/3" office:value-type="float" office:value="1.2695">
            <text:p>1,26950</text:p>
          </table:table-cell>
          <table:table-cell table:formula="of:=[.C238]-[.D238]" office:value-type="float" office:value="0.00649999999999995">
            <text:p>0,00650</text:p>
          </table:table-cell>
          <table:table-cell office:value-type="float" office:value="0.0134713081579128">
            <text:p>0,01347</text:p>
          </table:table-cell>
          <table:table-cell office:value-type="float" office:value="1.27397834635002">
            <text:p>1,27398</text:p>
          </table:table-cell>
          <table:table-cell office:value-type="float" office:value="1.27396589738666">
            <text:p>1,27397</text:p>
          </table:table-cell>
        </table:table-row>
        <table:table-row table:style-name="ro2">
          <table:table-cell table:style-name="ce1" office:value-type="string">
            <text:p>2006.07.14</text:p>
          </table:table-cell>
          <table:table-cell office:value-type="float" office:value="1.2691">
            <text:p>1,26910</text:p>
          </table:table-cell>
          <table:table-cell office:value-type="float" office:value="1.2697">
            <text:p>1,26970</text:p>
          </table:table-cell>
          <table:table-cell office:value-type="float" office:value="1.2626">
            <text:p>1,26260</text:p>
          </table:table-cell>
          <table:table-cell office:value-type="float" office:value="1.2652">
            <text:p>1,26520</text:p>
          </table:table-cell>
          <table:table-cell table:formula="of:=([.E239]+[.D239]+[.C239])/3" office:value-type="float" office:value="1.26583333333333">
            <text:p>1,26583</text:p>
          </table:table-cell>
          <table:table-cell table:formula="of:=[.C239]-[.D239]" office:value-type="float" office:value="0.00710000000000011">
            <text:p>0,00710</text:p>
          </table:table-cell>
          <table:table-cell office:value-type="float" office:value="0.0134744892928271">
            <text:p>0,01347</text:p>
          </table:table-cell>
          <table:table-cell office:value-type="float" office:value="1.27281211866018">
            <text:p>1,27281</text:p>
          </table:table-cell>
          <table:table-cell office:value-type="float" office:value="1.272725827628">
            <text:p>1,27273</text:p>
          </table:table-cell>
        </table:table-row>
        <table:table-row table:style-name="ro2">
          <table:table-cell table:style-name="ce1" office:value-type="string">
            <text:p>2006.07.17</text:p>
          </table:table-cell>
          <table:table-cell office:value-type="float" office:value="1.2636">
            <text:p>1,26360</text:p>
          </table:table-cell>
          <table:table-cell office:value-type="float" office:value="1.2646">
            <text:p>1,26460</text:p>
          </table:table-cell>
          <table:table-cell office:value-type="float" office:value="1.251">
            <text:p>1,25100</text:p>
          </table:table-cell>
          <table:table-cell office:value-type="float" office:value="1.252">
            <text:p>1,25200</text:p>
          </table:table-cell>
          <table:table-cell table:formula="of:=([.E240]+[.D240]+[.C240])/3" office:value-type="float" office:value="1.25586666666667">
            <text:p>1,25587</text:p>
          </table:table-cell>
          <table:table-cell table:formula="of:=[.C240]-[.D240]" office:value-type="float" office:value="0.0136000000000001">
            <text:p>0,01360</text:p>
          </table:table-cell>
          <table:table-cell office:value-type="float" office:value="0.0135544134001941">
            <text:p>0,01355</text:p>
          </table:table-cell>
          <table:table-cell office:value-type="float" office:value="1.27107599942584">
            <text:p>1,27108</text:p>
          </table:table-cell>
          <table:table-cell office:value-type="float" office:value="1.27056868874339">
            <text:p>1,27057</text:p>
          </table:table-cell>
        </table:table-row>
        <table:table-row table:style-name="ro2">
          <table:table-cell table:style-name="ce1" office:value-type="string">
            <text:p>2006.07.18</text:p>
          </table:table-cell>
          <table:table-cell office:value-type="float" office:value="1.2519">
            <text:p>1,25190</text:p>
          </table:table-cell>
          <table:table-cell office:value-type="float" office:value="1.2558">
            <text:p>1,25580</text:p>
          </table:table-cell>
          <table:table-cell office:value-type="float" office:value="1.2473">
            <text:p>1,24730</text:p>
          </table:table-cell>
          <table:table-cell office:value-type="float" office:value="1.2506">
            <text:p>1,25060</text:p>
          </table:table-cell>
          <table:table-cell table:formula="of:=([.E241]+[.D241]+[.C241])/3" office:value-type="float" office:value="1.25123333333333">
            <text:p>1,25123</text:p>
          </table:table-cell>
          <table:table-cell table:formula="of:=[.C241]-[.D241]" office:value-type="float" office:value="0.00849999999999995">
            <text:p>0,00850</text:p>
          </table:table-cell>
          <table:table-cell office:value-type="float" office:value="0.0137495052743394">
            <text:p>0,01375</text:p>
          </table:table-cell>
          <table:table-cell office:value-type="float" office:value="1.2667583316983">
            <text:p>1,26676</text:p>
          </table:table-cell>
          <table:table-cell office:value-type="float" office:value="1.26555587507816">
            <text:p>1,26556</text:p>
          </table:table-cell>
        </table:table-row>
        <table:table-row table:style-name="ro2">
          <table:table-cell table:style-name="ce1" office:value-type="string">
            <text:p>2006.07.19</text:p>
          </table:table-cell>
          <table:table-cell office:value-type="float" office:value="1.2507">
            <text:p>1,25070</text:p>
          </table:table-cell>
          <table:table-cell office:value-type="float" office:value="1.2608">
            <text:p>1,26080</text:p>
          </table:table-cell>
          <table:table-cell office:value-type="float" office:value="1.2457">
            <text:p>1,24570</text:p>
          </table:table-cell>
          <table:table-cell office:value-type="float" office:value="1.2593">
            <text:p>1,25930</text:p>
          </table:table-cell>
          <table:table-cell table:formula="of:=([.E242]+[.D242]+[.C242])/3" office:value-type="float" office:value="1.25526666666667">
            <text:p>1,25527</text:p>
          </table:table-cell>
          <table:table-cell table:formula="of:=[.C242]-[.D242]" office:value-type="float" office:value="0.0151000000000001">
            <text:p>0,01510</text:p>
          </table:table-cell>
          <table:table-cell office:value-type="float" office:value="0.0138786865367808">
            <text:p>0,01388</text:p>
          </table:table-cell>
          <table:table-cell office:value-type="float" office:value="1.26318729063357">
            <text:p>1,26319</text:p>
          </table:table-cell>
          <table:table-cell office:value-type="float" office:value="1.26162418940497">
            <text:p>1,26162</text:p>
          </table:table-cell>
        </table:table-row>
        <table:table-row table:style-name="ro2">
          <table:table-cell table:style-name="ce1" office:value-type="string">
            <text:p>2006.07.20</text:p>
          </table:table-cell>
          <table:table-cell office:value-type="float" office:value="1.2594">
            <text:p>1,25940</text:p>
          </table:table-cell>
          <table:table-cell office:value-type="float" office:value="1.2653">
            <text:p>1,26530</text:p>
          </table:table-cell>
          <table:table-cell office:value-type="float" office:value="1.2588">
            <text:p>1,25880</text:p>
          </table:table-cell>
          <table:table-cell office:value-type="float" office:value="1.2627">
            <text:p>1,26270</text:p>
          </table:table-cell>
          <table:table-cell table:formula="of:=([.E243]+[.D243]+[.C243])/3" office:value-type="float" office:value="1.26226666666667">
            <text:p>1,26227</text:p>
          </table:table-cell>
          <table:table-cell table:formula="of:=[.C243]-[.D243]" office:value-type="float" office:value="0.00650000000000017">
            <text:p>0,00650</text:p>
          </table:table-cell>
          <table:table-cell office:value-type="float" office:value="0.0139751580256733">
            <text:p>0,01398</text:p>
          </table:table-cell>
          <table:table-cell office:value-type="float" office:value="1.26143539922543">
            <text:p>1,26144</text:p>
          </table:table-cell>
          <table:table-cell office:value-type="float" office:value="1.26096620079366">
            <text:p>1,26097</text:p>
          </table:table-cell>
        </table:table-row>
        <table:table-row table:style-name="ro2">
          <table:table-cell table:style-name="ce1" office:value-type="string">
            <text:p>2006.07.21</text:p>
          </table:table-cell>
          <table:table-cell office:value-type="float" office:value="1.2629">
            <text:p>1,26290</text:p>
          </table:table-cell>
          <table:table-cell office:value-type="float" office:value="1.2696">
            <text:p>1,26960</text:p>
          </table:table-cell>
          <table:table-cell office:value-type="float" office:value="1.2626">
            <text:p>1,26260</text:p>
          </table:table-cell>
          <table:table-cell office:value-type="float" office:value="1.2693">
            <text:p>1,26930</text:p>
          </table:table-cell>
          <table:table-cell table:formula="of:=([.E244]+[.D244]+[.C244])/3" office:value-type="float" office:value="1.26716666666667">
            <text:p>1,26717</text:p>
          </table:table-cell>
          <table:table-cell table:formula="of:=[.C244]-[.D244]" office:value-type="float" office:value="0.00700000000000012">
            <text:p>0,00700</text:p>
          </table:table-cell>
          <table:table-cell office:value-type="float" office:value="0.0139739013503894">
            <text:p>0,01397</text:p>
          </table:table-cell>
          <table:table-cell office:value-type="float" office:value="1.26155949930957">
            <text:p>1,26156</text:p>
          </table:table-cell>
          <table:table-cell office:value-type="float" office:value="1.26122579053871">
            <text:p>1,26123</text:p>
          </table:table-cell>
        </table:table-row>
        <table:table-row table:style-name="ro2">
          <table:table-cell table:style-name="ce1" office:value-type="string">
            <text:p>2006.07.24</text:p>
          </table:table-cell>
          <table:table-cell office:value-type="float" office:value="1.2702">
            <text:p>1,27020</text:p>
          </table:table-cell>
          <table:table-cell office:value-type="float" office:value="1.2706">
            <text:p>1,27060</text:p>
          </table:table-cell>
          <table:table-cell office:value-type="float" office:value="1.261">
            <text:p>1,26100</text:p>
          </table:table-cell>
          <table:table-cell office:value-type="float" office:value="1.2633">
            <text:p>1,26330</text:p>
          </table:table-cell>
          <table:table-cell table:formula="of:=([.E245]+[.D245]+[.C245])/3" office:value-type="float" office:value="1.26496666666667">
            <text:p>1,26497</text:p>
          </table:table-cell>
          <table:table-cell table:formula="of:=[.C245]-[.D245]" office:value-type="float" office:value="0.00959999999999983">
            <text:p>0,00960</text:p>
          </table:table-cell>
          <table:table-cell office:value-type="float" office:value="0.0138881661218601">
            <text:p>0,01389</text:p>
          </table:table-cell>
          <table:table-cell office:value-type="float" office:value="1.26313408267952">
            <text:p>1,26313</text:p>
          </table:table-cell>
          <table:table-cell office:value-type="float" office:value="1.26309496473106">
            <text:p>1,26309</text:p>
          </table:table-cell>
        </table:table-row>
        <table:table-row table:style-name="ro2">
          <table:table-cell table:style-name="ce1" office:value-type="string">
            <text:p>2006.07.25</text:p>
          </table:table-cell>
          <table:table-cell office:value-type="float" office:value="1.2632">
            <text:p>1,26320</text:p>
          </table:table-cell>
          <table:table-cell office:value-type="float" office:value="1.2671">
            <text:p>1,26710</text:p>
          </table:table-cell>
          <table:table-cell office:value-type="float" office:value="1.2563">
            <text:p>1,25630</text:p>
          </table:table-cell>
          <table:table-cell office:value-type="float" office:value="1.258">
            <text:p>1,25800</text:p>
          </table:table-cell>
          <table:table-cell table:formula="of:=([.E246]+[.D246]+[.C246])/3" office:value-type="float" office:value="1.26046666666667">
            <text:p>1,26047</text:p>
          </table:table-cell>
          <table:table-cell table:formula="of:=[.C246]-[.D246]" office:value-type="float" office:value="0.0108000000000001">
            <text:p>0,01080</text:p>
          </table:table-cell>
          <table:table-cell office:value-type="float" office:value="0.0138107398975445">
            <text:p>0,01381</text:p>
          </table:table-cell>
          <table:table-cell office:value-type="float" office:value="1.26333298070765">
            <text:p>1,26333</text:p>
          </table:table-cell>
          <table:table-cell office:value-type="float" office:value="1.26300765394235">
            <text:p>1,26301</text:p>
          </table:table-cell>
        </table:table-row>
        <table:table-row table:style-name="ro2">
          <table:table-cell table:style-name="ce1" office:value-type="string">
            <text:p>2006.07.26</text:p>
          </table:table-cell>
          <table:table-cell office:value-type="float" office:value="1.2579">
            <text:p>1,25790</text:p>
          </table:table-cell>
          <table:table-cell office:value-type="float" office:value="1.2724">
            <text:p>1,27240</text:p>
          </table:table-cell>
          <table:table-cell office:value-type="float" office:value="1.2559">
            <text:p>1,25590</text:p>
          </table:table-cell>
          <table:table-cell office:value-type="float" office:value="1.2713">
            <text:p>1,27130</text:p>
          </table:table-cell>
          <table:table-cell table:formula="of:=([.E247]+[.D247]+[.C247])/3" office:value-type="float" office:value="1.26653333333333">
            <text:p>1,26653</text:p>
          </table:table-cell>
          <table:table-cell table:formula="of:=[.C247]-[.D247]" office:value-type="float" office:value="0.0165">
            <text:p>0,01650</text:p>
          </table:table-cell>
          <table:table-cell office:value-type="float" office:value="0.0137416712588787">
            <text:p>0,01374</text:p>
          </table:table-cell>
          <table:table-cell office:value-type="float" office:value="1.26278079767155">
            <text:p>1,26278</text:p>
          </table:table-cell>
          <table:table-cell office:value-type="float" office:value="1.26214122987074">
            <text:p>1,26214</text:p>
          </table:table-cell>
        </table:table-row>
        <table:table-row table:style-name="ro2">
          <table:table-cell table:style-name="ce1" office:value-type="string">
            <text:p>2006.07.27</text:p>
          </table:table-cell>
          <table:table-cell office:value-type="float" office:value="1.2714">
            <text:p>1,27140</text:p>
          </table:table-cell>
          <table:table-cell office:value-type="float" office:value="1.277">
            <text:p>1,27700</text:p>
          </table:table-cell>
          <table:table-cell office:value-type="float" office:value="1.2681">
            <text:p>1,26810</text:p>
          </table:table-cell>
          <table:table-cell office:value-type="float" office:value="1.2696">
            <text:p>1,26960</text:p>
          </table:table-cell>
          <table:table-cell table:formula="of:=([.E248]+[.D248]+[.C248])/3" office:value-type="float" office:value="1.27156666666667">
            <text:p>1,27157</text:p>
          </table:table-cell>
          <table:table-cell table:formula="of:=[.C248]-[.D248]" office:value-type="float" office:value="0.00890000000000013">
            <text:p>0,00890</text:p>
          </table:table-cell>
          <table:table-cell office:value-type="float" office:value="0.0136233380552915">
            <text:p>0,01362</text:p>
          </table:table-cell>
          <table:table-cell office:value-type="float" office:value="1.26403466761795">
            <text:p>1,26403</text:p>
          </table:table-cell>
          <table:table-cell office:value-type="float" office:value="1.26476769652668">
            <text:p>1,26477</text:p>
          </table:table-cell>
        </table:table-row>
        <table:table-row table:style-name="ro2">
          <table:table-cell table:style-name="ce1" office:value-type="string">
            <text:p>2006.07.28</text:p>
          </table:table-cell>
          <table:table-cell office:value-type="float" office:value="1.2697">
            <text:p>1,26970</text:p>
          </table:table-cell>
          <table:table-cell office:value-type="float" office:value="1.2769">
            <text:p>1,27690</text:p>
          </table:table-cell>
          <table:table-cell office:value-type="float" office:value="1.2659">
            <text:p>1,26590</text:p>
          </table:table-cell>
          <table:table-cell office:value-type="float" office:value="1.2758">
            <text:p>1,27580</text:p>
          </table:table-cell>
          <table:table-cell table:formula="of:=([.E249]+[.D249]+[.C249])/3" office:value-type="float" office:value="1.27286666666667">
            <text:p>1,27287</text:p>
          </table:table-cell>
          <table:table-cell table:formula="of:=[.C249]-[.D249]" office:value-type="float" office:value="0.0109999999999999">
            <text:p>0,01100</text:p>
          </table:table-cell>
          <table:table-cell office:value-type="float" office:value="0.0135535073446999">
            <text:p>0,01355</text:p>
          </table:table-cell>
          <table:table-cell office:value-type="float" office:value="1.26586801789521">
            <text:p>1,26587</text:p>
          </table:table-cell>
          <table:table-cell office:value-type="float" office:value="1.2662506873246">
            <text:p>1,26625</text:p>
          </table:table-cell>
        </table:table-row>
        <table:table-row table:style-name="ro2">
          <table:table-cell table:style-name="ce1" office:value-type="string">
            <text:p>2006.07.31</text:p>
          </table:table-cell>
          <table:table-cell office:value-type="float" office:value="1.2764">
            <text:p>1,27640</text:p>
          </table:table-cell>
          <table:table-cell office:value-type="float" office:value="1.2782">
            <text:p>1,27820</text:p>
          </table:table-cell>
          <table:table-cell office:value-type="float" office:value="1.274">
            <text:p>1,27400</text:p>
          </table:table-cell>
          <table:table-cell office:value-type="float" office:value="1.2767">
            <text:p>1,27670</text:p>
          </table:table-cell>
          <table:table-cell table:formula="of:=([.E250]+[.D250]+[.C250])/3" office:value-type="float" office:value="1.2763">
            <text:p>1,27630</text:p>
          </table:table-cell>
          <table:table-cell table:formula="of:=[.C250]-[.D250]" office:value-type="float" office:value="0.00419999999999998">
            <text:p>0,00420</text:p>
          </table:table-cell>
          <table:table-cell office:value-type="float" office:value="0.0134698252776015">
            <text:p>0,01347</text:p>
          </table:table-cell>
          <table:table-cell office:value-type="float" office:value="1.26753976474939">
            <text:p>1,26754</text:p>
          </table:table-cell>
          <table:table-cell office:value-type="float" office:value="1.26848455404648">
            <text:p>1,26848</text:p>
          </table:table-cell>
        </table:table-row>
        <table:table-row table:style-name="ro2">
          <table:table-cell table:style-name="ce1" office:value-type="string">
            <text:p>2006.08.01</text:p>
          </table:table-cell>
          <table:table-cell office:value-type="float" office:value="1.2768">
            <text:p>1,27680</text:p>
          </table:table-cell>
          <table:table-cell office:value-type="float" office:value="1.283">
            <text:p>1,28300</text:p>
          </table:table-cell>
          <table:table-cell office:value-type="float" office:value="1.2719">
            <text:p>1,27190</text:p>
          </table:table-cell>
          <table:table-cell office:value-type="float" office:value="1.2821">
            <text:p>1,28210</text:p>
          </table:table-cell>
          <table:table-cell table:formula="of:=([.E251]+[.D251]+[.C251])/3" office:value-type="float" office:value="1.279">
            <text:p>1,27900</text:p>
          </table:table-cell>
          <table:table-cell table:formula="of:=[.C251]-[.D251]" office:value-type="float" office:value="0.0110999999999999">
            <text:p>0,01110</text:p>
          </table:table-cell>
          <table:table-cell office:value-type="float" office:value="0.0133210282995147">
            <text:p>0,01332</text:p>
          </table:table-cell>
          <table:table-cell office:value-type="float" office:value="1.26990824446979">
            <text:p>1,26991</text:p>
          </table:table-cell>
          <table:table-cell office:value-type="float" office:value="1.27057969572599">
            <text:p>1,27058</text:p>
          </table:table-cell>
        </table:table-row>
        <table:table-row table:style-name="ro2">
          <table:table-cell table:style-name="ce1" office:value-type="string">
            <text:p>2006.08.02</text:p>
          </table:table-cell>
          <table:table-cell office:value-type="float" office:value="1.282">
            <text:p>1,28200</text:p>
          </table:table-cell>
          <table:table-cell office:value-type="float" office:value="1.2834">
            <text:p>1,28340</text:p>
          </table:table-cell>
          <table:table-cell office:value-type="float" office:value="1.2775">
            <text:p>1,27750</text:p>
          </table:table-cell>
          <table:table-cell office:value-type="float" office:value="1.2789">
            <text:p>1,27890</text:p>
          </table:table-cell>
          <table:table-cell table:formula="of:=([.E252]+[.D252]+[.C252])/3" office:value-type="float" office:value="1.27993333333333">
            <text:p>1,27993</text:p>
          </table:table-cell>
          <table:table-cell table:formula="of:=[.C252]-[.D252]" office:value-type="float" office:value="0.00590000000000002">
            <text:p>0,00590</text:p>
          </table:table-cell>
          <table:table-cell office:value-type="float" office:value="0.0131647852532828">
            <text:p>0,01316</text:p>
          </table:table-cell>
          <table:table-cell office:value-type="float" office:value="1.27222348747362">
            <text:p>1,27222</text:p>
          </table:table-cell>
          <table:table-cell office:value-type="float" office:value="1.27388288242839">
            <text:p>1,27388</text:p>
          </table:table-cell>
        </table:table-row>
        <table:table-row table:style-name="ro2">
          <table:table-cell table:style-name="ce1" office:value-type="string">
            <text:p>2006.08.03</text:p>
          </table:table-cell>
          <table:table-cell office:value-type="float" office:value="1.2788">
            <text:p>1,27880</text:p>
          </table:table-cell>
          <table:table-cell office:value-type="float" office:value="1.2833">
            <text:p>1,28330</text:p>
          </table:table-cell>
          <table:table-cell office:value-type="float" office:value="1.2742">
            <text:p>1,27420</text:p>
          </table:table-cell>
          <table:table-cell office:value-type="float" office:value="1.2803">
            <text:p>1,28030</text:p>
          </table:table-cell>
          <table:table-cell table:formula="of:=([.E253]+[.D253]+[.C253])/3" office:value-type="float" office:value="1.27926666666667">
            <text:p>1,27927</text:p>
          </table:table-cell>
          <table:table-cell table:formula="of:=[.C253]-[.D253]" office:value-type="float" office:value="0.00910000000000011">
            <text:p>0,00910</text:p>
          </table:table-cell>
          <table:table-cell office:value-type="float" office:value="0.0130400550442129">
            <text:p>0,01304</text:p>
          </table:table-cell>
          <table:table-cell office:value-type="float" office:value="1.27401209104719">
            <text:p>1,27401</text:p>
          </table:table-cell>
          <table:table-cell office:value-type="float" office:value="1.27524870437074">
            <text:p>1,27525</text:p>
          </table:table-cell>
        </table:table-row>
        <table:table-row table:style-name="ro2">
          <table:table-cell table:style-name="ce1" office:value-type="string">
            <text:p>2006.08.04</text:p>
          </table:table-cell>
          <table:table-cell office:value-type="float" office:value="1.2804">
            <text:p>1,28040</text:p>
          </table:table-cell>
          <table:table-cell office:value-type="float" office:value="1.2908">
            <text:p>1,29080</text:p>
          </table:table-cell>
          <table:table-cell office:value-type="float" office:value="1.2776">
            <text:p>1,27760</text:p>
          </table:table-cell>
          <table:table-cell office:value-type="float" office:value="1.2873">
            <text:p>1,28730</text:p>
          </table:table-cell>
          <table:table-cell table:formula="of:=([.E254]+[.D254]+[.C254])/3" office:value-type="float" office:value="1.28523333333333">
            <text:p>1,28523</text:p>
          </table:table-cell>
          <table:table-cell table:formula="of:=[.C254]-[.D254]" office:value-type="float" office:value="0.0131999999999999">
            <text:p>0,01320</text:p>
          </table:table-cell>
          <table:table-cell office:value-type="float" office:value="0.0129557936949032">
            <text:p>0,01296</text:p>
          </table:table-cell>
          <table:table-cell office:value-type="float" office:value="1.27540923097591">
            <text:p>1,27541</text:p>
          </table:table-cell>
          <table:table-cell office:value-type="float" office:value="1.27663565170978">
            <text:p>1,27664</text:p>
          </table:table-cell>
        </table:table-row>
        <table:table-row table:style-name="ro2">
          <table:table-cell table:style-name="ce1" office:value-type="string">
            <text:p>2006.08.07</text:p>
          </table:table-cell>
          <table:table-cell office:value-type="float" office:value="1.2883">
            <text:p>1,28830</text:p>
          </table:table-cell>
          <table:table-cell office:value-type="float" office:value="1.2893">
            <text:p>1,28930</text:p>
          </table:table-cell>
          <table:table-cell office:value-type="float" office:value="1.2815">
            <text:p>1,28150</text:p>
          </table:table-cell>
          <table:table-cell office:value-type="float" office:value="1.2817">
            <text:p>1,28170</text:p>
          </table:table-cell>
          <table:table-cell table:formula="of:=([.E255]+[.D255]+[.C255])/3" office:value-type="float" office:value="1.28416666666667">
            <text:p>1,28417</text:p>
          </table:table-cell>
          <table:table-cell table:formula="of:=[.C255]-[.D255]" office:value-type="float" office:value="0.00779999999999981">
            <text:p>0,00780</text:p>
          </table:table-cell>
          <table:table-cell office:value-type="float" office:value="0.0128465573914515">
            <text:p>0,01285</text:p>
          </table:table-cell>
          <table:table-cell office:value-type="float" office:value="1.27778245422946">
            <text:p>1,27778</text:p>
          </table:table-cell>
          <table:table-cell office:value-type="float" office:value="1.27941691035658">
            <text:p>1,27942</text:p>
          </table:table-cell>
        </table:table-row>
        <table:table-row table:style-name="ro2">
          <table:table-cell table:style-name="ce1" office:value-type="string">
            <text:p>2006.08.08</text:p>
          </table:table-cell>
          <table:table-cell office:value-type="float" office:value="1.2816">
            <text:p>1,28160</text:p>
          </table:table-cell>
          <table:table-cell office:value-type="float" office:value="1.2891">
            <text:p>1,28910</text:p>
          </table:table-cell>
          <table:table-cell office:value-type="float" office:value="1.2807">
            <text:p>1,28070</text:p>
          </table:table-cell>
          <table:table-cell office:value-type="float" office:value="1.2821">
            <text:p>1,28210</text:p>
          </table:table-cell>
          <table:table-cell table:formula="of:=([.E256]+[.D256]+[.C256])/3" office:value-type="float" office:value="1.28396666666667">
            <text:p>1,28397</text:p>
          </table:table-cell>
          <table:table-cell table:formula="of:=[.C256]-[.D256]" office:value-type="float" office:value="0.00839999999999996">
            <text:p>0,00840</text:p>
          </table:table-cell>
          <table:table-cell office:value-type="float" office:value="0.0127935984236921">
            <text:p>0,01279</text:p>
          </table:table-cell>
          <table:table-cell office:value-type="float" office:value="1.27930599516819">
            <text:p>1,27931</text:p>
          </table:table-cell>
          <table:table-cell office:value-type="float" office:value="1.28017257184786">
            <text:p>1,28017</text:p>
          </table:table-cell>
        </table:table-row>
        <table:table-row table:style-name="ro2">
          <table:table-cell table:style-name="ce1" office:value-type="string">
            <text:p>2006.08.09</text:p>
          </table:table-cell>
          <table:table-cell office:value-type="float" office:value="1.2822">
            <text:p>1,28220</text:p>
          </table:table-cell>
          <table:table-cell office:value-type="float" office:value="1.2902">
            <text:p>1,29020</text:p>
          </table:table-cell>
          <table:table-cell office:value-type="float" office:value="1.2764">
            <text:p>1,27640</text:p>
          </table:table-cell>
          <table:table-cell office:value-type="float" office:value="1.2863">
            <text:p>1,28630</text:p>
          </table:table-cell>
          <table:table-cell table:formula="of:=([.E257]+[.D257]+[.C257])/3" office:value-type="float" office:value="1.2843">
            <text:p>1,28430</text:p>
          </table:table-cell>
          <table:table-cell table:formula="of:=[.C257]-[.D257]" office:value-type="float" office:value="0.0138">
            <text:p>0,01380</text:p>
          </table:table-cell>
          <table:table-cell office:value-type="float" office:value="0.0127273082022281">
            <text:p>0,01273</text:p>
          </table:table-cell>
          <table:table-cell office:value-type="float" office:value="1.28040801486907">
            <text:p>1,28041</text:p>
          </table:table-cell>
          <table:table-cell office:value-type="float" office:value="1.28056919778552">
            <text:p>1,28057</text:p>
          </table:table-cell>
        </table:table-row>
        <table:table-row table:style-name="ro2">
          <table:table-cell table:style-name="ce1" office:value-type="string">
            <text:p>2006.08.10</text:p>
          </table:table-cell>
          <table:table-cell office:value-type="float" office:value="1.2864">
            <text:p>1,28640</text:p>
          </table:table-cell>
          <table:table-cell office:value-type="float" office:value="1.2911">
            <text:p>1,29110</text:p>
          </table:table-cell>
          <table:table-cell office:value-type="float" office:value="1.2747">
            <text:p>1,27470</text:p>
          </table:table-cell>
          <table:table-cell office:value-type="float" office:value="1.2793">
            <text:p>1,27930</text:p>
          </table:table-cell>
          <table:table-cell table:formula="of:=([.E258]+[.D258]+[.C258])/3" office:value-type="float" office:value="1.2817">
            <text:p>1,28170</text:p>
          </table:table-cell>
          <table:table-cell table:formula="of:=[.C258]-[.D258]" office:value-type="float" office:value="0.0164000000000002">
            <text:p>0,01640</text:p>
          </table:table-cell>
          <table:table-cell office:value-type="float" office:value="0.0126858935676116">
            <text:p>0,01269</text:p>
          </table:table-cell>
          <table:table-cell office:value-type="float" office:value="1.28131710478534">
            <text:p>1,28132</text:p>
          </table:table-cell>
          <table:table-cell office:value-type="float" office:value="1.28200216976015">
            <text:p>1,28200</text:p>
          </table:table-cell>
        </table:table-row>
        <table:table-row table:style-name="ro2">
          <table:table-cell table:style-name="ce1" office:value-type="string">
            <text:p>2006.08.11</text:p>
          </table:table-cell>
          <table:table-cell office:value-type="float" office:value="1.2794">
            <text:p>1,27940</text:p>
          </table:table-cell>
          <table:table-cell office:value-type="float" office:value="1.2798">
            <text:p>1,27980</text:p>
          </table:table-cell>
          <table:table-cell office:value-type="float" office:value="1.2715">
            <text:p>1,27150</text:p>
          </table:table-cell>
          <table:table-cell office:value-type="float" office:value="1.272">
            <text:p>1,27200</text:p>
          </table:table-cell>
          <table:table-cell table:formula="of:=([.E259]+[.D259]+[.C259])/3" office:value-type="float" office:value="1.27443333333333">
            <text:p>1,27443</text:p>
          </table:table-cell>
          <table:table-cell table:formula="of:=[.C259]-[.D259]" office:value-type="float" office:value="0.00829999999999997">
            <text:p>0,00830</text:p>
          </table:table-cell>
          <table:table-cell office:value-type="float" office:value="0.0127274063702687">
            <text:p>0,01273</text:p>
          </table:table-cell>
          <table:table-cell office:value-type="float" office:value="1.28118602703021">
            <text:p>1,28119</text:p>
          </table:table-cell>
          <table:table-cell office:value-type="float" office:value="1.28157699659904">
            <text:p>1,28158</text:p>
          </table:table-cell>
        </table:table-row>
        <table:table-row table:style-name="ro2">
          <table:table-cell table:style-name="ce1" office:value-type="string">
            <text:p>2006.08.14</text:p>
          </table:table-cell>
          <table:table-cell office:value-type="float" office:value="1.2712">
            <text:p>1,27120</text:p>
          </table:table-cell>
          <table:table-cell office:value-type="float" office:value="1.2762">
            <text:p>1,27620</text:p>
          </table:table-cell>
          <table:table-cell office:value-type="float" office:value="1.2708">
            <text:p>1,27080</text:p>
          </table:table-cell>
          <table:table-cell office:value-type="float" office:value="1.2722">
            <text:p>1,27220</text:p>
          </table:table-cell>
          <table:table-cell table:formula="of:=([.E260]+[.D260]+[.C260])/3" office:value-type="float" office:value="1.27306666666667">
            <text:p>1,27307</text:p>
          </table:table-cell>
          <table:table-cell table:formula="of:=[.C260]-[.D260]" office:value-type="float" office:value="0.00540000000000007">
            <text:p>0,00540</text:p>
          </table:table-cell>
          <table:table-cell office:value-type="float" office:value="0.0127958292488614">
            <text:p>0,01280</text:p>
          </table:table-cell>
          <table:table-cell office:value-type="float" office:value="1.27947864415828">
            <text:p>1,27948</text:p>
          </table:table-cell>
          <table:table-cell office:value-type="float" office:value="1.27889222466698">
            <text:p>1,27889</text:p>
          </table:table-cell>
        </table:table-row>
        <table:table-row table:style-name="ro2">
          <table:table-cell table:style-name="ce1" office:value-type="string">
            <text:p>2006.08.15</text:p>
          </table:table-cell>
          <table:table-cell office:value-type="float" office:value="1.2723">
            <text:p>1,27230</text:p>
          </table:table-cell>
          <table:table-cell office:value-type="float" office:value="1.2803">
            <text:p>1,28030</text:p>
          </table:table-cell>
          <table:table-cell office:value-type="float" office:value="1.2695">
            <text:p>1,26950</text:p>
          </table:table-cell>
          <table:table-cell office:value-type="float" office:value="1.2784">
            <text:p>1,27840</text:p>
          </table:table-cell>
          <table:table-cell table:formula="of:=([.E261]+[.D261]+[.C261])/3" office:value-type="float" office:value="1.27606666666667">
            <text:p>1,27607</text:p>
          </table:table-cell>
          <table:table-cell table:formula="of:=[.C261]-[.D261]" office:value-type="float" office:value="0.0107999999999999">
            <text:p>0,01080</text:p>
          </table:table-cell>
          <table:table-cell office:value-type="float" office:value="0.0128216953494505">
            <text:p>0,01282</text:p>
          </table:table-cell>
          <table:table-cell office:value-type="float" office:value="1.27812207555036">
            <text:p>1,27812</text:p>
          </table:table-cell>
          <table:table-cell office:value-type="float" office:value="1.27709540634484">
            <text:p>1,27710</text:p>
          </table:table-cell>
        </table:table-row>
        <table:table-row table:style-name="ro2">
          <table:table-cell table:style-name="ce1" office:value-type="string">
            <text:p>2006.08.16</text:p>
          </table:table-cell>
          <table:table-cell office:value-type="float" office:value="1.2785">
            <text:p>1,27850</text:p>
          </table:table-cell>
          <table:table-cell office:value-type="float" office:value="1.2863">
            <text:p>1,28630</text:p>
          </table:table-cell>
          <table:table-cell office:value-type="float" office:value="1.277">
            <text:p>1,27700</text:p>
          </table:table-cell>
          <table:table-cell office:value-type="float" office:value="1.2843">
            <text:p>1,28430</text:p>
          </table:table-cell>
          <table:table-cell table:formula="of:=([.E262]+[.D262]+[.C262])/3" office:value-type="float" office:value="1.28253333333333">
            <text:p>1,28253</text:p>
          </table:table-cell>
          <table:table-cell table:formula="of:=[.C262]-[.D262]" office:value-type="float" office:value="0.00929999999999986">
            <text:p>0,00930</text:p>
          </table:table-cell>
          <table:table-cell office:value-type="float" office:value="0.0128437407258304">
            <text:p>0,01284</text:p>
          </table:table-cell>
          <table:table-cell office:value-type="float" office:value="1.2774340592077">
            <text:p>1,27743</text:p>
          </table:table-cell>
          <table:table-cell office:value-type="float" office:value="1.27731566035561">
            <text:p>1,27732</text:p>
          </table:table-cell>
        </table:table-row>
        <table:table-row table:style-name="ro2">
          <table:table-cell table:style-name="ce1" office:value-type="string">
            <text:p>2006.08.17</text:p>
          </table:table-cell>
          <table:table-cell office:value-type="float" office:value="1.2842">
            <text:p>1,28420</text:p>
          </table:table-cell>
          <table:table-cell office:value-type="float" office:value="1.2886">
            <text:p>1,28860</text:p>
          </table:table-cell>
          <table:table-cell office:value-type="float" office:value="1.2813">
            <text:p>1,28130</text:p>
          </table:table-cell>
          <table:table-cell office:value-type="float" office:value="1.2826">
            <text:p>1,28260</text:p>
          </table:table-cell>
          <table:table-cell table:formula="of:=([.E263]+[.D263]+[.C263])/3" office:value-type="float" office:value="1.28416666666667">
            <text:p>1,28417</text:p>
          </table:table-cell>
          <table:table-cell table:formula="of:=[.C263]-[.D263]" office:value-type="float" office:value="0.00730000000000008">
            <text:p>0,00730</text:p>
          </table:table-cell>
          <table:table-cell office:value-type="float" office:value="0.0128115328105719">
            <text:p>0,01281</text:p>
          </table:table-cell>
          <table:table-cell office:value-type="float" office:value="1.27869965524589">
            <text:p>1,27870</text:p>
          </table:table-cell>
          <table:table-cell office:value-type="float" office:value="1.27906538576635">
            <text:p>1,27907</text:p>
          </table:table-cell>
        </table:table-row>
        <table:table-row table:style-name="ro2">
          <table:table-cell table:style-name="ce1" office:value-type="string">
            <text:p>2006.08.18</text:p>
          </table:table-cell>
          <table:table-cell office:value-type="float" office:value="1.2825">
            <text:p>1,28250</text:p>
          </table:table-cell>
          <table:table-cell office:value-type="float" office:value="1.2844">
            <text:p>1,28440</text:p>
          </table:table-cell>
          <table:table-cell office:value-type="float" office:value="1.278">
            <text:p>1,27800</text:p>
          </table:table-cell>
          <table:table-cell office:value-type="float" office:value="1.2824">
            <text:p>1,28240</text:p>
          </table:table-cell>
          <table:table-cell table:formula="of:=([.E264]+[.D264]+[.C264])/3" office:value-type="float" office:value="1.2816">
            <text:p>1,28160</text:p>
          </table:table-cell>
          <table:table-cell table:formula="of:=[.C264]-[.D264]" office:value-type="float" office:value="0.00639999999999996">
            <text:p>0,00640</text:p>
          </table:table-cell>
          <table:table-cell office:value-type="float" office:value="0.012765734806907">
            <text:p>0,01277</text:p>
          </table:table-cell>
          <table:table-cell office:value-type="float" office:value="1.27998628958796">
            <text:p>1,27999</text:p>
          </table:table-cell>
          <table:table-cell office:value-type="float" office:value="1.27974356804364">
            <text:p>1,27974</text:p>
          </table:table-cell>
        </table:table-row>
        <table:table-row table:style-name="ro2">
          <table:table-cell table:style-name="ce1" office:value-type="string">
            <text:p>2006.08.21</text:p>
          </table:table-cell>
          <table:table-cell office:value-type="float" office:value="1.2827">
            <text:p>1,28270</text:p>
          </table:table-cell>
          <table:table-cell office:value-type="float" office:value="1.2937">
            <text:p>1,29370</text:p>
          </table:table-cell>
          <table:table-cell office:value-type="float" office:value="1.2827">
            <text:p>1,28270</text:p>
          </table:table-cell>
          <table:table-cell office:value-type="float" office:value="1.2885">
            <text:p>1,28850</text:p>
          </table:table-cell>
          <table:table-cell table:formula="of:=([.E265]+[.D265]+[.C265])/3" office:value-type="float" office:value="1.2883">
            <text:p>1,28830</text:p>
          </table:table-cell>
          <table:table-cell table:formula="of:=[.C265]-[.D265]" office:value-type="float" office:value="0.0110000000000001">
            <text:p>0,01100</text:p>
          </table:table-cell>
          <table:table-cell office:value-type="float" office:value="0.0126700479740206">
            <text:p>0,01267</text:p>
          </table:table-cell>
          <table:table-cell office:value-type="float" office:value="1.28041776286975">
            <text:p>1,28042</text:p>
          </table:table-cell>
          <table:table-cell office:value-type="float" office:value="1.28030690505761">
            <text:p>1,28031</text:p>
          </table:table-cell>
        </table:table-row>
        <table:table-row table:style-name="ro2">
          <table:table-cell table:style-name="ce1" office:value-type="string">
            <text:p>2006.08.22</text:p>
          </table:table-cell>
          <table:table-cell office:value-type="float" office:value="1.2886">
            <text:p>1,28860</text:p>
          </table:table-cell>
          <table:table-cell office:value-type="float" office:value="1.2887">
            <text:p>1,28870</text:p>
          </table:table-cell>
          <table:table-cell office:value-type="float" office:value="1.2784">
            <text:p>1,27840</text:p>
          </table:table-cell>
          <table:table-cell office:value-type="float" office:value="1.2804">
            <text:p>1,28040</text:p>
          </table:table-cell>
          <table:table-cell table:formula="of:=([.E266]+[.D266]+[.C266])/3" office:value-type="float" office:value="1.2825">
            <text:p>1,28250</text:p>
          </table:table-cell>
          <table:table-cell table:formula="of:=[.C266]-[.D266]" office:value-type="float" office:value="0.0103">
            <text:p>0,01030</text:p>
          </table:table-cell>
          <table:table-cell office:value-type="float" office:value="0.0125384536152468">
            <text:p>0,01254</text:p>
          </table:table-cell>
          <table:table-cell office:value-type="float" office:value="1.28264864197828">
            <text:p>1,28265</text:p>
          </table:table-cell>
          <table:table-cell office:value-type="float" office:value="1.28284290382121">
            <text:p>1,28284</text:p>
          </table:table-cell>
        </table:table-row>
        <table:table-row table:style-name="ro2">
          <table:table-cell table:style-name="ce1" office:value-type="string">
            <text:p>2006.08.23</text:p>
          </table:table-cell>
          <table:table-cell office:value-type="float" office:value="1.2803">
            <text:p>1,28030</text:p>
          </table:table-cell>
          <table:table-cell office:value-type="float" office:value="1.2851">
            <text:p>1,28510</text:p>
          </table:table-cell>
          <table:table-cell office:value-type="float" office:value="1.2775">
            <text:p>1,27750</text:p>
          </table:table-cell>
          <table:table-cell office:value-type="float" office:value="1.2787">
            <text:p>1,27870</text:p>
          </table:table-cell>
          <table:table-cell table:formula="of:=([.E267]+[.D267]+[.C267])/3" office:value-type="float" office:value="1.28043333333333">
            <text:p>1,28043</text:p>
          </table:table-cell>
          <table:table-cell table:formula="of:=[.C267]-[.D267]" office:value-type="float" office:value="0.00759999999999983">
            <text:p>0,00760</text:p>
          </table:table-cell>
          <table:table-cell office:value-type="float" office:value="0.0125225302505068">
            <text:p>0,01252</text:p>
          </table:table-cell>
          <table:table-cell office:value-type="float" office:value="1.28229008572391">
            <text:p>1,28229</text:p>
          </table:table-cell>
          <table:table-cell office:value-type="float" office:value="1.2823152935394">
            <text:p>1,28232</text:p>
          </table:table-cell>
        </table:table-row>
        <table:table-row table:style-name="ro2">
          <table:table-cell table:style-name="ce1" office:value-type="string">
            <text:p>2006.08.24</text:p>
          </table:table-cell>
          <table:table-cell office:value-type="float" office:value="1.2788">
            <text:p>1,27880</text:p>
          </table:table-cell>
          <table:table-cell office:value-type="float" office:value="1.2841">
            <text:p>1,28410</text:p>
          </table:table-cell>
          <table:table-cell office:value-type="float" office:value="1.275">
            <text:p>1,27500</text:p>
          </table:table-cell>
          <table:table-cell office:value-type="float" office:value="1.2764">
            <text:p>1,27640</text:p>
          </table:table-cell>
          <table:table-cell table:formula="of:=([.E268]+[.D268]+[.C268])/3" office:value-type="float" office:value="1.2785">
            <text:p>1,27850</text:p>
          </table:table-cell>
          <table:table-cell table:formula="of:=[.C268]-[.D268]" office:value-type="float" office:value="0.00910000000000011">
            <text:p>0,00910</text:p>
          </table:table-cell>
          <table:table-cell office:value-type="float" office:value="0.0125032912984576">
            <text:p>0,01250</text:p>
          </table:table-cell>
          <table:table-cell office:value-type="float" office:value="1.28196431952412">
            <text:p>1,28196</text:p>
          </table:table-cell>
          <table:table-cell office:value-type="float" office:value="1.28140480644524">
            <text:p>1,28140</text:p>
          </table:table-cell>
        </table:table-row>
        <table:table-row table:style-name="ro2">
          <table:table-cell table:style-name="ce1" office:value-type="string">
            <text:p>2006.08.25</text:p>
          </table:table-cell>
          <table:table-cell office:value-type="float" office:value="1.2765">
            <text:p>1,27650</text:p>
          </table:table-cell>
          <table:table-cell office:value-type="float" office:value="1.2783">
            <text:p>1,27830</text:p>
          </table:table-cell>
          <table:table-cell office:value-type="float" office:value="1.2725">
            <text:p>1,27250</text:p>
          </table:table-cell>
          <table:table-cell office:value-type="float" office:value="1.2751">
            <text:p>1,27510</text:p>
          </table:table-cell>
          <table:table-cell table:formula="of:=([.E269]+[.D269]+[.C269])/3" office:value-type="float" office:value="1.2753">
            <text:p>1,27530</text:p>
          </table:table-cell>
          <table:table-cell table:formula="of:=[.C269]-[.D269]" office:value-type="float" office:value="0.00580000000000003">
            <text:p>0,00580</text:p>
          </table:table-cell>
          <table:table-cell office:value-type="float" office:value="0.0125324822071138">
            <text:p>0,01253</text:p>
          </table:table-cell>
          <table:table-cell office:value-type="float" office:value="1.28105094596971">
            <text:p>1,28105</text:p>
          </table:table-cell>
          <table:table-cell office:value-type="float" office:value="1.28003074823978">
            <text:p>1,28003</text:p>
          </table:table-cell>
        </table:table-row>
        <table:table-row table:style-name="ro2">
          <table:table-cell table:style-name="ce1" office:value-type="string">
            <text:p>2006.08.28</text:p>
          </table:table-cell>
          <table:table-cell office:value-type="float" office:value="1.2758">
            <text:p>1,27580</text:p>
          </table:table-cell>
          <table:table-cell office:value-type="float" office:value="1.282">
            <text:p>1,28200</text:p>
          </table:table-cell>
          <table:table-cell office:value-type="float" office:value="1.2754">
            <text:p>1,27540</text:p>
          </table:table-cell>
          <table:table-cell office:value-type="float" office:value="1.2786">
            <text:p>1,27860</text:p>
          </table:table-cell>
          <table:table-cell table:formula="of:=([.E270]+[.D270]+[.C270])/3" office:value-type="float" office:value="1.27866666666667">
            <text:p>1,27867</text:p>
          </table:table-cell>
          <table:table-cell table:formula="of:=[.C270]-[.D270]" office:value-type="float" office:value="0.00659999999999994">
            <text:p>0,00660</text:p>
          </table:table-cell>
          <table:table-cell office:value-type="float" office:value="0.0125396388240343">
            <text:p>0,01254</text:p>
          </table:table-cell>
          <table:table-cell office:value-type="float" office:value="1.27956160060925">
            <text:p>1,27956</text:p>
          </table:table-cell>
          <table:table-cell office:value-type="float" office:value="1.27880865123898">
            <text:p>1,27881</text:p>
          </table:table-cell>
        </table:table-row>
        <table:table-row table:style-name="ro2">
          <table:table-cell table:style-name="ce1" office:value-type="string">
            <text:p>2006.08.29</text:p>
          </table:table-cell>
          <table:table-cell office:value-type="float" office:value="1.2785">
            <text:p>1,27850</text:p>
          </table:table-cell>
          <table:table-cell office:value-type="float" office:value="1.2838">
            <text:p>1,28380</text:p>
          </table:table-cell>
          <table:table-cell office:value-type="float" office:value="1.275">
            <text:p>1,27500</text:p>
          </table:table-cell>
          <table:table-cell office:value-type="float" office:value="1.283">
            <text:p>1,28300</text:p>
          </table:table-cell>
          <table:table-cell table:formula="of:=([.E271]+[.D271]+[.C271])/3" office:value-type="float" office:value="1.2806">
            <text:p>1,28060</text:p>
          </table:table-cell>
          <table:table-cell table:formula="of:=[.C271]-[.D271]" office:value-type="float" office:value="0.00880000000000014">
            <text:p>0,00880</text:p>
          </table:table-cell>
          <table:table-cell office:value-type="float" office:value="0.0125523032809561">
            <text:p>0,01255</text:p>
          </table:table-cell>
          <table:table-cell office:value-type="float" office:value="1.27941206248461">
            <text:p>1,27941</text:p>
          </table:table-cell>
          <table:table-cell office:value-type="float" office:value="1.27861161616834">
            <text:p>1,27861</text:p>
          </table:table-cell>
        </table:table-row>
        <table:table-row table:style-name="ro2">
          <table:table-cell table:style-name="ce1" office:value-type="string">
            <text:p>2006.08.30</text:p>
          </table:table-cell>
          <table:table-cell office:value-type="float" office:value="1.2829">
            <text:p>1,28290</text:p>
          </table:table-cell>
          <table:table-cell office:value-type="float" office:value="1.2852">
            <text:p>1,28520</text:p>
          </table:table-cell>
          <table:table-cell office:value-type="float" office:value="1.2811">
            <text:p>1,28110</text:p>
          </table:table-cell>
          <table:table-cell office:value-type="float" office:value="1.2837">
            <text:p>1,28370</text:p>
          </table:table-cell>
          <table:table-cell table:formula="of:=([.E272]+[.D272]+[.C272])/3" office:value-type="float" office:value="1.28333333333333">
            <text:p>1,28333</text:p>
          </table:table-cell>
          <table:table-cell table:formula="of:=[.C272]-[.D272]" office:value-type="float" office:value="0.00410000000000021">
            <text:p>0,00410</text:p>
          </table:table-cell>
          <table:table-cell office:value-type="float" office:value="0.0125265218137355">
            <text:p>0,01253</text:p>
          </table:table-cell>
          <table:table-cell office:value-type="float" office:value="1.27957634931769">
            <text:p>1,27958</text:p>
          </table:table-cell>
          <table:table-cell office:value-type="float" office:value="1.27954987701093">
            <text:p>1,27955</text:p>
          </table:table-cell>
        </table:table-row>
        <table:table-row table:style-name="ro2">
          <table:table-cell table:style-name="ce1" office:value-type="string">
            <text:p>2006.08.31</text:p>
          </table:table-cell>
          <table:table-cell office:value-type="float" office:value="1.2836">
            <text:p>1,28360</text:p>
          </table:table-cell>
          <table:table-cell office:value-type="float" office:value="1.2878">
            <text:p>1,28780</text:p>
          </table:table-cell>
          <table:table-cell office:value-type="float" office:value="1.2785">
            <text:p>1,27850</text:p>
          </table:table-cell>
          <table:table-cell office:value-type="float" office:value="1.2804">
            <text:p>1,28040</text:p>
          </table:table-cell>
          <table:table-cell table:formula="of:=([.E273]+[.D273]+[.C273])/3" office:value-type="float" office:value="1.28223333333333">
            <text:p>1,28223</text:p>
          </table:table-cell>
          <table:table-cell table:formula="of:=[.C273]-[.D273]" office:value-type="float" office:value="0.00930000000000009">
            <text:p>0,00930</text:p>
          </table:table-cell>
          <table:table-cell office:value-type="float" office:value="0.0124515725000959">
            <text:p>0,01245</text:p>
          </table:table-cell>
          <table:table-cell office:value-type="float" office:value="1.28065971942095">
            <text:p>1,28066</text:p>
          </table:table-cell>
          <table:table-cell office:value-type="float" office:value="1.28064936914432">
            <text:p>1,28065</text:p>
          </table:table-cell>
        </table:table-row>
        <table:table-row table:style-name="ro2">
          <table:table-cell table:style-name="ce1" office:value-type="string">
            <text:p>2006.09.01</text:p>
          </table:table-cell>
          <table:table-cell office:value-type="float" office:value="1.2805">
            <text:p>1,28050</text:p>
          </table:table-cell>
          <table:table-cell office:value-type="float" office:value="1.2846">
            <text:p>1,28460</text:p>
          </table:table-cell>
          <table:table-cell office:value-type="float" office:value="1.2754">
            <text:p>1,27540</text:p>
          </table:table-cell>
          <table:table-cell office:value-type="float" office:value="1.2835">
            <text:p>1,28350</text:p>
          </table:table-cell>
          <table:table-cell table:formula="of:=([.E274]+[.D274]+[.C274])/3" office:value-type="float" office:value="1.28116666666667">
            <text:p>1,28117</text:p>
          </table:table-cell>
          <table:table-cell table:formula="of:=[.C274]-[.D274]" office:value-type="float" office:value="0.00919999999999988">
            <text:p>0,00920</text:p>
          </table:table-cell>
          <table:table-cell office:value-type="float" office:value="0.0124216809254618">
            <text:p>0,01242</text:p>
          </table:table-cell>
          <table:table-cell office:value-type="float" office:value="1.28089834534567">
            <text:p>1,28090</text:p>
          </table:table-cell>
          <table:table-cell office:value-type="float" office:value="1.28051729081601">
            <text:p>1,28052</text:p>
          </table:table-cell>
        </table:table-row>
        <table:table-row table:style-name="ro2">
          <table:table-cell table:style-name="ce1" office:value-type="string">
            <text:p>2006.09.04</text:p>
          </table:table-cell>
          <table:table-cell office:value-type="float" office:value="1.2845">
            <text:p>1,28450</text:p>
          </table:table-cell>
          <table:table-cell office:value-type="float" office:value="1.2874">
            <text:p>1,28740</text:p>
          </table:table-cell>
          <table:table-cell office:value-type="float" office:value="1.2839">
            <text:p>1,28390</text:p>
          </table:table-cell>
          <table:table-cell office:value-type="float" office:value="1.286">
            <text:p>1,28600</text:p>
          </table:table-cell>
          <table:table-cell table:formula="of:=([.E275]+[.D275]+[.C275])/3" office:value-type="float" office:value="1.28576666666667">
            <text:p>1,28577</text:p>
          </table:table-cell>
          <table:table-cell table:formula="of:=[.C275]-[.D275]" office:value-type="float" office:value="0.00349999999999984">
            <text:p>0,00350</text:p>
          </table:table-cell>
          <table:table-cell office:value-type="float" office:value="0.0123441350349061">
            <text:p>0,01234</text:p>
          </table:table-cell>
          <table:table-cell office:value-type="float" office:value="1.28106136060917">
            <text:p>1,28106</text:p>
          </table:table-cell>
          <table:table-cell office:value-type="float" office:value="1.28133949691143">
            <text:p>1,28134</text:p>
          </table:table-cell>
        </table:table-row>
        <table:table-row table:style-name="ro2">
          <table:table-cell table:style-name="ce1" office:value-type="string">
            <text:p>2006.09.05</text:p>
          </table:table-cell>
          <table:table-cell office:value-type="float" office:value="1.2861">
            <text:p>1,28610</text:p>
          </table:table-cell>
          <table:table-cell office:value-type="float" office:value="1.2864">
            <text:p>1,28640</text:p>
          </table:table-cell>
          <table:table-cell office:value-type="float" office:value="1.2795">
            <text:p>1,27950</text:p>
          </table:table-cell>
          <table:table-cell office:value-type="float" office:value="1.2816">
            <text:p>1,28160</text:p>
          </table:table-cell>
          <table:table-cell table:formula="of:=([.E276]+[.D276]+[.C276])/3" office:value-type="float" office:value="1.2825">
            <text:p>1,28250</text:p>
          </table:table-cell>
          <table:table-cell table:formula="of:=[.C276]-[.D276]" office:value-type="float" office:value="0.00689999999999991">
            <text:p>0,00690</text:p>
          </table:table-cell>
          <table:table-cell office:value-type="float" office:value="0.0122417434474251">
            <text:p>0,01224</text:p>
          </table:table-cell>
          <table:table-cell office:value-type="float" office:value="1.28261991889904">
            <text:p>1,28262</text:p>
          </table:table-cell>
          <table:table-cell office:value-type="float" office:value="1.28286237607581">
            <text:p>1,28286</text:p>
          </table:table-cell>
        </table:table-row>
        <table:table-row table:style-name="ro2">
          <table:table-cell table:style-name="ce1" office:value-type="string">
            <text:p>2006.09.06</text:p>
          </table:table-cell>
          <table:table-cell office:value-type="float" office:value="1.2817">
            <text:p>1,28170</text:p>
          </table:table-cell>
          <table:table-cell office:value-type="float" office:value="1.2832">
            <text:p>1,28320</text:p>
          </table:table-cell>
          <table:table-cell office:value-type="float" office:value="1.277">
            <text:p>1,27700</text:p>
          </table:table-cell>
          <table:table-cell office:value-type="float" office:value="1.2805">
            <text:p>1,28050</text:p>
          </table:table-cell>
          <table:table-cell table:formula="of:=([.E277]+[.D277]+[.C277])/3" office:value-type="float" office:value="1.28023333333333">
            <text:p>1,28023</text:p>
          </table:table-cell>
          <table:table-cell table:formula="of:=[.C277]-[.D277]" office:value-type="float" office:value="0.00619999999999976">
            <text:p>0,00620</text:p>
          </table:table-cell>
          <table:table-cell office:value-type="float" office:value="0.0122229969174316">
            <text:p>0,01222</text:p>
          </table:table-cell>
          <table:table-cell office:value-type="float" office:value="1.28219851635955">
            <text:p>1,28220</text:p>
          </table:table-cell>
          <table:table-cell office:value-type="float" office:value="1.28240376920289">
            <text:p>1,28240</text:p>
          </table:table-cell>
        </table:table-row>
        <table:table-row table:style-name="ro2">
          <table:table-cell table:style-name="ce1" office:value-type="string">
            <text:p>2006.09.07</text:p>
          </table:table-cell>
          <table:table-cell office:value-type="float" office:value="1.2804">
            <text:p>1,28040</text:p>
          </table:table-cell>
          <table:table-cell office:value-type="float" office:value="1.283">
            <text:p>1,28300</text:p>
          </table:table-cell>
          <table:table-cell office:value-type="float" office:value="1.2706">
            <text:p>1,27060</text:p>
          </table:table-cell>
          <table:table-cell office:value-type="float" office:value="1.2734">
            <text:p>1,27340</text:p>
          </table:table-cell>
          <table:table-cell table:formula="of:=([.E278]+[.D278]+[.C278])/3" office:value-type="float" office:value="1.27566666666667">
            <text:p>1,27567</text:p>
          </table:table-cell>
          <table:table-cell table:formula="of:=[.C278]-[.D278]" office:value-type="float" office:value="0.0124">
            <text:p>0,01240</text:p>
          </table:table-cell>
          <table:table-cell office:value-type="float" office:value="0.0122000356691497">
            <text:p>0,01220</text:p>
          </table:table-cell>
          <table:table-cell office:value-type="float" office:value="1.28171968619755">
            <text:p>1,28172</text:p>
          </table:table-cell>
          <table:table-cell office:value-type="float" office:value="1.28183637358743">
            <text:p>1,28184</text:p>
          </table:table-cell>
        </table:table-row>
        <table:table-row table:style-name="ro2">
          <table:table-cell table:style-name="ce1" office:value-type="string">
            <text:p>2006.09.08</text:p>
          </table:table-cell>
          <table:table-cell office:value-type="float" office:value="1.2735">
            <text:p>1,27350</text:p>
          </table:table-cell>
          <table:table-cell office:value-type="float" office:value="1.2739">
            <text:p>1,27390</text:p>
          </table:table-cell>
          <table:table-cell office:value-type="float" office:value="1.2651">
            <text:p>1,26510</text:p>
          </table:table-cell>
          <table:table-cell office:value-type="float" office:value="1.2673">
            <text:p>1,26730</text:p>
          </table:table-cell>
          <table:table-cell table:formula="of:=([.E279]+[.D279]+[.C279])/3" office:value-type="float" office:value="1.26876666666667">
            <text:p>1,26877</text:p>
          </table:table-cell>
          <table:table-cell table:formula="of:=[.C279]-[.D279]" office:value-type="float" office:value="0.00880000000000014">
            <text:p>0,00880</text:p>
          </table:table-cell>
          <table:table-cell office:value-type="float" office:value="0.0122718860684091">
            <text:p>0,01227</text:p>
          </table:table-cell>
          <table:table-cell office:value-type="float" office:value="1.28009710829708">
            <text:p>1,28010</text:p>
          </table:table-cell>
          <table:table-cell office:value-type="float" office:value="1.27973455836868">
            <text:p>1,27973</text:p>
          </table:table-cell>
        </table:table-row>
        <table:table-row table:style-name="ro2">
          <table:table-cell table:style-name="ce1" office:value-type="string">
            <text:p>2006.09.11</text:p>
          </table:table-cell>
          <table:table-cell office:value-type="float" office:value="1.2667">
            <text:p>1,26670</text:p>
          </table:table-cell>
          <table:table-cell office:value-type="float" office:value="1.2739">
            <text:p>1,27390</text:p>
          </table:table-cell>
          <table:table-cell office:value-type="float" office:value="1.2648">
            <text:p>1,26480</text:p>
          </table:table-cell>
          <table:table-cell office:value-type="float" office:value="1.2697">
            <text:p>1,26970</text:p>
          </table:table-cell>
          <table:table-cell table:formula="of:=([.E280]+[.D280]+[.C280])/3" office:value-type="float" office:value="1.26946666666667">
            <text:p>1,26947</text:p>
          </table:table-cell>
          <table:table-cell table:formula="of:=[.C280]-[.D280]" office:value-type="float" office:value="0.00909999999999989">
            <text:p>0,00910</text:p>
          </table:table-cell>
          <table:table-cell office:value-type="float" office:value="0.0123517923225241">
            <text:p>0,01235</text:p>
          </table:table-cell>
          <table:table-cell office:value-type="float" office:value="1.27711737975458">
            <text:p>1,27712</text:p>
          </table:table-cell>
          <table:table-cell office:value-type="float" office:value="1.27642127756127">
            <text:p>1,27642</text:p>
          </table:table-cell>
        </table:table-row>
        <table:table-row table:style-name="ro2">
          <table:table-cell table:style-name="ce1" office:value-type="string">
            <text:p>2006.09.12</text:p>
          </table:table-cell>
          <table:table-cell office:value-type="float" office:value="1.2698">
            <text:p>1,26980</text:p>
          </table:table-cell>
          <table:table-cell office:value-type="float" office:value="1.2732">
            <text:p>1,27320</text:p>
          </table:table-cell>
          <table:table-cell office:value-type="float" office:value="1.2671">
            <text:p>1,26710</text:p>
          </table:table-cell>
          <table:table-cell office:value-type="float" office:value="1.2682">
            <text:p>1,26820</text:p>
          </table:table-cell>
          <table:table-cell table:formula="of:=([.E281]+[.D281]+[.C281])/3" office:value-type="float" office:value="1.2695">
            <text:p>1,26950</text:p>
          </table:table-cell>
          <table:table-cell table:formula="of:=[.C281]-[.D281]" office:value-type="float" office:value="0.00609999999999999">
            <text:p>0,00610</text:p>
          </table:table-cell>
          <table:table-cell office:value-type="float" office:value="0.0124293855594005">
            <text:p>0,01243</text:p>
          </table:table-cell>
          <table:table-cell office:value-type="float" office:value="1.27546485270222">
            <text:p>1,27546</text:p>
          </table:table-cell>
          <table:table-cell office:value-type="float" office:value="1.2746486769006">
            <text:p>1,27465</text:p>
          </table:table-cell>
        </table:table-row>
        <table:table-row table:style-name="ro2">
          <table:table-cell table:style-name="ce1" office:value-type="string">
            <text:p>2006.09.13</text:p>
          </table:table-cell>
          <table:table-cell office:value-type="float" office:value="1.2683">
            <text:p>1,26830</text:p>
          </table:table-cell>
          <table:table-cell office:value-type="float" office:value="1.2716">
            <text:p>1,27160</text:p>
          </table:table-cell>
          <table:table-cell office:value-type="float" office:value="1.2666">
            <text:p>1,26660</text:p>
          </table:table-cell>
          <table:table-cell office:value-type="float" office:value="1.2697">
            <text:p>1,26970</text:p>
          </table:table-cell>
          <table:table-cell table:formula="of:=([.E282]+[.D282]+[.C282])/3" office:value-type="float" office:value="1.2693">
            <text:p>1,26930</text:p>
          </table:table-cell>
          <table:table-cell table:formula="of:=[.C282]-[.D282]" office:value-type="float" office:value="0.00500000000000012">
            <text:p>0,00500</text:p>
          </table:table-cell>
          <table:table-cell office:value-type="float" office:value="0.0124894379572414">
            <text:p>0,01249</text:p>
          </table:table-cell>
          <table:table-cell office:value-type="float" office:value="1.27379137943468">
            <text:p>1,27379</text:p>
          </table:table-cell>
          <table:table-cell office:value-type="float" office:value="1.2727612061031">
            <text:p>1,27276</text:p>
          </table:table-cell>
        </table:table-row>
        <table:table-row table:style-name="ro2">
          <table:table-cell table:style-name="ce1" office:value-type="string">
            <text:p>2006.09.14</text:p>
          </table:table-cell>
          <table:table-cell office:value-type="float" office:value="1.2696">
            <text:p>1,26960</text:p>
          </table:table-cell>
          <table:table-cell office:value-type="float" office:value="1.2752">
            <text:p>1,27520</text:p>
          </table:table-cell>
          <table:table-cell office:value-type="float" office:value="1.2675">
            <text:p>1,26750</text:p>
          </table:table-cell>
          <table:table-cell office:value-type="float" office:value="1.2723">
            <text:p>1,27230</text:p>
          </table:table-cell>
          <table:table-cell table:formula="of:=([.E283]+[.D283]+[.C283])/3" office:value-type="float" office:value="1.27166666666667">
            <text:p>1,27167</text:p>
          </table:table-cell>
          <table:table-cell table:formula="of:=[.C283]-[.D283]" office:value-type="float" office:value="0.00769999999999982">
            <text:p>0,00770</text:p>
          </table:table-cell>
          <table:table-cell office:value-type="float" office:value="0.0125066242092951">
            <text:p>0,01251</text:p>
          </table:table-cell>
          <table:table-cell office:value-type="float" office:value="1.27271667149099">
            <text:p>1,27272</text:p>
          </table:table-cell>
          <table:table-cell office:value-type="float" office:value="1.27180438825147">
            <text:p>1,27180</text:p>
          </table:table-cell>
        </table:table-row>
        <table:table-row table:style-name="ro2">
          <table:table-cell table:style-name="ce1" office:value-type="string">
            <text:p>2006.09.15</text:p>
          </table:table-cell>
          <table:table-cell office:value-type="float" office:value="1.2724">
            <text:p>1,27240</text:p>
          </table:table-cell>
          <table:table-cell office:value-type="float" office:value="1.2735">
            <text:p>1,27350</text:p>
          </table:table-cell>
          <table:table-cell office:value-type="float" office:value="1.263">
            <text:p>1,26300</text:p>
          </table:table-cell>
          <table:table-cell office:value-type="float" office:value="1.2665">
            <text:p>1,26650</text:p>
          </table:table-cell>
          <table:table-cell table:formula="of:=([.E284]+[.D284]+[.C284])/3" office:value-type="float" office:value="1.26766666666667">
            <text:p>1,26767</text:p>
          </table:table-cell>
          <table:table-cell table:formula="of:=[.C284]-[.D284]" office:value-type="float" office:value="0.0105000000000002">
            <text:p>0,01050</text:p>
          </table:table-cell>
          <table:table-cell office:value-type="float" office:value="0.0124890165631362">
            <text:p>0,01249</text:p>
          </table:table-cell>
          <table:table-cell office:value-type="float" office:value="1.27246020410854">
            <text:p>1,27246</text:p>
          </table:table-cell>
          <table:table-cell office:value-type="float" office:value="1.27176918531632">
            <text:p>1,27177</text:p>
          </table:table-cell>
        </table:table-row>
        <table:table-row table:style-name="ro2">
          <table:table-cell table:style-name="ce1" office:value-type="string">
            <text:p>2006.09.18</text:p>
          </table:table-cell>
          <table:table-cell office:value-type="float" office:value="1.2634">
            <text:p>1,26340</text:p>
          </table:table-cell>
          <table:table-cell office:value-type="float" office:value="1.271">
            <text:p>1,27100</text:p>
          </table:table-cell>
          <table:table-cell office:value-type="float" office:value="1.2631">
            <text:p>1,26310</text:p>
          </table:table-cell>
          <table:table-cell office:value-type="float" office:value="1.2702">
            <text:p>1,27020</text:p>
          </table:table-cell>
          <table:table-cell table:formula="of:=([.E285]+[.D285]+[.C285])/3" office:value-type="float" office:value="1.2681">
            <text:p>1,26810</text:p>
          </table:table-cell>
          <table:table-cell table:formula="of:=[.C285]-[.D285]" office:value-type="float" office:value="0.0078999999999998">
            <text:p>0,00790</text:p>
          </table:table-cell>
          <table:table-cell office:value-type="float" office:value="0.012507871152358">
            <text:p>0,01251</text:p>
          </table:table-cell>
          <table:table-cell office:value-type="float" office:value="1.27110901031877">
            <text:p>1,27111</text:p>
          </table:table-cell>
          <table:table-cell office:value-type="float" office:value="1.27048612837187">
            <text:p>1,27049</text:p>
          </table:table-cell>
        </table:table-row>
        <table:table-row table:style-name="ro2">
          <table:table-cell table:style-name="ce1" office:value-type="string">
            <text:p>2006.09.19</text:p>
          </table:table-cell>
          <table:table-cell office:value-type="float" office:value="1.2703">
            <text:p>1,27030</text:p>
          </table:table-cell>
          <table:table-cell office:value-type="float" office:value="1.2725">
            <text:p>1,27250</text:p>
          </table:table-cell>
          <table:table-cell office:value-type="float" office:value="1.265">
            <text:p>1,26500</text:p>
          </table:table-cell>
          <table:table-cell office:value-type="float" office:value="1.2671">
            <text:p>1,26710</text:p>
          </table:table-cell>
          <table:table-cell table:formula="of:=([.E286]+[.D286]+[.C286])/3" office:value-type="float" office:value="1.2682">
            <text:p>1,26820</text:p>
          </table:table-cell>
          <table:table-cell table:formula="of:=[.C286]-[.D286]" office:value-type="float" office:value="0.00749999999999984">
            <text:p>0,00750</text:p>
          </table:table-cell>
          <table:table-cell office:value-type="float" office:value="0.012467023062019">
            <text:p>0,01247</text:p>
          </table:table-cell>
          <table:table-cell office:value-type="float" office:value="1.27065850370391">
            <text:p>1,27066</text:p>
          </table:table-cell>
          <table:table-cell office:value-type="float" office:value="1.27046493961013">
            <text:p>1,27046</text:p>
          </table:table-cell>
        </table:table-row>
        <table:table-row table:style-name="ro2">
          <table:table-cell table:style-name="ce1" office:value-type="string">
            <text:p>2006.09.20</text:p>
          </table:table-cell>
          <table:table-cell office:value-type="float" office:value="1.267">
            <text:p>1,26700</text:p>
          </table:table-cell>
          <table:table-cell office:value-type="float" office:value="1.2727">
            <text:p>1,27270</text:p>
          </table:table-cell>
          <table:table-cell office:value-type="float" office:value="1.2665">
            <text:p>1,26650</text:p>
          </table:table-cell>
          <table:table-cell office:value-type="float" office:value="1.2688">
            <text:p>1,26880</text:p>
          </table:table-cell>
          <table:table-cell table:formula="of:=([.E287]+[.D287]+[.C287])/3" office:value-type="float" office:value="1.26933333333333">
            <text:p>1,26933</text:p>
          </table:table-cell>
          <table:table-cell table:formula="of:=[.C287]-[.D287]" office:value-type="float" office:value="0.00619999999999998">
            <text:p>0,00620</text:p>
          </table:table-cell>
          <table:table-cell office:value-type="float" office:value="0.012466317564193">
            <text:p>0,01247</text:p>
          </table:table-cell>
          <table:table-cell office:value-type="float" office:value="1.27011349407278">
            <text:p>1,27011</text:p>
          </table:table-cell>
          <table:table-cell office:value-type="float" office:value="1.26970493685724">
            <text:p>1,26970</text:p>
          </table:table-cell>
        </table:table-row>
        <table:table-row table:style-name="ro2">
          <table:table-cell table:style-name="ce1" office:value-type="string">
            <text:p>2006.09.21</text:p>
          </table:table-cell>
          <table:table-cell office:value-type="float" office:value="1.2687">
            <text:p>1,26870</text:p>
          </table:table-cell>
          <table:table-cell office:value-type="float" office:value="1.2797">
            <text:p>1,27970</text:p>
          </table:table-cell>
          <table:table-cell office:value-type="float" office:value="1.2682">
            <text:p>1,26820</text:p>
          </table:table-cell>
          <table:table-cell office:value-type="float" office:value="1.278">
            <text:p>1,27800</text:p>
          </table:table-cell>
          <table:table-cell table:formula="of:=([.E288]+[.D288]+[.C288])/3" office:value-type="float" office:value="1.2753">
            <text:p>1,27530</text:p>
          </table:table-cell>
          <table:table-cell table:formula="of:=[.C288]-[.D288]" office:value-type="float" office:value="0.0115000000000001">
            <text:p>0,01150</text:p>
          </table:table-cell>
          <table:table-cell office:value-type="float" office:value="0.0124233654004232">
            <text:p>0,01242</text:p>
          </table:table-cell>
          <table:table-cell office:value-type="float" office:value="1.26987654598774">
            <text:p>1,26988</text:p>
          </table:table-cell>
          <table:table-cell office:value-type="float" office:value="1.2694659452388">
            <text:p>1,26947</text:p>
          </table:table-cell>
        </table:table-row>
        <table:table-row table:style-name="ro2">
          <table:table-cell table:style-name="ce1" office:value-type="string">
            <text:p>2006.09.22</text:p>
          </table:table-cell>
          <table:table-cell office:value-type="float" office:value="1.2781">
            <text:p>1,27810</text:p>
          </table:table-cell>
          <table:table-cell office:value-type="float" office:value="1.2829">
            <text:p>1,28290</text:p>
          </table:table-cell>
          <table:table-cell office:value-type="float" office:value="1.2776">
            <text:p>1,27760</text:p>
          </table:table-cell>
          <table:table-cell office:value-type="float" office:value="1.2783">
            <text:p>1,27830</text:p>
          </table:table-cell>
          <table:table-cell table:formula="of:=([.E289]+[.D289]+[.C289])/3" office:value-type="float" office:value="1.2796">
            <text:p>1,27960</text:p>
          </table:table-cell>
          <table:table-cell table:formula="of:=[.C289]-[.D289]" office:value-type="float" office:value="0.00530000000000008">
            <text:p>0,00530</text:p>
          </table:table-cell>
          <table:table-cell office:value-type="float" office:value="0.0123554132893464">
            <text:p>0,01236</text:p>
          </table:table-cell>
          <table:table-cell office:value-type="float" office:value="1.27136908351827">
            <text:p>1,27137</text:p>
          </table:table-cell>
          <table:table-cell office:value-type="float" office:value="1.27164030637417">
            <text:p>1,27164</text:p>
          </table:table-cell>
        </table:table-row>
        <table:table-row table:style-name="ro2">
          <table:table-cell table:style-name="ce1" office:value-type="string">
            <text:p>2006.09.25</text:p>
          </table:table-cell>
          <table:table-cell office:value-type="float" office:value="1.2789">
            <text:p>1,27890</text:p>
          </table:table-cell>
          <table:table-cell office:value-type="float" office:value="1.2818">
            <text:p>1,28180</text:p>
          </table:table-cell>
          <table:table-cell office:value-type="float" office:value="1.2731">
            <text:p>1,27310</text:p>
          </table:table-cell>
          <table:table-cell office:value-type="float" office:value="1.2745">
            <text:p>1,27450</text:p>
          </table:table-cell>
          <table:table-cell table:formula="of:=([.E290]+[.D290]+[.C290])/3" office:value-type="float" office:value="1.27646666666667">
            <text:p>1,27647</text:p>
          </table:table-cell>
          <table:table-cell table:formula="of:=[.C290]-[.D290]" office:value-type="float" office:value="0.00870000000000015">
            <text:p>0,00870</text:p>
          </table:table-cell>
          <table:table-cell office:value-type="float" office:value="0.0122396491161721">
            <text:p>0,01224</text:p>
          </table:table-cell>
          <table:table-cell office:value-type="float" office:value="1.27340537282124">
            <text:p>1,27341</text:p>
          </table:table-cell>
          <table:table-cell office:value-type="float" office:value="1.27345384223083">
            <text:p>1,27345</text:p>
          </table:table-cell>
        </table:table-row>
        <table:table-row table:style-name="ro2">
          <table:table-cell table:style-name="ce1" office:value-type="string">
            <text:p>2006.09.26</text:p>
          </table:table-cell>
          <table:table-cell office:value-type="float" office:value="1.2746">
            <text:p>1,27460</text:p>
          </table:table-cell>
          <table:table-cell office:value-type="float" office:value="1.2761">
            <text:p>1,27610</text:p>
          </table:table-cell>
          <table:table-cell office:value-type="float" office:value="1.2662">
            <text:p>1,26620</text:p>
          </table:table-cell>
          <table:table-cell office:value-type="float" office:value="1.2683">
            <text:p>1,26830</text:p>
          </table:table-cell>
          <table:table-cell table:formula="of:=([.E291]+[.D291]+[.C291])/3" office:value-type="float" office:value="1.2702">
            <text:p>1,27020</text:p>
          </table:table-cell>
          <table:table-cell table:formula="of:=[.C291]-[.D291]" office:value-type="float" office:value="0.00990000000000002">
            <text:p>0,00990</text:p>
          </table:table-cell>
          <table:table-cell office:value-type="float" office:value="0.0121794957353308">
            <text:p>0,01218</text:p>
          </table:table-cell>
          <table:table-cell office:value-type="float" office:value="1.27403788196855">
            <text:p>1,27404</text:p>
          </table:table-cell>
          <table:table-cell office:value-type="float" office:value="1.27374367048174">
            <text:p>1,27374</text:p>
          </table:table-cell>
        </table:table-row>
        <table:table-row table:style-name="ro2">
          <table:table-cell table:style-name="ce1" office:value-type="string">
            <text:p>2006.09.27</text:p>
          </table:table-cell>
          <table:table-cell office:value-type="float" office:value="1.2682">
            <text:p>1,26820</text:p>
          </table:table-cell>
          <table:table-cell office:value-type="float" office:value="1.2717">
            <text:p>1,27170</text:p>
          </table:table-cell>
          <table:table-cell office:value-type="float" office:value="1.2671">
            <text:p>1,26710</text:p>
          </table:table-cell>
          <table:table-cell office:value-type="float" office:value="1.2701">
            <text:p>1,27010</text:p>
          </table:table-cell>
          <table:table-cell table:formula="of:=([.E292]+[.D292]+[.C292])/3" office:value-type="float" office:value="1.26963333333333">
            <text:p>1,26963</text:p>
          </table:table-cell>
          <table:table-cell table:formula="of:=[.C292]-[.D292]" office:value-type="float" office:value="0.00459999999999994">
            <text:p>0,00460</text:p>
          </table:table-cell>
          <table:table-cell office:value-type="float" office:value="0.0121672480639509">
            <text:p>0,01217</text:p>
          </table:table-cell>
          <table:table-cell office:value-type="float" office:value="1.27298029898409">
            <text:p>1,27298</text:p>
          </table:table-cell>
          <table:table-cell office:value-type="float" office:value="1.27234773857765">
            <text:p>1,27235</text:p>
          </table:table-cell>
        </table:table-row>
        <table:table-row table:style-name="ro2">
          <table:table-cell table:style-name="ce1" office:value-type="string">
            <text:p>2006.09.28</text:p>
          </table:table-cell>
          <table:table-cell office:value-type="float" office:value="1.2702">
            <text:p>1,27020</text:p>
          </table:table-cell>
          <table:table-cell office:value-type="float" office:value="1.2732">
            <text:p>1,27320</text:p>
          </table:table-cell>
          <table:table-cell office:value-type="float" office:value="1.2678">
            <text:p>1,26780</text:p>
          </table:table-cell>
          <table:table-cell office:value-type="float" office:value="1.2694">
            <text:p>1,26940</text:p>
          </table:table-cell>
          <table:table-cell table:formula="of:=([.E293]+[.D293]+[.C293])/3" office:value-type="float" office:value="1.27013333333333">
            <text:p>1,27013</text:p>
          </table:table-cell>
          <table:table-cell table:formula="of:=[.C293]-[.D293]" office:value-type="float" office:value="0.00540000000000007">
            <text:p>0,00540</text:p>
          </table:table-cell>
          <table:table-cell office:value-type="float" office:value="0.0121161080332128">
            <text:p>0,01212</text:p>
          </table:table-cell>
          <table:table-cell office:value-type="float" office:value="1.27257481666325">
            <text:p>1,27257</text:p>
          </table:table-cell>
          <table:table-cell office:value-type="float" office:value="1.2721454563333">
            <text:p>1,27215</text:p>
          </table:table-cell>
        </table:table-row>
        <table:table-row table:style-name="ro2">
          <table:table-cell table:style-name="ce1" office:value-type="string">
            <text:p>2006.09.29</text:p>
          </table:table-cell>
          <table:table-cell office:value-type="float" office:value="1.2695">
            <text:p>1,26950</text:p>
          </table:table-cell>
          <table:table-cell office:value-type="float" office:value="1.2713">
            <text:p>1,27130</text:p>
          </table:table-cell>
          <table:table-cell office:value-type="float" office:value="1.2639">
            <text:p>1,26390</text:p>
          </table:table-cell>
          <table:table-cell office:value-type="float" office:value="1.2673">
            <text:p>1,26730</text:p>
          </table:table-cell>
          <table:table-cell table:formula="of:=([.E294]+[.D294]+[.C294])/3" office:value-type="float" office:value="1.2675">
            <text:p>1,26750</text:p>
          </table:table-cell>
          <table:table-cell table:formula="of:=[.C294]-[.D294]" office:value-type="float" office:value="0.00740000000000007">
            <text:p>0,00740</text:p>
          </table:table-cell>
          <table:table-cell office:value-type="float" office:value="0.0121244101306276">
            <text:p>0,01212</text:p>
          </table:table-cell>
          <table:table-cell office:value-type="float" office:value="1.27181805489091">
            <text:p>1,27182</text:p>
          </table:table-cell>
          <table:table-cell office:value-type="float" office:value="1.27142085650319">
            <text:p>1,27142</text:p>
          </table:table-cell>
        </table:table-row>
        <table:table-row table:style-name="ro2">
          <table:table-cell table:style-name="ce1" office:value-type="string">
            <text:p>2006.10.02</text:p>
          </table:table-cell>
          <table:table-cell office:value-type="float" office:value="1.2682">
            <text:p>1,26820</text:p>
          </table:table-cell>
          <table:table-cell office:value-type="float" office:value="1.2757">
            <text:p>1,27570</text:p>
          </table:table-cell>
          <table:table-cell office:value-type="float" office:value="1.2662">
            <text:p>1,26620</text:p>
          </table:table-cell>
          <table:table-cell office:value-type="float" office:value="1.2737">
            <text:p>1,27370</text:p>
          </table:table-cell>
          <table:table-cell table:formula="of:=([.E295]+[.D295]+[.C295])/3" office:value-type="float" office:value="1.27186666666667">
            <text:p>1,27187</text:p>
          </table:table-cell>
          <table:table-cell table:formula="of:=[.C295]-[.D295]" office:value-type="float" office:value="0.00950000000000006">
            <text:p>0,00950</text:p>
          </table:table-cell>
          <table:table-cell office:value-type="float" office:value="0.0121792397038748">
            <text:p>0,01218</text:p>
          </table:table-cell>
          <table:table-cell office:value-type="float" office:value="1.27043763831585">
            <text:p>1,27044</text:p>
          </table:table-cell>
          <table:table-cell office:value-type="float" office:value="1.27004755066042">
            <text:p>1,27005</text:p>
          </table:table-cell>
        </table:table-row>
        <table:table-row table:style-name="ro2">
          <table:table-cell table:style-name="ce1" office:value-type="string">
            <text:p>2006.10.03</text:p>
          </table:table-cell>
          <table:table-cell office:value-type="float" office:value="1.2738">
            <text:p>1,27380</text:p>
          </table:table-cell>
          <table:table-cell office:value-type="float" office:value="1.2764">
            <text:p>1,27640</text:p>
          </table:table-cell>
          <table:table-cell office:value-type="float" office:value="1.2719">
            <text:p>1,27190</text:p>
          </table:table-cell>
          <table:table-cell office:value-type="float" office:value="1.2729">
            <text:p>1,27290</text:p>
          </table:table-cell>
          <table:table-cell table:formula="of:=([.E296]+[.D296]+[.C296])/3" office:value-type="float" office:value="1.27373333333333">
            <text:p>1,27373</text:p>
          </table:table-cell>
          <table:table-cell table:formula="of:=[.C296]-[.D296]" office:value-type="float" office:value="0.00449999999999995">
            <text:p>0,00450</text:p>
          </table:table-cell>
          <table:table-cell office:value-type="float" office:value="0.0121609862235814">
            <text:p>0,01216</text:p>
          </table:table-cell>
          <table:table-cell office:value-type="float" office:value="1.27099823010939">
            <text:p>1,27100</text:p>
          </table:table-cell>
          <table:table-cell office:value-type="float" office:value="1.27090374037388">
            <text:p>1,27090</text:p>
          </table:table-cell>
        </table:table-row>
        <table:table-row table:style-name="ro2">
          <table:table-cell table:style-name="ce1" office:value-type="string">
            <text:p>2006.10.04</text:p>
          </table:table-cell>
          <table:table-cell office:value-type="float" office:value="1.273">
            <text:p>1,27300</text:p>
          </table:table-cell>
          <table:table-cell office:value-type="float" office:value="1.2738">
            <text:p>1,27380</text:p>
          </table:table-cell>
          <table:table-cell office:value-type="float" office:value="1.2668">
            <text:p>1,26680</text:p>
          </table:table-cell>
          <table:table-cell office:value-type="float" office:value="1.2715">
            <text:p>1,27150</text:p>
          </table:table-cell>
          <table:table-cell table:formula="of:=([.E297]+[.D297]+[.C297])/3" office:value-type="float" office:value="1.2707">
            <text:p>1,27070</text:p>
          </table:table-cell>
          <table:table-cell table:formula="of:=[.C297]-[.D297]" office:value-type="float" office:value="0.00700000000000012">
            <text:p>0,00700</text:p>
          </table:table-cell>
          <table:table-cell office:value-type="float" office:value="0.0121023018035271">
            <text:p>0,01210</text:p>
          </table:table-cell>
          <table:table-cell office:value-type="float" office:value="1.27169969581228">
            <text:p>1,27170</text:p>
          </table:table-cell>
          <table:table-cell office:value-type="float" office:value="1.27140872256894">
            <text:p>1,27141</text:p>
          </table:table-cell>
        </table:table-row>
        <table:table-row table:style-name="ro2">
          <table:table-cell table:style-name="ce1" office:value-type="string">
            <text:p>2006.10.05</text:p>
          </table:table-cell>
          <table:table-cell office:value-type="float" office:value="1.2716">
            <text:p>1,27160</text:p>
          </table:table-cell>
          <table:table-cell office:value-type="float" office:value="1.2725">
            <text:p>1,27250</text:p>
          </table:table-cell>
          <table:table-cell office:value-type="float" office:value="1.267">
            <text:p>1,26700</text:p>
          </table:table-cell>
          <table:table-cell office:value-type="float" office:value="1.2692">
            <text:p>1,26920</text:p>
          </table:table-cell>
          <table:table-cell table:formula="of:=([.E298]+[.D298]+[.C298])/3" office:value-type="float" office:value="1.26956666666667">
            <text:p>1,26957</text:p>
          </table:table-cell>
          <table:table-cell table:formula="of:=[.C298]-[.D298]" office:value-type="float" office:value="0.00550000000000006">
            <text:p>0,00550</text:p>
          </table:table-cell>
          <table:table-cell office:value-type="float" office:value="0.0120691300771214">
            <text:p>0,01207</text:p>
          </table:table-cell>
          <table:table-cell office:value-type="float" office:value="1.27134535141488">
            <text:p>1,27135</text:p>
          </table:table-cell>
          <table:table-cell office:value-type="float" office:value="1.27134449636529">
            <text:p>1,27134</text:p>
          </table:table-cell>
        </table:table-row>
        <table:table-row table:style-name="ro2">
          <table:table-cell table:style-name="ce1" office:value-type="string">
            <text:p>2006.10.06</text:p>
          </table:table-cell>
          <table:table-cell office:value-type="float" office:value="1.2693">
            <text:p>1,26930</text:p>
          </table:table-cell>
          <table:table-cell office:value-type="float" office:value="1.2714">
            <text:p>1,27140</text:p>
          </table:table-cell>
          <table:table-cell office:value-type="float" office:value="1.2572">
            <text:p>1,25720</text:p>
          </table:table-cell>
          <table:table-cell office:value-type="float" office:value="1.2599">
            <text:p>1,25990</text:p>
          </table:table-cell>
          <table:table-cell table:formula="of:=([.E299]+[.D299]+[.C299])/3" office:value-type="float" office:value="1.26283333333333">
            <text:p>1,26283</text:p>
          </table:table-cell>
          <table:table-cell table:formula="of:=[.C299]-[.D299]" office:value-type="float" office:value="0.0142">
            <text:p>0,01420</text:p>
          </table:table-cell>
          <table:table-cell office:value-type="float" office:value="0.0120380355135175">
            <text:p>0,01204</text:p>
          </table:table-cell>
          <table:table-cell office:value-type="float" office:value="1.27097871657531">
            <text:p>1,27098</text:p>
          </table:table-cell>
          <table:table-cell office:value-type="float" office:value="1.27080685080469">
            <text:p>1,27081</text:p>
          </table:table-cell>
        </table:table-row>
        <table:table-row table:style-name="ro2">
          <table:table-cell table:style-name="ce1" office:value-type="string">
            <text:p>2006.10.09</text:p>
          </table:table-cell>
          <table:table-cell office:value-type="float" office:value="1.2589">
            <text:p>1,25890</text:p>
          </table:table-cell>
          <table:table-cell office:value-type="float" office:value="1.2613">
            <text:p>1,26130</text:p>
          </table:table-cell>
          <table:table-cell office:value-type="float" office:value="1.2584">
            <text:p>1,25840</text:p>
          </table:table-cell>
          <table:table-cell office:value-type="float" office:value="1.2593">
            <text:p>1,25930</text:p>
          </table:table-cell>
          <table:table-cell table:formula="of:=([.E300]+[.D300]+[.C300])/3" office:value-type="float" office:value="1.25966666666667">
            <text:p>1,25967</text:p>
          </table:table-cell>
          <table:table-cell table:formula="of:=[.C300]-[.D300]" office:value-type="float" office:value="0.00290000000000012">
            <text:p>0,00290</text:p>
          </table:table-cell>
          <table:table-cell office:value-type="float" office:value="0.0121212671774378">
            <text:p>0,01212</text:p>
          </table:table-cell>
          <table:table-cell office:value-type="float" office:value="1.26871050449652">
            <text:p>1,26871</text:p>
          </table:table-cell>
          <table:table-cell office:value-type="float" office:value="1.26819546435857">
            <text:p>1,26820</text:p>
          </table:table-cell>
        </table:table-row>
        <table:table-row table:style-name="ro2">
          <table:table-cell table:style-name="ce1" office:value-type="string">
            <text:p>2006.10.10</text:p>
          </table:table-cell>
          <table:table-cell office:value-type="float" office:value="1.2594">
            <text:p>1,25940</text:p>
          </table:table-cell>
          <table:table-cell office:value-type="float" office:value="1.2612">
            <text:p>1,26120</text:p>
          </table:table-cell>
          <table:table-cell office:value-type="float" office:value="1.2517">
            <text:p>1,25170</text:p>
          </table:table-cell>
          <table:table-cell office:value-type="float" office:value="1.2533">
            <text:p>1,25330</text:p>
          </table:table-cell>
          <table:table-cell table:formula="of:=([.E301]+[.D301]+[.C301])/3" office:value-type="float" office:value="1.2554">
            <text:p>1,25540</text:p>
          </table:table-cell>
          <table:table-cell table:formula="of:=[.C301]-[.D301]" office:value-type="float" office:value="0.00950000000000006">
            <text:p>0,00950</text:p>
          </table:table-cell>
          <table:table-cell office:value-type="float" office:value="0.0121385994585887">
            <text:p>0,01214</text:p>
          </table:table-cell>
          <table:table-cell office:value-type="float" office:value="1.26667896751805">
            <text:p>1,26668</text:p>
          </table:table-cell>
          <table:table-cell office:value-type="float" office:value="1.26579175587176">
            <text:p>1,26579</text:p>
          </table:table-cell>
        </table:table-row>
        <table:table-row table:style-name="ro2">
          <table:table-cell table:style-name="ce1" office:value-type="string">
            <text:p>2006.10.11</text:p>
          </table:table-cell>
          <table:table-cell office:value-type="float" office:value="1.2534">
            <text:p>1,25340</text:p>
          </table:table-cell>
          <table:table-cell office:value-type="float" office:value="1.2556">
            <text:p>1,25560</text:p>
          </table:table-cell>
          <table:table-cell office:value-type="float" office:value="1.2502">
            <text:p>1,25020</text:p>
          </table:table-cell>
          <table:table-cell office:value-type="float" office:value="1.2523">
            <text:p>1,25230</text:p>
          </table:table-cell>
          <table:table-cell table:formula="of:=([.E302]+[.D302]+[.C302])/3" office:value-type="float" office:value="1.2527">
            <text:p>1,25270</text:p>
          </table:table-cell>
          <table:table-cell table:formula="of:=[.C302]-[.D302]" office:value-type="float" office:value="0.00540000000000007">
            <text:p>0,00540</text:p>
          </table:table-cell>
          <table:table-cell office:value-type="float" office:value="0.0122733853677419">
            <text:p>0,01227</text:p>
          </table:table-cell>
          <table:table-cell office:value-type="float" office:value="1.26384075260423">
            <text:p>1,26384</text:p>
          </table:table-cell>
          <table:table-cell office:value-type="float" office:value="1.26255578345991">
            <text:p>1,26256</text:p>
          </table:table-cell>
        </table:table-row>
        <table:table-row table:style-name="ro2">
          <table:table-cell table:style-name="ce1" office:value-type="string">
            <text:p>2006.10.12</text:p>
          </table:table-cell>
          <table:table-cell office:value-type="float" office:value="1.2522">
            <text:p>1,25220</text:p>
          </table:table-cell>
          <table:table-cell office:value-type="float" office:value="1.2565">
            <text:p>1,25650</text:p>
          </table:table-cell>
          <table:table-cell office:value-type="float" office:value="1.2516">
            <text:p>1,25160</text:p>
          </table:table-cell>
          <table:table-cell office:value-type="float" office:value="1.2558">
            <text:p>1,25580</text:p>
          </table:table-cell>
          <table:table-cell table:formula="of:=([.E303]+[.D303]+[.C303])/3" office:value-type="float" office:value="1.25463333333333">
            <text:p>1,25463</text:p>
          </table:table-cell>
          <table:table-cell table:formula="of:=[.C303]-[.D303]" office:value-type="float" office:value="0.0048999999999999">
            <text:p>0,00490</text:p>
          </table:table-cell>
          <table:table-cell office:value-type="float" office:value="0.0123500663025532">
            <text:p>0,01235</text:p>
          </table:table-cell>
          <table:table-cell office:value-type="float" office:value="1.26083449750414">
            <text:p>1,26083</text:p>
          </table:table-cell>
          <table:table-cell office:value-type="float" office:value="1.25960024987093">
            <text:p>1,25960</text:p>
          </table:table-cell>
        </table:table-row>
        <table:table-row table:style-name="ro2">
          <table:table-cell table:style-name="ce1" office:value-type="string">
            <text:p>2006.10.13</text:p>
          </table:table-cell>
          <table:table-cell office:value-type="float" office:value="1.256">
            <text:p>1,25600</text:p>
          </table:table-cell>
          <table:table-cell office:value-type="float" office:value="1.2577">
            <text:p>1,25770</text:p>
          </table:table-cell>
          <table:table-cell office:value-type="float" office:value="1.2482">
            <text:p>1,24820</text:p>
          </table:table-cell>
          <table:table-cell office:value-type="float" office:value="1.2512">
            <text:p>1,25120</text:p>
          </table:table-cell>
          <table:table-cell table:formula="of:=([.E304]+[.D304]+[.C304])/3" office:value-type="float" office:value="1.25236666666667">
            <text:p>1,25237</text:p>
          </table:table-cell>
          <table:table-cell table:formula="of:=[.C304]-[.D304]" office:value-type="float" office:value="0.00950000000000006">
            <text:p>0,00950</text:p>
          </table:table-cell>
          <table:table-cell office:value-type="float" office:value="0.0123901256337045">
            <text:p>0,01239</text:p>
          </table:table-cell>
          <table:table-cell office:value-type="float" office:value="1.2597195895706">
            <text:p>1,25972</text:p>
          </table:table-cell>
          <table:table-cell office:value-type="float" office:value="1.25867117140733">
            <text:p>1,25867</text:p>
          </table:table-cell>
        </table:table-row>
        <table:table-row table:style-name="ro2">
          <table:table-cell table:style-name="ce1" office:value-type="string">
            <text:p>2006.10.16</text:p>
          </table:table-cell>
          <table:table-cell office:value-type="float" office:value="1.2501">
            <text:p>1,25010</text:p>
          </table:table-cell>
          <table:table-cell office:value-type="float" office:value="1.2536">
            <text:p>1,25360</text:p>
          </table:table-cell>
          <table:table-cell office:value-type="float" office:value="1.2489">
            <text:p>1,24890</text:p>
          </table:table-cell>
          <table:table-cell office:value-type="float" office:value="1.2532">
            <text:p>1,25320</text:p>
          </table:table-cell>
          <table:table-cell table:formula="of:=([.E305]+[.D305]+[.C305])/3" office:value-type="float" office:value="1.2519">
            <text:p>1,25190</text:p>
          </table:table-cell>
          <table:table-cell table:formula="of:=[.C305]-[.D305]" office:value-type="float" office:value="0.00470000000000015">
            <text:p>0,00470</text:p>
          </table:table-cell>
          <table:table-cell office:value-type="float" office:value="0.0124617918955517">
            <text:p>0,01246</text:p>
          </table:table-cell>
          <table:table-cell office:value-type="float" office:value="1.25747864466231">
            <text:p>1,25748</text:p>
          </table:table-cell>
          <table:table-cell office:value-type="float" office:value="1.25646229379638">
            <text:p>1,25646</text:p>
          </table:table-cell>
        </table:table-row>
        <table:table-row table:style-name="ro2">
          <table:table-cell table:style-name="ce1" office:value-type="string">
            <text:p>2006.10.17</text:p>
          </table:table-cell>
          <table:table-cell office:value-type="float" office:value="1.2533">
            <text:p>1,25330</text:p>
          </table:table-cell>
          <table:table-cell office:value-type="float" office:value="1.2564">
            <text:p>1,25640</text:p>
          </table:table-cell>
          <table:table-cell office:value-type="float" office:value="1.2508">
            <text:p>1,25080</text:p>
          </table:table-cell>
          <table:table-cell office:value-type="float" office:value="1.2536">
            <text:p>1,25360</text:p>
          </table:table-cell>
          <table:table-cell table:formula="of:=([.E306]+[.D306]+[.C306])/3" office:value-type="float" office:value="1.2536">
            <text:p>1,25360</text:p>
          </table:table-cell>
          <table:table-cell table:formula="of:=[.C306]-[.D306]" office:value-type="float" office:value="0.00560000000000005">
            <text:p>0,00560</text:p>
          </table:table-cell>
          <table:table-cell office:value-type="float" office:value="0.0124505274170005">
            <text:p>0,01245</text:p>
          </table:table-cell>
          <table:table-cell office:value-type="float" office:value="1.25639965469563">
            <text:p>1,25640</text:p>
          </table:table-cell>
          <table:table-cell office:value-type="float" office:value="1.25560954806605">
            <text:p>1,25561</text:p>
          </table:table-cell>
        </table:table-row>
        <table:table-row table:style-name="ro2">
          <table:table-cell table:style-name="ce1" office:value-type="string">
            <text:p>2006.10.18</text:p>
          </table:table-cell>
          <table:table-cell office:value-type="float" office:value="1.2537">
            <text:p>1,25370</text:p>
          </table:table-cell>
          <table:table-cell office:value-type="float" office:value="1.2557">
            <text:p>1,25570</text:p>
          </table:table-cell>
          <table:table-cell office:value-type="float" office:value="1.2501">
            <text:p>1,25010</text:p>
          </table:table-cell>
          <table:table-cell office:value-type="float" office:value="1.2533">
            <text:p>1,25330</text:p>
          </table:table-cell>
          <table:table-cell table:formula="of:=([.E307]+[.D307]+[.C307])/3" office:value-type="float" office:value="1.25303333333333">
            <text:p>1,25303</text:p>
          </table:table-cell>
          <table:table-cell table:formula="of:=[.C307]-[.D307]" office:value-type="float" office:value="0.00560000000000005">
            <text:p>0,00560</text:p>
          </table:table-cell>
          <table:table-cell office:value-type="float" office:value="0.0124235357993593">
            <text:p>0,01242</text:p>
          </table:table-cell>
          <table:table-cell office:value-type="float" office:value="1.25591675747674">
            <text:p>1,25592</text:p>
          </table:table-cell>
          <table:table-cell office:value-type="float" office:value="1.25517257774324">
            <text:p>1,25517</text:p>
          </table:table-cell>
        </table:table-row>
        <table:table-row table:style-name="ro2">
          <table:table-cell table:style-name="ce1" office:value-type="string">
            <text:p>2006.10.19</text:p>
          </table:table-cell>
          <table:table-cell office:value-type="float" office:value="1.2534">
            <text:p>1,25340</text:p>
          </table:table-cell>
          <table:table-cell office:value-type="float" office:value="1.2641">
            <text:p>1,26410</text:p>
          </table:table-cell>
          <table:table-cell office:value-type="float" office:value="1.2532">
            <text:p>1,25320</text:p>
          </table:table-cell>
          <table:table-cell office:value-type="float" office:value="1.2623">
            <text:p>1,26230</text:p>
          </table:table-cell>
          <table:table-cell table:formula="of:=([.E308]+[.D308]+[.C308])/3" office:value-type="float" office:value="1.25986666666667">
            <text:p>1,25987</text:p>
          </table:table-cell>
          <table:table-cell table:formula="of:=[.C308]-[.D308]" office:value-type="float" office:value="0.0108999999999999">
            <text:p>0,01090</text:p>
          </table:table-cell>
          <table:table-cell office:value-type="float" office:value="0.0123846307422706">
            <text:p>0,01238</text:p>
          </table:table-cell>
          <table:table-cell office:value-type="float" office:value="1.25506479645544">
            <text:p>1,25506</text:p>
          </table:table-cell>
          <table:table-cell office:value-type="float" office:value="1.25466518753545">
            <text:p>1,25467</text:p>
          </table:table-cell>
        </table:table-row>
        <table:table-row table:style-name="ro2">
          <table:table-cell table:style-name="ce1" office:value-type="string">
            <text:p>2006.10.20</text:p>
          </table:table-cell>
          <table:table-cell office:value-type="float" office:value="1.2622">
            <text:p>1,26220</text:p>
          </table:table-cell>
          <table:table-cell office:value-type="float" office:value="1.2638">
            <text:p>1,26380</text:p>
          </table:table-cell>
          <table:table-cell office:value-type="float" office:value="1.2596">
            <text:p>1,25960</text:p>
          </table:table-cell>
          <table:table-cell office:value-type="float" office:value="1.261">
            <text:p>1,26100</text:p>
          </table:table-cell>
          <table:table-cell table:formula="of:=([.E309]+[.D309]+[.C309])/3" office:value-type="float" office:value="1.26146666666667">
            <text:p>1,26147</text:p>
          </table:table-cell>
          <table:table-cell table:formula="of:=[.C309]-[.D309]" office:value-type="float" office:value="0.00419999999999998">
            <text:p>0,00420</text:p>
          </table:table-cell>
          <table:table-cell office:value-type="float" office:value="0.0123039008723018">
            <text:p>0,01230</text:p>
          </table:table-cell>
          <table:table-cell office:value-type="float" office:value="1.25647481437016">
            <text:p>1,25647</text:p>
          </table:table-cell>
          <table:table-cell office:value-type="float" office:value="1.25674796231843">
            <text:p>1,25675</text:p>
          </table:table-cell>
        </table:table-row>
        <table:table-row table:style-name="ro2">
          <table:table-cell table:style-name="ce1" office:value-type="string">
            <text:p>2006.10.23</text:p>
          </table:table-cell>
          <table:table-cell office:value-type="float" office:value="1.2615">
            <text:p>1,26150</text:p>
          </table:table-cell>
          <table:table-cell office:value-type="float" office:value="1.262">
            <text:p>1,26200</text:p>
          </table:table-cell>
          <table:table-cell office:value-type="float" office:value="1.2535">
            <text:p>1,25350</text:p>
          </table:table-cell>
          <table:table-cell office:value-type="float" office:value="1.2547">
            <text:p>1,25470</text:p>
          </table:table-cell>
          <table:table-cell table:formula="of:=([.E310]+[.D310]+[.C310])/3" office:value-type="float" office:value="1.25673333333333">
            <text:p>1,25673</text:p>
          </table:table-cell>
          <table:table-cell table:formula="of:=[.C310]-[.D310]" office:value-type="float" office:value="0.00849999999999995">
            <text:p>0,00850</text:p>
          </table:table-cell>
          <table:table-cell office:value-type="float" office:value="0.0122064714953739">
            <text:p>0,01221</text:p>
          </table:table-cell>
          <table:table-cell office:value-type="float" office:value="1.2577009721704">
            <text:p>1,25770</text:p>
          </table:table-cell>
          <table:table-cell office:value-type="float" office:value="1.25784764046273">
            <text:p>1,25785</text:p>
          </table:table-cell>
        </table:table-row>
        <table:table-row table:style-name="ro2">
          <table:table-cell table:style-name="ce1" office:value-type="string">
            <text:p>2006.10.24</text:p>
          </table:table-cell>
          <table:table-cell office:value-type="float" office:value="1.2548">
            <text:p>1,25480</text:p>
          </table:table-cell>
          <table:table-cell office:value-type="float" office:value="1.2575">
            <text:p>1,25750</text:p>
          </table:table-cell>
          <table:table-cell office:value-type="float" office:value="1.2524">
            <text:p>1,25240</text:p>
          </table:table-cell>
          <table:table-cell office:value-type="float" office:value="1.2553">
            <text:p>1,25530</text:p>
          </table:table-cell>
          <table:table-cell table:formula="of:=([.E311]+[.D311]+[.C311])/3" office:value-type="float" office:value="1.25506666666667">
            <text:p>1,25507</text:p>
          </table:table-cell>
          <table:table-cell table:formula="of:=[.C311]-[.D311]" office:value-type="float" office:value="0.0051000000000001">
            <text:p>0,00510</text:p>
          </table:table-cell>
          <table:table-cell office:value-type="float" office:value="0.0121772227426037">
            <text:p>0,01218</text:p>
          </table:table-cell>
          <table:table-cell office:value-type="float" office:value="1.2573258297861">
            <text:p>1,25733</text:p>
          </table:table-cell>
          <table:table-cell office:value-type="float" office:value="1.25711701237905">
            <text:p>1,25712</text:p>
          </table:table-cell>
        </table:table-row>
        <table:table-row table:style-name="ro2">
          <table:table-cell table:style-name="ce1" office:value-type="string">
            <text:p>2006.10.25</text:p>
          </table:table-cell>
          <table:table-cell office:value-type="float" office:value="1.2554">
            <text:p>1,25540</text:p>
          </table:table-cell>
          <table:table-cell office:value-type="float" office:value="1.2621">
            <text:p>1,26210</text:p>
          </table:table-cell>
          <table:table-cell office:value-type="float" office:value="1.2553">
            <text:p>1,25530</text:p>
          </table:table-cell>
          <table:table-cell office:value-type="float" office:value="1.2607">
            <text:p>1,26070</text:p>
          </table:table-cell>
          <table:table-cell table:formula="of:=([.E312]+[.D312]+[.C312])/3" office:value-type="float" office:value="1.25936666666667">
            <text:p>1,25937</text:p>
          </table:table-cell>
          <table:table-cell table:formula="of:=[.C312]-[.D312]" office:value-type="float" office:value="0.00679999999999992">
            <text:p>0,00680</text:p>
          </table:table-cell>
          <table:table-cell office:value-type="float" office:value="0.0121158714201606">
            <text:p>0,01212</text:p>
          </table:table-cell>
          <table:table-cell office:value-type="float" office:value="1.25692332126617">
            <text:p>1,25692</text:p>
          </table:table-cell>
          <table:table-cell office:value-type="float" office:value="1.25665748502889">
            <text:p>1,25666</text:p>
          </table:table-cell>
        </table:table-row>
        <table:table-row table:style-name="ro2">
          <table:table-cell table:style-name="ce1" office:value-type="string">
            <text:p>2006.10.26</text:p>
          </table:table-cell>
          <table:table-cell office:value-type="float" office:value="1.2606">
            <text:p>1,26060</text:p>
          </table:table-cell>
          <table:table-cell office:value-type="float" office:value="1.2701">
            <text:p>1,27010</text:p>
          </table:table-cell>
          <table:table-cell office:value-type="float" office:value="1.2605">
            <text:p>1,26050</text:p>
          </table:table-cell>
          <table:table-cell office:value-type="float" office:value="1.2687">
            <text:p>1,26870</text:p>
          </table:table-cell>
          <table:table-cell table:formula="of:=([.E313]+[.D313]+[.C313])/3" office:value-type="float" office:value="1.26643333333333">
            <text:p>1,26643</text:p>
          </table:table-cell>
          <table:table-cell table:formula="of:=[.C313]-[.D313]" office:value-type="float" office:value="0.00960000000000005">
            <text:p>0,00960</text:p>
          </table:table-cell>
          <table:table-cell office:value-type="float" office:value="0.0120340175881722">
            <text:p>0,01203</text:p>
          </table:table-cell>
          <table:table-cell office:value-type="float" office:value="1.25781568795415">
            <text:p>1,25782</text:p>
          </table:table-cell>
          <table:table-cell office:value-type="float" office:value="1.25811303051012">
            <text:p>1,25811</text:p>
          </table:table-cell>
        </table:table-row>
        <table:table-row table:style-name="ro2">
          <table:table-cell table:style-name="ce1" office:value-type="string">
            <text:p>2006.10.27</text:p>
          </table:table-cell>
          <table:table-cell office:value-type="float" office:value="1.2688">
            <text:p>1,26880</text:p>
          </table:table-cell>
          <table:table-cell office:value-type="float" office:value="1.2749">
            <text:p>1,27490</text:p>
          </table:table-cell>
          <table:table-cell office:value-type="float" office:value="1.2662">
            <text:p>1,26620</text:p>
          </table:table-cell>
          <table:table-cell office:value-type="float" office:value="1.274">
            <text:p>1,27400</text:p>
          </table:table-cell>
          <table:table-cell table:formula="of:=([.E314]+[.D314]+[.C314])/3" office:value-type="float" office:value="1.2717">
            <text:p>1,27170</text:p>
          </table:table-cell>
          <table:table-cell table:formula="of:=[.C314]-[.D314]" office:value-type="float" office:value="0.00870000000000015">
            <text:p>0,00870</text:p>
          </table:table-cell>
          <table:table-cell office:value-type="float" office:value="0.0119539066141482">
            <text:p>0,01195</text:p>
          </table:table-cell>
          <table:table-cell office:value-type="float" office:value="1.25969528269405">
            <text:p>1,25970</text:p>
          </table:table-cell>
          <table:table-cell office:value-type="float" office:value="1.26068474517853">
            <text:p>1,26068</text:p>
          </table:table-cell>
        </table:table-row>
        <table:table-row table:style-name="ro2">
          <table:table-cell table:style-name="ce1" office:value-type="string">
            <text:p>2006.10.30</text:p>
          </table:table-cell>
          <table:table-cell office:value-type="float" office:value="1.273">
            <text:p>1,27300</text:p>
          </table:table-cell>
          <table:table-cell office:value-type="float" office:value="1.2734">
            <text:p>1,27340</text:p>
          </table:table-cell>
          <table:table-cell office:value-type="float" office:value="1.2698">
            <text:p>1,26980</text:p>
          </table:table-cell>
          <table:table-cell office:value-type="float" office:value="1.2715">
            <text:p>1,27150</text:p>
          </table:table-cell>
          <table:table-cell table:formula="of:=([.E315]+[.D315]+[.C315])/3" office:value-type="float" office:value="1.27156666666667">
            <text:p>1,27157</text:p>
          </table:table-cell>
          <table:table-cell table:formula="of:=[.C315]-[.D315]" office:value-type="float" office:value="0.00360000000000005">
            <text:p>0,00360</text:p>
          </table:table-cell>
          <table:table-cell office:value-type="float" office:value="0.0118488808001198">
            <text:p>0,01185</text:p>
          </table:table-cell>
          <table:table-cell office:value-type="float" office:value="1.26270986108487">
            <text:p>1,26271</text:p>
          </table:table-cell>
          <table:table-cell office:value-type="float" office:value="1.26401990818271">
            <text:p>1,26402</text:p>
          </table:table-cell>
        </table:table-row>
        <table:table-row table:style-name="ro2">
          <table:table-cell table:style-name="ce1" office:value-type="string">
            <text:p>2006.10.31</text:p>
          </table:table-cell>
          <table:table-cell office:value-type="float" office:value="1.2716">
            <text:p>1,27160</text:p>
          </table:table-cell>
          <table:table-cell office:value-type="float" office:value="1.2782">
            <text:p>1,27820</text:p>
          </table:table-cell>
          <table:table-cell office:value-type="float" office:value="1.2677">
            <text:p>1,26770</text:p>
          </table:table-cell>
          <table:table-cell office:value-type="float" office:value="1.2764">
            <text:p>1,27640</text:p>
          </table:table-cell>
          <table:table-cell table:formula="of:=([.E316]+[.D316]+[.C316])/3" office:value-type="float" office:value="1.2741">
            <text:p>1,27410</text:p>
          </table:table-cell>
          <table:table-cell table:formula="of:=[.C316]-[.D316]" office:value-type="float" office:value="0.0105">
            <text:p>0,01050</text:p>
          </table:table-cell>
          <table:table-cell office:value-type="float" office:value="0.0117160200457341">
            <text:p>0,01172</text:p>
          </table:table-cell>
          <table:table-cell office:value-type="float" office:value="1.26495285073784">
            <text:p>1,26495</text:p>
          </table:table-cell>
          <table:table-cell office:value-type="float" office:value="1.26593294244121">
            <text:p>1,26593</text:p>
          </table:table-cell>
        </table:table-row>
        <table:table-row table:style-name="ro2">
          <table:table-cell table:style-name="ce1" office:value-type="string">
            <text:p>2006.11.01</text:p>
          </table:table-cell>
          <table:table-cell office:value-type="float" office:value="1.2762">
            <text:p>1,27620</text:p>
          </table:table-cell>
          <table:table-cell office:value-type="float" office:value="1.2797">
            <text:p>1,27970</text:p>
          </table:table-cell>
          <table:table-cell office:value-type="float" office:value="1.2742">
            <text:p>1,27420</text:p>
          </table:table-cell>
          <table:table-cell office:value-type="float" office:value="1.2754">
            <text:p>1,27540</text:p>
          </table:table-cell>
          <table:table-cell table:formula="of:=([.E317]+[.D317]+[.C317])/3" office:value-type="float" office:value="1.27643333333333">
            <text:p>1,27643</text:p>
          </table:table-cell>
          <table:table-cell table:formula="of:=[.C317]-[.D317]" office:value-type="float" office:value="0.00550000000000006">
            <text:p>0,00550</text:p>
          </table:table-cell>
          <table:table-cell office:value-type="float" office:value="0.0115725376622631">
            <text:p>0,01157</text:p>
          </table:table-cell>
          <table:table-cell office:value-type="float" office:value="1.26728058548112">
            <text:p>1,26728</text:p>
          </table:table-cell>
          <table:table-cell office:value-type="float" office:value="1.26884225232438">
            <text:p>1,26884</text:p>
          </table:table-cell>
        </table:table-row>
        <table:table-row table:style-name="ro2">
          <table:table-cell table:style-name="ce1" office:value-type="string">
            <text:p>2006.11.02</text:p>
          </table:table-cell>
          <table:table-cell office:value-type="float" office:value="1.2755">
            <text:p>1,27550</text:p>
          </table:table-cell>
          <table:table-cell office:value-type="float" office:value="1.2784">
            <text:p>1,27840</text:p>
          </table:table-cell>
          <table:table-cell office:value-type="float" office:value="1.2736">
            <text:p>1,27360</text:p>
          </table:table-cell>
          <table:table-cell office:value-type="float" office:value="1.2778">
            <text:p>1,27780</text:p>
          </table:table-cell>
          <table:table-cell table:formula="of:=([.E318]+[.D318]+[.C318])/3" office:value-type="float" office:value="1.2766">
            <text:p>1,27660</text:p>
          </table:table-cell>
          <table:table-cell table:formula="of:=[.C318]-[.D318]" office:value-type="float" office:value="0.00479999999999992">
            <text:p>0,00480</text:p>
          </table:table-cell>
          <table:table-cell office:value-type="float" office:value="0.0114424156954862">
            <text:p>0,01144</text:p>
          </table:table-cell>
          <table:table-cell office:value-type="float" office:value="1.26960400818258">
            <text:p>1,26960</text:p>
          </table:table-cell>
          <table:table-cell office:value-type="float" office:value="1.27084855143525">
            <text:p>1,27085</text:p>
          </table:table-cell>
        </table:table-row>
        <table:table-row table:style-name="ro2">
          <table:table-cell table:style-name="ce1" office:value-type="string">
            <text:p>2006.11.03</text:p>
          </table:table-cell>
          <table:table-cell office:value-type="float" office:value="1.2777">
            <text:p>1,27770</text:p>
          </table:table-cell>
          <table:table-cell office:value-type="float" office:value="1.2791">
            <text:p>1,27910</text:p>
          </table:table-cell>
          <table:table-cell office:value-type="float" office:value="1.2681">
            <text:p>1,26810</text:p>
          </table:table-cell>
          <table:table-cell office:value-type="float" office:value="1.2716">
            <text:p>1,27160</text:p>
          </table:table-cell>
          <table:table-cell table:formula="of:=([.E319]+[.D319]+[.C319])/3" office:value-type="float" office:value="1.27293333333333">
            <text:p>1,27293</text:p>
          </table:table-cell>
          <table:table-cell table:formula="of:=[.C319]-[.D319]" office:value-type="float" office:value="0.0110000000000001">
            <text:p>0,01100</text:p>
          </table:table-cell>
          <table:table-cell office:value-type="float" office:value="0.0113370886891072">
            <text:p>0,01134</text:p>
          </table:table-cell>
          <table:table-cell office:value-type="float" office:value="1.27139721630556">
            <text:p>1,27140</text:p>
          </table:table-cell>
          <table:table-cell office:value-type="float" office:value="1.27273188078758">
            <text:p>1,27273</text:p>
          </table:table-cell>
        </table:table-row>
        <table:table-row table:style-name="ro2">
          <table:table-cell table:style-name="ce1" office:value-type="string">
            <text:p>2006.11.06</text:p>
          </table:table-cell>
          <table:table-cell office:value-type="float" office:value="1.2715">
            <text:p>1,27150</text:p>
          </table:table-cell>
          <table:table-cell office:value-type="float" office:value="1.2732">
            <text:p>1,27320</text:p>
          </table:table-cell>
          <table:table-cell office:value-type="float" office:value="1.2689">
            <text:p>1,26890</text:p>
          </table:table-cell>
          <table:table-cell office:value-type="float" office:value="1.2732">
            <text:p>1,27320</text:p>
          </table:table-cell>
          <table:table-cell table:formula="of:=([.E320]+[.D320]+[.C320])/3" office:value-type="float" office:value="1.27176666666667">
            <text:p>1,27177</text:p>
          </table:table-cell>
          <table:table-cell table:formula="of:=[.C320]-[.D320]" office:value-type="float" office:value="0.00430000000000019">
            <text:p>0,00430</text:p>
          </table:table-cell>
          <table:table-cell office:value-type="float" office:value="0.0113488632488686">
            <text:p>0,01135</text:p>
          </table:table-cell>
          <table:table-cell office:value-type="float" office:value="1.27133928754362">
            <text:p>1,27134</text:p>
          </table:table-cell>
          <table:table-cell office:value-type="float" office:value="1.27226430214881">
            <text:p>1,27226</text:p>
          </table:table-cell>
        </table:table-row>
        <table:table-row table:style-name="ro2">
          <table:table-cell table:style-name="ce1" office:value-type="string">
            <text:p>2006.11.07</text:p>
          </table:table-cell>
          <table:table-cell office:value-type="float" office:value="1.2731">
            <text:p>1,27310</text:p>
          </table:table-cell>
          <table:table-cell office:value-type="float" office:value="1.2818">
            <text:p>1,28180</text:p>
          </table:table-cell>
          <table:table-cell office:value-type="float" office:value="1.2721">
            <text:p>1,27210</text:p>
          </table:table-cell>
          <table:table-cell office:value-type="float" office:value="1.2782">
            <text:p>1,27820</text:p>
          </table:table-cell>
          <table:table-cell table:formula="of:=([.E321]+[.D321]+[.C321])/3" office:value-type="float" office:value="1.27736666666667">
            <text:p>1,27737</text:p>
          </table:table-cell>
          <table:table-cell table:formula="of:=[.C321]-[.D321]" office:value-type="float" office:value="0.00970000000000004">
            <text:p>0,00970</text:p>
          </table:table-cell>
          <table:table-cell office:value-type="float" office:value="0.0112992381069408">
            <text:p>0,01130</text:p>
          </table:table-cell>
          <table:table-cell office:value-type="float" office:value="1.27167585022076">
            <text:p>1,27168</text:p>
          </table:table-cell>
          <table:table-cell office:value-type="float" office:value="1.27262096412134">
            <text:p>1,27262</text:p>
          </table:table-cell>
        </table:table-row>
        <table:table-row table:style-name="ro2">
          <table:table-cell table:style-name="ce1" office:value-type="string">
            <text:p>2006.11.08</text:p>
          </table:table-cell>
          <table:table-cell office:value-type="float" office:value="1.2783">
            <text:p>1,27830</text:p>
          </table:table-cell>
          <table:table-cell office:value-type="float" office:value="1.2806">
            <text:p>1,28060</text:p>
          </table:table-cell>
          <table:table-cell office:value-type="float" office:value="1.2745">
            <text:p>1,27450</text:p>
          </table:table-cell>
          <table:table-cell office:value-type="float" office:value="1.2757">
            <text:p>1,27570</text:p>
          </table:table-cell>
          <table:table-cell table:formula="of:=([.E322]+[.D322]+[.C322])/3" office:value-type="float" office:value="1.27693333333333">
            <text:p>1,27693</text:p>
          </table:table-cell>
          <table:table-cell table:formula="of:=[.C322]-[.D322]" office:value-type="float" office:value="0.00609999999999999">
            <text:p>0,00610</text:p>
          </table:table-cell>
          <table:table-cell office:value-type="float" office:value="0.0112613356614576">
            <text:p>0,01126</text:p>
          </table:table-cell>
          <table:table-cell office:value-type="float" office:value="1.2731624208065">
            <text:p>1,27316</text:p>
          </table:table-cell>
          <table:table-cell office:value-type="float" office:value="1.27416827802623">
            <text:p>1,27417</text:p>
          </table:table-cell>
        </table:table-row>
        <table:table-row table:style-name="ro2">
          <table:table-cell table:style-name="ce1" office:value-type="string">
            <text:p>2006.11.09</text:p>
          </table:table-cell>
          <table:table-cell office:value-type="float" office:value="1.2758">
            <text:p>1,27580</text:p>
          </table:table-cell>
          <table:table-cell office:value-type="float" office:value="1.2847">
            <text:p>1,28470</text:p>
          </table:table-cell>
          <table:table-cell office:value-type="float" office:value="1.2749">
            <text:p>1,27490</text:p>
          </table:table-cell>
          <table:table-cell office:value-type="float" office:value="1.2837">
            <text:p>1,28370</text:p>
          </table:table-cell>
          <table:table-cell table:formula="of:=([.E323]+[.D323]+[.C323])/3" office:value-type="float" office:value="1.2811">
            <text:p>1,28110</text:p>
          </table:table-cell>
          <table:table-cell table:formula="of:=[.C323]-[.D323]" office:value-type="float" office:value="0.00979999999999981">
            <text:p>0,00980</text:p>
          </table:table-cell>
          <table:table-cell office:value-type="float" office:value="0.0112417595618008">
            <text:p>0,01124</text:p>
          </table:table-cell>
          <table:table-cell office:value-type="float" office:value="1.27370619103357">
            <text:p>1,27371</text:p>
          </table:table-cell>
          <table:table-cell office:value-type="float" office:value="1.27429910214814">
            <text:p>1,27430</text:p>
          </table:table-cell>
        </table:table-row>
        <table:table-row table:style-name="ro2">
          <table:table-cell table:style-name="ce1" office:value-type="string">
            <text:p>2006.11.10</text:p>
          </table:table-cell>
          <table:table-cell office:value-type="float" office:value="1.2836">
            <text:p>1,28360</text:p>
          </table:table-cell>
          <table:table-cell office:value-type="float" office:value="1.2899">
            <text:p>1,28990</text:p>
          </table:table-cell>
          <table:table-cell office:value-type="float" office:value="1.2829">
            <text:p>1,28290</text:p>
          </table:table-cell>
          <table:table-cell office:value-type="float" office:value="1.284">
            <text:p>1,28400</text:p>
          </table:table-cell>
          <table:table-cell table:formula="of:=([.E324]+[.D324]+[.C324])/3" office:value-type="float" office:value="1.2856">
            <text:p>1,28560</text:p>
          </table:table-cell>
          <table:table-cell table:formula="of:=[.C324]-[.D324]" office:value-type="float" office:value="0.0069999999999999">
            <text:p>0,00700</text:p>
          </table:table-cell>
          <table:table-cell office:value-type="float" office:value="0.0111715853735073">
            <text:p>0,01117</text:p>
          </table:table-cell>
          <table:table-cell office:value-type="float" office:value="1.27578159829883">
            <text:p>1,27578</text:p>
          </table:table-cell>
          <table:table-cell office:value-type="float" office:value="1.2767260681141">
            <text:p>1,27673</text:p>
          </table:table-cell>
        </table:table-row>
        <table:table-row table:style-name="ro2">
          <table:table-cell table:style-name="ce1" office:value-type="string">
            <text:p>2006.11.13</text:p>
          </table:table-cell>
          <table:table-cell office:value-type="float" office:value="1.285">
            <text:p>1,28500</text:p>
          </table:table-cell>
          <table:table-cell office:value-type="float" office:value="1.2877">
            <text:p>1,28770</text:p>
          </table:table-cell>
          <table:table-cell office:value-type="float" office:value="1.2795">
            <text:p>1,27950</text:p>
          </table:table-cell>
          <table:table-cell office:value-type="float" office:value="1.2807">
            <text:p>1,28070</text:p>
          </table:table-cell>
          <table:table-cell table:formula="of:=([.E325]+[.D325]+[.C325])/3" office:value-type="float" office:value="1.28263333333333">
            <text:p>1,28263</text:p>
          </table:table-cell>
          <table:table-cell table:formula="of:=[.C325]-[.D325]" office:value-type="float" office:value="0.00819999999999999">
            <text:p>0,00820</text:p>
          </table:table-cell>
          <table:table-cell office:value-type="float" office:value="0.0110767704136556">
            <text:p>0,01108</text:p>
          </table:table-cell>
          <table:table-cell office:value-type="float" office:value="1.27814393053587">
            <text:p>1,27814</text:p>
          </table:table-cell>
          <table:table-cell office:value-type="float" office:value="1.27861935551702">
            <text:p>1,27862</text:p>
          </table:table-cell>
        </table:table-row>
        <table:table-row table:style-name="ro2">
          <table:table-cell table:style-name="ce1" office:value-type="string">
            <text:p>2006.11.14</text:p>
          </table:table-cell>
          <table:table-cell office:value-type="float" office:value="1.2808">
            <text:p>1,28080</text:p>
          </table:table-cell>
          <table:table-cell office:value-type="float" office:value="1.287">
            <text:p>1,28700</text:p>
          </table:table-cell>
          <table:table-cell office:value-type="float" office:value="1.2789">
            <text:p>1,27890</text:p>
          </table:table-cell>
          <table:table-cell office:value-type="float" office:value="1.281">
            <text:p>1,28100</text:p>
          </table:table-cell>
          <table:table-cell table:formula="of:=([.E326]+[.D326]+[.C326])/3" office:value-type="float" office:value="1.2823">
            <text:p>1,28230</text:p>
          </table:table-cell>
          <table:table-cell table:formula="of:=[.C326]-[.D326]" office:value-type="float" office:value="0.00809999999999977">
            <text:p>0,00810</text:p>
          </table:table-cell>
          <table:table-cell office:value-type="float" office:value="0.0110116058858637">
            <text:p>0,01101</text:p>
          </table:table-cell>
          <table:table-cell office:value-type="float" office:value="1.27915096127182">
            <text:p>1,27915</text:p>
          </table:table-cell>
          <table:table-cell office:value-type="float" office:value="1.27933160271733">
            <text:p>1,27933</text:p>
          </table:table-cell>
        </table:table-row>
        <table:table-row table:style-name="ro2">
          <table:table-cell table:style-name="ce1" office:value-type="string">
            <text:p>2006.11.15</text:p>
          </table:table-cell>
          <table:table-cell office:value-type="float" office:value="1.2809">
            <text:p>1,28090</text:p>
          </table:table-cell>
          <table:table-cell office:value-type="float" office:value="1.2833">
            <text:p>1,28330</text:p>
          </table:table-cell>
          <table:table-cell office:value-type="float" office:value="1.2772">
            <text:p>1,27720</text:p>
          </table:table-cell>
          <table:table-cell office:value-type="float" office:value="1.283">
            <text:p>1,28300</text:p>
          </table:table-cell>
          <table:table-cell table:formula="of:=([.E327]+[.D327]+[.C327])/3" office:value-type="float" office:value="1.28116666666667">
            <text:p>1,28117</text:p>
          </table:table-cell>
          <table:table-cell table:formula="of:=[.C327]-[.D327]" office:value-type="float" office:value="0.00609999999999999">
            <text:p>0,00610</text:p>
          </table:table-cell>
          <table:table-cell office:value-type="float" office:value="0.0109582020691619">
            <text:p>0,01096</text:p>
          </table:table-cell>
          <table:table-cell office:value-type="float" office:value="1.2799609119592">
            <text:p>1,27996</text:p>
          </table:table-cell>
          <table:table-cell office:value-type="float" office:value="1.2797319606811">
            <text:p>1,27973</text:p>
          </table:table-cell>
        </table:table-row>
        <table:table-row table:style-name="ro2">
          <table:table-cell table:style-name="ce1" office:value-type="string">
            <text:p>2006.11.16</text:p>
          </table:table-cell>
          <table:table-cell office:value-type="float" office:value="1.2829">
            <text:p>1,28290</text:p>
          </table:table-cell>
          <table:table-cell office:value-type="float" office:value="1.284">
            <text:p>1,28400</text:p>
          </table:table-cell>
          <table:table-cell office:value-type="float" office:value="1.2783">
            <text:p>1,27830</text:p>
          </table:table-cell>
          <table:table-cell office:value-type="float" office:value="1.2797">
            <text:p>1,27970</text:p>
          </table:table-cell>
          <table:table-cell table:formula="of:=([.E328]+[.D328]+[.C328])/3" office:value-type="float" office:value="1.28066666666667">
            <text:p>1,28067</text:p>
          </table:table-cell>
          <table:table-cell table:formula="of:=[.C328]-[.D328]" office:value-type="float" office:value="0.00570000000000004">
            <text:p>0,00570</text:p>
          </table:table-cell>
          <table:table-cell office:value-type="float" office:value="0.0109040385665688">
            <text:p>0,01090</text:p>
          </table:table-cell>
          <table:table-cell office:value-type="float" office:value="1.28041322171838">
            <text:p>1,28041</text:p>
          </table:table-cell>
          <table:table-cell office:value-type="float" office:value="1.28075606515985">
            <text:p>1,28076</text:p>
          </table:table-cell>
        </table:table-row>
        <table:table-row table:style-name="ro2">
          <table:table-cell table:style-name="ce1" office:value-type="string">
            <text:p>2006.11.17</text:p>
          </table:table-cell>
          <table:table-cell office:value-type="float" office:value="1.2796">
            <text:p>1,27960</text:p>
          </table:table-cell>
          <table:table-cell office:value-type="float" office:value="1.2844">
            <text:p>1,28440</text:p>
          </table:table-cell>
          <table:table-cell office:value-type="float" office:value="1.2761">
            <text:p>1,27610</text:p>
          </table:table-cell>
          <table:table-cell office:value-type="float" office:value="1.2828">
            <text:p>1,28280</text:p>
          </table:table-cell>
          <table:table-cell table:formula="of:=([.E329]+[.D329]+[.C329])/3" office:value-type="float" office:value="1.2811">
            <text:p>1,28110</text:p>
          </table:table-cell>
          <table:table-cell table:formula="of:=[.C329]-[.D329]" office:value-type="float" office:value="0.00829999999999997">
            <text:p>0,00830</text:p>
          </table:table-cell>
          <table:table-cell office:value-type="float" office:value="0.0108964296157684">
            <text:p>0,01090</text:p>
          </table:table-cell>
          <table:table-cell office:value-type="float" office:value="1.28032854999428">
            <text:p>1,28033</text:p>
          </table:table-cell>
          <table:table-cell office:value-type="float" office:value="1.28054824987607">
            <text:p>1,28055</text:p>
          </table:table-cell>
        </table:table-row>
        <table:table-row table:style-name="ro2">
          <table:table-cell table:style-name="ce1" office:value-type="string">
            <text:p>2006.11.20</text:p>
          </table:table-cell>
          <table:table-cell office:value-type="float" office:value="1.2825">
            <text:p>1,28250</text:p>
          </table:table-cell>
          <table:table-cell office:value-type="float" office:value="1.285">
            <text:p>1,28500</text:p>
          </table:table-cell>
          <table:table-cell office:value-type="float" office:value="1.2804">
            <text:p>1,28040</text:p>
          </table:table-cell>
          <table:table-cell office:value-type="float" office:value="1.2816">
            <text:p>1,28160</text:p>
          </table:table-cell>
          <table:table-cell table:formula="of:=([.E330]+[.D330]+[.C330])/3" office:value-type="float" office:value="1.28233333333333">
            <text:p>1,28233</text:p>
          </table:table-cell>
          <table:table-cell table:formula="of:=[.C330]-[.D330]" office:value-type="float" office:value="0.00460000000000016">
            <text:p>0,00460</text:p>
          </table:table-cell>
          <table:table-cell office:value-type="float" office:value="0.0108957598882675">
            <text:p>0,01090</text:p>
          </table:table-cell>
          <table:table-cell office:value-type="float" office:value="1.28044584562956">
            <text:p>1,28045</text:p>
          </table:table-cell>
          <table:table-cell office:value-type="float" office:value="1.28092659237292">
            <text:p>1,28093</text:p>
          </table:table-cell>
        </table:table-row>
        <table:table-row table:style-name="ro2">
          <table:table-cell table:style-name="ce1" office:value-type="string">
            <text:p>2006.11.21</text:p>
          </table:table-cell>
          <table:table-cell office:value-type="float" office:value="1.2815">
            <text:p>1,28150</text:p>
          </table:table-cell>
          <table:table-cell office:value-type="float" office:value="1.2853">
            <text:p>1,28530</text:p>
          </table:table-cell>
          <table:table-cell office:value-type="float" office:value="1.2797">
            <text:p>1,27970</text:p>
          </table:table-cell>
          <table:table-cell office:value-type="float" office:value="1.2846">
            <text:p>1,28460</text:p>
          </table:table-cell>
          <table:table-cell table:formula="of:=([.E331]+[.D331]+[.C331])/3" office:value-type="float" office:value="1.2832">
            <text:p>1,28320</text:p>
          </table:table-cell>
          <table:table-cell table:formula="of:=[.C331]-[.D331]" office:value-type="float" office:value="0.00559999999999983">
            <text:p>0,00560</text:p>
          </table:table-cell>
          <table:table-cell office:value-type="float" office:value="0.0108673299971744">
            <text:p>0,01087</text:p>
          </table:table-cell>
          <table:table-cell office:value-type="float" office:value="1.28099511351494">
            <text:p>1,28100</text:p>
          </table:table-cell>
          <table:table-cell office:value-type="float" office:value="1.28110297259942">
            <text:p>1,28110</text:p>
          </table:table-cell>
        </table:table-row>
        <table:table-row table:style-name="ro2">
          <table:table-cell table:style-name="ce1" office:value-type="string">
            <text:p>2006.11.22</text:p>
          </table:table-cell>
          <table:table-cell office:value-type="float" office:value="1.2847">
            <text:p>1,28470</text:p>
          </table:table-cell>
          <table:table-cell office:value-type="float" office:value="1.2956">
            <text:p>1,29560</text:p>
          </table:table-cell>
          <table:table-cell office:value-type="float" office:value="1.2839">
            <text:p>1,28390</text:p>
          </table:table-cell>
          <table:table-cell office:value-type="float" office:value="1.2941">
            <text:p>1,29410</text:p>
          </table:table-cell>
          <table:table-cell table:formula="of:=([.E332]+[.D332]+[.C332])/3" office:value-type="float" office:value="1.2912">
            <text:p>1,29120</text:p>
          </table:table-cell>
          <table:table-cell table:formula="of:=[.C332]-[.D332]" office:value-type="float" office:value="0.0117">
            <text:p>0,01170</text:p>
          </table:table-cell>
          <table:table-cell office:value-type="float" office:value="0.0108233925545087">
            <text:p>0,01082</text:p>
          </table:table-cell>
          <table:table-cell office:value-type="float" office:value="1.28152457187717">
            <text:p>1,28152</text:p>
          </table:table-cell>
          <table:table-cell office:value-type="float" office:value="1.28188399611497">
            <text:p>1,28188</text:p>
          </table:table-cell>
        </table:table-row>
        <table:table-row table:style-name="ro2">
          <table:table-cell table:style-name="ce1" office:value-type="string">
            <text:p>2006.11.23</text:p>
          </table:table-cell>
          <table:table-cell office:value-type="float" office:value="1.2942">
            <text:p>1,29420</text:p>
          </table:table-cell>
          <table:table-cell office:value-type="float" office:value="1.2974">
            <text:p>1,29740</text:p>
          </table:table-cell>
          <table:table-cell office:value-type="float" office:value="1.2927">
            <text:p>1,29270</text:p>
          </table:table-cell>
          <table:table-cell office:value-type="float" office:value="1.2952">
            <text:p>1,29520</text:p>
          </table:table-cell>
          <table:table-cell table:formula="of:=([.E333]+[.D333]+[.C333])/3" office:value-type="float" office:value="1.2951">
            <text:p>1,29510</text:p>
          </table:table-cell>
          <table:table-cell table:formula="of:=[.C333]-[.D333]" office:value-type="float" office:value="0.00470000000000015">
            <text:p>0,00470</text:p>
          </table:table-cell>
          <table:table-cell office:value-type="float" office:value="0.010737793996702">
            <text:p>0,01074</text:p>
          </table:table-cell>
          <table:table-cell office:value-type="float" office:value="1.28396326184094">
            <text:p>1,28396</text:p>
          </table:table-cell>
          <table:table-cell office:value-type="float" office:value="1.28508446725625">
            <text:p>1,28508</text:p>
          </table:table-cell>
        </table:table-row>
        <table:table-row table:style-name="ro2">
          <table:table-cell table:style-name="ce1" office:value-type="string">
            <text:p>2006.11.24</text:p>
          </table:table-cell>
          <table:table-cell office:value-type="float" office:value="1.2949">
            <text:p>1,29490</text:p>
          </table:table-cell>
          <table:table-cell office:value-type="float" office:value="1.3109">
            <text:p>1,31090</text:p>
          </table:table-cell>
          <table:table-cell office:value-type="float" office:value="1.2946">
            <text:p>1,29460</text:p>
          </table:table-cell>
          <table:table-cell office:value-type="float" office:value="1.3093">
            <text:p>1,30930</text:p>
          </table:table-cell>
          <table:table-cell table:formula="of:=([.E334]+[.D334]+[.C334])/3" office:value-type="float" office:value="1.30493333333333">
            <text:p>1,30493</text:p>
          </table:table-cell>
          <table:table-cell table:formula="of:=[.C334]-[.D334]" office:value-type="float" office:value="0.0163">
            <text:p>0,01630</text:p>
          </table:table-cell>
          <table:table-cell office:value-type="float" office:value="0.010624130050141">
            <text:p>0,01062</text:p>
          </table:table-cell>
          <table:table-cell office:value-type="float" office:value="1.28683378842891">
            <text:p>1,28683</text:p>
          </table:table-cell>
          <table:table-cell office:value-type="float" office:value="1.28783864247106">
            <text:p>1,28784</text:p>
          </table:table-cell>
        </table:table-row>
        <table:table-row table:style-name="ro2">
          <table:table-cell table:style-name="ce1" office:value-type="string">
            <text:p>2006.11.27</text:p>
          </table:table-cell>
          <table:table-cell office:value-type="float" office:value="1.3159">
            <text:p>1,31590</text:p>
          </table:table-cell>
          <table:table-cell office:value-type="float" office:value="1.3161">
            <text:p>1,31610</text:p>
          </table:table-cell>
          <table:table-cell office:value-type="float" office:value="1.3085">
            <text:p>1,30850</text:p>
          </table:table-cell>
          <table:table-cell office:value-type="float" office:value="1.3132">
            <text:p>1,31320</text:p>
          </table:table-cell>
          <table:table-cell table:formula="of:=([.E335]+[.D335]+[.C335])/3" office:value-type="float" office:value="1.3126">
            <text:p>1,31260</text:p>
          </table:table-cell>
          <table:table-cell table:formula="of:=[.C335]-[.D335]" office:value-type="float" office:value="0.00760000000000005">
            <text:p>0,00760</text:p>
          </table:table-cell>
          <table:table-cell office:value-type="float" office:value="0.0104708212353242">
            <text:p>0,01047</text:p>
          </table:table-cell>
          <table:table-cell office:value-type="float" office:value="1.29147364414176">
            <text:p>1,29147</text:p>
          </table:table-cell>
          <table:table-cell office:value-type="float" office:value="1.29354019672928">
            <text:p>1,29354</text:p>
          </table:table-cell>
        </table:table-row>
        <table:table-row table:style-name="ro2">
          <table:table-cell table:style-name="ce1" office:value-type="string">
            <text:p>2006.11.28</text:p>
          </table:table-cell>
          <table:table-cell office:value-type="float" office:value="1.3133">
            <text:p>1,31330</text:p>
          </table:table-cell>
          <table:table-cell office:value-type="float" office:value="1.3208">
            <text:p>1,32080</text:p>
          </table:table-cell>
          <table:table-cell office:value-type="float" office:value="1.3118">
            <text:p>1,31180</text:p>
          </table:table-cell>
          <table:table-cell office:value-type="float" office:value="1.3192">
            <text:p>1,31920</text:p>
          </table:table-cell>
          <table:table-cell table:formula="of:=([.E336]+[.D336]+[.C336])/3" office:value-type="float" office:value="1.31726666666667">
            <text:p>1,31727</text:p>
          </table:table-cell>
          <table:table-cell table:formula="of:=[.C336]-[.D336]" office:value-type="float" office:value="0.0089999999999999">
            <text:p>0,00900</text:p>
          </table:table-cell>
          <table:table-cell office:value-type="float" office:value="0.0102773722418146">
            <text:p>0,01028</text:p>
          </table:table-cell>
          <table:table-cell office:value-type="float" office:value="1.29690856264199">
            <text:p>1,29691</text:p>
          </table:table-cell>
          <table:table-cell office:value-type="float" office:value="1.29887020500275">
            <text:p>1,29887</text:p>
          </table:table-cell>
        </table:table-row>
        <table:table-row table:style-name="ro2">
          <table:table-cell table:style-name="ce1" office:value-type="string">
            <text:p>2006.11.29</text:p>
          </table:table-cell>
          <table:table-cell office:value-type="float" office:value="1.3193">
            <text:p>1,31930</text:p>
          </table:table-cell>
          <table:table-cell office:value-type="float" office:value="1.3217">
            <text:p>1,32170</text:p>
          </table:table-cell>
          <table:table-cell office:value-type="float" office:value="1.3131">
            <text:p>1,31310</text:p>
          </table:table-cell>
          <table:table-cell office:value-type="float" office:value="1.3152">
            <text:p>1,31520</text:p>
          </table:table-cell>
          <table:table-cell table:formula="of:=([.E337]+[.D337]+[.C337])/3" office:value-type="float" office:value="1.31666666666667">
            <text:p>1,31667</text:p>
          </table:table-cell>
          <table:table-cell table:formula="of:=[.C337]-[.D337]" office:value-type="float" office:value="0.00860000000000016">
            <text:p>0,00860</text:p>
          </table:table-cell>
          <table:table-cell office:value-type="float" office:value="0.0100703965221978">
            <text:p>0,01007</text:p>
          </table:table-cell>
          <table:table-cell office:value-type="float" office:value="1.30235758307048">
            <text:p>1,30236</text:p>
          </table:table-cell>
          <table:table-cell office:value-type="float" office:value="1.30469657636409">
            <text:p>1,30470</text:p>
          </table:table-cell>
        </table:table-row>
        <table:table-row table:style-name="ro2">
          <table:table-cell table:style-name="ce1" office:value-type="string">
            <text:p>2006.11.30</text:p>
          </table:table-cell>
          <table:table-cell office:value-type="float" office:value="1.3151">
            <text:p>1,31510</text:p>
          </table:table-cell>
          <table:table-cell office:value-type="float" office:value="1.3273">
            <text:p>1,32730</text:p>
          </table:table-cell>
          <table:table-cell office:value-type="float" office:value="1.314">
            <text:p>1,31400</text:p>
          </table:table-cell>
          <table:table-cell office:value-type="float" office:value="1.3238">
            <text:p>1,32380</text:p>
          </table:table-cell>
          <table:table-cell table:formula="of:=([.E338]+[.D338]+[.C338])/3" office:value-type="float" office:value="1.3217">
            <text:p>1,32170</text:p>
          </table:table-cell>
          <table:table-cell table:formula="of:=[.C338]-[.D338]" office:value-type="float" office:value="0.0133000000000001">
            <text:p>0,01330</text:p>
          </table:table-cell>
          <table:table-cell office:value-type="float" office:value="0.00993775588880115">
            <text:p>0,00994</text:p>
          </table:table-cell>
          <table:table-cell office:value-type="float" office:value="1.3057411317279">
            <text:p>1,30574</text:p>
          </table:table-cell>
          <table:table-cell office:value-type="float" office:value="1.30751764362569">
            <text:p>1,30752</text:p>
          </table:table-cell>
        </table:table-row>
        <table:table-row table:style-name="ro2">
          <table:table-cell table:style-name="ce1" office:value-type="string">
            <text:p>2006.12.01</text:p>
          </table:table-cell>
          <table:table-cell office:value-type="float" office:value="1.3239">
            <text:p>1,32390</text:p>
          </table:table-cell>
          <table:table-cell office:value-type="float" office:value="1.3347">
            <text:p>1,33470</text:p>
          </table:table-cell>
          <table:table-cell office:value-type="float" office:value="1.3219">
            <text:p>1,32190</text:p>
          </table:table-cell>
          <table:table-cell office:value-type="float" office:value="1.3336">
            <text:p>1,33360</text:p>
          </table:table-cell>
          <table:table-cell table:formula="of:=([.E339]+[.D339]+[.C339])/3" office:value-type="float" office:value="1.33006666666667">
            <text:p>1,33007</text:p>
          </table:table-cell>
          <table:table-cell table:formula="of:=[.C339]-[.D339]" office:value-type="float" office:value="0.0127999999999999">
            <text:p>0,01280</text:p>
          </table:table-cell>
          <table:table-cell office:value-type="float" office:value="0.00978759778964651">
            <text:p>0,00979</text:p>
          </table:table-cell>
          <table:table-cell office:value-type="float" office:value="1.31012589308523">
            <text:p>1,31013</text:p>
          </table:table-cell>
          <table:table-cell office:value-type="float" office:value="1.31239694661718">
            <text:p>1,31240</text:p>
          </table:table-cell>
        </table:table-row>
        <table:table-row table:style-name="ro2">
          <table:table-cell table:style-name="ce1" office:value-type="string">
            <text:p>2006.12.04</text:p>
          </table:table-cell>
          <table:table-cell table:number-columns-repeated="2" office:value-type="float" office:value="1.3363">
            <text:p>1,33630</text:p>
          </table:table-cell>
          <table:table-cell office:value-type="float" office:value="1.3281">
            <text:p>1,32810</text:p>
          </table:table-cell>
          <table:table-cell office:value-type="float" office:value="1.3339">
            <text:p>1,33390</text:p>
          </table:table-cell>
          <table:table-cell table:formula="of:=([.E340]+[.D340]+[.C340])/3" office:value-type="float" office:value="1.33276666666667">
            <text:p>1,33277</text:p>
          </table:table-cell>
          <table:table-cell table:formula="of:=[.C340]-[.D340]" office:value-type="float" office:value="0.00819999999999999">
            <text:p>0,00820</text:p>
          </table:table-cell>
          <table:table-cell office:value-type="float" office:value="0.00964681094902525">
            <text:p>0,00965</text:p>
          </table:table-cell>
          <table:table-cell office:value-type="float" office:value="1.3153020593424">
            <text:p>1,31530</text:p>
          </table:table-cell>
          <table:table-cell office:value-type="float" office:value="1.31821539956387">
            <text:p>1,31822</text:p>
          </table:table-cell>
        </table:table-row>
        <table:table-row table:style-name="ro2">
          <table:table-cell table:style-name="ce1" office:value-type="string">
            <text:p>2006.12.05</text:p>
          </table:table-cell>
          <table:table-cell office:value-type="float" office:value="1.334">
            <text:p>1,33400</text:p>
          </table:table-cell>
          <table:table-cell office:value-type="float" office:value="1.3362">
            <text:p>1,33620</text:p>
          </table:table-cell>
          <table:table-cell office:value-type="float" office:value="1.3286">
            <text:p>1,32860</text:p>
          </table:table-cell>
          <table:table-cell office:value-type="float" office:value="1.3315">
            <text:p>1,33150</text:p>
          </table:table-cell>
          <table:table-cell table:formula="of:=([.E341]+[.D341]+[.C341])/3" office:value-type="float" office:value="1.3321">
            <text:p>1,33210</text:p>
          </table:table-cell>
          <table:table-cell table:formula="of:=[.C341]-[.D341]" office:value-type="float" office:value="0.00760000000000005">
            <text:p>0,00760</text:p>
          </table:table-cell>
          <table:table-cell office:value-type="float" office:value="0.00954118712255166">
            <text:p>0,00954</text:p>
          </table:table-cell>
          <table:table-cell office:value-type="float" office:value="1.31969748383852">
            <text:p>1,31970</text:p>
          </table:table-cell>
          <table:table-cell office:value-type="float" office:value="1.32247580101443">
            <text:p>1,32248</text:p>
          </table:table-cell>
        </table:table-row>
        <table:table-row table:style-name="ro2">
          <table:table-cell table:style-name="ce1" office:value-type="string">
            <text:p>2006.12.06</text:p>
          </table:table-cell>
          <table:table-cell office:value-type="float" office:value="1.3316">
            <text:p>1,33160</text:p>
          </table:table-cell>
          <table:table-cell office:value-type="float" office:value="1.334">
            <text:p>1,33400</text:p>
          </table:table-cell>
          <table:table-cell office:value-type="float" office:value="1.3254">
            <text:p>1,32540</text:p>
          </table:table-cell>
          <table:table-cell office:value-type="float" office:value="1.3279">
            <text:p>1,32790</text:p>
          </table:table-cell>
          <table:table-cell table:formula="of:=([.E342]+[.D342]+[.C342])/3" office:value-type="float" office:value="1.3291">
            <text:p>1,32910</text:p>
          </table:table-cell>
          <table:table-cell table:formula="of:=[.C342]-[.D342]" office:value-type="float" office:value="0.00859999999999994">
            <text:p>0,00860</text:p>
          </table:table-cell>
          <table:table-cell office:value-type="float" office:value="0.00946090943549065">
            <text:p>0,00946</text:p>
          </table:table-cell>
          <table:table-cell office:value-type="float" office:value="1.32276434407104">
            <text:p>1,32276</text:p>
          </table:table-cell>
          <table:table-cell office:value-type="float" office:value="1.3247957220789">
            <text:p>1,32480</text:p>
          </table:table-cell>
        </table:table-row>
        <table:table-row table:style-name="ro2">
          <table:table-cell table:style-name="ce1" office:value-type="string">
            <text:p>2006.12.07</text:p>
          </table:table-cell>
          <table:table-cell office:value-type="float" office:value="1.328">
            <text:p>1,32800</text:p>
          </table:table-cell>
          <table:table-cell office:value-type="float" office:value="1.3323">
            <text:p>1,33230</text:p>
          </table:table-cell>
          <table:table-cell office:value-type="float" office:value="1.3275">
            <text:p>1,32750</text:p>
          </table:table-cell>
          <table:table-cell office:value-type="float" office:value="1.3283">
            <text:p>1,32830</text:p>
          </table:table-cell>
          <table:table-cell table:formula="of:=([.E343]+[.D343]+[.C343])/3" office:value-type="float" office:value="1.32936666666667">
            <text:p>1,32937</text:p>
          </table:table-cell>
          <table:table-cell table:formula="of:=[.C343]-[.D343]" office:value-type="float" office:value="0.00479999999999992">
            <text:p>0,00480</text:p>
          </table:table-cell>
          <table:table-cell office:value-type="float" office:value="0.00940227293359265">
            <text:p>0,00940</text:p>
          </table:table-cell>
          <table:table-cell office:value-type="float" office:value="1.32437118488845">
            <text:p>1,32437</text:p>
          </table:table-cell>
          <table:table-cell office:value-type="float" office:value="1.32580179877519">
            <text:p>1,32580</text:p>
          </table:table-cell>
        </table:table-row>
        <table:table-row table:style-name="ro2">
          <table:table-cell table:style-name="ce1" office:value-type="string">
            <text:p>2006.12.08</text:p>
          </table:table-cell>
          <table:table-cell office:value-type="float" office:value="1.3282">
            <text:p>1,32820</text:p>
          </table:table-cell>
          <table:table-cell office:value-type="float" office:value="1.3364">
            <text:p>1,33640</text:p>
          </table:table-cell>
          <table:table-cell office:value-type="float" office:value="1.3189">
            <text:p>1,31890</text:p>
          </table:table-cell>
          <table:table-cell office:value-type="float" office:value="1.32">
            <text:p>1,32000</text:p>
          </table:table-cell>
          <table:table-cell table:formula="of:=([.E344]+[.D344]+[.C344])/3" office:value-type="float" office:value="1.3251">
            <text:p>1,32510</text:p>
          </table:table-cell>
          <table:table-cell table:formula="of:=[.C344]-[.D344]" office:value-type="float" office:value="0.0175000000000001">
            <text:p>0,01750</text:p>
          </table:table-cell>
          <table:table-cell office:value-type="float" office:value="0.00934095543858105">
            <text:p>0,00934</text:p>
          </table:table-cell>
          <table:table-cell office:value-type="float" office:value="1.32574491604106">
            <text:p>1,32574</text:p>
          </table:table-cell>
          <table:table-cell office:value-type="float" office:value="1.32669002139646">
            <text:p>1,32669</text:p>
          </table:table-cell>
        </table:table-row>
        <table:table-row table:style-name="ro2">
          <table:table-cell table:style-name="ce1" office:value-type="string">
            <text:p>2006.12.11</text:p>
          </table:table-cell>
          <table:table-cell office:value-type="float" office:value="1.3182">
            <text:p>1,31820</text:p>
          </table:table-cell>
          <table:table-cell office:value-type="float" office:value="1.326">
            <text:p>1,32600</text:p>
          </table:table-cell>
          <table:table-cell office:value-type="float" office:value="1.3129">
            <text:p>1,31290</text:p>
          </table:table-cell>
          <table:table-cell office:value-type="float" office:value="1.325">
            <text:p>1,32500</text:p>
          </table:table-cell>
          <table:table-cell table:formula="of:=([.E345]+[.D345]+[.C345])/3" office:value-type="float" office:value="1.3213">
            <text:p>1,32130</text:p>
          </table:table-cell>
          <table:table-cell table:formula="of:=[.C345]-[.D345]" office:value-type="float" office:value="0.0131000000000001">
            <text:p>0,01310</text:p>
          </table:table-cell>
          <table:table-cell office:value-type="float" office:value="0.00943566955824577">
            <text:p>0,00944</text:p>
          </table:table-cell>
          <table:table-cell office:value-type="float" office:value="1.32491020450709">
            <text:p>1,32491</text:p>
          </table:table-cell>
          <table:table-cell office:value-type="float" office:value="1.32478621330535">
            <text:p>1,32479</text:p>
          </table:table-cell>
        </table:table-row>
        <table:table-row table:style-name="ro2">
          <table:table-cell table:style-name="ce1" office:value-type="string">
            <text:p>2006.12.12</text:p>
          </table:table-cell>
          <table:table-cell office:value-type="float" office:value="1.3248">
            <text:p>1,32480</text:p>
          </table:table-cell>
          <table:table-cell office:value-type="float" office:value="1.3291">
            <text:p>1,32910</text:p>
          </table:table-cell>
          <table:table-cell office:value-type="float" office:value="1.3211">
            <text:p>1,32110</text:p>
          </table:table-cell>
          <table:table-cell office:value-type="float" office:value="1.3283">
            <text:p>1,32830</text:p>
          </table:table-cell>
          <table:table-cell table:formula="of:=([.E346]+[.D346]+[.C346])/3" office:value-type="float" office:value="1.32616666666667">
            <text:p>1,32617</text:p>
          </table:table-cell>
          <table:table-cell table:formula="of:=[.C346]-[.D346]" office:value-type="float" office:value="0.00800000000000001">
            <text:p>0,00800</text:p>
          </table:table-cell>
          <table:table-cell office:value-type="float" office:value="0.0094847856830963">
            <text:p>0,00948</text:p>
          </table:table-cell>
          <table:table-cell office:value-type="float" office:value="1.32392598357879">
            <text:p>1,32393</text:p>
          </table:table-cell>
          <table:table-cell office:value-type="float" office:value="1.32446649370552">
            <text:p>1,32447</text:p>
          </table:table-cell>
        </table:table-row>
        <table:table-row table:style-name="ro2">
          <table:table-cell table:style-name="ce1" office:value-type="string">
            <text:p>2006.12.13</text:p>
          </table:table-cell>
          <table:table-cell office:value-type="float" office:value="1.3284">
            <text:p>1,32840</text:p>
          </table:table-cell>
          <table:table-cell office:value-type="float" office:value="1.3287">
            <text:p>1,32870</text:p>
          </table:table-cell>
          <table:table-cell office:value-type="float" office:value="1.319">
            <text:p>1,31900</text:p>
          </table:table-cell>
          <table:table-cell office:value-type="float" office:value="1.3207">
            <text:p>1,32070</text:p>
          </table:table-cell>
          <table:table-cell table:formula="of:=([.E347]+[.D347]+[.C347])/3" office:value-type="float" office:value="1.3228">
            <text:p>1,32280</text:p>
          </table:table-cell>
          <table:table-cell table:formula="of:=[.C347]-[.D347]" office:value-type="float" office:value="0.00970000000000004">
            <text:p>0,00970</text:p>
          </table:table-cell>
          <table:table-cell office:value-type="float" office:value="0.00950513663531207">
            <text:p>0,00951</text:p>
          </table:table-cell>
          <table:table-cell office:value-type="float" office:value="1.3249290663982">
            <text:p>1,32493</text:p>
          </table:table-cell>
          <table:table-cell office:value-type="float" office:value="1.32560556378754">
            <text:p>1,32561</text:p>
          </table:table-cell>
        </table:table-row>
        <table:table-row table:style-name="ro2">
          <table:table-cell table:style-name="ce1" office:value-type="string">
            <text:p>2006.12.14</text:p>
          </table:table-cell>
          <table:table-cell office:value-type="float" office:value="1.3208">
            <text:p>1,32080</text:p>
          </table:table-cell>
          <table:table-cell office:value-type="float" office:value="1.3252">
            <text:p>1,32520</text:p>
          </table:table-cell>
          <table:table-cell office:value-type="float" office:value="1.314">
            <text:p>1,31400</text:p>
          </table:table-cell>
          <table:table-cell office:value-type="float" office:value="1.3152">
            <text:p>1,31520</text:p>
          </table:table-cell>
          <table:table-cell table:formula="of:=([.E348]+[.D348]+[.C348])/3" office:value-type="float" office:value="1.31813333333333">
            <text:p>1,31813</text:p>
          </table:table-cell>
          <table:table-cell table:formula="of:=[.C348]-[.D348]" office:value-type="float" office:value="0.0111999999999999">
            <text:p>0,01120</text:p>
          </table:table-cell>
          <table:table-cell office:value-type="float" office:value="0.00957236486330011">
            <text:p>0,00957</text:p>
          </table:table-cell>
          <table:table-cell office:value-type="float" office:value="1.32372702903932">
            <text:p>1,32373</text:p>
          </table:table-cell>
          <table:table-cell office:value-type="float" office:value="1.32394881342643">
            <text:p>1,32395</text:p>
          </table:table-cell>
        </table:table-row>
        <table:table-row table:style-name="ro2">
          <table:table-cell table:style-name="ce1" office:value-type="string">
            <text:p>2006.12.15</text:p>
          </table:table-cell>
          <table:table-cell office:value-type="float" office:value="1.3151">
            <text:p>1,31510</text:p>
          </table:table-cell>
          <table:table-cell office:value-type="float" office:value="1.3186">
            <text:p>1,31860</text:p>
          </table:table-cell>
          <table:table-cell office:value-type="float" office:value="1.3059">
            <text:p>1,30590</text:p>
          </table:table-cell>
          <table:table-cell office:value-type="float" office:value="1.3079">
            <text:p>1,30790</text:p>
          </table:table-cell>
          <table:table-cell table:formula="of:=([.E349]+[.D349]+[.C349])/3" office:value-type="float" office:value="1.3108">
            <text:p>1,31080</text:p>
          </table:table-cell>
          <table:table-cell table:formula="of:=[.C349]-[.D349]" office:value-type="float" office:value="0.0126999999999999">
            <text:p>0,01270</text:p>
          </table:table-cell>
          <table:table-cell office:value-type="float" office:value="0.00964370670477757">
            <text:p>0,00964</text:p>
          </table:table-cell>
          <table:table-cell office:value-type="float" office:value="1.32221686632395">
            <text:p>1,32222</text:p>
          </table:table-cell>
          <table:table-cell office:value-type="float" office:value="1.32146068413545">
            <text:p>1,32146</text:p>
          </table:table-cell>
        </table:table-row>
        <table:table-row table:style-name="ro2">
          <table:table-cell table:style-name="ce1" office:value-type="string">
            <text:p>2006.12.18</text:p>
          </table:table-cell>
          <table:table-cell office:value-type="float" office:value="1.3082">
            <text:p>1,30820</text:p>
          </table:table-cell>
          <table:table-cell office:value-type="float" office:value="1.3117">
            <text:p>1,31170</text:p>
          </table:table-cell>
          <table:table-cell office:value-type="float" office:value="1.3051">
            <text:p>1,30510</text:p>
          </table:table-cell>
          <table:table-cell office:value-type="float" office:value="1.3098">
            <text:p>1,30980</text:p>
          </table:table-cell>
          <table:table-cell table:formula="of:=([.E350]+[.D350]+[.C350])/3" office:value-type="float" office:value="1.30886666666667">
            <text:p>1,30887</text:p>
          </table:table-cell>
          <table:table-cell table:formula="of:=[.C350]-[.D350]" office:value-type="float" office:value="0.00660000000000016">
            <text:p>0,00660</text:p>
          </table:table-cell>
          <table:table-cell office:value-type="float" office:value="0.00974797889463035">
            <text:p>0,00975</text:p>
          </table:table-cell>
          <table:table-cell office:value-type="float" office:value="1.31922722454624">
            <text:p>1,31923</text:p>
          </table:table-cell>
          <table:table-cell office:value-type="float" office:value="1.31771339669473">
            <text:p>1,31771</text:p>
          </table:table-cell>
        </table:table-row>
        <table:table-row table:style-name="ro2">
          <table:table-cell table:style-name="ce1" office:value-type="string">
            <text:p>2006.12.19</text:p>
          </table:table-cell>
          <table:table-cell office:value-type="float" office:value="1.3097">
            <text:p>1,30970</text:p>
          </table:table-cell>
          <table:table-cell office:value-type="float" office:value="1.3214">
            <text:p>1,32140</text:p>
          </table:table-cell>
          <table:table-cell office:value-type="float" office:value="1.3082">
            <text:p>1,30820</text:p>
          </table:table-cell>
          <table:table-cell office:value-type="float" office:value="1.3196">
            <text:p>1,31960</text:p>
          </table:table-cell>
          <table:table-cell table:formula="of:=([.E351]+[.D351]+[.C351])/3" office:value-type="float" office:value="1.3164">
            <text:p>1,31640</text:p>
          </table:table-cell>
          <table:table-cell table:formula="of:=[.C351]-[.D351]" office:value-type="float" office:value="0.0132000000000001">
            <text:p>0,01320</text:p>
          </table:table-cell>
          <table:table-cell office:value-type="float" office:value="0.00979219296691469">
            <text:p>0,00979</text:p>
          </table:table-cell>
          <table:table-cell office:value-type="float" office:value="1.3167187858815">
            <text:p>1,31672</text:p>
          </table:table-cell>
          <table:table-cell office:value-type="float" office:value="1.31561281254299">
            <text:p>1,31561</text:p>
          </table:table-cell>
        </table:table-row>
        <table:table-row table:style-name="ro2">
          <table:table-cell table:style-name="ce1" office:value-type="string">
            <text:p>2006.12.20</text:p>
          </table:table-cell>
          <table:table-cell office:value-type="float" office:value="1.3197">
            <text:p>1,31970</text:p>
          </table:table-cell>
          <table:table-cell office:value-type="float" office:value="1.3244">
            <text:p>1,32440</text:p>
          </table:table-cell>
          <table:table-cell office:value-type="float" office:value="1.3159">
            <text:p>1,31590</text:p>
          </table:table-cell>
          <table:table-cell office:value-type="float" office:value="1.3175">
            <text:p>1,31750</text:p>
          </table:table-cell>
          <table:table-cell table:formula="of:=([.E352]+[.D352]+[.C352])/3" office:value-type="float" office:value="1.31926666666667">
            <text:p>1,31927</text:p>
          </table:table-cell>
          <table:table-cell table:formula="of:=[.C352]-[.D352]" office:value-type="float" office:value="0.00849999999999995">
            <text:p>0,00850</text:p>
          </table:table-cell>
          <table:table-cell office:value-type="float" office:value="0.00983895492106931">
            <text:p>0,00984</text:p>
          </table:table-cell>
          <table:table-cell office:value-type="float" office:value="1.31665854768108">
            <text:p>1,31666</text:p>
          </table:table-cell>
          <table:table-cell office:value-type="float" office:value="1.31656828435502">
            <text:p>1,31657</text:p>
          </table:table-cell>
        </table:table-row>
        <table:table-row table:style-name="ro2">
          <table:table-cell table:style-name="ce1" office:value-type="string">
            <text:p>2006.12.21</text:p>
          </table:table-cell>
          <table:table-cell office:value-type="float" office:value="1.3176">
            <text:p>1,31760</text:p>
          </table:table-cell>
          <table:table-cell office:value-type="float" office:value="1.3212">
            <text:p>1,32120</text:p>
          </table:table-cell>
          <table:table-cell office:value-type="float" office:value="1.314">
            <text:p>1,31400</text:p>
          </table:table-cell>
          <table:table-cell office:value-type="float" office:value="1.318">
            <text:p>1,31800</text:p>
          </table:table-cell>
          <table:table-cell table:formula="of:=([.E353]+[.D353]+[.C353])/3" office:value-type="float" office:value="1.31773333333333">
            <text:p>1,31773</text:p>
          </table:table-cell>
          <table:table-cell table:formula="of:=[.C353]-[.D353]" office:value-type="float" office:value="0.0072000000000001">
            <text:p>0,00720</text:p>
          </table:table-cell>
          <table:table-cell office:value-type="float" office:value="0.00986138562384591">
            <text:p>0,00986</text:p>
          </table:table-cell>
          <table:table-cell office:value-type="float" office:value="1.31703083465693">
            <text:p>1,31703</text:p>
          </table:table-cell>
          <table:table-cell office:value-type="float" office:value="1.31657270658566">
            <text:p>1,31657</text:p>
          </table:table-cell>
        </table:table-row>
        <table:table-row table:style-name="ro2">
          <table:table-cell table:style-name="ce1" office:value-type="string">
            <text:p>2006.12.22</text:p>
          </table:table-cell>
          <table:table-cell office:value-type="float" office:value="1.3179">
            <text:p>1,31790</text:p>
          </table:table-cell>
          <table:table-cell office:value-type="float" office:value="1.3211">
            <text:p>1,32110</text:p>
          </table:table-cell>
          <table:table-cell office:value-type="float" office:value="1.3107">
            <text:p>1,31070</text:p>
          </table:table-cell>
          <table:table-cell office:value-type="float" office:value="1.3128">
            <text:p>1,31280</text:p>
          </table:table-cell>
          <table:table-cell table:formula="of:=([.E354]+[.D354]+[.C354])/3" office:value-type="float" office:value="1.31486666666667">
            <text:p>1,31487</text:p>
          </table:table-cell>
          <table:table-cell table:formula="of:=[.C354]-[.D354]" office:value-type="float" office:value="0.0104">
            <text:p>0,01040</text:p>
          </table:table-cell>
          <table:table-cell office:value-type="float" office:value="0.00983862837259649">
            <text:p>0,00984</text:p>
          </table:table-cell>
          <table:table-cell office:value-type="float" office:value="1.31738714732295">
            <text:p>1,31739</text:p>
          </table:table-cell>
          <table:table-cell office:value-type="float" office:value="1.31676850500166">
            <text:p>1,31677</text:p>
          </table:table-cell>
        </table:table-row>
        <table:table-row table:style-name="ro2">
          <table:table-cell table:style-name="ce1" office:value-type="string">
            <text:p>2006.12.25</text:p>
          </table:table-cell>
          <table:table-cell office:value-type="float" office:value="1.3129">
            <text:p>1,31290</text:p>
          </table:table-cell>
          <table:table-cell office:value-type="float" office:value="1.3131">
            <text:p>1,31310</text:p>
          </table:table-cell>
          <table:table-cell office:value-type="float" office:value="1.3126">
            <text:p>1,31260</text:p>
          </table:table-cell>
          <table:table-cell office:value-type="float" office:value="1.3129">
            <text:p>1,31290</text:p>
          </table:table-cell>
          <table:table-cell table:formula="of:=([.E355]+[.D355]+[.C355])/3" office:value-type="float" office:value="1.31286666666667">
            <text:p>1,31287</text:p>
          </table:table-cell>
          <table:table-cell table:formula="of:=[.C355]-[.D355]" office:value-type="float" office:value="0.000499999999999945">
            <text:p>0,00050</text:p>
          </table:table-cell>
          <table:table-cell office:value-type="float" office:value="0.00983189428333066">
            <text:p>0,00983</text:p>
          </table:table-cell>
          <table:table-cell office:value-type="float" office:value="1.31667667007396">
            <text:p>1,31668</text:p>
          </table:table-cell>
          <table:table-cell office:value-type="float" office:value="1.31574166696382">
            <text:p>1,31574</text:p>
          </table:table-cell>
        </table:table-row>
        <table:table-row table:style-name="ro2">
          <table:table-cell table:style-name="ce1" office:value-type="string">
            <text:p>2006.12.26</text:p>
          </table:table-cell>
          <table:table-cell office:value-type="float" office:value="1.3138">
            <text:p>1,31380</text:p>
          </table:table-cell>
          <table:table-cell office:value-type="float" office:value="1.3139">
            <text:p>1,31390</text:p>
          </table:table-cell>
          <table:table-cell office:value-type="float" office:value="1.309">
            <text:p>1,30900</text:p>
          </table:table-cell>
          <table:table-cell office:value-type="float" office:value="1.3101">
            <text:p>1,31010</text:p>
          </table:table-cell>
          <table:table-cell table:formula="of:=([.E356]+[.D356]+[.C356])/3" office:value-type="float" office:value="1.311">
            <text:p>1,31100</text:p>
          </table:table-cell>
          <table:table-cell table:formula="of:=[.C356]-[.D356]" office:value-type="float" office:value="0.00490000000000013">
            <text:p>0,00490</text:p>
          </table:table-cell>
          <table:table-cell office:value-type="float" office:value="0.00976550719738402">
            <text:p>0,00977</text:p>
          </table:table-cell>
          <table:table-cell office:value-type="float" office:value="1.31607519049189">
            <text:p>1,31608</text:p>
          </table:table-cell>
          <table:table-cell office:value-type="float" office:value="1.31535567399862">
            <text:p>1,31536</text:p>
          </table:table-cell>
        </table:table-row>
        <table:table-row table:style-name="ro2">
          <table:table-cell table:style-name="ce1" office:value-type="string">
            <text:p>2006.12.27</text:p>
          </table:table-cell>
          <table:table-cell office:value-type="float" office:value="1.3102">
            <text:p>1,31020</text:p>
          </table:table-cell>
          <table:table-cell office:value-type="float" office:value="1.3177">
            <text:p>1,31770</text:p>
          </table:table-cell>
          <table:table-cell office:value-type="float" office:value="1.3094">
            <text:p>1,30940</text:p>
          </table:table-cell>
          <table:table-cell office:value-type="float" office:value="1.3127">
            <text:p>1,31270</text:p>
          </table:table-cell>
          <table:table-cell table:formula="of:=([.E357]+[.D357]+[.C357])/3" office:value-type="float" office:value="1.31326666666667">
            <text:p>1,31327</text:p>
          </table:table-cell>
          <table:table-cell table:formula="of:=[.C357]-[.D357]" office:value-type="float" office:value="0.00829999999999997">
            <text:p>0,00830</text:p>
          </table:table-cell>
          <table:table-cell office:value-type="float" office:value="0.00978357843914906">
            <text:p>0,00978</text:p>
          </table:table-cell>
          <table:table-cell office:value-type="float" office:value="1.31470392565335">
            <text:p>1,31470</text:p>
          </table:table-cell>
          <table:table-cell office:value-type="float" office:value="1.31400465069831">
            <text:p>1,31400</text:p>
          </table:table-cell>
        </table:table-row>
        <table:table-row table:style-name="ro2">
          <table:table-cell table:style-name="ce1" office:value-type="string">
            <text:p>2006.12.28</text:p>
          </table:table-cell>
          <table:table-cell office:value-type="float" office:value="1.3125">
            <text:p>1,31250</text:p>
          </table:table-cell>
          <table:table-cell office:value-type="float" office:value="1.3201">
            <text:p>1,32010</text:p>
          </table:table-cell>
          <table:table-cell office:value-type="float" office:value="1.3105">
            <text:p>1,31050</text:p>
          </table:table-cell>
          <table:table-cell office:value-type="float" office:value="1.3148">
            <text:p>1,31480</text:p>
          </table:table-cell>
          <table:table-cell table:formula="of:=([.E358]+[.D358]+[.C358])/3" office:value-type="float" office:value="1.31513333333333">
            <text:p>1,31513</text:p>
          </table:table-cell>
          <table:table-cell table:formula="of:=[.C358]-[.D358]" office:value-type="float" office:value="0.00960000000000005">
            <text:p>0,00960</text:p>
          </table:table-cell>
          <table:table-cell office:value-type="float" office:value="0.00979750664689812">
            <text:p>0,00980</text:p>
          </table:table-cell>
          <table:table-cell office:value-type="float" office:value="1.31405979377293">
            <text:p>1,31406</text:p>
          </table:table-cell>
          <table:table-cell office:value-type="float" office:value="1.31345829128429">
            <text:p>1,31346</text:p>
          </table:table-cell>
        </table:table-row>
        <table:table-row table:style-name="ro2">
          <table:table-cell table:style-name="ce1" office:value-type="string">
            <text:p>2006.12.29</text:p>
          </table:table-cell>
          <table:table-cell office:value-type="float" office:value="1.3149">
            <text:p>1,31490</text:p>
          </table:table-cell>
          <table:table-cell office:value-type="float" office:value="1.3205">
            <text:p>1,32050</text:p>
          </table:table-cell>
          <table:table-cell office:value-type="float" office:value="1.3137">
            <text:p>1,31370</text:p>
          </table:table-cell>
          <table:table-cell office:value-type="float" office:value="1.3198">
            <text:p>1,31980</text:p>
          </table:table-cell>
          <table:table-cell table:formula="of:=([.E359]+[.D359]+[.C359])/3" office:value-type="float" office:value="1.318">
            <text:p>1,31800</text:p>
          </table:table-cell>
          <table:table-cell table:formula="of:=[.C359]-[.D359]" office:value-type="float" office:value="0.00679999999999992">
            <text:p>0,00680</text:p>
          </table:table-cell>
          <table:table-cell office:value-type="float" office:value="0.00980279100680993">
            <text:p>0,00980</text:p>
          </table:table-cell>
          <table:table-cell office:value-type="float" office:value="1.31444182674809">
            <text:p>1,31444</text:p>
          </table:table-cell>
          <table:table-cell office:value-type="float" office:value="1.31383957308528">
            <text:p>1,31384</text:p>
          </table:table-cell>
        </table:table-row>
        <table:table-row table:style-name="ro2">
          <table:table-cell table:style-name="ce1" office:value-type="string">
            <text:p>2007.01.01</text:p>
          </table:table-cell>
          <table:table-cell table:number-columns-repeated="4" office:value-type="float" office:value="1.3197">
            <text:p>1,31970</text:p>
          </table:table-cell>
          <table:table-cell table:formula="of:=([.E360]+[.D360]+[.C360])/3" office:value-type="float" office:value="1.3197">
            <text:p>1,31970</text:p>
          </table:table-cell>
          <table:table-cell table:formula="of:=[.C360]-[.D360]" office:value-type="float" office:value="0">
            <text:p>0,00000</text:p>
          </table:table-cell>
          <table:table-cell office:value-type="float" office:value="0.009753053758804">
            <text:p>0,00975</text:p>
          </table:table-cell>
          <table:table-cell office:value-type="float" office:value="1.31541499183493">
            <text:p>1,31541</text:p>
          </table:table-cell>
          <table:table-cell office:value-type="float" office:value="1.31525077162159">
            <text:p>1,31525</text:p>
          </table:table-cell>
        </table:table-row>
        <table:table-row table:style-name="ro2">
          <table:table-cell table:style-name="ce1" office:value-type="string">
            <text:p>2007.01.02</text:p>
          </table:table-cell>
          <table:table-cell office:value-type="float" office:value="1.3232">
            <text:p>1,32320</text:p>
          </table:table-cell>
          <table:table-cell office:value-type="float" office:value="1.3296">
            <text:p>1,32960</text:p>
          </table:table-cell>
          <table:table-cell office:value-type="float" office:value="1.3232">
            <text:p>1,32320</text:p>
          </table:table-cell>
          <table:table-cell office:value-type="float" office:value="1.3277">
            <text:p>1,32770</text:p>
          </table:table-cell>
          <table:table-cell table:formula="of:=([.E361]+[.D361]+[.C361])/3" office:value-type="float" office:value="1.32683333333333">
            <text:p>1,32683</text:p>
          </table:table-cell>
          <table:table-cell table:formula="of:=[.C361]-[.D361]" office:value-type="float" office:value="0.00640000000000018">
            <text:p>0,00640</text:p>
          </table:table-cell>
          <table:table-cell office:value-type="float" office:value="0.0096735507593509">
            <text:p>0,00967</text:p>
          </table:table-cell>
          <table:table-cell office:value-type="float" office:value="1.31671396723242">
            <text:p>1,31671</text:p>
          </table:table-cell>
          <table:table-cell office:value-type="float" office:value="1.3165120897149">
            <text:p>1,31651</text:p>
          </table:table-cell>
        </table:table-row>
        <table:table-row table:style-name="ro2">
          <table:table-cell table:style-name="ce1" office:value-type="string">
            <text:p>2007.01.03</text:p>
          </table:table-cell>
          <table:table-cell office:value-type="float" office:value="1.3278">
            <text:p>1,32780</text:p>
          </table:table-cell>
          <table:table-cell office:value-type="float" office:value="1.3289">
            <text:p>1,32890</text:p>
          </table:table-cell>
          <table:table-cell office:value-type="float" office:value="1.3145">
            <text:p>1,31450</text:p>
          </table:table-cell>
          <table:table-cell office:value-type="float" office:value="1.3163">
            <text:p>1,31630</text:p>
          </table:table-cell>
          <table:table-cell table:formula="of:=([.E362]+[.D362]+[.C362])/3" office:value-type="float" office:value="1.3199">
            <text:p>1,31990</text:p>
          </table:table-cell>
          <table:table-cell table:formula="of:=[.C362]-[.D362]" office:value-type="float" office:value="0.0144">
            <text:p>0,01440</text:p>
          </table:table-cell>
          <table:table-cell office:value-type="float" office:value="0.00955441248468873">
            <text:p>0,00955</text:p>
          </table:table-cell>
          <table:table-cell office:value-type="float" office:value="1.31939438052756">
            <text:p>1,31939</text:p>
          </table:table-cell>
          <table:table-cell office:value-type="float" office:value="1.31968599576392">
            <text:p>1,31969</text:p>
          </table:table-cell>
        </table:table-row>
        <table:table-row table:style-name="ro2">
          <table:table-cell table:style-name="ce1" office:value-type="string">
            <text:p>2007.01.04</text:p>
          </table:table-cell>
          <table:table-cell office:value-type="float" office:value="1.3164">
            <text:p>1,31640</text:p>
          </table:table-cell>
          <table:table-cell office:value-type="float" office:value="1.3179">
            <text:p>1,31790</text:p>
          </table:table-cell>
          <table:table-cell office:value-type="float" office:value="1.3075">
            <text:p>1,30750</text:p>
          </table:table-cell>
          <table:table-cell office:value-type="float" office:value="1.3091">
            <text:p>1,30910</text:p>
          </table:table-cell>
          <table:table-cell table:formula="of:=([.E363]+[.D363]+[.C363])/3" office:value-type="float" office:value="1.3115">
            <text:p>1,31150</text:p>
          </table:table-cell>
          <table:table-cell table:formula="of:=[.C363]-[.D363]" office:value-type="float" office:value="0.0104">
            <text:p>0,01040</text:p>
          </table:table-cell>
          <table:table-cell office:value-type="float" office:value="0.00957763320568594">
            <text:p>0,00958</text:p>
          </table:table-cell>
          <table:table-cell office:value-type="float" office:value="1.31900080164279">
            <text:p>1,31900</text:p>
          </table:table-cell>
          <table:table-cell office:value-type="float" office:value="1.31882300658033">
            <text:p>1,31882</text:p>
          </table:table-cell>
        </table:table-row>
        <table:table-row table:style-name="ro2">
          <table:table-cell table:style-name="ce1" office:value-type="string">
            <text:p>2007.01.05</text:p>
          </table:table-cell>
          <table:table-cell office:value-type="float" office:value="1.309">
            <text:p>1,30900</text:p>
          </table:table-cell>
          <table:table-cell office:value-type="float" office:value="1.3104">
            <text:p>1,31040</text:p>
          </table:table-cell>
          <table:table-cell office:value-type="float" office:value="1.298">
            <text:p>1,29800</text:p>
          </table:table-cell>
          <table:table-cell office:value-type="float" office:value="1.3001">
            <text:p>1,30010</text:p>
          </table:table-cell>
          <table:table-cell table:formula="of:=([.E364]+[.D364]+[.C364])/3" office:value-type="float" office:value="1.30283333333333">
            <text:p>1,30283</text:p>
          </table:table-cell>
          <table:table-cell table:formula="of:=[.C364]-[.D364]" office:value-type="float" office:value="0.0124">
            <text:p>0,01240</text:p>
          </table:table-cell>
          <table:table-cell office:value-type="float" office:value="0.00960976197296374">
            <text:p>0,00961</text:p>
          </table:table-cell>
          <table:table-cell office:value-type="float" office:value="1.31722122867563">
            <text:p>1,31722</text:p>
          </table:table-cell>
          <table:table-cell office:value-type="float" office:value="1.31636890672279">
            <text:p>1,31637</text:p>
          </table:table-cell>
        </table:table-row>
        <table:table-row table:style-name="ro2">
          <table:table-cell table:style-name="ce1" office:value-type="string">
            <text:p>2007.01.08</text:p>
          </table:table-cell>
          <table:table-cell office:value-type="float" office:value="1.301">
            <text:p>1,30100</text:p>
          </table:table-cell>
          <table:table-cell office:value-type="float" office:value="1.3035">
            <text:p>1,30350</text:p>
          </table:table-cell>
          <table:table-cell office:value-type="float" office:value="1.2971">
            <text:p>1,29710</text:p>
          </table:table-cell>
          <table:table-cell office:value-type="float" office:value="1.3029">
            <text:p>1,30290</text:p>
          </table:table-cell>
          <table:table-cell table:formula="of:=([.E365]+[.D365]+[.C365])/3" office:value-type="float" office:value="1.30116666666667">
            <text:p>1,30117</text:p>
          </table:table-cell>
          <table:table-cell table:formula="of:=[.C365]-[.D365]" office:value-type="float" office:value="0.00640000000000018">
            <text:p>0,00640</text:p>
          </table:table-cell>
          <table:table-cell office:value-type="float" office:value="0.00973425169402544">
            <text:p>0,00973</text:p>
          </table:table-cell>
          <table:table-cell office:value-type="float" office:value="1.31354512214999">
            <text:p>1,31355</text:p>
          </table:table-cell>
          <table:table-cell office:value-type="float" office:value="1.31208417708458">
            <text:p>1,31208</text:p>
          </table:table-cell>
        </table:table-row>
        <table:table-row table:style-name="ro2">
          <table:table-cell table:style-name="ce1" office:value-type="string">
            <text:p>2007.01.09</text:p>
          </table:table-cell>
          <table:table-cell office:value-type="float" office:value="1.3028">
            <text:p>1,30280</text:p>
          </table:table-cell>
          <table:table-cell office:value-type="float" office:value="1.3052">
            <text:p>1,30520</text:p>
          </table:table-cell>
          <table:table-cell office:value-type="float" office:value="1.2985">
            <text:p>1,29850</text:p>
          </table:table-cell>
          <table:table-cell office:value-type="float" office:value="1.2992">
            <text:p>1,29920</text:p>
          </table:table-cell>
          <table:table-cell table:formula="of:=([.E366]+[.D366]+[.C366])/3" office:value-type="float" office:value="1.30096666666667">
            <text:p>1,30097</text:p>
          </table:table-cell>
          <table:table-cell table:formula="of:=[.C366]-[.D366]" office:value-type="float" office:value="0.00670000000000015">
            <text:p>0,00670</text:p>
          </table:table-cell>
          <table:table-cell office:value-type="float" office:value="0.00981151411378153">
            <text:p>0,00981</text:p>
          </table:table-cell>
          <table:table-cell office:value-type="float" office:value="1.31045046314124">
            <text:p>1,31045</text:p>
          </table:table-cell>
          <table:table-cell office:value-type="float" office:value="1.30962447953098">
            <text:p>1,30962</text:p>
          </table:table-cell>
        </table:table-row>
        <table:table-row table:style-name="ro2">
          <table:table-cell table:style-name="ce1" office:value-type="string">
            <text:p>2007.01.10</text:p>
          </table:table-cell>
          <table:table-cell office:value-type="float" office:value="1.2993">
            <text:p>1,29930</text:p>
          </table:table-cell>
          <table:table-cell office:value-type="float" office:value="1.3">
            <text:p>1,30000</text:p>
          </table:table-cell>
          <table:table-cell office:value-type="float" office:value="1.293">
            <text:p>1,29300</text:p>
          </table:table-cell>
          <table:table-cell office:value-type="float" office:value="1.2939">
            <text:p>1,29390</text:p>
          </table:table-cell>
          <table:table-cell table:formula="of:=([.E367]+[.D367]+[.C367])/3" office:value-type="float" office:value="1.29563333333333">
            <text:p>1,29563</text:p>
          </table:table-cell>
          <table:table-cell table:formula="of:=[.C367]-[.D367]" office:value-type="float" office:value="0.00700000000000012">
            <text:p>0,00700</text:p>
          </table:table-cell>
          <table:table-cell office:value-type="float" office:value="0.00995283481860635">
            <text:p>0,00995</text:p>
          </table:table-cell>
          <table:table-cell office:value-type="float" office:value="1.30788478167743">
            <text:p>1,30788</text:p>
          </table:table-cell>
          <table:table-cell office:value-type="float" office:value="1.3066095806848">
            <text:p>1,30661</text:p>
          </table:table-cell>
        </table:table-row>
        <table:table-row table:style-name="ro2">
          <table:table-cell table:style-name="ce1" office:value-type="string">
            <text:p>2007.01.11</text:p>
          </table:table-cell>
          <table:table-cell office:value-type="float" office:value="1.2938">
            <text:p>1,29380</text:p>
          </table:table-cell>
          <table:table-cell office:value-type="float" office:value="1.3014">
            <text:p>1,30140</text:p>
          </table:table-cell>
          <table:table-cell office:value-type="float" office:value="1.2881">
            <text:p>1,28810</text:p>
          </table:table-cell>
          <table:table-cell office:value-type="float" office:value="1.2895">
            <text:p>1,28950</text:p>
          </table:table-cell>
          <table:table-cell table:formula="of:=([.E368]+[.D368]+[.C368])/3" office:value-type="float" office:value="1.293">
            <text:p>1,29300</text:p>
          </table:table-cell>
          <table:table-cell table:formula="of:=[.C368]-[.D368]" office:value-type="float" office:value="0.0133000000000001">
            <text:p>0,01330</text:p>
          </table:table-cell>
          <table:table-cell office:value-type="float" office:value="0.0100787044204487">
            <text:p>0,01008</text:p>
          </table:table-cell>
          <table:table-cell office:value-type="float" office:value="1.30431156604187">
            <text:p>1,30431</text:p>
          </table:table-cell>
          <table:table-cell office:value-type="float" office:value="1.30263433836104">
            <text:p>1,30263</text:p>
          </table:table-cell>
        </table:table-row>
        <table:table-row table:style-name="ro2">
          <table:table-cell table:style-name="ce1" office:value-type="string">
            <text:p>2007.01.12</text:p>
          </table:table-cell>
          <table:table-cell office:value-type="float" office:value="1.2894">
            <text:p>1,28940</text:p>
          </table:table-cell>
          <table:table-cell office:value-type="float" office:value="1.2944">
            <text:p>1,29440</text:p>
          </table:table-cell>
          <table:table-cell office:value-type="float" office:value="1.2865">
            <text:p>1,28650</text:p>
          </table:table-cell>
          <table:table-cell office:value-type="float" office:value="1.2922">
            <text:p>1,29220</text:p>
          </table:table-cell>
          <table:table-cell table:formula="of:=([.E369]+[.D369]+[.C369])/3" office:value-type="float" office:value="1.29103333333333">
            <text:p>1,29103</text:p>
          </table:table-cell>
          <table:table-cell table:formula="of:=[.C369]-[.D369]" office:value-type="float" office:value="0.00790000000000002">
            <text:p>0,00790</text:p>
          </table:table-cell>
          <table:table-cell office:value-type="float" office:value="0.0102014028050959">
            <text:p>0,01020</text:p>
          </table:table-cell>
          <table:table-cell office:value-type="float" office:value="1.30141968203543">
            <text:p>1,30142</text:p>
          </table:table-cell>
          <table:table-cell office:value-type="float" office:value="1.29903916210391">
            <text:p>1,29904</text:p>
          </table:table-cell>
        </table:table-row>
        <table:table-row table:style-name="ro2">
          <table:table-cell table:style-name="ce1" office:value-type="string">
            <text:p>2007.01.15</text:p>
          </table:table-cell>
          <table:table-cell office:value-type="float" office:value="1.2925">
            <text:p>1,29250</text:p>
          </table:table-cell>
          <table:table-cell office:value-type="float" office:value="1.2956">
            <text:p>1,29560</text:p>
          </table:table-cell>
          <table:table-cell office:value-type="float" office:value="1.2914">
            <text:p>1,29140</text:p>
          </table:table-cell>
          <table:table-cell office:value-type="float" office:value="1.2934">
            <text:p>1,29340</text:p>
          </table:table-cell>
          <table:table-cell table:formula="of:=([.E370]+[.D370]+[.C370])/3" office:value-type="float" office:value="1.29346666666667">
            <text:p>1,29347</text:p>
          </table:table-cell>
          <table:table-cell table:formula="of:=[.C370]-[.D370]" office:value-type="float" office:value="0.0042000000000002">
            <text:p>0,00420</text:p>
          </table:table-cell>
          <table:table-cell office:value-type="float" office:value="0.0102414955760278">
            <text:p>0,01024</text:p>
          </table:table-cell>
          <table:table-cell office:value-type="float" office:value="1.29897151317175">
            <text:p>1,29897</text:p>
          </table:table-cell>
          <table:table-cell office:value-type="float" office:value="1.29711768250237">
            <text:p>1,29712</text:p>
          </table:table-cell>
        </table:table-row>
        <table:table-row table:style-name="ro2">
          <table:table-cell table:style-name="ce1" office:value-type="string">
            <text:p>2007.01.16</text:p>
          </table:table-cell>
          <table:table-cell office:value-type="float" office:value="1.2933">
            <text:p>1,29330</text:p>
          </table:table-cell>
          <table:table-cell office:value-type="float" office:value="1.2988">
            <text:p>1,29880</text:p>
          </table:table-cell>
          <table:table-cell office:value-type="float" office:value="1.2907">
            <text:p>1,29070</text:p>
          </table:table-cell>
          <table:table-cell office:value-type="float" office:value="1.2916">
            <text:p>1,29160</text:p>
          </table:table-cell>
          <table:table-cell table:formula="of:=([.E371]+[.D371]+[.C371])/3" office:value-type="float" office:value="1.2937">
            <text:p>1,29370</text:p>
          </table:table-cell>
          <table:table-cell table:formula="of:=[.C371]-[.D371]" office:value-type="float" office:value="0.0081">
            <text:p>0,00810</text:p>
          </table:table-cell>
          <table:table-cell office:value-type="float" office:value="0.0102561215309051">
            <text:p>0,01026</text:p>
          </table:table-cell>
          <table:table-cell office:value-type="float" office:value="1.29783613725707">
            <text:p>1,29784</text:p>
          </table:table-cell>
          <table:table-cell office:value-type="float" office:value="1.29626141299516">
            <text:p>1,29626</text:p>
          </table:table-cell>
        </table:table-row>
        <table:table-row table:style-name="ro2">
          <table:table-cell table:style-name="ce1" office:value-type="string">
            <text:p>2007.01.17</text:p>
          </table:table-cell>
          <table:table-cell office:value-type="float" office:value="1.2915">
            <text:p>1,29150</text:p>
          </table:table-cell>
          <table:table-cell office:value-type="float" office:value="1.2949">
            <text:p>1,29490</text:p>
          </table:table-cell>
          <table:table-cell office:value-type="float" office:value="1.2896">
            <text:p>1,28960</text:p>
          </table:table-cell>
          <table:table-cell office:value-type="float" office:value="1.2939">
            <text:p>1,29390</text:p>
          </table:table-cell>
          <table:table-cell table:formula="of:=([.E372]+[.D372]+[.C372])/3" office:value-type="float" office:value="1.2928">
            <text:p>1,29280</text:p>
          </table:table-cell>
          <table:table-cell table:formula="of:=[.C372]-[.D372]" office:value-type="float" office:value="0.00529999999999986">
            <text:p>0,00530</text:p>
          </table:table-cell>
          <table:table-cell office:value-type="float" office:value="0.0102951913286622">
            <text:p>0,01030</text:p>
          </table:table-cell>
          <table:table-cell office:value-type="float" office:value="1.29647790105584">
            <text:p>1,29648</text:p>
          </table:table-cell>
          <table:table-cell office:value-type="float" office:value="1.29481006226778">
            <text:p>1,29481</text:p>
          </table:table-cell>
        </table:table-row>
        <table:table-row table:style-name="ro2">
          <table:table-cell table:style-name="ce1" office:value-type="string">
            <text:p>2007.01.18</text:p>
          </table:table-cell>
          <table:table-cell office:value-type="float" office:value="1.2938">
            <text:p>1,29380</text:p>
          </table:table-cell>
          <table:table-cell office:value-type="float" office:value="1.2975">
            <text:p>1,29750</text:p>
          </table:table-cell>
          <table:table-cell office:value-type="float" office:value="1.2895">
            <text:p>1,28950</text:p>
          </table:table-cell>
          <table:table-cell office:value-type="float" office:value="1.2959">
            <text:p>1,29590</text:p>
          </table:table-cell>
          <table:table-cell table:formula="of:=([.E373]+[.D373]+[.C373])/3" office:value-type="float" office:value="1.2943">
            <text:p>1,29430</text:p>
          </table:table-cell>
          <table:table-cell table:formula="of:=[.C373]-[.D373]" office:value-type="float" office:value="0.00799999999999979">
            <text:p>0,00800</text:p>
          </table:table-cell>
          <table:table-cell office:value-type="float" office:value="0.0102687257662569">
            <text:p>0,01027</text:p>
          </table:table-cell>
          <table:table-cell office:value-type="float" office:value="1.29578326267455">
            <text:p>1,29578</text:p>
          </table:table-cell>
          <table:table-cell office:value-type="float" office:value="1.29456156233857">
            <text:p>1,29456</text:p>
          </table:table-cell>
        </table:table-row>
        <table:table-row table:style-name="ro2">
          <table:table-cell table:style-name="ce1" office:value-type="string">
            <text:p>2007.01.19</text:p>
          </table:table-cell>
          <table:table-cell office:value-type="float" office:value="1.296">
            <text:p>1,29600</text:p>
          </table:table-cell>
          <table:table-cell office:value-type="float" office:value="1.2998">
            <text:p>1,29980</text:p>
          </table:table-cell>
          <table:table-cell office:value-type="float" office:value="1.2912">
            <text:p>1,29120</text:p>
          </table:table-cell>
          <table:table-cell office:value-type="float" office:value="1.296">
            <text:p>1,29600</text:p>
          </table:table-cell>
          <table:table-cell table:formula="of:=([.E374]+[.D374]+[.C374])/3" office:value-type="float" office:value="1.29566666666667">
            <text:p>1,29567</text:p>
          </table:table-cell>
          <table:table-cell table:formula="of:=[.C374]-[.D374]" office:value-type="float" office:value="0.00860000000000016">
            <text:p>0,00860</text:p>
          </table:table-cell>
          <table:table-cell office:value-type="float" office:value="0.0102421475963049">
            <text:p>0,01024</text:p>
          </table:table-cell>
          <table:table-cell office:value-type="float" office:value="1.29560055062066">
            <text:p>1,29560</text:p>
          </table:table-cell>
          <table:table-cell office:value-type="float" office:value="1.29501370095981">
            <text:p>1,29501</text:p>
          </table:table-cell>
        </table:table-row>
        <table:table-row table:style-name="ro2">
          <table:table-cell table:style-name="ce1" office:value-type="string">
            <text:p>2007.01.22</text:p>
          </table:table-cell>
          <table:table-cell office:value-type="float" office:value="1.2956">
            <text:p>1,29560</text:p>
          </table:table-cell>
          <table:table-cell office:value-type="float" office:value="1.2976">
            <text:p>1,29760</text:p>
          </table:table-cell>
          <table:table-cell office:value-type="float" office:value="1.2921">
            <text:p>1,29210</text:p>
          </table:table-cell>
          <table:table-cell office:value-type="float" office:value="1.2941">
            <text:p>1,29410</text:p>
          </table:table-cell>
          <table:table-cell table:formula="of:=([.E375]+[.D375]+[.C375])/3" office:value-type="float" office:value="1.2946">
            <text:p>1,29460</text:p>
          </table:table-cell>
          <table:table-cell table:formula="of:=[.C375]-[.D375]" office:value-type="float" office:value="0.00550000000000006">
            <text:p>0,00550</text:p>
          </table:table-cell>
          <table:table-cell office:value-type="float" office:value="0.0102127635274512">
            <text:p>0,01021</text:p>
          </table:table-cell>
          <table:table-cell office:value-type="float" office:value="1.29553288470811">
            <text:p>1,29553</text:p>
          </table:table-cell>
          <table:table-cell office:value-type="float" office:value="1.2953596828741">
            <text:p>1,29536</text:p>
          </table:table-cell>
        </table:table-row>
        <table:table-row table:style-name="ro2">
          <table:table-cell table:style-name="ce1" office:value-type="string">
            <text:p>2007.01.23</text:p>
          </table:table-cell>
          <table:table-cell office:value-type="float" office:value="1.2942">
            <text:p>1,29420</text:p>
          </table:table-cell>
          <table:table-cell office:value-type="float" office:value="1.3042">
            <text:p>1,30420</text:p>
          </table:table-cell>
          <table:table-cell office:value-type="float" office:value="1.2927">
            <text:p>1,29270</text:p>
          </table:table-cell>
          <table:table-cell office:value-type="float" office:value="1.3019">
            <text:p>1,30190</text:p>
          </table:table-cell>
          <table:table-cell table:formula="of:=([.E376]+[.D376]+[.C376])/3" office:value-type="float" office:value="1.2996">
            <text:p>1,29960</text:p>
          </table:table-cell>
          <table:table-cell table:formula="of:=[.C376]-[.D376]" office:value-type="float" office:value="0.0115000000000001">
            <text:p>0,01150</text:p>
          </table:table-cell>
          <table:table-cell office:value-type="float" office:value="0.0101880549403838">
            <text:p>0,01019</text:p>
          </table:table-cell>
          <table:table-cell office:value-type="float" office:value="1.29546252719497">
            <text:p>1,29546</text:p>
          </table:table-cell>
          <table:table-cell office:value-type="float" office:value="1.29512345621059">
            <text:p>1,29512</text:p>
          </table:table-cell>
        </table:table-row>
        <table:table-row table:style-name="ro2">
          <table:table-cell table:style-name="ce1" office:value-type="string">
            <text:p>2007.01.24</text:p>
          </table:table-cell>
          <table:table-cell office:value-type="float" office:value="1.302">
            <text:p>1,30200</text:p>
          </table:table-cell>
          <table:table-cell office:value-type="float" office:value="1.3034">
            <text:p>1,30340</text:p>
          </table:table-cell>
          <table:table-cell office:value-type="float" office:value="1.2946">
            <text:p>1,29460</text:p>
          </table:table-cell>
          <table:table-cell office:value-type="float" office:value="1.2962">
            <text:p>1,29620</text:p>
          </table:table-cell>
          <table:table-cell table:formula="of:=([.E377]+[.D377]+[.C377])/3" office:value-type="float" office:value="1.29806666666667">
            <text:p>1,29807</text:p>
          </table:table-cell>
          <table:table-cell table:formula="of:=[.C377]-[.D377]" office:value-type="float" office:value="0.00879999999999992">
            <text:p>0,00880</text:p>
          </table:table-cell>
          <table:table-cell office:value-type="float" office:value="0.0101347717452846">
            <text:p>0,01013</text:p>
          </table:table-cell>
          <table:table-cell office:value-type="float" office:value="1.2966187975973">
            <text:p>1,29662</text:p>
          </table:table-cell>
          <table:table-cell office:value-type="float" office:value="1.29690774733883">
            <text:p>1,29691</text:p>
          </table:table-cell>
        </table:table-row>
        <table:table-row table:style-name="ro2">
          <table:table-cell table:style-name="ce1" office:value-type="string">
            <text:p>2007.01.25</text:p>
          </table:table-cell>
          <table:table-cell office:value-type="float" office:value="1.2961">
            <text:p>1,29610</text:p>
          </table:table-cell>
          <table:table-cell office:value-type="float" office:value="1.3">
            <text:p>1,30000</text:p>
          </table:table-cell>
          <table:table-cell office:value-type="float" office:value="1.2913">
            <text:p>1,29130</text:p>
          </table:table-cell>
          <table:table-cell office:value-type="float" office:value="1.2925">
            <text:p>1,29250</text:p>
          </table:table-cell>
          <table:table-cell table:formula="of:=([.E378]+[.D378]+[.C378])/3" office:value-type="float" office:value="1.2946">
            <text:p>1,29460</text:p>
          </table:table-cell>
          <table:table-cell table:formula="of:=[.C378]-[.D378]" office:value-type="float" office:value="0.00869999999999993">
            <text:p>0,00870</text:p>
          </table:table-cell>
          <table:table-cell office:value-type="float" office:value="0.0101223234300169">
            <text:p>0,01012</text:p>
          </table:table-cell>
          <table:table-cell office:value-type="float" office:value="1.29683473709805">
            <text:p>1,29683</text:p>
          </table:table-cell>
          <table:table-cell office:value-type="float" office:value="1.29682631960108">
            <text:p>1,29683</text:p>
          </table:table-cell>
        </table:table-row>
        <table:table-row table:style-name="ro2">
          <table:table-cell table:style-name="ce1" office:value-type="string">
            <text:p>2007.01.26</text:p>
          </table:table-cell>
          <table:table-cell office:value-type="float" office:value="1.2924">
            <text:p>1,29240</text:p>
          </table:table-cell>
          <table:table-cell office:value-type="float" office:value="1.2943">
            <text:p>1,29430</text:p>
          </table:table-cell>
          <table:table-cell office:value-type="float" office:value="1.2876">
            <text:p>1,28760</text:p>
          </table:table-cell>
          <table:table-cell office:value-type="float" office:value="1.2914">
            <text:p>1,29140</text:p>
          </table:table-cell>
          <table:table-cell table:formula="of:=([.E379]+[.D379]+[.C379])/3" office:value-type="float" office:value="1.2911">
            <text:p>1,29110</text:p>
          </table:table-cell>
          <table:table-cell table:formula="of:=[.C379]-[.D379]" office:value-type="float" office:value="0.00669999999999993">
            <text:p>0,00670</text:p>
          </table:table-cell>
          <table:table-cell office:value-type="float" office:value="0.0101222890338841">
            <text:p>0,01012</text:p>
          </table:table-cell>
          <table:table-cell office:value-type="float" office:value="1.29630229095579">
            <text:p>1,29630</text:p>
          </table:table-cell>
          <table:table-cell office:value-type="float" office:value="1.29576792680465">
            <text:p>1,29577</text:p>
          </table:table-cell>
        </table:table-row>
        <table:table-row table:style-name="ro2">
          <table:table-cell table:style-name="ce1" office:value-type="string">
            <text:p>2007.01.29</text:p>
          </table:table-cell>
          <table:table-cell office:value-type="float" office:value="1.2921">
            <text:p>1,29210</text:p>
          </table:table-cell>
          <table:table-cell office:value-type="float" office:value="1.2965">
            <text:p>1,29650</text:p>
          </table:table-cell>
          <table:table-cell office:value-type="float" office:value="1.2896">
            <text:p>1,28960</text:p>
          </table:table-cell>
          <table:table-cell office:value-type="float" office:value="1.2957">
            <text:p>1,29570</text:p>
          </table:table-cell>
          <table:table-cell table:formula="of:=([.E380]+[.D380]+[.C380])/3" office:value-type="float" office:value="1.29393333333333">
            <text:p>1,29393</text:p>
          </table:table-cell>
          <table:table-cell table:formula="of:=[.C380]-[.D380]" office:value-type="float" office:value="0.00689999999999991">
            <text:p>0,00690</text:p>
          </table:table-cell>
          <table:table-cell office:value-type="float" office:value="0.0101297682819534">
            <text:p>0,01013</text:p>
          </table:table-cell>
          <table:table-cell office:value-type="float" office:value="1.29506014394467">
            <text:p>1,29506</text:p>
          </table:table-cell>
          <table:table-cell office:value-type="float" office:value="1.29452312598715">
            <text:p>1,29452</text:p>
          </table:table-cell>
        </table:table-row>
        <table:table-row table:style-name="ro2">
          <table:table-cell table:style-name="ce1" office:value-type="string">
            <text:p>2007.01.30</text:p>
          </table:table-cell>
          <table:table-cell office:value-type="float" office:value="1.2958">
            <text:p>1,29580</text:p>
          </table:table-cell>
          <table:table-cell office:value-type="float" office:value="1.298">
            <text:p>1,29800</text:p>
          </table:table-cell>
          <table:table-cell office:value-type="float" office:value="1.2942">
            <text:p>1,29420</text:p>
          </table:table-cell>
          <table:table-cell office:value-type="float" office:value="1.2963">
            <text:p>1,29630</text:p>
          </table:table-cell>
          <table:table-cell table:formula="of:=([.E381]+[.D381]+[.C381])/3" office:value-type="float" office:value="1.29616666666667">
            <text:p>1,29617</text:p>
          </table:table-cell>
          <table:table-cell table:formula="of:=[.C381]-[.D381]" office:value-type="float" office:value="0.00380000000000003">
            <text:p>0,00380</text:p>
          </table:table-cell>
          <table:table-cell office:value-type="float" office:value="0.0101087441067848">
            <text:p>0,01011</text:p>
          </table:table-cell>
          <table:table-cell office:value-type="float" office:value="1.29495661879708">
            <text:p>1,29496</text:p>
          </table:table-cell>
          <table:table-cell office:value-type="float" office:value="1.29508212207572">
            <text:p>1,29508</text:p>
          </table:table-cell>
        </table:table-row>
        <table:table-row table:style-name="ro2">
          <table:table-cell table:style-name="ce1" office:value-type="string">
            <text:p>2007.01.31</text:p>
          </table:table-cell>
          <table:table-cell office:value-type="float" office:value="1.2962">
            <text:p>1,29620</text:p>
          </table:table-cell>
          <table:table-cell office:value-type="float" office:value="1.3036">
            <text:p>1,30360</text:p>
          </table:table-cell>
          <table:table-cell office:value-type="float" office:value="1.2923">
            <text:p>1,29230</text:p>
          </table:table-cell>
          <table:table-cell office:value-type="float" office:value="1.3021">
            <text:p>1,30210</text:p>
          </table:table-cell>
          <table:table-cell table:formula="of:=([.E382]+[.D382]+[.C382])/3" office:value-type="float" office:value="1.29933333333333">
            <text:p>1,29933</text:p>
          </table:table-cell>
          <table:table-cell table:formula="of:=[.C382]-[.D382]" office:value-type="float" office:value="0.0113000000000001">
            <text:p>0,01130</text:p>
          </table:table-cell>
          <table:table-cell office:value-type="float" office:value="0.0100989540488067">
            <text:p>0,01010</text:p>
          </table:table-cell>
          <table:table-cell office:value-type="float" office:value="1.29514279624891">
            <text:p>1,29514</text:p>
          </table:table-cell>
          <table:table-cell office:value-type="float" office:value="1.29525703195587">
            <text:p>1,29526</text:p>
          </table:table-cell>
        </table:table-row>
        <table:table-row table:style-name="ro2">
          <table:table-cell table:style-name="ce1" office:value-type="string">
            <text:p>2007.02.01</text:p>
          </table:table-cell>
          <table:table-cell office:value-type="float" office:value="1.3022">
            <text:p>1,30220</text:p>
          </table:table-cell>
          <table:table-cell office:value-type="float" office:value="1.3055">
            <text:p>1,30550</text:p>
          </table:table-cell>
          <table:table-cell office:value-type="float" office:value="1.3001">
            <text:p>1,30010</text:p>
          </table:table-cell>
          <table:table-cell office:value-type="float" office:value="1.3021">
            <text:p>1,30210</text:p>
          </table:table-cell>
          <table:table-cell table:formula="of:=([.E383]+[.D383]+[.C383])/3" office:value-type="float" office:value="1.30256666666667">
            <text:p>1,30257</text:p>
          </table:table-cell>
          <table:table-cell table:formula="of:=[.C383]-[.D383]" office:value-type="float" office:value="0.00539999999999985">
            <text:p>0,00540</text:p>
          </table:table-cell>
          <table:table-cell office:value-type="float" office:value="0.0100754404982418">
            <text:p>0,01008</text:p>
          </table:table-cell>
          <table:table-cell office:value-type="float" office:value="1.29612290214397">
            <text:p>1,29612</text:p>
          </table:table-cell>
          <table:table-cell office:value-type="float" office:value="1.29688184205651">
            <text:p>1,29688</text:p>
          </table:table-cell>
        </table:table-row>
        <table:table-row table:style-name="ro2">
          <table:table-cell table:style-name="ce1" office:value-type="string">
            <text:p>2007.02.02</text:p>
          </table:table-cell>
          <table:table-cell office:value-type="float" office:value="1.302">
            <text:p>1,30200</text:p>
          </table:table-cell>
          <table:table-cell office:value-type="float" office:value="1.3063">
            <text:p>1,30630</text:p>
          </table:table-cell>
          <table:table-cell office:value-type="float" office:value="1.2949">
            <text:p>1,29490</text:p>
          </table:table-cell>
          <table:table-cell office:value-type="float" office:value="1.2959">
            <text:p>1,29590</text:p>
          </table:table-cell>
          <table:table-cell table:formula="of:=([.E384]+[.D384]+[.C384])/3" office:value-type="float" office:value="1.29903333333333">
            <text:p>1,29903</text:p>
          </table:table-cell>
          <table:table-cell table:formula="of:=[.C384]-[.D384]" office:value-type="float" office:value="0.0114000000000001">
            <text:p>0,01140</text:p>
          </table:table-cell>
          <table:table-cell office:value-type="float" office:value="0.0100059503326275">
            <text:p>0,01001</text:p>
          </table:table-cell>
          <table:table-cell office:value-type="float" office:value="1.29784457705584">
            <text:p>1,29784</text:p>
          </table:table-cell>
          <table:table-cell office:value-type="float" office:value="1.29824878727003">
            <text:p>1,29825</text:p>
          </table:table-cell>
        </table:table-row>
        <table:table-row table:style-name="ro2">
          <table:table-cell table:style-name="ce1" office:value-type="string">
            <text:p>2007.02.05</text:p>
          </table:table-cell>
          <table:table-cell office:value-type="float" office:value="1.2955">
            <text:p>1,29550</text:p>
          </table:table-cell>
          <table:table-cell office:value-type="float" office:value="1.2964">
            <text:p>1,29640</text:p>
          </table:table-cell>
          <table:table-cell office:value-type="float" office:value="1.2912">
            <text:p>1,29120</text:p>
          </table:table-cell>
          <table:table-cell office:value-type="float" office:value="1.2928">
            <text:p>1,29280</text:p>
          </table:table-cell>
          <table:table-cell table:formula="of:=([.E385]+[.D385]+[.C385])/3" office:value-type="float" office:value="1.29346666666667">
            <text:p>1,29347</text:p>
          </table:table-cell>
          <table:table-cell table:formula="of:=[.C385]-[.D385]" office:value-type="float" office:value="0.00520000000000009">
            <text:p>0,00520</text:p>
          </table:table-cell>
          <table:table-cell office:value-type="float" office:value="0.00999323836330951">
            <text:p>0,00999</text:p>
          </table:table-cell>
          <table:table-cell office:value-type="float" office:value="1.29801353101312">
            <text:p>1,29801</text:p>
          </table:table-cell>
          <table:table-cell office:value-type="float" office:value="1.29781720983489">
            <text:p>1,29782</text:p>
          </table:table-cell>
        </table:table-row>
        <table:table-row table:style-name="ro2">
          <table:table-cell table:style-name="ce1" office:value-type="string">
            <text:p>2007.02.06</text:p>
          </table:table-cell>
          <table:table-cell office:value-type="float" office:value="1.2927">
            <text:p>1,29270</text:p>
          </table:table-cell>
          <table:table-cell office:value-type="float" office:value="1.299">
            <text:p>1,29900</text:p>
          </table:table-cell>
          <table:table-cell office:value-type="float" office:value="1.2911">
            <text:p>1,29110</text:p>
          </table:table-cell>
          <table:table-cell office:value-type="float" office:value="1.2983">
            <text:p>1,29830</text:p>
          </table:table-cell>
          <table:table-cell table:formula="of:=([.E386]+[.D386]+[.C386])/3" office:value-type="float" office:value="1.29613333333333">
            <text:p>1,29613</text:p>
          </table:table-cell>
          <table:table-cell table:formula="of:=[.C386]-[.D386]" office:value-type="float" office:value="0.0078999999999998">
            <text:p>0,00790</text:p>
          </table:table-cell>
          <table:table-cell office:value-type="float" office:value="0.00997287876526683">
            <text:p>0,00997</text:p>
          </table:table-cell>
          <table:table-cell office:value-type="float" office:value="1.29687970267394">
            <text:p>1,29688</text:p>
          </table:table-cell>
          <table:table-cell office:value-type="float" office:value="1.29641471020081">
            <text:p>1,29641</text:p>
          </table:table-cell>
        </table:table-row>
        <table:table-row table:style-name="ro2">
          <table:table-cell table:style-name="ce1" office:value-type="string">
            <text:p>2007.02.07</text:p>
          </table:table-cell>
          <table:table-cell office:value-type="float" office:value="1.2982">
            <text:p>1,29820</text:p>
          </table:table-cell>
          <table:table-cell office:value-type="float" office:value="1.3022">
            <text:p>1,30220</text:p>
          </table:table-cell>
          <table:table-cell office:value-type="float" office:value="1.2971">
            <text:p>1,29710</text:p>
          </table:table-cell>
          <table:table-cell office:value-type="float" office:value="1.3014">
            <text:p>1,30140</text:p>
          </table:table-cell>
          <table:table-cell table:formula="of:=([.E387]+[.D387]+[.C387])/3" office:value-type="float" office:value="1.30023333333333">
            <text:p>1,30023</text:p>
          </table:table-cell>
          <table:table-cell table:formula="of:=[.C387]-[.D387]" office:value-type="float" office:value="0.0051000000000001">
            <text:p>0,00510</text:p>
          </table:table-cell>
          <table:table-cell office:value-type="float" office:value="0.00995009393306652">
            <text:p>0,00995</text:p>
          </table:table-cell>
          <table:table-cell office:value-type="float" office:value="1.29707499201889">
            <text:p>1,29707</text:p>
          </table:table-cell>
          <table:table-cell office:value-type="float" office:value="1.29725462060107">
            <text:p>1,29725</text:p>
          </table:table-cell>
        </table:table-row>
        <table:table-row table:style-name="ro2">
          <table:table-cell table:style-name="ce1" office:value-type="string">
            <text:p>2007.02.08</text:p>
          </table:table-cell>
          <table:table-cell office:value-type="float" office:value="1.3015">
            <text:p>1,30150</text:p>
          </table:table-cell>
          <table:table-cell office:value-type="float" office:value="1.3041">
            <text:p>1,30410</text:p>
          </table:table-cell>
          <table:table-cell office:value-type="float" office:value="1.2973">
            <text:p>1,29730</text:p>
          </table:table-cell>
          <table:table-cell office:value-type="float" office:value="1.3036">
            <text:p>1,30360</text:p>
          </table:table-cell>
          <table:table-cell table:formula="of:=([.E388]+[.D388]+[.C388])/3" office:value-type="float" office:value="1.30166666666667">
            <text:p>1,30167</text:p>
          </table:table-cell>
          <table:table-cell table:formula="of:=[.C388]-[.D388]" office:value-type="float" office:value="0.00680000000000014">
            <text:p>0,00680</text:p>
          </table:table-cell>
          <table:table-cell office:value-type="float" office:value="0.00992044612095387">
            <text:p>0,00992</text:p>
          </table:table-cell>
          <table:table-cell office:value-type="float" office:value="1.29765261984269">
            <text:p>1,29765</text:p>
          </table:table-cell>
          <table:table-cell office:value-type="float" office:value="1.29825065250902">
            <text:p>1,29825</text:p>
          </table:table-cell>
        </table:table-row>
        <table:table-row table:style-name="ro2">
          <table:table-cell table:style-name="ce1" office:value-type="string">
            <text:p>2007.02.09</text:p>
          </table:table-cell>
          <table:table-cell office:value-type="float" office:value="1.3037">
            <text:p>1,30370</text:p>
          </table:table-cell>
          <table:table-cell office:value-type="float" office:value="1.3042">
            <text:p>1,30420</text:p>
          </table:table-cell>
          <table:table-cell office:value-type="float" office:value="1.2982">
            <text:p>1,29820</text:p>
          </table:table-cell>
          <table:table-cell office:value-type="float" office:value="1.3006">
            <text:p>1,30060</text:p>
          </table:table-cell>
          <table:table-cell table:formula="of:=([.E389]+[.D389]+[.C389])/3" office:value-type="float" office:value="1.301">
            <text:p>1,30100</text:p>
          </table:table-cell>
          <table:table-cell table:formula="of:=[.C389]-[.D389]" office:value-type="float" office:value="0.00600000000000001">
            <text:p>0,00600</text:p>
          </table:table-cell>
          <table:table-cell office:value-type="float" office:value="0.00990156356115576">
            <text:p>0,00990</text:p>
          </table:table-cell>
          <table:table-cell office:value-type="float" office:value="1.29864978286878">
            <text:p>1,29865</text:p>
          </table:table-cell>
          <table:table-cell office:value-type="float" office:value="1.29952437378531">
            <text:p>1,29952</text:p>
          </table:table-cell>
        </table:table-row>
        <table:table-row table:style-name="ro2">
          <table:table-cell table:style-name="ce1" office:value-type="string">
            <text:p>2007.02.12</text:p>
          </table:table-cell>
          <table:table-cell office:value-type="float" office:value="1.3015">
            <text:p>1,30150</text:p>
          </table:table-cell>
          <table:table-cell office:value-type="float" office:value="1.3034">
            <text:p>1,30340</text:p>
          </table:table-cell>
          <table:table-cell office:value-type="float" office:value="1.2939">
            <text:p>1,29390</text:p>
          </table:table-cell>
          <table:table-cell office:value-type="float" office:value="1.296">
            <text:p>1,29600</text:p>
          </table:table-cell>
          <table:table-cell table:formula="of:=([.E390]+[.D390]+[.C390])/3" office:value-type="float" office:value="1.29776666666667">
            <text:p>1,29777</text:p>
          </table:table-cell>
          <table:table-cell table:formula="of:=[.C390]-[.D390]" office:value-type="float" office:value="0.00949999999999984">
            <text:p>0,00950</text:p>
          </table:table-cell>
          <table:table-cell office:value-type="float" office:value="0.00987479669264202">
            <text:p>0,00987</text:p>
          </table:table-cell>
          <table:table-cell office:value-type="float" office:value="1.29914493455435">
            <text:p>1,29914</text:p>
          </table:table-cell>
          <table:table-cell office:value-type="float" office:value="1.29960030132893">
            <text:p>1,29960</text:p>
          </table:table-cell>
        </table:table-row>
        <table:table-row table:style-name="ro2">
          <table:table-cell table:style-name="ce1" office:value-type="string">
            <text:p>2007.02.13</text:p>
          </table:table-cell>
          <table:table-cell office:value-type="float" office:value="1.2959">
            <text:p>1,29590</text:p>
          </table:table-cell>
          <table:table-cell office:value-type="float" office:value="1.3042">
            <text:p>1,30420</text:p>
          </table:table-cell>
          <table:table-cell office:value-type="float" office:value="1.2953">
            <text:p>1,29530</text:p>
          </table:table-cell>
          <table:table-cell office:value-type="float" office:value="1.3034">
            <text:p>1,30340</text:p>
          </table:table-cell>
          <table:table-cell table:formula="of:=([.E391]+[.D391]+[.C391])/3" office:value-type="float" office:value="1.30096666666667">
            <text:p>1,30097</text:p>
          </table:table-cell>
          <table:table-cell table:formula="of:=[.C391]-[.D391]" office:value-type="float" office:value="0.00889999999999991">
            <text:p>0,00890</text:p>
          </table:table-cell>
          <table:table-cell office:value-type="float" office:value="0.00986441451549807">
            <text:p>0,00986</text:p>
          </table:table-cell>
          <table:table-cell office:value-type="float" office:value="1.29878406862414">
            <text:p>1,29878</text:p>
          </table:table-cell>
          <table:table-cell office:value-type="float" office:value="1.29885153645572">
            <text:p>1,29885</text:p>
          </table:table-cell>
        </table:table-row>
        <table:table-row table:style-name="ro2">
          <table:table-cell table:style-name="ce1" office:value-type="string">
            <text:p>2007.02.14</text:p>
          </table:table-cell>
          <table:table-cell office:value-type="float" office:value="1.3033">
            <text:p>1,30330</text:p>
          </table:table-cell>
          <table:table-cell office:value-type="float" office:value="1.3149">
            <text:p>1,31490</text:p>
          </table:table-cell>
          <table:table-cell office:value-type="float" office:value="1.3022">
            <text:p>1,30220</text:p>
          </table:table-cell>
          <table:table-cell office:value-type="float" office:value="1.3131">
            <text:p>1,31310</text:p>
          </table:table-cell>
          <table:table-cell table:formula="of:=([.E392]+[.D392]+[.C392])/3" office:value-type="float" office:value="1.31006666666667">
            <text:p>1,31007</text:p>
          </table:table-cell>
          <table:table-cell table:formula="of:=[.C392]-[.D392]" office:value-type="float" office:value="0.0126999999999999">
            <text:p>0,01270</text:p>
          </table:table-cell>
          <table:table-cell office:value-type="float" office:value="0.00980820737254113">
            <text:p>0,00981</text:p>
          </table:table-cell>
          <table:table-cell office:value-type="float" office:value="1.29954904425635">
            <text:p>1,29955</text:p>
          </table:table-cell>
          <table:table-cell office:value-type="float" office:value="1.30014949887159">
            <text:p>1,30015</text:p>
          </table:table-cell>
        </table:table-row>
        <table:table-row table:style-name="ro2">
          <table:table-cell table:style-name="ce1" office:value-type="string">
            <text:p>2007.02.15</text:p>
          </table:table-cell>
          <table:table-cell office:value-type="float" office:value="1.3132">
            <text:p>1,31320</text:p>
          </table:table-cell>
          <table:table-cell office:value-type="float" office:value="1.3171">
            <text:p>1,31710</text:p>
          </table:table-cell>
          <table:table-cell office:value-type="float" office:value="1.3117">
            <text:p>1,31170</text:p>
          </table:table-cell>
          <table:table-cell office:value-type="float" office:value="1.3135">
            <text:p>1,31350</text:p>
          </table:table-cell>
          <table:table-cell table:formula="of:=([.E393]+[.D393]+[.C393])/3" office:value-type="float" office:value="1.3141">
            <text:p>1,31410</text:p>
          </table:table-cell>
          <table:table-cell table:formula="of:=[.C393]-[.D393]" office:value-type="float" office:value="0.00539999999999985">
            <text:p>0,00540</text:p>
          </table:table-cell>
          <table:table-cell office:value-type="float" office:value="0.0097485506648993">
            <text:p>0,00975</text:p>
          </table:table-cell>
          <table:table-cell office:value-type="float" office:value="1.30232907737456">
            <text:p>1,30233</text:p>
          </table:table-cell>
          <table:table-cell office:value-type="float" office:value="1.30372082967128">
            <text:p>1,30372</text:p>
          </table:table-cell>
        </table:table-row>
        <table:table-row table:style-name="ro2">
          <table:table-cell table:style-name="ce1" office:value-type="string">
            <text:p>2007.02.16</text:p>
          </table:table-cell>
          <table:table-cell office:value-type="float" office:value="1.3136">
            <text:p>1,31360</text:p>
          </table:table-cell>
          <table:table-cell office:value-type="float" office:value="1.3143">
            <text:p>1,31430</text:p>
          </table:table-cell>
          <table:table-cell office:value-type="float" office:value="1.3092">
            <text:p>1,30920</text:p>
          </table:table-cell>
          <table:table-cell office:value-type="float" office:value="1.3136">
            <text:p>1,31360</text:p>
          </table:table-cell>
          <table:table-cell table:formula="of:=([.E394]+[.D394]+[.C394])/3" office:value-type="float" office:value="1.31236666666667">
            <text:p>1,31237</text:p>
          </table:table-cell>
          <table:table-cell table:formula="of:=[.C394]-[.D394]" office:value-type="float" office:value="0.00509999999999988">
            <text:p>0,00510</text:p>
          </table:table-cell>
          <table:table-cell office:value-type="float" office:value="0.00966561944766235">
            <text:p>0,00967</text:p>
          </table:table-cell>
          <table:table-cell office:value-type="float" office:value="1.3051779770802">
            <text:p>1,30518</text:p>
          </table:table-cell>
          <table:table-cell office:value-type="float" office:value="1.30621738772814">
            <text:p>1,30622</text:p>
          </table:table-cell>
        </table:table-row>
        <table:table-row table:style-name="ro2">
          <table:table-cell table:style-name="ce1" office:value-type="string">
            <text:p>2007.02.19</text:p>
          </table:table-cell>
          <table:table-cell office:value-type="float" office:value="1.3154">
            <text:p>1,31540</text:p>
          </table:table-cell>
          <table:table-cell office:value-type="float" office:value="1.316">
            <text:p>1,31600</text:p>
          </table:table-cell>
          <table:table-cell office:value-type="float" office:value="1.3121">
            <text:p>1,31210</text:p>
          </table:table-cell>
          <table:table-cell office:value-type="float" office:value="1.3149">
            <text:p>1,31490</text:p>
          </table:table-cell>
          <table:table-cell table:formula="of:=([.E395]+[.D395]+[.C395])/3" office:value-type="float" office:value="1.31433333333333">
            <text:p>1,31433</text:p>
          </table:table-cell>
          <table:table-cell table:formula="of:=[.C395]-[.D395]" office:value-type="float" office:value="0.00390000000000001">
            <text:p>0,00390</text:p>
          </table:table-cell>
          <table:table-cell office:value-type="float" office:value="0.00957803202709374">
            <text:p>0,00958</text:p>
          </table:table-cell>
          <table:table-cell office:value-type="float" office:value="1.30712801657194">
            <text:p>1,30713</text:p>
          </table:table-cell>
          <table:table-cell office:value-type="float" office:value="1.30811073317932">
            <text:p>1,30811</text:p>
          </table:table-cell>
        </table:table-row>
        <table:table-row table:style-name="ro2">
          <table:table-cell table:style-name="ce1" office:value-type="string">
            <text:p>2007.02.20</text:p>
          </table:table-cell>
          <table:table-cell office:value-type="float" office:value="1.315">
            <text:p>1,31500</text:p>
          </table:table-cell>
          <table:table-cell office:value-type="float" office:value="1.3187">
            <text:p>1,31870</text:p>
          </table:table-cell>
          <table:table-cell office:value-type="float" office:value="1.3128">
            <text:p>1,31280</text:p>
          </table:table-cell>
          <table:table-cell office:value-type="float" office:value="1.3135">
            <text:p>1,31350</text:p>
          </table:table-cell>
          <table:table-cell table:formula="of:=([.E396]+[.D396]+[.C396])/3" office:value-type="float" office:value="1.315">
            <text:p>1,31500</text:p>
          </table:table-cell>
          <table:table-cell table:formula="of:=[.C396]-[.D396]" office:value-type="float" office:value="0.00590000000000002">
            <text:p>0,00590</text:p>
          </table:table-cell>
          <table:table-cell office:value-type="float" office:value="0.00945897329518824">
            <text:p>0,00946</text:p>
          </table:table-cell>
          <table:table-cell office:value-type="float" office:value="1.30911816641153">
            <text:p>1,30912</text:p>
          </table:table-cell>
          <table:table-cell office:value-type="float" office:value="1.31014404425749">
            <text:p>1,31014</text:p>
          </table:table-cell>
        </table:table-row>
        <table:table-row table:style-name="ro2">
          <table:table-cell table:style-name="ce1" office:value-type="string">
            <text:p>2007.02.21</text:p>
          </table:table-cell>
          <table:table-cell office:value-type="float" office:value="1.3134">
            <text:p>1,31340</text:p>
          </table:table-cell>
          <table:table-cell office:value-type="float" office:value="1.3164">
            <text:p>1,31640</text:p>
          </table:table-cell>
          <table:table-cell office:value-type="float" office:value="1.311">
            <text:p>1,31100</text:p>
          </table:table-cell>
          <table:table-cell office:value-type="float" office:value="1.3141">
            <text:p>1,31410</text:p>
          </table:table-cell>
          <table:table-cell table:formula="of:=([.E397]+[.D397]+[.C397])/3" office:value-type="float" office:value="1.31383333333333">
            <text:p>1,31383</text:p>
          </table:table-cell>
          <table:table-cell table:formula="of:=[.C397]-[.D397]" office:value-type="float" office:value="0.00540000000000007">
            <text:p>0,00540</text:p>
          </table:table-cell>
          <table:table-cell office:value-type="float" office:value="0.00938216361233516">
            <text:p>0,00938</text:p>
          </table:table-cell>
          <table:table-cell office:value-type="float" office:value="1.31061347122578">
            <text:p>1,31061</text:p>
          </table:table-cell>
          <table:table-cell office:value-type="float" office:value="1.31145308883288">
            <text:p>1,31145</text:p>
          </table:table-cell>
        </table:table-row>
        <table:table-row table:style-name="ro2">
          <table:table-cell table:style-name="ce1" office:value-type="string">
            <text:p>2007.02.22</text:p>
          </table:table-cell>
          <table:table-cell office:value-type="float" office:value="1.314">
            <text:p>1,31400</text:p>
          </table:table-cell>
          <table:table-cell office:value-type="float" office:value="1.3141">
            <text:p>1,31410</text:p>
          </table:table-cell>
          <table:table-cell office:value-type="float" office:value="1.3079">
            <text:p>1,30790</text:p>
          </table:table-cell>
          <table:table-cell office:value-type="float" office:value="1.3125">
            <text:p>1,31250</text:p>
          </table:table-cell>
          <table:table-cell table:formula="of:=([.E398]+[.D398]+[.C398])/3" office:value-type="float" office:value="1.3115">
            <text:p>1,31150</text:p>
          </table:table-cell>
          <table:table-cell table:formula="of:=[.C398]-[.D398]" office:value-type="float" office:value="0.00619999999999998">
            <text:p>0,00620</text:p>
          </table:table-cell>
          <table:table-cell office:value-type="float" office:value="0.00933873146667969">
            <text:p>0,00934</text:p>
          </table:table-cell>
          <table:table-cell office:value-type="float" office:value="1.3112927670894">
            <text:p>1,31129</text:p>
          </table:table-cell>
          <table:table-cell office:value-type="float" office:value="1.31205207394019">
            <text:p>1,31205</text:p>
          </table:table-cell>
        </table:table-row>
        <table:table-row table:style-name="ro2">
          <table:table-cell table:style-name="ce1" office:value-type="string">
            <text:p>2007.02.23</text:p>
          </table:table-cell>
          <table:table-cell office:value-type="float" office:value="1.3124">
            <text:p>1,31240</text:p>
          </table:table-cell>
          <table:table-cell office:value-type="float" office:value="1.3186">
            <text:p>1,31860</text:p>
          </table:table-cell>
          <table:table-cell office:value-type="float" office:value="1.31">
            <text:p>1,31000</text:p>
          </table:table-cell>
          <table:table-cell office:value-type="float" office:value="1.3167">
            <text:p>1,31670</text:p>
          </table:table-cell>
          <table:table-cell table:formula="of:=([.E399]+[.D399]+[.C399])/3" office:value-type="float" office:value="1.3151">
            <text:p>1,31510</text:p>
          </table:table-cell>
          <table:table-cell table:formula="of:=[.C399]-[.D399]" office:value-type="float" office:value="0.00859999999999994">
            <text:p>0,00860</text:p>
          </table:table-cell>
          <table:table-cell office:value-type="float" office:value="0.009339555859159">
            <text:p>0,00934</text:p>
          </table:table-cell>
          <table:table-cell office:value-type="float" office:value="1.3113034129701">
            <text:p>1,31130</text:p>
          </table:table-cell>
          <table:table-cell office:value-type="float" office:value="1.31207646171594">
            <text:p>1,31208</text:p>
          </table:table-cell>
        </table:table-row>
        <table:table-row table:style-name="ro2">
          <table:table-cell table:style-name="ce1" office:value-type="string">
            <text:p>2007.02.26</text:p>
          </table:table-cell>
          <table:table-cell office:value-type="float" office:value="1.3176">
            <text:p>1,31760</text:p>
          </table:table-cell>
          <table:table-cell office:value-type="float" office:value="1.3196">
            <text:p>1,31960</text:p>
          </table:table-cell>
          <table:table-cell office:value-type="float" office:value="1.3149">
            <text:p>1,31490</text:p>
          </table:table-cell>
          <table:table-cell office:value-type="float" office:value="1.3188">
            <text:p>1,31880</text:p>
          </table:table-cell>
          <table:table-cell table:formula="of:=([.E400]+[.D400]+[.C400])/3" office:value-type="float" office:value="1.31776666666667">
            <text:p>1,31777</text:p>
          </table:table-cell>
          <table:table-cell table:formula="of:=[.C400]-[.D400]" office:value-type="float" office:value="0.00469999999999993">
            <text:p>0,00470</text:p>
          </table:table-cell>
          <table:table-cell office:value-type="float" office:value="0.009312825247831">
            <text:p>0,00931</text:p>
          </table:table-cell>
          <table:table-cell office:value-type="float" office:value="1.3122669040463">
            <text:p>1,31227</text:p>
          </table:table-cell>
          <table:table-cell office:value-type="float" office:value="1.31335923984812">
            <text:p>1,31336</text:p>
          </table:table-cell>
        </table:table-row>
        <table:table-row table:style-name="ro2">
          <table:table-cell table:style-name="ce1" office:value-type="string">
            <text:p>2007.02.27</text:p>
          </table:table-cell>
          <table:table-cell office:value-type="float" office:value="1.3187">
            <text:p>1,31870</text:p>
          </table:table-cell>
          <table:table-cell office:value-type="float" office:value="1.3258">
            <text:p>1,32580</text:p>
          </table:table-cell>
          <table:table-cell office:value-type="float" office:value="1.3159">
            <text:p>1,31590</text:p>
          </table:table-cell>
          <table:table-cell office:value-type="float" office:value="1.3238">
            <text:p>1,32380</text:p>
          </table:table-cell>
          <table:table-cell table:formula="of:=([.E401]+[.D401]+[.C401])/3" office:value-type="float" office:value="1.32183333333333">
            <text:p>1,32183</text:p>
          </table:table-cell>
          <table:table-cell table:formula="of:=[.C401]-[.D401]" office:value-type="float" office:value="0.00990000000000002">
            <text:p>0,00990</text:p>
          </table:table-cell>
          <table:table-cell office:value-type="float" office:value="0.00927133098802306">
            <text:p>0,00927</text:p>
          </table:table-cell>
          <table:table-cell office:value-type="float" office:value="1.31372677108724">
            <text:p>1,31373</text:p>
          </table:table-cell>
          <table:table-cell office:value-type="float" office:value="1.31479116899203">
            <text:p>1,31479</text:p>
          </table:table-cell>
        </table:table-row>
        <table:table-row table:style-name="ro2">
          <table:table-cell table:style-name="ce1" office:value-type="string">
            <text:p>2007.02.28</text:p>
          </table:table-cell>
          <table:table-cell table:number-columns-repeated="2" office:value-type="float" office:value="1.3237">
            <text:p>1,32370</text:p>
          </table:table-cell>
          <table:table-cell office:value-type="float" office:value="1.318">
            <text:p>1,31800</text:p>
          </table:table-cell>
          <table:table-cell office:value-type="float" office:value="1.3223">
            <text:p>1,32230</text:p>
          </table:table-cell>
          <table:table-cell table:formula="of:=([.E402]+[.D402]+[.C402])/3" office:value-type="float" office:value="1.32133333333333">
            <text:p>1,32133</text:p>
          </table:table-cell>
          <table:table-cell table:formula="of:=[.C402]-[.D402]" office:value-type="float" office:value="0.00570000000000004">
            <text:p>0,00570</text:p>
          </table:table-cell>
          <table:table-cell office:value-type="float" office:value="0.00922436542889285">
            <text:p>0,00922</text:p>
          </table:table-cell>
          <table:table-cell office:value-type="float" office:value="1.31574223052489">
            <text:p>1,31574</text:p>
          </table:table-cell>
          <table:table-cell office:value-type="float" office:value="1.3170956303787">
            <text:p>1,31710</text:p>
          </table:table-cell>
        </table:table-row>
        <table:table-row table:style-name="ro2">
          <table:table-cell table:style-name="ce1" office:value-type="string">
            <text:p>2007.03.01</text:p>
          </table:table-cell>
          <table:table-cell office:value-type="float" office:value="1.3224">
            <text:p>1,32240</text:p>
          </table:table-cell>
          <table:table-cell office:value-type="float" office:value="1.3238">
            <text:p>1,32380</text:p>
          </table:table-cell>
          <table:table-cell office:value-type="float" office:value="1.3153">
            <text:p>1,31530</text:p>
          </table:table-cell>
          <table:table-cell office:value-type="float" office:value="1.3173">
            <text:p>1,31730</text:p>
          </table:table-cell>
          <table:table-cell table:formula="of:=([.E403]+[.D403]+[.C403])/3" office:value-type="float" office:value="1.3188">
            <text:p>1,31880</text:p>
          </table:table-cell>
          <table:table-cell table:formula="of:=[.C403]-[.D403]" office:value-type="float" office:value="0.00849999999999995">
            <text:p>0,00850</text:p>
          </table:table-cell>
          <table:table-cell office:value-type="float" office:value="0.0091726817718477">
            <text:p>0,00917</text:p>
          </table:table-cell>
          <table:table-cell office:value-type="float" office:value="1.31712558838801">
            <text:p>1,31713</text:p>
          </table:table-cell>
          <table:table-cell office:value-type="float" office:value="1.31839693638016">
            <text:p>1,31840</text:p>
          </table:table-cell>
        </table:table-row>
        <table:table-row table:style-name="ro2">
          <table:table-cell table:style-name="ce1" office:value-type="string">
            <text:p>2007.03.02</text:p>
          </table:table-cell>
          <table:table-cell office:value-type="float" office:value="1.3174">
            <text:p>1,31740</text:p>
          </table:table-cell>
          <table:table-cell office:value-type="float" office:value="1.3199">
            <text:p>1,31990</text:p>
          </table:table-cell>
          <table:table-cell office:value-type="float" office:value="1.3141">
            <text:p>1,31410</text:p>
          </table:table-cell>
          <table:table-cell office:value-type="float" office:value="1.319">
            <text:p>1,31900</text:p>
          </table:table-cell>
          <table:table-cell table:formula="of:=([.E404]+[.D404]+[.C404])/3" office:value-type="float" office:value="1.31766666666667">
            <text:p>1,31767</text:p>
          </table:table-cell>
          <table:table-cell table:formula="of:=[.C404]-[.D404]" office:value-type="float" office:value="0.00580000000000003">
            <text:p>0,00580</text:p>
          </table:table-cell>
          <table:table-cell office:value-type="float" office:value="0.00914909808462966">
            <text:p>0,00915</text:p>
          </table:table-cell>
          <table:table-cell office:value-type="float" office:value="1.31757882236855">
            <text:p>1,31758</text:p>
          </table:table-cell>
          <table:table-cell office:value-type="float" office:value="1.31836191420211">
            <text:p>1,31836</text:p>
          </table:table-cell>
        </table:table-row>
        <table:table-row table:style-name="ro2">
          <table:table-cell table:style-name="ce1" office:value-type="string">
            <text:p>2007.03.05</text:p>
          </table:table-cell>
          <table:table-cell office:value-type="float" office:value="1.3207">
            <text:p>1,32070</text:p>
          </table:table-cell>
          <table:table-cell office:value-type="float" office:value="1.321">
            <text:p>1,32100</text:p>
          </table:table-cell>
          <table:table-cell office:value-type="float" office:value="1.307">
            <text:p>1,30700</text:p>
          </table:table-cell>
          <table:table-cell office:value-type="float" office:value="1.308">
            <text:p>1,30800</text:p>
          </table:table-cell>
          <table:table-cell table:formula="of:=([.E405]+[.D405]+[.C405])/3" office:value-type="float" office:value="1.312">
            <text:p>1,31200</text:p>
          </table:table-cell>
          <table:table-cell table:formula="of:=[.C405]-[.D405]" office:value-type="float" office:value="0.014">
            <text:p>0,01400</text:p>
          </table:table-cell>
          <table:table-cell office:value-type="float" office:value="0.00911289323842922">
            <text:p>0,00911</text:p>
          </table:table-cell>
          <table:table-cell office:value-type="float" office:value="1.31764443784843">
            <text:p>1,31764</text:p>
          </table:table-cell>
          <table:table-cell office:value-type="float" office:value="1.31849314645327">
            <text:p>1,31849</text:p>
          </table:table-cell>
        </table:table-row>
        <table:table-row table:style-name="ro2">
          <table:table-cell table:style-name="ce1" office:value-type="string">
            <text:p>2007.03.06</text:p>
          </table:table-cell>
          <table:table-cell office:value-type="float" office:value="1.3081">
            <text:p>1,30810</text:p>
          </table:table-cell>
          <table:table-cell office:value-type="float" office:value="1.313">
            <text:p>1,31300</text:p>
          </table:table-cell>
          <table:table-cell office:value-type="float" office:value="1.308">
            <text:p>1,30800</text:p>
          </table:table-cell>
          <table:table-cell office:value-type="float" office:value="1.3127">
            <text:p>1,31270</text:p>
          </table:table-cell>
          <table:table-cell table:formula="of:=([.E406]+[.D406]+[.C406])/3" office:value-type="float" office:value="1.31123333333333">
            <text:p>1,31123</text:p>
          </table:table-cell>
          <table:table-cell table:formula="of:=[.C406]-[.D406]" office:value-type="float" office:value="0.00499999999999989">
            <text:p>0,00500</text:p>
          </table:table-cell>
          <table:table-cell office:value-type="float" office:value="0.00920243877941432">
            <text:p>0,00920</text:p>
          </table:table-cell>
          <table:table-cell office:value-type="float" office:value="1.31587935590099">
            <text:p>1,31588</text:p>
          </table:table-cell>
          <table:table-cell office:value-type="float" office:value="1.31589259198092">
            <text:p>1,31589</text:p>
          </table:table-cell>
        </table:table-row>
        <table:table-row table:style-name="ro2">
          <table:table-cell table:style-name="ce1" office:value-type="string">
            <text:p>2007.03.07</text:p>
          </table:table-cell>
          <table:table-cell office:value-type="float" office:value="1.3128">
            <text:p>1,31280</text:p>
          </table:table-cell>
          <table:table-cell office:value-type="float" office:value="1.3185">
            <text:p>1,31850</text:p>
          </table:table-cell>
          <table:table-cell office:value-type="float" office:value="1.3109">
            <text:p>1,31090</text:p>
          </table:table-cell>
          <table:table-cell office:value-type="float" office:value="1.3179">
            <text:p>1,31790</text:p>
          </table:table-cell>
          <table:table-cell table:formula="of:=([.E407]+[.D407]+[.C407])/3" office:value-type="float" office:value="1.31576666666667">
            <text:p>1,31577</text:p>
          </table:table-cell>
          <table:table-cell table:formula="of:=[.C407]-[.D407]" office:value-type="float" office:value="0.00760000000000005">
            <text:p>0,00760</text:p>
          </table:table-cell>
          <table:table-cell office:value-type="float" office:value="0.00921429017109646">
            <text:p>0,00921</text:p>
          </table:table-cell>
          <table:table-cell office:value-type="float" office:value="1.31477973749699">
            <text:p>1,31478</text:p>
          </table:table-cell>
          <table:table-cell office:value-type="float" office:value="1.31477592627523">
            <text:p>1,31478</text:p>
          </table:table-cell>
        </table:table-row>
        <table:table-row table:style-name="ro2">
          <table:table-cell table:style-name="ce1" office:value-type="string">
            <text:p>2007.03.08</text:p>
          </table:table-cell>
          <table:table-cell office:value-type="float" office:value="1.3178">
            <text:p>1,31780</text:p>
          </table:table-cell>
          <table:table-cell office:value-type="float" office:value="1.3181">
            <text:p>1,31810</text:p>
          </table:table-cell>
          <table:table-cell office:value-type="float" office:value="1.3115">
            <text:p>1,31150</text:p>
          </table:table-cell>
          <table:table-cell office:value-type="float" office:value="1.3134">
            <text:p>1,31340</text:p>
          </table:table-cell>
          <table:table-cell table:formula="of:=([.E408]+[.D408]+[.C408])/3" office:value-type="float" office:value="1.31433333333333">
            <text:p>1,31433</text:p>
          </table:table-cell>
          <table:table-cell table:formula="of:=[.C408]-[.D408]" office:value-type="float" office:value="0.00659999999999994">
            <text:p>0,00660</text:p>
          </table:table-cell>
          <table:table-cell office:value-type="float" office:value="0.0092261540350216">
            <text:p>0,00923</text:p>
          </table:table-cell>
          <table:table-cell office:value-type="float" office:value="1.31527472383767">
            <text:p>1,31527</text:p>
          </table:table-cell>
          <table:table-cell office:value-type="float" office:value="1.31564429881705">
            <text:p>1,31564</text:p>
          </table:table-cell>
        </table:table-row>
        <table:table-row table:style-name="ro2">
          <table:table-cell table:style-name="ce1" office:value-type="string">
            <text:p>2007.03.09</text:p>
          </table:table-cell>
          <table:table-cell office:value-type="float" office:value="1.3133">
            <text:p>1,31330</text:p>
          </table:table-cell>
          <table:table-cell office:value-type="float" office:value="1.3159">
            <text:p>1,31590</text:p>
          </table:table-cell>
          <table:table-cell office:value-type="float" office:value="1.3086">
            <text:p>1,30860</text:p>
          </table:table-cell>
          <table:table-cell office:value-type="float" office:value="1.3116">
            <text:p>1,31160</text:p>
          </table:table-cell>
          <table:table-cell table:formula="of:=([.E409]+[.D409]+[.C409])/3" office:value-type="float" office:value="1.31203333333333">
            <text:p>1,31203</text:p>
          </table:table-cell>
          <table:table-cell table:formula="of:=[.C409]-[.D409]" office:value-type="float" office:value="0.00730000000000008">
            <text:p>0,00730</text:p>
          </table:table-cell>
          <table:table-cell office:value-type="float" office:value="0.00925307146215795">
            <text:p>0,00925</text:p>
          </table:table-cell>
          <table:table-cell office:value-type="float" office:value="1.31448148609337">
            <text:p>1,31448</text:p>
          </table:table-cell>
          <table:table-cell office:value-type="float" office:value="1.31473005697097">
            <text:p>1,31473</text:p>
          </table:table-cell>
        </table:table-row>
        <table:table-row table:style-name="ro2">
          <table:table-cell table:style-name="ce1" office:value-type="string">
            <text:p>2007.03.12</text:p>
          </table:table-cell>
          <table:table-cell office:value-type="float" office:value="1.3115">
            <text:p>1,31150</text:p>
          </table:table-cell>
          <table:table-cell office:value-type="float" office:value="1.32">
            <text:p>1,32000</text:p>
          </table:table-cell>
          <table:table-cell office:value-type="float" office:value="1.3108">
            <text:p>1,31080</text:p>
          </table:table-cell>
          <table:table-cell office:value-type="float" office:value="1.3189">
            <text:p>1,31890</text:p>
          </table:table-cell>
          <table:table-cell table:formula="of:=([.E410]+[.D410]+[.C410])/3" office:value-type="float" office:value="1.31656666666667">
            <text:p>1,31657</text:p>
          </table:table-cell>
          <table:table-cell table:formula="of:=[.C410]-[.D410]" office:value-type="float" office:value="0.0092000000000001">
            <text:p>0,00920</text:p>
          </table:table-cell>
          <table:table-cell office:value-type="float" office:value="0.00927017683550398">
            <text:p>0,00927</text:p>
          </table:table-cell>
          <table:table-cell office:value-type="float" office:value="1.31400515698823">
            <text:p>1,31401</text:p>
          </table:table-cell>
          <table:table-cell office:value-type="float" office:value="1.31386566178584">
            <text:p>1,31387</text:p>
          </table:table-cell>
        </table:table-row>
        <table:table-row table:style-name="ro2">
          <table:table-cell table:style-name="ce1" office:value-type="string">
            <text:p>2007.03.13</text:p>
          </table:table-cell>
          <table:table-cell office:value-type="float" office:value="1.319">
            <text:p>1,31900</text:p>
          </table:table-cell>
          <table:table-cell office:value-type="float" office:value="1.3221">
            <text:p>1,32210</text:p>
          </table:table-cell>
          <table:table-cell office:value-type="float" office:value="1.3155">
            <text:p>1,31550</text:p>
          </table:table-cell>
          <table:table-cell office:value-type="float" office:value="1.3191">
            <text:p>1,31910</text:p>
          </table:table-cell>
          <table:table-cell table:formula="of:=([.E411]+[.D411]+[.C411])/3" office:value-type="float" office:value="1.3189">
            <text:p>1,31890</text:p>
          </table:table-cell>
          <table:table-cell table:formula="of:=[.C411]-[.D411]" office:value-type="float" office:value="0.00659999999999994">
            <text:p>0,00660</text:p>
          </table:table-cell>
          <table:table-cell office:value-type="float" office:value="0.00922191796234218">
            <text:p>0,00922</text:p>
          </table:table-cell>
          <table:table-cell office:value-type="float" office:value="1.31485856909039">
            <text:p>1,31486</text:p>
          </table:table-cell>
          <table:table-cell office:value-type="float" office:value="1.31520500334428">
            <text:p>1,31521</text:p>
          </table:table-cell>
        </table:table-row>
        <table:table-row table:style-name="ro2">
          <table:table-cell table:style-name="ce1" office:value-type="string">
            <text:p>2007.03.14</text:p>
          </table:table-cell>
          <table:table-cell office:value-type="float" office:value="1.3192">
            <text:p>1,31920</text:p>
          </table:table-cell>
          <table:table-cell office:value-type="float" office:value="1.3244">
            <text:p>1,32440</text:p>
          </table:table-cell>
          <table:table-cell office:value-type="float" office:value="1.3175">
            <text:p>1,31750</text:p>
          </table:table-cell>
          <table:table-cell office:value-type="float" office:value="1.3215">
            <text:p>1,32150</text:p>
          </table:table-cell>
          <table:table-cell table:formula="of:=([.E412]+[.D412]+[.C412])/3" office:value-type="float" office:value="1.32113333333333">
            <text:p>1,32113</text:p>
          </table:table-cell>
          <table:table-cell table:formula="of:=[.C412]-[.D412]" office:value-type="float" office:value="0.00690000000000013">
            <text:p>0,00690</text:p>
          </table:table-cell>
          <table:table-cell office:value-type="float" office:value="0.00917856533393004">
            <text:p>0,00918</text:p>
          </table:table-cell>
          <table:table-cell office:value-type="float" office:value="1.31590331240869">
            <text:p>1,31590</text:p>
          </table:table-cell>
          <table:table-cell office:value-type="float" office:value="1.31644591213134">
            <text:p>1,31645</text:p>
          </table:table-cell>
        </table:table-row>
        <table:table-row table:style-name="ro2">
          <table:table-cell table:style-name="ce1" office:value-type="string">
            <text:p>2007.03.15</text:p>
          </table:table-cell>
          <table:table-cell office:value-type="float" office:value="1.3216">
            <text:p>1,32160</text:p>
          </table:table-cell>
          <table:table-cell office:value-type="float" office:value="1.3251">
            <text:p>1,32510</text:p>
          </table:table-cell>
          <table:table-cell office:value-type="float" office:value="1.3193">
            <text:p>1,31930</text:p>
          </table:table-cell>
          <table:table-cell office:value-type="float" office:value="1.3239">
            <text:p>1,32390</text:p>
          </table:table-cell>
          <table:table-cell table:formula="of:=([.E413]+[.D413]+[.C413])/3" office:value-type="float" office:value="1.32276666666667">
            <text:p>1,32277</text:p>
          </table:table-cell>
          <table:table-cell table:formula="of:=[.C413]-[.D413]" office:value-type="float" office:value="0.00579999999999981">
            <text:p>0,00580</text:p>
          </table:table-cell>
          <table:table-cell office:value-type="float" office:value="0.00913321178972244">
            <text:p>0,00913</text:p>
          </table:table-cell>
          <table:table-cell office:value-type="float" office:value="1.31721564634152">
            <text:p>1,31722</text:p>
          </table:table-cell>
          <table:table-cell office:value-type="float" office:value="1.3177203929422">
            <text:p>1,31772</text:p>
          </table:table-cell>
        </table:table-row>
        <table:table-row table:style-name="ro2">
          <table:table-cell table:style-name="ce1" office:value-type="string">
            <text:p>2007.03.16</text:p>
          </table:table-cell>
          <table:table-cell office:value-type="float" office:value="1.3238">
            <text:p>1,32380</text:p>
          </table:table-cell>
          <table:table-cell office:value-type="float" office:value="1.3338">
            <text:p>1,33380</text:p>
          </table:table-cell>
          <table:table-cell office:value-type="float" office:value="1.3238">
            <text:p>1,32380</text:p>
          </table:table-cell>
          <table:table-cell office:value-type="float" office:value="1.3316">
            <text:p>1,33160</text:p>
          </table:table-cell>
          <table:table-cell table:formula="of:=([.E414]+[.D414]+[.C414])/3" office:value-type="float" office:value="1.32973333333333">
            <text:p>1,32973</text:p>
          </table:table-cell>
          <table:table-cell table:formula="of:=[.C414]-[.D414]" office:value-type="float" office:value="0.01">
            <text:p>0,01000</text:p>
          </table:table-cell>
          <table:table-cell office:value-type="float" office:value="0.00906640049520861">
            <text:p>0,00907</text:p>
          </table:table-cell>
          <table:table-cell office:value-type="float" office:value="1.31874934880553">
            <text:p>1,31875</text:p>
          </table:table-cell>
          <table:table-cell office:value-type="float" office:value="1.3193585204049">
            <text:p>1,31936</text:p>
          </table:table-cell>
        </table:table-row>
        <table:table-row table:style-name="ro2">
          <table:table-cell table:style-name="ce1" office:value-type="string">
            <text:p>2007.03.19</text:p>
          </table:table-cell>
          <table:table-cell office:value-type="float" office:value="1.3317">
            <text:p>1,33170</text:p>
          </table:table-cell>
          <table:table-cell office:value-type="float" office:value="1.3324">
            <text:p>1,33240</text:p>
          </table:table-cell>
          <table:table-cell office:value-type="float" office:value="1.328">
            <text:p>1,32800</text:p>
          </table:table-cell>
          <table:table-cell office:value-type="float" office:value="1.3306">
            <text:p>1,33060</text:p>
          </table:table-cell>
          <table:table-cell table:formula="of:=([.E415]+[.D415]+[.C415])/3" office:value-type="float" office:value="1.33033333333333">
            <text:p>1,33033</text:p>
          </table:table-cell>
          <table:table-cell table:formula="of:=[.C415]-[.D415]" office:value-type="float" office:value="0.00439999999999996">
            <text:p>0,00440</text:p>
          </table:table-cell>
          <table:table-cell office:value-type="float" office:value="0.00896452352472049">
            <text:p>0,00896</text:p>
          </table:table-cell>
          <table:table-cell office:value-type="float" office:value="1.32173985345078">
            <text:p>1,32174</text:p>
          </table:table-cell>
          <table:table-cell office:value-type="float" office:value="1.32294238621677">
            <text:p>1,32294</text:p>
          </table:table-cell>
        </table:table-row>
        <table:table-row table:style-name="ro2">
          <table:table-cell table:style-name="ce1" office:value-type="string">
            <text:p>2007.03.20</text:p>
          </table:table-cell>
          <table:table-cell office:value-type="float" office:value="1.3307">
            <text:p>1,33070</text:p>
          </table:table-cell>
          <table:table-cell office:value-type="float" office:value="1.3323">
            <text:p>1,33230</text:p>
          </table:table-cell>
          <table:table-cell office:value-type="float" office:value="1.3268">
            <text:p>1,32680</text:p>
          </table:table-cell>
          <table:table-cell office:value-type="float" office:value="1.3317">
            <text:p>1,33170</text:p>
          </table:table-cell>
          <table:table-cell table:formula="of:=([.E416]+[.D416]+[.C416])/3" office:value-type="float" office:value="1.33026666666667">
            <text:p>1,33027</text:p>
          </table:table-cell>
          <table:table-cell table:formula="of:=[.C416]-[.D416]" office:value-type="float" office:value="0.00550000000000006">
            <text:p>0,00550</text:p>
          </table:table-cell>
          <table:table-cell office:value-type="float" office:value="0.00888207969549737">
            <text:p>0,00888</text:p>
          </table:table-cell>
          <table:table-cell office:value-type="float" office:value="1.32391744419878">
            <text:p>1,32392</text:p>
          </table:table-cell>
          <table:table-cell office:value-type="float" office:value="1.32504284808601">
            <text:p>1,32504</text:p>
          </table:table-cell>
        </table:table-row>
        <table:table-row table:style-name="ro2">
          <table:table-cell table:style-name="ce1" office:value-type="string">
            <text:p>2007.03.21</text:p>
          </table:table-cell>
          <table:table-cell office:value-type="float" office:value="1.3316">
            <text:p>1,33160</text:p>
          </table:table-cell>
          <table:table-cell office:value-type="float" office:value="1.339">
            <text:p>1,33900</text:p>
          </table:table-cell>
          <table:table-cell office:value-type="float" office:value="1.3288">
            <text:p>1,32880</text:p>
          </table:table-cell>
          <table:table-cell office:value-type="float" office:value="1.3388">
            <text:p>1,33880</text:p>
          </table:table-cell>
          <table:table-cell table:formula="of:=([.E417]+[.D417]+[.C417])/3" office:value-type="float" office:value="1.33553333333333">
            <text:p>1,33553</text:p>
          </table:table-cell>
          <table:table-cell table:formula="of:=[.C417]-[.D417]" office:value-type="float" office:value="0.0102">
            <text:p>0,01020</text:p>
          </table:table-cell>
          <table:table-cell office:value-type="float" office:value="0.00880652328539483">
            <text:p>0,00881</text:p>
          </table:table-cell>
          <table:table-cell office:value-type="float" office:value="1.32567121761849">
            <text:p>1,32567</text:p>
          </table:table-cell>
          <table:table-cell office:value-type="float" office:value="1.32693571366169">
            <text:p>1,32694</text:p>
          </table:table-cell>
        </table:table-row>
        <table:table-row table:style-name="ro2">
          <table:table-cell table:style-name="ce1" office:value-type="string">
            <text:p>2007.03.22</text:p>
          </table:table-cell>
          <table:table-cell office:value-type="float" office:value="1.3389">
            <text:p>1,33890</text:p>
          </table:table-cell>
          <table:table-cell office:value-type="float" office:value="1.341">
            <text:p>1,34100</text:p>
          </table:table-cell>
          <table:table-cell office:value-type="float" office:value="1.331">
            <text:p>1,33100</text:p>
          </table:table-cell>
          <table:table-cell office:value-type="float" office:value="1.3325">
            <text:p>1,33250</text:p>
          </table:table-cell>
          <table:table-cell table:formula="of:=([.E418]+[.D418]+[.C418])/3" office:value-type="float" office:value="1.33483333333333">
            <text:p>1,33483</text:p>
          </table:table-cell>
          <table:table-cell table:formula="of:=[.C418]-[.D418]" office:value-type="float" office:value="0.01">
            <text:p>0,01000</text:p>
          </table:table-cell>
          <table:table-cell office:value-type="float" office:value="0.00872482255451985">
            <text:p>0,00872</text:p>
          </table:table-cell>
          <table:table-cell office:value-type="float" office:value="1.32827752155413">
            <text:p>1,32828</text:p>
          </table:table-cell>
          <table:table-cell office:value-type="float" office:value="1.33022427616114">
            <text:p>1,33022</text:p>
          </table:table-cell>
        </table:table-row>
        <table:table-row table:style-name="ro2">
          <table:table-cell table:style-name="ce1" office:value-type="string">
            <text:p>2007.03.23</text:p>
          </table:table-cell>
          <table:table-cell office:value-type="float" office:value="1.3324">
            <text:p>1,33240</text:p>
          </table:table-cell>
          <table:table-cell office:value-type="float" office:value="1.3342">
            <text:p>1,33420</text:p>
          </table:table-cell>
          <table:table-cell office:value-type="float" office:value="1.3281">
            <text:p>1,32810</text:p>
          </table:table-cell>
          <table:table-cell office:value-type="float" office:value="1.3282">
            <text:p>1,32820</text:p>
          </table:table-cell>
          <table:table-cell table:formula="of:=([.E419]+[.D419]+[.C419])/3" office:value-type="float" office:value="1.33016666666667">
            <text:p>1,33017</text:p>
          </table:table-cell>
          <table:table-cell table:formula="of:=[.C419]-[.D419]" office:value-type="float" office:value="0.00609999999999999">
            <text:p>0,00610</text:p>
          </table:table-cell>
          <table:table-cell office:value-type="float" office:value="0.00869741411888651">
            <text:p>0,00870</text:p>
          </table:table-cell>
          <table:table-cell office:value-type="float" office:value="1.32983218786612">
            <text:p>1,32983</text:p>
          </table:table-cell>
          <table:table-cell office:value-type="float" office:value="1.3311582571265">
            <text:p>1,33116</text:p>
          </table:table-cell>
        </table:table-row>
        <table:table-row table:style-name="ro2">
          <table:table-cell table:style-name="ce1" office:value-type="string">
            <text:p>2007.03.26</text:p>
          </table:table-cell>
          <table:table-cell office:value-type="float" office:value="1.3286">
            <text:p>1,32860</text:p>
          </table:table-cell>
          <table:table-cell office:value-type="float" office:value="1.3346">
            <text:p>1,33460</text:p>
          </table:table-cell>
          <table:table-cell office:value-type="float" office:value="1.3253">
            <text:p>1,32530</text:p>
          </table:table-cell>
          <table:table-cell office:value-type="float" office:value="1.333">
            <text:p>1,33300</text:p>
          </table:table-cell>
          <table:table-cell table:formula="of:=([.E420]+[.D420]+[.C420])/3" office:value-type="float" office:value="1.33096666666667">
            <text:p>1,33097</text:p>
          </table:table-cell>
          <table:table-cell table:formula="of:=[.C420]-[.D420]" office:value-type="float" office:value="0.00930000000000009">
            <text:p>0,00930</text:p>
          </table:table-cell>
          <table:table-cell office:value-type="float" office:value="0.00868978947618888">
            <text:p>0,00869</text:p>
          </table:table-cell>
          <table:table-cell office:value-type="float" office:value="1.32984704906098">
            <text:p>1,32985</text:p>
          </table:table-cell>
          <table:table-cell office:value-type="float" office:value="1.33021564154452">
            <text:p>1,33022</text:p>
          </table:table-cell>
        </table:table-row>
        <table:table-row table:style-name="ro2">
          <table:table-cell table:style-name="ce1" office:value-type="string">
            <text:p>2007.03.27</text:p>
          </table:table-cell>
          <table:table-cell office:value-type="float" office:value="1.3329">
            <text:p>1,33290</text:p>
          </table:table-cell>
          <table:table-cell office:value-type="float" office:value="1.3368">
            <text:p>1,33680</text:p>
          </table:table-cell>
          <table:table-cell office:value-type="float" office:value="1.3323">
            <text:p>1,33230</text:p>
          </table:table-cell>
          <table:table-cell office:value-type="float" office:value="1.3358">
            <text:p>1,33580</text:p>
          </table:table-cell>
          <table:table-cell table:formula="of:=([.E421]+[.D421]+[.C421])/3" office:value-type="float" office:value="1.33496666666667">
            <text:p>1,33497</text:p>
          </table:table-cell>
          <table:table-cell table:formula="of:=[.C421]-[.D421]" office:value-type="float" office:value="0.00449999999999995">
            <text:p>0,00450</text:p>
          </table:table-cell>
          <table:table-cell office:value-type="float" office:value="0.00867404531703382">
            <text:p>0,00867</text:p>
          </table:table-cell>
          <table:table-cell office:value-type="float" office:value="1.33028801639161">
            <text:p>1,33029</text:p>
          </table:table-cell>
          <table:table-cell office:value-type="float" office:value="1.33095499394045">
            <text:p>1,33095</text:p>
          </table:table-cell>
        </table:table-row>
        <table:table-row table:style-name="ro2">
          <table:table-cell table:style-name="ce1" office:value-type="string">
            <text:p>2007.03.28</text:p>
          </table:table-cell>
          <table:table-cell office:value-type="float" office:value="1.3357">
            <text:p>1,33570</text:p>
          </table:table-cell>
          <table:table-cell office:value-type="float" office:value="1.3373">
            <text:p>1,33730</text:p>
          </table:table-cell>
          <table:table-cell office:value-type="float" office:value="1.3308">
            <text:p>1,33080</text:p>
          </table:table-cell>
          <table:table-cell office:value-type="float" office:value="1.3313">
            <text:p>1,33130</text:p>
          </table:table-cell>
          <table:table-cell table:formula="of:=([.E422]+[.D422]+[.C422])/3" office:value-type="float" office:value="1.33313333333333">
            <text:p>1,33313</text:p>
          </table:table-cell>
          <table:table-cell table:formula="of:=[.C422]-[.D422]" office:value-type="float" office:value="0.00649999999999995">
            <text:p>0,00650</text:p>
          </table:table-cell>
          <table:table-cell office:value-type="float" office:value="0.00863329684909104">
            <text:p>0,00863</text:p>
          </table:table-cell>
          <table:table-cell office:value-type="float" office:value="1.33152268345467">
            <text:p>1,33152</text:p>
          </table:table-cell>
          <table:table-cell office:value-type="float" office:value="1.33243960459352">
            <text:p>1,33244</text:p>
          </table:table-cell>
        </table:table-row>
        <table:table-row table:style-name="ro2">
          <table:table-cell table:style-name="ce1" office:value-type="string">
            <text:p>2007.03.29</text:p>
          </table:table-cell>
          <table:table-cell office:value-type="float" office:value="1.3314">
            <text:p>1,33140</text:p>
          </table:table-cell>
          <table:table-cell office:value-type="float" office:value="1.3353">
            <text:p>1,33530</text:p>
          </table:table-cell>
          <table:table-cell office:value-type="float" office:value="1.3301">
            <text:p>1,33010</text:p>
          </table:table-cell>
          <table:table-cell office:value-type="float" office:value="1.3331">
            <text:p>1,33310</text:p>
          </table:table-cell>
          <table:table-cell table:formula="of:=([.E423]+[.D423]+[.C423])/3" office:value-type="float" office:value="1.33283333333333">
            <text:p>1,33283</text:p>
          </table:table-cell>
          <table:table-cell table:formula="of:=[.C423]-[.D423]" office:value-type="float" office:value="0.00520000000000009">
            <text:p>0,00520</text:p>
          </table:table-cell>
          <table:table-cell office:value-type="float" office:value="0.00865090886742081">
            <text:p>0,00865</text:p>
          </table:table-cell>
          <table:table-cell office:value-type="float" office:value="1.33163730956175">
            <text:p>1,33164</text:p>
          </table:table-cell>
          <table:table-cell office:value-type="float" office:value="1.33199827702528">
            <text:p>1,33200</text:p>
          </table:table-cell>
        </table:table-row>
        <table:table-row table:style-name="ro2">
          <table:table-cell table:style-name="ce1" office:value-type="string">
            <text:p>2007.03.30</text:p>
          </table:table-cell>
          <table:table-cell office:value-type="float" office:value="1.333">
            <text:p>1,33300</text:p>
          </table:table-cell>
          <table:table-cell office:value-type="float" office:value="1.3399">
            <text:p>1,33990</text:p>
          </table:table-cell>
          <table:table-cell office:value-type="float" office:value="1.3287">
            <text:p>1,32870</text:p>
          </table:table-cell>
          <table:table-cell office:value-type="float" office:value="1.3354">
            <text:p>1,33540</text:p>
          </table:table-cell>
          <table:table-cell table:formula="of:=([.E424]+[.D424]+[.C424])/3" office:value-type="float" office:value="1.33466666666667">
            <text:p>1,33467</text:p>
          </table:table-cell>
          <table:table-cell table:formula="of:=[.C424]-[.D424]" office:value-type="float" office:value="0.0112000000000001">
            <text:p>0,01120</text:p>
          </table:table-cell>
          <table:table-cell office:value-type="float" office:value="0.00863039048257952">
            <text:p>0,00863</text:p>
          </table:table-cell>
          <table:table-cell office:value-type="float" office:value="1.33191429726738">
            <text:p>1,33191</text:p>
          </table:table-cell>
          <table:table-cell office:value-type="float" office:value="1.33200758899359">
            <text:p>1,33201</text:p>
          </table:table-cell>
        </table:table-row>
        <table:table-row table:style-name="ro2">
          <table:table-cell table:style-name="ce1" office:value-type="string">
            <text:p>2007.04.02</text:p>
          </table:table-cell>
          <table:table-cell office:value-type="float" office:value="1.3374">
            <text:p>1,33740</text:p>
          </table:table-cell>
          <table:table-cell office:value-type="float" office:value="1.3382">
            <text:p>1,33820</text:p>
          </table:table-cell>
          <table:table-cell office:value-type="float" office:value="1.3331">
            <text:p>1,33310</text:p>
          </table:table-cell>
          <table:table-cell office:value-type="float" office:value="1.3366">
            <text:p>1,33660</text:p>
          </table:table-cell>
          <table:table-cell table:formula="of:=([.E425]+[.D425]+[.C425])/3" office:value-type="float" office:value="1.33596666666667">
            <text:p>1,33597</text:p>
          </table:table-cell>
          <table:table-cell table:formula="of:=[.C425]-[.D425]" office:value-type="float" office:value="0.0051000000000001">
            <text:p>0,00510</text:p>
          </table:table-cell>
          <table:table-cell office:value-type="float" office:value="0.00861617470710109">
            <text:p>0,00862</text:p>
          </table:table-cell>
          <table:table-cell office:value-type="float" office:value="1.33271880291538">
            <text:p>1,33272</text:p>
          </table:table-cell>
          <table:table-cell office:value-type="float" office:value="1.33311138158776">
            <text:p>1,33311</text:p>
          </table:table-cell>
        </table:table-row>
        <table:table-row table:style-name="ro2">
          <table:table-cell table:style-name="ce1" office:value-type="string">
            <text:p>2007.04.03</text:p>
          </table:table-cell>
          <table:table-cell office:value-type="float" office:value="1.3367">
            <text:p>1,33670</text:p>
          </table:table-cell>
          <table:table-cell office:value-type="float" office:value="1.338">
            <text:p>1,33800</text:p>
          </table:table-cell>
          <table:table-cell office:value-type="float" office:value="1.3318">
            <text:p>1,33180</text:p>
          </table:table-cell>
          <table:table-cell office:value-type="float" office:value="1.3328">
            <text:p>1,33280</text:p>
          </table:table-cell>
          <table:table-cell table:formula="of:=([.E426]+[.D426]+[.C426])/3" office:value-type="float" office:value="1.3342">
            <text:p>1,33420</text:p>
          </table:table-cell>
          <table:table-cell table:formula="of:=[.C426]-[.D426]" office:value-type="float" office:value="0.00619999999999998">
            <text:p>0,00620</text:p>
          </table:table-cell>
          <table:table-cell office:value-type="float" office:value="0.00857574942174702">
            <text:p>0,00858</text:p>
          </table:table-cell>
          <table:table-cell office:value-type="float" office:value="1.33353815312348">
            <text:p>1,33354</text:p>
          </table:table-cell>
          <table:table-cell office:value-type="float" office:value="1.33407089609516">
            <text:p>1,33407</text:p>
          </table:table-cell>
        </table:table-row>
        <table:table-row table:style-name="ro2">
          <table:table-cell table:style-name="ce1" office:value-type="string">
            <text:p>2007.04.04</text:p>
          </table:table-cell>
          <table:table-cell office:value-type="float" office:value="1.3329">
            <text:p>1,33290</text:p>
          </table:table-cell>
          <table:table-cell office:value-type="float" office:value="1.338">
            <text:p>1,33800</text:p>
          </table:table-cell>
          <table:table-cell office:value-type="float" office:value="1.3318">
            <text:p>1,33180</text:p>
          </table:table-cell>
          <table:table-cell office:value-type="float" office:value="1.3369">
            <text:p>1,33690</text:p>
          </table:table-cell>
          <table:table-cell table:formula="of:=([.E427]+[.D427]+[.C427])/3" office:value-type="float" office:value="1.33556666666667">
            <text:p>1,33557</text:p>
          </table:table-cell>
          <table:table-cell table:formula="of:=[.C427]-[.D427]" office:value-type="float" office:value="0.00619999999999998">
            <text:p>0,00620</text:p>
          </table:table-cell>
          <table:table-cell office:value-type="float" office:value="0.00858096876816646">
            <text:p>0,00858</text:p>
          </table:table-cell>
          <table:table-cell office:value-type="float" office:value="1.33368233359114">
            <text:p>1,33368</text:p>
          </table:table-cell>
          <table:table-cell office:value-type="float" office:value="1.33371431742744">
            <text:p>1,33371</text:p>
          </table:table-cell>
        </table:table-row>
        <table:table-row table:style-name="ro2">
          <table:table-cell table:style-name="ce1" office:value-type="string">
            <text:p>2007.04.05</text:p>
          </table:table-cell>
          <table:table-cell office:value-type="float" office:value="1.337">
            <text:p>1,33700</text:p>
          </table:table-cell>
          <table:table-cell office:value-type="float" office:value="1.344">
            <text:p>1,34400</text:p>
          </table:table-cell>
          <table:table-cell office:value-type="float" office:value="1.3353">
            <text:p>1,33530</text:p>
          </table:table-cell>
          <table:table-cell office:value-type="float" office:value="1.3429">
            <text:p>1,34290</text:p>
          </table:table-cell>
          <table:table-cell table:formula="of:=([.E428]+[.D428]+[.C428])/3" office:value-type="float" office:value="1.34073333333333">
            <text:p>1,34073</text:p>
          </table:table-cell>
          <table:table-cell table:formula="of:=[.C428]-[.D428]" office:value-type="float" office:value="0.00869999999999993">
            <text:p>0,00870</text:p>
          </table:table-cell>
          <table:table-cell office:value-type="float" office:value="0.00854396970162756">
            <text:p>0,00854</text:p>
          </table:table-cell>
          <table:table-cell office:value-type="float" office:value="1.33417224943438">
            <text:p>1,33417</text:p>
          </table:table-cell>
          <table:table-cell office:value-type="float" office:value="1.33446070356821">
            <text:p>1,33446</text:p>
          </table:table-cell>
        </table:table-row>
        <table:table-row table:style-name="ro2">
          <table:table-cell table:style-name="ce1" office:value-type="string">
            <text:p>2007.04.06</text:p>
          </table:table-cell>
          <table:table-cell office:value-type="float" office:value="1.3431">
            <text:p>1,34310</text:p>
          </table:table-cell>
          <table:table-cell office:value-type="float" office:value="1.3432">
            <text:p>1,34320</text:p>
          </table:table-cell>
          <table:table-cell office:value-type="float" office:value="1.3364">
            <text:p>1,33640</text:p>
          </table:table-cell>
          <table:table-cell office:value-type="float" office:value="1.3378">
            <text:p>1,33780</text:p>
          </table:table-cell>
          <table:table-cell table:formula="of:=([.E429]+[.D429]+[.C429])/3" office:value-type="float" office:value="1.33913333333333">
            <text:p>1,33913</text:p>
          </table:table-cell>
          <table:table-cell table:formula="of:=[.C429]-[.D429]" office:value-type="float" office:value="0.00679999999999992">
            <text:p>0,00680</text:p>
          </table:table-cell>
          <table:table-cell office:value-type="float" office:value="0.00849489857462123">
            <text:p>0,00849</text:p>
          </table:table-cell>
          <table:table-cell office:value-type="float" office:value="1.33607924952693">
            <text:p>1,33608</text:p>
          </table:table-cell>
          <table:table-cell office:value-type="float" office:value="1.33696276573638">
            <text:p>1,33696</text:p>
          </table:table-cell>
        </table:table-row>
        <table:table-row table:style-name="ro2">
          <table:table-cell table:style-name="ce1" office:value-type="string">
            <text:p>2007.04.09</text:p>
          </table:table-cell>
          <table:table-cell office:value-type="float" office:value="1.3374">
            <text:p>1,33740</text:p>
          </table:table-cell>
          <table:table-cell office:value-type="float" office:value="1.3378">
            <text:p>1,33780</text:p>
          </table:table-cell>
          <table:table-cell office:value-type="float" office:value="1.3339">
            <text:p>1,33390</text:p>
          </table:table-cell>
          <table:table-cell office:value-type="float" office:value="1.3356">
            <text:p>1,33560</text:p>
          </table:table-cell>
          <table:table-cell table:formula="of:=([.E430]+[.D430]+[.C430])/3" office:value-type="float" office:value="1.33576666666667">
            <text:p>1,33577</text:p>
          </table:table-cell>
          <table:table-cell table:formula="of:=[.C430]-[.D430]" office:value-type="float" office:value="0.00390000000000001">
            <text:p>0,00390</text:p>
          </table:table-cell>
          <table:table-cell office:value-type="float" office:value="0.0084829905573369">
            <text:p>0,00848</text:p>
          </table:table-cell>
          <table:table-cell office:value-type="float" office:value="1.33659085960971">
            <text:p>1,33659</text:p>
          </table:table-cell>
          <table:table-cell office:value-type="float" office:value="1.33711423756273">
            <text:p>1,33711</text:p>
          </table:table-cell>
        </table:table-row>
        <table:table-row table:style-name="ro2">
          <table:table-cell table:style-name="ce1" office:value-type="string">
            <text:p>2007.04.10</text:p>
          </table:table-cell>
          <table:table-cell office:value-type="float" office:value="1.3355">
            <text:p>1,33550</text:p>
          </table:table-cell>
          <table:table-cell office:value-type="float" office:value="1.3454">
            <text:p>1,34540</text:p>
          </table:table-cell>
          <table:table-cell office:value-type="float" office:value="1.3349">
            <text:p>1,33490</text:p>
          </table:table-cell>
          <table:table-cell office:value-type="float" office:value="1.3431">
            <text:p>1,34310</text:p>
          </table:table-cell>
          <table:table-cell table:formula="of:=([.E431]+[.D431]+[.C431])/3" office:value-type="float" office:value="1.34113333333333">
            <text:p>1,34113</text:p>
          </table:table-cell>
          <table:table-cell table:formula="of:=[.C431]-[.D431]" office:value-type="float" office:value="0.0105000000000002">
            <text:p>0,01050</text:p>
          </table:table-cell>
          <table:table-cell office:value-type="float" office:value="0.00846414427984221">
            <text:p>0,00846</text:p>
          </table:table-cell>
          <table:table-cell office:value-type="float" office:value="1.33648021762222">
            <text:p>1,33648</text:p>
          </table:table-cell>
          <table:table-cell office:value-type="float" office:value="1.33664067929288">
            <text:p>1,33664</text:p>
          </table:table-cell>
        </table:table-row>
        <table:table-row table:style-name="ro2">
          <table:table-cell table:style-name="ce1" office:value-type="string">
            <text:p>2007.04.11</text:p>
          </table:table-cell>
          <table:table-cell office:value-type="float" office:value="1.343">
            <text:p>1,34300</text:p>
          </table:table-cell>
          <table:table-cell office:value-type="float" office:value="1.3441">
            <text:p>1,34410</text:p>
          </table:table-cell>
          <table:table-cell office:value-type="float" office:value="1.3406">
            <text:p>1,34060</text:p>
          </table:table-cell>
          <table:table-cell office:value-type="float" office:value="1.3434">
            <text:p>1,34340</text:p>
          </table:table-cell>
          <table:table-cell table:formula="of:=([.E432]+[.D432]+[.C432])/3" office:value-type="float" office:value="1.3427">
            <text:p>1,34270</text:p>
          </table:table-cell>
          <table:table-cell table:formula="of:=[.C432]-[.D432]" office:value-type="float" office:value="0.00350000000000006">
            <text:p>0,00350</text:p>
          </table:table-cell>
          <table:table-cell office:value-type="float" office:value="0.00842176020716019">
            <text:p>0,00842</text:p>
          </table:table-cell>
          <table:table-cell office:value-type="float" office:value="1.33785737682899">
            <text:p>1,33786</text:p>
          </table:table-cell>
          <table:table-cell office:value-type="float" office:value="1.33853627263806">
            <text:p>1,33854</text:p>
          </table:table-cell>
        </table:table-row>
        <table:table-row table:style-name="ro2">
          <table:table-cell table:style-name="ce1" office:value-type="string">
            <text:p>2007.04.12</text:p>
          </table:table-cell>
          <table:table-cell office:value-type="float" office:value="1.3433">
            <text:p>1,34330</text:p>
          </table:table-cell>
          <table:table-cell office:value-type="float" office:value="1.3505">
            <text:p>1,35050</text:p>
          </table:table-cell>
          <table:table-cell office:value-type="float" office:value="1.343">
            <text:p>1,34300</text:p>
          </table:table-cell>
          <table:table-cell office:value-type="float" office:value="1.3486">
            <text:p>1,34860</text:p>
          </table:table-cell>
          <table:table-cell table:formula="of:=([.E433]+[.D433]+[.C433])/3" office:value-type="float" office:value="1.34736666666667">
            <text:p>1,34737</text:p>
          </table:table-cell>
          <table:table-cell table:formula="of:=[.C433]-[.D433]" office:value-type="float" office:value="0.00750000000000006">
            <text:p>0,00750</text:p>
          </table:table-cell>
          <table:table-cell office:value-type="float" office:value="0.00837231162701102">
            <text:p>0,00837</text:p>
          </table:table-cell>
          <table:table-cell office:value-type="float" office:value="1.33909894481609">
            <text:p>1,33910</text:p>
          </table:table-cell>
          <table:table-cell office:value-type="float" office:value="1.33996809728062">
            <text:p>1,33997</text:p>
          </table:table-cell>
        </table:table-row>
        <table:table-row table:style-name="ro2">
          <table:table-cell table:style-name="ce1" office:value-type="string">
            <text:p>2007.04.13</text:p>
          </table:table-cell>
          <table:table-cell office:value-type="float" office:value="1.3487">
            <text:p>1,34870</text:p>
          </table:table-cell>
          <table:table-cell office:value-type="float" office:value="1.3554">
            <text:p>1,35540</text:p>
          </table:table-cell>
          <table:table-cell office:value-type="float" office:value="1.3481">
            <text:p>1,34810</text:p>
          </table:table-cell>
          <table:table-cell office:value-type="float" office:value="1.3527">
            <text:p>1,35270</text:p>
          </table:table-cell>
          <table:table-cell table:formula="of:=([.E434]+[.D434]+[.C434])/3" office:value-type="float" office:value="1.35206666666667">
            <text:p>1,35207</text:p>
          </table:table-cell>
          <table:table-cell table:formula="of:=[.C434]-[.D434]" office:value-type="float" office:value="0.00729999999999986">
            <text:p>0,00730</text:p>
          </table:table-cell>
          <table:table-cell office:value-type="float" office:value="0.00832393785324277">
            <text:p>0,00832</text:p>
          </table:table-cell>
          <table:table-cell office:value-type="float" office:value="1.34128510481574">
            <text:p>1,34129</text:p>
          </table:table-cell>
          <table:table-cell office:value-type="float" office:value="1.3422580423579">
            <text:p>1,34226</text:p>
          </table:table-cell>
        </table:table-row>
        <table:table-row table:style-name="ro2">
          <table:table-cell table:style-name="ce1" office:value-type="string">
            <text:p>2007.04.16</text:p>
          </table:table-cell>
          <table:table-cell office:value-type="float" office:value="1.3566">
            <text:p>1,35660</text:p>
          </table:table-cell>
          <table:table-cell office:value-type="float" office:value="1.3576">
            <text:p>1,35760</text:p>
          </table:table-cell>
          <table:table-cell office:value-type="float" office:value="1.3526">
            <text:p>1,35260</text:p>
          </table:table-cell>
          <table:table-cell office:value-type="float" office:value="1.3529">
            <text:p>1,35290</text:p>
          </table:table-cell>
          <table:table-cell table:formula="of:=([.E435]+[.D435]+[.C435])/3" office:value-type="float" office:value="1.35436666666667">
            <text:p>1,35437</text:p>
          </table:table-cell>
          <table:table-cell table:formula="of:=[.C435]-[.D435]" office:value-type="float" office:value="0.00500000000000012">
            <text:p>0,00500</text:p>
          </table:table-cell>
          <table:table-cell office:value-type="float" office:value="0.00824899408149649">
            <text:p>0,00825</text:p>
          </table:table-cell>
          <table:table-cell office:value-type="float" office:value="1.34403136546197">
            <text:p>1,34403</text:p>
          </table:table-cell>
          <table:table-cell office:value-type="float" office:value="1.34497212438571">
            <text:p>1,34497</text:p>
          </table:table-cell>
        </table:table-row>
        <table:table-row table:style-name="ro2">
          <table:table-cell table:style-name="ce1" office:value-type="string">
            <text:p>2007.04.17</text:p>
          </table:table-cell>
          <table:table-cell office:value-type="float" office:value="1.353">
            <text:p>1,35300</text:p>
          </table:table-cell>
          <table:table-cell office:value-type="float" office:value="1.3593">
            <text:p>1,35930</text:p>
          </table:table-cell>
          <table:table-cell office:value-type="float" office:value="1.3525">
            <text:p>1,35250</text:p>
          </table:table-cell>
          <table:table-cell office:value-type="float" office:value="1.3574">
            <text:p>1,35740</text:p>
          </table:table-cell>
          <table:table-cell table:formula="of:=([.E436]+[.D436]+[.C436])/3" office:value-type="float" office:value="1.3564">
            <text:p>1,35640</text:p>
          </table:table-cell>
          <table:table-cell table:formula="of:=[.C436]-[.D436]" office:value-type="float" office:value="0.00679999999999992">
            <text:p>0,00680</text:p>
          </table:table-cell>
          <table:table-cell office:value-type="float" office:value="0.00815324601537679">
            <text:p>0,00815</text:p>
          </table:table-cell>
          <table:table-cell office:value-type="float" office:value="1.34692828008696">
            <text:p>1,34693</text:p>
          </table:table-cell>
          <table:table-cell office:value-type="float" office:value="1.3475126691514">
            <text:p>1,34751</text:p>
          </table:table-cell>
        </table:table-row>
        <table:table-row table:style-name="ro2">
          <table:table-cell table:style-name="ce1" office:value-type="string">
            <text:p>2007.04.18</text:p>
          </table:table-cell>
          <table:table-cell office:value-type="float" office:value="1.3573">
            <text:p>1,35730</text:p>
          </table:table-cell>
          <table:table-cell office:value-type="float" office:value="1.3615">
            <text:p>1,36150</text:p>
          </table:table-cell>
          <table:table-cell office:value-type="float" office:value="1.3555">
            <text:p>1,35550</text:p>
          </table:table-cell>
          <table:table-cell office:value-type="float" office:value="1.3611">
            <text:p>1,36110</text:p>
          </table:table-cell>
          <table:table-cell table:formula="of:=([.E437]+[.D437]+[.C437])/3" office:value-type="float" office:value="1.35936666666667">
            <text:p>1,35937</text:p>
          </table:table-cell>
          <table:table-cell table:formula="of:=[.C437]-[.D437]" office:value-type="float" office:value="0.00599999999999978">
            <text:p>0,00600</text:p>
          </table:table-cell>
          <table:table-cell office:value-type="float" office:value="0.00806613716775566">
            <text:p>0,00807</text:p>
          </table:table-cell>
          <table:table-cell office:value-type="float" office:value="1.34941460650636">
            <text:p>1,34941</text:p>
          </table:table-cell>
          <table:table-cell office:value-type="float" office:value="1.35019730387021">
            <text:p>1,35020</text:p>
          </table:table-cell>
        </table:table-row>
        <table:table-row table:style-name="ro2">
          <table:table-cell table:style-name="ce1" office:value-type="string">
            <text:p>2007.04.19</text:p>
          </table:table-cell>
          <table:table-cell office:value-type="float" office:value="1.3612">
            <text:p>1,36120</text:p>
          </table:table-cell>
          <table:table-cell office:value-type="float" office:value="1.3618">
            <text:p>1,36180</text:p>
          </table:table-cell>
          <table:table-cell office:value-type="float" office:value="1.356">
            <text:p>1,35600</text:p>
          </table:table-cell>
          <table:table-cell office:value-type="float" office:value="1.3618">
            <text:p>1,36180</text:p>
          </table:table-cell>
          <table:table-cell table:formula="of:=([.E438]+[.D438]+[.C438])/3" office:value-type="float" office:value="1.35986666666667">
            <text:p>1,35987</text:p>
          </table:table-cell>
          <table:table-cell table:formula="of:=[.C438]-[.D438]" office:value-type="float" office:value="0.00580000000000025">
            <text:p>0,00580</text:p>
          </table:table-cell>
          <table:table-cell office:value-type="float" office:value="0.00797663744455585">
            <text:p>0,00798</text:p>
          </table:table-cell>
          <table:table-cell office:value-type="float" office:value="1.35218189076708">
            <text:p>1,35218</text:p>
          </table:table-cell>
          <table:table-cell office:value-type="float" office:value="1.35343024614791">
            <text:p>1,35343</text:p>
          </table:table-cell>
        </table:table-row>
        <table:table-row table:style-name="ro2">
          <table:table-cell table:style-name="ce1" office:value-type="string">
            <text:p>2007.04.20</text:p>
          </table:table-cell>
          <table:table-cell office:value-type="float" office:value="1.3617">
            <text:p>1,36170</text:p>
          </table:table-cell>
          <table:table-cell office:value-type="float" office:value="1.3636">
            <text:p>1,36360</text:p>
          </table:table-cell>
          <table:table-cell office:value-type="float" office:value="1.3585">
            <text:p>1,35850</text:p>
          </table:table-cell>
          <table:table-cell office:value-type="float" office:value="1.359">
            <text:p>1,35900</text:p>
          </table:table-cell>
          <table:table-cell table:formula="of:=([.E439]+[.D439]+[.C439])/3" office:value-type="float" office:value="1.36036666666667">
            <text:p>1,36037</text:p>
          </table:table-cell>
          <table:table-cell table:formula="of:=[.C439]-[.D439]" office:value-type="float" office:value="0.00509999999999988">
            <text:p>0,00510</text:p>
          </table:table-cell>
          <table:table-cell office:value-type="float" office:value="0.00791454849978182">
            <text:p>0,00791</text:p>
          </table:table-cell>
          <table:table-cell office:value-type="float" office:value="1.35421807184154">
            <text:p>1,35422</text:p>
          </table:table-cell>
          <table:table-cell office:value-type="float" office:value="1.35587166507987">
            <text:p>1,35587</text:p>
          </table:table-cell>
        </table:table-row>
        <table:table-row table:style-name="ro2">
          <table:table-cell table:style-name="ce1" office:value-type="string">
            <text:p>2007.04.23</text:p>
          </table:table-cell>
          <table:table-cell office:value-type="float" office:value="1.3603">
            <text:p>1,36030</text:p>
          </table:table-cell>
          <table:table-cell office:value-type="float" office:value="1.3607">
            <text:p>1,36070</text:p>
          </table:table-cell>
          <table:table-cell office:value-type="float" office:value="1.354">
            <text:p>1,35400</text:p>
          </table:table-cell>
          <table:table-cell office:value-type="float" office:value="1.3577">
            <text:p>1,35770</text:p>
          </table:table-cell>
          <table:table-cell table:formula="of:=([.E440]+[.D440]+[.C440])/3" office:value-type="float" office:value="1.35746666666667">
            <text:p>1,35747</text:p>
          </table:table-cell>
          <table:table-cell table:formula="of:=[.C440]-[.D440]" office:value-type="float" office:value="0.00669999999999993">
            <text:p>0,00670</text:p>
          </table:table-cell>
          <table:table-cell office:value-type="float" office:value="0.00787477036104863">
            <text:p>0,00787</text:p>
          </table:table-cell>
          <table:table-cell office:value-type="float" office:value="1.35576345155006">
            <text:p>1,35576</text:p>
          </table:table-cell>
          <table:table-cell office:value-type="float" office:value="1.35679511607726">
            <text:p>1,35680</text:p>
          </table:table-cell>
        </table:table-row>
        <table:table-row table:style-name="ro2">
          <table:table-cell table:style-name="ce1" office:value-type="string">
            <text:p>2007.04.24</text:p>
          </table:table-cell>
          <table:table-cell office:value-type="float" office:value="1.3576">
            <text:p>1,35760</text:p>
          </table:table-cell>
          <table:table-cell office:value-type="float" office:value="1.3643">
            <text:p>1,36430</text:p>
          </table:table-cell>
          <table:table-cell office:value-type="float" office:value="1.3547">
            <text:p>1,35470</text:p>
          </table:table-cell>
          <table:table-cell office:value-type="float" office:value="1.3637">
            <text:p>1,36370</text:p>
          </table:table-cell>
          <table:table-cell table:formula="of:=([.E441]+[.D441]+[.C441])/3" office:value-type="float" office:value="1.3609">
            <text:p>1,36090</text:p>
          </table:table-cell>
          <table:table-cell table:formula="of:=[.C441]-[.D441]" office:value-type="float" office:value="0.00960000000000005">
            <text:p>0,00960</text:p>
          </table:table-cell>
          <table:table-cell office:value-type="float" office:value="0.00785790930692384">
            <text:p>0,00786</text:p>
          </table:table-cell>
          <table:table-cell office:value-type="float" office:value="1.35616002686402">
            <text:p>1,35616</text:p>
          </table:table-cell>
          <table:table-cell office:value-type="float" office:value="1.35702120568126">
            <text:p>1,35702</text:p>
          </table:table-cell>
        </table:table-row>
        <table:table-row table:style-name="ro2">
          <table:table-cell table:style-name="ce1" office:value-type="string">
            <text:p>2007.04.25</text:p>
          </table:table-cell>
          <table:table-cell office:value-type="float" office:value="1.3638">
            <text:p>1,36380</text:p>
          </table:table-cell>
          <table:table-cell office:value-type="float" office:value="1.3665">
            <text:p>1,36650</text:p>
          </table:table-cell>
          <table:table-cell office:value-type="float" office:value="1.3621">
            <text:p>1,36210</text:p>
          </table:table-cell>
          <table:table-cell office:value-type="float" office:value="1.3643">
            <text:p>1,36430</text:p>
          </table:table-cell>
          <table:table-cell table:formula="of:=([.E442]+[.D442]+[.C442])/3" office:value-type="float" office:value="1.3643">
            <text:p>1,36430</text:p>
          </table:table-cell>
          <table:table-cell table:formula="of:=[.C442]-[.D442]" office:value-type="float" office:value="0.00439999999999996">
            <text:p>0,00440</text:p>
          </table:table-cell>
          <table:table-cell office:value-type="float" office:value="0.00782934750791833">
            <text:p>0,00783</text:p>
          </table:table-cell>
          <table:table-cell office:value-type="float" office:value="1.35749481064596">
            <text:p>1,35749</text:p>
          </table:table-cell>
          <table:table-cell office:value-type="float" office:value="1.35889797633004">
            <text:p>1,35890</text:p>
          </table:table-cell>
        </table:table-row>
        <table:table-row table:style-name="ro2">
          <table:table-cell table:style-name="ce1" office:value-type="string">
            <text:p>2007.04.26</text:p>
          </table:table-cell>
          <table:table-cell office:value-type="float" office:value="1.3644">
            <text:p>1,36440</text:p>
          </table:table-cell>
          <table:table-cell office:value-type="float" office:value="1.3653">
            <text:p>1,36530</text:p>
          </table:table-cell>
          <table:table-cell office:value-type="float" office:value="1.3584">
            <text:p>1,35840</text:p>
          </table:table-cell>
          <table:table-cell office:value-type="float" office:value="1.3591">
            <text:p>1,35910</text:p>
          </table:table-cell>
          <table:table-cell table:formula="of:=([.E443]+[.D443]+[.C443])/3" office:value-type="float" office:value="1.36093333333333">
            <text:p>1,36093</text:p>
          </table:table-cell>
          <table:table-cell table:formula="of:=[.C443]-[.D443]" office:value-type="float" office:value="0.00689999999999991">
            <text:p>0,00690</text:p>
          </table:table-cell>
          <table:table-cell office:value-type="float" office:value="0.00779817887523879">
            <text:p>0,00780</text:p>
          </table:table-cell>
          <table:table-cell office:value-type="float" office:value="1.35926680025876">
            <text:p>1,35927</text:p>
          </table:table-cell>
          <table:table-cell office:value-type="float" office:value="1.36039375210932">
            <text:p>1,36039</text:p>
          </table:table-cell>
        </table:table-row>
        <table:table-row table:style-name="ro2">
          <table:table-cell table:style-name="ce1" office:value-type="string">
            <text:p>2007.04.27</text:p>
          </table:table-cell>
          <table:table-cell office:value-type="float" office:value="1.3592">
            <text:p>1,35920</text:p>
          </table:table-cell>
          <table:table-cell office:value-type="float" office:value="1.3681">
            <text:p>1,36810</text:p>
          </table:table-cell>
          <table:table-cell office:value-type="float" office:value="1.3585">
            <text:p>1,35850</text:p>
          </table:table-cell>
          <table:table-cell office:value-type="float" office:value="1.3651">
            <text:p>1,36510</text:p>
          </table:table-cell>
          <table:table-cell table:formula="of:=([.E444]+[.D444]+[.C444])/3" office:value-type="float" office:value="1.3639">
            <text:p>1,36390</text:p>
          </table:table-cell>
          <table:table-cell table:formula="of:=[.C444]-[.D444]" office:value-type="float" office:value="0.00960000000000005">
            <text:p>0,00960</text:p>
          </table:table-cell>
          <table:table-cell office:value-type="float" office:value="0.00780370858146599">
            <text:p>0,00780</text:p>
          </table:table-cell>
          <table:table-cell office:value-type="float" office:value="1.35941680164889">
            <text:p>1,35942</text:p>
          </table:table-cell>
          <table:table-cell office:value-type="float" office:value="1.35991238715224">
            <text:p>1,35991</text:p>
          </table:table-cell>
        </table:table-row>
        <table:table-row table:style-name="ro2">
          <table:table-cell table:style-name="ce1" office:value-type="string">
            <text:p>2007.04.30</text:p>
          </table:table-cell>
          <table:table-cell office:value-type="float" office:value="1.3641">
            <text:p>1,36410</text:p>
          </table:table-cell>
          <table:table-cell office:value-type="float" office:value="1.3678">
            <text:p>1,36780</text:p>
          </table:table-cell>
          <table:table-cell office:value-type="float" office:value="1.3589">
            <text:p>1,35890</text:p>
          </table:table-cell>
          <table:table-cell office:value-type="float" office:value="1.3642">
            <text:p>1,36420</text:p>
          </table:table-cell>
          <table:table-cell table:formula="of:=([.E445]+[.D445]+[.C445])/3" office:value-type="float" office:value="1.36363333333333">
            <text:p>1,36363</text:p>
          </table:table-cell>
          <table:table-cell table:formula="of:=[.C445]-[.D445]" office:value-type="float" office:value="0.00889999999999991">
            <text:p>0,00890</text:p>
          </table:table-cell>
          <table:table-cell office:value-type="float" office:value="0.00777436501402997">
            <text:p>0,00777</text:p>
          </table:table-cell>
          <table:table-cell office:value-type="float" office:value="1.36068020644449">
            <text:p>1,36068</text:p>
          </table:table-cell>
          <table:table-cell office:value-type="float" office:value="1.36124449995056">
            <text:p>1,36124</text:p>
          </table:table-cell>
        </table:table-row>
        <table:table-row table:style-name="ro2">
          <table:table-cell table:style-name="ce1" office:value-type="string">
            <text:p>2007.05.01</text:p>
          </table:table-cell>
          <table:table-cell office:value-type="float" office:value="1.3641">
            <text:p>1,36410</text:p>
          </table:table-cell>
          <table:table-cell office:value-type="float" office:value="1.3673">
            <text:p>1,36730</text:p>
          </table:table-cell>
          <table:table-cell office:value-type="float" office:value="1.359">
            <text:p>1,35900</text:p>
          </table:table-cell>
          <table:table-cell office:value-type="float" office:value="1.3604">
            <text:p>1,36040</text:p>
          </table:table-cell>
          <table:table-cell table:formula="of:=([.E446]+[.D446]+[.C446])/3" office:value-type="float" office:value="1.36223333333333">
            <text:p>1,36223</text:p>
          </table:table-cell>
          <table:table-cell table:formula="of:=[.C446]-[.D446]" office:value-type="float" office:value="0.00829999999999997">
            <text:p>0,00830</text:p>
          </table:table-cell>
          <table:table-cell office:value-type="float" office:value="0.00775946742411271">
            <text:p>0,00776</text:p>
          </table:table-cell>
          <table:table-cell office:value-type="float" office:value="1.36153016756621">
            <text:p>1,36153</text:p>
          </table:table-cell>
          <table:table-cell office:value-type="float" office:value="1.36227448348773">
            <text:p>1,36227</text:p>
          </table:table-cell>
        </table:table-row>
        <table:table-row table:style-name="ro2">
          <table:table-cell table:style-name="ce1" office:value-type="string">
            <text:p>2007.05.02</text:p>
          </table:table-cell>
          <table:table-cell office:value-type="float" office:value="1.3605">
            <text:p>1,36050</text:p>
          </table:table-cell>
          <table:table-cell office:value-type="float" office:value="1.3612">
            <text:p>1,36120</text:p>
          </table:table-cell>
          <table:table-cell office:value-type="float" office:value="1.356">
            <text:p>1,35600</text:p>
          </table:table-cell>
          <table:table-cell office:value-type="float" office:value="1.3583">
            <text:p>1,35830</text:p>
          </table:table-cell>
          <table:table-cell table:formula="of:=([.E447]+[.D447]+[.C447])/3" office:value-type="float" office:value="1.3585">
            <text:p>1,35850</text:p>
          </table:table-cell>
          <table:table-cell table:formula="of:=[.C447]-[.D447]" office:value-type="float" office:value="0.00520000000000009">
            <text:p>0,00520</text:p>
          </table:table-cell>
          <table:table-cell office:value-type="float" office:value="0.00776715460753583">
            <text:p>0,00777</text:p>
          </table:table-cell>
          <table:table-cell office:value-type="float" office:value="1.36152387649841">
            <text:p>1,36152</text:p>
          </table:table-cell>
          <table:table-cell office:value-type="float" office:value="1.36177320758886">
            <text:p>1,36177</text:p>
          </table:table-cell>
        </table:table-row>
        <table:table-row table:style-name="ro2">
          <table:table-cell table:style-name="ce1" office:value-type="string">
            <text:p>2007.05.03</text:p>
          </table:table-cell>
          <table:table-cell office:value-type="float" office:value="1.3582">
            <text:p>1,35820</text:p>
          </table:table-cell>
          <table:table-cell office:value-type="float" office:value="1.3622">
            <text:p>1,36220</text:p>
          </table:table-cell>
          <table:table-cell office:value-type="float" office:value="1.3546">
            <text:p>1,35460</text:p>
          </table:table-cell>
          <table:table-cell office:value-type="float" office:value="1.3551">
            <text:p>1,35510</text:p>
          </table:table-cell>
          <table:table-cell table:formula="of:=([.E448]+[.D448]+[.C448])/3" office:value-type="float" office:value="1.3573">
            <text:p>1,35730</text:p>
          </table:table-cell>
          <table:table-cell table:formula="of:=[.C448]-[.D448]" office:value-type="float" office:value="0.00760000000000005">
            <text:p>0,00760</text:p>
          </table:table-cell>
          <table:table-cell office:value-type="float" office:value="0.00778345420014676">
            <text:p>0,00778</text:p>
          </table:table-cell>
          <table:table-cell office:value-type="float" office:value="1.36075100196893">
            <text:p>1,36075</text:p>
          </table:table-cell>
          <table:table-cell office:value-type="float" office:value="1.36065391083344">
            <text:p>1,36065</text:p>
          </table:table-cell>
        </table:table-row>
        <table:table-row table:style-name="ro2">
          <table:table-cell table:style-name="ce1" office:value-type="string">
            <text:p>2007.05.04</text:p>
          </table:table-cell>
          <table:table-cell office:value-type="float" office:value="1.3552">
            <text:p>1,35520</text:p>
          </table:table-cell>
          <table:table-cell office:value-type="float" office:value="1.361">
            <text:p>1,36100</text:p>
          </table:table-cell>
          <table:table-cell office:value-type="float" office:value="1.3535">
            <text:p>1,35350</text:p>
          </table:table-cell>
          <table:table-cell office:value-type="float" office:value="1.3591">
            <text:p>1,35910</text:p>
          </table:table-cell>
          <table:table-cell table:formula="of:=([.E449]+[.D449]+[.C449])/3" office:value-type="float" office:value="1.35786666666667">
            <text:p>1,35787</text:p>
          </table:table-cell>
          <table:table-cell table:formula="of:=[.C449]-[.D449]" office:value-type="float" office:value="0.00750000000000006">
            <text:p>0,00750</text:p>
          </table:table-cell>
          <table:table-cell office:value-type="float" office:value="0.00780756012277407">
            <text:p>0,00781</text:p>
          </table:table-cell>
          <table:table-cell office:value-type="float" office:value="1.35980550303467">
            <text:p>1,35981</text:p>
          </table:table-cell>
          <table:table-cell office:value-type="float" office:value="1.35927642926519">
            <text:p>1,35928</text:p>
          </table:table-cell>
        </table:table-row>
        <table:table-row table:style-name="ro2">
          <table:table-cell table:style-name="ce1" office:value-type="string">
            <text:p>2007.05.07</text:p>
          </table:table-cell>
          <table:table-cell office:value-type="float" office:value="1.3595">
            <text:p>1,35950</text:p>
          </table:table-cell>
          <table:table-cell office:value-type="float" office:value="1.3627">
            <text:p>1,36270</text:p>
          </table:table-cell>
          <table:table-cell office:value-type="float" office:value="1.359">
            <text:p>1,35900</text:p>
          </table:table-cell>
          <table:table-cell office:value-type="float" office:value="1.3597">
            <text:p>1,35970</text:p>
          </table:table-cell>
          <table:table-cell table:formula="of:=([.E450]+[.D450]+[.C450])/3" office:value-type="float" office:value="1.36046666666667">
            <text:p>1,36047</text:p>
          </table:table-cell>
          <table:table-cell table:formula="of:=[.C450]-[.D450]" office:value-type="float" office:value="0.00370000000000004">
            <text:p>0,00370</text:p>
          </table:table-cell>
          <table:table-cell office:value-type="float" office:value="0.00782151715899237">
            <text:p>0,00782</text:p>
          </table:table-cell>
          <table:table-cell office:value-type="float" office:value="1.35922474640744">
            <text:p>1,35922</text:p>
          </table:table-cell>
          <table:table-cell office:value-type="float" office:value="1.35907079039248">
            <text:p>1,35907</text:p>
          </table:table-cell>
        </table:table-row>
        <table:table-row table:style-name="ro2">
          <table:table-cell table:style-name="ce1" office:value-type="string">
            <text:p>2007.05.08</text:p>
          </table:table-cell>
          <table:table-cell office:value-type="float" office:value="1.3598">
            <text:p>1,35980</text:p>
          </table:table-cell>
          <table:table-cell office:value-type="float" office:value="1.362">
            <text:p>1,36200</text:p>
          </table:table-cell>
          <table:table-cell office:value-type="float" office:value="1.3515">
            <text:p>1,35150</text:p>
          </table:table-cell>
          <table:table-cell office:value-type="float" office:value="1.3543">
            <text:p>1,35430</text:p>
          </table:table-cell>
          <table:table-cell table:formula="of:=([.E451]+[.D451]+[.C451])/3" office:value-type="float" office:value="1.35593333333333">
            <text:p>1,35593</text:p>
          </table:table-cell>
          <table:table-cell table:formula="of:=[.C451]-[.D451]" office:value-type="float" office:value="0.0105">
            <text:p>0,01050</text:p>
          </table:table-cell>
          <table:table-cell office:value-type="float" office:value="0.00781775049988728">
            <text:p>0,00782</text:p>
          </table:table-cell>
          <table:table-cell office:value-type="float" office:value="1.35961365109744">
            <text:p>1,35961</text:p>
          </table:table-cell>
          <table:table-cell office:value-type="float" office:value="1.35921290317093">
            <text:p>1,35921</text:p>
          </table:table-cell>
        </table:table-row>
        <table:table-row table:style-name="ro2">
          <table:table-cell table:style-name="ce1" office:value-type="string">
            <text:p>2007.05.09</text:p>
          </table:table-cell>
          <table:table-cell office:value-type="float" office:value="1.3544">
            <text:p>1,35440</text:p>
          </table:table-cell>
          <table:table-cell office:value-type="float" office:value="1.3565">
            <text:p>1,35650</text:p>
          </table:table-cell>
          <table:table-cell office:value-type="float" office:value="1.3519">
            <text:p>1,35190</text:p>
          </table:table-cell>
          <table:table-cell office:value-type="float" office:value="1.3527">
            <text:p>1,35270</text:p>
          </table:table-cell>
          <table:table-cell table:formula="of:=([.E452]+[.D452]+[.C452])/3" office:value-type="float" office:value="1.3537">
            <text:p>1,35370</text:p>
          </table:table-cell>
          <table:table-cell table:formula="of:=[.C452]-[.D452]" office:value-type="float" office:value="0.00459999999999994">
            <text:p>0,00460</text:p>
          </table:table-cell>
          <table:table-cell office:value-type="float" office:value="0.00786949079995141">
            <text:p>0,00787</text:p>
          </table:table-cell>
          <table:table-cell office:value-type="float" office:value="1.35821597795382">
            <text:p>1,35822</text:p>
          </table:table-cell>
          <table:table-cell office:value-type="float" office:value="1.3576051498613">
            <text:p>1,35761</text:p>
          </table:table-cell>
        </table:table-row>
        <table:table-row table:style-name="ro2">
          <table:table-cell table:style-name="ce1" office:value-type="string">
            <text:p>2007.05.10</text:p>
          </table:table-cell>
          <table:table-cell office:value-type="float" office:value="1.3525">
            <text:p>1,35250</text:p>
          </table:table-cell>
          <table:table-cell office:value-type="float" office:value="1.3563">
            <text:p>1,35630</text:p>
          </table:table-cell>
          <table:table-cell office:value-type="float" office:value="1.3464">
            <text:p>1,34640</text:p>
          </table:table-cell>
          <table:table-cell office:value-type="float" office:value="1.3476">
            <text:p>1,34760</text:p>
          </table:table-cell>
          <table:table-cell table:formula="of:=([.E453]+[.D453]+[.C453])/3" office:value-type="float" office:value="1.3501">
            <text:p>1,35010</text:p>
          </table:table-cell>
          <table:table-cell table:formula="of:=[.C453]-[.D453]" office:value-type="float" office:value="0.00990000000000002">
            <text:p>0,00990</text:p>
          </table:table-cell>
          <table:table-cell office:value-type="float" office:value="0.0078737393964141">
            <text:p>0,00787</text:p>
          </table:table-cell>
          <table:table-cell office:value-type="float" office:value="1.35719737385531">
            <text:p>1,35720</text:p>
          </table:table-cell>
          <table:table-cell office:value-type="float" office:value="1.35627379671007">
            <text:p>1,35627</text:p>
          </table:table-cell>
        </table:table-row>
        <table:table-row table:style-name="ro2">
          <table:table-cell table:style-name="ce1" office:value-type="string">
            <text:p>2007.05.11</text:p>
          </table:table-cell>
          <table:table-cell office:value-type="float" office:value="1.3475">
            <text:p>1,34750</text:p>
          </table:table-cell>
          <table:table-cell office:value-type="float" office:value="1.3531">
            <text:p>1,35310</text:p>
          </table:table-cell>
          <table:table-cell office:value-type="float" office:value="1.3461">
            <text:p>1,34610</text:p>
          </table:table-cell>
          <table:table-cell office:value-type="float" office:value="1.3524">
            <text:p>1,35240</text:p>
          </table:table-cell>
          <table:table-cell table:formula="of:=([.E454]+[.D454]+[.C454])/3" office:value-type="float" office:value="1.35053333333333">
            <text:p>1,35053</text:p>
          </table:table-cell>
          <table:table-cell table:formula="of:=[.C454]-[.D454]" office:value-type="float" office:value="0.0069999999999999">
            <text:p>0,00700</text:p>
          </table:table-cell>
          <table:table-cell office:value-type="float" office:value="0.00793013715776766">
            <text:p>0,00793</text:p>
          </table:table-cell>
          <table:table-cell office:value-type="float" office:value="1.35531717647523">
            <text:p>1,35532</text:p>
          </table:table-cell>
          <table:table-cell office:value-type="float" office:value="1.35404459148558">
            <text:p>1,35404</text:p>
          </table:table-cell>
        </table:table-row>
        <table:table-row table:style-name="ro2">
          <table:table-cell table:style-name="ce1" office:value-type="string">
            <text:p>2007.05.14</text:p>
          </table:table-cell>
          <table:table-cell office:value-type="float" office:value="1.3528">
            <text:p>1,35280</text:p>
          </table:table-cell>
          <table:table-cell office:value-type="float" office:value="1.3557">
            <text:p>1,35570</text:p>
          </table:table-cell>
          <table:table-cell office:value-type="float" office:value="1.3523">
            <text:p>1,35230</text:p>
          </table:table-cell>
          <table:table-cell office:value-type="float" office:value="1.3541">
            <text:p>1,35410</text:p>
          </table:table-cell>
          <table:table-cell table:formula="of:=([.E455]+[.D455]+[.C455])/3" office:value-type="float" office:value="1.35403333333333">
            <text:p>1,35403</text:p>
          </table:table-cell>
          <table:table-cell table:formula="of:=[.C455]-[.D455]" office:value-type="float" office:value="0.00340000000000007">
            <text:p>0,00340</text:p>
          </table:table-cell>
          <table:table-cell office:value-type="float" office:value="0.00794376366367392">
            <text:p>0,00794</text:p>
          </table:table-cell>
          <table:table-cell office:value-type="float" office:value="1.35402658287971">
            <text:p>1,35403</text:p>
          </table:table-cell>
          <table:table-cell office:value-type="float" office:value="1.35342744327346">
            <text:p>1,35343</text:p>
          </table:table-cell>
        </table:table-row>
        <table:table-row table:style-name="ro2">
          <table:table-cell table:style-name="ce1" office:value-type="string">
            <text:p>2007.05.15</text:p>
          </table:table-cell>
          <table:table-cell office:value-type="float" office:value="1.354">
            <text:p>1,35400</text:p>
          </table:table-cell>
          <table:table-cell office:value-type="float" office:value="1.3608">
            <text:p>1,36080</text:p>
          </table:table-cell>
          <table:table-cell office:value-type="float" office:value="1.3526">
            <text:p>1,35260</text:p>
          </table:table-cell>
          <table:table-cell office:value-type="float" office:value="1.3592">
            <text:p>1,35920</text:p>
          </table:table-cell>
          <table:table-cell table:formula="of:=([.E456]+[.D456]+[.C456])/3" office:value-type="float" office:value="1.35753333333333">
            <text:p>1,35753</text:p>
          </table:table-cell>
          <table:table-cell table:formula="of:=[.C456]-[.D456]" office:value-type="float" office:value="0.00819999999999999">
            <text:p>0,00820</text:p>
          </table:table-cell>
          <table:table-cell office:value-type="float" office:value="0.00795214140659039">
            <text:p>0,00795</text:p>
          </table:table-cell>
          <table:table-cell office:value-type="float" office:value="1.35425073178851">
            <text:p>1,35425</text:p>
          </table:table-cell>
          <table:table-cell office:value-type="float" office:value="1.35362973107057">
            <text:p>1,35363</text:p>
          </table:table-cell>
        </table:table-row>
        <table:table-row table:style-name="ro2">
          <table:table-cell table:style-name="ce1" office:value-type="string">
            <text:p>2007.05.16</text:p>
          </table:table-cell>
          <table:table-cell office:value-type="float" office:value="1.3593">
            <text:p>1,35930</text:p>
          </table:table-cell>
          <table:table-cell office:value-type="float" office:value="1.3609">
            <text:p>1,36090</text:p>
          </table:table-cell>
          <table:table-cell office:value-type="float" office:value="1.3503">
            <text:p>1,35030</text:p>
          </table:table-cell>
          <table:table-cell office:value-type="float" office:value="1.3514">
            <text:p>1,35140</text:p>
          </table:table-cell>
          <table:table-cell table:formula="of:=([.E457]+[.D457]+[.C457])/3" office:value-type="float" office:value="1.3542">
            <text:p>1,35420</text:p>
          </table:table-cell>
          <table:table-cell table:formula="of:=[.C457]-[.D457]" office:value-type="float" office:value="0.0105999999999999">
            <text:p>0,01060</text:p>
          </table:table-cell>
          <table:table-cell office:value-type="float" office:value="0.00793426610097161">
            <text:p>0,00793</text:p>
          </table:table-cell>
          <table:table-cell office:value-type="float" office:value="1.35488310219685">
            <text:p>1,35488</text:p>
          </table:table-cell>
          <table:table-cell office:value-type="float" office:value="1.35488965923547">
            <text:p>1,35489</text:p>
          </table:table-cell>
        </table:table-row>
        <table:table-row table:style-name="ro2">
          <table:table-cell table:style-name="ce1" office:value-type="string">
            <text:p>2007.05.17</text:p>
          </table:table-cell>
          <table:table-cell office:value-type="float" office:value="1.3516">
            <text:p>1,35160</text:p>
          </table:table-cell>
          <table:table-cell office:value-type="float" office:value="1.3544">
            <text:p>1,35440</text:p>
          </table:table-cell>
          <table:table-cell office:value-type="float" office:value="1.3476">
            <text:p>1,34760</text:p>
          </table:table-cell>
          <table:table-cell office:value-type="float" office:value="1.3497">
            <text:p>1,34970</text:p>
          </table:table-cell>
          <table:table-cell table:formula="of:=([.E458]+[.D458]+[.C458])/3" office:value-type="float" office:value="1.35056666666667">
            <text:p>1,35057</text:p>
          </table:table-cell>
          <table:table-cell table:formula="of:=[.C458]-[.D458]" office:value-type="float" office:value="0.00680000000000014">
            <text:p>0,00680</text:p>
          </table:table-cell>
          <table:table-cell office:value-type="float" office:value="0.00796030545630615">
            <text:p>0,00796</text:p>
          </table:table-cell>
          <table:table-cell office:value-type="float" office:value="1.35451629678585">
            <text:p>1,35452</text:p>
          </table:table-cell>
          <table:table-cell office:value-type="float" office:value="1.35394667365063">
            <text:p>1,35395</text:p>
          </table:table-cell>
        </table:table-row>
        <table:table-row table:style-name="ro2">
          <table:table-cell table:style-name="ce1" office:value-type="string">
            <text:p>2007.05.18</text:p>
          </table:table-cell>
          <table:table-cell office:value-type="float" office:value="1.3494">
            <text:p>1,34940</text:p>
          </table:table-cell>
          <table:table-cell office:value-type="float" office:value="1.3521">
            <text:p>1,35210</text:p>
          </table:table-cell>
          <table:table-cell office:value-type="float" office:value="1.3464">
            <text:p>1,34640</text:p>
          </table:table-cell>
          <table:table-cell office:value-type="float" office:value="1.3507">
            <text:p>1,35070</text:p>
          </table:table-cell>
          <table:table-cell table:formula="of:=([.E459]+[.D459]+[.C459])/3" office:value-type="float" office:value="1.34973333333333">
            <text:p>1,34973</text:p>
          </table:table-cell>
          <table:table-cell table:formula="of:=[.C459]-[.D459]" office:value-type="float" office:value="0.00570000000000004">
            <text:p>0,00570</text:p>
          </table:table-cell>
          <table:table-cell office:value-type="float" office:value="0.00795146384914725">
            <text:p>0,00795</text:p>
          </table:table-cell>
          <table:table-cell office:value-type="float" office:value="1.35373007435696">
            <text:p>1,35373</text:p>
          </table:table-cell>
          <table:table-cell office:value-type="float" office:value="1.35289940385184">
            <text:p>1,35290</text:p>
          </table:table-cell>
        </table:table-row>
        <table:table-row table:style-name="ro2">
          <table:table-cell table:style-name="ce1" office:value-type="string">
            <text:p>2007.05.21</text:p>
          </table:table-cell>
          <table:table-cell office:value-type="float" office:value="1.3517">
            <text:p>1,35170</text:p>
          </table:table-cell>
          <table:table-cell office:value-type="float" office:value="1.3525">
            <text:p>1,35250</text:p>
          </table:table-cell>
          <table:table-cell office:value-type="float" office:value="1.3435">
            <text:p>1,34350</text:p>
          </table:table-cell>
          <table:table-cell office:value-type="float" office:value="1.3463">
            <text:p>1,34630</text:p>
          </table:table-cell>
          <table:table-cell table:formula="of:=([.E460]+[.D460]+[.C460])/3" office:value-type="float" office:value="1.34743333333333">
            <text:p>1,34743</text:p>
          </table:table-cell>
          <table:table-cell table:formula="of:=[.C460]-[.D460]" office:value-type="float" office:value="0.0089999999999999">
            <text:p>0,00900</text:p>
          </table:table-cell>
          <table:table-cell office:value-type="float" office:value="0.00794555089484099">
            <text:p>0,00795</text:p>
          </table:table-cell>
          <table:table-cell office:value-type="float" office:value="1.35290175020977">
            <text:p>1,35290</text:p>
          </table:table-cell>
          <table:table-cell office:value-type="float" office:value="1.35243389401008">
            <text:p>1,35243</text:p>
          </table:table-cell>
        </table:table-row>
        <table:table-row table:style-name="ro2">
          <table:table-cell table:style-name="ce1" office:value-type="string">
            <text:p>2007.05.22</text:p>
          </table:table-cell>
          <table:table-cell office:value-type="float" office:value="1.3464">
            <text:p>1,34640</text:p>
          </table:table-cell>
          <table:table-cell office:value-type="float" office:value="1.3475">
            <text:p>1,34750</text:p>
          </table:table-cell>
          <table:table-cell office:value-type="float" office:value="1.3438">
            <text:p>1,34380</text:p>
          </table:table-cell>
          <table:table-cell office:value-type="float" office:value="1.3449">
            <text:p>1,34490</text:p>
          </table:table-cell>
          <table:table-cell table:formula="of:=([.E461]+[.D461]+[.C461])/3" office:value-type="float" office:value="1.3454">
            <text:p>1,34540</text:p>
          </table:table-cell>
          <table:table-cell table:formula="of:=[.C461]-[.D461]" office:value-type="float" office:value="0.00370000000000026">
            <text:p>0,00370</text:p>
          </table:table-cell>
          <table:table-cell office:value-type="float" office:value="0.00799575418295611">
            <text:p>0,00800</text:p>
          </table:table-cell>
          <table:table-cell office:value-type="float" office:value="1.35118619189643">
            <text:p>1,35119</text:p>
          </table:table-cell>
          <table:table-cell office:value-type="float" office:value="1.35080659314747">
            <text:p>1,35081</text:p>
          </table:table-cell>
        </table:table-row>
        <table:table-row table:style-name="ro2">
          <table:table-cell table:style-name="ce1" office:value-type="string">
            <text:p>2007.05.23</text:p>
          </table:table-cell>
          <table:table-cell office:value-type="float" office:value="1.345">
            <text:p>1,34500</text:p>
          </table:table-cell>
          <table:table-cell office:value-type="float" office:value="1.3501">
            <text:p>1,35010</text:p>
          </table:table-cell>
          <table:table-cell office:value-type="float" office:value="1.3415">
            <text:p>1,34150</text:p>
          </table:table-cell>
          <table:table-cell office:value-type="float" office:value="1.3455">
            <text:p>1,34550</text:p>
          </table:table-cell>
          <table:table-cell table:formula="of:=([.E462]+[.D462]+[.C462])/3" office:value-type="float" office:value="1.3457">
            <text:p>1,34570</text:p>
          </table:table-cell>
          <table:table-cell table:formula="of:=[.C462]-[.D462]" office:value-type="float" office:value="0.00860000000000016">
            <text:p>0,00860</text:p>
          </table:table-cell>
          <table:table-cell office:value-type="float" office:value="0.00803071988762033">
            <text:p>0,00803</text:p>
          </table:table-cell>
          <table:table-cell office:value-type="float" office:value="1.34969211598728">
            <text:p>1,34969</text:p>
          </table:table-cell>
          <table:table-cell office:value-type="float" office:value="1.34902104103521">
            <text:p>1,34902</text:p>
          </table:table-cell>
        </table:table-row>
        <table:table-row table:style-name="ro2">
          <table:table-cell table:style-name="ce1" office:value-type="string">
            <text:p>2007.05.24</text:p>
          </table:table-cell>
          <table:table-cell office:value-type="float" office:value="1.3456">
            <text:p>1,34560</text:p>
          </table:table-cell>
          <table:table-cell office:value-type="float" office:value="1.3461">
            <text:p>1,34610</text:p>
          </table:table-cell>
          <table:table-cell office:value-type="float" office:value="1.3414">
            <text:p>1,34140</text:p>
          </table:table-cell>
          <table:table-cell office:value-type="float" office:value="1.3431">
            <text:p>1,34310</text:p>
          </table:table-cell>
          <table:table-cell table:formula="of:=([.E463]+[.D463]+[.C463])/3" office:value-type="float" office:value="1.34353333333333">
            <text:p>1,34353</text:p>
          </table:table-cell>
          <table:table-cell table:formula="of:=[.C463]-[.D463]" office:value-type="float" office:value="0.00469999999999993">
            <text:p>0,00470</text:p>
          </table:table-cell>
          <table:table-cell office:value-type="float" office:value="0.00806808400431649">
            <text:p>0,00807</text:p>
          </table:table-cell>
          <table:table-cell office:value-type="float" office:value="1.34863379514817">
            <text:p>1,34863</text:p>
          </table:table-cell>
          <table:table-cell office:value-type="float" office:value="1.34793282366149">
            <text:p>1,34793</text:p>
          </table:table-cell>
        </table:table-row>
        <table:table-row table:style-name="ro2">
          <table:table-cell table:style-name="ce1" office:value-type="string">
            <text:p>2007.05.25</text:p>
          </table:table-cell>
          <table:table-cell office:value-type="float" office:value="1.343">
            <text:p>1,34300</text:p>
          </table:table-cell>
          <table:table-cell office:value-type="float" office:value="1.3472">
            <text:p>1,34720</text:p>
          </table:table-cell>
          <table:table-cell office:value-type="float" office:value="1.3411">
            <text:p>1,34110</text:p>
          </table:table-cell>
          <table:table-cell office:value-type="float" office:value="1.3442">
            <text:p>1,34420</text:p>
          </table:table-cell>
          <table:table-cell table:formula="of:=([.E464]+[.D464]+[.C464])/3" office:value-type="float" office:value="1.34416666666667">
            <text:p>1,34417</text:p>
          </table:table-cell>
          <table:table-cell table:formula="of:=[.C464]-[.D464]" office:value-type="float" office:value="0.00609999999999999">
            <text:p>0,00610</text:p>
          </table:table-cell>
          <table:table-cell office:value-type="float" office:value="0.00809021733940146">
            <text:p>0,00809</text:p>
          </table:table-cell>
          <table:table-cell office:value-type="float" office:value="1.34715190847366">
            <text:p>1,34715</text:p>
          </table:table-cell>
          <table:table-cell office:value-type="float" office:value="1.34646114812257">
            <text:p>1,34646</text:p>
          </table:table-cell>
        </table:table-row>
        <table:table-row table:style-name="ro2">
          <table:table-cell table:style-name="ce1" office:value-type="string">
            <text:p>2007.05.28</text:p>
          </table:table-cell>
          <table:table-cell office:value-type="float" office:value="1.3447">
            <text:p>1,34470</text:p>
          </table:table-cell>
          <table:table-cell office:value-type="float" office:value="1.3458">
            <text:p>1,34580</text:p>
          </table:table-cell>
          <table:table-cell office:value-type="float" office:value="1.3444">
            <text:p>1,34440</text:p>
          </table:table-cell>
          <table:table-cell office:value-type="float" office:value="1.3447">
            <text:p>1,34470</text:p>
          </table:table-cell>
          <table:table-cell table:formula="of:=([.E465]+[.D465]+[.C465])/3" office:value-type="float" office:value="1.34496666666667">
            <text:p>1,34497</text:p>
          </table:table-cell>
          <table:table-cell table:formula="of:=[.C465]-[.D465]" office:value-type="float" office:value="0.00140000000000007">
            <text:p>0,00140</text:p>
          </table:table-cell>
          <table:table-cell office:value-type="float" office:value="0.00810316839430959">
            <text:p>0,00810</text:p>
          </table:table-cell>
          <table:table-cell office:value-type="float" office:value="1.34652064507116">
            <text:p>1,34652</text:p>
          </table:table-cell>
          <table:table-cell office:value-type="float" office:value="1.34588749877756">
            <text:p>1,34589</text:p>
          </table:table-cell>
        </table:table-row>
        <table:table-row table:style-name="ro2">
          <table:table-cell table:style-name="ce1" office:value-type="string">
            <text:p>2007.05.29</text:p>
          </table:table-cell>
          <table:table-cell office:value-type="float" office:value="1.3448">
            <text:p>1,34480</text:p>
          </table:table-cell>
          <table:table-cell office:value-type="float" office:value="1.3519">
            <text:p>1,35190</text:p>
          </table:table-cell>
          <table:table-cell office:value-type="float" office:value="1.3419">
            <text:p>1,34190</text:p>
          </table:table-cell>
          <table:table-cell office:value-type="float" office:value="1.3446">
            <text:p>1,34460</text:p>
          </table:table-cell>
          <table:table-cell table:formula="of:=([.E466]+[.D466]+[.C466])/3" office:value-type="float" office:value="1.34613333333333">
            <text:p>1,34613</text:p>
          </table:table-cell>
          <table:table-cell table:formula="of:=[.C466]-[.D466]" office:value-type="float" office:value="0.01">
            <text:p>0,01000</text:p>
          </table:table-cell>
          <table:table-cell office:value-type="float" office:value="0.00808417152428188">
            <text:p>0,00808</text:p>
          </table:table-cell>
          <table:table-cell office:value-type="float" office:value="1.34610768244947">
            <text:p>1,34611</text:p>
          </table:table-cell>
          <table:table-cell office:value-type="float" office:value="1.34541989801815">
            <text:p>1,34542</text:p>
          </table:table-cell>
        </table:table-row>
        <table:table-row table:style-name="ro2">
          <table:table-cell table:style-name="ce1" office:value-type="string">
            <text:p>2007.05.30</text:p>
          </table:table-cell>
          <table:table-cell office:value-type="float" office:value="1.3447">
            <text:p>1,34470</text:p>
          </table:table-cell>
          <table:table-cell office:value-type="float" office:value="1.3457">
            <text:p>1,34570</text:p>
          </table:table-cell>
          <table:table-cell office:value-type="float" office:value="1.3406">
            <text:p>1,34060</text:p>
          </table:table-cell>
          <table:table-cell office:value-type="float" office:value="1.3429">
            <text:p>1,34290</text:p>
          </table:table-cell>
          <table:table-cell table:formula="of:=([.E467]+[.D467]+[.C467])/3" office:value-type="float" office:value="1.34306666666667">
            <text:p>1,34307</text:p>
          </table:table-cell>
          <table:table-cell table:formula="of:=[.C467]-[.D467]" office:value-type="float" office:value="0.00509999999999988">
            <text:p>0,00510</text:p>
          </table:table-cell>
          <table:table-cell office:value-type="float" office:value="0.0080913306559857">
            <text:p>0,00809</text:p>
          </table:table-cell>
          <table:table-cell office:value-type="float" office:value="1.34601814196889">
            <text:p>1,34602</text:p>
          </table:table-cell>
          <table:table-cell office:value-type="float" office:value="1.34532164257537">
            <text:p>1,34532</text:p>
          </table:table-cell>
        </table:table-row>
        <table:table-row table:style-name="ro2">
          <table:table-cell table:style-name="ce1" office:value-type="string">
            <text:p>2007.05.31</text:p>
          </table:table-cell>
          <table:table-cell office:value-type="float" office:value="1.3428">
            <text:p>1,34280</text:p>
          </table:table-cell>
          <table:table-cell office:value-type="float" office:value="1.3477">
            <text:p>1,34770</text:p>
          </table:table-cell>
          <table:table-cell office:value-type="float" office:value="1.3423">
            <text:p>1,34230</text:p>
          </table:table-cell>
          <table:table-cell office:value-type="float" office:value="1.3451">
            <text:p>1,34510</text:p>
          </table:table-cell>
          <table:table-cell table:formula="of:=([.E468]+[.D468]+[.C468])/3" office:value-type="float" office:value="1.34503333333333">
            <text:p>1,34503</text:p>
          </table:table-cell>
          <table:table-cell table:formula="of:=[.C468]-[.D468]" office:value-type="float" office:value="0.00540000000000007">
            <text:p>0,00540</text:p>
          </table:table-cell>
          <table:table-cell office:value-type="float" office:value="0.00808915509318876">
            <text:p>0,00809</text:p>
          </table:table-cell>
          <table:table-cell office:value-type="float" office:value="1.34518541596363">
            <text:p>1,34519</text:p>
          </table:table-cell>
          <table:table-cell office:value-type="float" office:value="1.34449516786713">
            <text:p>1,34450</text:p>
          </table:table-cell>
        </table:table-row>
        <table:table-row table:style-name="ro2">
          <table:table-cell table:style-name="ce1" office:value-type="string">
            <text:p>2007.06.01</text:p>
          </table:table-cell>
          <table:table-cell office:value-type="float" office:value="1.3452">
            <text:p>1,34520</text:p>
          </table:table-cell>
          <table:table-cell office:value-type="float" office:value="1.3463">
            <text:p>1,34630</text:p>
          </table:table-cell>
          <table:table-cell office:value-type="float" office:value="1.3391">
            <text:p>1,33910</text:p>
          </table:table-cell>
          <table:table-cell office:value-type="float" office:value="1.3448">
            <text:p>1,34480</text:p>
          </table:table-cell>
          <table:table-cell table:formula="of:=([.E469]+[.D469]+[.C469])/3" office:value-type="float" office:value="1.3434">
            <text:p>1,34340</text:p>
          </table:table-cell>
          <table:table-cell table:formula="of:=[.C469]-[.D469]" office:value-type="float" office:value="0.0072000000000001">
            <text:p>0,00720</text:p>
          </table:table-cell>
          <table:table-cell office:value-type="float" office:value="0.00806639299644748">
            <text:p>0,00807</text:p>
          </table:table-cell>
          <table:table-cell office:value-type="float" office:value="1.3454843148826">
            <text:p>1,34548</text:p>
          </table:table-cell>
          <table:table-cell office:value-type="float" office:value="1.34490416211176">
            <text:p>1,34490</text:p>
          </table:table-cell>
        </table:table-row>
        <table:table-row table:style-name="ro2">
          <table:table-cell table:style-name="ce1" office:value-type="string">
            <text:p>2007.06.04</text:p>
          </table:table-cell>
          <table:table-cell office:value-type="float" office:value="1.3442">
            <text:p>1,34420</text:p>
          </table:table-cell>
          <table:table-cell office:value-type="float" office:value="1.3499">
            <text:p>1,34990</text:p>
          </table:table-cell>
          <table:table-cell office:value-type="float" office:value="1.3431">
            <text:p>1,34310</text:p>
          </table:table-cell>
          <table:table-cell office:value-type="float" office:value="1.3493">
            <text:p>1,34930</text:p>
          </table:table-cell>
          <table:table-cell table:formula="of:=([.E470]+[.D470]+[.C470])/3" office:value-type="float" office:value="1.34743333333333">
            <text:p>1,34743</text:p>
          </table:table-cell>
          <table:table-cell table:formula="of:=[.C470]-[.D470]" office:value-type="float" office:value="0.00680000000000014">
            <text:p>0,00680</text:p>
          </table:table-cell>
          <table:table-cell office:value-type="float" office:value="0.00806988568309846">
            <text:p>0,00807</text:p>
          </table:table-cell>
          <table:table-cell office:value-type="float" office:value="1.34472042192845">
            <text:p>1,34472</text:p>
          </table:table-cell>
          <table:table-cell office:value-type="float" office:value="1.34472990702517">
            <text:p>1,34473</text:p>
          </table:table-cell>
        </table:table-row>
        <table:table-row table:style-name="ro2">
          <table:table-cell table:style-name="ce1" office:value-type="string">
            <text:p>2007.06.05</text:p>
          </table:table-cell>
          <table:table-cell office:value-type="float" office:value="1.3494">
            <text:p>1,34940</text:p>
          </table:table-cell>
          <table:table-cell office:value-type="float" office:value="1.3553">
            <text:p>1,35530</text:p>
          </table:table-cell>
          <table:table-cell office:value-type="float" office:value="1.3487">
            <text:p>1,34870</text:p>
          </table:table-cell>
          <table:table-cell office:value-type="float" office:value="1.3517">
            <text:p>1,35170</text:p>
          </table:table-cell>
          <table:table-cell table:formula="of:=([.E471]+[.D471]+[.C471])/3" office:value-type="float" office:value="1.3519">
            <text:p>1,35190</text:p>
          </table:table-cell>
          <table:table-cell table:formula="of:=[.C471]-[.D471]" office:value-type="float" office:value="0.00659999999999994">
            <text:p>0,00660</text:p>
          </table:table-cell>
          <table:table-cell office:value-type="float" office:value="0.00804150332754599">
            <text:p>0,00804</text:p>
          </table:table-cell>
          <table:table-cell office:value-type="float" office:value="1.34567703317287">
            <text:p>1,34568</text:p>
          </table:table-cell>
          <table:table-cell office:value-type="float" office:value="1.34615662573412">
            <text:p>1,34616</text:p>
          </table:table-cell>
        </table:table-row>
        <table:table-row table:style-name="ro2">
          <table:table-cell table:style-name="ce1" office:value-type="string">
            <text:p>2007.06.06</text:p>
          </table:table-cell>
          <table:table-cell office:value-type="float" office:value="1.3518">
            <text:p>1,35180</text:p>
          </table:table-cell>
          <table:table-cell office:value-type="float" office:value="1.3538">
            <text:p>1,35380</text:p>
          </table:table-cell>
          <table:table-cell office:value-type="float" office:value="1.3485">
            <text:p>1,34850</text:p>
          </table:table-cell>
          <table:table-cell office:value-type="float" office:value="1.3498">
            <text:p>1,34980</text:p>
          </table:table-cell>
          <table:table-cell table:formula="of:=([.E472]+[.D472]+[.C472])/3" office:value-type="float" office:value="1.3507">
            <text:p>1,35070</text:p>
          </table:table-cell>
          <table:table-cell table:formula="of:=[.C472]-[.D472]" office:value-type="float" office:value="0.00530000000000008">
            <text:p>0,00530</text:p>
          </table:table-cell>
          <table:table-cell office:value-type="float" office:value="0.00800657244716859">
            <text:p>0,00801</text:p>
          </table:table-cell>
          <table:table-cell office:value-type="float" office:value="1.34731365676566">
            <text:p>1,34731</text:p>
          </table:table-cell>
          <table:table-cell office:value-type="float" office:value="1.34760922815666">
            <text:p>1,34761</text:p>
          </table:table-cell>
        </table:table-row>
        <table:table-row table:style-name="ro2">
          <table:table-cell table:style-name="ce1" office:value-type="string">
            <text:p>2007.06.07</text:p>
          </table:table-cell>
          <table:table-cell office:value-type="float" office:value="1.3497">
            <text:p>1,34970</text:p>
          </table:table-cell>
          <table:table-cell office:value-type="float" office:value="1.3512">
            <text:p>1,35120</text:p>
          </table:table-cell>
          <table:table-cell office:value-type="float" office:value="1.3422">
            <text:p>1,34220</text:p>
          </table:table-cell>
          <table:table-cell office:value-type="float" office:value="1.3426">
            <text:p>1,34260</text:p>
          </table:table-cell>
          <table:table-cell table:formula="of:=([.E473]+[.D473]+[.C473])/3" office:value-type="float" office:value="1.34533333333333">
            <text:p>1,34533</text:p>
          </table:table-cell>
          <table:table-cell table:formula="of:=[.C473]-[.D473]" office:value-type="float" office:value="0.0089999999999999">
            <text:p>0,00900</text:p>
          </table:table-cell>
          <table:table-cell office:value-type="float" office:value="0.00796550696936943">
            <text:p>0,00797</text:p>
          </table:table-cell>
          <table:table-cell office:value-type="float" office:value="1.34812448604556">
            <text:p>1,34812</text:p>
          </table:table-cell>
          <table:table-cell office:value-type="float" office:value="1.3482052417762">
            <text:p>1,34821</text:p>
          </table:table-cell>
        </table:table-row>
        <table:table-row table:style-name="ro2">
          <table:table-cell table:style-name="ce1" office:value-type="string">
            <text:p>2007.06.08</text:p>
          </table:table-cell>
          <table:table-cell office:value-type="float" office:value="1.3425">
            <text:p>1,34250</text:p>
          </table:table-cell>
          <table:table-cell office:value-type="float" office:value="1.3428">
            <text:p>1,34280</text:p>
          </table:table-cell>
          <table:table-cell office:value-type="float" office:value="1.332">
            <text:p>1,33200</text:p>
          </table:table-cell>
          <table:table-cell office:value-type="float" office:value="1.3372">
            <text:p>1,33720</text:p>
          </table:table-cell>
          <table:table-cell table:formula="of:=([.E474]+[.D474]+[.C474])/3" office:value-type="float" office:value="1.33733333333333">
            <text:p>1,33733</text:p>
          </table:table-cell>
          <table:table-cell table:formula="of:=[.C474]-[.D474]" office:value-type="float" office:value="0.0107999999999999">
            <text:p>0,01080</text:p>
          </table:table-cell>
          <table:table-cell office:value-type="float" office:value="0.00798308564390618">
            <text:p>0,00798</text:p>
          </table:table-cell>
          <table:table-cell office:value-type="float" office:value="1.34726591306164">
            <text:p>1,34727</text:p>
          </table:table-cell>
          <table:table-cell office:value-type="float" office:value="1.34672190229669">
            <text:p>1,34672</text:p>
          </table:table-cell>
        </table:table-row>
        <table:table-row table:style-name="ro2">
          <table:table-cell table:style-name="ce1" office:value-type="string">
            <text:p>2007.06.11</text:p>
          </table:table-cell>
          <table:table-cell office:value-type="float" office:value="1.3361">
            <text:p>1,33610</text:p>
          </table:table-cell>
          <table:table-cell office:value-type="float" office:value="1.3364">
            <text:p>1,33640</text:p>
          </table:table-cell>
          <table:table-cell office:value-type="float" office:value="1.3332">
            <text:p>1,33320</text:p>
          </table:table-cell>
          <table:table-cell office:value-type="float" office:value="1.3357">
            <text:p>1,33570</text:p>
          </table:table-cell>
          <table:table-cell table:formula="of:=([.E475]+[.D475]+[.C475])/3" office:value-type="float" office:value="1.3351">
            <text:p>1,33510</text:p>
          </table:table-cell>
          <table:table-cell table:formula="of:=[.C475]-[.D475]" office:value-type="float" office:value="0.00320000000000009">
            <text:p>0,00320</text:p>
          </table:table-cell>
          <table:table-cell office:value-type="float" office:value="0.00803281441812585">
            <text:p>0,00803</text:p>
          </table:table-cell>
          <table:table-cell office:value-type="float" office:value="1.34463130257339">
            <text:p>1,34463</text:p>
          </table:table-cell>
          <table:table-cell office:value-type="float" office:value="1.34424678451337">
            <text:p>1,34425</text:p>
          </table:table-cell>
        </table:table-row>
        <table:table-row table:style-name="ro2">
          <table:table-cell table:style-name="ce1" office:value-type="string">
            <text:p>2007.06.12</text:p>
          </table:table-cell>
          <table:table-cell office:value-type="float" office:value="1.3358">
            <text:p>1,33580</text:p>
          </table:table-cell>
          <table:table-cell office:value-type="float" office:value="1.3368">
            <text:p>1,33680</text:p>
          </table:table-cell>
          <table:table-cell office:value-type="float" office:value="1.3301">
            <text:p>1,33010</text:p>
          </table:table-cell>
          <table:table-cell office:value-type="float" office:value="1.3302">
            <text:p>1,33020</text:p>
          </table:table-cell>
          <table:table-cell table:formula="of:=([.E476]+[.D476]+[.C476])/3" office:value-type="float" office:value="1.33236666666667">
            <text:p>1,33237</text:p>
          </table:table-cell>
          <table:table-cell table:formula="of:=[.C476]-[.D476]" office:value-type="float" office:value="0.00669999999999993">
            <text:p>0,00670</text:p>
          </table:table-cell>
          <table:table-cell office:value-type="float" office:value="0.00807286886767226">
            <text:p>0,00807</text:p>
          </table:table-cell>
          <table:table-cell office:value-type="float" office:value="1.34242429229764">
            <text:p>1,34242</text:p>
          </table:table-cell>
          <table:table-cell office:value-type="float" office:value="1.34208042059127">
            <text:p>1,34208</text:p>
          </table:table-cell>
        </table:table-row>
        <table:table-row table:style-name="ro2">
          <table:table-cell table:style-name="ce1" office:value-type="string">
            <text:p>2007.06.13</text:p>
          </table:table-cell>
          <table:table-cell office:value-type="float" office:value="1.3303">
            <text:p>1,33030</text:p>
          </table:table-cell>
          <table:table-cell office:value-type="float" office:value="1.3315">
            <text:p>1,33150</text:p>
          </table:table-cell>
          <table:table-cell office:value-type="float" office:value="1.3262">
            <text:p>1,32620</text:p>
          </table:table-cell>
          <table:table-cell office:value-type="float" office:value="1.3309">
            <text:p>1,33090</text:p>
          </table:table-cell>
          <table:table-cell table:formula="of:=([.E477]+[.D477]+[.C477])/3" office:value-type="float" office:value="1.32953333333333">
            <text:p>1,32953</text:p>
          </table:table-cell>
          <table:table-cell table:formula="of:=[.C477]-[.D477]" office:value-type="float" office:value="0.00530000000000008">
            <text:p>0,00530</text:p>
          </table:table-cell>
          <table:table-cell office:value-type="float" office:value="0.00817591810930428">
            <text:p>0,00818</text:p>
          </table:table-cell>
          <table:table-cell office:value-type="float" office:value="1.33945691609978">
            <text:p>1,33946</text:p>
          </table:table-cell>
          <table:table-cell office:value-type="float" office:value="1.3386357224713">
            <text:p>1,33864</text:p>
          </table:table-cell>
        </table:table-row>
        <table:table-row table:style-name="ro2">
          <table:table-cell table:style-name="ce1" office:value-type="string">
            <text:p>2007.06.14</text:p>
          </table:table-cell>
          <table:table-cell office:value-type="float" office:value="1.3308">
            <text:p>1,33080</text:p>
          </table:table-cell>
          <table:table-cell office:value-type="float" office:value="1.3323">
            <text:p>1,33230</text:p>
          </table:table-cell>
          <table:table-cell office:value-type="float" office:value="1.3279">
            <text:p>1,32790</text:p>
          </table:table-cell>
          <table:table-cell office:value-type="float" office:value="1.3308">
            <text:p>1,33080</text:p>
          </table:table-cell>
          <table:table-cell table:formula="of:=([.E478]+[.D478]+[.C478])/3" office:value-type="float" office:value="1.33033333333333">
            <text:p>1,33033</text:p>
          </table:table-cell>
          <table:table-cell table:formula="of:=[.C478]-[.D478]" office:value-type="float" office:value="0.00439999999999996">
            <text:p>0,00440</text:p>
          </table:table-cell>
          <table:table-cell office:value-type="float" office:value="0.00825045828106383">
            <text:p>0,00825</text:p>
          </table:table-cell>
          <table:table-cell office:value-type="float" office:value="1.33667833520255">
            <text:p>1,33668</text:p>
          </table:table-cell>
          <table:table-cell office:value-type="float" office:value="1.3360708810742">
            <text:p>1,33607</text:p>
          </table:table-cell>
        </table:table-row>
        <table:table-row table:style-name="ro2">
          <table:table-cell table:style-name="ce1" office:value-type="string">
            <text:p>2007.06.15</text:p>
          </table:table-cell>
          <table:table-cell office:value-type="float" office:value="1.3309">
            <text:p>1,33090</text:p>
          </table:table-cell>
          <table:table-cell office:value-type="float" office:value="1.3388">
            <text:p>1,33880</text:p>
          </table:table-cell>
          <table:table-cell office:value-type="float" office:value="1.3305">
            <text:p>1,33050</text:p>
          </table:table-cell>
          <table:table-cell office:value-type="float" office:value="1.3388">
            <text:p>1,33880</text:p>
          </table:table-cell>
          <table:table-cell table:formula="of:=([.E479]+[.D479]+[.C479])/3" office:value-type="float" office:value="1.33603333333333">
            <text:p>1,33603</text:p>
          </table:table-cell>
          <table:table-cell table:formula="of:=[.C479]-[.D479]" office:value-type="float" office:value="0.00829999999999997">
            <text:p>0,00830</text:p>
          </table:table-cell>
          <table:table-cell office:value-type="float" office:value="0.00829962127143569">
            <text:p>0,00830</text:p>
          </table:table-cell>
          <table:table-cell office:value-type="float" office:value="1.33518370451302">
            <text:p>1,33518</text:p>
          </table:table-cell>
          <table:table-cell office:value-type="float" office:value="1.33451184164001">
            <text:p>1,33451</text:p>
          </table:table-cell>
        </table:table-row>
        <table:table-row table:style-name="ro2">
          <table:table-cell table:style-name="ce1" office:value-type="string">
            <text:p>2007.06.18</text:p>
          </table:table-cell>
          <table:table-cell office:value-type="float" office:value="1.3381">
            <text:p>1,33810</text:p>
          </table:table-cell>
          <table:table-cell office:value-type="float" office:value="1.3417">
            <text:p>1,34170</text:p>
          </table:table-cell>
          <table:table-cell office:value-type="float" office:value="1.3377">
            <text:p>1,33770</text:p>
          </table:table-cell>
          <table:table-cell office:value-type="float" office:value="1.3414">
            <text:p>1,34140</text:p>
          </table:table-cell>
          <table:table-cell table:formula="of:=([.E480]+[.D480]+[.C480])/3" office:value-type="float" office:value="1.34026666666667">
            <text:p>1,34027</text:p>
          </table:table-cell>
          <table:table-cell table:formula="of:=[.C480]-[.D480]" office:value-type="float" office:value="0.004">
            <text:p>0,00400</text:p>
          </table:table-cell>
          <table:table-cell office:value-type="float" office:value="0.0082861089609864">
            <text:p>0,00829</text:p>
          </table:table-cell>
          <table:table-cell office:value-type="float" office:value="1.33534564635797">
            <text:p>1,33535</text:p>
          </table:table-cell>
          <table:table-cell office:value-type="float" office:value="1.33550146922097">
            <text:p>1,33550</text:p>
          </table:table-cell>
        </table:table-row>
        <table:table-row table:style-name="ro2">
          <table:table-cell table:style-name="ce1" office:value-type="string">
            <text:p>2007.06.19</text:p>
          </table:table-cell>
          <table:table-cell office:value-type="float" office:value="1.3415">
            <text:p>1,34150</text:p>
          </table:table-cell>
          <table:table-cell office:value-type="float" office:value="1.3436">
            <text:p>1,34360</text:p>
          </table:table-cell>
          <table:table-cell office:value-type="float" office:value="1.3383">
            <text:p>1,33830</text:p>
          </table:table-cell>
          <table:table-cell office:value-type="float" office:value="1.3423">
            <text:p>1,34230</text:p>
          </table:table-cell>
          <table:table-cell table:formula="of:=([.E481]+[.D481]+[.C481])/3" office:value-type="float" office:value="1.3414">
            <text:p>1,34140</text:p>
          </table:table-cell>
          <table:table-cell table:formula="of:=[.C481]-[.D481]" office:value-type="float" office:value="0.00529999999999986">
            <text:p>0,00530</text:p>
          </table:table-cell>
          <table:table-cell office:value-type="float" office:value="0.00823828043711302">
            <text:p>0,00824</text:p>
          </table:table-cell>
          <table:table-cell office:value-type="float" office:value="1.33675393247606">
            <text:p>1,33675</text:p>
          </table:table-cell>
          <table:table-cell office:value-type="float" office:value="1.33709914007423">
            <text:p>1,33710</text:p>
          </table:table-cell>
        </table:table-row>
        <table:table-row table:style-name="ro2">
          <table:table-cell table:style-name="ce1" office:value-type="string">
            <text:p>2007.06.20</text:p>
          </table:table-cell>
          <table:table-cell office:value-type="float" office:value="1.3424">
            <text:p>1,34240</text:p>
          </table:table-cell>
          <table:table-cell office:value-type="float" office:value="1.3437">
            <text:p>1,34370</text:p>
          </table:table-cell>
          <table:table-cell office:value-type="float" office:value="1.3395">
            <text:p>1,33950</text:p>
          </table:table-cell>
          <table:table-cell office:value-type="float" office:value="1.34">
            <text:p>1,34000</text:p>
          </table:table-cell>
          <table:table-cell table:formula="of:=([.E482]+[.D482]+[.C482])/3" office:value-type="float" office:value="1.34106666666667">
            <text:p>1,34107</text:p>
          </table:table-cell>
          <table:table-cell table:formula="of:=[.C482]-[.D482]" office:value-type="float" office:value="0.00419999999999998">
            <text:p>0,00420</text:p>
          </table:table-cell>
          <table:table-cell office:value-type="float" office:value="0.00818076501388588">
            <text:p>0,00818</text:p>
          </table:table-cell>
          <table:table-cell office:value-type="float" office:value="1.33802288777645">
            <text:p>1,33802</text:p>
          </table:table-cell>
          <table:table-cell office:value-type="float" office:value="1.3385044952688">
            <text:p>1,33850</text:p>
          </table:table-cell>
        </table:table-row>
        <table:table-row table:style-name="ro2">
          <table:table-cell table:style-name="ce1" office:value-type="string">
            <text:p>2007.06.21</text:p>
          </table:table-cell>
          <table:table-cell office:value-type="float" office:value="1.3399">
            <text:p>1,33990</text:p>
          </table:table-cell>
          <table:table-cell office:value-type="float" office:value="1.3406">
            <text:p>1,34060</text:p>
          </table:table-cell>
          <table:table-cell office:value-type="float" office:value="1.3371">
            <text:p>1,33710</text:p>
          </table:table-cell>
          <table:table-cell office:value-type="float" office:value="1.3386">
            <text:p>1,33860</text:p>
          </table:table-cell>
          <table:table-cell table:formula="of:=([.E483]+[.D483]+[.C483])/3" office:value-type="float" office:value="1.33876666666667">
            <text:p>1,33877</text:p>
          </table:table-cell>
          <table:table-cell table:formula="of:=[.C483]-[.D483]" office:value-type="float" office:value="0.00350000000000006">
            <text:p>0,00350</text:p>
          </table:table-cell>
          <table:table-cell office:value-type="float" office:value="0.00811663171835035">
            <text:p>0,00812</text:p>
          </table:table-cell>
          <table:table-cell office:value-type="float" office:value="1.33887515348979">
            <text:p>1,33888</text:p>
          </table:table-cell>
          <table:table-cell office:value-type="float" office:value="1.3390725722024">
            <text:p>1,33907</text:p>
          </table:table-cell>
        </table:table-row>
        <table:table-row table:style-name="ro2">
          <table:table-cell table:style-name="ce1" office:value-type="string">
            <text:p>2007.06.22</text:p>
          </table:table-cell>
          <table:table-cell office:value-type="float" office:value="1.3391">
            <text:p>1,33910</text:p>
          </table:table-cell>
          <table:table-cell office:value-type="float" office:value="1.347">
            <text:p>1,34700</text:p>
          </table:table-cell>
          <table:table-cell office:value-type="float" office:value="1.3381">
            <text:p>1,33810</text:p>
          </table:table-cell>
          <table:table-cell office:value-type="float" office:value="1.3469">
            <text:p>1,34690</text:p>
          </table:table-cell>
          <table:table-cell table:formula="of:=([.E484]+[.D484]+[.C484])/3" office:value-type="float" office:value="1.344">
            <text:p>1,34400</text:p>
          </table:table-cell>
          <table:table-cell table:formula="of:=[.C484]-[.D484]" office:value-type="float" office:value="0.00889999999999991">
            <text:p>0,00890</text:p>
          </table:table-cell>
          <table:table-cell office:value-type="float" office:value="0.00806355585048815">
            <text:p>0,00806</text:p>
          </table:table-cell>
          <table:table-cell office:value-type="float" office:value="1.33904287329505">
            <text:p>1,33904</text:p>
          </table:table-cell>
          <table:table-cell office:value-type="float" office:value="1.33927536761034">
            <text:p>1,33928</text:p>
          </table:table-cell>
        </table:table-row>
        <table:table-row table:style-name="ro2">
          <table:table-cell table:style-name="ce1" office:value-type="string">
            <text:p>2007.06.25</text:p>
          </table:table-cell>
          <table:table-cell office:value-type="float" office:value="1.3467">
            <text:p>1,34670</text:p>
          </table:table-cell>
          <table:table-cell office:value-type="float" office:value="1.3473">
            <text:p>1,34730</text:p>
          </table:table-cell>
          <table:table-cell office:value-type="float" office:value="1.3438">
            <text:p>1,34380</text:p>
          </table:table-cell>
          <table:table-cell office:value-type="float" office:value="1.3462">
            <text:p>1,34620</text:p>
          </table:table-cell>
          <table:table-cell table:formula="of:=([.E485]+[.D485]+[.C485])/3" office:value-type="float" office:value="1.34576666666667">
            <text:p>1,34577</text:p>
          </table:table-cell>
          <table:table-cell table:formula="of:=[.C485]-[.D485]" office:value-type="float" office:value="0.00350000000000006">
            <text:p>0,00350</text:p>
          </table:table-cell>
          <table:table-cell office:value-type="float" office:value="0.00801121557679998">
            <text:p>0,00801</text:p>
          </table:table-cell>
          <table:table-cell office:value-type="float" office:value="1.34043031664408">
            <text:p>1,34043</text:p>
          </table:table-cell>
          <table:table-cell office:value-type="float" office:value="1.34147741257933">
            <text:p>1,34148</text:p>
          </table:table-cell>
        </table:table-row>
        <table:table-row table:style-name="ro2">
          <table:table-cell table:style-name="ce1" office:value-type="string">
            <text:p>2007.06.26</text:p>
          </table:table-cell>
          <table:table-cell office:value-type="float" office:value="1.3463">
            <text:p>1,34630</text:p>
          </table:table-cell>
          <table:table-cell office:value-type="float" office:value="1.3478">
            <text:p>1,34780</text:p>
          </table:table-cell>
          <table:table-cell office:value-type="float" office:value="1.3431">
            <text:p>1,34310</text:p>
          </table:table-cell>
          <table:table-cell office:value-type="float" office:value="1.3458">
            <text:p>1,34580</text:p>
          </table:table-cell>
          <table:table-cell table:formula="of:=([.E486]+[.D486]+[.C486])/3" office:value-type="float" office:value="1.34556666666667">
            <text:p>1,34557</text:p>
          </table:table-cell>
          <table:table-cell table:formula="of:=[.C486]-[.D486]" office:value-type="float" office:value="0.00469999999999993">
            <text:p>0,00470</text:p>
          </table:table-cell>
          <table:table-cell office:value-type="float" office:value="0.00797468279713168">
            <text:p>0,00797</text:p>
          </table:table-cell>
          <table:table-cell office:value-type="float" office:value="1.3417837750553">
            <text:p>1,34178</text:p>
          </table:table-cell>
          <table:table-cell office:value-type="float" office:value="1.34280151416586">
            <text:p>1,34280</text:p>
          </table:table-cell>
        </table:table-row>
        <table:table-row table:style-name="ro2">
          <table:table-cell table:style-name="ce1" office:value-type="string">
            <text:p>2007.06.27</text:p>
          </table:table-cell>
          <table:table-cell office:value-type="float" office:value="1.3457">
            <text:p>1,34570</text:p>
          </table:table-cell>
          <table:table-cell office:value-type="float" office:value="1.3458">
            <text:p>1,34580</text:p>
          </table:table-cell>
          <table:table-cell office:value-type="float" office:value="1.3414">
            <text:p>1,34140</text:p>
          </table:table-cell>
          <table:table-cell office:value-type="float" office:value="1.3452">
            <text:p>1,34520</text:p>
          </table:table-cell>
          <table:table-cell table:formula="of:=([.E487]+[.D487]+[.C487])/3" office:value-type="float" office:value="1.34413333333333">
            <text:p>1,34413</text:p>
          </table:table-cell>
          <table:table-cell table:formula="of:=[.C487]-[.D487]" office:value-type="float" office:value="0.00439999999999996">
            <text:p>0,00440</text:p>
          </table:table-cell>
          <table:table-cell office:value-type="float" office:value="0.00794295602949886">
            <text:p>0,00794</text:p>
          </table:table-cell>
          <table:table-cell office:value-type="float" office:value="1.34273924610282">
            <text:p>1,34274</text:p>
          </table:table-cell>
          <table:table-cell office:value-type="float" office:value="1.34356968987395">
            <text:p>1,34357</text:p>
          </table:table-cell>
        </table:table-row>
        <table:table-row table:style-name="ro2">
          <table:table-cell table:style-name="ce1" office:value-type="string">
            <text:p>2007.06.28</text:p>
          </table:table-cell>
          <table:table-cell office:value-type="float" office:value="1.3451">
            <text:p>1,34510</text:p>
          </table:table-cell>
          <table:table-cell office:value-type="float" office:value="1.3481">
            <text:p>1,34810</text:p>
          </table:table-cell>
          <table:table-cell office:value-type="float" office:value="1.3422">
            <text:p>1,34220</text:p>
          </table:table-cell>
          <table:table-cell office:value-type="float" office:value="1.3446">
            <text:p>1,34460</text:p>
          </table:table-cell>
          <table:table-cell table:formula="of:=([.E488]+[.D488]+[.C488])/3" office:value-type="float" office:value="1.34496666666667">
            <text:p>1,34497</text:p>
          </table:table-cell>
          <table:table-cell table:formula="of:=[.C488]-[.D488]" office:value-type="float" office:value="0.00590000000000002">
            <text:p>0,00590</text:p>
          </table:table-cell>
          <table:table-cell office:value-type="float" office:value="0.00791261928212652">
            <text:p>0,00791</text:p>
          </table:table-cell>
          <table:table-cell office:value-type="float" office:value="1.34308696911039">
            <text:p>1,34309</text:p>
          </table:table-cell>
          <table:table-cell office:value-type="float" office:value="1.34390544007429">
            <text:p>1,34391</text:p>
          </table:table-cell>
        </table:table-row>
        <table:table-row table:style-name="ro2">
          <table:table-cell table:style-name="ce1" office:value-type="string">
            <text:p>2007.06.29</text:p>
          </table:table-cell>
          <table:table-cell office:value-type="float" office:value="1.3445">
            <text:p>1,34450</text:p>
          </table:table-cell>
          <table:table-cell office:value-type="float" office:value="1.3541">
            <text:p>1,35410</text:p>
          </table:table-cell>
          <table:table-cell office:value-type="float" office:value="1.343">
            <text:p>1,34300</text:p>
          </table:table-cell>
          <table:table-cell office:value-type="float" office:value="1.354">
            <text:p>1,35400</text:p>
          </table:table-cell>
          <table:table-cell table:formula="of:=([.E489]+[.D489]+[.C489])/3" office:value-type="float" office:value="1.35036666666667">
            <text:p>1,35037</text:p>
          </table:table-cell>
          <table:table-cell table:formula="of:=[.C489]-[.D489]" office:value-type="float" office:value="0.0111000000000001">
            <text:p>0,01110</text:p>
          </table:table-cell>
          <table:table-cell office:value-type="float" office:value="0.00788143513367937">
            <text:p>0,00788</text:p>
          </table:table-cell>
          <table:table-cell office:value-type="float" office:value="1.34369763283019">
            <text:p>1,34370</text:p>
          </table:table-cell>
          <table:table-cell office:value-type="float" office:value="1.34443031232662">
            <text:p>1,34443</text:p>
          </table:table-cell>
        </table:table-row>
        <table:table-row table:style-name="ro2">
          <table:table-cell table:style-name="ce1" office:value-type="string">
            <text:p>2007.07.02</text:p>
          </table:table-cell>
          <table:table-cell office:value-type="float" office:value="1.3543">
            <text:p>1,35430</text:p>
          </table:table-cell>
          <table:table-cell office:value-type="float" office:value="1.3637">
            <text:p>1,36370</text:p>
          </table:table-cell>
          <table:table-cell office:value-type="float" office:value="1.3527">
            <text:p>1,35270</text:p>
          </table:table-cell>
          <table:table-cell office:value-type="float" office:value="1.3631">
            <text:p>1,36310</text:p>
          </table:table-cell>
          <table:table-cell table:formula="of:=([.E490]+[.D490]+[.C490])/3" office:value-type="float" office:value="1.35983333333333">
            <text:p>1,35983</text:p>
          </table:table-cell>
          <table:table-cell table:formula="of:=[.C490]-[.D490]" office:value-type="float" office:value="0.0110000000000001">
            <text:p>0,01100</text:p>
          </table:table-cell>
          <table:table-cell office:value-type="float" office:value="0.0078440833836129">
            <text:p>0,00784</text:p>
          </table:table-cell>
          <table:table-cell office:value-type="float" office:value="1.34542484064922">
            <text:p>1,34542</text:p>
          </table:table-cell>
          <table:table-cell office:value-type="float" office:value="1.34697229162419">
            <text:p>1,34697</text:p>
          </table:table-cell>
        </table:table-row>
        <table:table-row table:style-name="ro2">
          <table:table-cell table:style-name="ce1" office:value-type="string">
            <text:p>2007.07.03</text:p>
          </table:table-cell>
          <table:table-cell office:value-type="float" office:value="1.3632">
            <text:p>1,36320</text:p>
          </table:table-cell>
          <table:table-cell office:value-type="float" office:value="1.3634">
            <text:p>1,36340</text:p>
          </table:table-cell>
          <table:table-cell office:value-type="float" office:value="1.3583">
            <text:p>1,35830</text:p>
          </table:table-cell>
          <table:table-cell office:value-type="float" office:value="1.3608">
            <text:p>1,36080</text:p>
          </table:table-cell>
          <table:table-cell table:formula="of:=([.E491]+[.D491]+[.C491])/3" office:value-type="float" office:value="1.36083333333333">
            <text:p>1,36083</text:p>
          </table:table-cell>
          <table:table-cell table:formula="of:=[.C491]-[.D491]" office:value-type="float" office:value="0.00509999999999988">
            <text:p>0,00510</text:p>
          </table:table-cell>
          <table:table-cell office:value-type="float" office:value="0.00777660791326376">
            <text:p>0,00778</text:p>
          </table:table-cell>
          <table:table-cell office:value-type="float" office:value="1.34932183483369">
            <text:p>1,34932</text:p>
          </table:table-cell>
          <table:table-cell office:value-type="float" office:value="1.35142084873109">
            <text:p>1,35142</text:p>
          </table:table-cell>
        </table:table-row>
        <table:table-row table:style-name="ro2">
          <table:table-cell table:style-name="ce1" office:value-type="string">
            <text:p>2007.07.04</text:p>
          </table:table-cell>
          <table:table-cell office:value-type="float" office:value="1.3609">
            <text:p>1,36090</text:p>
          </table:table-cell>
          <table:table-cell office:value-type="float" office:value="1.363">
            <text:p>1,36300</text:p>
          </table:table-cell>
          <table:table-cell office:value-type="float" office:value="1.3604">
            <text:p>1,36040</text:p>
          </table:table-cell>
          <table:table-cell office:value-type="float" office:value="1.3612">
            <text:p>1,36120</text:p>
          </table:table-cell>
          <table:table-cell table:formula="of:=([.E492]+[.D492]+[.C492])/3" office:value-type="float" office:value="1.36153333333333">
            <text:p>1,36153</text:p>
          </table:table-cell>
          <table:table-cell table:formula="of:=[.C492]-[.D492]" office:value-type="float" office:value="0.00259999999999994">
            <text:p>0,00260</text:p>
          </table:table-cell>
          <table:table-cell office:value-type="float" office:value="0.00770905313408675">
            <text:p>0,00771</text:p>
          </table:table-cell>
          <table:table-cell office:value-type="float" office:value="1.35229830373917">
            <text:p>1,35230</text:p>
          </table:table-cell>
          <table:table-cell office:value-type="float" office:value="1.35395530771877">
            <text:p>1,35396</text:p>
          </table:table-cell>
        </table:table-row>
        <table:table-row table:style-name="ro2">
          <table:table-cell table:style-name="ce1" office:value-type="string">
            <text:p>2007.07.05</text:p>
          </table:table-cell>
          <table:table-cell office:value-type="float" office:value="1.3613">
            <text:p>1,36130</text:p>
          </table:table-cell>
          <table:table-cell office:value-type="float" office:value="1.3659">
            <text:p>1,36590</text:p>
          </table:table-cell>
          <table:table-cell office:value-type="float" office:value="1.3578">
            <text:p>1,35780</text:p>
          </table:table-cell>
          <table:table-cell office:value-type="float" office:value="1.3593">
            <text:p>1,35930</text:p>
          </table:table-cell>
          <table:table-cell table:formula="of:=([.E493]+[.D493]+[.C493])/3" office:value-type="float" office:value="1.361">
            <text:p>1,36100</text:p>
          </table:table-cell>
          <table:table-cell table:formula="of:=[.C493]-[.D493]" office:value-type="float" office:value="0.00809999999999977">
            <text:p>0,00810</text:p>
          </table:table-cell>
          <table:table-cell office:value-type="float" office:value="0.00761060359498881">
            <text:p>0,00761</text:p>
          </table:table-cell>
          <table:table-cell office:value-type="float" office:value="1.35490912449806">
            <text:p>1,35491</text:p>
          </table:table-cell>
          <table:table-cell office:value-type="float" office:value="1.35605836038777">
            <text:p>1,35606</text:p>
          </table:table-cell>
        </table:table-row>
        <table:table-row table:style-name="ro2">
          <table:table-cell table:style-name="ce1" office:value-type="string">
            <text:p>2007.07.06</text:p>
          </table:table-cell>
          <table:table-cell office:value-type="float" office:value="1.3591">
            <text:p>1,35910</text:p>
          </table:table-cell>
          <table:table-cell office:value-type="float" office:value="1.3641">
            <text:p>1,36410</text:p>
          </table:table-cell>
          <table:table-cell office:value-type="float" office:value="1.3567">
            <text:p>1,35670</text:p>
          </table:table-cell>
          <table:table-cell office:value-type="float" office:value="1.3626">
            <text:p>1,36260</text:p>
          </table:table-cell>
          <table:table-cell table:formula="of:=([.E494]+[.D494]+[.C494])/3" office:value-type="float" office:value="1.36113333333333">
            <text:p>1,36113</text:p>
          </table:table-cell>
          <table:table-cell table:formula="of:=[.C494]-[.D494]" office:value-type="float" office:value="0.00740000000000007">
            <text:p>0,00740</text:p>
          </table:table-cell>
          <table:table-cell office:value-type="float" office:value="0.00755179970290358">
            <text:p>0,00755</text:p>
          </table:table-cell>
          <table:table-cell office:value-type="float" office:value="1.35649581219858">
            <text:p>1,35650</text:p>
          </table:table-cell>
          <table:table-cell office:value-type="float" office:value="1.35729446321234">
            <text:p>1,35729</text:p>
          </table:table-cell>
        </table:table-row>
        <table:table-row table:style-name="ro2">
          <table:table-cell table:style-name="ce1" office:value-type="string">
            <text:p>2007.07.09</text:p>
          </table:table-cell>
          <table:table-cell office:value-type="float" office:value="1.3634">
            <text:p>1,36340</text:p>
          </table:table-cell>
          <table:table-cell office:value-type="float" office:value="1.3638">
            <text:p>1,36380</text:p>
          </table:table-cell>
          <table:table-cell office:value-type="float" office:value="1.361">
            <text:p>1,36100</text:p>
          </table:table-cell>
          <table:table-cell office:value-type="float" office:value="1.3626">
            <text:p>1,36260</text:p>
          </table:table-cell>
          <table:table-cell table:formula="of:=([.E495]+[.D495]+[.C495])/3" office:value-type="float" office:value="1.36246666666667">
            <text:p>1,36247</text:p>
          </table:table-cell>
          <table:table-cell table:formula="of:=[.C495]-[.D495]" office:value-type="float" office:value="0.00279999999999991">
            <text:p>0,00280</text:p>
          </table:table-cell>
          <table:table-cell office:value-type="float" office:value="0.00749775243759004">
            <text:p>0,00750</text:p>
          </table:table-cell>
          <table:table-cell office:value-type="float" office:value="1.35777998677449">
            <text:p>1,35778</text:p>
          </table:table-cell>
          <table:table-cell office:value-type="float" office:value="1.35900619804022">
            <text:p>1,35901</text:p>
          </table:table-cell>
        </table:table-row>
        <table:table-row table:style-name="ro2">
          <table:table-cell table:style-name="ce1" office:value-type="string">
            <text:p>2007.07.10</text:p>
          </table:table-cell>
          <table:table-cell office:value-type="float" office:value="1.3625">
            <text:p>1,36250</text:p>
          </table:table-cell>
          <table:table-cell office:value-type="float" office:value="1.3785">
            <text:p>1,37850</text:p>
          </table:table-cell>
          <table:table-cell office:value-type="float" office:value="1.3594">
            <text:p>1,35940</text:p>
          </table:table-cell>
          <table:table-cell office:value-type="float" office:value="1.3769">
            <text:p>1,37690</text:p>
          </table:table-cell>
          <table:table-cell table:formula="of:=([.E496]+[.D496]+[.C496])/3" office:value-type="float" office:value="1.3716">
            <text:p>1,37160</text:p>
          </table:table-cell>
          <table:table-cell table:formula="of:=[.C496]-[.D496]" office:value-type="float" office:value="0.0191000000000001">
            <text:p>0,01910</text:p>
          </table:table-cell>
          <table:table-cell office:value-type="float" office:value="0.00747032333540019">
            <text:p>0,00747</text:p>
          </table:table-cell>
          <table:table-cell office:value-type="float" office:value="1.3590769958968">
            <text:p>1,35908</text:p>
          </table:table-cell>
          <table:table-cell office:value-type="float" office:value="1.36000267506465">
            <text:p>1,36000</text:p>
          </table:table-cell>
        </table:table-row>
        <table:table-row table:style-name="ro2">
          <table:table-cell table:style-name="ce1" office:value-type="string">
            <text:p>2007.07.11</text:p>
          </table:table-cell>
          <table:table-cell office:value-type="float" office:value="1.3767">
            <text:p>1,37670</text:p>
          </table:table-cell>
          <table:table-cell office:value-type="float" office:value="1.3779">
            <text:p>1,37790</text:p>
          </table:table-cell>
          <table:table-cell office:value-type="float" office:value="1.373">
            <text:p>1,37300</text:p>
          </table:table-cell>
          <table:table-cell office:value-type="float" office:value="1.3744">
            <text:p>1,37440</text:p>
          </table:table-cell>
          <table:table-cell table:formula="of:=([.E497]+[.D497]+[.C497])/3" office:value-type="float" office:value="1.3751">
            <text:p>1,37510</text:p>
          </table:table-cell>
          <table:table-cell table:formula="of:=[.C497]-[.D497]" office:value-type="float" office:value="0.0048999999999999">
            <text:p>0,00490</text:p>
          </table:table-cell>
          <table:table-cell office:value-type="float" office:value="0.00744141511206898">
            <text:p>0,00744</text:p>
          </table:table-cell>
          <table:table-cell office:value-type="float" office:value="1.36219691320608">
            <text:p>1,36220</text:p>
          </table:table-cell>
          <table:table-cell office:value-type="float" office:value="1.36451761097796">
            <text:p>1,36452</text:p>
          </table:table-cell>
        </table:table-row>
        <table:table-row table:style-name="ro2">
          <table:table-cell table:style-name="ce1" office:value-type="string">
            <text:p>2007.07.12</text:p>
          </table:table-cell>
          <table:table-cell office:value-type="float" office:value="1.3743">
            <text:p>1,37430</text:p>
          </table:table-cell>
          <table:table-cell office:value-type="float" office:value="1.3797">
            <text:p>1,37970</text:p>
          </table:table-cell>
          <table:table-cell office:value-type="float" office:value="1.3742">
            <text:p>1,37420</text:p>
          </table:table-cell>
          <table:table-cell office:value-type="float" office:value="1.3787">
            <text:p>1,37870</text:p>
          </table:table-cell>
          <table:table-cell table:formula="of:=([.E498]+[.D498]+[.C498])/3" office:value-type="float" office:value="1.37753333333333">
            <text:p>1,37753</text:p>
          </table:table-cell>
          <table:table-cell table:formula="of:=[.C498]-[.D498]" office:value-type="float" office:value="0.00550000000000006">
            <text:p>0,00550</text:p>
          </table:table-cell>
          <table:table-cell office:value-type="float" office:value="0.00738340203426263">
            <text:p>0,00738</text:p>
          </table:table-cell>
          <table:table-cell office:value-type="float" office:value="1.36565412614406">
            <text:p>1,36565</text:p>
          </table:table-cell>
          <table:table-cell office:value-type="float" office:value="1.36728462014278">
            <text:p>1,36728</text:p>
          </table:table-cell>
        </table:table-row>
        <table:table-row table:style-name="ro2">
          <table:table-cell table:style-name="ce1" office:value-type="string">
            <text:p>2007.07.13</text:p>
          </table:table-cell>
          <table:table-cell office:value-type="float" office:value="1.3786">
            <text:p>1,37860</text:p>
          </table:table-cell>
          <table:table-cell office:value-type="float" office:value="1.3813">
            <text:p>1,38130</text:p>
          </table:table-cell>
          <table:table-cell office:value-type="float" office:value="1.3762">
            <text:p>1,37620</text:p>
          </table:table-cell>
          <table:table-cell office:value-type="float" office:value="1.3782">
            <text:p>1,37820</text:p>
          </table:table-cell>
          <table:table-cell table:formula="of:=([.E499]+[.D499]+[.C499])/3" office:value-type="float" office:value="1.37856666666667">
            <text:p>1,37857</text:p>
          </table:table-cell>
          <table:table-cell table:formula="of:=[.C499]-[.D499]" office:value-type="float" office:value="0.00509999999999988">
            <text:p>0,00510</text:p>
          </table:table-cell>
          <table:table-cell office:value-type="float" office:value="0.00729844445941577">
            <text:p>0,00730</text:p>
          </table:table-cell>
          <table:table-cell office:value-type="float" office:value="1.36909720847321">
            <text:p>1,36910</text:p>
          </table:table-cell>
          <table:table-cell office:value-type="float" office:value="1.37052663428479">
            <text:p>1,37053</text:p>
          </table:table-cell>
        </table:table-row>
        <table:table-row table:style-name="ro2">
          <table:table-cell table:style-name="ce1" office:value-type="string">
            <text:p>2007.07.16</text:p>
          </table:table-cell>
          <table:table-cell office:value-type="float" office:value="1.3779">
            <text:p>1,37790</text:p>
          </table:table-cell>
          <table:table-cell office:value-type="float" office:value="1.3804">
            <text:p>1,38040</text:p>
          </table:table-cell>
          <table:table-cell office:value-type="float" office:value="1.3758">
            <text:p>1,37580</text:p>
          </table:table-cell>
          <table:table-cell office:value-type="float" office:value="1.3772">
            <text:p>1,37720</text:p>
          </table:table-cell>
          <table:table-cell table:formula="of:=([.E500]+[.D500]+[.C500])/3" office:value-type="float" office:value="1.3778">
            <text:p>1,37780</text:p>
          </table:table-cell>
          <table:table-cell table:formula="of:=[.C500]-[.D500]" office:value-type="float" office:value="0.00460000000000016">
            <text:p>0,00460</text:p>
          </table:table-cell>
          <table:table-cell office:value-type="float" office:value="0.00722030428103017">
            <text:p>0,00722</text:p>
          </table:table-cell>
          <table:table-cell office:value-type="float" office:value="1.37144276983117">
            <text:p>1,37144</text:p>
          </table:table-cell>
          <table:table-cell office:value-type="float" office:value="1.37259530476325">
            <text:p>1,37260</text:p>
          </table:table-cell>
        </table:table-row>
        <table:table-row table:style-name="ro2">
          <table:table-cell table:style-name="ce1" office:value-type="string">
            <text:p>2007.07.17</text:p>
          </table:table-cell>
          <table:table-cell office:value-type="float" office:value="1.3773">
            <text:p>1,37730</text:p>
          </table:table-cell>
          <table:table-cell office:value-type="float" office:value="1.3798">
            <text:p>1,37980</text:p>
          </table:table-cell>
          <table:table-cell office:value-type="float" office:value="1.3757">
            <text:p>1,37570</text:p>
          </table:table-cell>
          <table:table-cell office:value-type="float" office:value="1.3782">
            <text:p>1,37820</text:p>
          </table:table-cell>
          <table:table-cell table:formula="of:=([.E501]+[.D501]+[.C501])/3" office:value-type="float" office:value="1.3779">
            <text:p>1,37790</text:p>
          </table:table-cell>
          <table:table-cell table:formula="of:=[.C501]-[.D501]" office:value-type="float" office:value="0.00409999999999977">
            <text:p>0,00410</text:p>
          </table:table-cell>
          <table:table-cell office:value-type="float" office:value="0.00715382606544667">
            <text:p>0,00715</text:p>
          </table:table-cell>
          <table:table-cell office:value-type="float" office:value="1.37335364795251">
            <text:p>1,37335</text:p>
          </table:table-cell>
          <table:table-cell office:value-type="float" office:value="1.374430400588">
            <text:p>1,37443</text:p>
          </table:table-cell>
        </table:table-row>
        <table:table-row table:style-name="ro2">
          <table:table-cell table:style-name="ce1" office:value-type="string">
            <text:p>2007.07.18</text:p>
          </table:table-cell>
          <table:table-cell office:value-type="float" office:value="1.3784">
            <text:p>1,37840</text:p>
          </table:table-cell>
          <table:table-cell office:value-type="float" office:value="1.3833">
            <text:p>1,38330</text:p>
          </table:table-cell>
          <table:table-cell office:value-type="float" office:value="1.3752">
            <text:p>1,37520</text:p>
          </table:table-cell>
          <table:table-cell office:value-type="float" office:value="1.3805">
            <text:p>1,38050</text:p>
          </table:table-cell>
          <table:table-cell table:formula="of:=([.E502]+[.D502]+[.C502])/3" office:value-type="float" office:value="1.37966666666667">
            <text:p>1,37967</text:p>
          </table:table-cell>
          <table:table-cell table:formula="of:=[.C502]-[.D502]" office:value-type="float" office:value="0.0081">
            <text:p>0,00810</text:p>
          </table:table-cell>
          <table:table-cell office:value-type="float" office:value="0.0071136426706821">
            <text:p>0,00711</text:p>
          </table:table-cell>
          <table:table-cell office:value-type="float" office:value="1.37447397971725">
            <text:p>1,37447</text:p>
          </table:table-cell>
          <table:table-cell office:value-type="float" office:value="1.37541070699095">
            <text:p>1,37541</text:p>
          </table:table-cell>
        </table:table-row>
        <table:table-row table:style-name="ro2">
          <table:table-cell table:style-name="ce1" office:value-type="string">
            <text:p>2007.07.19</text:p>
          </table:table-cell>
          <table:table-cell office:value-type="float" office:value="1.3807">
            <text:p>1,38070</text:p>
          </table:table-cell>
          <table:table-cell office:value-type="float" office:value="1.383">
            <text:p>1,38300</text:p>
          </table:table-cell>
          <table:table-cell office:value-type="float" office:value="1.3785">
            <text:p>1,37850</text:p>
          </table:table-cell>
          <table:table-cell office:value-type="float" office:value="1.3797">
            <text:p>1,37970</text:p>
          </table:table-cell>
          <table:table-cell table:formula="of:=([.E503]+[.D503]+[.C503])/3" office:value-type="float" office:value="1.3804">
            <text:p>1,38040</text:p>
          </table:table-cell>
          <table:table-cell table:formula="of:=[.C503]-[.D503]" office:value-type="float" office:value="0.00449999999999995">
            <text:p>0,00450</text:p>
          </table:table-cell>
          <table:table-cell office:value-type="float" office:value="0.00709595499588312">
            <text:p>0,00710</text:p>
          </table:table-cell>
          <table:table-cell office:value-type="float" office:value="1.37576283523073">
            <text:p>1,37576</text:p>
          </table:table-cell>
          <table:table-cell office:value-type="float" office:value="1.37684179465812">
            <text:p>1,37684</text:p>
          </table:table-cell>
        </table:table-row>
        <table:table-row table:style-name="ro2">
          <table:table-cell table:style-name="ce1" office:value-type="string">
            <text:p>2007.07.20</text:p>
          </table:table-cell>
          <table:table-cell office:value-type="float" office:value="1.3798">
            <text:p>1,37980</text:p>
          </table:table-cell>
          <table:table-cell office:value-type="float" office:value="1.3842">
            <text:p>1,38420</text:p>
          </table:table-cell>
          <table:table-cell office:value-type="float" office:value="1.3778">
            <text:p>1,37780</text:p>
          </table:table-cell>
          <table:table-cell office:value-type="float" office:value="1.3826">
            <text:p>1,38260</text:p>
          </table:table-cell>
          <table:table-cell table:formula="of:=([.E504]+[.D504]+[.C504])/3" office:value-type="float" office:value="1.38153333333333">
            <text:p>1,38153</text:p>
          </table:table-cell>
          <table:table-cell table:formula="of:=[.C504]-[.D504]" office:value-type="float" office:value="0.00639999999999996">
            <text:p>0,00640</text:p>
          </table:table-cell>
          <table:table-cell office:value-type="float" office:value="0.00707740975270607">
            <text:p>0,00708</text:p>
          </table:table-cell>
          <table:table-cell office:value-type="float" office:value="1.37690744499951">
            <text:p>1,37691</text:p>
          </table:table-cell>
          <table:table-cell office:value-type="float" office:value="1.37759243179995">
            <text:p>1,37759</text:p>
          </table:table-cell>
        </table:table-row>
        <table:table-row table:style-name="ro2">
          <table:table-cell table:style-name="ce1" office:value-type="string">
            <text:p>2007.07.23</text:p>
          </table:table-cell>
          <table:table-cell office:value-type="float" office:value="1.383">
            <text:p>1,38300</text:p>
          </table:table-cell>
          <table:table-cell office:value-type="float" office:value="1.3843">
            <text:p>1,38430</text:p>
          </table:table-cell>
          <table:table-cell office:value-type="float" office:value="1.3794">
            <text:p>1,37940</text:p>
          </table:table-cell>
          <table:table-cell office:value-type="float" office:value="1.3806">
            <text:p>1,38060</text:p>
          </table:table-cell>
          <table:table-cell table:formula="of:=([.E505]+[.D505]+[.C505])/3" office:value-type="float" office:value="1.38143333333333">
            <text:p>1,38143</text:p>
          </table:table-cell>
          <table:table-cell table:formula="of:=[.C505]-[.D505]" office:value-type="float" office:value="0.00490000000000013">
            <text:p>0,00490</text:p>
          </table:table-cell>
          <table:table-cell office:value-type="float" office:value="0.00705596035313741">
            <text:p>0,00706</text:p>
          </table:table-cell>
          <table:table-cell office:value-type="float" office:value="1.37815498526509">
            <text:p>1,37815</text:p>
          </table:table-cell>
          <table:table-cell office:value-type="float" office:value="1.37889140940823">
            <text:p>1,37889</text:p>
          </table:table-cell>
        </table:table-row>
        <table:table-row table:style-name="ro2">
          <table:table-cell table:style-name="ce1" office:value-type="string">
            <text:p>2007.07.24</text:p>
          </table:table-cell>
          <table:table-cell office:value-type="float" office:value="1.3805">
            <text:p>1,38050</text:p>
          </table:table-cell>
          <table:table-cell office:value-type="float" office:value="1.3851">
            <text:p>1,38510</text:p>
          </table:table-cell>
          <table:table-cell office:value-type="float" office:value="1.3798">
            <text:p>1,37980</text:p>
          </table:table-cell>
          <table:table-cell office:value-type="float" office:value="1.3827">
            <text:p>1,38270</text:p>
          </table:table-cell>
          <table:table-cell table:formula="of:=([.E506]+[.D506]+[.C506])/3" office:value-type="float" office:value="1.38253333333333">
            <text:p>1,38253</text:p>
          </table:table-cell>
          <table:table-cell table:formula="of:=[.C506]-[.D506]" office:value-type="float" office:value="0.00530000000000008">
            <text:p>0,00530</text:p>
          </table:table-cell>
          <table:table-cell office:value-type="float" office:value="0.0070383396624348">
            <text:p>0,00704</text:p>
          </table:table-cell>
          <table:table-cell office:value-type="float" office:value="1.37891333383086">
            <text:p>1,37891</text:p>
          </table:table-cell>
          <table:table-cell office:value-type="float" office:value="1.37932470379057">
            <text:p>1,37932</text:p>
          </table:table-cell>
        </table:table-row>
        <table:table-row table:style-name="ro2">
          <table:table-cell table:style-name="ce1" office:value-type="string">
            <text:p>2007.07.25</text:p>
          </table:table-cell>
          <table:table-cell office:value-type="float" office:value="1.3826">
            <text:p>1,38260</text:p>
          </table:table-cell>
          <table:table-cell office:value-type="float" office:value="1.3829">
            <text:p>1,38290</text:p>
          </table:table-cell>
          <table:table-cell office:value-type="float" office:value="1.3695">
            <text:p>1,36950</text:p>
          </table:table-cell>
          <table:table-cell office:value-type="float" office:value="1.3724">
            <text:p>1,37240</text:p>
          </table:table-cell>
          <table:table-cell table:formula="of:=([.E507]+[.D507]+[.C507])/3" office:value-type="float" office:value="1.37493333333333">
            <text:p>1,37493</text:p>
          </table:table-cell>
          <table:table-cell table:formula="of:=[.C507]-[.D507]" office:value-type="float" office:value="0.0134000000000001">
            <text:p>0,01340</text:p>
          </table:table-cell>
          <table:table-cell office:value-type="float" office:value="0.00700937129975483">
            <text:p>0,00701</text:p>
          </table:table-cell>
          <table:table-cell office:value-type="float" office:value="1.37996253725747">
            <text:p>1,37996</text:p>
          </table:table-cell>
          <table:table-cell office:value-type="float" office:value="1.38036219390713">
            <text:p>1,38036</text:p>
          </table:table-cell>
        </table:table-row>
        <table:table-row table:style-name="ro2">
          <table:table-cell table:style-name="ce1" office:value-type="string">
            <text:p>2007.07.26</text:p>
          </table:table-cell>
          <table:table-cell office:value-type="float" office:value="1.3725">
            <text:p>1,37250</text:p>
          </table:table-cell>
          <table:table-cell office:value-type="float" office:value="1.3771">
            <text:p>1,37710</text:p>
          </table:table-cell>
          <table:table-cell office:value-type="float" office:value="1.3692">
            <text:p>1,36920</text:p>
          </table:table-cell>
          <table:table-cell office:value-type="float" office:value="1.374">
            <text:p>1,37400</text:p>
          </table:table-cell>
          <table:table-cell table:formula="of:=([.E508]+[.D508]+[.C508])/3" office:value-type="float" office:value="1.37343333333333">
            <text:p>1,37343</text:p>
          </table:table-cell>
          <table:table-cell table:formula="of:=[.C508]-[.D508]" office:value-type="float" office:value="0.00790000000000002">
            <text:p>0,00790</text:p>
          </table:table-cell>
          <table:table-cell office:value-type="float" office:value="0.00707567857176267">
            <text:p>0,00708</text:p>
          </table:table-cell>
          <table:table-cell office:value-type="float" office:value="1.37815041854593">
            <text:p>1,37815</text:p>
          </table:table-cell>
          <table:table-cell office:value-type="float" office:value="1.37807037496916">
            <text:p>1,37807</text:p>
          </table:table-cell>
        </table:table-row>
        <table:table-row table:style-name="ro2">
          <table:table-cell table:style-name="ce1" office:value-type="string">
            <text:p>2007.07.27</text:p>
          </table:table-cell>
          <table:table-cell office:value-type="float" office:value="1.3739">
            <text:p>1,37390</text:p>
          </table:table-cell>
          <table:table-cell office:value-type="float" office:value="1.3753">
            <text:p>1,37530</text:p>
          </table:table-cell>
          <table:table-cell office:value-type="float" office:value="1.3626">
            <text:p>1,36260</text:p>
          </table:table-cell>
          <table:table-cell office:value-type="float" office:value="1.3635">
            <text:p>1,36350</text:p>
          </table:table-cell>
          <table:table-cell table:formula="of:=([.E509]+[.D509]+[.C509])/3" office:value-type="float" office:value="1.36713333333333">
            <text:p>1,36713</text:p>
          </table:table-cell>
          <table:table-cell table:formula="of:=[.C509]-[.D509]" office:value-type="float" office:value="0.0126999999999999">
            <text:p>0,01270</text:p>
          </table:table-cell>
          <table:table-cell office:value-type="float" office:value="0.00709690486684907">
            <text:p>0,00710</text:p>
          </table:table-cell>
          <table:table-cell office:value-type="float" office:value="1.3771103747257">
            <text:p>1,37711</text:p>
          </table:table-cell>
          <table:table-cell office:value-type="float" office:value="1.37697649710003">
            <text:p>1,37698</text:p>
          </table:table-cell>
        </table:table-row>
        <table:table-row table:style-name="ro2">
          <table:table-cell table:style-name="ce1" office:value-type="string">
            <text:p>2007.07.30</text:p>
          </table:table-cell>
          <table:table-cell office:value-type="float" office:value="1.3613">
            <text:p>1,36130</text:p>
          </table:table-cell>
          <table:table-cell office:value-type="float" office:value="1.3704">
            <text:p>1,37040</text:p>
          </table:table-cell>
          <table:table-cell office:value-type="float" office:value="1.3609">
            <text:p>1,36090</text:p>
          </table:table-cell>
          <table:table-cell office:value-type="float" office:value="1.3697">
            <text:p>1,36970</text:p>
          </table:table-cell>
          <table:table-cell table:formula="of:=([.E510]+[.D510]+[.C510])/3" office:value-type="float" office:value="1.367">
            <text:p>1,36700</text:p>
          </table:table-cell>
          <table:table-cell table:formula="of:=[.C510]-[.D510]" office:value-type="float" office:value="0.00950000000000006">
            <text:p>0,00950</text:p>
          </table:table-cell>
          <table:table-cell office:value-type="float" office:value="0.00720637807780262">
            <text:p>0,00721</text:p>
          </table:table-cell>
          <table:table-cell office:value-type="float" office:value="1.37422307681138">
            <text:p>1,37422</text:p>
          </table:table-cell>
          <table:table-cell office:value-type="float" office:value="1.37326541322053">
            <text:p>1,37327</text:p>
          </table:table-cell>
        </table:table-row>
        <table:table-row table:style-name="ro2">
          <table:table-cell table:style-name="ce1" office:value-type="string">
            <text:p>2007.07.31</text:p>
          </table:table-cell>
          <table:table-cell office:value-type="float" office:value="1.3696">
            <text:p>1,36960</text:p>
          </table:table-cell>
          <table:table-cell office:value-type="float" office:value="1.3726">
            <text:p>1,37260</text:p>
          </table:table-cell>
          <table:table-cell office:value-type="float" office:value="1.367">
            <text:p>1,36700</text:p>
          </table:table-cell>
          <table:table-cell office:value-type="float" office:value="1.3677">
            <text:p>1,36770</text:p>
          </table:table-cell>
          <table:table-cell table:formula="of:=([.E511]+[.D511]+[.C511])/3" office:value-type="float" office:value="1.3691">
            <text:p>1,36910</text:p>
          </table:table-cell>
          <table:table-cell table:formula="of:=[.C511]-[.D511]" office:value-type="float" office:value="0.00560000000000005">
            <text:p>0,00560</text:p>
          </table:table-cell>
          <table:table-cell office:value-type="float" office:value="0.00725437018330569">
            <text:p>0,00725</text:p>
          </table:table-cell>
          <table:table-cell office:value-type="float" office:value="1.37224891145383">
            <text:p>1,37225</text:p>
          </table:table-cell>
          <table:table-cell office:value-type="float" office:value="1.37196934817832">
            <text:p>1,37197</text:p>
          </table:table-cell>
        </table:table-row>
        <table:table-row table:style-name="ro2">
          <table:table-cell table:style-name="ce1" office:value-type="string">
            <text:p>2007.08.01</text:p>
          </table:table-cell>
          <table:table-cell office:value-type="float" office:value="1.3678">
            <text:p>1,36780</text:p>
          </table:table-cell>
          <table:table-cell office:value-type="float" office:value="1.3709">
            <text:p>1,37090</text:p>
          </table:table-cell>
          <table:table-cell office:value-type="float" office:value="1.3637">
            <text:p>1,36370</text:p>
          </table:table-cell>
          <table:table-cell office:value-type="float" office:value="1.3676">
            <text:p>1,36760</text:p>
          </table:table-cell>
          <table:table-cell table:formula="of:=([.E512]+[.D512]+[.C512])/3" office:value-type="float" office:value="1.3674">
            <text:p>1,36740</text:p>
          </table:table-cell>
          <table:table-cell table:formula="of:=[.C512]-[.D512]" office:value-type="float" office:value="0.00719999999999987">
            <text:p>0,00720</text:p>
          </table:table-cell>
          <table:table-cell office:value-type="float" office:value="0.00731086910160406">
            <text:p>0,00731</text:p>
          </table:table-cell>
          <table:table-cell office:value-type="float" office:value="1.37154382152644">
            <text:p>1,37154</text:p>
          </table:table-cell>
          <table:table-cell office:value-type="float" office:value="1.3707253837884">
            <text:p>1,37073</text:p>
          </table:table-cell>
        </table:table-row>
        <table:table-row table:style-name="ro2">
          <table:table-cell table:style-name="ce1" office:value-type="string">
            <text:p>2007.08.02</text:p>
          </table:table-cell>
          <table:table-cell office:value-type="float" office:value="1.3674">
            <text:p>1,36740</text:p>
          </table:table-cell>
          <table:table-cell office:value-type="float" office:value="1.3705">
            <text:p>1,37050</text:p>
          </table:table-cell>
          <table:table-cell office:value-type="float" office:value="1.3651">
            <text:p>1,36510</text:p>
          </table:table-cell>
          <table:table-cell office:value-type="float" office:value="1.3701">
            <text:p>1,37010</text:p>
          </table:table-cell>
          <table:table-cell table:formula="of:=([.E513]+[.D513]+[.C513])/3" office:value-type="float" office:value="1.36856666666667">
            <text:p>1,36857</text:p>
          </table:table-cell>
          <table:table-cell table:formula="of:=[.C513]-[.D513]" office:value-type="float" office:value="0.00540000000000007">
            <text:p>0,00540</text:p>
          </table:table-cell>
          <table:table-cell office:value-type="float" office:value="0.00734064690503852">
            <text:p>0,00734</text:p>
          </table:table-cell>
          <table:table-cell office:value-type="float" office:value="1.37009878322891">
            <text:p>1,37010</text:p>
          </table:table-cell>
          <table:table-cell office:value-type="float" office:value="1.36951590746591">
            <text:p>1,36952</text:p>
          </table:table-cell>
        </table:table-row>
        <table:table-row table:style-name="ro2">
          <table:table-cell table:style-name="ce1" office:value-type="string">
            <text:p>2007.08.03</text:p>
          </table:table-cell>
          <table:table-cell office:value-type="float" office:value="1.3699">
            <text:p>1,36990</text:p>
          </table:table-cell>
          <table:table-cell office:value-type="float" office:value="1.3818">
            <text:p>1,38180</text:p>
          </table:table-cell>
          <table:table-cell office:value-type="float" office:value="1.3683">
            <text:p>1,36830</text:p>
          </table:table-cell>
          <table:table-cell office:value-type="float" office:value="1.3773">
            <text:p>1,37730</text:p>
          </table:table-cell>
          <table:table-cell table:formula="of:=([.E514]+[.D514]+[.C514])/3" office:value-type="float" office:value="1.3758">
            <text:p>1,37580</text:p>
          </table:table-cell>
          <table:table-cell table:formula="of:=[.C514]-[.D514]" office:value-type="float" office:value="0.0135000000000001">
            <text:p>0,01350</text:p>
          </table:table-cell>
          <table:table-cell office:value-type="float" office:value="0.00734095814528703">
            <text:p>0,00734</text:p>
          </table:table-cell>
          <table:table-cell office:value-type="float" office:value="1.36988595811261">
            <text:p>1,36989</text:p>
          </table:table-cell>
          <table:table-cell office:value-type="float" office:value="1.36956337412402">
            <text:p>1,36956</text:p>
          </table:table-cell>
        </table:table-row>
        <table:table-row table:style-name="ro2">
          <table:table-cell table:style-name="ce1" office:value-type="string">
            <text:p>2007.08.06</text:p>
          </table:table-cell>
          <table:table-cell office:value-type="float" office:value="1.3834">
            <text:p>1,38340</text:p>
          </table:table-cell>
          <table:table-cell office:value-type="float" office:value="1.3839">
            <text:p>1,38390</text:p>
          </table:table-cell>
          <table:table-cell office:value-type="float" office:value="1.378">
            <text:p>1,37800</text:p>
          </table:table-cell>
          <table:table-cell office:value-type="float" office:value="1.3794">
            <text:p>1,37940</text:p>
          </table:table-cell>
          <table:table-cell table:formula="of:=([.E515]+[.D515]+[.C515])/3" office:value-type="float" office:value="1.38043333333333">
            <text:p>1,38043</text:p>
          </table:table-cell>
          <table:table-cell table:formula="of:=[.C515]-[.D515]" office:value-type="float" office:value="0.00590000000000002">
            <text:p>0,00590</text:p>
          </table:table-cell>
          <table:table-cell office:value-type="float" office:value="0.00731633841130223">
            <text:p>0,00732</text:p>
          </table:table-cell>
          <table:table-cell office:value-type="float" office:value="1.37153889697347">
            <text:p>1,37154</text:p>
          </table:table-cell>
          <table:table-cell office:value-type="float" office:value="1.37186129132518">
            <text:p>1,37186</text:p>
          </table:table-cell>
        </table:table-row>
        <table:table-row table:style-name="ro2">
          <table:table-cell table:style-name="ce1" office:value-type="string">
            <text:p>2007.08.07</text:p>
          </table:table-cell>
          <table:table-cell office:value-type="float" office:value="1.3793">
            <text:p>1,37930</text:p>
          </table:table-cell>
          <table:table-cell office:value-type="float" office:value="1.3815">
            <text:p>1,38150</text:p>
          </table:table-cell>
          <table:table-cell office:value-type="float" office:value="1.3735">
            <text:p>1,37350</text:p>
          </table:table-cell>
          <table:table-cell office:value-type="float" office:value="1.3743">
            <text:p>1,37430</text:p>
          </table:table-cell>
          <table:table-cell table:formula="of:=([.E516]+[.D516]+[.C516])/3" office:value-type="float" office:value="1.37643333333333">
            <text:p>1,37643</text:p>
          </table:table-cell>
          <table:table-cell table:formula="of:=[.C516]-[.D516]" office:value-type="float" office:value="0.00800000000000001">
            <text:p>0,00800</text:p>
          </table:table-cell>
          <table:table-cell office:value-type="float" office:value="0.00725403899950473">
            <text:p>0,00725</text:p>
          </table:table-cell>
          <table:table-cell office:value-type="float" office:value="1.37394583550734">
            <text:p>1,37395</text:p>
          </table:table-cell>
          <table:table-cell office:value-type="float" office:value="1.3740144121566">
            <text:p>1,37401</text:p>
          </table:table-cell>
        </table:table-row>
        <table:table-row table:style-name="ro2">
          <table:table-cell table:style-name="ce1" office:value-type="string">
            <text:p>2007.08.08</text:p>
          </table:table-cell>
          <table:table-cell office:value-type="float" office:value="1.3742">
            <text:p>1,37420</text:p>
          </table:table-cell>
          <table:table-cell office:value-type="float" office:value="1.3825">
            <text:p>1,38250</text:p>
          </table:table-cell>
          <table:table-cell office:value-type="float" office:value="1.3721">
            <text:p>1,37210</text:p>
          </table:table-cell>
          <table:table-cell office:value-type="float" office:value="1.3794">
            <text:p>1,37940</text:p>
          </table:table-cell>
          <table:table-cell table:formula="of:=([.E517]+[.D517]+[.C517])/3" office:value-type="float" office:value="1.378">
            <text:p>1,37800</text:p>
          </table:table-cell>
          <table:table-cell table:formula="of:=[.C517]-[.D517]" office:value-type="float" office:value="0.0104">
            <text:p>0,01040</text:p>
          </table:table-cell>
          <table:table-cell office:value-type="float" office:value="0.00723758317879538">
            <text:p>0,00724</text:p>
          </table:table-cell>
          <table:table-cell office:value-type="float" office:value="1.37460069976491">
            <text:p>1,37460</text:p>
          </table:table-cell>
          <table:table-cell office:value-type="float" office:value="1.37413729243711">
            <text:p>1,37414</text:p>
          </table:table-cell>
        </table:table-row>
        <table:table-row table:style-name="ro2">
          <table:table-cell table:style-name="ce1" office:value-type="string">
            <text:p>2007.08.09</text:p>
          </table:table-cell>
          <table:table-cell office:value-type="float" office:value="1.3793">
            <text:p>1,37930</text:p>
          </table:table-cell>
          <table:table-cell office:value-type="float" office:value="1.3816">
            <text:p>1,38160</text:p>
          </table:table-cell>
          <table:table-cell office:value-type="float" office:value="1.3654">
            <text:p>1,36540</text:p>
          </table:table-cell>
          <table:table-cell office:value-type="float" office:value="1.3679">
            <text:p>1,36790</text:p>
          </table:table-cell>
          <table:table-cell table:formula="of:=([.E518]+[.D518]+[.C518])/3" office:value-type="float" office:value="1.37163333333333">
            <text:p>1,37163</text:p>
          </table:table-cell>
          <table:table-cell table:formula="of:=[.C518]-[.D518]" office:value-type="float" office:value="0.0162">
            <text:p>0,01620</text:p>
          </table:table-cell>
          <table:table-cell office:value-type="float" office:value="0.00719142313259119">
            <text:p>0,00719</text:p>
          </table:table-cell>
          <table:table-cell office:value-type="float" office:value="1.3756385811395">
            <text:p>1,37564</text:p>
          </table:table-cell>
          <table:table-cell office:value-type="float" office:value="1.37569154334917">
            <text:p>1,37569</text:p>
          </table:table-cell>
        </table:table-row>
        <table:table-row table:style-name="ro2">
          <table:table-cell table:style-name="ce1" office:value-type="string">
            <text:p>2007.08.10</text:p>
          </table:table-cell>
          <table:table-cell office:value-type="float" office:value="1.368">
            <text:p>1,36800</text:p>
          </table:table-cell>
          <table:table-cell office:value-type="float" office:value="1.3705">
            <text:p>1,37050</text:p>
          </table:table-cell>
          <table:table-cell office:value-type="float" office:value="1.3643">
            <text:p>1,36430</text:p>
          </table:table-cell>
          <table:table-cell office:value-type="float" office:value="1.3693">
            <text:p>1,36930</text:p>
          </table:table-cell>
          <table:table-cell table:formula="of:=([.E519]+[.D519]+[.C519])/3" office:value-type="float" office:value="1.36803333333333">
            <text:p>1,36803</text:p>
          </table:table-cell>
          <table:table-cell table:formula="of:=[.C519]-[.D519]" office:value-type="float" office:value="0.00619999999999998">
            <text:p>0,00620</text:p>
          </table:table-cell>
          <table:table-cell office:value-type="float" office:value="0.00724860683074804">
            <text:p>0,00725</text:p>
          </table:table-cell>
          <table:table-cell office:value-type="float" office:value="1.37442543906198">
            <text:p>1,37443</text:p>
          </table:table-cell>
          <table:table-cell office:value-type="float" office:value="1.37403849892969">
            <text:p>1,37404</text:p>
          </table:table-cell>
        </table:table-row>
        <table:table-row table:style-name="ro2">
          <table:table-cell table:style-name="ce1" office:value-type="string">
            <text:p>2007.08.13</text:p>
          </table:table-cell>
          <table:table-cell office:value-type="float" office:value="1.3685">
            <text:p>1,36850</text:p>
          </table:table-cell>
          <table:table-cell office:value-type="float" office:value="1.3707">
            <text:p>1,37070</text:p>
          </table:table-cell>
          <table:table-cell office:value-type="float" office:value="1.3603">
            <text:p>1,36030</text:p>
          </table:table-cell>
          <table:table-cell office:value-type="float" office:value="1.3607">
            <text:p>1,36070</text:p>
          </table:table-cell>
          <table:table-cell table:formula="of:=([.E520]+[.D520]+[.C520])/3" office:value-type="float" office:value="1.3639">
            <text:p>1,36390</text:p>
          </table:table-cell>
          <table:table-cell table:formula="of:=[.C520]-[.D520]" office:value-type="float" office:value="0.0104">
            <text:p>0,01040</text:p>
          </table:table-cell>
          <table:table-cell office:value-type="float" office:value="0.00726671639046156">
            <text:p>0,00727</text:p>
          </table:table-cell>
          <table:table-cell office:value-type="float" office:value="1.37289564987178">
            <text:p>1,37290</text:p>
          </table:table-cell>
          <table:table-cell office:value-type="float" office:value="1.37262961520693">
            <text:p>1,37263</text:p>
          </table:table-cell>
        </table:table-row>
        <table:table-row table:style-name="ro2">
          <table:table-cell table:style-name="ce1" office:value-type="string">
            <text:p>2007.08.14</text:p>
          </table:table-cell>
          <table:table-cell office:value-type="float" office:value="1.3608">
            <text:p>1,36080</text:p>
          </table:table-cell>
          <table:table-cell office:value-type="float" office:value="1.3625">
            <text:p>1,36250</text:p>
          </table:table-cell>
          <table:table-cell office:value-type="float" office:value="1.353">
            <text:p>1,35300</text:p>
          </table:table-cell>
          <table:table-cell office:value-type="float" office:value="1.3535">
            <text:p>1,35350</text:p>
          </table:table-cell>
          <table:table-cell table:formula="of:=([.E521]+[.D521]+[.C521])/3" office:value-type="float" office:value="1.35633333333333">
            <text:p>1,35633</text:p>
          </table:table-cell>
          <table:table-cell table:formula="of:=[.C521]-[.D521]" office:value-type="float" office:value="0.00950000000000006">
            <text:p>0,00950</text:p>
          </table:table-cell>
          <table:table-cell office:value-type="float" office:value="0.00737126277773374">
            <text:p>0,00737</text:p>
          </table:table-cell>
          <table:table-cell office:value-type="float" office:value="1.37037199938411">
            <text:p>1,37037</text:p>
          </table:table-cell>
          <table:table-cell office:value-type="float" office:value="1.36926550797881">
            <text:p>1,36927</text:p>
          </table:table-cell>
        </table:table-row>
        <table:table-row table:style-name="ro2">
          <table:table-cell table:style-name="ce1" office:value-type="string">
            <text:p>2007.08.15</text:p>
          </table:table-cell>
          <table:table-cell table:number-columns-repeated="2" office:value-type="float" office:value="1.3536">
            <text:p>1,35360</text:p>
          </table:table-cell>
          <table:table-cell office:value-type="float" office:value="1.3417">
            <text:p>1,34170</text:p>
          </table:table-cell>
          <table:table-cell office:value-type="float" office:value="1.3423">
            <text:p>1,34230</text:p>
          </table:table-cell>
          <table:table-cell table:formula="of:=([.E522]+[.D522]+[.C522])/3" office:value-type="float" office:value="1.34586666666667">
            <text:p>1,34587</text:p>
          </table:table-cell>
          <table:table-cell table:formula="of:=[.C522]-[.D522]" office:value-type="float" office:value="0.0119000000000002">
            <text:p>0,01190</text:p>
          </table:table-cell>
          <table:table-cell office:value-type="float" office:value="0.00747729032110329">
            <text:p>0,00748</text:p>
          </table:table-cell>
          <table:table-cell office:value-type="float" office:value="1.36616695482761">
            <text:p>1,36617</text:p>
          </table:table-cell>
          <table:table-cell office:value-type="float" office:value="1.36463474568394">
            <text:p>1,36463</text:p>
          </table:table-cell>
        </table:table-row>
        <table:table-row table:style-name="ro2">
          <table:table-cell table:style-name="ce1" office:value-type="string">
            <text:p>2007.08.16</text:p>
          </table:table-cell>
          <table:table-cell office:value-type="float" office:value="1.3422">
            <text:p>1,34220</text:p>
          </table:table-cell>
          <table:table-cell office:value-type="float" office:value="1.3446">
            <text:p>1,34460</text:p>
          </table:table-cell>
          <table:table-cell office:value-type="float" office:value="1.336">
            <text:p>1,33600</text:p>
          </table:table-cell>
          <table:table-cell office:value-type="float" office:value="1.3427">
            <text:p>1,34270</text:p>
          </table:table-cell>
          <table:table-cell table:formula="of:=([.E523]+[.D523]+[.C523])/3" office:value-type="float" office:value="1.3411">
            <text:p>1,34110</text:p>
          </table:table-cell>
          <table:table-cell table:formula="of:=[.C523]-[.D523]" office:value-type="float" office:value="0.00859999999999994">
            <text:p>0,00860</text:p>
          </table:table-cell>
          <table:table-cell office:value-type="float" office:value="0.00765091011275628">
            <text:p>0,00765</text:p>
          </table:table-cell>
          <table:table-cell office:value-type="float" office:value="1.36067705166594">
            <text:p>1,36068</text:p>
          </table:table-cell>
          <table:table-cell office:value-type="float" office:value="1.35830126345372">
            <text:p>1,35830</text:p>
          </table:table-cell>
        </table:table-row>
        <table:table-row table:style-name="ro2">
          <table:table-cell table:style-name="ce1" office:value-type="string">
            <text:p>2007.08.17</text:p>
          </table:table-cell>
          <table:table-cell office:value-type="float" office:value="1.3426">
            <text:p>1,34260</text:p>
          </table:table-cell>
          <table:table-cell office:value-type="float" office:value="1.3545">
            <text:p>1,35450</text:p>
          </table:table-cell>
          <table:table-cell office:value-type="float" office:value="1.3369">
            <text:p>1,33690</text:p>
          </table:table-cell>
          <table:table-cell office:value-type="float" office:value="1.3474">
            <text:p>1,34740</text:p>
          </table:table-cell>
          <table:table-cell table:formula="of:=([.E524]+[.D524]+[.C524])/3" office:value-type="float" office:value="1.34626666666667">
            <text:p>1,34627</text:p>
          </table:table-cell>
          <table:table-cell table:formula="of:=[.C524]-[.D524]" office:value-type="float" office:value="0.0176000000000001">
            <text:p>0,01760</text:p>
          </table:table-cell>
          <table:table-cell office:value-type="float" office:value="0.00777840291612782">
            <text:p>0,00778</text:p>
          </table:table-cell>
          <table:table-cell office:value-type="float" office:value="1.355487292409">
            <text:p>1,35549</text:p>
          </table:table-cell>
          <table:table-cell office:value-type="float" office:value="1.35362008060081">
            <text:p>1,35362</text:p>
          </table:table-cell>
        </table:table-row>
        <table:table-row table:style-name="ro2">
          <table:table-cell table:style-name="ce1" office:value-type="string">
            <text:p>2007.08.20</text:p>
          </table:table-cell>
          <table:table-cell office:value-type="float" office:value="1.3477">
            <text:p>1,34770</text:p>
          </table:table-cell>
          <table:table-cell office:value-type="float" office:value="1.3507">
            <text:p>1,35070</text:p>
          </table:table-cell>
          <table:table-cell office:value-type="float" office:value="1.3459">
            <text:p>1,34590</text:p>
          </table:table-cell>
          <table:table-cell office:value-type="float" office:value="1.3475">
            <text:p>1,34750</text:p>
          </table:table-cell>
          <table:table-cell table:formula="of:=([.E525]+[.D525]+[.C525])/3" office:value-type="float" office:value="1.34803333333333">
            <text:p>1,34803</text:p>
          </table:table-cell>
          <table:table-cell table:formula="of:=[.C525]-[.D525]" office:value-type="float" office:value="0.00479999999999992">
            <text:p>0,00480</text:p>
          </table:table-cell>
          <table:table-cell office:value-type="float" office:value="0.00790892528981026">
            <text:p>0,00791</text:p>
          </table:table-cell>
          <table:table-cell office:value-type="float" office:value="1.35300804555713">
            <text:p>1,35301</text:p>
          </table:table-cell>
          <table:table-cell office:value-type="float" office:value="1.3518360565961">
            <text:p>1,35184</text:p>
          </table:table-cell>
        </table:table-row>
        <table:table-row table:style-name="ro2">
          <table:table-cell table:style-name="ce1" office:value-type="string">
            <text:p>2007.08.21</text:p>
          </table:table-cell>
          <table:table-cell office:value-type="float" office:value="1.3476">
            <text:p>1,34760</text:p>
          </table:table-cell>
          <table:table-cell office:value-type="float" office:value="1.3519">
            <text:p>1,35190</text:p>
          </table:table-cell>
          <table:table-cell office:value-type="float" office:value="1.3456">
            <text:p>1,34560</text:p>
          </table:table-cell>
          <table:table-cell office:value-type="float" office:value="1.3462">
            <text:p>1,34620</text:p>
          </table:table-cell>
          <table:table-cell table:formula="of:=([.E526]+[.D526]+[.C526])/3" office:value-type="float" office:value="1.3479">
            <text:p>1,34790</text:p>
          </table:table-cell>
          <table:table-cell table:formula="of:=[.C526]-[.D526]" office:value-type="float" office:value="0.00629999999999997">
            <text:p>0,00630</text:p>
          </table:table-cell>
          <table:table-cell office:value-type="float" office:value="0.00796484270956732">
            <text:p>0,00796</text:p>
          </table:table-cell>
          <table:table-cell office:value-type="float" office:value="1.35159466764068">
            <text:p>1,35159</text:p>
          </table:table-cell>
          <table:table-cell office:value-type="float" office:value="1.35019906344482">
            <text:p>1,35020</text:p>
          </table:table-cell>
        </table:table-row>
        <table:table-row table:style-name="ro2">
          <table:table-cell table:style-name="ce1" office:value-type="string">
            <text:p>2007.08.22</text:p>
          </table:table-cell>
          <table:table-cell office:value-type="float" office:value="1.3461">
            <text:p>1,34610</text:p>
          </table:table-cell>
          <table:table-cell office:value-type="float" office:value="1.3551">
            <text:p>1,35510</text:p>
          </table:table-cell>
          <table:table-cell office:value-type="float" office:value="1.345">
            <text:p>1,34500</text:p>
          </table:table-cell>
          <table:table-cell office:value-type="float" office:value="1.355">
            <text:p>1,35500</text:p>
          </table:table-cell>
          <table:table-cell table:formula="of:=([.E527]+[.D527]+[.C527])/3" office:value-type="float" office:value="1.3517">
            <text:p>1,35170</text:p>
          </table:table-cell>
          <table:table-cell table:formula="of:=[.C527]-[.D527]" office:value-type="float" office:value="0.0101">
            <text:p>0,01010</text:p>
          </table:table-cell>
          <table:table-cell office:value-type="float" office:value="0.00799409890985032">
            <text:p>0,00799</text:p>
          </table:table-cell>
          <table:table-cell office:value-type="float" office:value="1.35076077649549">
            <text:p>1,35076</text:p>
          </table:table-cell>
          <table:table-cell office:value-type="float" office:value="1.34889995854136">
            <text:p>1,34890</text:p>
          </table:table-cell>
        </table:table-row>
        <table:table-row table:style-name="ro2">
          <table:table-cell table:style-name="ce1" office:value-type="string">
            <text:p>2007.08.23</text:p>
          </table:table-cell>
          <table:table-cell office:value-type="float" office:value="1.3552">
            <text:p>1,35520</text:p>
          </table:table-cell>
          <table:table-cell office:value-type="float" office:value="1.3587">
            <text:p>1,35870</text:p>
          </table:table-cell>
          <table:table-cell office:value-type="float" office:value="1.3534">
            <text:p>1,35340</text:p>
          </table:table-cell>
          <table:table-cell office:value-type="float" office:value="1.3567">
            <text:p>1,35670</text:p>
          </table:table-cell>
          <table:table-cell table:formula="of:=([.E528]+[.D528]+[.C528])/3" office:value-type="float" office:value="1.35626666666667">
            <text:p>1,35627</text:p>
          </table:table-cell>
          <table:table-cell table:formula="of:=[.C528]-[.D528]" office:value-type="float" office:value="0.00530000000000008">
            <text:p>0,00530</text:p>
          </table:table-cell>
          <table:table-cell office:value-type="float" office:value="0.00794877093384694">
            <text:p>0,00795</text:p>
          </table:table-cell>
          <table:table-cell office:value-type="float" office:value="1.35106296986939">
            <text:p>1,35106</text:p>
          </table:table-cell>
          <table:table-cell office:value-type="float" office:value="1.35040140169298">
            <text:p>1,35040</text:p>
          </table:table-cell>
        </table:table-row>
        <table:table-row table:style-name="ro2">
          <table:table-cell table:style-name="ce1" office:value-type="string">
            <text:p>2007.08.24</text:p>
          </table:table-cell>
          <table:table-cell office:value-type="float" office:value="1.3565">
            <text:p>1,35650</text:p>
          </table:table-cell>
          <table:table-cell office:value-type="float" office:value="1.3681">
            <text:p>1,36810</text:p>
          </table:table-cell>
          <table:table-cell office:value-type="float" office:value="1.3553">
            <text:p>1,35530</text:p>
          </table:table-cell>
          <table:table-cell office:value-type="float" office:value="1.3675">
            <text:p>1,36750</text:p>
          </table:table-cell>
          <table:table-cell table:formula="of:=([.E529]+[.D529]+[.C529])/3" office:value-type="float" office:value="1.36363333333333">
            <text:p>1,36363</text:p>
          </table:table-cell>
          <table:table-cell table:formula="of:=[.C529]-[.D529]" office:value-type="float" office:value="0.0128000000000001">
            <text:p>0,01280</text:p>
          </table:table-cell>
          <table:table-cell office:value-type="float" office:value="0.00787283918908004">
            <text:p>0,00787</text:p>
          </table:table-cell>
          <table:table-cell office:value-type="float" office:value="1.35287745637684">
            <text:p>1,35288</text:p>
          </table:table-cell>
          <table:table-cell office:value-type="float" office:value="1.35272504817089">
            <text:p>1,35273</text:p>
          </table:table-cell>
        </table:table-row>
        <table:table-row table:style-name="ro2">
          <table:table-cell table:style-name="ce1" office:value-type="string">
            <text:p>2007.08.27</text:p>
          </table:table-cell>
          <table:table-cell office:value-type="float" office:value="1.3669">
            <text:p>1,36690</text:p>
          </table:table-cell>
          <table:table-cell office:value-type="float" office:value="1.3684">
            <text:p>1,36840</text:p>
          </table:table-cell>
          <table:table-cell office:value-type="float" office:value="1.3635">
            <text:p>1,36350</text:p>
          </table:table-cell>
          <table:table-cell office:value-type="float" office:value="1.3639">
            <text:p>1,36390</text:p>
          </table:table-cell>
          <table:table-cell table:formula="of:=([.E530]+[.D530]+[.C530])/3" office:value-type="float" office:value="1.36526666666667">
            <text:p>1,36527</text:p>
          </table:table-cell>
          <table:table-cell table:formula="of:=[.C530]-[.D530]" office:value-type="float" office:value="0.00490000000000013">
            <text:p>0,00490</text:p>
          </table:table-cell>
          <table:table-cell office:value-type="float" office:value="0.00779277945237065">
            <text:p>0,00779</text:p>
          </table:table-cell>
          <table:table-cell office:value-type="float" office:value="1.35574305288245">
            <text:p>1,35574</text:p>
          </table:table-cell>
          <table:table-cell office:value-type="float" office:value="1.35677032375337">
            <text:p>1,35677</text:p>
          </table:table-cell>
        </table:table-row>
        <table:table-row table:style-name="ro2">
          <table:table-cell table:style-name="ce1" office:value-type="string">
            <text:p>2007.08.28</text:p>
          </table:table-cell>
          <table:table-cell office:value-type="float" office:value="1.3641">
            <text:p>1,36410</text:p>
          </table:table-cell>
          <table:table-cell office:value-type="float" office:value="1.368">
            <text:p>1,36800</text:p>
          </table:table-cell>
          <table:table-cell table:number-columns-repeated="2" office:value-type="float" office:value="1.36">
            <text:p>1,36000</text:p>
          </table:table-cell>
          <table:table-cell table:formula="of:=([.E531]+[.D531]+[.C531])/3" office:value-type="float" office:value="1.36266666666667">
            <text:p>1,36267</text:p>
          </table:table-cell>
          <table:table-cell table:formula="of:=[.C531]-[.D531]" office:value-type="float" office:value="0.00800000000000001">
            <text:p>0,00800</text:p>
          </table:table-cell>
          <table:table-cell office:value-type="float" office:value="0.00771649621084544">
            <text:p>0,00772</text:p>
          </table:table-cell>
          <table:table-cell office:value-type="float" office:value="1.35833121702682">
            <text:p>1,35833</text:p>
          </table:table-cell>
          <table:table-cell office:value-type="float" office:value="1.35886353519987">
            <text:p>1,35886</text:p>
          </table:table-cell>
        </table:table-row>
        <table:table-row table:style-name="ro2">
          <table:table-cell table:style-name="ce1" office:value-type="string">
            <text:p>2007.08.29</text:p>
          </table:table-cell>
          <table:table-cell office:value-type="float" office:value="1.3602">
            <text:p>1,36020</text:p>
          </table:table-cell>
          <table:table-cell office:value-type="float" office:value="1.368">
            <text:p>1,36800</text:p>
          </table:table-cell>
          <table:table-cell office:value-type="float" office:value="1.3562">
            <text:p>1,35620</text:p>
          </table:table-cell>
          <table:table-cell office:value-type="float" office:value="1.3674">
            <text:p>1,36740</text:p>
          </table:table-cell>
          <table:table-cell table:formula="of:=([.E532]+[.D532]+[.C532])/3" office:value-type="float" office:value="1.36386666666667">
            <text:p>1,36387</text:p>
          </table:table-cell>
          <table:table-cell table:formula="of:=[.C532]-[.D532]" office:value-type="float" office:value="0.0117999999999998">
            <text:p>0,01180</text:p>
          </table:table-cell>
          <table:table-cell office:value-type="float" office:value="0.00766447317993508">
            <text:p>0,00766</text:p>
          </table:table-cell>
          <table:table-cell office:value-type="float" office:value="1.35959676790254">
            <text:p>1,35960</text:p>
          </table:table-cell>
          <table:table-cell office:value-type="float" office:value="1.35952087612744">
            <text:p>1,35952</text:p>
          </table:table-cell>
        </table:table-row>
        <table:table-row table:style-name="ro2">
          <table:table-cell table:style-name="ce1" office:value-type="string">
            <text:p>2007.08.30</text:p>
          </table:table-cell>
          <table:table-cell office:value-type="float" office:value="1.3673">
            <text:p>1,36730</text:p>
          </table:table-cell>
          <table:table-cell office:value-type="float" office:value="1.3676">
            <text:p>1,36760</text:p>
          </table:table-cell>
          <table:table-cell office:value-type="float" office:value="1.3592">
            <text:p>1,35920</text:p>
          </table:table-cell>
          <table:table-cell office:value-type="float" office:value="1.3631">
            <text:p>1,36310</text:p>
          </table:table-cell>
          <table:table-cell table:formula="of:=([.E533]+[.D533]+[.C533])/3" office:value-type="float" office:value="1.3633">
            <text:p>1,36330</text:p>
          </table:table-cell>
          <table:table-cell table:formula="of:=[.C533]-[.D533]" office:value-type="float" office:value="0.00839999999999996">
            <text:p>0,00840</text:p>
          </table:table-cell>
          <table:table-cell office:value-type="float" office:value="0.00760794596981995">
            <text:p>0,00761</text:p>
          </table:table-cell>
          <table:table-cell office:value-type="float" office:value="1.3608469132735">
            <text:p>1,36085</text:p>
          </table:table-cell>
          <table:table-cell office:value-type="float" office:value="1.36175189800164">
            <text:p>1,36175</text:p>
          </table:table-cell>
        </table:table-row>
        <table:table-row table:style-name="ro2">
          <table:table-cell table:style-name="ce1" office:value-type="string">
            <text:p>2007.08.31</text:p>
          </table:table-cell>
          <table:table-cell office:value-type="float" office:value="1.3632">
            <text:p>1,36320</text:p>
          </table:table-cell>
          <table:table-cell office:value-type="float" office:value="1.3719">
            <text:p>1,37190</text:p>
          </table:table-cell>
          <table:table-cell office:value-type="float" office:value="1.362">
            <text:p>1,36200</text:p>
          </table:table-cell>
          <table:table-cell office:value-type="float" office:value="1.3628">
            <text:p>1,36280</text:p>
          </table:table-cell>
          <table:table-cell table:formula="of:=([.E534]+[.D534]+[.C534])/3" office:value-type="float" office:value="1.36556666666667">
            <text:p>1,36557</text:p>
          </table:table-cell>
          <table:table-cell table:formula="of:=[.C534]-[.D534]" office:value-type="float" office:value="0.00990000000000002">
            <text:p>0,00990</text:p>
          </table:table-cell>
          <table:table-cell office:value-type="float" office:value="0.00759924774739563">
            <text:p>0,00760</text:p>
          </table:table-cell>
          <table:table-cell office:value-type="float" office:value="1.36161354856317">
            <text:p>1,36161</text:p>
          </table:table-cell>
          <table:table-cell office:value-type="float" office:value="1.36256549592034">
            <text:p>1,36257</text:p>
          </table:table-cell>
        </table:table-row>
        <table:table-row table:style-name="ro2">
          <table:table-cell table:style-name="ce1" office:value-type="string">
            <text:p>2007.09.03</text:p>
          </table:table-cell>
          <table:table-cell office:value-type="float" office:value="1.3629">
            <text:p>1,36290</text:p>
          </table:table-cell>
          <table:table-cell office:value-type="float" office:value="1.3654">
            <text:p>1,36540</text:p>
          </table:table-cell>
          <table:table-cell office:value-type="float" office:value="1.3605">
            <text:p>1,36050</text:p>
          </table:table-cell>
          <table:table-cell office:value-type="float" office:value="1.3623">
            <text:p>1,36230</text:p>
          </table:table-cell>
          <table:table-cell table:formula="of:=([.E535]+[.D535]+[.C535])/3" office:value-type="float" office:value="1.36273333333333">
            <text:p>1,36273</text:p>
          </table:table-cell>
          <table:table-cell table:formula="of:=[.C535]-[.D535]" office:value-type="float" office:value="0.0048999999999999">
            <text:p>0,00490</text:p>
          </table:table-cell>
          <table:table-cell office:value-type="float" office:value="0.00760463320607986">
            <text:p>0,00760</text:p>
          </table:table-cell>
          <table:table-cell office:value-type="float" office:value="1.36244538258818">
            <text:p>1,36245</text:p>
          </table:table-cell>
          <table:table-cell office:value-type="float" office:value="1.36257364291185">
            <text:p>1,36257</text:p>
          </table:table-cell>
        </table:table-row>
        <table:table-row table:style-name="ro2">
          <table:table-cell table:style-name="ce1" office:value-type="string">
            <text:p>2007.09.04</text:p>
          </table:table-cell>
          <table:table-cell office:value-type="float" office:value="1.3624">
            <text:p>1,36240</text:p>
          </table:table-cell>
          <table:table-cell office:value-type="float" office:value="1.3625">
            <text:p>1,36250</text:p>
          </table:table-cell>
          <table:table-cell office:value-type="float" office:value="1.355">
            <text:p>1,35500</text:p>
          </table:table-cell>
          <table:table-cell office:value-type="float" office:value="1.3607">
            <text:p>1,36070</text:p>
          </table:table-cell>
          <table:table-cell table:formula="of:=([.E536]+[.D536]+[.C536])/3" office:value-type="float" office:value="1.3594">
            <text:p>1,35940</text:p>
          </table:table-cell>
          <table:table-cell table:formula="of:=[.C536]-[.D536]" office:value-type="float" office:value="0.00750000000000006">
            <text:p>0,00750</text:p>
          </table:table-cell>
          <table:table-cell office:value-type="float" office:value="0.00760119743813575">
            <text:p>0,00760</text:p>
          </table:table-cell>
          <table:table-cell office:value-type="float" office:value="1.36252356185309">
            <text:p>1,36252</text:p>
          </table:table-cell>
          <table:table-cell office:value-type="float" office:value="1.36224950978501">
            <text:p>1,36225</text:p>
          </table:table-cell>
        </table:table-row>
        <table:table-row table:style-name="ro2">
          <table:table-cell table:style-name="ce1" office:value-type="string">
            <text:p>2007.09.05</text:p>
          </table:table-cell>
          <table:table-cell office:value-type="float" office:value="1.3608">
            <text:p>1,36080</text:p>
          </table:table-cell>
          <table:table-cell office:value-type="float" office:value="1.3671">
            <text:p>1,36710</text:p>
          </table:table-cell>
          <table:table-cell office:value-type="float" office:value="1.3569">
            <text:p>1,35690</text:p>
          </table:table-cell>
          <table:table-cell office:value-type="float" office:value="1.3649">
            <text:p>1,36490</text:p>
          </table:table-cell>
          <table:table-cell table:formula="of:=([.E537]+[.D537]+[.C537])/3" office:value-type="float" office:value="1.36296666666667">
            <text:p>1,36297</text:p>
          </table:table-cell>
          <table:table-cell table:formula="of:=[.C537]-[.D537]" office:value-type="float" office:value="0.0102">
            <text:p>0,01020</text:p>
          </table:table-cell>
          <table:table-cell office:value-type="float" office:value="0.00761612152782497">
            <text:p>0,00762</text:p>
          </table:table-cell>
          <table:table-cell office:value-type="float" office:value="1.36169570104909">
            <text:p>1,36170</text:p>
          </table:table-cell>
          <table:table-cell office:value-type="float" office:value="1.36185052382987">
            <text:p>1,36185</text:p>
          </table:table-cell>
        </table:table-row>
        <table:table-row table:style-name="ro2">
          <table:table-cell table:style-name="ce1" office:value-type="string">
            <text:p>2007.09.06</text:p>
          </table:table-cell>
          <table:table-cell office:value-type="float" office:value="1.3648">
            <text:p>1,36480</text:p>
          </table:table-cell>
          <table:table-cell office:value-type="float" office:value="1.3709">
            <text:p>1,37090</text:p>
          </table:table-cell>
          <table:table-cell office:value-type="float" office:value="1.3634">
            <text:p>1,36340</text:p>
          </table:table-cell>
          <table:table-cell office:value-type="float" office:value="1.3689">
            <text:p>1,36890</text:p>
          </table:table-cell>
          <table:table-cell table:formula="of:=([.E538]+[.D538]+[.C538])/3" office:value-type="float" office:value="1.36773333333333">
            <text:p>1,36773</text:p>
          </table:table-cell>
          <table:table-cell table:formula="of:=[.C538]-[.D538]" office:value-type="float" office:value="0.00750000000000006">
            <text:p>0,00750</text:p>
          </table:table-cell>
          <table:table-cell office:value-type="float" office:value="0.00762249924686592">
            <text:p>0,00762</text:p>
          </table:table-cell>
          <table:table-cell office:value-type="float" office:value="1.36196059545021">
            <text:p>1,36196</text:p>
          </table:table-cell>
          <table:table-cell office:value-type="float" office:value="1.36265889007291">
            <text:p>1,36266</text:p>
          </table:table-cell>
        </table:table-row>
        <table:table-row table:style-name="ro2">
          <table:table-cell table:style-name="ce1" office:value-type="string">
            <text:p>2007.09.07</text:p>
          </table:table-cell>
          <table:table-cell office:value-type="float" office:value="1.3688">
            <text:p>1,36880</text:p>
          </table:table-cell>
          <table:table-cell office:value-type="float" office:value="1.3798">
            <text:p>1,37980</text:p>
          </table:table-cell>
          <table:table-cell office:value-type="float" office:value="1.3663">
            <text:p>1,36630</text:p>
          </table:table-cell>
          <table:table-cell office:value-type="float" office:value="1.3767">
            <text:p>1,37670</text:p>
          </table:table-cell>
          <table:table-cell table:formula="of:=([.E539]+[.D539]+[.C539])/3" office:value-type="float" office:value="1.37426666666667">
            <text:p>1,37427</text:p>
          </table:table-cell>
          <table:table-cell table:formula="of:=[.C539]-[.D539]" office:value-type="float" office:value="0.0134999999999998">
            <text:p>0,01350</text:p>
          </table:table-cell>
          <table:table-cell office:value-type="float" office:value="0.00759787761900338">
            <text:p>0,00760</text:p>
          </table:table-cell>
          <table:table-cell office:value-type="float" office:value="1.36362589413048">
            <text:p>1,36363</text:p>
          </table:table-cell>
          <table:table-cell office:value-type="float" office:value="1.36446259895643">
            <text:p>1,36446</text:p>
          </table:table-cell>
        </table:table-row>
        <table:table-row table:style-name="ro2">
          <table:table-cell table:style-name="ce1" office:value-type="string">
            <text:p>2007.09.10</text:p>
          </table:table-cell>
          <table:table-cell office:value-type="float" office:value="1.378">
            <text:p>1,37800</text:p>
          </table:table-cell>
          <table:table-cell office:value-type="float" office:value="1.3815">
            <text:p>1,38150</text:p>
          </table:table-cell>
          <table:table-cell office:value-type="float" office:value="1.3765">
            <text:p>1,37650</text:p>
          </table:table-cell>
          <table:table-cell office:value-type="float" office:value="1.3805">
            <text:p>1,38050</text:p>
          </table:table-cell>
          <table:table-cell table:formula="of:=([.E540]+[.D540]+[.C540])/3" office:value-type="float" office:value="1.3795">
            <text:p>1,37950</text:p>
          </table:table-cell>
          <table:table-cell table:formula="of:=[.C540]-[.D540]" office:value-type="float" office:value="0.00499999999999989">
            <text:p>0,00500</text:p>
          </table:table-cell>
          <table:table-cell office:value-type="float" office:value="0.00756553464459378">
            <text:p>0,00757</text:p>
          </table:table-cell>
          <table:table-cell office:value-type="float" office:value="1.36635262011354">
            <text:p>1,36635</text:p>
          </table:table-cell>
          <table:table-cell office:value-type="float" office:value="1.36761025435473">
            <text:p>1,36761</text:p>
          </table:table-cell>
        </table:table-row>
        <table:table-row table:style-name="ro2">
          <table:table-cell table:style-name="ce1" office:value-type="string">
            <text:p>2007.09.11</text:p>
          </table:table-cell>
          <table:table-cell office:value-type="float" office:value="1.3806">
            <text:p>1,38060</text:p>
          </table:table-cell>
          <table:table-cell office:value-type="float" office:value="1.3847">
            <text:p>1,38470</text:p>
          </table:table-cell>
          <table:table-cell office:value-type="float" office:value="1.3778">
            <text:p>1,37780</text:p>
          </table:table-cell>
          <table:table-cell office:value-type="float" office:value="1.3838">
            <text:p>1,38380</text:p>
          </table:table-cell>
          <table:table-cell table:formula="of:=([.E541]+[.D541]+[.C541])/3" office:value-type="float" office:value="1.3821">
            <text:p>1,38210</text:p>
          </table:table-cell>
          <table:table-cell table:formula="of:=[.C541]-[.D541]" office:value-type="float" office:value="0.00689999999999991">
            <text:p>0,00690</text:p>
          </table:table-cell>
          <table:table-cell office:value-type="float" office:value="0.00747550298180528">
            <text:p>0,00748</text:p>
          </table:table-cell>
          <table:table-cell office:value-type="float" office:value="1.37000912640081">
            <text:p>1,37001</text:p>
          </table:table-cell>
          <table:table-cell office:value-type="float" office:value="1.37114627638876">
            <text:p>1,37115</text:p>
          </table:table-cell>
        </table:table-row>
        <table:table-row table:style-name="ro2">
          <table:table-cell table:style-name="ce1" office:value-type="string">
            <text:p>2007.09.12</text:p>
          </table:table-cell>
          <table:table-cell office:value-type="float" office:value="1.3837">
            <text:p>1,38370</text:p>
          </table:table-cell>
          <table:table-cell office:value-type="float" office:value="1.3913">
            <text:p>1,39130</text:p>
          </table:table-cell>
          <table:table-cell office:value-type="float" office:value="1.3824">
            <text:p>1,38240</text:p>
          </table:table-cell>
          <table:table-cell office:value-type="float" office:value="1.3905">
            <text:p>1,39050</text:p>
          </table:table-cell>
          <table:table-cell table:formula="of:=([.E542]+[.D542]+[.C542])/3" office:value-type="float" office:value="1.38806666666667">
            <text:p>1,38807</text:p>
          </table:table-cell>
          <table:table-cell table:formula="of:=[.C542]-[.D542]" office:value-type="float" office:value="0.00889999999999991">
            <text:p>0,00890</text:p>
          </table:table-cell>
          <table:table-cell office:value-type="float" office:value="0.0073752665598506">
            <text:p>0,00738</text:p>
          </table:table-cell>
          <table:table-cell office:value-type="float" office:value="1.37345374950923">
            <text:p>1,37345</text:p>
          </table:table-cell>
          <table:table-cell office:value-type="float" office:value="1.37493163644133">
            <text:p>1,37493</text:p>
          </table:table-cell>
        </table:table-row>
        <table:table-row table:style-name="ro2">
          <table:table-cell table:style-name="ce1" office:value-type="string">
            <text:p>2007.09.13</text:p>
          </table:table-cell>
          <table:table-cell office:value-type="float" office:value="1.3904">
            <text:p>1,39040</text:p>
          </table:table-cell>
          <table:table-cell office:value-type="float" office:value="1.3927">
            <text:p>1,39270</text:p>
          </table:table-cell>
          <table:table-cell office:value-type="float" office:value="1.3862">
            <text:p>1,38620</text:p>
          </table:table-cell>
          <table:table-cell office:value-type="float" office:value="1.3865">
            <text:p>1,38650</text:p>
          </table:table-cell>
          <table:table-cell table:formula="of:=([.E543]+[.D543]+[.C543])/3" office:value-type="float" office:value="1.38846666666667">
            <text:p>1,38847</text:p>
          </table:table-cell>
          <table:table-cell table:formula="of:=[.C543]-[.D543]" office:value-type="float" office:value="0.00649999999999995">
            <text:p>0,00650</text:p>
          </table:table-cell>
          <table:table-cell office:value-type="float" office:value="0.00726472784652773">
            <text:p>0,00726</text:p>
          </table:table-cell>
          <table:table-cell office:value-type="float" office:value="1.37741476110485">
            <text:p>1,37741</text:p>
          </table:table-cell>
          <table:table-cell office:value-type="float" office:value="1.37943154851972">
            <text:p>1,37943</text:p>
          </table:table-cell>
        </table:table-row>
        <table:table-row table:style-name="ro2">
          <table:table-cell table:style-name="ce1" office:value-type="string">
            <text:p>2007.09.14</text:p>
          </table:table-cell>
          <table:table-cell office:value-type="float" office:value="1.3866">
            <text:p>1,38660</text:p>
          </table:table-cell>
          <table:table-cell office:value-type="float" office:value="1.3895">
            <text:p>1,38950</text:p>
          </table:table-cell>
          <table:table-cell office:value-type="float" office:value="1.3843">
            <text:p>1,38430</text:p>
          </table:table-cell>
          <table:table-cell office:value-type="float" office:value="1.3874">
            <text:p>1,38740</text:p>
          </table:table-cell>
          <table:table-cell table:formula="of:=([.E544]+[.D544]+[.C544])/3" office:value-type="float" office:value="1.38706666666667">
            <text:p>1,38707</text:p>
          </table:table-cell>
          <table:table-cell table:formula="of:=[.C544]-[.D544]" office:value-type="float" office:value="0.00519999999999987">
            <text:p>0,00520</text:p>
          </table:table-cell>
          <table:table-cell office:value-type="float" office:value="0.00719270396463493">
            <text:p>0,00719</text:p>
          </table:table-cell>
          <table:table-cell office:value-type="float" office:value="1.38045467195672">
            <text:p>1,38045</text:p>
          </table:table-cell>
          <table:table-cell office:value-type="float" office:value="1.3818392250417">
            <text:p>1,38184</text:p>
          </table:table-cell>
        </table:table-row>
        <table:table-row table:style-name="ro2">
          <table:table-cell table:style-name="ce1" office:value-type="string">
            <text:p>2007.09.17</text:p>
          </table:table-cell>
          <table:table-cell office:value-type="float" office:value="1.3869">
            <text:p>1,38690</text:p>
          </table:table-cell>
          <table:table-cell office:value-type="float" office:value="1.3888">
            <text:p>1,38880</text:p>
          </table:table-cell>
          <table:table-cell office:value-type="float" office:value="1.3848">
            <text:p>1,38480</text:p>
          </table:table-cell>
          <table:table-cell office:value-type="float" office:value="1.3858">
            <text:p>1,38580</text:p>
          </table:table-cell>
          <table:table-cell table:formula="of:=([.E545]+[.D545]+[.C545])/3" office:value-type="float" office:value="1.38646666666667">
            <text:p>1,38647</text:p>
          </table:table-cell>
          <table:table-cell table:formula="of:=[.C545]-[.D545]" office:value-type="float" office:value="0.004">
            <text:p>0,00400</text:p>
          </table:table-cell>
          <table:table-cell office:value-type="float" office:value="0.00712920788857512">
            <text:p>0,00713</text:p>
          </table:table-cell>
          <table:table-cell office:value-type="float" office:value="1.38223843099809">
            <text:p>1,38224</text:p>
          </table:table-cell>
          <table:table-cell office:value-type="float" office:value="1.3834102940057">
            <text:p>1,38341</text:p>
          </table:table-cell>
        </table:table-row>
        <table:table-row table:style-name="ro2">
          <table:table-cell table:style-name="ce1" office:value-type="string">
            <text:p>2007.09.18</text:p>
          </table:table-cell>
          <table:table-cell office:value-type="float" office:value="1.3859">
            <text:p>1,38590</text:p>
          </table:table-cell>
          <table:table-cell office:value-type="float" office:value="1.3987">
            <text:p>1,39870</text:p>
          </table:table-cell>
          <table:table-cell office:value-type="float" office:value="1.3828">
            <text:p>1,38280</text:p>
          </table:table-cell>
          <table:table-cell office:value-type="float" office:value="1.3982">
            <text:p>1,39820</text:p>
          </table:table-cell>
          <table:table-cell table:formula="of:=([.E546]+[.D546]+[.C546])/3" office:value-type="float" office:value="1.39323333333333">
            <text:p>1,39323</text:p>
          </table:table-cell>
          <table:table-cell table:formula="of:=[.C546]-[.D546]" office:value-type="float" office:value="0.0159">
            <text:p>0,01590</text:p>
          </table:table-cell>
          <table:table-cell office:value-type="float" office:value="0.00709409976304111">
            <text:p>0,00709</text:p>
          </table:table-cell>
          <table:table-cell office:value-type="float" office:value="1.38340776683271">
            <text:p>1,38341</text:p>
          </table:table-cell>
          <table:table-cell office:value-type="float" office:value="1.38420156204124">
            <text:p>1,38420</text:p>
          </table:table-cell>
        </table:table-row>
        <table:table-row table:style-name="ro2">
          <table:table-cell table:style-name="ce1" office:value-type="string">
            <text:p>2007.09.19</text:p>
          </table:table-cell>
          <table:table-cell office:value-type="float" office:value="1.3981">
            <text:p>1,39810</text:p>
          </table:table-cell>
          <table:table-cell office:value-type="float" office:value="1.3987">
            <text:p>1,39870</text:p>
          </table:table-cell>
          <table:table-cell office:value-type="float" office:value="1.3936">
            <text:p>1,39360</text:p>
          </table:table-cell>
          <table:table-cell office:value-type="float" office:value="1.3966">
            <text:p>1,39660</text:p>
          </table:table-cell>
          <table:table-cell table:formula="of:=([.E547]+[.D547]+[.C547])/3" office:value-type="float" office:value="1.3963">
            <text:p>1,39630</text:p>
          </table:table-cell>
          <table:table-cell table:formula="of:=[.C547]-[.D547]" office:value-type="float" office:value="0.0051000000000001">
            <text:p>0,00510</text:p>
          </table:table-cell>
          <table:table-cell office:value-type="float" office:value="0.00706017973199366">
            <text:p>0,00706</text:p>
          </table:table-cell>
          <table:table-cell office:value-type="float" office:value="1.38600884324624">
            <text:p>1,38601</text:p>
          </table:table-cell>
          <table:table-cell office:value-type="float" office:value="1.3882033219976">
            <text:p>1,38820</text:p>
          </table:table-cell>
        </table:table-row>
        <table:table-row table:style-name="ro2">
          <table:table-cell table:style-name="ce1" office:value-type="string">
            <text:p>2007.09.20</text:p>
          </table:table-cell>
          <table:table-cell office:value-type="float" office:value="1.3965">
            <text:p>1,39650</text:p>
          </table:table-cell>
          <table:table-cell office:value-type="float" office:value="1.4098">
            <text:p>1,40980</text:p>
          </table:table-cell>
          <table:table-cell office:value-type="float" office:value="1.3962">
            <text:p>1,39620</text:p>
          </table:table-cell>
          <table:table-cell office:value-type="float" office:value="1.4068">
            <text:p>1,40680</text:p>
          </table:table-cell>
          <table:table-cell table:formula="of:=([.E548]+[.D548]+[.C548])/3" office:value-type="float" office:value="1.40426666666667">
            <text:p>1,40427</text:p>
          </table:table-cell>
          <table:table-cell table:formula="of:=[.C548]-[.D548]" office:value-type="float" office:value="0.0136000000000001">
            <text:p>0,01360</text:p>
          </table:table-cell>
          <table:table-cell office:value-type="float" office:value="0.0070269812162568">
            <text:p>0,00703</text:p>
          </table:table-cell>
          <table:table-cell office:value-type="float" office:value="1.38870675703729">
            <text:p>1,38871</text:p>
          </table:table-cell>
          <table:table-cell office:value-type="float" office:value="1.39048468078493">
            <text:p>1,39048</text:p>
          </table:table-cell>
        </table:table-row>
        <table:table-row table:style-name="ro2">
          <table:table-cell table:style-name="ce1" office:value-type="string">
            <text:p>2007.09.21</text:p>
          </table:table-cell>
          <table:table-cell office:value-type="float" office:value="1.4067">
            <text:p>1,40670</text:p>
          </table:table-cell>
          <table:table-cell office:value-type="float" office:value="1.4119">
            <text:p>1,41190</text:p>
          </table:table-cell>
          <table:table-cell office:value-type="float" office:value="1.4043">
            <text:p>1,40430</text:p>
          </table:table-cell>
          <table:table-cell office:value-type="float" office:value="1.409">
            <text:p>1,40900</text:p>
          </table:table-cell>
          <table:table-cell table:formula="of:=([.E549]+[.D549]+[.C549])/3" office:value-type="float" office:value="1.4084">
            <text:p>1,40840</text:p>
          </table:table-cell>
          <table:table-cell table:formula="of:=[.C549]-[.D549]" office:value-type="float" office:value="0.00760000000000005">
            <text:p>0,00760</text:p>
          </table:table-cell>
          <table:table-cell office:value-type="float" office:value="0.00696996442561684">
            <text:p>0,00697</text:p>
          </table:table-cell>
          <table:table-cell office:value-type="float" office:value="1.39298165834183">
            <text:p>1,39298</text:p>
          </table:table-cell>
          <table:table-cell office:value-type="float" office:value="1.39500202521647">
            <text:p>1,39500</text:p>
          </table:table-cell>
        </table:table-row>
        <table:table-row table:style-name="ro2">
          <table:table-cell table:style-name="ce1" office:value-type="string">
            <text:p>2007.09.24</text:p>
          </table:table-cell>
          <table:table-cell office:value-type="float" office:value="1.4091">
            <text:p>1,40910</text:p>
          </table:table-cell>
          <table:table-cell office:value-type="float" office:value="1.4129">
            <text:p>1,41290</text:p>
          </table:table-cell>
          <table:table-cell office:value-type="float" office:value="1.4067">
            <text:p>1,40670</text:p>
          </table:table-cell>
          <table:table-cell office:value-type="float" office:value="1.4078">
            <text:p>1,40780</text:p>
          </table:table-cell>
          <table:table-cell table:formula="of:=([.E550]+[.D550]+[.C550])/3" office:value-type="float" office:value="1.40913333333333">
            <text:p>1,40913</text:p>
          </table:table-cell>
          <table:table-cell table:formula="of:=[.C550]-[.D550]" office:value-type="float" office:value="0.00619999999999998">
            <text:p>0,00620</text:p>
          </table:table-cell>
          <table:table-cell office:value-type="float" office:value="0.0068859837634781">
            <text:p>0,00689</text:p>
          </table:table-cell>
          <table:table-cell office:value-type="float" office:value="1.39707626380724">
            <text:p>1,39708</text:p>
          </table:table-cell>
          <table:table-cell office:value-type="float" office:value="1.39882920589492">
            <text:p>1,39883</text:p>
          </table:table-cell>
        </table:table-row>
        <table:table-row table:style-name="ro2">
          <table:table-cell table:style-name="ce1" office:value-type="string">
            <text:p>2007.09.25</text:p>
          </table:table-cell>
          <table:table-cell office:value-type="float" office:value="1.408">
            <text:p>1,40800</text:p>
          </table:table-cell>
          <table:table-cell office:value-type="float" office:value="1.4154">
            <text:p>1,41540</text:p>
          </table:table-cell>
          <table:table-cell office:value-type="float" office:value="1.406">
            <text:p>1,40600</text:p>
          </table:table-cell>
          <table:table-cell office:value-type="float" office:value="1.4145">
            <text:p>1,41450</text:p>
          </table:table-cell>
          <table:table-cell table:formula="of:=([.E551]+[.D551]+[.C551])/3" office:value-type="float" office:value="1.41196666666667">
            <text:p>1,41197</text:p>
          </table:table-cell>
          <table:table-cell table:formula="of:=[.C551]-[.D551]" office:value-type="float" office:value="0.00939999999999985">
            <text:p>0,00940</text:p>
          </table:table-cell>
          <table:table-cell office:value-type="float" office:value="0.00680290838742079">
            <text:p>0,00680</text:p>
          </table:table-cell>
          <table:table-cell office:value-type="float" office:value="1.40060076552634">
            <text:p>1,40060</text:p>
          </table:table-cell>
          <table:table-cell office:value-type="float" office:value="1.40186135200102">
            <text:p>1,40186</text:p>
          </table:table-cell>
        </table:table-row>
        <table:table-row table:style-name="ro2">
          <table:table-cell table:style-name="ce1" office:value-type="string">
            <text:p>2007.09.26</text:p>
          </table:table-cell>
          <table:table-cell office:value-type="float" office:value="1.4144">
            <text:p>1,41440</text:p>
          </table:table-cell>
          <table:table-cell office:value-type="float" office:value="1.4161">
            <text:p>1,41610</text:p>
          </table:table-cell>
          <table:table-cell office:value-type="float" office:value="1.4111">
            <text:p>1,41110</text:p>
          </table:table-cell>
          <table:table-cell office:value-type="float" office:value="1.4131">
            <text:p>1,41310</text:p>
          </table:table-cell>
          <table:table-cell table:formula="of:=([.E552]+[.D552]+[.C552])/3" office:value-type="float" office:value="1.41343333333333">
            <text:p>1,41343</text:p>
          </table:table-cell>
          <table:table-cell table:formula="of:=[.C552]-[.D552]" office:value-type="float" office:value="0.00500000000000012">
            <text:p>0,00500</text:p>
          </table:table-cell>
          <table:table-cell office:value-type="float" office:value="0.00672690599735962">
            <text:p>0,00673</text:p>
          </table:table-cell>
          <table:table-cell office:value-type="float" office:value="1.40364634754888">
            <text:p>1,40365</text:p>
          </table:table-cell>
          <table:table-cell office:value-type="float" office:value="1.4053628916874">
            <text:p>1,40536</text:p>
          </table:table-cell>
        </table:table-row>
        <table:table-row table:style-name="ro2">
          <table:table-cell table:style-name="ce1" office:value-type="string">
            <text:p>2007.09.27</text:p>
          </table:table-cell>
          <table:table-cell office:value-type="float" office:value="1.413">
            <text:p>1,41300</text:p>
          </table:table-cell>
          <table:table-cell office:value-type="float" office:value="1.4189">
            <text:p>1,41890</text:p>
          </table:table-cell>
          <table:table-cell office:value-type="float" office:value="1.4124">
            <text:p>1,41240</text:p>
          </table:table-cell>
          <table:table-cell office:value-type="float" office:value="1.4146">
            <text:p>1,41460</text:p>
          </table:table-cell>
          <table:table-cell table:formula="of:=([.E553]+[.D553]+[.C553])/3" office:value-type="float" office:value="1.4153">
            <text:p>1,41530</text:p>
          </table:table-cell>
          <table:table-cell table:formula="of:=[.C553]-[.D553]" office:value-type="float" office:value="0.00649999999999995">
            <text:p>0,00650</text:p>
          </table:table-cell>
          <table:table-cell office:value-type="float" office:value="0.00666444936719924">
            <text:p>0,00666</text:p>
          </table:table-cell>
          <table:table-cell office:value-type="float" office:value="1.40645429351261">
            <text:p>1,40645</text:p>
          </table:table-cell>
          <table:table-cell office:value-type="float" office:value="1.40796714648035">
            <text:p>1,40797</text:p>
          </table:table-cell>
        </table:table-row>
        <table:table-row table:style-name="ro2">
          <table:table-cell table:style-name="ce1" office:value-type="string">
            <text:p>2007.09.28</text:p>
          </table:table-cell>
          <table:table-cell office:value-type="float" office:value="1.4145">
            <text:p>1,41450</text:p>
          </table:table-cell>
          <table:table-cell office:value-type="float" office:value="1.4277">
            <text:p>1,42770</text:p>
          </table:table-cell>
          <table:table-cell office:value-type="float" office:value="1.4145">
            <text:p>1,41450</text:p>
          </table:table-cell>
          <table:table-cell office:value-type="float" office:value="1.4266">
            <text:p>1,42660</text:p>
          </table:table-cell>
          <table:table-cell table:formula="of:=([.E554]+[.D554]+[.C554])/3" office:value-type="float" office:value="1.42293333333333">
            <text:p>1,42293</text:p>
          </table:table-cell>
          <table:table-cell table:formula="of:=[.C554]-[.D554]" office:value-type="float" office:value="0.0131999999999999">
            <text:p>0,01320</text:p>
          </table:table-cell>
          <table:table-cell office:value-type="float" office:value="0.00662213152785062">
            <text:p>0,00662</text:p>
          </table:table-cell>
          <table:table-cell office:value-type="float" office:value="1.40874334694123">
            <text:p>1,40874</text:p>
          </table:table-cell>
          <table:table-cell office:value-type="float" office:value="1.40987314746231">
            <text:p>1,40987</text:p>
          </table:table-cell>
        </table:table-row>
        <table:table-row table:style-name="ro2">
          <table:table-cell table:style-name="ce1" office:value-type="string">
            <text:p>2007.10.01</text:p>
          </table:table-cell>
          <table:table-cell office:value-type="float" office:value="1.4279">
            <text:p>1,42790</text:p>
          </table:table-cell>
          <table:table-cell office:value-type="float" office:value="1.4281">
            <text:p>1,42810</text:p>
          </table:table-cell>
          <table:table-cell office:value-type="float" office:value="1.421">
            <text:p>1,42100</text:p>
          </table:table-cell>
          <table:table-cell office:value-type="float" office:value="1.4232">
            <text:p>1,42320</text:p>
          </table:table-cell>
          <table:table-cell table:formula="of:=([.E555]+[.D555]+[.C555])/3" office:value-type="float" office:value="1.4241">
            <text:p>1,42410</text:p>
          </table:table-cell>
          <table:table-cell table:formula="of:=[.C555]-[.D555]" office:value-type="float" office:value="0.00710000000000011">
            <text:p>0,00710</text:p>
          </table:table-cell>
          <table:table-cell office:value-type="float" office:value="0.0065675934085684">
            <text:p>0,00657</text:p>
          </table:table-cell>
          <table:table-cell office:value-type="float" office:value="1.41260018783211">
            <text:p>1,41260</text:p>
          </table:table-cell>
          <table:table-cell office:value-type="float" office:value="1.41446947991135">
            <text:p>1,41447</text:p>
          </table:table-cell>
        </table:table-row>
        <table:table-row table:style-name="ro2">
          <table:table-cell table:style-name="ce1" office:value-type="string">
            <text:p>2007.10.02</text:p>
          </table:table-cell>
          <table:table-cell office:value-type="float" office:value="1.4231">
            <text:p>1,42310</text:p>
          </table:table-cell>
          <table:table-cell office:value-type="float" office:value="1.4237">
            <text:p>1,42370</text:p>
          </table:table-cell>
          <table:table-cell office:value-type="float" office:value="1.4138">
            <text:p>1,41380</text:p>
          </table:table-cell>
          <table:table-cell office:value-type="float" office:value="1.4149">
            <text:p>1,41490</text:p>
          </table:table-cell>
          <table:table-cell table:formula="of:=([.E556]+[.D556]+[.C556])/3" office:value-type="float" office:value="1.41746666666667">
            <text:p>1,41747</text:p>
          </table:table-cell>
          <table:table-cell table:formula="of:=[.C556]-[.D556]" office:value-type="float" office:value="0.00990000000000002">
            <text:p>0,00990</text:p>
          </table:table-cell>
          <table:table-cell office:value-type="float" office:value="0.00652597579005885">
            <text:p>0,00653</text:p>
          </table:table-cell>
          <table:table-cell office:value-type="float" office:value="1.4156657796767">
            <text:p>1,41567</text:p>
          </table:table-cell>
          <table:table-cell office:value-type="float" office:value="1.4170789769058">
            <text:p>1,41708</text:p>
          </table:table-cell>
        </table:table-row>
        <table:table-row table:style-name="ro2">
          <table:table-cell table:style-name="ce1" office:value-type="string">
            <text:p>2007.10.03</text:p>
          </table:table-cell>
          <table:table-cell office:value-type="float" office:value="1.415">
            <text:p>1,41500</text:p>
          </table:table-cell>
          <table:table-cell office:value-type="float" office:value="1.4199">
            <text:p>1,41990</text:p>
          </table:table-cell>
          <table:table-cell office:value-type="float" office:value="1.4083">
            <text:p>1,40830</text:p>
          </table:table-cell>
          <table:table-cell office:value-type="float" office:value="1.4091">
            <text:p>1,40910</text:p>
          </table:table-cell>
          <table:table-cell table:formula="of:=([.E557]+[.D557]+[.C557])/3" office:value-type="float" office:value="1.41243333333333">
            <text:p>1,41243</text:p>
          </table:table-cell>
          <table:table-cell table:formula="of:=[.C557]-[.D557]" office:value-type="float" office:value="0.0115999999999998">
            <text:p>0,01160</text:p>
          </table:table-cell>
          <table:table-cell office:value-type="float" office:value="0.00653498463675746">
            <text:p>0,00653</text:p>
          </table:table-cell>
          <table:table-cell office:value-type="float" office:value="1.4159096760494">
            <text:p>1,41591</text:p>
          </table:table-cell>
          <table:table-cell office:value-type="float" office:value="1.41646073277242">
            <text:p>1,41646</text:p>
          </table:table-cell>
        </table:table-row>
        <table:table-row table:style-name="ro2">
          <table:table-cell table:style-name="ce1" office:value-type="string">
            <text:p>2007.10.04</text:p>
          </table:table-cell>
          <table:table-cell office:value-type="float" office:value="1.4092">
            <text:p>1,40920</text:p>
          </table:table-cell>
          <table:table-cell office:value-type="float" office:value="1.4149">
            <text:p>1,41490</text:p>
          </table:table-cell>
          <table:table-cell office:value-type="float" office:value="1.4067">
            <text:p>1,40670</text:p>
          </table:table-cell>
          <table:table-cell office:value-type="float" office:value="1.4134">
            <text:p>1,41340</text:p>
          </table:table-cell>
          <table:table-cell table:formula="of:=([.E558]+[.D558]+[.C558])/3" office:value-type="float" office:value="1.41166666666667">
            <text:p>1,41167</text:p>
          </table:table-cell>
          <table:table-cell table:formula="of:=[.C558]-[.D558]" office:value-type="float" office:value="0.00819999999999999">
            <text:p>0,00820</text:p>
          </table:table-cell>
          <table:table-cell office:value-type="float" office:value="0.00656587371283393">
            <text:p>0,00657</text:p>
          </table:table-cell>
          <table:table-cell office:value-type="float" office:value="1.41491534165826">
            <text:p>1,41492</text:p>
          </table:table-cell>
          <table:table-cell office:value-type="float" office:value="1.41450148809437">
            <text:p>1,41450</text:p>
          </table:table-cell>
        </table:table-row>
        <table:table-row table:style-name="ro2">
          <table:table-cell table:style-name="ce1" office:value-type="string">
            <text:p>2007.10.05</text:p>
          </table:table-cell>
          <table:table-cell office:value-type="float" office:value="1.4135">
            <text:p>1,41350</text:p>
          </table:table-cell>
          <table:table-cell office:value-type="float" office:value="1.4156">
            <text:p>1,41560</text:p>
          </table:table-cell>
          <table:table-cell office:value-type="float" office:value="1.4031">
            <text:p>1,40310</text:p>
          </table:table-cell>
          <table:table-cell office:value-type="float" office:value="1.4134">
            <text:p>1,41340</text:p>
          </table:table-cell>
          <table:table-cell table:formula="of:=([.E559]+[.D559]+[.C559])/3" office:value-type="float" office:value="1.4107">
            <text:p>1,41070</text:p>
          </table:table-cell>
          <table:table-cell table:formula="of:=[.C559]-[.D559]" office:value-type="float" office:value="0.0125">
            <text:p>0,01250</text:p>
          </table:table-cell>
          <table:table-cell office:value-type="float" office:value="0.00657781576774835">
            <text:p>0,00658</text:p>
          </table:table-cell>
          <table:table-cell office:value-type="float" office:value="1.41433648405666">
            <text:p>1,41434</text:p>
          </table:table-cell>
          <table:table-cell office:value-type="float" office:value="1.41441641805272">
            <text:p>1,41442</text:p>
          </table:table-cell>
        </table:table-row>
        <table:table-row table:style-name="ro2">
          <table:table-cell table:style-name="ce1" office:value-type="string">
            <text:p>2007.10.08</text:p>
          </table:table-cell>
          <table:table-cell office:value-type="float" office:value="1.4149">
            <text:p>1,41490</text:p>
          </table:table-cell>
          <table:table-cell office:value-type="float" office:value="1.4151">
            <text:p>1,41510</text:p>
          </table:table-cell>
          <table:table-cell office:value-type="float" office:value="1.4035">
            <text:p>1,40350</text:p>
          </table:table-cell>
          <table:table-cell office:value-type="float" office:value="1.4055">
            <text:p>1,40550</text:p>
          </table:table-cell>
          <table:table-cell table:formula="of:=([.E560]+[.D560]+[.C560])/3" office:value-type="float" office:value="1.40803333333333">
            <text:p>1,40803</text:p>
          </table:table-cell>
          <table:table-cell table:formula="of:=[.C560]-[.D560]" office:value-type="float" office:value="0.0116000000000001">
            <text:p>0,01160</text:p>
          </table:table-cell>
          <table:table-cell office:value-type="float" office:value="0.00664877751620435">
            <text:p>0,00665</text:p>
          </table:table-cell>
          <table:table-cell office:value-type="float" office:value="1.41298749025833">
            <text:p>1,41299</text:p>
          </table:table-cell>
          <table:table-cell office:value-type="float" office:value="1.41382136858051">
            <text:p>1,41382</text:p>
          </table:table-cell>
        </table:table-row>
        <table:table-row table:style-name="ro2">
          <table:table-cell table:style-name="ce1" office:value-type="string">
            <text:p>2007.10.09</text:p>
          </table:table-cell>
          <table:table-cell office:value-type="float" office:value="1.4054">
            <text:p>1,40540</text:p>
          </table:table-cell>
          <table:table-cell office:value-type="float" office:value="1.4113">
            <text:p>1,41130</text:p>
          </table:table-cell>
          <table:table-cell office:value-type="float" office:value="1.4014">
            <text:p>1,40140</text:p>
          </table:table-cell>
          <table:table-cell office:value-type="float" office:value="1.4104">
            <text:p>1,41040</text:p>
          </table:table-cell>
          <table:table-cell table:formula="of:=([.E561]+[.D561]+[.C561])/3" office:value-type="float" office:value="1.4077">
            <text:p>1,40770</text:p>
          </table:table-cell>
          <table:table-cell table:formula="of:=[.C561]-[.D561]" office:value-type="float" office:value="0.00990000000000002">
            <text:p>0,00990</text:p>
          </table:table-cell>
          <table:table-cell office:value-type="float" office:value="0.00674344334244583">
            <text:p>0,00674</text:p>
          </table:table-cell>
          <table:table-cell office:value-type="float" office:value="1.41118117073509">
            <text:p>1,41118</text:p>
          </table:table-cell>
          <table:table-cell office:value-type="float" office:value="1.41114342810107">
            <text:p>1,41114</text:p>
          </table:table-cell>
        </table:table-row>
        <table:table-row table:style-name="ro2">
          <table:table-cell table:style-name="ce1" office:value-type="string">
            <text:p>2007.10.10</text:p>
          </table:table-cell>
          <table:table-cell office:value-type="float" office:value="1.4103">
            <text:p>1,41030</text:p>
          </table:table-cell>
          <table:table-cell office:value-type="float" office:value="1.417">
            <text:p>1,41700</text:p>
          </table:table-cell>
          <table:table-cell office:value-type="float" office:value="1.4092">
            <text:p>1,40920</text:p>
          </table:table-cell>
          <table:table-cell office:value-type="float" office:value="1.414">
            <text:p>1,41400</text:p>
          </table:table-cell>
          <table:table-cell table:formula="of:=([.E562]+[.D562]+[.C562])/3" office:value-type="float" office:value="1.4134">
            <text:p>1,41340</text:p>
          </table:table-cell>
          <table:table-cell table:formula="of:=[.C562]-[.D562]" office:value-type="float" office:value="0.00780000000000003">
            <text:p>0,00780</text:p>
          </table:table-cell>
          <table:table-cell office:value-type="float" office:value="0.00677585115029932">
            <text:p>0,00678</text:p>
          </table:table-cell>
          <table:table-cell office:value-type="float" office:value="1.41048151966833">
            <text:p>1,41048</text:p>
          </table:table-cell>
          <table:table-cell office:value-type="float" office:value="1.41068969662764">
            <text:p>1,41069</text:p>
          </table:table-cell>
        </table:table-row>
        <table:table-row table:style-name="ro2">
          <table:table-cell table:style-name="ce1" office:value-type="string">
            <text:p>2007.10.11</text:p>
          </table:table-cell>
          <table:table-cell office:value-type="float" office:value="1.4141">
            <text:p>1,41410</text:p>
          </table:table-cell>
          <table:table-cell office:value-type="float" office:value="1.424">
            <text:p>1,42400</text:p>
          </table:table-cell>
          <table:table-cell office:value-type="float" office:value="1.4134">
            <text:p>1,41340</text:p>
          </table:table-cell>
          <table:table-cell office:value-type="float" office:value="1.4199">
            <text:p>1,41990</text:p>
          </table:table-cell>
          <table:table-cell table:formula="of:=([.E563]+[.D563]+[.C563])/3" office:value-type="float" office:value="1.4191">
            <text:p>1,41910</text:p>
          </table:table-cell>
          <table:table-cell table:formula="of:=[.C563]-[.D563]" office:value-type="float" office:value="0.0105999999999999">
            <text:p>0,01060</text:p>
          </table:table-cell>
          <table:table-cell office:value-type="float" office:value="0.00677037145982928">
            <text:p>0,00677</text:p>
          </table:table-cell>
          <table:table-cell office:value-type="float" office:value="1.41137433768289">
            <text:p>1,41137</text:p>
          </table:table-cell>
          <table:table-cell office:value-type="float" office:value="1.41159019837274">
            <text:p>1,41159</text:p>
          </table:table-cell>
        </table:table-row>
        <table:table-row table:style-name="ro2">
          <table:table-cell table:style-name="ce1" office:value-type="string">
            <text:p>2007.10.12</text:p>
          </table:table-cell>
          <table:table-cell office:value-type="float" office:value="1.42">
            <text:p>1,42000</text:p>
          </table:table-cell>
          <table:table-cell office:value-type="float" office:value="1.4212">
            <text:p>1,42120</text:p>
          </table:table-cell>
          <table:table-cell office:value-type="float" office:value="1.4154">
            <text:p>1,41540</text:p>
          </table:table-cell>
          <table:table-cell office:value-type="float" office:value="1.4177">
            <text:p>1,41770</text:p>
          </table:table-cell>
          <table:table-cell table:formula="of:=([.E564]+[.D564]+[.C564])/3" office:value-type="float" office:value="1.4181">
            <text:p>1,41810</text:p>
          </table:table-cell>
          <table:table-cell table:formula="of:=[.C564]-[.D564]" office:value-type="float" office:value="0.00580000000000003">
            <text:p>0,00580</text:p>
          </table:table-cell>
          <table:table-cell office:value-type="float" office:value="0.00674886970454507">
            <text:p>0,00675</text:p>
          </table:table-cell>
          <table:table-cell office:value-type="float" office:value="1.41333135053609">
            <text:p>1,41333</text:p>
          </table:table-cell>
          <table:table-cell office:value-type="float" office:value="1.41386318888378">
            <text:p>1,41386</text:p>
          </table:table-cell>
        </table:table-row>
        <table:table-row table:style-name="ro2">
          <table:table-cell table:style-name="ce1" office:value-type="string">
            <text:p>2007.10.15</text:p>
          </table:table-cell>
          <table:table-cell office:value-type="float" office:value="1.4174">
            <text:p>1,41740</text:p>
          </table:table-cell>
          <table:table-cell office:value-type="float" office:value="1.4242">
            <text:p>1,42420</text:p>
          </table:table-cell>
          <table:table-cell office:value-type="float" office:value="1.4161">
            <text:p>1,41610</text:p>
          </table:table-cell>
          <table:table-cell office:value-type="float" office:value="1.4211">
            <text:p>1,42110</text:p>
          </table:table-cell>
          <table:table-cell table:formula="of:=([.E565]+[.D565]+[.C565])/3" office:value-type="float" office:value="1.42046666666667">
            <text:p>1,42047</text:p>
          </table:table-cell>
          <table:table-cell table:formula="of:=[.C565]-[.D565]" office:value-type="float" office:value="0.00809999999999977">
            <text:p>0,00810</text:p>
          </table:table-cell>
          <table:table-cell office:value-type="float" office:value="0.0067189851971533">
            <text:p>0,00672</text:p>
          </table:table-cell>
          <table:table-cell office:value-type="float" office:value="1.41460973016303">
            <text:p>1,41461</text:p>
          </table:table-cell>
          <table:table-cell office:value-type="float" office:value="1.41485770672265">
            <text:p>1,41486</text:p>
          </table:table-cell>
        </table:table-row>
        <table:table-row table:style-name="ro2">
          <table:table-cell table:style-name="ce1" office:value-type="string">
            <text:p>2007.10.16</text:p>
          </table:table-cell>
          <table:table-cell office:value-type="float" office:value="1.4212">
            <text:p>1,42120</text:p>
          </table:table-cell>
          <table:table-cell office:value-type="float" office:value="1.4225">
            <text:p>1,42250</text:p>
          </table:table-cell>
          <table:table-cell office:value-type="float" office:value="1.4142">
            <text:p>1,41420</text:p>
          </table:table-cell>
          <table:table-cell office:value-type="float" office:value="1.4172">
            <text:p>1,41720</text:p>
          </table:table-cell>
          <table:table-cell table:formula="of:=([.E566]+[.D566]+[.C566])/3" office:value-type="float" office:value="1.41796666666667">
            <text:p>1,41797</text:p>
          </table:table-cell>
          <table:table-cell table:formula="of:=[.C566]-[.D566]" office:value-type="float" office:value="0.00829999999999997">
            <text:p>0,00830</text:p>
          </table:table-cell>
          <table:table-cell office:value-type="float" office:value="0.00666906696428497">
            <text:p>0,00667</text:p>
          </table:table-cell>
          <table:table-cell office:value-type="float" office:value="1.41644206296407">
            <text:p>1,41644</text:p>
          </table:table-cell>
          <table:table-cell office:value-type="float" office:value="1.41680440763169">
            <text:p>1,41680</text:p>
          </table:table-cell>
        </table:table-row>
        <table:table-row table:style-name="ro2">
          <table:table-cell table:style-name="ce1" office:value-type="string">
            <text:p>2007.10.17</text:p>
          </table:table-cell>
          <table:table-cell office:value-type="float" office:value="1.4171">
            <text:p>1,41710</text:p>
          </table:table-cell>
          <table:table-cell office:value-type="float" office:value="1.4229">
            <text:p>1,42290</text:p>
          </table:table-cell>
          <table:table-cell office:value-type="float" office:value="1.4156">
            <text:p>1,41560</text:p>
          </table:table-cell>
          <table:table-cell office:value-type="float" office:value="1.4215">
            <text:p>1,42150</text:p>
          </table:table-cell>
          <table:table-cell table:formula="of:=([.E567]+[.D567]+[.C567])/3" office:value-type="float" office:value="1.42">
            <text:p>1,42000</text:p>
          </table:table-cell>
          <table:table-cell table:formula="of:=[.C567]-[.D567]" office:value-type="float" office:value="0.00730000000000008">
            <text:p>0,00730</text:p>
          </table:table-cell>
          <table:table-cell office:value-type="float" office:value="0.00664903846290305">
            <text:p>0,00665</text:p>
          </table:table-cell>
          <table:table-cell office:value-type="float" office:value="1.41681203971462">
            <text:p>1,41681</text:p>
          </table:table-cell>
          <table:table-cell office:value-type="float" office:value="1.41715845108214">
            <text:p>1,41716</text:p>
          </table:table-cell>
        </table:table-row>
        <table:table-row table:style-name="ro2">
          <table:table-cell table:style-name="ce1" office:value-type="string">
            <text:p>2007.10.18</text:p>
          </table:table-cell>
          <table:table-cell office:value-type="float" office:value="1.4214">
            <text:p>1,42140</text:p>
          </table:table-cell>
          <table:table-cell office:value-type="float" office:value="1.4309">
            <text:p>1,43090</text:p>
          </table:table-cell>
          <table:table-cell office:value-type="float" office:value="1.4195">
            <text:p>1,41950</text:p>
          </table:table-cell>
          <table:table-cell office:value-type="float" office:value="1.4285">
            <text:p>1,42850</text:p>
          </table:table-cell>
          <table:table-cell table:formula="of:=([.E568]+[.D568]+[.C568])/3" office:value-type="float" office:value="1.4263">
            <text:p>1,42630</text:p>
          </table:table-cell>
          <table:table-cell table:formula="of:=[.C568]-[.D568]" office:value-type="float" office:value="0.0114000000000001">
            <text:p>0,01140</text:p>
          </table:table-cell>
          <table:table-cell office:value-type="float" office:value="0.00661783943493004">
            <text:p>0,00662</text:p>
          </table:table-cell>
          <table:table-cell office:value-type="float" office:value="1.41792709493907">
            <text:p>1,41793</text:p>
          </table:table-cell>
          <table:table-cell office:value-type="float" office:value="1.41861649866674">
            <text:p>1,41862</text:p>
          </table:table-cell>
        </table:table-row>
        <table:table-row table:style-name="ro2">
          <table:table-cell table:style-name="ce1" office:value-type="string">
            <text:p>2007.10.19</text:p>
          </table:table-cell>
          <table:table-cell office:value-type="float" office:value="1.4284">
            <text:p>1,42840</text:p>
          </table:table-cell>
          <table:table-cell office:value-type="float" office:value="1.4318">
            <text:p>1,43180</text:p>
          </table:table-cell>
          <table:table-cell office:value-type="float" office:value="1.4244">
            <text:p>1,42440</text:p>
          </table:table-cell>
          <table:table-cell office:value-type="float" office:value="1.43">
            <text:p>1,43000</text:p>
          </table:table-cell>
          <table:table-cell table:formula="of:=([.E569]+[.D569]+[.C569])/3" office:value-type="float" office:value="1.42873333333333">
            <text:p>1,42873</text:p>
          </table:table-cell>
          <table:table-cell table:formula="of:=[.C569]-[.D569]" office:value-type="float" office:value="0.00740000000000007">
            <text:p>0,00740</text:p>
          </table:table-cell>
          <table:table-cell office:value-type="float" office:value="0.00659804823499166">
            <text:p>0,00660</text:p>
          </table:table-cell>
          <table:table-cell office:value-type="float" office:value="1.42019405596404">
            <text:p>1,42019</text:p>
          </table:table-cell>
          <table:table-cell office:value-type="float" office:value="1.42132421569376">
            <text:p>1,42132</text:p>
          </table:table-cell>
        </table:table-row>
        <table:table-row table:style-name="ro2">
          <table:table-cell table:style-name="ce1" office:value-type="string">
            <text:p>2007.10.22</text:p>
          </table:table-cell>
          <table:table-cell office:value-type="float" office:value="1.4332">
            <text:p>1,43320</text:p>
          </table:table-cell>
          <table:table-cell office:value-type="float" office:value="1.4348">
            <text:p>1,43480</text:p>
          </table:table-cell>
          <table:table-cell office:value-type="float" office:value="1.4125">
            <text:p>1,41250</text:p>
          </table:table-cell>
          <table:table-cell office:value-type="float" office:value="1.4174">
            <text:p>1,41740</text:p>
          </table:table-cell>
          <table:table-cell table:formula="of:=([.E570]+[.D570]+[.C570])/3" office:value-type="float" office:value="1.42156666666667">
            <text:p>1,42157</text:p>
          </table:table-cell>
          <table:table-cell table:formula="of:=[.C570]-[.D570]" office:value-type="float" office:value="0.0223">
            <text:p>0,02230</text:p>
          </table:table-cell>
          <table:table-cell office:value-type="float" office:value="0.00656155948689459">
            <text:p>0,00656</text:p>
          </table:table-cell>
          <table:table-cell office:value-type="float" office:value="1.42246608980775">
            <text:p>1,42247</text:p>
          </table:table-cell>
          <table:table-cell office:value-type="float" office:value="1.42376538192371">
            <text:p>1,42377</text:p>
          </table:table-cell>
        </table:table-row>
        <table:table-row table:style-name="ro2">
          <table:table-cell table:style-name="ce1" office:value-type="string">
            <text:p>2007.10.23</text:p>
          </table:table-cell>
          <table:table-cell office:value-type="float" office:value="1.4176">
            <text:p>1,41760</text:p>
          </table:table-cell>
          <table:table-cell office:value-type="float" office:value="1.4278">
            <text:p>1,42780</text:p>
          </table:table-cell>
          <table:table-cell office:value-type="float" office:value="1.417">
            <text:p>1,41700</text:p>
          </table:table-cell>
          <table:table-cell office:value-type="float" office:value="1.4263">
            <text:p>1,42630</text:p>
          </table:table-cell>
          <table:table-cell table:formula="of:=([.E571]+[.D571]+[.C571])/3" office:value-type="float" office:value="1.4237">
            <text:p>1,42370</text:p>
          </table:table-cell>
          <table:table-cell table:formula="of:=[.C571]-[.D571]" office:value-type="float" office:value="0.0107999999999999">
            <text:p>0,01080</text:p>
          </table:table-cell>
          <table:table-cell office:value-type="float" office:value="0.00664250970715094">
            <text:p>0,00664</text:p>
          </table:table-cell>
          <table:table-cell office:value-type="float" office:value="1.42170578271356">
            <text:p>1,42171</text:p>
          </table:table-cell>
          <table:table-cell office:value-type="float" office:value="1.42199668588009">
            <text:p>1,42200</text:p>
          </table:table-cell>
        </table:table-row>
        <table:table-row table:style-name="ro2">
          <table:table-cell table:style-name="ce1" office:value-type="string">
            <text:p>2007.10.24</text:p>
          </table:table-cell>
          <table:table-cell office:value-type="float" office:value="1.4261">
            <text:p>1,42610</text:p>
          </table:table-cell>
          <table:table-cell office:value-type="float" office:value="1.4268">
            <text:p>1,42680</text:p>
          </table:table-cell>
          <table:table-cell office:value-type="float" office:value="1.4187">
            <text:p>1,41870</text:p>
          </table:table-cell>
          <table:table-cell office:value-type="float" office:value="1.4261">
            <text:p>1,42610</text:p>
          </table:table-cell>
          <table:table-cell table:formula="of:=([.E572]+[.D572]+[.C572])/3" office:value-type="float" office:value="1.42386666666667">
            <text:p>1,42387</text:p>
          </table:table-cell>
          <table:table-cell table:formula="of:=[.C572]-[.D572]" office:value-type="float" office:value="0.0081">
            <text:p>0,00810</text:p>
          </table:table-cell>
          <table:table-cell office:value-type="float" office:value="0.0066104188619108">
            <text:p>0,00661</text:p>
          </table:table-cell>
          <table:table-cell office:value-type="float" office:value="1.42279322764212">
            <text:p>1,42279</text:p>
          </table:table-cell>
          <table:table-cell office:value-type="float" office:value="1.42330600424475">
            <text:p>1,42331</text:p>
          </table:table-cell>
        </table:table-row>
        <table:table-row table:style-name="ro2">
          <table:table-cell table:style-name="ce1" office:value-type="string">
            <text:p>2007.10.25</text:p>
          </table:table-cell>
          <table:table-cell office:value-type="float" office:value="1.426">
            <text:p>1,42600</text:p>
          </table:table-cell>
          <table:table-cell office:value-type="float" office:value="1.4343">
            <text:p>1,43430</text:p>
          </table:table-cell>
          <table:table-cell office:value-type="float" office:value="1.4247">
            <text:p>1,42470</text:p>
          </table:table-cell>
          <table:table-cell office:value-type="float" office:value="1.433">
            <text:p>1,43300</text:p>
          </table:table-cell>
          <table:table-cell table:formula="of:=([.E573]+[.D573]+[.C573])/3" office:value-type="float" office:value="1.43066666666667">
            <text:p>1,43067</text:p>
          </table:table-cell>
          <table:table-cell table:formula="of:=[.C573]-[.D573]" office:value-type="float" office:value="0.00959999999999983">
            <text:p>0,00960</text:p>
          </table:table-cell>
          <table:table-cell office:value-type="float" office:value="0.00661317276167951">
            <text:p>0,00661</text:p>
          </table:table-cell>
          <table:table-cell office:value-type="float" office:value="1.42346487256925">
            <text:p>1,42346</text:p>
          </table:table-cell>
          <table:table-cell office:value-type="float" office:value="1.42443528325439">
            <text:p>1,42444</text:p>
          </table:table-cell>
        </table:table-row>
        <table:table-row table:style-name="ro2">
          <table:table-cell table:style-name="ce1" office:value-type="string">
            <text:p>2007.10.26</text:p>
          </table:table-cell>
          <table:table-cell office:value-type="float" office:value="1.4328">
            <text:p>1,43280</text:p>
          </table:table-cell>
          <table:table-cell office:value-type="float" office:value="1.4393">
            <text:p>1,43930</text:p>
          </table:table-cell>
          <table:table-cell office:value-type="float" office:value="1.4316">
            <text:p>1,43160</text:p>
          </table:table-cell>
          <table:table-cell office:value-type="float" office:value="1.4392">
            <text:p>1,43920</text:p>
          </table:table-cell>
          <table:table-cell table:formula="of:=([.E574]+[.D574]+[.C574])/3" office:value-type="float" office:value="1.4367">
            <text:p>1,43670</text:p>
          </table:table-cell>
          <table:table-cell table:formula="of:=[.C574]-[.D574]" office:value-type="float" office:value="0.00770000000000004">
            <text:p>0,00770</text:p>
          </table:table-cell>
          <table:table-cell office:value-type="float" office:value="0.00659786605776987">
            <text:p>0,00660</text:p>
          </table:table-cell>
          <table:table-cell office:value-type="float" office:value="1.42502377524838">
            <text:p>1,42502</text:p>
          </table:table-cell>
          <table:table-cell office:value-type="float" office:value="1.42655863638819">
            <text:p>1,42656</text:p>
          </table:table-cell>
        </table:table-row>
        <table:table-row table:style-name="ro2">
          <table:table-cell table:style-name="ce1" office:value-type="string">
            <text:p>2007.10.29</text:p>
          </table:table-cell>
          <table:table-cell office:value-type="float" office:value="1.4411">
            <text:p>1,44110</text:p>
          </table:table-cell>
          <table:table-cell office:value-type="float" office:value="1.4436">
            <text:p>1,44360</text:p>
          </table:table-cell>
          <table:table-cell office:value-type="float" office:value="1.4376">
            <text:p>1,43760</text:p>
          </table:table-cell>
          <table:table-cell office:value-type="float" office:value="1.4419">
            <text:p>1,44190</text:p>
          </table:table-cell>
          <table:table-cell table:formula="of:=([.E575]+[.D575]+[.C575])/3" office:value-type="float" office:value="1.44103333333333">
            <text:p>1,44103</text:p>
          </table:table-cell>
          <table:table-cell table:formula="of:=[.C575]-[.D575]" office:value-type="float" office:value="0.00600000000000001">
            <text:p>0,00600</text:p>
          </table:table-cell>
          <table:table-cell office:value-type="float" office:value="0.00656005101253744">
            <text:p>0,00656</text:p>
          </table:table-cell>
          <table:table-cell office:value-type="float" office:value="1.42838506171653">
            <text:p>1,42839</text:p>
          </table:table-cell>
          <table:table-cell office:value-type="float" office:value="1.43004096254974">
            <text:p>1,43004</text:p>
          </table:table-cell>
        </table:table-row>
        <table:table-row table:style-name="ro2">
          <table:table-cell table:style-name="ce1" office:value-type="string">
            <text:p>2007.10.30</text:p>
          </table:table-cell>
          <table:table-cell office:value-type="float" office:value="1.4417">
            <text:p>1,44170</text:p>
          </table:table-cell>
          <table:table-cell office:value-type="float" office:value="1.444">
            <text:p>1,44400</text:p>
          </table:table-cell>
          <table:table-cell office:value-type="float" office:value="1.4373">
            <text:p>1,43730</text:p>
          </table:table-cell>
          <table:table-cell office:value-type="float" office:value="1.4437">
            <text:p>1,44370</text:p>
          </table:table-cell>
          <table:table-cell table:formula="of:=([.E576]+[.D576]+[.C576])/3" office:value-type="float" office:value="1.44166666666667">
            <text:p>1,44167</text:p>
          </table:table-cell>
          <table:table-cell table:formula="of:=[.C576]-[.D576]" office:value-type="float" office:value="0.00669999999999993">
            <text:p>0,00670</text:p>
          </table:table-cell>
          <table:table-cell office:value-type="float" office:value="0.00648081865441382">
            <text:p>0,00648</text:p>
          </table:table-cell>
          <table:table-cell office:value-type="float" office:value="1.43187532850189">
            <text:p>1,43188</text:p>
          </table:table-cell>
          <table:table-cell office:value-type="float" office:value="1.43342090624582">
            <text:p>1,43342</text:p>
          </table:table-cell>
        </table:table-row>
        <table:table-row table:style-name="ro2">
          <table:table-cell table:style-name="ce1" office:value-type="string">
            <text:p>2007.10.31</text:p>
          </table:table-cell>
          <table:table-cell office:value-type="float" office:value="1.4435">
            <text:p>1,44350</text:p>
          </table:table-cell>
          <table:table-cell office:value-type="float" office:value="1.4503">
            <text:p>1,45030</text:p>
          </table:table-cell>
          <table:table-cell office:value-type="float" office:value="1.4418">
            <text:p>1,44180</text:p>
          </table:table-cell>
          <table:table-cell office:value-type="float" office:value="1.4471">
            <text:p>1,44710</text:p>
          </table:table-cell>
          <table:table-cell table:formula="of:=([.E577]+[.D577]+[.C577])/3" office:value-type="float" office:value="1.4464">
            <text:p>1,44640</text:p>
          </table:table-cell>
          <table:table-cell table:formula="of:=[.C577]-[.D577]" office:value-type="float" office:value="0.00849999999999995">
            <text:p>0,00850</text:p>
          </table:table-cell>
          <table:table-cell office:value-type="float" office:value="0.00641320509789444">
            <text:p>0,00641</text:p>
          </table:table-cell>
          <table:table-cell office:value-type="float" office:value="1.43459453773129">
            <text:p>1,43459</text:p>
          </table:table-cell>
          <table:table-cell office:value-type="float" office:value="1.43636339313081">
            <text:p>1,43636</text:p>
          </table:table-cell>
        </table:table-row>
        <table:table-row table:style-name="ro2">
          <table:table-cell table:style-name="ce1" office:value-type="string">
            <text:p>2007.11.01</text:p>
          </table:table-cell>
          <table:table-cell office:value-type="float" office:value="1.447">
            <text:p>1,44700</text:p>
          </table:table-cell>
          <table:table-cell office:value-type="float" office:value="1.4476">
            <text:p>1,44760</text:p>
          </table:table-cell>
          <table:table-cell office:value-type="float" office:value="1.4403">
            <text:p>1,44030</text:p>
          </table:table-cell>
          <table:table-cell office:value-type="float" office:value="1.4426">
            <text:p>1,44260</text:p>
          </table:table-cell>
          <table:table-cell table:formula="of:=([.E578]+[.D578]+[.C578])/3" office:value-type="float" office:value="1.4435">
            <text:p>1,44350</text:p>
          </table:table-cell>
          <table:table-cell table:formula="of:=[.C578]-[.D578]" office:value-type="float" office:value="0.00729999999999986">
            <text:p>0,00730</text:p>
          </table:table-cell>
          <table:table-cell office:value-type="float" office:value="0.00633724919249402">
            <text:p>0,00634</text:p>
          </table:table-cell>
          <table:table-cell office:value-type="float" office:value="1.43805056717843">
            <text:p>1,43805</text:p>
          </table:table-cell>
          <table:table-cell office:value-type="float" office:value="1.43984149436169">
            <text:p>1,43984</text:p>
          </table:table-cell>
        </table:table-row>
        <table:table-row table:style-name="ro2">
          <table:table-cell table:style-name="ce1" office:value-type="string">
            <text:p>2007.11.02</text:p>
          </table:table-cell>
          <table:table-cell office:value-type="float" office:value="1.4424">
            <text:p>1,44240</text:p>
          </table:table-cell>
          <table:table-cell office:value-type="float" office:value="1.4527">
            <text:p>1,45270</text:p>
          </table:table-cell>
          <table:table-cell office:value-type="float" office:value="1.442">
            <text:p>1,44200</text:p>
          </table:table-cell>
          <table:table-cell office:value-type="float" office:value="1.4504">
            <text:p>1,45040</text:p>
          </table:table-cell>
          <table:table-cell table:formula="of:=([.E579]+[.D579]+[.C579])/3" office:value-type="float" office:value="1.44836666666667">
            <text:p>1,44837</text:p>
          </table:table-cell>
          <table:table-cell table:formula="of:=[.C579]-[.D579]" office:value-type="float" office:value="0.0107000000000002">
            <text:p>0,01070</text:p>
          </table:table-cell>
          <table:table-cell office:value-type="float" office:value="0.00630789508294918">
            <text:p>0,00631</text:p>
          </table:table-cell>
          <table:table-cell office:value-type="float" office:value="1.4394601428008">
            <text:p>1,43946</text:p>
          </table:table-cell>
          <table:table-cell office:value-type="float" office:value="1.44082542232848">
            <text:p>1,44083</text:p>
          </table:table-cell>
        </table:table-row>
        <table:table-row table:style-name="ro2">
          <table:table-cell table:style-name="ce1" office:value-type="string">
            <text:p>2007.11.05</text:p>
          </table:table-cell>
          <table:table-cell office:value-type="float" office:value="1.4517">
            <text:p>1,45170</text:p>
          </table:table-cell>
          <table:table-cell office:value-type="float" office:value="1.4518">
            <text:p>1,45180</text:p>
          </table:table-cell>
          <table:table-cell office:value-type="float" office:value="1.4442">
            <text:p>1,44420</text:p>
          </table:table-cell>
          <table:table-cell office:value-type="float" office:value="1.4474">
            <text:p>1,44740</text:p>
          </table:table-cell>
          <table:table-cell table:formula="of:=([.E580]+[.D580]+[.C580])/3" office:value-type="float" office:value="1.4478">
            <text:p>1,44780</text:p>
          </table:table-cell>
          <table:table-cell table:formula="of:=[.C580]-[.D580]" office:value-type="float" office:value="0.00760000000000005">
            <text:p>0,00760</text:p>
          </table:table-cell>
          <table:table-cell office:value-type="float" office:value="0.00626679530680899">
            <text:p>0,00627</text:p>
          </table:table-cell>
          <table:table-cell office:value-type="float" office:value="1.44205542565278">
            <text:p>1,44206</text:p>
          </table:table-cell>
          <table:table-cell office:value-type="float" office:value="1.44365678059428">
            <text:p>1,44366</text:p>
          </table:table-cell>
        </table:table-row>
        <table:table-row table:style-name="ro2">
          <table:table-cell table:style-name="ce1" office:value-type="string">
            <text:p>2007.11.06</text:p>
          </table:table-cell>
          <table:table-cell office:value-type="float" office:value="1.4472">
            <text:p>1,44720</text:p>
          </table:table-cell>
          <table:table-cell office:value-type="float" office:value="1.4569">
            <text:p>1,45690</text:p>
          </table:table-cell>
          <table:table-cell office:value-type="float" office:value="1.4468">
            <text:p>1,44680</text:p>
          </table:table-cell>
          <table:table-cell office:value-type="float" office:value="1.4564">
            <text:p>1,45640</text:p>
          </table:table-cell>
          <table:table-cell table:formula="of:=([.E581]+[.D581]+[.C581])/3" office:value-type="float" office:value="1.45336666666667">
            <text:p>1,45337</text:p>
          </table:table-cell>
          <table:table-cell table:formula="of:=[.C581]-[.D581]" office:value-type="float" office:value="0.0101">
            <text:p>0,01010</text:p>
          </table:table-cell>
          <table:table-cell office:value-type="float" office:value="0.0062581503149709">
            <text:p>0,00626</text:p>
          </table:table-cell>
          <table:table-cell office:value-type="float" office:value="1.44349838903677">
            <text:p>1,44350</text:p>
          </table:table-cell>
          <table:table-cell office:value-type="float" office:value="1.44472250379377">
            <text:p>1,44472</text:p>
          </table:table-cell>
        </table:table-row>
        <table:table-row table:style-name="ro2">
          <table:table-cell table:style-name="ce1" office:value-type="string">
            <text:p>2007.11.07</text:p>
          </table:table-cell>
          <table:table-cell office:value-type="float" office:value="1.4563">
            <text:p>1,45630</text:p>
          </table:table-cell>
          <table:table-cell office:value-type="float" office:value="1.4728">
            <text:p>1,47280</text:p>
          </table:table-cell>
          <table:table-cell office:value-type="float" office:value="1.4553">
            <text:p>1,45530</text:p>
          </table:table-cell>
          <table:table-cell office:value-type="float" office:value="1.4628">
            <text:p>1,46280</text:p>
          </table:table-cell>
          <table:table-cell table:formula="of:=([.E582]+[.D582]+[.C582])/3" office:value-type="float" office:value="1.46363333333333">
            <text:p>1,46363</text:p>
          </table:table-cell>
          <table:table-cell table:formula="of:=[.C582]-[.D582]" office:value-type="float" office:value="0.0174999999999999">
            <text:p>0,01750</text:p>
          </table:table-cell>
          <table:table-cell office:value-type="float" office:value="0.00621505216846653">
            <text:p>0,00622</text:p>
          </table:table-cell>
          <table:table-cell office:value-type="float" office:value="1.4463362070266">
            <text:p>1,44634</text:p>
          </table:table-cell>
          <table:table-cell office:value-type="float" office:value="1.4481188500027">
            <text:p>1,44812</text:p>
          </table:table-cell>
        </table:table-row>
        <table:table-row table:style-name="ro2">
          <table:table-cell table:style-name="ce1" office:value-type="string">
            <text:p>2007.11.08</text:p>
          </table:table-cell>
          <table:table-cell office:value-type="float" office:value="1.4627">
            <text:p>1,46270</text:p>
          </table:table-cell>
          <table:table-cell office:value-type="float" office:value="1.4703">
            <text:p>1,47030</text:p>
          </table:table-cell>
          <table:table-cell office:value-type="float" office:value="1.4619">
            <text:p>1,46190</text:p>
          </table:table-cell>
          <table:table-cell office:value-type="float" office:value="1.4674">
            <text:p>1,46740</text:p>
          </table:table-cell>
          <table:table-cell table:formula="of:=([.E583]+[.D583]+[.C583])/3" office:value-type="float" office:value="1.46653333333333">
            <text:p>1,46653</text:p>
          </table:table-cell>
          <table:table-cell table:formula="of:=[.C583]-[.D583]" office:value-type="float" office:value="0.00839999999999996">
            <text:p>0,00840</text:p>
          </table:table-cell>
          <table:table-cell office:value-type="float" office:value="0.00618954029075991">
            <text:p>0,00619</text:p>
          </table:table-cell>
          <table:table-cell office:value-type="float" office:value="1.45090807238337">
            <text:p>1,45091</text:p>
          </table:table-cell>
          <table:table-cell office:value-type="float" office:value="1.45228965262084">
            <text:p>1,45229</text:p>
          </table:table-cell>
        </table:table-row>
        <table:table-row table:style-name="ro2">
          <table:table-cell table:style-name="ce1" office:value-type="string">
            <text:p>2007.11.09</text:p>
          </table:table-cell>
          <table:table-cell office:value-type="float" office:value="1.4673">
            <text:p>1,46730</text:p>
          </table:table-cell>
          <table:table-cell office:value-type="float" office:value="1.4751">
            <text:p>1,47510</text:p>
          </table:table-cell>
          <table:table-cell office:value-type="float" office:value="1.4632">
            <text:p>1,46320</text:p>
          </table:table-cell>
          <table:table-cell office:value-type="float" office:value="1.4677">
            <text:p>1,46770</text:p>
          </table:table-cell>
          <table:table-cell table:formula="of:=([.E584]+[.D584]+[.C584])/3" office:value-type="float" office:value="1.46866666666667">
            <text:p>1,46867</text:p>
          </table:table-cell>
          <table:table-cell table:formula="of:=[.C584]-[.D584]" office:value-type="float" office:value="0.0119">
            <text:p>0,01190</text:p>
          </table:table-cell>
          <table:table-cell office:value-type="float" office:value="0.00611134670311468">
            <text:p>0,00611</text:p>
          </table:table-cell>
          <table:table-cell office:value-type="float" office:value="1.45534572777703">
            <text:p>1,45535</text:p>
          </table:table-cell>
          <table:table-cell office:value-type="float" office:value="1.45669135231223">
            <text:p>1,45669</text:p>
          </table:table-cell>
        </table:table-row>
        <table:table-row table:style-name="ro2">
          <table:table-cell table:style-name="ce1" office:value-type="string">
            <text:p>2007.11.12</text:p>
          </table:table-cell>
          <table:table-cell office:value-type="float" office:value="1.4647">
            <text:p>1,46470</text:p>
          </table:table-cell>
          <table:table-cell office:value-type="float" office:value="1.4667">
            <text:p>1,46670</text:p>
          </table:table-cell>
          <table:table-cell office:value-type="float" office:value="1.4525">
            <text:p>1,45250</text:p>
          </table:table-cell>
          <table:table-cell office:value-type="float" office:value="1.4529">
            <text:p>1,45290</text:p>
          </table:table-cell>
          <table:table-cell table:formula="of:=([.E585]+[.D585]+[.C585])/3" office:value-type="float" office:value="1.45736666666667">
            <text:p>1,45737</text:p>
          </table:table-cell>
          <table:table-cell table:formula="of:=[.C585]-[.D585]" office:value-type="float" office:value="0.0141999999999998">
            <text:p>0,01420</text:p>
          </table:table-cell>
          <table:table-cell office:value-type="float" office:value="0.00606398519208097">
            <text:p>0,00606</text:p>
          </table:table-cell>
          <table:table-cell office:value-type="float" office:value="1.45909248980818">
            <text:p>1,45909</text:p>
          </table:table-cell>
          <table:table-cell office:value-type="float" office:value="1.45996973814713">
            <text:p>1,45997</text:p>
          </table:table-cell>
        </table:table-row>
        <table:table-row table:style-name="ro2">
          <table:table-cell table:style-name="ce1" office:value-type="string">
            <text:p>2007.11.13</text:p>
          </table:table-cell>
          <table:table-cell office:value-type="float" office:value="1.453">
            <text:p>1,45300</text:p>
          </table:table-cell>
          <table:table-cell office:value-type="float" office:value="1.4632">
            <text:p>1,46320</text:p>
          </table:table-cell>
          <table:table-cell office:value-type="float" office:value="1.452">
            <text:p>1,45200</text:p>
          </table:table-cell>
          <table:table-cell office:value-type="float" office:value="1.4616">
            <text:p>1,46160</text:p>
          </table:table-cell>
          <table:table-cell table:formula="of:=([.E586]+[.D586]+[.C586])/3" office:value-type="float" office:value="1.45893333333333">
            <text:p>1,45893</text:p>
          </table:table-cell>
          <table:table-cell table:formula="of:=[.C586]-[.D586]" office:value-type="float" office:value="0.0112000000000001">
            <text:p>0,01120</text:p>
          </table:table-cell>
          <table:table-cell office:value-type="float" office:value="0.0060908491873639">
            <text:p>0,00609</text:p>
          </table:table-cell>
          <table:table-cell office:value-type="float" office:value="1.45824853747388">
            <text:p>1,45825</text:p>
          </table:table-cell>
          <table:table-cell office:value-type="float" office:value="1.45822104538897">
            <text:p>1,45822</text:p>
          </table:table-cell>
        </table:table-row>
        <table:table-row table:style-name="ro2">
          <table:table-cell table:style-name="ce1" office:value-type="string">
            <text:p>2007.11.14</text:p>
          </table:table-cell>
          <table:table-cell office:value-type="float" office:value="1.4615">
            <text:p>1,46150</text:p>
          </table:table-cell>
          <table:table-cell office:value-type="float" office:value="1.4725">
            <text:p>1,47250</text:p>
          </table:table-cell>
          <table:table-cell office:value-type="float" office:value="1.4612">
            <text:p>1,46120</text:p>
          </table:table-cell>
          <table:table-cell office:value-type="float" office:value="1.4649">
            <text:p>1,46490</text:p>
          </table:table-cell>
          <table:table-cell table:formula="of:=([.E587]+[.D587]+[.C587])/3" office:value-type="float" office:value="1.4662">
            <text:p>1,46620</text:p>
          </table:table-cell>
          <table:table-cell table:formula="of:=[.C587]-[.D587]" office:value-type="float" office:value="0.0113000000000001">
            <text:p>0,01130</text:p>
          </table:table-cell>
          <table:table-cell office:value-type="float" office:value="0.006070848373631">
            <text:p>0,00607</text:p>
          </table:table-cell>
          <table:table-cell office:value-type="float" office:value="1.45911201224043">
            <text:p>1,45911</text:p>
          </table:table-cell>
          <table:table-cell office:value-type="float" office:value="1.45966627856206">
            <text:p>1,45967</text:p>
          </table:table-cell>
        </table:table-row>
        <table:table-row table:style-name="ro2">
          <table:table-cell table:style-name="ce1" office:value-type="string">
            <text:p>2007.11.15</text:p>
          </table:table-cell>
          <table:table-cell office:value-type="float" office:value="1.465">
            <text:p>1,46500</text:p>
          </table:table-cell>
          <table:table-cell office:value-type="float" office:value="1.4702">
            <text:p>1,47020</text:p>
          </table:table-cell>
          <table:table-cell office:value-type="float" office:value="1.4604">
            <text:p>1,46040</text:p>
          </table:table-cell>
          <table:table-cell office:value-type="float" office:value="1.4614">
            <text:p>1,46140</text:p>
          </table:table-cell>
          <table:table-cell table:formula="of:=([.E588]+[.D588]+[.C588])/3" office:value-type="float" office:value="1.464">
            <text:p>1,46400</text:p>
          </table:table-cell>
          <table:table-cell table:formula="of:=[.C588]-[.D588]" office:value-type="float" office:value="0.00980000000000003">
            <text:p>0,00980</text:p>
          </table:table-cell>
          <table:table-cell office:value-type="float" office:value="0.00608473713881687">
            <text:p>0,00608</text:p>
          </table:table-cell>
          <table:table-cell office:value-type="float" office:value="1.46094039856348">
            <text:p>1,46094</text:p>
          </table:table-cell>
          <table:table-cell office:value-type="float" office:value="1.46115549046615">
            <text:p>1,46116</text:p>
          </table:table-cell>
        </table:table-row>
        <table:table-row table:style-name="ro2">
          <table:table-cell table:style-name="ce1" office:value-type="string">
            <text:p>2007.11.16</text:p>
          </table:table-cell>
          <table:table-cell office:value-type="float" office:value="1.4615">
            <text:p>1,46150</text:p>
          </table:table-cell>
          <table:table-cell office:value-type="float" office:value="1.4671">
            <text:p>1,46710</text:p>
          </table:table-cell>
          <table:table-cell office:value-type="float" office:value="1.458">
            <text:p>1,45800</text:p>
          </table:table-cell>
          <table:table-cell office:value-type="float" office:value="1.4661">
            <text:p>1,46610</text:p>
          </table:table-cell>
          <table:table-cell table:formula="of:=([.E589]+[.D589]+[.C589])/3" office:value-type="float" office:value="1.46373333333333">
            <text:p>1,46373</text:p>
          </table:table-cell>
          <table:table-cell table:formula="of:=[.C589]-[.D589]" office:value-type="float" office:value="0.00910000000000011">
            <text:p>0,00910</text:p>
          </table:table-cell>
          <table:table-cell office:value-type="float" office:value="0.00611536665345848">
            <text:p>0,00612</text:p>
          </table:table-cell>
          <table:table-cell office:value-type="float" office:value="1.46119613808181">
            <text:p>1,46120</text:p>
          </table:table-cell>
          <table:table-cell office:value-type="float" office:value="1.46089632438819">
            <text:p>1,46090</text:p>
          </table:table-cell>
        </table:table-row>
        <table:table-row table:style-name="ro2">
          <table:table-cell table:style-name="ce1" office:value-type="string">
            <text:p>2007.11.19</text:p>
          </table:table-cell>
          <table:table-cell office:value-type="float" office:value="1.4667">
            <text:p>1,46670</text:p>
          </table:table-cell>
          <table:table-cell office:value-type="float" office:value="1.4686">
            <text:p>1,46860</text:p>
          </table:table-cell>
          <table:table-cell office:value-type="float" office:value="1.462">
            <text:p>1,46200</text:p>
          </table:table-cell>
          <table:table-cell office:value-type="float" office:value="1.4667">
            <text:p>1,46670</text:p>
          </table:table-cell>
          <table:table-cell table:formula="of:=([.E590]+[.D590]+[.C590])/3" office:value-type="float" office:value="1.46576666666667">
            <text:p>1,46577</text:p>
          </table:table-cell>
          <table:table-cell table:formula="of:=[.C590]-[.D590]" office:value-type="float" office:value="0.00659999999999994">
            <text:p>0,00660</text:p>
          </table:table-cell>
          <table:table-cell office:value-type="float" office:value="0.00612370954933732">
            <text:p>0,00612</text:p>
          </table:table-cell>
          <table:table-cell office:value-type="float" office:value="1.46198666614299">
            <text:p>1,46199</text:p>
          </table:table-cell>
          <table:table-cell office:value-type="float" office:value="1.46192940935278">
            <text:p>1,46193</text:p>
          </table:table-cell>
        </table:table-row>
        <table:table-row table:style-name="ro2">
          <table:table-cell table:style-name="ce1" office:value-type="string">
            <text:p>2007.11.20</text:p>
          </table:table-cell>
          <table:table-cell office:value-type="float" office:value="1.4666">
            <text:p>1,46660</text:p>
          </table:table-cell>
          <table:table-cell office:value-type="float" office:value="1.4851">
            <text:p>1,48510</text:p>
          </table:table-cell>
          <table:table-cell office:value-type="float" office:value="1.4635">
            <text:p>1,46350</text:p>
          </table:table-cell>
          <table:table-cell office:value-type="float" office:value="1.4836">
            <text:p>1,48360</text:p>
          </table:table-cell>
          <table:table-cell table:formula="of:=([.E591]+[.D591]+[.C591])/3" office:value-type="float" office:value="1.4774">
            <text:p>1,47740</text:p>
          </table:table-cell>
          <table:table-cell table:formula="of:=[.C591]-[.D591]" office:value-type="float" office:value="0.0216000000000001">
            <text:p>0,02160</text:p>
          </table:table-cell>
          <table:table-cell office:value-type="float" office:value="0.00609932227273307">
            <text:p>0,00610</text:p>
          </table:table-cell>
          <table:table-cell office:value-type="float" office:value="1.46320032863637">
            <text:p>1,46320</text:p>
          </table:table-cell>
          <table:table-cell office:value-type="float" office:value="1.46346035536809">
            <text:p>1,46346</text:p>
          </table:table-cell>
        </table:table-row>
        <table:table-row table:style-name="ro2">
          <table:table-cell table:style-name="ce1" office:value-type="string">
            <text:p>2007.11.21</text:p>
          </table:table-cell>
          <table:table-cell office:value-type="float" office:value="1.4835">
            <text:p>1,48350</text:p>
          </table:table-cell>
          <table:table-cell office:value-type="float" office:value="1.4869">
            <text:p>1,48690</text:p>
          </table:table-cell>
          <table:table-cell office:value-type="float" office:value="1.4775">
            <text:p>1,47750</text:p>
          </table:table-cell>
          <table:table-cell office:value-type="float" office:value="1.4847">
            <text:p>1,48470</text:p>
          </table:table-cell>
          <table:table-cell table:formula="of:=([.E592]+[.D592]+[.C592])/3" office:value-type="float" office:value="1.48303333333333">
            <text:p>1,48303</text:p>
          </table:table-cell>
          <table:table-cell table:formula="of:=[.C592]-[.D592]" office:value-type="float" office:value="0.00939999999999985">
            <text:p>0,00940</text:p>
          </table:table-cell>
          <table:table-cell office:value-type="float" office:value="0.00606786416857123">
            <text:p>0,00607</text:p>
          </table:table-cell>
          <table:table-cell office:value-type="float" office:value="1.46716790098845">
            <text:p>1,46717</text:p>
          </table:table-cell>
          <table:table-cell office:value-type="float" office:value="1.46930999875723">
            <text:p>1,46931</text:p>
          </table:table-cell>
        </table:table-row>
        <table:table-row table:style-name="ro2">
          <table:table-cell table:style-name="ce1" office:value-type="string">
            <text:p>2007.11.22</text:p>
          </table:table-cell>
          <table:table-cell office:value-type="float" office:value="1.4846">
            <text:p>1,48460</text:p>
          </table:table-cell>
          <table:table-cell office:value-type="float" office:value="1.4872">
            <text:p>1,48720</text:p>
          </table:table-cell>
          <table:table-cell office:value-type="float" office:value="1.4821">
            <text:p>1,48210</text:p>
          </table:table-cell>
          <table:table-cell office:value-type="float" office:value="1.4846">
            <text:p>1,48460</text:p>
          </table:table-cell>
          <table:table-cell table:formula="of:=([.E593]+[.D593]+[.C593])/3" office:value-type="float" office:value="1.48463333333333">
            <text:p>1,48463</text:p>
          </table:table-cell>
          <table:table-cell table:formula="of:=[.C593]-[.D593]" office:value-type="float" office:value="0.0051000000000001">
            <text:p>0,00510</text:p>
          </table:table-cell>
          <table:table-cell office:value-type="float" office:value="0.00602324362270179">
            <text:p>0,00602</text:p>
          </table:table-cell>
          <table:table-cell office:value-type="float" office:value="1.4715394187875">
            <text:p>1,47154</text:p>
          </table:table-cell>
          <table:table-cell office:value-type="float" office:value="1.47354237371137">
            <text:p>1,47354</text:p>
          </table:table-cell>
        </table:table-row>
        <table:table-row table:style-name="ro2">
          <table:table-cell table:style-name="ce1" office:value-type="string">
            <text:p>2007.11.23</text:p>
          </table:table-cell>
          <table:table-cell office:value-type="float" office:value="1.4847">
            <text:p>1,48470</text:p>
          </table:table-cell>
          <table:table-cell office:value-type="float" office:value="1.4966">
            <text:p>1,49660</text:p>
          </table:table-cell>
          <table:table-cell office:value-type="float" office:value="1.4783">
            <text:p>1,47830</text:p>
          </table:table-cell>
          <table:table-cell office:value-type="float" office:value="1.4836">
            <text:p>1,48360</text:p>
          </table:table-cell>
          <table:table-cell table:formula="of:=([.E594]+[.D594]+[.C594])/3" office:value-type="float" office:value="1.48616666666667">
            <text:p>1,48617</text:p>
          </table:table-cell>
          <table:table-cell table:formula="of:=[.C594]-[.D594]" office:value-type="float" office:value="0.0183">
            <text:p>0,01830</text:p>
          </table:table-cell>
          <table:table-cell office:value-type="float" office:value="0.00595299840220144">
            <text:p>0,00595</text:p>
          </table:table-cell>
          <table:table-cell office:value-type="float" office:value="1.47540626572529">
            <text:p>1,47541</text:p>
          </table:table-cell>
          <table:table-cell office:value-type="float" office:value="1.47681930906105">
            <text:p>1,47682</text:p>
          </table:table-cell>
        </table:table-row>
        <table:table-row table:style-name="ro2">
          <table:table-cell table:style-name="ce1" office:value-type="string">
            <text:p>2007.11.26</text:p>
          </table:table-cell>
          <table:table-cell office:value-type="float" office:value="1.4826">
            <text:p>1,48260</text:p>
          </table:table-cell>
          <table:table-cell office:value-type="float" office:value="1.4886">
            <text:p>1,48860</text:p>
          </table:table-cell>
          <table:table-cell office:value-type="float" office:value="1.4804">
            <text:p>1,48040</text:p>
          </table:table-cell>
          <table:table-cell office:value-type="float" office:value="1.4864">
            <text:p>1,48640</text:p>
          </table:table-cell>
          <table:table-cell table:formula="of:=([.E595]+[.D595]+[.C595])/3" office:value-type="float" office:value="1.48513333333333">
            <text:p>1,48513</text:p>
          </table:table-cell>
          <table:table-cell table:formula="of:=[.C595]-[.D595]" office:value-type="float" office:value="0.00819999999999999">
            <text:p>0,00820</text:p>
          </table:table-cell>
          <table:table-cell office:value-type="float" office:value="0.00592715917349806">
            <text:p>0,00593</text:p>
          </table:table-cell>
          <table:table-cell office:value-type="float" office:value="1.4781305838255">
            <text:p>1,47813</text:p>
          </table:table-cell>
          <table:table-cell office:value-type="float" office:value="1.47893472825064">
            <text:p>1,47893</text:p>
          </table:table-cell>
        </table:table-row>
        <table:table-row table:style-name="ro2">
          <table:table-cell table:style-name="ce1" office:value-type="string">
            <text:p>2007.11.27</text:p>
          </table:table-cell>
          <table:table-cell office:value-type="float" office:value="1.4866">
            <text:p>1,48660</text:p>
          </table:table-cell>
          <table:table-cell office:value-type="float" office:value="1.4906">
            <text:p>1,49060</text:p>
          </table:table-cell>
          <table:table-cell office:value-type="float" office:value="1.4808">
            <text:p>1,48080</text:p>
          </table:table-cell>
          <table:table-cell office:value-type="float" office:value="1.4828">
            <text:p>1,48280</text:p>
          </table:table-cell>
          <table:table-cell table:formula="of:=([.E596]+[.D596]+[.C596])/3" office:value-type="float" office:value="1.48473333333333">
            <text:p>1,48473</text:p>
          </table:table-cell>
          <table:table-cell table:formula="of:=[.C596]-[.D596]" office:value-type="float" office:value="0.00980000000000025">
            <text:p>0,00980</text:p>
          </table:table-cell>
          <table:table-cell office:value-type="float" office:value="0.00586649049003311">
            <text:p>0,00587</text:p>
          </table:table-cell>
          <table:table-cell office:value-type="float" office:value="1.48055834453519">
            <text:p>1,48056</text:p>
          </table:table-cell>
          <table:table-cell office:value-type="float" office:value="1.48162996444469">
            <text:p>1,48163</text:p>
          </table:table-cell>
        </table:table-row>
        <table:table-row table:style-name="ro2">
          <table:table-cell table:style-name="ce1" office:value-type="string">
            <text:p>2007.11.28</text:p>
          </table:table-cell>
          <table:table-cell office:value-type="float" office:value="1.4829">
            <text:p>1,48290</text:p>
          </table:table-cell>
          <table:table-cell office:value-type="float" office:value="1.4857">
            <text:p>1,48570</text:p>
          </table:table-cell>
          <table:table-cell office:value-type="float" office:value="1.4711">
            <text:p>1,47110</text:p>
          </table:table-cell>
          <table:table-cell office:value-type="float" office:value="1.4831">
            <text:p>1,48310</text:p>
          </table:table-cell>
          <table:table-cell table:formula="of:=([.E597]+[.D597]+[.C597])/3" office:value-type="float" office:value="1.47996666666667">
            <text:p>1,47997</text:p>
          </table:table-cell>
          <table:table-cell table:formula="of:=[.C597]-[.D597]" office:value-type="float" office:value="0.0145999999999999">
            <text:p>0,01460</text:p>
          </table:table-cell>
          <table:table-cell office:value-type="float" office:value="0.00586814087052311">
            <text:p>0,00587</text:p>
          </table:table-cell>
          <table:table-cell office:value-type="float" office:value="1.48171321433599">
            <text:p>1,48171</text:p>
          </table:table-cell>
          <table:table-cell office:value-type="float" office:value="1.48219969553309">
            <text:p>1,48220</text:p>
          </table:table-cell>
        </table:table-row>
        <table:table-row table:style-name="ro2">
          <table:table-cell table:style-name="ce1" office:value-type="string">
            <text:p>2007.11.29</text:p>
          </table:table-cell>
          <table:table-cell office:value-type="float" office:value="1.4832">
            <text:p>1,48320</text:p>
          </table:table-cell>
          <table:table-cell office:value-type="float" office:value="1.4842">
            <text:p>1,48420</text:p>
          </table:table-cell>
          <table:table-cell office:value-type="float" office:value="1.4722">
            <text:p>1,47220</text:p>
          </table:table-cell>
          <table:table-cell office:value-type="float" office:value="1.4747">
            <text:p>1,47470</text:p>
          </table:table-cell>
          <table:table-cell table:formula="of:=([.E598]+[.D598]+[.C598])/3" office:value-type="float" office:value="1.47703333333333">
            <text:p>1,47703</text:p>
          </table:table-cell>
          <table:table-cell table:formula="of:=[.C598]-[.D598]" office:value-type="float" office:value="0.012">
            <text:p>0,01200</text:p>
          </table:table-cell>
          <table:table-cell office:value-type="float" office:value="0.00590829594570937">
            <text:p>0,00591</text:p>
          </table:table-cell>
          <table:table-cell office:value-type="float" office:value="1.48080582167184">
            <text:p>1,48081</text:p>
          </table:table-cell>
          <table:table-cell office:value-type="float" office:value="1.48208282528889">
            <text:p>1,48208</text:p>
          </table:table-cell>
        </table:table-row>
        <table:table-row table:style-name="ro2">
          <table:table-cell table:style-name="ce1" office:value-type="string">
            <text:p>2007.11.30</text:p>
          </table:table-cell>
          <table:table-cell office:value-type="float" office:value="1.4746">
            <text:p>1,47460</text:p>
          </table:table-cell>
          <table:table-cell office:value-type="float" office:value="1.4784">
            <text:p>1,47840</text:p>
          </table:table-cell>
          <table:table-cell office:value-type="float" office:value="1.4627">
            <text:p>1,46270</text:p>
          </table:table-cell>
          <table:table-cell office:value-type="float" office:value="1.4638">
            <text:p>1,46380</text:p>
          </table:table-cell>
          <table:table-cell table:formula="of:=([.E599]+[.D599]+[.C599])/3" office:value-type="float" office:value="1.4683">
            <text:p>1,46830</text:p>
          </table:table-cell>
          <table:table-cell table:formula="of:=[.C599]-[.D599]" office:value-type="float" office:value="0.0157000000000003">
            <text:p>0,01570</text:p>
          </table:table-cell>
          <table:table-cell office:value-type="float" office:value="0.00597047598225399">
            <text:p>0,00597</text:p>
          </table:table-cell>
          <table:table-cell office:value-type="float" office:value="1.47981178194822">
            <text:p>1,47981</text:p>
          </table:table-cell>
          <table:table-cell office:value-type="float" office:value="1.48023990250453">
            <text:p>1,48024</text:p>
          </table:table-cell>
        </table:table-row>
        <table:table-row table:style-name="ro2">
          <table:table-cell table:style-name="ce1" office:value-type="string">
            <text:p>2007.12.03</text:p>
          </table:table-cell>
          <table:table-cell office:value-type="float" office:value="1.4649">
            <text:p>1,46490</text:p>
          </table:table-cell>
          <table:table-cell office:value-type="float" office:value="1.4707">
            <text:p>1,47070</text:p>
          </table:table-cell>
          <table:table-cell office:value-type="float" office:value="1.462">
            <text:p>1,46200</text:p>
          </table:table-cell>
          <table:table-cell office:value-type="float" office:value="1.4668">
            <text:p>1,46680</text:p>
          </table:table-cell>
          <table:table-cell table:formula="of:=([.E600]+[.D600]+[.C600])/3" office:value-type="float" office:value="1.4665">
            <text:p>1,46650</text:p>
          </table:table-cell>
          <table:table-cell table:formula="of:=[.C600]-[.D600]" office:value-type="float" office:value="0.00869999999999993">
            <text:p>0,00870</text:p>
          </table:table-cell>
          <table:table-cell office:value-type="float" office:value="0.00608462465695047">
            <text:p>0,00608</text:p>
          </table:table-cell>
          <table:table-cell office:value-type="float" office:value="1.47617218961069">
            <text:p>1,47617</text:p>
          </table:table-cell>
          <table:table-cell office:value-type="float" office:value="1.4753396852662">
            <text:p>1,47534</text:p>
          </table:table-cell>
        </table:table-row>
        <table:table-row table:style-name="ro2">
          <table:table-cell table:style-name="ce1" office:value-type="string">
            <text:p>2007.12.04</text:p>
          </table:table-cell>
          <table:table-cell office:value-type="float" office:value="1.4667">
            <text:p>1,46670</text:p>
          </table:table-cell>
          <table:table-cell office:value-type="float" office:value="1.4767">
            <text:p>1,47670</text:p>
          </table:table-cell>
          <table:table-cell office:value-type="float" office:value="1.4635">
            <text:p>1,46350</text:p>
          </table:table-cell>
          <table:table-cell office:value-type="float" office:value="1.4765">
            <text:p>1,47650</text:p>
          </table:table-cell>
          <table:table-cell table:formula="of:=([.E601]+[.D601]+[.C601])/3" office:value-type="float" office:value="1.47223333333333">
            <text:p>1,47223</text:p>
          </table:table-cell>
          <table:table-cell table:formula="of:=[.C601]-[.D601]" office:value-type="float" office:value="0.0132000000000001">
            <text:p>0,01320</text:p>
          </table:table-cell>
          <table:table-cell office:value-type="float" office:value="0.00614460359300344">
            <text:p>0,00614</text:p>
          </table:table-cell>
          <table:table-cell office:value-type="float" office:value="1.47363518720312">
            <text:p>1,47364</text:p>
          </table:table-cell>
          <table:table-cell office:value-type="float" office:value="1.47266037301392">
            <text:p>1,47266</text:p>
          </table:table-cell>
        </table:table-row>
        <table:table-row table:style-name="ro2">
          <table:table-cell table:style-name="ce1" office:value-type="string">
            <text:p>2007.12.05</text:p>
          </table:table-cell>
          <table:table-cell office:value-type="float" office:value="1.4764">
            <text:p>1,47640</text:p>
          </table:table-cell>
          <table:table-cell office:value-type="float" office:value="1.4769">
            <text:p>1,47690</text:p>
          </table:table-cell>
          <table:table-cell office:value-type="float" office:value="1.459">
            <text:p>1,45900</text:p>
          </table:table-cell>
          <table:table-cell office:value-type="float" office:value="1.4616">
            <text:p>1,46160</text:p>
          </table:table-cell>
          <table:table-cell table:formula="of:=([.E602]+[.D602]+[.C602])/3" office:value-type="float" office:value="1.46583333333333">
            <text:p>1,46583</text:p>
          </table:table-cell>
          <table:table-cell table:formula="of:=[.C602]-[.D602]" office:value-type="float" office:value="0.0179">
            <text:p>0,01790</text:p>
          </table:table-cell>
          <table:table-cell office:value-type="float" office:value="0.00619811786063382">
            <text:p>0,00620</text:p>
          </table:table-cell>
          <table:table-cell office:value-type="float" office:value="1.47326761032029">
            <text:p>1,47327</text:p>
          </table:table-cell>
          <table:table-cell office:value-type="float" office:value="1.47346729748787">
            <text:p>1,47347</text:p>
          </table:table-cell>
        </table:table-row>
        <table:table-row table:style-name="ro2">
          <table:table-cell table:style-name="ce1" office:value-type="string">
            <text:p>2007.12.06</text:p>
          </table:table-cell>
          <table:table-cell office:value-type="float" office:value="1.4615">
            <text:p>1,46150</text:p>
          </table:table-cell>
          <table:table-cell office:value-type="float" office:value="1.4651">
            <text:p>1,46510</text:p>
          </table:table-cell>
          <table:table-cell office:value-type="float" office:value="1.4524">
            <text:p>1,45240</text:p>
          </table:table-cell>
          <table:table-cell office:value-type="float" office:value="1.4639">
            <text:p>1,46390</text:p>
          </table:table-cell>
          <table:table-cell table:formula="of:=([.E603]+[.D603]+[.C603])/3" office:value-type="float" office:value="1.46046666666667">
            <text:p>1,46047</text:p>
          </table:table-cell>
          <table:table-cell table:formula="of:=[.C603]-[.D603]" office:value-type="float" office:value="0.0127000000000002">
            <text:p>0,01270</text:p>
          </table:table-cell>
          <table:table-cell office:value-type="float" office:value="0.00632301077303209">
            <text:p>0,00632</text:p>
          </table:table-cell>
          <table:table-cell office:value-type="float" office:value="1.47032283592302">
            <text:p>1,47032</text:p>
          </table:table-cell>
          <table:table-cell office:value-type="float" office:value="1.46978952804535">
            <text:p>1,46979</text:p>
          </table:table-cell>
        </table:table-row>
        <table:table-row table:style-name="ro2">
          <table:table-cell table:style-name="ce1" office:value-type="string">
            <text:p>2007.12.07</text:p>
          </table:table-cell>
          <table:table-cell office:value-type="float" office:value="1.4638">
            <text:p>1,46380</text:p>
          </table:table-cell>
          <table:table-cell office:value-type="float" office:value="1.467">
            <text:p>1,46700</text:p>
          </table:table-cell>
          <table:table-cell office:value-type="float" office:value="1.4598">
            <text:p>1,45980</text:p>
          </table:table-cell>
          <table:table-cell office:value-type="float" office:value="1.4657">
            <text:p>1,46570</text:p>
          </table:table-cell>
          <table:table-cell table:formula="of:=([.E604]+[.D604]+[.C604])/3" office:value-type="float" office:value="1.46416666666667">
            <text:p>1,46417</text:p>
          </table:table-cell>
          <table:table-cell table:formula="of:=[.C604]-[.D604]" office:value-type="float" office:value="0.0072000000000001">
            <text:p>0,00720</text:p>
          </table:table-cell>
          <table:table-cell office:value-type="float" office:value="0.00638676630422185">
            <text:p>0,00639</text:p>
          </table:table-cell>
          <table:table-cell office:value-type="float" office:value="1.46792608985735">
            <text:p>1,46793</text:p>
          </table:table-cell>
          <table:table-cell office:value-type="float" office:value="1.46779321763732">
            <text:p>1,46779</text:p>
          </table:table-cell>
        </table:table-row>
        <table:table-row table:style-name="ro2">
          <table:table-cell table:style-name="ce1" office:value-type="string">
            <text:p>2007.12.10</text:p>
          </table:table-cell>
          <table:table-cell office:value-type="float" office:value="1.4654">
            <text:p>1,46540</text:p>
          </table:table-cell>
          <table:table-cell office:value-type="float" office:value="1.4735">
            <text:p>1,47350</text:p>
          </table:table-cell>
          <table:table-cell office:value-type="float" office:value="1.4639">
            <text:p>1,46390</text:p>
          </table:table-cell>
          <table:table-cell office:value-type="float" office:value="1.4721">
            <text:p>1,47210</text:p>
          </table:table-cell>
          <table:table-cell table:formula="of:=([.E605]+[.D605]+[.C605])/3" office:value-type="float" office:value="1.46983333333333">
            <text:p>1,46983</text:p>
          </table:table-cell>
          <table:table-cell table:formula="of:=[.C605]-[.D605]" office:value-type="float" office:value="0.00960000000000005">
            <text:p>0,00960</text:p>
          </table:table-cell>
          <table:table-cell office:value-type="float" office:value="0.00640318994218207">
            <text:p>0,00640</text:p>
          </table:table-cell>
          <table:table-cell office:value-type="float" office:value="1.46736355710618">
            <text:p>1,46736</text:p>
          </table:table-cell>
          <table:table-cell office:value-type="float" office:value="1.46732279989728">
            <text:p>1,46732</text:p>
          </table:table-cell>
        </table:table-row>
        <table:table-row table:style-name="ro2">
          <table:table-cell table:style-name="ce1" office:value-type="string">
            <text:p>2007.12.11</text:p>
          </table:table-cell>
          <table:table-cell office:value-type="float" office:value="1.472">
            <text:p>1,47200</text:p>
          </table:table-cell>
          <table:table-cell office:value-type="float" office:value="1.475">
            <text:p>1,47500</text:p>
          </table:table-cell>
          <table:table-cell office:value-type="float" office:value="1.4639">
            <text:p>1,46390</text:p>
          </table:table-cell>
          <table:table-cell office:value-type="float" office:value="1.4656">
            <text:p>1,46560</text:p>
          </table:table-cell>
          <table:table-cell table:formula="of:=([.E606]+[.D606]+[.C606])/3" office:value-type="float" office:value="1.46816666666667">
            <text:p>1,46817</text:p>
          </table:table-cell>
          <table:table-cell table:formula="of:=[.C606]-[.D606]" office:value-type="float" office:value="0.0111000000000001">
            <text:p>0,01110</text:p>
          </table:table-cell>
          <table:table-cell office:value-type="float" office:value="0.0063998788521572">
            <text:p>0,00640</text:p>
          </table:table-cell>
          <table:table-cell office:value-type="float" office:value="1.46790375914388">
            <text:p>1,46790</text:p>
          </table:table-cell>
          <table:table-cell office:value-type="float" office:value="1.46868899229715">
            <text:p>1,46869</text:p>
          </table:table-cell>
        </table:table-row>
        <table:table-row table:style-name="ro2">
          <table:table-cell table:style-name="ce1" office:value-type="string">
            <text:p>2007.12.12</text:p>
          </table:table-cell>
          <table:table-cell office:value-type="float" office:value="1.4657">
            <text:p>1,46570</text:p>
          </table:table-cell>
          <table:table-cell office:value-type="float" office:value="1.4748">
            <text:p>1,47480</text:p>
          </table:table-cell>
          <table:table-cell office:value-type="float" office:value="1.465">
            <text:p>1,46500</text:p>
          </table:table-cell>
          <table:table-cell office:value-type="float" office:value="1.4711">
            <text:p>1,47110</text:p>
          </table:table-cell>
          <table:table-cell table:formula="of:=([.E607]+[.D607]+[.C607])/3" office:value-type="float" office:value="1.4703">
            <text:p>1,47030</text:p>
          </table:table-cell>
          <table:table-cell table:formula="of:=[.C607]-[.D607]" office:value-type="float" office:value="0.00980000000000003">
            <text:p>0,00980</text:p>
          </table:table-cell>
          <table:table-cell office:value-type="float" office:value="0.0064417435330474">
            <text:p>0,00644</text:p>
          </table:table-cell>
          <table:table-cell office:value-type="float" office:value="1.46761671411765">
            <text:p>1,46762</text:p>
          </table:table-cell>
          <table:table-cell office:value-type="float" office:value="1.46760007654472">
            <text:p>1,46760</text:p>
          </table:table-cell>
        </table:table-row>
        <table:table-row table:style-name="ro2">
          <table:table-cell table:style-name="ce1" office:value-type="string">
            <text:p>2007.12.13</text:p>
          </table:table-cell>
          <table:table-cell office:value-type="float" office:value="1.471">
            <text:p>1,47100</text:p>
          </table:table-cell>
          <table:table-cell office:value-type="float" office:value="1.4736">
            <text:p>1,47360</text:p>
          </table:table-cell>
          <table:table-cell office:value-type="float" office:value="1.4577">
            <text:p>1,45770</text:p>
          </table:table-cell>
          <table:table-cell office:value-type="float" office:value="1.4618">
            <text:p>1,46180</text:p>
          </table:table-cell>
          <table:table-cell table:formula="of:=([.E608]+[.D608]+[.C608])/3" office:value-type="float" office:value="1.46436666666667">
            <text:p>1,46437</text:p>
          </table:table-cell>
          <table:table-cell table:formula="of:=[.C608]-[.D608]" office:value-type="float" office:value="0.0159">
            <text:p>0,01590</text:p>
          </table:table-cell>
          <table:table-cell office:value-type="float" office:value="0.00641990091900675">
            <text:p>0,00642</text:p>
          </table:table-cell>
          <table:table-cell office:value-type="float" office:value="1.4686205349159">
            <text:p>1,46862</text:p>
          </table:table-cell>
          <table:table-cell office:value-type="float" office:value="1.4685493461263">
            <text:p>1,46855</text:p>
          </table:table-cell>
        </table:table-row>
        <table:table-row table:style-name="ro2">
          <table:table-cell table:style-name="ce1" office:value-type="string">
            <text:p>2007.12.14</text:p>
          </table:table-cell>
          <table:table-cell office:value-type="float" office:value="1.4619">
            <text:p>1,46190</text:p>
          </table:table-cell>
          <table:table-cell office:value-type="float" office:value="1.4655">
            <text:p>1,46550</text:p>
          </table:table-cell>
          <table:table-cell office:value-type="float" office:value="1.441">
            <text:p>1,44100</text:p>
          </table:table-cell>
          <table:table-cell office:value-type="float" office:value="1.4429">
            <text:p>1,44290</text:p>
          </table:table-cell>
          <table:table-cell table:formula="of:=([.E609]+[.D609]+[.C609])/3" office:value-type="float" office:value="1.4498">
            <text:p>1,44980</text:p>
          </table:table-cell>
          <table:table-cell table:formula="of:=[.C609]-[.D609]" office:value-type="float" office:value="0.0245">
            <text:p>0,02450</text:p>
          </table:table-cell>
          <table:table-cell office:value-type="float" office:value="0.00646507481086941">
            <text:p>0,00647</text:p>
          </table:table-cell>
          <table:table-cell office:value-type="float" office:value="1.46732160308505">
            <text:p>1,46732</text:p>
          </table:table-cell>
          <table:table-cell office:value-type="float" office:value="1.46691688006458">
            <text:p>1,46692</text:p>
          </table:table-cell>
        </table:table-row>
        <table:table-row table:style-name="ro2">
          <table:table-cell table:style-name="ce1" office:value-type="string">
            <text:p>2007.12.17</text:p>
          </table:table-cell>
          <table:table-cell office:value-type="float" office:value="1.4404">
            <text:p>1,44040</text:p>
          </table:table-cell>
          <table:table-cell office:value-type="float" office:value="1.4453">
            <text:p>1,44530</text:p>
          </table:table-cell>
          <table:table-cell office:value-type="float" office:value="1.4331">
            <text:p>1,43310</text:p>
          </table:table-cell>
          <table:table-cell office:value-type="float" office:value="1.4412">
            <text:p>1,44120</text:p>
          </table:table-cell>
          <table:table-cell table:formula="of:=([.E610]+[.D610]+[.C610])/3" office:value-type="float" office:value="1.43986666666667">
            <text:p>1,43987</text:p>
          </table:table-cell>
          <table:table-cell table:formula="of:=[.C610]-[.D610]" office:value-type="float" office:value="0.0122">
            <text:p>0,01220</text:p>
          </table:table-cell>
          <table:table-cell office:value-type="float" office:value="0.00662272382305748">
            <text:p>0,00662</text:p>
          </table:table-cell>
          <table:table-cell office:value-type="float" office:value="1.46199802154131">
            <text:p>1,46200</text:p>
          </table:table-cell>
          <table:table-cell office:value-type="float" office:value="1.46036403162549">
            <text:p>1,46036</text:p>
          </table:table-cell>
        </table:table-row>
        <table:table-row table:style-name="ro2">
          <table:table-cell table:style-name="ce1" office:value-type="string">
            <text:p>2007.12.18</text:p>
          </table:table-cell>
          <table:table-cell office:value-type="float" office:value="1.441">
            <text:p>1,44100</text:p>
          </table:table-cell>
          <table:table-cell office:value-type="float" office:value="1.4434">
            <text:p>1,44340</text:p>
          </table:table-cell>
          <table:table-cell office:value-type="float" office:value="1.4366">
            <text:p>1,43660</text:p>
          </table:table-cell>
          <table:table-cell office:value-type="float" office:value="1.4408">
            <text:p>1,44080</text:p>
          </table:table-cell>
          <table:table-cell table:formula="of:=([.E611]+[.D611]+[.C611])/3" office:value-type="float" office:value="1.44026666666667">
            <text:p>1,44027</text:p>
          </table:table-cell>
          <table:table-cell table:formula="of:=[.C611]-[.D611]" office:value-type="float" office:value="0.00679999999999992">
            <text:p>0,00680</text:p>
          </table:table-cell>
          <table:table-cell office:value-type="float" office:value="0.00674744532864136">
            <text:p>0,00675</text:p>
          </table:table-cell>
          <table:table-cell office:value-type="float" office:value="1.45640676347637">
            <text:p>1,45641</text:p>
          </table:table-cell>
          <table:table-cell office:value-type="float" office:value="1.45482779762155">
            <text:p>1,45483</text:p>
          </table:table-cell>
        </table:table-row>
        <table:table-row table:style-name="ro2">
          <table:table-cell table:style-name="ce1" office:value-type="string">
            <text:p>2007.12.19</text:p>
          </table:table-cell>
          <table:table-cell office:value-type="float" office:value="1.4409">
            <text:p>1,44090</text:p>
          </table:table-cell>
          <table:table-cell office:value-type="float" office:value="1.4422">
            <text:p>1,44220</text:p>
          </table:table-cell>
          <table:table-cell office:value-type="float" office:value="1.4325">
            <text:p>1,43250</text:p>
          </table:table-cell>
          <table:table-cell office:value-type="float" office:value="1.4371">
            <text:p>1,43710</text:p>
          </table:table-cell>
          <table:table-cell table:formula="of:=([.E612]+[.D612]+[.C612])/3" office:value-type="float" office:value="1.43726666666667">
            <text:p>1,43727</text:p>
          </table:table-cell>
          <table:table-cell table:formula="of:=[.C612]-[.D612]" office:value-type="float" office:value="0.00970000000000004">
            <text:p>0,00970</text:p>
          </table:table-cell>
          <table:table-cell office:value-type="float" office:value="0.00686002432418031">
            <text:p>0,00686</text:p>
          </table:table-cell>
          <table:table-cell office:value-type="float" office:value="1.45215362663898">
            <text:p>1,45215</text:p>
          </table:table-cell>
          <table:table-cell office:value-type="float" office:value="1.45080415567203">
            <text:p>1,45080</text:p>
          </table:table-cell>
        </table:table-row>
        <table:table-row table:style-name="ro2">
          <table:table-cell table:style-name="ce1" office:value-type="string">
            <text:p>2007.12.20</text:p>
          </table:table-cell>
          <table:table-cell office:value-type="float" office:value="1.4374">
            <text:p>1,43740</text:p>
          </table:table-cell>
          <table:table-cell office:value-type="float" office:value="1.439">
            <text:p>1,43900</text:p>
          </table:table-cell>
          <table:table-cell office:value-type="float" office:value="1.4309">
            <text:p>1,43090</text:p>
          </table:table-cell>
          <table:table-cell office:value-type="float" office:value="1.4319">
            <text:p>1,43190</text:p>
          </table:table-cell>
          <table:table-cell table:formula="of:=([.E613]+[.D613]+[.C613])/3" office:value-type="float" office:value="1.43393333333333">
            <text:p>1,43393</text:p>
          </table:table-cell>
          <table:table-cell table:formula="of:=[.C613]-[.D613]" office:value-type="float" office:value="0.0081">
            <text:p>0,00810</text:p>
          </table:table-cell>
          <table:table-cell office:value-type="float" office:value="0.00700762802304699">
            <text:p>0,00701</text:p>
          </table:table-cell>
          <table:table-cell office:value-type="float" office:value="1.4472698762098">
            <text:p>1,44727</text:p>
          </table:table-cell>
          <table:table-cell office:value-type="float" office:value="1.44620046454401">
            <text:p>1,44620</text:p>
          </table:table-cell>
        </table:table-row>
        <table:table-row table:style-name="ro2">
          <table:table-cell table:style-name="ce1" office:value-type="string">
            <text:p>2007.12.21</text:p>
          </table:table-cell>
          <table:table-cell office:value-type="float" office:value="1.4318">
            <text:p>1,43180</text:p>
          </table:table-cell>
          <table:table-cell office:value-type="float" office:value="1.4409">
            <text:p>1,44090</text:p>
          </table:table-cell>
          <table:table-cell office:value-type="float" office:value="1.4318">
            <text:p>1,43180</text:p>
          </table:table-cell>
          <table:table-cell office:value-type="float" office:value="1.4381">
            <text:p>1,43810</text:p>
          </table:table-cell>
          <table:table-cell table:formula="of:=([.E614]+[.D614]+[.C614])/3" office:value-type="float" office:value="1.43693333333333">
            <text:p>1,43693</text:p>
          </table:table-cell>
          <table:table-cell table:formula="of:=[.C614]-[.D614]" office:value-type="float" office:value="0.00910000000000011">
            <text:p>0,00910</text:p>
          </table:table-cell>
          <table:table-cell office:value-type="float" office:value="0.00712788332048122">
            <text:p>0,00713</text:p>
          </table:table-cell>
          <table:table-cell office:value-type="float" office:value="1.44340439517448">
            <text:p>1,44340</text:p>
          </table:table-cell>
          <table:table-cell office:value-type="float" office:value="1.44163791593718">
            <text:p>1,44164</text:p>
          </table:table-cell>
        </table:table-row>
        <table:table-row table:style-name="ro2">
          <table:table-cell table:style-name="ce1" office:value-type="string">
            <text:p>2007.12.24</text:p>
          </table:table-cell>
          <table:table-cell office:value-type="float" office:value="1.4371">
            <text:p>1,43710</text:p>
          </table:table-cell>
          <table:table-cell office:value-type="float" office:value="1.4412">
            <text:p>1,44120</text:p>
          </table:table-cell>
          <table:table-cell office:value-type="float" office:value="1.437">
            <text:p>1,43700</text:p>
          </table:table-cell>
          <table:table-cell office:value-type="float" office:value="1.4406">
            <text:p>1,44060</text:p>
          </table:table-cell>
          <table:table-cell table:formula="of:=([.E615]+[.D615]+[.C615])/3" office:value-type="float" office:value="1.4396">
            <text:p>1,43960</text:p>
          </table:table-cell>
          <table:table-cell table:formula="of:=[.C615]-[.D615]" office:value-type="float" office:value="0.00419999999999998">
            <text:p>0,00420</text:p>
          </table:table-cell>
          <table:table-cell office:value-type="float" office:value="0.00716434012781681">
            <text:p>0,00716</text:p>
          </table:table-cell>
          <table:table-cell office:value-type="float" office:value="1.44181850734089">
            <text:p>1,44182</text:p>
          </table:table-cell>
          <table:table-cell office:value-type="float" office:value="1.44033081612923">
            <text:p>1,44033</text:p>
          </table:table-cell>
        </table:table-row>
        <table:table-row table:style-name="ro2">
          <table:table-cell table:style-name="ce1" office:value-type="string">
            <text:p>2007.12.26</text:p>
          </table:table-cell>
          <table:table-cell office:value-type="float" office:value="1.4439">
            <text:p>1,44390</text:p>
          </table:table-cell>
          <table:table-cell office:value-type="float" office:value="1.4502">
            <text:p>1,45020</text:p>
          </table:table-cell>
          <table:table-cell office:value-type="float" office:value="1.4427">
            <text:p>1,44270</text:p>
          </table:table-cell>
          <table:table-cell office:value-type="float" office:value="1.448">
            <text:p>1,44800</text:p>
          </table:table-cell>
          <table:table-cell table:formula="of:=([.E616]+[.D616]+[.C616])/3" office:value-type="float" office:value="1.44696666666667">
            <text:p>1,44697</text:p>
          </table:table-cell>
          <table:table-cell table:formula="of:=[.C616]-[.D616]" office:value-type="float" office:value="0.00750000000000006">
            <text:p>0,00750</text:p>
          </table:table-cell>
          <table:table-cell office:value-type="float" office:value="0.00715044148434667">
            <text:p>0,00715</text:p>
          </table:table-cell>
          <table:table-cell office:value-type="float" office:value="1.44133150535684">
            <text:p>1,44133</text:p>
          </table:table-cell>
          <table:table-cell office:value-type="float" office:value="1.44040289104019">
            <text:p>1,44040</text:p>
          </table:table-cell>
        </table:table-row>
        <table:table-row table:style-name="ro2">
          <table:table-cell table:style-name="ce1" office:value-type="string">
            <text:p>2007.12.27</text:p>
          </table:table-cell>
          <table:table-cell office:value-type="float" office:value="1.4481">
            <text:p>1,44810</text:p>
          </table:table-cell>
          <table:table-cell office:value-type="float" office:value="1.4636">
            <text:p>1,46360</text:p>
          </table:table-cell>
          <table:table-cell office:value-type="float" office:value="1.4466">
            <text:p>1,44660</text:p>
          </table:table-cell>
          <table:table-cell office:value-type="float" office:value="1.4609">
            <text:p>1,46090</text:p>
          </table:table-cell>
          <table:table-cell table:formula="of:=([.E617]+[.D617]+[.C617])/3" office:value-type="float" office:value="1.45703333333333">
            <text:p>1,45703</text:p>
          </table:table-cell>
          <table:table-cell table:formula="of:=[.C617]-[.D617]" office:value-type="float" office:value="0.0169999999999999">
            <text:p>0,01700</text:p>
          </table:table-cell>
          <table:table-cell office:value-type="float" office:value="0.00711189504029702">
            <text:p>0,00711</text:p>
          </table:table-cell>
          <table:table-cell office:value-type="float" office:value="1.44298367230468">
            <text:p>1,44298</text:p>
          </table:table-cell>
          <table:table-cell office:value-type="float" office:value="1.4425899775532">
            <text:p>1,44259</text:p>
          </table:table-cell>
        </table:table-row>
        <table:table-row table:style-name="ro2">
          <table:table-cell table:style-name="ce1" office:value-type="string">
            <text:p>2007.12.28</text:p>
          </table:table-cell>
          <table:table-cell office:value-type="float" office:value="1.4607">
            <text:p>1,46070</text:p>
          </table:table-cell>
          <table:table-cell office:value-type="float" office:value="1.4726">
            <text:p>1,47260</text:p>
          </table:table-cell>
          <table:table-cell office:value-type="float" office:value="1.4589">
            <text:p>1,45890</text:p>
          </table:table-cell>
          <table:table-cell office:value-type="float" office:value="1.4719">
            <text:p>1,47190</text:p>
          </table:table-cell>
          <table:table-cell table:formula="of:=([.E618]+[.D618]+[.C618])/3" office:value-type="float" office:value="1.4678">
            <text:p>1,46780</text:p>
          </table:table-cell>
          <table:table-cell table:formula="of:=[.C618]-[.D618]" office:value-type="float" office:value="0.0136999999999998">
            <text:p>0,01370</text:p>
          </table:table-cell>
          <table:table-cell office:value-type="float" office:value="0.00704938912824321">
            <text:p>0,00705</text:p>
          </table:table-cell>
          <table:table-cell office:value-type="float" office:value="1.44690957851154">
            <text:p>1,44691</text:p>
          </table:table-cell>
          <table:table-cell office:value-type="float" office:value="1.44775783722044">
            <text:p>1,44776</text:p>
          </table:table-cell>
        </table:table-row>
        <table:table-row table:style-name="ro2">
          <table:table-cell table:style-name="ce1" office:value-type="string">
            <text:p>2007.12.31</text:p>
          </table:table-cell>
          <table:table-cell office:value-type="float" office:value="1.4718">
            <text:p>1,47180</text:p>
          </table:table-cell>
          <table:table-cell office:value-type="float" office:value="1.4745">
            <text:p>1,47450</text:p>
          </table:table-cell>
          <table:table-cell office:value-type="float" office:value="1.4579">
            <text:p>1,45790</text:p>
          </table:table-cell>
          <table:table-cell office:value-type="float" office:value="1.4599">
            <text:p>1,45990</text:p>
          </table:table-cell>
          <table:table-cell table:formula="of:=([.E619]+[.D619]+[.C619])/3" office:value-type="float" office:value="1.4641">
            <text:p>1,46410</text:p>
          </table:table-cell>
          <table:table-cell table:formula="of:=[.C619]-[.D619]" office:value-type="float" office:value="0.0165999999999999">
            <text:p>0,01660</text:p>
          </table:table-cell>
          <table:table-cell office:value-type="float" office:value="0.00692734472522491">
            <text:p>0,00693</text:p>
          </table:table-cell>
          <table:table-cell office:value-type="float" office:value="1.45309650629511">
            <text:p>1,45310</text:p>
          </table:table-cell>
          <table:table-cell office:value-type="float" office:value="1.45495299347581">
            <text:p>1,45495</text:p>
          </table:table-cell>
        </table:table-row>
        <table:table-row table:style-name="ro2">
          <table:table-cell table:style-name="ce1" office:value-type="string">
            <text:p>2008.01.02</text:p>
          </table:table-cell>
          <table:table-cell office:value-type="float" office:value="1.4661">
            <text:p>1,46610</text:p>
          </table:table-cell>
          <table:table-cell office:value-type="float" office:value="1.4748">
            <text:p>1,47480</text:p>
          </table:table-cell>
          <table:table-cell office:value-type="float" office:value="1.4643">
            <text:p>1,46430</text:p>
          </table:table-cell>
          <table:table-cell office:value-type="float" office:value="1.4721">
            <text:p>1,47210</text:p>
          </table:table-cell>
          <table:table-cell table:formula="of:=([.E620]+[.D620]+[.C620])/3" office:value-type="float" office:value="1.4704">
            <text:p>1,47040</text:p>
          </table:table-cell>
          <table:table-cell table:formula="of:=[.C620]-[.D620]" office:value-type="float" office:value="0.0105">
            <text:p>0,01050</text:p>
          </table:table-cell>
          <table:table-cell office:value-type="float" office:value="0.00689686659538681">
            <text:p>0,00690</text:p>
          </table:table-cell>
          <table:table-cell office:value-type="float" office:value="1.45599773298832">
            <text:p>1,45600</text:p>
          </table:table-cell>
          <table:table-cell office:value-type="float" office:value="1.4567754762517">
            <text:p>1,45678</text:p>
          </table:table-cell>
        </table:table-row>
        <table:table-row table:style-name="ro2">
          <table:table-cell table:style-name="ce1" office:value-type="string">
            <text:p>2008.01.03</text:p>
          </table:table-cell>
          <table:table-cell office:value-type="float" office:value="1.4724">
            <text:p>1,47240</text:p>
          </table:table-cell>
          <table:table-cell office:value-type="float" office:value="1.478">
            <text:p>1,47800</text:p>
          </table:table-cell>
          <table:table-cell office:value-type="float" office:value="1.4686">
            <text:p>1,46860</text:p>
          </table:table-cell>
          <table:table-cell office:value-type="float" office:value="1.4742">
            <text:p>1,47420</text:p>
          </table:table-cell>
          <table:table-cell table:formula="of:=([.E621]+[.D621]+[.C621])/3" office:value-type="float" office:value="1.4736">
            <text:p>1,47360</text:p>
          </table:table-cell>
          <table:table-cell table:formula="of:=[.C621]-[.D621]" office:value-type="float" office:value="0.00940000000000008">
            <text:p>0,00940</text:p>
          </table:table-cell>
          <table:table-cell office:value-type="float" office:value="0.00676823877291277">
            <text:p>0,00677</text:p>
          </table:table-cell>
          <table:table-cell office:value-type="float" office:value="1.46066882091343">
            <text:p>1,46067</text:p>
          </table:table-cell>
          <table:table-cell office:value-type="float" office:value="1.46160116563419">
            <text:p>1,46160</text:p>
          </table:table-cell>
        </table:table-row>
        <table:table-row table:style-name="ro2">
          <table:table-cell table:style-name="ce1" office:value-type="string">
            <text:p>2008.01.04</text:p>
          </table:table-cell>
          <table:table-cell office:value-type="float" office:value="1.4743">
            <text:p>1,47430</text:p>
          </table:table-cell>
          <table:table-cell office:value-type="float" office:value="1.4823">
            <text:p>1,48230</text:p>
          </table:table-cell>
          <table:table-cell office:value-type="float" office:value="1.4695">
            <text:p>1,46950</text:p>
          </table:table-cell>
          <table:table-cell office:value-type="float" office:value="1.474">
            <text:p>1,47400</text:p>
          </table:table-cell>
          <table:table-cell table:formula="of:=([.E622]+[.D622]+[.C622])/3" office:value-type="float" office:value="1.47526666666667">
            <text:p>1,47527</text:p>
          </table:table-cell>
          <table:table-cell table:formula="of:=[.C622]-[.D622]" office:value-type="float" office:value="0.0127999999999999">
            <text:p>0,01280</text:p>
          </table:table-cell>
          <table:table-cell office:value-type="float" office:value="0.00668856575285737">
            <text:p>0,00669</text:p>
          </table:table-cell>
          <table:table-cell office:value-type="float" office:value="1.46465061855553">
            <text:p>1,46465</text:p>
          </table:table-cell>
          <table:table-cell office:value-type="float" office:value="1.46580979897691">
            <text:p>1,46581</text:p>
          </table:table-cell>
        </table:table-row>
        <table:table-row table:style-name="ro2">
          <table:table-cell table:style-name="ce1" office:value-type="string">
            <text:p>2008.01.07</text:p>
          </table:table-cell>
          <table:table-cell office:value-type="float" office:value="1.4746">
            <text:p>1,47460</text:p>
          </table:table-cell>
          <table:table-cell office:value-type="float" office:value="1.4749">
            <text:p>1,47490</text:p>
          </table:table-cell>
          <table:table-cell office:value-type="float" office:value="1.4656">
            <text:p>1,46560</text:p>
          </table:table-cell>
          <table:table-cell office:value-type="float" office:value="1.4685">
            <text:p>1,46850</text:p>
          </table:table-cell>
          <table:table-cell table:formula="of:=([.E623]+[.D623]+[.C623])/3" office:value-type="float" office:value="1.46966666666667">
            <text:p>1,46967</text:p>
          </table:table-cell>
          <table:table-cell table:formula="of:=[.C623]-[.D623]" office:value-type="float" office:value="0.00930000000000009">
            <text:p>0,00930</text:p>
          </table:table-cell>
          <table:table-cell office:value-type="float" office:value="0.00665221546497638">
            <text:p>0,00665</text:p>
          </table:table-cell>
          <table:table-cell office:value-type="float" office:value="1.46720597964711">
            <text:p>1,46721</text:p>
          </table:table-cell>
          <table:table-cell office:value-type="float" office:value="1.46831903718979">
            <text:p>1,46832</text:p>
          </table:table-cell>
        </table:table-row>
        <table:table-row table:style-name="ro2">
          <table:table-cell table:style-name="ce1" office:value-type="string">
            <text:p>2008.01.08</text:p>
          </table:table-cell>
          <table:table-cell office:value-type="float" office:value="1.4684">
            <text:p>1,46840</text:p>
          </table:table-cell>
          <table:table-cell office:value-type="float" office:value="1.4741">
            <text:p>1,47410</text:p>
          </table:table-cell>
          <table:table-cell office:value-type="float" office:value="1.4677">
            <text:p>1,46770</text:p>
          </table:table-cell>
          <table:table-cell office:value-type="float" office:value="1.4707">
            <text:p>1,47070</text:p>
          </table:table-cell>
          <table:table-cell table:formula="of:=([.E624]+[.D624]+[.C624])/3" office:value-type="float" office:value="1.47083333333333">
            <text:p>1,47083</text:p>
          </table:table-cell>
          <table:table-cell table:formula="of:=[.C624]-[.D624]" office:value-type="float" office:value="0.00639999999999996">
            <text:p>0,00640</text:p>
          </table:table-cell>
          <table:table-cell office:value-type="float" office:value="0.00666294282496558">
            <text:p>0,00666</text:p>
          </table:table-cell>
          <table:table-cell office:value-type="float" office:value="1.46782545362124">
            <text:p>1,46783</text:p>
          </table:table-cell>
          <table:table-cell office:value-type="float" office:value="1.46827681624893">
            <text:p>1,46828</text:p>
          </table:table-cell>
        </table:table-row>
        <table:table-row table:style-name="ro2">
          <table:table-cell table:style-name="ce1" office:value-type="string">
            <text:p>2008.01.09</text:p>
          </table:table-cell>
          <table:table-cell office:value-type="float" office:value="1.4708">
            <text:p>1,47080</text:p>
          </table:table-cell>
          <table:table-cell office:value-type="float" office:value="1.4741">
            <text:p>1,47410</text:p>
          </table:table-cell>
          <table:table-cell office:value-type="float" office:value="1.4638">
            <text:p>1,46380</text:p>
          </table:table-cell>
          <table:table-cell office:value-type="float" office:value="1.4658">
            <text:p>1,46580</text:p>
          </table:table-cell>
          <table:table-cell table:formula="of:=([.E625]+[.D625]+[.C625])/3" office:value-type="float" office:value="1.4679">
            <text:p>1,46790</text:p>
          </table:table-cell>
          <table:table-cell table:formula="of:=[.C625]-[.D625]" office:value-type="float" office:value="0.0103">
            <text:p>0,01030</text:p>
          </table:table-cell>
          <table:table-cell office:value-type="float" office:value="0.00663218113509804">
            <text:p>0,00663</text:p>
          </table:table-cell>
          <table:table-cell office:value-type="float" office:value="1.46893026503073">
            <text:p>1,46893</text:p>
          </table:table-cell>
          <table:table-cell office:value-type="float" office:value="1.46918957730061">
            <text:p>1,46919</text:p>
          </table:table-cell>
        </table:table-row>
        <table:table-row table:style-name="ro2">
          <table:table-cell table:style-name="ce1" office:value-type="string">
            <text:p>2008.01.10</text:p>
          </table:table-cell>
          <table:table-cell office:value-type="float" office:value="1.4659">
            <text:p>1,46590</text:p>
          </table:table-cell>
          <table:table-cell office:value-type="float" office:value="1.4812">
            <text:p>1,48120</text:p>
          </table:table-cell>
          <table:table-cell office:value-type="float" office:value="1.464">
            <text:p>1,46400</text:p>
          </table:table-cell>
          <table:table-cell office:value-type="float" office:value="1.4807">
            <text:p>1,48070</text:p>
          </table:table-cell>
          <table:table-cell table:formula="of:=([.E626]+[.D626]+[.C626])/3" office:value-type="float" office:value="1.4753">
            <text:p>1,47530</text:p>
          </table:table-cell>
          <table:table-cell table:formula="of:=[.C626]-[.D626]" office:value-type="float" office:value="0.0172000000000001">
            <text:p>0,01720</text:p>
          </table:table-cell>
          <table:table-cell office:value-type="float" office:value="0.0066711137681581">
            <text:p>0,00667</text:p>
          </table:table-cell>
          <table:table-cell office:value-type="float" office:value="1.46828142903754">
            <text:p>1,46828</text:p>
          </table:table-cell>
          <table:table-cell office:value-type="float" office:value="1.46817441815665">
            <text:p>1,46817</text:p>
          </table:table-cell>
        </table:table-row>
        <table:table-row table:style-name="ro2">
          <table:table-cell table:style-name="ce1" office:value-type="string">
            <text:p>2008.01.11</text:p>
          </table:table-cell>
          <table:table-cell office:value-type="float" office:value="1.4808">
            <text:p>1,48080</text:p>
          </table:table-cell>
          <table:table-cell office:value-type="float" office:value="1.4819">
            <text:p>1,48190</text:p>
          </table:table-cell>
          <table:table-cell office:value-type="float" office:value="1.476">
            <text:p>1,47600</text:p>
          </table:table-cell>
          <table:table-cell office:value-type="float" office:value="1.4776">
            <text:p>1,47760</text:p>
          </table:table-cell>
          <table:table-cell table:formula="of:=([.E627]+[.D627]+[.C627])/3" office:value-type="float" office:value="1.4785">
            <text:p>1,47850</text:p>
          </table:table-cell>
          <table:table-cell table:formula="of:=[.C627]-[.D627]" office:value-type="float" office:value="0.00590000000000002">
            <text:p>0,00590</text:p>
          </table:table-cell>
          <table:table-cell office:value-type="float" office:value="0.00667339859631776">
            <text:p>0,00667</text:p>
          </table:table-cell>
          <table:table-cell office:value-type="float" office:value="1.47025228312614">
            <text:p>1,47025</text:p>
          </table:table-cell>
          <table:table-cell office:value-type="float" office:value="1.47154083941435">
            <text:p>1,47154</text:p>
          </table:table-cell>
        </table:table-row>
        <table:table-row table:style-name="ro2">
          <table:table-cell table:style-name="ce1" office:value-type="string">
            <text:p>2008.01.14</text:p>
          </table:table-cell>
          <table:table-cell office:value-type="float" office:value="1.4807">
            <text:p>1,48070</text:p>
          </table:table-cell>
          <table:table-cell office:value-type="float" office:value="1.4914">
            <text:p>1,49140</text:p>
          </table:table-cell>
          <table:table-cell office:value-type="float" office:value="1.4796">
            <text:p>1,47960</text:p>
          </table:table-cell>
          <table:table-cell office:value-type="float" office:value="1.4862">
            <text:p>1,48620</text:p>
          </table:table-cell>
          <table:table-cell table:formula="of:=([.E628]+[.D628]+[.C628])/3" office:value-type="float" office:value="1.48573333333333">
            <text:p>1,48573</text:p>
          </table:table-cell>
          <table:table-cell table:formula="of:=[.C628]-[.D628]" office:value-type="float" office:value="0.0118">
            <text:p>0,01180</text:p>
          </table:table-cell>
          <table:table-cell office:value-type="float" office:value="0.00666883274364302">
            <text:p>0,00667</text:p>
          </table:table-cell>
          <table:table-cell office:value-type="float" office:value="1.47246095594134">
            <text:p>1,47246</text:p>
          </table:table-cell>
          <table:table-cell office:value-type="float" office:value="1.47308905460565">
            <text:p>1,47309</text:p>
          </table:table-cell>
        </table:table-row>
        <table:table-row table:style-name="ro2">
          <table:table-cell table:style-name="ce1" office:value-type="string">
            <text:p>2008.01.15</text:p>
          </table:table-cell>
          <table:table-cell office:value-type="float" office:value="1.4864">
            <text:p>1,48640</text:p>
          </table:table-cell>
          <table:table-cell office:value-type="float" office:value="1.4921">
            <text:p>1,49210</text:p>
          </table:table-cell>
          <table:table-cell office:value-type="float" office:value="1.4775">
            <text:p>1,47750</text:p>
          </table:table-cell>
          <table:table-cell office:value-type="float" office:value="1.4776">
            <text:p>1,47760</text:p>
          </table:table-cell>
          <table:table-cell table:formula="of:=([.E629]+[.D629]+[.C629])/3" office:value-type="float" office:value="1.4824">
            <text:p>1,48240</text:p>
          </table:table-cell>
          <table:table-cell table:formula="of:=[.C629]-[.D629]" office:value-type="float" office:value="0.0145999999999999">
            <text:p>0,01460</text:p>
          </table:table-cell>
          <table:table-cell office:value-type="float" office:value="0.00661701665691792">
            <text:p>0,00662</text:p>
          </table:table-cell>
          <table:table-cell office:value-type="float" office:value="1.47611045356677">
            <text:p>1,47611</text:p>
          </table:table-cell>
          <table:table-cell office:value-type="float" office:value="1.4767886979394">
            <text:p>1,47679</text:p>
          </table:table-cell>
        </table:table-row>
        <table:table-row table:style-name="ro2">
          <table:table-cell table:style-name="ce1" office:value-type="string">
            <text:p>2008.01.16</text:p>
          </table:table-cell>
          <table:table-cell office:value-type="float" office:value="1.4777">
            <text:p>1,47770</text:p>
          </table:table-cell>
          <table:table-cell office:value-type="float" office:value="1.4858">
            <text:p>1,48580</text:p>
          </table:table-cell>
          <table:table-cell office:value-type="float" office:value="1.4593">
            <text:p>1,45930</text:p>
          </table:table-cell>
          <table:table-cell office:value-type="float" office:value="1.4652">
            <text:p>1,46520</text:p>
          </table:table-cell>
          <table:table-cell table:formula="of:=([.E630]+[.D630]+[.C630])/3" office:value-type="float" office:value="1.4701">
            <text:p>1,47010</text:p>
          </table:table-cell>
          <table:table-cell table:formula="of:=[.C630]-[.D630]" office:value-type="float" office:value="0.0265">
            <text:p>0,02650</text:p>
          </table:table-cell>
          <table:table-cell office:value-type="float" office:value="0.00662395845129862">
            <text:p>0,00662</text:p>
          </table:table-cell>
          <table:table-cell office:value-type="float" office:value="1.47750049311148">
            <text:p>1,47750</text:p>
          </table:table-cell>
          <table:table-cell office:value-type="float" office:value="1.47702807830109">
            <text:p>1,47703</text:p>
          </table:table-cell>
        </table:table-row>
        <table:table-row table:style-name="ro2">
          <table:table-cell table:style-name="ce1" office:value-type="string">
            <text:p>2008.01.17</text:p>
          </table:table-cell>
          <table:table-cell office:value-type="float" office:value="1.465">
            <text:p>1,46500</text:p>
          </table:table-cell>
          <table:table-cell office:value-type="float" office:value="1.4714">
            <text:p>1,47140</text:p>
          </table:table-cell>
          <table:table-cell office:value-type="float" office:value="1.4589">
            <text:p>1,45890</text:p>
          </table:table-cell>
          <table:table-cell office:value-type="float" office:value="1.4642">
            <text:p>1,46420</text:p>
          </table:table-cell>
          <table:table-cell table:formula="of:=([.E631]+[.D631]+[.C631])/3" office:value-type="float" office:value="1.46483333333333">
            <text:p>1,46483</text:p>
          </table:table-cell>
          <table:table-cell table:formula="of:=[.C631]-[.D631]" office:value-type="float" office:value="0.0125">
            <text:p>0,01250</text:p>
          </table:table-cell>
          <table:table-cell office:value-type="float" office:value="0.00671665485016572">
            <text:p>0,00672</text:p>
          </table:table-cell>
          <table:table-cell office:value-type="float" office:value="1.47532524206203">
            <text:p>1,47533</text:p>
          </table:table-cell>
          <table:table-cell office:value-type="float" office:value="1.47416635109816">
            <text:p>1,47417</text:p>
          </table:table-cell>
        </table:table-row>
        <table:table-row table:style-name="ro2">
          <table:table-cell table:style-name="ce1" office:value-type="string">
            <text:p>2008.01.18</text:p>
          </table:table-cell>
          <table:table-cell office:value-type="float" office:value="1.4639">
            <text:p>1,46390</text:p>
          </table:table-cell>
          <table:table-cell office:value-type="float" office:value="1.4694">
            <text:p>1,46940</text:p>
          </table:table-cell>
          <table:table-cell office:value-type="float" office:value="1.4602">
            <text:p>1,46020</text:p>
          </table:table-cell>
          <table:table-cell office:value-type="float" office:value="1.462">
            <text:p>1,46200</text:p>
          </table:table-cell>
          <table:table-cell table:formula="of:=([.E632]+[.D632]+[.C632])/3" office:value-type="float" office:value="1.46386666666667">
            <text:p>1,46387</text:p>
          </table:table-cell>
          <table:table-cell table:formula="of:=[.C632]-[.D632]" office:value-type="float" office:value="0.0092000000000001">
            <text:p>0,00920</text:p>
          </table:table-cell>
          <table:table-cell office:value-type="float" office:value="0.00677489072198423">
            <text:p>0,00677</text:p>
          </table:table-cell>
          <table:table-cell office:value-type="float" office:value="1.47285470995316">
            <text:p>1,47285</text:p>
          </table:table-cell>
          <table:table-cell office:value-type="float" office:value="1.47143059487312">
            <text:p>1,47143</text:p>
          </table:table-cell>
        </table:table-row>
        <table:table-row table:style-name="ro2">
          <table:table-cell table:style-name="ce1" office:value-type="string">
            <text:p>2008.01.21</text:p>
          </table:table-cell>
          <table:table-cell office:value-type="float" office:value="1.4596">
            <text:p>1,45960</text:p>
          </table:table-cell>
          <table:table-cell office:value-type="float" office:value="1.4601">
            <text:p>1,46010</text:p>
          </table:table-cell>
          <table:table-cell office:value-type="float" office:value="1.4421">
            <text:p>1,44210</text:p>
          </table:table-cell>
          <table:table-cell office:value-type="float" office:value="1.443">
            <text:p>1,44300</text:p>
          </table:table-cell>
          <table:table-cell table:formula="of:=([.E633]+[.D633]+[.C633])/3" office:value-type="float" office:value="1.4484">
            <text:p>1,44840</text:p>
          </table:table-cell>
          <table:table-cell table:formula="of:=[.C633]-[.D633]" office:value-type="float" office:value="0.018">
            <text:p>0,01800</text:p>
          </table:table-cell>
          <table:table-cell office:value-type="float" office:value="0.0068560135675913">
            <text:p>0,00686</text:p>
          </table:table-cell>
          <table:table-cell office:value-type="float" office:value="1.47051447356525">
            <text:p>1,47051</text:p>
          </table:table-cell>
          <table:table-cell office:value-type="float" office:value="1.46895446479386">
            <text:p>1,46895</text:p>
          </table:table-cell>
        </table:table-row>
        <table:table-row table:style-name="ro2">
          <table:table-cell table:style-name="ce1" office:value-type="string">
            <text:p>2008.01.22</text:p>
          </table:table-cell>
          <table:table-cell office:value-type="float" office:value="1.4429">
            <text:p>1,44290</text:p>
          </table:table-cell>
          <table:table-cell office:value-type="float" office:value="1.4683">
            <text:p>1,46830</text:p>
          </table:table-cell>
          <table:table-cell office:value-type="float" office:value="1.4365">
            <text:p>1,43650</text:p>
          </table:table-cell>
          <table:table-cell office:value-type="float" office:value="1.4669">
            <text:p>1,46690</text:p>
          </table:table-cell>
          <table:table-cell table:formula="of:=([.E634]+[.D634]+[.C634])/3" office:value-type="float" office:value="1.45723333333333">
            <text:p>1,45723</text:p>
          </table:table-cell>
          <table:table-cell table:formula="of:=[.C634]-[.D634]" office:value-type="float" office:value="0.0318">
            <text:p>0,03180</text:p>
          </table:table-cell>
          <table:table-cell office:value-type="float" office:value="0.0070816229253311">
            <text:p>0,00708</text:p>
          </table:table-cell>
          <table:table-cell office:value-type="float" office:value="1.46319009532261">
            <text:p>1,46319</text:p>
          </table:table-cell>
          <table:table-cell office:value-type="float" office:value="1.46086140890531">
            <text:p>1,46086</text:p>
          </table:table-cell>
        </table:table-row>
        <table:table-row table:style-name="ro2">
          <table:table-cell table:style-name="ce1" office:value-type="string">
            <text:p>2008.01.23</text:p>
          </table:table-cell>
          <table:table-cell office:value-type="float" office:value="1.4668">
            <text:p>1,46680</text:p>
          </table:table-cell>
          <table:table-cell office:value-type="float" office:value="1.4669">
            <text:p>1,46690</text:p>
          </table:table-cell>
          <table:table-cell office:value-type="float" office:value="1.451">
            <text:p>1,45100</text:p>
          </table:table-cell>
          <table:table-cell office:value-type="float" office:value="1.4631">
            <text:p>1,46310</text:p>
          </table:table-cell>
          <table:table-cell table:formula="of:=([.E635]+[.D635]+[.C635])/3" office:value-type="float" office:value="1.46033333333333">
            <text:p>1,46033</text:p>
          </table:table-cell>
          <table:table-cell table:formula="of:=[.C635]-[.D635]" office:value-type="float" office:value="0.0159">
            <text:p>0,01590</text:p>
          </table:table-cell>
          <table:table-cell office:value-type="float" office:value="0.00721331712170851">
            <text:p>0,00721</text:p>
          </table:table-cell>
          <table:table-cell office:value-type="float" office:value="1.46191451314577">
            <text:p>1,46191</text:p>
          </table:table-cell>
          <table:table-cell office:value-type="float" office:value="1.46206852671154">
            <text:p>1,46207</text:p>
          </table:table-cell>
        </table:table-row>
        <table:table-row table:style-name="ro2">
          <table:table-cell table:style-name="ce1" office:value-type="string">
            <text:p>2008.01.24</text:p>
          </table:table-cell>
          <table:table-cell office:value-type="float" office:value="1.463">
            <text:p>1,46300</text:p>
          </table:table-cell>
          <table:table-cell office:value-type="float" office:value="1.4778">
            <text:p>1,47780</text:p>
          </table:table-cell>
          <table:table-cell office:value-type="float" office:value="1.459">
            <text:p>1,45900</text:p>
          </table:table-cell>
          <table:table-cell office:value-type="float" office:value="1.4756">
            <text:p>1,47560</text:p>
          </table:table-cell>
          <table:table-cell table:formula="of:=([.E636]+[.D636]+[.C636])/3" office:value-type="float" office:value="1.4708">
            <text:p>1,47080</text:p>
          </table:table-cell>
          <table:table-cell table:formula="of:=[.C636]-[.D636]" office:value-type="float" office:value="0.0187999999999999">
            <text:p>0,01880</text:p>
          </table:table-cell>
          <table:table-cell office:value-type="float" office:value="0.00730693580460967">
            <text:p>0,00731</text:p>
          </table:table-cell>
          <table:table-cell office:value-type="float" office:value="1.4615412413789">
            <text:p>1,46154</text:p>
          </table:table-cell>
          <table:table-cell office:value-type="float" office:value="1.46212042575021">
            <text:p>1,46212</text:p>
          </table:table-cell>
        </table:table-row>
        <table:table-row table:style-name="ro2">
          <table:table-cell table:style-name="ce1" office:value-type="string">
            <text:p>2008.01.25</text:p>
          </table:table-cell>
          <table:table-cell office:value-type="float" office:value="1.4757">
            <text:p>1,47570</text:p>
          </table:table-cell>
          <table:table-cell office:value-type="float" office:value="1.4777">
            <text:p>1,47770</text:p>
          </table:table-cell>
          <table:table-cell office:value-type="float" office:value="1.466">
            <text:p>1,46600</text:p>
          </table:table-cell>
          <table:table-cell office:value-type="float" office:value="1.4681">
            <text:p>1,46810</text:p>
          </table:table-cell>
          <table:table-cell table:formula="of:=([.E637]+[.D637]+[.C637])/3" office:value-type="float" office:value="1.4706">
            <text:p>1,47060</text:p>
          </table:table-cell>
          <table:table-cell table:formula="of:=[.C637]-[.D637]" office:value-type="float" office:value="0.0117">
            <text:p>0,01170</text:p>
          </table:table-cell>
          <table:table-cell office:value-type="float" office:value="0.00731090143498436">
            <text:p>0,00731</text:p>
          </table:table-cell>
          <table:table-cell office:value-type="float" office:value="1.46411661737261">
            <text:p>1,46412</text:p>
          </table:table-cell>
          <table:table-cell office:value-type="float" office:value="1.46565129544579">
            <text:p>1,46565</text:p>
          </table:table-cell>
        </table:table-row>
        <table:table-row table:style-name="ro2">
          <table:table-cell table:style-name="ce1" office:value-type="string">
            <text:p>2008.01.28</text:p>
          </table:table-cell>
          <table:table-cell office:value-type="float" office:value="1.4689">
            <text:p>1,46890</text:p>
          </table:table-cell>
          <table:table-cell office:value-type="float" office:value="1.4798">
            <text:p>1,47980</text:p>
          </table:table-cell>
          <table:table-cell office:value-type="float" office:value="1.4661">
            <text:p>1,46610</text:p>
          </table:table-cell>
          <table:table-cell office:value-type="float" office:value="1.4788">
            <text:p>1,47880</text:p>
          </table:table-cell>
          <table:table-cell table:formula="of:=([.E638]+[.D638]+[.C638])/3" office:value-type="float" office:value="1.4749">
            <text:p>1,47490</text:p>
          </table:table-cell>
          <table:table-cell table:formula="of:=[.C638]-[.D638]" office:value-type="float" office:value="0.0137">
            <text:p>0,01370</text:p>
          </table:table-cell>
          <table:table-cell office:value-type="float" office:value="0.0073171013130017">
            <text:p>0,00732</text:p>
          </table:table-cell>
          <table:table-cell office:value-type="float" office:value="1.46572523329218">
            <text:p>1,46573</text:p>
          </table:table-cell>
          <table:table-cell office:value-type="float" office:value="1.46598589190261">
            <text:p>1,46599</text:p>
          </table:table-cell>
        </table:table-row>
        <table:table-row table:style-name="ro2">
          <table:table-cell table:style-name="ce1" office:value-type="string">
            <text:p>2008.01.29</text:p>
          </table:table-cell>
          <table:table-cell office:value-type="float" office:value="1.4787">
            <text:p>1,47870</text:p>
          </table:table-cell>
          <table:table-cell office:value-type="float" office:value="1.4793">
            <text:p>1,47930</text:p>
          </table:table-cell>
          <table:table-cell office:value-type="float" office:value="1.4737">
            <text:p>1,47370</text:p>
          </table:table-cell>
          <table:table-cell office:value-type="float" office:value="1.4767">
            <text:p>1,47670</text:p>
          </table:table-cell>
          <table:table-cell table:formula="of:=([.E639]+[.D639]+[.C639])/3" office:value-type="float" office:value="1.47656666666667">
            <text:p>1,47657</text:p>
          </table:table-cell>
          <table:table-cell table:formula="of:=[.C639]-[.D639]" office:value-type="float" office:value="0.00560000000000005">
            <text:p>0,00560</text:p>
          </table:table-cell>
          <table:table-cell office:value-type="float" office:value="0.00721413020651535">
            <text:p>0,00721</text:p>
          </table:table-cell>
          <table:table-cell office:value-type="float" office:value="1.46900755308552">
            <text:p>1,46901</text:p>
          </table:table-cell>
          <table:table-cell office:value-type="float" office:value="1.47027774144936">
            <text:p>1,47028</text:p>
          </table:table-cell>
        </table:table-row>
        <table:table-row table:style-name="ro2">
          <table:table-cell table:style-name="ce1" office:value-type="string">
            <text:p>2008.01.30</text:p>
          </table:table-cell>
          <table:table-cell office:value-type="float" office:value="1.4768">
            <text:p>1,47680</text:p>
          </table:table-cell>
          <table:table-cell office:value-type="float" office:value="1.4906">
            <text:p>1,49060</text:p>
          </table:table-cell>
          <table:table-cell office:value-type="float" office:value="1.4754">
            <text:p>1,47540</text:p>
          </table:table-cell>
          <table:table-cell office:value-type="float" office:value="1.4854">
            <text:p>1,48540</text:p>
          </table:table-cell>
          <table:table-cell table:formula="of:=([.E640]+[.D640]+[.C640])/3" office:value-type="float" office:value="1.4838">
            <text:p>1,48380</text:p>
          </table:table-cell>
          <table:table-cell table:formula="of:=[.C640]-[.D640]" office:value-type="float" office:value="0.0152000000000001">
            <text:p>0,01520</text:p>
          </table:table-cell>
          <table:table-cell office:value-type="float" office:value="0.00714155036405909">
            <text:p>0,00714</text:p>
          </table:table-cell>
          <table:table-cell office:value-type="float" office:value="1.47121752740092">
            <text:p>1,47122</text:p>
          </table:table-cell>
          <table:table-cell office:value-type="float" office:value="1.47231731295061">
            <text:p>1,47232</text:p>
          </table:table-cell>
        </table:table-row>
        <table:table-row table:style-name="ro2">
          <table:table-cell table:style-name="ce1" office:value-type="string">
            <text:p>2008.01.31</text:p>
          </table:table-cell>
          <table:table-cell office:value-type="float" office:value="1.4858">
            <text:p>1,48580</text:p>
          </table:table-cell>
          <table:table-cell office:value-type="float" office:value="1.4913">
            <text:p>1,49130</text:p>
          </table:table-cell>
          <table:table-cell office:value-type="float" office:value="1.4801">
            <text:p>1,48010</text:p>
          </table:table-cell>
          <table:table-cell office:value-type="float" office:value="1.4848">
            <text:p>1,48480</text:p>
          </table:table-cell>
          <table:table-cell table:formula="of:=([.E641]+[.D641]+[.C641])/3" office:value-type="float" office:value="1.4854">
            <text:p>1,48540</text:p>
          </table:table-cell>
          <table:table-cell table:formula="of:=[.C641]-[.D641]" office:value-type="float" office:value="0.0112000000000001">
            <text:p>0,01120</text:p>
          </table:table-cell>
          <table:table-cell office:value-type="float" office:value="0.00707503735189839">
            <text:p>0,00708</text:p>
          </table:table-cell>
          <table:table-cell office:value-type="float" office:value="1.47482108872827">
            <text:p>1,47482</text:p>
          </table:table-cell>
          <table:table-cell office:value-type="float" office:value="1.47651304247647">
            <text:p>1,47651</text:p>
          </table:table-cell>
        </table:table-row>
        <table:table-row table:style-name="ro2">
          <table:table-cell table:style-name="ce1" office:value-type="string">
            <text:p>2008.02.01</text:p>
          </table:table-cell>
          <table:table-cell office:value-type="float" office:value="1.4849">
            <text:p>1,48490</text:p>
          </table:table-cell>
          <table:table-cell office:value-type="float" office:value="1.4951">
            <text:p>1,49510</text:p>
          </table:table-cell>
          <table:table-cell office:value-type="float" office:value="1.4786">
            <text:p>1,47860</text:p>
          </table:table-cell>
          <table:table-cell office:value-type="float" office:value="1.4801">
            <text:p>1,48010</text:p>
          </table:table-cell>
          <table:table-cell table:formula="of:=([.E642]+[.D642]+[.C642])/3" office:value-type="float" office:value="1.4846">
            <text:p>1,48460</text:p>
          </table:table-cell>
          <table:table-cell table:formula="of:=[.C642]-[.D642]" office:value-type="float" office:value="0.0165">
            <text:p>0,01650</text:p>
          </table:table-cell>
          <table:table-cell office:value-type="float" office:value="0.00703823149819623">
            <text:p>0,00704</text:p>
          </table:table-cell>
          <table:table-cell office:value-type="float" office:value="1.47758664341546">
            <text:p>1,47759</text:p>
          </table:table-cell>
          <table:table-cell office:value-type="float" office:value="1.47880353562695">
            <text:p>1,47880</text:p>
          </table:table-cell>
        </table:table-row>
        <table:table-row table:style-name="ro2">
          <table:table-cell table:style-name="ce1" office:value-type="string">
            <text:p>2008.02.04</text:p>
          </table:table-cell>
          <table:table-cell office:value-type="float" office:value="1.4797">
            <text:p>1,47970</text:p>
          </table:table-cell>
          <table:table-cell office:value-type="float" office:value="1.4847">
            <text:p>1,48470</text:p>
          </table:table-cell>
          <table:table-cell office:value-type="float" office:value="1.4792">
            <text:p>1,47920</text:p>
          </table:table-cell>
          <table:table-cell office:value-type="float" office:value="1.4828">
            <text:p>1,48280</text:p>
          </table:table-cell>
          <table:table-cell table:formula="of:=([.E643]+[.D643]+[.C643])/3" office:value-type="float" office:value="1.48223333333333">
            <text:p>1,48223</text:p>
          </table:table-cell>
          <table:table-cell table:formula="of:=[.C643]-[.D643]" office:value-type="float" office:value="0.00550000000000006">
            <text:p>0,00550</text:p>
          </table:table-cell>
          <table:table-cell office:value-type="float" office:value="0.0070369266442434">
            <text:p>0,00704</text:p>
          </table:table-cell>
          <table:table-cell office:value-type="float" office:value="1.47951497128654">
            <text:p>1,47951</text:p>
          </table:table-cell>
          <table:table-cell office:value-type="float" office:value="1.47958784618217">
            <text:p>1,47959</text:p>
          </table:table-cell>
        </table:table-row>
        <table:table-row table:style-name="ro2">
          <table:table-cell table:style-name="ce1" office:value-type="string">
            <text:p>2008.02.05</text:p>
          </table:table-cell>
          <table:table-cell office:value-type="float" office:value="1.4826">
            <text:p>1,48260</text:p>
          </table:table-cell>
          <table:table-cell office:value-type="float" office:value="1.4831">
            <text:p>1,48310</text:p>
          </table:table-cell>
          <table:table-cell office:value-type="float" office:value="1.4621">
            <text:p>1,46210</text:p>
          </table:table-cell>
          <table:table-cell office:value-type="float" office:value="1.4647">
            <text:p>1,46470</text:p>
          </table:table-cell>
          <table:table-cell table:formula="of:=([.E644]+[.D644]+[.C644])/3" office:value-type="float" office:value="1.46996666666667">
            <text:p>1,46997</text:p>
          </table:table-cell>
          <table:table-cell table:formula="of:=[.C644]-[.D644]" office:value-type="float" office:value="0.0210000000000001">
            <text:p>0,02100</text:p>
          </table:table-cell>
          <table:table-cell office:value-type="float" office:value="0.00699331901458606">
            <text:p>0,00699</text:p>
          </table:table-cell>
          <table:table-cell office:value-type="float" office:value="1.48045549298978">
            <text:p>1,48046</text:p>
          </table:table-cell>
          <table:table-cell office:value-type="float" office:value="1.48042059686612">
            <text:p>1,48042</text:p>
          </table:table-cell>
        </table:table-row>
        <table:table-row table:style-name="ro2">
          <table:table-cell table:style-name="ce1" office:value-type="string">
            <text:p>2008.02.06</text:p>
          </table:table-cell>
          <table:table-cell office:value-type="float" office:value="1.4646">
            <text:p>1,46460</text:p>
          </table:table-cell>
          <table:table-cell office:value-type="float" office:value="1.467">
            <text:p>1,46700</text:p>
          </table:table-cell>
          <table:table-cell office:value-type="float" office:value="1.4591">
            <text:p>1,45910</text:p>
          </table:table-cell>
          <table:table-cell office:value-type="float" office:value="1.4621">
            <text:p>1,46210</text:p>
          </table:table-cell>
          <table:table-cell table:formula="of:=([.E645]+[.D645]+[.C645])/3" office:value-type="float" office:value="1.46273333333333">
            <text:p>1,46273</text:p>
          </table:table-cell>
          <table:table-cell table:formula="of:=[.C645]-[.D645]" office:value-type="float" office:value="0.00790000000000002">
            <text:p>0,00790</text:p>
          </table:table-cell>
          <table:table-cell office:value-type="float" office:value="0.00712304105374716">
            <text:p>0,00712</text:p>
          </table:table-cell>
          <table:table-cell office:value-type="float" office:value="1.47716047768872">
            <text:p>1,47716</text:p>
          </table:table-cell>
          <table:table-cell office:value-type="float" office:value="1.47637246162041">
            <text:p>1,47637</text:p>
          </table:table-cell>
        </table:table-row>
        <table:table-row table:style-name="ro2">
          <table:table-cell table:style-name="ce1" office:value-type="string">
            <text:p>2008.02.07</text:p>
          </table:table-cell>
          <table:table-cell office:value-type="float" office:value="1.4622">
            <text:p>1,46220</text:p>
          </table:table-cell>
          <table:table-cell office:value-type="float" office:value="1.4651">
            <text:p>1,46510</text:p>
          </table:table-cell>
          <table:table-cell office:value-type="float" office:value="1.4438">
            <text:p>1,44380</text:p>
          </table:table-cell>
          <table:table-cell office:value-type="float" office:value="1.4493">
            <text:p>1,44930</text:p>
          </table:table-cell>
          <table:table-cell table:formula="of:=([.E646]+[.D646]+[.C646])/3" office:value-type="float" office:value="1.45273333333333">
            <text:p>1,45273</text:p>
          </table:table-cell>
          <table:table-cell table:formula="of:=[.C646]-[.D646]" office:value-type="float" office:value="0.0213000000000001">
            <text:p>0,02130</text:p>
          </table:table-cell>
          <table:table-cell office:value-type="float" office:value="0.0072025340987312">
            <text:p>0,00720</text:p>
          </table:table-cell>
          <table:table-cell office:value-type="float" office:value="1.47312619095728">
            <text:p>1,47313</text:p>
          </table:table-cell>
          <table:table-cell office:value-type="float" office:value="1.47207291585748">
            <text:p>1,47207</text:p>
          </table:table-cell>
        </table:table-row>
        <table:table-row table:style-name="ro2">
          <table:table-cell table:style-name="ce1" office:value-type="string">
            <text:p>2008.02.08</text:p>
          </table:table-cell>
          <table:table-cell office:value-type="float" office:value="1.449">
            <text:p>1,44900</text:p>
          </table:table-cell>
          <table:table-cell office:value-type="float" office:value="1.4546">
            <text:p>1,45460</text:p>
          </table:table-cell>
          <table:table-cell office:value-type="float" office:value="1.445">
            <text:p>1,44500</text:p>
          </table:table-cell>
          <table:table-cell office:value-type="float" office:value="1.4501">
            <text:p>1,45010</text:p>
          </table:table-cell>
          <table:table-cell table:formula="of:=([.E647]+[.D647]+[.C647])/3" office:value-type="float" office:value="1.4499">
            <text:p>1,44990</text:p>
          </table:table-cell>
          <table:table-cell table:formula="of:=[.C647]-[.D647]" office:value-type="float" office:value="0.00960000000000005">
            <text:p>0,00960</text:p>
          </table:table-cell>
          <table:table-cell office:value-type="float" office:value="0.00742434418719678">
            <text:p>0,00742</text:p>
          </table:table-cell>
          <table:table-cell office:value-type="float" office:value="1.46728696817198">
            <text:p>1,46729</text:p>
          </table:table-cell>
          <table:table-cell office:value-type="float" office:value="1.46562063583637">
            <text:p>1,46562</text:p>
          </table:table-cell>
        </table:table-row>
        <table:table-row table:style-name="ro2">
          <table:table-cell table:style-name="ce1" office:value-type="string">
            <text:p>2008.02.11</text:p>
          </table:table-cell>
          <table:table-cell office:value-type="float" office:value="1.4523">
            <text:p>1,45230</text:p>
          </table:table-cell>
          <table:table-cell office:value-type="float" office:value="1.4576">
            <text:p>1,45760</text:p>
          </table:table-cell>
          <table:table-cell office:value-type="float" office:value="1.448">
            <text:p>1,44800</text:p>
          </table:table-cell>
          <table:table-cell office:value-type="float" office:value="1.4517">
            <text:p>1,45170</text:p>
          </table:table-cell>
          <table:table-cell table:formula="of:=([.E648]+[.D648]+[.C648])/3" office:value-type="float" office:value="1.45243333333333">
            <text:p>1,45243</text:p>
          </table:table-cell>
          <table:table-cell table:formula="of:=[.C648]-[.D648]" office:value-type="float" office:value="0.00960000000000005">
            <text:p>0,00960</text:p>
          </table:table-cell>
          <table:table-cell office:value-type="float" office:value="0.00756144539731631">
            <text:p>0,00756</text:p>
          </table:table-cell>
          <table:table-cell office:value-type="float" office:value="1.46207847085973">
            <text:p>1,46208</text:p>
          </table:table-cell>
          <table:table-cell office:value-type="float" office:value="1.46045818880795">
            <text:p>1,46046</text:p>
          </table:table-cell>
        </table:table-row>
        <table:table-row table:style-name="ro2">
          <table:table-cell table:style-name="ce1" office:value-type="string">
            <text:p>2008.02.12</text:p>
          </table:table-cell>
          <table:table-cell office:value-type="float" office:value="1.4516">
            <text:p>1,45160</text:p>
          </table:table-cell>
          <table:table-cell office:value-type="float" office:value="1.4614">
            <text:p>1,46140</text:p>
          </table:table-cell>
          <table:table-cell office:value-type="float" office:value="1.4496">
            <text:p>1,44960</text:p>
          </table:table-cell>
          <table:table-cell office:value-type="float" office:value="1.4575">
            <text:p>1,45750</text:p>
          </table:table-cell>
          <table:table-cell table:formula="of:=([.E649]+[.D649]+[.C649])/3" office:value-type="float" office:value="1.45616666666667">
            <text:p>1,45617</text:p>
          </table:table-cell>
          <table:table-cell table:formula="of:=[.C649]-[.D649]" office:value-type="float" office:value="0.0118">
            <text:p>0,01180</text:p>
          </table:table-cell>
          <table:table-cell office:value-type="float" office:value="0.0076905189467393">
            <text:p>0,00769</text:p>
          </table:table-cell>
          <table:table-cell office:value-type="float" office:value="1.45955979296859">
            <text:p>1,45956</text:p>
          </table:table-cell>
          <table:table-cell office:value-type="float" office:value="1.45768079234061">
            <text:p>1,45768</text:p>
          </table:table-cell>
        </table:table-row>
        <table:table-row table:style-name="ro2">
          <table:table-cell table:style-name="ce1" office:value-type="string">
            <text:p>2008.02.13</text:p>
          </table:table-cell>
          <table:table-cell office:value-type="float" office:value="1.4576">
            <text:p>1,45760</text:p>
          </table:table-cell>
          <table:table-cell office:value-type="float" office:value="1.4597">
            <text:p>1,45970</text:p>
          </table:table-cell>
          <table:table-cell office:value-type="float" office:value="1.4531">
            <text:p>1,45310</text:p>
          </table:table-cell>
          <table:table-cell office:value-type="float" office:value="1.457">
            <text:p>1,45700</text:p>
          </table:table-cell>
          <table:table-cell table:formula="of:=([.E650]+[.D650]+[.C650])/3" office:value-type="float" office:value="1.4566">
            <text:p>1,45660</text:p>
          </table:table-cell>
          <table:table-cell table:formula="of:=[.C650]-[.D650]" office:value-type="float" office:value="0.00659999999999994">
            <text:p>0,00660</text:p>
          </table:table-cell>
          <table:table-cell office:value-type="float" office:value="0.00774878100906742">
            <text:p>0,00775</text:p>
          </table:table-cell>
          <table:table-cell office:value-type="float" office:value="1.45809423003047">
            <text:p>1,45809</text:p>
          </table:table-cell>
          <table:table-cell office:value-type="float" office:value="1.45688042077042">
            <text:p>1,45688</text:p>
          </table:table-cell>
        </table:table-row>
        <table:table-row table:style-name="ro2">
          <table:table-cell table:style-name="ce1" office:value-type="string">
            <text:p>2008.02.14</text:p>
          </table:table-cell>
          <table:table-cell office:value-type="float" office:value="1.4571">
            <text:p>1,45710</text:p>
          </table:table-cell>
          <table:table-cell office:value-type="float" office:value="1.4648">
            <text:p>1,46480</text:p>
          </table:table-cell>
          <table:table-cell office:value-type="float" office:value="1.4547">
            <text:p>1,45470</text:p>
          </table:table-cell>
          <table:table-cell office:value-type="float" office:value="1.4641">
            <text:p>1,46410</text:p>
          </table:table-cell>
          <table:table-cell table:formula="of:=([.E651]+[.D651]+[.C651])/3" office:value-type="float" office:value="1.4612">
            <text:p>1,46120</text:p>
          </table:table-cell>
          <table:table-cell table:formula="of:=[.C651]-[.D651]" office:value-type="float" office:value="0.0101">
            <text:p>0,01010</text:p>
          </table:table-cell>
          <table:table-cell office:value-type="float" office:value="0.00776520866226928">
            <text:p>0,00777</text:p>
          </table:table-cell>
          <table:table-cell office:value-type="float" office:value="1.45785921290304">
            <text:p>1,45786</text:p>
          </table:table-cell>
          <table:table-cell office:value-type="float" office:value="1.45679634274757">
            <text:p>1,45680</text:p>
          </table:table-cell>
        </table:table-row>
        <table:table-row table:style-name="ro2">
          <table:table-cell table:style-name="ce1" office:value-type="string">
            <text:p>2008.02.15</text:p>
          </table:table-cell>
          <table:table-cell office:value-type="float" office:value="1.4639">
            <text:p>1,46390</text:p>
          </table:table-cell>
          <table:table-cell office:value-type="float" office:value="1.4707">
            <text:p>1,47070</text:p>
          </table:table-cell>
          <table:table-cell office:value-type="float" office:value="1.463">
            <text:p>1,46300</text:p>
          </table:table-cell>
          <table:table-cell office:value-type="float" office:value="1.4681">
            <text:p>1,46810</text:p>
          </table:table-cell>
          <table:table-cell table:formula="of:=([.E652]+[.D652]+[.C652])/3" office:value-type="float" office:value="1.46726666666667">
            <text:p>1,46727</text:p>
          </table:table-cell>
          <table:table-cell table:formula="of:=[.C652]-[.D652]" office:value-type="float" office:value="0.00769999999999982">
            <text:p>0,00770</text:p>
          </table:table-cell>
          <table:table-cell office:value-type="float" office:value="0.00772220218410847">
            <text:p>0,00772</text:p>
          </table:table-cell>
          <table:table-cell office:value-type="float" office:value="1.45901066209717">
            <text:p>1,45901</text:p>
          </table:table-cell>
          <table:table-cell office:value-type="float" office:value="1.45885163728389">
            <text:p>1,45885</text:p>
          </table:table-cell>
        </table:table-row>
        <table:table-row table:style-name="ro2">
          <table:table-cell table:style-name="ce1" office:value-type="string">
            <text:p>2008.02.18</text:p>
          </table:table-cell>
          <table:table-cell office:value-type="float" office:value="1.4672">
            <text:p>1,46720</text:p>
          </table:table-cell>
          <table:table-cell office:value-type="float" office:value="1.469">
            <text:p>1,46900</text:p>
          </table:table-cell>
          <table:table-cell office:value-type="float" office:value="1.4609">
            <text:p>1,46090</text:p>
          </table:table-cell>
          <table:table-cell office:value-type="float" office:value="1.4653">
            <text:p>1,46530</text:p>
          </table:table-cell>
          <table:table-cell table:formula="of:=([.E653]+[.D653]+[.C653])/3" office:value-type="float" office:value="1.46506666666667">
            <text:p>1,46507</text:p>
          </table:table-cell>
          <table:table-cell table:formula="of:=[.C653]-[.D653]" office:value-type="float" office:value="0.0081">
            <text:p>0,00810</text:p>
          </table:table-cell>
          <table:table-cell office:value-type="float" office:value="0.00764682915213505">
            <text:p>0,00765</text:p>
          </table:table-cell>
          <table:table-cell office:value-type="float" office:value="1.46152203862626">
            <text:p>1,46152</text:p>
          </table:table-cell>
          <table:table-cell office:value-type="float" office:value="1.46174840348236">
            <text:p>1,46175</text:p>
          </table:table-cell>
        </table:table-row>
        <table:table-row table:style-name="ro2">
          <table:table-cell table:style-name="ce1" office:value-type="string">
            <text:p>2008.02.19</text:p>
          </table:table-cell>
          <table:table-cell office:value-type="float" office:value="1.4652">
            <text:p>1,46520</text:p>
          </table:table-cell>
          <table:table-cell office:value-type="float" office:value="1.4756">
            <text:p>1,47560</text:p>
          </table:table-cell>
          <table:table-cell office:value-type="float" office:value="1.4641">
            <text:p>1,46410</text:p>
          </table:table-cell>
          <table:table-cell office:value-type="float" office:value="1.4728">
            <text:p>1,47280</text:p>
          </table:table-cell>
          <table:table-cell table:formula="of:=([.E654]+[.D654]+[.C654])/3" office:value-type="float" office:value="1.47083333333333">
            <text:p>1,47083</text:p>
          </table:table-cell>
          <table:table-cell table:formula="of:=[.C654]-[.D654]" office:value-type="float" office:value="0.0115000000000001">
            <text:p>0,01150</text:p>
          </table:table-cell>
          <table:table-cell office:value-type="float" office:value="0.00760569071050383">
            <text:p>0,00761</text:p>
          </table:table-cell>
          <table:table-cell office:value-type="float" office:value="1.4625914265103">
            <text:p>1,46259</text:p>
          </table:table-cell>
          <table:table-cell office:value-type="float" office:value="1.46298556171675">
            <text:p>1,46299</text:p>
          </table:table-cell>
        </table:table-row>
        <table:table-row table:style-name="ro2">
          <table:table-cell table:style-name="ce1" office:value-type="string">
            <text:p>2008.02.20</text:p>
          </table:table-cell>
          <table:table-cell office:value-type="float" office:value="1.4727">
            <text:p>1,47270</text:p>
          </table:table-cell>
          <table:table-cell office:value-type="float" office:value="1.473">
            <text:p>1,47300</text:p>
          </table:table-cell>
          <table:table-cell office:value-type="float" office:value="1.4613">
            <text:p>1,46130</text:p>
          </table:table-cell>
          <table:table-cell office:value-type="float" office:value="1.4712">
            <text:p>1,47120</text:p>
          </table:table-cell>
          <table:table-cell table:formula="of:=([.E655]+[.D655]+[.C655])/3" office:value-type="float" office:value="1.4685">
            <text:p>1,46850</text:p>
          </table:table-cell>
          <table:table-cell table:formula="of:=[.C655]-[.D655]" office:value-type="float" office:value="0.0117">
            <text:p>0,01170</text:p>
          </table:table-cell>
          <table:table-cell office:value-type="float" office:value="0.00754406319244419">
            <text:p>0,00754</text:p>
          </table:table-cell>
          <table:table-cell office:value-type="float" office:value="1.46509087227733">
            <text:p>1,46509</text:p>
          </table:table-cell>
          <table:table-cell office:value-type="float" office:value="1.4658963909334">
            <text:p>1,46590</text:p>
          </table:table-cell>
        </table:table-row>
        <table:table-row table:style-name="ro2">
          <table:table-cell table:style-name="ce1" office:value-type="string">
            <text:p>2008.02.21</text:p>
          </table:table-cell>
          <table:table-cell office:value-type="float" office:value="1.4713">
            <text:p>1,47130</text:p>
          </table:table-cell>
          <table:table-cell office:value-type="float" office:value="1.4837">
            <text:p>1,48370</text:p>
          </table:table-cell>
          <table:table-cell office:value-type="float" office:value="1.4702">
            <text:p>1,47020</text:p>
          </table:table-cell>
          <table:table-cell office:value-type="float" office:value="1.482">
            <text:p>1,48200</text:p>
          </table:table-cell>
          <table:table-cell table:formula="of:=([.E656]+[.D656]+[.C656])/3" office:value-type="float" office:value="1.47863333333333">
            <text:p>1,47863</text:p>
          </table:table-cell>
          <table:table-cell table:formula="of:=[.C656]-[.D656]" office:value-type="float" office:value="0.0135000000000001">
            <text:p>0,01350</text:p>
          </table:table-cell>
          <table:table-cell office:value-type="float" office:value="0.00752388687533036">
            <text:p>0,00752</text:p>
          </table:table-cell>
          <table:table-cell office:value-type="float" office:value="1.46613825938558">
            <text:p>1,46614</text:p>
          </table:table-cell>
          <table:table-cell office:value-type="float" office:value="1.4676301023687">
            <text:p>1,46763</text:p>
          </table:table-cell>
        </table:table-row>
        <table:table-row table:style-name="ro2">
          <table:table-cell table:style-name="ce1" office:value-type="string">
            <text:p>2008.02.22</text:p>
          </table:table-cell>
          <table:table-cell office:value-type="float" office:value="1.4819">
            <text:p>1,48190</text:p>
          </table:table-cell>
          <table:table-cell office:value-type="float" office:value="1.4861">
            <text:p>1,48610</text:p>
          </table:table-cell>
          <table:table-cell office:value-type="float" office:value="1.4788">
            <text:p>1,47880</text:p>
          </table:table-cell>
          <table:table-cell office:value-type="float" office:value="1.4826">
            <text:p>1,48260</text:p>
          </table:table-cell>
          <table:table-cell table:formula="of:=([.E657]+[.D657]+[.C657])/3" office:value-type="float" office:value="1.4825">
            <text:p>1,48250</text:p>
          </table:table-cell>
          <table:table-cell table:formula="of:=[.C657]-[.D657]" office:value-type="float" office:value="0.00729999999999986">
            <text:p>0,00730</text:p>
          </table:table-cell>
          <table:table-cell office:value-type="float" office:value="0.0074597644767523">
            <text:p>0,00746</text:p>
          </table:table-cell>
          <table:table-cell office:value-type="float" office:value="1.46986650851808">
            <text:p>1,46987</text:p>
          </table:table-cell>
          <table:table-cell office:value-type="float" office:value="1.47197067107432">
            <text:p>1,47197</text:p>
          </table:table-cell>
        </table:table-row>
        <table:table-row table:style-name="ro2">
          <table:table-cell table:style-name="ce1" office:value-type="string">
            <text:p>2008.02.25</text:p>
          </table:table-cell>
          <table:table-cell office:value-type="float" office:value="1.4833">
            <text:p>1,48330</text:p>
          </table:table-cell>
          <table:table-cell office:value-type="float" office:value="1.4844">
            <text:p>1,48440</text:p>
          </table:table-cell>
          <table:table-cell office:value-type="float" office:value="1.4794">
            <text:p>1,47940</text:p>
          </table:table-cell>
          <table:table-cell office:value-type="float" office:value="1.4828">
            <text:p>1,48280</text:p>
          </table:table-cell>
          <table:table-cell table:formula="of:=([.E658]+[.D658]+[.C658])/3" office:value-type="float" office:value="1.4822">
            <text:p>1,48220</text:p>
          </table:table-cell>
          <table:table-cell table:formula="of:=[.C658]-[.D658]" office:value-type="float" office:value="0.00499999999999989">
            <text:p>0,00500</text:p>
          </table:table-cell>
          <table:table-cell office:value-type="float" office:value="0.00740475305635171">
            <text:p>0,00740</text:p>
          </table:table-cell>
          <table:table-cell office:value-type="float" office:value="1.47333239076269">
            <text:p>1,47333</text:p>
          </table:table-cell>
          <table:table-cell office:value-type="float" office:value="1.47494722245844">
            <text:p>1,47495</text:p>
          </table:table-cell>
        </table:table-row>
        <table:table-row table:style-name="ro2">
          <table:table-cell table:style-name="ce1" office:value-type="string">
            <text:p>2008.02.26</text:p>
          </table:table-cell>
          <table:table-cell office:value-type="float" office:value="1.4827">
            <text:p>1,48270</text:p>
          </table:table-cell>
          <table:table-cell office:value-type="float" office:value="1.5047">
            <text:p>1,50470</text:p>
          </table:table-cell>
          <table:table-cell office:value-type="float" office:value="1.4778">
            <text:p>1,47780</text:p>
          </table:table-cell>
          <table:table-cell office:value-type="float" office:value="1.501">
            <text:p>1,50100</text:p>
          </table:table-cell>
          <table:table-cell table:formula="of:=([.E659]+[.D659]+[.C659])/3" office:value-type="float" office:value="1.4945">
            <text:p>1,49450</text:p>
          </table:table-cell>
          <table:table-cell table:formula="of:=[.C659]-[.D659]" office:value-type="float" office:value="0.0269000000000001">
            <text:p>0,02690</text:p>
          </table:table-cell>
          <table:table-cell office:value-type="float" office:value="0.00732561343447406">
            <text:p>0,00733</text:p>
          </table:table-cell>
          <table:table-cell office:value-type="float" office:value="1.47587658407899">
            <text:p>1,47588</text:p>
          </table:table-cell>
          <table:table-cell office:value-type="float" office:value="1.47733790317036">
            <text:p>1,47734</text:p>
          </table:table-cell>
        </table:table-row>
        <table:table-row table:style-name="ro2">
          <table:table-cell table:style-name="ce1" office:value-type="string">
            <text:p>2008.02.27</text:p>
          </table:table-cell>
          <table:table-cell office:value-type="float" office:value="1.5011">
            <text:p>1,50110</text:p>
          </table:table-cell>
          <table:table-cell office:value-type="float" office:value="1.5142">
            <text:p>1,51420</text:p>
          </table:table-cell>
          <table:table-cell office:value-type="float" office:value="1.4981">
            <text:p>1,49810</text:p>
          </table:table-cell>
          <table:table-cell office:value-type="float" office:value="1.5117">
            <text:p>1,51170</text:p>
          </table:table-cell>
          <table:table-cell table:formula="of:=([.E660]+[.D660]+[.C660])/3" office:value-type="float" office:value="1.508">
            <text:p>1,50800</text:p>
          </table:table-cell>
          <table:table-cell table:formula="of:=[.C660]-[.D660]" office:value-type="float" office:value="0.0161">
            <text:p>0,01610</text:p>
          </table:table-cell>
          <table:table-cell office:value-type="float" office:value="0.00728058727298755">
            <text:p>0,00728</text:p>
          </table:table-cell>
          <table:table-cell office:value-type="float" office:value="1.48105612989347">
            <text:p>1,48106</text:p>
          </table:table-cell>
          <table:table-cell office:value-type="float" office:value="1.48407835102456">
            <text:p>1,48408</text:p>
          </table:table-cell>
        </table:table-row>
        <table:table-row table:style-name="ro2">
          <table:table-cell table:style-name="ce1" office:value-type="string">
            <text:p>2008.02.28</text:p>
          </table:table-cell>
          <table:table-cell office:value-type="float" office:value="1.5116">
            <text:p>1,51160</text:p>
          </table:table-cell>
          <table:table-cell office:value-type="float" office:value="1.5228">
            <text:p>1,52280</text:p>
          </table:table-cell>
          <table:table-cell office:value-type="float" office:value="1.5072">
            <text:p>1,50720</text:p>
          </table:table-cell>
          <table:table-cell office:value-type="float" office:value="1.5188">
            <text:p>1,51880</text:p>
          </table:table-cell>
          <table:table-cell table:formula="of:=([.E661]+[.D661]+[.C661])/3" office:value-type="float" office:value="1.51626666666667">
            <text:p>1,51627</text:p>
          </table:table-cell>
          <table:table-cell table:formula="of:=[.C661]-[.D661]" office:value-type="float" office:value="0.0156000000000001">
            <text:p>0,01560</text:p>
          </table:table-cell>
          <table:table-cell office:value-type="float" office:value="0.00715586820738074">
            <text:p>0,00716</text:p>
          </table:table-cell>
          <table:table-cell office:value-type="float" office:value="1.48883397171307">
            <text:p>1,48883</text:p>
          </table:table-cell>
          <table:table-cell office:value-type="float" office:value="1.49240656799702">
            <text:p>1,49241</text:p>
          </table:table-cell>
        </table:table-row>
        <table:table-row table:style-name="ro2">
          <table:table-cell table:style-name="ce1" office:value-type="string">
            <text:p>2008.02.29</text:p>
          </table:table-cell>
          <table:table-cell office:value-type="float" office:value="1.5187">
            <text:p>1,51870</text:p>
          </table:table-cell>
          <table:table-cell office:value-type="float" office:value="1.5238">
            <text:p>1,52380</text:p>
          </table:table-cell>
          <table:table-cell office:value-type="float" office:value="1.5143">
            <text:p>1,51430</text:p>
          </table:table-cell>
          <table:table-cell office:value-type="float" office:value="1.5178">
            <text:p>1,51780</text:p>
          </table:table-cell>
          <table:table-cell table:formula="of:=([.E662]+[.D662]+[.C662])/3" office:value-type="float" office:value="1.51863333333333">
            <text:p>1,51863</text:p>
          </table:table-cell>
          <table:table-cell table:formula="of:=[.C662]-[.D662]" office:value-type="float" office:value="0.00950000000000006">
            <text:p>0,00950</text:p>
          </table:table-cell>
          <table:table-cell office:value-type="float" office:value="0.00704487461787798">
            <text:p>0,00704</text:p>
          </table:table-cell>
          <table:table-cell office:value-type="float" office:value="1.49660301586703">
            <text:p>1,49660</text:p>
          </table:table-cell>
          <table:table-cell office:value-type="float" office:value="1.50006648273837">
            <text:p>1,50007</text:p>
          </table:table-cell>
        </table:table-row>
        <table:table-row table:style-name="ro2">
          <table:table-cell table:style-name="ce1" office:value-type="string">
            <text:p>2008.03.03</text:p>
          </table:table-cell>
          <table:table-cell office:value-type="float" office:value="1.5207">
            <text:p>1,52070</text:p>
          </table:table-cell>
          <table:table-cell office:value-type="float" office:value="1.5273">
            <text:p>1,52730</text:p>
          </table:table-cell>
          <table:table-cell office:value-type="float" office:value="1.5158">
            <text:p>1,51580</text:p>
          </table:table-cell>
          <table:table-cell office:value-type="float" office:value="1.5198">
            <text:p>1,51980</text:p>
          </table:table-cell>
          <table:table-cell table:formula="of:=([.E663]+[.D663]+[.C663])/3" office:value-type="float" office:value="1.52096666666667">
            <text:p>1,52097</text:p>
          </table:table-cell>
          <table:table-cell table:formula="of:=[.C663]-[.D663]" office:value-type="float" office:value="0.0114999999999998">
            <text:p>0,01150</text:p>
          </table:table-cell>
          <table:table-cell office:value-type="float" office:value="0.00692437841913268">
            <text:p>0,00692</text:p>
          </table:table-cell>
          <table:table-cell office:value-type="float" office:value="1.5026339000773">
            <text:p>1,50263</text:p>
          </table:table-cell>
          <table:table-cell office:value-type="float" office:value="1.5051317662972">
            <text:p>1,50513</text:p>
          </table:table-cell>
        </table:table-row>
        <table:table-row table:style-name="ro2">
          <table:table-cell table:style-name="ce1" office:value-type="string">
            <text:p>2008.03.04</text:p>
          </table:table-cell>
          <table:table-cell office:value-type="float" office:value="1.5197">
            <text:p>1,51970</text:p>
          </table:table-cell>
          <table:table-cell office:value-type="float" office:value="1.5248">
            <text:p>1,52480</text:p>
          </table:table-cell>
          <table:table-cell office:value-type="float" office:value="1.5172">
            <text:p>1,51720</text:p>
          </table:table-cell>
          <table:table-cell office:value-type="float" office:value="1.52">
            <text:p>1,52000</text:p>
          </table:table-cell>
          <table:table-cell table:formula="of:=([.E664]+[.D664]+[.C664])/3" office:value-type="float" office:value="1.52066666666667">
            <text:p>1,52067</text:p>
          </table:table-cell>
          <table:table-cell table:formula="of:=[.C664]-[.D664]" office:value-type="float" office:value="0.00760000000000005">
            <text:p>0,00760</text:p>
          </table:table-cell>
          <table:table-cell office:value-type="float" office:value="0.00680449806463166">
            <text:p>0,00680</text:p>
          </table:table-cell>
          <table:table-cell office:value-type="float" office:value="1.50822588822328">
            <text:p>1,50823</text:p>
          </table:table-cell>
          <table:table-cell office:value-type="float" office:value="1.51023431138772">
            <text:p>1,51023</text:p>
          </table:table-cell>
        </table:table-row>
        <table:table-row table:style-name="ro2">
          <table:table-cell table:style-name="ce1" office:value-type="string">
            <text:p>2008.03.05</text:p>
          </table:table-cell>
          <table:table-cell office:value-type="float" office:value="1.5202">
            <text:p>1,52020</text:p>
          </table:table-cell>
          <table:table-cell office:value-type="float" office:value="1.5301">
            <text:p>1,53010</text:p>
          </table:table-cell>
          <table:table-cell office:value-type="float" office:value="1.5145">
            <text:p>1,51450</text:p>
          </table:table-cell>
          <table:table-cell office:value-type="float" office:value="1.5274">
            <text:p>1,52740</text:p>
          </table:table-cell>
          <table:table-cell table:formula="of:=([.E665]+[.D665]+[.C665])/3" office:value-type="float" office:value="1.524">
            <text:p>1,52400</text:p>
          </table:table-cell>
          <table:table-cell table:formula="of:=[.C665]-[.D665]" office:value-type="float" office:value="0.0156000000000001">
            <text:p>0,01560</text:p>
          </table:table-cell>
          <table:table-cell office:value-type="float" office:value="0.00671687098457721">
            <text:p>0,00672</text:p>
          </table:table-cell>
          <table:table-cell office:value-type="float" office:value="1.51172308443072">
            <text:p>1,51172</text:p>
          </table:table-cell>
          <table:table-cell office:value-type="float" office:value="1.51338672633649">
            <text:p>1,51339</text:p>
          </table:table-cell>
        </table:table-row>
        <table:table-row table:style-name="ro2">
          <table:table-cell table:style-name="ce1" office:value-type="string">
            <text:p>2008.03.06</text:p>
          </table:table-cell>
          <table:table-cell office:value-type="float" office:value="1.5273">
            <text:p>1,52730</text:p>
          </table:table-cell>
          <table:table-cell office:value-type="float" office:value="1.5394">
            <text:p>1,53940</text:p>
          </table:table-cell>
          <table:table-cell office:value-type="float" office:value="1.5267">
            <text:p>1,52670</text:p>
          </table:table-cell>
          <table:table-cell office:value-type="float" office:value="1.5388">
            <text:p>1,53880</text:p>
          </table:table-cell>
          <table:table-cell table:formula="of:=([.E666]+[.D666]+[.C666])/3" office:value-type="float" office:value="1.53496666666667">
            <text:p>1,53497</text:p>
          </table:table-cell>
          <table:table-cell table:formula="of:=[.C666]-[.D666]" office:value-type="float" office:value="0.0127000000000002">
            <text:p>0,01270</text:p>
          </table:table-cell>
          <table:table-cell office:value-type="float" office:value="0.00668593426240074">
            <text:p>0,00669</text:p>
          </table:table-cell>
          <table:table-cell office:value-type="float" office:value="1.51510614663342">
            <text:p>1,51511</text:p>
          </table:table-cell>
          <table:table-cell office:value-type="float" office:value="1.51749833985665">
            <text:p>1,51750</text:p>
          </table:table-cell>
        </table:table-row>
        <table:table-row table:style-name="ro2">
          <table:table-cell table:style-name="ce1" office:value-type="string">
            <text:p>2008.03.07</text:p>
          </table:table-cell>
          <table:table-cell office:value-type="float" office:value="1.5389">
            <text:p>1,53890</text:p>
          </table:table-cell>
          <table:table-cell office:value-type="float" office:value="1.5463">
            <text:p>1,54630</text:p>
          </table:table-cell>
          <table:table-cell office:value-type="float" office:value="1.5313">
            <text:p>1,53130</text:p>
          </table:table-cell>
          <table:table-cell office:value-type="float" office:value="1.5354">
            <text:p>1,53540</text:p>
          </table:table-cell>
          <table:table-cell table:formula="of:=([.E667]+[.D667]+[.C667])/3" office:value-type="float" office:value="1.53766666666667">
            <text:p>1,53767</text:p>
          </table:table-cell>
          <table:table-cell table:formula="of:=[.C667]-[.D667]" office:value-type="float" office:value="0.0150000000000001">
            <text:p>0,01500</text:p>
          </table:table-cell>
          <table:table-cell office:value-type="float" office:value="0.00662741702380642">
            <text:p>0,00663</text:p>
          </table:table-cell>
          <table:table-cell office:value-type="float" office:value="1.52053934811627">
            <text:p>1,52054</text:p>
          </table:table-cell>
          <table:table-cell office:value-type="float" office:value="1.52339601877608">
            <text:p>1,52340</text:p>
          </table:table-cell>
        </table:table-row>
        <table:table-row table:style-name="ro2">
          <table:table-cell table:style-name="ce1" office:value-type="string">
            <text:p>2008.03.10</text:p>
          </table:table-cell>
          <table:table-cell office:value-type="float" office:value="1.5397">
            <text:p>1,53970</text:p>
          </table:table-cell>
          <table:table-cell office:value-type="float" office:value="1.5403">
            <text:p>1,54030</text:p>
          </table:table-cell>
          <table:table-cell office:value-type="float" office:value="1.5312">
            <text:p>1,53120</text:p>
          </table:table-cell>
          <table:table-cell office:value-type="float" office:value="1.5368">
            <text:p>1,53680</text:p>
          </table:table-cell>
          <table:table-cell table:formula="of:=([.E668]+[.D668]+[.C668])/3" office:value-type="float" office:value="1.5361">
            <text:p>1,53610</text:p>
          </table:table-cell>
          <table:table-cell table:formula="of:=[.C668]-[.D668]" office:value-type="float" office:value="0.00909999999999989">
            <text:p>0,00910</text:p>
          </table:table-cell>
          <table:table-cell office:value-type="float" office:value="0.00661060447880543">
            <text:p>0,00661</text:p>
          </table:table-cell>
          <table:table-cell office:value-type="float" office:value="1.52495855756848">
            <text:p>1,52496</text:p>
          </table:table-cell>
          <table:table-cell office:value-type="float" office:value="1.52685195491858">
            <text:p>1,52685</text:p>
          </table:table-cell>
        </table:table-row>
        <table:table-row table:style-name="ro2">
          <table:table-cell table:style-name="ce1" office:value-type="string">
            <text:p>2008.03.11</text:p>
          </table:table-cell>
          <table:table-cell office:value-type="float" office:value="1.5366">
            <text:p>1,53660</text:p>
          </table:table-cell>
          <table:table-cell office:value-type="float" office:value="1.5493">
            <text:p>1,54930</text:p>
          </table:table-cell>
          <table:table-cell office:value-type="float" office:value="1.5281">
            <text:p>1,52810</text:p>
          </table:table-cell>
          <table:table-cell office:value-type="float" office:value="1.5342">
            <text:p>1,53420</text:p>
          </table:table-cell>
          <table:table-cell table:formula="of:=([.E669]+[.D669]+[.C669])/3" office:value-type="float" office:value="1.5372">
            <text:p>1,53720</text:p>
          </table:table-cell>
          <table:table-cell table:formula="of:=[.C669]-[.D669]" office:value-type="float" office:value="0.0212000000000001">
            <text:p>0,02120</text:p>
          </table:table-cell>
          <table:table-cell office:value-type="float" office:value="0.00655878619373045">
            <text:p>0,00656</text:p>
          </table:table-cell>
          <table:table-cell office:value-type="float" office:value="1.52799794622124">
            <text:p>1,52800</text:p>
          </table:table-cell>
          <table:table-cell office:value-type="float" office:value="1.52945503288234">
            <text:p>1,52946</text:p>
          </table:table-cell>
        </table:table-row>
        <table:table-row table:style-name="ro2">
          <table:table-cell table:style-name="ce1" office:value-type="string">
            <text:p>2008.03.12</text:p>
          </table:table-cell>
          <table:table-cell office:value-type="float" office:value="1.5341">
            <text:p>1,53410</text:p>
          </table:table-cell>
          <table:table-cell office:value-type="float" office:value="1.5571">
            <text:p>1,55710</text:p>
          </table:table-cell>
          <table:table-cell office:value-type="float" office:value="1.5334">
            <text:p>1,53340</text:p>
          </table:table-cell>
          <table:table-cell office:value-type="float" office:value="1.553">
            <text:p>1,55300</text:p>
          </table:table-cell>
          <table:table-cell table:formula="of:=([.E670]+[.D670]+[.C670])/3" office:value-type="float" office:value="1.54783333333333">
            <text:p>1,54783</text:p>
          </table:table-cell>
          <table:table-cell table:formula="of:=[.C670]-[.D670]" office:value-type="float" office:value="0.0237000000000003">
            <text:p>0,02370</text:p>
          </table:table-cell>
          <table:table-cell office:value-type="float" office:value="0.00657188266282801">
            <text:p>0,00657</text:p>
          </table:table-cell>
          <table:table-cell office:value-type="float" office:value="1.53055922059121">
            <text:p>1,53056</text:p>
          </table:table-cell>
          <table:table-cell office:value-type="float" office:value="1.53126195572444">
            <text:p>1,53126</text:p>
          </table:table-cell>
        </table:table-row>
        <table:table-row table:style-name="ro2">
          <table:table-cell table:style-name="ce1" office:value-type="string">
            <text:p>2008.03.13</text:p>
          </table:table-cell>
          <table:table-cell office:value-type="float" office:value="1.5529">
            <text:p>1,55290</text:p>
          </table:table-cell>
          <table:table-cell office:value-type="float" office:value="1.5644">
            <text:p>1,56440</text:p>
          </table:table-cell>
          <table:table-cell office:value-type="float" office:value="1.5522">
            <text:p>1,55220</text:p>
          </table:table-cell>
          <table:table-cell office:value-type="float" office:value="1.5609">
            <text:p>1,56090</text:p>
          </table:table-cell>
          <table:table-cell table:formula="of:=([.E671]+[.D671]+[.C671])/3" office:value-type="float" office:value="1.55916666666667">
            <text:p>1,55917</text:p>
          </table:table-cell>
          <table:table-cell table:formula="of:=[.C671]-[.D671]" office:value-type="float" office:value="0.0122">
            <text:p>0,01220</text:p>
          </table:table-cell>
          <table:table-cell office:value-type="float" office:value="0.00652889419594497">
            <text:p>0,00653</text:p>
          </table:table-cell>
          <table:table-cell office:value-type="float" office:value="1.53548798828042">
            <text:p>1,53549</text:p>
          </table:table-cell>
          <table:table-cell office:value-type="float" office:value="1.53753367776282">
            <text:p>1,53753</text:p>
          </table:table-cell>
        </table:table-row>
        <table:table-row table:style-name="ro2">
          <table:table-cell table:style-name="ce1" office:value-type="string">
            <text:p>2008.03.14</text:p>
          </table:table-cell>
          <table:table-cell office:value-type="float" office:value="1.561">
            <text:p>1,56100</text:p>
          </table:table-cell>
          <table:table-cell office:value-type="float" office:value="1.5687">
            <text:p>1,56870</text:p>
          </table:table-cell>
          <table:table-cell office:value-type="float" office:value="1.5531">
            <text:p>1,55310</text:p>
          </table:table-cell>
          <table:table-cell office:value-type="float" office:value="1.5673">
            <text:p>1,56730</text:p>
          </table:table-cell>
          <table:table-cell table:formula="of:=([.E672]+[.D672]+[.C672])/3" office:value-type="float" office:value="1.56303333333333">
            <text:p>1,56303</text:p>
          </table:table-cell>
          <table:table-cell table:formula="of:=[.C672]-[.D672]" office:value-type="float" office:value="0.0155999999999998">
            <text:p>0,01560</text:p>
          </table:table-cell>
          <table:table-cell office:value-type="float" office:value="0.00646448431642452">
            <text:p>0,00646</text:p>
          </table:table-cell>
          <table:table-cell office:value-type="float" office:value="1.54221539840625">
            <text:p>1,54222</text:p>
          </table:table-cell>
          <table:table-cell office:value-type="float" office:value="1.54419201300968">
            <text:p>1,54419</text:p>
          </table:table-cell>
        </table:table-row>
        <table:table-row table:style-name="ro2">
          <table:table-cell table:style-name="ce1" office:value-type="string">
            <text:p>2008.03.17</text:p>
          </table:table-cell>
          <table:table-cell office:value-type="float" office:value="1.5704">
            <text:p>1,57040</text:p>
          </table:table-cell>
          <table:table-cell office:value-type="float" office:value="1.5902">
            <text:p>1,59020</text:p>
          </table:table-cell>
          <table:table-cell office:value-type="float" office:value="1.5685">
            <text:p>1,56850</text:p>
          </table:table-cell>
          <table:table-cell office:value-type="float" office:value="1.5716">
            <text:p>1,57160</text:p>
          </table:table-cell>
          <table:table-cell table:formula="of:=([.E673]+[.D673]+[.C673])/3" office:value-type="float" office:value="1.57676666666667">
            <text:p>1,57677</text:p>
          </table:table-cell>
          <table:table-cell table:formula="of:=[.C673]-[.D673]" office:value-type="float" office:value="0.0217000000000001">
            <text:p>0,02170</text:p>
          </table:table-cell>
          <table:table-cell office:value-type="float" office:value="0.00640863489991236">
            <text:p>0,00641</text:p>
          </table:table-cell>
          <table:table-cell office:value-type="float" office:value="1.54763674131895">
            <text:p>1,54764</text:p>
          </table:table-cell>
          <table:table-cell office:value-type="float" office:value="1.55029079740052">
            <text:p>1,55029</text:p>
          </table:table-cell>
        </table:table-row>
        <table:table-row table:style-name="ro2">
          <table:table-cell table:style-name="ce1" office:value-type="string">
            <text:p>2008.03.18</text:p>
          </table:table-cell>
          <table:table-cell office:value-type="float" office:value="1.5715">
            <text:p>1,57150</text:p>
          </table:table-cell>
          <table:table-cell office:value-type="float" office:value="1.5832">
            <text:p>1,58320</text:p>
          </table:table-cell>
          <table:table-cell office:value-type="float" office:value="1.5613">
            <text:p>1,56130</text:p>
          </table:table-cell>
          <table:table-cell office:value-type="float" office:value="1.5638">
            <text:p>1,56380</text:p>
          </table:table-cell>
          <table:table-cell table:formula="of:=([.E674]+[.D674]+[.C674])/3" office:value-type="float" office:value="1.56943333333333">
            <text:p>1,56943</text:p>
          </table:table-cell>
          <table:table-cell table:formula="of:=[.C674]-[.D674]" office:value-type="float" office:value="0.0219">
            <text:p>0,02190</text:p>
          </table:table-cell>
          <table:table-cell office:value-type="float" office:value="0.0063324488597183">
            <text:p>0,00633</text:p>
          </table:table-cell>
          <table:table-cell office:value-type="float" office:value="1.55564042774039">
            <text:p>1,55564</text:p>
          </table:table-cell>
          <table:table-cell office:value-type="float" office:value="1.55680259635159">
            <text:p>1,55680</text:p>
          </table:table-cell>
        </table:table-row>
        <table:table-row table:style-name="ro2">
          <table:table-cell table:style-name="ce1" office:value-type="string">
            <text:p>2008.03.19</text:p>
          </table:table-cell>
          <table:table-cell office:value-type="float" office:value="1.5636">
            <text:p>1,56360</text:p>
          </table:table-cell>
          <table:table-cell office:value-type="float" office:value="1.5786">
            <text:p>1,57860</text:p>
          </table:table-cell>
          <table:table-cell office:value-type="float" office:value="1.5581">
            <text:p>1,55810</text:p>
          </table:table-cell>
          <table:table-cell office:value-type="float" office:value="1.5641">
            <text:p>1,56410</text:p>
          </table:table-cell>
          <table:table-cell table:formula="of:=([.E675]+[.D675]+[.C675])/3" office:value-type="float" office:value="1.56693333333333">
            <text:p>1,56693</text:p>
          </table:table-cell>
          <table:table-cell table:formula="of:=[.C675]-[.D675]" office:value-type="float" office:value="0.0205">
            <text:p>0,02050</text:p>
          </table:table-cell>
          <table:table-cell office:value-type="float" office:value="0.00630684086627047">
            <text:p>0,00631</text:p>
          </table:table-cell>
          <table:table-cell office:value-type="float" office:value="1.55941251378512">
            <text:p>1,55941</text:p>
          </table:table-cell>
          <table:table-cell office:value-type="float" office:value="1.55931787488455">
            <text:p>1,55932</text:p>
          </table:table-cell>
        </table:table-row>
        <table:table-row table:style-name="ro2">
          <table:table-cell table:style-name="ce1" office:value-type="string">
            <text:p>2008.03.20</text:p>
          </table:table-cell>
          <table:table-cell office:value-type="float" office:value="1.5642">
            <text:p>1,56420</text:p>
          </table:table-cell>
          <table:table-cell office:value-type="float" office:value="1.5645">
            <text:p>1,56450</text:p>
          </table:table-cell>
          <table:table-cell office:value-type="float" office:value="1.5396">
            <text:p>1,53960</text:p>
          </table:table-cell>
          <table:table-cell office:value-type="float" office:value="1.5446">
            <text:p>1,54460</text:p>
          </table:table-cell>
          <table:table-cell table:formula="of:=([.E676]+[.D676]+[.C676])/3" office:value-type="float" office:value="1.54956666666667">
            <text:p>1,54957</text:p>
          </table:table-cell>
          <table:table-cell table:formula="of:=[.C676]-[.D676]" office:value-type="float" office:value="0.0248999999999999">
            <text:p>0,02490</text:p>
          </table:table-cell>
          <table:table-cell office:value-type="float" office:value="0.00629624716243104">
            <text:p>0,00630</text:p>
          </table:table-cell>
          <table:table-cell office:value-type="float" office:value="1.56175022596373">
            <text:p>1,56175</text:p>
          </table:table-cell>
          <table:table-cell office:value-type="float" office:value="1.56107099017222">
            <text:p>1,56107</text:p>
          </table:table-cell>
        </table:table-row>
        <table:table-row table:style-name="ro2">
          <table:table-cell table:style-name="ce1" office:value-type="string">
            <text:p>2008.03.21</text:p>
          </table:table-cell>
          <table:table-cell office:value-type="float" office:value="1.5445">
            <text:p>1,54450</text:p>
          </table:table-cell>
          <table:table-cell office:value-type="float" office:value="1.5472">
            <text:p>1,54720</text:p>
          </table:table-cell>
          <table:table-cell office:value-type="float" office:value="1.5405">
            <text:p>1,54050</text:p>
          </table:table-cell>
          <table:table-cell office:value-type="float" office:value="1.5432">
            <text:p>1,54320</text:p>
          </table:table-cell>
          <table:table-cell table:formula="of:=([.E677]+[.D677]+[.C677])/3" office:value-type="float" office:value="1.54363333333333">
            <text:p>1,54363</text:p>
          </table:table-cell>
          <table:table-cell table:formula="of:=[.C677]-[.D677]" office:value-type="float" office:value="0.00670000000000015">
            <text:p>0,00670</text:p>
          </table:table-cell>
          <table:table-cell office:value-type="float" office:value="0.00644891565144426">
            <text:p>0,00645</text:p>
          </table:table-cell>
          <table:table-cell office:value-type="float" office:value="1.55799624058867">
            <text:p>1,55800</text:p>
          </table:table-cell>
          <table:table-cell office:value-type="float" office:value="1.55660254136252">
            <text:p>1,55660</text:p>
          </table:table-cell>
        </table:table-row>
        <table:table-row table:style-name="ro2">
          <table:table-cell table:style-name="ce1" office:value-type="string">
            <text:p>2008.03.24</text:p>
          </table:table-cell>
          <table:table-cell office:value-type="float" office:value="1.541">
            <text:p>1,54100</text:p>
          </table:table-cell>
          <table:table-cell office:value-type="float" office:value="1.5455">
            <text:p>1,54550</text:p>
          </table:table-cell>
          <table:table-cell office:value-type="float" office:value="1.5342">
            <text:p>1,53420</text:p>
          </table:table-cell>
          <table:table-cell office:value-type="float" office:value="1.5409">
            <text:p>1,54090</text:p>
          </table:table-cell>
          <table:table-cell table:formula="of:=([.E678]+[.D678]+[.C678])/3" office:value-type="float" office:value="1.5402">
            <text:p>1,54020</text:p>
          </table:table-cell>
          <table:table-cell table:formula="of:=[.C678]-[.D678]" office:value-type="float" office:value="0.0113000000000001">
            <text:p>0,01130</text:p>
          </table:table-cell>
          <table:table-cell office:value-type="float" office:value="0.0065158182056058">
            <text:p>0,00652</text:p>
          </table:table-cell>
          <table:table-cell office:value-type="float" office:value="1.55441236880342">
            <text:p>1,55441</text:p>
          </table:table-cell>
          <table:table-cell office:value-type="float" office:value="1.55301691507514">
            <text:p>1,55302</text:p>
          </table:table-cell>
        </table:table-row>
        <table:table-row table:style-name="ro2">
          <table:table-cell table:style-name="ce1" office:value-type="string">
            <text:p>2008.03.25</text:p>
          </table:table-cell>
          <table:table-cell office:value-type="float" office:value="1.541">
            <text:p>1,54100</text:p>
          </table:table-cell>
          <table:table-cell office:value-type="float" office:value="1.5658">
            <text:p>1,56580</text:p>
          </table:table-cell>
          <table:table-cell office:value-type="float" office:value="1.5409">
            <text:p>1,54090</text:p>
          </table:table-cell>
          <table:table-cell office:value-type="float" office:value="1.563">
            <text:p>1,56300</text:p>
          </table:table-cell>
          <table:table-cell table:formula="of:=([.E679]+[.D679]+[.C679])/3" office:value-type="float" office:value="1.55656666666667">
            <text:p>1,55657</text:p>
          </table:table-cell>
          <table:table-cell table:formula="of:=[.C679]-[.D679]" office:value-type="float" office:value="0.0248999999999999">
            <text:p>0,02490</text:p>
          </table:table-cell>
          <table:table-cell office:value-type="float" office:value="0.00667056349276959">
            <text:p>0,00667</text:p>
          </table:table-cell>
          <table:table-cell office:value-type="float" office:value="1.55013081883761">
            <text:p>1,55013</text:p>
          </table:table-cell>
          <table:table-cell office:value-type="float" office:value="1.54893471699183">
            <text:p>1,54893</text:p>
          </table:table-cell>
        </table:table-row>
        <table:table-row table:style-name="ro2">
          <table:table-cell table:style-name="ce1" office:value-type="string">
            <text:p>2008.03.26</text:p>
          </table:table-cell>
          <table:table-cell office:value-type="float" office:value="1.5628">
            <text:p>1,56280</text:p>
          </table:table-cell>
          <table:table-cell office:value-type="float" office:value="1.5859">
            <text:p>1,58590</text:p>
          </table:table-cell>
          <table:table-cell office:value-type="float" office:value="1.5584">
            <text:p>1,55840</text:p>
          </table:table-cell>
          <table:table-cell office:value-type="float" office:value="1.5832">
            <text:p>1,58320</text:p>
          </table:table-cell>
          <table:table-cell table:formula="of:=([.E680]+[.D680]+[.C680])/3" office:value-type="float" office:value="1.57583333333333">
            <text:p>1,57583</text:p>
          </table:table-cell>
          <table:table-cell table:formula="of:=[.C680]-[.D680]" office:value-type="float" office:value="0.0275000000000001">
            <text:p>0,02750</text:p>
          </table:table-cell>
          <table:table-cell office:value-type="float" office:value="0.00675000547457145">
            <text:p>0,00675</text:p>
          </table:table-cell>
          <table:table-cell office:value-type="float" office:value="1.55132731485599">
            <text:p>1,55133</text:p>
          </table:table-cell>
          <table:table-cell office:value-type="float" office:value="1.55206016470026">
            <text:p>1,55206</text:p>
          </table:table-cell>
        </table:table-row>
        <table:table-row table:style-name="ro2">
          <table:table-cell table:style-name="ce1" office:value-type="string">
            <text:p>2008.03.27</text:p>
          </table:table-cell>
          <table:table-cell office:value-type="float" office:value="1.5834">
            <text:p>1,58340</text:p>
          </table:table-cell>
          <table:table-cell office:value-type="float" office:value="1.5845">
            <text:p>1,58450</text:p>
          </table:table-cell>
          <table:table-cell office:value-type="float" office:value="1.5726">
            <text:p>1,57260</text:p>
          </table:table-cell>
          <table:table-cell office:value-type="float" office:value="1.5811">
            <text:p>1,58110</text:p>
          </table:table-cell>
          <table:table-cell table:formula="of:=([.E681]+[.D681]+[.C681])/3" office:value-type="float" office:value="1.5794">
            <text:p>1,57940</text:p>
          </table:table-cell>
          <table:table-cell table:formula="of:=[.C681]-[.D681]" office:value-type="float" office:value="0.0119">
            <text:p>0,01190</text:p>
          </table:table-cell>
          <table:table-cell office:value-type="float" office:value="0.00677153007122475">
            <text:p>0,00677</text:p>
          </table:table-cell>
          <table:table-cell office:value-type="float" office:value="1.55784196818999">
            <text:p>1,55784</text:p>
          </table:table-cell>
          <table:table-cell office:value-type="float" office:value="1.55998371885015">
            <text:p>1,55998</text:p>
          </table:table-cell>
        </table:table-row>
        <table:table-row table:style-name="ro2">
          <table:table-cell table:style-name="ce1" office:value-type="string">
            <text:p>2008.03.28</text:p>
          </table:table-cell>
          <table:table-cell office:value-type="float" office:value="1.5812">
            <text:p>1,58120</text:p>
          </table:table-cell>
          <table:table-cell office:value-type="float" office:value="1.5838">
            <text:p>1,58380</text:p>
          </table:table-cell>
          <table:table-cell office:value-type="float" office:value="1.5741">
            <text:p>1,57410</text:p>
          </table:table-cell>
          <table:table-cell office:value-type="float" office:value="1.5794">
            <text:p>1,57940</text:p>
          </table:table-cell>
          <table:table-cell table:formula="of:=([.E682]+[.D682]+[.C682])/3" office:value-type="float" office:value="1.5791">
            <text:p>1,57910</text:p>
          </table:table-cell>
          <table:table-cell table:formula="of:=[.C682]-[.D682]" office:value-type="float" office:value="0.00970000000000004">
            <text:p>0,00970</text:p>
          </table:table-cell>
          <table:table-cell office:value-type="float" office:value="0.00669398055267817">
            <text:p>0,00669</text:p>
          </table:table-cell>
          <table:table-cell office:value-type="float" office:value="1.5636839679169">
            <text:p>1,56368</text:p>
          </table:table-cell>
          <table:table-cell office:value-type="float" office:value="1.56555851775651">
            <text:p>1,56556</text:p>
          </table:table-cell>
        </table:table-row>
        <table:table-row table:style-name="ro2">
          <table:table-cell table:style-name="ce1" office:value-type="string">
            <text:p>2008.03.31</text:p>
          </table:table-cell>
          <table:table-cell office:value-type="float" office:value="1.5806">
            <text:p>1,58060</text:p>
          </table:table-cell>
          <table:table-cell office:value-type="float" office:value="1.5896">
            <text:p>1,58960</text:p>
          </table:table-cell>
          <table:table-cell office:value-type="float" office:value="1.5759">
            <text:p>1,57590</text:p>
          </table:table-cell>
          <table:table-cell office:value-type="float" office:value="1.5761">
            <text:p>1,57610</text:p>
          </table:table-cell>
          <table:table-cell table:formula="of:=([.E683]+[.D683]+[.C683])/3" office:value-type="float" office:value="1.58053333333333">
            <text:p>1,58053</text:p>
          </table:table-cell>
          <table:table-cell table:formula="of:=[.C683]-[.D683]" office:value-type="float" office:value="0.0136999999999998">
            <text:p>0,01370</text:p>
          </table:table-cell>
          <table:table-cell office:value-type="float" office:value="0.00658730212000644">
            <text:p>0,00659</text:p>
          </table:table-cell>
          <table:table-cell office:value-type="float" office:value="1.56836511195017">
            <text:p>1,56837</text:p>
          </table:table-cell>
          <table:table-cell office:value-type="float" office:value="1.56975820689329">
            <text:p>1,56976</text:p>
          </table:table-cell>
        </table:table-row>
        <table:table-row table:style-name="ro2">
          <table:table-cell table:style-name="ce1" office:value-type="string">
            <text:p>2008.04.01</text:p>
          </table:table-cell>
          <table:table-cell office:value-type="float" office:value="1.5762">
            <text:p>1,57620</text:p>
          </table:table-cell>
          <table:table-cell office:value-type="float" office:value="1.5785">
            <text:p>1,57850</text:p>
          </table:table-cell>
          <table:table-cell office:value-type="float" office:value="1.5563">
            <text:p>1,55630</text:p>
          </table:table-cell>
          <table:table-cell office:value-type="float" office:value="1.5622">
            <text:p>1,56220</text:p>
          </table:table-cell>
          <table:table-cell table:formula="of:=([.E684]+[.D684]+[.C684])/3" office:value-type="float" office:value="1.56566666666667">
            <text:p>1,56567</text:p>
          </table:table-cell>
          <table:table-cell table:formula="of:=[.C684]-[.D684]" office:value-type="float" office:value="0.0222">
            <text:p>0,02220</text:p>
          </table:table-cell>
          <table:table-cell office:value-type="float" office:value="0.00649497728644714">
            <text:p>0,00649</text:p>
          </table:table-cell>
          <table:table-cell office:value-type="float" office:value="1.57218230431825">
            <text:p>1,57218</text:p>
          </table:table-cell>
          <table:table-cell office:value-type="float" office:value="1.57269952966296">
            <text:p>1,57270</text:p>
          </table:table-cell>
        </table:table-row>
        <table:table-row table:style-name="ro2">
          <table:table-cell table:style-name="ce1" office:value-type="string">
            <text:p>2008.04.02</text:p>
          </table:table-cell>
          <table:table-cell office:value-type="float" office:value="1.5621">
            <text:p>1,56210</text:p>
          </table:table-cell>
          <table:table-cell office:value-type="float" office:value="1.5701">
            <text:p>1,57010</text:p>
          </table:table-cell>
          <table:table-cell office:value-type="float" office:value="1.5532">
            <text:p>1,55320</text:p>
          </table:table-cell>
          <table:table-cell office:value-type="float" office:value="1.5686">
            <text:p>1,56860</text:p>
          </table:table-cell>
          <table:table-cell table:formula="of:=([.E685]+[.D685]+[.C685])/3" office:value-type="float" office:value="1.56396666666667">
            <text:p>1,56397</text:p>
          </table:table-cell>
          <table:table-cell table:formula="of:=[.C685]-[.D685]" office:value-type="float" office:value="0.0169000000000001">
            <text:p>0,01690</text:p>
          </table:table-cell>
          <table:table-cell office:value-type="float" office:value="0.00655946947106104">
            <text:p>0,00656</text:p>
          </table:table-cell>
          <table:table-cell office:value-type="float" office:value="1.5703009297957">
            <text:p>1,57030</text:p>
          </table:table-cell>
          <table:table-cell office:value-type="float" office:value="1.57044975500366">
            <text:p>1,57045</text:p>
          </table:table-cell>
        </table:table-row>
        <table:table-row table:style-name="ro2">
          <table:table-cell table:style-name="ce1" office:value-type="string">
            <text:p>2008.04.03</text:p>
          </table:table-cell>
          <table:table-cell office:value-type="float" office:value="1.5683">
            <text:p>1,56830</text:p>
          </table:table-cell>
          <table:table-cell office:value-type="float" office:value="1.5687">
            <text:p>1,56870</text:p>
          </table:table-cell>
          <table:table-cell office:value-type="float" office:value="1.551">
            <text:p>1,55100</text:p>
          </table:table-cell>
          <table:table-cell office:value-type="float" office:value="1.5681">
            <text:p>1,56810</text:p>
          </table:table-cell>
          <table:table-cell table:formula="of:=([.E686]+[.D686]+[.C686])/3" office:value-type="float" office:value="1.5626">
            <text:p>1,56260</text:p>
          </table:table-cell>
          <table:table-cell table:formula="of:=[.C686]-[.D686]" office:value-type="float" office:value="0.0176999999999998">
            <text:p>0,01770</text:p>
          </table:table-cell>
          <table:table-cell office:value-type="float" office:value="0.0066232753795509">
            <text:p>0,00662</text:p>
          </table:table-cell>
          <table:table-cell office:value-type="float" office:value="1.568797601525">
            <text:p>1,56880</text:p>
          </table:table-cell>
          <table:table-cell office:value-type="float" office:value="1.56975213377754">
            <text:p>1,56975</text:p>
          </table:table-cell>
        </table:table-row>
        <table:table-row table:style-name="ro2">
          <table:table-cell table:style-name="ce1" office:value-type="string">
            <text:p>2008.04.04</text:p>
          </table:table-cell>
          <table:table-cell office:value-type="float" office:value="1.5682">
            <text:p>1,56820</text:p>
          </table:table-cell>
          <table:table-cell office:value-type="float" office:value="1.5773">
            <text:p>1,57730</text:p>
          </table:table-cell>
          <table:table-cell office:value-type="float" office:value="1.5637">
            <text:p>1,56370</text:p>
          </table:table-cell>
          <table:table-cell office:value-type="float" office:value="1.5737">
            <text:p>1,57370</text:p>
          </table:table-cell>
          <table:table-cell table:formula="of:=([.E687]+[.D687]+[.C687])/3" office:value-type="float" office:value="1.57156666666667">
            <text:p>1,57157</text:p>
          </table:table-cell>
          <table:table-cell table:formula="of:=[.C687]-[.D687]" office:value-type="float" office:value="0.0136000000000003">
            <text:p>0,01360</text:p>
          </table:table-cell>
          <table:table-cell office:value-type="float" office:value="0.00674241724993721">
            <text:p>0,00674</text:p>
          </table:table-cell>
          <table:table-cell office:value-type="float" office:value="1.56694174074017">
            <text:p>1,56694</text:p>
          </table:table-cell>
          <table:table-cell office:value-type="float" office:value="1.56896033923812">
            <text:p>1,56896</text:p>
          </table:table-cell>
        </table:table-row>
        <table:table-row table:style-name="ro2">
          <table:table-cell table:style-name="ce1" office:value-type="string">
            <text:p>2008.04.07</text:p>
          </table:table-cell>
          <table:table-cell office:value-type="float" office:value="1.5729">
            <text:p>1,57290</text:p>
          </table:table-cell>
          <table:table-cell office:value-type="float" office:value="1.5736">
            <text:p>1,57360</text:p>
          </table:table-cell>
          <table:table-cell office:value-type="float" office:value="1.5626">
            <text:p>1,56260</text:p>
          </table:table-cell>
          <table:table-cell office:value-type="float" office:value="1.5704">
            <text:p>1,57040</text:p>
          </table:table-cell>
          <table:table-cell table:formula="of:=([.E688]+[.D688]+[.C688])/3" office:value-type="float" office:value="1.56886666666667">
            <text:p>1,56887</text:p>
          </table:table-cell>
          <table:table-cell table:formula="of:=[.C688]-[.D688]" office:value-type="float" office:value="0.0109999999999999">
            <text:p>0,01100</text:p>
          </table:table-cell>
          <table:table-cell office:value-type="float" office:value="0.00679358242546044">
            <text:p>0,00679</text:p>
          </table:table-cell>
          <table:table-cell office:value-type="float" office:value="1.56786437113942">
            <text:p>1,56786</text:p>
          </table:table-cell>
          <table:table-cell office:value-type="float" office:value="1.5699121053697">
            <text:p>1,56991</text:p>
          </table:table-cell>
        </table:table-row>
        <table:table-row table:style-name="ro2">
          <table:table-cell table:style-name="ce1" office:value-type="string">
            <text:p>2008.04.08</text:p>
          </table:table-cell>
          <table:table-cell office:value-type="float" office:value="1.5703">
            <text:p>1,57030</text:p>
          </table:table-cell>
          <table:table-cell office:value-type="float" office:value="1.5798">
            <text:p>1,57980</text:p>
          </table:table-cell>
          <table:table-cell office:value-type="float" office:value="1.5674">
            <text:p>1,56740</text:p>
          </table:table-cell>
          <table:table-cell office:value-type="float" office:value="1.5703">
            <text:p>1,57030</text:p>
          </table:table-cell>
          <table:table-cell table:formula="of:=([.E689]+[.D689]+[.C689])/3" office:value-type="float" office:value="1.5725">
            <text:p>1,57250</text:p>
          </table:table-cell>
          <table:table-cell table:formula="of:=[.C689]-[.D689]" office:value-type="float" office:value="0.0124">
            <text:p>0,01240</text:p>
          </table:table-cell>
          <table:table-cell office:value-type="float" office:value="0.00685511943001333">
            <text:p>0,00686</text:p>
          </table:table-cell>
          <table:table-cell office:value-type="float" office:value="1.56780060728725">
            <text:p>1,56780</text:p>
          </table:table-cell>
          <table:table-cell office:value-type="float" office:value="1.56936314096003">
            <text:p>1,56936</text:p>
          </table:table-cell>
        </table:table-row>
        <table:table-row table:style-name="ro2">
          <table:table-cell table:style-name="ce1" office:value-type="string">
            <text:p>2008.04.09</text:p>
          </table:table-cell>
          <table:table-cell office:value-type="float" office:value="1.5702">
            <text:p>1,57020</text:p>
          </table:table-cell>
          <table:table-cell office:value-type="float" office:value="1.5864">
            <text:p>1,58640</text:p>
          </table:table-cell>
          <table:table-cell office:value-type="float" office:value="1.5683">
            <text:p>1,56830</text:p>
          </table:table-cell>
          <table:table-cell office:value-type="float" office:value="1.5836">
            <text:p>1,58360</text:p>
          </table:table-cell>
          <table:table-cell table:formula="of:=([.E690]+[.D690]+[.C690])/3" office:value-type="float" office:value="1.57943333333333">
            <text:p>1,57943</text:p>
          </table:table-cell>
          <table:table-cell table:formula="of:=[.C690]-[.D690]" office:value-type="float" office:value="0.0181">
            <text:p>0,01810</text:p>
          </table:table-cell>
          <table:table-cell office:value-type="float" office:value="0.00684958043304328">
            <text:p>0,00685</text:p>
          </table:table-cell>
          <table:table-cell office:value-type="float" office:value="1.56903958000799">
            <text:p>1,56904</text:p>
          </table:table-cell>
          <table:table-cell office:value-type="float" office:value="1.56968258351836">
            <text:p>1,56968</text:p>
          </table:table-cell>
        </table:table-row>
        <table:table-row table:style-name="ro2">
          <table:table-cell table:style-name="ce1" office:value-type="string">
            <text:p>2008.04.10</text:p>
          </table:table-cell>
          <table:table-cell office:value-type="float" office:value="1.5835">
            <text:p>1,58350</text:p>
          </table:table-cell>
          <table:table-cell office:value-type="float" office:value="1.5913">
            <text:p>1,59130</text:p>
          </table:table-cell>
          <table:table-cell office:value-type="float" office:value="1.5725">
            <text:p>1,57250</text:p>
          </table:table-cell>
          <table:table-cell office:value-type="float" office:value="1.5743">
            <text:p>1,57430</text:p>
          </table:table-cell>
          <table:table-cell table:formula="of:=([.E691]+[.D691]+[.C691])/3" office:value-type="float" office:value="1.57936666666667">
            <text:p>1,57937</text:p>
          </table:table-cell>
          <table:table-cell table:formula="of:=[.C691]-[.D691]" office:value-type="float" office:value="0.0187999999999999">
            <text:p>0,01880</text:p>
          </table:table-cell>
          <table:table-cell office:value-type="float" office:value="0.00682139807609828">
            <text:p>0,00682</text:p>
          </table:table-cell>
          <table:table-cell office:value-type="float" office:value="1.57208328252801">
            <text:p>1,57208</text:p>
          </table:table-cell>
          <table:table-cell office:value-type="float" office:value="1.57358999765365">
            <text:p>1,57359</text:p>
          </table:table-cell>
        </table:table-row>
        <table:table-row table:style-name="ro2">
          <table:table-cell table:style-name="ce1" office:value-type="string">
            <text:p>2008.04.11</text:p>
          </table:table-cell>
          <table:table-cell office:value-type="float" office:value="1.5742">
            <text:p>1,57420</text:p>
          </table:table-cell>
          <table:table-cell office:value-type="float" office:value="1.5855">
            <text:p>1,58550</text:p>
          </table:table-cell>
          <table:table-cell office:value-type="float" office:value="1.5738">
            <text:p>1,57380</text:p>
          </table:table-cell>
          <table:table-cell office:value-type="float" office:value="1.5807">
            <text:p>1,58070</text:p>
          </table:table-cell>
          <table:table-cell table:formula="of:=([.E692]+[.D692]+[.C692])/3" office:value-type="float" office:value="1.58">
            <text:p>1,58000</text:p>
          </table:table-cell>
          <table:table-cell table:formula="of:=[.C692]-[.D692]" office:value-type="float" office:value="0.0117000000000003">
            <text:p>0,01170</text:p>
          </table:table-cell>
          <table:table-cell office:value-type="float" office:value="0.00684208767216381">
            <text:p>0,00684</text:p>
          </table:table-cell>
          <table:table-cell office:value-type="float" office:value="1.5738578107295">
            <text:p>1,57386</text:p>
          </table:table-cell>
          <table:table-cell office:value-type="float" office:value="1.57427248035544">
            <text:p>1,57427</text:p>
          </table:table-cell>
        </table:table-row>
        <table:table-row table:style-name="ro2">
          <table:table-cell table:style-name="ce1" office:value-type="string">
            <text:p>2008.04.14</text:p>
          </table:table-cell>
          <table:table-cell office:value-type="float" office:value="1.5704">
            <text:p>1,57040</text:p>
          </table:table-cell>
          <table:table-cell office:value-type="float" office:value="1.5884">
            <text:p>1,58840</text:p>
          </table:table-cell>
          <table:table-cell office:value-type="float" office:value="1.5671">
            <text:p>1,56710</text:p>
          </table:table-cell>
          <table:table-cell office:value-type="float" office:value="1.5835">
            <text:p>1,58350</text:p>
          </table:table-cell>
          <table:table-cell table:formula="of:=([.E693]+[.D693]+[.C693])/3" office:value-type="float" office:value="1.57966666666667">
            <text:p>1,57967</text:p>
          </table:table-cell>
          <table:table-cell table:formula="of:=[.C693]-[.D693]" office:value-type="float" office:value="0.0213000000000001">
            <text:p>0,02130</text:p>
          </table:table-cell>
          <table:table-cell office:value-type="float" office:value="0.00681742144949808">
            <text:p>0,00682</text:p>
          </table:table-cell>
          <table:table-cell office:value-type="float" office:value="1.57574197523053">
            <text:p>1,57574</text:p>
          </table:table-cell>
          <table:table-cell office:value-type="float" office:value="1.57599562373605">
            <text:p>1,57600</text:p>
          </table:table-cell>
        </table:table-row>
        <table:table-row table:style-name="ro2">
          <table:table-cell table:style-name="ce1" office:value-type="string">
            <text:p>2008.04.15</text:p>
          </table:table-cell>
          <table:table-cell office:value-type="float" office:value="1.5834">
            <text:p>1,58340</text:p>
          </table:table-cell>
          <table:table-cell office:value-type="float" office:value="1.5874">
            <text:p>1,58740</text:p>
          </table:table-cell>
          <table:table-cell office:value-type="float" office:value="1.5752">
            <text:p>1,57520</text:p>
          </table:table-cell>
          <table:table-cell office:value-type="float" office:value="1.5786">
            <text:p>1,57860</text:p>
          </table:table-cell>
          <table:table-cell table:formula="of:=([.E694]+[.D694]+[.C694])/3" office:value-type="float" office:value="1.5804">
            <text:p>1,58040</text:p>
          </table:table-cell>
          <table:table-cell table:formula="of:=[.C694]-[.D694]" office:value-type="float" office:value="0.0122">
            <text:p>0,01220</text:p>
          </table:table-cell>
          <table:table-cell office:value-type="float" office:value="0.0068438993551549">
            <text:p>0,00684</text:p>
          </table:table-cell>
          <table:table-cell office:value-type="float" office:value="1.57698527177164">
            <text:p>1,57699</text:p>
          </table:table-cell>
          <table:table-cell office:value-type="float" office:value="1.57823137883563">
            <text:p>1,57823</text:p>
          </table:table-cell>
        </table:table-row>
        <table:table-row table:style-name="ro2">
          <table:table-cell table:style-name="ce1" office:value-type="string">
            <text:p>2008.04.16</text:p>
          </table:table-cell>
          <table:table-cell office:value-type="float" office:value="1.5785">
            <text:p>1,57850</text:p>
          </table:table-cell>
          <table:table-cell office:value-type="float" office:value="1.5978">
            <text:p>1,59780</text:p>
          </table:table-cell>
          <table:table-cell office:value-type="float" office:value="1.5759">
            <text:p>1,57590</text:p>
          </table:table-cell>
          <table:table-cell office:value-type="float" office:value="1.5942">
            <text:p>1,59420</text:p>
          </table:table-cell>
          <table:table-cell table:formula="of:=([.E695]+[.D695]+[.C695])/3" office:value-type="float" office:value="1.5893">
            <text:p>1,58930</text:p>
          </table:table-cell>
          <table:table-cell table:formula="of:=[.C695]-[.D695]" office:value-type="float" office:value="0.0218999999999998">
            <text:p>0,02190</text:p>
          </table:table-cell>
          <table:table-cell office:value-type="float" office:value="0.00685542695398417">
            <text:p>0,00686</text:p>
          </table:table-cell>
          <table:table-cell office:value-type="float" office:value="1.57787015285196">
            <text:p>1,57787</text:p>
          </table:table-cell>
          <table:table-cell office:value-type="float" office:value="1.57864572982076">
            <text:p>1,57865</text:p>
          </table:table-cell>
        </table:table-row>
        <table:table-row table:style-name="ro2">
          <table:table-cell table:style-name="ce1" office:value-type="string">
            <text:p>2008.04.17</text:p>
          </table:table-cell>
          <table:table-cell office:value-type="float" office:value="1.5943">
            <text:p>1,59430</text:p>
          </table:table-cell>
          <table:table-cell office:value-type="float" office:value="1.5983">
            <text:p>1,59830</text:p>
          </table:table-cell>
          <table:table-cell office:value-type="float" office:value="1.5846">
            <text:p>1,58460</text:p>
          </table:table-cell>
          <table:table-cell office:value-type="float" office:value="1.5892">
            <text:p>1,58920</text:p>
          </table:table-cell>
          <table:table-cell table:formula="of:=([.E696]+[.D696]+[.C696])/3" office:value-type="float" office:value="1.5907">
            <text:p>1,59070</text:p>
          </table:table-cell>
          <table:table-cell table:formula="of:=[.C696]-[.D696]" office:value-type="float" office:value="0.0137">
            <text:p>0,01370</text:p>
          </table:table-cell>
          <table:table-cell office:value-type="float" office:value="0.00686191390398335">
            <text:p>0,00686</text:p>
          </table:table-cell>
          <table:table-cell office:value-type="float" office:value="1.58119531010783">
            <text:p>1,58120</text:p>
          </table:table-cell>
          <table:table-cell office:value-type="float" office:value="1.58287522556141">
            <text:p>1,58288</text:p>
          </table:table-cell>
        </table:table-row>
        <table:table-row table:style-name="ro2">
          <table:table-cell table:style-name="ce1" office:value-type="string">
            <text:p>2008.04.18</text:p>
          </table:table-cell>
          <table:table-cell office:value-type="float" office:value="1.5891">
            <text:p>1,58910</text:p>
          </table:table-cell>
          <table:table-cell office:value-type="float" office:value="1.5956">
            <text:p>1,59560</text:p>
          </table:table-cell>
          <table:table-cell office:value-type="float" office:value="1.571">
            <text:p>1,57100</text:p>
          </table:table-cell>
          <table:table-cell office:value-type="float" office:value="1.5816">
            <text:p>1,58160</text:p>
          </table:table-cell>
          <table:table-cell table:formula="of:=([.E697]+[.D697]+[.C697])/3" office:value-type="float" office:value="1.58273333333333">
            <text:p>1,58273</text:p>
          </table:table-cell>
          <table:table-cell table:formula="of:=[.C697]-[.D697]" office:value-type="float" office:value="0.0246">
            <text:p>0,02460</text:p>
          </table:table-cell>
          <table:table-cell office:value-type="float" office:value="0.00686485226954627">
            <text:p>0,00686</text:p>
          </table:table-cell>
          <table:table-cell office:value-type="float" office:value="1.58346377823235">
            <text:p>1,58346</text:p>
          </table:table-cell>
          <table:table-cell office:value-type="float" office:value="1.58447113073002">
            <text:p>1,58447</text:p>
          </table:table-cell>
        </table:table-row>
        <table:table-row table:style-name="ro2">
          <table:table-cell table:style-name="ce1" office:value-type="string">
            <text:p>2008.04.21</text:p>
          </table:table-cell>
          <table:table-cell office:value-type="float" office:value="1.5811">
            <text:p>1,58110</text:p>
          </table:table-cell>
          <table:table-cell office:value-type="float" office:value="1.5945">
            <text:p>1,59450</text:p>
          </table:table-cell>
          <table:table-cell office:value-type="float" office:value="1.579">
            <text:p>1,57900</text:p>
          </table:table-cell>
          <table:table-cell office:value-type="float" office:value="1.5908">
            <text:p>1,59080</text:p>
          </table:table-cell>
          <table:table-cell table:formula="of:=([.E698]+[.D698]+[.C698])/3" office:value-type="float" office:value="1.5881">
            <text:p>1,58810</text:p>
          </table:table-cell>
          <table:table-cell table:formula="of:=[.C698]-[.D698]" office:value-type="float" office:value="0.0155000000000001">
            <text:p>0,01550</text:p>
          </table:table-cell>
          <table:table-cell office:value-type="float" office:value="0.00695058312397198">
            <text:p>0,00695</text:p>
          </table:table-cell>
          <table:table-cell office:value-type="float" office:value="1.5830916074554">
            <text:p>1,58309</text:p>
          </table:table-cell>
          <table:table-cell office:value-type="float" office:value="1.58380207720957">
            <text:p>1,58380</text:p>
          </table:table-cell>
        </table:table-row>
        <table:table-row table:style-name="ro2">
          <table:table-cell table:style-name="ce1" office:value-type="string">
            <text:p>2008.04.22</text:p>
          </table:table-cell>
          <table:table-cell office:value-type="float" office:value="1.5906">
            <text:p>1,59060</text:p>
          </table:table-cell>
          <table:table-cell office:value-type="float" office:value="1.6019">
            <text:p>1,60190</text:p>
          </table:table-cell>
          <table:table-cell office:value-type="float" office:value="1.5834">
            <text:p>1,58340</text:p>
          </table:table-cell>
          <table:table-cell office:value-type="float" office:value="1.5997">
            <text:p>1,59970</text:p>
          </table:table-cell>
          <table:table-cell table:formula="of:=([.E699]+[.D699]+[.C699])/3" office:value-type="float" office:value="1.595">
            <text:p>1,59500</text:p>
          </table:table-cell>
          <table:table-cell table:formula="of:=[.C699]-[.D699]" office:value-type="float" office:value="0.0185">
            <text:p>0,01850</text:p>
          </table:table-cell>
          <table:table-cell office:value-type="float" office:value="0.00693674666846539">
            <text:p>0,00694</text:p>
          </table:table-cell>
          <table:table-cell office:value-type="float" office:value="1.58486894039204">
            <text:p>1,58487</text:p>
          </table:table-cell>
          <table:table-cell office:value-type="float" office:value="1.58578169088585">
            <text:p>1,58578</text:p>
          </table:table-cell>
        </table:table-row>
        <table:table-row table:style-name="ro2">
          <table:table-cell table:style-name="ce1" office:value-type="string">
            <text:p>2008.04.23</text:p>
          </table:table-cell>
          <table:table-cell office:value-type="float" office:value="1.5995">
            <text:p>1,59950</text:p>
          </table:table-cell>
          <table:table-cell office:value-type="float" office:value="1.5998">
            <text:p>1,59980</text:p>
          </table:table-cell>
          <table:table-cell office:value-type="float" office:value="1.5859">
            <text:p>1,58590</text:p>
          </table:table-cell>
          <table:table-cell office:value-type="float" office:value="1.5883">
            <text:p>1,58830</text:p>
          </table:table-cell>
          <table:table-cell table:formula="of:=([.E700]+[.D700]+[.C700])/3" office:value-type="float" office:value="1.59133333333333">
            <text:p>1,59133</text:p>
          </table:table-cell>
          <table:table-cell table:formula="of:=[.C700]-[.D700]" office:value-type="float" office:value="0.0139">
            <text:p>0,01390</text:p>
          </table:table-cell>
          <table:table-cell office:value-type="float" office:value="0.00693610516309006">
            <text:p>0,00694</text:p>
          </table:table-cell>
          <table:table-cell office:value-type="float" office:value="1.58791968539496">
            <text:p>1,58792</text:p>
          </table:table-cell>
          <table:table-cell office:value-type="float" office:value="1.58990816610633">
            <text:p>1,58991</text:p>
          </table:table-cell>
        </table:table-row>
        <table:table-row table:style-name="ro2">
          <table:table-cell table:style-name="ce1" office:value-type="string">
            <text:p>2008.04.24</text:p>
          </table:table-cell>
          <table:table-cell office:value-type="float" office:value="1.5882">
            <text:p>1,58820</text:p>
          </table:table-cell>
          <table:table-cell office:value-type="float" office:value="1.5889">
            <text:p>1,58890</text:p>
          </table:table-cell>
          <table:table-cell office:value-type="float" office:value="1.5638">
            <text:p>1,56380</text:p>
          </table:table-cell>
          <table:table-cell office:value-type="float" office:value="1.568">
            <text:p>1,56800</text:p>
          </table:table-cell>
          <table:table-cell table:formula="of:=([.E701]+[.D701]+[.C701])/3" office:value-type="float" office:value="1.57356666666667">
            <text:p>1,57357</text:p>
          </table:table-cell>
          <table:table-cell table:formula="of:=[.C701]-[.D701]" office:value-type="float" office:value="0.0250999999999999">
            <text:p>0,02510</text:p>
          </table:table-cell>
          <table:table-cell office:value-type="float" office:value="0.00698627575225803">
            <text:p>0,00699</text:p>
          </table:table-cell>
          <table:table-cell office:value-type="float" office:value="1.58814999825826">
            <text:p>1,58815</text:p>
          </table:table-cell>
          <table:table-cell office:value-type="float" office:value="1.58918861988686">
            <text:p>1,58919</text:p>
          </table:table-cell>
        </table:table-row>
        <table:table-row table:style-name="ro2">
          <table:table-cell table:style-name="ce1" office:value-type="string">
            <text:p>2008.04.25</text:p>
          </table:table-cell>
          <table:table-cell office:value-type="float" office:value="1.5681">
            <text:p>1,56810</text:p>
          </table:table-cell>
          <table:table-cell office:value-type="float" office:value="1.5707">
            <text:p>1,57070</text:p>
          </table:table-cell>
          <table:table-cell office:value-type="float" office:value="1.5554">
            <text:p>1,55540</text:p>
          </table:table-cell>
          <table:table-cell office:value-type="float" office:value="1.5629">
            <text:p>1,56290</text:p>
          </table:table-cell>
          <table:table-cell table:formula="of:=([.E702]+[.D702]+[.C702])/3" office:value-type="float" office:value="1.563">
            <text:p>1,56300</text:p>
          </table:table-cell>
          <table:table-cell table:formula="of:=[.C702]-[.D702]" office:value-type="float" office:value="0.0152999999999999">
            <text:p>0,01530</text:p>
          </table:table-cell>
          <table:table-cell office:value-type="float" office:value="0.00716371441182649">
            <text:p>0,00716</text:p>
          </table:table-cell>
          <table:table-cell office:value-type="float" office:value="1.58383048980408">
            <text:p>1,58383</text:p>
          </table:table-cell>
          <table:table-cell office:value-type="float" office:value="1.58333114792982">
            <text:p>1,58333</text:p>
          </table:table-cell>
        </table:table-row>
        <table:table-row table:style-name="ro2">
          <table:table-cell table:style-name="ce1" office:value-type="string">
            <text:p>2008.04.28</text:p>
          </table:table-cell>
          <table:table-cell office:value-type="float" office:value="1.5612">
            <text:p>1,56120</text:p>
          </table:table-cell>
          <table:table-cell office:value-type="float" office:value="1.5693">
            <text:p>1,56930</text:p>
          </table:table-cell>
          <table:table-cell office:value-type="float" office:value="1.5592">
            <text:p>1,55920</text:p>
          </table:table-cell>
          <table:table-cell office:value-type="float" office:value="1.5653">
            <text:p>1,56530</text:p>
          </table:table-cell>
          <table:table-cell table:formula="of:=([.E703]+[.D703]+[.C703])/3" office:value-type="float" office:value="1.5646">
            <text:p>1,56460</text:p>
          </table:table-cell>
          <table:table-cell table:formula="of:=[.C703]-[.D703]" office:value-type="float" office:value="0.0101">
            <text:p>0,01010</text:p>
          </table:table-cell>
          <table:table-cell office:value-type="float" office:value="0.0072721631490765">
            <text:p>0,00727</text:p>
          </table:table-cell>
          <table:table-cell office:value-type="float" office:value="1.57862821140487">
            <text:p>1,57863</text:p>
          </table:table-cell>
          <table:table-cell office:value-type="float" office:value="1.57786794130878">
            <text:p>1,57787</text:p>
          </table:table-cell>
        </table:table-row>
        <table:table-row table:style-name="ro2">
          <table:table-cell table:style-name="ce1" office:value-type="string">
            <text:p>2008.04.29</text:p>
          </table:table-cell>
          <table:table-cell office:value-type="float" office:value="1.5652">
            <text:p>1,56520</text:p>
          </table:table-cell>
          <table:table-cell office:value-type="float" office:value="1.5659">
            <text:p>1,56590</text:p>
          </table:table-cell>
          <table:table-cell office:value-type="float" office:value="1.5539">
            <text:p>1,55390</text:p>
          </table:table-cell>
          <table:table-cell office:value-type="float" office:value="1.5565">
            <text:p>1,55650</text:p>
          </table:table-cell>
          <table:table-cell table:formula="of:=([.E704]+[.D704]+[.C704])/3" office:value-type="float" office:value="1.55876666666667">
            <text:p>1,55877</text:p>
          </table:table-cell>
          <table:table-cell table:formula="of:=[.C704]-[.D704]" office:value-type="float" office:value="0.012">
            <text:p>0,01200</text:p>
          </table:table-cell>
          <table:table-cell office:value-type="float" office:value="0.00737924146689663">
            <text:p>0,00738</text:p>
          </table:table-cell>
          <table:table-cell office:value-type="float" office:value="1.57509884114227">
            <text:p>1,57510</text:p>
          </table:table-cell>
          <table:table-cell office:value-type="float" office:value="1.57454818305076">
            <text:p>1,57455</text:p>
          </table:table-cell>
        </table:table-row>
        <table:table-row table:style-name="ro2">
          <table:table-cell table:style-name="ce1" office:value-type="string">
            <text:p>2008.04.30</text:p>
          </table:table-cell>
          <table:table-cell office:value-type="float" office:value="1.5566">
            <text:p>1,55660</text:p>
          </table:table-cell>
          <table:table-cell office:value-type="float" office:value="1.5643">
            <text:p>1,56430</text:p>
          </table:table-cell>
          <table:table-cell office:value-type="float" office:value="1.5516">
            <text:p>1,55160</text:p>
          </table:table-cell>
          <table:table-cell office:value-type="float" office:value="1.5618">
            <text:p>1,56180</text:p>
          </table:table-cell>
          <table:table-cell table:formula="of:=([.E705]+[.D705]+[.C705])/3" office:value-type="float" office:value="1.55923333333333">
            <text:p>1,55923</text:p>
          </table:table-cell>
          <table:table-cell table:formula="of:=[.C705]-[.D705]" office:value-type="float" office:value="0.0126999999999999">
            <text:p>0,01270</text:p>
          </table:table-cell>
          <table:table-cell office:value-type="float" office:value="0.00756152314057898">
            <text:p>0,00756</text:p>
          </table:table-cell>
          <table:table-cell office:value-type="float" office:value="1.56963751819449">
            <text:p>1,56964</text:p>
          </table:table-cell>
          <table:table-cell office:value-type="float" office:value="1.56873559685278">
            <text:p>1,56874</text:p>
          </table:table-cell>
        </table:table-row>
        <table:table-row table:style-name="ro2">
          <table:table-cell table:style-name="ce1" office:value-type="string">
            <text:p>2008.05.01</text:p>
          </table:table-cell>
          <table:table-cell office:value-type="float" office:value="1.5619">
            <text:p>1,56190</text:p>
          </table:table-cell>
          <table:table-cell office:value-type="float" office:value="1.5643">
            <text:p>1,56430</text:p>
          </table:table-cell>
          <table:table-cell office:value-type="float" office:value="1.5429">
            <text:p>1,54290</text:p>
          </table:table-cell>
          <table:table-cell office:value-type="float" office:value="1.5468">
            <text:p>1,54680</text:p>
          </table:table-cell>
          <table:table-cell table:formula="of:=([.E706]+[.D706]+[.C706])/3" office:value-type="float" office:value="1.55133333333333">
            <text:p>1,55133</text:p>
          </table:table-cell>
          <table:table-cell table:formula="of:=[.C706]-[.D706]" office:value-type="float" office:value="0.0214000000000001">
            <text:p>0,02140</text:p>
          </table:table-cell>
          <table:table-cell office:value-type="float" office:value="0.00768216737987504">
            <text:p>0,00768</text:p>
          </table:table-cell>
          <table:table-cell office:value-type="float" office:value="1.56659288451694">
            <text:p>1,56659</text:p>
          </table:table-cell>
          <table:table-cell office:value-type="float" office:value="1.56602887209318">
            <text:p>1,56603</text:p>
          </table:table-cell>
        </table:table-row>
        <table:table-row table:style-name="ro2">
          <table:table-cell table:style-name="ce1" office:value-type="string">
            <text:p>2008.05.02</text:p>
          </table:table-cell>
          <table:table-cell office:value-type="float" office:value="1.5469">
            <text:p>1,54690</text:p>
          </table:table-cell>
          <table:table-cell office:value-type="float" office:value="1.5498">
            <text:p>1,54980</text:p>
          </table:table-cell>
          <table:table-cell office:value-type="float" office:value="1.536">
            <text:p>1,53600</text:p>
          </table:table-cell>
          <table:table-cell office:value-type="float" office:value="1.5423">
            <text:p>1,54230</text:p>
          </table:table-cell>
          <table:table-cell table:formula="of:=([.E707]+[.D707]+[.C707])/3" office:value-type="float" office:value="1.5427">
            <text:p>1,54270</text:p>
          </table:table-cell>
          <table:table-cell table:formula="of:=[.C707]-[.D707]" office:value-type="float" office:value="0.0138">
            <text:p>0,01380</text:p>
          </table:table-cell>
          <table:table-cell office:value-type="float" office:value="0.00786889516408487">
            <text:p>0,00787</text:p>
          </table:table-cell>
          <table:table-cell office:value-type="float" office:value="1.56199565099331">
            <text:p>1,56200</text:p>
          </table:table-cell>
          <table:table-cell office:value-type="float" office:value="1.56049597157915">
            <text:p>1,56050</text:p>
          </table:table-cell>
        </table:table-row>
        <table:table-row table:style-name="ro2">
          <table:table-cell table:style-name="ce1" office:value-type="string">
            <text:p>2008.05.05</text:p>
          </table:table-cell>
          <table:table-cell office:value-type="float" office:value="1.5429">
            <text:p>1,54290</text:p>
          </table:table-cell>
          <table:table-cell office:value-type="float" office:value="1.5519">
            <text:p>1,55190</text:p>
          </table:table-cell>
          <table:table-cell office:value-type="float" office:value="1.5423">
            <text:p>1,54230</text:p>
          </table:table-cell>
          <table:table-cell office:value-type="float" office:value="1.5498">
            <text:p>1,54980</text:p>
          </table:table-cell>
          <table:table-cell table:formula="of:=([.E708]+[.D708]+[.C708])/3" office:value-type="float" office:value="1.548">
            <text:p>1,54800</text:p>
          </table:table-cell>
          <table:table-cell table:formula="of:=[.C708]-[.D708]" office:value-type="float" office:value="0.00960000000000005">
            <text:p>0,00960</text:p>
          </table:table-cell>
          <table:table-cell office:value-type="float" office:value="0.00798034937419682">
            <text:p>0,00798</text:p>
          </table:table-cell>
          <table:table-cell office:value-type="float" office:value="1.55689875661608">
            <text:p>1,55690</text:p>
          </table:table-cell>
          <table:table-cell office:value-type="float" office:value="1.55541226258837">
            <text:p>1,55541</text:p>
          </table:table-cell>
        </table:table-row>
        <table:table-row table:style-name="ro2">
          <table:table-cell table:style-name="ce1" office:value-type="string">
            <text:p>2008.05.06</text:p>
          </table:table-cell>
          <table:table-cell office:value-type="float" office:value="1.5499">
            <text:p>1,54990</text:p>
          </table:table-cell>
          <table:table-cell office:value-type="float" office:value="1.5594">
            <text:p>1,55940</text:p>
          </table:table-cell>
          <table:table-cell office:value-type="float" office:value="1.5451">
            <text:p>1,54510</text:p>
          </table:table-cell>
          <table:table-cell office:value-type="float" office:value="1.5531">
            <text:p>1,55310</text:p>
          </table:table-cell>
          <table:table-cell table:formula="of:=([.E709]+[.D709]+[.C709])/3" office:value-type="float" office:value="1.55253333333333">
            <text:p>1,55253</text:p>
          </table:table-cell>
          <table:table-cell table:formula="of:=[.C709]-[.D709]" office:value-type="float" office:value="0.0143">
            <text:p>0,01430</text:p>
          </table:table-cell>
          <table:table-cell office:value-type="float" office:value="0.00803945297319384">
            <text:p>0,00804</text:p>
          </table:table-cell>
          <table:table-cell office:value-type="float" office:value="1.55499681371647">
            <text:p>1,55500</text:p>
          </table:table-cell>
          <table:table-cell office:value-type="float" office:value="1.55384358518766">
            <text:p>1,55384</text:p>
          </table:table-cell>
        </table:table-row>
        <table:table-row table:style-name="ro2">
          <table:table-cell table:style-name="ce1" office:value-type="string">
            <text:p>2008.05.07</text:p>
          </table:table-cell>
          <table:table-cell office:value-type="float" office:value="1.5532">
            <text:p>1,55320</text:p>
          </table:table-cell>
          <table:table-cell office:value-type="float" office:value="1.5538">
            <text:p>1,55380</text:p>
          </table:table-cell>
          <table:table-cell office:value-type="float" office:value="1.5365">
            <text:p>1,53650</text:p>
          </table:table-cell>
          <table:table-cell office:value-type="float" office:value="1.5396">
            <text:p>1,53960</text:p>
          </table:table-cell>
          <table:table-cell table:formula="of:=([.E710]+[.D710]+[.C710])/3" office:value-type="float" office:value="1.5433">
            <text:p>1,54330</text:p>
          </table:table-cell>
          <table:table-cell table:formula="of:=[.C710]-[.D710]" office:value-type="float" office:value="0.0173000000000001">
            <text:p>0,01730</text:p>
          </table:table-cell>
          <table:table-cell office:value-type="float" office:value="0.00810035932379003">
            <text:p>0,00810</text:p>
          </table:table-cell>
          <table:table-cell office:value-type="float" office:value="1.55398670358772">
            <text:p>1,55399</text:p>
          </table:table-cell>
          <table:table-cell office:value-type="float" office:value="1.55345341549611">
            <text:p>1,55345</text:p>
          </table:table-cell>
        </table:table-row>
        <table:table-row table:style-name="ro2">
          <table:table-cell table:style-name="ce1" office:value-type="string">
            <text:p>2008.05.08</text:p>
          </table:table-cell>
          <table:table-cell office:value-type="float" office:value="1.5398">
            <text:p>1,53980</text:p>
          </table:table-cell>
          <table:table-cell office:value-type="float" office:value="1.544">
            <text:p>1,54400</text:p>
          </table:table-cell>
          <table:table-cell office:value-type="float" office:value="1.5284">
            <text:p>1,52840</text:p>
          </table:table-cell>
          <table:table-cell office:value-type="float" office:value="1.5404">
            <text:p>1,54040</text:p>
          </table:table-cell>
          <table:table-cell table:formula="of:=([.E711]+[.D711]+[.C711])/3" office:value-type="float" office:value="1.5376">
            <text:p>1,53760</text:p>
          </table:table-cell>
          <table:table-cell table:formula="of:=[.C711]-[.D711]" office:value-type="float" office:value="0.0156000000000001">
            <text:p>0,01560</text:p>
          </table:table-cell>
          <table:table-cell office:value-type="float" office:value="0.00823750864313671">
            <text:p>0,00824</text:p>
          </table:table-cell>
          <table:table-cell office:value-type="float" office:value="1.55059519800977">
            <text:p>1,55060</text:p>
          </table:table-cell>
          <table:table-cell office:value-type="float" office:value="1.54936787930955">
            <text:p>1,54937</text:p>
          </table:table-cell>
        </table:table-row>
        <table:table-row table:style-name="ro2">
          <table:table-cell table:style-name="ce1" office:value-type="string">
            <text:p>2008.05.09</text:p>
          </table:table-cell>
          <table:table-cell office:value-type="float" office:value="1.5403">
            <text:p>1,54030</text:p>
          </table:table-cell>
          <table:table-cell office:value-type="float" office:value="1.5489">
            <text:p>1,54890</text:p>
          </table:table-cell>
          <table:table-cell office:value-type="float" office:value="1.5393">
            <text:p>1,53930</text:p>
          </table:table-cell>
          <table:table-cell office:value-type="float" office:value="1.548">
            <text:p>1,54800</text:p>
          </table:table-cell>
          <table:table-cell table:formula="of:=([.E712]+[.D712]+[.C712])/3" office:value-type="float" office:value="1.5454">
            <text:p>1,54540</text:p>
          </table:table-cell>
          <table:table-cell table:formula="of:=[.C712]-[.D712]" office:value-type="float" office:value="0.00960000000000028">
            <text:p>0,00960</text:p>
          </table:table-cell>
          <table:table-cell office:value-type="float" office:value="0.00831404019322247">
            <text:p>0,00831</text:p>
          </table:table-cell>
          <table:table-cell office:value-type="float" office:value="1.54747192122484">
            <text:p>1,54747</text:p>
          </table:table-cell>
          <table:table-cell office:value-type="float" office:value="1.54674542321261">
            <text:p>1,54675</text:p>
          </table:table-cell>
        </table:table-row>
        <table:table-row table:style-name="ro2">
          <table:table-cell table:style-name="ce1" office:value-type="string">
            <text:p>2008.05.12</text:p>
          </table:table-cell>
          <table:table-cell office:value-type="float" office:value="1.5457">
            <text:p>1,54570</text:p>
          </table:table-cell>
          <table:table-cell office:value-type="float" office:value="1.5569">
            <text:p>1,55690</text:p>
          </table:table-cell>
          <table:table-cell office:value-type="float" office:value="1.5365">
            <text:p>1,53650</text:p>
          </table:table-cell>
          <table:table-cell office:value-type="float" office:value="1.5539">
            <text:p>1,55390</text:p>
          </table:table-cell>
          <table:table-cell table:formula="of:=([.E713]+[.D713]+[.C713])/3" office:value-type="float" office:value="1.5491">
            <text:p>1,54910</text:p>
          </table:table-cell>
          <table:table-cell table:formula="of:=[.C713]-[.D713]" office:value-type="float" office:value="0.0204000000000002">
            <text:p>0,02040</text:p>
          </table:table-cell>
          <table:table-cell office:value-type="float" office:value="0.00830179405751161">
            <text:p>0,00830</text:p>
          </table:table-cell>
          <table:table-cell office:value-type="float" office:value="1.54753759753037">
            <text:p>1,54754</text:p>
          </table:table-cell>
          <table:table-cell office:value-type="float" office:value="1.54750924642791">
            <text:p>1,54751</text:p>
          </table:table-cell>
        </table:table-row>
        <table:table-row table:style-name="ro2">
          <table:table-cell table:style-name="ce1" office:value-type="string">
            <text:p>2008.05.13</text:p>
          </table:table-cell>
          <table:table-cell office:value-type="float" office:value="1.554">
            <text:p>1,55400</text:p>
          </table:table-cell>
          <table:table-cell office:value-type="float" office:value="1.5565">
            <text:p>1,55650</text:p>
          </table:table-cell>
          <table:table-cell office:value-type="float" office:value="1.543">
            <text:p>1,54300</text:p>
          </table:table-cell>
          <table:table-cell office:value-type="float" office:value="1.5468">
            <text:p>1,54680</text:p>
          </table:table-cell>
          <table:table-cell table:formula="of:=([.E714]+[.D714]+[.C714])/3" office:value-type="float" office:value="1.54876666666667">
            <text:p>1,54877</text:p>
          </table:table-cell>
          <table:table-cell table:formula="of:=[.C714]-[.D714]" office:value-type="float" office:value="0.0134999999999998">
            <text:p>0,01350</text:p>
          </table:table-cell>
          <table:table-cell office:value-type="float" office:value="0.00836042528699734">
            <text:p>0,00836</text:p>
          </table:table-cell>
          <table:table-cell office:value-type="float" office:value="1.54770213134029">
            <text:p>1,54770</text:p>
          </table:table-cell>
          <table:table-cell office:value-type="float" office:value="1.54916701793834">
            <text:p>1,54917</text:p>
          </table:table-cell>
        </table:table-row>
        <table:table-row table:style-name="ro2">
          <table:table-cell table:style-name="ce1" office:value-type="string">
            <text:p>2008.05.14</text:p>
          </table:table-cell>
          <table:table-cell office:value-type="float" office:value="1.5469">
            <text:p>1,54690</text:p>
          </table:table-cell>
          <table:table-cell office:value-type="float" office:value="1.5485">
            <text:p>1,54850</text:p>
          </table:table-cell>
          <table:table-cell office:value-type="float" office:value="1.5396">
            <text:p>1,53960</text:p>
          </table:table-cell>
          <table:table-cell office:value-type="float" office:value="1.5476">
            <text:p>1,54760</text:p>
          </table:table-cell>
          <table:table-cell table:formula="of:=([.E715]+[.D715]+[.C715])/3" office:value-type="float" office:value="1.54523333333333">
            <text:p>1,54523</text:p>
          </table:table-cell>
          <table:table-cell table:formula="of:=[.C715]-[.D715]" office:value-type="float" office:value="0.00889999999999991">
            <text:p>0,00890</text:p>
          </table:table-cell>
          <table:table-cell office:value-type="float" office:value="0.00841203792836257">
            <text:p>0,00841</text:p>
          </table:table-cell>
          <table:table-cell office:value-type="float" office:value="1.54773988827346">
            <text:p>1,54774</text:p>
          </table:table-cell>
          <table:table-cell office:value-type="float" office:value="1.54826945066447">
            <text:p>1,54827</text:p>
          </table:table-cell>
        </table:table-row>
        <table:table-row table:style-name="ro2">
          <table:table-cell table:style-name="ce1" office:value-type="string">
            <text:p>2008.05.15</text:p>
          </table:table-cell>
          <table:table-cell office:value-type="float" office:value="1.5475">
            <text:p>1,54750</text:p>
          </table:table-cell>
          <table:table-cell office:value-type="float" office:value="1.5546">
            <text:p>1,55460</text:p>
          </table:table-cell>
          <table:table-cell office:value-type="float" office:value="1.5419">
            <text:p>1,54190</text:p>
          </table:table-cell>
          <table:table-cell office:value-type="float" office:value="1.5442">
            <text:p>1,54420</text:p>
          </table:table-cell>
          <table:table-cell table:formula="of:=([.E716]+[.D716]+[.C716])/3" office:value-type="float" office:value="1.5469">
            <text:p>1,54690</text:p>
          </table:table-cell>
          <table:table-cell table:formula="of:=[.C716]-[.D716]" office:value-type="float" office:value="0.0126999999999999">
            <text:p>0,01270</text:p>
          </table:table-cell>
          <table:table-cell office:value-type="float" office:value="0.00839746777090718">
            <text:p>0,00840</text:p>
          </table:table-cell>
          <table:table-cell office:value-type="float" office:value="1.54753464216202">
            <text:p>1,54753</text:p>
          </table:table-cell>
          <table:table-cell office:value-type="float" office:value="1.54812616654351">
            <text:p>1,54813</text:p>
          </table:table-cell>
        </table:table-row>
        <table:table-row table:style-name="ro2">
          <table:table-cell table:style-name="ce1" office:value-type="string">
            <text:p>2008.05.16</text:p>
          </table:table-cell>
          <table:table-cell office:value-type="float" office:value="1.5445">
            <text:p>1,54450</text:p>
          </table:table-cell>
          <table:table-cell office:value-type="float" office:value="1.5601">
            <text:p>1,56010</text:p>
          </table:table-cell>
          <table:table-cell office:value-type="float" office:value="1.5437">
            <text:p>1,54370</text:p>
          </table:table-cell>
          <table:table-cell office:value-type="float" office:value="1.5576">
            <text:p>1,55760</text:p>
          </table:table-cell>
          <table:table-cell table:formula="of:=([.E717]+[.D717]+[.C717])/3" office:value-type="float" office:value="1.5538">
            <text:p>1,55380</text:p>
          </table:table-cell>
          <table:table-cell table:formula="of:=[.C717]-[.D717]" office:value-type="float" office:value="0.0164">
            <text:p>0,01640</text:p>
          </table:table-cell>
          <table:table-cell office:value-type="float" office:value="0.0083957625810611">
            <text:p>0,00840</text:p>
          </table:table-cell>
          <table:table-cell office:value-type="float" office:value="1.54744361953664">
            <text:p>1,54744</text:p>
          </table:table-cell>
          <table:table-cell office:value-type="float" office:value="1.54748937899895">
            <text:p>1,54749</text:p>
          </table:table-cell>
        </table:table-row>
        <table:table-row table:style-name="ro2">
          <table:table-cell table:style-name="ce1" office:value-type="string">
            <text:p>2008.05.19</text:p>
          </table:table-cell>
          <table:table-cell office:value-type="float" office:value="1.5596">
            <text:p>1,55960</text:p>
          </table:table-cell>
          <table:table-cell office:value-type="float" office:value="1.5632">
            <text:p>1,56320</text:p>
          </table:table-cell>
          <table:table-cell office:value-type="float" office:value="1.5487">
            <text:p>1,54870</text:p>
          </table:table-cell>
          <table:table-cell office:value-type="float" office:value="1.5518">
            <text:p>1,55180</text:p>
          </table:table-cell>
          <table:table-cell table:formula="of:=([.E718]+[.D718]+[.C718])/3" office:value-type="float" office:value="1.55456666666667">
            <text:p>1,55457</text:p>
          </table:table-cell>
          <table:table-cell table:formula="of:=[.C718]-[.D718]" office:value-type="float" office:value="0.0145">
            <text:p>0,01450</text:p>
          </table:table-cell>
          <table:table-cell office:value-type="float" office:value="0.00837504206984474">
            <text:p>0,00838</text:p>
          </table:table-cell>
          <table:table-cell office:value-type="float" office:value="1.54936776589763">
            <text:p>1,54937</text:p>
          </table:table-cell>
          <table:table-cell office:value-type="float" office:value="1.55044394634119">
            <text:p>1,55044</text:p>
          </table:table-cell>
        </table:table-row>
        <table:table-row table:style-name="ro2">
          <table:table-cell table:style-name="ce1" office:value-type="string">
            <text:p>2008.05.20</text:p>
          </table:table-cell>
          <table:table-cell office:value-type="float" office:value="1.5519">
            <text:p>1,55190</text:p>
          </table:table-cell>
          <table:table-cell office:value-type="float" office:value="1.568">
            <text:p>1,56800</text:p>
          </table:table-cell>
          <table:table-cell office:value-type="float" office:value="1.5503">
            <text:p>1,55030</text:p>
          </table:table-cell>
          <table:table-cell office:value-type="float" office:value="1.5653">
            <text:p>1,56530</text:p>
          </table:table-cell>
          <table:table-cell table:formula="of:=([.E719]+[.D719]+[.C719])/3" office:value-type="float" office:value="1.5612">
            <text:p>1,56120</text:p>
          </table:table-cell>
          <table:table-cell table:formula="of:=[.C719]-[.D719]" office:value-type="float" office:value="0.0177000000000001">
            <text:p>0,01770</text:p>
          </table:table-cell>
          <table:table-cell office:value-type="float" office:value="0.00840204840326378">
            <text:p>0,00840</text:p>
          </table:table-cell>
          <table:table-cell office:value-type="float" office:value="1.55057989700153">
            <text:p>1,55058</text:p>
          </table:table-cell>
          <table:table-cell office:value-type="float" office:value="1.55087030329079">
            <text:p>1,55087</text:p>
          </table:table-cell>
        </table:table-row>
        <table:table-row table:style-name="ro2">
          <table:table-cell table:style-name="ce1" office:value-type="string">
            <text:p>2008.05.21</text:p>
          </table:table-cell>
          <table:table-cell office:value-type="float" office:value="1.5652">
            <text:p>1,56520</text:p>
          </table:table-cell>
          <table:table-cell office:value-type="float" office:value="1.5797">
            <text:p>1,57970</text:p>
          </table:table-cell>
          <table:table-cell office:value-type="float" office:value="1.5631">
            <text:p>1,56310</text:p>
          </table:table-cell>
          <table:table-cell office:value-type="float" office:value="1.5794">
            <text:p>1,57940</text:p>
          </table:table-cell>
          <table:table-cell table:formula="of:=([.E720]+[.D720]+[.C720])/3" office:value-type="float" office:value="1.57406666666667">
            <text:p>1,57407</text:p>
          </table:table-cell>
          <table:table-cell table:formula="of:=[.C720]-[.D720]" office:value-type="float" office:value="0.0165999999999999">
            <text:p>0,01660</text:p>
          </table:table-cell>
          <table:table-cell office:value-type="float" office:value="0.00836479724918265">
            <text:p>0,00836</text:p>
          </table:table-cell>
          <table:table-cell office:value-type="float" office:value="1.55363291305967">
            <text:p>1,55363</text:p>
          </table:table-cell>
          <table:table-cell office:value-type="float" office:value="1.55474124357363">
            <text:p>1,55474</text:p>
          </table:table-cell>
        </table:table-row>
        <table:table-row table:style-name="ro2">
          <table:table-cell table:style-name="ce1" office:value-type="string">
            <text:p>2008.05.22</text:p>
          </table:table-cell>
          <table:table-cell office:value-type="float" office:value="1.5793">
            <text:p>1,57930</text:p>
          </table:table-cell>
          <table:table-cell office:value-type="float" office:value="1.5813">
            <text:p>1,58130</text:p>
          </table:table-cell>
          <table:table-cell office:value-type="float" office:value="1.5691">
            <text:p>1,56910</text:p>
          </table:table-cell>
          <table:table-cell office:value-type="float" office:value="1.5723">
            <text:p>1,57230</text:p>
          </table:table-cell>
          <table:table-cell table:formula="of:=([.E721]+[.D721]+[.C721])/3" office:value-type="float" office:value="1.57423333333333">
            <text:p>1,57423</text:p>
          </table:table-cell>
          <table:table-cell table:formula="of:=[.C721]-[.D721]" office:value-type="float" office:value="0.0122">
            <text:p>0,01220</text:p>
          </table:table-cell>
          <table:table-cell office:value-type="float" office:value="0.008265503236162">
            <text:p>0,00827</text:p>
          </table:table-cell>
          <table:table-cell office:value-type="float" office:value="1.5596444745402">
            <text:p>1,55964</text:p>
          </table:table-cell>
          <table:table-cell office:value-type="float" office:value="1.56182896882471">
            <text:p>1,56183</text:p>
          </table:table-cell>
        </table:table-row>
        <table:table-row table:style-name="ro2">
          <table:table-cell table:style-name="ce1" office:value-type="string">
            <text:p>2008.05.23</text:p>
          </table:table-cell>
          <table:table-cell office:value-type="float" office:value="1.5724">
            <text:p>1,57240</text:p>
          </table:table-cell>
          <table:table-cell office:value-type="float" office:value="1.5794">
            <text:p>1,57940</text:p>
          </table:table-cell>
          <table:table-cell office:value-type="float" office:value="1.5696">
            <text:p>1,56960</text:p>
          </table:table-cell>
          <table:table-cell office:value-type="float" office:value="1.5761">
            <text:p>1,57610</text:p>
          </table:table-cell>
          <table:table-cell table:formula="of:=([.E722]+[.D722]+[.C722])/3" office:value-type="float" office:value="1.57503333333333">
            <text:p>1,57503</text:p>
          </table:table-cell>
          <table:table-cell table:formula="of:=[.C722]-[.D722]" office:value-type="float" office:value="0.00980000000000025">
            <text:p>0,00980</text:p>
          </table:table-cell>
          <table:table-cell office:value-type="float" office:value="0.00820244395011">
            <text:p>0,00820</text:p>
          </table:table-cell>
          <table:table-cell office:value-type="float" office:value="1.56352939237684">
            <text:p>1,56353</text:p>
          </table:table-cell>
          <table:table-cell office:value-type="float" office:value="1.56512212300507">
            <text:p>1,56512</text:p>
          </table:table-cell>
        </table:table-row>
        <table:table-row table:style-name="ro2">
          <table:table-cell table:style-name="ce1" office:value-type="string">
            <text:p>2008.05.26</text:p>
          </table:table-cell>
          <table:table-cell office:value-type="float" office:value="1.5769">
            <text:p>1,57690</text:p>
          </table:table-cell>
          <table:table-cell office:value-type="float" office:value="1.5791">
            <text:p>1,57910</text:p>
          </table:table-cell>
          <table:table-cell office:value-type="float" office:value="1.5741">
            <text:p>1,57410</text:p>
          </table:table-cell>
          <table:table-cell office:value-type="float" office:value="1.5773">
            <text:p>1,57730</text:p>
          </table:table-cell>
          <table:table-cell table:formula="of:=([.E723]+[.D723]+[.C723])/3" office:value-type="float" office:value="1.57683333333333">
            <text:p>1,57683</text:p>
          </table:table-cell>
          <table:table-cell table:formula="of:=[.C723]-[.D723]" office:value-type="float" office:value="0.00499999999999989">
            <text:p>0,00500</text:p>
          </table:table-cell>
          <table:table-cell office:value-type="float" office:value="0.00810959966300543">
            <text:p>0,00811</text:p>
          </table:table-cell>
          <table:table-cell office:value-type="float" office:value="1.56693709591461">
            <text:p>1,56694</text:p>
          </table:table-cell>
          <table:table-cell office:value-type="float" office:value="1.56829684639949">
            <text:p>1,56830</text:p>
          </table:table-cell>
        </table:table-row>
        <table:table-row table:style-name="ro2">
          <table:table-cell table:style-name="ce1" office:value-type="string">
            <text:p>2008.05.27</text:p>
          </table:table-cell>
          <table:table-cell office:value-type="float" office:value="1.5774">
            <text:p>1,57740</text:p>
          </table:table-cell>
          <table:table-cell office:value-type="float" office:value="1.5818">
            <text:p>1,58180</text:p>
          </table:table-cell>
          <table:table-cell office:value-type="float" office:value="1.5671">
            <text:p>1,56710</text:p>
          </table:table-cell>
          <table:table-cell office:value-type="float" office:value="1.5678">
            <text:p>1,56780</text:p>
          </table:table-cell>
          <table:table-cell table:formula="of:=([.E724]+[.D724]+[.C724])/3" office:value-type="float" office:value="1.57223333333333">
            <text:p>1,57223</text:p>
          </table:table-cell>
          <table:table-cell table:formula="of:=[.C724]-[.D724]" office:value-type="float" office:value="0.0146999999999999">
            <text:p>0,01470</text:p>
          </table:table-cell>
          <table:table-cell office:value-type="float" office:value="0.00800448125700401">
            <text:p>0,00800</text:p>
          </table:table-cell>
          <table:table-cell office:value-type="float" office:value="1.57005316439823">
            <text:p>1,57005</text:p>
          </table:table-cell>
          <table:table-cell office:value-type="float" office:value="1.5712514447534">
            <text:p>1,57125</text:p>
          </table:table-cell>
        </table:table-row>
        <table:table-row table:style-name="ro2">
          <table:table-cell table:style-name="ce1" office:value-type="string">
            <text:p>2008.05.28</text:p>
          </table:table-cell>
          <table:table-cell office:value-type="float" office:value="1.5677">
            <text:p>1,56770</text:p>
          </table:table-cell>
          <table:table-cell office:value-type="float" office:value="1.576">
            <text:p>1,57600</text:p>
          </table:table-cell>
          <table:table-cell office:value-type="float" office:value="1.5609">
            <text:p>1,56090</text:p>
          </table:table-cell>
          <table:table-cell office:value-type="float" office:value="1.5646">
            <text:p>1,56460</text:p>
          </table:table-cell>
          <table:table-cell table:formula="of:=([.E725]+[.D725]+[.C725])/3" office:value-type="float" office:value="1.56716666666667">
            <text:p>1,56717</text:p>
          </table:table-cell>
          <table:table-cell table:formula="of:=[.C725]-[.D725]" office:value-type="float" office:value="0.0150999999999999">
            <text:p>0,01510</text:p>
          </table:table-cell>
          <table:table-cell office:value-type="float" office:value="0.00802583528109719">
            <text:p>0,00803</text:p>
          </table:table-cell>
          <table:table-cell office:value-type="float" office:value="1.57028610021268">
            <text:p>1,57029</text:p>
          </table:table-cell>
          <table:table-cell office:value-type="float" office:value="1.57072826496096">
            <text:p>1,57073</text:p>
          </table:table-cell>
        </table:table-row>
        <table:table-row table:style-name="ro2">
          <table:table-cell table:style-name="ce1" office:value-type="string">
            <text:p>2008.05.29</text:p>
          </table:table-cell>
          <table:table-cell office:value-type="float" office:value="1.5647">
            <text:p>1,56470</text:p>
          </table:table-cell>
          <table:table-cell office:value-type="float" office:value="1.5663">
            <text:p>1,56630</text:p>
          </table:table-cell>
          <table:table-cell office:value-type="float" office:value="1.5485">
            <text:p>1,54850</text:p>
          </table:table-cell>
          <table:table-cell office:value-type="float" office:value="1.5511">
            <text:p>1,55110</text:p>
          </table:table-cell>
          <table:table-cell table:formula="of:=([.E726]+[.D726]+[.C726])/3" office:value-type="float" office:value="1.5553">
            <text:p>1,55530</text:p>
          </table:table-cell>
          <table:table-cell table:formula="of:=[.C726]-[.D726]" office:value-type="float" office:value="0.0178">
            <text:p>0,01780</text:p>
          </table:table-cell>
          <table:table-cell office:value-type="float" office:value="0.00808898510298257">
            <text:p>0,00809</text:p>
          </table:table-cell>
          <table:table-cell office:value-type="float" office:value="1.56919275468693">
            <text:p>1,56919</text:p>
          </table:table-cell>
          <table:table-cell office:value-type="float" office:value="1.56889052081009">
            <text:p>1,56889</text:p>
          </table:table-cell>
        </table:table-row>
        <table:table-row table:style-name="ro2">
          <table:table-cell table:style-name="ce1" office:value-type="string">
            <text:p>2008.05.30</text:p>
          </table:table-cell>
          <table:table-cell office:value-type="float" office:value="1.5512">
            <text:p>1,55120</text:p>
          </table:table-cell>
          <table:table-cell office:value-type="float" office:value="1.5567">
            <text:p>1,55670</text:p>
          </table:table-cell>
          <table:table-cell office:value-type="float" office:value="1.5462">
            <text:p>1,54620</text:p>
          </table:table-cell>
          <table:table-cell office:value-type="float" office:value="1.5554">
            <text:p>1,55540</text:p>
          </table:table-cell>
          <table:table-cell table:formula="of:=([.E727]+[.D727]+[.C727])/3" office:value-type="float" office:value="1.55276666666667">
            <text:p>1,55277</text:p>
          </table:table-cell>
          <table:table-cell table:formula="of:=[.C727]-[.D727]" office:value-type="float" office:value="0.0105">
            <text:p>0,01050</text:p>
          </table:table-cell>
          <table:table-cell office:value-type="float" office:value="0.00824643644785169">
            <text:p>0,00825</text:p>
          </table:table-cell>
          <table:table-cell office:value-type="float" office:value="1.56520189946172">
            <text:p>1,56520</text:p>
          </table:table-cell>
          <table:table-cell office:value-type="float" office:value="1.56395274473069">
            <text:p>1,56395</text:p>
          </table:table-cell>
        </table:table-row>
        <table:table-row table:style-name="ro2">
          <table:table-cell table:style-name="ce1" office:value-type="string">
            <text:p>2008.06.02</text:p>
          </table:table-cell>
          <table:table-cell office:value-type="float" office:value="1.5561">
            <text:p>1,55610</text:p>
          </table:table-cell>
          <table:table-cell office:value-type="float" office:value="1.5588">
            <text:p>1,55880</text:p>
          </table:table-cell>
          <table:table-cell office:value-type="float" office:value="1.5486">
            <text:p>1,54860</text:p>
          </table:table-cell>
          <table:table-cell office:value-type="float" office:value="1.5539">
            <text:p>1,55390</text:p>
          </table:table-cell>
          <table:table-cell table:formula="of:=([.E728]+[.D728]+[.C728])/3" office:value-type="float" office:value="1.55376666666667">
            <text:p>1,55377</text:p>
          </table:table-cell>
          <table:table-cell table:formula="of:=[.C728]-[.D728]" office:value-type="float" office:value="0.0102000000000002">
            <text:p>0,01020</text:p>
          </table:table-cell>
          <table:table-cell office:value-type="float" office:value="0.00833632689912255">
            <text:p>0,00834</text:p>
          </table:table-cell>
          <table:table-cell office:value-type="float" office:value="1.56185619030786">
            <text:p>1,56186</text:p>
          </table:table-cell>
          <table:table-cell office:value-type="float" office:value="1.5612475854103">
            <text:p>1,56125</text:p>
          </table:table-cell>
        </table:table-row>
        <table:table-row table:style-name="ro2">
          <table:table-cell table:style-name="ce1" office:value-type="string">
            <text:p>2008.06.03</text:p>
          </table:table-cell>
          <table:table-cell office:value-type="float" office:value="1.554">
            <text:p>1,55400</text:p>
          </table:table-cell>
          <table:table-cell office:value-type="float" office:value="1.5628">
            <text:p>1,56280</text:p>
          </table:table-cell>
          <table:table-cell office:value-type="float" office:value="1.541">
            <text:p>1,54100</text:p>
          </table:table-cell>
          <table:table-cell office:value-type="float" office:value="1.5433">
            <text:p>1,54330</text:p>
          </table:table-cell>
          <table:table-cell table:formula="of:=([.E729]+[.D729]+[.C729])/3" office:value-type="float" office:value="1.54903333333333">
            <text:p>1,54903</text:p>
          </table:table-cell>
          <table:table-cell table:formula="of:=[.C729]-[.D729]" office:value-type="float" office:value="0.0218000000000003">
            <text:p>0,02180</text:p>
          </table:table-cell>
          <table:table-cell office:value-type="float" office:value="0.00845522389345551">
            <text:p>0,00846</text:p>
          </table:table-cell>
          <table:table-cell office:value-type="float" office:value="1.55945028787012">
            <text:p>1,55945</text:p>
          </table:table-cell>
          <table:table-cell office:value-type="float" office:value="1.55890402506018">
            <text:p>1,55890</text:p>
          </table:table-cell>
        </table:table-row>
        <table:table-row table:style-name="ro2">
          <table:table-cell table:style-name="ce1" office:value-type="string">
            <text:p>2008.06.04</text:p>
          </table:table-cell>
          <table:table-cell office:value-type="float" office:value="1.5435">
            <text:p>1,54350</text:p>
          </table:table-cell>
          <table:table-cell office:value-type="float" office:value="1.5483">
            <text:p>1,54830</text:p>
          </table:table-cell>
          <table:table-cell office:value-type="float" office:value="1.5419">
            <text:p>1,54190</text:p>
          </table:table-cell>
          <table:table-cell office:value-type="float" office:value="1.5426">
            <text:p>1,54260</text:p>
          </table:table-cell>
          <table:table-cell table:formula="of:=([.E730]+[.D730]+[.C730])/3" office:value-type="float" office:value="1.54426666666667">
            <text:p>1,54427</text:p>
          </table:table-cell>
          <table:table-cell table:formula="of:=[.C730]-[.D730]" office:value-type="float" office:value="0.00639999999999996">
            <text:p>0,00640</text:p>
          </table:table-cell>
          <table:table-cell office:value-type="float" office:value="0.00865183590146978">
            <text:p>0,00865</text:p>
          </table:table-cell>
          <table:table-cell office:value-type="float" office:value="1.55569308977857">
            <text:p>1,55569</text:p>
          </table:table-cell>
          <table:table-cell office:value-type="float" office:value="1.55411748383275">
            <text:p>1,55412</text:p>
          </table:table-cell>
        </table:table-row>
        <table:table-row table:style-name="ro2">
          <table:table-cell table:style-name="ce1" office:value-type="string">
            <text:p>2008.06.05</text:p>
          </table:table-cell>
          <table:table-cell office:value-type="float" office:value="1.5427">
            <text:p>1,54270</text:p>
          </table:table-cell>
          <table:table-cell office:value-type="float" office:value="1.56">
            <text:p>1,56000</text:p>
          </table:table-cell>
          <table:table-cell office:value-type="float" office:value="1.5365">
            <text:p>1,53650</text:p>
          </table:table-cell>
          <table:table-cell office:value-type="float" office:value="1.5581">
            <text:p>1,55810</text:p>
          </table:table-cell>
          <table:table-cell table:formula="of:=([.E731]+[.D731]+[.C731])/3" office:value-type="float" office:value="1.55153333333333">
            <text:p>1,55153</text:p>
          </table:table-cell>
          <table:table-cell table:formula="of:=[.C731]-[.D731]" office:value-type="float" office:value="0.0235000000000001">
            <text:p>0,02350</text:p>
          </table:table-cell>
          <table:table-cell office:value-type="float" office:value="0.00871866469283163">
            <text:p>0,00872</text:p>
          </table:table-cell>
          <table:table-cell office:value-type="float" office:value="1.55276745847227">
            <text:p>1,55277</text:p>
          </table:table-cell>
          <table:table-cell office:value-type="float" office:value="1.55048500094979">
            <text:p>1,55049</text:p>
          </table:table-cell>
        </table:table-row>
        <table:table-row table:style-name="ro2">
          <table:table-cell table:style-name="ce1" office:value-type="string">
            <text:p>2008.06.06</text:p>
          </table:table-cell>
          <table:table-cell office:value-type="float" office:value="1.5583">
            <text:p>1,55830</text:p>
          </table:table-cell>
          <table:table-cell office:value-type="float" office:value="1.5777">
            <text:p>1,57770</text:p>
          </table:table-cell>
          <table:table-cell office:value-type="float" office:value="1.5571">
            <text:p>1,55710</text:p>
          </table:table-cell>
          <table:table-cell office:value-type="float" office:value="1.5777">
            <text:p>1,57770</text:p>
          </table:table-cell>
          <table:table-cell table:formula="of:=([.E732]+[.D732]+[.C732])/3" office:value-type="float" office:value="1.57083333333333">
            <text:p>1,57083</text:p>
          </table:table-cell>
          <table:table-cell table:formula="of:=[.C732]-[.D732]" office:value-type="float" office:value="0.0206">
            <text:p>0,02060</text:p>
          </table:table-cell>
          <table:table-cell office:value-type="float" office:value="0.00878293613293621">
            <text:p>0,00878</text:p>
          </table:table-cell>
          <table:table-cell office:value-type="float" office:value="1.55273887473548">
            <text:p>1,55274</text:p>
          </table:table-cell>
          <table:table-cell office:value-type="float" office:value="1.55250710544664">
            <text:p>1,55251</text:p>
          </table:table-cell>
        </table:table-row>
        <table:table-row table:style-name="ro2">
          <table:table-cell table:style-name="ce1" office:value-type="string">
            <text:p>2008.06.09</text:p>
          </table:table-cell>
          <table:table-cell office:value-type="float" office:value="1.5791">
            <text:p>1,57910</text:p>
          </table:table-cell>
          <table:table-cell office:value-type="float" office:value="1.5843">
            <text:p>1,58430</text:p>
          </table:table-cell>
          <table:table-cell office:value-type="float" office:value="1.5618">
            <text:p>1,56180</text:p>
          </table:table-cell>
          <table:table-cell office:value-type="float" office:value="1.5641">
            <text:p>1,56410</text:p>
          </table:table-cell>
          <table:table-cell table:formula="of:=([.E733]+[.D733]+[.C733])/3" office:value-type="float" office:value="1.57006666666667">
            <text:p>1,57007</text:p>
          </table:table-cell>
          <table:table-cell table:formula="of:=[.C733]-[.D733]" office:value-type="float" office:value="0.0225">
            <text:p>0,02250</text:p>
          </table:table-cell>
          <table:table-cell office:value-type="float" office:value="0.00873699905543754">
            <text:p>0,00874</text:p>
          </table:table-cell>
          <table:table-cell office:value-type="float" office:value="1.55764189846037">
            <text:p>1,55764</text:p>
          </table:table-cell>
          <table:table-cell office:value-type="float" office:value="1.55936262889434">
            <text:p>1,55936</text:p>
          </table:table-cell>
        </table:table-row>
        <table:table-row table:style-name="ro2">
          <table:table-cell table:style-name="ce1" office:value-type="string">
            <text:p>2008.06.10</text:p>
          </table:table-cell>
          <table:table-cell office:value-type="float" office:value="1.564">
            <text:p>1,56400</text:p>
          </table:table-cell>
          <table:table-cell office:value-type="float" office:value="1.5653">
            <text:p>1,56530</text:p>
          </table:table-cell>
          <table:table-cell office:value-type="float" office:value="1.544">
            <text:p>1,54400</text:p>
          </table:table-cell>
          <table:table-cell office:value-type="float" office:value="1.5456">
            <text:p>1,54560</text:p>
          </table:table-cell>
          <table:table-cell table:formula="of:=([.E734]+[.D734]+[.C734])/3" office:value-type="float" office:value="1.55163333333333">
            <text:p>1,55163</text:p>
          </table:table-cell>
          <table:table-cell table:formula="of:=[.C734]-[.D734]" office:value-type="float" office:value="0.0213000000000001">
            <text:p>0,02130</text:p>
          </table:table-cell>
          <table:table-cell office:value-type="float" office:value="0.00879000156603965">
            <text:p>0,00879</text:p>
          </table:table-cell>
          <table:table-cell office:value-type="float" office:value="1.56073412600032">
            <text:p>1,56073</text:p>
          </table:table-cell>
          <table:table-cell office:value-type="float" office:value="1.56092432412186">
            <text:p>1,56092</text:p>
          </table:table-cell>
        </table:table-row>
        <table:table-row table:style-name="ro2">
          <table:table-cell table:style-name="ce1" office:value-type="string">
            <text:p>2008.06.11</text:p>
          </table:table-cell>
          <table:table-cell office:value-type="float" office:value="1.5458">
            <text:p>1,54580</text:p>
          </table:table-cell>
          <table:table-cell office:value-type="float" office:value="1.5584">
            <text:p>1,55840</text:p>
          </table:table-cell>
          <table:table-cell office:value-type="float" office:value="1.5453">
            <text:p>1,54530</text:p>
          </table:table-cell>
          <table:table-cell office:value-type="float" office:value="1.5555">
            <text:p>1,55550</text:p>
          </table:table-cell>
          <table:table-cell table:formula="of:=([.E735]+[.D735]+[.C735])/3" office:value-type="float" office:value="1.55306666666667">
            <text:p>1,55307</text:p>
          </table:table-cell>
          <table:table-cell table:formula="of:=[.C735]-[.D735]" office:value-type="float" office:value="0.0130999999999999">
            <text:p>0,01310</text:p>
          </table:table-cell>
          <table:table-cell office:value-type="float" office:value="0.00887202553697209">
            <text:p>0,00887</text:p>
          </table:table-cell>
          <table:table-cell office:value-type="float" office:value="1.55808238621026">
            <text:p>1,55808</text:p>
          </table:table-cell>
          <table:table-cell office:value-type="float" office:value="1.556574493572">
            <text:p>1,55657</text:p>
          </table:table-cell>
        </table:table-row>
        <table:table-row table:style-name="ro2">
          <table:table-cell table:style-name="ce1" office:value-type="string">
            <text:p>2008.06.12</text:p>
          </table:table-cell>
          <table:table-cell office:value-type="float" office:value="1.5556">
            <text:p>1,55560</text:p>
          </table:table-cell>
          <table:table-cell office:value-type="float" office:value="1.5565">
            <text:p>1,55650</text:p>
          </table:table-cell>
          <table:table-cell office:value-type="float" office:value="1.5378">
            <text:p>1,53780</text:p>
          </table:table-cell>
          <table:table-cell office:value-type="float" office:value="1.545">
            <text:p>1,54500</text:p>
          </table:table-cell>
          <table:table-cell table:formula="of:=([.E736]+[.D736]+[.C736])/3" office:value-type="float" office:value="1.54643333333333">
            <text:p>1,54643</text:p>
          </table:table-cell>
          <table:table-cell table:formula="of:=[.C736]-[.D736]" office:value-type="float" office:value="0.0186999999999999">
            <text:p>0,01870</text:p>
          </table:table-cell>
          <table:table-cell office:value-type="float" office:value="0.00882777950787348">
            <text:p>0,00883</text:p>
          </table:table-cell>
          <table:table-cell office:value-type="float" office:value="1.55809956685298">
            <text:p>1,55810</text:p>
          </table:table-cell>
          <table:table-cell office:value-type="float" office:value="1.55717934328902">
            <text:p>1,55718</text:p>
          </table:table-cell>
        </table:table-row>
        <table:table-row table:style-name="ro2">
          <table:table-cell table:style-name="ce1" office:value-type="string">
            <text:p>2008.06.13</text:p>
          </table:table-cell>
          <table:table-cell office:value-type="float" office:value="1.5452">
            <text:p>1,54520</text:p>
          </table:table-cell>
          <table:table-cell office:value-type="float" office:value="1.5483">
            <text:p>1,54830</text:p>
          </table:table-cell>
          <table:table-cell office:value-type="float" office:value="1.5302">
            <text:p>1,53020</text:p>
          </table:table-cell>
          <table:table-cell office:value-type="float" office:value="1.5379">
            <text:p>1,53790</text:p>
          </table:table-cell>
          <table:table-cell table:formula="of:=([.E737]+[.D737]+[.C737])/3" office:value-type="float" office:value="1.5388">
            <text:p>1,53880</text:p>
          </table:table-cell>
          <table:table-cell table:formula="of:=[.C737]-[.D737]" office:value-type="float" office:value="0.0181">
            <text:p>0,01810</text:p>
          </table:table-cell>
          <table:table-cell office:value-type="float" office:value="0.00896052297328961">
            <text:p>0,00896</text:p>
          </table:table-cell>
          <table:table-cell office:value-type="float" office:value="1.55464367947498">
            <text:p>1,55464</text:p>
          </table:table-cell>
          <table:table-cell office:value-type="float" office:value="1.55424747219269">
            <text:p>1,55425</text:p>
          </table:table-cell>
        </table:table-row>
        <table:table-row table:style-name="ro2">
          <table:table-cell table:style-name="ce1" office:value-type="string">
            <text:p>2008.06.16</text:p>
          </table:table-cell>
          <table:table-cell office:value-type="float" office:value="1.5404">
            <text:p>1,54040</text:p>
          </table:table-cell>
          <table:table-cell office:value-type="float" office:value="1.5518">
            <text:p>1,55180</text:p>
          </table:table-cell>
          <table:table-cell office:value-type="float" office:value="1.5343">
            <text:p>1,53430</text:p>
          </table:table-cell>
          <table:table-cell office:value-type="float" office:value="1.5467">
            <text:p>1,54670</text:p>
          </table:table-cell>
          <table:table-cell table:formula="of:=([.E738]+[.D738]+[.C738])/3" office:value-type="float" office:value="1.54426666666667">
            <text:p>1,54427</text:p>
          </table:table-cell>
          <table:table-cell table:formula="of:=[.C738]-[.D738]" office:value-type="float" office:value="0.0175000000000001">
            <text:p>0,01750</text:p>
          </table:table-cell>
          <table:table-cell office:value-type="float" office:value="0.00916525006774269">
            <text:p>0,00917</text:p>
          </table:table-cell>
          <table:table-cell office:value-type="float" office:value="1.54962750192985">
            <text:p>1,54963</text:p>
          </table:table-cell>
          <table:table-cell office:value-type="float" office:value="1.54910803876665">
            <text:p>1,54911</text:p>
          </table:table-cell>
        </table:table-row>
        <table:table-row table:style-name="ro2">
          <table:table-cell table:style-name="ce1" office:value-type="string">
            <text:p>2008.06.17</text:p>
          </table:table-cell>
          <table:table-cell office:value-type="float" office:value="1.5468">
            <text:p>1,54680</text:p>
          </table:table-cell>
          <table:table-cell office:value-type="float" office:value="1.5552">
            <text:p>1,55520</text:p>
          </table:table-cell>
          <table:table-cell office:value-type="float" office:value="1.5461">
            <text:p>1,54610</text:p>
          </table:table-cell>
          <table:table-cell office:value-type="float" office:value="1.5505">
            <text:p>1,55050</text:p>
          </table:table-cell>
          <table:table-cell table:formula="of:=([.E739]+[.D739]+[.C739])/3" office:value-type="float" office:value="1.5506">
            <text:p>1,55060</text:p>
          </table:table-cell>
          <table:table-cell table:formula="of:=[.C739]-[.D739]" office:value-type="float" office:value="0.00910000000000011">
            <text:p>0,00910</text:p>
          </table:table-cell>
          <table:table-cell office:value-type="float" office:value="0.00929611657058391">
            <text:p>0,00930</text:p>
          </table:table-cell>
          <table:table-cell office:value-type="float" office:value="1.54829415101143">
            <text:p>1,54829</text:p>
          </table:table-cell>
          <table:table-cell office:value-type="float" office:value="1.54781118178327">
            <text:p>1,54781</text:p>
          </table:table-cell>
        </table:table-row>
        <table:table-row table:style-name="ro2">
          <table:table-cell table:style-name="ce1" office:value-type="string">
            <text:p>2008.06.18</text:p>
          </table:table-cell>
          <table:table-cell office:value-type="float" office:value="1.5506">
            <text:p>1,55060</text:p>
          </table:table-cell>
          <table:table-cell office:value-type="float" office:value="1.5538">
            <text:p>1,55380</text:p>
          </table:table-cell>
          <table:table-cell office:value-type="float" office:value="1.5462">
            <text:p>1,54620</text:p>
          </table:table-cell>
          <table:table-cell office:value-type="float" office:value="1.5527">
            <text:p>1,55270</text:p>
          </table:table-cell>
          <table:table-cell table:formula="of:=([.E740]+[.D740]+[.C740])/3" office:value-type="float" office:value="1.5509">
            <text:p>1,55090</text:p>
          </table:table-cell>
          <table:table-cell table:formula="of:=[.C740]-[.D740]" office:value-type="float" office:value="0.00760000000000005">
            <text:p>0,00760</text:p>
          </table:table-cell>
          <table:table-cell office:value-type="float" office:value="0.00929830245572488">
            <text:p>0,00930</text:p>
          </table:table-cell>
          <table:table-cell office:value-type="float" office:value="1.54887086532847">
            <text:p>1,54887</text:p>
          </table:table-cell>
          <table:table-cell office:value-type="float" office:value="1.54840112909741">
            <text:p>1,54840</text:p>
          </table:table-cell>
        </table:table-row>
        <table:table-row table:style-name="ro2">
          <table:table-cell table:style-name="ce1" office:value-type="string">
            <text:p>2008.06.19</text:p>
          </table:table-cell>
          <table:table-cell office:value-type="float" office:value="1.5528">
            <text:p>1,55280</text:p>
          </table:table-cell>
          <table:table-cell office:value-type="float" office:value="1.5586">
            <text:p>1,55860</text:p>
          </table:table-cell>
          <table:table-cell office:value-type="float" office:value="1.5466">
            <text:p>1,54660</text:p>
          </table:table-cell>
          <table:table-cell office:value-type="float" office:value="1.5501">
            <text:p>1,55010</text:p>
          </table:table-cell>
          <table:table-cell table:formula="of:=([.E741]+[.D741]+[.C741])/3" office:value-type="float" office:value="1.55176666666667">
            <text:p>1,55177</text:p>
          </table:table-cell>
          <table:table-cell table:formula="of:=[.C741]-[.D741]" office:value-type="float" office:value="0.012">
            <text:p>0,01200</text:p>
          </table:table-cell>
          <table:table-cell office:value-type="float" office:value="0.00928958920734756">
            <text:p>0,00929</text:p>
          </table:table-cell>
          <table:table-cell office:value-type="float" office:value="1.54926097408961">
            <text:p>1,54926</text:p>
          </table:table-cell>
          <table:table-cell office:value-type="float" office:value="1.54921023574706">
            <text:p>1,54921</text:p>
          </table:table-cell>
        </table:table-row>
        <table:table-row table:style-name="ro2">
          <table:table-cell table:style-name="ce1" office:value-type="string">
            <text:p>2008.06.20</text:p>
          </table:table-cell>
          <table:table-cell office:value-type="float" office:value="1.55">
            <text:p>1,55000</text:p>
          </table:table-cell>
          <table:table-cell office:value-type="float" office:value="1.5651">
            <text:p>1,56510</text:p>
          </table:table-cell>
          <table:table-cell office:value-type="float" office:value="1.5491">
            <text:p>1,54910</text:p>
          </table:table-cell>
          <table:table-cell office:value-type="float" office:value="1.5606">
            <text:p>1,56060</text:p>
          </table:table-cell>
          <table:table-cell table:formula="of:=([.E742]+[.D742]+[.C742])/3" office:value-type="float" office:value="1.55826666666667">
            <text:p>1,55827</text:p>
          </table:table-cell>
          <table:table-cell table:formula="of:=[.C742]-[.D742]" office:value-type="float" office:value="0.016">
            <text:p>0,01600</text:p>
          </table:table-cell>
          <table:table-cell office:value-type="float" office:value="0.0092816374855655">
            <text:p>0,00928</text:p>
          </table:table-cell>
          <table:table-cell office:value-type="float" office:value="1.54987698984196">
            <text:p>1,54988</text:p>
          </table:table-cell>
          <table:table-cell office:value-type="float" office:value="1.54946119299544">
            <text:p>1,54946</text:p>
          </table:table-cell>
        </table:table-row>
        <table:table-row table:style-name="ro2">
          <table:table-cell table:style-name="ce1" office:value-type="string">
            <text:p>2008.06.23</text:p>
          </table:table-cell>
          <table:table-cell table:number-columns-repeated="2" office:value-type="float" office:value="1.5628">
            <text:p>1,56280</text:p>
          </table:table-cell>
          <table:table-cell office:value-type="float" office:value="1.5468">
            <text:p>1,54680</text:p>
          </table:table-cell>
          <table:table-cell office:value-type="float" office:value="1.5515">
            <text:p>1,55150</text:p>
          </table:table-cell>
          <table:table-cell table:formula="of:=([.E743]+[.D743]+[.C743])/3" office:value-type="float" office:value="1.5537">
            <text:p>1,55370</text:p>
          </table:table-cell>
          <table:table-cell table:formula="of:=[.C743]-[.D743]" office:value-type="float" office:value="0.016">
            <text:p>0,01600</text:p>
          </table:table-cell>
          <table:table-cell office:value-type="float" office:value="0.00920764688909545">
            <text:p>0,00921</text:p>
          </table:table-cell>
          <table:table-cell office:value-type="float" office:value="1.55261387307666">
            <text:p>1,55261</text:p>
          </table:table-cell>
          <table:table-cell office:value-type="float" office:value="1.55300038939869">
            <text:p>1,55300</text:p>
          </table:table-cell>
        </table:table-row>
        <table:table-row table:style-name="ro2">
          <table:table-cell table:style-name="ce1" office:value-type="string">
            <text:p>2008.06.24</text:p>
          </table:table-cell>
          <table:table-cell office:value-type="float" office:value="1.5517">
            <text:p>1,55170</text:p>
          </table:table-cell>
          <table:table-cell office:value-type="float" office:value="1.5622">
            <text:p>1,56220</text:p>
          </table:table-cell>
          <table:table-cell office:value-type="float" office:value="1.5491">
            <text:p>1,54910</text:p>
          </table:table-cell>
          <table:table-cell office:value-type="float" office:value="1.5569">
            <text:p>1,55690</text:p>
          </table:table-cell>
          <table:table-cell table:formula="of:=([.E744]+[.D744]+[.C744])/3" office:value-type="float" office:value="1.55606666666667">
            <text:p>1,55607</text:p>
          </table:table-cell>
          <table:table-cell table:formula="of:=[.C744]-[.D744]" office:value-type="float" office:value="0.0130999999999999">
            <text:p>0,01310</text:p>
          </table:table-cell>
          <table:table-cell office:value-type="float" office:value="0.00923395255876613">
            <text:p>0,00923</text:p>
          </table:table-cell>
          <table:table-cell office:value-type="float" office:value="1.55282594368633">
            <text:p>1,55283</text:p>
          </table:table-cell>
          <table:table-cell office:value-type="float" office:value="1.55284602454983">
            <text:p>1,55285</text:p>
          </table:table-cell>
        </table:table-row>
        <table:table-row table:style-name="ro2">
          <table:table-cell table:style-name="ce1" office:value-type="string">
            <text:p>2008.06.25</text:p>
          </table:table-cell>
          <table:table-cell office:value-type="float" office:value="1.557">
            <text:p>1,55700</text:p>
          </table:table-cell>
          <table:table-cell office:value-type="float" office:value="1.5687">
            <text:p>1,56870</text:p>
          </table:table-cell>
          <table:table-cell office:value-type="float" office:value="1.5537">
            <text:p>1,55370</text:p>
          </table:table-cell>
          <table:table-cell office:value-type="float" office:value="1.5665">
            <text:p>1,56650</text:p>
          </table:table-cell>
          <table:table-cell table:formula="of:=([.E745]+[.D745]+[.C745])/3" office:value-type="float" office:value="1.56296666666667">
            <text:p>1,56297</text:p>
          </table:table-cell>
          <table:table-cell table:formula="of:=[.C745]-[.D745]" office:value-type="float" office:value="0.0149999999999999">
            <text:p>0,01500</text:p>
          </table:table-cell>
          <table:table-cell office:value-type="float" office:value="0.00921436848094668">
            <text:p>0,00921</text:p>
          </table:table-cell>
          <table:table-cell office:value-type="float" office:value="1.55393967221365">
            <text:p>1,55394</text:p>
          </table:table-cell>
          <table:table-cell office:value-type="float" office:value="1.55403473029121">
            <text:p>1,55403</text:p>
          </table:table-cell>
        </table:table-row>
        <table:table-row table:style-name="ro2">
          <table:table-cell table:style-name="ce1" office:value-type="string">
            <text:p>2008.06.26</text:p>
          </table:table-cell>
          <table:table-cell office:value-type="float" office:value="1.5664">
            <text:p>1,56640</text:p>
          </table:table-cell>
          <table:table-cell office:value-type="float" office:value="1.5766">
            <text:p>1,57660</text:p>
          </table:table-cell>
          <table:table-cell office:value-type="float" office:value="1.5628">
            <text:p>1,56280</text:p>
          </table:table-cell>
          <table:table-cell office:value-type="float" office:value="1.5751">
            <text:p>1,57510</text:p>
          </table:table-cell>
          <table:table-cell table:formula="of:=([.E746]+[.D746]+[.C746])/3" office:value-type="float" office:value="1.5715">
            <text:p>1,57150</text:p>
          </table:table-cell>
          <table:table-cell table:formula="of:=[.C746]-[.D746]" office:value-type="float" office:value="0.0137999999999998">
            <text:p>0,01380</text:p>
          </table:table-cell>
          <table:table-cell office:value-type="float" office:value="0.00917880853283233">
            <text:p>0,00918</text:p>
          </table:table-cell>
          <table:table-cell office:value-type="float" office:value="1.55669385478161">
            <text:p>1,55669</text:p>
          </table:table-cell>
          <table:table-cell office:value-type="float" office:value="1.55760815244805">
            <text:p>1,55761</text:p>
          </table:table-cell>
        </table:table-row>
        <table:table-row table:style-name="ro2">
          <table:table-cell table:style-name="ce1" office:value-type="string">
            <text:p>2008.06.27</text:p>
          </table:table-cell>
          <table:table-cell office:value-type="float" office:value="1.5752">
            <text:p>1,57520</text:p>
          </table:table-cell>
          <table:table-cell office:value-type="float" office:value="1.5791">
            <text:p>1,57910</text:p>
          </table:table-cell>
          <table:table-cell office:value-type="float" office:value="1.5719">
            <text:p>1,57190</text:p>
          </table:table-cell>
          <table:table-cell office:value-type="float" office:value="1.5791">
            <text:p>1,57910</text:p>
          </table:table-cell>
          <table:table-cell table:formula="of:=([.E747]+[.D747]+[.C747])/3" office:value-type="float" office:value="1.5767">
            <text:p>1,57670</text:p>
          </table:table-cell>
          <table:table-cell table:formula="of:=[.C747]-[.D747]" office:value-type="float" office:value="0.00719999999999987">
            <text:p>0,00720</text:p>
          </table:table-cell>
          <table:table-cell office:value-type="float" office:value="0.00910501539679829">
            <text:p>0,00911</text:p>
          </table:table-cell>
          <table:table-cell office:value-type="float" office:value="1.56077249020763">
            <text:p>1,56077</text:p>
          </table:table-cell>
          <table:table-cell office:value-type="float" office:value="1.56257112650106">
            <text:p>1,56257</text:p>
          </table:table-cell>
        </table:table-row>
        <table:table-row table:style-name="ro2">
          <table:table-cell table:style-name="ce1" office:value-type="string">
            <text:p>2008.06.30</text:p>
          </table:table-cell>
          <table:table-cell office:value-type="float" office:value="1.5777">
            <text:p>1,57770</text:p>
          </table:table-cell>
          <table:table-cell office:value-type="float" office:value="1.5836">
            <text:p>1,58360</text:p>
          </table:table-cell>
          <table:table-cell office:value-type="float" office:value="1.5731">
            <text:p>1,57310</text:p>
          </table:table-cell>
          <table:table-cell office:value-type="float" office:value="1.5754">
            <text:p>1,57540</text:p>
          </table:table-cell>
          <table:table-cell table:formula="of:=([.E748]+[.D748]+[.C748])/3" office:value-type="float" office:value="1.57736666666667">
            <text:p>1,57737</text:p>
          </table:table-cell>
          <table:table-cell table:formula="of:=[.C748]-[.D748]" office:value-type="float" office:value="0.0105">
            <text:p>0,01050</text:p>
          </table:table-cell>
          <table:table-cell office:value-type="float" office:value="0.00900352135364248">
            <text:p>0,00900</text:p>
          </table:table-cell>
          <table:table-cell office:value-type="float" office:value="1.5651744544705">
            <text:p>1,56517</text:p>
          </table:table-cell>
          <table:table-cell office:value-type="float" office:value="1.56702655134421">
            <text:p>1,56703</text:p>
          </table:table-cell>
        </table:table-row>
        <table:table-row table:style-name="ro2">
          <table:table-cell table:style-name="ce1" office:value-type="string">
            <text:p>2008.07.01</text:p>
          </table:table-cell>
          <table:table-cell office:value-type="float" office:value="1.5753">
            <text:p>1,57530</text:p>
          </table:table-cell>
          <table:table-cell office:value-type="float" office:value="1.5826">
            <text:p>1,58260</text:p>
          </table:table-cell>
          <table:table-cell office:value-type="float" office:value="1.5723">
            <text:p>1,57230</text:p>
          </table:table-cell>
          <table:table-cell office:value-type="float" office:value="1.5794">
            <text:p>1,57940</text:p>
          </table:table-cell>
          <table:table-cell table:formula="of:=([.E749]+[.D749]+[.C749])/3" office:value-type="float" office:value="1.5781">
            <text:p>1,57810</text:p>
          </table:table-cell>
          <table:table-cell table:formula="of:=[.C749]-[.D749]" office:value-type="float" office:value="0.0103">
            <text:p>0,01030</text:p>
          </table:table-cell>
          <table:table-cell office:value-type="float" office:value="0.00891990284757888">
            <text:p>0,00892</text:p>
          </table:table-cell>
          <table:table-cell office:value-type="float" office:value="1.568490062933">
            <text:p>1,56849</text:p>
          </table:table-cell>
          <table:table-cell office:value-type="float" office:value="1.56962174110545">
            <text:p>1,56962</text:p>
          </table:table-cell>
        </table:table-row>
        <table:table-row table:style-name="ro2">
          <table:table-cell table:style-name="ce1" office:value-type="string">
            <text:p>2008.07.02</text:p>
          </table:table-cell>
          <table:table-cell office:value-type="float" office:value="1.5793">
            <text:p>1,57930</text:p>
          </table:table-cell>
          <table:table-cell office:value-type="float" office:value="1.589">
            <text:p>1,58900</text:p>
          </table:table-cell>
          <table:table-cell office:value-type="float" office:value="1.5777">
            <text:p>1,57770</text:p>
          </table:table-cell>
          <table:table-cell office:value-type="float" office:value="1.589">
            <text:p>1,58900</text:p>
          </table:table-cell>
          <table:table-cell table:formula="of:=([.E750]+[.D750]+[.C750])/3" office:value-type="float" office:value="1.58523333333333">
            <text:p>1,58523</text:p>
          </table:table-cell>
          <table:table-cell table:formula="of:=[.C750]-[.D750]" office:value-type="float" office:value="0.0112999999999999">
            <text:p>0,01130</text:p>
          </table:table-cell>
          <table:table-cell office:value-type="float" office:value="0.00881988303927653">
            <text:p>0,00882</text:p>
          </table:table-cell>
          <table:table-cell office:value-type="float" office:value="1.57137981151115">
            <text:p>1,57138</text:p>
          </table:table-cell>
          <table:table-cell office:value-type="float" office:value="1.57266230876714">
            <text:p>1,57266</text:p>
          </table:table-cell>
        </table:table-row>
        <table:table-row table:style-name="ro2">
          <table:table-cell table:style-name="ce1" office:value-type="string">
            <text:p>2008.07.03</text:p>
          </table:table-cell>
          <table:table-cell office:value-type="float" office:value="1.5889">
            <text:p>1,58890</text:p>
          </table:table-cell>
          <table:table-cell office:value-type="float" office:value="1.5908">
            <text:p>1,59080</text:p>
          </table:table-cell>
          <table:table-cell office:value-type="float" office:value="1.5682">
            <text:p>1,56820</text:p>
          </table:table-cell>
          <table:table-cell office:value-type="float" office:value="1.5696">
            <text:p>1,56960</text:p>
          </table:table-cell>
          <table:table-cell table:formula="of:=([.E751]+[.D751]+[.C751])/3" office:value-type="float" office:value="1.5762">
            <text:p>1,57620</text:p>
          </table:table-cell>
          <table:table-cell table:formula="of:=[.C751]-[.D751]" office:value-type="float" office:value="0.0226">
            <text:p>0,02260</text:p>
          </table:table-cell>
          <table:table-cell office:value-type="float" office:value="0.00872150120372902">
            <text:p>0,00872</text:p>
          </table:table-cell>
          <table:table-cell office:value-type="float" office:value="1.57550564551694">
            <text:p>1,57551</text:p>
          </table:table-cell>
          <table:table-cell office:value-type="float" office:value="1.57752034479563">
            <text:p>1,57752</text:p>
          </table:table-cell>
        </table:table-row>
        <table:table-row table:style-name="ro2">
          <table:table-cell table:style-name="ce1" office:value-type="string">
            <text:p>2008.07.04</text:p>
          </table:table-cell>
          <table:table-cell office:value-type="float" office:value="1.5694">
            <text:p>1,56940</text:p>
          </table:table-cell>
          <table:table-cell office:value-type="float" office:value="1.5727">
            <text:p>1,57270</text:p>
          </table:table-cell>
          <table:table-cell office:value-type="float" office:value="1.5655">
            <text:p>1,56550</text:p>
          </table:table-cell>
          <table:table-cell office:value-type="float" office:value="1.5706">
            <text:p>1,57060</text:p>
          </table:table-cell>
          <table:table-cell table:formula="of:=([.E752]+[.D752]+[.C752])/3" office:value-type="float" office:value="1.5696">
            <text:p>1,56960</text:p>
          </table:table-cell>
          <table:table-cell table:formula="of:=[.C752]-[.D752]" office:value-type="float" office:value="0.00719999999999987">
            <text:p>0,00720</text:p>
          </table:table-cell>
          <table:table-cell office:value-type="float" office:value="0.00883928824578471">
            <text:p>0,00884</text:p>
          </table:table-cell>
          <table:table-cell office:value-type="float" office:value="1.57487449854217">
            <text:p>1,57487</text:p>
          </table:table-cell>
          <table:table-cell office:value-type="float" office:value="1.5754570385512">
            <text:p>1,57546</text:p>
          </table:table-cell>
        </table:table-row>
        <table:table-row table:style-name="ro2">
          <table:table-cell table:style-name="ce1" office:value-type="string">
            <text:p>2008.07.07</text:p>
          </table:table-cell>
          <table:table-cell office:value-type="float" office:value="1.5692">
            <text:p>1,56920</text:p>
          </table:table-cell>
          <table:table-cell office:value-type="float" office:value="1.5753">
            <text:p>1,57530</text:p>
          </table:table-cell>
          <table:table-cell office:value-type="float" office:value="1.5611">
            <text:p>1,56110</text:p>
          </table:table-cell>
          <table:table-cell office:value-type="float" office:value="1.5722">
            <text:p>1,57220</text:p>
          </table:table-cell>
          <table:table-cell table:formula="of:=([.E753]+[.D753]+[.C753])/3" office:value-type="float" office:value="1.56953333333333">
            <text:p>1,56953</text:p>
          </table:table-cell>
          <table:table-cell table:formula="of:=[.C753]-[.D753]" office:value-type="float" office:value="0.0141999999999998">
            <text:p>0,01420</text:p>
          </table:table-cell>
          <table:table-cell office:value-type="float" office:value="0.00884030429952179">
            <text:p>0,00884</text:p>
          </table:table-cell>
          <table:table-cell office:value-type="float" office:value="1.5737810354784">
            <text:p>1,57378</text:p>
          </table:table-cell>
          <table:table-cell office:value-type="float" office:value="1.57401759468318">
            <text:p>1,57402</text:p>
          </table:table-cell>
        </table:table-row>
        <table:table-row table:style-name="ro2">
          <table:table-cell table:style-name="ce1" office:value-type="string">
            <text:p>2008.07.08</text:p>
          </table:table-cell>
          <table:table-cell office:value-type="float" office:value="1.5723">
            <text:p>1,57230</text:p>
          </table:table-cell>
          <table:table-cell office:value-type="float" office:value="1.5739">
            <text:p>1,57390</text:p>
          </table:table-cell>
          <table:table-cell office:value-type="float" office:value="1.5634">
            <text:p>1,56340</text:p>
          </table:table-cell>
          <table:table-cell office:value-type="float" office:value="1.5665">
            <text:p>1,56650</text:p>
          </table:table-cell>
          <table:table-cell table:formula="of:=([.E754]+[.D754]+[.C754])/3" office:value-type="float" office:value="1.56793333333333">
            <text:p>1,56793</text:p>
          </table:table-cell>
          <table:table-cell table:formula="of:=[.C754]-[.D754]" office:value-type="float" office:value="0.0105">
            <text:p>0,01050</text:p>
          </table:table-cell>
          <table:table-cell office:value-type="float" office:value="0.0089092734594483">
            <text:p>0,00891</text:p>
          </table:table-cell>
          <table:table-cell office:value-type="float" office:value="1.57285734128605">
            <text:p>1,57286</text:p>
          </table:table-cell>
          <table:table-cell office:value-type="float" office:value="1.57356461543227">
            <text:p>1,57356</text:p>
          </table:table-cell>
        </table:table-row>
        <table:table-row table:style-name="ro2">
          <table:table-cell table:style-name="ce1" office:value-type="string">
            <text:p>2008.07.09</text:p>
          </table:table-cell>
          <table:table-cell office:value-type="float" office:value="1.5664">
            <text:p>1,56640</text:p>
          </table:table-cell>
          <table:table-cell office:value-type="float" office:value="1.575">
            <text:p>1,57500</text:p>
          </table:table-cell>
          <table:table-cell office:value-type="float" office:value="1.565">
            <text:p>1,56500</text:p>
          </table:table-cell>
          <table:table-cell office:value-type="float" office:value="1.5738">
            <text:p>1,57380</text:p>
          </table:table-cell>
          <table:table-cell table:formula="of:=([.E755]+[.D755]+[.C755])/3" office:value-type="float" office:value="1.57126666666667">
            <text:p>1,57127</text:p>
          </table:table-cell>
          <table:table-cell table:formula="of:=[.C755]-[.D755]" office:value-type="float" office:value="0.0100000000000002">
            <text:p>0,01000</text:p>
          </table:table-cell>
          <table:table-cell office:value-type="float" office:value="0.00898601022654728">
            <text:p>0,00899</text:p>
          </table:table-cell>
          <table:table-cell office:value-type="float" office:value="1.57090447922742">
            <text:p>1,57090</text:p>
          </table:table-cell>
          <table:table-cell office:value-type="float" office:value="1.57142274884381">
            <text:p>1,57142</text:p>
          </table:table-cell>
        </table:table-row>
        <table:table-row table:style-name="ro2">
          <table:table-cell table:style-name="ce1" office:value-type="string">
            <text:p>2008.07.10</text:p>
          </table:table-cell>
          <table:table-cell office:value-type="float" office:value="1.5739">
            <text:p>1,57390</text:p>
          </table:table-cell>
          <table:table-cell office:value-type="float" office:value="1.5801">
            <text:p>1,58010</text:p>
          </table:table-cell>
          <table:table-cell office:value-type="float" office:value="1.5691">
            <text:p>1,56910</text:p>
          </table:table-cell>
          <table:table-cell office:value-type="float" office:value="1.5784">
            <text:p>1,57840</text:p>
          </table:table-cell>
          <table:table-cell table:formula="of:=([.E756]+[.D756]+[.C756])/3" office:value-type="float" office:value="1.57586666666667">
            <text:p>1,57587</text:p>
          </table:table-cell>
          <table:table-cell table:formula="of:=[.C756]-[.D756]" office:value-type="float" office:value="0.0109999999999999">
            <text:p>0,01100</text:p>
          </table:table-cell>
          <table:table-cell office:value-type="float" office:value="0.0090279440886603">
            <text:p>0,00903</text:p>
          </table:table-cell>
          <table:table-cell office:value-type="float" office:value="1.57104426905189">
            <text:p>1,57104</text:p>
          </table:table-cell>
          <table:table-cell office:value-type="float" office:value="1.57168766138085">
            <text:p>1,57169</text:p>
          </table:table-cell>
        </table:table-row>
        <table:table-row table:style-name="ro2">
          <table:table-cell table:style-name="ce1" office:value-type="string">
            <text:p>2008.07.11</text:p>
          </table:table-cell>
          <table:table-cell office:value-type="float" office:value="1.5785">
            <text:p>1,57850</text:p>
          </table:table-cell>
          <table:table-cell office:value-type="float" office:value="1.5945">
            <text:p>1,59450</text:p>
          </table:table-cell>
          <table:table-cell office:value-type="float" office:value="1.5764">
            <text:p>1,57640</text:p>
          </table:table-cell>
          <table:table-cell office:value-type="float" office:value="1.5937">
            <text:p>1,59370</text:p>
          </table:table-cell>
          <table:table-cell table:formula="of:=([.E757]+[.D757]+[.C757])/3" office:value-type="float" office:value="1.5882">
            <text:p>1,58820</text:p>
          </table:table-cell>
          <table:table-cell table:formula="of:=[.C757]-[.D757]" office:value-type="float" office:value="0.0181">
            <text:p>0,01810</text:p>
          </table:table-cell>
          <table:table-cell office:value-type="float" office:value="0.00902619282518121">
            <text:p>0,00903</text:p>
          </table:table-cell>
          <table:table-cell office:value-type="float" office:value="1.5721330373102">
            <text:p>1,57213</text:p>
          </table:table-cell>
          <table:table-cell office:value-type="float" office:value="1.5730786784808">
            <text:p>1,57308</text:p>
          </table:table-cell>
        </table:table-row>
        <table:table-row table:style-name="ro2">
          <table:table-cell table:style-name="ce1" office:value-type="string">
            <text:p>2008.07.14</text:p>
          </table:table-cell>
          <table:table-cell table:number-columns-repeated="2" office:value-type="float" office:value="1.5964">
            <text:p>1,59640</text:p>
          </table:table-cell>
          <table:table-cell office:value-type="float" office:value="1.5841">
            <text:p>1,58410</text:p>
          </table:table-cell>
          <table:table-cell office:value-type="float" office:value="1.5902">
            <text:p>1,59020</text:p>
          </table:table-cell>
          <table:table-cell table:formula="of:=([.E758]+[.D758]+[.C758])/3" office:value-type="float" office:value="1.59023333333333">
            <text:p>1,59023</text:p>
          </table:table-cell>
          <table:table-cell table:formula="of:=[.C758]-[.D758]" office:value-type="float" office:value="0.0123">
            <text:p>0,01230</text:p>
          </table:table-cell>
          <table:table-cell office:value-type="float" office:value="0.0089658590133789">
            <text:p>0,00897</text:p>
          </table:table-cell>
          <table:table-cell office:value-type="float" office:value="1.57660470485489">
            <text:p>1,57660</text:p>
          </table:table-cell>
          <table:table-cell office:value-type="float" office:value="1.57878992273138">
            <text:p>1,57879</text:p>
          </table:table-cell>
        </table:table-row>
        <table:table-row table:style-name="ro2">
          <table:table-cell table:style-name="ce1" office:value-type="string">
            <text:p>2008.07.15</text:p>
          </table:table-cell>
          <table:table-cell office:value-type="float" office:value="1.5901">
            <text:p>1,59010</text:p>
          </table:table-cell>
          <table:table-cell office:value-type="float" office:value="1.6038">
            <text:p>1,60380</text:p>
          </table:table-cell>
          <table:table-cell office:value-type="float" office:value="1.5865">
            <text:p>1,58650</text:p>
          </table:table-cell>
          <table:table-cell office:value-type="float" office:value="1.5912">
            <text:p>1,59120</text:p>
          </table:table-cell>
          <table:table-cell table:formula="of:=([.E759]+[.D759]+[.C759])/3" office:value-type="float" office:value="1.59383333333333">
            <text:p>1,59383</text:p>
          </table:table-cell>
          <table:table-cell table:formula="of:=[.C759]-[.D759]" office:value-type="float" office:value="0.0173000000000001">
            <text:p>0,01730</text:p>
          </table:table-cell>
          <table:table-cell office:value-type="float" office:value="0.00890888916206433">
            <text:p>0,00891</text:p>
          </table:table-cell>
          <table:table-cell office:value-type="float" office:value="1.58023034943445">
            <text:p>1,58023</text:p>
          </table:table-cell>
          <table:table-cell office:value-type="float" office:value="1.58199305801872">
            <text:p>1,58199</text:p>
          </table:table-cell>
        </table:table-row>
        <table:table-row table:style-name="ro2">
          <table:table-cell table:style-name="ce1" office:value-type="string">
            <text:p>2008.07.16</text:p>
          </table:table-cell>
          <table:table-cell office:value-type="float" office:value="1.591">
            <text:p>1,59100</text:p>
          </table:table-cell>
          <table:table-cell office:value-type="float" office:value="1.5948">
            <text:p>1,59480</text:p>
          </table:table-cell>
          <table:table-cell office:value-type="float" office:value="1.58">
            <text:p>1,58000</text:p>
          </table:table-cell>
          <table:table-cell office:value-type="float" office:value="1.5819">
            <text:p>1,58190</text:p>
          </table:table-cell>
          <table:table-cell table:formula="of:=([.E760]+[.D760]+[.C760])/3" office:value-type="float" office:value="1.58556666666667">
            <text:p>1,58557</text:p>
          </table:table-cell>
          <table:table-cell table:formula="of:=[.C760]-[.D760]" office:value-type="float" office:value="0.0147999999999999">
            <text:p>0,01480</text:p>
          </table:table-cell>
          <table:table-cell office:value-type="float" office:value="0.00884485108557748">
            <text:p>0,00884</text:p>
          </table:table-cell>
          <table:table-cell office:value-type="float" office:value="1.5840895229947">
            <text:p>1,58409</text:p>
          </table:table-cell>
          <table:table-cell office:value-type="float" office:value="1.58497486298987">
            <text:p>1,58497</text:p>
          </table:table-cell>
        </table:table-row>
        <table:table-row table:style-name="ro2">
          <table:table-cell table:style-name="ce1" office:value-type="string">
            <text:p>2008.07.17</text:p>
          </table:table-cell>
          <table:table-cell office:value-type="float" office:value="1.5818">
            <text:p>1,58180</text:p>
          </table:table-cell>
          <table:table-cell office:value-type="float" office:value="1.5893">
            <text:p>1,58930</text:p>
          </table:table-cell>
          <table:table-cell office:value-type="float" office:value="1.5783">
            <text:p>1,57830</text:p>
          </table:table-cell>
          <table:table-cell office:value-type="float" office:value="1.5857">
            <text:p>1,58570</text:p>
          </table:table-cell>
          <table:table-cell table:formula="of:=([.E761]+[.D761]+[.C761])/3" office:value-type="float" office:value="1.58443333333333">
            <text:p>1,58443</text:p>
          </table:table-cell>
          <table:table-cell table:formula="of:=[.C761]-[.D761]" office:value-type="float" office:value="0.0110000000000001">
            <text:p>0,01100</text:p>
          </table:table-cell>
          <table:table-cell office:value-type="float" office:value="0.00884057453870611">
            <text:p>0,00884</text:p>
          </table:table-cell>
          <table:table-cell office:value-type="float" office:value="1.58454566581601">
            <text:p>1,58455</text:p>
          </table:table-cell>
          <table:table-cell office:value-type="float" office:value="1.58448244847221">
            <text:p>1,58448</text:p>
          </table:table-cell>
        </table:table-row>
        <table:table-row table:style-name="ro2">
          <table:table-cell table:style-name="ce1" office:value-type="string">
            <text:p>2008.07.18</text:p>
          </table:table-cell>
          <table:table-cell office:value-type="float" office:value="1.5856">
            <text:p>1,58560</text:p>
          </table:table-cell>
          <table:table-cell office:value-type="float" office:value="1.5887">
            <text:p>1,58870</text:p>
          </table:table-cell>
          <table:table-cell office:value-type="float" office:value="1.5807">
            <text:p>1,58070</text:p>
          </table:table-cell>
          <table:table-cell office:value-type="float" office:value="1.5847">
            <text:p>1,58470</text:p>
          </table:table-cell>
          <table:table-cell table:formula="of:=([.E762]+[.D762]+[.C762])/3" office:value-type="float" office:value="1.5847">
            <text:p>1,58470</text:p>
          </table:table-cell>
          <table:table-cell table:formula="of:=[.C762]-[.D762]" office:value-type="float" office:value="0.00800000000000001">
            <text:p>0,00800</text:p>
          </table:table-cell>
          <table:table-cell office:value-type="float" office:value="0.00880716434001171">
            <text:p>0,00881</text:p>
          </table:table-cell>
          <table:table-cell office:value-type="float" office:value="1.58504971823032">
            <text:p>1,58505</text:p>
          </table:table-cell>
          <table:table-cell office:value-type="float" office:value="1.58535206378508">
            <text:p>1,58535</text:p>
          </table:table-cell>
        </table:table-row>
        <table:table-row table:style-name="ro2">
          <table:table-cell table:style-name="ce1" office:value-type="string">
            <text:p>2008.07.21</text:p>
          </table:table-cell>
          <table:table-cell office:value-type="float" office:value="1.5842">
            <text:p>1,58420</text:p>
          </table:table-cell>
          <table:table-cell office:value-type="float" office:value="1.5931">
            <text:p>1,59310</text:p>
          </table:table-cell>
          <table:table-cell office:value-type="float" office:value="1.5828">
            <text:p>1,58280</text:p>
          </table:table-cell>
          <table:table-cell office:value-type="float" office:value="1.5925">
            <text:p>1,59250</text:p>
          </table:table-cell>
          <table:table-cell table:formula="of:=([.E763]+[.D763]+[.C763])/3" office:value-type="float" office:value="1.58946666666667">
            <text:p>1,58947</text:p>
          </table:table-cell>
          <table:table-cell table:formula="of:=[.C763]-[.D763]" office:value-type="float" office:value="0.0103000000000002">
            <text:p>0,01030</text:p>
          </table:table-cell>
          <table:table-cell office:value-type="float" office:value="0.00882970528663389">
            <text:p>0,00883</text:p>
          </table:table-cell>
          <table:table-cell office:value-type="float" office:value="1.58480112800602">
            <text:p>1,58480</text:p>
          </table:table-cell>
          <table:table-cell office:value-type="float" office:value="1.58508852126515">
            <text:p>1,58509</text:p>
          </table:table-cell>
        </table:table-row>
        <table:table-row table:style-name="ro2">
          <table:table-cell table:style-name="ce1" office:value-type="string">
            <text:p>2008.07.22</text:p>
          </table:table-cell>
          <table:table-cell office:value-type="float" office:value="1.5924">
            <text:p>1,59240</text:p>
          </table:table-cell>
          <table:table-cell office:value-type="float" office:value="1.5944">
            <text:p>1,59440</text:p>
          </table:table-cell>
          <table:table-cell office:value-type="float" office:value="1.5758">
            <text:p>1,57580</text:p>
          </table:table-cell>
          <table:table-cell office:value-type="float" office:value="1.5786">
            <text:p>1,57860</text:p>
          </table:table-cell>
          <table:table-cell table:formula="of:=([.E764]+[.D764]+[.C764])/3" office:value-type="float" office:value="1.58293333333333">
            <text:p>1,58293</text:p>
          </table:table-cell>
          <table:table-cell table:formula="of:=[.C764]-[.D764]" office:value-type="float" office:value="0.0186">
            <text:p>0,01860</text:p>
          </table:table-cell>
          <table:table-cell office:value-type="float" office:value="0.00882585680594759">
            <text:p>0,00883</text:p>
          </table:table-cell>
          <table:table-cell office:value-type="float" office:value="1.58591563572175">
            <text:p>1,58592</text:p>
          </table:table-cell>
          <table:table-cell office:value-type="float" office:value="1.5869298776113">
            <text:p>1,58693</text:p>
          </table:table-cell>
        </table:table-row>
        <table:table-row table:style-name="ro2">
          <table:table-cell table:style-name="ce1" office:value-type="string">
            <text:p>2008.07.23</text:p>
          </table:table-cell>
          <table:table-cell office:value-type="float" office:value="1.5787">
            <text:p>1,57870</text:p>
          </table:table-cell>
          <table:table-cell office:value-type="float" office:value="1.5797">
            <text:p>1,57970</text:p>
          </table:table-cell>
          <table:table-cell office:value-type="float" office:value="1.567">
            <text:p>1,56700</text:p>
          </table:table-cell>
          <table:table-cell office:value-type="float" office:value="1.5684">
            <text:p>1,56840</text:p>
          </table:table-cell>
          <table:table-cell table:formula="of:=([.E765]+[.D765]+[.C765])/3" office:value-type="float" office:value="1.5717">
            <text:p>1,57170</text:p>
          </table:table-cell>
          <table:table-cell table:formula="of:=[.C765]-[.D765]" office:value-type="float" office:value="0.0126999999999997">
            <text:p>0,01270</text:p>
          </table:table-cell>
          <table:table-cell office:value-type="float" office:value="0.00896109893982527">
            <text:p>0,00896</text:p>
          </table:table-cell>
          <table:table-cell office:value-type="float" office:value="1.58440389939401">
            <text:p>1,58440</text:p>
          </table:table-cell>
          <table:table-cell office:value-type="float" office:value="1.58429883356018">
            <text:p>1,58430</text:p>
          </table:table-cell>
        </table:table-row>
        <table:table-row table:style-name="ro2">
          <table:table-cell table:style-name="ce1" office:value-type="string">
            <text:p>2008.07.24</text:p>
          </table:table-cell>
          <table:table-cell office:value-type="float" office:value="1.5683">
            <text:p>1,56830</text:p>
          </table:table-cell>
          <table:table-cell office:value-type="float" office:value="1.5713">
            <text:p>1,57130</text:p>
          </table:table-cell>
          <table:table-cell office:value-type="float" office:value="1.5628">
            <text:p>1,56280</text:p>
          </table:table-cell>
          <table:table-cell office:value-type="float" office:value="1.5678">
            <text:p>1,56780</text:p>
          </table:table-cell>
          <table:table-cell table:formula="of:=([.E766]+[.D766]+[.C766])/3" office:value-type="float" office:value="1.5673">
            <text:p>1,56730</text:p>
          </table:table-cell>
          <table:table-cell table:formula="of:=[.C766]-[.D766]" office:value-type="float" office:value="0.00849999999999973">
            <text:p>0,00850</text:p>
          </table:table-cell>
          <table:table-cell office:value-type="float" office:value="0.00905374769498555">
            <text:p>0,00905</text:p>
          </table:table-cell>
          <table:table-cell office:value-type="float" office:value="1.58095311024863">
            <text:p>1,58095</text:p>
          </table:table-cell>
          <table:table-cell office:value-type="float" office:value="1.57988956968731">
            <text:p>1,57989</text:p>
          </table:table-cell>
        </table:table-row>
        <table:table-row table:style-name="ro2">
          <table:table-cell table:style-name="ce1" office:value-type="string">
            <text:p>2008.07.25</text:p>
          </table:table-cell>
          <table:table-cell office:value-type="float" office:value="1.5677">
            <text:p>1,56770</text:p>
          </table:table-cell>
          <table:table-cell office:value-type="float" office:value="1.5753">
            <text:p>1,57530</text:p>
          </table:table-cell>
          <table:table-cell office:value-type="float" office:value="1.5661">
            <text:p>1,56610</text:p>
          </table:table-cell>
          <table:table-cell office:value-type="float" office:value="1.5709">
            <text:p>1,57090</text:p>
          </table:table-cell>
          <table:table-cell table:formula="of:=([.E767]+[.D767]+[.C767])/3" office:value-type="float" office:value="1.57076666666667">
            <text:p>1,57077</text:p>
          </table:table-cell>
          <table:table-cell table:formula="of:=[.C767]-[.D767]" office:value-type="float" office:value="0.00919999999999988">
            <text:p>0,00920</text:p>
          </table:table-cell>
          <table:table-cell office:value-type="float" office:value="0.00912451048979606">
            <text:p>0,00912</text:p>
          </table:table-cell>
          <table:table-cell office:value-type="float" office:value="1.57765366527317">
            <text:p>1,57765</text:p>
          </table:table-cell>
          <table:table-cell office:value-type="float" office:value="1.57660382018208">
            <text:p>1,57660</text:p>
          </table:table-cell>
        </table:table-row>
        <table:table-row table:style-name="ro2">
          <table:table-cell table:style-name="ce1" office:value-type="string">
            <text:p>2008.07.28</text:p>
          </table:table-cell>
          <table:table-cell office:value-type="float" office:value="1.5696">
            <text:p>1,56960</text:p>
          </table:table-cell>
          <table:table-cell office:value-type="float" office:value="1.5768">
            <text:p>1,57680</text:p>
          </table:table-cell>
          <table:table-cell office:value-type="float" office:value="1.5683">
            <text:p>1,56830</text:p>
          </table:table-cell>
          <table:table-cell office:value-type="float" office:value="1.5738">
            <text:p>1,57380</text:p>
          </table:table-cell>
          <table:table-cell table:formula="of:=([.E768]+[.D768]+[.C768])/3" office:value-type="float" office:value="1.57296666666667">
            <text:p>1,57297</text:p>
          </table:table-cell>
          <table:table-cell table:formula="of:=[.C768]-[.D768]" office:value-type="float" office:value="0.00849999999999995">
            <text:p>0,00850</text:p>
          </table:table-cell>
          <table:table-cell office:value-type="float" office:value="0.00919011678810443">
            <text:p>0,00919</text:p>
          </table:table-cell>
          <table:table-cell office:value-type="float" office:value="1.57560634889572">
            <text:p>1,57561</text:p>
          </table:table-cell>
          <table:table-cell office:value-type="float" office:value="1.57494174609088">
            <text:p>1,57494</text:p>
          </table:table-cell>
        </table:table-row>
        <table:table-row table:style-name="ro2">
          <table:table-cell table:style-name="ce1" office:value-type="string">
            <text:p>2008.07.29</text:p>
          </table:table-cell>
          <table:table-cell office:value-type="float" office:value="1.574">
            <text:p>1,57400</text:p>
          </table:table-cell>
          <table:table-cell office:value-type="float" office:value="1.5758">
            <text:p>1,57580</text:p>
          </table:table-cell>
          <table:table-cell office:value-type="float" office:value="1.5553">
            <text:p>1,55530</text:p>
          </table:table-cell>
          <table:table-cell office:value-type="float" office:value="1.5583">
            <text:p>1,55830</text:p>
          </table:table-cell>
          <table:table-cell table:formula="of:=([.E769]+[.D769]+[.C769])/3" office:value-type="float" office:value="1.56313333333333">
            <text:p>1,56313</text:p>
          </table:table-cell>
          <table:table-cell table:formula="of:=[.C769]-[.D769]" office:value-type="float" office:value="0.0205000000000002">
            <text:p>0,02050</text:p>
          </table:table-cell>
          <table:table-cell office:value-type="float" office:value="0.00925203376079574">
            <text:p>0,00925</text:p>
          </table:table-cell>
          <table:table-cell office:value-type="float" office:value="1.57452655420235">
            <text:p>1,57453</text:p>
          </table:table-cell>
          <table:table-cell office:value-type="float" office:value="1.57413479292167">
            <text:p>1,57413</text:p>
          </table:table-cell>
        </table:table-row>
        <table:table-row table:style-name="ro2">
          <table:table-cell table:style-name="ce1" office:value-type="string">
            <text:p>2008.07.30</text:p>
          </table:table-cell>
          <table:table-cell office:value-type="float" office:value="1.5585">
            <text:p>1,55850</text:p>
          </table:table-cell>
          <table:table-cell office:value-type="float" office:value="1.5615">
            <text:p>1,56150</text:p>
          </table:table-cell>
          <table:table-cell office:value-type="float" office:value="1.5521">
            <text:p>1,55210</text:p>
          </table:table-cell>
          <table:table-cell office:value-type="float" office:value="1.5577">
            <text:p>1,55770</text:p>
          </table:table-cell>
          <table:table-cell table:formula="of:=([.E770]+[.D770]+[.C770])/3" office:value-type="float" office:value="1.5571">
            <text:p>1,55710</text:p>
          </table:table-cell>
          <table:table-cell table:formula="of:=[.C770]-[.D770]" office:value-type="float" office:value="0.00940000000000008">
            <text:p>0,00940</text:p>
          </table:table-cell>
          <table:table-cell office:value-type="float" office:value="0.00943982524243248">
            <text:p>0,00944</text:p>
          </table:table-cell>
          <table:table-cell office:value-type="float" office:value="1.57074948914781">
            <text:p>1,57075</text:p>
          </table:table-cell>
          <table:table-cell office:value-type="float" office:value="1.56936478521889">
            <text:p>1,56936</text:p>
          </table:table-cell>
        </table:table-row>
        <table:table-row table:style-name="ro2">
          <table:table-cell table:style-name="ce1" office:value-type="string">
            <text:p>2008.07.31</text:p>
          </table:table-cell>
          <table:table-cell office:value-type="float" office:value="1.5574">
            <text:p>1,55740</text:p>
          </table:table-cell>
          <table:table-cell office:value-type="float" office:value="1.57">
            <text:p>1,57000</text:p>
          </table:table-cell>
          <table:table-cell office:value-type="float" office:value="1.557">
            <text:p>1,55700</text:p>
          </table:table-cell>
          <table:table-cell office:value-type="float" office:value="1.5597">
            <text:p>1,55970</text:p>
          </table:table-cell>
          <table:table-cell table:formula="of:=([.E771]+[.D771]+[.C771])/3" office:value-type="float" office:value="1.56223333333333">
            <text:p>1,56223</text:p>
          </table:table-cell>
          <table:table-cell table:formula="of:=[.C771]-[.D771]" office:value-type="float" office:value="0.0130000000000001">
            <text:p>0,01300</text:p>
          </table:table-cell>
          <table:table-cell office:value-type="float" office:value="0.00948955481676987">
            <text:p>0,00949</text:p>
          </table:table-cell>
          <table:table-cell office:value-type="float" office:value="1.56743862981876">
            <text:p>1,56744</text:p>
          </table:table-cell>
          <table:table-cell office:value-type="float" office:value="1.56607404747313">
            <text:p>1,56607</text:p>
          </table:table-cell>
        </table:table-row>
        <table:table-row table:style-name="ro2">
          <table:table-cell table:style-name="ce1" office:value-type="string">
            <text:p>2008.08.01</text:p>
          </table:table-cell>
          <table:table-cell office:value-type="float" office:value="1.5596">
            <text:p>1,55960</text:p>
          </table:table-cell>
          <table:table-cell office:value-type="float" office:value="1.5598">
            <text:p>1,55980</text:p>
          </table:table-cell>
          <table:table-cell office:value-type="float" office:value="1.5515">
            <text:p>1,55150</text:p>
          </table:table-cell>
          <table:table-cell office:value-type="float" office:value="1.5563">
            <text:p>1,55630</text:p>
          </table:table-cell>
          <table:table-cell table:formula="of:=([.E772]+[.D772]+[.C772])/3" office:value-type="float" office:value="1.55586666666667">
            <text:p>1,55587</text:p>
          </table:table-cell>
          <table:table-cell table:formula="of:=[.C772]-[.D772]" office:value-type="float" office:value="0.0083000000000002">
            <text:p>0,00830</text:p>
          </table:table-cell>
          <table:table-cell office:value-type="float" office:value="0.00954332338056129">
            <text:p>0,00954</text:p>
          </table:table-cell>
          <table:table-cell office:value-type="float" office:value="1.56641141414502">
            <text:p>1,56641</text:p>
          </table:table-cell>
          <table:table-cell office:value-type="float" office:value="1.5647552851349">
            <text:p>1,56476</text:p>
          </table:table-cell>
        </table:table-row>
        <table:table-row table:style-name="ro2">
          <table:table-cell table:style-name="ce1" office:value-type="string">
            <text:p>2008.08.04</text:p>
          </table:table-cell>
          <table:table-cell office:value-type="float" office:value="1.5574">
            <text:p>1,55740</text:p>
          </table:table-cell>
          <table:table-cell office:value-type="float" office:value="1.5631">
            <text:p>1,56310</text:p>
          </table:table-cell>
          <table:table-cell office:value-type="float" office:value="1.5553">
            <text:p>1,55530</text:p>
          </table:table-cell>
          <table:table-cell office:value-type="float" office:value="1.5571">
            <text:p>1,55710</text:p>
          </table:table-cell>
          <table:table-cell table:formula="of:=([.E773]+[.D773]+[.C773])/3" office:value-type="float" office:value="1.5585">
            <text:p>1,55850</text:p>
          </table:table-cell>
          <table:table-cell table:formula="of:=[.C773]-[.D773]" office:value-type="float" office:value="0.00780000000000003">
            <text:p>0,00780</text:p>
          </table:table-cell>
          <table:table-cell office:value-type="float" office:value="0.00961547127246746">
            <text:p>0,00962</text:p>
          </table:table-cell>
          <table:table-cell office:value-type="float" office:value="1.56310103912439">
            <text:p>1,56310</text:p>
          </table:table-cell>
          <table:table-cell office:value-type="float" office:value="1.56198547757948">
            <text:p>1,56199</text:p>
          </table:table-cell>
        </table:table-row>
        <table:table-row table:style-name="ro2">
          <table:table-cell table:style-name="ce1" office:value-type="string">
            <text:p>2008.08.05</text:p>
          </table:table-cell>
          <table:table-cell office:value-type="float" office:value="1.557">
            <text:p>1,55700</text:p>
          </table:table-cell>
          <table:table-cell office:value-type="float" office:value="1.5575">
            <text:p>1,55750</text:p>
          </table:table-cell>
          <table:table-cell office:value-type="float" office:value="1.5445">
            <text:p>1,54450</text:p>
          </table:table-cell>
          <table:table-cell office:value-type="float" office:value="1.5449">
            <text:p>1,54490</text:p>
          </table:table-cell>
          <table:table-cell table:formula="of:=([.E774]+[.D774]+[.C774])/3" office:value-type="float" office:value="1.54896666666667">
            <text:p>1,54897</text:p>
          </table:table-cell>
          <table:table-cell table:formula="of:=[.C774]-[.D774]" office:value-type="float" office:value="0.0130000000000001">
            <text:p>0,01300</text:p>
          </table:table-cell>
          <table:table-cell office:value-type="float" office:value="0.00966001827835786">
            <text:p>0,00966</text:p>
          </table:table-cell>
          <table:table-cell office:value-type="float" office:value="1.56197524072887">
            <text:p>1,56198</text:p>
          </table:table-cell>
          <table:table-cell office:value-type="float" office:value="1.56053488688619">
            <text:p>1,56053</text:p>
          </table:table-cell>
        </table:table-row>
        <table:table-row table:style-name="ro2">
          <table:table-cell table:style-name="ce1" office:value-type="string">
            <text:p>2008.08.06</text:p>
          </table:table-cell>
          <table:table-cell office:value-type="float" office:value="1.545">
            <text:p>1,54500</text:p>
          </table:table-cell>
          <table:table-cell office:value-type="float" office:value="1.5516">
            <text:p>1,55160</text:p>
          </table:table-cell>
          <table:table-cell office:value-type="float" office:value="1.5398">
            <text:p>1,53980</text:p>
          </table:table-cell>
          <table:table-cell office:value-type="float" office:value="1.5413">
            <text:p>1,54130</text:p>
          </table:table-cell>
          <table:table-cell table:formula="of:=([.E775]+[.D775]+[.C775])/3" office:value-type="float" office:value="1.54423333333333">
            <text:p>1,54423</text:p>
          </table:table-cell>
          <table:table-cell table:formula="of:=[.C775]-[.D775]" office:value-type="float" office:value="0.0118">
            <text:p>0,01180</text:p>
          </table:table-cell>
          <table:table-cell office:value-type="float" office:value="0.00977883869134843">
            <text:p>0,00978</text:p>
          </table:table-cell>
          <table:table-cell office:value-type="float" office:value="1.55800677709396">
            <text:p>1,55801</text:p>
          </table:table-cell>
          <table:table-cell office:value-type="float" office:value="1.55597876565411">
            <text:p>1,55598</text:p>
          </table:table-cell>
        </table:table-row>
        <table:table-row table:style-name="ro2">
          <table:table-cell table:style-name="ce1" office:value-type="string">
            <text:p>2008.08.07</text:p>
          </table:table-cell>
          <table:table-cell office:value-type="float" office:value="1.5412">
            <text:p>1,54120</text:p>
          </table:table-cell>
          <table:table-cell office:value-type="float" office:value="1.5502">
            <text:p>1,55020</text:p>
          </table:table-cell>
          <table:table-cell office:value-type="float" office:value="1.531">
            <text:p>1,53100</text:p>
          </table:table-cell>
          <table:table-cell office:value-type="float" office:value="1.5323">
            <text:p>1,53230</text:p>
          </table:table-cell>
          <table:table-cell table:formula="of:=([.E776]+[.D776]+[.C776])/3" office:value-type="float" office:value="1.53783333333333">
            <text:p>1,53783</text:p>
          </table:table-cell>
          <table:table-cell table:formula="of:=[.C776]-[.D776]" office:value-type="float" office:value="0.0191999999999999">
            <text:p>0,01920</text:p>
          </table:table-cell>
          <table:table-cell office:value-type="float" office:value="0.00985211148504932">
            <text:p>0,00985</text:p>
          </table:table-cell>
          <table:table-cell office:value-type="float" office:value="1.55448278814068">
            <text:p>1,55448</text:p>
          </table:table-cell>
          <table:table-cell office:value-type="float" office:value="1.55217065532486">
            <text:p>1,55217</text:p>
          </table:table-cell>
        </table:table-row>
        <table:table-row table:style-name="ro2">
          <table:table-cell table:style-name="ce1" office:value-type="string">
            <text:p>2008.08.08</text:p>
          </table:table-cell>
          <table:table-cell office:value-type="float" office:value="1.5324">
            <text:p>1,53240</text:p>
          </table:table-cell>
          <table:table-cell office:value-type="float" office:value="1.5334">
            <text:p>1,53340</text:p>
          </table:table-cell>
          <table:table-cell office:value-type="float" office:value="1.4997">
            <text:p>1,49970</text:p>
          </table:table-cell>
          <table:table-cell office:value-type="float" office:value="1.5005">
            <text:p>1,50050</text:p>
          </table:table-cell>
          <table:table-cell table:formula="of:=([.E777]+[.D777]+[.C777])/3" office:value-type="float" office:value="1.5112">
            <text:p>1,51120</text:p>
          </table:table-cell>
          <table:table-cell table:formula="of:=[.C777]-[.D777]" office:value-type="float" office:value="0.0336999999999998">
            <text:p>0,03370</text:p>
          </table:table-cell>
          <table:table-cell office:value-type="float" office:value="0.0100534342300845">
            <text:p>0,01005</text:p>
          </table:table-cell>
          <table:table-cell office:value-type="float" office:value="1.54968882775593">
            <text:p>1,54969</text:p>
          </table:table-cell>
          <table:table-cell office:value-type="float" office:value="1.54652769639286">
            <text:p>1,54653</text:p>
          </table:table-cell>
        </table:table-row>
        <table:table-row table:style-name="ro2">
          <table:table-cell table:style-name="ce1" office:value-type="string">
            <text:p>2008.08.11</text:p>
          </table:table-cell>
          <table:table-cell office:value-type="float" office:value="1.4943">
            <text:p>1,49430</text:p>
          </table:table-cell>
          <table:table-cell office:value-type="float" office:value="1.5083">
            <text:p>1,50830</text:p>
          </table:table-cell>
          <table:table-cell office:value-type="float" office:value="1.4879">
            <text:p>1,48790</text:p>
          </table:table-cell>
          <table:table-cell office:value-type="float" office:value="1.4892">
            <text:p>1,48920</text:p>
          </table:table-cell>
          <table:table-cell table:formula="of:=([.E778]+[.D778]+[.C778])/3" office:value-type="float" office:value="1.49513333333333">
            <text:p>1,49513</text:p>
          </table:table-cell>
          <table:table-cell table:formula="of:=[.C778]-[.D778]" office:value-type="float" office:value="0.0204">
            <text:p>0,02040</text:p>
          </table:table-cell>
          <table:table-cell office:value-type="float" office:value="0.0105130698120211">
            <text:p>0,01051</text:p>
          </table:table-cell>
          <table:table-cell office:value-type="float" office:value="1.53817745943196">
            <text:p>1,53818</text:p>
          </table:table-cell>
          <table:table-cell office:value-type="float" office:value="1.53351120011207">
            <text:p>1,53351</text:p>
          </table:table-cell>
        </table:table-row>
        <table:table-row table:style-name="ro2">
          <table:table-cell table:style-name="ce1" office:value-type="string">
            <text:p>2008.08.12</text:p>
          </table:table-cell>
          <table:table-cell office:value-type="float" office:value="1.4893">
            <text:p>1,48930</text:p>
          </table:table-cell>
          <table:table-cell office:value-type="float" office:value="1.4964">
            <text:p>1,49640</text:p>
          </table:table-cell>
          <table:table-cell office:value-type="float" office:value="1.4815">
            <text:p>1,48150</text:p>
          </table:table-cell>
          <table:table-cell office:value-type="float" office:value="1.4913">
            <text:p>1,49130</text:p>
          </table:table-cell>
          <table:table-cell table:formula="of:=([.E779]+[.D779]+[.C779])/3" office:value-type="float" office:value="1.48973333333333">
            <text:p>1,48973</text:p>
          </table:table-cell>
          <table:table-cell table:formula="of:=[.C779]-[.D779]" office:value-type="float" office:value="0.0148999999999999">
            <text:p>0,01490</text:p>
          </table:table-cell>
          <table:table-cell office:value-type="float" office:value="0.0109099549510028">
            <text:p>0,01091</text:p>
          </table:table-cell>
          <table:table-cell office:value-type="float" office:value="1.52661237198719">
            <text:p>1,52661</text:p>
          </table:table-cell>
          <table:table-cell office:value-type="float" office:value="1.5207449788946">
            <text:p>1,52074</text:p>
          </table:table-cell>
        </table:table-row>
        <table:table-row table:style-name="ro2">
          <table:table-cell table:style-name="ce1" office:value-type="string">
            <text:p>2008.08.13</text:p>
          </table:table-cell>
          <table:table-cell office:value-type="float" office:value="1.4914">
            <text:p>1,49140</text:p>
          </table:table-cell>
          <table:table-cell office:value-type="float" office:value="1.4977">
            <text:p>1,49770</text:p>
          </table:table-cell>
          <table:table-cell office:value-type="float" office:value="1.4841">
            <text:p>1,48410</text:p>
          </table:table-cell>
          <table:table-cell office:value-type="float" office:value="1.4921">
            <text:p>1,49210</text:p>
          </table:table-cell>
          <table:table-cell table:formula="of:=([.E780]+[.D780]+[.C780])/3" office:value-type="float" office:value="1.4913">
            <text:p>1,49130</text:p>
          </table:table-cell>
          <table:table-cell table:formula="of:=[.C780]-[.D780]" office:value-type="float" office:value="0.0136000000000001">
            <text:p>0,01360</text:p>
          </table:table-cell>
          <table:table-cell office:value-type="float" office:value="0.0112534850192914">
            <text:p>0,01125</text:p>
          </table:table-cell>
          <table:table-cell office:value-type="float" office:value="1.51679195740646">
            <text:p>1,51679</text:p>
          </table:table-cell>
          <table:table-cell office:value-type="float" office:value="1.51199343705243">
            <text:p>1,51199</text:p>
          </table:table-cell>
        </table:table-row>
        <table:table-row table:style-name="ro2">
          <table:table-cell table:style-name="ce1" office:value-type="string">
            <text:p>2008.08.14</text:p>
          </table:table-cell>
          <table:table-cell office:value-type="float" office:value="1.4922">
            <text:p>1,49220</text:p>
          </table:table-cell>
          <table:table-cell office:value-type="float" office:value="1.4949">
            <text:p>1,49490</text:p>
          </table:table-cell>
          <table:table-cell office:value-type="float" office:value="1.4777">
            <text:p>1,47770</text:p>
          </table:table-cell>
          <table:table-cell office:value-type="float" office:value="1.4802">
            <text:p>1,48020</text:p>
          </table:table-cell>
          <table:table-cell table:formula="of:=([.E781]+[.D781]+[.C781])/3" office:value-type="float" office:value="1.48426666666667">
            <text:p>1,48427</text:p>
          </table:table-cell>
          <table:table-cell table:formula="of:=[.C781]-[.D781]" office:value-type="float" office:value="0.0171999999999999">
            <text:p>0,01720</text:p>
          </table:table-cell>
          <table:table-cell office:value-type="float" office:value="0.0115658159768561">
            <text:p>0,01157</text:p>
          </table:table-cell>
          <table:table-cell office:value-type="float" office:value="1.50909051577">
            <text:p>1,50909</text:p>
          </table:table-cell>
          <table:table-cell office:value-type="float" office:value="1.50549042471964">
            <text:p>1,50549</text:p>
          </table:table-cell>
        </table:table-row>
        <table:table-row table:style-name="ro2">
          <table:table-cell table:style-name="ce1" office:value-type="string">
            <text:p>2008.08.15</text:p>
          </table:table-cell>
          <table:table-cell office:value-type="float" office:value="1.4805">
            <text:p>1,48050</text:p>
          </table:table-cell>
          <table:table-cell office:value-type="float" office:value="1.4806">
            <text:p>1,48060</text:p>
          </table:table-cell>
          <table:table-cell office:value-type="float" office:value="1.466">
            <text:p>1,46600</text:p>
          </table:table-cell>
          <table:table-cell office:value-type="float" office:value="1.4689">
            <text:p>1,46890</text:p>
          </table:table-cell>
          <table:table-cell table:formula="of:=([.E782]+[.D782]+[.C782])/3" office:value-type="float" office:value="1.47183333333333">
            <text:p>1,47183</text:p>
          </table:table-cell>
          <table:table-cell table:formula="of:=[.C782]-[.D782]" office:value-type="float" office:value="0.0145999999999999">
            <text:p>0,01460</text:p>
          </table:table-cell>
          <table:table-cell office:value-type="float" office:value="0.0119297274488793">
            <text:p>0,01193</text:p>
          </table:table-cell>
          <table:table-cell office:value-type="float" office:value="1.50151552455021">
            <text:p>1,50152</text:p>
          </table:table-cell>
          <table:table-cell office:value-type="float" office:value="1.49735035035614">
            <text:p>1,49735</text:p>
          </table:table-cell>
        </table:table-row>
        <table:table-row table:style-name="ro2">
          <table:table-cell table:style-name="ce1" office:value-type="string">
            <text:p>2008.08.18</text:p>
          </table:table-cell>
          <table:table-cell office:value-type="float" office:value="1.4684">
            <text:p>1,46840</text:p>
          </table:table-cell>
          <table:table-cell office:value-type="float" office:value="1.4767">
            <text:p>1,47670</text:p>
          </table:table-cell>
          <table:table-cell office:value-type="float" office:value="1.4673">
            <text:p>1,46730</text:p>
          </table:table-cell>
          <table:table-cell office:value-type="float" office:value="1.4678">
            <text:p>1,46780</text:p>
          </table:table-cell>
          <table:table-cell table:formula="of:=([.E783]+[.D783]+[.C783])/3" office:value-type="float" office:value="1.4706">
            <text:p>1,47060</text:p>
          </table:table-cell>
          <table:table-cell table:formula="of:=[.C783]-[.D783]" office:value-type="float" office:value="0.00940000000000008">
            <text:p>0,00940</text:p>
          </table:table-cell>
          <table:table-cell office:value-type="float" office:value="0.0121776665224564">
            <text:p>0,01218</text:p>
          </table:table-cell>
          <table:table-cell office:value-type="float" office:value="1.49333755001882">
            <text:p>1,49334</text:p>
          </table:table-cell>
          <table:table-cell office:value-type="float" office:value="1.48875814724464">
            <text:p>1,48876</text:p>
          </table:table-cell>
        </table:table-row>
        <table:table-row table:style-name="ro2">
          <table:table-cell table:style-name="ce1" office:value-type="string">
            <text:p>2008.08.19</text:p>
          </table:table-cell>
          <table:table-cell office:value-type="float" office:value="1.4677">
            <text:p>1,46770</text:p>
          </table:table-cell>
          <table:table-cell office:value-type="float" office:value="1.4794">
            <text:p>1,47940</text:p>
          </table:table-cell>
          <table:table-cell office:value-type="float" office:value="1.4629">
            <text:p>1,46290</text:p>
          </table:table-cell>
          <table:table-cell office:value-type="float" office:value="1.4781">
            <text:p>1,47810</text:p>
          </table:table-cell>
          <table:table-cell table:formula="of:=([.E784]+[.D784]+[.C784])/3" office:value-type="float" office:value="1.47346666666667">
            <text:p>1,47347</text:p>
          </table:table-cell>
          <table:table-cell table:formula="of:=[.C784]-[.D784]" office:value-type="float" office:value="0.0165">
            <text:p>0,01650</text:p>
          </table:table-cell>
          <table:table-cell office:value-type="float" office:value="0.012294790424325">
            <text:p>0,01229</text:p>
          </table:table-cell>
          <table:table-cell office:value-type="float" office:value="1.48768601548284">
            <text:p>1,48769</text:p>
          </table:table-cell>
          <table:table-cell office:value-type="float" office:value="1.4830077204741">
            <text:p>1,48301</text:p>
          </table:table-cell>
        </table:table-row>
        <table:table-row table:style-name="ro2">
          <table:table-cell table:style-name="ce1" office:value-type="string">
            <text:p>2008.08.20</text:p>
          </table:table-cell>
          <table:table-cell office:value-type="float" office:value="1.4783">
            <text:p>1,47830</text:p>
          </table:table-cell>
          <table:table-cell office:value-type="float" office:value="1.4805">
            <text:p>1,48050</text:p>
          </table:table-cell>
          <table:table-cell office:value-type="float" office:value="1.4672">
            <text:p>1,46720</text:p>
          </table:table-cell>
          <table:table-cell office:value-type="float" office:value="1.4743">
            <text:p>1,47430</text:p>
          </table:table-cell>
          <table:table-cell table:formula="of:=([.E785]+[.D785]+[.C785])/3" office:value-type="float" office:value="1.474">
            <text:p>1,47400</text:p>
          </table:table-cell>
          <table:table-cell table:formula="of:=[.C785]-[.D785]" office:value-type="float" office:value="0.0133000000000001">
            <text:p>0,01330</text:p>
          </table:table-cell>
          <table:table-cell office:value-type="float" office:value="0.012395628027483">
            <text:p>0,01240</text:p>
          </table:table-cell>
          <table:table-cell office:value-type="float" office:value="1.48392822918104">
            <text:p>1,48393</text:p>
          </table:table-cell>
          <table:table-cell office:value-type="float" office:value="1.48151203010072">
            <text:p>1,48151</text:p>
          </table:table-cell>
        </table:table-row>
        <table:table-row table:style-name="ro2">
          <table:table-cell table:style-name="ce1" office:value-type="string">
            <text:p>2008.08.21</text:p>
          </table:table-cell>
          <table:table-cell office:value-type="float" office:value="1.4742">
            <text:p>1,47420</text:p>
          </table:table-cell>
          <table:table-cell office:value-type="float" office:value="1.4908">
            <text:p>1,49080</text:p>
          </table:table-cell>
          <table:table-cell office:value-type="float" office:value="1.4731">
            <text:p>1,47310</text:p>
          </table:table-cell>
          <table:table-cell office:value-type="float" office:value="1.4896">
            <text:p>1,48960</text:p>
          </table:table-cell>
          <table:table-cell table:formula="of:=([.E786]+[.D786]+[.C786])/3" office:value-type="float" office:value="1.4845">
            <text:p>1,48450</text:p>
          </table:table-cell>
          <table:table-cell table:formula="of:=[.C786]-[.D786]" office:value-type="float" office:value="0.0177000000000001">
            <text:p>0,01770</text:p>
          </table:table-cell>
          <table:table-cell office:value-type="float" office:value="0.0125166899644278">
            <text:p>0,01252</text:p>
          </table:table-cell>
          <table:table-cell office:value-type="float" office:value="1.48101788750359">
            <text:p>1,48102</text:p>
          </table:table-cell>
          <table:table-cell office:value-type="float" office:value="1.47922922860305">
            <text:p>1,47923</text:p>
          </table:table-cell>
        </table:table-row>
        <table:table-row table:style-name="ro2">
          <table:table-cell table:style-name="ce1" office:value-type="string">
            <text:p>2008.08.22</text:p>
          </table:table-cell>
          <table:table-cell office:value-type="float" office:value="1.4895">
            <text:p>1,48950</text:p>
          </table:table-cell>
          <table:table-cell office:value-type="float" office:value="1.49">
            <text:p>1,49000</text:p>
          </table:table-cell>
          <table:table-cell office:value-type="float" office:value="1.4758">
            <text:p>1,47580</text:p>
          </table:table-cell>
          <table:table-cell office:value-type="float" office:value="1.4792">
            <text:p>1,47920</text:p>
          </table:table-cell>
          <table:table-cell table:formula="of:=([.E787]+[.D787]+[.C787])/3" office:value-type="float" office:value="1.48166666666667">
            <text:p>1,48167</text:p>
          </table:table-cell>
          <table:table-cell table:formula="of:=[.C787]-[.D787]" office:value-type="float" office:value="0.0142">
            <text:p>0,01420</text:p>
          </table:table-cell>
          <table:table-cell office:value-type="float" office:value="0.0124937645957988">
            <text:p>0,01249</text:p>
          </table:table-cell>
          <table:table-cell office:value-type="float" office:value="1.48238747037529">
            <text:p>1,48239</text:p>
          </table:table-cell>
          <table:table-cell office:value-type="float" office:value="1.48194835935156">
            <text:p>1,48195</text:p>
          </table:table-cell>
        </table:table-row>
        <table:table-row table:style-name="ro2">
          <table:table-cell table:style-name="ce1" office:value-type="string">
            <text:p>2008.08.25</text:p>
          </table:table-cell>
          <table:table-cell office:value-type="float" office:value="1.4789">
            <text:p>1,47890</text:p>
          </table:table-cell>
          <table:table-cell office:value-type="float" office:value="1.4807">
            <text:p>1,48070</text:p>
          </table:table-cell>
          <table:table-cell office:value-type="float" office:value="1.4696">
            <text:p>1,46960</text:p>
          </table:table-cell>
          <table:table-cell office:value-type="float" office:value="1.4753">
            <text:p>1,47530</text:p>
          </table:table-cell>
          <table:table-cell table:formula="of:=([.E788]+[.D788]+[.C788])/3" office:value-type="float" office:value="1.4752">
            <text:p>1,47520</text:p>
          </table:table-cell>
          <table:table-cell table:formula="of:=[.C788]-[.D788]" office:value-type="float" office:value="0.0111000000000001">
            <text:p>0,01110</text:p>
          </table:table-cell>
          <table:table-cell office:value-type="float" office:value="0.0124892834943568">
            <text:p>0,01249</text:p>
          </table:table-cell>
          <table:table-cell office:value-type="float" office:value="1.48218938971844">
            <text:p>1,48219</text:p>
          </table:table-cell>
          <table:table-cell office:value-type="float" office:value="1.48134887959896">
            <text:p>1,48135</text:p>
          </table:table-cell>
        </table:table-row>
        <table:table-row table:style-name="ro2">
          <table:table-cell table:style-name="ce1" office:value-type="string">
            <text:p>2008.08.26</text:p>
          </table:table-cell>
          <table:table-cell office:value-type="float" office:value="1.4754">
            <text:p>1,47540</text:p>
          </table:table-cell>
          <table:table-cell office:value-type="float" office:value="1.4759">
            <text:p>1,47590</text:p>
          </table:table-cell>
          <table:table-cell office:value-type="float" office:value="1.4571">
            <text:p>1,45710</text:p>
          </table:table-cell>
          <table:table-cell office:value-type="float" office:value="1.4643">
            <text:p>1,46430</text:p>
          </table:table-cell>
          <table:table-cell table:formula="of:=([.E789]+[.D789]+[.C789])/3" office:value-type="float" office:value="1.46576666666667">
            <text:p>1,46577</text:p>
          </table:table-cell>
          <table:table-cell table:formula="of:=[.C789]-[.D789]" office:value-type="float" office:value="0.0187999999999999">
            <text:p>0,01880</text:p>
          </table:table-cell>
          <table:table-cell office:value-type="float" office:value="0.0124536091266693">
            <text:p>0,01245</text:p>
          </table:table-cell>
          <table:table-cell office:value-type="float" office:value="1.48069014095398">
            <text:p>1,48069</text:p>
          </table:table-cell>
          <table:table-cell office:value-type="float" office:value="1.47999560199956">
            <text:p>1,48000</text:p>
          </table:table-cell>
        </table:table-row>
        <table:table-row table:style-name="ro2">
          <table:table-cell table:style-name="ce1" office:value-type="string">
            <text:p>2008.08.27</text:p>
          </table:table-cell>
          <table:table-cell office:value-type="float" office:value="1.4644">
            <text:p>1,46440</text:p>
          </table:table-cell>
          <table:table-cell office:value-type="float" office:value="1.4776">
            <text:p>1,47760</text:p>
          </table:table-cell>
          <table:table-cell office:value-type="float" office:value="1.4633">
            <text:p>1,46330</text:p>
          </table:table-cell>
          <table:table-cell office:value-type="float" office:value="1.4715">
            <text:p>1,47150</text:p>
          </table:table-cell>
          <table:table-cell table:formula="of:=([.E790]+[.D790]+[.C790])/3" office:value-type="float" office:value="1.4708">
            <text:p>1,47080</text:p>
          </table:table-cell>
          <table:table-cell table:formula="of:=[.C790]-[.D790]" office:value-type="float" office:value="0.0143">
            <text:p>0,01430</text:p>
          </table:table-cell>
          <table:table-cell office:value-type="float" office:value="0.0125830799968573">
            <text:p>0,01258</text:p>
          </table:table-cell>
          <table:table-cell office:value-type="float" office:value="1.47663282078407">
            <text:p>1,47663</text:p>
          </table:table-cell>
          <table:table-cell office:value-type="float" office:value="1.47581871405531">
            <text:p>1,47582</text:p>
          </table:table-cell>
        </table:table-row>
        <table:table-row table:style-name="ro2">
          <table:table-cell table:style-name="ce1" office:value-type="string">
            <text:p>2008.08.28</text:p>
          </table:table-cell>
          <table:table-cell office:value-type="float" office:value="1.4716">
            <text:p>1,47160</text:p>
          </table:table-cell>
          <table:table-cell office:value-type="float" office:value="1.4811">
            <text:p>1,48110</text:p>
          </table:table-cell>
          <table:table-cell office:value-type="float" office:value="1.4671">
            <text:p>1,46710</text:p>
          </table:table-cell>
          <table:table-cell office:value-type="float" office:value="1.4693">
            <text:p>1,46930</text:p>
          </table:table-cell>
          <table:table-cell table:formula="of:=([.E791]+[.D791]+[.C791])/3" office:value-type="float" office:value="1.4725">
            <text:p>1,47250</text:p>
          </table:table-cell>
          <table:table-cell table:formula="of:=[.C791]-[.D791]" office:value-type="float" office:value="0.014">
            <text:p>0,01400</text:p>
          </table:table-cell>
          <table:table-cell office:value-type="float" office:value="0.0125943070600885">
            <text:p>0,01259</text:p>
          </table:table-cell>
          <table:table-cell office:value-type="float" office:value="1.47545182544589">
            <text:p>1,47545</text:p>
          </table:table-cell>
          <table:table-cell office:value-type="float" office:value="1.4750626871512">
            <text:p>1,47506</text:p>
          </table:table-cell>
        </table:table-row>
        <table:table-row table:style-name="ro2">
          <table:table-cell table:style-name="ce1" office:value-type="string">
            <text:p>2008.08.29</text:p>
          </table:table-cell>
          <table:table-cell office:value-type="float" office:value="1.4694">
            <text:p>1,46940</text:p>
          </table:table-cell>
          <table:table-cell office:value-type="float" office:value="1.4767">
            <text:p>1,47670</text:p>
          </table:table-cell>
          <table:table-cell office:value-type="float" office:value="1.464">
            <text:p>1,46400</text:p>
          </table:table-cell>
          <table:table-cell office:value-type="float" office:value="1.4678">
            <text:p>1,46780</text:p>
          </table:table-cell>
          <table:table-cell table:formula="of:=([.E792]+[.D792]+[.C792])/3" office:value-type="float" office:value="1.4695">
            <text:p>1,46950</text:p>
          </table:table-cell>
          <table:table-cell table:formula="of:=[.C792]-[.D792]" office:value-type="float" office:value="0.0127000000000002">
            <text:p>0,01270</text:p>
          </table:table-cell>
          <table:table-cell office:value-type="float" office:value="0.012697424888516">
            <text:p>0,01270</text:p>
          </table:table-cell>
          <table:table-cell office:value-type="float" office:value="1.47440452787288">
            <text:p>1,47440</text:p>
          </table:table-cell>
          <table:table-cell office:value-type="float" office:value="1.4732568995616">
            <text:p>1,47326</text:p>
          </table:table-cell>
        </table:table-row>
        <table:table-row table:style-name="ro2">
          <table:table-cell table:style-name="ce1" office:value-type="string">
            <text:p>2008.09.01</text:p>
          </table:table-cell>
          <table:table-cell office:value-type="float" office:value="1.4707">
            <text:p>1,47070</text:p>
          </table:table-cell>
          <table:table-cell office:value-type="float" office:value="1.4723">
            <text:p>1,47230</text:p>
          </table:table-cell>
          <table:table-cell office:value-type="float" office:value="1.4581">
            <text:p>1,45810</text:p>
          </table:table-cell>
          <table:table-cell office:value-type="float" office:value="1.4586">
            <text:p>1,45860</text:p>
          </table:table-cell>
          <table:table-cell table:formula="of:=([.E793]+[.D793]+[.C793])/3" office:value-type="float" office:value="1.463">
            <text:p>1,46300</text:p>
          </table:table-cell>
          <table:table-cell table:formula="of:=[.C793]-[.D793]" office:value-type="float" office:value="0.0142">
            <text:p>0,01420</text:p>
          </table:table-cell>
          <table:table-cell office:value-type="float" office:value="0.0127629286199663">
            <text:p>0,01276</text:p>
          </table:table-cell>
          <table:table-cell office:value-type="float" office:value="1.4726454705346">
            <text:p>1,47265</text:p>
          </table:table-cell>
          <table:table-cell office:value-type="float" office:value="1.47118836784064">
            <text:p>1,47119</text:p>
          </table:table-cell>
        </table:table-row>
        <table:table-row table:style-name="ro2">
          <table:table-cell table:style-name="ce1" office:value-type="string">
            <text:p>2008.09.02</text:p>
          </table:table-cell>
          <table:table-cell office:value-type="float" office:value="1.4587">
            <text:p>1,45870</text:p>
          </table:table-cell>
          <table:table-cell office:value-type="float" office:value="1.4599">
            <text:p>1,45990</text:p>
          </table:table-cell>
          <table:table-cell office:value-type="float" office:value="1.4464">
            <text:p>1,44640</text:p>
          </table:table-cell>
          <table:table-cell office:value-type="float" office:value="1.4513">
            <text:p>1,45130</text:p>
          </table:table-cell>
          <table:table-cell table:formula="of:=([.E794]+[.D794]+[.C794])/3" office:value-type="float" office:value="1.45253333333333">
            <text:p>1,45253</text:p>
          </table:table-cell>
          <table:table-cell table:formula="of:=[.C794]-[.D794]" office:value-type="float" office:value="0.0134999999999998">
            <text:p>0,01350</text:p>
          </table:table-cell>
          <table:table-cell office:value-type="float" office:value="0.0128715137308351">
            <text:p>0,01287</text:p>
          </table:table-cell>
          <table:table-cell office:value-type="float" office:value="1.46996254329982">
            <text:p>1,46996</text:p>
          </table:table-cell>
          <table:table-cell office:value-type="float" office:value="1.46763311667388">
            <text:p>1,46763</text:p>
          </table:table-cell>
        </table:table-row>
        <table:table-row table:style-name="ro2">
          <table:table-cell table:style-name="ce1" office:value-type="string">
            <text:p>2008.09.03</text:p>
          </table:table-cell>
          <table:table-cell office:value-type="float" office:value="1.4512">
            <text:p>1,45120</text:p>
          </table:table-cell>
          <table:table-cell office:value-type="float" office:value="1.4528">
            <text:p>1,45280</text:p>
          </table:table-cell>
          <table:table-cell office:value-type="float" office:value="1.4383">
            <text:p>1,43830</text:p>
          </table:table-cell>
          <table:table-cell office:value-type="float" office:value="1.449">
            <text:p>1,44900</text:p>
          </table:table-cell>
          <table:table-cell table:formula="of:=([.E795]+[.D795]+[.C795])/3" office:value-type="float" office:value="1.4467">
            <text:p>1,44670</text:p>
          </table:table-cell>
          <table:table-cell table:formula="of:=[.C795]-[.D795]" office:value-type="float" office:value="0.0145000000000002">
            <text:p>0,01450</text:p>
          </table:table-cell>
          <table:table-cell office:value-type="float" office:value="0.0129780751060515">
            <text:p>0,01298</text:p>
          </table:table-cell>
          <table:table-cell office:value-type="float" office:value="1.46523424678005">
            <text:p>1,46523</text:p>
          </table:table-cell>
          <table:table-cell office:value-type="float" office:value="1.46316132174394">
            <text:p>1,46316</text:p>
          </table:table-cell>
        </table:table-row>
        <table:table-row table:style-name="ro2">
          <table:table-cell table:style-name="ce1" office:value-type="string">
            <text:p>2008.09.04</text:p>
          </table:table-cell>
          <table:table-cell office:value-type="float" office:value="1.4491">
            <text:p>1,44910</text:p>
          </table:table-cell>
          <table:table-cell office:value-type="float" office:value="1.4542">
            <text:p>1,45420</text:p>
          </table:table-cell>
          <table:table-cell office:value-type="float" office:value="1.4209">
            <text:p>1,42090</text:p>
          </table:table-cell>
          <table:table-cell office:value-type="float" office:value="1.4239">
            <text:p>1,42390</text:p>
          </table:table-cell>
          <table:table-cell table:formula="of:=([.E796]+[.D796]+[.C796])/3" office:value-type="float" office:value="1.433">
            <text:p>1,43300</text:p>
          </table:table-cell>
          <table:table-cell table:formula="of:=[.C796]-[.D796]" office:value-type="float" office:value="0.0333000000000001">
            <text:p>0,03330</text:p>
          </table:table-cell>
          <table:table-cell office:value-type="float" office:value="0.0131441264801125">
            <text:p>0,01314</text:p>
          </table:table-cell>
          <table:table-cell office:value-type="float" office:value="1.46028337345967">
            <text:p>1,46028</text:p>
          </table:table-cell>
          <table:table-cell office:value-type="float" office:value="1.45912296413073">
            <text:p>1,45912</text:p>
          </table:table-cell>
        </table:table-row>
        <table:table-row table:style-name="ro2">
          <table:table-cell table:style-name="ce1" office:value-type="string">
            <text:p>2008.09.05</text:p>
          </table:table-cell>
          <table:table-cell office:value-type="float" office:value="1.424">
            <text:p>1,42400</text:p>
          </table:table-cell>
          <table:table-cell office:value-type="float" office:value="1.4348">
            <text:p>1,43480</text:p>
          </table:table-cell>
          <table:table-cell office:value-type="float" office:value="1.4196">
            <text:p>1,41960</text:p>
          </table:table-cell>
          <table:table-cell office:value-type="float" office:value="1.4267">
            <text:p>1,42670</text:p>
          </table:table-cell>
          <table:table-cell table:formula="of:=([.E797]+[.D797]+[.C797])/3" office:value-type="float" office:value="1.42703333333333">
            <text:p>1,42703</text:p>
          </table:table-cell>
          <table:table-cell table:formula="of:=[.C797]-[.D797]" office:value-type="float" office:value="0.0152000000000001">
            <text:p>0,01520</text:p>
          </table:table-cell>
          <table:table-cell office:value-type="float" office:value="0.0136533558727538">
            <text:p>0,01365</text:p>
          </table:table-cell>
          <table:table-cell office:value-type="float" office:value="1.45173129271842">
            <text:p>1,45173</text:p>
          </table:table-cell>
          <table:table-cell office:value-type="float" office:value="1.44899091494785">
            <text:p>1,44899</text:p>
          </table:table-cell>
        </table:table-row>
        <table:table-row table:style-name="ro2">
          <table:table-cell table:style-name="ce1" office:value-type="string">
            <text:p>2008.09.08</text:p>
          </table:table-cell>
          <table:table-cell office:value-type="float" office:value="1.4377">
            <text:p>1,43770</text:p>
          </table:table-cell>
          <table:table-cell office:value-type="float" office:value="1.4428">
            <text:p>1,44280</text:p>
          </table:table-cell>
          <table:table-cell office:value-type="float" office:value="1.4053">
            <text:p>1,40530</text:p>
          </table:table-cell>
          <table:table-cell office:value-type="float" office:value="1.4117">
            <text:p>1,41170</text:p>
          </table:table-cell>
          <table:table-cell table:formula="of:=([.E798]+[.D798]+[.C798])/3" office:value-type="float" office:value="1.41993333333333">
            <text:p>1,41993</text:p>
          </table:table-cell>
          <table:table-cell table:formula="of:=[.C798]-[.D798]" office:value-type="float" office:value="0.0375000000000001">
            <text:p>0,03750</text:p>
          </table:table-cell>
          <table:table-cell office:value-type="float" office:value="0.0138995036395819">
            <text:p>0,01390</text:p>
          </table:table-cell>
          <table:table-cell office:value-type="float" office:value="1.44528126886073">
            <text:p>1,44528</text:p>
          </table:table-cell>
          <table:table-cell office:value-type="float" office:value="1.44216790642093">
            <text:p>1,44217</text:p>
          </table:table-cell>
        </table:table-row>
        <table:table-row table:style-name="ro2">
          <table:table-cell table:style-name="ce1" office:value-type="string">
            <text:p>2008.09.09</text:p>
          </table:table-cell>
          <table:table-cell office:value-type="float" office:value="1.4118">
            <text:p>1,41180</text:p>
          </table:table-cell>
          <table:table-cell office:value-type="float" office:value="1.4226">
            <text:p>1,42260</text:p>
          </table:table-cell>
          <table:table-cell office:value-type="float" office:value="1.4046">
            <text:p>1,40460</text:p>
          </table:table-cell>
          <table:table-cell office:value-type="float" office:value="1.4106">
            <text:p>1,41060</text:p>
          </table:table-cell>
          <table:table-cell table:formula="of:=([.E799]+[.D799]+[.C799])/3" office:value-type="float" office:value="1.4126">
            <text:p>1,41260</text:p>
          </table:table-cell>
          <table:table-cell table:formula="of:=[.C799]-[.D799]" office:value-type="float" office:value="0.018">
            <text:p>0,01800</text:p>
          </table:table-cell>
          <table:table-cell office:value-type="float" office:value="0.0144500745840641">
            <text:p>0,01445</text:p>
          </table:table-cell>
          <table:table-cell office:value-type="float" office:value="1.4378225232243">
            <text:p>1,43782</text:p>
          </table:table-cell>
          <table:table-cell office:value-type="float" office:value="1.43335708872084">
            <text:p>1,43336</text:p>
          </table:table-cell>
        </table:table-row>
        <table:table-row table:style-name="ro2">
          <table:table-cell table:style-name="ce1" office:value-type="string">
            <text:p>2008.09.10</text:p>
          </table:table-cell>
          <table:table-cell office:value-type="float" office:value="1.4107">
            <text:p>1,41070</text:p>
          </table:table-cell>
          <table:table-cell office:value-type="float" office:value="1.4179">
            <text:p>1,41790</text:p>
          </table:table-cell>
          <table:table-cell office:value-type="float" office:value="1.3953">
            <text:p>1,39530</text:p>
          </table:table-cell>
          <table:table-cell office:value-type="float" office:value="1.3965">
            <text:p>1,39650</text:p>
          </table:table-cell>
          <table:table-cell table:formula="of:=([.E800]+[.D800]+[.C800])/3" office:value-type="float" office:value="1.40323333333333">
            <text:p>1,40323</text:p>
          </table:table-cell>
          <table:table-cell table:formula="of:=[.C800]-[.D800]" office:value-type="float" office:value="0.0226">
            <text:p>0,02260</text:p>
          </table:table-cell>
          <table:table-cell office:value-type="float" office:value="0.0147373646797779">
            <text:p>0,01474</text:p>
          </table:table-cell>
          <table:table-cell office:value-type="float" office:value="1.43057621440074">
            <text:p>1,43058</text:p>
          </table:table-cell>
          <table:table-cell office:value-type="float" office:value="1.42618329677076">
            <text:p>1,42618</text:p>
          </table:table-cell>
        </table:table-row>
        <table:table-row table:style-name="ro2">
          <table:table-cell table:style-name="ce1" office:value-type="string">
            <text:p>2008.09.11</text:p>
          </table:table-cell>
          <table:table-cell office:value-type="float" office:value="1.397">
            <text:p>1,39700</text:p>
          </table:table-cell>
          <table:table-cell office:value-type="float" office:value="1.404">
            <text:p>1,40400</text:p>
          </table:table-cell>
          <table:table-cell office:value-type="float" office:value="1.3881">
            <text:p>1,38810</text:p>
          </table:table-cell>
          <table:table-cell office:value-type="float" office:value="1.4018">
            <text:p>1,40180</text:p>
          </table:table-cell>
          <table:table-cell table:formula="of:=([.E801]+[.D801]+[.C801])/3" office:value-type="float" office:value="1.39796666666667">
            <text:p>1,39797</text:p>
          </table:table-cell>
          <table:table-cell table:formula="of:=[.C801]-[.D801]" office:value-type="float" office:value="0.0158999999999998">
            <text:p>0,01590</text:p>
          </table:table-cell>
          <table:table-cell office:value-type="float" office:value="0.0151705471019477">
            <text:p>0,01517</text:p>
          </table:table-cell>
          <table:table-cell office:value-type="float" office:value="1.42337959790829">
            <text:p>1,42338</text:p>
          </table:table-cell>
          <table:table-cell office:value-type="float" office:value="1.41789366249667">
            <text:p>1,41789</text:p>
          </table:table-cell>
        </table:table-row>
        <table:table-row table:style-name="ro2">
          <table:table-cell table:style-name="ce1" office:value-type="string">
            <text:p>2008.09.12</text:p>
          </table:table-cell>
          <table:table-cell office:value-type="float" office:value="1.4012">
            <text:p>1,40120</text:p>
          </table:table-cell>
          <table:table-cell office:value-type="float" office:value="1.4231">
            <text:p>1,42310</text:p>
          </table:table-cell>
          <table:table-cell office:value-type="float" office:value="1.3971">
            <text:p>1,39710</text:p>
          </table:table-cell>
          <table:table-cell office:value-type="float" office:value="1.4224">
            <text:p>1,42240</text:p>
          </table:table-cell>
          <table:table-cell table:formula="of:=([.E802]+[.D802]+[.C802])/3" office:value-type="float" office:value="1.4142">
            <text:p>1,41420</text:p>
          </table:table-cell>
          <table:table-cell table:formula="of:=[.C802]-[.D802]" office:value-type="float" office:value="0.026">
            <text:p>0,02600</text:p>
          </table:table-cell>
          <table:table-cell office:value-type="float" office:value="0.0153838702906447">
            <text:p>0,01538</text:p>
          </table:table-cell>
          <table:table-cell office:value-type="float" office:value="1.41623837580331">
            <text:p>1,41624</text:p>
          </table:table-cell>
          <table:table-cell office:value-type="float" office:value="1.41252177172642">
            <text:p>1,41252</text:p>
          </table:table-cell>
        </table:table-row>
        <table:table-row table:style-name="ro2">
          <table:table-cell table:style-name="ce1" office:value-type="string">
            <text:p>2008.09.15</text:p>
          </table:table-cell>
          <table:table-cell office:value-type="float" office:value="1.4293">
            <text:p>1,42930</text:p>
          </table:table-cell>
          <table:table-cell office:value-type="float" office:value="1.4481">
            <text:p>1,44810</text:p>
          </table:table-cell>
          <table:table-cell office:value-type="float" office:value="1.4084">
            <text:p>1,40840</text:p>
          </table:table-cell>
          <table:table-cell office:value-type="float" office:value="1.4273">
            <text:p>1,42730</text:p>
          </table:table-cell>
          <table:table-cell table:formula="of:=([.E803]+[.D803]+[.C803])/3" office:value-type="float" office:value="1.42793333333333">
            <text:p>1,42793</text:p>
          </table:table-cell>
          <table:table-cell table:formula="of:=[.C803]-[.D803]" office:value-type="float" office:value="0.0396999999999998">
            <text:p>0,03970</text:p>
          </table:table-cell>
          <table:table-cell office:value-type="float" office:value="0.0154909866750701">
            <text:p>0,01549</text:p>
          </table:table-cell>
          <table:table-cell office:value-type="float" office:value="1.41647968196188">
            <text:p>1,41648</text:p>
          </table:table-cell>
          <table:table-cell office:value-type="float" office:value="1.41553735989834">
            <text:p>1,41554</text:p>
          </table:table-cell>
        </table:table-row>
        <table:table-row table:style-name="ro2">
          <table:table-cell table:style-name="ce1" office:value-type="string">
            <text:p>2008.09.16</text:p>
          </table:table-cell>
          <table:table-cell office:value-type="float" office:value="1.4276">
            <text:p>1,42760</text:p>
          </table:table-cell>
          <table:table-cell office:value-type="float" office:value="1.4282">
            <text:p>1,42820</text:p>
          </table:table-cell>
          <table:table-cell office:value-type="float" office:value="1.4071">
            <text:p>1,40710</text:p>
          </table:table-cell>
          <table:table-cell office:value-type="float" office:value="1.4096">
            <text:p>1,40960</text:p>
          </table:table-cell>
          <table:table-cell table:formula="of:=([.E804]+[.D804]+[.C804])/3" office:value-type="float" office:value="1.41496666666667">
            <text:p>1,41497</text:p>
          </table:table-cell>
          <table:table-cell table:formula="of:=[.C804]-[.D804]" office:value-type="float" office:value="0.0210999999999999">
            <text:p>0,02110</text:p>
          </table:table-cell>
          <table:table-cell office:value-type="float" office:value="0.0156397601072473">
            <text:p>0,01564</text:p>
          </table:table-cell>
          <table:table-cell office:value-type="float" office:value="1.41880488261735">
            <text:p>1,41880</text:p>
          </table:table-cell>
          <table:table-cell office:value-type="float" office:value="1.41846271846526">
            <text:p>1,41846</text:p>
          </table:table-cell>
        </table:table-row>
        <table:table-row table:style-name="ro2">
          <table:table-cell table:style-name="ce1" office:value-type="string">
            <text:p>2008.09.17</text:p>
          </table:table-cell>
          <table:table-cell office:value-type="float" office:value="1.41">
            <text:p>1,41000</text:p>
          </table:table-cell>
          <table:table-cell office:value-type="float" office:value="1.4384">
            <text:p>1,43840</text:p>
          </table:table-cell>
          <table:table-cell office:value-type="float" office:value="1.4094">
            <text:p>1,40940</text:p>
          </table:table-cell>
          <table:table-cell office:value-type="float" office:value="1.4323">
            <text:p>1,43230</text:p>
          </table:table-cell>
          <table:table-cell table:formula="of:=([.E805]+[.D805]+[.C805])/3" office:value-type="float" office:value="1.4267">
            <text:p>1,42670</text:p>
          </table:table-cell>
          <table:table-cell table:formula="of:=[.C805]-[.D805]" office:value-type="float" office:value="0.0290000000000001">
            <text:p>0,02900</text:p>
          </table:table-cell>
          <table:table-cell office:value-type="float" office:value="0.0157175911270698">
            <text:p>0,01572</text:p>
          </table:table-cell>
          <table:table-cell office:value-type="float" office:value="1.41788443752742">
            <text:p>1,41788</text:p>
          </table:table-cell>
          <table:table-cell office:value-type="float" office:value="1.41583807472437">
            <text:p>1,41584</text:p>
          </table:table-cell>
        </table:table-row>
        <table:table-row table:style-name="ro2">
          <table:table-cell table:style-name="ce1" office:value-type="string">
            <text:p>2008.09.18</text:p>
          </table:table-cell>
          <table:table-cell office:value-type="float" office:value="1.4328">
            <text:p>1,43280</text:p>
          </table:table-cell>
          <table:table-cell office:value-type="float" office:value="1.4542">
            <text:p>1,45420</text:p>
          </table:table-cell>
          <table:table-cell office:value-type="float" office:value="1.4278">
            <text:p>1,42780</text:p>
          </table:table-cell>
          <table:table-cell office:value-type="float" office:value="1.4324">
            <text:p>1,43240</text:p>
          </table:table-cell>
          <table:table-cell table:formula="of:=([.E806]+[.D806]+[.C806])/3" office:value-type="float" office:value="1.43813333333333">
            <text:p>1,43813</text:p>
          </table:table-cell>
          <table:table-cell table:formula="of:=[.C806]-[.D806]" office:value-type="float" office:value="0.0264000000000002">
            <text:p>0,02640</text:p>
          </table:table-cell>
          <table:table-cell office:value-type="float" office:value="0.0155413136619149">
            <text:p>0,01554</text:p>
          </table:table-cell>
          <table:table-cell office:value-type="float" office:value="1.4215683131801">
            <text:p>1,42157</text:p>
          </table:table-cell>
          <table:table-cell office:value-type="float" office:value="1.42084862903064">
            <text:p>1,42085</text:p>
          </table:table-cell>
        </table:table-row>
        <table:table-row table:style-name="ro2">
          <table:table-cell table:style-name="ce1" office:value-type="string">
            <text:p>2008.09.19</text:p>
          </table:table-cell>
          <table:table-cell office:value-type="float" office:value="1.4323">
            <text:p>1,43230</text:p>
          </table:table-cell>
          <table:table-cell office:value-type="float" office:value="1.4498">
            <text:p>1,44980</text:p>
          </table:table-cell>
          <table:table-cell office:value-type="float" office:value="1.415">
            <text:p>1,41500</text:p>
          </table:table-cell>
          <table:table-cell office:value-type="float" office:value="1.4467">
            <text:p>1,44670</text:p>
          </table:table-cell>
          <table:table-cell table:formula="of:=([.E807]+[.D807]+[.C807])/3" office:value-type="float" office:value="1.43716666666667">
            <text:p>1,43717</text:p>
          </table:table-cell>
          <table:table-cell table:formula="of:=[.C807]-[.D807]" office:value-type="float" office:value="0.0347999999999999">
            <text:p>0,03480</text:p>
          </table:table-cell>
          <table:table-cell office:value-type="float" office:value="0.0154014832497988">
            <text:p>0,01540</text:p>
          </table:table-cell>
          <table:table-cell office:value-type="float" office:value="1.42612288336095">
            <text:p>1,42612</text:p>
          </table:table-cell>
          <table:table-cell office:value-type="float" office:value="1.42515016026821">
            <text:p>1,42515</text:p>
          </table:table-cell>
        </table:table-row>
        <table:table-row table:style-name="ro2">
          <table:table-cell table:style-name="ce1" office:value-type="string">
            <text:p>2008.09.22</text:p>
          </table:table-cell>
          <table:table-cell office:value-type="float" office:value="1.449">
            <text:p>1,44900</text:p>
          </table:table-cell>
          <table:table-cell office:value-type="float" office:value="1.4867">
            <text:p>1,48670</text:p>
          </table:table-cell>
          <table:table-cell office:value-type="float" office:value="1.4436">
            <text:p>1,44360</text:p>
          </table:table-cell>
          <table:table-cell office:value-type="float" office:value="1.4798">
            <text:p>1,47980</text:p>
          </table:table-cell>
          <table:table-cell table:formula="of:=([.E808]+[.D808]+[.C808])/3" office:value-type="float" office:value="1.47003333333333">
            <text:p>1,47003</text:p>
          </table:table-cell>
          <table:table-cell table:formula="of:=[.C808]-[.D808]" office:value-type="float" office:value="0.0430999999999999">
            <text:p>0,04310</text:p>
          </table:table-cell>
          <table:table-cell office:value-type="float" office:value="0.0153428928206153">
            <text:p>0,01534</text:p>
          </table:table-cell>
          <table:table-cell office:value-type="float" office:value="1.42930493623572">
            <text:p>1,42930</text:p>
          </table:table-cell>
          <table:table-cell office:value-type="float" office:value="1.43140451054255">
            <text:p>1,43140</text:p>
          </table:table-cell>
        </table:table-row>
        <table:table-row table:style-name="ro2">
          <table:table-cell table:style-name="ce1" office:value-type="string">
            <text:p>2008.09.23</text:p>
          </table:table-cell>
          <table:table-cell office:value-type="float" office:value="1.4796">
            <text:p>1,47960</text:p>
          </table:table-cell>
          <table:table-cell office:value-type="float" office:value="1.4825">
            <text:p>1,48250</text:p>
          </table:table-cell>
          <table:table-cell office:value-type="float" office:value="1.4622">
            <text:p>1,46220</text:p>
          </table:table-cell>
          <table:table-cell office:value-type="float" office:value="1.4671">
            <text:p>1,46710</text:p>
          </table:table-cell>
          <table:table-cell table:formula="of:=([.E809]+[.D809]+[.C809])/3" office:value-type="float" office:value="1.4706">
            <text:p>1,47060</text:p>
          </table:table-cell>
          <table:table-cell table:formula="of:=[.C809]-[.D809]" office:value-type="float" office:value="0.0203">
            <text:p>0,02030</text:p>
          </table:table-cell>
          <table:table-cell office:value-type="float" office:value="0.0151409456077569">
            <text:p>0,01514</text:p>
          </table:table-cell>
          <table:table-cell office:value-type="float" office:value="1.44105786280789">
            <text:p>1,44106</text:p>
          </table:table-cell>
          <table:table-cell office:value-type="float" office:value="1.44498500682362">
            <text:p>1,44499</text:p>
          </table:table-cell>
        </table:table-row>
        <table:table-row table:style-name="ro2">
          <table:table-cell table:style-name="ce1" office:value-type="string">
            <text:p>2008.09.24</text:p>
          </table:table-cell>
          <table:table-cell office:value-type="float" office:value="1.467">
            <text:p>1,46700</text:p>
          </table:table-cell>
          <table:table-cell office:value-type="float" office:value="1.4746">
            <text:p>1,47460</text:p>
          </table:table-cell>
          <table:table-cell office:value-type="float" office:value="1.4603">
            <text:p>1,46030</text:p>
          </table:table-cell>
          <table:table-cell office:value-type="float" office:value="1.4613">
            <text:p>1,46130</text:p>
          </table:table-cell>
          <table:table-cell table:formula="of:=([.E810]+[.D810]+[.C810])/3" office:value-type="float" office:value="1.4654">
            <text:p>1,46540</text:p>
          </table:table-cell>
          <table:table-cell table:formula="of:=[.C810]-[.D810]" office:value-type="float" office:value="0.0143">
            <text:p>0,01430</text:p>
          </table:table-cell>
          <table:table-cell office:value-type="float" office:value="0.014901802014858">
            <text:p>0,01490</text:p>
          </table:table-cell>
          <table:table-cell office:value-type="float" office:value="1.44923212978456">
            <text:p>1,44923</text:p>
          </table:table-cell>
          <table:table-cell office:value-type="float" office:value="1.45196731413569">
            <text:p>1,45197</text:p>
          </table:table-cell>
        </table:table-row>
        <table:table-row table:style-name="ro2">
          <table:table-cell table:style-name="ce1" office:value-type="string">
            <text:p>2008.09.25</text:p>
          </table:table-cell>
          <table:table-cell office:value-type="float" office:value="1.4612">
            <text:p>1,46120</text:p>
          </table:table-cell>
          <table:table-cell office:value-type="float" office:value="1.4767">
            <text:p>1,47670</text:p>
          </table:table-cell>
          <table:table-cell office:value-type="float" office:value="1.4561">
            <text:p>1,45610</text:p>
          </table:table-cell>
          <table:table-cell office:value-type="float" office:value="1.4617">
            <text:p>1,46170</text:p>
          </table:table-cell>
          <table:table-cell table:formula="of:=([.E811]+[.D811]+[.C811])/3" office:value-type="float" office:value="1.46483333333333">
            <text:p>1,46483</text:p>
          </table:table-cell>
          <table:table-cell table:formula="of:=[.C811]-[.D811]" office:value-type="float" office:value="0.0206000000000002">
            <text:p>0,02060</text:p>
          </table:table-cell>
          <table:table-cell office:value-type="float" office:value="0.0146351120839261">
            <text:p>0,01464</text:p>
          </table:table-cell>
          <table:table-cell office:value-type="float" office:value="1.45405412641017">
            <text:p>1,45405</text:p>
          </table:table-cell>
          <table:table-cell office:value-type="float" office:value="1.45504441855757">
            <text:p>1,45504</text:p>
          </table:table-cell>
        </table:table-row>
        <table:table-row table:style-name="ro2">
          <table:table-cell table:style-name="ce1" office:value-type="string">
            <text:p>2008.09.26</text:p>
          </table:table-cell>
          <table:table-cell office:value-type="float" office:value="1.4615">
            <text:p>1,46150</text:p>
          </table:table-cell>
          <table:table-cell office:value-type="float" office:value="1.4677">
            <text:p>1,46770</text:p>
          </table:table-cell>
          <table:table-cell office:value-type="float" office:value="1.4554">
            <text:p>1,45540</text:p>
          </table:table-cell>
          <table:table-cell office:value-type="float" office:value="1.4613">
            <text:p>1,46130</text:p>
          </table:table-cell>
          <table:table-cell table:formula="of:=([.E812]+[.D812]+[.C812])/3" office:value-type="float" office:value="1.46146666666667">
            <text:p>1,46147</text:p>
          </table:table-cell>
          <table:table-cell table:formula="of:=[.C812]-[.D812]" office:value-type="float" office:value="0.0123">
            <text:p>0,01230</text:p>
          </table:table-cell>
          <table:table-cell office:value-type="float" office:value="0.0144952631014922">
            <text:p>0,01450</text:p>
          </table:table-cell>
          <table:table-cell office:value-type="float" office:value="1.45725052424861">
            <text:p>1,45725</text:p>
          </table:table-cell>
          <table:table-cell office:value-type="float" office:value="1.45733753031454">
            <text:p>1,45734</text:p>
          </table:table-cell>
        </table:table-row>
        <table:table-row table:style-name="ro2">
          <table:table-cell table:style-name="ce1" office:value-type="string">
            <text:p>2008.09.29</text:p>
          </table:table-cell>
          <table:table-cell office:value-type="float" office:value="1.4517">
            <text:p>1,45170</text:p>
          </table:table-cell>
          <table:table-cell office:value-type="float" office:value="1.4575">
            <text:p>1,45750</text:p>
          </table:table-cell>
          <table:table-cell office:value-type="float" office:value="1.4302">
            <text:p>1,43020</text:p>
          </table:table-cell>
          <table:table-cell office:value-type="float" office:value="1.4417">
            <text:p>1,44170</text:p>
          </table:table-cell>
          <table:table-cell table:formula="of:=([.E813]+[.D813]+[.C813])/3" office:value-type="float" office:value="1.44313333333333">
            <text:p>1,44313</text:p>
          </table:table-cell>
          <table:table-cell table:formula="of:=[.C813]-[.D813]" office:value-type="float" office:value="0.0272999999999999">
            <text:p>0,02730</text:p>
          </table:table-cell>
          <table:table-cell office:value-type="float" office:value="0.0143361534014025">
            <text:p>0,01434</text:p>
          </table:table-cell>
          <table:table-cell office:value-type="float" office:value="1.4587614984392">
            <text:p>1,45876</text:p>
          </table:table-cell>
          <table:table-cell office:value-type="float" office:value="1.45955277930354">
            <text:p>1,45955</text:p>
          </table:table-cell>
        </table:table-row>
        <table:table-row table:style-name="ro2">
          <table:table-cell table:style-name="ce1" office:value-type="string">
            <text:p>2008.09.30</text:p>
          </table:table-cell>
          <table:table-cell office:value-type="float" office:value="1.4418">
            <text:p>1,44180</text:p>
          </table:table-cell>
          <table:table-cell office:value-type="float" office:value="1.4426">
            <text:p>1,44260</text:p>
          </table:table-cell>
          <table:table-cell office:value-type="float" office:value="1.4008">
            <text:p>1,40080</text:p>
          </table:table-cell>
          <table:table-cell office:value-type="float" office:value="1.4114">
            <text:p>1,41140</text:p>
          </table:table-cell>
          <table:table-cell table:formula="of:=([.E814]+[.D814]+[.C814])/3" office:value-type="float" office:value="1.41826666666667">
            <text:p>1,41827</text:p>
          </table:table-cell>
          <table:table-cell table:formula="of:=[.C814]-[.D814]" office:value-type="float" office:value="0.0418000000000001">
            <text:p>0,04180</text:p>
          </table:table-cell>
          <table:table-cell office:value-type="float" office:value="0.014700269633616">
            <text:p>0,01470</text:p>
          </table:table-cell>
          <table:table-cell office:value-type="float" office:value="1.45333075383121">
            <text:p>1,45333</text:p>
          </table:table-cell>
          <table:table-cell office:value-type="float" office:value="1.45387019175477">
            <text:p>1,45387</text:p>
          </table:table-cell>
        </table:table-row>
        <table:table-row table:style-name="ro2">
          <table:table-cell table:style-name="ce1" office:value-type="string">
            <text:p>2008.10.01</text:p>
          </table:table-cell>
          <table:table-cell office:value-type="float" office:value="1.4113">
            <text:p>1,41130</text:p>
          </table:table-cell>
          <table:table-cell office:value-type="float" office:value="1.4174">
            <text:p>1,41740</text:p>
          </table:table-cell>
          <table:table-cell office:value-type="float" office:value="1.3975">
            <text:p>1,39750</text:p>
          </table:table-cell>
          <table:table-cell office:value-type="float" office:value="1.4008">
            <text:p>1,40080</text:p>
          </table:table-cell>
          <table:table-cell table:formula="of:=([.E815]+[.D815]+[.C815])/3" office:value-type="float" office:value="1.40523333333333">
            <text:p>1,40523</text:p>
          </table:table-cell>
          <table:table-cell table:formula="of:=[.C815]-[.D815]" office:value-type="float" office:value="0.0199">
            <text:p>0,01990</text:p>
          </table:table-cell>
          <table:table-cell office:value-type="float" office:value="0.0153993895483144">
            <text:p>0,01540</text:p>
          </table:table-cell>
          <table:table-cell office:value-type="float" office:value="1.44246758468567">
            <text:p>1,44247</text:p>
          </table:table-cell>
          <table:table-cell office:value-type="float" office:value="1.44125194068721">
            <text:p>1,44125</text:p>
          </table:table-cell>
        </table:table-row>
        <table:table-row table:style-name="ro2">
          <table:table-cell table:style-name="ce1" office:value-type="string">
            <text:p>2008.10.02</text:p>
          </table:table-cell>
          <table:table-cell office:value-type="float" office:value="1.4009">
            <text:p>1,40090</text:p>
          </table:table-cell>
          <table:table-cell office:value-type="float" office:value="1.4024">
            <text:p>1,40240</text:p>
          </table:table-cell>
          <table:table-cell office:value-type="float" office:value="1.3747">
            <text:p>1,37470</text:p>
          </table:table-cell>
          <table:table-cell office:value-type="float" office:value="1.38">
            <text:p>1,38000</text:p>
          </table:table-cell>
          <table:table-cell table:formula="of:=([.E816]+[.D816]+[.C816])/3" office:value-type="float" office:value="1.3857">
            <text:p>1,38570</text:p>
          </table:table-cell>
          <table:table-cell table:formula="of:=[.C816]-[.D816]" office:value-type="float" office:value="0.0277000000000001">
            <text:p>0,02770</text:p>
          </table:table-cell>
          <table:table-cell office:value-type="float" office:value="0.0159001995079554">
            <text:p>0,01590</text:p>
          </table:table-cell>
          <table:table-cell office:value-type="float" office:value="1.4327781611391">
            <text:p>1,43278</text:p>
          </table:table-cell>
          <table:table-cell office:value-type="float" office:value="1.42967884322733">
            <text:p>1,42968</text:p>
          </table:table-cell>
        </table:table-row>
        <table:table-row table:style-name="ro2">
          <table:table-cell table:style-name="ce1" office:value-type="string">
            <text:p>2008.10.03</text:p>
          </table:table-cell>
          <table:table-cell office:value-type="float" office:value="1.3801">
            <text:p>1,38010</text:p>
          </table:table-cell>
          <table:table-cell office:value-type="float" office:value="1.3906">
            <text:p>1,39060</text:p>
          </table:table-cell>
          <table:table-cell office:value-type="float" office:value="1.3702">
            <text:p>1,37020</text:p>
          </table:table-cell>
          <table:table-cell office:value-type="float" office:value="1.3771">
            <text:p>1,37710</text:p>
          </table:table-cell>
          <table:table-cell table:formula="of:=([.E817]+[.D817]+[.C817])/3" office:value-type="float" office:value="1.3793">
            <text:p>1,37930</text:p>
          </table:table-cell>
          <table:table-cell table:formula="of:=[.C817]-[.D817]" office:value-type="float" office:value="0.0204">
            <text:p>0,02040</text:p>
          </table:table-cell>
          <table:table-cell office:value-type="float" office:value="0.0167084436775684">
            <text:p>0,01671</text:p>
          </table:table-cell>
          <table:table-cell office:value-type="float" office:value="1.41895758704302">
            <text:p>1,41896</text:p>
          </table:table-cell>
          <table:table-cell office:value-type="float" office:value="1.41469023267994">
            <text:p>1,41469</text:p>
          </table:table-cell>
        </table:table-row>
        <table:table-row table:style-name="ro2">
          <table:table-cell table:style-name="ce1" office:value-type="string">
            <text:p>2008.10.06</text:p>
          </table:table-cell>
          <table:table-cell office:value-type="float" office:value="1.3637">
            <text:p>1,36370</text:p>
          </table:table-cell>
          <table:table-cell office:value-type="float" office:value="1.3678">
            <text:p>1,36780</text:p>
          </table:table-cell>
          <table:table-cell office:value-type="float" office:value="1.3443">
            <text:p>1,34430</text:p>
          </table:table-cell>
          <table:table-cell office:value-type="float" office:value="1.3483">
            <text:p>1,34830</text:p>
          </table:table-cell>
          <table:table-cell table:formula="of:=([.E818]+[.D818]+[.C818])/3" office:value-type="float" office:value="1.35346666666667">
            <text:p>1,35347</text:p>
          </table:table-cell>
          <table:table-cell table:formula="of:=[.C818]-[.D818]" office:value-type="float" office:value="0.0234999999999999">
            <text:p>0,02350</text:p>
          </table:table-cell>
          <table:table-cell office:value-type="float" office:value="0.0173700699189903">
            <text:p>0,01737</text:p>
          </table:table-cell>
          <table:table-cell office:value-type="float" office:value="1.40736981483413">
            <text:p>1,40737</text:p>
          </table:table-cell>
          <table:table-cell office:value-type="float" office:value="1.40276400546871">
            <text:p>1,40276</text:p>
          </table:table-cell>
        </table:table-row>
        <table:table-row table:style-name="ro2">
          <table:table-cell table:style-name="ce1" office:value-type="string">
            <text:p>2008.10.07</text:p>
          </table:table-cell>
          <table:table-cell office:value-type="float" office:value="1.3486">
            <text:p>1,34860</text:p>
          </table:table-cell>
          <table:table-cell office:value-type="float" office:value="1.3743">
            <text:p>1,37430</text:p>
          </table:table-cell>
          <table:table-cell office:value-type="float" office:value="1.3483">
            <text:p>1,34830</text:p>
          </table:table-cell>
          <table:table-cell office:value-type="float" office:value="1.3617">
            <text:p>1,36170</text:p>
          </table:table-cell>
          <table:table-cell table:formula="of:=([.E819]+[.D819]+[.C819])/3" office:value-type="float" office:value="1.36143333333333">
            <text:p>1,36143</text:p>
          </table:table-cell>
          <table:table-cell table:formula="of:=[.C819]-[.D819]" office:value-type="float" office:value="0.026">
            <text:p>0,02600</text:p>
          </table:table-cell>
          <table:table-cell office:value-type="float" office:value="0.0182859993755062">
            <text:p>0,01829</text:p>
          </table:table-cell>
          <table:table-cell office:value-type="float" office:value="1.3921290055939">
            <text:p>1,39213</text:p>
          </table:table-cell>
          <table:table-cell office:value-type="float" office:value="1.38657961572376">
            <text:p>1,38658</text:p>
          </table:table-cell>
        </table:table-row>
        <table:table-row table:style-name="ro2">
          <table:table-cell table:style-name="ce1" office:value-type="string">
            <text:p>2008.10.08</text:p>
          </table:table-cell>
          <table:table-cell office:value-type="float" office:value="1.3616">
            <text:p>1,36160</text:p>
          </table:table-cell>
          <table:table-cell office:value-type="float" office:value="1.3756">
            <text:p>1,37560</text:p>
          </table:table-cell>
          <table:table-cell office:value-type="float" office:value="1.3544">
            <text:p>1,35440</text:p>
          </table:table-cell>
          <table:table-cell office:value-type="float" office:value="1.3631">
            <text:p>1,36310</text:p>
          </table:table-cell>
          <table:table-cell table:formula="of:=([.E820]+[.D820]+[.C820])/3" office:value-type="float" office:value="1.36436666666667">
            <text:p>1,36437</text:p>
          </table:table-cell>
          <table:table-cell table:formula="of:=[.C820]-[.D820]" office:value-type="float" office:value="0.0211999999999999">
            <text:p>0,02120</text:p>
          </table:table-cell>
          <table:table-cell office:value-type="float" office:value="0.0187347453347493">
            <text:p>0,01873</text:p>
          </table:table-cell>
          <table:table-cell office:value-type="float" office:value="1.38397903396891">
            <text:p>1,38398</text:p>
          </table:table-cell>
          <table:table-cell office:value-type="float" office:value="1.37895030593549">
            <text:p>1,37895</text:p>
          </table:table-cell>
        </table:table-row>
        <table:table-row table:style-name="ro2">
          <table:table-cell table:style-name="ce1" office:value-type="string">
            <text:p>2008.10.09</text:p>
          </table:table-cell>
          <table:table-cell office:value-type="float" office:value="1.3632">
            <text:p>1,36320</text:p>
          </table:table-cell>
          <table:table-cell office:value-type="float" office:value="1.3785">
            <text:p>1,37850</text:p>
          </table:table-cell>
          <table:table-cell office:value-type="float" office:value="1.3577">
            <text:p>1,35770</text:p>
          </table:table-cell>
          <table:table-cell office:value-type="float" office:value="1.3598">
            <text:p>1,35980</text:p>
          </table:table-cell>
          <table:table-cell table:formula="of:=([.E821]+[.D821]+[.C821])/3" office:value-type="float" office:value="1.36533333333333">
            <text:p>1,36533</text:p>
          </table:table-cell>
          <table:table-cell table:formula="of:=[.C821]-[.D821]" office:value-type="float" office:value="0.0208000000000002">
            <text:p>0,02080</text:p>
          </table:table-cell>
          <table:table-cell office:value-type="float" office:value="0.0191239759673933">
            <text:p>0,01912</text:p>
          </table:table-cell>
          <table:table-cell office:value-type="float" office:value="1.37885763064671">
            <text:p>1,37886</text:p>
          </table:table-cell>
          <table:table-cell office:value-type="float" office:value="1.37407679854374">
            <text:p>1,37408</text:p>
          </table:table-cell>
        </table:table-row>
        <table:table-row table:style-name="ro2">
          <table:table-cell table:style-name="ce1" office:value-type="string">
            <text:p>2008.10.10</text:p>
          </table:table-cell>
          <table:table-cell office:value-type="float" office:value="1.3597">
            <text:p>1,35970</text:p>
          </table:table-cell>
          <table:table-cell office:value-type="float" office:value="1.3649">
            <text:p>1,36490</text:p>
          </table:table-cell>
          <table:table-cell office:value-type="float" office:value="1.3258">
            <text:p>1,32580</text:p>
          </table:table-cell>
          <table:table-cell office:value-type="float" office:value="1.3408">
            <text:p>1,34080</text:p>
          </table:table-cell>
          <table:table-cell table:formula="of:=([.E822]+[.D822]+[.C822])/3" office:value-type="float" office:value="1.34383333333333">
            <text:p>1,34383</text:p>
          </table:table-cell>
          <table:table-cell table:formula="of:=[.C822]-[.D822]" office:value-type="float" office:value="0.0390999999999999">
            <text:p>0,03910</text:p>
          </table:table-cell>
          <table:table-cell office:value-type="float" office:value="0.0193228189363951">
            <text:p>0,01932</text:p>
          </table:table-cell>
          <table:table-cell office:value-type="float" office:value="1.37493176887912">
            <text:p>1,37493</text:p>
          </table:table-cell>
          <table:table-cell office:value-type="float" office:value="1.36978204871652">
            <text:p>1,36978</text:p>
          </table:table-cell>
        </table:table-row>
        <table:table-row table:style-name="ro2">
          <table:table-cell table:style-name="ce1" office:value-type="string">
            <text:p>2008.10.13</text:p>
          </table:table-cell>
          <table:table-cell office:value-type="float" office:value="1.358">
            <text:p>1,35800</text:p>
          </table:table-cell>
          <table:table-cell office:value-type="float" office:value="1.3682">
            <text:p>1,36820</text:p>
          </table:table-cell>
          <table:table-cell office:value-type="float" office:value="1.3456">
            <text:p>1,34560</text:p>
          </table:table-cell>
          <table:table-cell office:value-type="float" office:value="1.3596">
            <text:p>1,35960</text:p>
          </table:table-cell>
          <table:table-cell table:formula="of:=([.E823]+[.D823]+[.C823])/3" office:value-type="float" office:value="1.3578">
            <text:p>1,35780</text:p>
          </table:table-cell>
          <table:table-cell table:formula="of:=[.C823]-[.D823]" office:value-type="float" office:value="0.0226">
            <text:p>0,02260</text:p>
          </table:table-cell>
          <table:table-cell office:value-type="float" office:value="0.0199030490448918">
            <text:p>0,01990</text:p>
          </table:table-cell>
          <table:table-cell office:value-type="float" office:value="1.36611167248576">
            <text:p>1,36611</text:p>
          </table:table-cell>
          <table:table-cell office:value-type="float" office:value="1.36113890453698">
            <text:p>1,36114</text:p>
          </table:table-cell>
        </table:table-row>
        <table:table-row table:style-name="ro2">
          <table:table-cell table:style-name="ce1" office:value-type="string">
            <text:p>2008.10.14</text:p>
          </table:table-cell>
          <table:table-cell office:value-type="float" office:value="1.3595">
            <text:p>1,35950</text:p>
          </table:table-cell>
          <table:table-cell office:value-type="float" office:value="1.3768">
            <text:p>1,37680</text:p>
          </table:table-cell>
          <table:table-cell office:value-type="float" office:value="1.359">
            <text:p>1,35900</text:p>
          </table:table-cell>
          <table:table-cell office:value-type="float" office:value="1.3619">
            <text:p>1,36190</text:p>
          </table:table-cell>
          <table:table-cell table:formula="of:=([.E824]+[.D824]+[.C824])/3" office:value-type="float" office:value="1.3659">
            <text:p>1,36590</text:p>
          </table:table-cell>
          <table:table-cell table:formula="of:=[.C824]-[.D824]" office:value-type="float" office:value="0.0178">
            <text:p>0,01780</text:p>
          </table:table-cell>
          <table:table-cell office:value-type="float" office:value="0.0197693994536139">
            <text:p>0,01977</text:p>
          </table:table-cell>
          <table:table-cell office:value-type="float" office:value="1.36557198906303">
            <text:p>1,36557</text:p>
          </table:table-cell>
          <table:table-cell office:value-type="float" office:value="1.36177961926856">
            <text:p>1,36178</text:p>
          </table:table-cell>
        </table:table-row>
        <table:table-row table:style-name="ro2">
          <table:table-cell table:style-name="ce1" office:value-type="string">
            <text:p>2008.10.15</text:p>
          </table:table-cell>
          <table:table-cell office:value-type="float" office:value="1.362">
            <text:p>1,36200</text:p>
          </table:table-cell>
          <table:table-cell office:value-type="float" office:value="1.3687">
            <text:p>1,36870</text:p>
          </table:table-cell>
          <table:table-cell office:value-type="float" office:value="1.3449">
            <text:p>1,34490</text:p>
          </table:table-cell>
          <table:table-cell office:value-type="float" office:value="1.3459">
            <text:p>1,34590</text:p>
          </table:table-cell>
          <table:table-cell table:formula="of:=([.E825]+[.D825]+[.C825])/3" office:value-type="float" office:value="1.35316666666667">
            <text:p>1,35317</text:p>
          </table:table-cell>
          <table:table-cell table:formula="of:=[.C825]-[.D825]" office:value-type="float" office:value="0.0238">
            <text:p>0,02380</text:p>
          </table:table-cell>
          <table:table-cell office:value-type="float" office:value="0.0197694044379902">
            <text:p>0,01977</text:p>
          </table:table-cell>
          <table:table-cell office:value-type="float" office:value="1.36600731335366">
            <text:p>1,36601</text:p>
          </table:table-cell>
          <table:table-cell office:value-type="float" office:value="1.36222907017282">
            <text:p>1,36223</text:p>
          </table:table-cell>
        </table:table-row>
        <table:table-row table:style-name="ro2">
          <table:table-cell table:style-name="ce1" office:value-type="string">
            <text:p>2008.10.16</text:p>
          </table:table-cell>
          <table:table-cell office:value-type="float" office:value="1.3461">
            <text:p>1,34610</text:p>
          </table:table-cell>
          <table:table-cell office:value-type="float" office:value="1.3538">
            <text:p>1,35380</text:p>
          </table:table-cell>
          <table:table-cell office:value-type="float" office:value="1.3345">
            <text:p>1,33450</text:p>
          </table:table-cell>
          <table:table-cell office:value-type="float" office:value="1.348">
            <text:p>1,34800</text:p>
          </table:table-cell>
          <table:table-cell table:formula="of:=([.E826]+[.D826]+[.C826])/3" office:value-type="float" office:value="1.34543333333333">
            <text:p>1,34543</text:p>
          </table:table-cell>
          <table:table-cell table:formula="of:=[.C826]-[.D826]" office:value-type="float" office:value="0.0193000000000001">
            <text:p>0,01930</text:p>
          </table:table-cell>
          <table:table-cell office:value-type="float" office:value="0.0199813701550319">
            <text:p>0,01998</text:p>
          </table:table-cell>
          <table:table-cell office:value-type="float" office:value="1.36147834937657">
            <text:p>1,36148</text:p>
          </table:table-cell>
          <table:table-cell office:value-type="float" office:value="1.35717604211948">
            <text:p>1,35718</text:p>
          </table:table-cell>
        </table:table-row>
        <table:table-row table:style-name="ro2">
          <table:table-cell table:style-name="ce1" office:value-type="string">
            <text:p>2008.10.17</text:p>
          </table:table-cell>
          <table:table-cell office:value-type="float" office:value="1.3479">
            <text:p>1,34790</text:p>
          </table:table-cell>
          <table:table-cell office:value-type="float" office:value="1.3517">
            <text:p>1,35170</text:p>
          </table:table-cell>
          <table:table-cell office:value-type="float" office:value="1.3386">
            <text:p>1,33860</text:p>
          </table:table-cell>
          <table:table-cell office:value-type="float" office:value="1.341">
            <text:p>1,34100</text:p>
          </table:table-cell>
          <table:table-cell table:formula="of:=([.E827]+[.D827]+[.C827])/3" office:value-type="float" office:value="1.34376666666667">
            <text:p>1,34377</text:p>
          </table:table-cell>
          <table:table-cell table:formula="of:=[.C827]-[.D827]" office:value-type="float" office:value="0.0131000000000001">
            <text:p>0,01310</text:p>
          </table:table-cell>
          <table:table-cell office:value-type="float" office:value="0.0200760559559233">
            <text:p>0,02008</text:p>
          </table:table-cell>
          <table:table-cell office:value-type="float" office:value="1.35807198401255">
            <text:p>1,35807</text:p>
          </table:table-cell>
          <table:table-cell office:value-type="float" office:value="1.35452521820052">
            <text:p>1,35453</text:p>
          </table:table-cell>
        </table:table-row>
        <table:table-row table:style-name="ro2">
          <table:table-cell table:style-name="ce1" office:value-type="string">
            <text:p>2008.10.20</text:p>
          </table:table-cell>
          <table:table-cell office:value-type="float" office:value="1.3405">
            <text:p>1,34050</text:p>
          </table:table-cell>
          <table:table-cell office:value-type="float" office:value="1.353">
            <text:p>1,35300</text:p>
          </table:table-cell>
          <table:table-cell office:value-type="float" office:value="1.3287">
            <text:p>1,32870</text:p>
          </table:table-cell>
          <table:table-cell office:value-type="float" office:value="1.333">
            <text:p>1,33300</text:p>
          </table:table-cell>
          <table:table-cell table:formula="of:=([.E828]+[.D828]+[.C828])/3" office:value-type="float" office:value="1.33823333333333">
            <text:p>1,33823</text:p>
          </table:table-cell>
          <table:table-cell table:formula="of:=[.C828]-[.D828]" office:value-type="float" office:value="0.0243">
            <text:p>0,02430</text:p>
          </table:table-cell>
          <table:table-cell office:value-type="float" office:value="0.0200758694090066">
            <text:p>0,02008</text:p>
          </table:table-cell>
          <table:table-cell office:value-type="float" office:value="1.35483998861498">
            <text:p>1,35484</text:p>
          </table:table-cell>
          <table:table-cell office:value-type="float" office:value="1.35166080004897">
            <text:p>1,35166</text:p>
          </table:table-cell>
        </table:table-row>
        <table:table-row table:style-name="ro2">
          <table:table-cell table:style-name="ce1" office:value-type="string">
            <text:p>2008.10.21</text:p>
          </table:table-cell>
          <table:table-cell office:value-type="float" office:value="1.3331">
            <text:p>1,33310</text:p>
          </table:table-cell>
          <table:table-cell office:value-type="float" office:value="1.3353">
            <text:p>1,33530</text:p>
          </table:table-cell>
          <table:table-cell office:value-type="float" office:value="1.3051">
            <text:p>1,30510</text:p>
          </table:table-cell>
          <table:table-cell office:value-type="float" office:value="1.3054">
            <text:p>1,30540</text:p>
          </table:table-cell>
          <table:table-cell table:formula="of:=([.E829]+[.D829]+[.C829])/3" office:value-type="float" office:value="1.31526666666667">
            <text:p>1,31527</text:p>
          </table:table-cell>
          <table:table-cell table:formula="of:=[.C829]-[.D829]" office:value-type="float" office:value="0.0302000000000002">
            <text:p>0,03020</text:p>
          </table:table-cell>
          <table:table-cell office:value-type="float" office:value="0.0203660529970734">
            <text:p>0,02037</text:p>
          </table:table-cell>
          <table:table-cell office:value-type="float" office:value="1.34976389178266">
            <text:p>1,34976</text:p>
          </table:table-cell>
          <table:table-cell office:value-type="float" office:value="1.34645907644902">
            <text:p>1,34646</text:p>
          </table:table-cell>
        </table:table-row>
        <table:table-row table:style-name="ro2">
          <table:table-cell table:style-name="ce1" office:value-type="string">
            <text:p>2008.10.22</text:p>
          </table:table-cell>
          <table:table-cell office:value-type="float" office:value="1.3055">
            <text:p>1,30550</text:p>
          </table:table-cell>
          <table:table-cell office:value-type="float" office:value="1.3077">
            <text:p>1,30770</text:p>
          </table:table-cell>
          <table:table-cell office:value-type="float" office:value="1.2737">
            <text:p>1,27370</text:p>
          </table:table-cell>
          <table:table-cell office:value-type="float" office:value="1.2825">
            <text:p>1,28250</text:p>
          </table:table-cell>
          <table:table-cell table:formula="of:=([.E830]+[.D830]+[.C830])/3" office:value-type="float" office:value="1.28796666666667">
            <text:p>1,28797</text:p>
          </table:table-cell>
          <table:table-cell table:formula="of:=[.C830]-[.D830]" office:value-type="float" office:value="0.034">
            <text:p>0,03400</text:p>
          </table:table-cell>
          <table:table-cell office:value-type="float" office:value="0.0210584700844114">
            <text:p>0,02106</text:p>
          </table:table-cell>
          <table:table-cell office:value-type="float" office:value="1.33993984393535">
            <text:p>1,33994</text:p>
          </table:table-cell>
          <table:table-cell office:value-type="float" office:value="1.33464326979683">
            <text:p>1,33464</text:p>
          </table:table-cell>
        </table:table-row>
        <table:table-row table:style-name="ro2">
          <table:table-cell table:style-name="ce1" office:value-type="string">
            <text:p>2008.10.23</text:p>
          </table:table-cell>
          <table:table-cell office:value-type="float" office:value="1.2826">
            <text:p>1,28260</text:p>
          </table:table-cell>
          <table:table-cell office:value-type="float" office:value="1.3004">
            <text:p>1,30040</text:p>
          </table:table-cell>
          <table:table-cell office:value-type="float" office:value="1.2727">
            <text:p>1,27270</text:p>
          </table:table-cell>
          <table:table-cell office:value-type="float" office:value="1.2962">
            <text:p>1,29620</text:p>
          </table:table-cell>
          <table:table-cell table:formula="of:=([.E831]+[.D831]+[.C831])/3" office:value-type="float" office:value="1.28976666666667">
            <text:p>1,28977</text:p>
          </table:table-cell>
          <table:table-cell table:formula="of:=[.C831]-[.D831]" office:value-type="float" office:value="0.0277000000000001">
            <text:p>0,02770</text:p>
          </table:table-cell>
          <table:table-cell office:value-type="float" office:value="0.0219169157083861">
            <text:p>0,02192</text:p>
          </table:table-cell>
          <table:table-cell office:value-type="float" office:value="1.32630022317282">
            <text:p>1,32630</text:p>
          </table:table-cell>
          <table:table-cell office:value-type="float" office:value="1.32020650814452">
            <text:p>1,32021</text:p>
          </table:table-cell>
        </table:table-row>
        <table:table-row table:style-name="ro2">
          <table:table-cell table:style-name="ce1" office:value-type="string">
            <text:p>2008.10.24</text:p>
          </table:table-cell>
          <table:table-cell office:value-type="float" office:value="1.2963">
            <text:p>1,29630</text:p>
          </table:table-cell>
          <table:table-cell office:value-type="float" office:value="1.2973">
            <text:p>1,29730</text:p>
          </table:table-cell>
          <table:table-cell office:value-type="float" office:value="1.2496">
            <text:p>1,24960</text:p>
          </table:table-cell>
          <table:table-cell office:value-type="float" office:value="1.2622">
            <text:p>1,26220</text:p>
          </table:table-cell>
          <table:table-cell table:formula="of:=([.E832]+[.D832]+[.C832])/3" office:value-type="float" office:value="1.2697">
            <text:p>1,26970</text:p>
          </table:table-cell>
          <table:table-cell table:formula="of:=[.C832]-[.D832]" office:value-type="float" office:value="0.0476999999999999">
            <text:p>0,04770</text:p>
          </table:table-cell>
          <table:table-cell office:value-type="float" office:value="0.0224578311136899">
            <text:p>0,02246</text:p>
          </table:table-cell>
          <table:table-cell office:value-type="float" office:value="1.31768781446627">
            <text:p>1,31769</text:p>
          </table:table-cell>
          <table:table-cell office:value-type="float" office:value="1.31367182991985">
            <text:p>1,31367</text:p>
          </table:table-cell>
        </table:table-row>
        <table:table-row table:style-name="ro2">
          <table:table-cell table:style-name="ce1" office:value-type="string">
            <text:p>2008.10.27</text:p>
          </table:table-cell>
          <table:table-cell office:value-type="float" office:value="1.2576">
            <text:p>1,25760</text:p>
          </table:table-cell>
          <table:table-cell office:value-type="float" office:value="1.2685">
            <text:p>1,26850</text:p>
          </table:table-cell>
          <table:table-cell office:value-type="float" office:value="1.2334">
            <text:p>1,23340</text:p>
          </table:table-cell>
          <table:table-cell office:value-type="float" office:value="1.2461">
            <text:p>1,24610</text:p>
          </table:table-cell>
          <table:table-cell table:formula="of:=([.E833]+[.D833]+[.C833])/3" office:value-type="float" office:value="1.24933333333333">
            <text:p>1,24933</text:p>
          </table:table-cell>
          <table:table-cell table:formula="of:=[.C833]-[.D833]" office:value-type="float" office:value="0.0350999999999999">
            <text:p>0,03510</text:p>
          </table:table-cell>
          <table:table-cell office:value-type="float" office:value="0.0237987281332404">
            <text:p>0,02380</text:p>
          </table:table-cell>
          <table:table-cell office:value-type="float" office:value="1.30399699745207">
            <text:p>1,30400</text:p>
          </table:table-cell>
          <table:table-cell office:value-type="float" office:value="1.29953846564245">
            <text:p>1,29954</text:p>
          </table:table-cell>
        </table:table-row>
        <table:table-row table:style-name="ro2">
          <table:table-cell table:style-name="ce1" office:value-type="string">
            <text:p>2008.10.28</text:p>
          </table:table-cell>
          <table:table-cell office:value-type="float" office:value="1.2463">
            <text:p>1,24630</text:p>
          </table:table-cell>
          <table:table-cell office:value-type="float" office:value="1.2833">
            <text:p>1,28330</text:p>
          </table:table-cell>
          <table:table-cell office:value-type="float" office:value="1.2329">
            <text:p>1,23290</text:p>
          </table:table-cell>
          <table:table-cell office:value-type="float" office:value="1.2816">
            <text:p>1,28160</text:p>
          </table:table-cell>
          <table:table-cell table:formula="of:=([.E834]+[.D834]+[.C834])/3" office:value-type="float" office:value="1.26593333333333">
            <text:p>1,26593</text:p>
          </table:table-cell>
          <table:table-cell table:formula="of:=[.C834]-[.D834]" office:value-type="float" office:value="0.0504">
            <text:p>0,05040</text:p>
          </table:table-cell>
          <table:table-cell office:value-type="float" office:value="0.0249179034099623">
            <text:p>0,02492</text:p>
          </table:table-cell>
          <table:table-cell office:value-type="float" office:value="1.28995995309328">
            <text:p>1,28996</text:p>
          </table:table-cell>
          <table:table-cell office:value-type="float" office:value="1.28429054311021">
            <text:p>1,28429</text:p>
          </table:table-cell>
        </table:table-row>
        <table:table-row table:style-name="ro2">
          <table:table-cell table:style-name="ce1" office:value-type="string">
            <text:p>2008.10.29</text:p>
          </table:table-cell>
          <table:table-cell office:value-type="float" office:value="1.2815">
            <text:p>1,28150</text:p>
          </table:table-cell>
          <table:table-cell office:value-type="float" office:value="1.299">
            <text:p>1,29900</text:p>
          </table:table-cell>
          <table:table-cell office:value-type="float" office:value="1.2626">
            <text:p>1,26260</text:p>
          </table:table-cell>
          <table:table-cell office:value-type="float" office:value="1.2951">
            <text:p>1,29510</text:p>
          </table:table-cell>
          <table:table-cell table:formula="of:=([.E835]+[.D835]+[.C835])/3" office:value-type="float" office:value="1.28556666666667">
            <text:p>1,28557</text:p>
          </table:table-cell>
          <table:table-cell table:formula="of:=[.C835]-[.D835]" office:value-type="float" office:value="0.0364">
            <text:p>0,03640</text:p>
          </table:table-cell>
          <table:table-cell office:value-type="float" office:value="0.0255034878091924">
            <text:p>0,02550</text:p>
          </table:table-cell>
          <table:table-cell office:value-type="float" office:value="1.28563679647248">
            <text:p>1,28564</text:p>
          </table:table-cell>
          <table:table-cell office:value-type="float" office:value="1.28339449260836">
            <text:p>1,28339</text:p>
          </table:table-cell>
        </table:table-row>
        <table:table-row table:style-name="ro2">
          <table:table-cell table:style-name="ce1" office:value-type="string">
            <text:p>2008.10.30</text:p>
          </table:table-cell>
          <table:table-cell office:value-type="float" office:value="1.295">
            <text:p>1,29500</text:p>
          </table:table-cell>
          <table:table-cell office:value-type="float" office:value="1.329">
            <text:p>1,32900</text:p>
          </table:table-cell>
          <table:table-cell office:value-type="float" office:value="1.2805">
            <text:p>1,28050</text:p>
          </table:table-cell>
          <table:table-cell office:value-type="float" office:value="1.2875">
            <text:p>1,28750</text:p>
          </table:table-cell>
          <table:table-cell table:formula="of:=([.E836]+[.D836]+[.C836])/3" office:value-type="float" office:value="1.299">
            <text:p>1,29900</text:p>
          </table:table-cell>
          <table:table-cell table:formula="of:=[.C836]-[.D836]" office:value-type="float" office:value="0.0485">
            <text:p>0,04850</text:p>
          </table:table-cell>
          <table:table-cell office:value-type="float" office:value="0.0256488012389892">
            <text:p>0,02565</text:p>
          </table:table-cell>
          <table:table-cell office:value-type="float" office:value="1.28553937845462">
            <text:p>1,28554</text:p>
          </table:table-cell>
          <table:table-cell office:value-type="float" office:value="1.28639929947011">
            <text:p>1,28640</text:p>
          </table:table-cell>
        </table:table-row>
        <table:table-row table:style-name="ro2">
          <table:table-cell table:style-name="ce1" office:value-type="string">
            <text:p>2008.10.31</text:p>
          </table:table-cell>
          <table:table-cell office:value-type="float" office:value="1.2874">
            <text:p>1,28740</text:p>
          </table:table-cell>
          <table:table-cell office:value-type="float" office:value="1.2894">
            <text:p>1,28940</text:p>
          </table:table-cell>
          <table:table-cell office:value-type="float" office:value="1.2667">
            <text:p>1,26670</text:p>
          </table:table-cell>
          <table:table-cell office:value-type="float" office:value="1.2725">
            <text:p>1,27250</text:p>
          </table:table-cell>
          <table:table-cell table:formula="of:=([.E837]+[.D837]+[.C837])/3" office:value-type="float" office:value="1.2762">
            <text:p>1,27620</text:p>
          </table:table-cell>
          <table:table-cell table:formula="of:=[.C837]-[.D837]" office:value-type="float" office:value="0.0227000000000002">
            <text:p>0,02270</text:p>
          </table:table-cell>
          <table:table-cell office:value-type="float" office:value="0.0259051071562063">
            <text:p>0,02591</text:p>
          </table:table-cell>
          <table:table-cell office:value-type="float" office:value="1.28855247095266">
            <text:p>1,28855</text:p>
          </table:table-cell>
          <table:table-cell office:value-type="float" office:value="1.28676868791796">
            <text:p>1,28677</text:p>
          </table:table-cell>
        </table:table-row>
        <table:table-row table:style-name="ro2">
          <table:table-cell table:style-name="ce1" office:value-type="string">
            <text:p>2008.11.03</text:p>
          </table:table-cell>
          <table:table-cell office:value-type="float" office:value="1.2769">
            <text:p>1,27690</text:p>
          </table:table-cell>
          <table:table-cell office:value-type="float" office:value="1.2897">
            <text:p>1,28970</text:p>
          </table:table-cell>
          <table:table-cell office:value-type="float" office:value="1.2575">
            <text:p>1,25750</text:p>
          </table:table-cell>
          <table:table-cell office:value-type="float" office:value="1.2583">
            <text:p>1,25830</text:p>
          </table:table-cell>
          <table:table-cell table:formula="of:=([.E838]+[.D838]+[.C838])/3" office:value-type="float" office:value="1.2685">
            <text:p>1,26850</text:p>
          </table:table-cell>
          <table:table-cell table:formula="of:=[.C838]-[.D838]" office:value-type="float" office:value="0.0322">
            <text:p>0,03220</text:p>
          </table:table-cell>
          <table:table-cell office:value-type="float" office:value="0.0257739560347356">
            <text:p>0,02577</text:p>
          </table:table-cell>
          <table:table-cell office:value-type="float" office:value="1.28568169961864">
            <text:p>1,28568</text:p>
          </table:table-cell>
          <table:table-cell office:value-type="float" office:value="1.28210071793664">
            <text:p>1,28210</text:p>
          </table:table-cell>
        </table:table-row>
        <table:table-row table:style-name="ro2">
          <table:table-cell table:style-name="ce1" office:value-type="string">
            <text:p>2008.11.04</text:p>
          </table:table-cell>
          <table:table-cell office:value-type="float" office:value="1.2584">
            <text:p>1,25840</text:p>
          </table:table-cell>
          <table:table-cell office:value-type="float" office:value="1.3048">
            <text:p>1,30480</text:p>
          </table:table-cell>
          <table:table-cell office:value-type="float" office:value="1.2525">
            <text:p>1,25250</text:p>
          </table:table-cell>
          <table:table-cell office:value-type="float" office:value="1.2994">
            <text:p>1,29940</text:p>
          </table:table-cell>
          <table:table-cell table:formula="of:=([.E839]+[.D839]+[.C839])/3" office:value-type="float" office:value="1.28556666666667">
            <text:p>1,28557</text:p>
          </table:table-cell>
          <table:table-cell table:formula="of:=[.C839]-[.D839]" office:value-type="float" office:value="0.0523">
            <text:p>0,05230</text:p>
          </table:table-cell>
          <table:table-cell office:value-type="float" office:value="0.0257238742068703">
            <text:p>0,02572</text:p>
          </table:table-cell>
          <table:table-cell office:value-type="float" office:value="1.2824328555506">
            <text:p>1,28243</text:p>
          </table:table-cell>
          <table:table-cell office:value-type="float" office:value="1.27765448033333">
            <text:p>1,27765</text:p>
          </table:table-cell>
        </table:table-row>
        <table:table-row table:style-name="ro2">
          <table:table-cell table:style-name="ce1" office:value-type="string">
            <text:p>2008.11.05</text:p>
          </table:table-cell>
          <table:table-cell office:value-type="float" office:value="1.2993">
            <text:p>1,29930</text:p>
          </table:table-cell>
          <table:table-cell office:value-type="float" office:value="1.3115">
            <text:p>1,31150</text:p>
          </table:table-cell>
          <table:table-cell office:value-type="float" office:value="1.2792">
            <text:p>1,27920</text:p>
          </table:table-cell>
          <table:table-cell office:value-type="float" office:value="1.2927">
            <text:p>1,29270</text:p>
          </table:table-cell>
          <table:table-cell table:formula="of:=([.E840]+[.D840]+[.C840])/3" office:value-type="float" office:value="1.29446666666667">
            <text:p>1,29447</text:p>
          </table:table-cell>
          <table:table-cell table:formula="of:=[.C840]-[.D840]" office:value-type="float" office:value="0.0323000000000002">
            <text:p>0,03230</text:p>
          </table:table-cell>
          <table:table-cell office:value-type="float" office:value="0.0255826638384186">
            <text:p>0,02558</text:p>
          </table:table-cell>
          <table:table-cell office:value-type="float" office:value="1.28313112301992">
            <text:p>1,28313</text:p>
          </table:table-cell>
          <table:table-cell office:value-type="float" office:value="1.28372645819387">
            <text:p>1,28373</text:p>
          </table:table-cell>
        </table:table-row>
        <table:table-row table:style-name="ro2">
          <table:table-cell table:style-name="ce1" office:value-type="string">
            <text:p>2008.11.06</text:p>
          </table:table-cell>
          <table:table-cell office:value-type="float" office:value="1.293">
            <text:p>1,29300</text:p>
          </table:table-cell>
          <table:table-cell office:value-type="float" office:value="1.2955">
            <text:p>1,29550</text:p>
          </table:table-cell>
          <table:table-cell office:value-type="float" office:value="1.2675">
            <text:p>1,26750</text:p>
          </table:table-cell>
          <table:table-cell office:value-type="float" office:value="1.2678">
            <text:p>1,26780</text:p>
          </table:table-cell>
          <table:table-cell table:formula="of:=([.E841]+[.D841]+[.C841])/3" office:value-type="float" office:value="1.27693333333333">
            <text:p>1,27693</text:p>
          </table:table-cell>
          <table:table-cell table:formula="of:=[.C841]-[.D841]" office:value-type="float" office:value="0.028">
            <text:p>0,02800</text:p>
          </table:table-cell>
          <table:table-cell office:value-type="float" office:value="0.0256795999313302">
            <text:p>0,02568</text:p>
          </table:table-cell>
          <table:table-cell office:value-type="float" office:value="1.28627247679745">
            <text:p>1,28627</text:p>
          </table:table-cell>
          <table:table-cell office:value-type="float" office:value="1.28692871265609">
            <text:p>1,28693</text:p>
          </table:table-cell>
        </table:table-row>
        <table:table-row table:style-name="ro2">
          <table:table-cell table:style-name="ce1" office:value-type="string">
            <text:p>2008.11.07</text:p>
          </table:table-cell>
          <table:table-cell office:value-type="float" office:value="1.2677">
            <text:p>1,26770</text:p>
          </table:table-cell>
          <table:table-cell office:value-type="float" office:value="1.285">
            <text:p>1,28500</text:p>
          </table:table-cell>
          <table:table-cell office:value-type="float" office:value="1.2653">
            <text:p>1,26530</text:p>
          </table:table-cell>
          <table:table-cell office:value-type="float" office:value="1.2717">
            <text:p>1,27170</text:p>
          </table:table-cell>
          <table:table-cell table:formula="of:=([.E842]+[.D842]+[.C842])/3" office:value-type="float" office:value="1.274">
            <text:p>1,27400</text:p>
          </table:table-cell>
          <table:table-cell table:formula="of:=[.C842]-[.D842]" office:value-type="float" office:value="0.0197000000000001">
            <text:p>0,01970</text:p>
          </table:table-cell>
          <table:table-cell office:value-type="float" office:value="0.0261024410832588">
            <text:p>0,02610</text:p>
          </table:table-cell>
          <table:table-cell office:value-type="float" office:value="1.28305459955549">
            <text:p>1,28305</text:p>
          </table:table-cell>
          <table:table-cell office:value-type="float" office:value="1.28068878997422">
            <text:p>1,28069</text:p>
          </table:table-cell>
        </table:table-row>
        <table:table-row table:style-name="ro2">
          <table:table-cell table:style-name="ce1" office:value-type="string">
            <text:p>2008.11.10</text:p>
          </table:table-cell>
          <table:table-cell office:value-type="float" office:value="1.2816">
            <text:p>1,28160</text:p>
          </table:table-cell>
          <table:table-cell office:value-type="float" office:value="1.2927">
            <text:p>1,29270</text:p>
          </table:table-cell>
          <table:table-cell office:value-type="float" office:value="1.2718">
            <text:p>1,27180</text:p>
          </table:table-cell>
          <table:table-cell office:value-type="float" office:value="1.275">
            <text:p>1,27500</text:p>
          </table:table-cell>
          <table:table-cell table:formula="of:=([.E843]+[.D843]+[.C843])/3" office:value-type="float" office:value="1.27983333333333">
            <text:p>1,27983</text:p>
          </table:table-cell>
          <table:table-cell table:formula="of:=[.C843]-[.D843]" office:value-type="float" office:value="0.0208999999999999">
            <text:p>0,02090</text:p>
          </table:table-cell>
          <table:table-cell office:value-type="float" office:value="0.0259490252483297">
            <text:p>0,02595</text:p>
          </table:table-cell>
          <table:table-cell office:value-type="float" office:value="1.28162255812051">
            <text:p>1,28162</text:p>
          </table:table-cell>
          <table:table-cell office:value-type="float" office:value="1.27826132604155">
            <text:p>1,27826</text:p>
          </table:table-cell>
        </table:table-row>
        <table:table-row table:style-name="ro2">
          <table:table-cell table:style-name="ce1" office:value-type="string">
            <text:p>2008.11.11</text:p>
          </table:table-cell>
          <table:table-cell office:value-type="float" office:value="1.2749">
            <text:p>1,27490</text:p>
          </table:table-cell>
          <table:table-cell office:value-type="float" office:value="1.28">
            <text:p>1,28000</text:p>
          </table:table-cell>
          <table:table-cell office:value-type="float" office:value="1.2506">
            <text:p>1,25060</text:p>
          </table:table-cell>
          <table:table-cell office:value-type="float" office:value="1.2511">
            <text:p>1,25110</text:p>
          </table:table-cell>
          <table:table-cell table:formula="of:=([.E844]+[.D844]+[.C844])/3" office:value-type="float" office:value="1.26056666666667">
            <text:p>1,26057</text:p>
          </table:table-cell>
          <table:table-cell table:formula="of:=[.C844]-[.D844]" office:value-type="float" office:value="0.0294000000000001">
            <text:p>0,02940</text:p>
          </table:table-cell>
          <table:table-cell office:value-type="float" office:value="0.0257854757957038">
            <text:p>0,02579</text:p>
          </table:table-cell>
          <table:table-cell office:value-type="float" office:value="1.28166063073805">
            <text:p>1,28166</text:p>
          </table:table-cell>
          <table:table-cell office:value-type="float" office:value="1.27850841992235">
            <text:p>1,27851</text:p>
          </table:table-cell>
        </table:table-row>
        <table:table-row table:style-name="ro2">
          <table:table-cell table:style-name="ce1" office:value-type="string">
            <text:p>2008.11.12</text:p>
          </table:table-cell>
          <table:table-cell office:value-type="float" office:value="1.251">
            <text:p>1,25100</text:p>
          </table:table-cell>
          <table:table-cell office:value-type="float" office:value="1.2631">
            <text:p>1,26310</text:p>
          </table:table-cell>
          <table:table-cell office:value-type="float" office:value="1.2436">
            <text:p>1,24360</text:p>
          </table:table-cell>
          <table:table-cell office:value-type="float" office:value="1.2453">
            <text:p>1,24530</text:p>
          </table:table-cell>
          <table:table-cell table:formula="of:=([.E845]+[.D845]+[.C845])/3" office:value-type="float" office:value="1.25066666666667">
            <text:p>1,25067</text:p>
          </table:table-cell>
          <table:table-cell table:formula="of:=[.C845]-[.D845]" office:value-type="float" office:value="0.0195000000000001">
            <text:p>0,01950</text:p>
          </table:table-cell>
          <table:table-cell office:value-type="float" office:value="0.0262978828518273">
            <text:p>0,02630</text:p>
          </table:table-cell>
          <table:table-cell office:value-type="float" office:value="1.27482137388198">
            <text:p>1,27482</text:p>
          </table:table-cell>
          <table:table-cell office:value-type="float" office:value="1.27086389463508">
            <text:p>1,27086</text:p>
          </table:table-cell>
        </table:table-row>
        <table:table-row table:style-name="ro2">
          <table:table-cell table:style-name="ce1" office:value-type="string">
            <text:p>2008.11.13</text:p>
          </table:table-cell>
          <table:table-cell office:value-type="float" office:value="1.2454">
            <text:p>1,24540</text:p>
          </table:table-cell>
          <table:table-cell office:value-type="float" office:value="1.2854">
            <text:p>1,28540</text:p>
          </table:table-cell>
          <table:table-cell office:value-type="float" office:value="1.2389">
            <text:p>1,23890</text:p>
          </table:table-cell>
          <table:table-cell office:value-type="float" office:value="1.2786">
            <text:p>1,27860</text:p>
          </table:table-cell>
          <table:table-cell table:formula="of:=([.E846]+[.D846]+[.C846])/3" office:value-type="float" office:value="1.26763333333333">
            <text:p>1,26763</text:p>
          </table:table-cell>
          <table:table-cell table:formula="of:=[.C846]-[.D846]" office:value-type="float" office:value="0.0465">
            <text:p>0,04650</text:p>
          </table:table-cell>
          <table:table-cell office:value-type="float" office:value="0.0266834828078332">
            <text:p>0,02668</text:p>
          </table:table-cell>
          <table:table-cell office:value-type="float" office:value="1.26919802813503">
            <text:p>1,26920</text:p>
          </table:table-cell>
          <table:table-cell office:value-type="float" office:value="1.26372270601684">
            <text:p>1,26372</text:p>
          </table:table-cell>
        </table:table-row>
        <table:table-row table:style-name="ro2">
          <table:table-cell table:style-name="ce1" office:value-type="string">
            <text:p>2008.11.14</text:p>
          </table:table-cell>
          <table:table-cell office:value-type="float" office:value="1.2785">
            <text:p>1,27850</text:p>
          </table:table-cell>
          <table:table-cell office:value-type="float" office:value="1.2828">
            <text:p>1,28280</text:p>
          </table:table-cell>
          <table:table-cell office:value-type="float" office:value="1.2571">
            <text:p>1,25710</text:p>
          </table:table-cell>
          <table:table-cell office:value-type="float" office:value="1.2604">
            <text:p>1,26040</text:p>
          </table:table-cell>
          <table:table-cell table:formula="of:=([.E847]+[.D847]+[.C847])/3" office:value-type="float" office:value="1.26676666666667">
            <text:p>1,26677</text:p>
          </table:table-cell>
          <table:table-cell table:formula="of:=[.C847]-[.D847]" office:value-type="float" office:value="0.0257000000000001">
            <text:p>0,02570</text:p>
          </table:table-cell>
          <table:table-cell office:value-type="float" office:value="0.0268229696389854">
            <text:p>0,02682</text:p>
          </table:table-cell>
          <table:table-cell office:value-type="float" office:value="1.26937090246629">
            <text:p>1,26937</text:p>
          </table:table-cell>
          <table:table-cell office:value-type="float" office:value="1.26770297111528">
            <text:p>1,26770</text:p>
          </table:table-cell>
        </table:table-row>
        <table:table-row table:style-name="ro2">
          <table:table-cell table:style-name="ce1" office:value-type="string">
            <text:p>2008.11.17</text:p>
          </table:table-cell>
          <table:table-cell office:value-type="float" office:value="1.2537">
            <text:p>1,25370</text:p>
          </table:table-cell>
          <table:table-cell office:value-type="float" office:value="1.2742">
            <text:p>1,27420</text:p>
          </table:table-cell>
          <table:table-cell office:value-type="float" office:value="1.2512">
            <text:p>1,25120</text:p>
          </table:table-cell>
          <table:table-cell office:value-type="float" office:value="1.2634">
            <text:p>1,26340</text:p>
          </table:table-cell>
          <table:table-cell table:formula="of:=([.E848]+[.D848]+[.C848])/3" office:value-type="float" office:value="1.26293333333333">
            <text:p>1,26293</text:p>
          </table:table-cell>
          <table:table-cell table:formula="of:=[.C848]-[.D848]" office:value-type="float" office:value="0.0229999999999999">
            <text:p>0,02300</text:p>
          </table:table-cell>
          <table:table-cell office:value-type="float" office:value="0.0270901768913046">
            <text:p>0,02709</text:p>
          </table:table-cell>
          <table:table-cell office:value-type="float" office:value="1.26807293680336">
            <text:p>1,26807</text:p>
          </table:table-cell>
          <table:table-cell office:value-type="float" office:value="1.26584098680177">
            <text:p>1,26584</text:p>
          </table:table-cell>
        </table:table-row>
        <table:table-row table:style-name="ro2">
          <table:table-cell table:style-name="ce1" office:value-type="string">
            <text:p>2008.11.18</text:p>
          </table:table-cell>
          <table:table-cell office:value-type="float" office:value="1.2635">
            <text:p>1,26350</text:p>
          </table:table-cell>
          <table:table-cell office:value-type="float" office:value="1.27">
            <text:p>1,27000</text:p>
          </table:table-cell>
          <table:table-cell office:value-type="float" office:value="1.2566">
            <text:p>1,25660</text:p>
          </table:table-cell>
          <table:table-cell office:value-type="float" office:value="1.2636">
            <text:p>1,26360</text:p>
          </table:table-cell>
          <table:table-cell table:formula="of:=([.E849]+[.D849]+[.C849])/3" office:value-type="float" office:value="1.2634">
            <text:p>1,26340</text:p>
          </table:table-cell>
          <table:table-cell table:formula="of:=[.C849]-[.D849]" office:value-type="float" office:value="0.0134000000000001">
            <text:p>0,01340</text:p>
          </table:table-cell>
          <table:table-cell office:value-type="float" office:value="0.0271714342558971">
            <text:p>0,02717</text:p>
          </table:table-cell>
          <table:table-cell office:value-type="float" office:value="1.26738640209836">
            <text:p>1,26739</text:p>
          </table:table-cell>
          <table:table-cell office:value-type="float" office:value="1.2647126435312">
            <text:p>1,26471</text:p>
          </table:table-cell>
        </table:table-row>
        <table:table-row table:style-name="ro2">
          <table:table-cell table:style-name="ce1" office:value-type="string">
            <text:p>2008.11.19</text:p>
          </table:table-cell>
          <table:table-cell office:value-type="float" office:value="1.2637">
            <text:p>1,26370</text:p>
          </table:table-cell>
          <table:table-cell office:value-type="float" office:value="1.2813">
            <text:p>1,28130</text:p>
          </table:table-cell>
          <table:table-cell office:value-type="float" office:value="1.2472">
            <text:p>1,24720</text:p>
          </table:table-cell>
          <table:table-cell office:value-type="float" office:value="1.2497">
            <text:p>1,24970</text:p>
          </table:table-cell>
          <table:table-cell table:formula="of:=([.E850]+[.D850]+[.C850])/3" office:value-type="float" office:value="1.2594">
            <text:p>1,25940</text:p>
          </table:table-cell>
          <table:table-cell table:formula="of:=[.C850]-[.D850]" office:value-type="float" office:value="0.0340999999999998">
            <text:p>0,03410</text:p>
          </table:table-cell>
          <table:table-cell office:value-type="float" office:value="0.0269323992602134">
            <text:p>0,02693</text:p>
          </table:table-cell>
          <table:table-cell office:value-type="float" office:value="1.26677260919462">
            <text:p>1,26677</text:p>
          </table:table-cell>
          <table:table-cell office:value-type="float" office:value="1.26411023824937">
            <text:p>1,26411</text:p>
          </table:table-cell>
        </table:table-row>
        <table:table-row table:style-name="ro2">
          <table:table-cell table:style-name="ce1" office:value-type="string">
            <text:p>2008.11.20</text:p>
          </table:table-cell>
          <table:table-cell office:value-type="float" office:value="1.2492">
            <text:p>1,24920</text:p>
          </table:table-cell>
          <table:table-cell office:value-type="float" office:value="1.2593">
            <text:p>1,25930</text:p>
          </table:table-cell>
          <table:table-cell office:value-type="float" office:value="1.2434">
            <text:p>1,24340</text:p>
          </table:table-cell>
          <table:table-cell office:value-type="float" office:value="1.2454">
            <text:p>1,24540</text:p>
          </table:table-cell>
          <table:table-cell table:formula="of:=([.E851]+[.D851]+[.C851])/3" office:value-type="float" office:value="1.24936666666667">
            <text:p>1,24937</text:p>
          </table:table-cell>
          <table:table-cell table:formula="of:=[.C851]-[.D851]" office:value-type="float" office:value="0.0159">
            <text:p>0,01590</text:p>
          </table:table-cell>
          <table:table-cell office:value-type="float" office:value="0.0270736038655795">
            <text:p>0,02707</text:p>
          </table:table-cell>
          <table:table-cell office:value-type="float" office:value="1.26449320225334">
            <text:p>1,26449</text:p>
          </table:table-cell>
          <table:table-cell office:value-type="float" office:value="1.26142823571702">
            <text:p>1,26143</text:p>
          </table:table-cell>
        </table:table-row>
        <table:table-row table:style-name="ro2">
          <table:table-cell table:style-name="ce1" office:value-type="string">
            <text:p>2008.11.21</text:p>
          </table:table-cell>
          <table:table-cell office:value-type="float" office:value="1.2453">
            <text:p>1,24530</text:p>
          </table:table-cell>
          <table:table-cell office:value-type="float" office:value="1.2638">
            <text:p>1,26380</text:p>
          </table:table-cell>
          <table:table-cell office:value-type="float" office:value="1.2423">
            <text:p>1,24230</text:p>
          </table:table-cell>
          <table:table-cell office:value-type="float" office:value="1.2587">
            <text:p>1,25870</text:p>
          </table:table-cell>
          <table:table-cell table:formula="of:=([.E852]+[.D852]+[.C852])/3" office:value-type="float" office:value="1.25493333333333">
            <text:p>1,25493</text:p>
          </table:table-cell>
          <table:table-cell table:formula="of:=[.C852]-[.D852]" office:value-type="float" office:value="0.0215000000000001">
            <text:p>0,02150</text:p>
          </table:table-cell>
          <table:table-cell office:value-type="float" office:value="0.0271226130256216">
            <text:p>0,02712</text:p>
          </table:table-cell>
          <table:table-cell office:value-type="float" office:value="1.26070285621832">
            <text:p>1,26070</text:p>
          </table:table-cell>
          <table:table-cell office:value-type="float" office:value="1.25677270874533">
            <text:p>1,25677</text:p>
          </table:table-cell>
        </table:table-row>
        <table:table-row table:style-name="ro2">
          <table:table-cell table:style-name="ce1" office:value-type="string">
            <text:p>2008.11.24</text:p>
          </table:table-cell>
          <table:table-cell office:value-type="float" office:value="1.2608">
            <text:p>1,26080</text:p>
          </table:table-cell>
          <table:table-cell office:value-type="float" office:value="1.2959">
            <text:p>1,29590</text:p>
          </table:table-cell>
          <table:table-cell office:value-type="float" office:value="1.2563">
            <text:p>1,25630</text:p>
          </table:table-cell>
          <table:table-cell office:value-type="float" office:value="1.2948">
            <text:p>1,29480</text:p>
          </table:table-cell>
          <table:table-cell table:formula="of:=([.E853]+[.D853]+[.C853])/3" office:value-type="float" office:value="1.28233333333333">
            <text:p>1,28233</text:p>
          </table:table-cell>
          <table:table-cell table:formula="of:=[.C853]-[.D853]" office:value-type="float" office:value="0.0396000000000001">
            <text:p>0,03960</text:p>
          </table:table-cell>
          <table:table-cell office:value-type="float" office:value="0.027091498343011">
            <text:p>0,02709</text:p>
          </table:table-cell>
          <table:table-cell office:value-type="float" office:value="1.26013709548256">
            <text:p>1,26014</text:p>
          </table:table-cell>
          <table:table-cell office:value-type="float" office:value="1.25747727827706">
            <text:p>1,25748</text:p>
          </table:table-cell>
        </table:table-row>
        <table:table-row table:style-name="ro2">
          <table:table-cell table:style-name="ce1" office:value-type="string">
            <text:p>2008.11.25</text:p>
          </table:table-cell>
          <table:table-cell office:value-type="float" office:value="1.2944">
            <text:p>1,29440</text:p>
          </table:table-cell>
          <table:table-cell office:value-type="float" office:value="1.308">
            <text:p>1,30800</text:p>
          </table:table-cell>
          <table:table-cell office:value-type="float" office:value="1.2803">
            <text:p>1,28030</text:p>
          </table:table-cell>
          <table:table-cell office:value-type="float" office:value="1.3056">
            <text:p>1,30560</text:p>
          </table:table-cell>
          <table:table-cell table:formula="of:=([.E854]+[.D854]+[.C854])/3" office:value-type="float" office:value="1.29796666666667">
            <text:p>1,29797</text:p>
          </table:table-cell>
          <table:table-cell table:formula="of:=[.C854]-[.D854]" office:value-type="float" office:value="0.0277000000000001">
            <text:p>0,02770</text:p>
          </table:table-cell>
          <table:table-cell office:value-type="float" office:value="0.0268012786571413">
            <text:p>0,02680</text:p>
          </table:table-cell>
          <table:table-cell office:value-type="float" office:value="1.2652381250079">
            <text:p>1,26524</text:p>
          </table:table-cell>
          <table:table-cell office:value-type="float" office:value="1.26687940868415">
            <text:p>1,26688</text:p>
          </table:table-cell>
        </table:table-row>
        <table:table-row table:style-name="ro2">
          <table:table-cell table:style-name="ce1" office:value-type="string">
            <text:p>2008.11.26</text:p>
          </table:table-cell>
          <table:table-cell table:number-columns-repeated="2" office:value-type="float" office:value="1.3057">
            <text:p>1,30570</text:p>
          </table:table-cell>
          <table:table-cell office:value-type="float" office:value="1.2819">
            <text:p>1,28190</text:p>
          </table:table-cell>
          <table:table-cell office:value-type="float" office:value="1.2878">
            <text:p>1,28780</text:p>
          </table:table-cell>
          <table:table-cell table:formula="of:=([.E855]+[.D855]+[.C855])/3" office:value-type="float" office:value="1.2918">
            <text:p>1,29180</text:p>
          </table:table-cell>
          <table:table-cell table:formula="of:=[.C855]-[.D855]" office:value-type="float" office:value="0.0238">
            <text:p>0,02380</text:p>
          </table:table-cell>
          <table:table-cell office:value-type="float" office:value="0.0263615557527919">
            <text:p>0,02636</text:p>
          </table:table-cell>
          <table:table-cell office:value-type="float" office:value="1.27371408181385">
            <text:p>1,27371</text:p>
          </table:table-cell>
          <table:table-cell office:value-type="float" office:value="1.277152209672">
            <text:p>1,27715</text:p>
          </table:table-cell>
        </table:table-row>
        <table:table-row table:style-name="ro2">
          <table:table-cell table:style-name="ce1" office:value-type="string">
            <text:p>2008.11.27</text:p>
          </table:table-cell>
          <table:table-cell office:value-type="float" office:value="1.2877">
            <text:p>1,28770</text:p>
          </table:table-cell>
          <table:table-cell office:value-type="float" office:value="1.2968">
            <text:p>1,29680</text:p>
          </table:table-cell>
          <table:table-cell office:value-type="float" office:value="1.286">
            <text:p>1,28600</text:p>
          </table:table-cell>
          <table:table-cell office:value-type="float" office:value="1.2896">
            <text:p>1,28960</text:p>
          </table:table-cell>
          <table:table-cell table:formula="of:=([.E856]+[.D856]+[.C856])/3" office:value-type="float" office:value="1.2908">
            <text:p>1,29080</text:p>
          </table:table-cell>
          <table:table-cell table:formula="of:=[.C856]-[.D856]" office:value-type="float" office:value="0.0107999999999999">
            <text:p>0,01080</text:p>
          </table:table-cell>
          <table:table-cell office:value-type="float" office:value="0.0260545843483538">
            <text:p>0,02605</text:p>
          </table:table-cell>
          <table:table-cell office:value-type="float" office:value="1.27803655086753">
            <text:p>1,27804</text:p>
          </table:table-cell>
          <table:table-cell office:value-type="float" office:value="1.27962428086759">
            <text:p>1,27962</text:p>
          </table:table-cell>
        </table:table-row>
        <table:table-row table:style-name="ro2">
          <table:table-cell table:style-name="ce1" office:value-type="string">
            <text:p>2008.11.28</text:p>
          </table:table-cell>
          <table:table-cell office:value-type="float" office:value="1.2899">
            <text:p>1,28990</text:p>
          </table:table-cell>
          <table:table-cell office:value-type="float" office:value="1.2957">
            <text:p>1,29570</text:p>
          </table:table-cell>
          <table:table-cell office:value-type="float" office:value="1.2646">
            <text:p>1,26460</text:p>
          </table:table-cell>
          <table:table-cell office:value-type="float" office:value="1.269">
            <text:p>1,26900</text:p>
          </table:table-cell>
          <table:table-cell table:formula="of:=([.E857]+[.D857]+[.C857])/3" office:value-type="float" office:value="1.27643333333333">
            <text:p>1,27643</text:p>
          </table:table-cell>
          <table:table-cell table:formula="of:=[.C857]-[.D857]" office:value-type="float" office:value="0.0311000000000001">
            <text:p>0,03110</text:p>
          </table:table-cell>
          <table:table-cell office:value-type="float" office:value="0.0253450979430987">
            <text:p>0,02535</text:p>
          </table:table-cell>
          <table:table-cell office:value-type="float" office:value="1.28196753054477">
            <text:p>1,28197</text:p>
          </table:table-cell>
          <table:table-cell office:value-type="float" office:value="1.28258977047789">
            <text:p>1,28259</text:p>
          </table:table-cell>
        </table:table-row>
        <table:table-row table:style-name="ro2">
          <table:table-cell table:style-name="ce1" office:value-type="string">
            <text:p>2008.12.01</text:p>
          </table:table-cell>
          <table:table-cell office:value-type="float" office:value="1.2694">
            <text:p>1,26940</text:p>
          </table:table-cell>
          <table:table-cell office:value-type="float" office:value="1.2712">
            <text:p>1,27120</text:p>
          </table:table-cell>
          <table:table-cell office:value-type="float" office:value="1.2585">
            <text:p>1,25850</text:p>
          </table:table-cell>
          <table:table-cell office:value-type="float" office:value="1.2616">
            <text:p>1,26160</text:p>
          </table:table-cell>
          <table:table-cell table:formula="of:=([.E858]+[.D858]+[.C858])/3" office:value-type="float" office:value="1.26376666666667">
            <text:p>1,26377</text:p>
          </table:table-cell>
          <table:table-cell table:formula="of:=[.C858]-[.D858]" office:value-type="float" office:value="0.0126999999999999">
            <text:p>0,01270</text:p>
          </table:table-cell>
          <table:table-cell office:value-type="float" office:value="0.0253617368589666">
            <text:p>0,02536</text:p>
          </table:table-cell>
          <table:table-cell office:value-type="float" office:value="1.28013230838249">
            <text:p>1,28013</text:p>
          </table:table-cell>
          <table:table-cell office:value-type="float" office:value="1.28013740472092">
            <text:p>1,28014</text:p>
          </table:table-cell>
        </table:table-row>
        <table:table-row table:style-name="ro2">
          <table:table-cell table:style-name="ce1" office:value-type="string">
            <text:p>2008.12.02</text:p>
          </table:table-cell>
          <table:table-cell office:value-type="float" office:value="1.2615">
            <text:p>1,26150</text:p>
          </table:table-cell>
          <table:table-cell office:value-type="float" office:value="1.2765">
            <text:p>1,27650</text:p>
          </table:table-cell>
          <table:table-cell office:value-type="float" office:value="1.2562">
            <text:p>1,25620</text:p>
          </table:table-cell>
          <table:table-cell office:value-type="float" office:value="1.2719">
            <text:p>1,27190</text:p>
          </table:table-cell>
          <table:table-cell table:formula="of:=([.E859]+[.D859]+[.C859])/3" office:value-type="float" office:value="1.2682">
            <text:p>1,26820</text:p>
          </table:table-cell>
          <table:table-cell table:formula="of:=[.C859]-[.D859]" office:value-type="float" office:value="0.0203">
            <text:p>0,02030</text:p>
          </table:table-cell>
          <table:table-cell office:value-type="float" office:value="0.0254339456421917">
            <text:p>0,02543</text:p>
          </table:table-cell>
          <table:table-cell office:value-type="float" office:value="1.27570154639675">
            <text:p>1,27570</text:p>
          </table:table-cell>
          <table:table-cell office:value-type="float" office:value="1.27512845308745">
            <text:p>1,27513</text:p>
          </table:table-cell>
        </table:table-row>
        <table:table-row table:style-name="ro2">
          <table:table-cell table:style-name="ce1" office:value-type="string">
            <text:p>2008.12.03</text:p>
          </table:table-cell>
          <table:table-cell office:value-type="float" office:value="1.2721">
            <text:p>1,27210</text:p>
          </table:table-cell>
          <table:table-cell office:value-type="float" office:value="1.274">
            <text:p>1,27400</text:p>
          </table:table-cell>
          <table:table-cell office:value-type="float" office:value="1.26">
            <text:p>1,26000</text:p>
          </table:table-cell>
          <table:table-cell office:value-type="float" office:value="1.2712">
            <text:p>1,27120</text:p>
          </table:table-cell>
          <table:table-cell table:formula="of:=([.E860]+[.D860]+[.C860])/3" office:value-type="float" office:value="1.2684">
            <text:p>1,26840</text:p>
          </table:table-cell>
          <table:table-cell table:formula="of:=[.C860]-[.D860]" office:value-type="float" office:value="0.014">
            <text:p>0,01400</text:p>
          </table:table-cell>
          <table:table-cell office:value-type="float" office:value="0.0256565689581639">
            <text:p>0,02566</text:p>
          </table:table-cell>
          <table:table-cell office:value-type="float" office:value="1.27431678608975">
            <text:p>1,27432</text:p>
          </table:table-cell>
          <table:table-cell office:value-type="float" office:value="1.27420929827844">
            <text:p>1,27421</text:p>
          </table:table-cell>
        </table:table-row>
        <table:table-row table:style-name="ro2">
          <table:table-cell table:style-name="ce1" office:value-type="string">
            <text:p>2008.12.04</text:p>
          </table:table-cell>
          <table:table-cell office:value-type="float" office:value="1.2713">
            <text:p>1,27130</text:p>
          </table:table-cell>
          <table:table-cell office:value-type="float" office:value="1.2847">
            <text:p>1,28470</text:p>
          </table:table-cell>
          <table:table-cell office:value-type="float" office:value="1.2549">
            <text:p>1,25490</text:p>
          </table:table-cell>
          <table:table-cell office:value-type="float" office:value="1.2771">
            <text:p>1,27710</text:p>
          </table:table-cell>
          <table:table-cell table:formula="of:=([.E861]+[.D861]+[.C861])/3" office:value-type="float" office:value="1.27223333333333">
            <text:p>1,27223</text:p>
          </table:table-cell>
          <table:table-cell table:formula="of:=[.C861]-[.D861]" office:value-type="float" office:value="0.0297999999999998">
            <text:p>0,02980</text:p>
          </table:table-cell>
          <table:table-cell office:value-type="float" office:value="0.0258101979011917">
            <text:p>0,02581</text:p>
          </table:table-cell>
          <table:table-cell office:value-type="float" office:value="1.27198404124771">
            <text:p>1,27198</text:p>
          </table:table-cell>
          <table:table-cell office:value-type="float" office:value="1.27261132493587">
            <text:p>1,27261</text:p>
          </table:table-cell>
        </table:table-row>
        <table:table-row table:style-name="ro2">
          <table:table-cell table:style-name="ce1" office:value-type="string">
            <text:p>2008.12.05</text:p>
          </table:table-cell>
          <table:table-cell office:value-type="float" office:value="1.2772">
            <text:p>1,27720</text:p>
          </table:table-cell>
          <table:table-cell office:value-type="float" office:value="1.2798">
            <text:p>1,27980</text:p>
          </table:table-cell>
          <table:table-cell office:value-type="float" office:value="1.2627">
            <text:p>1,26270</text:p>
          </table:table-cell>
          <table:table-cell office:value-type="float" office:value="1.2717">
            <text:p>1,27170</text:p>
          </table:table-cell>
          <table:table-cell table:formula="of:=([.E862]+[.D862]+[.C862])/3" office:value-type="float" office:value="1.2714">
            <text:p>1,27140</text:p>
          </table:table-cell>
          <table:table-cell table:formula="of:=[.C862]-[.D862]" office:value-type="float" office:value="0.0171000000000001">
            <text:p>0,01710</text:p>
          </table:table-cell>
          <table:table-cell office:value-type="float" office:value="0.0260154821453062">
            <text:p>0,02602</text:p>
          </table:table-cell>
          <table:table-cell office:value-type="float" office:value="1.27207862648339">
            <text:p>1,27208</text:p>
          </table:table-cell>
          <table:table-cell office:value-type="float" office:value="1.27354201937762">
            <text:p>1,27354</text:p>
          </table:table-cell>
        </table:table-row>
        <table:table-row table:style-name="ro2">
          <table:table-cell table:style-name="ce1" office:value-type="string">
            <text:p>2008.12.08</text:p>
          </table:table-cell>
          <table:table-cell office:value-type="float" office:value="1.2723">
            <text:p>1,27230</text:p>
          </table:table-cell>
          <table:table-cell office:value-type="float" office:value="1.2966">
            <text:p>1,29660</text:p>
          </table:table-cell>
          <table:table-cell office:value-type="float" office:value="1.2714">
            <text:p>1,27140</text:p>
          </table:table-cell>
          <table:table-cell office:value-type="float" office:value="1.2937">
            <text:p>1,29370</text:p>
          </table:table-cell>
          <table:table-cell table:formula="of:=([.E863]+[.D863]+[.C863])/3" office:value-type="float" office:value="1.28723333333333">
            <text:p>1,28723</text:p>
          </table:table-cell>
          <table:table-cell table:formula="of:=[.C863]-[.D863]" office:value-type="float" office:value="0.0251999999999999">
            <text:p>0,02520</text:p>
          </table:table-cell>
          <table:table-cell office:value-type="float" office:value="0.0259714242150051">
            <text:p>0,02597</text:p>
          </table:table-cell>
          <table:table-cell office:value-type="float" office:value="1.27189357209023">
            <text:p>1,27189</text:p>
          </table:table-cell>
          <table:table-cell office:value-type="float" office:value="1.27253858306566">
            <text:p>1,27254</text:p>
          </table:table-cell>
        </table:table-row>
        <table:table-row table:style-name="ro2">
          <table:table-cell table:style-name="ce1" office:value-type="string">
            <text:p>2008.12.09</text:p>
          </table:table-cell>
          <table:table-cell office:value-type="float" office:value="1.2936">
            <text:p>1,29360</text:p>
          </table:table-cell>
          <table:table-cell office:value-type="float" office:value="1.3">
            <text:p>1,30000</text:p>
          </table:table-cell>
          <table:table-cell office:value-type="float" office:value="1.2799">
            <text:p>1,27990</text:p>
          </table:table-cell>
          <table:table-cell office:value-type="float" office:value="1.2924">
            <text:p>1,29240</text:p>
          </table:table-cell>
          <table:table-cell table:formula="of:=([.E864]+[.D864]+[.C864])/3" office:value-type="float" office:value="1.29076666666667">
            <text:p>1,29077</text:p>
          </table:table-cell>
          <table:table-cell table:formula="of:=[.C864]-[.D864]" office:value-type="float" office:value="0.0201">
            <text:p>0,02010</text:p>
          </table:table-cell>
          <table:table-cell office:value-type="float" office:value="0.0255511138095901">
            <text:p>0,02555</text:p>
          </table:table-cell>
          <table:table-cell office:value-type="float" office:value="1.27649660523421">
            <text:p>1,27650</text:p>
          </table:table-cell>
          <table:table-cell office:value-type="float" office:value="1.27852543889195">
            <text:p>1,27853</text:p>
          </table:table-cell>
        </table:table-row>
        <table:table-row table:style-name="ro2">
          <table:table-cell table:style-name="ce1" office:value-type="string">
            <text:p>2008.12.10</text:p>
          </table:table-cell>
          <table:table-cell office:value-type="float" office:value="1.2925">
            <text:p>1,29250</text:p>
          </table:table-cell>
          <table:table-cell office:value-type="float" office:value="1.3069">
            <text:p>1,30690</text:p>
          </table:table-cell>
          <table:table-cell office:value-type="float" office:value="1.2903">
            <text:p>1,29030</text:p>
          </table:table-cell>
          <table:table-cell office:value-type="float" office:value="1.302">
            <text:p>1,30200</text:p>
          </table:table-cell>
          <table:table-cell table:formula="of:=([.E865]+[.D865]+[.C865])/3" office:value-type="float" office:value="1.29973333333333">
            <text:p>1,29973</text:p>
          </table:table-cell>
          <table:table-cell table:formula="of:=[.C865]-[.D865]" office:value-type="float" office:value="0.0165999999999999">
            <text:p>0,01660</text:p>
          </table:table-cell>
          <table:table-cell office:value-type="float" office:value="0.0252608961165319">
            <text:p>0,02526</text:p>
          </table:table-cell>
          <table:table-cell office:value-type="float" office:value="1.27962207997776">
            <text:p>1,27962</text:p>
          </table:table-cell>
          <table:table-cell office:value-type="float" office:value="1.281933729933">
            <text:p>1,28193</text:p>
          </table:table-cell>
        </table:table-row>
        <table:table-row table:style-name="ro2">
          <table:table-cell table:style-name="ce1" office:value-type="string">
            <text:p>2008.12.11</text:p>
          </table:table-cell>
          <table:table-cell office:value-type="float" office:value="1.3019">
            <text:p>1,30190</text:p>
          </table:table-cell>
          <table:table-cell office:value-type="float" office:value="1.3403">
            <text:p>1,34030</text:p>
          </table:table-cell>
          <table:table-cell office:value-type="float" office:value="1.3">
            <text:p>1,30000</text:p>
          </table:table-cell>
          <table:table-cell office:value-type="float" office:value="1.3345">
            <text:p>1,33450</text:p>
          </table:table-cell>
          <table:table-cell table:formula="of:=([.E866]+[.D866]+[.C866])/3" office:value-type="float" office:value="1.32493333333333">
            <text:p>1,32493</text:p>
          </table:table-cell>
          <table:table-cell table:formula="of:=[.C866]-[.D866]" office:value-type="float" office:value="0.0403">
            <text:p>0,04030</text:p>
          </table:table-cell>
          <table:table-cell office:value-type="float" office:value="0.024738585622414">
            <text:p>0,02474</text:p>
          </table:table-cell>
          <table:table-cell office:value-type="float" office:value="1.28516618041">
            <text:p>1,28517</text:p>
          </table:table-cell>
          <table:table-cell office:value-type="float" office:value="1.28766667081732">
            <text:p>1,28767</text:p>
          </table:table-cell>
        </table:table-row>
        <table:table-row table:style-name="ro2">
          <table:table-cell table:style-name="ce1" office:value-type="string">
            <text:p>2008.12.12</text:p>
          </table:table-cell>
          <table:table-cell office:value-type="float" office:value="1.3342">
            <text:p>1,33420</text:p>
          </table:table-cell>
          <table:table-cell office:value-type="float" office:value="1.3414">
            <text:p>1,34140</text:p>
          </table:table-cell>
          <table:table-cell office:value-type="float" office:value="1.325">
            <text:p>1,32500</text:p>
          </table:table-cell>
          <table:table-cell office:value-type="float" office:value="1.3367">
            <text:p>1,33670</text:p>
          </table:table-cell>
          <table:table-cell table:formula="of:=([.E867]+[.D867]+[.C867])/3" office:value-type="float" office:value="1.33436666666667">
            <text:p>1,33437</text:p>
          </table:table-cell>
          <table:table-cell table:formula="of:=[.C867]-[.D867]" office:value-type="float" office:value="0.0164000000000002">
            <text:p>0,01640</text:p>
          </table:table-cell>
          <table:table-cell office:value-type="float" office:value="0.0241441776646808">
            <text:p>0,02414</text:p>
          </table:table-cell>
          <table:table-cell office:value-type="float" office:value="1.2952956794088">
            <text:p>1,29530</text:p>
          </table:table-cell>
          <table:table-cell office:value-type="float" office:value="1.30010596565052">
            <text:p>1,30011</text:p>
          </table:table-cell>
        </table:table-row>
        <table:table-row table:style-name="ro2">
          <table:table-cell table:style-name="ce1" office:value-type="string">
            <text:p>2008.12.15</text:p>
          </table:table-cell>
          <table:table-cell office:value-type="float" office:value="1.3394">
            <text:p>1,33940</text:p>
          </table:table-cell>
          <table:table-cell office:value-type="float" office:value="1.3726">
            <text:p>1,37260</text:p>
          </table:table-cell>
          <table:table-cell office:value-type="float" office:value="1.3392">
            <text:p>1,33920</text:p>
          </table:table-cell>
          <table:table-cell office:value-type="float" office:value="1.3702">
            <text:p>1,37020</text:p>
          </table:table-cell>
          <table:table-cell table:formula="of:=([.E868]+[.D868]+[.C868])/3" office:value-type="float" office:value="1.36066666666667">
            <text:p>1,36067</text:p>
          </table:table-cell>
          <table:table-cell table:formula="of:=[.C868]-[.D868]" office:value-type="float" office:value="0.0334000000000001">
            <text:p>0,03340</text:p>
          </table:table-cell>
          <table:table-cell office:value-type="float" office:value="0.0234032227970353">
            <text:p>0,02340</text:p>
          </table:table-cell>
          <table:table-cell office:value-type="float" office:value="1.30544587889697">
            <text:p>1,30545</text:p>
          </table:table-cell>
          <table:table-cell office:value-type="float" office:value="1.31047133079714">
            <text:p>1,31047</text:p>
          </table:table-cell>
        </table:table-row>
        <table:table-row table:style-name="ro2">
          <table:table-cell table:style-name="ce1" office:value-type="string">
            <text:p>2008.12.16</text:p>
          </table:table-cell>
          <table:table-cell office:value-type="float" office:value="1.3701">
            <text:p>1,37010</text:p>
          </table:table-cell>
          <table:table-cell office:value-type="float" office:value="1.4147">
            <text:p>1,41470</text:p>
          </table:table-cell>
          <table:table-cell office:value-type="float" office:value="1.3629">
            <text:p>1,36290</text:p>
          </table:table-cell>
          <table:table-cell office:value-type="float" office:value="1.4047">
            <text:p>1,40470</text:p>
          </table:table-cell>
          <table:table-cell table:formula="of:=([.E869]+[.D869]+[.C869])/3" office:value-type="float" office:value="1.3941">
            <text:p>1,39410</text:p>
          </table:table-cell>
          <table:table-cell table:formula="of:=[.C869]-[.D869]" office:value-type="float" office:value="0.0518000000000001">
            <text:p>0,05180</text:p>
          </table:table-cell>
          <table:table-cell office:value-type="float" office:value="0.0225670491086084">
            <text:p>0,02257</text:p>
          </table:table-cell>
          <table:table-cell office:value-type="float" office:value="1.32027376922002">
            <text:p>1,32027</text:p>
          </table:table-cell>
          <table:table-cell office:value-type="float" office:value="1.32689926649452">
            <text:p>1,32690</text:p>
          </table:table-cell>
        </table:table-row>
        <table:table-row table:style-name="ro2">
          <table:table-cell table:style-name="ce1" office:value-type="string">
            <text:p>2008.12.17</text:p>
          </table:table-cell>
          <table:table-cell office:value-type="float" office:value="1.4048">
            <text:p>1,40480</text:p>
          </table:table-cell>
          <table:table-cell office:value-type="float" office:value="1.4437">
            <text:p>1,44370</text:p>
          </table:table-cell>
          <table:table-cell office:value-type="float" office:value="1.4008">
            <text:p>1,40080</text:p>
          </table:table-cell>
          <table:table-cell office:value-type="float" office:value="1.4404">
            <text:p>1,44040</text:p>
          </table:table-cell>
          <table:table-cell table:formula="of:=([.E870]+[.D870]+[.C870])/3" office:value-type="float" office:value="1.4283">
            <text:p>1,42830</text:p>
          </table:table-cell>
          <table:table-cell table:formula="of:=[.C870]-[.D870]" office:value-type="float" office:value="0.0428999999999999">
            <text:p>0,04290</text:p>
          </table:table-cell>
          <table:table-cell office:value-type="float" office:value="0.0217055927919833">
            <text:p>0,02171</text:p>
          </table:table-cell>
          <table:table-cell office:value-type="float" office:value="1.33933292229357">
            <text:p>1,33933</text:p>
          </table:table-cell>
          <table:table-cell office:value-type="float" office:value="1.34836298377621">
            <text:p>1,34836</text:p>
          </table:table-cell>
        </table:table-row>
        <table:table-row table:style-name="ro2">
          <table:table-cell table:style-name="ce1" office:value-type="string">
            <text:p>2008.12.18</text:p>
          </table:table-cell>
          <table:table-cell office:value-type="float" office:value="1.4403">
            <text:p>1,44030</text:p>
          </table:table-cell>
          <table:table-cell office:value-type="float" office:value="1.4719">
            <text:p>1,47190</text:p>
          </table:table-cell>
          <table:table-cell office:value-type="float" office:value="1.4186">
            <text:p>1,41860</text:p>
          </table:table-cell>
          <table:table-cell office:value-type="float" office:value="1.4266">
            <text:p>1,42660</text:p>
          </table:table-cell>
          <table:table-cell table:formula="of:=([.E871]+[.D871]+[.C871])/3" office:value-type="float" office:value="1.43903333333333">
            <text:p>1,43903</text:p>
          </table:table-cell>
          <table:table-cell table:formula="of:=[.C871]-[.D871]" office:value-type="float" office:value="0.0532999999999999">
            <text:p>0,05330</text:p>
          </table:table-cell>
          <table:table-cell office:value-type="float" office:value="0.020567774704995">
            <text:p>0,02057</text:p>
          </table:table-cell>
          <table:table-cell office:value-type="float" office:value="1.36394642480673">
            <text:p>1,36395</text:p>
          </table:table-cell>
          <table:table-cell office:value-type="float" office:value="1.37504189908849">
            <text:p>1,37504</text:p>
          </table:table-cell>
        </table:table-row>
        <table:table-row table:style-name="ro2">
          <table:table-cell table:style-name="ce1" office:value-type="string">
            <text:p>2008.12.19</text:p>
          </table:table-cell>
          <table:table-cell office:value-type="float" office:value="1.4265">
            <text:p>1,42650</text:p>
          </table:table-cell>
          <table:table-cell office:value-type="float" office:value="1.431">
            <text:p>1,43100</text:p>
          </table:table-cell>
          <table:table-cell office:value-type="float" office:value="1.3822">
            <text:p>1,38220</text:p>
          </table:table-cell>
          <table:table-cell office:value-type="float" office:value="1.3912">
            <text:p>1,39120</text:p>
          </table:table-cell>
          <table:table-cell table:formula="of:=([.E872]+[.D872]+[.C872])/3" office:value-type="float" office:value="1.40146666666667">
            <text:p>1,40147</text:p>
          </table:table-cell>
          <table:table-cell table:formula="of:=[.C872]-[.D872]" office:value-type="float" office:value="0.0488">
            <text:p>0,04880</text:p>
          </table:table-cell>
          <table:table-cell office:value-type="float" office:value="0.02001477345071">
            <text:p>0,02001</text:p>
          </table:table-cell>
          <table:table-cell office:value-type="float" office:value="1.38332213674783">
            <text:p>1,38332</text:p>
          </table:table-cell>
          <table:table-cell office:value-type="float" office:value="1.39007956710699">
            <text:p>1,39008</text:p>
          </table:table-cell>
        </table:table-row>
        <table:table-row table:style-name="ro2">
          <table:table-cell table:style-name="ce1" office:value-type="string">
            <text:p>2008.12.22</text:p>
          </table:table-cell>
          <table:table-cell office:value-type="float" office:value="1.3924">
            <text:p>1,39240</text:p>
          </table:table-cell>
          <table:table-cell office:value-type="float" office:value="1.4124">
            <text:p>1,41240</text:p>
          </table:table-cell>
          <table:table-cell office:value-type="float" office:value="1.3902">
            <text:p>1,39020</text:p>
          </table:table-cell>
          <table:table-cell office:value-type="float" office:value="1.3948">
            <text:p>1,39480</text:p>
          </table:table-cell>
          <table:table-cell table:formula="of:=([.E873]+[.D873]+[.C873])/3" office:value-type="float" office:value="1.39913333333333">
            <text:p>1,39913</text:p>
          </table:table-cell>
          <table:table-cell table:formula="of:=[.C873]-[.D873]" office:value-type="float" office:value="0.0222">
            <text:p>0,02220</text:p>
          </table:table-cell>
          <table:table-cell office:value-type="float" office:value="0.0198840986130525">
            <text:p>0,01988</text:p>
          </table:table-cell>
          <table:table-cell office:value-type="float" office:value="1.38764225900708">
            <text:p>1,38764</text:p>
          </table:table-cell>
          <table:table-cell office:value-type="float" office:value="1.39110643665401">
            <text:p>1,39111</text:p>
          </table:table-cell>
        </table:table-row>
        <table:table-row table:style-name="ro2">
          <table:table-cell table:style-name="ce1" office:value-type="string">
            <text:p>2008.12.23</text:p>
          </table:table-cell>
          <table:table-cell office:value-type="float" office:value="1.3947">
            <text:p>1,39470</text:p>
          </table:table-cell>
          <table:table-cell office:value-type="float" office:value="1.4021">
            <text:p>1,40210</text:p>
          </table:table-cell>
          <table:table-cell office:value-type="float" office:value="1.3915">
            <text:p>1,39150</text:p>
          </table:table-cell>
          <table:table-cell office:value-type="float" office:value="1.3925">
            <text:p>1,39250</text:p>
          </table:table-cell>
          <table:table-cell table:formula="of:=([.E874]+[.D874]+[.C874])/3" office:value-type="float" office:value="1.39536666666667">
            <text:p>1,39537</text:p>
          </table:table-cell>
          <table:table-cell table:formula="of:=[.C874]-[.D874]" office:value-type="float" office:value="0.0105999999999999">
            <text:p>0,01060</text:p>
          </table:table-cell>
          <table:table-cell office:value-type="float" office:value="0.0195390118843462">
            <text:p>0,01954</text:p>
          </table:table-cell>
          <table:table-cell office:value-type="float" office:value="1.3927621817898">
            <text:p>1,39276</text:p>
          </table:table-cell>
          <table:table-cell office:value-type="float" office:value="1.39404992809486">
            <text:p>1,39405</text:p>
          </table:table-cell>
        </table:table-row>
        <table:table-row table:style-name="ro2">
          <table:table-cell table:style-name="ce1" office:value-type="string">
            <text:p>2008.12.24</text:p>
          </table:table-cell>
          <table:table-cell office:value-type="float" office:value="1.3924">
            <text:p>1,39240</text:p>
          </table:table-cell>
          <table:table-cell office:value-type="float" office:value="1.4018">
            <text:p>1,40180</text:p>
          </table:table-cell>
          <table:table-cell office:value-type="float" office:value="1.3918">
            <text:p>1,39180</text:p>
          </table:table-cell>
          <table:table-cell office:value-type="float" office:value="1.3968">
            <text:p>1,39680</text:p>
          </table:table-cell>
          <table:table-cell table:formula="of:=([.E875]+[.D875]+[.C875])/3" office:value-type="float" office:value="1.3968">
            <text:p>1,39680</text:p>
          </table:table-cell>
          <table:table-cell table:formula="of:=[.C875]-[.D875]" office:value-type="float" office:value="0.0100000000000002">
            <text:p>0,01000</text:p>
          </table:table-cell>
          <table:table-cell office:value-type="float" office:value="0.0195495842511375">
            <text:p>0,01955</text:p>
          </table:table-cell>
          <table:table-cell office:value-type="float" office:value="1.39292290707559">
            <text:p>1,39292</text:p>
          </table:table-cell>
          <table:table-cell office:value-type="float" office:value="1.39390093827933">
            <text:p>1,39390</text:p>
          </table:table-cell>
        </table:table-row>
        <table:table-row table:style-name="ro2">
          <table:table-cell table:style-name="ce1" office:value-type="string">
            <text:p>2008.12.26</text:p>
          </table:table-cell>
          <table:table-cell office:value-type="float" office:value="1.4062">
            <text:p>1,40620</text:p>
          </table:table-cell>
          <table:table-cell office:value-type="float" office:value="1.4115">
            <text:p>1,41150</text:p>
          </table:table-cell>
          <table:table-cell office:value-type="float" office:value="1.4018">
            <text:p>1,40180</text:p>
          </table:table-cell>
          <table:table-cell office:value-type="float" office:value="1.4025">
            <text:p>1,40250</text:p>
          </table:table-cell>
          <table:table-cell table:formula="of:=([.E876]+[.D876]+[.C876])/3" office:value-type="float" office:value="1.40526666666667">
            <text:p>1,40527</text:p>
          </table:table-cell>
          <table:table-cell table:formula="of:=[.C876]-[.D876]" office:value-type="float" office:value="0.00969999999999982">
            <text:p>0,00970</text:p>
          </table:table-cell>
          <table:table-cell office:value-type="float" office:value="0.0197045066502465">
            <text:p>0,01970</text:p>
          </table:table-cell>
          <table:table-cell office:value-type="float" office:value="1.39256934667748">
            <text:p>1,39257</text:p>
          </table:table-cell>
          <table:table-cell office:value-type="float" office:value="1.3936274293114">
            <text:p>1,39363</text:p>
          </table:table-cell>
        </table:table-row>
        <table:table-row table:style-name="ro2">
          <table:table-cell table:style-name="ce1" office:value-type="string">
            <text:p>2008.12.29</text:p>
          </table:table-cell>
          <table:table-cell office:value-type="float" office:value="1.4073">
            <text:p>1,40730</text:p>
          </table:table-cell>
          <table:table-cell office:value-type="float" office:value="1.436">
            <text:p>1,43600</text:p>
          </table:table-cell>
          <table:table-cell office:value-type="float" office:value="1.3914">
            <text:p>1,39140</text:p>
          </table:table-cell>
          <table:table-cell office:value-type="float" office:value="1.3958">
            <text:p>1,39580</text:p>
          </table:table-cell>
          <table:table-cell table:formula="of:=([.E877]+[.D877]+[.C877])/3" office:value-type="float" office:value="1.40773333333333">
            <text:p>1,40773</text:p>
          </table:table-cell>
          <table:table-cell table:formula="of:=[.C877]-[.D877]" office:value-type="float" office:value="0.0446">
            <text:p>0,04460</text:p>
          </table:table-cell>
          <table:table-cell office:value-type="float" office:value="0.0198152474792287">
            <text:p>0,01982</text:p>
          </table:table-cell>
          <table:table-cell office:value-type="float" office:value="1.39526283105507">
            <text:p>1,39526</text:p>
          </table:table-cell>
          <table:table-cell office:value-type="float" office:value="1.39449359867597">
            <text:p>1,39449</text:p>
          </table:table-cell>
        </table:table-row>
        <table:table-row table:style-name="ro2">
          <table:table-cell table:style-name="ce1" office:value-type="string">
            <text:p>2008.12.30</text:p>
          </table:table-cell>
          <table:table-cell office:value-type="float" office:value="1.3957">
            <text:p>1,39570</text:p>
          </table:table-cell>
          <table:table-cell office:value-type="float" office:value="1.4218">
            <text:p>1,42180</text:p>
          </table:table-cell>
          <table:table-cell office:value-type="float" office:value="1.3939">
            <text:p>1,39390</text:p>
          </table:table-cell>
          <table:table-cell office:value-type="float" office:value="1.4108">
            <text:p>1,41080</text:p>
          </table:table-cell>
          <table:table-cell table:formula="of:=([.E878]+[.D878]+[.C878])/3" office:value-type="float" office:value="1.40883333333333">
            <text:p>1,40883</text:p>
          </table:table-cell>
          <table:table-cell table:formula="of:=[.C878]-[.D878]" office:value-type="float" office:value="0.0279">
            <text:p>0,02790</text:p>
          </table:table-cell>
          <table:table-cell office:value-type="float" office:value="0.0200595994361446">
            <text:p>0,02006</text:p>
          </table:table-cell>
          <table:table-cell office:value-type="float" office:value="1.39726637897745">
            <text:p>1,39727</text:p>
          </table:table-cell>
          <table:table-cell office:value-type="float" office:value="1.39451803701574">
            <text:p>1,39452</text:p>
          </table:table-cell>
        </table:table-row>
        <table:table-row table:style-name="ro2">
          <table:table-cell table:style-name="ce1" office:value-type="string">
            <text:p>2008.12.31</text:p>
          </table:table-cell>
          <table:table-cell office:value-type="float" office:value="1.4107">
            <text:p>1,41070</text:p>
          </table:table-cell>
          <table:table-cell office:value-type="float" office:value="1.4145">
            <text:p>1,41450</text:p>
          </table:table-cell>
          <table:table-cell office:value-type="float" office:value="1.3849">
            <text:p>1,38490</text:p>
          </table:table-cell>
          <table:table-cell office:value-type="float" office:value="1.3917">
            <text:p>1,39170</text:p>
          </table:table-cell>
          <table:table-cell table:formula="of:=([.E879]+[.D879]+[.C879])/3" office:value-type="float" office:value="1.39703333333333">
            <text:p>1,39703</text:p>
          </table:table-cell>
          <table:table-cell table:formula="of:=[.C879]-[.D879]" office:value-type="float" office:value="0.0296000000000001">
            <text:p>0,02960</text:p>
          </table:table-cell>
          <table:table-cell office:value-type="float" office:value="0.0199201436656884">
            <text:p>0,01992</text:p>
          </table:table-cell>
          <table:table-cell office:value-type="float" office:value="1.40074611399455">
            <text:p>1,40075</text:p>
          </table:table-cell>
          <table:table-cell office:value-type="float" office:value="1.39857807944914">
            <text:p>1,39858</text:p>
          </table:table-cell>
        </table:table-row>
        <table:table-row table:style-name="ro2">
          <table:table-cell table:style-name="ce1" office:value-type="string">
            <text:p>2009.01.02</text:p>
          </table:table-cell>
          <table:table-cell office:value-type="float" office:value="1.3964">
            <text:p>1,39640</text:p>
          </table:table-cell>
          <table:table-cell office:value-type="float" office:value="1.3986">
            <text:p>1,39860</text:p>
          </table:table-cell>
          <table:table-cell office:value-type="float" office:value="1.384">
            <text:p>1,38400</text:p>
          </table:table-cell>
          <table:table-cell office:value-type="float" office:value="1.392">
            <text:p>1,39200</text:p>
          </table:table-cell>
          <table:table-cell table:formula="of:=([.E880]+[.D880]+[.C880])/3" office:value-type="float" office:value="1.39153333333333">
            <text:p>1,39153</text:p>
          </table:table-cell>
          <table:table-cell table:formula="of:=[.C880]-[.D880]" office:value-type="float" office:value="0.0146000000000002">
            <text:p>0,01460</text:p>
          </table:table-cell>
          <table:table-cell office:value-type="float" office:value="0.0201451648494364">
            <text:p>0,02015</text:p>
          </table:table-cell>
          <table:table-cell office:value-type="float" office:value="1.39991269948637">
            <text:p>1,39991</text:p>
          </table:table-cell>
          <table:table-cell office:value-type="float" office:value="1.39708949958455">
            <text:p>1,39709</text:p>
          </table:table-cell>
        </table:table-row>
        <table:table-row table:style-name="ro2">
          <table:table-cell table:style-name="ce1" office:value-type="string">
            <text:p>2009.01.05</text:p>
          </table:table-cell>
          <table:table-cell office:value-type="float" office:value="1.3885">
            <text:p>1,38850</text:p>
          </table:table-cell>
          <table:table-cell office:value-type="float" office:value="1.3962">
            <text:p>1,39620</text:p>
          </table:table-cell>
          <table:table-cell office:value-type="float" office:value="1.3546">
            <text:p>1,35460</text:p>
          </table:table-cell>
          <table:table-cell office:value-type="float" office:value="1.3628">
            <text:p>1,36280</text:p>
          </table:table-cell>
          <table:table-cell table:formula="of:=([.E881]+[.D881]+[.C881])/3" office:value-type="float" office:value="1.3712">
            <text:p>1,37120</text:p>
          </table:table-cell>
          <table:table-cell table:formula="of:=[.C881]-[.D881]" office:value-type="float" office:value="0.0415999999999999">
            <text:p>0,04160</text:p>
          </table:table-cell>
          <table:table-cell office:value-type="float" office:value="0.0201376011292436">
            <text:p>0,02014</text:p>
          </table:table-cell>
          <table:table-cell office:value-type="float" office:value="1.3975479321221">
            <text:p>1,39755</text:p>
          </table:table-cell>
          <table:table-cell office:value-type="float" office:value="1.39545163498813">
            <text:p>1,39545</text:p>
          </table:table-cell>
        </table:table-row>
        <table:table-row table:style-name="ro2">
          <table:table-cell table:style-name="ce1" office:value-type="string">
            <text:p>2009.01.06</text:p>
          </table:table-cell>
          <table:table-cell office:value-type="float" office:value="1.3629">
            <text:p>1,36290</text:p>
          </table:table-cell>
          <table:table-cell office:value-type="float" office:value="1.3658">
            <text:p>1,36580</text:p>
          </table:table-cell>
          <table:table-cell office:value-type="float" office:value="1.3313">
            <text:p>1,33130</text:p>
          </table:table-cell>
          <table:table-cell office:value-type="float" office:value="1.3498">
            <text:p>1,34980</text:p>
          </table:table-cell>
          <table:table-cell table:formula="of:=([.E882]+[.D882]+[.C882])/3" office:value-type="float" office:value="1.34896666666667">
            <text:p>1,34897</text:p>
          </table:table-cell>
          <table:table-cell table:formula="of:=[.C882]-[.D882]" office:value-type="float" office:value="0.0345">
            <text:p>0,03450</text:p>
          </table:table-cell>
          <table:table-cell office:value-type="float" office:value="0.0208689405385474">
            <text:p>0,02087</text:p>
          </table:table-cell>
          <table:table-cell office:value-type="float" office:value="1.38982349111252">
            <text:p>1,38982</text:p>
          </table:table-cell>
          <table:table-cell office:value-type="float" office:value="1.38666295901911">
            <text:p>1,38666</text:p>
          </table:table-cell>
        </table:table-row>
        <table:table-row table:style-name="ro2">
          <table:table-cell table:style-name="ce1" office:value-type="string">
            <text:p>2009.01.07</text:p>
          </table:table-cell>
          <table:table-cell office:value-type="float" office:value="1.35">
            <text:p>1,35000</text:p>
          </table:table-cell>
          <table:table-cell office:value-type="float" office:value="1.3746">
            <text:p>1,37460</text:p>
          </table:table-cell>
          <table:table-cell office:value-type="float" office:value="1.3432">
            <text:p>1,34320</text:p>
          </table:table-cell>
          <table:table-cell office:value-type="float" office:value="1.3655">
            <text:p>1,36550</text:p>
          </table:table-cell>
          <table:table-cell table:formula="of:=([.E883]+[.D883]+[.C883])/3" office:value-type="float" office:value="1.3611">
            <text:p>1,36110</text:p>
          </table:table-cell>
          <table:table-cell table:formula="of:=[.C883]-[.D883]" office:value-type="float" office:value="0.0314000000000001">
            <text:p>0,03140</text:p>
          </table:table-cell>
          <table:table-cell office:value-type="float" office:value="0.0215764800663541">
            <text:p>0,02158</text:p>
          </table:table-cell>
          <table:table-cell office:value-type="float" office:value="1.37819638708447">
            <text:p>1,37820</text:p>
          </table:table-cell>
          <table:table-cell office:value-type="float" office:value="1.37546043211533">
            <text:p>1,37546</text:p>
          </table:table-cell>
        </table:table-row>
        <table:table-row table:style-name="ro2">
          <table:table-cell table:style-name="ce1" office:value-type="string">
            <text:p>2009.01.08</text:p>
          </table:table-cell>
          <table:table-cell office:value-type="float" office:value="1.3656">
            <text:p>1,36560</text:p>
          </table:table-cell>
          <table:table-cell office:value-type="float" office:value="1.3797">
            <text:p>1,37970</text:p>
          </table:table-cell>
          <table:table-cell office:value-type="float" office:value="1.3533">
            <text:p>1,35330</text:p>
          </table:table-cell>
          <table:table-cell office:value-type="float" office:value="1.3703">
            <text:p>1,37030</text:p>
          </table:table-cell>
          <table:table-cell table:formula="of:=([.E884]+[.D884]+[.C884])/3" office:value-type="float" office:value="1.36776666666667">
            <text:p>1,36777</text:p>
          </table:table-cell>
          <table:table-cell table:formula="of:=[.C884]-[.D884]" office:value-type="float" office:value="0.0264000000000002">
            <text:p>0,02640</text:p>
          </table:table-cell>
          <table:table-cell office:value-type="float" office:value="0.022065693819833">
            <text:p>0,02207</text:p>
          </table:table-cell>
          <table:table-cell office:value-type="float" office:value="1.37469769879258">
            <text:p>1,37470</text:p>
          </table:table-cell>
          <table:table-cell office:value-type="float" office:value="1.37261912383483">
            <text:p>1,37262</text:p>
          </table:table-cell>
        </table:table-row>
        <table:table-row table:style-name="ro2">
          <table:table-cell table:style-name="ce1" office:value-type="string">
            <text:p>2009.01.09</text:p>
          </table:table-cell>
          <table:table-cell office:value-type="float" office:value="1.3704">
            <text:p>1,37040</text:p>
          </table:table-cell>
          <table:table-cell office:value-type="float" office:value="1.375">
            <text:p>1,37500</text:p>
          </table:table-cell>
          <table:table-cell office:value-type="float" office:value="1.3414">
            <text:p>1,34140</text:p>
          </table:table-cell>
          <table:table-cell office:value-type="float" office:value="1.3477">
            <text:p>1,34770</text:p>
          </table:table-cell>
          <table:table-cell table:formula="of:=([.E885]+[.D885]+[.C885])/3" office:value-type="float" office:value="1.3547">
            <text:p>1,35470</text:p>
          </table:table-cell>
          <table:table-cell table:formula="of:=[.C885]-[.D885]" office:value-type="float" office:value="0.0335999999999999">
            <text:p>0,03360</text:p>
          </table:table-cell>
          <table:table-cell office:value-type="float" office:value="0.0224254709588249">
            <text:p>0,02243</text:p>
          </table:table-cell>
          <table:table-cell office:value-type="float" office:value="1.37195937337542">
            <text:p>1,37196</text:p>
          </table:table-cell>
          <table:table-cell office:value-type="float" office:value="1.37086845382252">
            <text:p>1,37087</text:p>
          </table:table-cell>
        </table:table-row>
        <table:table-row table:style-name="ro2">
          <table:table-cell table:style-name="ce1" office:value-type="string">
            <text:p>2009.01.12</text:p>
          </table:table-cell>
          <table:table-cell office:value-type="float" office:value="1.3461">
            <text:p>1,34610</text:p>
          </table:table-cell>
          <table:table-cell office:value-type="float" office:value="1.3462">
            <text:p>1,34620</text:p>
          </table:table-cell>
          <table:table-cell office:value-type="float" office:value="1.3289">
            <text:p>1,32890</text:p>
          </table:table-cell>
          <table:table-cell office:value-type="float" office:value="1.3366">
            <text:p>1,33660</text:p>
          </table:table-cell>
          <table:table-cell table:formula="of:=([.E886]+[.D886]+[.C886])/3" office:value-type="float" office:value="1.33723333333333">
            <text:p>1,33723</text:p>
          </table:table-cell>
          <table:table-cell table:formula="of:=[.C886]-[.D886]" office:value-type="float" office:value="0.0173000000000001">
            <text:p>0,01730</text:p>
          </table:table-cell>
          <table:table-cell office:value-type="float" office:value="0.0230311260855717">
            <text:p>0,02303</text:p>
          </table:table-cell>
          <table:table-cell office:value-type="float" office:value="1.36647276930528">
            <text:p>1,36647</text:p>
          </table:table-cell>
          <table:table-cell office:value-type="float" office:value="1.36373817262864">
            <text:p>1,36374</text:p>
          </table:table-cell>
        </table:table-row>
        <table:table-row table:style-name="ro2">
          <table:table-cell table:style-name="ce1" office:value-type="string">
            <text:p>2009.01.13</text:p>
          </table:table-cell>
          <table:table-cell office:value-type="float" office:value="1.3364">
            <text:p>1,33640</text:p>
          </table:table-cell>
          <table:table-cell office:value-type="float" office:value="1.337">
            <text:p>1,33700</text:p>
          </table:table-cell>
          <table:table-cell office:value-type="float" office:value="1.314">
            <text:p>1,31400</text:p>
          </table:table-cell>
          <table:table-cell office:value-type="float" office:value="1.318">
            <text:p>1,31800</text:p>
          </table:table-cell>
          <table:table-cell table:formula="of:=([.E887]+[.D887]+[.C887])/3" office:value-type="float" office:value="1.323">
            <text:p>1,32300</text:p>
          </table:table-cell>
          <table:table-cell table:formula="of:=[.C887]-[.D887]" office:value-type="float" office:value="0.0229999999999999">
            <text:p>0,02300</text:p>
          </table:table-cell>
          <table:table-cell office:value-type="float" office:value="0.0232825163598385">
            <text:p>0,02328</text:p>
          </table:table-cell>
          <table:table-cell office:value-type="float" office:value="1.35920936326237">
            <text:p>1,35921</text:p>
          </table:table-cell>
          <table:table-cell office:value-type="float" office:value="1.35566010711213">
            <text:p>1,35566</text:p>
          </table:table-cell>
        </table:table-row>
        <table:table-row table:style-name="ro2">
          <table:table-cell table:style-name="ce1" office:value-type="string">
            <text:p>2009.01.14</text:p>
          </table:table-cell>
          <table:table-cell office:value-type="float" office:value="1.3179">
            <text:p>1,31790</text:p>
          </table:table-cell>
          <table:table-cell office:value-type="float" office:value="1.3336">
            <text:p>1,33360</text:p>
          </table:table-cell>
          <table:table-cell office:value-type="float" office:value="1.3093">
            <text:p>1,30930</text:p>
          </table:table-cell>
          <table:table-cell office:value-type="float" office:value="1.316">
            <text:p>1,31600</text:p>
          </table:table-cell>
          <table:table-cell table:formula="of:=([.E888]+[.D888]+[.C888])/3" office:value-type="float" office:value="1.31963333333333">
            <text:p>1,31963</text:p>
          </table:table-cell>
          <table:table-cell table:formula="of:=[.C888]-[.D888]" office:value-type="float" office:value="0.0243000000000002">
            <text:p>0,02430</text:p>
          </table:table-cell>
          <table:table-cell office:value-type="float" office:value="0.0236856719549716">
            <text:p>0,02369</text:p>
          </table:table-cell>
          <table:table-cell office:value-type="float" office:value="1.35001794443746">
            <text:p>1,35002</text:p>
          </table:table-cell>
          <table:table-cell office:value-type="float" office:value="1.34614613343487">
            <text:p>1,34615</text:p>
          </table:table-cell>
        </table:table-row>
        <table:table-row table:style-name="ro2">
          <table:table-cell table:style-name="ce1" office:value-type="string">
            <text:p>2009.01.15</text:p>
          </table:table-cell>
          <table:table-cell office:value-type="float" office:value="1.3164">
            <text:p>1,31640</text:p>
          </table:table-cell>
          <table:table-cell office:value-type="float" office:value="1.3239">
            <text:p>1,32390</text:p>
          </table:table-cell>
          <table:table-cell office:value-type="float" office:value="1.3026">
            <text:p>1,30260</text:p>
          </table:table-cell>
          <table:table-cell office:value-type="float" office:value="1.3137">
            <text:p>1,31370</text:p>
          </table:table-cell>
          <table:table-cell table:formula="of:=([.E889]+[.D889]+[.C889])/3" office:value-type="float" office:value="1.3134">
            <text:p>1,31340</text:p>
          </table:table-cell>
          <table:table-cell table:formula="of:=[.C889]-[.D889]" office:value-type="float" office:value="0.0213000000000001">
            <text:p>0,02130</text:p>
          </table:table-cell>
          <table:table-cell office:value-type="float" office:value="0.0241498909004239">
            <text:p>0,02415</text:p>
          </table:table-cell>
          <table:table-cell office:value-type="float" office:value="1.34158606136639">
            <text:p>1,34159</text:p>
          </table:table-cell>
          <table:table-cell office:value-type="float" office:value="1.33774819742945">
            <text:p>1,33775</text:p>
          </table:table-cell>
        </table:table-row>
        <table:table-row table:style-name="ro2">
          <table:table-cell table:style-name="ce1" office:value-type="string">
            <text:p>2009.01.16</text:p>
          </table:table-cell>
          <table:table-cell office:value-type="float" office:value="1.3136">
            <text:p>1,31360</text:p>
          </table:table-cell>
          <table:table-cell office:value-type="float" office:value="1.3343">
            <text:p>1,33430</text:p>
          </table:table-cell>
          <table:table-cell office:value-type="float" office:value="1.3136">
            <text:p>1,31360</text:p>
          </table:table-cell>
          <table:table-cell office:value-type="float" office:value="1.3266">
            <text:p>1,32660</text:p>
          </table:table-cell>
          <table:table-cell table:formula="of:=([.E890]+[.D890]+[.C890])/3" office:value-type="float" office:value="1.32483333333333">
            <text:p>1,32483</text:p>
          </table:table-cell>
          <table:table-cell table:formula="of:=[.C890]-[.D890]" office:value-type="float" office:value="0.0206999999999999">
            <text:p>0,02070</text:p>
          </table:table-cell>
          <table:table-cell office:value-type="float" office:value="0.0246923589564387">
            <text:p>0,02469</text:p>
          </table:table-cell>
          <table:table-cell office:value-type="float" office:value="1.33427744877211">
            <text:p>1,33428</text:p>
          </table:table-cell>
          <table:table-cell office:value-type="float" office:value="1.33065742434937">
            <text:p>1,33066</text:p>
          </table:table-cell>
        </table:table-row>
        <table:table-row table:style-name="ro2">
          <table:table-cell table:style-name="ce1" office:value-type="string">
            <text:p>2009.01.19</text:p>
          </table:table-cell>
          <table:table-cell office:value-type="float" office:value="1.3351">
            <text:p>1,33510</text:p>
          </table:table-cell>
          <table:table-cell office:value-type="float" office:value="1.3385">
            <text:p>1,33850</text:p>
          </table:table-cell>
          <table:table-cell office:value-type="float" office:value="1.3058">
            <text:p>1,30580</text:p>
          </table:table-cell>
          <table:table-cell office:value-type="float" office:value="1.3061">
            <text:p>1,30610</text:p>
          </table:table-cell>
          <table:table-cell table:formula="of:=([.E891]+[.D891]+[.C891])/3" office:value-type="float" office:value="1.3168">
            <text:p>1,31680</text:p>
          </table:table-cell>
          <table:table-cell table:formula="of:=[.C891]-[.D891]" office:value-type="float" office:value="0.0327">
            <text:p>0,03270</text:p>
          </table:table-cell>
          <table:table-cell office:value-type="float" office:value="0.0248612990287419">
            <text:p>0,02486</text:p>
          </table:table-cell>
          <table:table-cell office:value-type="float" office:value="1.33190748572043">
            <text:p>1,33191</text:p>
          </table:table-cell>
          <table:table-cell office:value-type="float" office:value="1.32890269227525">
            <text:p>1,32890</text:p>
          </table:table-cell>
        </table:table-row>
        <table:table-row table:style-name="ro2">
          <table:table-cell table:style-name="ce1" office:value-type="string">
            <text:p>2009.01.20</text:p>
          </table:table-cell>
          <table:table-cell office:value-type="float" office:value="1.3062">
            <text:p>1,30620</text:p>
          </table:table-cell>
          <table:table-cell office:value-type="float" office:value="1.3105">
            <text:p>1,31050</text:p>
          </table:table-cell>
          <table:table-cell office:value-type="float" office:value="1.2855">
            <text:p>1,28550</text:p>
          </table:table-cell>
          <table:table-cell office:value-type="float" office:value="1.2858">
            <text:p>1,28580</text:p>
          </table:table-cell>
          <table:table-cell table:formula="of:=([.E892]+[.D892]+[.C892])/3" office:value-type="float" office:value="1.29393333333333">
            <text:p>1,29393</text:p>
          </table:table-cell>
          <table:table-cell table:formula="of:=[.C892]-[.D892]" office:value-type="float" office:value="0.0249999999999999">
            <text:p>0,02500</text:p>
          </table:table-cell>
          <table:table-cell office:value-type="float" office:value="0.0253438312686595">
            <text:p>0,02534</text:p>
          </table:table-cell>
          <table:table-cell office:value-type="float" office:value="1.32716013299674">
            <text:p>1,32716</text:p>
          </table:table-cell>
          <table:table-cell office:value-type="float" office:value="1.32253590138963">
            <text:p>1,32254</text:p>
          </table:table-cell>
        </table:table-row>
        <table:table-row table:style-name="ro2">
          <table:table-cell table:style-name="ce1" office:value-type="string">
            <text:p>2009.01.21</text:p>
          </table:table-cell>
          <table:table-cell office:value-type="float" office:value="1.2859">
            <text:p>1,28590</text:p>
          </table:table-cell>
          <table:table-cell office:value-type="float" office:value="1.3085">
            <text:p>1,30850</text:p>
          </table:table-cell>
          <table:table-cell office:value-type="float" office:value="1.2824">
            <text:p>1,28240</text:p>
          </table:table-cell>
          <table:table-cell office:value-type="float" office:value="1.3066">
            <text:p>1,30660</text:p>
          </table:table-cell>
          <table:table-cell table:formula="of:=([.E893]+[.D893]+[.C893])/3" office:value-type="float" office:value="1.29916666666667">
            <text:p>1,29917</text:p>
          </table:table-cell>
          <table:table-cell table:formula="of:=[.C893]-[.D893]" office:value-type="float" office:value="0.0261">
            <text:p>0,02610</text:p>
          </table:table-cell>
          <table:table-cell office:value-type="float" office:value="0.0257255302358492">
            <text:p>0,02573</text:p>
          </table:table-cell>
          <table:table-cell office:value-type="float" office:value="1.31858366365889">
            <text:p>1,31858</text:p>
          </table:table-cell>
          <table:table-cell office:value-type="float" office:value="1.31254061441895">
            <text:p>1,31254</text:p>
          </table:table-cell>
        </table:table-row>
        <table:table-row table:style-name="ro2">
          <table:table-cell table:style-name="ce1" office:value-type="string">
            <text:p>2009.01.22</text:p>
          </table:table-cell>
          <table:table-cell office:value-type="float" office:value="1.3065">
            <text:p>1,30650</text:p>
          </table:table-cell>
          <table:table-cell office:value-type="float" office:value="1.3082">
            <text:p>1,30820</text:p>
          </table:table-cell>
          <table:table-cell office:value-type="float" office:value="1.2906">
            <text:p>1,29060</text:p>
          </table:table-cell>
          <table:table-cell office:value-type="float" office:value="1.3017">
            <text:p>1,30170</text:p>
          </table:table-cell>
          <table:table-cell table:formula="of:=([.E894]+[.D894]+[.C894])/3" office:value-type="float" office:value="1.30016666666667">
            <text:p>1,30017</text:p>
          </table:table-cell>
          <table:table-cell table:formula="of:=[.C894]-[.D894]" office:value-type="float" office:value="0.0176000000000001">
            <text:p>0,01760</text:p>
          </table:table-cell>
          <table:table-cell office:value-type="float" office:value="0.0257883306660391">
            <text:p>0,02579</text:p>
          </table:table-cell>
          <table:table-cell office:value-type="float" office:value="1.31503046161404">
            <text:p>1,31503</text:p>
          </table:table-cell>
          <table:table-cell office:value-type="float" office:value="1.31128421542229">
            <text:p>1,31128</text:p>
          </table:table-cell>
        </table:table-row>
        <table:table-row table:style-name="ro2">
          <table:table-cell table:style-name="ce1" office:value-type="string">
            <text:p>2009.01.23</text:p>
          </table:table-cell>
          <table:table-cell office:value-type="float" office:value="1.3016">
            <text:p>1,30160</text:p>
          </table:table-cell>
          <table:table-cell office:value-type="float" office:value="1.3033">
            <text:p>1,30330</text:p>
          </table:table-cell>
          <table:table-cell office:value-type="float" office:value="1.2764">
            <text:p>1,27640</text:p>
          </table:table-cell>
          <table:table-cell office:value-type="float" office:value="1.2974">
            <text:p>1,29740</text:p>
          </table:table-cell>
          <table:table-cell table:formula="of:=([.E895]+[.D895]+[.C895])/3" office:value-type="float" office:value="1.29236666666667">
            <text:p>1,29237</text:p>
          </table:table-cell>
          <table:table-cell table:formula="of:=[.C895]-[.D895]" office:value-type="float" office:value="0.0269000000000001">
            <text:p>0,02690</text:p>
          </table:table-cell>
          <table:table-cell office:value-type="float" office:value="0.0259576017439805">
            <text:p>0,02596</text:p>
          </table:table-cell>
          <table:table-cell office:value-type="float" office:value="1.31100973233433">
            <text:p>1,31101</text:p>
          </table:table-cell>
          <table:table-cell office:value-type="float" office:value="1.30904031349629">
            <text:p>1,30904</text:p>
          </table:table-cell>
        </table:table-row>
        <table:table-row table:style-name="ro2">
          <table:table-cell table:style-name="ce1" office:value-type="string">
            <text:p>2009.01.26</text:p>
          </table:table-cell>
          <table:table-cell office:value-type="float" office:value="1.2918">
            <text:p>1,29180</text:p>
          </table:table-cell>
          <table:table-cell office:value-type="float" office:value="1.3236">
            <text:p>1,32360</text:p>
          </table:table-cell>
          <table:table-cell office:value-type="float" office:value="1.2861">
            <text:p>1,28610</text:p>
          </table:table-cell>
          <table:table-cell office:value-type="float" office:value="1.3206">
            <text:p>1,32060</text:p>
          </table:table-cell>
          <table:table-cell table:formula="of:=([.E896]+[.D896]+[.C896])/3" office:value-type="float" office:value="1.3101">
            <text:p>1,31010</text:p>
          </table:table-cell>
          <table:table-cell table:formula="of:=[.C896]-[.D896]" office:value-type="float" office:value="0.0374999999999999">
            <text:p>0,03750</text:p>
          </table:table-cell>
          <table:table-cell office:value-type="float" office:value="0.0263572822287915">
            <text:p>0,02636</text:p>
          </table:table-cell>
          <table:table-cell office:value-type="float" office:value="1.30585321006071">
            <text:p>1,30585</text:p>
          </table:table-cell>
          <table:table-cell office:value-type="float" office:value="1.3054465996582">
            <text:p>1,30545</text:p>
          </table:table-cell>
        </table:table-row>
        <table:table-row table:style-name="ro2">
          <table:table-cell table:style-name="ce1" office:value-type="string">
            <text:p>2009.01.27</text:p>
          </table:table-cell>
          <table:table-cell office:value-type="float" office:value="1.3207">
            <text:p>1,32070</text:p>
          </table:table-cell>
          <table:table-cell office:value-type="float" office:value="1.3329">
            <text:p>1,33290</text:p>
          </table:table-cell>
          <table:table-cell office:value-type="float" office:value="1.3118">
            <text:p>1,31180</text:p>
          </table:table-cell>
          <table:table-cell office:value-type="float" office:value="1.3183">
            <text:p>1,31830</text:p>
          </table:table-cell>
          <table:table-cell table:formula="of:=([.E897]+[.D897]+[.C897])/3" office:value-type="float" office:value="1.321">
            <text:p>1,32100</text:p>
          </table:table-cell>
          <table:table-cell table:formula="of:=[.C897]-[.D897]" office:value-type="float" office:value="0.0210999999999999">
            <text:p>0,02110</text:p>
          </table:table-cell>
          <table:table-cell office:value-type="float" office:value="0.026356502021304">
            <text:p>0,02636</text:p>
          </table:table-cell>
          <table:table-cell office:value-type="float" office:value="1.30762454734498">
            <text:p>1,30762</text:p>
          </table:table-cell>
          <table:table-cell office:value-type="float" office:value="1.30907926099101">
            <text:p>1,30908</text:p>
          </table:table-cell>
        </table:table-row>
        <table:table-row table:style-name="ro2">
          <table:table-cell table:style-name="ce1" office:value-type="string">
            <text:p>2009.01.28</text:p>
          </table:table-cell>
          <table:table-cell office:value-type="float" office:value="1.3182">
            <text:p>1,31820</text:p>
          </table:table-cell>
          <table:table-cell office:value-type="float" office:value="1.3326">
            <text:p>1,33260</text:p>
          </table:table-cell>
          <table:table-cell office:value-type="float" office:value="1.3102">
            <text:p>1,31020</text:p>
          </table:table-cell>
          <table:table-cell office:value-type="float" office:value="1.3152">
            <text:p>1,31520</text:p>
          </table:table-cell>
          <table:table-cell table:formula="of:=([.E898]+[.D898]+[.C898])/3" office:value-type="float" office:value="1.31933333333333">
            <text:p>1,31933</text:p>
          </table:table-cell>
          <table:table-cell table:formula="of:=[.C898]-[.D898]" office:value-type="float" office:value="0.0224">
            <text:p>0,02240</text:p>
          </table:table-cell>
          <table:table-cell office:value-type="float" office:value="0.0260501638652258">
            <text:p>0,02605</text:p>
          </table:table-cell>
          <table:table-cell office:value-type="float" office:value="1.31150068561554">
            <text:p>1,31150</text:p>
          </table:table-cell>
          <table:table-cell office:value-type="float" office:value="1.31217930734108">
            <text:p>1,31218</text:p>
          </table:table-cell>
        </table:table-row>
        <table:table-row table:style-name="ro2">
          <table:table-cell table:style-name="ce1" office:value-type="string">
            <text:p>2009.01.29</text:p>
          </table:table-cell>
          <table:table-cell office:value-type="float" office:value="1.3151">
            <text:p>1,31510</text:p>
          </table:table-cell>
          <table:table-cell office:value-type="float" office:value="1.3178">
            <text:p>1,31780</text:p>
          </table:table-cell>
          <table:table-cell office:value-type="float" office:value="1.2932">
            <text:p>1,29320</text:p>
          </table:table-cell>
          <table:table-cell office:value-type="float" office:value="1.2937">
            <text:p>1,29370</text:p>
          </table:table-cell>
          <table:table-cell table:formula="of:=([.E899]+[.D899]+[.C899])/3" office:value-type="float" office:value="1.30156666666667">
            <text:p>1,30157</text:p>
          </table:table-cell>
          <table:table-cell table:formula="of:=[.C899]-[.D899]" office:value-type="float" office:value="0.0246">
            <text:p>0,02460</text:p>
          </table:table-cell>
          <table:table-cell office:value-type="float" office:value="0.0257872268959931">
            <text:p>0,02579</text:p>
          </table:table-cell>
          <table:table-cell office:value-type="float" office:value="1.31326650860689">
            <text:p>1,31327</text:p>
          </table:table-cell>
          <table:table-cell office:value-type="float" office:value="1.31279235696642">
            <text:p>1,31279</text:p>
          </table:table-cell>
        </table:table-row>
        <table:table-row table:style-name="ro2">
          <table:table-cell table:style-name="ce1" office:value-type="string">
            <text:p>2009.01.30</text:p>
          </table:table-cell>
          <table:table-cell office:value-type="float" office:value="1.2938">
            <text:p>1,29380</text:p>
          </table:table-cell>
          <table:table-cell office:value-type="float" office:value="1.294">
            <text:p>1,29400</text:p>
          </table:table-cell>
          <table:table-cell office:value-type="float" office:value="1.2763">
            <text:p>1,27630</text:p>
          </table:table-cell>
          <table:table-cell office:value-type="float" office:value="1.2811">
            <text:p>1,28110</text:p>
          </table:table-cell>
          <table:table-cell table:formula="of:=([.E900]+[.D900]+[.C900])/3" office:value-type="float" office:value="1.2838">
            <text:p>1,28380</text:p>
          </table:table-cell>
          <table:table-cell table:formula="of:=[.C900]-[.D900]" office:value-type="float" office:value="0.0177000000000001">
            <text:p>0,01770</text:p>
          </table:table-cell>
          <table:table-cell office:value-type="float" office:value="0.0258571984184261">
            <text:p>0,02586</text:p>
          </table:table-cell>
          <table:table-cell office:value-type="float" office:value="1.30991374578718">
            <text:p>1,30991</text:p>
          </table:table-cell>
          <table:table-cell office:value-type="float" office:value="1.3076309226667">
            <text:p>1,30763</text:p>
          </table:table-cell>
        </table:table-row>
        <table:table-row table:style-name="ro2">
          <table:table-cell table:style-name="ce1" office:value-type="string">
            <text:p>2009.02.02</text:p>
          </table:table-cell>
          <table:table-cell office:value-type="float" office:value="1.2751">
            <text:p>1,27510</text:p>
          </table:table-cell>
          <table:table-cell office:value-type="float" office:value="1.2898">
            <text:p>1,28980</text:p>
          </table:table-cell>
          <table:table-cell office:value-type="float" office:value="1.2706">
            <text:p>1,27060</text:p>
          </table:table-cell>
          <table:table-cell office:value-type="float" office:value="1.2814">
            <text:p>1,28140</text:p>
          </table:table-cell>
          <table:table-cell table:formula="of:=([.E901]+[.D901]+[.C901])/3" office:value-type="float" office:value="1.2806">
            <text:p>1,28060</text:p>
          </table:table-cell>
          <table:table-cell table:formula="of:=[.C901]-[.D901]" office:value-type="float" office:value="0.0192000000000001">
            <text:p>0,01920</text:p>
          </table:table-cell>
          <table:table-cell office:value-type="float" office:value="0.0259255622633566">
            <text:p>0,02593</text:p>
          </table:table-cell>
          <table:table-cell office:value-type="float" office:value="1.30371258512039">
            <text:p>1,30371</text:p>
          </table:table-cell>
          <table:table-cell office:value-type="float" office:value="1.30146797200662">
            <text:p>1,30147</text:p>
          </table:table-cell>
        </table:table-row>
        <table:table-row table:style-name="ro2">
          <table:table-cell table:style-name="ce1" office:value-type="string">
            <text:p>2009.02.03</text:p>
          </table:table-cell>
          <table:table-cell office:value-type="float" office:value="1.2815">
            <text:p>1,28150</text:p>
          </table:table-cell>
          <table:table-cell office:value-type="float" office:value="1.3056">
            <text:p>1,30560</text:p>
          </table:table-cell>
          <table:table-cell office:value-type="float" office:value="1.28">
            <text:p>1,28000</text:p>
          </table:table-cell>
          <table:table-cell office:value-type="float" office:value="1.3016">
            <text:p>1,30160</text:p>
          </table:table-cell>
          <table:table-cell table:formula="of:=([.E902]+[.D902]+[.C902])/3" office:value-type="float" office:value="1.29573333333333">
            <text:p>1,29573</text:p>
          </table:table-cell>
          <table:table-cell table:formula="of:=[.C902]-[.D902]" office:value-type="float" office:value="0.0256000000000001">
            <text:p>0,02560</text:p>
          </table:table-cell>
          <table:table-cell office:value-type="float" office:value="0.0262036985506273">
            <text:p>0,02620</text:p>
          </table:table-cell>
          <table:table-cell office:value-type="float" office:value="1.29792577940352">
            <text:p>1,29793</text:p>
          </table:table-cell>
          <table:table-cell office:value-type="float" office:value="1.29634133469844">
            <text:p>1,29634</text:p>
          </table:table-cell>
        </table:table-row>
        <table:table-row table:style-name="ro2">
          <table:table-cell table:style-name="ce1" office:value-type="string">
            <text:p>2009.02.04</text:p>
          </table:table-cell>
          <table:table-cell office:value-type="float" office:value="1.3015">
            <text:p>1,30150</text:p>
          </table:table-cell>
          <table:table-cell office:value-type="float" office:value="1.3069">
            <text:p>1,30690</text:p>
          </table:table-cell>
          <table:table-cell office:value-type="float" office:value="1.2812">
            <text:p>1,28120</text:p>
          </table:table-cell>
          <table:table-cell office:value-type="float" office:value="1.2834">
            <text:p>1,28340</text:p>
          </table:table-cell>
          <table:table-cell table:formula="of:=([.E903]+[.D903]+[.C903])/3" office:value-type="float" office:value="1.2905">
            <text:p>1,29050</text:p>
          </table:table-cell>
          <table:table-cell table:formula="of:=[.C903]-[.D903]" office:value-type="float" office:value="0.0256999999999998">
            <text:p>0,02570</text:p>
          </table:table-cell>
          <table:table-cell office:value-type="float" office:value="0.0263750309266112">
            <text:p>0,02638</text:p>
          </table:table-cell>
          <table:table-cell office:value-type="float" office:value="1.29726182132708">
            <text:p>1,29726</text:p>
          </table:table-cell>
          <table:table-cell office:value-type="float" office:value="1.29740484291018">
            <text:p>1,29740</text:p>
          </table:table-cell>
        </table:table-row>
        <table:table-row table:style-name="ro2">
          <table:table-cell table:style-name="ce1" office:value-type="string">
            <text:p>2009.02.05</text:p>
          </table:table-cell>
          <table:table-cell office:value-type="float" office:value="1.2835">
            <text:p>1,28350</text:p>
          </table:table-cell>
          <table:table-cell office:value-type="float" office:value="1.2904">
            <text:p>1,29040</text:p>
          </table:table-cell>
          <table:table-cell office:value-type="float" office:value="1.276">
            <text:p>1,27600</text:p>
          </table:table-cell>
          <table:table-cell office:value-type="float" office:value="1.2786">
            <text:p>1,27860</text:p>
          </table:table-cell>
          <table:table-cell table:formula="of:=([.E904]+[.D904]+[.C904])/3" office:value-type="float" office:value="1.28166666666667">
            <text:p>1,28167</text:p>
          </table:table-cell>
          <table:table-cell table:formula="of:=[.C904]-[.D904]" office:value-type="float" office:value="0.0144">
            <text:p>0,01440</text:p>
          </table:table-cell>
          <table:table-cell office:value-type="float" office:value="0.0268348821388686">
            <text:p>0,02683</text:p>
          </table:table-cell>
          <table:table-cell office:value-type="float" office:value="1.29472174827219">
            <text:p>1,29472</text:p>
          </table:table-cell>
          <table:table-cell office:value-type="float" office:value="1.29299996875486">
            <text:p>1,29300</text:p>
          </table:table-cell>
        </table:table-row>
        <table:table-row table:style-name="ro2">
          <table:table-cell table:style-name="ce1" office:value-type="string">
            <text:p>2009.02.06</text:p>
          </table:table-cell>
          <table:table-cell office:value-type="float" office:value="1.2787">
            <text:p>1,27870</text:p>
          </table:table-cell>
          <table:table-cell office:value-type="float" office:value="1.2991">
            <text:p>1,29910</text:p>
          </table:table-cell>
          <table:table-cell office:value-type="float" office:value="1.2746">
            <text:p>1,27460</text:p>
          </table:table-cell>
          <table:table-cell office:value-type="float" office:value="1.2939">
            <text:p>1,29390</text:p>
          </table:table-cell>
          <table:table-cell table:formula="of:=([.E905]+[.D905]+[.C905])/3" office:value-type="float" office:value="1.2892">
            <text:p>1,28920</text:p>
          </table:table-cell>
          <table:table-cell table:formula="of:=[.C905]-[.D905]" office:value-type="float" office:value="0.0245000000000002">
            <text:p>0,02450</text:p>
          </table:table-cell>
          <table:table-cell office:value-type="float" office:value="0.0268596188269149">
            <text:p>0,02686</text:p>
          </table:table-cell>
          <table:table-cell office:value-type="float" office:value="1.29169463251876">
            <text:p>1,29169</text:p>
          </table:table-cell>
          <table:table-cell office:value-type="float" office:value="1.28855487603039">
            <text:p>1,28855</text:p>
          </table:table-cell>
        </table:table-row>
        <table:table-row table:style-name="ro2">
          <table:table-cell table:style-name="ce1" office:value-type="string">
            <text:p>2009.02.09</text:p>
          </table:table-cell>
          <table:table-cell office:value-type="float" office:value="1.29713">
            <text:p>1,29713</text:p>
          </table:table-cell>
          <table:table-cell office:value-type="float" office:value="1.3093">
            <text:p>1,30930</text:p>
          </table:table-cell>
          <table:table-cell office:value-type="float" office:value="1.28733">
            <text:p>1,28733</text:p>
          </table:table-cell>
          <table:table-cell office:value-type="float" office:value="1.29995">
            <text:p>1,29995</text:p>
          </table:table-cell>
          <table:table-cell table:formula="of:=([.E906]+[.D906]+[.C906])/3" office:value-type="float" office:value="1.29886">
            <text:p>1,29886</text:p>
          </table:table-cell>
          <table:table-cell table:formula="of:=[.C906]-[.D906]" office:value-type="float" office:value="0.0219699999999998">
            <text:p>0,02197</text:p>
          </table:table-cell>
          <table:table-cell office:value-type="float" office:value="0.026655119713355">
            <text:p>0,02666</text:p>
          </table:table-cell>
          <table:table-cell office:value-type="float" office:value="1.29182157206675">
            <text:p>1,29182</text:p>
          </table:table-cell>
          <table:table-cell office:value-type="float" office:value="1.29030358877764">
            <text:p>1,29030</text:p>
          </table:table-cell>
        </table:table-row>
        <table:table-row table:style-name="ro2">
          <table:table-cell table:style-name="ce1" office:value-type="string">
            <text:p>2009.02.10</text:p>
          </table:table-cell>
          <table:table-cell office:value-type="float" office:value="1.30005">
            <text:p>1,30005</text:p>
          </table:table-cell>
          <table:table-cell office:value-type="float" office:value="1.3074">
            <text:p>1,30740</text:p>
          </table:table-cell>
          <table:table-cell office:value-type="float" office:value="1.28095">
            <text:p>1,28095</text:p>
          </table:table-cell>
          <table:table-cell office:value-type="float" office:value="1.2907">
            <text:p>1,29070</text:p>
          </table:table-cell>
          <table:table-cell table:formula="of:=([.E907]+[.D907]+[.C907])/3" office:value-type="float" office:value="1.29301666666667">
            <text:p>1,29302</text:p>
          </table:table-cell>
          <table:table-cell table:formula="of:=[.C907]-[.D907]" office:value-type="float" office:value="0.0264499999999999">
            <text:p>0,02645</text:p>
          </table:table-cell>
          <table:table-cell office:value-type="float" office:value="0.0263990816899791">
            <text:p>0,02640</text:p>
          </table:table-cell>
          <table:table-cell office:value-type="float" office:value="1.29347374863491">
            <text:p>1,29347</text:p>
          </table:table-cell>
          <table:table-cell office:value-type="float" office:value="1.29343887050333">
            <text:p>1,29344</text:p>
          </table:table-cell>
        </table:table-row>
        <table:table-row table:style-name="ro2">
          <table:table-cell table:style-name="ce1" office:value-type="string">
            <text:p>2009.02.11</text:p>
          </table:table-cell>
          <table:table-cell office:value-type="float" office:value="1.2908">
            <text:p>1,29080</text:p>
          </table:table-cell>
          <table:table-cell office:value-type="float" office:value="1.2996">
            <text:p>1,29960</text:p>
          </table:table-cell>
          <table:table-cell office:value-type="float" office:value="1.2832">
            <text:p>1,28320</text:p>
          </table:table-cell>
          <table:table-cell office:value-type="float" office:value="1.28855">
            <text:p>1,28855</text:p>
          </table:table-cell>
          <table:table-cell table:formula="of:=([.E908]+[.D908]+[.C908])/3" office:value-type="float" office:value="1.29045">
            <text:p>1,29045</text:p>
          </table:table-cell>
          <table:table-cell table:formula="of:=[.C908]-[.D908]" office:value-type="float" office:value="0.0164000000000002">
            <text:p>0,01640</text:p>
          </table:table-cell>
          <table:table-cell office:value-type="float" office:value="0.0264943666863351">
            <text:p>0,02649</text:p>
          </table:table-cell>
          <table:table-cell office:value-type="float" office:value="1.29301073405325">
            <text:p>1,29301</text:p>
          </table:table-cell>
          <table:table-cell office:value-type="float" office:value="1.2925463231892">
            <text:p>1,29255</text:p>
          </table:table-cell>
        </table:table-row>
        <table:table-row table:style-name="ro2">
          <table:table-cell table:style-name="ce1" office:value-type="string">
            <text:p>2009.02.12</text:p>
          </table:table-cell>
          <table:table-cell office:value-type="float" office:value="1.28895">
            <text:p>1,28895</text:p>
          </table:table-cell>
          <table:table-cell office:value-type="float" office:value="1.29425">
            <text:p>1,29425</text:p>
          </table:table-cell>
          <table:table-cell office:value-type="float" office:value="1.272">
            <text:p>1,27200</text:p>
          </table:table-cell>
          <table:table-cell office:value-type="float" office:value="1.28955">
            <text:p>1,28955</text:p>
          </table:table-cell>
          <table:table-cell table:formula="of:=([.E909]+[.D909]+[.C909])/3" office:value-type="float" office:value="1.28526666666667">
            <text:p>1,28527</text:p>
          </table:table-cell>
          <table:table-cell table:formula="of:=[.C909]-[.D909]" office:value-type="float" office:value="0.0222499999999999">
            <text:p>0,02225</text:p>
          </table:table-cell>
          <table:table-cell office:value-type="float" office:value="0.0263290340334834">
            <text:p>0,02633</text:p>
          </table:table-cell>
          <table:table-cell office:value-type="float" office:value="1.29270187413304">
            <text:p>1,29270</text:p>
          </table:table-cell>
          <table:table-cell office:value-type="float" office:value="1.29123627602323">
            <text:p>1,29124</text:p>
          </table:table-cell>
        </table:table-row>
        <table:table-row table:style-name="ro2">
          <table:table-cell table:style-name="ce1" office:value-type="string">
            <text:p>2009.02.13</text:p>
          </table:table-cell>
          <table:table-cell office:value-type="float" office:value="1.28945">
            <text:p>1,28945</text:p>
          </table:table-cell>
          <table:table-cell office:value-type="float" office:value="1.29415">
            <text:p>1,29415</text:p>
          </table:table-cell>
          <table:table-cell office:value-type="float" office:value="1.282">
            <text:p>1,28200</text:p>
          </table:table-cell>
          <table:table-cell office:value-type="float" office:value="1.28615">
            <text:p>1,28615</text:p>
          </table:table-cell>
          <table:table-cell table:formula="of:=([.E910]+[.D910]+[.C910])/3" office:value-type="float" office:value="1.28743333333333">
            <text:p>1,28743</text:p>
          </table:table-cell>
          <table:table-cell table:formula="of:=[.C910]-[.D910]" office:value-type="float" office:value="0.0121500000000001">
            <text:p>0,01215</text:p>
          </table:table-cell>
          <table:table-cell office:value-type="float" office:value="0.0262469586958258">
            <text:p>0,02625</text:p>
          </table:table-cell>
          <table:table-cell office:value-type="float" office:value="1.29117332103274">
            <text:p>1,29117</text:p>
          </table:table-cell>
          <table:table-cell office:value-type="float" office:value="1.29122556615321">
            <text:p>1,29123</text:p>
          </table:table-cell>
        </table:table-row>
        <table:table-row table:style-name="ro2">
          <table:table-cell table:style-name="ce1" office:value-type="string">
            <text:p>2009.02.16</text:p>
          </table:table-cell>
          <table:table-cell office:value-type="float" office:value="1.2792">
            <text:p>1,27920</text:p>
          </table:table-cell>
          <table:table-cell office:value-type="float" office:value="1.2825">
            <text:p>1,28250</text:p>
          </table:table-cell>
          <table:table-cell office:value-type="float" office:value="1.2726">
            <text:p>1,27260</text:p>
          </table:table-cell>
          <table:table-cell office:value-type="float" office:value="1.27961">
            <text:p>1,27961</text:p>
          </table:table-cell>
          <table:table-cell table:formula="of:=([.E911]+[.D911]+[.C911])/3" office:value-type="float" office:value="1.27823666666667">
            <text:p>1,27824</text:p>
          </table:table-cell>
          <table:table-cell table:formula="of:=[.C911]-[.D911]" office:value-type="float" office:value="0.00990000000000002">
            <text:p>0,00990</text:p>
          </table:table-cell>
          <table:table-cell office:value-type="float" office:value="0.0261330057944301">
            <text:p>0,02613</text:p>
          </table:table-cell>
          <table:table-cell office:value-type="float" office:value="1.29018112286865">
            <text:p>1,29018</text:p>
          </table:table-cell>
          <table:table-cell office:value-type="float" office:value="1.2901318803348">
            <text:p>1,29013</text:p>
          </table:table-cell>
        </table:table-row>
        <table:table-row table:style-name="ro2">
          <table:table-cell table:style-name="ce1" office:value-type="string">
            <text:p>2009.02.17</text:p>
          </table:table-cell>
          <table:table-cell office:value-type="float" office:value="1.27952">
            <text:p>1,27952</text:p>
          </table:table-cell>
          <table:table-cell office:value-type="float" office:value="1.27998">
            <text:p>1,27998</text:p>
          </table:table-cell>
          <table:table-cell office:value-type="float" office:value="1.2562">
            <text:p>1,25620</text:p>
          </table:table-cell>
          <table:table-cell office:value-type="float" office:value="1.25775">
            <text:p>1,25775</text:p>
          </table:table-cell>
          <table:table-cell table:formula="of:=([.E912]+[.D912]+[.C912])/3" office:value-type="float" office:value="1.26464333333333">
            <text:p>1,26464</text:p>
          </table:table-cell>
          <table:table-cell table:formula="of:=[.C912]-[.D912]" office:value-type="float" office:value="0.0237800000000001">
            <text:p>0,02378</text:p>
          </table:table-cell>
          <table:table-cell office:value-type="float" office:value="0.0262118643835702">
            <text:p>0,02621</text:p>
          </table:table-cell>
          <table:table-cell office:value-type="float" office:value="1.28712376097082">
            <text:p>1,28712</text:p>
          </table:table-cell>
          <table:table-cell office:value-type="float" office:value="1.28703152155582">
            <text:p>1,28703</text:p>
          </table:table-cell>
        </table:table-row>
        <table:table-row table:style-name="ro2">
          <table:table-cell table:style-name="ce1" office:value-type="string">
            <text:p>2009.02.18</text:p>
          </table:table-cell>
          <table:table-cell office:value-type="float" office:value="1.25785">
            <text:p>1,25785</text:p>
          </table:table-cell>
          <table:table-cell office:value-type="float" office:value="1.264">
            <text:p>1,26400</text:p>
          </table:table-cell>
          <table:table-cell office:value-type="float" office:value="1.2512">
            <text:p>1,25120</text:p>
          </table:table-cell>
          <table:table-cell office:value-type="float" office:value="1.25538">
            <text:p>1,25538</text:p>
          </table:table-cell>
          <table:table-cell table:formula="of:=([.E913]+[.D913]+[.C913])/3" office:value-type="float" office:value="1.25686">
            <text:p>1,25686</text:p>
          </table:table-cell>
          <table:table-cell table:formula="of:=[.C913]-[.D913]" office:value-type="float" office:value="0.0127999999999999">
            <text:p>0,01280</text:p>
          </table:table-cell>
          <table:table-cell office:value-type="float" office:value="0.0266398801433879">
            <text:p>0,02664</text:p>
          </table:table-cell>
          <table:table-cell office:value-type="float" office:value="1.28065154377232">
            <text:p>1,28065</text:p>
          </table:table-cell>
          <table:table-cell office:value-type="float" office:value="1.27903307720374">
            <text:p>1,27903</text:p>
          </table:table-cell>
        </table:table-row>
        <table:table-row table:style-name="ro2">
          <table:table-cell table:style-name="ce1" office:value-type="string">
            <text:p>2009.02.19</text:p>
          </table:table-cell>
          <table:table-cell office:value-type="float" office:value="1.25536">
            <text:p>1,25536</text:p>
          </table:table-cell>
          <table:table-cell office:value-type="float" office:value="1.27595">
            <text:p>1,27595</text:p>
          </table:table-cell>
          <table:table-cell office:value-type="float" office:value="1.25395">
            <text:p>1,25395</text:p>
          </table:table-cell>
          <table:table-cell office:value-type="float" office:value="1.26875">
            <text:p>1,26875</text:p>
          </table:table-cell>
          <table:table-cell table:formula="of:=([.E914]+[.D914]+[.C914])/3" office:value-type="float" office:value="1.26621666666667">
            <text:p>1,26622</text:p>
          </table:table-cell>
          <table:table-cell table:formula="of:=[.C914]-[.D914]" office:value-type="float" office:value="0.0219999999999998">
            <text:p>0,02200</text:p>
          </table:table-cell>
          <table:table-cell office:value-type="float" office:value="0.0268382097068888">
            <text:p>0,02684</text:p>
          </table:table-cell>
          <table:table-cell office:value-type="float" office:value="1.27510513083164">
            <text:p>1,27511</text:p>
          </table:table-cell>
          <table:table-cell office:value-type="float" office:value="1.27276296829605">
            <text:p>1,27276</text:p>
          </table:table-cell>
        </table:table-row>
        <table:table-row table:style-name="ro2">
          <table:table-cell table:style-name="ce1" office:value-type="string">
            <text:p>2009.02.20</text:p>
          </table:table-cell>
          <table:table-cell office:value-type="float" office:value="1.26865">
            <text:p>1,26865</text:p>
          </table:table-cell>
          <table:table-cell office:value-type="float" office:value="1.2884">
            <text:p>1,28840</text:p>
          </table:table-cell>
          <table:table-cell office:value-type="float" office:value="1.25565">
            <text:p>1,25565</text:p>
          </table:table-cell>
          <table:table-cell office:value-type="float" office:value="1.28255">
            <text:p>1,28255</text:p>
          </table:table-cell>
          <table:table-cell table:formula="of:=([.E915]+[.D915]+[.C915])/3" office:value-type="float" office:value="1.27553333333333">
            <text:p>1,27553</text:p>
          </table:table-cell>
          <table:table-cell table:formula="of:=[.C915]-[.D915]" office:value-type="float" office:value="0.0327499999999998">
            <text:p>0,03275</text:p>
          </table:table-cell>
          <table:table-cell office:value-type="float" office:value="0.0269316409201064">
            <text:p>0,02693</text:p>
          </table:table-cell>
          <table:table-cell office:value-type="float" office:value="1.2732797951294">
            <text:p>1,27328</text:p>
          </table:table-cell>
          <table:table-cell office:value-type="float" office:value="1.27185440383715">
            <text:p>1,27185</text:p>
          </table:table-cell>
        </table:table-row>
        <table:table-row table:style-name="ro2">
          <table:table-cell table:style-name="ce1" office:value-type="string">
            <text:p>2009.02.23</text:p>
          </table:table-cell>
          <table:table-cell office:value-type="float" office:value="1.28195">
            <text:p>1,28195</text:p>
          </table:table-cell>
          <table:table-cell office:value-type="float" office:value="1.29911">
            <text:p>1,29911</text:p>
          </table:table-cell>
          <table:table-cell office:value-type="float" office:value="1.2691">
            <text:p>1,26910</text:p>
          </table:table-cell>
          <table:table-cell office:value-type="float" office:value="1.271">
            <text:p>1,27100</text:p>
          </table:table-cell>
          <table:table-cell table:formula="of:=([.E916]+[.D916]+[.C916])/3" office:value-type="float" office:value="1.27973666666667">
            <text:p>1,27974</text:p>
          </table:table-cell>
          <table:table-cell table:formula="of:=[.C916]-[.D916]" office:value-type="float" office:value="0.0300100000000001">
            <text:p>0,03001</text:p>
          </table:table-cell>
          <table:table-cell office:value-type="float" office:value="0.0270639602340195">
            <text:p>0,02706</text:p>
          </table:table-cell>
          <table:table-cell office:value-type="float" office:value="1.27317870899314">
            <text:p>1,27318</text:p>
          </table:table-cell>
          <table:table-cell office:value-type="float" office:value="1.27399244370917">
            <text:p>1,27399</text:p>
          </table:table-cell>
        </table:table-row>
        <table:table-row table:style-name="ro2">
          <table:table-cell table:style-name="ce1" office:value-type="string">
            <text:p>2009.02.24</text:p>
          </table:table-cell>
          <table:table-cell office:value-type="float" office:value="1.27085">
            <text:p>1,27085</text:p>
          </table:table-cell>
          <table:table-cell office:value-type="float" office:value="1.2876">
            <text:p>1,28760</text:p>
          </table:table-cell>
          <table:table-cell office:value-type="float" office:value="1.26616">
            <text:p>1,26616</text:p>
          </table:table-cell>
          <table:table-cell office:value-type="float" office:value="1.28689">
            <text:p>1,28689</text:p>
          </table:table-cell>
          <table:table-cell table:formula="of:=([.E917]+[.D917]+[.C917])/3" office:value-type="float" office:value="1.28021666666667">
            <text:p>1,28022</text:p>
          </table:table-cell>
          <table:table-cell table:formula="of:=[.C917]-[.D917]" office:value-type="float" office:value="0.0214400000000001">
            <text:p>0,02144</text:p>
          </table:table-cell>
          <table:table-cell office:value-type="float" office:value="0.0271727466258196">
            <text:p>0,02717</text:p>
          </table:table-cell>
          <table:table-cell office:value-type="float" office:value="1.27481291697774">
            <text:p>1,27481</text:p>
          </table:table-cell>
          <table:table-cell office:value-type="float" office:value="1.27342086657998">
            <text:p>1,27342</text:p>
          </table:table-cell>
        </table:table-row>
        <table:table-row table:style-name="ro2">
          <table:table-cell table:style-name="ce1" office:value-type="string">
            <text:p>2009.02.25</text:p>
          </table:table-cell>
          <table:table-cell office:value-type="float" office:value="1.28681">
            <text:p>1,28681</text:p>
          </table:table-cell>
          <table:table-cell office:value-type="float" office:value="1.28981">
            <text:p>1,28981</text:p>
          </table:table-cell>
          <table:table-cell office:value-type="float" office:value="1.269">
            <text:p>1,26900</text:p>
          </table:table-cell>
          <table:table-cell office:value-type="float" office:value="1.272">
            <text:p>1,27200</text:p>
          </table:table-cell>
          <table:table-cell table:formula="of:=([.E918]+[.D918]+[.C918])/3" office:value-type="float" office:value="1.27693666666667">
            <text:p>1,27694</text:p>
          </table:table-cell>
          <table:table-cell table:formula="of:=[.C918]-[.D918]" office:value-type="float" office:value="0.02081">
            <text:p>0,02081</text:p>
          </table:table-cell>
          <table:table-cell office:value-type="float" office:value="0.0267499793931342">
            <text:p>0,02675</text:p>
          </table:table-cell>
          <table:table-cell office:value-type="float" office:value="1.27687072093441">
            <text:p>1,27687</text:p>
          </table:table-cell>
          <table:table-cell office:value-type="float" office:value="1.27656508458842">
            <text:p>1,27657</text:p>
          </table:table-cell>
        </table:table-row>
        <table:table-row table:style-name="ro2">
          <table:table-cell table:style-name="ce1" office:value-type="string">
            <text:p>2009.02.26</text:p>
          </table:table-cell>
          <table:table-cell office:value-type="float" office:value="1.27204">
            <text:p>1,27204</text:p>
          </table:table-cell>
          <table:table-cell office:value-type="float" office:value="1.28099">
            <text:p>1,28099</text:p>
          </table:table-cell>
          <table:table-cell office:value-type="float" office:value="1.26815">
            <text:p>1,26815</text:p>
          </table:table-cell>
          <table:table-cell office:value-type="float" office:value="1.2733">
            <text:p>1,27330</text:p>
          </table:table-cell>
          <table:table-cell table:formula="of:=([.E919]+[.D919]+[.C919])/3" office:value-type="float" office:value="1.27414666666667">
            <text:p>1,27415</text:p>
          </table:table-cell>
          <table:table-cell table:formula="of:=[.C919]-[.D919]" office:value-type="float" office:value="0.0128400000000002">
            <text:p>0,01284</text:p>
          </table:table-cell>
          <table:table-cell office:value-type="float" office:value="0.026580637676212">
            <text:p>0,02658</text:p>
          </table:table-cell>
          <table:table-cell office:value-type="float" office:value="1.27701155550411">
            <text:p>1,27701</text:p>
          </table:table-cell>
          <table:table-cell office:value-type="float" office:value="1.2761473790696">
            <text:p>1,27615</text:p>
          </table:table-cell>
        </table:table-row>
        <table:table-row table:style-name="ro2">
          <table:table-cell table:style-name="ce1" office:value-type="string">
            <text:p>2009.02.27</text:p>
          </table:table-cell>
          <table:table-cell office:value-type="float" office:value="1.27333">
            <text:p>1,27333</text:p>
          </table:table-cell>
          <table:table-cell office:value-type="float" office:value="1.27495">
            <text:p>1,27495</text:p>
          </table:table-cell>
          <table:table-cell office:value-type="float" office:value="1.26035">
            <text:p>1,26035</text:p>
          </table:table-cell>
          <table:table-cell office:value-type="float" office:value="1.26676">
            <text:p>1,26676</text:p>
          </table:table-cell>
          <table:table-cell table:formula="of:=([.E920]+[.D920]+[.C920])/3" office:value-type="float" office:value="1.26735333333333">
            <text:p>1,26735</text:p>
          </table:table-cell>
          <table:table-cell table:formula="of:=[.C920]-[.D920]" office:value-type="float" office:value="0.0145999999999999">
            <text:p>0,01460</text:p>
          </table:table-cell>
          <table:table-cell office:value-type="float" office:value="0.0263162452647435">
            <text:p>0,02632</text:p>
          </table:table-cell>
          <table:table-cell office:value-type="float" office:value="1.27633266578109">
            <text:p>1,27633</text:p>
          </table:table-cell>
          <table:table-cell office:value-type="float" office:value="1.2756979146693">
            <text:p>1,27570</text:p>
          </table:table-cell>
        </table:table-row>
        <table:table-row table:style-name="ro2">
          <table:table-cell table:style-name="ce1" office:value-type="string">
            <text:p>2009.03.02</text:p>
          </table:table-cell>
          <table:table-cell office:value-type="float" office:value="1.26169">
            <text:p>1,26169</text:p>
          </table:table-cell>
          <table:table-cell office:value-type="float" office:value="1.26308">
            <text:p>1,26308</text:p>
          </table:table-cell>
          <table:table-cell office:value-type="float" office:value="1.25449">
            <text:p>1,25449</text:p>
          </table:table-cell>
          <table:table-cell office:value-type="float" office:value="1.2556">
            <text:p>1,25560</text:p>
          </table:table-cell>
          <table:table-cell table:formula="of:=([.E921]+[.D921]+[.C921])/3" office:value-type="float" office:value="1.25772333333333">
            <text:p>1,25772</text:p>
          </table:table-cell>
          <table:table-cell table:formula="of:=[.C921]-[.D921]" office:value-type="float" office:value="0.00858999999999988">
            <text:p>0,00859</text:p>
          </table:table-cell>
          <table:table-cell office:value-type="float" office:value="0.0263074506936203">
            <text:p>0,02631</text:p>
          </table:table-cell>
          <table:table-cell office:value-type="float" office:value="1.27420690207361">
            <text:p>1,27421</text:p>
          </table:table-cell>
          <table:table-cell office:value-type="float" office:value="1.27348410688416">
            <text:p>1,27348</text:p>
          </table:table-cell>
        </table:table-row>
        <table:table-row table:style-name="ro2">
          <table:table-cell table:style-name="ce1" office:value-type="string">
            <text:p>2009.03.03</text:p>
          </table:table-cell>
          <table:table-cell office:value-type="float" office:value="1.25565">
            <text:p>1,25565</text:p>
          </table:table-cell>
          <table:table-cell office:value-type="float" office:value="1.26767">
            <text:p>1,26767</text:p>
          </table:table-cell>
          <table:table-cell office:value-type="float" office:value="1.25205">
            <text:p>1,25205</text:p>
          </table:table-cell>
          <table:table-cell office:value-type="float" office:value="1.25422">
            <text:p>1,25422</text:p>
          </table:table-cell>
          <table:table-cell table:formula="of:=([.E922]+[.D922]+[.C922])/3" office:value-type="float" office:value="1.25798">
            <text:p>1,25798</text:p>
          </table:table-cell>
          <table:table-cell table:formula="of:=[.C922]-[.D922]" office:value-type="float" office:value="0.01562">
            <text:p>0,01562</text:p>
          </table:table-cell>
          <table:table-cell office:value-type="float" office:value="0.0264061047041928">
            <text:p>0,02641</text:p>
          </table:table-cell>
          <table:table-cell office:value-type="float" office:value="1.26974221649592">
            <text:p>1,26974</text:p>
          </table:table-cell>
          <table:table-cell office:value-type="float" office:value="1.26855156106169">
            <text:p>1,26855</text:p>
          </table:table-cell>
        </table:table-row>
        <table:table-row table:style-name="ro2">
          <table:table-cell table:style-name="ce1" office:value-type="string">
            <text:p>2009.03.04</text:p>
          </table:table-cell>
          <table:table-cell office:value-type="float" office:value="1.25415">
            <text:p>1,25415</text:p>
          </table:table-cell>
          <table:table-cell office:value-type="float" office:value="1.26631">
            <text:p>1,26631</text:p>
          </table:table-cell>
          <table:table-cell office:value-type="float" office:value="1.2456">
            <text:p>1,24560</text:p>
          </table:table-cell>
          <table:table-cell office:value-type="float" office:value="1.2648">
            <text:p>1,26480</text:p>
          </table:table-cell>
          <table:table-cell table:formula="of:=([.E923]+[.D923]+[.C923])/3" office:value-type="float" office:value="1.25890333333333">
            <text:p>1,25890</text:p>
          </table:table-cell>
          <table:table-cell table:formula="of:=[.C923]-[.D923]" office:value-type="float" office:value="0.02071">
            <text:p>0,02071</text:p>
          </table:table-cell>
          <table:table-cell office:value-type="float" office:value="0.0265459945779945">
            <text:p>0,02655</text:p>
          </table:table-cell>
          <table:table-cell office:value-type="float" office:value="1.26685344180171">
            <text:p>1,26685</text:p>
          </table:table-cell>
          <table:table-cell office:value-type="float" office:value="1.26485083530795">
            <text:p>1,26485</text:p>
          </table:table-cell>
        </table:table-row>
        <table:table-row table:style-name="ro2">
          <table:table-cell table:style-name="ce1" office:value-type="string">
            <text:p>2009.03.05</text:p>
          </table:table-cell>
          <table:table-cell office:value-type="float" office:value="1.2649">
            <text:p>1,26490</text:p>
          </table:table-cell>
          <table:table-cell office:value-type="float" office:value="1.2653">
            <text:p>1,26530</text:p>
          </table:table-cell>
          <table:table-cell office:value-type="float" office:value="1.24801">
            <text:p>1,24801</text:p>
          </table:table-cell>
          <table:table-cell office:value-type="float" office:value="1.25405">
            <text:p>1,25405</text:p>
          </table:table-cell>
          <table:table-cell table:formula="of:=([.E924]+[.D924]+[.C924])/3" office:value-type="float" office:value="1.25578666666667">
            <text:p>1,25579</text:p>
          </table:table-cell>
          <table:table-cell table:formula="of:=[.C924]-[.D924]" office:value-type="float" office:value="0.01729">
            <text:p>0,01729</text:p>
          </table:table-cell>
          <table:table-cell office:value-type="float" office:value="0.0265919787098452">
            <text:p>0,02659</text:p>
          </table:table-cell>
          <table:table-cell office:value-type="float" office:value="1.26474985862784">
            <text:p>1,26475</text:p>
          </table:table-cell>
          <table:table-cell office:value-type="float" office:value="1.26436876175278">
            <text:p>1,26437</text:p>
          </table:table-cell>
        </table:table-row>
        <table:table-row table:style-name="ro2">
          <table:table-cell table:style-name="ce1" office:value-type="string">
            <text:p>2009.03.06</text:p>
          </table:table-cell>
          <table:table-cell office:value-type="float" office:value="1.254">
            <text:p>1,25400</text:p>
          </table:table-cell>
          <table:table-cell office:value-type="float" office:value="1.27541">
            <text:p>1,27541</text:p>
          </table:table-cell>
          <table:table-cell office:value-type="float" office:value="1.2536">
            <text:p>1,25360</text:p>
          </table:table-cell>
          <table:table-cell office:value-type="float" office:value="1.26535">
            <text:p>1,26535</text:p>
          </table:table-cell>
          <table:table-cell table:formula="of:=([.E925]+[.D925]+[.C925])/3" office:value-type="float" office:value="1.26478666666667">
            <text:p>1,26479</text:p>
          </table:table-cell>
          <table:table-cell table:formula="of:=[.C925]-[.D925]" office:value-type="float" office:value="0.0218099999999999">
            <text:p>0,02181</text:p>
          </table:table-cell>
          <table:table-cell office:value-type="float" office:value="0.0267753530577581">
            <text:p>0,02678</text:p>
          </table:table-cell>
          <table:table-cell office:value-type="float" office:value="1.26247398569705">
            <text:p>1,26247</text:p>
          </table:table-cell>
          <table:table-cell office:value-type="float" office:value="1.26167699765897">
            <text:p>1,26168</text:p>
          </table:table-cell>
        </table:table-row>
        <table:table-row table:style-name="ro2">
          <table:table-cell table:style-name="ce1" office:value-type="string">
            <text:p>2009.03.09</text:p>
          </table:table-cell>
          <table:table-cell office:value-type="float" office:value="1.26746">
            <text:p>1,26746</text:p>
          </table:table-cell>
          <table:table-cell office:value-type="float" office:value="1.27262">
            <text:p>1,27262</text:p>
          </table:table-cell>
          <table:table-cell office:value-type="float" office:value="1.25549">
            <text:p>1,25549</text:p>
          </table:table-cell>
          <table:table-cell office:value-type="float" office:value="1.25907">
            <text:p>1,25907</text:p>
          </table:table-cell>
          <table:table-cell table:formula="of:=([.E926]+[.D926]+[.C926])/3" office:value-type="float" office:value="1.26239333333333">
            <text:p>1,26239</text:p>
          </table:table-cell>
          <table:table-cell table:formula="of:=[.C926]-[.D926]" office:value-type="float" office:value="0.0171300000000001">
            <text:p>0,01713</text:p>
          </table:table-cell>
          <table:table-cell office:value-type="float" office:value="0.026658723469718">
            <text:p>0,02666</text:p>
          </table:table-cell>
          <table:table-cell office:value-type="float" office:value="1.26322483820716">
            <text:p>1,26322</text:p>
          </table:table-cell>
          <table:table-cell office:value-type="float" office:value="1.26242267777758">
            <text:p>1,26242</text:p>
          </table:table-cell>
        </table:table-row>
        <table:table-row table:style-name="ro2">
          <table:table-cell table:style-name="ce1" office:value-type="string">
            <text:p>2009.03.10</text:p>
          </table:table-cell>
          <table:table-cell office:value-type="float" office:value="1.25902">
            <text:p>1,25902</text:p>
          </table:table-cell>
          <table:table-cell office:value-type="float" office:value="1.28216">
            <text:p>1,28216</text:p>
          </table:table-cell>
          <table:table-cell office:value-type="float" office:value="1.25897">
            <text:p>1,25897</text:p>
          </table:table-cell>
          <table:table-cell office:value-type="float" office:value="1.27041">
            <text:p>1,27041</text:p>
          </table:table-cell>
          <table:table-cell table:formula="of:=([.E927]+[.D927]+[.C927])/3" office:value-type="float" office:value="1.27051333333333">
            <text:p>1,27051</text:p>
          </table:table-cell>
          <table:table-cell table:formula="of:=[.C927]-[.D927]" office:value-type="float" office:value="0.0231899999999998">
            <text:p>0,02319</text:p>
          </table:table-cell>
          <table:table-cell office:value-type="float" office:value="0.0265407704078133">
            <text:p>0,02654</text:p>
          </table:table-cell>
          <table:table-cell office:value-type="float" office:value="1.26304783261452">
            <text:p>1,26305</text:p>
          </table:table-cell>
          <table:table-cell office:value-type="float" office:value="1.26163940849054">
            <text:p>1,26164</text:p>
          </table:table-cell>
        </table:table-row>
        <table:table-row table:style-name="ro2">
          <table:table-cell table:style-name="ce1" office:value-type="string">
            <text:p>2009.03.11</text:p>
          </table:table-cell>
          <table:table-cell office:value-type="float" office:value="1.27036">
            <text:p>1,27036</text:p>
          </table:table-cell>
          <table:table-cell office:value-type="float" office:value="1.28636">
            <text:p>1,28636</text:p>
          </table:table-cell>
          <table:table-cell office:value-type="float" office:value="1.26159">
            <text:p>1,26159</text:p>
          </table:table-cell>
          <table:table-cell office:value-type="float" office:value="1.28222">
            <text:p>1,28222</text:p>
          </table:table-cell>
          <table:table-cell table:formula="of:=([.E928]+[.D928]+[.C928])/3" office:value-type="float" office:value="1.27672333333333">
            <text:p>1,27672</text:p>
          </table:table-cell>
          <table:table-cell table:formula="of:=[.C928]-[.D928]" office:value-type="float" office:value="0.02477">
            <text:p>0,02477</text:p>
          </table:table-cell>
          <table:table-cell office:value-type="float" office:value="0.0262573101242211">
            <text:p>0,02626</text:p>
          </table:table-cell>
          <table:table-cell office:value-type="float" office:value="1.26510866071969">
            <text:p>1,26511</text:p>
          </table:table-cell>
          <table:table-cell office:value-type="float" office:value="1.26412142745725">
            <text:p>1,26412</text:p>
          </table:table-cell>
        </table:table-row>
        <table:table-row table:style-name="ro2">
          <table:table-cell table:style-name="ce1" office:value-type="string">
            <text:p>2009.03.12</text:p>
          </table:table-cell>
          <table:table-cell office:value-type="float" office:value="1.28221">
            <text:p>1,28221</text:p>
          </table:table-cell>
          <table:table-cell office:value-type="float" office:value="1.29446">
            <text:p>1,29446</text:p>
          </table:table-cell>
          <table:table-cell office:value-type="float" office:value="1.27311">
            <text:p>1,27311</text:p>
          </table:table-cell>
          <table:table-cell office:value-type="float" office:value="1.28873">
            <text:p>1,28873</text:p>
          </table:table-cell>
          <table:table-cell table:formula="of:=([.E929]+[.D929]+[.C929])/3" office:value-type="float" office:value="1.28543333333333">
            <text:p>1,28543</text:p>
          </table:table-cell>
          <table:table-cell table:formula="of:=[.C929]-[.D929]" office:value-type="float" office:value="0.02135">
            <text:p>0,02135</text:p>
          </table:table-cell>
          <table:table-cell office:value-type="float" office:value="0.025956200892108">
            <text:p>0,02596</text:p>
          </table:table-cell>
          <table:table-cell office:value-type="float" office:value="1.26806714493618">
            <text:p>1,26807</text:p>
          </table:table-cell>
          <table:table-cell office:value-type="float" office:value="1.26876665859147">
            <text:p>1,26877</text:p>
          </table:table-cell>
        </table:table-row>
        <table:table-row table:style-name="ro2">
          <table:table-cell table:style-name="ce1" office:value-type="string">
            <text:p>2009.03.13</text:p>
          </table:table-cell>
          <table:table-cell office:value-type="float" office:value="1.28876">
            <text:p>1,28876</text:p>
          </table:table-cell>
          <table:table-cell office:value-type="float" office:value="1.29565">
            <text:p>1,29565</text:p>
          </table:table-cell>
          <table:table-cell office:value-type="float" office:value="1.2862">
            <text:p>1,28620</text:p>
          </table:table-cell>
          <table:table-cell office:value-type="float" office:value="1.29286">
            <text:p>1,29286</text:p>
          </table:table-cell>
          <table:table-cell table:formula="of:=([.E930]+[.D930]+[.C930])/3" office:value-type="float" office:value="1.29157">
            <text:p>1,29157</text:p>
          </table:table-cell>
          <table:table-cell table:formula="of:=[.C930]-[.D930]" office:value-type="float" office:value="0.00944999999999996">
            <text:p>0,00945</text:p>
          </table:table-cell>
          <table:table-cell office:value-type="float" office:value="0.0255374528501913">
            <text:p>0,02554</text:p>
          </table:table-cell>
          <table:table-cell office:value-type="float" office:value="1.27267645062497">
            <text:p>1,27268</text:p>
          </table:table-cell>
          <table:table-cell office:value-type="float" office:value="1.27449430799082">
            <text:p>1,27449</text:p>
          </table:table-cell>
        </table:table-row>
        <table:table-row table:style-name="ro2">
          <table:table-cell table:style-name="ce1" office:value-type="string">
            <text:p>2009.03.16</text:p>
          </table:table-cell>
          <table:table-cell office:value-type="float" office:value="1.28492">
            <text:p>1,28492</text:p>
          </table:table-cell>
          <table:table-cell office:value-type="float" office:value="1.30706">
            <text:p>1,30706</text:p>
          </table:table-cell>
          <table:table-cell office:value-type="float" office:value="1.28482">
            <text:p>1,28482</text:p>
          </table:table-cell>
          <table:table-cell office:value-type="float" office:value="1.29711">
            <text:p>1,29711</text:p>
          </table:table-cell>
          <table:table-cell table:formula="of:=([.E931]+[.D931]+[.C931])/3" office:value-type="float" office:value="1.29633">
            <text:p>1,29633</text:p>
          </table:table-cell>
          <table:table-cell table:formula="of:=[.C931]-[.D931]" office:value-type="float" office:value="0.0222399999999998">
            <text:p>0,02224</text:p>
          </table:table-cell>
          <table:table-cell office:value-type="float" office:value="0.0250247696087005">
            <text:p>0,02502</text:p>
          </table:table-cell>
          <table:table-cell office:value-type="float" office:value="1.2776525937939">
            <text:p>1,27765</text:p>
          </table:table-cell>
          <table:table-cell office:value-type="float" office:value="1.27924698608091">
            <text:p>1,27925</text:p>
          </table:table-cell>
        </table:table-row>
        <table:table-row table:style-name="ro2">
          <table:table-cell table:style-name="ce1" office:value-type="string">
            <text:p>2009.03.17</text:p>
          </table:table-cell>
          <table:table-cell office:value-type="float" office:value="1.29706">
            <text:p>1,29706</text:p>
          </table:table-cell>
          <table:table-cell office:value-type="float" office:value="1.30412">
            <text:p>1,30412</text:p>
          </table:table-cell>
          <table:table-cell office:value-type="float" office:value="1.29308">
            <text:p>1,29308</text:p>
          </table:table-cell>
          <table:table-cell office:value-type="float" office:value="1.30354">
            <text:p>1,30354</text:p>
          </table:table-cell>
          <table:table-cell table:formula="of:=([.E932]+[.D932]+[.C932])/3" office:value-type="float" office:value="1.30024666666667">
            <text:p>1,30025</text:p>
          </table:table-cell>
          <table:table-cell table:formula="of:=[.C932]-[.D932]" office:value-type="float" office:value="0.0110399999999999">
            <text:p>0,01104</text:p>
          </table:table-cell>
          <table:table-cell office:value-type="float" office:value="0.0245952340191169">
            <text:p>0,02460</text:p>
          </table:table-cell>
          <table:table-cell office:value-type="float" office:value="1.2822481143536">
            <text:p>1,28225</text:p>
          </table:table-cell>
          <table:table-cell office:value-type="float" office:value="1.28422577205252">
            <text:p>1,28423</text:p>
          </table:table-cell>
        </table:table-row>
        <table:table-row table:style-name="ro2">
          <table:table-cell table:style-name="ce1" office:value-type="string">
            <text:p>2009.03.18</text:p>
          </table:table-cell>
          <table:table-cell office:value-type="float" office:value="1.30351">
            <text:p>1,30351</text:p>
          </table:table-cell>
          <table:table-cell office:value-type="float" office:value="1.3534">
            <text:p>1,35340</text:p>
          </table:table-cell>
          <table:table-cell office:value-type="float" office:value="1.29857">
            <text:p>1,29857</text:p>
          </table:table-cell>
          <table:table-cell office:value-type="float" office:value="1.34907">
            <text:p>1,34907</text:p>
          </table:table-cell>
          <table:table-cell table:formula="of:=([.E933]+[.D933]+[.C933])/3" office:value-type="float" office:value="1.33368">
            <text:p>1,33368</text:p>
          </table:table-cell>
          <table:table-cell table:formula="of:=[.C933]-[.D933]" office:value-type="float" office:value="0.0548299999999999">
            <text:p>0,05483</text:p>
          </table:table-cell>
          <table:table-cell office:value-type="float" office:value="0.0240535704919442">
            <text:p>0,02405</text:p>
          </table:table-cell>
          <table:table-cell office:value-type="float" office:value="1.28695622046382">
            <text:p>1,28696</text:p>
          </table:table-cell>
          <table:table-cell office:value-type="float" office:value="1.28943610022602">
            <text:p>1,28944</text:p>
          </table:table-cell>
        </table:table-row>
        <table:table-row table:style-name="ro2">
          <table:table-cell table:style-name="ce1" office:value-type="string">
            <text:p>2009.03.19</text:p>
          </table:table-cell>
          <table:table-cell office:value-type="float" office:value="1.34902">
            <text:p>1,34902</text:p>
          </table:table-cell>
          <table:table-cell office:value-type="float" office:value="1.37376">
            <text:p>1,37376</text:p>
          </table:table-cell>
          <table:table-cell office:value-type="float" office:value="1.34162">
            <text:p>1,34162</text:p>
          </table:table-cell>
          <table:table-cell office:value-type="float" office:value="1.36562">
            <text:p>1,36562</text:p>
          </table:table-cell>
          <table:table-cell table:formula="of:=([.E934]+[.D934]+[.C934])/3" office:value-type="float" office:value="1.36033333333333">
            <text:p>1,36033</text:p>
          </table:table-cell>
          <table:table-cell table:formula="of:=[.C934]-[.D934]" office:value-type="float" office:value="0.0321400000000001">
            <text:p>0,03214</text:p>
          </table:table-cell>
          <table:table-cell office:value-type="float" office:value="0.0235395139531377">
            <text:p>0,02354</text:p>
          </table:table-cell>
          <table:table-cell office:value-type="float" office:value="1.2990907332689">
            <text:p>1,29909</text:p>
          </table:table-cell>
          <table:table-cell office:value-type="float" office:value="1.30581656479944">
            <text:p>1,30582</text:p>
          </table:table-cell>
        </table:table-row>
        <table:table-row table:style-name="ro2">
          <table:table-cell table:style-name="ce1" office:value-type="string">
            <text:p>2009.03.20</text:p>
          </table:table-cell>
          <table:table-cell office:value-type="float" office:value="1.36563">
            <text:p>1,36563</text:p>
          </table:table-cell>
          <table:table-cell office:value-type="float" office:value="1.37256">
            <text:p>1,37256</text:p>
          </table:table-cell>
          <table:table-cell office:value-type="float" office:value="1.35169">
            <text:p>1,35169</text:p>
          </table:table-cell>
          <table:table-cell office:value-type="float" office:value="1.35811">
            <text:p>1,35811</text:p>
          </table:table-cell>
          <table:table-cell table:formula="of:=([.E935]+[.D935]+[.C935])/3" office:value-type="float" office:value="1.36078666666667">
            <text:p>1,36079</text:p>
          </table:table-cell>
          <table:table-cell table:formula="of:=[.C935]-[.D935]" office:value-type="float" office:value="0.0208699999999999">
            <text:p>0,02087</text:p>
          </table:table-cell>
          <table:table-cell office:value-type="float" office:value="0.0228023445543598">
            <text:p>0,02280</text:p>
          </table:table-cell>
          <table:table-cell office:value-type="float" office:value="1.31464775045731">
            <text:p>1,31465</text:p>
          </table:table-cell>
          <table:table-cell office:value-type="float" office:value="1.3218817666192">
            <text:p>1,32188</text:p>
          </table:table-cell>
        </table:table-row>
        <table:table-row table:style-name="ro2">
          <table:table-cell table:style-name="ce1" office:value-type="string">
            <text:p>2009.03.23</text:p>
          </table:table-cell>
          <table:table-cell office:value-type="float" office:value="1.36564">
            <text:p>1,36564</text:p>
          </table:table-cell>
          <table:table-cell office:value-type="float" office:value="1.3735">
            <text:p>1,37350</text:p>
          </table:table-cell>
          <table:table-cell office:value-type="float" office:value="1.34846">
            <text:p>1,34846</text:p>
          </table:table-cell>
          <table:table-cell office:value-type="float" office:value="1.36216">
            <text:p>1,36216</text:p>
          </table:table-cell>
          <table:table-cell table:formula="of:=([.E936]+[.D936]+[.C936])/3" office:value-type="float" office:value="1.36137333333333">
            <text:p>1,36137</text:p>
          </table:table-cell>
          <table:table-cell table:formula="of:=[.C936]-[.D936]" office:value-type="float" office:value="0.02504">
            <text:p>0,02504</text:p>
          </table:table-cell>
          <table:table-cell office:value-type="float" office:value="0.0221518248953707">
            <text:p>0,02215</text:p>
          </table:table-cell>
          <table:table-cell office:value-type="float" office:value="1.32705409547067">
            <text:p>1,32705</text:p>
          </table:table-cell>
          <table:table-cell office:value-type="float" office:value="1.33215512466215">
            <text:p>1,33216</text:p>
          </table:table-cell>
        </table:table-row>
        <table:table-row table:style-name="ro2">
          <table:table-cell table:style-name="ce1" office:value-type="string">
            <text:p>2009.03.24</text:p>
          </table:table-cell>
          <table:table-cell office:value-type="float" office:value="1.36211">
            <text:p>1,36211</text:p>
          </table:table-cell>
          <table:table-cell office:value-type="float" office:value="1.36775">
            <text:p>1,36775</text:p>
          </table:table-cell>
          <table:table-cell office:value-type="float" office:value="1.34314">
            <text:p>1,34314</text:p>
          </table:table-cell>
          <table:table-cell office:value-type="float" office:value="1.3492">
            <text:p>1,34920</text:p>
          </table:table-cell>
          <table:table-cell table:formula="of:=([.E937]+[.D937]+[.C937])/3" office:value-type="float" office:value="1.35336333333333">
            <text:p>1,35336</text:p>
          </table:table-cell>
          <table:table-cell table:formula="of:=[.C937]-[.D937]" office:value-type="float" office:value="0.02461">
            <text:p>0,02461</text:p>
          </table:table-cell>
          <table:table-cell office:value-type="float" office:value="0.0214925603213444">
            <text:p>0,02149</text:p>
          </table:table-cell>
          <table:table-cell office:value-type="float" office:value="1.33586108919281">
            <text:p>1,33586</text:p>
          </table:table-cell>
          <table:table-cell office:value-type="float" office:value="1.34020250739644">
            <text:p>1,34020</text:p>
          </table:table-cell>
        </table:table-row>
        <table:table-row table:style-name="ro2">
          <table:table-cell table:style-name="ce1" office:value-type="string">
            <text:p>2009.03.25</text:p>
          </table:table-cell>
          <table:table-cell office:value-type="float" office:value="1.34934">
            <text:p>1,34934</text:p>
          </table:table-cell>
          <table:table-cell office:value-type="float" office:value="1.36287">
            <text:p>1,36287</text:p>
          </table:table-cell>
          <table:table-cell office:value-type="float" office:value="1.34175">
            <text:p>1,34175</text:p>
          </table:table-cell>
          <table:table-cell office:value-type="float" office:value="1.35781">
            <text:p>1,35781</text:p>
          </table:table-cell>
          <table:table-cell table:formula="of:=([.E938]+[.D938]+[.C938])/3" office:value-type="float" office:value="1.35414333333333">
            <text:p>1,35414</text:p>
          </table:table-cell>
          <table:table-cell table:formula="of:=[.C938]-[.D938]" office:value-type="float" office:value="0.02112">
            <text:p>0,02112</text:p>
          </table:table-cell>
          <table:table-cell office:value-type="float" office:value="0.0211337333199501">
            <text:p>0,02113</text:p>
          </table:table-cell>
          <table:table-cell office:value-type="float" office:value="1.34078767551689">
            <text:p>1,34079</text:p>
          </table:table-cell>
          <table:table-cell office:value-type="float" office:value="1.34442736219311">
            <text:p>1,34443</text:p>
          </table:table-cell>
        </table:table-row>
        <table:table-row table:style-name="ro2">
          <table:table-cell table:style-name="ce1" office:value-type="string">
            <text:p>2009.03.26</text:p>
          </table:table-cell>
          <table:table-cell office:value-type="float" office:value="1.35777">
            <text:p>1,35777</text:p>
          </table:table-cell>
          <table:table-cell office:value-type="float" office:value="1.36393">
            <text:p>1,36393</text:p>
          </table:table-cell>
          <table:table-cell office:value-type="float" office:value="1.34931">
            <text:p>1,34931</text:p>
          </table:table-cell>
          <table:table-cell office:value-type="float" office:value="1.3532">
            <text:p>1,35320</text:p>
          </table:table-cell>
          <table:table-cell table:formula="of:=([.E939]+[.D939]+[.C939])/3" office:value-type="float" office:value="1.35548">
            <text:p>1,35548</text:p>
          </table:table-cell>
          <table:table-cell table:formula="of:=[.C939]-[.D939]" office:value-type="float" office:value="0.0146200000000001">
            <text:p>0,01462</text:p>
          </table:table-cell>
          <table:table-cell office:value-type="float" office:value="0.0208996196595114">
            <text:p>0,02090</text:p>
          </table:table-cell>
          <table:table-cell office:value-type="float" office:value="1.34426878074121">
            <text:p>1,34427</text:p>
          </table:table-cell>
          <table:table-cell office:value-type="float" office:value="1.34840007746782">
            <text:p>1,34840</text:p>
          </table:table-cell>
        </table:table-row>
        <table:table-row table:style-name="ro2">
          <table:table-cell table:style-name="ce1" office:value-type="string">
            <text:p>2009.03.27</text:p>
          </table:table-cell>
          <table:table-cell office:value-type="float" office:value="1.35316">
            <text:p>1,35316</text:p>
          </table:table-cell>
          <table:table-cell office:value-type="float" office:value="1.35906">
            <text:p>1,35906</text:p>
          </table:table-cell>
          <table:table-cell office:value-type="float" office:value="1.32563">
            <text:p>1,32563</text:p>
          </table:table-cell>
          <table:table-cell office:value-type="float" office:value="1.32866">
            <text:p>1,32866</text:p>
          </table:table-cell>
          <table:table-cell table:formula="of:=([.E940]+[.D940]+[.C940])/3" office:value-type="float" office:value="1.33778333333333">
            <text:p>1,33778</text:p>
          </table:table-cell>
          <table:table-cell table:formula="of:=[.C940]-[.D940]" office:value-type="float" office:value="0.0334299999999998">
            <text:p>0,03343</text:p>
          </table:table-cell>
          <table:table-cell office:value-type="float" office:value="0.0209243797746351">
            <text:p>0,02092</text:p>
          </table:table-cell>
          <table:table-cell office:value-type="float" office:value="1.34674765696687">
            <text:p>1,34675</text:p>
          </table:table-cell>
          <table:table-cell office:value-type="float" office:value="1.34927186460572">
            <text:p>1,34927</text:p>
          </table:table-cell>
        </table:table-row>
        <table:table-row table:style-name="ro2">
          <table:table-cell table:style-name="ce1" office:value-type="string">
            <text:p>2009.03.30</text:p>
          </table:table-cell>
          <table:table-cell office:value-type="float" office:value="1.32211">
            <text:p>1,32211</text:p>
          </table:table-cell>
          <table:table-cell office:value-type="float" office:value="1.32852">
            <text:p>1,32852</text:p>
          </table:table-cell>
          <table:table-cell office:value-type="float" office:value="1.31121">
            <text:p>1,31121</text:p>
          </table:table-cell>
          <table:table-cell office:value-type="float" office:value="1.32008">
            <text:p>1,32008</text:p>
          </table:table-cell>
          <table:table-cell table:formula="of:=([.E941]+[.D941]+[.C941])/3" office:value-type="float" office:value="1.31993666666667">
            <text:p>1,31994</text:p>
          </table:table-cell>
          <table:table-cell table:formula="of:=[.C941]-[.D941]" office:value-type="float" office:value="0.0173100000000002">
            <text:p>0,01731</text:p>
          </table:table-cell>
          <table:table-cell office:value-type="float" office:value="0.0214214637624013">
            <text:p>0,02142</text:p>
          </table:table-cell>
          <table:table-cell office:value-type="float" office:value="1.34282166248076">
            <text:p>1,34282</text:p>
          </table:table-cell>
          <table:table-cell office:value-type="float" office:value="1.34302477308147">
            <text:p>1,34302</text:p>
          </table:table-cell>
        </table:table-row>
        <table:table-row table:style-name="ro2">
          <table:table-cell table:style-name="ce1" office:value-type="string">
            <text:p>2009.03.31</text:p>
          </table:table-cell>
          <table:table-cell office:value-type="float" office:value="1.32006">
            <text:p>1,32006</text:p>
          </table:table-cell>
          <table:table-cell office:value-type="float" office:value="1.33421">
            <text:p>1,33421</text:p>
          </table:table-cell>
          <table:table-cell office:value-type="float" office:value="1.31731">
            <text:p>1,31731</text:p>
          </table:table-cell>
          <table:table-cell office:value-type="float" office:value="1.32426">
            <text:p>1,32426</text:p>
          </table:table-cell>
          <table:table-cell table:formula="of:=([.E942]+[.D942]+[.C942])/3" office:value-type="float" office:value="1.32526">
            <text:p>1,32526</text:p>
          </table:table-cell>
          <table:table-cell table:formula="of:=[.C942]-[.D942]" office:value-type="float" office:value="0.0169000000000001">
            <text:p>0,01690</text:p>
          </table:table-cell>
          <table:table-cell office:value-type="float" office:value="0.021751778775598">
            <text:p>0,02175</text:p>
          </table:table-cell>
          <table:table-cell office:value-type="float" office:value="1.33685341866011">
            <text:p>1,33685</text:p>
          </table:table-cell>
          <table:table-cell office:value-type="float" office:value="1.33601571965806">
            <text:p>1,33602</text:p>
          </table:table-cell>
        </table:table-row>
        <table:table-row table:style-name="ro2">
          <table:table-cell table:style-name="ce1" office:value-type="string">
            <text:p>2009.04.01</text:p>
          </table:table-cell>
          <table:table-cell office:value-type="float" office:value="1.32381">
            <text:p>1,32381</text:p>
          </table:table-cell>
          <table:table-cell office:value-type="float" office:value="1.32855">
            <text:p>1,32855</text:p>
          </table:table-cell>
          <table:table-cell office:value-type="float" office:value="1.31661">
            <text:p>1,31661</text:p>
          </table:table-cell>
          <table:table-cell office:value-type="float" office:value="1.32331">
            <text:p>1,32331</text:p>
          </table:table-cell>
          <table:table-cell table:formula="of:=([.E943]+[.D943]+[.C943])/3" office:value-type="float" office:value="1.32282333333333">
            <text:p>1,32282</text:p>
          </table:table-cell>
          <table:table-cell table:formula="of:=[.C943]-[.D943]" office:value-type="float" office:value="0.0119399999999998">
            <text:p>0,01194</text:p>
          </table:table-cell>
          <table:table-cell office:value-type="float" office:value="0.0219771058608415">
            <text:p>0,02198</text:p>
          </table:table-cell>
          <table:table-cell office:value-type="float" office:value="1.33437799457076">
            <text:p>1,33438</text:p>
          </table:table-cell>
          <table:table-cell office:value-type="float" office:value="1.33305334703074">
            <text:p>1,33305</text:p>
          </table:table-cell>
        </table:table-row>
        <table:table-row table:style-name="ro2">
          <table:table-cell table:style-name="ce1" office:value-type="string">
            <text:p>2009.04.02</text:p>
          </table:table-cell>
          <table:table-cell office:value-type="float" office:value="1.32336">
            <text:p>1,32336</text:p>
          </table:table-cell>
          <table:table-cell office:value-type="float" office:value="1.35167">
            <text:p>1,35167</text:p>
          </table:table-cell>
          <table:table-cell office:value-type="float" office:value="1.32336">
            <text:p>1,32336</text:p>
          </table:table-cell>
          <table:table-cell office:value-type="float" office:value="1.34644">
            <text:p>1,34644</text:p>
          </table:table-cell>
          <table:table-cell table:formula="of:=([.E944]+[.D944]+[.C944])/3" office:value-type="float" office:value="1.34049">
            <text:p>1,34049</text:p>
          </table:table-cell>
          <table:table-cell table:formula="of:=[.C944]-[.D944]" office:value-type="float" office:value="0.0283099999999998">
            <text:p>0,02831</text:p>
          </table:table-cell>
          <table:table-cell office:value-type="float" office:value="0.0222139875969576">
            <text:p>0,02221</text:p>
          </table:table-cell>
          <table:table-cell office:value-type="float" office:value="1.33035601766636">
            <text:p>1,33036</text:p>
          </table:table-cell>
          <table:table-cell office:value-type="float" office:value="1.32949806715974">
            <text:p>1,32950</text:p>
          </table:table-cell>
        </table:table-row>
        <table:table-row table:style-name="ro2">
          <table:table-cell table:style-name="ce1" office:value-type="string">
            <text:p>2009.04.03</text:p>
          </table:table-cell>
          <table:table-cell office:value-type="float" office:value="1.34641">
            <text:p>1,34641</text:p>
          </table:table-cell>
          <table:table-cell office:value-type="float" office:value="1.3494">
            <text:p>1,34940</text:p>
          </table:table-cell>
          <table:table-cell office:value-type="float" office:value="1.33646">
            <text:p>1,33646</text:p>
          </table:table-cell>
          <table:table-cell office:value-type="float" office:value="1.34849">
            <text:p>1,34849</text:p>
          </table:table-cell>
          <table:table-cell table:formula="of:=([.E945]+[.D945]+[.C945])/3" office:value-type="float" office:value="1.34478333333333">
            <text:p>1,34478</text:p>
          </table:table-cell>
          <table:table-cell table:formula="of:=[.C945]-[.D945]" office:value-type="float" office:value="0.0129400000000002">
            <text:p>0,01294</text:p>
          </table:table-cell>
          <table:table-cell office:value-type="float" office:value="0.0222639035184348">
            <text:p>0,02226</text:p>
          </table:table-cell>
          <table:table-cell office:value-type="float" office:value="1.33317740046908">
            <text:p>1,33318</text:p>
          </table:table-cell>
          <table:table-cell office:value-type="float" office:value="1.33363626351363">
            <text:p>1,33364</text:p>
          </table:table-cell>
        </table:table-row>
        <table:table-row table:style-name="ro2">
          <table:table-cell table:style-name="ce1" office:value-type="string">
            <text:p>2009.04.06</text:p>
          </table:table-cell>
          <table:table-cell office:value-type="float" office:value="1.35142">
            <text:p>1,35142</text:p>
          </table:table-cell>
          <table:table-cell office:value-type="float" office:value="1.35806">
            <text:p>1,35806</text:p>
          </table:table-cell>
          <table:table-cell office:value-type="float" office:value="1.33571">
            <text:p>1,33571</text:p>
          </table:table-cell>
          <table:table-cell office:value-type="float" office:value="1.33996">
            <text:p>1,33996</text:p>
          </table:table-cell>
          <table:table-cell table:formula="of:=([.E946]+[.D946]+[.C946])/3" office:value-type="float" office:value="1.34457666666667">
            <text:p>1,34458</text:p>
          </table:table-cell>
          <table:table-cell table:formula="of:=[.C946]-[.D946]" office:value-type="float" office:value="0.0223500000000001">
            <text:p>0,02235</text:p>
          </table:table-cell>
          <table:table-cell office:value-type="float" office:value="0.0220651129209901">
            <text:p>0,02207</text:p>
          </table:table-cell>
          <table:table-cell office:value-type="float" office:value="1.3361388128618">
            <text:p>1,33614</text:p>
          </table:table-cell>
          <table:table-cell office:value-type="float" office:value="1.33698849090629">
            <text:p>1,33699</text:p>
          </table:table-cell>
        </table:table-row>
        <table:table-row table:style-name="ro2">
          <table:table-cell table:style-name="ce1" office:value-type="string">
            <text:p>2009.04.07</text:p>
          </table:table-cell>
          <table:table-cell office:value-type="float" office:value="1.33997">
            <text:p>1,33997</text:p>
          </table:table-cell>
          <table:table-cell office:value-type="float" office:value="1.34076">
            <text:p>1,34076</text:p>
          </table:table-cell>
          <table:table-cell office:value-type="float" office:value="1.32261">
            <text:p>1,32261</text:p>
          </table:table-cell>
          <table:table-cell office:value-type="float" office:value="1.32671">
            <text:p>1,32671</text:p>
          </table:table-cell>
          <table:table-cell table:formula="of:=([.E947]+[.D947]+[.C947])/3" office:value-type="float" office:value="1.33002666666667">
            <text:p>1,33003</text:p>
          </table:table-cell>
          <table:table-cell table:formula="of:=[.C947]-[.D947]" office:value-type="float" office:value="0.0181499999999999">
            <text:p>0,01815</text:p>
          </table:table-cell>
          <table:table-cell office:value-type="float" office:value="0.0218860479565697">
            <text:p>0,02189</text:p>
          </table:table-cell>
          <table:table-cell office:value-type="float" office:value="1.33837094991853">
            <text:p>1,33837</text:p>
          </table:table-cell>
          <table:table-cell office:value-type="float" office:value="1.33834685331279">
            <text:p>1,33835</text:p>
          </table:table-cell>
        </table:table-row>
        <table:table-row table:style-name="ro2">
          <table:table-cell table:style-name="ce1" office:value-type="string">
            <text:p>2009.04.08</text:p>
          </table:table-cell>
          <table:table-cell office:value-type="float" office:value="1.32674">
            <text:p>1,32674</text:p>
          </table:table-cell>
          <table:table-cell office:value-type="float" office:value="1.33076">
            <text:p>1,33076</text:p>
          </table:table-cell>
          <table:table-cell office:value-type="float" office:value="1.31478">
            <text:p>1,31478</text:p>
          </table:table-cell>
          <table:table-cell office:value-type="float" office:value="1.32658">
            <text:p>1,32658</text:p>
          </table:table-cell>
          <table:table-cell table:formula="of:=([.E948]+[.D948]+[.C948])/3" office:value-type="float" office:value="1.32404">
            <text:p>1,32404</text:p>
          </table:table-cell>
          <table:table-cell table:formula="of:=[.C948]-[.D948]" office:value-type="float" office:value="0.0159800000000001">
            <text:p>0,01598</text:p>
          </table:table-cell>
          <table:table-cell office:value-type="float" office:value="0.0218451819781218">
            <text:p>0,02185</text:p>
          </table:table-cell>
          <table:table-cell office:value-type="float" office:value="1.33595984653958">
            <text:p>1,33596</text:p>
          </table:table-cell>
          <table:table-cell office:value-type="float" office:value="1.33498695338499">
            <text:p>1,33499</text:p>
          </table:table-cell>
        </table:table-row>
        <table:table-row table:style-name="ro2">
          <table:table-cell table:style-name="ce1" office:value-type="string">
            <text:p>2009.04.09</text:p>
          </table:table-cell>
          <table:table-cell office:value-type="float" office:value="1.32657">
            <text:p>1,32657</text:p>
          </table:table-cell>
          <table:table-cell office:value-type="float" office:value="1.33349">
            <text:p>1,33349</text:p>
          </table:table-cell>
          <table:table-cell office:value-type="float" office:value="1.31258">
            <text:p>1,31258</text:p>
          </table:table-cell>
          <table:table-cell office:value-type="float" office:value="1.31571">
            <text:p>1,31571</text:p>
          </table:table-cell>
          <table:table-cell table:formula="of:=([.E949]+[.D949]+[.C949])/3" office:value-type="float" office:value="1.32059333333333">
            <text:p>1,32059</text:p>
          </table:table-cell>
          <table:table-cell table:formula="of:=[.C949]-[.D949]" office:value-type="float" office:value="0.02091">
            <text:p>0,02091</text:p>
          </table:table-cell>
          <table:table-cell office:value-type="float" office:value="0.0217661976806195">
            <text:p>0,02177</text:p>
          </table:table-cell>
          <table:table-cell office:value-type="float" office:value="1.33373254338516">
            <text:p>1,33373</text:p>
          </table:table-cell>
          <table:table-cell office:value-type="float" office:value="1.3336589000103">
            <text:p>1,33366</text:p>
          </table:table-cell>
        </table:table-row>
        <table:table-row table:style-name="ro2">
          <table:table-cell table:style-name="ce1" office:value-type="string">
            <text:p>2009.04.10</text:p>
          </table:table-cell>
          <table:table-cell office:value-type="float" office:value="1.31576">
            <text:p>1,31576</text:p>
          </table:table-cell>
          <table:table-cell office:value-type="float" office:value="1.31875">
            <text:p>1,31875</text:p>
          </table:table-cell>
          <table:table-cell office:value-type="float" office:value="1.30894">
            <text:p>1,30894</text:p>
          </table:table-cell>
          <table:table-cell office:value-type="float" office:value="1.31866">
            <text:p>1,31866</text:p>
          </table:table-cell>
          <table:table-cell table:formula="of:=([.E950]+[.D950]+[.C950])/3" office:value-type="float" office:value="1.31545">
            <text:p>1,31545</text:p>
          </table:table-cell>
          <table:table-cell table:formula="of:=[.C950]-[.D950]" office:value-type="float" office:value="0.0098100000000001">
            <text:p>0,00981</text:p>
          </table:table-cell>
          <table:table-cell office:value-type="float" office:value="0.0220531012432301">
            <text:p>0,02205</text:p>
          </table:table-cell>
          <table:table-cell office:value-type="float" office:value="1.32962174313727">
            <text:p>1,32962</text:p>
          </table:table-cell>
          <table:table-cell office:value-type="float" office:value="1.32870195709234">
            <text:p>1,32870</text:p>
          </table:table-cell>
        </table:table-row>
        <table:table-row table:style-name="ro2">
          <table:table-cell table:style-name="ce1" office:value-type="string">
            <text:p>2009.04.13</text:p>
          </table:table-cell>
          <table:table-cell office:value-type="float" office:value="1.31898">
            <text:p>1,31898</text:p>
          </table:table-cell>
          <table:table-cell office:value-type="float" office:value="1.33915">
            <text:p>1,33915</text:p>
          </table:table-cell>
          <table:table-cell office:value-type="float" office:value="1.31258">
            <text:p>1,31258</text:p>
          </table:table-cell>
          <table:table-cell office:value-type="float" office:value="1.33677">
            <text:p>1,33677</text:p>
          </table:table-cell>
          <table:table-cell table:formula="of:=([.E951]+[.D951]+[.C951])/3" office:value-type="float" office:value="1.3295">
            <text:p>1,32950</text:p>
          </table:table-cell>
          <table:table-cell table:formula="of:=[.C951]-[.D951]" office:value-type="float" office:value="0.02657">
            <text:p>0,02657</text:p>
          </table:table-cell>
          <table:table-cell office:value-type="float" office:value="0.0221761489611196">
            <text:p>0,02218</text:p>
          </table:table-cell>
          <table:table-cell office:value-type="float" office:value="1.32598166848657">
            <text:p>1,32598</text:p>
          </table:table-cell>
          <table:table-cell office:value-type="float" office:value="1.3255474758642">
            <text:p>1,32555</text:p>
          </table:table-cell>
        </table:table-row>
        <table:table-row table:style-name="ro2">
          <table:table-cell table:style-name="ce1" office:value-type="string">
            <text:p>2009.04.14</text:p>
          </table:table-cell>
          <table:table-cell office:value-type="float" office:value="1.33676">
            <text:p>1,33676</text:p>
          </table:table-cell>
          <table:table-cell office:value-type="float" office:value="1.33798">
            <text:p>1,33798</text:p>
          </table:table-cell>
          <table:table-cell office:value-type="float" office:value="1.32253">
            <text:p>1,32253</text:p>
          </table:table-cell>
          <table:table-cell office:value-type="float" office:value="1.32621">
            <text:p>1,32621</text:p>
          </table:table-cell>
          <table:table-cell table:formula="of:=([.E952]+[.D952]+[.C952])/3" office:value-type="float" office:value="1.32890666666667">
            <text:p>1,32891</text:p>
          </table:table-cell>
          <table:table-cell table:formula="of:=[.C952]-[.D952]" office:value-type="float" office:value="0.01545">
            <text:p>0,01545</text:p>
          </table:table-cell>
          <table:table-cell office:value-type="float" office:value="0.02225748910974">
            <text:p>0,02226</text:p>
          </table:table-cell>
          <table:table-cell office:value-type="float" office:value="1.32708360309528">
            <text:p>1,32708</text:p>
          </table:table-cell>
          <table:table-cell office:value-type="float" office:value="1.3281749411754">
            <text:p>1,32817</text:p>
          </table:table-cell>
        </table:table-row>
        <table:table-row table:style-name="ro2">
          <table:table-cell table:style-name="ce1" office:value-type="string">
            <text:p>2009.04.15</text:p>
          </table:table-cell>
          <table:table-cell office:value-type="float" office:value="1.32611">
            <text:p>1,32611</text:p>
          </table:table-cell>
          <table:table-cell office:value-type="float" office:value="1.32953">
            <text:p>1,32953</text:p>
          </table:table-cell>
          <table:table-cell office:value-type="float" office:value="1.31461">
            <text:p>1,31461</text:p>
          </table:table-cell>
          <table:table-cell office:value-type="float" office:value="1.32121">
            <text:p>1,32121</text:p>
          </table:table-cell>
          <table:table-cell table:formula="of:=([.E953]+[.D953]+[.C953])/3" office:value-type="float" office:value="1.32178333333333">
            <text:p>1,32178</text:p>
          </table:table-cell>
          <table:table-cell table:formula="of:=[.C953]-[.D953]" office:value-type="float" office:value="0.01492">
            <text:p>0,01492</text:p>
          </table:table-cell>
          <table:table-cell office:value-type="float" office:value="0.022275231653092">
            <text:p>0,02228</text:p>
          </table:table-cell>
          <table:table-cell office:value-type="float" office:value="1.32696656864092">
            <text:p>1,32697</text:p>
          </table:table-cell>
          <table:table-cell office:value-type="float" office:value="1.32733824361756">
            <text:p>1,32734</text:p>
          </table:table-cell>
        </table:table-row>
        <table:table-row table:style-name="ro2">
          <table:table-cell table:style-name="ce1" office:value-type="string">
            <text:p>2009.04.16</text:p>
          </table:table-cell>
          <table:table-cell office:value-type="float" office:value="1.32126">
            <text:p>1,32126</text:p>
          </table:table-cell>
          <table:table-cell office:value-type="float" office:value="1.32676">
            <text:p>1,32676</text:p>
          </table:table-cell>
          <table:table-cell office:value-type="float" office:value="1.3126">
            <text:p>1,31260</text:p>
          </table:table-cell>
          <table:table-cell office:value-type="float" office:value="1.31793">
            <text:p>1,31793</text:p>
          </table:table-cell>
          <table:table-cell table:formula="of:=([.E954]+[.D954]+[.C954])/3" office:value-type="float" office:value="1.31909666666667">
            <text:p>1,31910</text:p>
          </table:table-cell>
          <table:table-cell table:formula="of:=[.C954]-[.D954]" office:value-type="float" office:value="0.0141600000000002">
            <text:p>0,01416</text:p>
          </table:table-cell>
          <table:table-cell office:value-type="float" office:value="0.022217563113941">
            <text:p>0,02222</text:p>
          </table:table-cell>
          <table:table-cell office:value-type="float" office:value="1.32597562888187">
            <text:p>1,32598</text:p>
          </table:table-cell>
          <table:table-cell office:value-type="float" office:value="1.3257161557476">
            <text:p>1,32572</text:p>
          </table:table-cell>
        </table:table-row>
        <table:table-row table:style-name="ro2">
          <table:table-cell table:style-name="ce1" office:value-type="string">
            <text:p>2009.04.17</text:p>
          </table:table-cell>
          <table:table-cell office:value-type="float" office:value="1.31796">
            <text:p>1,31796</text:p>
          </table:table-cell>
          <table:table-cell office:value-type="float" office:value="1.31966">
            <text:p>1,31966</text:p>
          </table:table-cell>
          <table:table-cell office:value-type="float" office:value="1.30167">
            <text:p>1,30167</text:p>
          </table:table-cell>
          <table:table-cell office:value-type="float" office:value="1.30426">
            <text:p>1,30426</text:p>
          </table:table-cell>
          <table:table-cell table:formula="of:=([.E955]+[.D955]+[.C955])/3" office:value-type="float" office:value="1.30853">
            <text:p>1,30853</text:p>
          </table:table-cell>
          <table:table-cell table:formula="of:=[.C955]-[.D955]" office:value-type="float" office:value="0.01799">
            <text:p>0,01799</text:p>
          </table:table-cell>
          <table:table-cell office:value-type="float" office:value="0.0221425008666391">
            <text:p>0,02214</text:p>
          </table:table-cell>
          <table:table-cell office:value-type="float" office:value="1.32427262640046">
            <text:p>1,32427</text:p>
          </table:table-cell>
          <table:table-cell office:value-type="float" office:value="1.32349582429496">
            <text:p>1,32350</text:p>
          </table:table-cell>
        </table:table-row>
        <table:table-row table:style-name="ro2">
          <table:table-cell table:style-name="ce1" office:value-type="string">
            <text:p>2009.04.20</text:p>
          </table:table-cell>
          <table:table-cell office:value-type="float" office:value="1.30406">
            <text:p>1,30406</text:p>
          </table:table-cell>
          <table:table-cell office:value-type="float" office:value="1.30481">
            <text:p>1,30481</text:p>
          </table:table-cell>
          <table:table-cell office:value-type="float" office:value="1.28889">
            <text:p>1,28889</text:p>
          </table:table-cell>
          <table:table-cell office:value-type="float" office:value="1.29246">
            <text:p>1,29246</text:p>
          </table:table-cell>
          <table:table-cell table:formula="of:=([.E956]+[.D956]+[.C956])/3" office:value-type="float" office:value="1.29538666666667">
            <text:p>1,29539</text:p>
          </table:table-cell>
          <table:table-cell table:formula="of:=[.C956]-[.D956]" office:value-type="float" office:value="0.0159199999999999">
            <text:p>0,01592</text:p>
          </table:table-cell>
          <table:table-cell office:value-type="float" office:value="0.02227485354201">
            <text:p>0,02227</text:p>
          </table:table-cell>
          <table:table-cell office:value-type="float" office:value="1.32002585624768">
            <text:p>1,32003</text:p>
          </table:table-cell>
          <table:table-cell office:value-type="float" office:value="1.31895687995251">
            <text:p>1,31896</text:p>
          </table:table-cell>
        </table:table-row>
        <table:table-row table:style-name="ro2">
          <table:table-cell table:style-name="ce1" office:value-type="string">
            <text:p>2009.04.21</text:p>
          </table:table-cell>
          <table:table-cell office:value-type="float" office:value="1.29247">
            <text:p>1,29247</text:p>
          </table:table-cell>
          <table:table-cell office:value-type="float" office:value="1.29934">
            <text:p>1,29934</text:p>
          </table:table-cell>
          <table:table-cell office:value-type="float" office:value="1.28967">
            <text:p>1,28967</text:p>
          </table:table-cell>
          <table:table-cell office:value-type="float" office:value="1.29464">
            <text:p>1,29464</text:p>
          </table:table-cell>
          <table:table-cell table:formula="of:=([.E957]+[.D957]+[.C957])/3" office:value-type="float" office:value="1.29455">
            <text:p>1,29455</text:p>
          </table:table-cell>
          <table:table-cell table:formula="of:=[.C957]-[.D957]" office:value-type="float" office:value="0.00966999999999985">
            <text:p>0,00967</text:p>
          </table:table-cell>
          <table:table-cell office:value-type="float" office:value="0.022596618062315">
            <text:p>0,02260</text:p>
          </table:table-cell>
          <table:table-cell office:value-type="float" office:value="1.31334740887427">
            <text:p>1,31335</text:p>
          </table:table-cell>
          <table:table-cell office:value-type="float" office:value="1.3114975586986">
            <text:p>1,31150</text:p>
          </table:table-cell>
        </table:table-row>
        <table:table-row table:style-name="ro2">
          <table:table-cell table:style-name="ce1" office:value-type="string">
            <text:p>2009.04.22</text:p>
          </table:table-cell>
          <table:table-cell office:value-type="float" office:value="1.29456">
            <text:p>1,29456</text:p>
          </table:table-cell>
          <table:table-cell office:value-type="float" office:value="1.30359">
            <text:p>1,30359</text:p>
          </table:table-cell>
          <table:table-cell office:value-type="float" office:value="1.28844">
            <text:p>1,28844</text:p>
          </table:table-cell>
          <table:table-cell office:value-type="float" office:value="1.30021">
            <text:p>1,30021</text:p>
          </table:table-cell>
          <table:table-cell table:formula="of:=([.E958]+[.D958]+[.C958])/3" office:value-type="float" office:value="1.29741333333333">
            <text:p>1,29741</text:p>
          </table:table-cell>
          <table:table-cell table:formula="of:=[.C958]-[.D958]" office:value-type="float" office:value="0.01515">
            <text:p>0,01515</text:p>
          </table:table-cell>
          <table:table-cell office:value-type="float" office:value="0.0227796743514491">
            <text:p>0,02278</text:p>
          </table:table-cell>
          <table:table-cell office:value-type="float" office:value="1.30891754979319">
            <text:p>1,30892</text:p>
          </table:table-cell>
          <table:table-cell office:value-type="float" office:value="1.30680885608959">
            <text:p>1,30681</text:p>
          </table:table-cell>
        </table:table-row>
        <table:table-row table:style-name="ro2">
          <table:table-cell table:style-name="ce1" office:value-type="string">
            <text:p>2009.04.23</text:p>
          </table:table-cell>
          <table:table-cell office:value-type="float" office:value="1.30026">
            <text:p>1,30026</text:p>
          </table:table-cell>
          <table:table-cell office:value-type="float" office:value="1.31596">
            <text:p>1,31596</text:p>
          </table:table-cell>
          <table:table-cell office:value-type="float" office:value="1.29794">
            <text:p>1,29794</text:p>
          </table:table-cell>
          <table:table-cell office:value-type="float" office:value="1.31336">
            <text:p>1,31336</text:p>
          </table:table-cell>
          <table:table-cell table:formula="of:=([.E959]+[.D959]+[.C959])/3" office:value-type="float" office:value="1.30908666666667">
            <text:p>1,30909</text:p>
          </table:table-cell>
          <table:table-cell table:formula="of:=[.C959]-[.D959]" office:value-type="float" office:value="0.0180199999999999">
            <text:p>0,01802</text:p>
          </table:table-cell>
          <table:table-cell office:value-type="float" office:value="0.0229318061170578">
            <text:p>0,02293</text:p>
          </table:table-cell>
          <table:table-cell office:value-type="float" office:value="1.3057857878394">
            <text:p>1,30579</text:p>
          </table:table-cell>
          <table:table-cell office:value-type="float" office:value="1.30476818819868">
            <text:p>1,30477</text:p>
          </table:table-cell>
        </table:table-row>
        <table:table-row table:style-name="ro2">
          <table:table-cell table:style-name="ce1" office:value-type="string">
            <text:p>2009.04.24</text:p>
          </table:table-cell>
          <table:table-cell office:value-type="float" office:value="1.31331">
            <text:p>1,31331</text:p>
          </table:table-cell>
          <table:table-cell office:value-type="float" office:value="1.33004">
            <text:p>1,33004</text:p>
          </table:table-cell>
          <table:table-cell office:value-type="float" office:value="1.31124">
            <text:p>1,31124</text:p>
          </table:table-cell>
          <table:table-cell office:value-type="float" office:value="1.32411">
            <text:p>1,32411</text:p>
          </table:table-cell>
          <table:table-cell table:formula="of:=([.E960]+[.D960]+[.C960])/3" office:value-type="float" office:value="1.32179666666667">
            <text:p>1,32180</text:p>
          </table:table-cell>
          <table:table-cell table:formula="of:=[.C960]-[.D960]" office:value-type="float" office:value="0.0187999999999999">
            <text:p>0,01880</text:p>
          </table:table-cell>
          <table:table-cell office:value-type="float" office:value="0.0228907966016926">
            <text:p>0,02289</text:p>
          </table:table-cell>
          <table:table-cell office:value-type="float" office:value="1.30662215065955">
            <text:p>1,30662</text:p>
          </table:table-cell>
          <table:table-cell office:value-type="float" office:value="1.30671747221305">
            <text:p>1,30672</text:p>
          </table:table-cell>
        </table:table-row>
        <table:table-row table:style-name="ro2">
          <table:table-cell table:style-name="ce1" office:value-type="string">
            <text:p>2009.04.27</text:p>
          </table:table-cell>
          <table:table-cell table:number-columns-repeated="2" office:value-type="float" office:value="1.32443">
            <text:p>1,32443</text:p>
          </table:table-cell>
          <table:table-cell office:value-type="float" office:value="1.29985">
            <text:p>1,29985</text:p>
          </table:table-cell>
          <table:table-cell office:value-type="float" office:value="1.30171">
            <text:p>1,30171</text:p>
          </table:table-cell>
          <table:table-cell table:formula="of:=([.E961]+[.D961]+[.C961])/3" office:value-type="float" office:value="1.30866333333333">
            <text:p>1,30866</text:p>
          </table:table-cell>
          <table:table-cell table:formula="of:=[.C961]-[.D961]" office:value-type="float" office:value="0.02458">
            <text:p>0,02458</text:p>
          </table:table-cell>
          <table:table-cell office:value-type="float" office:value="0.0226406795229005">
            <text:p>0,02264</text:p>
          </table:table-cell>
          <table:table-cell office:value-type="float" office:value="1.31075609401862">
            <text:p>1,31076</text:p>
          </table:table-cell>
          <table:table-cell office:value-type="float" office:value="1.31122846770496">
            <text:p>1,31123</text:p>
          </table:table-cell>
        </table:table-row>
        <table:table-row table:style-name="ro2">
          <table:table-cell table:style-name="ce1" office:value-type="string">
            <text:p>2009.04.28</text:p>
          </table:table-cell>
          <table:table-cell office:value-type="float" office:value="1.30191">
            <text:p>1,30191</text:p>
          </table:table-cell>
          <table:table-cell office:value-type="float" office:value="1.31655">
            <text:p>1,31655</text:p>
          </table:table-cell>
          <table:table-cell office:value-type="float" office:value="1.29637">
            <text:p>1,29637</text:p>
          </table:table-cell>
          <table:table-cell office:value-type="float" office:value="1.31353">
            <text:p>1,31353</text:p>
          </table:table-cell>
          <table:table-cell table:formula="of:=([.E962]+[.D962]+[.C962])/3" office:value-type="float" office:value="1.30881666666667">
            <text:p>1,30882</text:p>
          </table:table-cell>
          <table:table-cell table:formula="of:=[.C962]-[.D962]" office:value-type="float" office:value="0.0201800000000001">
            <text:p>0,02018</text:p>
          </table:table-cell>
          <table:table-cell office:value-type="float" office:value="0.0226609099155122">
            <text:p>0,02266</text:p>
          </table:table-cell>
          <table:table-cell office:value-type="float" office:value="1.30959174875223">
            <text:p>1,30959</text:p>
          </table:table-cell>
          <table:table-cell office:value-type="float" office:value="1.30870614972273">
            <text:p>1,30871</text:p>
          </table:table-cell>
        </table:table-row>
        <table:table-row table:style-name="ro2">
          <table:table-cell table:style-name="ce1" office:value-type="string">
            <text:p>2009.04.29</text:p>
          </table:table-cell>
          <table:table-cell office:value-type="float" office:value="1.31354">
            <text:p>1,31354</text:p>
          </table:table-cell>
          <table:table-cell office:value-type="float" office:value="1.33402">
            <text:p>1,33402</text:p>
          </table:table-cell>
          <table:table-cell office:value-type="float" office:value="1.31198">
            <text:p>1,31198</text:p>
          </table:table-cell>
          <table:table-cell office:value-type="float" office:value="1.32521">
            <text:p>1,32521</text:p>
          </table:table-cell>
          <table:table-cell table:formula="of:=([.E963]+[.D963]+[.C963])/3" office:value-type="float" office:value="1.32373666666667">
            <text:p>1,32374</text:p>
          </table:table-cell>
          <table:table-cell table:formula="of:=[.C963]-[.D963]" office:value-type="float" office:value="0.0220399999999998">
            <text:p>0,02204</text:p>
          </table:table-cell>
          <table:table-cell office:value-type="float" office:value="0.0223692842733807">
            <text:p>0,02237</text:p>
          </table:table-cell>
          <table:table-cell office:value-type="float" office:value="1.31030218376978">
            <text:p>1,31030</text:p>
          </table:table-cell>
          <table:table-cell office:value-type="float" office:value="1.31038347651954">
            <text:p>1,31038</text:p>
          </table:table-cell>
        </table:table-row>
        <table:table-row table:style-name="ro2">
          <table:table-cell table:style-name="ce1" office:value-type="string">
            <text:p>2009.04.30</text:p>
          </table:table-cell>
          <table:table-cell office:value-type="float" office:value="1.32524">
            <text:p>1,32524</text:p>
          </table:table-cell>
          <table:table-cell office:value-type="float" office:value="1.3385">
            <text:p>1,33850</text:p>
          </table:table-cell>
          <table:table-cell office:value-type="float" office:value="1.31912">
            <text:p>1,31912</text:p>
          </table:table-cell>
          <table:table-cell office:value-type="float" office:value="1.32236">
            <text:p>1,32236</text:p>
          </table:table-cell>
          <table:table-cell table:formula="of:=([.E964]+[.D964]+[.C964])/3" office:value-type="float" office:value="1.32666">
            <text:p>1,32666</text:p>
          </table:table-cell>
          <table:table-cell table:formula="of:=[.C964]-[.D964]" office:value-type="float" office:value="0.01938">
            <text:p>0,01938</text:p>
          </table:table-cell>
          <table:table-cell office:value-type="float" office:value="0.0220895002636894">
            <text:p>0,02209</text:p>
          </table:table-cell>
          <table:table-cell office:value-type="float" office:value="1.31441283122854">
            <text:p>1,31441</text:p>
          </table:table-cell>
          <table:table-cell office:value-type="float" office:value="1.31529271162495">
            <text:p>1,31529</text:p>
          </table:table-cell>
        </table:table-row>
        <table:table-row table:style-name="ro2">
          <table:table-cell table:style-name="ce1" office:value-type="string">
            <text:p>2009.05.01</text:p>
          </table:table-cell>
          <table:table-cell office:value-type="float" office:value="1.32237">
            <text:p>1,32237</text:p>
          </table:table-cell>
          <table:table-cell office:value-type="float" office:value="1.33278">
            <text:p>1,33278</text:p>
          </table:table-cell>
          <table:table-cell office:value-type="float" office:value="1.32177">
            <text:p>1,32177</text:p>
          </table:table-cell>
          <table:table-cell office:value-type="float" office:value="1.32701">
            <text:p>1,32701</text:p>
          </table:table-cell>
          <table:table-cell table:formula="of:=([.E965]+[.D965]+[.C965])/3" office:value-type="float" office:value="1.32718666666667">
            <text:p>1,32719</text:p>
          </table:table-cell>
          <table:table-cell table:formula="of:=[.C965]-[.D965]" office:value-type="float" office:value="0.0110100000000002">
            <text:p>0,01101</text:p>
          </table:table-cell>
          <table:table-cell office:value-type="float" office:value="0.0219432894340203">
            <text:p>0,02194</text:p>
          </table:table-cell>
          <table:table-cell office:value-type="float" office:value="1.31684836790236">
            <text:p>1,31685</text:p>
          </table:table-cell>
          <table:table-cell office:value-type="float" office:value="1.31723837412982">
            <text:p>1,31724</text:p>
          </table:table-cell>
        </table:table-row>
        <table:table-row table:style-name="ro2">
          <table:table-cell table:style-name="ce1" office:value-type="string">
            <text:p>2009.05.04</text:p>
          </table:table-cell>
          <table:table-cell office:value-type="float" office:value="1.32828">
            <text:p>1,32828</text:p>
          </table:table-cell>
          <table:table-cell office:value-type="float" office:value="1.34244">
            <text:p>1,34244</text:p>
          </table:table-cell>
          <table:table-cell office:value-type="float" office:value="1.32119">
            <text:p>1,32119</text:p>
          </table:table-cell>
          <table:table-cell office:value-type="float" office:value="1.34165">
            <text:p>1,34165</text:p>
          </table:table-cell>
          <table:table-cell table:formula="of:=([.E966]+[.D966]+[.C966])/3" office:value-type="float" office:value="1.33509333333333">
            <text:p>1,33509</text:p>
          </table:table-cell>
          <table:table-cell table:formula="of:=[.C966]-[.D966]" office:value-type="float" office:value="0.02125">
            <text:p>0,02125</text:p>
          </table:table-cell>
          <table:table-cell office:value-type="float" office:value="0.0216986587545922">
            <text:p>0,02170</text:p>
          </table:table-cell>
          <table:table-cell office:value-type="float" office:value="1.31983108079616">
            <text:p>1,31983</text:p>
          </table:table-cell>
          <table:table-cell office:value-type="float" office:value="1.31945725444292">
            <text:p>1,31946</text:p>
          </table:table-cell>
        </table:table-row>
        <table:table-row table:style-name="ro2">
          <table:table-cell table:style-name="ce1" office:value-type="string">
            <text:p>2009.05.05</text:p>
          </table:table-cell>
          <table:table-cell office:value-type="float" office:value="1.3416">
            <text:p>1,34160</text:p>
          </table:table-cell>
          <table:table-cell office:value-type="float" office:value="1.34366">
            <text:p>1,34366</text:p>
          </table:table-cell>
          <table:table-cell office:value-type="float" office:value="1.32819">
            <text:p>1,32819</text:p>
          </table:table-cell>
          <table:table-cell office:value-type="float" office:value="1.33106">
            <text:p>1,33106</text:p>
          </table:table-cell>
          <table:table-cell table:formula="of:=([.E967]+[.D967]+[.C967])/3" office:value-type="float" office:value="1.33430333333333">
            <text:p>1,33430</text:p>
          </table:table-cell>
          <table:table-cell table:formula="of:=[.C967]-[.D967]" office:value-type="float" office:value="0.0154700000000001">
            <text:p>0,01547</text:p>
          </table:table-cell>
          <table:table-cell office:value-type="float" office:value="0.0213481188550881">
            <text:p>0,02135</text:p>
          </table:table-cell>
          <table:table-cell office:value-type="float" office:value="1.32408629789577">
            <text:p>1,32409</text:p>
          </table:table-cell>
          <table:table-cell office:value-type="float" office:value="1.32562256543686">
            <text:p>1,32562</text:p>
          </table:table-cell>
        </table:table-row>
        <table:table-row table:style-name="ro2">
          <table:table-cell table:style-name="ce1" office:value-type="string">
            <text:p>2009.05.06</text:p>
          </table:table-cell>
          <table:table-cell office:value-type="float" office:value="1.33108">
            <text:p>1,33108</text:p>
          </table:table-cell>
          <table:table-cell office:value-type="float" office:value="1.33735">
            <text:p>1,33735</text:p>
          </table:table-cell>
          <table:table-cell office:value-type="float" office:value="1.32457">
            <text:p>1,32457</text:p>
          </table:table-cell>
          <table:table-cell office:value-type="float" office:value="1.33116">
            <text:p>1,33116</text:p>
          </table:table-cell>
          <table:table-cell table:formula="of:=([.E968]+[.D968]+[.C968])/3" office:value-type="float" office:value="1.33102666666667">
            <text:p>1,33103</text:p>
          </table:table-cell>
          <table:table-cell table:formula="of:=[.C968]-[.D968]" office:value-type="float" office:value="0.01278">
            <text:p>0,01278</text:p>
          </table:table-cell>
          <table:table-cell office:value-type="float" office:value="0.021137332072149">
            <text:p>0,02114</text:p>
          </table:table-cell>
          <table:table-cell office:value-type="float" office:value="1.32642220294645">
            <text:p>1,32642</text:p>
          </table:table-cell>
          <table:table-cell office:value-type="float" office:value="1.32768302987345">
            <text:p>1,32768</text:p>
          </table:table-cell>
        </table:table-row>
        <table:table-row table:style-name="ro2">
          <table:table-cell table:style-name="ce1" office:value-type="string">
            <text:p>2009.05.07</text:p>
          </table:table-cell>
          <table:table-cell office:value-type="float" office:value="1.33117">
            <text:p>1,33117</text:p>
          </table:table-cell>
          <table:table-cell office:value-type="float" office:value="1.34683">
            <text:p>1,34683</text:p>
          </table:table-cell>
          <table:table-cell office:value-type="float" office:value="1.32512">
            <text:p>1,32512</text:p>
          </table:table-cell>
          <table:table-cell office:value-type="float" office:value="1.33863">
            <text:p>1,33863</text:p>
          </table:table-cell>
          <table:table-cell table:formula="of:=([.E969]+[.D969]+[.C969])/3" office:value-type="float" office:value="1.33686">
            <text:p>1,33686</text:p>
          </table:table-cell>
          <table:table-cell table:formula="of:=[.C969]-[.D969]" office:value-type="float" office:value="0.0217099999999999">
            <text:p>0,02171</text:p>
          </table:table-cell>
          <table:table-cell office:value-type="float" office:value="0.0209639961300099">
            <text:p>0,02096</text:p>
          </table:table-cell>
          <table:table-cell office:value-type="float" office:value="1.32782860046795">
            <text:p>1,32783</text:p>
          </table:table-cell>
          <table:table-cell office:value-type="float" office:value="1.32863158197608">
            <text:p>1,32863</text:p>
          </table:table-cell>
        </table:table-row>
        <table:table-row table:style-name="ro2">
          <table:table-cell table:style-name="ce1" office:value-type="string">
            <text:p>2009.05.08</text:p>
          </table:table-cell>
          <table:table-cell office:value-type="float" office:value="1.33859">
            <text:p>1,33859</text:p>
          </table:table-cell>
          <table:table-cell office:value-type="float" office:value="1.36501">
            <text:p>1,36501</text:p>
          </table:table-cell>
          <table:table-cell office:value-type="float" office:value="1.33418">
            <text:p>1,33418</text:p>
          </table:table-cell>
          <table:table-cell office:value-type="float" office:value="1.36326">
            <text:p>1,36326</text:p>
          </table:table-cell>
          <table:table-cell table:formula="of:=([.E970]+[.D970]+[.C970])/3" office:value-type="float" office:value="1.35415">
            <text:p>1,35415</text:p>
          </table:table-cell>
          <table:table-cell table:formula="of:=[.C970]-[.D970]" office:value-type="float" office:value="0.0308300000000001">
            <text:p>0,03083</text:p>
          </table:table-cell>
          <table:table-cell office:value-type="float" office:value="0.0208267651160122">
            <text:p>0,02083</text:p>
          </table:table-cell>
          <table:table-cell office:value-type="float" office:value="1.33018614152444">
            <text:p>1,33019</text:p>
          </table:table-cell>
          <table:table-cell office:value-type="float" office:value="1.33126392675463">
            <text:p>1,33126</text:p>
          </table:table-cell>
        </table:table-row>
        <table:table-row table:style-name="ro2">
          <table:table-cell table:style-name="ce1" office:value-type="string">
            <text:p>2009.05.11</text:p>
          </table:table-cell>
          <table:table-cell office:value-type="float" office:value="1.36544">
            <text:p>1,36544</text:p>
          </table:table-cell>
          <table:table-cell office:value-type="float" office:value="1.36674">
            <text:p>1,36674</text:p>
          </table:table-cell>
          <table:table-cell office:value-type="float" office:value="1.3557">
            <text:p>1,35570</text:p>
          </table:table-cell>
          <table:table-cell office:value-type="float" office:value="1.35771">
            <text:p>1,35771</text:p>
          </table:table-cell>
          <table:table-cell table:formula="of:=([.E971]+[.D971]+[.C971])/3" office:value-type="float" office:value="1.36005">
            <text:p>1,36005</text:p>
          </table:table-cell>
          <table:table-cell table:formula="of:=[.C971]-[.D971]" office:value-type="float" office:value="0.0110399999999999">
            <text:p>0,01104</text:p>
          </table:table-cell>
          <table:table-cell office:value-type="float" office:value="0.0205607096660071">
            <text:p>0,02056</text:p>
          </table:table-cell>
          <table:table-cell office:value-type="float" office:value="1.33660965750005">
            <text:p>1,33661</text:p>
          </table:table-cell>
          <table:table-cell office:value-type="float" office:value="1.34022777913713">
            <text:p>1,34023</text:p>
          </table:table-cell>
        </table:table-row>
        <table:table-row table:style-name="ro2">
          <table:table-cell table:style-name="ce1" office:value-type="string">
            <text:p>2009.05.12</text:p>
          </table:table-cell>
          <table:table-cell office:value-type="float" office:value="1.35774">
            <text:p>1,35774</text:p>
          </table:table-cell>
          <table:table-cell office:value-type="float" office:value="1.37068">
            <text:p>1,37068</text:p>
          </table:table-cell>
          <table:table-cell office:value-type="float" office:value="1.35627">
            <text:p>1,35627</text:p>
          </table:table-cell>
          <table:table-cell office:value-type="float" office:value="1.36448">
            <text:p>1,36448</text:p>
          </table:table-cell>
          <table:table-cell table:formula="of:=([.E972]+[.D972]+[.C972])/3" office:value-type="float" office:value="1.36381">
            <text:p>1,36381</text:p>
          </table:table-cell>
          <table:table-cell table:formula="of:=[.C972]-[.D972]" office:value-type="float" office:value="0.01441">
            <text:p>0,01441</text:p>
          </table:table-cell>
          <table:table-cell office:value-type="float" office:value="0.0202836359565344">
            <text:p>0,02028</text:p>
          </table:table-cell>
          <table:table-cell office:value-type="float" office:value="1.34273246761845">
            <text:p>1,34273</text:p>
          </table:table-cell>
          <table:table-cell office:value-type="float" office:value="1.34499722096461">
            <text:p>1,34500</text:p>
          </table:table-cell>
        </table:table-row>
        <table:table-row table:style-name="ro2">
          <table:table-cell table:style-name="ce1" office:value-type="string">
            <text:p>2009.05.13</text:p>
          </table:table-cell>
          <table:table-cell office:value-type="float" office:value="1.36439">
            <text:p>1,36439</text:p>
          </table:table-cell>
          <table:table-cell office:value-type="float" office:value="1.37211">
            <text:p>1,37211</text:p>
          </table:table-cell>
          <table:table-cell office:value-type="float" office:value="1.35656">
            <text:p>1,35656</text:p>
          </table:table-cell>
          <table:table-cell office:value-type="float" office:value="1.35901">
            <text:p>1,35901</text:p>
          </table:table-cell>
          <table:table-cell table:formula="of:=([.E973]+[.D973]+[.C973])/3" office:value-type="float" office:value="1.36256">
            <text:p>1,36256</text:p>
          </table:table-cell>
          <table:table-cell table:formula="of:=[.C973]-[.D973]" office:value-type="float" office:value="0.0155500000000002">
            <text:p>0,01555</text:p>
          </table:table-cell>
          <table:table-cell office:value-type="float" office:value="0.0199070445387558">
            <text:p>0,01991</text:p>
          </table:table-cell>
          <table:table-cell office:value-type="float" office:value="1.34836111700849">
            <text:p>1,34836</text:p>
          </table:table-cell>
          <table:table-cell office:value-type="float" office:value="1.35014513532793">
            <text:p>1,35015</text:p>
          </table:table-cell>
        </table:table-row>
        <table:table-row table:style-name="ro2">
          <table:table-cell table:style-name="ce1" office:value-type="string">
            <text:p>2009.05.14</text:p>
          </table:table-cell>
          <table:table-cell office:value-type="float" office:value="1.35867">
            <text:p>1,35867</text:p>
          </table:table-cell>
          <table:table-cell office:value-type="float" office:value="1.36641">
            <text:p>1,36641</text:p>
          </table:table-cell>
          <table:table-cell office:value-type="float" office:value="1.35247">
            <text:p>1,35247</text:p>
          </table:table-cell>
          <table:table-cell office:value-type="float" office:value="1.36342">
            <text:p>1,36342</text:p>
          </table:table-cell>
          <table:table-cell table:formula="of:=([.E974]+[.D974]+[.C974])/3" office:value-type="float" office:value="1.36076666666667">
            <text:p>1,36077</text:p>
          </table:table-cell>
          <table:table-cell table:formula="of:=[.C974]-[.D974]" office:value-type="float" office:value="0.0139400000000001">
            <text:p>0,01394</text:p>
          </table:table-cell>
          <table:table-cell office:value-type="float" office:value="0.0196063929136539">
            <text:p>0,01961</text:p>
          </table:table-cell>
          <table:table-cell office:value-type="float" office:value="1.35199814637878">
            <text:p>1,35200</text:p>
          </table:table-cell>
          <table:table-cell office:value-type="float" office:value="1.35293112167465">
            <text:p>1,35293</text:p>
          </table:table-cell>
        </table:table-row>
        <table:table-row table:style-name="ro2">
          <table:table-cell table:style-name="ce1" office:value-type="string">
            <text:p>2009.05.15</text:p>
          </table:table-cell>
          <table:table-cell office:value-type="float" office:value="1.36333">
            <text:p>1,36333</text:p>
          </table:table-cell>
          <table:table-cell office:value-type="float" office:value="1.3649">
            <text:p>1,36490</text:p>
          </table:table-cell>
          <table:table-cell office:value-type="float" office:value="1.34614">
            <text:p>1,34614</text:p>
          </table:table-cell>
          <table:table-cell office:value-type="float" office:value="1.34947">
            <text:p>1,34947</text:p>
          </table:table-cell>
          <table:table-cell table:formula="of:=([.E975]+[.D975]+[.C975])/3" office:value-type="float" office:value="1.35350333333333">
            <text:p>1,35350</text:p>
          </table:table-cell>
          <table:table-cell table:formula="of:=[.C975]-[.D975]" office:value-type="float" office:value="0.0187599999999999">
            <text:p>0,01876</text:p>
          </table:table-cell>
          <table:table-cell office:value-type="float" office:value="0.0193153009814105">
            <text:p>0,01932</text:p>
          </table:table-cell>
          <table:table-cell office:value-type="float" office:value="1.35467052356684">
            <text:p>1,35467</text:p>
          </table:table-cell>
          <table:table-cell office:value-type="float" office:value="1.35648868084284">
            <text:p>1,35649</text:p>
          </table:table-cell>
        </table:table-row>
        <table:table-row table:style-name="ro2">
          <table:table-cell table:style-name="ce1" office:value-type="string">
            <text:p>2009.05.18</text:p>
          </table:table-cell>
          <table:table-cell office:value-type="float" office:value="1.34836">
            <text:p>1,34836</text:p>
          </table:table-cell>
          <table:table-cell office:value-type="float" office:value="1.35626">
            <text:p>1,35626</text:p>
          </table:table-cell>
          <table:table-cell office:value-type="float" office:value="1.34234">
            <text:p>1,34234</text:p>
          </table:table-cell>
          <table:table-cell office:value-type="float" office:value="1.35555">
            <text:p>1,35555</text:p>
          </table:table-cell>
          <table:table-cell table:formula="of:=([.E976]+[.D976]+[.C976])/3" office:value-type="float" office:value="1.35138333333333">
            <text:p>1,35138</text:p>
          </table:table-cell>
          <table:table-cell table:formula="of:=[.C976]-[.D976]" office:value-type="float" office:value="0.0139199999999999">
            <text:p>0,01392</text:p>
          </table:table-cell>
          <table:table-cell office:value-type="float" office:value="0.0194014745840362">
            <text:p>0,01940</text:p>
          </table:table-cell>
          <table:table-cell office:value-type="float" office:value="1.35375656683434">
            <text:p>1,35376</text:p>
          </table:table-cell>
          <table:table-cell office:value-type="float" office:value="1.35451354893466">
            <text:p>1,35451</text:p>
          </table:table-cell>
        </table:table-row>
        <table:table-row table:style-name="ro2">
          <table:table-cell table:style-name="ce1" office:value-type="string">
            <text:p>2009.05.19</text:p>
          </table:table-cell>
          <table:table-cell office:value-type="float" office:value="1.35552">
            <text:p>1,35552</text:p>
          </table:table-cell>
          <table:table-cell office:value-type="float" office:value="1.36674">
            <text:p>1,36674</text:p>
          </table:table-cell>
          <table:table-cell office:value-type="float" office:value="1.35303">
            <text:p>1,35303</text:p>
          </table:table-cell>
          <table:table-cell office:value-type="float" office:value="1.36273">
            <text:p>1,36273</text:p>
          </table:table-cell>
          <table:table-cell table:formula="of:=([.E977]+[.D977]+[.C977])/3" office:value-type="float" office:value="1.36083333333333">
            <text:p>1,36083</text:p>
          </table:table-cell>
          <table:table-cell table:formula="of:=[.C977]-[.D977]" office:value-type="float" office:value="0.0137100000000001">
            <text:p>0,01371</text:p>
          </table:table-cell>
          <table:table-cell office:value-type="float" office:value="0.0193789816640258">
            <text:p>0,01938</text:p>
          </table:table-cell>
          <table:table-cell office:value-type="float" office:value="1.35321536974584">
            <text:p>1,35322</text:p>
          </table:table-cell>
          <table:table-cell office:value-type="float" office:value="1.35459255746194">
            <text:p>1,35459</text:p>
          </table:table-cell>
        </table:table-row>
        <table:table-row table:style-name="ro2">
          <table:table-cell table:style-name="ce1" office:value-type="string">
            <text:p>2009.05.20</text:p>
          </table:table-cell>
          <table:table-cell office:value-type="float" office:value="1.36272">
            <text:p>1,36272</text:p>
          </table:table-cell>
          <table:table-cell office:value-type="float" office:value="1.38295">
            <text:p>1,38295</text:p>
          </table:table-cell>
          <table:table-cell office:value-type="float" office:value="1.35831">
            <text:p>1,35831</text:p>
          </table:table-cell>
          <table:table-cell office:value-type="float" office:value="1.3764">
            <text:p>1,37640</text:p>
          </table:table-cell>
          <table:table-cell table:formula="of:=([.E978]+[.D978]+[.C978])/3" office:value-type="float" office:value="1.37255333333333">
            <text:p>1,37255</text:p>
          </table:table-cell>
          <table:table-cell table:formula="of:=[.C978]-[.D978]" office:value-type="float" office:value="0.0246400000000002">
            <text:p>0,02464</text:p>
          </table:table-cell>
          <table:table-cell office:value-type="float" office:value="0.0193270423835276">
            <text:p>0,01933</text:p>
          </table:table-cell>
          <table:table-cell office:value-type="float" office:value="1.35545767582134">
            <text:p>1,35546</text:p>
          </table:table-cell>
          <table:table-cell office:value-type="float" office:value="1.35681947945584">
            <text:p>1,35682</text:p>
          </table:table-cell>
        </table:table-row>
        <table:table-row table:style-name="ro2">
          <table:table-cell table:style-name="ce1" office:value-type="string">
            <text:p>2009.05.21</text:p>
          </table:table-cell>
          <table:table-cell office:value-type="float" office:value="1.3763">
            <text:p>1,37630</text:p>
          </table:table-cell>
          <table:table-cell office:value-type="float" office:value="1.39227">
            <text:p>1,39227</text:p>
          </table:table-cell>
          <table:table-cell office:value-type="float" office:value="1.37281">
            <text:p>1,37281</text:p>
          </table:table-cell>
          <table:table-cell office:value-type="float" office:value="1.3903">
            <text:p>1,39030</text:p>
          </table:table-cell>
          <table:table-cell table:formula="of:=([.E979]+[.D979]+[.C979])/3" office:value-type="float" office:value="1.38512666666667">
            <text:p>1,38513</text:p>
          </table:table-cell>
          <table:table-cell table:formula="of:=[.C979]-[.D979]" office:value-type="float" office:value="0.0194599999999998">
            <text:p>0,01946</text:p>
          </table:table-cell>
          <table:table-cell office:value-type="float" office:value="0.019235238498523">
            <text:p>0,01924</text:p>
          </table:table-cell>
          <table:table-cell office:value-type="float" office:value="1.35947850414827">
            <text:p>1,35948</text:p>
          </table:table-cell>
          <table:table-cell office:value-type="float" office:value="1.36179475976582">
            <text:p>1,36179</text:p>
          </table:table-cell>
        </table:table-row>
        <table:table-row table:style-name="ro2">
          <table:table-cell table:style-name="ce1" office:value-type="string">
            <text:p>2009.05.22</text:p>
          </table:table-cell>
          <table:table-cell office:value-type="float" office:value="1.39027">
            <text:p>1,39027</text:p>
          </table:table-cell>
          <table:table-cell office:value-type="float" office:value="1.40495">
            <text:p>1,40495</text:p>
          </table:table-cell>
          <table:table-cell office:value-type="float" office:value="1.38987">
            <text:p>1,38987</text:p>
          </table:table-cell>
          <table:table-cell office:value-type="float" office:value="1.39974">
            <text:p>1,39974</text:p>
          </table:table-cell>
          <table:table-cell table:formula="of:=([.E980]+[.D980]+[.C980])/3" office:value-type="float" office:value="1.39818666666667">
            <text:p>1,39819</text:p>
          </table:table-cell>
          <table:table-cell table:formula="of:=[.C980]-[.D980]" office:value-type="float" office:value="0.0150799999999998">
            <text:p>0,01508</text:p>
          </table:table-cell>
          <table:table-cell office:value-type="float" office:value="0.0189412242022921">
            <text:p>0,01894</text:p>
          </table:table-cell>
          <table:table-cell office:value-type="float" office:value="1.36653802098595">
            <text:p>1,36654</text:p>
          </table:table-cell>
          <table:table-cell office:value-type="float" office:value="1.36945982709784">
            <text:p>1,36946</text:p>
          </table:table-cell>
        </table:table-row>
        <table:table-row table:style-name="ro2">
          <table:table-cell table:style-name="ce1" office:value-type="string">
            <text:p>2009.05.25</text:p>
          </table:table-cell>
          <table:table-cell office:value-type="float" office:value="1.40281">
            <text:p>1,40281</text:p>
          </table:table-cell>
          <table:table-cell office:value-type="float" office:value="1.40351">
            <text:p>1,40351</text:p>
          </table:table-cell>
          <table:table-cell office:value-type="float" office:value="1.39574">
            <text:p>1,39574</text:p>
          </table:table-cell>
          <table:table-cell office:value-type="float" office:value="1.40144">
            <text:p>1,40144</text:p>
          </table:table-cell>
          <table:table-cell table:formula="of:=([.E981]+[.D981]+[.C981])/3" office:value-type="float" office:value="1.40023">
            <text:p>1,40023</text:p>
          </table:table-cell>
          <table:table-cell table:formula="of:=[.C981]-[.D981]" office:value-type="float" office:value="0.00777000000000005">
            <text:p>0,00777</text:p>
          </table:table-cell>
          <table:table-cell office:value-type="float" office:value="0.0184840087672725">
            <text:p>0,01848</text:p>
          </table:table-cell>
          <table:table-cell office:value-type="float" office:value="1.37537124897634">
            <text:p>1,37537</text:p>
          </table:table-cell>
          <table:table-cell office:value-type="float" office:value="1.37808882098796">
            <text:p>1,37809</text:p>
          </table:table-cell>
        </table:table-row>
        <table:table-row table:style-name="ro2">
          <table:table-cell table:style-name="ce1" office:value-type="string">
            <text:p>2009.05.26</text:p>
          </table:table-cell>
          <table:table-cell office:value-type="float" office:value="1.40133">
            <text:p>1,40133</text:p>
          </table:table-cell>
          <table:table-cell office:value-type="float" office:value="1.40217">
            <text:p>1,40217</text:p>
          </table:table-cell>
          <table:table-cell office:value-type="float" office:value="1.38598">
            <text:p>1,38598</text:p>
          </table:table-cell>
          <table:table-cell office:value-type="float" office:value="1.39891">
            <text:p>1,39891</text:p>
          </table:table-cell>
          <table:table-cell table:formula="of:=([.E982]+[.D982]+[.C982])/3" office:value-type="float" office:value="1.39568666666667">
            <text:p>1,39569</text:p>
          </table:table-cell>
          <table:table-cell table:formula="of:=[.C982]-[.D982]" office:value-type="float" office:value="0.0161899999999999">
            <text:p>0,01619</text:p>
          </table:table-cell>
          <table:table-cell office:value-type="float" office:value="0.0179756034564854">
            <text:p>0,01798</text:p>
          </table:table-cell>
          <table:table-cell office:value-type="float" office:value="1.38215541821844">
            <text:p>1,38216</text:p>
          </table:table-cell>
          <table:table-cell office:value-type="float" office:value="1.38489843079741">
            <text:p>1,38490</text:p>
          </table:table-cell>
        </table:table-row>
        <table:table-row table:style-name="ro2">
          <table:table-cell table:style-name="ce1" office:value-type="string">
            <text:p>2009.05.27</text:p>
          </table:table-cell>
          <table:table-cell office:value-type="float" office:value="1.39894">
            <text:p>1,39894</text:p>
          </table:table-cell>
          <table:table-cell office:value-type="float" office:value="1.40002">
            <text:p>1,40002</text:p>
          </table:table-cell>
          <table:table-cell office:value-type="float" office:value="1.38229">
            <text:p>1,38229</text:p>
          </table:table-cell>
          <table:table-cell office:value-type="float" office:value="1.38352">
            <text:p>1,38352</text:p>
          </table:table-cell>
          <table:table-cell table:formula="of:=([.E983]+[.D983]+[.C983])/3" office:value-type="float" office:value="1.38861">
            <text:p>1,38861</text:p>
          </table:table-cell>
          <table:table-cell table:formula="of:=[.C983]-[.D983]" office:value-type="float" office:value="0.01773">
            <text:p>0,01773</text:p>
          </table:table-cell>
          <table:table-cell office:value-type="float" office:value="0.0176837300721424">
            <text:p>0,01768</text:p>
          </table:table-cell>
          <table:table-cell office:value-type="float" office:value="1.38591595156922">
            <text:p>1,38592</text:p>
          </table:table-cell>
          <table:table-cell office:value-type="float" office:value="1.38937326858655">
            <text:p>1,38937</text:p>
          </table:table-cell>
        </table:table-row>
        <table:table-row table:style-name="ro2">
          <table:table-cell table:style-name="ce1" office:value-type="string">
            <text:p>2009.05.28</text:p>
          </table:table-cell>
          <table:table-cell office:value-type="float" office:value="1.38353">
            <text:p>1,38353</text:p>
          </table:table-cell>
          <table:table-cell office:value-type="float" office:value="1.39826">
            <text:p>1,39826</text:p>
          </table:table-cell>
          <table:table-cell office:value-type="float" office:value="1.37931">
            <text:p>1,37931</text:p>
          </table:table-cell>
          <table:table-cell office:value-type="float" office:value="1.39325">
            <text:p>1,39325</text:p>
          </table:table-cell>
          <table:table-cell table:formula="of:=([.E984]+[.D984]+[.C984])/3" office:value-type="float" office:value="1.39027333333333">
            <text:p>1,39027</text:p>
          </table:table-cell>
          <table:table-cell table:formula="of:=[.C984]-[.D984]" office:value-type="float" office:value="0.01895">
            <text:p>0,01895</text:p>
          </table:table-cell>
          <table:table-cell office:value-type="float" office:value="0.0176342795167497">
            <text:p>0,01763</text:p>
          </table:table-cell>
          <table:table-cell office:value-type="float" office:value="1.38634884046668">
            <text:p>1,38635</text:p>
          </table:table-cell>
          <table:table-cell office:value-type="float" office:value="1.388309127437">
            <text:p>1,38831</text:p>
          </table:table-cell>
        </table:table-row>
        <table:table-row table:style-name="ro2">
          <table:table-cell table:style-name="ce1" office:value-type="string">
            <text:p>2009.05.29</text:p>
          </table:table-cell>
          <table:table-cell office:value-type="float" office:value="1.39321">
            <text:p>1,39321</text:p>
          </table:table-cell>
          <table:table-cell office:value-type="float" office:value="1.41678">
            <text:p>1,41678</text:p>
          </table:table-cell>
          <table:table-cell office:value-type="float" office:value="1.39246">
            <text:p>1,39246</text:p>
          </table:table-cell>
          <table:table-cell office:value-type="float" office:value="1.41597">
            <text:p>1,41597</text:p>
          </table:table-cell>
          <table:table-cell table:formula="of:=([.E985]+[.D985]+[.C985])/3" office:value-type="float" office:value="1.40840333333333">
            <text:p>1,40840</text:p>
          </table:table-cell>
          <table:table-cell table:formula="of:=[.C985]-[.D985]" office:value-type="float" office:value="0.0243200000000001">
            <text:p>0,02432</text:p>
          </table:table-cell>
          <table:table-cell office:value-type="float" office:value="0.01755960612755">
            <text:p>0,01756</text:p>
          </table:table-cell>
          <table:table-cell office:value-type="float" office:value="1.38771343915956">
            <text:p>1,38771</text:p>
          </table:table-cell>
          <table:table-cell office:value-type="float" office:value="1.3899231989448">
            <text:p>1,38992</text:p>
          </table:table-cell>
        </table:table-row>
        <table:table-row table:style-name="ro2">
          <table:table-cell table:style-name="ce1" office:value-type="string">
            <text:p>2009.06.01</text:p>
          </table:table-cell>
          <table:table-cell office:value-type="float" office:value="1.41314">
            <text:p>1,41314</text:p>
          </table:table-cell>
          <table:table-cell office:value-type="float" office:value="1.42453">
            <text:p>1,42453</text:p>
          </table:table-cell>
          <table:table-cell office:value-type="float" office:value="1.40987">
            <text:p>1,40987</text:p>
          </table:table-cell>
          <table:table-cell office:value-type="float" office:value="1.41512">
            <text:p>1,41512</text:p>
          </table:table-cell>
          <table:table-cell table:formula="of:=([.E986]+[.D986]+[.C986])/3" office:value-type="float" office:value="1.41650666666667">
            <text:p>1,41651</text:p>
          </table:table-cell>
          <table:table-cell table:formula="of:=[.C986]-[.D986]" office:value-type="float" office:value="0.0146600000000001">
            <text:p>0,01466</text:p>
          </table:table-cell>
          <table:table-cell office:value-type="float" office:value="0.017449574728731">
            <text:p>0,01745</text:p>
          </table:table-cell>
          <table:table-cell office:value-type="float" office:value="1.39334901737096">
            <text:p>1,39335</text:p>
          </table:table-cell>
          <table:table-cell office:value-type="float" office:value="1.39693270521489">
            <text:p>1,39693</text:p>
          </table:table-cell>
        </table:table-row>
        <table:table-row table:style-name="ro2">
          <table:table-cell table:style-name="ce1" office:value-type="string">
            <text:p>2009.06.02</text:p>
          </table:table-cell>
          <table:table-cell office:value-type="float" office:value="1.41515">
            <text:p>1,41515</text:p>
          </table:table-cell>
          <table:table-cell office:value-type="float" office:value="1.43308">
            <text:p>1,43308</text:p>
          </table:table-cell>
          <table:table-cell office:value-type="float" office:value="1.41012">
            <text:p>1,41012</text:p>
          </table:table-cell>
          <table:table-cell office:value-type="float" office:value="1.43068">
            <text:p>1,43068</text:p>
          </table:table-cell>
          <table:table-cell table:formula="of:=([.E987]+[.D987]+[.C987])/3" office:value-type="float" office:value="1.42462666666667">
            <text:p>1,42463</text:p>
          </table:table-cell>
          <table:table-cell table:formula="of:=[.C987]-[.D987]" office:value-type="float" office:value="0.0229599999999999">
            <text:p>0,02296</text:p>
          </table:table-cell>
          <table:table-cell office:value-type="float" office:value="0.0173251653525077">
            <text:p>0,01733</text:p>
          </table:table-cell>
          <table:table-cell office:value-type="float" office:value="1.39909549353867">
            <text:p>1,39910</text:p>
          </table:table-cell>
          <table:table-cell office:value-type="float" office:value="1.40174098291625">
            <text:p>1,40174</text:p>
          </table:table-cell>
        </table:table-row>
        <table:table-row table:style-name="ro2">
          <table:table-cell table:style-name="ce1" office:value-type="string">
            <text:p>2009.06.03</text:p>
          </table:table-cell>
          <table:table-cell office:value-type="float" office:value="1.43066">
            <text:p>1,43066</text:p>
          </table:table-cell>
          <table:table-cell office:value-type="float" office:value="1.43378">
            <text:p>1,43378</text:p>
          </table:table-cell>
          <table:table-cell office:value-type="float" office:value="1.41094">
            <text:p>1,41094</text:p>
          </table:table-cell>
          <table:table-cell office:value-type="float" office:value="1.41447">
            <text:p>1,41447</text:p>
          </table:table-cell>
          <table:table-cell table:formula="of:=([.E988]+[.D988]+[.C988])/3" office:value-type="float" office:value="1.41973">
            <text:p>1,41973</text:p>
          </table:table-cell>
          <table:table-cell table:formula="of:=[.C988]-[.D988]" office:value-type="float" office:value="0.02284">
            <text:p>0,02284</text:p>
          </table:table-cell>
          <table:table-cell office:value-type="float" office:value="0.0170610106660411">
            <text:p>0,01706</text:p>
          </table:table-cell>
          <table:table-cell office:value-type="float" office:value="1.40612395557976">
            <text:p>1,40612</text:p>
          </table:table-cell>
          <table:table-cell office:value-type="float" office:value="1.40954219146372">
            <text:p>1,40954</text:p>
          </table:table-cell>
        </table:table-row>
        <table:table-row table:style-name="ro2">
          <table:table-cell table:style-name="ce1" office:value-type="string">
            <text:p>2009.06.04</text:p>
          </table:table-cell>
          <table:table-cell office:value-type="float" office:value="1.41448">
            <text:p>1,41448</text:p>
          </table:table-cell>
          <table:table-cell office:value-type="float" office:value="1.424">
            <text:p>1,42400</text:p>
          </table:table-cell>
          <table:table-cell office:value-type="float" office:value="1.407">
            <text:p>1,40700</text:p>
          </table:table-cell>
          <table:table-cell office:value-type="float" office:value="1.41755">
            <text:p>1,41755</text:p>
          </table:table-cell>
          <table:table-cell table:formula="of:=([.E989]+[.D989]+[.C989])/3" office:value-type="float" office:value="1.41618333333333">
            <text:p>1,41618</text:p>
          </table:table-cell>
          <table:table-cell table:formula="of:=[.C989]-[.D989]" office:value-type="float" office:value="0.0169999999999999">
            <text:p>0,01700</text:p>
          </table:table-cell>
          <table:table-cell office:value-type="float" office:value="0.0169489378599612">
            <text:p>0,01695</text:p>
          </table:table-cell>
          <table:table-cell office:value-type="float" office:value="1.40960088711506">
            <text:p>1,40960</text:p>
          </table:table-cell>
          <table:table-cell office:value-type="float" office:value="1.41135695075022">
            <text:p>1,41136</text:p>
          </table:table-cell>
        </table:table-row>
        <table:table-row table:style-name="ro2">
          <table:table-cell table:style-name="ce1" office:value-type="string">
            <text:p>2009.06.05</text:p>
          </table:table-cell>
          <table:table-cell office:value-type="float" office:value="1.41758">
            <text:p>1,41758</text:p>
          </table:table-cell>
          <table:table-cell office:value-type="float" office:value="1.42665">
            <text:p>1,42665</text:p>
          </table:table-cell>
          <table:table-cell office:value-type="float" office:value="1.39327">
            <text:p>1,39327</text:p>
          </table:table-cell>
          <table:table-cell office:value-type="float" office:value="1.39673">
            <text:p>1,39673</text:p>
          </table:table-cell>
          <table:table-cell table:formula="of:=([.E990]+[.D990]+[.C990])/3" office:value-type="float" office:value="1.40555">
            <text:p>1,40555</text:p>
          </table:table-cell>
          <table:table-cell table:formula="of:=[.C990]-[.D990]" office:value-type="float" office:value="0.03338">
            <text:p>0,03338</text:p>
          </table:table-cell>
          <table:table-cell office:value-type="float" office:value="0.0167336973139528">
            <text:p>0,01673</text:p>
          </table:table-cell>
          <table:table-cell office:value-type="float" office:value="1.41198295716773">
            <text:p>1,41198</text:p>
          </table:table-cell>
          <table:table-cell office:value-type="float" office:value="1.41386370794288">
            <text:p>1,41386</text:p>
          </table:table-cell>
        </table:table-row>
        <table:table-row table:style-name="ro2">
          <table:table-cell table:style-name="ce1" office:value-type="string">
            <text:p>2009.06.08</text:p>
          </table:table-cell>
          <table:table-cell office:value-type="float" office:value="1.39434">
            <text:p>1,39434</text:p>
          </table:table-cell>
          <table:table-cell office:value-type="float" office:value="1.40017">
            <text:p>1,40017</text:p>
          </table:table-cell>
          <table:table-cell office:value-type="float" office:value="1.38039">
            <text:p>1,38039</text:p>
          </table:table-cell>
          <table:table-cell office:value-type="float" office:value="1.39019">
            <text:p>1,39019</text:p>
          </table:table-cell>
          <table:table-cell table:formula="of:=([.E991]+[.D991]+[.C991])/3" office:value-type="float" office:value="1.39025">
            <text:p>1,39025</text:p>
          </table:table-cell>
          <table:table-cell table:formula="of:=[.C991]-[.D991]" office:value-type="float" office:value="0.0197800000000001">
            <text:p>0,01978</text:p>
          </table:table-cell>
          <table:table-cell office:value-type="float" office:value="0.0170259464845757">
            <text:p>0,01703</text:p>
          </table:table-cell>
          <table:table-cell office:value-type="float" office:value="1.409486840086">
            <text:p>1,40949</text:p>
          </table:table-cell>
          <table:table-cell office:value-type="float" office:value="1.40929453479086">
            <text:p>1,40929</text:p>
          </table:table-cell>
        </table:table-row>
        <table:table-row table:style-name="ro2">
          <table:table-cell table:style-name="ce1" office:value-type="string">
            <text:p>2009.06.09</text:p>
          </table:table-cell>
          <table:table-cell office:value-type="float" office:value="1.39032">
            <text:p>1,39032</text:p>
          </table:table-cell>
          <table:table-cell office:value-type="float" office:value="1.4101">
            <text:p>1,41010</text:p>
          </table:table-cell>
          <table:table-cell office:value-type="float" office:value="1.38519">
            <text:p>1,38519</text:p>
          </table:table-cell>
          <table:table-cell office:value-type="float" office:value="1.40746">
            <text:p>1,40746</text:p>
          </table:table-cell>
          <table:table-cell table:formula="of:=([.E992]+[.D992]+[.C992])/3" office:value-type="float" office:value="1.40091666666667">
            <text:p>1,40092</text:p>
          </table:table-cell>
          <table:table-cell table:formula="of:=[.C992]-[.D992]" office:value-type="float" office:value="0.0249099999999998">
            <text:p>0,02491</text:p>
          </table:table-cell>
          <table:table-cell office:value-type="float" office:value="0.0172659214279699">
            <text:p>0,01727</text:p>
          </table:table-cell>
          <table:table-cell office:value-type="float" office:value="1.40406781005639">
            <text:p>1,40407</text:p>
          </table:table-cell>
          <table:table-cell office:value-type="float" office:value="1.40367278225556">
            <text:p>1,40367</text:p>
          </table:table-cell>
        </table:table-row>
        <table:table-row table:style-name="ro2">
          <table:table-cell table:style-name="ce1" office:value-type="string">
            <text:p>2009.06.10</text:p>
          </table:table-cell>
          <table:table-cell office:value-type="float" office:value="1.40742">
            <text:p>1,40742</text:p>
          </table:table-cell>
          <table:table-cell office:value-type="float" office:value="1.41432">
            <text:p>1,41432</text:p>
          </table:table-cell>
          <table:table-cell office:value-type="float" office:value="1.39146">
            <text:p>1,39146</text:p>
          </table:table-cell>
          <table:table-cell office:value-type="float" office:value="1.39656">
            <text:p>1,39656</text:p>
          </table:table-cell>
          <table:table-cell table:formula="of:=([.E993]+[.D993]+[.C993])/3" office:value-type="float" office:value="1.40078">
            <text:p>1,40078</text:p>
          </table:table-cell>
          <table:table-cell table:formula="of:=[.C993]-[.D993]" office:value-type="float" office:value="0.0228600000000001">
            <text:p>0,02286</text:p>
          </table:table-cell>
          <table:table-cell office:value-type="float" office:value="0.0174528174085149">
            <text:p>0,01745</text:p>
          </table:table-cell>
          <table:table-cell office:value-type="float" office:value="1.40379673483942">
            <text:p>1,40380</text:p>
          </table:table-cell>
          <table:table-cell office:value-type="float" office:value="1.40459834084592">
            <text:p>1,40460</text:p>
          </table:table-cell>
        </table:table-row>
        <table:table-row table:style-name="ro2">
          <table:table-cell table:style-name="ce1" office:value-type="string">
            <text:p>2009.06.11</text:p>
          </table:table-cell>
          <table:table-cell office:value-type="float" office:value="1.39661">
            <text:p>1,39661</text:p>
          </table:table-cell>
          <table:table-cell office:value-type="float" office:value="1.4171">
            <text:p>1,41710</text:p>
          </table:table-cell>
          <table:table-cell office:value-type="float" office:value="1.39428">
            <text:p>1,39428</text:p>
          </table:table-cell>
          <table:table-cell office:value-type="float" office:value="1.40962">
            <text:p>1,40962</text:p>
          </table:table-cell>
          <table:table-cell table:formula="of:=([.E994]+[.D994]+[.C994])/3" office:value-type="float" office:value="1.407">
            <text:p>1,40700</text:p>
          </table:table-cell>
          <table:table-cell table:formula="of:=[.C994]-[.D994]" office:value-type="float" office:value="0.0228200000000001">
            <text:p>0,02282</text:p>
          </table:table-cell>
          <table:table-cell office:value-type="float" office:value="0.0177449957478198">
            <text:p>0,01774</text:p>
          </table:table-cell>
          <table:table-cell office:value-type="float" office:value="1.4017709331977">
            <text:p>1,40177</text:p>
          </table:table-cell>
          <table:table-cell office:value-type="float" office:value="1.40167746390166">
            <text:p>1,40168</text:p>
          </table:table-cell>
        </table:table-row>
        <table:table-row table:style-name="ro2">
          <table:table-cell table:style-name="ce1" office:value-type="string">
            <text:p>2009.06.12</text:p>
          </table:table-cell>
          <table:table-cell office:value-type="float" office:value="1.40954">
            <text:p>1,40954</text:p>
          </table:table-cell>
          <table:table-cell office:value-type="float" office:value="1.41281">
            <text:p>1,41281</text:p>
          </table:table-cell>
          <table:table-cell office:value-type="float" office:value="1.39351">
            <text:p>1,39351</text:p>
          </table:table-cell>
          <table:table-cell office:value-type="float" office:value="1.40153">
            <text:p>1,40153</text:p>
          </table:table-cell>
          <table:table-cell table:formula="of:=([.E995]+[.D995]+[.C995])/3" office:value-type="float" office:value="1.40261666666667">
            <text:p>1,40262</text:p>
          </table:table-cell>
          <table:table-cell table:formula="of:=[.C995]-[.D995]" office:value-type="float" office:value="0.0192999999999999">
            <text:p>0,01930</text:p>
          </table:table-cell>
          <table:table-cell office:value-type="float" office:value="0.0177755349238387">
            <text:p>0,01778</text:p>
          </table:table-cell>
          <table:table-cell office:value-type="float" office:value="1.40341602449745">
            <text:p>1,40342</text:p>
          </table:table-cell>
          <table:table-cell office:value-type="float" office:value="1.40347870236171">
            <text:p>1,40348</text:p>
          </table:table-cell>
        </table:table-row>
        <table:table-row table:style-name="ro2">
          <table:table-cell table:style-name="ce1" office:value-type="string">
            <text:p>2009.06.15</text:p>
          </table:table-cell>
          <table:table-cell office:value-type="float" office:value="1.39876">
            <text:p>1,39876</text:p>
          </table:table-cell>
          <table:table-cell office:value-type="float" office:value="1.40008">
            <text:p>1,40008</text:p>
          </table:table-cell>
          <table:table-cell office:value-type="float" office:value="1.37554">
            <text:p>1,37554</text:p>
          </table:table-cell>
          <table:table-cell office:value-type="float" office:value="1.3786">
            <text:p>1,37860</text:p>
          </table:table-cell>
          <table:table-cell table:formula="of:=([.E996]+[.D996]+[.C996])/3" office:value-type="float" office:value="1.38474">
            <text:p>1,38474</text:p>
          </table:table-cell>
          <table:table-cell table:formula="of:=[.C996]-[.D996]" office:value-type="float" office:value="0.02454">
            <text:p>0,02454</text:p>
          </table:table-cell>
          <table:table-cell office:value-type="float" office:value="0.0178359568380876">
            <text:p>0,01784</text:p>
          </table:table-cell>
          <table:table-cell office:value-type="float" office:value="1.40308399061818">
            <text:p>1,40308</text:p>
          </table:table-cell>
          <table:table-cell office:value-type="float" office:value="1.40246667725062">
            <text:p>1,40247</text:p>
          </table:table-cell>
        </table:table-row>
        <table:table-row table:style-name="ro2">
          <table:table-cell table:style-name="ce1" office:value-type="string">
            <text:p>2009.06.16</text:p>
          </table:table-cell>
          <table:table-cell office:value-type="float" office:value="1.37866">
            <text:p>1,37866</text:p>
          </table:table-cell>
          <table:table-cell office:value-type="float" office:value="1.39321">
            <text:p>1,39321</text:p>
          </table:table-cell>
          <table:table-cell office:value-type="float" office:value="1.37477">
            <text:p>1,37477</text:p>
          </table:table-cell>
          <table:table-cell office:value-type="float" office:value="1.38345">
            <text:p>1,38345</text:p>
          </table:table-cell>
          <table:table-cell table:formula="of:=([.E997]+[.D997]+[.C997])/3" office:value-type="float" office:value="1.38381">
            <text:p>1,38381</text:p>
          </table:table-cell>
          <table:table-cell table:formula="of:=[.C997]-[.D997]" office:value-type="float" office:value="0.01844">
            <text:p>0,01844</text:p>
          </table:table-cell>
          <table:table-cell office:value-type="float" office:value="0.0180602699946519">
            <text:p>0,01806</text:p>
          </table:table-cell>
          <table:table-cell office:value-type="float" office:value="1.3977061439113">
            <text:p>1,39771</text:p>
          </table:table-cell>
          <table:table-cell office:value-type="float" office:value="1.39624130986437">
            <text:p>1,39624</text:p>
          </table:table-cell>
        </table:table-row>
        <table:table-row table:style-name="ro2">
          <table:table-cell table:style-name="ce1" office:value-type="string">
            <text:p>2009.06.17</text:p>
          </table:table-cell>
          <table:table-cell office:value-type="float" office:value="1.38347">
            <text:p>1,38347</text:p>
          </table:table-cell>
          <table:table-cell office:value-type="float" office:value="1.39839">
            <text:p>1,39839</text:p>
          </table:table-cell>
          <table:table-cell office:value-type="float" office:value="1.38062">
            <text:p>1,38062</text:p>
          </table:table-cell>
          <table:table-cell office:value-type="float" office:value="1.39424">
            <text:p>1,39424</text:p>
          </table:table-cell>
          <table:table-cell table:formula="of:=([.E998]+[.D998]+[.C998])/3" office:value-type="float" office:value="1.39108333333333">
            <text:p>1,39108</text:p>
          </table:table-cell>
          <table:table-cell table:formula="of:=[.C998]-[.D998]" office:value-type="float" office:value="0.0177700000000001">
            <text:p>0,01777</text:p>
          </table:table-cell>
          <table:table-cell office:value-type="float" office:value="0.0181599308431443">
            <text:p>0,01816</text:p>
          </table:table-cell>
          <table:table-cell office:value-type="float" office:value="1.39452505827243">
            <text:p>1,39453</text:p>
          </table:table-cell>
          <table:table-cell office:value-type="float" office:value="1.39278753015963">
            <text:p>1,39279</text:p>
          </table:table-cell>
        </table:table-row>
        <table:table-row table:style-name="ro2">
          <table:table-cell table:style-name="ce1" office:value-type="string">
            <text:p>2009.06.18</text:p>
          </table:table-cell>
          <table:table-cell office:value-type="float" office:value="1.39423">
            <text:p>1,39423</text:p>
          </table:table-cell>
          <table:table-cell office:value-type="float" office:value="1.40005">
            <text:p>1,40005</text:p>
          </table:table-cell>
          <table:table-cell office:value-type="float" office:value="1.38711">
            <text:p>1,38711</text:p>
          </table:table-cell>
          <table:table-cell office:value-type="float" office:value="1.39049">
            <text:p>1,39049</text:p>
          </table:table-cell>
          <table:table-cell table:formula="of:=([.E999]+[.D999]+[.C999])/3" office:value-type="float" office:value="1.39255">
            <text:p>1,39255</text:p>
          </table:table-cell>
          <table:table-cell table:formula="of:=[.C999]-[.D999]" office:value-type="float" office:value="0.01294">
            <text:p>0,01294</text:p>
          </table:table-cell>
          <table:table-cell office:value-type="float" office:value="0.0182098757010926">
            <text:p>0,01821</text:p>
          </table:table-cell>
          <table:table-cell office:value-type="float" office:value="1.39391714651763">
            <text:p>1,39392</text:p>
          </table:table-cell>
          <table:table-cell office:value-type="float" office:value="1.3933103733377">
            <text:p>1,39331</text:p>
          </table:table-cell>
        </table:table-row>
        <table:table-row table:style-name="ro2">
          <table:table-cell table:style-name="ce1" office:value-type="string">
            <text:p>2009.06.19</text:p>
          </table:table-cell>
          <table:table-cell office:value-type="float" office:value="1.39052">
            <text:p>1,39052</text:p>
          </table:table-cell>
          <table:table-cell office:value-type="float" office:value="1.40112">
            <text:p>1,40112</text:p>
          </table:table-cell>
          <table:table-cell office:value-type="float" office:value="1.38822">
            <text:p>1,38822</text:p>
          </table:table-cell>
          <table:table-cell office:value-type="float" office:value="1.39372">
            <text:p>1,39372</text:p>
          </table:table-cell>
          <table:table-cell table:formula="of:=([.E1000]+[.D1000]+[.C1000])/3" office:value-type="float" office:value="1.39435333333333">
            <text:p>1,39435</text:p>
          </table:table-cell>
          <table:table-cell table:formula="of:=[.C1000]-[.D1000]" office:value-type="float" office:value="0.0129000000000001">
            <text:p>0,01290</text:p>
          </table:table-cell>
          <table:table-cell office:value-type="float" office:value="0.0183065338553316">
            <text:p>0,01831</text:p>
          </table:table-cell>
          <table:table-cell office:value-type="float" office:value="1.39283616502012">
            <text:p>1,39284</text:p>
          </table:table-cell>
          <table:table-cell office:value-type="float" office:value="1.39194425514011">
            <text:p>1,39194</text:p>
          </table:table-cell>
        </table:table-row>
        <table:table-row table:style-name="ro2">
          <table:table-cell table:style-name="ce1" office:value-type="string">
            <text:p>2009.06.22</text:p>
          </table:table-cell>
          <table:table-cell office:value-type="float" office:value="1.39487">
            <text:p>1,39487</text:p>
          </table:table-cell>
          <table:table-cell office:value-type="float" office:value="1.39491">
            <text:p>1,39491</text:p>
          </table:table-cell>
          <table:table-cell office:value-type="float" office:value="1.38264">
            <text:p>1,38264</text:p>
          </table:table-cell>
          <table:table-cell office:value-type="float" office:value="1.38561">
            <text:p>1,38561</text:p>
          </table:table-cell>
          <table:table-cell table:formula="of:=([.E1001]+[.D1001]+[.C1001])/3" office:value-type="float" office:value="1.38772">
            <text:p>1,38772</text:p>
          </table:table-cell>
          <table:table-cell table:formula="of:=[.C1001]-[.D1001]" office:value-type="float" office:value="0.01227">
            <text:p>0,01227</text:p>
          </table:table-cell>
          <table:table-cell office:value-type="float" office:value="0.0182801005354752">
            <text:p>0,01828</text:p>
          </table:table-cell>
          <table:table-cell office:value-type="float" office:value="1.39328170846595">
            <text:p>1,39328</text:p>
          </table:table-cell>
          <table:table-cell office:value-type="float" office:value="1.39196187952755">
            <text:p>1,39196</text:p>
          </table:table-cell>
        </table:table-row>
        <table:table-row table:style-name="ro2">
          <table:table-cell table:style-name="ce1" office:value-type="string">
            <text:p>2009.06.23</text:p>
          </table:table-cell>
          <table:table-cell office:value-type="float" office:value="1.38552">
            <text:p>1,38552</text:p>
          </table:table-cell>
          <table:table-cell office:value-type="float" office:value="1.41074">
            <text:p>1,41074</text:p>
          </table:table-cell>
          <table:table-cell office:value-type="float" office:value="1.38284">
            <text:p>1,38284</text:p>
          </table:table-cell>
          <table:table-cell office:value-type="float" office:value="1.40737">
            <text:p>1,40737</text:p>
          </table:table-cell>
          <table:table-cell table:formula="of:=([.E1002]+[.D1002]+[.C1002])/3" office:value-type="float" office:value="1.40031666666667">
            <text:p>1,40032</text:p>
          </table:table-cell>
          <table:table-cell table:formula="of:=[.C1002]-[.D1002]" office:value-type="float" office:value="0.0279">
            <text:p>0,02790</text:p>
          </table:table-cell>
          <table:table-cell office:value-type="float" office:value="0.0182243986360153">
            <text:p>0,01822</text:p>
          </table:table-cell>
          <table:table-cell office:value-type="float" office:value="1.39182116075488">
            <text:p>1,39182</text:p>
          </table:table-cell>
          <table:table-cell office:value-type="float" office:value="1.39027429461368">
            <text:p>1,39027</text:p>
          </table:table-cell>
        </table:table-row>
        <table:table-row table:style-name="ro2">
          <table:table-cell table:style-name="ce1" office:value-type="string">
            <text:p>2009.06.24</text:p>
          </table:table-cell>
          <table:table-cell office:value-type="float" office:value="1.40734">
            <text:p>1,40734</text:p>
          </table:table-cell>
          <table:table-cell office:value-type="float" office:value="1.41375">
            <text:p>1,41375</text:p>
          </table:table-cell>
          <table:table-cell office:value-type="float" office:value="1.38888">
            <text:p>1,38888</text:p>
          </table:table-cell>
          <table:table-cell office:value-type="float" office:value="1.39292">
            <text:p>1,39292</text:p>
          </table:table-cell>
          <table:table-cell table:formula="of:=([.E1003]+[.D1003]+[.C1003])/3" office:value-type="float" office:value="1.39851666666667">
            <text:p>1,39852</text:p>
          </table:table-cell>
          <table:table-cell table:formula="of:=[.C1003]-[.D1003]" office:value-type="float" office:value="0.0248699999999999">
            <text:p>0,02487</text:p>
          </table:table-cell>
          <table:table-cell office:value-type="float" office:value="0.0180752803690231">
            <text:p>0,01808</text:p>
          </table:table-cell>
          <table:table-cell office:value-type="float" office:value="1.39456650308546">
            <text:p>1,39457</text:p>
          </table:table-cell>
          <table:table-cell office:value-type="float" office:value="1.39545679863275">
            <text:p>1,39546</text:p>
          </table:table-cell>
        </table:table-row>
        <table:table-row table:style-name="ro2">
          <table:table-cell table:style-name="ce1" office:value-type="string">
            <text:p>2009.06.25</text:p>
          </table:table-cell>
          <table:table-cell office:value-type="float" office:value="1.39293">
            <text:p>1,39293</text:p>
          </table:table-cell>
          <table:table-cell office:value-type="float" office:value="1.40127">
            <text:p>1,40127</text:p>
          </table:table-cell>
          <table:table-cell office:value-type="float" office:value="1.38891">
            <text:p>1,38891</text:p>
          </table:table-cell>
          <table:table-cell office:value-type="float" office:value="1.39952">
            <text:p>1,39952</text:p>
          </table:table-cell>
          <table:table-cell table:formula="of:=([.E1004]+[.D1004]+[.C1004])/3" office:value-type="float" office:value="1.39656666666667">
            <text:p>1,39657</text:p>
          </table:table-cell>
          <table:table-cell table:formula="of:=[.C1004]-[.D1004]" office:value-type="float" office:value="0.0123599999999999">
            <text:p>0,01236</text:p>
          </table:table-cell>
          <table:table-cell office:value-type="float" office:value="0.0181794836901962">
            <text:p>0,01818</text:p>
          </table:table-cell>
          <table:table-cell office:value-type="float" office:value="1.39517462371985">
            <text:p>1,39517</text:p>
          </table:table-cell>
          <table:table-cell office:value-type="float" office:value="1.39493254323759">
            <text:p>1,39493</text:p>
          </table:table-cell>
        </table:table-row>
        <table:table-row table:style-name="ro2">
          <table:table-cell table:style-name="ce1" office:value-type="string">
            <text:p>2009.06.26</text:p>
          </table:table-cell>
          <table:table-cell office:value-type="float" office:value="1.39944">
            <text:p>1,39944</text:p>
          </table:table-cell>
          <table:table-cell office:value-type="float" office:value="1.41173">
            <text:p>1,41173</text:p>
          </table:table-cell>
          <table:table-cell office:value-type="float" office:value="1.39824">
            <text:p>1,39824</text:p>
          </table:table-cell>
          <table:table-cell office:value-type="float" office:value="1.40551">
            <text:p>1,40551</text:p>
          </table:table-cell>
          <table:table-cell table:formula="of:=([.E1005]+[.D1005]+[.C1005])/3" office:value-type="float" office:value="1.40516">
            <text:p>1,40516</text:p>
          </table:table-cell>
          <table:table-cell table:formula="of:=[.C1005]-[.D1005]" office:value-type="float" office:value="0.01349">
            <text:p>0,01349</text:p>
          </table:table-cell>
          <table:table-cell office:value-type="float" office:value="0.0180345038340105">
            <text:p>0,01803</text:p>
          </table:table-cell>
          <table:table-cell office:value-type="float" office:value="1.39609618231742">
            <text:p>1,39610</text:p>
          </table:table-cell>
          <table:table-cell office:value-type="float" office:value="1.3961354163147">
            <text:p>1,39614</text:p>
          </table:table-cell>
        </table:table-row>
        <table:table-row table:style-name="ro2">
          <table:table-cell table:style-name="ce1" office:value-type="string">
            <text:p>2009.06.29</text:p>
          </table:table-cell>
          <table:table-cell office:value-type="float" office:value="1.40616">
            <text:p>1,40616</text:p>
          </table:table-cell>
          <table:table-cell office:value-type="float" office:value="1.41024">
            <text:p>1,41024</text:p>
          </table:table-cell>
          <table:table-cell office:value-type="float" office:value="1.39825">
            <text:p>1,39825</text:p>
          </table:table-cell>
          <table:table-cell office:value-type="float" office:value="1.40722">
            <text:p>1,40722</text:p>
          </table:table-cell>
          <table:table-cell table:formula="of:=([.E1006]+[.D1006]+[.C1006])/3" office:value-type="float" office:value="1.40523666666667">
            <text:p>1,40524</text:p>
          </table:table-cell>
          <table:table-cell table:formula="of:=[.C1006]-[.D1006]" office:value-type="float" office:value="0.0119899999999999">
            <text:p>0,01199</text:p>
          </table:table-cell>
          <table:table-cell office:value-type="float" office:value="0.0178836409940449">
            <text:p>0,01788</text:p>
          </table:table-cell>
          <table:table-cell office:value-type="float" office:value="1.39889047630684">
            <text:p>1,39889</text:p>
          </table:table-cell>
          <table:table-cell office:value-type="float" office:value="1.39880339442684">
            <text:p>1,39880</text:p>
          </table:table-cell>
        </table:table-row>
        <table:table-row table:style-name="ro2">
          <table:table-cell table:style-name="ce1" office:value-type="string">
            <text:p>2009.06.30</text:p>
          </table:table-cell>
          <table:table-cell office:value-type="float" office:value="1.40724">
            <text:p>1,40724</text:p>
          </table:table-cell>
          <table:table-cell office:value-type="float" office:value="1.41513">
            <text:p>1,41513</text:p>
          </table:table-cell>
          <table:table-cell office:value-type="float" office:value="1.40009">
            <text:p>1,40009</text:p>
          </table:table-cell>
          <table:table-cell office:value-type="float" office:value="1.40352">
            <text:p>1,40352</text:p>
          </table:table-cell>
          <table:table-cell table:formula="of:=([.E1007]+[.D1007]+[.C1007])/3" office:value-type="float" office:value="1.40624666666667">
            <text:p>1,40625</text:p>
          </table:table-cell>
          <table:table-cell table:formula="of:=[.C1007]-[.D1007]" office:value-type="float" office:value="0.0150399999999999">
            <text:p>0,01504</text:p>
          </table:table-cell>
          <table:table-cell office:value-type="float" office:value="0.0176973650316698">
            <text:p>0,01770</text:p>
          </table:table-cell>
          <table:table-cell office:value-type="float" office:value="1.40044602650079">
            <text:p>1,40045</text:p>
          </table:table-cell>
          <table:table-cell office:value-type="float" office:value="1.40146987987268">
            <text:p>1,40147</text:p>
          </table:table-cell>
        </table:table-row>
        <table:table-row table:style-name="ro2">
          <table:table-cell table:style-name="ce1" office:value-type="string">
            <text:p>2009.07.01</text:p>
          </table:table-cell>
          <table:table-cell office:value-type="float" office:value="1.40355">
            <text:p>1,40355</text:p>
          </table:table-cell>
          <table:table-cell office:value-type="float" office:value="1.41965">
            <text:p>1,41965</text:p>
          </table:table-cell>
          <table:table-cell office:value-type="float" office:value="1.40009">
            <text:p>1,40009</text:p>
          </table:table-cell>
          <table:table-cell office:value-type="float" office:value="1.41529">
            <text:p>1,41529</text:p>
          </table:table-cell>
          <table:table-cell table:formula="of:=([.E1008]+[.D1008]+[.C1008])/3" office:value-type="float" office:value="1.41167666666667">
            <text:p>1,41168</text:p>
          </table:table-cell>
          <table:table-cell table:formula="of:=[.C1008]-[.D1008]" office:value-type="float" office:value="0.01956">
            <text:p>0,01956</text:p>
          </table:table-cell>
          <table:table-cell office:value-type="float" office:value="0.0176306047983325">
            <text:p>0,01763</text:p>
          </table:table-cell>
          <table:table-cell office:value-type="float" office:value="1.40194810317349">
            <text:p>1,40195</text:p>
          </table:table-cell>
          <table:table-cell office:value-type="float" office:value="1.4021303803723">
            <text:p>1,40213</text:p>
          </table:table-cell>
        </table:table-row>
        <table:table-row table:style-name="ro2">
          <table:table-cell table:style-name="ce1" office:value-type="string">
            <text:p>2009.07.02</text:p>
          </table:table-cell>
          <table:table-cell office:value-type="float" office:value="1.41475">
            <text:p>1,41475</text:p>
          </table:table-cell>
          <table:table-cell office:value-type="float" office:value="1.4153">
            <text:p>1,41530</text:p>
          </table:table-cell>
          <table:table-cell office:value-type="float" office:value="1.39273">
            <text:p>1,39273</text:p>
          </table:table-cell>
          <table:table-cell office:value-type="float" office:value="1.39511">
            <text:p>1,39511</text:p>
          </table:table-cell>
          <table:table-cell table:formula="of:=([.E1009]+[.D1009]+[.C1009])/3" office:value-type="float" office:value="1.40104666666667">
            <text:p>1,40105</text:p>
          </table:table-cell>
          <table:table-cell table:formula="of:=[.C1009]-[.D1009]" office:value-type="float" office:value="0.02257">
            <text:p>0,02257</text:p>
          </table:table-cell>
          <table:table-cell office:value-type="float" office:value="0.0174765828098159">
            <text:p>0,01748</text:p>
          </table:table-cell>
          <table:table-cell office:value-type="float" office:value="1.40470875778084">
            <text:p>1,40471</text:p>
          </table:table-cell>
          <table:table-cell office:value-type="float" office:value="1.40567312147562">
            <text:p>1,40567</text:p>
          </table:table-cell>
        </table:table-row>
        <table:table-row table:style-name="ro2">
          <table:table-cell table:style-name="ce1" office:value-type="string">
            <text:p>2009.07.03</text:p>
          </table:table-cell>
          <table:table-cell office:value-type="float" office:value="1.39526">
            <text:p>1,39526</text:p>
          </table:table-cell>
          <table:table-cell office:value-type="float" office:value="1.40274">
            <text:p>1,40274</text:p>
          </table:table-cell>
          <table:table-cell office:value-type="float" office:value="1.39437">
            <text:p>1,39437</text:p>
          </table:table-cell>
          <table:table-cell office:value-type="float" office:value="1.39797">
            <text:p>1,39797</text:p>
          </table:table-cell>
          <table:table-cell table:formula="of:=([.E1010]+[.D1010]+[.C1010])/3" office:value-type="float" office:value="1.39836">
            <text:p>1,39836</text:p>
          </table:table-cell>
          <table:table-cell table:formula="of:=[.C1010]-[.D1010]" office:value-type="float" office:value="0.00836999999999999">
            <text:p>0,00837</text:p>
          </table:table-cell>
          <table:table-cell office:value-type="float" office:value="0.0176007882618324">
            <text:p>0,01760</text:p>
          </table:table-cell>
          <table:table-cell office:value-type="float" office:value="1.40326873048392">
            <text:p>1,40327</text:p>
          </table:table-cell>
          <table:table-cell office:value-type="float" office:value="1.40306796967991">
            <text:p>1,40307</text:p>
          </table:table-cell>
        </table:table-row>
        <table:table-row table:style-name="ro2">
          <table:table-cell table:style-name="ce1" office:value-type="string">
            <text:p>2009.07.06</text:p>
          </table:table-cell>
          <table:table-cell office:value-type="float" office:value="1.39558">
            <text:p>1,39558</text:p>
          </table:table-cell>
          <table:table-cell office:value-type="float" office:value="1.39977">
            <text:p>1,39977</text:p>
          </table:table-cell>
          <table:table-cell office:value-type="float" office:value="1.3876">
            <text:p>1,38760</text:p>
          </table:table-cell>
          <table:table-cell office:value-type="float" office:value="1.39732">
            <text:p>1,39732</text:p>
          </table:table-cell>
          <table:table-cell table:formula="of:=([.E1011]+[.D1011]+[.C1011])/3" office:value-type="float" office:value="1.39489666666667">
            <text:p>1,39490</text:p>
          </table:table-cell>
          <table:table-cell table:formula="of:=[.C1011]-[.D1011]" office:value-type="float" office:value="0.01217">
            <text:p>0,01217</text:p>
          </table:table-cell>
          <table:table-cell office:value-type="float" office:value="0.0175314003172448">
            <text:p>0,01753</text:p>
          </table:table-cell>
          <table:table-cell office:value-type="float" office:value="1.40232952949242">
            <text:p>1,40233</text:p>
          </table:table-cell>
          <table:table-cell office:value-type="float" office:value="1.4015652561324">
            <text:p>1,40157</text:p>
          </table:table-cell>
        </table:table-row>
        <table:table-row table:style-name="ro2">
          <table:table-cell table:style-name="ce1" office:value-type="string">
            <text:p>2009.07.07</text:p>
          </table:table-cell>
          <table:table-cell office:value-type="float" office:value="1.39736">
            <text:p>1,39736</text:p>
          </table:table-cell>
          <table:table-cell office:value-type="float" office:value="1.40498">
            <text:p>1,40498</text:p>
          </table:table-cell>
          <table:table-cell office:value-type="float" office:value="1.39032">
            <text:p>1,39032</text:p>
          </table:table-cell>
          <table:table-cell office:value-type="float" office:value="1.39182">
            <text:p>1,39182</text:p>
          </table:table-cell>
          <table:table-cell table:formula="of:=([.E1012]+[.D1012]+[.C1012])/3" office:value-type="float" office:value="1.39570666666667">
            <text:p>1,39571</text:p>
          </table:table-cell>
          <table:table-cell table:formula="of:=[.C1012]-[.D1012]" office:value-type="float" office:value="0.0146600000000001">
            <text:p>0,01466</text:p>
          </table:table-cell>
          <table:table-cell office:value-type="float" office:value="0.0175820602157062">
            <text:p>0,01758</text:p>
          </table:table-cell>
          <table:table-cell office:value-type="float" office:value="1.40045461910566">
            <text:p>1,40045</text:p>
          </table:table-cell>
          <table:table-cell office:value-type="float" office:value="1.40035003654847">
            <text:p>1,40035</text:p>
          </table:table-cell>
        </table:table-row>
        <table:table-row table:style-name="ro2">
          <table:table-cell table:style-name="ce1" office:value-type="string">
            <text:p>2009.07.08</text:p>
          </table:table-cell>
          <table:table-cell office:value-type="float" office:value="1.39182">
            <text:p>1,39182</text:p>
          </table:table-cell>
          <table:table-cell office:value-type="float" office:value="1.39376">
            <text:p>1,39376</text:p>
          </table:table-cell>
          <table:table-cell office:value-type="float" office:value="1.38323">
            <text:p>1,38323</text:p>
          </table:table-cell>
          <table:table-cell office:value-type="float" office:value="1.38741">
            <text:p>1,38741</text:p>
          </table:table-cell>
          <table:table-cell table:formula="of:=([.E1013]+[.D1013]+[.C1013])/3" office:value-type="float" office:value="1.38813333333333">
            <text:p>1,38813</text:p>
          </table:table-cell>
          <table:table-cell table:formula="of:=[.C1013]-[.D1013]" office:value-type="float" office:value="0.0105300000000002">
            <text:p>0,01053</text:p>
          </table:table-cell>
          <table:table-cell office:value-type="float" office:value="0.0176751117129377">
            <text:p>0,01768</text:p>
          </table:table-cell>
          <table:table-cell office:value-type="float" office:value="1.39855194718825">
            <text:p>1,39855</text:p>
          </table:table-cell>
          <table:table-cell office:value-type="float" office:value="1.39793609651248">
            <text:p>1,39794</text:p>
          </table:table-cell>
        </table:table-row>
        <table:table-row table:style-name="ro2">
          <table:table-cell table:style-name="ce1" office:value-type="string">
            <text:p>2009.07.09</text:p>
          </table:table-cell>
          <table:table-cell office:value-type="float" office:value="1.3873">
            <text:p>1,38730</text:p>
          </table:table-cell>
          <table:table-cell office:value-type="float" office:value="1.40715">
            <text:p>1,40715</text:p>
          </table:table-cell>
          <table:table-cell office:value-type="float" office:value="1.38583">
            <text:p>1,38583</text:p>
          </table:table-cell>
          <table:table-cell office:value-type="float" office:value="1.40236">
            <text:p>1,40236</text:p>
          </table:table-cell>
          <table:table-cell table:formula="of:=([.E1014]+[.D1014]+[.C1014])/3" office:value-type="float" office:value="1.39844666666667">
            <text:p>1,39845</text:p>
          </table:table-cell>
          <table:table-cell table:formula="of:=[.C1014]-[.D1014]" office:value-type="float" office:value="0.0213200000000002">
            <text:p>0,02132</text:p>
          </table:table-cell>
          <table:table-cell office:value-type="float" office:value="0.017798859284027">
            <text:p>0,01780</text:p>
          </table:table-cell>
          <table:table-cell office:value-type="float" office:value="1.39564908873619">
            <text:p>1,39565</text:p>
          </table:table-cell>
          <table:table-cell office:value-type="float" office:value="1.39450981741702">
            <text:p>1,39451</text:p>
          </table:table-cell>
        </table:table-row>
        <table:table-row table:style-name="ro2">
          <table:table-cell table:style-name="ce1" office:value-type="string">
            <text:p>2009.07.10</text:p>
          </table:table-cell>
          <table:table-cell office:value-type="float" office:value="1.40224">
            <text:p>1,40224</text:p>
          </table:table-cell>
          <table:table-cell office:value-type="float" office:value="1.40294">
            <text:p>1,40294</text:p>
          </table:table-cell>
          <table:table-cell office:value-type="float" office:value="1.38778">
            <text:p>1,38778</text:p>
          </table:table-cell>
          <table:table-cell office:value-type="float" office:value="1.39353">
            <text:p>1,39353</text:p>
          </table:table-cell>
          <table:table-cell table:formula="of:=([.E1015]+[.D1015]+[.C1015])/3" office:value-type="float" office:value="1.39475">
            <text:p>1,39475</text:p>
          </table:table-cell>
          <table:table-cell table:formula="of:=[.C1015]-[.D1015]" office:value-type="float" office:value="0.0151600000000001">
            <text:p>0,01516</text:p>
          </table:table-cell>
          <table:table-cell office:value-type="float" office:value="0.0177682023751176">
            <text:p>0,01777</text:p>
          </table:table-cell>
          <table:table-cell office:value-type="float" office:value="1.39660053272">
            <text:p>1,39660</text:p>
          </table:table-cell>
          <table:table-cell office:value-type="float" office:value="1.39653577736095">
            <text:p>1,39654</text:p>
          </table:table-cell>
        </table:table-row>
        <table:table-row table:style-name="ro2">
          <table:table-cell table:style-name="ce1" office:value-type="string">
            <text:p>2009.07.13</text:p>
          </table:table-cell>
          <table:table-cell office:value-type="float" office:value="1.39461">
            <text:p>1,39461</text:p>
          </table:table-cell>
          <table:table-cell office:value-type="float" office:value="1.40004">
            <text:p>1,40004</text:p>
          </table:table-cell>
          <table:table-cell office:value-type="float" office:value="1.38966">
            <text:p>1,38966</text:p>
          </table:table-cell>
          <table:table-cell office:value-type="float" office:value="1.39871">
            <text:p>1,39871</text:p>
          </table:table-cell>
          <table:table-cell table:formula="of:=([.E1016]+[.D1016]+[.C1016])/3" office:value-type="float" office:value="1.39613666666667">
            <text:p>1,39614</text:p>
          </table:table-cell>
          <table:table-cell table:formula="of:=[.C1016]-[.D1016]" office:value-type="float" office:value="0.0103799999999998">
            <text:p>0,01038</text:p>
          </table:table-cell>
          <table:table-cell office:value-type="float" office:value="0.0178333607825852">
            <text:p>0,01783</text:p>
          </table:table-cell>
          <table:table-cell office:value-type="float" office:value="1.39571960397095">
            <text:p>1,39572</text:p>
          </table:table-cell>
          <table:table-cell office:value-type="float" office:value="1.39554516646007">
            <text:p>1,39555</text:p>
          </table:table-cell>
        </table:table-row>
        <table:table-row table:style-name="ro2">
          <table:table-cell table:style-name="ce1" office:value-type="string">
            <text:p>2009.07.14</text:p>
          </table:table-cell>
          <table:table-cell office:value-type="float" office:value="1.39872">
            <text:p>1,39872</text:p>
          </table:table-cell>
          <table:table-cell office:value-type="float" office:value="1.40141">
            <text:p>1,40141</text:p>
          </table:table-cell>
          <table:table-cell office:value-type="float" office:value="1.39109">
            <text:p>1,39109</text:p>
          </table:table-cell>
          <table:table-cell office:value-type="float" office:value="1.39716">
            <text:p>1,39716</text:p>
          </table:table-cell>
          <table:table-cell table:formula="of:=([.E1017]+[.D1017]+[.C1017])/3" office:value-type="float" office:value="1.39655333333333">
            <text:p>1,39655</text:p>
          </table:table-cell>
          <table:table-cell table:formula="of:=[.C1017]-[.D1017]" office:value-type="float" office:value="0.0103199999999999">
            <text:p>0,01032</text:p>
          </table:table-cell>
          <table:table-cell office:value-type="float" office:value="0.0177140934842315">
            <text:p>0,01771</text:p>
          </table:table-cell>
          <table:table-cell office:value-type="float" office:value="1.39627912414225">
            <text:p>1,39628</text:p>
          </table:table-cell>
          <table:table-cell office:value-type="float" office:value="1.39649875709122">
            <text:p>1,39650</text:p>
          </table:table-cell>
        </table:table-row>
        <table:table-row table:style-name="ro2">
          <table:table-cell table:style-name="ce1" office:value-type="string">
            <text:p>2009.07.15</text:p>
          </table:table-cell>
          <table:table-cell office:value-type="float" office:value="1.39725">
            <text:p>1,39725</text:p>
          </table:table-cell>
          <table:table-cell office:value-type="float" office:value="1.41338">
            <text:p>1,41338</text:p>
          </table:table-cell>
          <table:table-cell office:value-type="float" office:value="1.39626">
            <text:p>1,39626</text:p>
          </table:table-cell>
          <table:table-cell office:value-type="float" office:value="1.41011">
            <text:p>1,41011</text:p>
          </table:table-cell>
          <table:table-cell table:formula="of:=([.E1018]+[.D1018]+[.C1018])/3" office:value-type="float" office:value="1.40658333333333">
            <text:p>1,40658</text:p>
          </table:table-cell>
          <table:table-cell table:formula="of:=[.C1018]-[.D1018]" office:value-type="float" office:value="0.01712">
            <text:p>0,01712</text:p>
          </table:table-cell>
          <table:table-cell office:value-type="float" office:value="0.0176460240600104">
            <text:p>0,01765</text:p>
          </table:table-cell>
          <table:table-cell office:value-type="float" office:value="1.396368282336">
            <text:p>1,39637</text:p>
          </table:table-cell>
          <table:table-cell office:value-type="float" office:value="1.39650151519857">
            <text:p>1,39650</text:p>
          </table:table-cell>
        </table:table-row>
        <table:table-row table:style-name="ro2">
          <table:table-cell table:style-name="ce1" office:value-type="string">
            <text:p>2009.07.16</text:p>
          </table:table-cell>
          <table:table-cell office:value-type="float" office:value="1.41009">
            <text:p>1,41009</text:p>
          </table:table-cell>
          <table:table-cell office:value-type="float" office:value="1.41652">
            <text:p>1,41652</text:p>
          </table:table-cell>
          <table:table-cell office:value-type="float" office:value="1.40557">
            <text:p>1,40557</text:p>
          </table:table-cell>
          <table:table-cell office:value-type="float" office:value="1.41406">
            <text:p>1,41406</text:p>
          </table:table-cell>
          <table:table-cell table:formula="of:=([.E1019]+[.D1019]+[.C1019])/3" office:value-type="float" office:value="1.41205">
            <text:p>1,41205</text:p>
          </table:table-cell>
          <table:table-cell table:formula="of:=[.C1019]-[.D1019]" office:value-type="float" office:value="0.01095">
            <text:p>0,01095</text:p>
          </table:table-cell>
          <table:table-cell office:value-type="float" office:value="0.0174412312683986">
            <text:p>0,01744</text:p>
          </table:table-cell>
          <table:table-cell office:value-type="float" office:value="1.3993711692509">
            <text:p>1,39937</text:p>
          </table:table-cell>
          <table:table-cell office:value-type="float" office:value="1.40076585972702">
            <text:p>1,40077</text:p>
          </table:table-cell>
        </table:table-row>
        <table:table-row table:style-name="ro2">
          <table:table-cell table:style-name="ce1" office:value-type="string">
            <text:p>2009.07.17</text:p>
          </table:table-cell>
          <table:table-cell office:value-type="float" office:value="1.41409">
            <text:p>1,41409</text:p>
          </table:table-cell>
          <table:table-cell office:value-type="float" office:value="1.41467">
            <text:p>1,41467</text:p>
          </table:table-cell>
          <table:table-cell office:value-type="float" office:value="1.40629">
            <text:p>1,40629</text:p>
          </table:table-cell>
          <table:table-cell office:value-type="float" office:value="1.41008">
            <text:p>1,41008</text:p>
          </table:table-cell>
          <table:table-cell table:formula="of:=([.E1020]+[.D1020]+[.C1020])/3" office:value-type="float" office:value="1.41034666666667">
            <text:p>1,41035</text:p>
          </table:table-cell>
          <table:table-cell table:formula="of:=[.C1020]-[.D1020]" office:value-type="float" office:value="0.00838000000000005">
            <text:p>0,00838</text:p>
          </table:table-cell>
          <table:table-cell office:value-type="float" office:value="0.0172544054695371">
            <text:p>0,01725</text:p>
          </table:table-cell>
          <table:table-cell office:value-type="float" office:value="1.4028501838383">
            <text:p>1,40285</text:p>
          </table:table-cell>
          <table:table-cell office:value-type="float" office:value="1.40436104553486">
            <text:p>1,40436</text:p>
          </table:table-cell>
        </table:table-row>
        <table:table-row table:style-name="ro2">
          <table:table-cell table:style-name="ce1" office:value-type="string">
            <text:p>2009.07.20</text:p>
          </table:table-cell>
          <table:table-cell office:value-type="float" office:value="1.41162">
            <text:p>1,41162</text:p>
          </table:table-cell>
          <table:table-cell office:value-type="float" office:value="1.42479">
            <text:p>1,42479</text:p>
          </table:table-cell>
          <table:table-cell office:value-type="float" office:value="1.4109">
            <text:p>1,41090</text:p>
          </table:table-cell>
          <table:table-cell office:value-type="float" office:value="1.4227">
            <text:p>1,42270</text:p>
          </table:table-cell>
          <table:table-cell table:formula="of:=([.E1021]+[.D1021]+[.C1021])/3" office:value-type="float" office:value="1.41946333333333">
            <text:p>1,41946</text:p>
          </table:table-cell>
          <table:table-cell table:formula="of:=[.C1021]-[.D1021]" office:value-type="float" office:value="0.01389">
            <text:p>0,01389</text:p>
          </table:table-cell>
          <table:table-cell office:value-type="float" office:value="0.0170653831938682">
            <text:p>0,01707</text:p>
          </table:table-cell>
          <table:table-cell office:value-type="float" office:value="1.40488092487195">
            <text:p>1,40488</text:p>
          </table:table-cell>
          <table:table-cell office:value-type="float" office:value="1.40603657413386">
            <text:p>1,40604</text:p>
          </table:table-cell>
        </table:table-row>
        <table:table-row table:style-name="ro2">
          <table:table-cell table:style-name="ce1" office:value-type="string">
            <text:p>2009.07.21</text:p>
          </table:table-cell>
          <table:table-cell office:value-type="float" office:value="1.42272">
            <text:p>1,42272</text:p>
          </table:table-cell>
          <table:table-cell office:value-type="float" office:value="1.42767">
            <text:p>1,42767</text:p>
          </table:table-cell>
          <table:table-cell office:value-type="float" office:value="1.41634">
            <text:p>1,41634</text:p>
          </table:table-cell>
          <table:table-cell office:value-type="float" office:value="1.42133">
            <text:p>1,42133</text:p>
          </table:table-cell>
          <table:table-cell table:formula="of:=([.E1022]+[.D1022]+[.C1022])/3" office:value-type="float" office:value="1.42178">
            <text:p>1,42178</text:p>
          </table:table-cell>
          <table:table-cell table:formula="of:=[.C1022]-[.D1022]" office:value-type="float" office:value="0.0113300000000001">
            <text:p>0,01133</text:p>
          </table:table-cell>
          <table:table-cell office:value-type="float" office:value="0.0167939273357192">
            <text:p>0,01679</text:p>
          </table:table-cell>
          <table:table-cell office:value-type="float" office:value="1.40913564885124">
            <text:p>1,40914</text:p>
          </table:table-cell>
          <table:table-cell office:value-type="float" office:value="1.41089264679534">
            <text:p>1,41089</text:p>
          </table:table-cell>
        </table:table-row>
        <table:table-row table:style-name="ro2">
          <table:table-cell table:style-name="ce1" office:value-type="string">
            <text:p>2009.07.22</text:p>
          </table:table-cell>
          <table:table-cell office:value-type="float" office:value="1.42137">
            <text:p>1,42137</text:p>
          </table:table-cell>
          <table:table-cell office:value-type="float" office:value="1.42568">
            <text:p>1,42568</text:p>
          </table:table-cell>
          <table:table-cell office:value-type="float" office:value="1.41556">
            <text:p>1,41556</text:p>
          </table:table-cell>
          <table:table-cell office:value-type="float" office:value="1.42055">
            <text:p>1,42055</text:p>
          </table:table-cell>
          <table:table-cell table:formula="of:=([.E1023]+[.D1023]+[.C1023])/3" office:value-type="float" office:value="1.42059666666667">
            <text:p>1,42060</text:p>
          </table:table-cell>
          <table:table-cell table:formula="of:=[.C1023]-[.D1023]" office:value-type="float" office:value="0.0101199999999999">
            <text:p>0,01012</text:p>
          </table:table-cell>
          <table:table-cell office:value-type="float" office:value="0.0165752451656763">
            <text:p>0,01658</text:p>
          </table:table-cell>
          <table:table-cell office:value-type="float" office:value="1.41266571229454">
            <text:p>1,41267</text:p>
          </table:table-cell>
          <table:table-cell office:value-type="float" office:value="1.41434384689088">
            <text:p>1,41434</text:p>
          </table:table-cell>
        </table:table-row>
        <table:table-row table:style-name="ro2">
          <table:table-cell table:style-name="ce1" office:value-type="string">
            <text:p>2009.07.23</text:p>
          </table:table-cell>
          <table:table-cell office:value-type="float" office:value="1.42059">
            <text:p>1,42059</text:p>
          </table:table-cell>
          <table:table-cell office:value-type="float" office:value="1.42907">
            <text:p>1,42907</text:p>
          </table:table-cell>
          <table:table-cell office:value-type="float" office:value="1.4119">
            <text:p>1,41190</text:p>
          </table:table-cell>
          <table:table-cell office:value-type="float" office:value="1.41515">
            <text:p>1,41515</text:p>
          </table:table-cell>
          <table:table-cell table:formula="of:=([.E1024]+[.D1024]+[.C1024])/3" office:value-type="float" office:value="1.41870666666667">
            <text:p>1,41871</text:p>
          </table:table-cell>
          <table:table-cell table:formula="of:=[.C1024]-[.D1024]" office:value-type="float" office:value="0.0171699999999999">
            <text:p>0,01717</text:p>
          </table:table-cell>
          <table:table-cell office:value-type="float" office:value="0.0164096647176893">
            <text:p>0,01641</text:p>
          </table:table-cell>
          <table:table-cell office:value-type="float" office:value="1.41476461210337">
            <text:p>1,41476</text:p>
          </table:table-cell>
          <table:table-cell office:value-type="float" office:value="1.41616923306135">
            <text:p>1,41617</text:p>
          </table:table-cell>
        </table:table-row>
        <table:table-row table:style-name="ro2">
          <table:table-cell table:style-name="ce1" office:value-type="string">
            <text:p>2009.07.24</text:p>
          </table:table-cell>
          <table:table-cell office:value-type="float" office:value="1.41513">
            <text:p>1,41513</text:p>
          </table:table-cell>
          <table:table-cell office:value-type="float" office:value="1.42527">
            <text:p>1,42527</text:p>
          </table:table-cell>
          <table:table-cell office:value-type="float" office:value="1.41348">
            <text:p>1,41348</text:p>
          </table:table-cell>
          <table:table-cell office:value-type="float" office:value="1.42016">
            <text:p>1,42016</text:p>
          </table:table-cell>
          <table:table-cell table:formula="of:=([.E1025]+[.D1025]+[.C1025])/3" office:value-type="float" office:value="1.41963666666667">
            <text:p>1,41964</text:p>
          </table:table-cell>
          <table:table-cell table:formula="of:=[.C1025]-[.D1025]" office:value-type="float" office:value="0.01179">
            <text:p>0,01179</text:p>
          </table:table-cell>
          <table:table-cell office:value-type="float" office:value="0.0163899510917409">
            <text:p>0,01639</text:p>
          </table:table-cell>
          <table:table-cell office:value-type="float" office:value="1.41560010051289">
            <text:p>1,41560</text:p>
          </table:table-cell>
          <table:table-cell office:value-type="float" office:value="1.41593725858765">
            <text:p>1,41594</text:p>
          </table:table-cell>
        </table:table-row>
        <table:table-row table:style-name="ro2">
          <table:table-cell table:style-name="ce1" office:value-type="string">
            <text:p>2009.07.27</text:p>
          </table:table-cell>
          <table:table-cell office:value-type="float" office:value="1.42297">
            <text:p>1,42297</text:p>
          </table:table-cell>
          <table:table-cell office:value-type="float" office:value="1.42969">
            <text:p>1,42969</text:p>
          </table:table-cell>
          <table:table-cell office:value-type="float" office:value="1.41712">
            <text:p>1,41712</text:p>
          </table:table-cell>
          <table:table-cell office:value-type="float" office:value="1.42421">
            <text:p>1,42421</text:p>
          </table:table-cell>
          <table:table-cell table:formula="of:=([.E1026]+[.D1026]+[.C1026])/3" office:value-type="float" office:value="1.42367333333333">
            <text:p>1,42367</text:p>
          </table:table-cell>
          <table:table-cell table:formula="of:=[.C1026]-[.D1026]" office:value-type="float" office:value="0.0125699999999997">
            <text:p>0,01257</text:p>
          </table:table-cell>
          <table:table-cell office:value-type="float" office:value="0.0162562704103031">
            <text:p>0,01626</text:p>
          </table:table-cell>
          <table:table-cell office:value-type="float" office:value="1.41696615246181">
            <text:p>1,41697</text:p>
          </table:table-cell>
          <table:table-cell office:value-type="float" office:value="1.41742378191938">
            <text:p>1,41742</text:p>
          </table:table-cell>
        </table:table-row>
        <table:table-row table:style-name="ro2">
          <table:table-cell table:style-name="ce1" office:value-type="string">
            <text:p>2009.07.28</text:p>
          </table:table-cell>
          <table:table-cell office:value-type="float" office:value="1.4242">
            <text:p>1,42420</text:p>
          </table:table-cell>
          <table:table-cell office:value-type="float" office:value="1.43036">
            <text:p>1,43036</text:p>
          </table:table-cell>
          <table:table-cell office:value-type="float" office:value="1.41303">
            <text:p>1,41303</text:p>
          </table:table-cell>
          <table:table-cell office:value-type="float" office:value="1.41714">
            <text:p>1,41714</text:p>
          </table:table-cell>
          <table:table-cell table:formula="of:=([.E1027]+[.D1027]+[.C1027])/3" office:value-type="float" office:value="1.42017666666667">
            <text:p>1,42018</text:p>
          </table:table-cell>
          <table:table-cell table:formula="of:=[.C1027]-[.D1027]" office:value-type="float" office:value="0.0173300000000001">
            <text:p>0,01733</text:p>
          </table:table-cell>
          <table:table-cell office:value-type="float" office:value="0.0161849876706939">
            <text:p>0,01618</text:p>
          </table:table-cell>
          <table:table-cell office:value-type="float" office:value="1.41883649741363">
            <text:p>1,41884</text:p>
          </table:table-cell>
          <table:table-cell office:value-type="float" office:value="1.41937105007376">
            <text:p>1,41937</text:p>
          </table:table-cell>
        </table:table-row>
        <table:table-row table:style-name="ro2">
          <table:table-cell table:style-name="ce1" office:value-type="string">
            <text:p>2009.07.29</text:p>
          </table:table-cell>
          <table:table-cell office:value-type="float" office:value="1.41711">
            <text:p>1,41711</text:p>
          </table:table-cell>
          <table:table-cell office:value-type="float" office:value="1.4194">
            <text:p>1,41940</text:p>
          </table:table-cell>
          <table:table-cell office:value-type="float" office:value="1.40072">
            <text:p>1,40072</text:p>
          </table:table-cell>
          <table:table-cell office:value-type="float" office:value="1.40334">
            <text:p>1,40334</text:p>
          </table:table-cell>
          <table:table-cell table:formula="of:=([.E1028]+[.D1028]+[.C1028])/3" office:value-type="float" office:value="1.40782">
            <text:p>1,40782</text:p>
          </table:table-cell>
          <table:table-cell table:formula="of:=[.C1028]-[.D1028]" office:value-type="float" office:value="0.01868">
            <text:p>0,01868</text:p>
          </table:table-cell>
          <table:table-cell office:value-type="float" office:value="0.0162443241041458">
            <text:p>0,01624</text:p>
          </table:table-cell>
          <table:table-cell office:value-type="float" office:value="1.41855702119668">
            <text:p>1,41856</text:p>
          </table:table-cell>
          <table:table-cell office:value-type="float" office:value="1.41849637447796">
            <text:p>1,41850</text:p>
          </table:table-cell>
        </table:table-row>
        <table:table-row table:style-name="ro2">
          <table:table-cell table:style-name="ce1" office:value-type="string">
            <text:p>2009.07.30</text:p>
          </table:table-cell>
          <table:table-cell office:value-type="float" office:value="1.40341">
            <text:p>1,40341</text:p>
          </table:table-cell>
          <table:table-cell office:value-type="float" office:value="1.40946">
            <text:p>1,40946</text:p>
          </table:table-cell>
          <table:table-cell office:value-type="float" office:value="1.40085">
            <text:p>1,40085</text:p>
          </table:table-cell>
          <table:table-cell office:value-type="float" office:value="1.40652">
            <text:p>1,40652</text:p>
          </table:table-cell>
          <table:table-cell table:formula="of:=([.E1029]+[.D1029]+[.C1029])/3" office:value-type="float" office:value="1.40561">
            <text:p>1,40561</text:p>
          </table:table-cell>
          <table:table-cell table:formula="of:=[.C1029]-[.D1029]" office:value-type="float" office:value="0.00861000000000001">
            <text:p>0,00861</text:p>
          </table:table-cell>
          <table:table-cell office:value-type="float" office:value="0.0164076714653526">
            <text:p>0,01641</text:p>
          </table:table-cell>
          <table:table-cell office:value-type="float" office:value="1.41539887839504">
            <text:p>1,41540</text:p>
          </table:table-cell>
          <table:table-cell office:value-type="float" office:value="1.41420024912241">
            <text:p>1,41420</text:p>
          </table:table-cell>
        </table:table-row>
        <table:table-row table:style-name="ro2">
          <table:table-cell table:style-name="ce1" office:value-type="string">
            <text:p>2009.07.31</text:p>
          </table:table-cell>
          <table:table-cell office:value-type="float" office:value="1.40658">
            <text:p>1,40658</text:p>
          </table:table-cell>
          <table:table-cell office:value-type="float" office:value="1.4278">
            <text:p>1,42780</text:p>
          </table:table-cell>
          <table:table-cell office:value-type="float" office:value="1.40639">
            <text:p>1,40639</text:p>
          </table:table-cell>
          <table:table-cell office:value-type="float" office:value="1.42561">
            <text:p>1,42561</text:p>
          </table:table-cell>
          <table:table-cell table:formula="of:=([.E1030]+[.D1030]+[.C1030])/3" office:value-type="float" office:value="1.41993333333333">
            <text:p>1,41993</text:p>
          </table:table-cell>
          <table:table-cell table:formula="of:=[.C1030]-[.D1030]" office:value-type="float" office:value="0.0214099999999999">
            <text:p>0,02141</text:p>
          </table:table-cell>
          <table:table-cell office:value-type="float" office:value="0.0164070423529499">
            <text:p>0,01641</text:p>
          </table:table-cell>
          <table:table-cell office:value-type="float" office:value="1.41325725135496">
            <text:p>1,41326</text:p>
          </table:table-cell>
          <table:table-cell office:value-type="float" office:value="1.41205320498286">
            <text:p>1,41205</text:p>
          </table:table-cell>
        </table:table-row>
        <table:table-row table:style-name="ro2">
          <table:table-cell table:style-name="ce1" office:value-type="string">
            <text:p>2009.08.03</text:p>
          </table:table-cell>
          <table:table-cell office:value-type="float" office:value="1.42681">
            <text:p>1,42681</text:p>
          </table:table-cell>
          <table:table-cell office:value-type="float" office:value="1.44435">
            <text:p>1,44435</text:p>
          </table:table-cell>
          <table:table-cell office:value-type="float" office:value="1.42064">
            <text:p>1,42064</text:p>
          </table:table-cell>
          <table:table-cell office:value-type="float" office:value="1.44192">
            <text:p>1,44192</text:p>
          </table:table-cell>
          <table:table-cell table:formula="of:=([.E1031]+[.D1031]+[.C1031])/3" office:value-type="float" office:value="1.43563666666667">
            <text:p>1,43564</text:p>
          </table:table-cell>
          <table:table-cell table:formula="of:=[.C1031]-[.D1031]" office:value-type="float" office:value="0.0237099999999999">
            <text:p>0,02371</text:p>
          </table:table-cell>
          <table:table-cell office:value-type="float" office:value="0.0163938786645931">
            <text:p>0,01639</text:p>
          </table:table-cell>
          <table:table-cell office:value-type="float" office:value="1.41517599067694">
            <text:p>1,41518</text:p>
          </table:table-cell>
          <table:table-cell office:value-type="float" office:value="1.41588827628853">
            <text:p>1,41589</text:p>
          </table:table-cell>
        </table:table-row>
        <table:table-row table:style-name="ro2">
          <table:table-cell table:style-name="ce1" office:value-type="string">
            <text:p>2009.08.04</text:p>
          </table:table-cell>
          <table:table-cell office:value-type="float" office:value="1.44191">
            <text:p>1,44191</text:p>
          </table:table-cell>
          <table:table-cell office:value-type="float" office:value="1.44308">
            <text:p>1,44308</text:p>
          </table:table-cell>
          <table:table-cell office:value-type="float" office:value="1.4367">
            <text:p>1,43670</text:p>
          </table:table-cell>
          <table:table-cell office:value-type="float" office:value="1.43973">
            <text:p>1,43973</text:p>
          </table:table-cell>
          <table:table-cell table:formula="of:=([.E1032]+[.D1032]+[.C1032])/3" office:value-type="float" office:value="1.43983666666667">
            <text:p>1,43984</text:p>
          </table:table-cell>
          <table:table-cell table:formula="of:=[.C1032]-[.D1032]" office:value-type="float" office:value="0.00638000000000005">
            <text:p>0,00638</text:p>
          </table:table-cell>
          <table:table-cell office:value-type="float" office:value="0.016312144780038">
            <text:p>0,01631</text:p>
          </table:table-cell>
          <table:table-cell office:value-type="float" office:value="1.42038346513682">
            <text:p>1,42038</text:p>
          </table:table-cell>
          <table:table-cell office:value-type="float" office:value="1.422782332511">
            <text:p>1,42278</text:p>
          </table:table-cell>
        </table:table-row>
        <table:table-row table:style-name="ro2">
          <table:table-cell table:style-name="ce1" office:value-type="string">
            <text:p>2009.08.05</text:p>
          </table:table-cell>
          <table:table-cell office:value-type="float" office:value="1.43977">
            <text:p>1,43977</text:p>
          </table:table-cell>
          <table:table-cell office:value-type="float" office:value="1.44465">
            <text:p>1,44465</text:p>
          </table:table-cell>
          <table:table-cell office:value-type="float" office:value="1.43559">
            <text:p>1,43559</text:p>
          </table:table-cell>
          <table:table-cell office:value-type="float" office:value="1.44131">
            <text:p>1,44131</text:p>
          </table:table-cell>
          <table:table-cell table:formula="of:=([.E1033]+[.D1033]+[.C1033])/3" office:value-type="float" office:value="1.44051666666667">
            <text:p>1,44052</text:p>
          </table:table-cell>
          <table:table-cell table:formula="of:=[.C1033]-[.D1033]" office:value-type="float" office:value="0.00906000000000007">
            <text:p>0,00906</text:p>
          </table:table-cell>
          <table:table-cell office:value-type="float" office:value="0.0160769199782325">
            <text:p>0,01608</text:p>
          </table:table-cell>
          <table:table-cell office:value-type="float" office:value="1.42592849196822">
            <text:p>1,42593</text:p>
          </table:table-cell>
          <table:table-cell office:value-type="float" office:value="1.42735001555063">
            <text:p>1,42735</text:p>
          </table:table-cell>
        </table:table-row>
        <table:table-row table:style-name="ro2">
          <table:table-cell table:style-name="ce1" office:value-type="string">
            <text:p>2009.08.06</text:p>
          </table:table-cell>
          <table:table-cell office:value-type="float" office:value="1.44126">
            <text:p>1,44126</text:p>
          </table:table-cell>
          <table:table-cell office:value-type="float" office:value="1.44309">
            <text:p>1,44309</text:p>
          </table:table-cell>
          <table:table-cell office:value-type="float" office:value="1.43288">
            <text:p>1,43288</text:p>
          </table:table-cell>
          <table:table-cell office:value-type="float" office:value="1.43539">
            <text:p>1,43539</text:p>
          </table:table-cell>
          <table:table-cell table:formula="of:=([.E1034]+[.D1034]+[.C1034])/3" office:value-type="float" office:value="1.43712">
            <text:p>1,43712</text:p>
          </table:table-cell>
          <table:table-cell table:formula="of:=[.C1034]-[.D1034]" office:value-type="float" office:value="0.0102100000000001">
            <text:p>0,01021</text:p>
          </table:table-cell>
          <table:table-cell office:value-type="float" office:value="0.0157585646024178">
            <text:p>0,01576</text:p>
          </table:table-cell>
          <table:table-cell office:value-type="float" office:value="1.43018516917388">
            <text:p>1,43019</text:p>
          </table:table-cell>
          <table:table-cell office:value-type="float" office:value="1.43138307242746">
            <text:p>1,43138</text:p>
          </table:table-cell>
        </table:table-row>
        <table:table-row table:style-name="ro2">
          <table:table-cell table:style-name="ce1" office:value-type="string">
            <text:p>2009.08.07</text:p>
          </table:table-cell>
          <table:table-cell office:value-type="float" office:value="1.43541">
            <text:p>1,43541</text:p>
          </table:table-cell>
          <table:table-cell office:value-type="float" office:value="1.44118">
            <text:p>1,44118</text:p>
          </table:table-cell>
          <table:table-cell office:value-type="float" office:value="1.41537">
            <text:p>1,41537</text:p>
          </table:table-cell>
          <table:table-cell office:value-type="float" office:value="1.41825">
            <text:p>1,41825</text:p>
          </table:table-cell>
          <table:table-cell table:formula="of:=([.E1035]+[.D1035]+[.C1035])/3" office:value-type="float" office:value="1.42493333333333">
            <text:p>1,42493</text:p>
          </table:table-cell>
          <table:table-cell table:formula="of:=[.C1035]-[.D1035]" office:value-type="float" office:value="0.0258100000000001">
            <text:p>0,02581</text:p>
          </table:table-cell>
          <table:table-cell office:value-type="float" office:value="0.0155129553669283">
            <text:p>0,01551</text:p>
          </table:table-cell>
          <table:table-cell office:value-type="float" office:value="1.43229303629107">
            <text:p>1,43229</text:p>
          </table:table-cell>
          <table:table-cell office:value-type="float" office:value="1.43333683547256">
            <text:p>1,43334</text:p>
          </table:table-cell>
        </table:table-row>
        <table:table-row table:style-name="ro2">
          <table:table-cell table:style-name="ce1" office:value-type="string">
            <text:p>2009.08.10</text:p>
          </table:table-cell>
          <table:table-cell office:value-type="float" office:value="1.4181">
            <text:p>1,41810</text:p>
          </table:table-cell>
          <table:table-cell office:value-type="float" office:value="1.42184">
            <text:p>1,42184</text:p>
          </table:table-cell>
          <table:table-cell office:value-type="float" office:value="1.41041">
            <text:p>1,41041</text:p>
          </table:table-cell>
          <table:table-cell office:value-type="float" office:value="1.41455">
            <text:p>1,41455</text:p>
          </table:table-cell>
          <table:table-cell table:formula="of:=([.E1036]+[.D1036]+[.C1036])/3" office:value-type="float" office:value="1.4156">
            <text:p>1,41560</text:p>
          </table:table-cell>
          <table:table-cell table:formula="of:=[.C1036]-[.D1036]" office:value-type="float" office:value="0.0114299999999998">
            <text:p>0,01143</text:p>
          </table:table-cell>
          <table:table-cell office:value-type="float" office:value="0.0156473064940674">
            <text:p>0,01565</text:p>
          </table:table-cell>
          <table:table-cell office:value-type="float" office:value="1.42986515559101">
            <text:p>1,42987</text:p>
          </table:table-cell>
          <table:table-cell office:value-type="float" office:value="1.42978851467398">
            <text:p>1,42979</text:p>
          </table:table-cell>
        </table:table-row>
        <table:table-row table:style-name="ro2">
          <table:table-cell table:style-name="ce1" office:value-type="string">
            <text:p>2009.08.11</text:p>
          </table:table-cell>
          <table:table-cell office:value-type="float" office:value="1.41454">
            <text:p>1,41454</text:p>
          </table:table-cell>
          <table:table-cell office:value-type="float" office:value="1.4185">
            <text:p>1,41850</text:p>
          </table:table-cell>
          <table:table-cell office:value-type="float" office:value="1.41097">
            <text:p>1,41097</text:p>
          </table:table-cell>
          <table:table-cell office:value-type="float" office:value="1.41482">
            <text:p>1,41482</text:p>
          </table:table-cell>
          <table:table-cell table:formula="of:=([.E1037]+[.D1037]+[.C1037])/3" office:value-type="float" office:value="1.41476333333333">
            <text:p>1,41476</text:p>
          </table:table-cell>
          <table:table-cell table:formula="of:=[.C1037]-[.D1037]" office:value-type="float" office:value="0.00753000000000004">
            <text:p>0,00753</text:p>
          </table:table-cell>
          <table:table-cell office:value-type="float" office:value="0.0157475248794789">
            <text:p>0,01575</text:p>
          </table:table-cell>
          <table:table-cell office:value-type="float" office:value="1.42601897879842">
            <text:p>1,42602</text:p>
          </table:table-cell>
          <table:table-cell office:value-type="float" office:value="1.42523360382474">
            <text:p>1,42523</text:p>
          </table:table-cell>
        </table:table-row>
        <table:table-row table:style-name="ro2">
          <table:table-cell table:style-name="ce1" office:value-type="string">
            <text:p>2009.08.12</text:p>
          </table:table-cell>
          <table:table-cell office:value-type="float" office:value="1.41477">
            <text:p>1,41477</text:p>
          </table:table-cell>
          <table:table-cell office:value-type="float" office:value="1.42463">
            <text:p>1,42463</text:p>
          </table:table-cell>
          <table:table-cell office:value-type="float" office:value="1.40861">
            <text:p>1,40861</text:p>
          </table:table-cell>
          <table:table-cell office:value-type="float" office:value="1.42022">
            <text:p>1,42022</text:p>
          </table:table-cell>
          <table:table-cell table:formula="of:=([.E1038]+[.D1038]+[.C1038])/3" office:value-type="float" office:value="1.41782">
            <text:p>1,41782</text:p>
          </table:table-cell>
          <table:table-cell table:formula="of:=[.C1038]-[.D1038]" office:value-type="float" office:value="0.0160200000000001">
            <text:p>0,01602</text:p>
          </table:table-cell>
          <table:table-cell office:value-type="float" office:value="0.0158733380729862">
            <text:p>0,01587</text:p>
          </table:table-cell>
          <table:table-cell office:value-type="float" office:value="1.42315780542901">
            <text:p>1,42316</text:p>
          </table:table-cell>
          <table:table-cell office:value-type="float" office:value="1.42221991156167">
            <text:p>1,42222</text:p>
          </table:table-cell>
        </table:table-row>
        <table:table-row table:style-name="ro2">
          <table:table-cell table:style-name="ce1" office:value-type="string">
            <text:p>2009.08.13</text:p>
          </table:table-cell>
          <table:table-cell office:value-type="float" office:value="1.42031">
            <text:p>1,42031</text:p>
          </table:table-cell>
          <table:table-cell office:value-type="float" office:value="1.43267">
            <text:p>1,43267</text:p>
          </table:table-cell>
          <table:table-cell office:value-type="float" office:value="1.42011">
            <text:p>1,42011</text:p>
          </table:table-cell>
          <table:table-cell office:value-type="float" office:value="1.4278">
            <text:p>1,42780</text:p>
          </table:table-cell>
          <table:table-cell table:formula="of:=([.E1039]+[.D1039]+[.C1039])/3" office:value-type="float" office:value="1.42686">
            <text:p>1,42686</text:p>
          </table:table-cell>
          <table:table-cell table:formula="of:=[.C1039]-[.D1039]" office:value-type="float" office:value="0.0125600000000001">
            <text:p>0,01256</text:p>
          </table:table-cell>
          <table:table-cell office:value-type="float" office:value="0.0160307220311311">
            <text:p>0,01603</text:p>
          </table:table-cell>
          <table:table-cell office:value-type="float" office:value="1.42091018166107">
            <text:p>1,42091</text:p>
          </table:table-cell>
          <table:table-cell office:value-type="float" office:value="1.4209336983993">
            <text:p>1,42093</text:p>
          </table:table-cell>
        </table:table-row>
        <table:table-row table:style-name="ro2">
          <table:table-cell table:style-name="ce1" office:value-type="string">
            <text:p>2009.08.14</text:p>
          </table:table-cell>
          <table:table-cell office:value-type="float" office:value="1.42771">
            <text:p>1,42771</text:p>
          </table:table-cell>
          <table:table-cell office:value-type="float" office:value="1.4306">
            <text:p>1,43060</text:p>
          </table:table-cell>
          <table:table-cell office:value-type="float" office:value="1.41599">
            <text:p>1,41599</text:p>
          </table:table-cell>
          <table:table-cell office:value-type="float" office:value="1.42022">
            <text:p>1,42022</text:p>
          </table:table-cell>
          <table:table-cell table:formula="of:=([.E1040]+[.D1040]+[.C1040])/3" office:value-type="float" office:value="1.42227">
            <text:p>1,42227</text:p>
          </table:table-cell>
          <table:table-cell table:formula="of:=[.C1040]-[.D1040]" office:value-type="float" office:value="0.01461">
            <text:p>0,01461</text:p>
          </table:table-cell>
          <table:table-cell office:value-type="float" office:value="0.0160331800763651">
            <text:p>0,01603</text:p>
          </table:table-cell>
          <table:table-cell office:value-type="float" office:value="1.42257353544187">
            <text:p>1,42257</text:p>
          </table:table-cell>
          <table:table-cell office:value-type="float" office:value="1.42255294073126">
            <text:p>1,42255</text:p>
          </table:table-cell>
        </table:table-row>
        <table:table-row table:style-name="ro2">
          <table:table-cell table:style-name="ce1" office:value-type="string">
            <text:p>2009.08.17</text:p>
          </table:table-cell>
          <table:table-cell office:value-type="float" office:value="1.41879">
            <text:p>1,41879</text:p>
          </table:table-cell>
          <table:table-cell office:value-type="float" office:value="1.41942">
            <text:p>1,41942</text:p>
          </table:table-cell>
          <table:table-cell office:value-type="float" office:value="1.40454">
            <text:p>1,40454</text:p>
          </table:table-cell>
          <table:table-cell office:value-type="float" office:value="1.40703">
            <text:p>1,40703</text:p>
          </table:table-cell>
          <table:table-cell table:formula="of:=([.E1041]+[.D1041]+[.C1041])/3" office:value-type="float" office:value="1.41033">
            <text:p>1,41033</text:p>
          </table:table-cell>
          <table:table-cell table:formula="of:=[.C1041]-[.D1041]" office:value-type="float" office:value="0.0148800000000002">
            <text:p>0,01488</text:p>
          </table:table-cell>
          <table:table-cell office:value-type="float" office:value="0.0160645724022993">
            <text:p>0,01606</text:p>
          </table:table-cell>
          <table:table-cell office:value-type="float" office:value="1.42217142283907">
            <text:p>1,42217</text:p>
          </table:table-cell>
          <table:table-cell office:value-type="float" office:value="1.42150523338346">
            <text:p>1,42151</text:p>
          </table:table-cell>
        </table:table-row>
        <table:table-row table:style-name="ro2">
          <table:table-cell table:style-name="ce1" office:value-type="string">
            <text:p>2009.08.18</text:p>
          </table:table-cell>
          <table:table-cell office:value-type="float" office:value="1.40698">
            <text:p>1,40698</text:p>
          </table:table-cell>
          <table:table-cell office:value-type="float" office:value="1.41483">
            <text:p>1,41483</text:p>
          </table:table-cell>
          <table:table-cell office:value-type="float" office:value="1.40666">
            <text:p>1,40666</text:p>
          </table:table-cell>
          <table:table-cell office:value-type="float" office:value="1.41309">
            <text:p>1,41309</text:p>
          </table:table-cell>
          <table:table-cell table:formula="of:=([.E1042]+[.D1042]+[.C1042])/3" office:value-type="float" office:value="1.41152666666667">
            <text:p>1,41153</text:p>
          </table:table-cell>
          <table:table-cell table:formula="of:=[.C1042]-[.D1042]" office:value-type="float" office:value="0.00817000000000001">
            <text:p>0,00817</text:p>
          </table:table-cell>
          <table:table-cell office:value-type="float" office:value="0.0161310180642094">
            <text:p>0,01613</text:p>
          </table:table-cell>
          <table:table-cell office:value-type="float" office:value="1.41878700354432">
            <text:p>1,41879</text:p>
          </table:table-cell>
          <table:table-cell office:value-type="float" office:value="1.41741647857093">
            <text:p>1,41742</text:p>
          </table:table-cell>
        </table:table-row>
        <table:table-row table:style-name="ro2">
          <table:table-cell table:style-name="ce1" office:value-type="string">
            <text:p>2009.08.19</text:p>
          </table:table-cell>
          <table:table-cell office:value-type="float" office:value="1.41308">
            <text:p>1,41308</text:p>
          </table:table-cell>
          <table:table-cell office:value-type="float" office:value="1.42661">
            <text:p>1,42661</text:p>
          </table:table-cell>
          <table:table-cell office:value-type="float" office:value="1.40841">
            <text:p>1,40841</text:p>
          </table:table-cell>
          <table:table-cell office:value-type="float" office:value="1.42343">
            <text:p>1,42343</text:p>
          </table:table-cell>
          <table:table-cell table:formula="of:=([.E1043]+[.D1043]+[.C1043])/3" office:value-type="float" office:value="1.41948333333333">
            <text:p>1,41948</text:p>
          </table:table-cell>
          <table:table-cell table:formula="of:=[.C1043]-[.D1043]" office:value-type="float" office:value="0.0182000000000002">
            <text:p>0,01820</text:p>
          </table:table-cell>
          <table:table-cell office:value-type="float" office:value="0.0160541827451179">
            <text:p>0,01605</text:p>
          </table:table-cell>
          <table:table-cell office:value-type="float" office:value="1.41760931282512">
            <text:p>1,41761</text:p>
          </table:table-cell>
          <table:table-cell office:value-type="float" office:value="1.41665021936928">
            <text:p>1,41665</text:p>
          </table:table-cell>
        </table:table-row>
        <table:table-row table:style-name="ro2">
          <table:table-cell table:style-name="ce1" office:value-type="string">
            <text:p>2009.08.20</text:p>
          </table:table-cell>
          <table:table-cell office:value-type="float" office:value="1.42344">
            <text:p>1,42344</text:p>
          </table:table-cell>
          <table:table-cell office:value-type="float" office:value="1.42738">
            <text:p>1,42738</text:p>
          </table:table-cell>
          <table:table-cell office:value-type="float" office:value="1.42005">
            <text:p>1,42005</text:p>
          </table:table-cell>
          <table:table-cell office:value-type="float" office:value="1.42452">
            <text:p>1,42452</text:p>
          </table:table-cell>
          <table:table-cell table:formula="of:=([.E1044]+[.D1044]+[.C1044])/3" office:value-type="float" office:value="1.42398333333333">
            <text:p>1,42398</text:p>
          </table:table-cell>
          <table:table-cell table:formula="of:=[.C1044]-[.D1044]" office:value-type="float" office:value="0.00733000000000006">
            <text:p>0,00733</text:p>
          </table:table-cell>
          <table:table-cell office:value-type="float" office:value="0.0160441812613092">
            <text:p>0,01604</text:p>
          </table:table-cell>
          <table:table-cell office:value-type="float" office:value="1.41809306486824">
            <text:p>1,41809</text:p>
          </table:table-cell>
          <table:table-cell office:value-type="float" office:value="1.41870666537621">
            <text:p>1,41871</text:p>
          </table:table-cell>
        </table:table-row>
        <table:table-row table:style-name="ro2">
          <table:table-cell table:style-name="ce1" office:value-type="string">
            <text:p>2009.08.21</text:p>
          </table:table-cell>
          <table:table-cell office:value-type="float" office:value="1.42451">
            <text:p>1,42451</text:p>
          </table:table-cell>
          <table:table-cell office:value-type="float" office:value="1.43752">
            <text:p>1,43752</text:p>
          </table:table-cell>
          <table:table-cell office:value-type="float" office:value="1.42081">
            <text:p>1,42081</text:p>
          </table:table-cell>
          <table:table-cell office:value-type="float" office:value="1.43249">
            <text:p>1,43249</text:p>
          </table:table-cell>
          <table:table-cell table:formula="of:=([.E1045]+[.D1045]+[.C1045])/3" office:value-type="float" office:value="1.43027333333333">
            <text:p>1,43027</text:p>
          </table:table-cell>
          <table:table-cell table:formula="of:=[.C1045]-[.D1045]" office:value-type="float" office:value="0.0167100000000002">
            <text:p>0,01671</text:p>
          </table:table-cell>
          <table:table-cell office:value-type="float" office:value="0.0159832633264081">
            <text:p>0,01598</text:p>
          </table:table-cell>
          <table:table-cell office:value-type="float" office:value="1.41940141394875">
            <text:p>1,41940</text:p>
          </table:table-cell>
          <table:table-cell office:value-type="float" office:value="1.41994375274471">
            <text:p>1,41994</text:p>
          </table:table-cell>
        </table:table-row>
        <table:table-row table:style-name="ro2">
          <table:table-cell table:style-name="ce1" office:value-type="string">
            <text:p>2009.08.24</text:p>
          </table:table-cell>
          <table:table-cell office:value-type="float" office:value="1.43437">
            <text:p>1,43437</text:p>
          </table:table-cell>
          <table:table-cell office:value-type="float" office:value="1.43585">
            <text:p>1,43585</text:p>
          </table:table-cell>
          <table:table-cell office:value-type="float" office:value="1.42806">
            <text:p>1,42806</text:p>
          </table:table-cell>
          <table:table-cell office:value-type="float" office:value="1.42975">
            <text:p>1,42975</text:p>
          </table:table-cell>
          <table:table-cell table:formula="of:=([.E1046]+[.D1046]+[.C1046])/3" office:value-type="float" office:value="1.43122">
            <text:p>1,43122</text:p>
          </table:table-cell>
          <table:table-cell table:formula="of:=[.C1046]-[.D1046]" office:value-type="float" office:value="0.00778999999999996">
            <text:p>0,00779</text:p>
          </table:table-cell>
          <table:table-cell office:value-type="float" office:value="0.0158869799490271">
            <text:p>0,01589</text:p>
          </table:table-cell>
          <table:table-cell office:value-type="float" office:value="1.42249537010609">
            <text:p>1,42250</text:p>
          </table:table-cell>
          <table:table-cell office:value-type="float" office:value="1.42325894050594">
            <text:p>1,42326</text:p>
          </table:table-cell>
        </table:table-row>
        <table:table-row table:style-name="ro2">
          <table:table-cell table:style-name="ce1" office:value-type="string">
            <text:p>2009.08.25</text:p>
          </table:table-cell>
          <table:table-cell office:value-type="float" office:value="1.42975">
            <text:p>1,42975</text:p>
          </table:table-cell>
          <table:table-cell office:value-type="float" office:value="1.43616">
            <text:p>1,43616</text:p>
          </table:table-cell>
          <table:table-cell office:value-type="float" office:value="1.42526">
            <text:p>1,42526</text:p>
          </table:table-cell>
          <table:table-cell office:value-type="float" office:value="1.42986">
            <text:p>1,42986</text:p>
          </table:table-cell>
          <table:table-cell table:formula="of:=([.E1047]+[.D1047]+[.C1047])/3" office:value-type="float" office:value="1.43042666666667">
            <text:p>1,43043</text:p>
          </table:table-cell>
          <table:table-cell table:formula="of:=[.C1047]-[.D1047]" office:value-type="float" office:value="0.0109000000000001">
            <text:p>0,01090</text:p>
          </table:table-cell>
          <table:table-cell office:value-type="float" office:value="0.0156707868743816">
            <text:p>0,01567</text:p>
          </table:table-cell>
          <table:table-cell office:value-type="float" office:value="1.4249273683091">
            <text:p>1,42493</text:p>
          </table:table-cell>
          <table:table-cell office:value-type="float" office:value="1.42520807792419">
            <text:p>1,42521</text:p>
          </table:table-cell>
        </table:table-row>
        <table:table-row table:style-name="ro2">
          <table:table-cell table:style-name="ce1" office:value-type="string">
            <text:p>2009.08.26</text:p>
          </table:table-cell>
          <table:table-cell office:value-type="float" office:value="1.42983">
            <text:p>1,42983</text:p>
          </table:table-cell>
          <table:table-cell office:value-type="float" office:value="1.435">
            <text:p>1,43500</text:p>
          </table:table-cell>
          <table:table-cell office:value-type="float" office:value="1.42065">
            <text:p>1,42065</text:p>
          </table:table-cell>
          <table:table-cell office:value-type="float" office:value="1.42411">
            <text:p>1,42411</text:p>
          </table:table-cell>
          <table:table-cell table:formula="of:=([.E1048]+[.D1048]+[.C1048])/3" office:value-type="float" office:value="1.42658666666667">
            <text:p>1,42659</text:p>
          </table:table-cell>
          <table:table-cell table:formula="of:=[.C1048]-[.D1048]" office:value-type="float" office:value="0.0143500000000001">
            <text:p>0,01435</text:p>
          </table:table-cell>
          <table:table-cell office:value-type="float" office:value="0.0154980082859694">
            <text:p>0,01550</text:p>
          </table:table-cell>
          <table:table-cell office:value-type="float" office:value="1.42682093738744">
            <text:p>1,42682</text:p>
          </table:table-cell>
          <table:table-cell office:value-type="float" office:value="1.42713453001638">
            <text:p>1,42713</text:p>
          </table:table-cell>
        </table:table-row>
        <table:table-row table:style-name="ro2">
          <table:table-cell table:style-name="ce1" office:value-type="string">
            <text:p>2009.08.27</text:p>
          </table:table-cell>
          <table:table-cell office:value-type="float" office:value="1.42407">
            <text:p>1,42407</text:p>
          </table:table-cell>
          <table:table-cell office:value-type="float" office:value="1.44049">
            <text:p>1,44049</text:p>
          </table:table-cell>
          <table:table-cell office:value-type="float" office:value="1.42192">
            <text:p>1,42192</text:p>
          </table:table-cell>
          <table:table-cell office:value-type="float" office:value="1.43478">
            <text:p>1,43478</text:p>
          </table:table-cell>
          <table:table-cell table:formula="of:=([.E1049]+[.D1049]+[.C1049])/3" office:value-type="float" office:value="1.43239666666667">
            <text:p>1,43240</text:p>
          </table:table-cell>
          <table:table-cell table:formula="of:=[.C1049]-[.D1049]" office:value-type="float" office:value="0.01857">
            <text:p>0,01857</text:p>
          </table:table-cell>
          <table:table-cell office:value-type="float" office:value="0.0154609195428015">
            <text:p>0,01546</text:p>
          </table:table-cell>
          <table:table-cell office:value-type="float" office:value="1.42646263944998">
            <text:p>1,42646</text:p>
          </table:table-cell>
          <table:table-cell office:value-type="float" office:value="1.42634875680191">
            <text:p>1,42635</text:p>
          </table:table-cell>
        </table:table-row>
        <table:table-row table:style-name="ro2">
          <table:table-cell table:style-name="ce1" office:value-type="string">
            <text:p>2009.08.28</text:p>
          </table:table-cell>
          <table:table-cell office:value-type="float" office:value="1.43481">
            <text:p>1,43481</text:p>
          </table:table-cell>
          <table:table-cell office:value-type="float" office:value="1.4388">
            <text:p>1,43880</text:p>
          </table:table-cell>
          <table:table-cell office:value-type="float" office:value="1.42811">
            <text:p>1,42811</text:p>
          </table:table-cell>
          <table:table-cell office:value-type="float" office:value="1.43022">
            <text:p>1,43022</text:p>
          </table:table-cell>
          <table:table-cell table:formula="of:=([.E1050]+[.D1050]+[.C1050])/3" office:value-type="float" office:value="1.43237666666667">
            <text:p>1,43238</text:p>
          </table:table-cell>
          <table:table-cell table:formula="of:=[.C1050]-[.D1050]" office:value-type="float" office:value="0.0106900000000001">
            <text:p>0,01069</text:p>
          </table:table-cell>
          <table:table-cell office:value-type="float" office:value="0.0153850923113941">
            <text:p>0,01539</text:p>
          </table:table-cell>
          <table:table-cell office:value-type="float" office:value="1.42843798790673">
            <text:p>1,42844</text:p>
          </table:table-cell>
          <table:table-cell office:value-type="float" office:value="1.4290944216356">
            <text:p>1,42909</text:p>
          </table:table-cell>
        </table:table-row>
        <table:table-row table:style-name="ro2">
          <table:table-cell table:style-name="ce1" office:value-type="string">
            <text:p>2009.08.31</text:p>
          </table:table-cell>
          <table:table-cell office:value-type="float" office:value="1.43064">
            <text:p>1,43064</text:p>
          </table:table-cell>
          <table:table-cell office:value-type="float" office:value="1.43668">
            <text:p>1,43668</text:p>
          </table:table-cell>
          <table:table-cell office:value-type="float" office:value="1.42559">
            <text:p>1,42559</text:p>
          </table:table-cell>
          <table:table-cell office:value-type="float" office:value="1.43311">
            <text:p>1,43311</text:p>
          </table:table-cell>
          <table:table-cell table:formula="of:=([.E1051]+[.D1051]+[.C1051])/3" office:value-type="float" office:value="1.43179333333333">
            <text:p>1,43179</text:p>
          </table:table-cell>
          <table:table-cell table:formula="of:=[.C1051]-[.D1051]" office:value-type="float" office:value="0.0110899999999998">
            <text:p>0,01109</text:p>
          </table:table-cell>
          <table:table-cell office:value-type="float" office:value="0.0153601765263183">
            <text:p>0,01536</text:p>
          </table:table-cell>
          <table:table-cell office:value-type="float" office:value="1.4293436377428">
            <text:p>1,42934</text:p>
          </table:table-cell>
          <table:table-cell office:value-type="float" office:value="1.42932660593711">
            <text:p>1,42933</text:p>
          </table:table-cell>
        </table:table-row>
        <table:table-row table:style-name="ro2">
          <table:table-cell table:style-name="ce1" office:value-type="string">
            <text:p>2009.09.01</text:p>
          </table:table-cell>
          <table:table-cell office:value-type="float" office:value="1.43317">
            <text:p>1,43317</text:p>
          </table:table-cell>
          <table:table-cell office:value-type="float" office:value="1.43773">
            <text:p>1,43773</text:p>
          </table:table-cell>
          <table:table-cell office:value-type="float" office:value="1.41773">
            <text:p>1,41773</text:p>
          </table:table-cell>
          <table:table-cell office:value-type="float" office:value="1.42181">
            <text:p>1,42181</text:p>
          </table:table-cell>
          <table:table-cell table:formula="of:=([.E1052]+[.D1052]+[.C1052])/3" office:value-type="float" office:value="1.42575666666667">
            <text:p>1,42576</text:p>
          </table:table-cell>
          <table:table-cell table:formula="of:=[.C1052]-[.D1052]" office:value-type="float" office:value="0.02">
            <text:p>0,02000</text:p>
          </table:table-cell>
          <table:table-cell office:value-type="float" office:value="0.0153035451411933">
            <text:p>0,01530</text:p>
          </table:table-cell>
          <table:table-cell office:value-type="float" office:value="1.42998736656973">
            <text:p>1,42999</text:p>
          </table:table-cell>
          <table:table-cell office:value-type="float" office:value="1.43021432148427">
            <text:p>1,43021</text:p>
          </table:table-cell>
        </table:table-row>
        <table:table-row table:style-name="ro2">
          <table:table-cell table:style-name="ce1" office:value-type="string">
            <text:p>2009.09.02</text:p>
          </table:table-cell>
          <table:table-cell office:value-type="float" office:value="1.42191">
            <text:p>1,42191</text:p>
          </table:table-cell>
          <table:table-cell office:value-type="float" office:value="1.42938">
            <text:p>1,42938</text:p>
          </table:table-cell>
          <table:table-cell office:value-type="float" office:value="1.41892">
            <text:p>1,41892</text:p>
          </table:table-cell>
          <table:table-cell office:value-type="float" office:value="1.42595">
            <text:p>1,42595</text:p>
          </table:table-cell>
          <table:table-cell table:formula="of:=([.E1053]+[.D1053]+[.C1053])/3" office:value-type="float" office:value="1.42475">
            <text:p>1,42475</text:p>
          </table:table-cell>
          <table:table-cell table:formula="of:=[.C1053]-[.D1053]" office:value-type="float" office:value="0.0104600000000001">
            <text:p>0,01046</text:p>
          </table:table-cell>
          <table:table-cell office:value-type="float" office:value="0.0154239971675367">
            <text:p>0,01542</text:p>
          </table:table-cell>
          <table:table-cell office:value-type="float" office:value="1.4284021981356">
            <text:p>1,42840</text:p>
          </table:table-cell>
          <table:table-cell office:value-type="float" office:value="1.42780290533083">
            <text:p>1,42780</text:p>
          </table:table-cell>
        </table:table-row>
        <table:table-row table:style-name="ro2">
          <table:table-cell table:style-name="ce1" office:value-type="string">
            <text:p>2009.09.03</text:p>
          </table:table-cell>
          <table:table-cell office:value-type="float" office:value="1.426">
            <text:p>1,42600</text:p>
          </table:table-cell>
          <table:table-cell office:value-type="float" office:value="1.43473">
            <text:p>1,43473</text:p>
          </table:table-cell>
          <table:table-cell office:value-type="float" office:value="1.42359">
            <text:p>1,42359</text:p>
          </table:table-cell>
          <table:table-cell office:value-type="float" office:value="1.42572">
            <text:p>1,42572</text:p>
          </table:table-cell>
          <table:table-cell table:formula="of:=([.E1054]+[.D1054]+[.C1054])/3" office:value-type="float" office:value="1.42801333333333">
            <text:p>1,42801</text:p>
          </table:table-cell>
          <table:table-cell table:formula="of:=[.C1054]-[.D1054]" office:value-type="float" office:value="0.0111400000000002">
            <text:p>0,01114</text:p>
          </table:table-cell>
          <table:table-cell office:value-type="float" office:value="0.0153659808894586">
            <text:p>0,01537</text:p>
          </table:table-cell>
          <table:table-cell office:value-type="float" office:value="1.42782302849479">
            <text:p>1,42782</text:p>
          </table:table-cell>
          <table:table-cell office:value-type="float" office:value="1.42748682364639">
            <text:p>1,42749</text:p>
          </table:table-cell>
        </table:table-row>
        <table:table-row table:style-name="ro2">
          <table:table-cell table:style-name="ce1" office:value-type="string">
            <text:p>2009.09.04</text:p>
          </table:table-cell>
          <table:table-cell office:value-type="float" office:value="1.42572">
            <text:p>1,42572</text:p>
          </table:table-cell>
          <table:table-cell office:value-type="float" office:value="1.43262">
            <text:p>1,43262</text:p>
          </table:table-cell>
          <table:table-cell office:value-type="float" office:value="1.41914">
            <text:p>1,41914</text:p>
          </table:table-cell>
          <table:table-cell office:value-type="float" office:value="1.42955">
            <text:p>1,42955</text:p>
          </table:table-cell>
          <table:table-cell table:formula="of:=([.E1055]+[.D1055]+[.C1055])/3" office:value-type="float" office:value="1.42710333333333">
            <text:p>1,42710</text:p>
          </table:table-cell>
          <table:table-cell table:formula="of:=[.C1055]-[.D1055]" office:value-type="float" office:value="0.0134799999999999">
            <text:p>0,01348</text:p>
          </table:table-cell>
          <table:table-cell office:value-type="float" office:value="0.0153756248037641">
            <text:p>0,01538</text:p>
          </table:table-cell>
          <table:table-cell office:value-type="float" office:value="1.42791590765284">
            <text:p>1,42792</text:p>
          </table:table-cell>
          <table:table-cell office:value-type="float" office:value="1.42701150122639">
            <text:p>1,42701</text:p>
          </table:table-cell>
        </table:table-row>
        <table:table-row table:style-name="ro2">
          <table:table-cell table:style-name="ce1" office:value-type="string">
            <text:p>2009.09.07</text:p>
          </table:table-cell>
          <table:table-cell office:value-type="float" office:value="1.43059">
            <text:p>1,43059</text:p>
          </table:table-cell>
          <table:table-cell office:value-type="float" office:value="1.43595">
            <text:p>1,43595</text:p>
          </table:table-cell>
          <table:table-cell office:value-type="float" office:value="1.43018">
            <text:p>1,43018</text:p>
          </table:table-cell>
          <table:table-cell office:value-type="float" office:value="1.43374">
            <text:p>1,43374</text:p>
          </table:table-cell>
          <table:table-cell table:formula="of:=([.E1056]+[.D1056]+[.C1056])/3" office:value-type="float" office:value="1.43329">
            <text:p>1,43329</text:p>
          </table:table-cell>
          <table:table-cell table:formula="of:=[.C1056]-[.D1056]" office:value-type="float" office:value="0.00577000000000005">
            <text:p>0,00577</text:p>
          </table:table-cell>
          <table:table-cell office:value-type="float" office:value="0.0153789770384532">
            <text:p>0,01538</text:p>
          </table:table-cell>
          <table:table-cell office:value-type="float" office:value="1.42727455687493">
            <text:p>1,42727</text:p>
          </table:table-cell>
          <table:table-cell office:value-type="float" office:value="1.42727353476885">
            <text:p>1,42727</text:p>
          </table:table-cell>
        </table:table-row>
        <table:table-row table:style-name="ro2">
          <table:table-cell table:style-name="ce1" office:value-type="string">
            <text:p>2009.09.08</text:p>
          </table:table-cell>
          <table:table-cell office:value-type="float" office:value="1.4337">
            <text:p>1,43370</text:p>
          </table:table-cell>
          <table:table-cell office:value-type="float" office:value="1.45341">
            <text:p>1,45341</text:p>
          </table:table-cell>
          <table:table-cell office:value-type="float" office:value="1.43278">
            <text:p>1,43278</text:p>
          </table:table-cell>
          <table:table-cell office:value-type="float" office:value="1.44941">
            <text:p>1,44941</text:p>
          </table:table-cell>
          <table:table-cell table:formula="of:=([.E1057]+[.D1057]+[.C1057])/3" office:value-type="float" office:value="1.4452">
            <text:p>1,44520</text:p>
          </table:table-cell>
          <table:table-cell table:formula="of:=[.C1057]-[.D1057]" office:value-type="float" office:value="0.0206299999999999">
            <text:p>0,02063</text:p>
          </table:table-cell>
          <table:table-cell office:value-type="float" office:value="0.0152618402751898">
            <text:p>0,01526</text:p>
          </table:table-cell>
          <table:table-cell office:value-type="float" office:value="1.42928623564982">
            <text:p>1,42929</text:p>
          </table:table-cell>
          <table:table-cell office:value-type="float" office:value="1.42915070593325">
            <text:p>1,42915</text:p>
          </table:table-cell>
        </table:table-row>
        <table:table-row table:style-name="ro2">
          <table:table-cell table:style-name="ce1" office:value-type="string">
            <text:p>2009.09.09</text:p>
          </table:table-cell>
          <table:table-cell office:value-type="float" office:value="1.4493">
            <text:p>1,44930</text:p>
          </table:table-cell>
          <table:table-cell office:value-type="float" office:value="1.45993">
            <text:p>1,45993</text:p>
          </table:table-cell>
          <table:table-cell office:value-type="float" office:value="1.44664">
            <text:p>1,44664</text:p>
          </table:table-cell>
          <table:table-cell office:value-type="float" office:value="1.45642">
            <text:p>1,45642</text:p>
          </table:table-cell>
          <table:table-cell table:formula="of:=([.E1058]+[.D1058]+[.C1058])/3" office:value-type="float" office:value="1.45433">
            <text:p>1,45433</text:p>
          </table:table-cell>
          <table:table-cell table:formula="of:=[.C1058]-[.D1058]" office:value-type="float" office:value="0.01329">
            <text:p>0,01329</text:p>
          </table:table-cell>
          <table:table-cell office:value-type="float" office:value="0.0151162944069226">
            <text:p>0,01512</text:p>
          </table:table-cell>
          <table:table-cell office:value-type="float" office:value="1.43362133663715">
            <text:p>1,43362</text:p>
          </table:table-cell>
          <table:table-cell office:value-type="float" office:value="1.43481495545718">
            <text:p>1,43481</text:p>
          </table:table-cell>
        </table:table-row>
        <table:table-row table:style-name="ro2">
          <table:table-cell table:style-name="ce1" office:value-type="string">
            <text:p>2009.09.10</text:p>
          </table:table-cell>
          <table:table-cell office:value-type="float" office:value="1.45637">
            <text:p>1,45637</text:p>
          </table:table-cell>
          <table:table-cell office:value-type="float" office:value="1.46128">
            <text:p>1,46128</text:p>
          </table:table-cell>
          <table:table-cell office:value-type="float" office:value="1.45024">
            <text:p>1,45024</text:p>
          </table:table-cell>
          <table:table-cell office:value-type="float" office:value="1.45787">
            <text:p>1,45787</text:p>
          </table:table-cell>
          <table:table-cell table:formula="of:=([.E1059]+[.D1059]+[.C1059])/3" office:value-type="float" office:value="1.45646333333333">
            <text:p>1,45646</text:p>
          </table:table-cell>
          <table:table-cell table:formula="of:=[.C1059]-[.D1059]" office:value-type="float" office:value="0.0110399999999999">
            <text:p>0,01104</text:p>
          </table:table-cell>
          <table:table-cell office:value-type="float" office:value="0.0148686533906816">
            <text:p>0,01487</text:p>
          </table:table-cell>
          <table:table-cell office:value-type="float" office:value="1.43939268127382">
            <text:p>1,43939</text:p>
          </table:table-cell>
          <table:table-cell office:value-type="float" office:value="1.44103753183044">
            <text:p>1,44104</text:p>
          </table:table-cell>
        </table:table-row>
        <table:table-row table:style-name="ro2">
          <table:table-cell table:style-name="ce1" office:value-type="string">
            <text:p>2009.09.11</text:p>
          </table:table-cell>
          <table:table-cell office:value-type="float" office:value="1.45796">
            <text:p>1,45796</text:p>
          </table:table-cell>
          <table:table-cell office:value-type="float" office:value="1.46337">
            <text:p>1,46337</text:p>
          </table:table-cell>
          <table:table-cell office:value-type="float" office:value="1.45536">
            <text:p>1,45536</text:p>
          </table:table-cell>
          <table:table-cell office:value-type="float" office:value="1.45697">
            <text:p>1,45697</text:p>
          </table:table-cell>
          <table:table-cell table:formula="of:=([.E1060]+[.D1060]+[.C1060])/3" office:value-type="float" office:value="1.45856666666667">
            <text:p>1,45857</text:p>
          </table:table-cell>
          <table:table-cell table:formula="of:=[.C1060]-[.D1060]" office:value-type="float" office:value="0.00801000000000007">
            <text:p>0,00801</text:p>
          </table:table-cell>
          <table:table-cell office:value-type="float" office:value="0.0146373682249463">
            <text:p>0,01464</text:p>
          </table:table-cell>
          <table:table-cell office:value-type="float" office:value="1.44442227374186">
            <text:p>1,44442</text:p>
          </table:table-cell>
          <table:table-cell office:value-type="float" office:value="1.44605492806088">
            <text:p>1,44605</text:p>
          </table:table-cell>
        </table:table-row>
        <table:table-row table:style-name="ro2">
          <table:table-cell table:style-name="ce1" office:value-type="string">
            <text:p>2009.09.14</text:p>
          </table:table-cell>
          <table:table-cell office:value-type="float" office:value="1.45987">
            <text:p>1,45987</text:p>
          </table:table-cell>
          <table:table-cell office:value-type="float" office:value="1.46516">
            <text:p>1,46516</text:p>
          </table:table-cell>
          <table:table-cell office:value-type="float" office:value="1.45154">
            <text:p>1,45154</text:p>
          </table:table-cell>
          <table:table-cell office:value-type="float" office:value="1.46274">
            <text:p>1,46274</text:p>
          </table:table-cell>
          <table:table-cell table:formula="of:=([.E1061]+[.D1061]+[.C1061])/3" office:value-type="float" office:value="1.45981333333333">
            <text:p>1,45981</text:p>
          </table:table-cell>
          <table:table-cell table:formula="of:=[.C1061]-[.D1061]" office:value-type="float" office:value="0.01362">
            <text:p>0,01362</text:p>
          </table:table-cell>
          <table:table-cell office:value-type="float" office:value="0.0143765183761949">
            <text:p>0,01438</text:p>
          </table:table-cell>
          <table:table-cell office:value-type="float" office:value="1.44843087400074">
            <text:p>1,44843</text:p>
          </table:table-cell>
          <table:table-cell office:value-type="float" office:value="1.44948209581894">
            <text:p>1,44948</text:p>
          </table:table-cell>
        </table:table-row>
        <table:table-row table:style-name="ro2">
          <table:table-cell table:style-name="ce1" office:value-type="string">
            <text:p>2009.09.15</text:p>
          </table:table-cell>
          <table:table-cell office:value-type="float" office:value="1.46277">
            <text:p>1,46277</text:p>
          </table:table-cell>
          <table:table-cell office:value-type="float" office:value="1.46848">
            <text:p>1,46848</text:p>
          </table:table-cell>
          <table:table-cell office:value-type="float" office:value="1.45615">
            <text:p>1,45615</text:p>
          </table:table-cell>
          <table:table-cell office:value-type="float" office:value="1.4661">
            <text:p>1,46610</text:p>
          </table:table-cell>
          <table:table-cell table:formula="of:=([.E1062]+[.D1062]+[.C1062])/3" office:value-type="float" office:value="1.46357666666667">
            <text:p>1,46358</text:p>
          </table:table-cell>
          <table:table-cell table:formula="of:=[.C1062]-[.D1062]" office:value-type="float" office:value="0.01233">
            <text:p>0,01233</text:p>
          </table:table-cell>
          <table:table-cell office:value-type="float" office:value="0.0141790455591673">
            <text:p>0,01418</text:p>
          </table:table-cell>
          <table:table-cell office:value-type="float" office:value="1.45191781208305">
            <text:p>1,45192</text:p>
          </table:table-cell>
          <table:table-cell office:value-type="float" office:value="1.45382795364685">
            <text:p>1,45383</text:p>
          </table:table-cell>
        </table:table-row>
        <table:table-row table:style-name="ro2">
          <table:table-cell table:style-name="ce1" office:value-type="string">
            <text:p>2009.09.16</text:p>
          </table:table-cell>
          <table:table-cell office:value-type="float" office:value="1.46598">
            <text:p>1,46598</text:p>
          </table:table-cell>
          <table:table-cell office:value-type="float" office:value="1.47362">
            <text:p>1,47362</text:p>
          </table:table-cell>
          <table:table-cell office:value-type="float" office:value="1.46415">
            <text:p>1,46415</text:p>
          </table:table-cell>
          <table:table-cell office:value-type="float" office:value="1.47078">
            <text:p>1,47078</text:p>
          </table:table-cell>
          <table:table-cell table:formula="of:=([.E1063]+[.D1063]+[.C1063])/3" office:value-type="float" office:value="1.46951666666667">
            <text:p>1,46952</text:p>
          </table:table-cell>
          <table:table-cell table:formula="of:=[.C1063]-[.D1063]" office:value-type="float" office:value="0.00946999999999987">
            <text:p>0,00947</text:p>
          </table:table-cell>
          <table:table-cell office:value-type="float" office:value="0.0140344975898944">
            <text:p>0,01403</text:p>
          </table:table-cell>
          <table:table-cell office:value-type="float" office:value="1.45515370886078">
            <text:p>1,45515</text:p>
          </table:table-cell>
          <table:table-cell office:value-type="float" office:value="1.45751420979434">
            <text:p>1,45751</text:p>
          </table:table-cell>
        </table:table-row>
        <table:table-row table:style-name="ro2">
          <table:table-cell table:style-name="ce1" office:value-type="string">
            <text:p>2009.09.17</text:p>
          </table:table-cell>
          <table:table-cell office:value-type="float" office:value="1.47061">
            <text:p>1,47061</text:p>
          </table:table-cell>
          <table:table-cell office:value-type="float" office:value="1.47659">
            <text:p>1,47659</text:p>
          </table:table-cell>
          <table:table-cell office:value-type="float" office:value="1.46879">
            <text:p>1,46879</text:p>
          </table:table-cell>
          <table:table-cell office:value-type="float" office:value="1.47436">
            <text:p>1,47436</text:p>
          </table:table-cell>
          <table:table-cell table:formula="of:=([.E1064]+[.D1064]+[.C1064])/3" office:value-type="float" office:value="1.47324666666667">
            <text:p>1,47325</text:p>
          </table:table-cell>
          <table:table-cell table:formula="of:=[.C1064]-[.D1064]" office:value-type="float" office:value="0.00780000000000003">
            <text:p>0,00780</text:p>
          </table:table-cell>
          <table:table-cell office:value-type="float" office:value="0.0138905739568869">
            <text:p>0,01389</text:p>
          </table:table-cell>
          <table:table-cell office:value-type="float" office:value="1.45914903361768">
            <text:p>1,45915</text:p>
          </table:table-cell>
          <table:table-cell office:value-type="float" office:value="1.46132524646368">
            <text:p>1,46133</text:p>
          </table:table-cell>
        </table:table-row>
        <table:table-row table:style-name="ro2">
          <table:table-cell table:style-name="ce1" office:value-type="string">
            <text:p>2009.09.18</text:p>
          </table:table-cell>
          <table:table-cell office:value-type="float" office:value="1.47433">
            <text:p>1,47433</text:p>
          </table:table-cell>
          <table:table-cell office:value-type="float" office:value="1.47437">
            <text:p>1,47437</text:p>
          </table:table-cell>
          <table:table-cell office:value-type="float" office:value="1.4647">
            <text:p>1,46470</text:p>
          </table:table-cell>
          <table:table-cell office:value-type="float" office:value="1.47106">
            <text:p>1,47106</text:p>
          </table:table-cell>
          <table:table-cell table:formula="of:=([.E1065]+[.D1065]+[.C1065])/3" office:value-type="float" office:value="1.47004333333333">
            <text:p>1,47004</text:p>
          </table:table-cell>
          <table:table-cell table:formula="of:=[.C1065]-[.D1065]" office:value-type="float" office:value="0.00966999999999985">
            <text:p>0,00967</text:p>
          </table:table-cell>
          <table:table-cell office:value-type="float" office:value="0.0137231287646307">
            <text:p>0,01372</text:p>
          </table:table-cell>
          <table:table-cell office:value-type="float" office:value="1.46295781347924">
            <text:p>1,46296</text:p>
          </table:table-cell>
          <table:table-cell office:value-type="float" office:value="1.46491786714448">
            <text:p>1,46492</text:p>
          </table:table-cell>
        </table:table-row>
        <table:table-row table:style-name="ro2">
          <table:table-cell table:style-name="ce1" office:value-type="string">
            <text:p>2009.09.21</text:p>
          </table:table-cell>
          <table:table-cell office:value-type="float" office:value="1.46928">
            <text:p>1,46928</text:p>
          </table:table-cell>
          <table:table-cell office:value-type="float" office:value="1.47125">
            <text:p>1,47125</text:p>
          </table:table-cell>
          <table:table-cell office:value-type="float" office:value="1.4611">
            <text:p>1,46110</text:p>
          </table:table-cell>
          <table:table-cell office:value-type="float" office:value="1.46763">
            <text:p>1,46763</text:p>
          </table:table-cell>
          <table:table-cell table:formula="of:=([.E1066]+[.D1066]+[.C1066])/3" office:value-type="float" office:value="1.46666">
            <text:p>1,46666</text:p>
          </table:table-cell>
          <table:table-cell table:formula="of:=[.C1066]-[.D1066]" office:value-type="float" office:value="0.0101499999999999">
            <text:p>0,01015</text:p>
          </table:table-cell>
          <table:table-cell office:value-type="float" office:value="0.0136258627516327">
            <text:p>0,01363</text:p>
          </table:table-cell>
          <table:table-cell office:value-type="float" office:value="1.46477034041358">
            <text:p>1,46477</text:p>
          </table:table-cell>
          <table:table-cell office:value-type="float" office:value="1.46665327329261">
            <text:p>1,46665</text:p>
          </table:table-cell>
        </table:table-row>
        <table:table-row table:style-name="ro2">
          <table:table-cell table:style-name="ce1" office:value-type="string">
            <text:p>2009.09.22</text:p>
          </table:table-cell>
          <table:table-cell office:value-type="float" office:value="1.46793">
            <text:p>1,46793</text:p>
          </table:table-cell>
          <table:table-cell office:value-type="float" office:value="1.48203">
            <text:p>1,48203</text:p>
          </table:table-cell>
          <table:table-cell office:value-type="float" office:value="1.46748">
            <text:p>1,46748</text:p>
          </table:table-cell>
          <table:table-cell office:value-type="float" office:value="1.47893">
            <text:p>1,47893</text:p>
          </table:table-cell>
          <table:table-cell table:formula="of:=([.E1067]+[.D1067]+[.C1067])/3" office:value-type="float" office:value="1.47614666666667">
            <text:p>1,47615</text:p>
          </table:table-cell>
          <table:table-cell table:formula="of:=[.C1067]-[.D1067]" office:value-type="float" office:value="0.0145499999999998">
            <text:p>0,01455</text:p>
          </table:table-cell>
          <table:table-cell office:value-type="float" office:value="0.0135634074610348">
            <text:p>0,01356</text:p>
          </table:table-cell>
          <table:table-cell office:value-type="float" office:value="1.4652929467609">
            <text:p>1,46529</text:p>
          </table:table-cell>
          <table:table-cell office:value-type="float" office:value="1.46708143358876">
            <text:p>1,46708</text:p>
          </table:table-cell>
        </table:table-row>
        <table:table-row table:style-name="ro2">
          <table:table-cell table:style-name="ce1" office:value-type="string">
            <text:p>2009.09.23</text:p>
          </table:table-cell>
          <table:table-cell office:value-type="float" office:value="1.47889">
            <text:p>1,47889</text:p>
          </table:table-cell>
          <table:table-cell office:value-type="float" office:value="1.48427">
            <text:p>1,48427</text:p>
          </table:table-cell>
          <table:table-cell table:number-columns-repeated="2" office:value-type="float" office:value="1.46899">
            <text:p>1,46899</text:p>
          </table:table-cell>
          <table:table-cell table:formula="of:=([.E1068]+[.D1068]+[.C1068])/3" office:value-type="float" office:value="1.47408333333333">
            <text:p>1,47408</text:p>
          </table:table-cell>
          <table:table-cell table:formula="of:=[.C1068]-[.D1068]" office:value-type="float" office:value="0.01528">
            <text:p>0,01528</text:p>
          </table:table-cell>
          <table:table-cell office:value-type="float" office:value="0.013458643039798">
            <text:p>0,01346</text:p>
          </table:table-cell>
          <table:table-cell office:value-type="float" office:value="1.46852195568668">
            <text:p>1,46852</text:p>
          </table:table-cell>
          <table:table-cell office:value-type="float" office:value="1.47067976687384">
            <text:p>1,47068</text:p>
          </table:table-cell>
        </table:table-row>
        <table:table-row table:style-name="ro2">
          <table:table-cell table:style-name="ce1" office:value-type="string">
            <text:p>2009.09.24</text:p>
          </table:table-cell>
          <table:table-cell office:value-type="float" office:value="1.46886">
            <text:p>1,46886</text:p>
          </table:table-cell>
          <table:table-cell office:value-type="float" office:value="1.48016">
            <text:p>1,48016</text:p>
          </table:table-cell>
          <table:table-cell office:value-type="float" office:value="1.46282">
            <text:p>1,46282</text:p>
          </table:table-cell>
          <table:table-cell office:value-type="float" office:value="1.46606">
            <text:p>1,46606</text:p>
          </table:table-cell>
          <table:table-cell table:formula="of:=([.E1069]+[.D1069]+[.C1069])/3" office:value-type="float" office:value="1.46968">
            <text:p>1,46968</text:p>
          </table:table-cell>
          <table:table-cell table:formula="of:=[.C1069]-[.D1069]" office:value-type="float" office:value="0.0173400000000001">
            <text:p>0,01734</text:p>
          </table:table-cell>
          <table:table-cell office:value-type="float" office:value="0.0134949154918313">
            <text:p>0,01349</text:p>
          </table:table-cell>
          <table:table-cell office:value-type="float" office:value="1.46947760416777">
            <text:p>1,46948</text:p>
          </table:table-cell>
          <table:table-cell office:value-type="float" office:value="1.47017977079723">
            <text:p>1,47018</text:p>
          </table:table-cell>
        </table:table-row>
        <table:table-row table:style-name="ro2">
          <table:table-cell table:style-name="ce1" office:value-type="string">
            <text:p>2009.09.25</text:p>
          </table:table-cell>
          <table:table-cell office:value-type="float" office:value="1.46608">
            <text:p>1,46608</text:p>
          </table:table-cell>
          <table:table-cell office:value-type="float" office:value="1.47239">
            <text:p>1,47239</text:p>
          </table:table-cell>
          <table:table-cell office:value-type="float" office:value="1.46142">
            <text:p>1,46142</text:p>
          </table:table-cell>
          <table:table-cell office:value-type="float" office:value="1.46881">
            <text:p>1,46881</text:p>
          </table:table-cell>
          <table:table-cell table:formula="of:=([.E1070]+[.D1070]+[.C1070])/3" office:value-type="float" office:value="1.46754">
            <text:p>1,46754</text:p>
          </table:table-cell>
          <table:table-cell table:formula="of:=[.C1070]-[.D1070]" office:value-type="float" office:value="0.0109700000000001">
            <text:p>0,01097</text:p>
          </table:table-cell>
          <table:table-cell office:value-type="float" office:value="0.0135422431893897">
            <text:p>0,01354</text:p>
          </table:table-cell>
          <table:table-cell office:value-type="float" office:value="1.46928776015603">
            <text:p>1,46929</text:p>
          </table:table-cell>
          <table:table-cell office:value-type="float" office:value="1.46881562009186">
            <text:p>1,46882</text:p>
          </table:table-cell>
        </table:table-row>
        <table:table-row table:style-name="ro2">
          <table:table-cell table:style-name="ce1" office:value-type="string">
            <text:p>2009.09.28</text:p>
          </table:table-cell>
          <table:table-cell office:value-type="float" office:value="1.47007">
            <text:p>1,47007</text:p>
          </table:table-cell>
          <table:table-cell office:value-type="float" office:value="1.47193">
            <text:p>1,47193</text:p>
          </table:table-cell>
          <table:table-cell office:value-type="float" office:value="1.4564">
            <text:p>1,45640</text:p>
          </table:table-cell>
          <table:table-cell office:value-type="float" office:value="1.46128">
            <text:p>1,46128</text:p>
          </table:table-cell>
          <table:table-cell table:formula="of:=([.E1071]+[.D1071]+[.C1071])/3" office:value-type="float" office:value="1.46320333333333">
            <text:p>1,46320</text:p>
          </table:table-cell>
          <table:table-cell table:formula="of:=[.C1071]-[.D1071]" office:value-type="float" office:value="0.01553">
            <text:p>0,01553</text:p>
          </table:table-cell>
          <table:table-cell office:value-type="float" office:value="0.0135199677744467">
            <text:p>0,01352</text:p>
          </table:table-cell>
          <table:table-cell office:value-type="float" office:value="1.46911894055363">
            <text:p>1,46912</text:p>
          </table:table-cell>
          <table:table-cell office:value-type="float" office:value="1.46875491036686">
            <text:p>1,46875</text:p>
          </table:table-cell>
        </table:table-row>
        <table:table-row table:style-name="ro2">
          <table:table-cell table:style-name="ce1" office:value-type="string">
            <text:p>2009.09.29</text:p>
          </table:table-cell>
          <table:table-cell office:value-type="float" office:value="1.46132">
            <text:p>1,46132</text:p>
          </table:table-cell>
          <table:table-cell office:value-type="float" office:value="1.46452">
            <text:p>1,46452</text:p>
          </table:table-cell>
          <table:table-cell office:value-type="float" office:value="1.45274">
            <text:p>1,45274</text:p>
          </table:table-cell>
          <table:table-cell office:value-type="float" office:value="1.45832">
            <text:p>1,45832</text:p>
          </table:table-cell>
          <table:table-cell table:formula="of:=([.E1072]+[.D1072]+[.C1072])/3" office:value-type="float" office:value="1.45852666666667">
            <text:p>1,45853</text:p>
          </table:table-cell>
          <table:table-cell table:formula="of:=[.C1072]-[.D1072]" office:value-type="float" office:value="0.0117800000000001">
            <text:p>0,01178</text:p>
          </table:table-cell>
          <table:table-cell office:value-type="float" office:value="0.0136053232732446">
            <text:p>0,01361</text:p>
          </table:table-cell>
          <table:table-cell office:value-type="float" office:value="1.46726917598143">
            <text:p>1,46727</text:p>
          </table:table-cell>
          <table:table-cell office:value-type="float" office:value="1.46694819483864">
            <text:p>1,46695</text:p>
          </table:table-cell>
        </table:table-row>
        <table:table-row table:style-name="ro2">
          <table:table-cell table:style-name="ce1" office:value-type="string">
            <text:p>2009.09.30</text:p>
          </table:table-cell>
          <table:table-cell office:value-type="float" office:value="1.45844">
            <text:p>1,45844</text:p>
          </table:table-cell>
          <table:table-cell office:value-type="float" office:value="1.4673">
            <text:p>1,46730</text:p>
          </table:table-cell>
          <table:table-cell office:value-type="float" office:value="1.45752">
            <text:p>1,45752</text:p>
          </table:table-cell>
          <table:table-cell office:value-type="float" office:value="1.46368">
            <text:p>1,46368</text:p>
          </table:table-cell>
          <table:table-cell table:formula="of:=([.E1073]+[.D1073]+[.C1073])/3" office:value-type="float" office:value="1.46283333333333">
            <text:p>1,46283</text:p>
          </table:table-cell>
          <table:table-cell table:formula="of:=[.C1073]-[.D1073]" office:value-type="float" office:value="0.0097799999999999">
            <text:p>0,00978</text:p>
          </table:table-cell>
          <table:table-cell office:value-type="float" office:value="0.0137076917730506">
            <text:p>0,01371</text:p>
          </table:table-cell>
          <table:table-cell office:value-type="float" office:value="1.4645970137083">
            <text:p>1,46460</text:p>
          </table:table-cell>
          <table:table-cell office:value-type="float" office:value="1.46416221249485">
            <text:p>1,46416</text:p>
          </table:table-cell>
        </table:table-row>
        <table:table-row table:style-name="ro2">
          <table:table-cell table:style-name="ce1" office:value-type="string">
            <text:p>2009.10.01</text:p>
          </table:table-cell>
          <table:table-cell office:value-type="float" office:value="1.46367">
            <text:p>1,46367</text:p>
          </table:table-cell>
          <table:table-cell office:value-type="float" office:value="1.46676">
            <text:p>1,46676</text:p>
          </table:table-cell>
          <table:table-cell office:value-type="float" office:value="1.4517">
            <text:p>1,45170</text:p>
          </table:table-cell>
          <table:table-cell office:value-type="float" office:value="1.45419">
            <text:p>1,45419</text:p>
          </table:table-cell>
          <table:table-cell table:formula="of:=([.E1074]+[.D1074]+[.C1074])/3" office:value-type="float" office:value="1.45755">
            <text:p>1,45755</text:p>
          </table:table-cell>
          <table:table-cell table:formula="of:=[.C1074]-[.D1074]" office:value-type="float" office:value="0.0150600000000001">
            <text:p>0,01506</text:p>
          </table:table-cell>
          <table:table-cell office:value-type="float" office:value="0.0137239354035146">
            <text:p>0,01372</text:p>
          </table:table-cell>
          <table:table-cell office:value-type="float" office:value="1.46437745476574">
            <text:p>1,46438</text:p>
          </table:table-cell>
          <table:table-cell office:value-type="float" office:value="1.46390658906734">
            <text:p>1,46391</text:p>
          </table:table-cell>
        </table:table-row>
        <table:table-row table:style-name="ro2">
          <table:table-cell table:style-name="ce1" office:value-type="string">
            <text:p>2009.10.02</text:p>
          </table:table-cell>
          <table:table-cell office:value-type="float" office:value="1.45414">
            <text:p>1,45414</text:p>
          </table:table-cell>
          <table:table-cell office:value-type="float" office:value="1.46457">
            <text:p>1,46457</text:p>
          </table:table-cell>
          <table:table-cell office:value-type="float" office:value="1.44835">
            <text:p>1,44835</text:p>
          </table:table-cell>
          <table:table-cell office:value-type="float" office:value="1.4574">
            <text:p>1,45740</text:p>
          </table:table-cell>
          <table:table-cell table:formula="of:=([.E1075]+[.D1075]+[.C1075])/3" office:value-type="float" office:value="1.45677333333333">
            <text:p>1,45677</text:p>
          </table:table-cell>
          <table:table-cell table:formula="of:=[.C1075]-[.D1075]" office:value-type="float" office:value="0.0162200000000001">
            <text:p>0,01622</text:p>
          </table:table-cell>
          <table:table-cell office:value-type="float" office:value="0.0138535255303212">
            <text:p>0,01385</text:p>
          </table:table-cell>
          <table:table-cell office:value-type="float" office:value="1.46184733976637">
            <text:p>1,46185</text:p>
          </table:table-cell>
          <table:table-cell office:value-type="float" office:value="1.46082162349966">
            <text:p>1,46082</text:p>
          </table:table-cell>
        </table:table-row>
        <table:table-row table:style-name="ro2">
          <table:table-cell table:style-name="ce1" office:value-type="string">
            <text:p>2009.10.05</text:p>
          </table:table-cell>
          <table:table-cell office:value-type="float" office:value="1.45883">
            <text:p>1,45883</text:p>
          </table:table-cell>
          <table:table-cell office:value-type="float" office:value="1.46676">
            <text:p>1,46676</text:p>
          </table:table-cell>
          <table:table-cell office:value-type="float" office:value="1.45791">
            <text:p>1,45791</text:p>
          </table:table-cell>
          <table:table-cell office:value-type="float" office:value="1.46474">
            <text:p>1,46474</text:p>
          </table:table-cell>
          <table:table-cell table:formula="of:=([.E1076]+[.D1076]+[.C1076])/3" office:value-type="float" office:value="1.46313666666667">
            <text:p>1,46314</text:p>
          </table:table-cell>
          <table:table-cell table:formula="of:=[.C1076]-[.D1076]" office:value-type="float" office:value="0.00885000000000002">
            <text:p>0,00885</text:p>
          </table:table-cell>
          <table:table-cell office:value-type="float" office:value="0.013912477906158">
            <text:p>0,01391</text:p>
          </table:table-cell>
          <table:table-cell office:value-type="float" office:value="1.46048020178836">
            <text:p>1,46048</text:p>
          </table:table-cell>
          <table:table-cell office:value-type="float" office:value="1.45966371507359">
            <text:p>1,45966</text:p>
          </table:table-cell>
        </table:table-row>
        <table:table-row table:style-name="ro2">
          <table:table-cell table:style-name="ce1" office:value-type="string">
            <text:p>2009.10.06</text:p>
          </table:table-cell>
          <table:table-cell office:value-type="float" office:value="1.46476">
            <text:p>1,46476</text:p>
          </table:table-cell>
          <table:table-cell office:value-type="float" office:value="1.47609">
            <text:p>1,47609</text:p>
          </table:table-cell>
          <table:table-cell office:value-type="float" office:value="1.46445">
            <text:p>1,46445</text:p>
          </table:table-cell>
          <table:table-cell office:value-type="float" office:value="1.47209">
            <text:p>1,47209</text:p>
          </table:table-cell>
          <table:table-cell table:formula="of:=([.E1077]+[.D1077]+[.C1077])/3" office:value-type="float" office:value="1.47087666666667">
            <text:p>1,47088</text:p>
          </table:table-cell>
          <table:table-cell table:formula="of:=[.C1077]-[.D1077]" office:value-type="float" office:value="0.0116400000000001">
            <text:p>0,01164</text:p>
          </table:table-cell>
          <table:table-cell office:value-type="float" office:value="0.0138460424920721">
            <text:p>0,01385</text:p>
          </table:table-cell>
          <table:table-cell office:value-type="float" office:value="1.46165428008477">
            <text:p>1,46165</text:p>
          </table:table-cell>
          <table:table-cell office:value-type="float" office:value="1.46110581144434">
            <text:p>1,46111</text:p>
          </table:table-cell>
        </table:table-row>
        <table:table-row table:style-name="ro2">
          <table:table-cell table:style-name="ce1" office:value-type="string">
            <text:p>2009.10.07</text:p>
          </table:table-cell>
          <table:table-cell office:value-type="float" office:value="1.47209">
            <text:p>1,47209</text:p>
          </table:table-cell>
          <table:table-cell office:value-type="float" office:value="1.47355">
            <text:p>1,47355</text:p>
          </table:table-cell>
          <table:table-cell office:value-type="float" office:value="1.46489">
            <text:p>1,46489</text:p>
          </table:table-cell>
          <table:table-cell office:value-type="float" office:value="1.46865">
            <text:p>1,46865</text:p>
          </table:table-cell>
          <table:table-cell table:formula="of:=([.E1078]+[.D1078]+[.C1078])/3" office:value-type="float" office:value="1.46903">
            <text:p>1,46903</text:p>
          </table:table-cell>
          <table:table-cell table:formula="of:=[.C1078]-[.D1078]" office:value-type="float" office:value="0.00865999999999989">
            <text:p>0,00866</text:p>
          </table:table-cell>
          <table:table-cell office:value-type="float" office:value="0.013738383708681">
            <text:p>0,01374</text:p>
          </table:table-cell>
          <table:table-cell office:value-type="float" office:value="1.46414178335">
            <text:p>1,46414</text:p>
          </table:table-cell>
          <table:table-cell office:value-type="float" office:value="1.46427214820663">
            <text:p>1,46427</text:p>
          </table:table-cell>
        </table:table-row>
        <table:table-row table:style-name="ro2">
          <table:table-cell table:style-name="ce1" office:value-type="string">
            <text:p>2009.10.08</text:p>
          </table:table-cell>
          <table:table-cell office:value-type="float" office:value="1.46864">
            <text:p>1,46864</text:p>
          </table:table-cell>
          <table:table-cell office:value-type="float" office:value="1.48159">
            <text:p>1,48159</text:p>
          </table:table-cell>
          <table:table-cell office:value-type="float" office:value="1.46816">
            <text:p>1,46816</text:p>
          </table:table-cell>
          <table:table-cell office:value-type="float" office:value="1.47912">
            <text:p>1,47912</text:p>
          </table:table-cell>
          <table:table-cell table:formula="of:=([.E1079]+[.D1079]+[.C1079])/3" office:value-type="float" office:value="1.47629">
            <text:p>1,47629</text:p>
          </table:table-cell>
          <table:table-cell table:formula="of:=[.C1079]-[.D1079]" office:value-type="float" office:value="0.0134299999999998">
            <text:p>0,01343</text:p>
          </table:table-cell>
          <table:table-cell office:value-type="float" office:value="0.0136647840468704">
            <text:p>0,01366</text:p>
          </table:table-cell>
          <table:table-cell office:value-type="float" office:value="1.46528723105876">
            <text:p>1,46529</text:p>
          </table:table-cell>
          <table:table-cell office:value-type="float" office:value="1.46530809688808">
            <text:p>1,46531</text:p>
          </table:table-cell>
        </table:table-row>
        <table:table-row table:style-name="ro2">
          <table:table-cell table:style-name="ce1" office:value-type="string">
            <text:p>2009.10.09</text:p>
          </table:table-cell>
          <table:table-cell office:value-type="float" office:value="1.4791">
            <text:p>1,47910</text:p>
          </table:table-cell>
          <table:table-cell office:value-type="float" office:value="1.47933">
            <text:p>1,47933</text:p>
          </table:table-cell>
          <table:table-cell office:value-type="float" office:value="1.46723">
            <text:p>1,46723</text:p>
          </table:table-cell>
          <table:table-cell office:value-type="float" office:value="1.473">
            <text:p>1,47300</text:p>
          </table:table-cell>
          <table:table-cell table:formula="of:=([.E1080]+[.D1080]+[.C1080])/3" office:value-type="float" office:value="1.47318666666667">
            <text:p>1,47319</text:p>
          </table:table-cell>
          <table:table-cell table:formula="of:=[.C1080]-[.D1080]" office:value-type="float" office:value="0.0121">
            <text:p>0,01210</text:p>
          </table:table-cell>
          <table:table-cell office:value-type="float" office:value="0.0134967300973424">
            <text:p>0,01350</text:p>
          </table:table-cell>
          <table:table-cell office:value-type="float" office:value="1.46880799528099">
            <text:p>1,46881</text:p>
          </table:table-cell>
          <table:table-cell office:value-type="float" office:value="1.46950769214215">
            <text:p>1,46951</text:p>
          </table:table-cell>
        </table:table-row>
        <table:table-row table:style-name="ro2">
          <table:table-cell table:style-name="ce1" office:value-type="string">
            <text:p>2009.10.12</text:p>
          </table:table-cell>
          <table:table-cell office:value-type="float" office:value="1.47177">
            <text:p>1,47177</text:p>
          </table:table-cell>
          <table:table-cell office:value-type="float" office:value="1.48115">
            <text:p>1,48115</text:p>
          </table:table-cell>
          <table:table-cell office:value-type="float" office:value="1.46752">
            <text:p>1,46752</text:p>
          </table:table-cell>
          <table:table-cell office:value-type="float" office:value="1.47754">
            <text:p>1,47754</text:p>
          </table:table-cell>
          <table:table-cell table:formula="of:=([.E1081]+[.D1081]+[.C1081])/3" office:value-type="float" office:value="1.47540333333333">
            <text:p>1,47540</text:p>
          </table:table-cell>
          <table:table-cell table:formula="of:=[.C1081]-[.D1081]" office:value-type="float" office:value="0.01363">
            <text:p>0,01363</text:p>
          </table:table-cell>
          <table:table-cell office:value-type="float" office:value="0.0134151893611028">
            <text:p>0,01342</text:p>
          </table:table-cell>
          <table:table-cell office:value-type="float" office:value="1.46995835712995">
            <text:p>1,46996</text:p>
          </table:table-cell>
          <table:table-cell office:value-type="float" office:value="1.47074953179631">
            <text:p>1,47075</text:p>
          </table:table-cell>
        </table:table-row>
        <table:table-row table:style-name="ro2">
          <table:table-cell table:style-name="ce1" office:value-type="string">
            <text:p>2009.10.13</text:p>
          </table:table-cell>
          <table:table-cell office:value-type="float" office:value="1.47767">
            <text:p>1,47767</text:p>
          </table:table-cell>
          <table:table-cell office:value-type="float" office:value="1.48737">
            <text:p>1,48737</text:p>
          </table:table-cell>
          <table:table-cell office:value-type="float" office:value="1.47608">
            <text:p>1,47608</text:p>
          </table:table-cell>
          <table:table-cell office:value-type="float" office:value="1.48509">
            <text:p>1,48509</text:p>
          </table:table-cell>
          <table:table-cell table:formula="of:=([.E1082]+[.D1082]+[.C1082])/3" office:value-type="float" office:value="1.48284666666667">
            <text:p>1,48285</text:p>
          </table:table-cell>
          <table:table-cell table:formula="of:=[.C1082]-[.D1082]" office:value-type="float" office:value="0.01129">
            <text:p>0,01129</text:p>
          </table:table-cell>
          <table:table-cell office:value-type="float" office:value="0.0133223944336622">
            <text:p>0,01332</text:p>
          </table:table-cell>
          <table:table-cell office:value-type="float" office:value="1.47172688729492">
            <text:p>1,47173</text:p>
          </table:table-cell>
          <table:table-cell office:value-type="float" office:value="1.47298612428256">
            <text:p>1,47299</text:p>
          </table:table-cell>
        </table:table-row>
        <table:table-row table:style-name="ro2">
          <table:table-cell table:style-name="ce1" office:value-type="string">
            <text:p>2009.10.14</text:p>
          </table:table-cell>
          <table:table-cell office:value-type="float" office:value="1.48507">
            <text:p>1,48507</text:p>
          </table:table-cell>
          <table:table-cell office:value-type="float" office:value="1.49443">
            <text:p>1,49443</text:p>
          </table:table-cell>
          <table:table-cell office:value-type="float" office:value="1.48375">
            <text:p>1,48375</text:p>
          </table:table-cell>
          <table:table-cell office:value-type="float" office:value="1.49323">
            <text:p>1,49323</text:p>
          </table:table-cell>
          <table:table-cell table:formula="of:=([.E1083]+[.D1083]+[.C1083])/3" office:value-type="float" office:value="1.49047">
            <text:p>1,49047</text:p>
          </table:table-cell>
          <table:table-cell table:formula="of:=[.C1083]-[.D1083]" office:value-type="float" office:value="0.0106799999999998">
            <text:p>0,01068</text:p>
          </table:table-cell>
          <table:table-cell office:value-type="float" office:value="0.0132109396988569">
            <text:p>0,01321</text:p>
          </table:table-cell>
          <table:table-cell office:value-type="float" office:value="1.47497891204075">
            <text:p>1,47498</text:p>
          </table:table-cell>
          <table:table-cell office:value-type="float" office:value="1.47639999861763">
            <text:p>1,47640</text:p>
          </table:table-cell>
        </table:table-row>
        <table:table-row table:style-name="ro2">
          <table:table-cell table:style-name="ce1" office:value-type="string">
            <text:p>2009.10.15</text:p>
          </table:table-cell>
          <table:table-cell office:value-type="float" office:value="1.49329">
            <text:p>1,49329</text:p>
          </table:table-cell>
          <table:table-cell office:value-type="float" office:value="1.49656">
            <text:p>1,49656</text:p>
          </table:table-cell>
          <table:table-cell office:value-type="float" office:value="1.48415">
            <text:p>1,48415</text:p>
          </table:table-cell>
          <table:table-cell office:value-type="float" office:value="1.49352">
            <text:p>1,49352</text:p>
          </table:table-cell>
          <table:table-cell table:formula="of:=([.E1084]+[.D1084]+[.C1084])/3" office:value-type="float" office:value="1.49141">
            <text:p>1,49141</text:p>
          </table:table-cell>
          <table:table-cell table:formula="of:=[.C1084]-[.D1084]" office:value-type="float" office:value="0.01241">
            <text:p>0,01241</text:p>
          </table:table-cell>
          <table:table-cell office:value-type="float" office:value="0.0130421526466715">
            <text:p>0,01304</text:p>
          </table:table-cell>
          <table:table-cell office:value-type="float" office:value="1.47936157634929">
            <text:p>1,47936</text:p>
          </table:table-cell>
          <table:table-cell office:value-type="float" office:value="1.48135459349101">
            <text:p>1,48135</text:p>
          </table:table-cell>
        </table:table-row>
        <table:table-row table:style-name="ro2">
          <table:table-cell table:style-name="ce1" office:value-type="string">
            <text:p>2009.10.16</text:p>
          </table:table-cell>
          <table:table-cell office:value-type="float" office:value="1.49356">
            <text:p>1,49356</text:p>
          </table:table-cell>
          <table:table-cell office:value-type="float" office:value="1.49651">
            <text:p>1,49651</text:p>
          </table:table-cell>
          <table:table-cell office:value-type="float" office:value="1.48473">
            <text:p>1,48473</text:p>
          </table:table-cell>
          <table:table-cell office:value-type="float" office:value="1.49035">
            <text:p>1,49035</text:p>
          </table:table-cell>
          <table:table-cell table:formula="of:=([.E1085]+[.D1085]+[.C1085])/3" office:value-type="float" office:value="1.49053">
            <text:p>1,49053</text:p>
          </table:table-cell>
          <table:table-cell table:formula="of:=[.C1085]-[.D1085]" office:value-type="float" office:value="0.0117799999999999">
            <text:p>0,01178</text:p>
          </table:table-cell>
          <table:table-cell office:value-type="float" office:value="0.012942014465814">
            <text:p>0,01294</text:p>
          </table:table-cell>
          <table:table-cell office:value-type="float" office:value="1.48248443154017">
            <text:p>1,48248</text:p>
          </table:table-cell>
          <table:table-cell office:value-type="float" office:value="1.48461933171184">
            <text:p>1,48462</text:p>
          </table:table-cell>
        </table:table-row>
        <table:table-row table:style-name="ro2">
          <table:table-cell table:style-name="ce1" office:value-type="string">
            <text:p>2009.10.19</text:p>
          </table:table-cell>
          <table:table-cell office:value-type="float" office:value="1.48932">
            <text:p>1,48932</text:p>
          </table:table-cell>
          <table:table-cell office:value-type="float" office:value="1.4979">
            <text:p>1,49790</text:p>
          </table:table-cell>
          <table:table-cell office:value-type="float" office:value="1.48267">
            <text:p>1,48267</text:p>
          </table:table-cell>
          <table:table-cell office:value-type="float" office:value="1.4964">
            <text:p>1,49640</text:p>
          </table:table-cell>
          <table:table-cell table:formula="of:=([.E1086]+[.D1086]+[.C1086])/3" office:value-type="float" office:value="1.49232333333333">
            <text:p>1,49232</text:p>
          </table:table-cell>
          <table:table-cell table:formula="of:=[.C1086]-[.D1086]" office:value-type="float" office:value="0.0152299999999999">
            <text:p>0,01523</text:p>
          </table:table-cell>
          <table:table-cell office:value-type="float" office:value="0.0128363912203148">
            <text:p>0,01284</text:p>
          </table:table-cell>
          <table:table-cell office:value-type="float" office:value="1.48481977058484">
            <text:p>1,48482</text:p>
          </table:table-cell>
          <table:table-cell office:value-type="float" office:value="1.48652743305593">
            <text:p>1,48653</text:p>
          </table:table-cell>
        </table:table-row>
        <table:table-row table:style-name="ro2">
          <table:table-cell table:style-name="ce1" office:value-type="string">
            <text:p>2009.10.20</text:p>
          </table:table-cell>
          <table:table-cell office:value-type="float" office:value="1.49641">
            <text:p>1,49641</text:p>
          </table:table-cell>
          <table:table-cell office:value-type="float" office:value="1.49931">
            <text:p>1,49931</text:p>
          </table:table-cell>
          <table:table-cell office:value-type="float" office:value="1.48823">
            <text:p>1,48823</text:p>
          </table:table-cell>
          <table:table-cell office:value-type="float" office:value="1.49396">
            <text:p>1,49396</text:p>
          </table:table-cell>
          <table:table-cell table:formula="of:=([.E1087]+[.D1087]+[.C1087])/3" office:value-type="float" office:value="1.49383333333333">
            <text:p>1,49383</text:p>
          </table:table-cell>
          <table:table-cell table:formula="of:=[.C1087]-[.D1087]" office:value-type="float" office:value="0.0110799999999998">
            <text:p>0,01108</text:p>
          </table:table-cell>
          <table:table-cell office:value-type="float" office:value="0.0127347667134309">
            <text:p>0,01273</text:p>
          </table:table-cell>
          <table:table-cell office:value-type="float" office:value="1.48718890385882">
            <text:p>1,48719</text:p>
          </table:table-cell>
          <table:table-cell office:value-type="float" office:value="1.4896073463562">
            <text:p>1,48961</text:p>
          </table:table-cell>
        </table:table-row>
        <table:table-row table:style-name="ro2">
          <table:table-cell table:style-name="ce1" office:value-type="string">
            <text:p>2009.10.21</text:p>
          </table:table-cell>
          <table:table-cell office:value-type="float" office:value="1.49395">
            <text:p>1,49395</text:p>
          </table:table-cell>
          <table:table-cell office:value-type="float" office:value="1.50453">
            <text:p>1,50453</text:p>
          </table:table-cell>
          <table:table-cell office:value-type="float" office:value="1.48879">
            <text:p>1,48879</text:p>
          </table:table-cell>
          <table:table-cell office:value-type="float" office:value="1.50072">
            <text:p>1,50072</text:p>
          </table:table-cell>
          <table:table-cell table:formula="of:=([.E1088]+[.D1088]+[.C1088])/3" office:value-type="float" office:value="1.49801333333333">
            <text:p>1,49801</text:p>
          </table:table-cell>
          <table:table-cell table:formula="of:=[.C1088]-[.D1088]" office:value-type="float" office:value="0.0157399999999999">
            <text:p>0,01574</text:p>
          </table:table-cell>
          <table:table-cell office:value-type="float" office:value="0.0126750179721862">
            <text:p>0,01268</text:p>
          </table:table-cell>
          <table:table-cell office:value-type="float" office:value="1.48900916907925">
            <text:p>1,48901</text:p>
          </table:table-cell>
          <table:table-cell office:value-type="float" office:value="1.49107095800165">
            <text:p>1,49107</text:p>
          </table:table-cell>
        </table:table-row>
        <table:table-row table:style-name="ro2">
          <table:table-cell table:style-name="ce1" office:value-type="string">
            <text:p>2009.10.22</text:p>
          </table:table-cell>
          <table:table-cell office:value-type="float" office:value="1.50068">
            <text:p>1,50068</text:p>
          </table:table-cell>
          <table:table-cell office:value-type="float" office:value="1.50375">
            <text:p>1,50375</text:p>
          </table:table-cell>
          <table:table-cell office:value-type="float" office:value="1.49435">
            <text:p>1,49435</text:p>
          </table:table-cell>
          <table:table-cell office:value-type="float" office:value="1.50261">
            <text:p>1,50261</text:p>
          </table:table-cell>
          <table:table-cell table:formula="of:=([.E1089]+[.D1089]+[.C1089])/3" office:value-type="float" office:value="1.50023666666667">
            <text:p>1,50024</text:p>
          </table:table-cell>
          <table:table-cell table:formula="of:=[.C1089]-[.D1089]" office:value-type="float" office:value="0.00940000000000008">
            <text:p>0,00940</text:p>
          </table:table-cell>
          <table:table-cell office:value-type="float" office:value="0.0126337966595159">
            <text:p>0,01263</text:p>
          </table:table-cell>
          <table:table-cell office:value-type="float" office:value="1.49142464370149">
            <text:p>1,49142</text:p>
          </table:table-cell>
          <table:table-cell office:value-type="float" office:value="1.49371549255551">
            <text:p>1,49372</text:p>
          </table:table-cell>
        </table:table-row>
        <table:table-row table:style-name="ro2">
          <table:table-cell table:style-name="ce1" office:value-type="string">
            <text:p>2009.10.23</text:p>
          </table:table-cell>
          <table:table-cell office:value-type="float" office:value="1.50258">
            <text:p>1,50258</text:p>
          </table:table-cell>
          <table:table-cell office:value-type="float" office:value="1.50595">
            <text:p>1,50595</text:p>
          </table:table-cell>
          <table:table-cell office:value-type="float" office:value="1.49855">
            <text:p>1,49855</text:p>
          </table:table-cell>
          <table:table-cell office:value-type="float" office:value="1.50072">
            <text:p>1,50072</text:p>
          </table:table-cell>
          <table:table-cell table:formula="of:=([.E1090]+[.D1090]+[.C1090])/3" office:value-type="float" office:value="1.50174">
            <text:p>1,50174</text:p>
          </table:table-cell>
          <table:table-cell table:formula="of:=[.C1090]-[.D1090]" office:value-type="float" office:value="0.00739999999999985">
            <text:p>0,00740</text:p>
          </table:table-cell>
          <table:table-cell office:value-type="float" office:value="0.0125491804170344">
            <text:p>0,01255</text:p>
          </table:table-cell>
          <table:table-cell office:value-type="float" office:value="1.49384877765201">
            <text:p>1,49385</text:p>
          </table:table-cell>
          <table:table-cell office:value-type="float" office:value="1.49608877381783">
            <text:p>1,49609</text:p>
          </table:table-cell>
        </table:table-row>
        <table:table-row table:style-name="ro2">
          <table:table-cell table:style-name="ce1" office:value-type="string">
            <text:p>2009.10.26</text:p>
          </table:table-cell>
          <table:table-cell office:value-type="float" office:value="1.5009">
            <text:p>1,50090</text:p>
          </table:table-cell>
          <table:table-cell office:value-type="float" office:value="1.50617">
            <text:p>1,50617</text:p>
          </table:table-cell>
          <table:table-cell office:value-type="float" office:value="1.48448">
            <text:p>1,48448</text:p>
          </table:table-cell>
          <table:table-cell office:value-type="float" office:value="1.48652">
            <text:p>1,48652</text:p>
          </table:table-cell>
          <table:table-cell table:formula="of:=([.E1091]+[.D1091]+[.C1091])/3" office:value-type="float" office:value="1.49239">
            <text:p>1,49239</text:p>
          </table:table-cell>
          <table:table-cell table:formula="of:=[.C1091]-[.D1091]" office:value-type="float" office:value="0.02169">
            <text:p>0,02169</text:p>
          </table:table-cell>
          <table:table-cell office:value-type="float" office:value="0.0124562096865829">
            <text:p>0,01246</text:p>
          </table:table-cell>
          <table:table-cell office:value-type="float" office:value="1.49605130617229">
            <text:p>1,49605</text:p>
          </table:table-cell>
          <table:table-cell office:value-type="float" office:value="1.4975890751115">
            <text:p>1,49759</text:p>
          </table:table-cell>
        </table:table-row>
        <table:table-row table:style-name="ro2">
          <table:table-cell table:style-name="ce1" office:value-type="string">
            <text:p>2009.10.27</text:p>
          </table:table-cell>
          <table:table-cell office:value-type="float" office:value="1.48651">
            <text:p>1,48651</text:p>
          </table:table-cell>
          <table:table-cell office:value-type="float" office:value="1.49262">
            <text:p>1,49262</text:p>
          </table:table-cell>
          <table:table-cell office:value-type="float" office:value="1.47701">
            <text:p>1,47701</text:p>
          </table:table-cell>
          <table:table-cell office:value-type="float" office:value="1.48062">
            <text:p>1,48062</text:p>
          </table:table-cell>
          <table:table-cell table:formula="of:=([.E1092]+[.D1092]+[.C1092])/3" office:value-type="float" office:value="1.48341666666667">
            <text:p>1,48342</text:p>
          </table:table-cell>
          <table:table-cell table:formula="of:=[.C1092]-[.D1092]" office:value-type="float" office:value="0.0156100000000001">
            <text:p>0,01561</text:p>
          </table:table-cell>
          <table:table-cell office:value-type="float" office:value="0.0125740308765966">
            <text:p>0,01257</text:p>
          </table:table-cell>
          <table:table-cell office:value-type="float" office:value="1.4943501050664">
            <text:p>1,49435</text:p>
          </table:table-cell>
          <table:table-cell office:value-type="float" office:value="1.49447718014284">
            <text:p>1,49448</text:p>
          </table:table-cell>
        </table:table-row>
        <table:table-row table:style-name="ro2">
          <table:table-cell table:style-name="ce1" office:value-type="string">
            <text:p>2009.10.28</text:p>
          </table:table-cell>
          <table:table-cell office:value-type="float" office:value="1.48063">
            <text:p>1,48063</text:p>
          </table:table-cell>
          <table:table-cell office:value-type="float" office:value="1.48403">
            <text:p>1,48403</text:p>
          </table:table-cell>
          <table:table-cell office:value-type="float" office:value="1.46931">
            <text:p>1,46931</text:p>
          </table:table-cell>
          <table:table-cell office:value-type="float" office:value="1.47153">
            <text:p>1,47153</text:p>
          </table:table-cell>
          <table:table-cell table:formula="of:=([.E1093]+[.D1093]+[.C1093])/3" office:value-type="float" office:value="1.47495666666667">
            <text:p>1,47496</text:p>
          </table:table-cell>
          <table:table-cell table:formula="of:=[.C1093]-[.D1093]" office:value-type="float" office:value="0.0147199999999998">
            <text:p>0,01472</text:p>
          </table:table-cell>
          <table:table-cell office:value-type="float" office:value="0.0126599428552186">
            <text:p>0,01266</text:p>
          </table:table-cell>
          <table:table-cell office:value-type="float" office:value="1.49147411608277">
            <text:p>1,49147</text:p>
          </table:table-cell>
          <table:table-cell office:value-type="float" office:value="1.49073603598409">
            <text:p>1,49074</text:p>
          </table:table-cell>
        </table:table-row>
        <table:table-row table:style-name="ro2">
          <table:table-cell table:style-name="ce1" office:value-type="string">
            <text:p>2009.10.29</text:p>
          </table:table-cell>
          <table:table-cell office:value-type="float" office:value="1.47154">
            <text:p>1,47154</text:p>
          </table:table-cell>
          <table:table-cell office:value-type="float" office:value="1.48585">
            <text:p>1,48585</text:p>
          </table:table-cell>
          <table:table-cell office:value-type="float" office:value="1.46829">
            <text:p>1,46829</text:p>
          </table:table-cell>
          <table:table-cell office:value-type="float" office:value="1.48395">
            <text:p>1,48395</text:p>
          </table:table-cell>
          <table:table-cell table:formula="of:=([.E1094]+[.D1094]+[.C1094])/3" office:value-type="float" office:value="1.47936333333333">
            <text:p>1,47936</text:p>
          </table:table-cell>
          <table:table-cell table:formula="of:=[.C1094]-[.D1094]" office:value-type="float" office:value="0.01756">
            <text:p>0,01756</text:p>
          </table:table-cell>
          <table:table-cell office:value-type="float" office:value="0.0128512693724587">
            <text:p>0,01285</text:p>
          </table:table-cell>
          <table:table-cell office:value-type="float" office:value="1.48689969673139">
            <text:p>1,48690</text:p>
          </table:table-cell>
          <table:table-cell office:value-type="float" office:value="1.48534968422559">
            <text:p>1,48535</text:p>
          </table:table-cell>
        </table:table-row>
        <table:table-row table:style-name="ro2">
          <table:table-cell table:style-name="ce1" office:value-type="string">
            <text:p>2009.10.30</text:p>
          </table:table-cell>
          <table:table-cell office:value-type="float" office:value="1.48394">
            <text:p>1,48394</text:p>
          </table:table-cell>
          <table:table-cell office:value-type="float" office:value="1.48575">
            <text:p>1,48575</text:p>
          </table:table-cell>
          <table:table-cell office:value-type="float" office:value="1.4703">
            <text:p>1,47030</text:p>
          </table:table-cell>
          <table:table-cell office:value-type="float" office:value="1.47185">
            <text:p>1,47185</text:p>
          </table:table-cell>
          <table:table-cell table:formula="of:=([.E1095]+[.D1095]+[.C1095])/3" office:value-type="float" office:value="1.47596666666667">
            <text:p>1,47597</text:p>
          </table:table-cell>
          <table:table-cell table:formula="of:=[.C1095]-[.D1095]" office:value-type="float" office:value="0.01545">
            <text:p>0,01545</text:p>
          </table:table-cell>
          <table:table-cell office:value-type="float" office:value="0.0129750046041133">
            <text:p>0,01298</text:p>
          </table:table-cell>
          <table:table-cell office:value-type="float" office:value="1.4846279886108">
            <text:p>1,48463</text:p>
          </table:table-cell>
          <table:table-cell office:value-type="float" office:value="1.48449628534788">
            <text:p>1,48450</text:p>
          </table:table-cell>
        </table:table-row>
        <table:table-row table:style-name="ro2">
          <table:table-cell table:style-name="ce1" office:value-type="string">
            <text:p>2009.11.02</text:p>
          </table:table-cell>
          <table:table-cell office:value-type="float" office:value="1.47356">
            <text:p>1,47356</text:p>
          </table:table-cell>
          <table:table-cell office:value-type="float" office:value="1.48443">
            <text:p>1,48443</text:p>
          </table:table-cell>
          <table:table-cell office:value-type="float" office:value="1.47032">
            <text:p>1,47032</text:p>
          </table:table-cell>
          <table:table-cell office:value-type="float" office:value="1.47722">
            <text:p>1,47722</text:p>
          </table:table-cell>
          <table:table-cell table:formula="of:=([.E1096]+[.D1096]+[.C1096])/3" office:value-type="float" office:value="1.47732333333333">
            <text:p>1,47732</text:p>
          </table:table-cell>
          <table:table-cell table:formula="of:=[.C1096]-[.D1096]" office:value-type="float" office:value="0.0141100000000001">
            <text:p>0,01411</text:p>
          </table:table-cell>
          <table:table-cell office:value-type="float" office:value="0.0132049558611386">
            <text:p>0,01320</text:p>
          </table:table-cell>
          <table:table-cell office:value-type="float" office:value="1.48170426099751">
            <text:p>1,48170</text:p>
          </table:table-cell>
          <table:table-cell office:value-type="float" office:value="1.48057323057218">
            <text:p>1,48057</text:p>
          </table:table-cell>
        </table:table-row>
        <table:table-row table:style-name="ro2">
          <table:table-cell table:style-name="ce1" office:value-type="string">
            <text:p>2009.11.03</text:p>
          </table:table-cell>
          <table:table-cell office:value-type="float" office:value="1.47723">
            <text:p>1,47723</text:p>
          </table:table-cell>
          <table:table-cell office:value-type="float" office:value="1.48102">
            <text:p>1,48102</text:p>
          </table:table-cell>
          <table:table-cell office:value-type="float" office:value="1.46262">
            <text:p>1,46262</text:p>
          </table:table-cell>
          <table:table-cell office:value-type="float" office:value="1.47154">
            <text:p>1,47154</text:p>
          </table:table-cell>
          <table:table-cell table:formula="of:=([.E1097]+[.D1097]+[.C1097])/3" office:value-type="float" office:value="1.47172666666667">
            <text:p>1,47173</text:p>
          </table:table-cell>
          <table:table-cell table:formula="of:=[.C1097]-[.D1097]" office:value-type="float" office:value="0.0184">
            <text:p>0,01840</text:p>
          </table:table-cell>
          <table:table-cell office:value-type="float" office:value="0.0132674660947516">
            <text:p>0,01327</text:p>
          </table:table-cell>
          <table:table-cell office:value-type="float" office:value="1.48043005802687">
            <text:p>1,48043</text:p>
          </table:table-cell>
          <table:table-cell office:value-type="float" office:value="1.47913310450727">
            <text:p>1,47913</text:p>
          </table:table-cell>
        </table:table-row>
        <table:table-row table:style-name="ro2">
          <table:table-cell table:style-name="ce1" office:value-type="string">
            <text:p>2009.11.04</text:p>
          </table:table-cell>
          <table:table-cell office:value-type="float" office:value="1.47156">
            <text:p>1,47156</text:p>
          </table:table-cell>
          <table:table-cell office:value-type="float" office:value="1.49079">
            <text:p>1,49079</text:p>
          </table:table-cell>
          <table:table-cell office:value-type="float" office:value="1.47016">
            <text:p>1,47016</text:p>
          </table:table-cell>
          <table:table-cell office:value-type="float" office:value="1.48772">
            <text:p>1,48772</text:p>
          </table:table-cell>
          <table:table-cell table:formula="of:=([.E1098]+[.D1098]+[.C1098])/3" office:value-type="float" office:value="1.48289">
            <text:p>1,48289</text:p>
          </table:table-cell>
          <table:table-cell table:formula="of:=[.C1098]-[.D1098]" office:value-type="float" office:value="0.0206300000000001">
            <text:p>0,02063</text:p>
          </table:table-cell>
          <table:table-cell office:value-type="float" office:value="0.0133949584078222">
            <text:p>0,01339</text:p>
          </table:table-cell>
          <table:table-cell office:value-type="float" office:value="1.4779463643923">
            <text:p>1,47795</text:p>
          </table:table-cell>
          <table:table-cell office:value-type="float" office:value="1.47673931418921">
            <text:p>1,47674</text:p>
          </table:table-cell>
        </table:table-row>
        <table:table-row table:style-name="ro2">
          <table:table-cell table:style-name="ce1" office:value-type="string">
            <text:p>2009.11.05</text:p>
          </table:table-cell>
          <table:table-cell office:value-type="float" office:value="1.48772">
            <text:p>1,48772</text:p>
          </table:table-cell>
          <table:table-cell office:value-type="float" office:value="1.4916">
            <text:p>1,49160</text:p>
          </table:table-cell>
          <table:table-cell office:value-type="float" office:value="1.48109">
            <text:p>1,48109</text:p>
          </table:table-cell>
          <table:table-cell office:value-type="float" office:value="1.48712">
            <text:p>1,48712</text:p>
          </table:table-cell>
          <table:table-cell table:formula="of:=([.E1099]+[.D1099]+[.C1099])/3" office:value-type="float" office:value="1.48660333333333">
            <text:p>1,48660</text:p>
          </table:table-cell>
          <table:table-cell table:formula="of:=[.C1099]-[.D1099]" office:value-type="float" office:value="0.01051">
            <text:p>0,01051</text:p>
          </table:table-cell>
          <table:table-cell office:value-type="float" office:value="0.0133439805858743">
            <text:p>0,01334</text:p>
          </table:table-cell>
          <table:table-cell office:value-type="float" office:value="1.47974545545972">
            <text:p>1,47975</text:p>
          </table:table-cell>
          <table:table-cell office:value-type="float" office:value="1.48010830180707">
            <text:p>1,48011</text:p>
          </table:table-cell>
        </table:table-row>
        <table:table-row table:style-name="ro2">
          <table:table-cell table:style-name="ce1" office:value-type="string">
            <text:p>2009.11.06</text:p>
          </table:table-cell>
          <table:table-cell office:value-type="float" office:value="1.48711">
            <text:p>1,48711</text:p>
          </table:table-cell>
          <table:table-cell office:value-type="float" office:value="1.49135">
            <text:p>1,49135</text:p>
          </table:table-cell>
          <table:table-cell office:value-type="float" office:value="1.48134">
            <text:p>1,48134</text:p>
          </table:table-cell>
          <table:table-cell office:value-type="float" office:value="1.48461">
            <text:p>1,48461</text:p>
          </table:table-cell>
          <table:table-cell table:formula="of:=([.E1100]+[.D1100]+[.C1100])/3" office:value-type="float" office:value="1.48576666666667">
            <text:p>1,48577</text:p>
          </table:table-cell>
          <table:table-cell table:formula="of:=[.C1100]-[.D1100]" office:value-type="float" office:value="0.0100100000000001">
            <text:p>0,01001</text:p>
          </table:table-cell>
          <table:table-cell office:value-type="float" office:value="0.0132950297567573">
            <text:p>0,01330</text:p>
          </table:table-cell>
          <table:table-cell office:value-type="float" office:value="1.48173955335543">
            <text:p>1,48174</text:p>
          </table:table-cell>
          <table:table-cell office:value-type="float" office:value="1.48206708107172">
            <text:p>1,48207</text:p>
          </table:table-cell>
        </table:table-row>
        <table:table-row table:style-name="ro2">
          <table:table-cell table:style-name="ce1" office:value-type="string">
            <text:p>2009.11.09</text:p>
          </table:table-cell>
          <table:table-cell office:value-type="float" office:value="1.4872">
            <text:p>1,48720</text:p>
          </table:table-cell>
          <table:table-cell office:value-type="float" office:value="1.50195">
            <text:p>1,50195</text:p>
          </table:table-cell>
          <table:table-cell office:value-type="float" office:value="1.48526">
            <text:p>1,48526</text:p>
          </table:table-cell>
          <table:table-cell office:value-type="float" office:value="1.49957">
            <text:p>1,49957</text:p>
          </table:table-cell>
          <table:table-cell table:formula="of:=([.E1101]+[.D1101]+[.C1101])/3" office:value-type="float" office:value="1.49559333333333">
            <text:p>1,49559</text:p>
          </table:table-cell>
          <table:table-cell table:formula="of:=[.C1101]-[.D1101]" office:value-type="float" office:value="0.0166899999999999">
            <text:p>0,01669</text:p>
          </table:table-cell>
          <table:table-cell office:value-type="float" office:value="0.0132139187900912">
            <text:p>0,01321</text:p>
          </table:table-cell>
          <table:table-cell office:value-type="float" office:value="1.48279959670431">
            <text:p>1,48280</text:p>
          </table:table-cell>
          <table:table-cell office:value-type="float" office:value="1.48279731050212">
            <text:p>1,48280</text:p>
          </table:table-cell>
        </table:table-row>
        <table:table-row table:style-name="ro2">
          <table:table-cell table:style-name="ce1" office:value-type="string">
            <text:p>2009.11.10</text:p>
          </table:table-cell>
          <table:table-cell office:value-type="float" office:value="1.49959">
            <text:p>1,49959</text:p>
          </table:table-cell>
          <table:table-cell office:value-type="float" office:value="1.50194">
            <text:p>1,50194</text:p>
          </table:table-cell>
          <table:table-cell office:value-type="float" office:value="1.49383">
            <text:p>1,49383</text:p>
          </table:table-cell>
          <table:table-cell office:value-type="float" office:value="1.4984">
            <text:p>1,49840</text:p>
          </table:table-cell>
          <table:table-cell table:formula="of:=([.E1102]+[.D1102]+[.C1102])/3" office:value-type="float" office:value="1.49805666666667">
            <text:p>1,49806</text:p>
          </table:table-cell>
          <table:table-cell table:formula="of:=[.C1102]-[.D1102]" office:value-type="float" office:value="0.00811000000000006">
            <text:p>0,00811</text:p>
          </table:table-cell>
          <table:table-cell office:value-type="float" office:value="0.0130668522433112">
            <text:p>0,01307</text:p>
          </table:table-cell>
          <table:table-cell office:value-type="float" office:value="1.48669642194309">
            <text:p>1,48670</text:p>
          </table:table-cell>
          <table:table-cell office:value-type="float" office:value="1.48759486052607">
            <text:p>1,48759</text:p>
          </table:table-cell>
        </table:table-row>
        <table:table-row table:style-name="ro2">
          <table:table-cell table:style-name="ce1" office:value-type="string">
            <text:p>2009.11.11</text:p>
          </table:table-cell>
          <table:table-cell office:value-type="float" office:value="1.49841">
            <text:p>1,49841</text:p>
          </table:table-cell>
          <table:table-cell office:value-type="float" office:value="1.50475">
            <text:p>1,50475</text:p>
          </table:table-cell>
          <table:table-cell office:value-type="float" office:value="1.49527">
            <text:p>1,49527</text:p>
          </table:table-cell>
          <table:table-cell office:value-type="float" office:value="1.49845">
            <text:p>1,49845</text:p>
          </table:table-cell>
          <table:table-cell table:formula="of:=([.E1103]+[.D1103]+[.C1103])/3" office:value-type="float" office:value="1.49949">
            <text:p>1,49949</text:p>
          </table:table-cell>
          <table:table-cell table:formula="of:=[.C1103]-[.D1103]" office:value-type="float" office:value="0.00947999999999993">
            <text:p>0,00948</text:p>
          </table:table-cell>
          <table:table-cell office:value-type="float" office:value="0.012886609579768">
            <text:p>0,01289</text:p>
          </table:table-cell>
          <table:table-cell office:value-type="float" office:value="1.49012542819614">
            <text:p>1,49013</text:p>
          </table:table-cell>
          <table:table-cell office:value-type="float" office:value="1.49123838510172">
            <text:p>1,49124</text:p>
          </table:table-cell>
        </table:table-row>
        <table:table-row table:style-name="ro2">
          <table:table-cell table:style-name="ce1" office:value-type="string">
            <text:p>2009.11.12</text:p>
          </table:table-cell>
          <table:table-cell office:value-type="float" office:value="1.49846">
            <text:p>1,49846</text:p>
          </table:table-cell>
          <table:table-cell office:value-type="float" office:value="1.50156">
            <text:p>1,50156</text:p>
          </table:table-cell>
          <table:table-cell office:value-type="float" office:value="1.4821">
            <text:p>1,48210</text:p>
          </table:table-cell>
          <table:table-cell office:value-type="float" office:value="1.48435">
            <text:p>1,48435</text:p>
          </table:table-cell>
          <table:table-cell table:formula="of:=([.E1104]+[.D1104]+[.C1104])/3" office:value-type="float" office:value="1.48933666666667">
            <text:p>1,48934</text:p>
          </table:table-cell>
          <table:table-cell table:formula="of:=[.C1104]-[.D1104]" office:value-type="float" office:value="0.01946">
            <text:p>0,01946</text:p>
          </table:table-cell>
          <table:table-cell office:value-type="float" office:value="0.0127621784419204">
            <text:p>0,01276</text:p>
          </table:table-cell>
          <table:table-cell office:value-type="float" office:value="1.49267306954011">
            <text:p>1,49267</text:p>
          </table:table-cell>
          <table:table-cell office:value-type="float" office:value="1.49340970137784">
            <text:p>1,49341</text:p>
          </table:table-cell>
        </table:table-row>
        <table:table-row table:style-name="ro2">
          <table:table-cell table:style-name="ce1" office:value-type="string">
            <text:p>2009.11.13</text:p>
          </table:table-cell>
          <table:table-cell office:value-type="float" office:value="1.48437">
            <text:p>1,48437</text:p>
          </table:table-cell>
          <table:table-cell office:value-type="float" office:value="1.49372">
            <text:p>1,49372</text:p>
          </table:table-cell>
          <table:table-cell office:value-type="float" office:value="1.48243">
            <text:p>1,48243</text:p>
          </table:table-cell>
          <table:table-cell office:value-type="float" office:value="1.49019">
            <text:p>1,49019</text:p>
          </table:table-cell>
          <table:table-cell table:formula="of:=([.E1105]+[.D1105]+[.C1105])/3" office:value-type="float" office:value="1.48878">
            <text:p>1,48878</text:p>
          </table:table-cell>
          <table:table-cell table:formula="of:=[.C1105]-[.D1105]" office:value-type="float" office:value="0.0112900000000002">
            <text:p>0,01129</text:p>
          </table:table-cell>
          <table:table-cell office:value-type="float" office:value="0.0128426162956538">
            <text:p>0,01284</text:p>
          </table:table-cell>
          <table:table-cell office:value-type="float" office:value="1.49128938192138">
            <text:p>1,49129</text:p>
          </table:table-cell>
          <table:table-cell office:value-type="float" office:value="1.49088989881952">
            <text:p>1,49089</text:p>
          </table:table-cell>
        </table:table-row>
        <table:table-row table:style-name="ro2">
          <table:table-cell table:style-name="ce1" office:value-type="string">
            <text:p>2009.11.16</text:p>
          </table:table-cell>
          <table:table-cell office:value-type="float" office:value="1.49194">
            <text:p>1,49194</text:p>
          </table:table-cell>
          <table:table-cell office:value-type="float" office:value="1.50147">
            <text:p>1,50147</text:p>
          </table:table-cell>
          <table:table-cell office:value-type="float" office:value="1.48801">
            <text:p>1,48801</text:p>
          </table:table-cell>
          <table:table-cell office:value-type="float" office:value="1.49701">
            <text:p>1,49701</text:p>
          </table:table-cell>
          <table:table-cell table:formula="of:=([.E1106]+[.D1106]+[.C1106])/3" office:value-type="float" office:value="1.49549666666667">
            <text:p>1,49550</text:p>
          </table:table-cell>
          <table:table-cell table:formula="of:=[.C1106]-[.D1106]" office:value-type="float" office:value="0.01346">
            <text:p>0,01346</text:p>
          </table:table-cell>
          <table:table-cell office:value-type="float" office:value="0.0127808864425804">
            <text:p>0,01278</text:p>
          </table:table-cell>
          <table:table-cell office:value-type="float" office:value="1.49121565723273">
            <text:p>1,49122</text:p>
          </table:table-cell>
          <table:table-cell office:value-type="float" office:value="1.49113803293963">
            <text:p>1,49114</text:p>
          </table:table-cell>
        </table:table-row>
        <table:table-row table:style-name="ro2">
          <table:table-cell table:style-name="ce1" office:value-type="string">
            <text:p>2009.11.17</text:p>
          </table:table-cell>
          <table:table-cell office:value-type="float" office:value="1.49693">
            <text:p>1,49693</text:p>
          </table:table-cell>
          <table:table-cell office:value-type="float" office:value="1.49985">
            <text:p>1,49985</text:p>
          </table:table-cell>
          <table:table-cell office:value-type="float" office:value="1.48076">
            <text:p>1,48076</text:p>
          </table:table-cell>
          <table:table-cell office:value-type="float" office:value="1.48621">
            <text:p>1,48621</text:p>
          </table:table-cell>
          <table:table-cell table:formula="of:=([.E1107]+[.D1107]+[.C1107])/3" office:value-type="float" office:value="1.48894">
            <text:p>1,48894</text:p>
          </table:table-cell>
          <table:table-cell table:formula="of:=[.C1107]-[.D1107]" office:value-type="float" office:value="0.0190899999999998">
            <text:p>0,01909</text:p>
          </table:table-cell>
          <table:table-cell office:value-type="float" office:value="0.0127824605804516">
            <text:p>0,01278</text:p>
          </table:table-cell>
          <table:table-cell office:value-type="float" office:value="1.49248608924855">
            <text:p>1,49249</text:p>
          </table:table-cell>
          <table:table-cell office:value-type="float" office:value="1.49281729606839">
            <text:p>1,49282</text:p>
          </table:table-cell>
        </table:table-row>
        <table:table-row table:style-name="ro2">
          <table:table-cell table:style-name="ce1" office:value-type="string">
            <text:p>2009.11.18</text:p>
          </table:table-cell>
          <table:table-cell office:value-type="float" office:value="1.4862">
            <text:p>1,48620</text:p>
          </table:table-cell>
          <table:table-cell office:value-type="float" office:value="1.49899">
            <text:p>1,49899</text:p>
          </table:table-cell>
          <table:table-cell office:value-type="float" office:value="1.4862">
            <text:p>1,48620</text:p>
          </table:table-cell>
          <table:table-cell office:value-type="float" office:value="1.49609">
            <text:p>1,49609</text:p>
          </table:table-cell>
          <table:table-cell table:formula="of:=([.E1108]+[.D1108]+[.C1108])/3" office:value-type="float" office:value="1.49376">
            <text:p>1,49376</text:p>
          </table:table-cell>
          <table:table-cell table:formula="of:=[.C1108]-[.D1108]" office:value-type="float" office:value="0.0127900000000001">
            <text:p>0,01279</text:p>
          </table:table-cell>
          <table:table-cell office:value-type="float" office:value="0.012932341700222">
            <text:p>0,01293</text:p>
          </table:table-cell>
          <table:table-cell office:value-type="float" office:value="1.49058372489644">
            <text:p>1,49058</text:p>
          </table:table-cell>
          <table:table-cell office:value-type="float" office:value="1.490558194234">
            <text:p>1,49056</text:p>
          </table:table-cell>
        </table:table-row>
        <table:table-row table:style-name="ro2">
          <table:table-cell table:style-name="ce1" office:value-type="string">
            <text:p>2009.11.19</text:p>
          </table:table-cell>
          <table:table-cell office:value-type="float" office:value="1.49608">
            <text:p>1,49608</text:p>
          </table:table-cell>
          <table:table-cell office:value-type="float" office:value="1.4963">
            <text:p>1,49630</text:p>
          </table:table-cell>
          <table:table-cell office:value-type="float" office:value="1.48431">
            <text:p>1,48431</text:p>
          </table:table-cell>
          <table:table-cell office:value-type="float" office:value="1.49173">
            <text:p>1,49173</text:p>
          </table:table-cell>
          <table:table-cell table:formula="of:=([.E1109]+[.D1109]+[.C1109])/3" office:value-type="float" office:value="1.49078">
            <text:p>1,49078</text:p>
          </table:table-cell>
          <table:table-cell table:formula="of:=[.C1109]-[.D1109]" office:value-type="float" office:value="0.0119899999999999">
            <text:p>0,01199</text:p>
          </table:table-cell>
          <table:table-cell office:value-type="float" office:value="0.0129089437595668">
            <text:p>0,01291</text:p>
          </table:table-cell>
          <table:table-cell office:value-type="float" office:value="1.49188409990245">
            <text:p>1,49188</text:p>
          </table:table-cell>
          <table:table-cell office:value-type="float" office:value="1.49191247249846">
            <text:p>1,49191</text:p>
          </table:table-cell>
        </table:table-row>
        <table:table-row table:style-name="ro2">
          <table:table-cell table:style-name="ce1" office:value-type="string">
            <text:p>2009.11.20</text:p>
          </table:table-cell>
          <table:table-cell office:value-type="float" office:value="1.49171">
            <text:p>1,49171</text:p>
          </table:table-cell>
          <table:table-cell office:value-type="float" office:value="1.49342">
            <text:p>1,49342</text:p>
          </table:table-cell>
          <table:table-cell office:value-type="float" office:value="1.48011">
            <text:p>1,48011</text:p>
          </table:table-cell>
          <table:table-cell office:value-type="float" office:value="1.48614">
            <text:p>1,48614</text:p>
          </table:table-cell>
          <table:table-cell table:formula="of:=([.E1110]+[.D1110]+[.C1110])/3" office:value-type="float" office:value="1.48655666666667">
            <text:p>1,48656</text:p>
          </table:table-cell>
          <table:table-cell table:formula="of:=[.C1110]-[.D1110]" office:value-type="float" office:value="0.0133099999999999">
            <text:p>0,01331</text:p>
          </table:table-cell>
          <table:table-cell office:value-type="float" office:value="0.0129181623559814">
            <text:p>0,01292</text:p>
          </table:table-cell>
          <table:table-cell office:value-type="float" office:value="1.49161504593516">
            <text:p>1,49162</text:p>
          </table:table-cell>
          <table:table-cell office:value-type="float" office:value="1.49183313793075">
            <text:p>1,49183</text:p>
          </table:table-cell>
        </table:table-row>
        <table:table-row table:style-name="ro2">
          <table:table-cell table:style-name="ce1" office:value-type="string">
            <text:p>2009.11.23</text:p>
          </table:table-cell>
          <table:table-cell office:value-type="float" office:value="1.48501">
            <text:p>1,48501</text:p>
          </table:table-cell>
          <table:table-cell office:value-type="float" office:value="1.49985">
            <text:p>1,49985</text:p>
          </table:table-cell>
          <table:table-cell office:value-type="float" office:value="1.48482">
            <text:p>1,48482</text:p>
          </table:table-cell>
          <table:table-cell office:value-type="float" office:value="1.49607">
            <text:p>1,49607</text:p>
          </table:table-cell>
          <table:table-cell table:formula="of:=([.E1111]+[.D1111]+[.C1111])/3" office:value-type="float" office:value="1.49358">
            <text:p>1,49358</text:p>
          </table:table-cell>
          <table:table-cell table:formula="of:=[.C1111]-[.D1111]" office:value-type="float" office:value="0.0150299999999999">
            <text:p>0,01503</text:p>
          </table:table-cell>
          <table:table-cell office:value-type="float" office:value="0.0129548580466959">
            <text:p>0,01295</text:p>
          </table:table-cell>
          <table:table-cell office:value-type="float" office:value="1.48996155384425">
            <text:p>1,48996</text:p>
          </table:table-cell>
          <table:table-cell office:value-type="float" office:value="1.49027468630815">
            <text:p>1,49027</text:p>
          </table:table-cell>
        </table:table-row>
        <table:table-row table:style-name="ro2">
          <table:table-cell table:style-name="ce1" office:value-type="string">
            <text:p>2009.11.24</text:p>
          </table:table-cell>
          <table:table-cell office:value-type="float" office:value="1.49602">
            <text:p>1,49602</text:p>
          </table:table-cell>
          <table:table-cell office:value-type="float" office:value="1.49882">
            <text:p>1,49882</text:p>
          </table:table-cell>
          <table:table-cell office:value-type="float" office:value="1.48881">
            <text:p>1,48881</text:p>
          </table:table-cell>
          <table:table-cell office:value-type="float" office:value="1.49632">
            <text:p>1,49632</text:p>
          </table:table-cell>
          <table:table-cell table:formula="of:=([.E1112]+[.D1112]+[.C1112])/3" office:value-type="float" office:value="1.49465">
            <text:p>1,49465</text:p>
          </table:table-cell>
          <table:table-cell table:formula="of:=[.C1112]-[.D1112]" office:value-type="float" office:value="0.0100100000000001">
            <text:p>0,01001</text:p>
          </table:table-cell>
          <table:table-cell office:value-type="float" office:value="0.0129426287438952">
            <text:p>0,01294</text:p>
          </table:table-cell>
          <table:table-cell office:value-type="float" office:value="1.49126822980558">
            <text:p>1,49127</text:p>
          </table:table-cell>
          <table:table-cell office:value-type="float" office:value="1.49186119952817">
            <text:p>1,49186</text:p>
          </table:table-cell>
        </table:table-row>
        <table:table-row table:style-name="ro2">
          <table:table-cell table:style-name="ce1" office:value-type="string">
            <text:p>2009.11.25</text:p>
          </table:table-cell>
          <table:table-cell office:value-type="float" office:value="1.49644">
            <text:p>1,49644</text:p>
          </table:table-cell>
          <table:table-cell office:value-type="float" office:value="1.51437">
            <text:p>1,51437</text:p>
          </table:table-cell>
          <table:table-cell office:value-type="float" office:value="1.49549">
            <text:p>1,49549</text:p>
          </table:table-cell>
          <table:table-cell office:value-type="float" office:value="1.51347">
            <text:p>1,51347</text:p>
          </table:table-cell>
          <table:table-cell table:formula="of:=([.E1113]+[.D1113]+[.C1113])/3" office:value-type="float" office:value="1.50777666666667">
            <text:p>1,50778</text:p>
          </table:table-cell>
          <table:table-cell table:formula="of:=[.C1113]-[.D1113]" office:value-type="float" office:value="0.01888">
            <text:p>0,01888</text:p>
          </table:table-cell>
          <table:table-cell office:value-type="float" office:value="0.0128921399236153">
            <text:p>0,01289</text:p>
          </table:table-cell>
          <table:table-cell office:value-type="float" office:value="1.49219171251084">
            <text:p>1,49219</text:p>
          </table:table-cell>
          <table:table-cell office:value-type="float" office:value="1.49310816021067">
            <text:p>1,49311</text:p>
          </table:table-cell>
        </table:table-row>
        <table:table-row table:style-name="ro2">
          <table:table-cell table:style-name="ce1" office:value-type="string">
            <text:p>2009.11.26</text:p>
          </table:table-cell>
          <table:table-cell office:value-type="float" office:value="1.51344">
            <text:p>1,51344</text:p>
          </table:table-cell>
          <table:table-cell office:value-type="float" office:value="1.51411">
            <text:p>1,51411</text:p>
          </table:table-cell>
          <table:table-cell office:value-type="float" office:value="1.49588">
            <text:p>1,49588</text:p>
          </table:table-cell>
          <table:table-cell office:value-type="float" office:value="1.50059">
            <text:p>1,50059</text:p>
          </table:table-cell>
          <table:table-cell table:formula="of:=([.E1114]+[.D1114]+[.C1114])/3" office:value-type="float" office:value="1.50352666666667">
            <text:p>1,50353</text:p>
          </table:table-cell>
          <table:table-cell table:formula="of:=[.C1114]-[.D1114]" office:value-type="float" office:value="0.01823">
            <text:p>0,01823</text:p>
          </table:table-cell>
          <table:table-cell office:value-type="float" office:value="0.0127943237833188">
            <text:p>0,01279</text:p>
          </table:table-cell>
          <table:table-cell office:value-type="float" office:value="1.49656560768824">
            <text:p>1,49657</text:p>
          </table:table-cell>
          <table:table-cell office:value-type="float" office:value="1.49870583521776">
            <text:p>1,49871</text:p>
          </table:table-cell>
        </table:table-row>
        <table:table-row table:style-name="ro2">
          <table:table-cell table:style-name="ce1" office:value-type="string">
            <text:p>2009.11.27</text:p>
          </table:table-cell>
          <table:table-cell office:value-type="float" office:value="1.50061">
            <text:p>1,50061</text:p>
          </table:table-cell>
          <table:table-cell office:value-type="float" office:value="1.50093">
            <text:p>1,50093</text:p>
          </table:table-cell>
          <table:table-cell office:value-type="float" office:value="1.48281">
            <text:p>1,48281</text:p>
          </table:table-cell>
          <table:table-cell office:value-type="float" office:value="1.49869">
            <text:p>1,49869</text:p>
          </table:table-cell>
          <table:table-cell table:formula="of:=([.E1115]+[.D1115]+[.C1115])/3" office:value-type="float" office:value="1.49414333333333">
            <text:p>1,49414</text:p>
          </table:table-cell>
          <table:table-cell table:formula="of:=[.C1115]-[.D1115]" office:value-type="float" office:value="0.0181199999999999">
            <text:p>0,01812</text:p>
          </table:table-cell>
          <table:table-cell office:value-type="float" office:value="0.0128121695285492">
            <text:p>0,01281</text:p>
          </table:table-cell>
          <table:table-cell office:value-type="float" office:value="1.49808064634829">
            <text:p>1,49808</text:p>
          </table:table-cell>
          <table:table-cell office:value-type="float" office:value="1.49925520790027">
            <text:p>1,49926</text:p>
          </table:table-cell>
        </table:table-row>
        <table:table-row table:style-name="ro2">
          <table:table-cell table:style-name="ce1" office:value-type="string">
            <text:p>2009.11.30</text:p>
          </table:table-cell>
          <table:table-cell office:value-type="float" office:value="1.50082">
            <text:p>1,50082</text:p>
          </table:table-cell>
          <table:table-cell office:value-type="float" office:value="1.5083">
            <text:p>1,50830</text:p>
          </table:table-cell>
          <table:table-cell office:value-type="float" office:value="1.49633">
            <text:p>1,49633</text:p>
          </table:table-cell>
          <table:table-cell office:value-type="float" office:value="1.50076">
            <text:p>1,50076</text:p>
          </table:table-cell>
          <table:table-cell table:formula="of:=([.E1116]+[.D1116]+[.C1116])/3" office:value-type="float" office:value="1.50179666666667">
            <text:p>1,50180</text:p>
          </table:table-cell>
          <table:table-cell table:formula="of:=[.C1116]-[.D1116]" office:value-type="float" office:value="0.01197">
            <text:p>0,01197</text:p>
          </table:table-cell>
          <table:table-cell office:value-type="float" office:value="0.0127973990424251">
            <text:p>0,01280</text:p>
          </table:table-cell>
          <table:table-cell office:value-type="float" office:value="1.49739002405264">
            <text:p>1,49739</text:p>
          </table:table-cell>
          <table:table-cell office:value-type="float" office:value="1.49934329771786">
            <text:p>1,49934</text:p>
          </table:table-cell>
        </table:table-row>
        <table:table-row table:style-name="ro2">
          <table:table-cell table:style-name="ce1" office:value-type="string">
            <text:p>2009.12.01</text:p>
          </table:table-cell>
          <table:table-cell office:value-type="float" office:value="1.50075">
            <text:p>1,50075</text:p>
          </table:table-cell>
          <table:table-cell office:value-type="float" office:value="1.51164">
            <text:p>1,51164</text:p>
          </table:table-cell>
          <table:table-cell office:value-type="float" office:value="1.49712">
            <text:p>1,49712</text:p>
          </table:table-cell>
          <table:table-cell office:value-type="float" office:value="1.5076">
            <text:p>1,50760</text:p>
          </table:table-cell>
          <table:table-cell table:formula="of:=([.E1117]+[.D1117]+[.C1117])/3" office:value-type="float" office:value="1.50545333333333">
            <text:p>1,50545</text:p>
          </table:table-cell>
          <table:table-cell table:formula="of:=[.C1117]-[.D1117]" office:value-type="float" office:value="0.0145200000000001">
            <text:p>0,01452</text:p>
          </table:table-cell>
          <table:table-cell office:value-type="float" office:value="0.0127435943974536">
            <text:p>0,01274</text:p>
          </table:table-cell>
          <table:table-cell office:value-type="float" office:value="1.49908173640055">
            <text:p>1,49908</text:p>
          </table:table-cell>
          <table:table-cell office:value-type="float" office:value="1.50016575209119">
            <text:p>1,50017</text:p>
          </table:table-cell>
        </table:table-row>
        <table:table-row table:style-name="ro2">
          <table:table-cell table:style-name="ce1" office:value-type="string">
            <text:p>2009.12.02</text:p>
          </table:table-cell>
          <table:table-cell office:value-type="float" office:value="1.50757">
            <text:p>1,50757</text:p>
          </table:table-cell>
          <table:table-cell office:value-type="float" office:value="1.51089">
            <text:p>1,51089</text:p>
          </table:table-cell>
          <table:table-cell office:value-type="float" office:value="1.5032">
            <text:p>1,50320</text:p>
          </table:table-cell>
          <table:table-cell office:value-type="float" office:value="1.5047">
            <text:p>1,50470</text:p>
          </table:table-cell>
          <table:table-cell table:formula="of:=([.E1118]+[.D1118]+[.C1118])/3" office:value-type="float" office:value="1.50626333333333">
            <text:p>1,50626</text:p>
          </table:table-cell>
          <table:table-cell table:formula="of:=[.C1118]-[.D1118]" office:value-type="float" office:value="0.00768999999999997">
            <text:p>0,00769</text:p>
          </table:table-cell>
          <table:table-cell office:value-type="float" office:value="0.0126940532127779">
            <text:p>0,01269</text:p>
          </table:table-cell>
          <table:table-cell office:value-type="float" office:value="1.50078209356015">
            <text:p>1,50078</text:p>
          </table:table-cell>
          <table:table-cell office:value-type="float" office:value="1.50248383130725">
            <text:p>1,50248</text:p>
          </table:table-cell>
        </table:table-row>
        <table:table-row table:style-name="ro2">
          <table:table-cell table:style-name="ce1" office:value-type="string">
            <text:p>2009.12.03</text:p>
          </table:table-cell>
          <table:table-cell office:value-type="float" office:value="1.50473">
            <text:p>1,50473</text:p>
          </table:table-cell>
          <table:table-cell office:value-type="float" office:value="1.51399">
            <text:p>1,51399</text:p>
          </table:table-cell>
          <table:table-cell office:value-type="float" office:value="1.50371">
            <text:p>1,50371</text:p>
          </table:table-cell>
          <table:table-cell office:value-type="float" office:value="1.50532">
            <text:p>1,50532</text:p>
          </table:table-cell>
          <table:table-cell table:formula="of:=([.E1119]+[.D1119]+[.C1119])/3" office:value-type="float" office:value="1.50767333333333">
            <text:p>1,50767</text:p>
          </table:table-cell>
          <table:table-cell table:formula="of:=[.C1119]-[.D1119]" office:value-type="float" office:value="0.0102800000000003">
            <text:p>0,01028</text:p>
          </table:table-cell>
          <table:table-cell office:value-type="float" office:value="0.0126632818427479">
            <text:p>0,01266</text:p>
          </table:table-cell>
          <table:table-cell office:value-type="float" office:value="1.50195358159065">
            <text:p>1,50195</text:p>
          </table:table-cell>
          <table:table-cell office:value-type="float" office:value="1.50274942880672">
            <text:p>1,50275</text:p>
          </table:table-cell>
        </table:table-row>
        <table:table-row table:style-name="ro2">
          <table:table-cell table:style-name="ce1" office:value-type="string">
            <text:p>2009.12.04</text:p>
          </table:table-cell>
          <table:table-cell office:value-type="float" office:value="1.50529">
            <text:p>1,50529</text:p>
          </table:table-cell>
          <table:table-cell office:value-type="float" office:value="1.5089">
            <text:p>1,50890</text:p>
          </table:table-cell>
          <table:table-cell office:value-type="float" office:value="1.48198">
            <text:p>1,48198</text:p>
          </table:table-cell>
          <table:table-cell office:value-type="float" office:value="1.4856">
            <text:p>1,48560</text:p>
          </table:table-cell>
          <table:table-cell table:formula="of:=([.E1120]+[.D1120]+[.C1120])/3" office:value-type="float" office:value="1.49216">
            <text:p>1,49216</text:p>
          </table:table-cell>
          <table:table-cell table:formula="of:=[.C1120]-[.D1120]" office:value-type="float" office:value="0.0269200000000001">
            <text:p>0,02692</text:p>
          </table:table-cell>
          <table:table-cell office:value-type="float" office:value="0.0126123881867082">
            <text:p>0,01261</text:p>
          </table:table-cell>
          <table:table-cell office:value-type="float" office:value="1.50346887496716">
            <text:p>1,50347</text:p>
          </table:table-cell>
          <table:table-cell office:value-type="float" office:value="1.50339087015476">
            <text:p>1,50339</text:p>
          </table:table-cell>
        </table:table-row>
        <table:table-row table:style-name="ro2">
          <table:table-cell table:style-name="ce1" office:value-type="string">
            <text:p>2009.12.07</text:p>
          </table:table-cell>
          <table:table-cell office:value-type="float" office:value="1.48678">
            <text:p>1,48678</text:p>
          </table:table-cell>
          <table:table-cell office:value-type="float" office:value="1.49028">
            <text:p>1,49028</text:p>
          </table:table-cell>
          <table:table-cell office:value-type="float" office:value="1.47545">
            <text:p>1,47545</text:p>
          </table:table-cell>
          <table:table-cell office:value-type="float" office:value="1.48266">
            <text:p>1,48266</text:p>
          </table:table-cell>
          <table:table-cell table:formula="of:=([.E1121]+[.D1121]+[.C1121])/3" office:value-type="float" office:value="1.48279666666667">
            <text:p>1,48280</text:p>
          </table:table-cell>
          <table:table-cell table:formula="of:=[.C1121]-[.D1121]" office:value-type="float" office:value="0.0148300000000001">
            <text:p>0,01483</text:p>
          </table:table-cell>
          <table:table-cell office:value-type="float" office:value="0.0128030837248674">
            <text:p>0,01280</text:p>
          </table:table-cell>
          <table:table-cell office:value-type="float" office:value="1.49967008565627">
            <text:p>1,49967</text:p>
          </table:table-cell>
          <table:table-cell office:value-type="float" office:value="1.49859718932615">
            <text:p>1,49860</text:p>
          </table:table-cell>
        </table:table-row>
        <table:table-row table:style-name="ro2">
          <table:table-cell table:style-name="ce1" office:value-type="string">
            <text:p>2009.12.08</text:p>
          </table:table-cell>
          <table:table-cell office:value-type="float" office:value="1.48271">
            <text:p>1,48271</text:p>
          </table:table-cell>
          <table:table-cell office:value-type="float" office:value="1.48662">
            <text:p>1,48662</text:p>
          </table:table-cell>
          <table:table-cell office:value-type="float" office:value="1.46808">
            <text:p>1,46808</text:p>
          </table:table-cell>
          <table:table-cell office:value-type="float" office:value="1.47033">
            <text:p>1,47033</text:p>
          </table:table-cell>
          <table:table-cell table:formula="of:=([.E1122]+[.D1122]+[.C1122])/3" office:value-type="float" office:value="1.47501">
            <text:p>1,47501</text:p>
          </table:table-cell>
          <table:table-cell table:formula="of:=[.C1122]-[.D1122]" office:value-type="float" office:value="0.01854">
            <text:p>0,01854</text:p>
          </table:table-cell>
          <table:table-cell office:value-type="float" office:value="0.0129193810021347">
            <text:p>0,01292</text:p>
          </table:table-cell>
          <table:table-cell office:value-type="float" office:value="1.49542903086983">
            <text:p>1,49543</text:p>
          </table:table-cell>
          <table:table-cell office:value-type="float" office:value="1.49422696729828">
            <text:p>1,49423</text:p>
          </table:table-cell>
        </table:table-row>
        <table:table-row table:style-name="ro2">
          <table:table-cell table:style-name="ce1" office:value-type="string">
            <text:p>2009.12.09</text:p>
          </table:table-cell>
          <table:table-cell office:value-type="float" office:value="1.47035">
            <text:p>1,47035</text:p>
          </table:table-cell>
          <table:table-cell office:value-type="float" office:value="1.47811">
            <text:p>1,47811</text:p>
          </table:table-cell>
          <table:table-cell office:value-type="float" office:value="1.46681">
            <text:p>1,46681</text:p>
          </table:table-cell>
          <table:table-cell office:value-type="float" office:value="1.47399">
            <text:p>1,47399</text:p>
          </table:table-cell>
          <table:table-cell table:formula="of:=([.E1123]+[.D1123]+[.C1123])/3" office:value-type="float" office:value="1.47297">
            <text:p>1,47297</text:p>
          </table:table-cell>
          <table:table-cell table:formula="of:=[.C1123]-[.D1123]" office:value-type="float" office:value="0.0112999999999999">
            <text:p>0,01130</text:p>
          </table:table-cell>
          <table:table-cell office:value-type="float" office:value="0.0132122407957209">
            <text:p>0,01321</text:p>
          </table:table-cell>
          <table:table-cell office:value-type="float" office:value="1.48965234883132">
            <text:p>1,48965</text:p>
          </table:table-cell>
          <table:table-cell office:value-type="float" office:value="1.48749872997415">
            <text:p>1,48750</text:p>
          </table:table-cell>
        </table:table-row>
        <table:table-row table:style-name="ro2">
          <table:table-cell table:style-name="ce1" office:value-type="string">
            <text:p>2009.12.10</text:p>
          </table:table-cell>
          <table:table-cell office:value-type="float" office:value="1.47397">
            <text:p>1,47397</text:p>
          </table:table-cell>
          <table:table-cell office:value-type="float" office:value="1.47598">
            <text:p>1,47598</text:p>
          </table:table-cell>
          <table:table-cell office:value-type="float" office:value="1.46845">
            <text:p>1,46845</text:p>
          </table:table-cell>
          <table:table-cell office:value-type="float" office:value="1.47321">
            <text:p>1,47321</text:p>
          </table:table-cell>
          <table:table-cell table:formula="of:=([.E1124]+[.D1124]+[.C1124])/3" office:value-type="float" office:value="1.47254666666667">
            <text:p>1,47255</text:p>
          </table:table-cell>
          <table:table-cell table:formula="of:=[.C1124]-[.D1124]" office:value-type="float" office:value="0.00753000000000004">
            <text:p>0,00753</text:p>
          </table:table-cell>
          <table:table-cell office:value-type="float" office:value="0.0133880729585652">
            <text:p>0,01339</text:p>
          </table:table-cell>
          <table:table-cell office:value-type="float" office:value="1.48467713474952">
            <text:p>1,48468</text:p>
          </table:table-cell>
          <table:table-cell office:value-type="float" office:value="1.48304330135618">
            <text:p>1,48304</text:p>
          </table:table-cell>
        </table:table-row>
        <table:table-row table:style-name="ro2">
          <table:table-cell table:style-name="ce1" office:value-type="string">
            <text:p>2009.12.11</text:p>
          </table:table-cell>
          <table:table-cell office:value-type="float" office:value="1.47311">
            <text:p>1,47311</text:p>
          </table:table-cell>
          <table:table-cell office:value-type="float" office:value="1.47754">
            <text:p>1,47754</text:p>
          </table:table-cell>
          <table:table-cell office:value-type="float" office:value="1.45859">
            <text:p>1,45859</text:p>
          </table:table-cell>
          <table:table-cell office:value-type="float" office:value="1.46138">
            <text:p>1,46138</text:p>
          </table:table-cell>
          <table:table-cell table:formula="of:=([.E1125]+[.D1125]+[.C1125])/3" office:value-type="float" office:value="1.46583666666667">
            <text:p>1,46584</text:p>
          </table:table-cell>
          <table:table-cell table:formula="of:=[.C1125]-[.D1125]" office:value-type="float" office:value="0.01895">
            <text:p>0,01895</text:p>
          </table:table-cell>
          <table:table-cell office:value-type="float" office:value="0.0135589742536837">
            <text:p>0,01356</text:p>
          </table:table-cell>
          <table:table-cell office:value-type="float" office:value="1.48130161024409">
            <text:p>1,48130</text:p>
          </table:table-cell>
          <table:table-cell office:value-type="float" office:value="1.47969492649293">
            <text:p>1,47969</text:p>
          </table:table-cell>
        </table:table-row>
        <table:table-row table:style-name="ro2">
          <table:table-cell table:style-name="ce1" office:value-type="string">
            <text:p>2009.12.14</text:p>
          </table:table-cell>
          <table:table-cell office:value-type="float" office:value="1.46146">
            <text:p>1,46146</text:p>
          </table:table-cell>
          <table:table-cell office:value-type="float" office:value="1.4685">
            <text:p>1,46850</text:p>
          </table:table-cell>
          <table:table-cell office:value-type="float" office:value="1.46045">
            <text:p>1,46045</text:p>
          </table:table-cell>
          <table:table-cell office:value-type="float" office:value="1.46508">
            <text:p>1,46508</text:p>
          </table:table-cell>
          <table:table-cell table:formula="of:=([.E1126]+[.D1126]+[.C1126])/3" office:value-type="float" office:value="1.46467666666667">
            <text:p>1,46468</text:p>
          </table:table-cell>
          <table:table-cell table:formula="of:=[.C1126]-[.D1126]" office:value-type="float" office:value="0.00805000000000011">
            <text:p>0,00805</text:p>
          </table:table-cell>
          <table:table-cell office:value-type="float" office:value="0.0138076026567829">
            <text:p>0,01381</text:p>
          </table:table-cell>
          <table:table-cell office:value-type="float" office:value="1.47616251693287">
            <text:p>1,47616</text:p>
          </table:table-cell>
          <table:table-cell office:value-type="float" office:value="1.47393884662539">
            <text:p>1,47394</text:p>
          </table:table-cell>
        </table:table-row>
        <table:table-row table:style-name="ro2">
          <table:table-cell table:style-name="ce1" office:value-type="string">
            <text:p>2009.12.15</text:p>
          </table:table-cell>
          <table:table-cell office:value-type="float" office:value="1.46509">
            <text:p>1,46509</text:p>
          </table:table-cell>
          <table:table-cell office:value-type="float" office:value="1.46582">
            <text:p>1,46582</text:p>
          </table:table-cell>
          <table:table-cell office:value-type="float" office:value="1.45037">
            <text:p>1,45037</text:p>
          </table:table-cell>
          <table:table-cell office:value-type="float" office:value="1.45361">
            <text:p>1,45361</text:p>
          </table:table-cell>
          <table:table-cell table:formula="of:=([.E1127]+[.D1127]+[.C1127])/3" office:value-type="float" office:value="1.4566">
            <text:p>1,45660</text:p>
          </table:table-cell>
          <table:table-cell table:formula="of:=[.C1127]-[.D1127]" office:value-type="float" office:value="0.01545">
            <text:p>0,01545</text:p>
          </table:table-cell>
          <table:table-cell office:value-type="float" office:value="0.0138386563597816">
            <text:p>0,01384</text:p>
          </table:table-cell>
          <table:table-cell office:value-type="float" office:value="1.47341848018017">
            <text:p>1,47342</text:p>
          </table:table-cell>
          <table:table-cell office:value-type="float" office:value="1.47125108714303">
            <text:p>1,47125</text:p>
          </table:table-cell>
        </table:table-row>
        <table:table-row table:style-name="ro2">
          <table:table-cell table:style-name="ce1" office:value-type="string">
            <text:p>2009.12.16</text:p>
          </table:table-cell>
          <table:table-cell office:value-type="float" office:value="1.45364">
            <text:p>1,45364</text:p>
          </table:table-cell>
          <table:table-cell office:value-type="float" office:value="1.45892">
            <text:p>1,45892</text:p>
          </table:table-cell>
          <table:table-cell office:value-type="float" office:value="1.45053">
            <text:p>1,45053</text:p>
          </table:table-cell>
          <table:table-cell office:value-type="float" office:value="1.453">
            <text:p>1,45300</text:p>
          </table:table-cell>
          <table:table-cell table:formula="of:=([.E1128]+[.D1128]+[.C1128])/3" office:value-type="float" office:value="1.45415">
            <text:p>1,45415</text:p>
          </table:table-cell>
          <table:table-cell table:formula="of:=[.C1128]-[.D1128]" office:value-type="float" office:value="0.0083899999999999">
            <text:p>0,00839</text:p>
          </table:table-cell>
          <table:table-cell office:value-type="float" office:value="0.0140201872421008">
            <text:p>0,01402</text:p>
          </table:table-cell>
          <table:table-cell office:value-type="float" office:value="1.46870375811744">
            <text:p>1,46870</text:p>
          </table:table-cell>
          <table:table-cell office:value-type="float" office:value="1.46629607642121">
            <text:p>1,46630</text:p>
          </table:table-cell>
        </table:table-row>
        <table:table-row table:style-name="ro2">
          <table:table-cell table:style-name="ce1" office:value-type="string">
            <text:p>2009.12.17</text:p>
          </table:table-cell>
          <table:table-cell office:value-type="float" office:value="1.45299">
            <text:p>1,45299</text:p>
          </table:table-cell>
          <table:table-cell office:value-type="float" office:value="1.45326">
            <text:p>1,45326</text:p>
          </table:table-cell>
          <table:table-cell office:value-type="float" office:value="1.43041">
            <text:p>1,43041</text:p>
          </table:table-cell>
          <table:table-cell office:value-type="float" office:value="1.43489">
            <text:p>1,43489</text:p>
          </table:table-cell>
          <table:table-cell table:formula="of:=([.E1129]+[.D1129]+[.C1129])/3" office:value-type="float" office:value="1.43952">
            <text:p>1,43952</text:p>
          </table:table-cell>
          <table:table-cell table:formula="of:=[.C1129]-[.D1129]" office:value-type="float" office:value="0.02285">
            <text:p>0,02285</text:p>
          </table:table-cell>
          <table:table-cell office:value-type="float" office:value="0.0140898483246087">
            <text:p>0,01409</text:p>
          </table:table-cell>
          <table:table-cell office:value-type="float" office:value="1.46459444696031">
            <text:p>1,46459</text:p>
          </table:table-cell>
          <table:table-cell office:value-type="float" office:value="1.46231076900211">
            <text:p>1,46231</text:p>
          </table:table-cell>
        </table:table-row>
        <table:table-row table:style-name="ro2">
          <table:table-cell table:style-name="ce1" office:value-type="string">
            <text:p>2009.12.18</text:p>
          </table:table-cell>
          <table:table-cell office:value-type="float" office:value="1.43494">
            <text:p>1,43494</text:p>
          </table:table-cell>
          <table:table-cell office:value-type="float" office:value="1.44108">
            <text:p>1,44108</text:p>
          </table:table-cell>
          <table:table-cell office:value-type="float" office:value="1.42611">
            <text:p>1,42611</text:p>
          </table:table-cell>
          <table:table-cell office:value-type="float" office:value="1.43352">
            <text:p>1,43352</text:p>
          </table:table-cell>
          <table:table-cell table:formula="of:=([.E1130]+[.D1130]+[.C1130])/3" office:value-type="float" office:value="1.43357">
            <text:p>1,43357</text:p>
          </table:table-cell>
          <table:table-cell table:formula="of:=[.C1130]-[.D1130]" office:value-type="float" office:value="0.0149699999999999">
            <text:p>0,01497</text:p>
          </table:table-cell>
          <table:table-cell office:value-type="float" office:value="0.0144542377008236">
            <text:p>0,01445</text:p>
          </table:table-cell>
          <table:table-cell office:value-type="float" office:value="1.45734918942793">
            <text:p>1,45735</text:p>
          </table:table-cell>
          <table:table-cell office:value-type="float" office:value="1.45450858539239">
            <text:p>1,45451</text:p>
          </table:table-cell>
        </table:table-row>
        <table:table-row table:style-name="ro2">
          <table:table-cell table:style-name="ce1" office:value-type="string">
            <text:p>2009.12.21</text:p>
          </table:table-cell>
          <table:table-cell office:value-type="float" office:value="1.43118">
            <text:p>1,43118</text:p>
          </table:table-cell>
          <table:table-cell office:value-type="float" office:value="1.43724">
            <text:p>1,43724</text:p>
          </table:table-cell>
          <table:table-cell office:value-type="float" office:value="1.42651">
            <text:p>1,42651</text:p>
          </table:table-cell>
          <table:table-cell office:value-type="float" office:value="1.4274">
            <text:p>1,42740</text:p>
          </table:table-cell>
          <table:table-cell table:formula="of:=([.E1131]+[.D1131]+[.C1131])/3" office:value-type="float" office:value="1.43038333333333">
            <text:p>1,43038</text:p>
          </table:table-cell>
          <table:table-cell table:formula="of:=[.C1131]-[.D1131]" office:value-type="float" office:value="0.0107300000000001">
            <text:p>0,01073</text:p>
          </table:table-cell>
          <table:table-cell office:value-type="float" office:value="0.0146564272446361">
            <text:p>0,01466</text:p>
          </table:table-cell>
          <table:table-cell office:value-type="float" office:value="1.45083736625196">
            <text:p>1,45084</text:p>
          </table:table-cell>
          <table:table-cell office:value-type="float" office:value="1.44824713499177">
            <text:p>1,44825</text:p>
          </table:table-cell>
        </table:table-row>
        <table:table-row table:style-name="ro2">
          <table:table-cell table:style-name="ce1" office:value-type="string">
            <text:p>2009.12.22</text:p>
          </table:table-cell>
          <table:table-cell office:value-type="float" office:value="1.42737">
            <text:p>1,42737</text:p>
          </table:table-cell>
          <table:table-cell office:value-type="float" office:value="1.43311">
            <text:p>1,43311</text:p>
          </table:table-cell>
          <table:table-cell office:value-type="float" office:value="1.42175">
            <text:p>1,42175</text:p>
          </table:table-cell>
          <table:table-cell office:value-type="float" office:value="1.42531">
            <text:p>1,42531</text:p>
          </table:table-cell>
          <table:table-cell table:formula="of:=([.E1132]+[.D1132]+[.C1132])/3" office:value-type="float" office:value="1.42672333333333">
            <text:p>1,42672</text:p>
          </table:table-cell>
          <table:table-cell table:formula="of:=[.C1132]-[.D1132]" office:value-type="float" office:value="0.01136">
            <text:p>0,01136</text:p>
          </table:table-cell>
          <table:table-cell office:value-type="float" office:value="0.0148948959217829">
            <text:p>0,01489</text:p>
          </table:table-cell>
          <table:table-cell office:value-type="float" office:value="1.44549823494253">
            <text:p>1,44550</text:p>
          </table:table-cell>
          <table:table-cell office:value-type="float" office:value="1.44232744456339">
            <text:p>1,44233</text:p>
          </table:table-cell>
        </table:table-row>
        <table:table-row table:style-name="ro2">
          <table:table-cell table:style-name="ce1" office:value-type="string">
            <text:p>2009.12.23</text:p>
          </table:table-cell>
          <table:table-cell office:value-type="float" office:value="1.4253">
            <text:p>1,42530</text:p>
          </table:table-cell>
          <table:table-cell office:value-type="float" office:value="1.43659">
            <text:p>1,43659</text:p>
          </table:table-cell>
          <table:table-cell office:value-type="float" office:value="1.42336">
            <text:p>1,42336</text:p>
          </table:table-cell>
          <table:table-cell office:value-type="float" office:value="1.43282">
            <text:p>1,43282</text:p>
          </table:table-cell>
          <table:table-cell table:formula="of:=([.E1133]+[.D1133]+[.C1133])/3" office:value-type="float" office:value="1.43092333333333">
            <text:p>1,43092</text:p>
          </table:table-cell>
          <table:table-cell table:formula="of:=[.C1133]-[.D1133]" office:value-type="float" office:value="0.0132300000000001">
            <text:p>0,01323</text:p>
          </table:table-cell>
          <table:table-cell office:value-type="float" office:value="0.01507915461124">
            <text:p>0,01508</text:p>
          </table:table-cell>
          <table:table-cell office:value-type="float" office:value="1.43987618685549">
            <text:p>1,43988</text:p>
          </table:table-cell>
          <table:table-cell office:value-type="float" office:value="1.43695872797048">
            <text:p>1,43696</text:p>
          </table:table-cell>
        </table:table-row>
        <table:table-row table:style-name="ro2">
          <table:table-cell table:style-name="ce1" office:value-type="string">
            <text:p>2009.12.24</text:p>
          </table:table-cell>
          <table:table-cell office:value-type="float" office:value="1.43278">
            <text:p>1,43278</text:p>
          </table:table-cell>
          <table:table-cell office:value-type="float" office:value="1.44173">
            <text:p>1,44173</text:p>
          </table:table-cell>
          <table:table-cell office:value-type="float" office:value="1.43277">
            <text:p>1,43277</text:p>
          </table:table-cell>
          <table:table-cell office:value-type="float" office:value="1.43538">
            <text:p>1,43538</text:p>
          </table:table-cell>
          <table:table-cell table:formula="of:=([.E1134]+[.D1134]+[.C1134])/3" office:value-type="float" office:value="1.43662666666667">
            <text:p>1,43663</text:p>
          </table:table-cell>
          <table:table-cell table:formula="of:=[.C1134]-[.D1134]" office:value-type="float" office:value="0.00895999999999986">
            <text:p>0,00896</text:p>
          </table:table-cell>
          <table:table-cell office:value-type="float" office:value="0.0151809753086853">
            <text:p>0,01518</text:p>
          </table:table-cell>
          <table:table-cell office:value-type="float" office:value="1.43762248624681">
            <text:p>1,43762</text:p>
          </table:table-cell>
          <table:table-cell office:value-type="float" office:value="1.43545569954714">
            <text:p>1,43546</text:p>
          </table:table-cell>
        </table:table-row>
        <table:table-row table:style-name="ro2">
          <table:table-cell table:style-name="ce1" office:value-type="string">
            <text:p>2009.12.28</text:p>
          </table:table-cell>
          <table:table-cell office:value-type="float" office:value="1.43712">
            <text:p>1,43712</text:p>
          </table:table-cell>
          <table:table-cell office:value-type="float" office:value="1.44127">
            <text:p>1,44127</text:p>
          </table:table-cell>
          <table:table-cell office:value-type="float" office:value="1.43534">
            <text:p>1,43534</text:p>
          </table:table-cell>
          <table:table-cell office:value-type="float" office:value="1.43716">
            <text:p>1,43716</text:p>
          </table:table-cell>
          <table:table-cell table:formula="of:=([.E1135]+[.D1135]+[.C1135])/3" office:value-type="float" office:value="1.43792333333333">
            <text:p>1,43792</text:p>
          </table:table-cell>
          <table:table-cell table:formula="of:=[.C1135]-[.D1135]" office:value-type="float" office:value="0.00592999999999999">
            <text:p>0,00593</text:p>
          </table:table-cell>
          <table:table-cell office:value-type="float" office:value="0.0151400745645341">
            <text:p>0,01514</text:p>
          </table:table-cell>
          <table:table-cell office:value-type="float" office:value="1.43745591572346">
            <text:p>1,43746</text:p>
          </table:table-cell>
          <table:table-cell office:value-type="float" office:value="1.43538854390178">
            <text:p>1,43539</text:p>
          </table:table-cell>
        </table:table-row>
        <table:table-row table:style-name="ro2">
          <table:table-cell table:style-name="ce1" office:value-type="string">
            <text:p>2009.12.29</text:p>
          </table:table-cell>
          <table:table-cell office:value-type="float" office:value="1.43716">
            <text:p>1,43716</text:p>
          </table:table-cell>
          <table:table-cell office:value-type="float" office:value="1.44573">
            <text:p>1,44573</text:p>
          </table:table-cell>
          <table:table-cell office:value-type="float" office:value="1.4331">
            <text:p>1,43310</text:p>
          </table:table-cell>
          <table:table-cell office:value-type="float" office:value="1.43505">
            <text:p>1,43505</text:p>
          </table:table-cell>
          <table:table-cell table:formula="of:=([.E1136]+[.D1136]+[.C1136])/3" office:value-type="float" office:value="1.43796">
            <text:p>1,43796</text:p>
          </table:table-cell>
          <table:table-cell table:formula="of:=[.C1136]-[.D1136]" office:value-type="float" office:value="0.0126299999999999">
            <text:p>0,01263</text:p>
          </table:table-cell>
          <table:table-cell office:value-type="float" office:value="0.0150210667321735">
            <text:p>0,01502</text:p>
          </table:table-cell>
          <table:table-cell office:value-type="float" office:value="1.43770324826948">
            <text:p>1,43770</text:p>
          </table:table-cell>
          <table:table-cell office:value-type="float" office:value="1.43583533104369">
            <text:p>1,43584</text:p>
          </table:table-cell>
        </table:table-row>
        <table:table-row table:style-name="ro2">
          <table:table-cell table:style-name="ce1" office:value-type="string">
            <text:p>2009.12.30</text:p>
          </table:table-cell>
          <table:table-cell office:value-type="float" office:value="1.435">
            <text:p>1,43500</text:p>
          </table:table-cell>
          <table:table-cell office:value-type="float" office:value="1.436">
            <text:p>1,43600</text:p>
          </table:table-cell>
          <table:table-cell office:value-type="float" office:value="1.42725">
            <text:p>1,42725</text:p>
          </table:table-cell>
          <table:table-cell office:value-type="float" office:value="1.43353">
            <text:p>1,43353</text:p>
          </table:table-cell>
          <table:table-cell table:formula="of:=([.E1137]+[.D1137]+[.C1137])/3" office:value-type="float" office:value="1.43226">
            <text:p>1,43226</text:p>
          </table:table-cell>
          <table:table-cell table:formula="of:=[.C1137]-[.D1137]" office:value-type="float" office:value="0.00875000000000004">
            <text:p>0,00875</text:p>
          </table:table-cell>
          <table:table-cell office:value-type="float" office:value="0.0149499810971955">
            <text:p>0,01495</text:p>
          </table:table-cell>
          <table:table-cell office:value-type="float" office:value="1.43780962568756">
            <text:p>1,43781</text:p>
          </table:table-cell>
          <table:table-cell office:value-type="float" office:value="1.43577855069252">
            <text:p>1,43578</text:p>
          </table:table-cell>
        </table:table-row>
        <table:table-row table:style-name="ro2">
          <table:table-cell table:style-name="ce1" office:value-type="string">
            <text:p>2009.12.31</text:p>
          </table:table-cell>
          <table:table-cell office:value-type="float" office:value="1.43361">
            <text:p>1,43361</text:p>
          </table:table-cell>
          <table:table-cell office:value-type="float" office:value="1.44398">
            <text:p>1,44398</text:p>
          </table:table-cell>
          <table:table-cell office:value-type="float" office:value="1.43059">
            <text:p>1,43059</text:p>
          </table:table-cell>
          <table:table-cell office:value-type="float" office:value="1.43306">
            <text:p>1,43306</text:p>
          </table:table-cell>
          <table:table-cell table:formula="of:=([.E1138]+[.D1138]+[.C1138])/3" office:value-type="float" office:value="1.43587666666667">
            <text:p>1,43588</text:p>
          </table:table-cell>
          <table:table-cell table:formula="of:=[.C1138]-[.D1138]" office:value-type="float" office:value="0.01339">
            <text:p>0,01339</text:p>
          </table:table-cell>
          <table:table-cell office:value-type="float" office:value="0.0148578274472281">
            <text:p>0,01486</text:p>
          </table:table-cell>
          <table:table-cell office:value-type="float" office:value="1.43660333061062">
            <text:p>1,43660</text:p>
          </table:table-cell>
          <table:table-cell office:value-type="float" office:value="1.43542401815093">
            <text:p>1,43542</text:p>
          </table:table-cell>
        </table:table-row>
        <table:table-row table:style-name="ro2">
          <table:table-cell table:style-name="ce1" office:value-type="string">
            <text:p>2010.01.04</text:p>
          </table:table-cell>
          <table:table-cell office:value-type="float" office:value="1.43246">
            <text:p>1,43246</text:p>
          </table:table-cell>
          <table:table-cell office:value-type="float" office:value="1.44543">
            <text:p>1,44543</text:p>
          </table:table-cell>
          <table:table-cell office:value-type="float" office:value="1.42569">
            <text:p>1,42569</text:p>
          </table:table-cell>
          <table:table-cell office:value-type="float" office:value="1.44115">
            <text:p>1,44115</text:p>
          </table:table-cell>
          <table:table-cell table:formula="of:=([.E1139]+[.D1139]+[.C1139])/3" office:value-type="float" office:value="1.43742333333333">
            <text:p>1,43742</text:p>
          </table:table-cell>
          <table:table-cell table:formula="of:=[.C1139]-[.D1139]" office:value-type="float" office:value="0.0197400000000001">
            <text:p>0,01974</text:p>
          </table:table-cell>
          <table:table-cell office:value-type="float" office:value="0.0148231138904022">
            <text:p>0,01482</text:p>
          </table:table-cell>
          <table:table-cell office:value-type="float" office:value="1.43666114079739">
            <text:p>1,43666</text:p>
          </table:table-cell>
          <table:table-cell office:value-type="float" office:value="1.43527160353033">
            <text:p>1,43527</text:p>
          </table:table-cell>
        </table:table-row>
        <table:table-row table:style-name="ro2">
          <table:table-cell table:style-name="ce1" office:value-type="string">
            <text:p>2010.01.05</text:p>
          </table:table-cell>
          <table:table-cell office:value-type="float" office:value="1.44112">
            <text:p>1,44112</text:p>
          </table:table-cell>
          <table:table-cell office:value-type="float" office:value="1.4483">
            <text:p>1,44830</text:p>
          </table:table-cell>
          <table:table-cell office:value-type="float" office:value="1.43467">
            <text:p>1,43467</text:p>
          </table:table-cell>
          <table:table-cell office:value-type="float" office:value="1.43614">
            <text:p>1,43614</text:p>
          </table:table-cell>
          <table:table-cell table:formula="of:=([.E1140]+[.D1140]+[.C1140])/3" office:value-type="float" office:value="1.43970333333333">
            <text:p>1,43970</text:p>
          </table:table-cell>
          <table:table-cell table:formula="of:=[.C1140]-[.D1140]" office:value-type="float" office:value="0.01363">
            <text:p>0,01363</text:p>
          </table:table-cell>
          <table:table-cell office:value-type="float" office:value="0.0148303968461802">
            <text:p>0,01483</text:p>
          </table:table-cell>
          <table:table-cell office:value-type="float" office:value="1.43673877469163">
            <text:p>1,43674</text:p>
          </table:table-cell>
          <table:table-cell office:value-type="float" office:value="1.43672079003579">
            <text:p>1,43672</text:p>
          </table:table-cell>
        </table:table-row>
        <table:table-row table:style-name="ro2">
          <table:table-cell table:style-name="ce1" office:value-type="string">
            <text:p>2010.01.06</text:p>
          </table:table-cell>
          <table:table-cell office:value-type="float" office:value="1.43619">
            <text:p>1,43619</text:p>
          </table:table-cell>
          <table:table-cell office:value-type="float" office:value="1.44338">
            <text:p>1,44338</text:p>
          </table:table-cell>
          <table:table-cell office:value-type="float" office:value="1.42831">
            <text:p>1,42831</text:p>
          </table:table-cell>
          <table:table-cell office:value-type="float" office:value="1.44002">
            <text:p>1,44002</text:p>
          </table:table-cell>
          <table:table-cell table:formula="of:=([.E1141]+[.D1141]+[.C1141])/3" office:value-type="float" office:value="1.43723666666667">
            <text:p>1,43724</text:p>
          </table:table-cell>
          <table:table-cell table:formula="of:=[.C1141]-[.D1141]" office:value-type="float" office:value="0.0150700000000001">
            <text:p>0,01507</text:p>
          </table:table-cell>
          <table:table-cell office:value-type="float" office:value="0.0148306449816527">
            <text:p>0,01483</text:p>
          </table:table-cell>
          <table:table-cell office:value-type="float" office:value="1.43765002996944">
            <text:p>1,43765</text:p>
          </table:table-cell>
          <table:table-cell office:value-type="float" office:value="1.43677680111166">
            <text:p>1,43678</text:p>
          </table:table-cell>
        </table:table-row>
        <table:table-row table:style-name="ro2">
          <table:table-cell table:style-name="ce1" office:value-type="string">
            <text:p>2010.01.07</text:p>
          </table:table-cell>
          <table:table-cell office:value-type="float" office:value="1.43999">
            <text:p>1,43999</text:p>
          </table:table-cell>
          <table:table-cell office:value-type="float" office:value="1.44456">
            <text:p>1,44456</text:p>
          </table:table-cell>
          <table:table-cell office:value-type="float" office:value="1.42992">
            <text:p>1,42992</text:p>
          </table:table-cell>
          <table:table-cell office:value-type="float" office:value="1.43041">
            <text:p>1,43041</text:p>
          </table:table-cell>
          <table:table-cell table:formula="of:=([.E1142]+[.D1142]+[.C1142])/3" office:value-type="float" office:value="1.43496333333333">
            <text:p>1,43496</text:p>
          </table:table-cell>
          <table:table-cell table:formula="of:=[.C1142]-[.D1142]" office:value-type="float" office:value="0.01464">
            <text:p>0,01464</text:p>
          </table:table-cell>
          <table:table-cell office:value-type="float" office:value="0.0148170402233495">
            <text:p>0,01482</text:p>
          </table:table-cell>
          <table:table-cell office:value-type="float" office:value="1.4375700476048">
            <text:p>1,43757</text:p>
          </table:table-cell>
          <table:table-cell office:value-type="float" office:value="1.43737612411972">
            <text:p>1,43738</text:p>
          </table:table-cell>
        </table:table-row>
        <table:table-row table:style-name="ro2">
          <table:table-cell table:style-name="ce1" office:value-type="string">
            <text:p>2010.01.08</text:p>
          </table:table-cell>
          <table:table-cell office:value-type="float" office:value="1.43042">
            <text:p>1,43042</text:p>
          </table:table-cell>
          <table:table-cell office:value-type="float" office:value="1.44382">
            <text:p>1,44382</text:p>
          </table:table-cell>
          <table:table-cell office:value-type="float" office:value="1.42634">
            <text:p>1,42634</text:p>
          </table:table-cell>
          <table:table-cell office:value-type="float" office:value="1.44085">
            <text:p>1,44085</text:p>
          </table:table-cell>
          <table:table-cell table:formula="of:=([.E1143]+[.D1143]+[.C1143])/3" office:value-type="float" office:value="1.43700333333333">
            <text:p>1,43700</text:p>
          </table:table-cell>
          <table:table-cell table:formula="of:=[.C1143]-[.D1143]" office:value-type="float" office:value="0.0174799999999999">
            <text:p>0,01748</text:p>
          </table:table-cell>
          <table:table-cell office:value-type="float" office:value="0.0148401057902289">
            <text:p>0,01484</text:p>
          </table:table-cell>
          <table:table-cell office:value-type="float" office:value="1.43681604741754">
            <text:p>1,43682</text:p>
          </table:table-cell>
          <table:table-cell office:value-type="float" office:value="1.4357319464356">
            <text:p>1,43573</text:p>
          </table:table-cell>
        </table:table-row>
        <table:table-row table:style-name="ro2">
          <table:table-cell table:style-name="ce1" office:value-type="string">
            <text:p>2010.01.11</text:p>
          </table:table-cell>
          <table:table-cell office:value-type="float" office:value="1.44114">
            <text:p>1,44114</text:p>
          </table:table-cell>
          <table:table-cell office:value-type="float" office:value="1.45546">
            <text:p>1,45546</text:p>
          </table:table-cell>
          <table:table-cell office:value-type="float" office:value="1.44114">
            <text:p>1,44114</text:p>
          </table:table-cell>
          <table:table-cell office:value-type="float" office:value="1.45133">
            <text:p>1,45133</text:p>
          </table:table-cell>
          <table:table-cell table:formula="of:=([.E1144]+[.D1144]+[.C1144])/3" office:value-type="float" office:value="1.44931">
            <text:p>1,44931</text:p>
          </table:table-cell>
          <table:table-cell table:formula="of:=[.C1144]-[.D1144]" office:value-type="float" office:value="0.0143199999999999">
            <text:p>0,01432</text:p>
          </table:table-cell>
          <table:table-cell office:value-type="float" office:value="0.0148093145541376">
            <text:p>0,01481</text:p>
          </table:table-cell>
          <table:table-cell office:value-type="float" office:value="1.43714455100179">
            <text:p>1,43714</text:p>
          </table:table-cell>
          <table:table-cell office:value-type="float" office:value="1.43722570120536">
            <text:p>1,43723</text:p>
          </table:table-cell>
        </table:table-row>
        <table:table-row table:style-name="ro2">
          <table:table-cell table:style-name="ce1" office:value-type="string">
            <text:p>2010.01.12</text:p>
          </table:table-cell>
          <table:table-cell office:value-type="float" office:value="1.4513">
            <text:p>1,45130</text:p>
          </table:table-cell>
          <table:table-cell office:value-type="float" office:value="1.45448">
            <text:p>1,45448</text:p>
          </table:table-cell>
          <table:table-cell office:value-type="float" office:value="1.44536">
            <text:p>1,44536</text:p>
          </table:table-cell>
          <table:table-cell office:value-type="float" office:value="1.44926">
            <text:p>1,44926</text:p>
          </table:table-cell>
          <table:table-cell table:formula="of:=([.E1145]+[.D1145]+[.C1145])/3" office:value-type="float" office:value="1.4497">
            <text:p>1,44970</text:p>
          </table:table-cell>
          <table:table-cell table:formula="of:=[.C1145]-[.D1145]" office:value-type="float" office:value="0.00912000000000002">
            <text:p>0,00912</text:p>
          </table:table-cell>
          <table:table-cell office:value-type="float" office:value="0.0146911545085566">
            <text:p>0,01469</text:p>
          </table:table-cell>
          <table:table-cell office:value-type="float" office:value="1.44073722294905">
            <text:p>1,44074</text:p>
          </table:table-cell>
          <table:table-cell office:value-type="float" office:value="1.44132003513056">
            <text:p>1,44132</text:p>
          </table:table-cell>
        </table:table-row>
        <table:table-row table:style-name="ro2">
          <table:table-cell table:style-name="ce1" office:value-type="string">
            <text:p>2010.01.13</text:p>
          </table:table-cell>
          <table:table-cell office:value-type="float" office:value="1.44925">
            <text:p>1,44925</text:p>
          </table:table-cell>
          <table:table-cell office:value-type="float" office:value="1.45785">
            <text:p>1,45785</text:p>
          </table:table-cell>
          <table:table-cell office:value-type="float" office:value="1.44561">
            <text:p>1,44561</text:p>
          </table:table-cell>
          <table:table-cell office:value-type="float" office:value="1.44998">
            <text:p>1,44998</text:p>
          </table:table-cell>
          <table:table-cell table:formula="of:=([.E1146]+[.D1146]+[.C1146])/3" office:value-type="float" office:value="1.45114666666667">
            <text:p>1,45115</text:p>
          </table:table-cell>
          <table:table-cell table:formula="of:=[.C1146]-[.D1146]" office:value-type="float" office:value="0.01224">
            <text:p>0,01224</text:p>
          </table:table-cell>
          <table:table-cell office:value-type="float" office:value="0.0145948197051558">
            <text:p>0,01459</text:p>
          </table:table-cell>
          <table:table-cell office:value-type="float" office:value="1.44295228727415">
            <text:p>1,44295</text:p>
          </table:table-cell>
          <table:table-cell office:value-type="float" office:value="1.44338043301882">
            <text:p>1,44338</text:p>
          </table:table-cell>
        </table:table-row>
        <table:table-row table:style-name="ro2">
          <table:table-cell table:style-name="ce1" office:value-type="string">
            <text:p>2010.01.14</text:p>
          </table:table-cell>
          <table:table-cell office:value-type="float" office:value="1.44999">
            <text:p>1,44999</text:p>
          </table:table-cell>
          <table:table-cell office:value-type="float" office:value="1.45547">
            <text:p>1,45547</text:p>
          </table:table-cell>
          <table:table-cell office:value-type="float" office:value="1.44478">
            <text:p>1,44478</text:p>
          </table:table-cell>
          <table:table-cell office:value-type="float" office:value="1.44982">
            <text:p>1,44982</text:p>
          </table:table-cell>
          <table:table-cell table:formula="of:=([.E1147]+[.D1147]+[.C1147])/3" office:value-type="float" office:value="1.45002333333333">
            <text:p>1,45002</text:p>
          </table:table-cell>
          <table:table-cell table:formula="of:=[.C1147]-[.D1147]" office:value-type="float" office:value="0.0106900000000001">
            <text:p>0,01069</text:p>
          </table:table-cell>
          <table:table-cell office:value-type="float" office:value="0.0144663766481912">
            <text:p>0,01447</text:p>
          </table:table-cell>
          <table:table-cell office:value-type="float" office:value="1.44524103829719">
            <text:p>1,44524</text:p>
          </table:table-cell>
          <table:table-cell office:value-type="float" office:value="1.44527667842309">
            <text:p>1,44528</text:p>
          </table:table-cell>
        </table:table-row>
        <table:table-row table:style-name="ro2">
          <table:table-cell table:style-name="ce1" office:value-type="string">
            <text:p>2010.01.15</text:p>
          </table:table-cell>
          <table:table-cell office:value-type="float" office:value="1.44979">
            <text:p>1,44979</text:p>
          </table:table-cell>
          <table:table-cell office:value-type="float" office:value="1.45108">
            <text:p>1,45108</text:p>
          </table:table-cell>
          <table:table-cell office:value-type="float" office:value="1.43365">
            <text:p>1,43365</text:p>
          </table:table-cell>
          <table:table-cell office:value-type="float" office:value="1.43857">
            <text:p>1,43857</text:p>
          </table:table-cell>
          <table:table-cell table:formula="of:=([.E1148]+[.D1148]+[.C1148])/3" office:value-type="float" office:value="1.4411">
            <text:p>1,44110</text:p>
          </table:table-cell>
          <table:table-cell table:formula="of:=[.C1148]-[.D1148]" office:value-type="float" office:value="0.0174300000000001">
            <text:p>0,01743</text:p>
          </table:table-cell>
          <table:table-cell office:value-type="float" office:value="0.0143314639309527">
            <text:p>0,01433</text:p>
          </table:table-cell>
          <table:table-cell office:value-type="float" office:value="1.446798641464">
            <text:p>1,44680</text:p>
          </table:table-cell>
          <table:table-cell office:value-type="float" office:value="1.4468509290282">
            <text:p>1,44685</text:p>
          </table:table-cell>
        </table:table-row>
        <table:table-row table:style-name="ro2">
          <table:table-cell table:style-name="ce1" office:value-type="string">
            <text:p>2010.01.18</text:p>
          </table:table-cell>
          <table:table-cell office:value-type="float" office:value="1.43483">
            <text:p>1,43483</text:p>
          </table:table-cell>
          <table:table-cell office:value-type="float" office:value="1.43995">
            <text:p>1,43995</text:p>
          </table:table-cell>
          <table:table-cell office:value-type="float" office:value="1.43348">
            <text:p>1,43348</text:p>
          </table:table-cell>
          <table:table-cell office:value-type="float" office:value="1.43866">
            <text:p>1,43866</text:p>
          </table:table-cell>
          <table:table-cell table:formula="of:=([.E1149]+[.D1149]+[.C1149])/3" office:value-type="float" office:value="1.43736333333333">
            <text:p>1,43736</text:p>
          </table:table-cell>
          <table:table-cell table:formula="of:=[.C1149]-[.D1149]" office:value-type="float" office:value="0.00646999999999998">
            <text:p>0,00647</text:p>
          </table:table-cell>
          <table:table-cell office:value-type="float" office:value="0.0143805505417415">
            <text:p>0,01438</text:p>
          </table:table-cell>
          <table:table-cell office:value-type="float" office:value="1.44503104027434">
            <text:p>1,44503</text:p>
          </table:table-cell>
          <table:table-cell office:value-type="float" office:value="1.44491732096544">
            <text:p>1,44492</text:p>
          </table:table-cell>
        </table:table-row>
        <table:table-row table:style-name="ro2">
          <table:table-cell table:style-name="ce1" office:value-type="string">
            <text:p>2010.01.19</text:p>
          </table:table-cell>
          <table:table-cell office:value-type="float" office:value="1.4387">
            <text:p>1,43870</text:p>
          </table:table-cell>
          <table:table-cell office:value-type="float" office:value="1.44131">
            <text:p>1,44131</text:p>
          </table:table-cell>
          <table:table-cell office:value-type="float" office:value="1.42527">
            <text:p>1,42527</text:p>
          </table:table-cell>
          <table:table-cell office:value-type="float" office:value="1.42867">
            <text:p>1,42867</text:p>
          </table:table-cell>
          <table:table-cell table:formula="of:=([.E1150]+[.D1150]+[.C1150])/3" office:value-type="float" office:value="1.43175">
            <text:p>1,43175</text:p>
          </table:table-cell>
          <table:table-cell table:formula="of:=[.C1150]-[.D1150]" office:value-type="float" office:value="0.0160400000000001">
            <text:p>0,01604</text:p>
          </table:table-cell>
          <table:table-cell office:value-type="float" office:value="0.0143830352405727">
            <text:p>0,01438</text:p>
          </table:table-cell>
          <table:table-cell office:value-type="float" office:value="1.4430917446395">
            <text:p>1,44309</text:p>
          </table:table-cell>
          <table:table-cell office:value-type="float" office:value="1.44297528430718">
            <text:p>1,44298</text:p>
          </table:table-cell>
        </table:table-row>
        <table:table-row table:style-name="ro2">
          <table:table-cell table:style-name="ce1" office:value-type="string">
            <text:p>2010.01.20</text:p>
          </table:table-cell>
          <table:table-cell office:value-type="float" office:value="1.42866">
            <text:p>1,42866</text:p>
          </table:table-cell>
          <table:table-cell office:value-type="float" office:value="1.4289">
            <text:p>1,42890</text:p>
          </table:table-cell>
          <table:table-cell office:value-type="float" office:value="1.40818">
            <text:p>1,40818</text:p>
          </table:table-cell>
          <table:table-cell office:value-type="float" office:value="1.41068">
            <text:p>1,41068</text:p>
          </table:table-cell>
          <table:table-cell table:formula="of:=([.E1151]+[.D1151]+[.C1151])/3" office:value-type="float" office:value="1.41592">
            <text:p>1,41592</text:p>
          </table:table-cell>
          <table:table-cell table:formula="of:=[.C1151]-[.D1151]" office:value-type="float" office:value="0.0207200000000001">
            <text:p>0,02072</text:p>
          </table:table-cell>
          <table:table-cell office:value-type="float" office:value="0.0145731358205893">
            <text:p>0,01457</text:p>
          </table:table-cell>
          <table:table-cell office:value-type="float" office:value="1.43968396654493">
            <text:p>1,43968</text:p>
          </table:table-cell>
          <table:table-cell office:value-type="float" office:value="1.4389613549785">
            <text:p>1,43896</text:p>
          </table:table-cell>
        </table:table-row>
        <table:table-row table:style-name="ro2">
          <table:table-cell table:style-name="ce1" office:value-type="string">
            <text:p>2010.01.21</text:p>
          </table:table-cell>
          <table:table-cell office:value-type="float" office:value="1.41067">
            <text:p>1,41067</text:p>
          </table:table-cell>
          <table:table-cell office:value-type="float" office:value="1.41415">
            <text:p>1,41415</text:p>
          </table:table-cell>
          <table:table-cell office:value-type="float" office:value="1.40285">
            <text:p>1,40285</text:p>
          </table:table-cell>
          <table:table-cell office:value-type="float" office:value="1.40837">
            <text:p>1,40837</text:p>
          </table:table-cell>
          <table:table-cell table:formula="of:=([.E1152]+[.D1152]+[.C1152])/3" office:value-type="float" office:value="1.40845666666667">
            <text:p>1,40846</text:p>
          </table:table-cell>
          <table:table-cell table:formula="of:=[.C1152]-[.D1152]" office:value-type="float" office:value="0.0113000000000001">
            <text:p>0,01130</text:p>
          </table:table-cell>
          <table:table-cell office:value-type="float" office:value="0.0149266837413175">
            <text:p>0,01493</text:p>
          </table:table-cell>
          <table:table-cell office:value-type="float" office:value="1.43222104909693">
            <text:p>1,43222</text:p>
          </table:table-cell>
          <table:table-cell office:value-type="float" office:value="1.43043825589722">
            <text:p>1,43044</text:p>
          </table:table-cell>
        </table:table-row>
        <table:table-row table:style-name="ro2">
          <table:table-cell table:style-name="ce1" office:value-type="string">
            <text:p>2010.01.22</text:p>
          </table:table-cell>
          <table:table-cell office:value-type="float" office:value="1.4084">
            <text:p>1,40840</text:p>
          </table:table-cell>
          <table:table-cell office:value-type="float" office:value="1.41807">
            <text:p>1,41807</text:p>
          </table:table-cell>
          <table:table-cell office:value-type="float" office:value="1.40662">
            <text:p>1,40662</text:p>
          </table:table-cell>
          <table:table-cell office:value-type="float" office:value="1.41363">
            <text:p>1,41363</text:p>
          </table:table-cell>
          <table:table-cell table:formula="of:=([.E1153]+[.D1153]+[.C1153])/3" office:value-type="float" office:value="1.41277333333333">
            <text:p>1,41277</text:p>
          </table:table-cell>
          <table:table-cell table:formula="of:=[.C1153]-[.D1153]" office:value-type="float" office:value="0.0114500000000002">
            <text:p>0,01145</text:p>
          </table:table-cell>
          <table:table-cell office:value-type="float" office:value="0.0151713874569516">
            <text:p>0,01517</text:p>
          </table:table-cell>
          <table:table-cell office:value-type="float" office:value="1.42613991547608">
            <text:p>1,42614</text:p>
          </table:table-cell>
          <table:table-cell office:value-type="float" office:value="1.42392847915015">
            <text:p>1,42393</text:p>
          </table:table-cell>
        </table:table-row>
        <table:table-row table:style-name="ro2">
          <table:table-cell table:style-name="ce1" office:value-type="string">
            <text:p>2010.01.25</text:p>
          </table:table-cell>
          <table:table-cell office:value-type="float" office:value="1.41508">
            <text:p>1,41508</text:p>
          </table:table-cell>
          <table:table-cell office:value-type="float" office:value="1.41938">
            <text:p>1,41938</text:p>
          </table:table-cell>
          <table:table-cell office:value-type="float" office:value="1.41278">
            <text:p>1,41278</text:p>
          </table:table-cell>
          <table:table-cell office:value-type="float" office:value="1.41481">
            <text:p>1,41481</text:p>
          </table:table-cell>
          <table:table-cell table:formula="of:=([.E1154]+[.D1154]+[.C1154])/3" office:value-type="float" office:value="1.41565666666667">
            <text:p>1,41566</text:p>
          </table:table-cell>
          <table:table-cell table:formula="of:=[.C1154]-[.D1154]" office:value-type="float" office:value="0.00659999999999994">
            <text:p>0,00660</text:p>
          </table:table-cell>
          <table:table-cell office:value-type="float" office:value="0.0153334921433304">
            <text:p>0,01533</text:p>
          </table:table-cell>
          <table:table-cell office:value-type="float" office:value="1.42247472895479">
            <text:p>1,42247</text:p>
          </table:table-cell>
          <table:table-cell office:value-type="float" office:value="1.42068173541279">
            <text:p>1,42068</text:p>
          </table:table-cell>
        </table:table-row>
        <table:table-row table:style-name="ro2">
          <table:table-cell table:style-name="ce1" office:value-type="string">
            <text:p>2010.01.26</text:p>
          </table:table-cell>
          <table:table-cell office:value-type="float" office:value="1.41476">
            <text:p>1,41476</text:p>
          </table:table-cell>
          <table:table-cell office:value-type="float" office:value="1.41784">
            <text:p>1,41784</text:p>
          </table:table-cell>
          <table:table-cell office:value-type="float" office:value="1.40422">
            <text:p>1,40422</text:p>
          </table:table-cell>
          <table:table-cell office:value-type="float" office:value="1.4077">
            <text:p>1,40770</text:p>
          </table:table-cell>
          <table:table-cell table:formula="of:=([.E1155]+[.D1155]+[.C1155])/3" office:value-type="float" office:value="1.40992">
            <text:p>1,40992</text:p>
          </table:table-cell>
          <table:table-cell table:formula="of:=[.C1155]-[.D1155]" office:value-type="float" office:value="0.01362">
            <text:p>0,01362</text:p>
          </table:table-cell>
          <table:table-cell office:value-type="float" office:value="0.0154190210278641">
            <text:p>0,01542</text:p>
          </table:table-cell>
          <table:table-cell office:value-type="float" office:value="1.42020666953164">
            <text:p>1,42021</text:p>
          </table:table-cell>
          <table:table-cell office:value-type="float" office:value="1.41854422393714">
            <text:p>1,41854</text:p>
          </table:table-cell>
        </table:table-row>
        <table:table-row table:style-name="ro2">
          <table:table-cell table:style-name="ce1" office:value-type="string">
            <text:p>2010.01.27</text:p>
          </table:table-cell>
          <table:table-cell office:value-type="float" office:value="1.40773">
            <text:p>1,40773</text:p>
          </table:table-cell>
          <table:table-cell office:value-type="float" office:value="1.40963">
            <text:p>1,40963</text:p>
          </table:table-cell>
          <table:table-cell office:value-type="float" office:value="1.39935">
            <text:p>1,39935</text:p>
          </table:table-cell>
          <table:table-cell office:value-type="float" office:value="1.40339">
            <text:p>1,40339</text:p>
          </table:table-cell>
          <table:table-cell table:formula="of:=([.E1156]+[.D1156]+[.C1156])/3" office:value-type="float" office:value="1.40412333333333">
            <text:p>1,40412</text:p>
          </table:table-cell>
          <table:table-cell table:formula="of:=[.C1156]-[.D1156]" office:value-type="float" office:value="0.0102799999999998">
            <text:p>0,01028</text:p>
          </table:table-cell>
          <table:table-cell office:value-type="float" office:value="0.0155715115409768">
            <text:p>0,01557</text:p>
          </table:table-cell>
          <table:table-cell office:value-type="float" office:value="1.41704726535678">
            <text:p>1,41705</text:p>
          </table:table-cell>
          <table:table-cell office:value-type="float" office:value="1.41498379840737">
            <text:p>1,41498</text:p>
          </table:table-cell>
        </table:table-row>
        <table:table-row table:style-name="ro2">
          <table:table-cell table:style-name="ce1" office:value-type="string">
            <text:p>2010.01.28</text:p>
          </table:table-cell>
          <table:table-cell office:value-type="float" office:value="1.40335">
            <text:p>1,40335</text:p>
          </table:table-cell>
          <table:table-cell office:value-type="float" office:value="1.40518">
            <text:p>1,40518</text:p>
          </table:table-cell>
          <table:table-cell office:value-type="float" office:value="1.39293">
            <text:p>1,39293</text:p>
          </table:table-cell>
          <table:table-cell office:value-type="float" office:value="1.39609">
            <text:p>1,39609</text:p>
          </table:table-cell>
          <table:table-cell table:formula="of:=([.E1157]+[.D1157]+[.C1157])/3" office:value-type="float" office:value="1.39806666666667">
            <text:p>1,39807</text:p>
          </table:table-cell>
          <table:table-cell table:formula="of:=[.C1157]-[.D1157]" office:value-type="float" office:value="0.0122500000000001">
            <text:p>0,01225</text:p>
          </table:table-cell>
          <table:table-cell office:value-type="float" office:value="0.0156038683927596">
            <text:p>0,01560</text:p>
          </table:table-cell>
          <table:table-cell office:value-type="float" office:value="1.41367835583576">
            <text:p>1,41368</text:p>
          </table:table-cell>
          <table:table-cell office:value-type="float" office:value="1.41158623639543">
            <text:p>1,41159</text:p>
          </table:table-cell>
        </table:table-row>
        <table:table-row table:style-name="ro2">
          <table:table-cell table:style-name="ce1" office:value-type="string">
            <text:p>2010.01.29</text:p>
          </table:table-cell>
          <table:table-cell office:value-type="float" office:value="1.39614">
            <text:p>1,39614</text:p>
          </table:table-cell>
          <table:table-cell office:value-type="float" office:value="1.3987">
            <text:p>1,39870</text:p>
          </table:table-cell>
          <table:table-cell office:value-type="float" office:value="1.3861">
            <text:p>1,38610</text:p>
          </table:table-cell>
          <table:table-cell office:value-type="float" office:value="1.38611">
            <text:p>1,38611</text:p>
          </table:table-cell>
          <table:table-cell table:formula="of:=([.E1158]+[.D1158]+[.C1158])/3" office:value-type="float" office:value="1.39030333333333">
            <text:p>1,39030</text:p>
          </table:table-cell>
          <table:table-cell table:formula="of:=[.C1158]-[.D1158]" office:value-type="float" office:value="0.0126000000000002">
            <text:p>0,01260</text:p>
          </table:table-cell>
          <table:table-cell office:value-type="float" office:value="0.0156897770201048">
            <text:p>0,01569</text:p>
          </table:table-cell>
          <table:table-cell office:value-type="float" office:value="1.4097092246801">
            <text:p>1,40971</text:p>
          </table:table-cell>
          <table:table-cell office:value-type="float" office:value="1.4076604294501">
            <text:p>1,40766</text:p>
          </table:table-cell>
        </table:table-row>
        <table:table-row table:style-name="ro2">
          <table:table-cell table:style-name="ce1" office:value-type="string">
            <text:p>2010.02.01</text:p>
          </table:table-cell>
          <table:table-cell office:value-type="float" office:value="1.38622">
            <text:p>1,38622</text:p>
          </table:table-cell>
          <table:table-cell office:value-type="float" office:value="1.39376">
            <text:p>1,39376</text:p>
          </table:table-cell>
          <table:table-cell office:value-type="float" office:value="1.38521">
            <text:p>1,38521</text:p>
          </table:table-cell>
          <table:table-cell office:value-type="float" office:value="1.39314">
            <text:p>1,39314</text:p>
          </table:table-cell>
          <table:table-cell table:formula="of:=([.E1159]+[.D1159]+[.C1159])/3" office:value-type="float" office:value="1.39070333333333">
            <text:p>1,39070</text:p>
          </table:table-cell>
          <table:table-cell table:formula="of:=[.C1159]-[.D1159]" office:value-type="float" office:value="0.00855000000000006">
            <text:p>0,00855</text:p>
          </table:table-cell>
          <table:table-cell office:value-type="float" office:value="0.0158734191523255">
            <text:p>0,01587</text:p>
          </table:table-cell>
          <table:table-cell office:value-type="float" office:value="1.40415201754206">
            <text:p>1,40415</text:p>
          </table:table-cell>
          <table:table-cell office:value-type="float" office:value="1.40156017984458">
            <text:p>1,40156</text:p>
          </table:table-cell>
        </table:table-row>
        <table:table-row table:style-name="ro2">
          <table:table-cell table:style-name="ce1" office:value-type="string">
            <text:p>2010.02.02</text:p>
          </table:table-cell>
          <table:table-cell office:value-type="float" office:value="1.39318">
            <text:p>1,39318</text:p>
          </table:table-cell>
          <table:table-cell office:value-type="float" office:value="1.39738">
            <text:p>1,39738</text:p>
          </table:table-cell>
          <table:table-cell office:value-type="float" office:value="1.38858">
            <text:p>1,38858</text:p>
          </table:table-cell>
          <table:table-cell office:value-type="float" office:value="1.3968">
            <text:p>1,39680</text:p>
          </table:table-cell>
          <table:table-cell table:formula="of:=([.E1160]+[.D1160]+[.C1160])/3" office:value-type="float" office:value="1.39425333333333">
            <text:p>1,39425</text:p>
          </table:table-cell>
          <table:table-cell table:formula="of:=[.C1160]-[.D1160]" office:value-type="float" office:value="0.00879999999999992">
            <text:p>0,00880</text:p>
          </table:table-cell>
          <table:table-cell office:value-type="float" office:value="0.0159522405110447">
            <text:p>0,01595</text:p>
          </table:table-cell>
          <table:table-cell office:value-type="float" office:value="1.40087727944947">
            <text:p>1,40088</text:p>
          </table:table-cell>
          <table:table-cell office:value-type="float" office:value="1.39898018407656">
            <text:p>1,39898</text:p>
          </table:table-cell>
        </table:table-row>
        <table:table-row table:style-name="ro2">
          <table:table-cell table:style-name="ce1" office:value-type="string">
            <text:p>2010.02.03</text:p>
          </table:table-cell>
          <table:table-cell office:value-type="float" office:value="1.39682">
            <text:p>1,39682</text:p>
          </table:table-cell>
          <table:table-cell office:value-type="float" office:value="1.40255">
            <text:p>1,40255</text:p>
          </table:table-cell>
          <table:table-cell office:value-type="float" office:value="1.38854">
            <text:p>1,38854</text:p>
          </table:table-cell>
          <table:table-cell office:value-type="float" office:value="1.38902">
            <text:p>1,38902</text:p>
          </table:table-cell>
          <table:table-cell table:formula="of:=([.E1161]+[.D1161]+[.C1161])/3" office:value-type="float" office:value="1.39337">
            <text:p>1,39337</text:p>
          </table:table-cell>
          <table:table-cell table:formula="of:=[.C1161]-[.D1161]" office:value-type="float" office:value="0.0140099999999999">
            <text:p>0,01401</text:p>
          </table:table-cell>
          <table:table-cell office:value-type="float" office:value="0.0159981488115296">
            <text:p>0,01600</text:p>
          </table:table-cell>
          <table:table-cell office:value-type="float" office:value="1.39907814838302">
            <text:p>1,39908</text:p>
          </table:table-cell>
          <table:table-cell office:value-type="float" office:value="1.39810161071729">
            <text:p>1,39810</text:p>
          </table:table-cell>
        </table:table-row>
        <table:table-row table:style-name="ro2">
          <table:table-cell table:style-name="ce1" office:value-type="string">
            <text:p>2010.02.04</text:p>
          </table:table-cell>
          <table:table-cell office:value-type="float" office:value="1.38899">
            <text:p>1,38899</text:p>
          </table:table-cell>
          <table:table-cell office:value-type="float" office:value="1.39013">
            <text:p>1,39013</text:p>
          </table:table-cell>
          <table:table-cell office:value-type="float" office:value="1.37134">
            <text:p>1,37134</text:p>
          </table:table-cell>
          <table:table-cell office:value-type="float" office:value="1.37267">
            <text:p>1,37267</text:p>
          </table:table-cell>
          <table:table-cell table:formula="of:=([.E1162]+[.D1162]+[.C1162])/3" office:value-type="float" office:value="1.37804666666667">
            <text:p>1,37805</text:p>
          </table:table-cell>
          <table:table-cell table:formula="of:=[.C1162]-[.D1162]" office:value-type="float" office:value="0.0187900000000001">
            <text:p>0,01879</text:p>
          </table:table-cell>
          <table:table-cell office:value-type="float" office:value="0.0161007388012533">
            <text:p>0,01610</text:p>
          </table:table-cell>
          <table:table-cell office:value-type="float" office:value="1.39704070546739">
            <text:p>1,39704</text:p>
          </table:table-cell>
          <table:table-cell office:value-type="float" office:value="1.39540458705208">
            <text:p>1,39540</text:p>
          </table:table-cell>
        </table:table-row>
        <table:table-row table:style-name="ro2">
          <table:table-cell table:style-name="ce1" office:value-type="string">
            <text:p>2010.02.05</text:p>
          </table:table-cell>
          <table:table-cell office:value-type="float" office:value="1.37273">
            <text:p>1,37273</text:p>
          </table:table-cell>
          <table:table-cell office:value-type="float" office:value="1.37449">
            <text:p>1,37449</text:p>
          </table:table-cell>
          <table:table-cell office:value-type="float" office:value="1.35854">
            <text:p>1,35854</text:p>
          </table:table-cell>
          <table:table-cell office:value-type="float" office:value="1.36776">
            <text:p>1,36776</text:p>
          </table:table-cell>
          <table:table-cell table:formula="of:=([.E1163]+[.D1163]+[.C1163])/3" office:value-type="float" office:value="1.36693">
            <text:p>1,36693</text:p>
          </table:table-cell>
          <table:table-cell table:formula="of:=[.C1163]-[.D1163]" office:value-type="float" office:value="0.0159499999999999">
            <text:p>0,01595</text:p>
          </table:table-cell>
          <table:table-cell office:value-type="float" office:value="0.0163238570567008">
            <text:p>0,01632</text:p>
          </table:table-cell>
          <table:table-cell office:value-type="float" office:value="1.39162434622218">
            <text:p>1,39162</text:p>
          </table:table-cell>
          <table:table-cell office:value-type="float" office:value="1.38885382022726">
            <text:p>1,38885</text:p>
          </table:table-cell>
        </table:table-row>
        <table:table-row table:style-name="ro2">
          <table:table-cell table:style-name="ce1" office:value-type="string">
            <text:p>2010.02.08</text:p>
          </table:table-cell>
          <table:table-cell office:value-type="float" office:value="1.36559">
            <text:p>1,36559</text:p>
          </table:table-cell>
          <table:table-cell office:value-type="float" office:value="1.37128">
            <text:p>1,37128</text:p>
          </table:table-cell>
          <table:table-cell office:value-type="float" office:value="1.3621">
            <text:p>1,36210</text:p>
          </table:table-cell>
          <table:table-cell office:value-type="float" office:value="1.36557">
            <text:p>1,36557</text:p>
          </table:table-cell>
          <table:table-cell table:formula="of:=([.E1164]+[.D1164]+[.C1164])/3" office:value-type="float" office:value="1.36631666666667">
            <text:p>1,36632</text:p>
          </table:table-cell>
          <table:table-cell table:formula="of:=[.C1164]-[.D1164]" office:value-type="float" office:value="0.00917999999999997">
            <text:p>0,00918</text:p>
          </table:table-cell>
          <table:table-cell office:value-type="float" office:value="0.0164956562610235">
            <text:p>0,01650</text:p>
          </table:table-cell>
          <table:table-cell office:value-type="float" office:value="1.38545365564796">
            <text:p>1,38545</text:p>
          </table:table-cell>
          <table:table-cell office:value-type="float" office:value="1.38308959018849">
            <text:p>1,38309</text:p>
          </table:table-cell>
        </table:table-row>
        <table:table-row table:style-name="ro2">
          <table:table-cell table:style-name="ce1" office:value-type="string">
            <text:p>2010.02.09</text:p>
          </table:table-cell>
          <table:table-cell office:value-type="float" office:value="1.36554">
            <text:p>1,36554</text:p>
          </table:table-cell>
          <table:table-cell office:value-type="float" office:value="1.3838">
            <text:p>1,38380</text:p>
          </table:table-cell>
          <table:table-cell office:value-type="float" office:value="1.36489">
            <text:p>1,36489</text:p>
          </table:table-cell>
          <table:table-cell office:value-type="float" office:value="1.37938">
            <text:p>1,37938</text:p>
          </table:table-cell>
          <table:table-cell table:formula="of:=([.E1165]+[.D1165]+[.C1165])/3" office:value-type="float" office:value="1.37602333333333">
            <text:p>1,37602</text:p>
          </table:table-cell>
          <table:table-cell table:formula="of:=[.C1165]-[.D1165]" office:value-type="float" office:value="0.01891">
            <text:p>0,01891</text:p>
          </table:table-cell>
          <table:table-cell office:value-type="float" office:value="0.0166531090894466">
            <text:p>0,01665</text:p>
          </table:table-cell>
          <table:table-cell office:value-type="float" office:value="1.38062609092335">
            <text:p>1,38063</text:p>
          </table:table-cell>
          <table:table-cell office:value-type="float" office:value="1.37847096938196">
            <text:p>1,37847</text:p>
          </table:table-cell>
        </table:table-row>
        <table:table-row table:style-name="ro2">
          <table:table-cell table:style-name="ce1" office:value-type="string">
            <text:p>2010.02.10</text:p>
          </table:table-cell>
          <table:table-cell office:value-type="float" office:value="1.37941">
            <text:p>1,37941</text:p>
          </table:table-cell>
          <table:table-cell office:value-type="float" office:value="1.38119">
            <text:p>1,38119</text:p>
          </table:table-cell>
          <table:table-cell office:value-type="float" office:value="1.36767">
            <text:p>1,36767</text:p>
          </table:table-cell>
          <table:table-cell office:value-type="float" office:value="1.37341">
            <text:p>1,37341</text:p>
          </table:table-cell>
          <table:table-cell table:formula="of:=([.E1166]+[.D1166]+[.C1166])/3" office:value-type="float" office:value="1.37409">
            <text:p>1,37409</text:p>
          </table:table-cell>
          <table:table-cell table:formula="of:=[.C1166]-[.D1166]" office:value-type="float" office:value="0.0135200000000002">
            <text:p>0,01352</text:p>
          </table:table-cell>
          <table:table-cell office:value-type="float" office:value="0.0167707022583974">
            <text:p>0,01677</text:p>
          </table:table-cell>
          <table:table-cell office:value-type="float" office:value="1.37922096255">
            <text:p>1,37922</text:p>
          </table:table-cell>
          <table:table-cell office:value-type="float" office:value="1.37844905904446">
            <text:p>1,37845</text:p>
          </table:table-cell>
        </table:table-row>
        <table:table-row table:style-name="ro2">
          <table:table-cell table:style-name="ce1" office:value-type="string">
            <text:p>2010.02.11</text:p>
          </table:table-cell>
          <table:table-cell office:value-type="float" office:value="1.37338">
            <text:p>1,37338</text:p>
          </table:table-cell>
          <table:table-cell office:value-type="float" office:value="1.38001">
            <text:p>1,38001</text:p>
          </table:table-cell>
          <table:table-cell office:value-type="float" office:value="1.35955">
            <text:p>1,35955</text:p>
          </table:table-cell>
          <table:table-cell office:value-type="float" office:value="1.36888">
            <text:p>1,36888</text:p>
          </table:table-cell>
          <table:table-cell table:formula="of:=([.E1167]+[.D1167]+[.C1167])/3" office:value-type="float" office:value="1.36948">
            <text:p>1,36948</text:p>
          </table:table-cell>
          <table:table-cell table:formula="of:=[.C1167]-[.D1167]" office:value-type="float" office:value="0.0204599999999999">
            <text:p>0,02046</text:p>
          </table:table-cell>
          <table:table-cell office:value-type="float" office:value="0.0169069809669253">
            <text:p>0,01691</text:p>
          </table:table-cell>
          <table:table-cell office:value-type="float" office:value="1.37747670591424">
            <text:p>1,37748</text:p>
          </table:table-cell>
          <table:table-cell office:value-type="float" office:value="1.37641474458347">
            <text:p>1,37641</text:p>
          </table:table-cell>
        </table:table-row>
        <table:table-row table:style-name="ro2">
          <table:table-cell table:style-name="ce1" office:value-type="string">
            <text:p>2010.02.12</text:p>
          </table:table-cell>
          <table:table-cell office:value-type="float" office:value="1.36885">
            <text:p>1,36885</text:p>
          </table:table-cell>
          <table:table-cell office:value-type="float" office:value="1.36941">
            <text:p>1,36941</text:p>
          </table:table-cell>
          <table:table-cell office:value-type="float" office:value="1.35311">
            <text:p>1,35311</text:p>
          </table:table-cell>
          <table:table-cell office:value-type="float" office:value="1.36309">
            <text:p>1,36309</text:p>
          </table:table-cell>
          <table:table-cell table:formula="of:=([.E1168]+[.D1168]+[.C1168])/3" office:value-type="float" office:value="1.36187">
            <text:p>1,36187</text:p>
          </table:table-cell>
          <table:table-cell table:formula="of:=[.C1168]-[.D1168]" office:value-type="float" office:value="0.0163">
            <text:p>0,01630</text:p>
          </table:table-cell>
          <table:table-cell office:value-type="float" office:value="0.0170053724187068">
            <text:p>0,01701</text:p>
          </table:table-cell>
          <table:table-cell office:value-type="float" office:value="1.37538808782752">
            <text:p>1,37539</text:p>
          </table:table-cell>
          <table:table-cell office:value-type="float" office:value="1.37419657428638">
            <text:p>1,37420</text:p>
          </table:table-cell>
        </table:table-row>
        <table:table-row table:style-name="ro2">
          <table:table-cell table:style-name="ce1" office:value-type="string">
            <text:p>2010.02.15</text:p>
          </table:table-cell>
          <table:table-cell office:value-type="float" office:value="1.36157">
            <text:p>1,36157</text:p>
          </table:table-cell>
          <table:table-cell office:value-type="float" office:value="1.36322">
            <text:p>1,36322</text:p>
          </table:table-cell>
          <table:table-cell office:value-type="float" office:value="1.35785">
            <text:p>1,35785</text:p>
          </table:table-cell>
          <table:table-cell office:value-type="float" office:value="1.35965">
            <text:p>1,35965</text:p>
          </table:table-cell>
          <table:table-cell table:formula="of:=([.E1169]+[.D1169]+[.C1169])/3" office:value-type="float" office:value="1.36024">
            <text:p>1,36024</text:p>
          </table:table-cell>
          <table:table-cell table:formula="of:=[.C1169]-[.D1169]" office:value-type="float" office:value="0.0053700000000001">
            <text:p>0,00537</text:p>
          </table:table-cell>
          <table:table-cell office:value-type="float" office:value="0.0170568669263097">
            <text:p>0,01706</text:p>
          </table:table-cell>
          <table:table-cell office:value-type="float" office:value="1.3720109429966">
            <text:p>1,37201</text:p>
          </table:table-cell>
          <table:table-cell office:value-type="float" office:value="1.37120550993132">
            <text:p>1,37121</text:p>
          </table:table-cell>
        </table:table-row>
        <table:table-row table:style-name="ro2">
          <table:table-cell table:style-name="ce1" office:value-type="string">
            <text:p>2010.02.16</text:p>
          </table:table-cell>
          <table:table-cell office:value-type="float" office:value="1.35968">
            <text:p>1,35968</text:p>
          </table:table-cell>
          <table:table-cell office:value-type="float" office:value="1.37785">
            <text:p>1,37785</text:p>
          </table:table-cell>
          <table:table-cell office:value-type="float" office:value="1.35879">
            <text:p>1,35879</text:p>
          </table:table-cell>
          <table:table-cell office:value-type="float" office:value="1.37584">
            <text:p>1,37584</text:p>
          </table:table-cell>
          <table:table-cell table:formula="of:=([.E1170]+[.D1170]+[.C1170])/3" office:value-type="float" office:value="1.37082666666667">
            <text:p>1,37083</text:p>
          </table:table-cell>
          <table:table-cell table:formula="of:=[.C1170]-[.D1170]" office:value-type="float" office:value="0.0190600000000001">
            <text:p>0,01906</text:p>
          </table:table-cell>
          <table:table-cell office:value-type="float" office:value="0.0170297498654105">
            <text:p>0,01703</text:p>
          </table:table-cell>
          <table:table-cell office:value-type="float" office:value="1.36950108508202">
            <text:p>1,36950</text:p>
          </table:table-cell>
          <table:table-cell office:value-type="float" office:value="1.36863181778691">
            <text:p>1,36863</text:p>
          </table:table-cell>
        </table:table-row>
        <table:table-row table:style-name="ro2">
          <table:table-cell table:style-name="ce1" office:value-type="string">
            <text:p>2010.02.17</text:p>
          </table:table-cell>
          <table:table-cell office:value-type="float" office:value="1.37583">
            <text:p>1,37583</text:p>
          </table:table-cell>
          <table:table-cell office:value-type="float" office:value="1.37881">
            <text:p>1,37881</text:p>
          </table:table-cell>
          <table:table-cell office:value-type="float" office:value="1.35859">
            <text:p>1,35859</text:p>
          </table:table-cell>
          <table:table-cell office:value-type="float" office:value="1.35993">
            <text:p>1,35993</text:p>
          </table:table-cell>
          <table:table-cell table:formula="of:=([.E1171]+[.D1171]+[.C1171])/3" office:value-type="float" office:value="1.36577666666667">
            <text:p>1,36578</text:p>
          </table:table-cell>
          <table:table-cell table:formula="of:=[.C1171]-[.D1171]" office:value-type="float" office:value="0.0202200000000001">
            <text:p>0,02022</text:p>
          </table:table-cell>
          <table:table-cell office:value-type="float" office:value="0.0170237350755248">
            <text:p>0,01702</text:p>
          </table:table-cell>
          <table:table-cell office:value-type="float" office:value="1.36976724484181">
            <text:p>1,36977</text:p>
          </table:table-cell>
          <table:table-cell office:value-type="float" office:value="1.37036805010045">
            <text:p>1,37037</text:p>
          </table:table-cell>
        </table:table-row>
        <table:table-row table:style-name="ro2">
          <table:table-cell table:style-name="ce1" office:value-type="string">
            <text:p>2010.02.18</text:p>
          </table:table-cell>
          <table:table-cell office:value-type="float" office:value="1.35994">
            <text:p>1,35994</text:p>
          </table:table-cell>
          <table:table-cell office:value-type="float" office:value="1.36537">
            <text:p>1,36537</text:p>
          </table:table-cell>
          <table:table-cell office:value-type="float" office:value="1.34835">
            <text:p>1,34835</text:p>
          </table:table-cell>
          <table:table-cell office:value-type="float" office:value="1.34923">
            <text:p>1,34923</text:p>
          </table:table-cell>
          <table:table-cell table:formula="of:=([.E1172]+[.D1172]+[.C1172])/3" office:value-type="float" office:value="1.35431666666667">
            <text:p>1,35432</text:p>
          </table:table-cell>
          <table:table-cell table:formula="of:=[.C1172]-[.D1172]" office:value-type="float" office:value="0.01702">
            <text:p>0,01702</text:p>
          </table:table-cell>
          <table:table-cell office:value-type="float" office:value="0.017196824479551">
            <text:p>0,01720</text:p>
          </table:table-cell>
          <table:table-cell office:value-type="float" office:value="1.3679754413054">
            <text:p>1,36798</text:p>
          </table:table-cell>
          <table:table-cell office:value-type="float" office:value="1.36733089253498">
            <text:p>1,36733</text:p>
          </table:table-cell>
        </table:table-row>
        <table:table-row table:style-name="ro2">
          <table:table-cell table:style-name="ce1" office:value-type="string">
            <text:p>2010.02.19</text:p>
          </table:table-cell>
          <table:table-cell office:value-type="float" office:value="1.34932">
            <text:p>1,34932</text:p>
          </table:table-cell>
          <table:table-cell office:value-type="float" office:value="1.36174">
            <text:p>1,36174</text:p>
          </table:table-cell>
          <table:table-cell office:value-type="float" office:value="1.34433">
            <text:p>1,34433</text:p>
          </table:table-cell>
          <table:table-cell office:value-type="float" office:value="1.36116">
            <text:p>1,36116</text:p>
          </table:table-cell>
          <table:table-cell table:formula="of:=([.E1173]+[.D1173]+[.C1173])/3" office:value-type="float" office:value="1.35574333333333">
            <text:p>1,35574</text:p>
          </table:table-cell>
          <table:table-cell table:formula="of:=[.C1173]-[.D1173]" office:value-type="float" office:value="0.0174099999999999">
            <text:p>0,01741</text:p>
          </table:table-cell>
          <table:table-cell office:value-type="float" office:value="0.0173349632865583">
            <text:p>0,01733</text:p>
          </table:table-cell>
          <table:table-cell office:value-type="float" office:value="1.36441280989675">
            <text:p>1,36441</text:p>
          </table:table-cell>
          <table:table-cell office:value-type="float" office:value="1.36221685598154">
            <text:p>1,36222</text:p>
          </table:table-cell>
        </table:table-row>
        <table:table-row table:style-name="ro2">
          <table:table-cell table:style-name="ce1" office:value-type="string">
            <text:p>2010.02.22</text:p>
          </table:table-cell>
          <table:table-cell office:value-type="float" office:value="1.36132">
            <text:p>1,36132</text:p>
          </table:table-cell>
          <table:table-cell office:value-type="float" office:value="1.36531">
            <text:p>1,36531</text:p>
          </table:table-cell>
          <table:table-cell office:value-type="float" office:value="1.35745">
            <text:p>1,35745</text:p>
          </table:table-cell>
          <table:table-cell office:value-type="float" office:value="1.35997">
            <text:p>1,35997</text:p>
          </table:table-cell>
          <table:table-cell table:formula="of:=([.E1174]+[.D1174]+[.C1174])/3" office:value-type="float" office:value="1.36091">
            <text:p>1,36091</text:p>
          </table:table-cell>
          <table:table-cell table:formula="of:=[.C1174]-[.D1174]" office:value-type="float" office:value="0.00785999999999998">
            <text:p>0,00786</text:p>
          </table:table-cell>
          <table:table-cell office:value-type="float" office:value="0.0173157713605982">
            <text:p>0,01732</text:p>
          </table:table-cell>
          <table:table-cell office:value-type="float" office:value="1.36275040156035">
            <text:p>1,36275</text:p>
          </table:table-cell>
          <table:table-cell office:value-type="float" office:value="1.36191363760728">
            <text:p>1,36191</text:p>
          </table:table-cell>
        </table:table-row>
        <table:table-row table:style-name="ro2">
          <table:table-cell table:style-name="ce1" office:value-type="string">
            <text:p>2010.02.23</text:p>
          </table:table-cell>
          <table:table-cell office:value-type="float" office:value="1.36001">
            <text:p>1,36001</text:p>
          </table:table-cell>
          <table:table-cell office:value-type="float" office:value="1.36913">
            <text:p>1,36913</text:p>
          </table:table-cell>
          <table:table-cell office:value-type="float" office:value="1.34961">
            <text:p>1,34961</text:p>
          </table:table-cell>
          <table:table-cell office:value-type="float" office:value="1.35136">
            <text:p>1,35136</text:p>
          </table:table-cell>
          <table:table-cell table:formula="of:=([.E1175]+[.D1175]+[.C1175])/3" office:value-type="float" office:value="1.3567">
            <text:p>1,35670</text:p>
          </table:table-cell>
          <table:table-cell table:formula="of:=[.C1175]-[.D1175]" office:value-type="float" office:value="0.01952">
            <text:p>0,01952</text:p>
          </table:table-cell>
          <table:table-cell office:value-type="float" office:value="0.017272256358232">
            <text:p>0,01727</text:p>
          </table:table-cell>
          <table:table-cell office:value-type="float" office:value="1.36241306734479">
            <text:p>1,36241</text:p>
          </table:table-cell>
          <table:table-cell office:value-type="float" office:value="1.36193252414465">
            <text:p>1,36193</text:p>
          </table:table-cell>
        </table:table-row>
        <table:table-row table:style-name="ro2">
          <table:table-cell table:style-name="ce1" office:value-type="string">
            <text:p>2010.02.24</text:p>
          </table:table-cell>
          <table:table-cell office:value-type="float" office:value="1.35138">
            <text:p>1,35138</text:p>
          </table:table-cell>
          <table:table-cell office:value-type="float" office:value="1.3625">
            <text:p>1,36250</text:p>
          </table:table-cell>
          <table:table-cell office:value-type="float" office:value="1.3502">
            <text:p>1,35020</text:p>
          </table:table-cell>
          <table:table-cell office:value-type="float" office:value="1.35372">
            <text:p>1,35372</text:p>
          </table:table-cell>
          <table:table-cell table:formula="of:=([.E1176]+[.D1176]+[.C1176])/3" office:value-type="float" office:value="1.35547333333333">
            <text:p>1,35547</text:p>
          </table:table-cell>
          <table:table-cell table:formula="of:=[.C1176]-[.D1176]" office:value-type="float" office:value="0.0123">
            <text:p>0,01230</text:p>
          </table:table-cell>
          <table:table-cell office:value-type="float" office:value="0.0174556028410591">
            <text:p>0,01746</text:p>
          </table:table-cell>
          <table:table-cell office:value-type="float" office:value="1.36013827123242">
            <text:p>1,36014</text:p>
          </table:table-cell>
          <table:table-cell office:value-type="float" office:value="1.35868602867797">
            <text:p>1,35869</text:p>
          </table:table-cell>
        </table:table-row>
        <table:table-row table:style-name="ro2">
          <table:table-cell table:style-name="ce1" office:value-type="string">
            <text:p>2010.02.25</text:p>
          </table:table-cell>
          <table:table-cell office:value-type="float" office:value="1.35373">
            <text:p>1,35373</text:p>
          </table:table-cell>
          <table:table-cell office:value-type="float" office:value="1.35702">
            <text:p>1,35702</text:p>
          </table:table-cell>
          <table:table-cell office:value-type="float" office:value="1.34504">
            <text:p>1,34504</text:p>
          </table:table-cell>
          <table:table-cell office:value-type="float" office:value="1.35392">
            <text:p>1,35392</text:p>
          </table:table-cell>
          <table:table-cell table:formula="of:=([.E1177]+[.D1177]+[.C1177])/3" office:value-type="float" office:value="1.35199333333333">
            <text:p>1,35199</text:p>
          </table:table-cell>
          <table:table-cell table:formula="of:=[.C1177]-[.D1177]" office:value-type="float" office:value="0.0119799999999999">
            <text:p>0,01198</text:p>
          </table:table-cell>
          <table:table-cell office:value-type="float" office:value="0.0174362984544344">
            <text:p>0,01744</text:p>
          </table:table-cell>
          <table:table-cell office:value-type="float" office:value="1.35911954397881">
            <text:p>1,35912</text:p>
          </table:table-cell>
          <table:table-cell office:value-type="float" office:value="1.35692769335208">
            <text:p>1,35693</text:p>
          </table:table-cell>
        </table:table-row>
        <table:table-row table:style-name="ro2">
          <table:table-cell table:style-name="ce1" office:value-type="string">
            <text:p>2010.02.26</text:p>
          </table:table-cell>
          <table:table-cell office:value-type="float" office:value="1.35385">
            <text:p>1,35385</text:p>
          </table:table-cell>
          <table:table-cell office:value-type="float" office:value="1.36826">
            <text:p>1,36826</text:p>
          </table:table-cell>
          <table:table-cell office:value-type="float" office:value="1.353">
            <text:p>1,35300</text:p>
          </table:table-cell>
          <table:table-cell office:value-type="float" office:value="1.3631">
            <text:p>1,36310</text:p>
          </table:table-cell>
          <table:table-cell table:formula="of:=([.E1178]+[.D1178]+[.C1178])/3" office:value-type="float" office:value="1.36145333333333">
            <text:p>1,36145</text:p>
          </table:table-cell>
          <table:table-cell table:formula="of:=[.C1178]-[.D1178]" office:value-type="float" office:value="0.0152600000000001">
            <text:p>0,01526</text:p>
          </table:table-cell>
          <table:table-cell office:value-type="float" office:value="0.0174083785866714">
            <text:p>0,01741</text:p>
          </table:table-cell>
          <table:table-cell office:value-type="float" office:value="1.35767156896934">
            <text:p>1,35767</text:p>
          </table:table-cell>
          <table:table-cell office:value-type="float" office:value="1.35638219778657">
            <text:p>1,35638</text:p>
          </table:table-cell>
        </table:table-row>
        <table:table-row table:style-name="ro2">
          <table:table-cell table:style-name="ce1" office:value-type="string">
            <text:p>2010.03.01</text:p>
          </table:table-cell>
          <table:table-cell office:value-type="float" office:value="1.36223">
            <text:p>1,36223</text:p>
          </table:table-cell>
          <table:table-cell office:value-type="float" office:value="1.36541">
            <text:p>1,36541</text:p>
          </table:table-cell>
          <table:table-cell office:value-type="float" office:value="1.34601">
            <text:p>1,34601</text:p>
          </table:table-cell>
          <table:table-cell office:value-type="float" office:value="1.35682">
            <text:p>1,35682</text:p>
          </table:table-cell>
          <table:table-cell table:formula="of:=([.E1179]+[.D1179]+[.C1179])/3" office:value-type="float" office:value="1.35608">
            <text:p>1,35608</text:p>
          </table:table-cell>
          <table:table-cell table:formula="of:=[.C1179]-[.D1179]" office:value-type="float" office:value="0.0193999999999999">
            <text:p>0,01940</text:p>
          </table:table-cell>
          <table:table-cell office:value-type="float" office:value="0.01731454317568">
            <text:p>0,01731</text:p>
          </table:table-cell>
          <table:table-cell office:value-type="float" office:value="1.35857538476258">
            <text:p>1,35858</text:p>
          </table:table-cell>
          <table:table-cell office:value-type="float" office:value="1.35832109524245">
            <text:p>1,35832</text:p>
          </table:table-cell>
        </table:table-row>
        <table:table-row table:style-name="ro2">
          <table:table-cell table:style-name="ce1" office:value-type="string">
            <text:p>2010.03.02</text:p>
          </table:table-cell>
          <table:table-cell office:value-type="float" office:value="1.35677">
            <text:p>1,35677</text:p>
          </table:table-cell>
          <table:table-cell office:value-type="float" office:value="1.36213">
            <text:p>1,36213</text:p>
          </table:table-cell>
          <table:table-cell office:value-type="float" office:value="1.34349">
            <text:p>1,34349</text:p>
          </table:table-cell>
          <table:table-cell office:value-type="float" office:value="1.36086">
            <text:p>1,36086</text:p>
          </table:table-cell>
          <table:table-cell table:formula="of:=([.E1180]+[.D1180]+[.C1180])/3" office:value-type="float" office:value="1.35549333333333">
            <text:p>1,35549</text:p>
          </table:table-cell>
          <table:table-cell table:formula="of:=[.C1180]-[.D1180]" office:value-type="float" office:value="0.01864">
            <text:p>0,01864</text:p>
          </table:table-cell>
          <table:table-cell office:value-type="float" office:value="0.0174101358015474">
            <text:p>0,01741</text:p>
          </table:table-cell>
          <table:table-cell office:value-type="float" office:value="1.35767132275036">
            <text:p>1,35767</text:p>
          </table:table-cell>
          <table:table-cell office:value-type="float" office:value="1.35780002077239">
            <text:p>1,35780</text:p>
          </table:table-cell>
        </table:table-row>
        <table:table-row table:style-name="ro2">
          <table:table-cell table:style-name="ce1" office:value-type="string">
            <text:p>2010.03.03</text:p>
          </table:table-cell>
          <table:table-cell office:value-type="float" office:value="1.36087">
            <text:p>1,36087</text:p>
          </table:table-cell>
          <table:table-cell office:value-type="float" office:value="1.37351">
            <text:p>1,37351</text:p>
          </table:table-cell>
          <table:table-cell office:value-type="float" office:value="1.35921">
            <text:p>1,35921</text:p>
          </table:table-cell>
          <table:table-cell office:value-type="float" office:value="1.36944">
            <text:p>1,36944</text:p>
          </table:table-cell>
          <table:table-cell table:formula="of:=([.E1181]+[.D1181]+[.C1181])/3" office:value-type="float" office:value="1.36738666666667">
            <text:p>1,36739</text:p>
          </table:table-cell>
          <table:table-cell table:formula="of:=[.C1181]-[.D1181]" office:value-type="float" office:value="0.0143">
            <text:p>0,01430</text:p>
          </table:table-cell>
          <table:table-cell office:value-type="float" office:value="0.0173839007230812">
            <text:p>0,01738</text:p>
          </table:table-cell>
          <table:table-cell office:value-type="float" office:value="1.35738766414818">
            <text:p>1,35739</text:p>
          </table:table-cell>
          <table:table-cell office:value-type="float" office:value="1.358529263329">
            <text:p>1,35853</text:p>
          </table:table-cell>
        </table:table-row>
        <table:table-row table:style-name="ro2">
          <table:table-cell table:style-name="ce1" office:value-type="string">
            <text:p>2010.03.04</text:p>
          </table:table-cell>
          <table:table-cell office:value-type="float" office:value="1.36944">
            <text:p>1,36944</text:p>
          </table:table-cell>
          <table:table-cell office:value-type="float" office:value="1.37117">
            <text:p>1,37117</text:p>
          </table:table-cell>
          <table:table-cell office:value-type="float" office:value="1.35511">
            <text:p>1,35511</text:p>
          </table:table-cell>
          <table:table-cell office:value-type="float" office:value="1.35793">
            <text:p>1,35793</text:p>
          </table:table-cell>
          <table:table-cell table:formula="of:=([.E1182]+[.D1182]+[.C1182])/3" office:value-type="float" office:value="1.36140333333333">
            <text:p>1,36140</text:p>
          </table:table-cell>
          <table:table-cell table:formula="of:=[.C1182]-[.D1182]" office:value-type="float" office:value="0.01606">
            <text:p>0,01606</text:p>
          </table:table-cell>
          <table:table-cell office:value-type="float" office:value="0.0172357586279197">
            <text:p>0,01724</text:p>
          </table:table-cell>
          <table:table-cell office:value-type="float" office:value="1.36057933637334">
            <text:p>1,36058</text:p>
          </table:table-cell>
          <table:table-cell office:value-type="float" office:value="1.3617954806234">
            <text:p>1,36180</text:p>
          </table:table-cell>
        </table:table-row>
        <table:table-row table:style-name="ro2">
          <table:table-cell table:style-name="ce1" office:value-type="string">
            <text:p>2010.03.05</text:p>
          </table:table-cell>
          <table:table-cell office:value-type="float" office:value="1.35792">
            <text:p>1,35792</text:p>
          </table:table-cell>
          <table:table-cell office:value-type="float" office:value="1.36297">
            <text:p>1,36297</text:p>
          </table:table-cell>
          <table:table-cell office:value-type="float" office:value="1.353">
            <text:p>1,35300</text:p>
          </table:table-cell>
          <table:table-cell office:value-type="float" office:value="1.36198">
            <text:p>1,36198</text:p>
          </table:table-cell>
          <table:table-cell table:formula="of:=([.E1183]+[.D1183]+[.C1183])/3" office:value-type="float" office:value="1.35931666666667">
            <text:p>1,35932</text:p>
          </table:table-cell>
          <table:table-cell table:formula="of:=[.C1183]-[.D1183]" office:value-type="float" office:value="0.00997000000000003">
            <text:p>0,00997</text:p>
          </table:table-cell>
          <table:table-cell office:value-type="float" office:value="0.0172269916399372">
            <text:p>0,01723</text:p>
          </table:table-cell>
          <table:table-cell office:value-type="float" office:value="1.36028303943947">
            <text:p>1,36028</text:p>
          </table:table-cell>
          <table:table-cell office:value-type="float" office:value="1.36083819343377">
            <text:p>1,36084</text:p>
          </table:table-cell>
        </table:table-row>
        <table:table-row table:style-name="ro2">
          <table:table-cell table:style-name="ce1" office:value-type="string">
            <text:p>2010.03.08</text:p>
          </table:table-cell>
          <table:table-cell office:value-type="float" office:value="1.3641">
            <text:p>1,36410</text:p>
          </table:table-cell>
          <table:table-cell office:value-type="float" office:value="1.37038">
            <text:p>1,37038</text:p>
          </table:table-cell>
          <table:table-cell office:value-type="float" office:value="1.36056">
            <text:p>1,36056</text:p>
          </table:table-cell>
          <table:table-cell office:value-type="float" office:value="1.36272">
            <text:p>1,36272</text:p>
          </table:table-cell>
          <table:table-cell table:formula="of:=([.E1184]+[.D1184]+[.C1184])/3" office:value-type="float" office:value="1.36455333333333">
            <text:p>1,36455</text:p>
          </table:table-cell>
          <table:table-cell table:formula="of:=[.C1184]-[.D1184]" office:value-type="float" office:value="0.00981999999999994">
            <text:p>0,00982</text:p>
          </table:table-cell>
          <table:table-cell office:value-type="float" office:value="0.0171213971233846">
            <text:p>0,01712</text:p>
          </table:table-cell>
          <table:table-cell office:value-type="float" office:value="1.36030869248668">
            <text:p>1,36031</text:p>
          </table:table-cell>
          <table:table-cell office:value-type="float" office:value="1.36090531313786">
            <text:p>1,36091</text:p>
          </table:table-cell>
        </table:table-row>
        <table:table-row table:style-name="ro2">
          <table:table-cell table:style-name="ce1" office:value-type="string">
            <text:p>2010.03.09</text:p>
          </table:table-cell>
          <table:table-cell office:value-type="float" office:value="1.36269">
            <text:p>1,36269</text:p>
          </table:table-cell>
          <table:table-cell office:value-type="float" office:value="1.36347">
            <text:p>1,36347</text:p>
          </table:table-cell>
          <table:table-cell office:value-type="float" office:value="1.3537">
            <text:p>1,35370</text:p>
          </table:table-cell>
          <table:table-cell office:value-type="float" office:value="1.36013">
            <text:p>1,36013</text:p>
          </table:table-cell>
          <table:table-cell table:formula="of:=([.E1185]+[.D1185]+[.C1185])/3" office:value-type="float" office:value="1.3591">
            <text:p>1,35910</text:p>
          </table:table-cell>
          <table:table-cell table:formula="of:=[.C1185]-[.D1185]" office:value-type="float" office:value="0.00977000000000006">
            <text:p>0,00977</text:p>
          </table:table-cell>
          <table:table-cell office:value-type="float" office:value="0.0170004937117023">
            <text:p>0,01700</text:p>
          </table:table-cell>
          <table:table-cell office:value-type="float" office:value="1.36173136902282">
            <text:p>1,36173</text:p>
          </table:table-cell>
          <table:table-cell office:value-type="float" office:value="1.36179228722534">
            <text:p>1,36179</text:p>
          </table:table-cell>
        </table:table-row>
        <table:table-row table:style-name="ro2">
          <table:table-cell table:style-name="ce1" office:value-type="string">
            <text:p>2010.03.10</text:p>
          </table:table-cell>
          <table:table-cell office:value-type="float" office:value="1.36011">
            <text:p>1,36011</text:p>
          </table:table-cell>
          <table:table-cell office:value-type="float" office:value="1.36793">
            <text:p>1,36793</text:p>
          </table:table-cell>
          <table:table-cell office:value-type="float" office:value="1.3544">
            <text:p>1,35440</text:p>
          </table:table-cell>
          <table:table-cell office:value-type="float" office:value="1.36548">
            <text:p>1,36548</text:p>
          </table:table-cell>
          <table:table-cell table:formula="of:=([.E1186]+[.D1186]+[.C1186])/3" office:value-type="float" office:value="1.36260333333333">
            <text:p>1,36260</text:p>
          </table:table-cell>
          <table:table-cell table:formula="of:=[.C1186]-[.D1186]" office:value-type="float" office:value="0.01353">
            <text:p>0,01353</text:p>
          </table:table-cell>
          <table:table-cell office:value-type="float" office:value="0.0169304273084051">
            <text:p>0,01693</text:p>
          </table:table-cell>
          <table:table-cell office:value-type="float" office:value="1.36061024760481">
            <text:p>1,36061</text:p>
          </table:table-cell>
          <table:table-cell office:value-type="float" office:value="1.36131343791532">
            <text:p>1,36131</text:p>
          </table:table-cell>
        </table:table-row>
        <table:table-row table:style-name="ro2">
          <table:table-cell table:style-name="ce1" office:value-type="string">
            <text:p>2010.03.11</text:p>
          </table:table-cell>
          <table:table-cell office:value-type="float" office:value="1.36545">
            <text:p>1,36545</text:p>
          </table:table-cell>
          <table:table-cell office:value-type="float" office:value="1.36864">
            <text:p>1,36864</text:p>
          </table:table-cell>
          <table:table-cell office:value-type="float" office:value="1.36206">
            <text:p>1,36206</text:p>
          </table:table-cell>
          <table:table-cell office:value-type="float" office:value="1.36764">
            <text:p>1,36764</text:p>
          </table:table-cell>
          <table:table-cell table:formula="of:=([.E1187]+[.D1187]+[.C1187])/3" office:value-type="float" office:value="1.36611333333333">
            <text:p>1,36611</text:p>
          </table:table-cell>
          <table:table-cell table:formula="of:=[.C1187]-[.D1187]" office:value-type="float" office:value="0.00658000000000003">
            <text:p>0,00658</text:p>
          </table:table-cell>
          <table:table-cell office:value-type="float" office:value="0.0168952716867187">
            <text:p>0,01690</text:p>
          </table:table-cell>
          <table:table-cell office:value-type="float" office:value="1.36129797302891">
            <text:p>1,36130</text:p>
          </table:table-cell>
          <table:table-cell office:value-type="float" office:value="1.36234456542059">
            <text:p>1,36234</text:p>
          </table:table-cell>
        </table:table-row>
        <table:table-row table:style-name="ro2">
          <table:table-cell table:style-name="ce1" office:value-type="string">
            <text:p>2010.03.12</text:p>
          </table:table-cell>
          <table:table-cell office:value-type="float" office:value="1.36765">
            <text:p>1,36765</text:p>
          </table:table-cell>
          <table:table-cell office:value-type="float" office:value="1.37954">
            <text:p>1,37954</text:p>
          </table:table-cell>
          <table:table-cell office:value-type="float" office:value="1.36693">
            <text:p>1,36693</text:p>
          </table:table-cell>
          <table:table-cell office:value-type="float" office:value="1.37678">
            <text:p>1,37678</text:p>
          </table:table-cell>
          <table:table-cell table:formula="of:=([.E1188]+[.D1188]+[.C1188])/3" office:value-type="float" office:value="1.37441666666667">
            <text:p>1,37442</text:p>
          </table:table-cell>
          <table:table-cell table:formula="of:=[.C1188]-[.D1188]" office:value-type="float" office:value="0.01261">
            <text:p>0,01261</text:p>
          </table:table-cell>
          <table:table-cell office:value-type="float" office:value="0.0167652512568339">
            <text:p>0,01677</text:p>
          </table:table-cell>
          <table:table-cell office:value-type="float" office:value="1.36268142026725">
            <text:p>1,36268</text:p>
          </table:table-cell>
          <table:table-cell office:value-type="float" office:value="1.36376734426678">
            <text:p>1,36377</text:p>
          </table:table-cell>
        </table:table-row>
        <table:table-row table:style-name="ro2">
          <table:table-cell table:style-name="ce1" office:value-type="string">
            <text:p>2010.03.15</text:p>
          </table:table-cell>
          <table:table-cell office:value-type="float" office:value="1.37606">
            <text:p>1,37606</text:p>
          </table:table-cell>
          <table:table-cell office:value-type="float" office:value="1.3775">
            <text:p>1,37750</text:p>
          </table:table-cell>
          <table:table-cell office:value-type="float" office:value="1.36395">
            <text:p>1,36395</text:p>
          </table:table-cell>
          <table:table-cell office:value-type="float" office:value="1.36725">
            <text:p>1,36725</text:p>
          </table:table-cell>
          <table:table-cell table:formula="of:=([.E1189]+[.D1189]+[.C1189])/3" office:value-type="float" office:value="1.36956666666667">
            <text:p>1,36957</text:p>
          </table:table-cell>
          <table:table-cell table:formula="of:=[.C1189]-[.D1189]" office:value-type="float" office:value="0.01355">
            <text:p>0,01355</text:p>
          </table:table-cell>
          <table:table-cell office:value-type="float" office:value="0.0165776628209679">
            <text:p>0,01658</text:p>
          </table:table-cell>
          <table:table-cell office:value-type="float" office:value="1.3658787796612">
            <text:p>1,36588</text:p>
          </table:table-cell>
          <table:table-cell office:value-type="float" office:value="1.36750036896537">
            <text:p>1,36750</text:p>
          </table:table-cell>
        </table:table-row>
        <table:table-row table:style-name="ro2">
          <table:table-cell table:style-name="ce1" office:value-type="string">
            <text:p>2010.03.16</text:p>
          </table:table-cell>
          <table:table-cell office:value-type="float" office:value="1.36723">
            <text:p>1,36723</text:p>
          </table:table-cell>
          <table:table-cell office:value-type="float" office:value="1.37825">
            <text:p>1,37825</text:p>
          </table:table-cell>
          <table:table-cell office:value-type="float" office:value="1.36564">
            <text:p>1,36564</text:p>
          </table:table-cell>
          <table:table-cell office:value-type="float" office:value="1.37627">
            <text:p>1,37627</text:p>
          </table:table-cell>
          <table:table-cell table:formula="of:=([.E1190]+[.D1190]+[.C1190])/3" office:value-type="float" office:value="1.37338666666667">
            <text:p>1,37339</text:p>
          </table:table-cell>
          <table:table-cell table:formula="of:=[.C1190]-[.D1190]" office:value-type="float" office:value="0.01261">
            <text:p>0,01261</text:p>
          </table:table-cell>
          <table:table-cell office:value-type="float" office:value="0.0165504383350095">
            <text:p>0,01655</text:p>
          </table:table-cell>
          <table:table-cell office:value-type="float" office:value="1.36638920224785">
            <text:p>1,36639</text:p>
          </table:table-cell>
          <table:table-cell office:value-type="float" office:value="1.36718506461548">
            <text:p>1,36719</text:p>
          </table:table-cell>
        </table:table-row>
        <table:table-row table:style-name="ro2">
          <table:table-cell table:style-name="ce1" office:value-type="string">
            <text:p>2010.03.17</text:p>
          </table:table-cell>
          <table:table-cell office:value-type="float" office:value="1.37629">
            <text:p>1,37629</text:p>
          </table:table-cell>
          <table:table-cell office:value-type="float" office:value="1.38171">
            <text:p>1,38171</text:p>
          </table:table-cell>
          <table:table-cell office:value-type="float" office:value="1.37261">
            <text:p>1,37261</text:p>
          </table:table-cell>
          <table:table-cell office:value-type="float" office:value="1.37353">
            <text:p>1,37353</text:p>
          </table:table-cell>
          <table:table-cell table:formula="of:=([.E1191]+[.D1191]+[.C1191])/3" office:value-type="float" office:value="1.37595">
            <text:p>1,37595</text:p>
          </table:table-cell>
          <table:table-cell table:formula="of:=[.C1191]-[.D1191]" office:value-type="float" office:value="0.00909999999999989">
            <text:p>0,00910</text:p>
          </table:table-cell>
          <table:table-cell office:value-type="float" office:value="0.0163508324593599">
            <text:p>0,01635</text:p>
          </table:table-cell>
          <table:table-cell office:value-type="float" office:value="1.36879250106139">
            <text:p>1,36879</text:p>
          </table:table-cell>
          <table:table-cell office:value-type="float" office:value="1.37002929453642">
            <text:p>1,37003</text:p>
          </table:table-cell>
        </table:table-row>
        <table:table-row table:style-name="ro2">
          <table:table-cell table:style-name="ce1" office:value-type="string">
            <text:p>2010.03.18</text:p>
          </table:table-cell>
          <table:table-cell office:value-type="float" office:value="1.37351">
            <text:p>1,37351</text:p>
          </table:table-cell>
          <table:table-cell office:value-type="float" office:value="1.37402">
            <text:p>1,37402</text:p>
          </table:table-cell>
          <table:table-cell office:value-type="float" office:value="1.35862">
            <text:p>1,35862</text:p>
          </table:table-cell>
          <table:table-cell office:value-type="float" office:value="1.36072">
            <text:p>1,36072</text:p>
          </table:table-cell>
          <table:table-cell table:formula="of:=([.E1192]+[.D1192]+[.C1192])/3" office:value-type="float" office:value="1.36445333333333">
            <text:p>1,36445</text:p>
          </table:table-cell>
          <table:table-cell table:formula="of:=[.C1192]-[.D1192]" office:value-type="float" office:value="0.0153999999999999">
            <text:p>0,01540</text:p>
          </table:table-cell>
          <table:table-cell office:value-type="float" office:value="0.0162181046451599">
            <text:p>0,01622</text:p>
          </table:table-cell>
          <table:table-cell office:value-type="float" office:value="1.37072256219938">
            <text:p>1,37072</text:p>
          </table:table-cell>
          <table:table-cell office:value-type="float" office:value="1.37123325287046">
            <text:p>1,37123</text:p>
          </table:table-cell>
        </table:table-row>
        <table:table-row table:style-name="ro2">
          <table:table-cell table:style-name="ce1" office:value-type="string">
            <text:p>2010.03.19</text:p>
          </table:table-cell>
          <table:table-cell office:value-type="float" office:value="1.36074">
            <text:p>1,36074</text:p>
          </table:table-cell>
          <table:table-cell office:value-type="float" office:value="1.36263">
            <text:p>1,36263</text:p>
          </table:table-cell>
          <table:table-cell office:value-type="float" office:value="1.35027">
            <text:p>1,35027</text:p>
          </table:table-cell>
          <table:table-cell office:value-type="float" office:value="1.35295">
            <text:p>1,35295</text:p>
          </table:table-cell>
          <table:table-cell table:formula="of:=([.E1193]+[.D1193]+[.C1193])/3" office:value-type="float" office:value="1.35528333333333">
            <text:p>1,35528</text:p>
          </table:table-cell>
          <table:table-cell table:formula="of:=[.C1193]-[.D1193]" office:value-type="float" office:value="0.0123599999999999">
            <text:p>0,01236</text:p>
          </table:table-cell>
          <table:table-cell office:value-type="float" office:value="0.0162861456597224">
            <text:p>0,01629</text:p>
          </table:table-cell>
          <table:table-cell office:value-type="float" office:value="1.36845765026092">
            <text:p>1,36846</text:p>
          </table:table-cell>
          <table:table-cell office:value-type="float" office:value="1.3683698056085">
            <text:p>1,36837</text:p>
          </table:table-cell>
        </table:table-row>
        <table:table-row table:style-name="ro2">
          <table:table-cell table:style-name="ce1" office:value-type="string">
            <text:p>2010.03.22</text:p>
          </table:table-cell>
          <table:table-cell office:value-type="float" office:value="1.35176">
            <text:p>1,35176</text:p>
          </table:table-cell>
          <table:table-cell office:value-type="float" office:value="1.35676">
            <text:p>1,35676</text:p>
          </table:table-cell>
          <table:table-cell office:value-type="float" office:value="1.34629">
            <text:p>1,34629</text:p>
          </table:table-cell>
          <table:table-cell office:value-type="float" office:value="1.35578">
            <text:p>1,35578</text:p>
          </table:table-cell>
          <table:table-cell table:formula="of:=([.E1194]+[.D1194]+[.C1194])/3" office:value-type="float" office:value="1.35294333333333">
            <text:p>1,35294</text:p>
          </table:table-cell>
          <table:table-cell table:formula="of:=[.C1194]-[.D1194]" office:value-type="float" office:value="0.01047">
            <text:p>0,01047</text:p>
          </table:table-cell>
          <table:table-cell office:value-type="float" office:value="0.016408708257213">
            <text:p>0,01641</text:p>
          </table:table-cell>
          <table:table-cell office:value-type="float" office:value="1.36495647999596">
            <text:p>1,36496</text:p>
          </table:table-cell>
          <table:table-cell office:value-type="float" office:value="1.3639454499665">
            <text:p>1,36395</text:p>
          </table:table-cell>
        </table:table-row>
        <table:table-row table:style-name="ro2">
          <table:table-cell table:style-name="ce1" office:value-type="string">
            <text:p>2010.03.23</text:p>
          </table:table-cell>
          <table:table-cell office:value-type="float" office:value="1.35576">
            <text:p>1,35576</text:p>
          </table:table-cell>
          <table:table-cell office:value-type="float" office:value="1.35687">
            <text:p>1,35687</text:p>
          </table:table-cell>
          <table:table-cell office:value-type="float" office:value="1.34755">
            <text:p>1,34755</text:p>
          </table:table-cell>
          <table:table-cell office:value-type="float" office:value="1.34906">
            <text:p>1,34906</text:p>
          </table:table-cell>
          <table:table-cell table:formula="of:=([.E1195]+[.D1195]+[.C1195])/3" office:value-type="float" office:value="1.35116">
            <text:p>1,35116</text:p>
          </table:table-cell>
          <table:table-cell table:formula="of:=[.C1195]-[.D1195]" office:value-type="float" office:value="0.00932">
            <text:p>0,00932</text:p>
          </table:table-cell>
          <table:table-cell office:value-type="float" office:value="0.0164796344333186">
            <text:p>0,01648</text:p>
          </table:table-cell>
          <table:table-cell office:value-type="float" office:value="1.36208504729552">
            <text:p>1,36209</text:p>
          </table:table-cell>
          <table:table-cell office:value-type="float" office:value="1.36180062972849">
            <text:p>1,36180</text:p>
          </table:table-cell>
        </table:table-row>
        <table:table-row table:style-name="ro2">
          <table:table-cell table:style-name="ce1" office:value-type="string">
            <text:p>2010.03.24</text:p>
          </table:table-cell>
          <table:table-cell office:value-type="float" office:value="1.34908">
            <text:p>1,34908</text:p>
          </table:table-cell>
          <table:table-cell office:value-type="float" office:value="1.34934">
            <text:p>1,34934</text:p>
          </table:table-cell>
          <table:table-cell office:value-type="float" office:value="1.3305">
            <text:p>1,33050</text:p>
          </table:table-cell>
          <table:table-cell office:value-type="float" office:value="1.33276">
            <text:p>1,33276</text:p>
          </table:table-cell>
          <table:table-cell table:formula="of:=([.E1196]+[.D1196]+[.C1196])/3" office:value-type="float" office:value="1.33753333333333">
            <text:p>1,33753</text:p>
          </table:table-cell>
          <table:table-cell table:formula="of:=[.C1196]-[.D1196]" office:value-type="float" office:value="0.01884">
            <text:p>0,01884</text:p>
          </table:table-cell>
          <table:table-cell office:value-type="float" office:value="0.0166403736693912">
            <text:p>0,01664</text:p>
          </table:table-cell>
          <table:table-cell office:value-type="float" office:value="1.35872342932712">
            <text:p>1,35872</text:p>
          </table:table-cell>
          <table:table-cell office:value-type="float" office:value="1.35807397717364">
            <text:p>1,35807</text:p>
          </table:table-cell>
        </table:table-row>
        <table:table-row table:style-name="ro2">
          <table:table-cell table:style-name="ce1" office:value-type="string">
            <text:p>2010.03.25</text:p>
          </table:table-cell>
          <table:table-cell office:value-type="float" office:value="1.33279">
            <text:p>1,33279</text:p>
          </table:table-cell>
          <table:table-cell office:value-type="float" office:value="1.33861">
            <text:p>1,33861</text:p>
          </table:table-cell>
          <table:table-cell office:value-type="float" office:value="1.3267">
            <text:p>1,32670</text:p>
          </table:table-cell>
          <table:table-cell office:value-type="float" office:value="1.32712">
            <text:p>1,32712</text:p>
          </table:table-cell>
          <table:table-cell table:formula="of:=([.E1197]+[.D1197]+[.C1197])/3" office:value-type="float" office:value="1.33081">
            <text:p>1,33081</text:p>
          </table:table-cell>
          <table:table-cell table:formula="of:=[.C1197]-[.D1197]" office:value-type="float" office:value="0.0119100000000001">
            <text:p>0,01191</text:p>
          </table:table-cell>
          <table:table-cell office:value-type="float" office:value="0.0170280918911858">
            <text:p>0,01703</text:p>
          </table:table-cell>
          <table:table-cell office:value-type="float" office:value="1.35232632854849">
            <text:p>1,35233</text:p>
          </table:table-cell>
          <table:table-cell office:value-type="float" office:value="1.35049379559104">
            <text:p>1,35049</text:p>
          </table:table-cell>
        </table:table-row>
        <table:table-row table:style-name="ro2">
          <table:table-cell table:style-name="ce1" office:value-type="string">
            <text:p>2010.03.26</text:p>
          </table:table-cell>
          <table:table-cell office:value-type="float" office:value="1.32713">
            <text:p>1,32713</text:p>
          </table:table-cell>
          <table:table-cell office:value-type="float" office:value="1.34243">
            <text:p>1,34243</text:p>
          </table:table-cell>
          <table:table-cell office:value-type="float" office:value="1.32713">
            <text:p>1,32713</text:p>
          </table:table-cell>
          <table:table-cell office:value-type="float" office:value="1.34133">
            <text:p>1,34133</text:p>
          </table:table-cell>
          <table:table-cell table:formula="of:=([.E1198]+[.D1198]+[.C1198])/3" office:value-type="float" office:value="1.33696333333333">
            <text:p>1,33696</text:p>
          </table:table-cell>
          <table:table-cell table:formula="of:=[.C1198]-[.D1198]" office:value-type="float" office:value="0.0153000000000001">
            <text:p>0,01530</text:p>
          </table:table-cell>
          <table:table-cell office:value-type="float" office:value="0.0172471713439261">
            <text:p>0,01725</text:p>
          </table:table-cell>
          <table:table-cell office:value-type="float" office:value="1.34685656561375">
            <text:p>1,34686</text:p>
          </table:table-cell>
          <table:table-cell office:value-type="float" office:value="1.3438132690359">
            <text:p>1,34381</text:p>
          </table:table-cell>
        </table:table-row>
        <table:table-row table:style-name="ro2">
          <table:table-cell table:style-name="ce1" office:value-type="string">
            <text:p>2010.03.29</text:p>
          </table:table-cell>
          <table:table-cell office:value-type="float" office:value="1.34738">
            <text:p>1,34738</text:p>
          </table:table-cell>
          <table:table-cell office:value-type="float" office:value="1.35056">
            <text:p>1,35056</text:p>
          </table:table-cell>
          <table:table-cell office:value-type="float" office:value="1.34184">
            <text:p>1,34184</text:p>
          </table:table-cell>
          <table:table-cell office:value-type="float" office:value="1.34751">
            <text:p>1,34751</text:p>
          </table:table-cell>
          <table:table-cell table:formula="of:=([.E1199]+[.D1199]+[.C1199])/3" office:value-type="float" office:value="1.34663666666667">
            <text:p>1,34664</text:p>
          </table:table-cell>
          <table:table-cell table:formula="of:=[.C1199]-[.D1199]" office:value-type="float" office:value="0.00872000000000006">
            <text:p>0,00872</text:p>
          </table:table-cell>
          <table:table-cell office:value-type="float" office:value="0.0173188362505034">
            <text:p>0,01732</text:p>
          </table:table-cell>
          <table:table-cell office:value-type="float" office:value="1.34474345259833">
            <text:p>1,34474</text:p>
          </table:table-cell>
          <table:table-cell office:value-type="float" office:value="1.3431246161458">
            <text:p>1,34312</text:p>
          </table:table-cell>
        </table:table-row>
        <table:table-row table:style-name="ro2">
          <table:table-cell table:style-name="ce1" office:value-type="string">
            <text:p>2010.03.30</text:p>
          </table:table-cell>
          <table:table-cell office:value-type="float" office:value="1.34753">
            <text:p>1,34753</text:p>
          </table:table-cell>
          <table:table-cell office:value-type="float" office:value="1.35365">
            <text:p>1,35365</text:p>
          </table:table-cell>
          <table:table-cell office:value-type="float" office:value="1.33951">
            <text:p>1,33951</text:p>
          </table:table-cell>
          <table:table-cell office:value-type="float" office:value="1.34195">
            <text:p>1,34195</text:p>
          </table:table-cell>
          <table:table-cell table:formula="of:=([.E1200]+[.D1200]+[.C1200])/3" office:value-type="float" office:value="1.34503666666667">
            <text:p>1,34504</text:p>
          </table:table-cell>
          <table:table-cell table:formula="of:=[.C1200]-[.D1200]" office:value-type="float" office:value="0.01414">
            <text:p>0,01414</text:p>
          </table:table-cell>
          <table:table-cell office:value-type="float" office:value="0.0172860385936177">
            <text:p>0,01729</text:p>
          </table:table-cell>
          <table:table-cell office:value-type="float" office:value="1.34505862752579">
            <text:p>1,34506</text:p>
          </table:table-cell>
          <table:table-cell office:value-type="float" office:value="1.34411485111394">
            <text:p>1,34411</text:p>
          </table:table-cell>
        </table:table-row>
        <table:table-row table:style-name="ro2">
          <table:table-cell table:style-name="ce1" office:value-type="string">
            <text:p>2010.03.31</text:p>
          </table:table-cell>
          <table:table-cell office:value-type="float" office:value="1.34192">
            <text:p>1,34192</text:p>
          </table:table-cell>
          <table:table-cell office:value-type="float" office:value="1.35477">
            <text:p>1,35477</text:p>
          </table:table-cell>
          <table:table-cell office:value-type="float" office:value="1.33841">
            <text:p>1,33841</text:p>
          </table:table-cell>
          <table:table-cell office:value-type="float" office:value="1.35062">
            <text:p>1,35062</text:p>
          </table:table-cell>
          <table:table-cell table:formula="of:=([.E1201]+[.D1201]+[.C1201])/3" office:value-type="float" office:value="1.34793333333333">
            <text:p>1,34793</text:p>
          </table:table-cell>
          <table:table-cell table:formula="of:=[.C1201]-[.D1201]" office:value-type="float" office:value="0.0163599999999999">
            <text:p>0,01636</text:p>
          </table:table-cell>
          <table:table-cell office:value-type="float" office:value="0.0173320545555534">
            <text:p>0,01733</text:p>
          </table:table-cell>
          <table:table-cell office:value-type="float" office:value="1.34473815265705">
            <text:p>1,34474</text:p>
          </table:table-cell>
          <table:table-cell office:value-type="float" office:value="1.3432270596671">
            <text:p>1,34323</text:p>
          </table:table-cell>
        </table:table-row>
        <table:table-row table:style-name="ro2">
          <table:table-cell table:style-name="ce1" office:value-type="string">
            <text:p>2010.04.01</text:p>
          </table:table-cell>
          <table:table-cell office:value-type="float" office:value="1.35064">
            <text:p>1,35064</text:p>
          </table:table-cell>
          <table:table-cell office:value-type="float" office:value="1.35905">
            <text:p>1,35905</text:p>
          </table:table-cell>
          <table:table-cell office:value-type="float" office:value="1.346">
            <text:p>1,34600</text:p>
          </table:table-cell>
          <table:table-cell office:value-type="float" office:value="1.35837">
            <text:p>1,35837</text:p>
          </table:table-cell>
          <table:table-cell table:formula="of:=([.E1202]+[.D1202]+[.C1202])/3" office:value-type="float" office:value="1.35447333333333">
            <text:p>1,35447</text:p>
          </table:table-cell>
          <table:table-cell table:formula="of:=[.C1202]-[.D1202]" office:value-type="float" office:value="0.01305">
            <text:p>0,01305</text:p>
          </table:table-cell>
          <table:table-cell office:value-type="float" office:value="0.0171631863033499">
            <text:p>0,01716</text:p>
          </table:table-cell>
          <table:table-cell office:value-type="float" office:value="1.34592077444318">
            <text:p>1,34592</text:p>
          </table:table-cell>
          <table:table-cell office:value-type="float" office:value="1.34514686805078">
            <text:p>1,34515</text:p>
          </table:table-cell>
        </table:table-row>
        <table:table-row table:style-name="ro2">
          <table:table-cell table:style-name="ce1" office:value-type="string">
            <text:p>2010.04.02</text:p>
          </table:table-cell>
          <table:table-cell office:value-type="float" office:value="1.35839">
            <text:p>1,35839</text:p>
          </table:table-cell>
          <table:table-cell office:value-type="float" office:value="1.35902">
            <text:p>1,35902</text:p>
          </table:table-cell>
          <table:table-cell office:value-type="float" office:value="1.34746">
            <text:p>1,34746</text:p>
          </table:table-cell>
          <table:table-cell office:value-type="float" office:value="1.3503">
            <text:p>1,35030</text:p>
          </table:table-cell>
          <table:table-cell table:formula="of:=([.E1203]+[.D1203]+[.C1203])/3" office:value-type="float" office:value="1.35226">
            <text:p>1,35226</text:p>
          </table:table-cell>
          <table:table-cell table:formula="of:=[.C1203]-[.D1203]" office:value-type="float" office:value="0.01156">
            <text:p>0,01156</text:p>
          </table:table-cell>
          <table:table-cell office:value-type="float" office:value="0.0169122905920579">
            <text:p>0,01691</text:p>
          </table:table-cell>
          <table:table-cell office:value-type="float" office:value="1.34887484228394">
            <text:p>1,34887</text:p>
          </table:table-cell>
          <table:table-cell office:value-type="float" office:value="1.34941923476059">
            <text:p>1,34942</text:p>
          </table:table-cell>
        </table:table-row>
        <table:table-row table:style-name="ro2">
          <table:table-cell table:style-name="ce1" office:value-type="string">
            <text:p>2010.04.05</text:p>
          </table:table-cell>
          <table:table-cell office:value-type="float" office:value="1.34914">
            <text:p>1,34914</text:p>
          </table:table-cell>
          <table:table-cell office:value-type="float" office:value="1.35378">
            <text:p>1,35378</text:p>
          </table:table-cell>
          <table:table-cell office:value-type="float" office:value="1.34599">
            <text:p>1,34599</text:p>
          </table:table-cell>
          <table:table-cell office:value-type="float" office:value="1.34818">
            <text:p>1,34818</text:p>
          </table:table-cell>
          <table:table-cell table:formula="of:=([.E1204]+[.D1204]+[.C1204])/3" office:value-type="float" office:value="1.34931666666667">
            <text:p>1,34932</text:p>
          </table:table-cell>
          <table:table-cell table:formula="of:=[.C1204]-[.D1204]" office:value-type="float" office:value="0.00778999999999996">
            <text:p>0,00779</text:p>
          </table:table-cell>
          <table:table-cell office:value-type="float" office:value="0.0168047095420207">
            <text:p>0,01680</text:p>
          </table:table-cell>
          <table:table-cell office:value-type="float" office:value="1.34950541508378">
            <text:p>1,34951</text:p>
          </table:table-cell>
          <table:table-cell office:value-type="float" office:value="1.34993584203401">
            <text:p>1,34994</text:p>
          </table:table-cell>
        </table:table-row>
        <table:table-row table:style-name="ro2">
          <table:table-cell table:style-name="ce1" office:value-type="string">
            <text:p>2010.04.06</text:p>
          </table:table-cell>
          <table:table-cell office:value-type="float" office:value="1.3482">
            <text:p>1,34820</text:p>
          </table:table-cell>
          <table:table-cell office:value-type="float" office:value="1.34959">
            <text:p>1,34959</text:p>
          </table:table-cell>
          <table:table-cell office:value-type="float" office:value="1.33551">
            <text:p>1,33551</text:p>
          </table:table-cell>
          <table:table-cell office:value-type="float" office:value="1.33934">
            <text:p>1,33934</text:p>
          </table:table-cell>
          <table:table-cell table:formula="of:=([.E1205]+[.D1205]+[.C1205])/3" office:value-type="float" office:value="1.34148">
            <text:p>1,34148</text:p>
          </table:table-cell>
          <table:table-cell table:formula="of:=[.C1205]-[.D1205]" office:value-type="float" office:value="0.0140800000000001">
            <text:p>0,01408</text:p>
          </table:table-cell>
          <table:table-cell office:value-type="float" office:value="0.0167013795490408">
            <text:p>0,01670</text:p>
          </table:table-cell>
          <table:table-cell office:value-type="float" office:value="1.34959237629123">
            <text:p>1,34959</text:p>
          </table:table-cell>
          <table:table-cell office:value-type="float" office:value="1.34943191297973">
            <text:p>1,34943</text:p>
          </table:table-cell>
        </table:table-row>
        <table:table-row table:style-name="ro2">
          <table:table-cell table:style-name="ce1" office:value-type="string">
            <text:p>2010.04.07</text:p>
          </table:table-cell>
          <table:table-cell office:value-type="float" office:value="1.33932">
            <text:p>1,33932</text:p>
          </table:table-cell>
          <table:table-cell office:value-type="float" office:value="1.34078">
            <text:p>1,34078</text:p>
          </table:table-cell>
          <table:table-cell office:value-type="float" office:value="1.33258">
            <text:p>1,33258</text:p>
          </table:table-cell>
          <table:table-cell office:value-type="float" office:value="1.33384">
            <text:p>1,33384</text:p>
          </table:table-cell>
          <table:table-cell table:formula="of:=([.E1206]+[.D1206]+[.C1206])/3" office:value-type="float" office:value="1.33573333333333">
            <text:p>1,33573</text:p>
          </table:table-cell>
          <table:table-cell table:formula="of:=[.C1206]-[.D1206]" office:value-type="float" office:value="0.00819999999999999">
            <text:p>0,00820</text:p>
          </table:table-cell>
          <table:table-cell office:value-type="float" office:value="0.016745455006529">
            <text:p>0,01675</text:p>
          </table:table-cell>
          <table:table-cell office:value-type="float" office:value="1.34736487208969">
            <text:p>1,34736</text:p>
          </table:table-cell>
          <table:table-cell office:value-type="float" office:value="1.34683329255261">
            <text:p>1,34683</text:p>
          </table:table-cell>
        </table:table-row>
        <table:table-row table:style-name="ro2">
          <table:table-cell table:style-name="ce1" office:value-type="string">
            <text:p>2010.04.08</text:p>
          </table:table-cell>
          <table:table-cell office:value-type="float" office:value="1.33388">
            <text:p>1,33388</text:p>
          </table:table-cell>
          <table:table-cell office:value-type="float" office:value="1.33657">
            <text:p>1,33657</text:p>
          </table:table-cell>
          <table:table-cell office:value-type="float" office:value="1.32821">
            <text:p>1,32821</text:p>
          </table:table-cell>
          <table:table-cell office:value-type="float" office:value="1.33572">
            <text:p>1,33572</text:p>
          </table:table-cell>
          <table:table-cell table:formula="of:=([.E1207]+[.D1207]+[.C1207])/3" office:value-type="float" office:value="1.3335">
            <text:p>1,33350</text:p>
          </table:table-cell>
          <table:table-cell table:formula="of:=[.C1207]-[.D1207]" office:value-type="float" office:value="0.00836000000000015">
            <text:p>0,00836</text:p>
          </table:table-cell>
          <table:table-cell office:value-type="float" office:value="0.0167897436226496">
            <text:p>0,01679</text:p>
          </table:table-cell>
          <table:table-cell office:value-type="float" office:value="1.34422026712015">
            <text:p>1,34422</text:p>
          </table:table-cell>
          <table:table-cell office:value-type="float" office:value="1.34334721518344">
            <text:p>1,34335</text:p>
          </table:table-cell>
        </table:table-row>
        <table:table-row table:style-name="ro2">
          <table:table-cell table:style-name="ce1" office:value-type="string">
            <text:p>2010.04.09</text:p>
          </table:table-cell>
          <table:table-cell office:value-type="float" office:value="1.33569">
            <text:p>1,33569</text:p>
          </table:table-cell>
          <table:table-cell office:value-type="float" office:value="1.34985">
            <text:p>1,34985</text:p>
          </table:table-cell>
          <table:table-cell office:value-type="float" office:value="1.33414">
            <text:p>1,33414</text:p>
          </table:table-cell>
          <table:table-cell office:value-type="float" office:value="1.34984">
            <text:p>1,34984</text:p>
          </table:table-cell>
          <table:table-cell table:formula="of:=([.E1208]+[.D1208]+[.C1208])/3" office:value-type="float" office:value="1.34461">
            <text:p>1,34461</text:p>
          </table:table-cell>
          <table:table-cell table:formula="of:=[.C1208]-[.D1208]" office:value-type="float" office:value="0.0157099999999999">
            <text:p>0,01571</text:p>
          </table:table-cell>
          <table:table-cell office:value-type="float" office:value="0.0168769755445437">
            <text:p>0,01688</text:p>
          </table:table-cell>
          <table:table-cell office:value-type="float" office:value="1.34151784419443">
            <text:p>1,34152</text:p>
          </table:table-cell>
          <table:table-cell office:value-type="float" office:value="1.3410792741722">
            <text:p>1,34108</text:p>
          </table:table-cell>
        </table:table-row>
        <table:table-row table:style-name="ro2">
          <table:table-cell table:style-name="ce1" office:value-type="string">
            <text:p>2010.04.12</text:p>
          </table:table-cell>
          <table:table-cell office:value-type="float" office:value="1.36272">
            <text:p>1,36272</text:p>
          </table:table-cell>
          <table:table-cell office:value-type="float" office:value="1.36913">
            <text:p>1,36913</text:p>
          </table:table-cell>
          <table:table-cell office:value-type="float" office:value="1.35656">
            <text:p>1,35656</text:p>
          </table:table-cell>
          <table:table-cell office:value-type="float" office:value="1.35856">
            <text:p>1,35856</text:p>
          </table:table-cell>
          <table:table-cell table:formula="of:=([.E1209]+[.D1209]+[.C1209])/3" office:value-type="float" office:value="1.36141666666667">
            <text:p>1,36142</text:p>
          </table:table-cell>
          <table:table-cell table:formula="of:=[.C1209]-[.D1209]" office:value-type="float" office:value="0.01257">
            <text:p>0,01257</text:p>
          </table:table-cell>
          <table:table-cell office:value-type="float" office:value="0.016865917605941">
            <text:p>0,01687</text:p>
          </table:table-cell>
          <table:table-cell office:value-type="float" office:value="1.34223639054804">
            <text:p>1,34224</text:p>
          </table:table-cell>
          <table:table-cell office:value-type="float" office:value="1.34318764542368">
            <text:p>1,34319</text:p>
          </table:table-cell>
        </table:table-row>
        <table:table-row table:style-name="ro2">
          <table:table-cell table:style-name="ce1" office:value-type="string">
            <text:p>2010.04.13</text:p>
          </table:table-cell>
          <table:table-cell office:value-type="float" office:value="1.35858">
            <text:p>1,35858</text:p>
          </table:table-cell>
          <table:table-cell office:value-type="float" office:value="1.36267">
            <text:p>1,36267</text:p>
          </table:table-cell>
          <table:table-cell office:value-type="float" office:value="1.35463">
            <text:p>1,35463</text:p>
          </table:table-cell>
          <table:table-cell office:value-type="float" office:value="1.36147">
            <text:p>1,36147</text:p>
          </table:table-cell>
          <table:table-cell table:formula="of:=([.E1210]+[.D1210]+[.C1210])/3" office:value-type="float" office:value="1.35959">
            <text:p>1,35959</text:p>
          </table:table-cell>
          <table:table-cell table:formula="of:=[.C1210]-[.D1210]" office:value-type="float" office:value="0.00804000000000005">
            <text:p>0,00804</text:p>
          </table:table-cell>
          <table:table-cell office:value-type="float" office:value="0.0167073953942922">
            <text:p>0,01671</text:p>
          </table:table-cell>
          <table:table-cell office:value-type="float" office:value="1.34730186888566">
            <text:p>1,34730</text:p>
          </table:table-cell>
          <table:table-cell office:value-type="float" office:value="1.3473999285402">
            <text:p>1,34740</text:p>
          </table:table-cell>
        </table:table-row>
        <table:table-row table:style-name="ro2">
          <table:table-cell table:style-name="ce1" office:value-type="string">
            <text:p>2010.04.14</text:p>
          </table:table-cell>
          <table:table-cell office:value-type="float" office:value="1.3615">
            <text:p>1,36150</text:p>
          </table:table-cell>
          <table:table-cell office:value-type="float" office:value="1.3678">
            <text:p>1,36780</text:p>
          </table:table-cell>
          <table:table-cell office:value-type="float" office:value="1.35959">
            <text:p>1,35959</text:p>
          </table:table-cell>
          <table:table-cell office:value-type="float" office:value="1.36508">
            <text:p>1,36508</text:p>
          </table:table-cell>
          <table:table-cell table:formula="of:=([.E1211]+[.D1211]+[.C1211])/3" office:value-type="float" office:value="1.36415666666667">
            <text:p>1,36416</text:p>
          </table:table-cell>
          <table:table-cell table:formula="of:=[.C1211]-[.D1211]" office:value-type="float" office:value="0.00820999999999983">
            <text:p>0,00821</text:p>
          </table:table-cell>
          <table:table-cell office:value-type="float" office:value="0.0164619630119971">
            <text:p>0,01646</text:p>
          </table:table-cell>
          <table:table-cell office:value-type="float" office:value="1.35050182662112">
            <text:p>1,35050</text:p>
          </table:table-cell>
          <table:table-cell office:value-type="float" office:value="1.35082986374323">
            <text:p>1,35083</text:p>
          </table:table-cell>
        </table:table-row>
        <table:table-row table:style-name="ro2">
          <table:table-cell table:style-name="ce1" office:value-type="string">
            <text:p>2010.04.15</text:p>
          </table:table-cell>
          <table:table-cell office:value-type="float" office:value="1.36509">
            <text:p>1,36509</text:p>
          </table:table-cell>
          <table:table-cell office:value-type="float" office:value="1.36665">
            <text:p>1,36665</text:p>
          </table:table-cell>
          <table:table-cell office:value-type="float" office:value="1.35215">
            <text:p>1,35215</text:p>
          </table:table-cell>
          <table:table-cell office:value-type="float" office:value="1.3579">
            <text:p>1,35790</text:p>
          </table:table-cell>
          <table:table-cell table:formula="of:=([.E1212]+[.D1212]+[.C1212])/3" office:value-type="float" office:value="1.3589">
            <text:p>1,35890</text:p>
          </table:table-cell>
          <table:table-cell table:formula="of:=[.C1212]-[.D1212]" office:value-type="float" office:value="0.0145">
            <text:p>0,01450</text:p>
          </table:table-cell>
          <table:table-cell office:value-type="float" office:value="0.0161400944074552">
            <text:p>0,01614</text:p>
          </table:table-cell>
          <table:table-cell office:value-type="float" office:value="1.35449249381073">
            <text:p>1,35449</text:p>
          </table:table-cell>
          <table:table-cell office:value-type="float" office:value="1.35503146083112">
            <text:p>1,35503</text:p>
          </table:table-cell>
        </table:table-row>
        <table:table-row table:style-name="ro2">
          <table:table-cell table:style-name="ce1" office:value-type="string">
            <text:p>2010.04.16</text:p>
          </table:table-cell>
          <table:table-cell office:value-type="float" office:value="1.35786">
            <text:p>1,35786</text:p>
          </table:table-cell>
          <table:table-cell office:value-type="float" office:value="1.35806">
            <text:p>1,35806</text:p>
          </table:table-cell>
          <table:table-cell office:value-type="float" office:value="1.34726">
            <text:p>1,34726</text:p>
          </table:table-cell>
          <table:table-cell office:value-type="float" office:value="1.35017">
            <text:p>1,35017</text:p>
          </table:table-cell>
          <table:table-cell table:formula="of:=([.E1213]+[.D1213]+[.C1213])/3" office:value-type="float" office:value="1.35183">
            <text:p>1,35183</text:p>
          </table:table-cell>
          <table:table-cell table:formula="of:=[.C1213]-[.D1213]" office:value-type="float" office:value="0.0108000000000001">
            <text:p>0,01080</text:p>
          </table:table-cell>
          <table:table-cell office:value-type="float" office:value="0.0159873603301347">
            <text:p>0,01599</text:p>
          </table:table-cell>
          <table:table-cell office:value-type="float" office:value="1.35557726893304">
            <text:p>1,35558</text:p>
          </table:table-cell>
          <table:table-cell office:value-type="float" office:value="1.35649971932796">
            <text:p>1,35650</text:p>
          </table:table-cell>
        </table:table-row>
        <table:table-row table:style-name="ro2">
          <table:table-cell table:style-name="ce1" office:value-type="string">
            <text:p>2010.04.19</text:p>
          </table:table-cell>
          <table:table-cell office:value-type="float" office:value="1.34766">
            <text:p>1,34766</text:p>
          </table:table-cell>
          <table:table-cell office:value-type="float" office:value="1.34972">
            <text:p>1,34972</text:p>
          </table:table-cell>
          <table:table-cell office:value-type="float" office:value="1.3416">
            <text:p>1,34160</text:p>
          </table:table-cell>
          <table:table-cell office:value-type="float" office:value="1.34897">
            <text:p>1,34897</text:p>
          </table:table-cell>
          <table:table-cell table:formula="of:=([.E1214]+[.D1214]+[.C1214])/3" office:value-type="float" office:value="1.34676333333333">
            <text:p>1,34676</text:p>
          </table:table-cell>
          <table:table-cell table:formula="of:=[.C1214]-[.D1214]" office:value-type="float" office:value="0.00811999999999991">
            <text:p>0,00812</text:p>
          </table:table-cell>
          <table:table-cell office:value-type="float" office:value="0.0159205012168503">
            <text:p>0,01592</text:p>
          </table:table-cell>
          <table:table-cell office:value-type="float" office:value="1.35465470306895">
            <text:p>1,35465</text:p>
          </table:table-cell>
          <table:table-cell office:value-type="float" office:value="1.35522706012253">
            <text:p>1,35523</text:p>
          </table:table-cell>
        </table:table-row>
        <table:table-row table:style-name="ro2">
          <table:table-cell table:style-name="ce1" office:value-type="string">
            <text:p>2010.04.20</text:p>
          </table:table-cell>
          <table:table-cell office:value-type="float" office:value="1.34896">
            <text:p>1,34896</text:p>
          </table:table-cell>
          <table:table-cell office:value-type="float" office:value="1.35222">
            <text:p>1,35222</text:p>
          </table:table-cell>
          <table:table-cell office:value-type="float" office:value="1.34283">
            <text:p>1,34283</text:p>
          </table:table-cell>
          <table:table-cell office:value-type="float" office:value="1.34412">
            <text:p>1,34412</text:p>
          </table:table-cell>
          <table:table-cell table:formula="of:=([.E1215]+[.D1215]+[.C1215])/3" office:value-type="float" office:value="1.34639">
            <text:p>1,34639</text:p>
          </table:table-cell>
          <table:table-cell table:formula="of:=[.C1215]-[.D1215]" office:value-type="float" office:value="0.00939000000000001">
            <text:p>0,00939</text:p>
          </table:table-cell>
          <table:table-cell office:value-type="float" office:value="0.0159662566820733">
            <text:p>0,01597</text:p>
          </table:table-cell>
          <table:table-cell office:value-type="float" office:value="1.35270581690874">
            <text:p>1,35271</text:p>
          </table:table-cell>
          <table:table-cell office:value-type="float" office:value="1.3532972035329">
            <text:p>1,35330</text:p>
          </table:table-cell>
        </table:table-row>
        <table:table-row table:style-name="ro2">
          <table:table-cell table:style-name="ce1" office:value-type="string">
            <text:p>2010.04.21</text:p>
          </table:table-cell>
          <table:table-cell office:value-type="float" office:value="1.34403">
            <text:p>1,34403</text:p>
          </table:table-cell>
          <table:table-cell office:value-type="float" office:value="1.34467">
            <text:p>1,34467</text:p>
          </table:table-cell>
          <table:table-cell office:value-type="float" office:value="1.33579">
            <text:p>1,33579</text:p>
          </table:table-cell>
          <table:table-cell office:value-type="float" office:value="1.33869">
            <text:p>1,33869</text:p>
          </table:table-cell>
          <table:table-cell table:formula="of:=([.E1216]+[.D1216]+[.C1216])/3" office:value-type="float" office:value="1.33971666666667">
            <text:p>1,33972</text:p>
          </table:table-cell>
          <table:table-cell table:formula="of:=[.C1216]-[.D1216]" office:value-type="float" office:value="0.00888">
            <text:p>0,00888</text:p>
          </table:table-cell>
          <table:table-cell office:value-type="float" office:value="0.0160490757277446">
            <text:p>0,01605</text:p>
          </table:table-cell>
          <table:table-cell office:value-type="float" office:value="1.35071836788724">
            <text:p>1,35072</text:p>
          </table:table-cell>
          <table:table-cell office:value-type="float" office:value="1.35074836880623">
            <text:p>1,35075</text:p>
          </table:table-cell>
        </table:table-row>
        <table:table-row table:style-name="ro2">
          <table:table-cell table:style-name="ce1" office:value-type="string">
            <text:p>2010.04.22</text:p>
          </table:table-cell>
          <table:table-cell office:value-type="float" office:value="1.3387">
            <text:p>1,33870</text:p>
          </table:table-cell>
          <table:table-cell office:value-type="float" office:value="1.34208">
            <text:p>1,34208</text:p>
          </table:table-cell>
          <table:table-cell office:value-type="float" office:value="1.32651">
            <text:p>1,32651</text:p>
          </table:table-cell>
          <table:table-cell office:value-type="float" office:value="1.32859">
            <text:p>1,32859</text:p>
          </table:table-cell>
          <table:table-cell table:formula="of:=([.E1217]+[.D1217]+[.C1217])/3" office:value-type="float" office:value="1.33239333333333">
            <text:p>1,33239</text:p>
          </table:table-cell>
          <table:table-cell table:formula="of:=[.C1217]-[.D1217]" office:value-type="float" office:value="0.0155700000000001">
            <text:p>0,01557</text:p>
          </table:table-cell>
          <table:table-cell office:value-type="float" office:value="0.0161956543690672">
            <text:p>0,01620</text:p>
          </table:table-cell>
          <table:table-cell office:value-type="float" office:value="1.34743773466461">
            <text:p>1,34744</text:p>
          </table:table-cell>
          <table:table-cell office:value-type="float" office:value="1.34698383093572">
            <text:p>1,34698</text:p>
          </table:table-cell>
        </table:table-row>
        <table:table-row table:style-name="ro2">
          <table:table-cell table:style-name="ce1" office:value-type="string">
            <text:p>2010.04.23</text:p>
          </table:table-cell>
          <table:table-cell office:value-type="float" office:value="1.32852">
            <text:p>1,32852</text:p>
          </table:table-cell>
          <table:table-cell office:value-type="float" office:value="1.3399">
            <text:p>1,33990</text:p>
          </table:table-cell>
          <table:table-cell office:value-type="float" office:value="1.32016">
            <text:p>1,32016</text:p>
          </table:table-cell>
          <table:table-cell office:value-type="float" office:value="1.33837">
            <text:p>1,33837</text:p>
          </table:table-cell>
          <table:table-cell table:formula="of:=([.E1218]+[.D1218]+[.C1218])/3" office:value-type="float" office:value="1.33281">
            <text:p>1,33281</text:p>
          </table:table-cell>
          <table:table-cell table:formula="of:=[.C1218]-[.D1218]" office:value-type="float" office:value="0.0197400000000001">
            <text:p>0,01974</text:p>
          </table:table-cell>
          <table:table-cell office:value-type="float" office:value="0.0164275330167031">
            <text:p>0,01643</text:p>
          </table:table-cell>
          <table:table-cell office:value-type="float" office:value="1.34313330345886">
            <text:p>1,34313</text:p>
          </table:table-cell>
          <table:table-cell office:value-type="float" office:value="1.34164268472141">
            <text:p>1,34164</text:p>
          </table:table-cell>
        </table:table-row>
        <table:table-row table:style-name="ro2">
          <table:table-cell table:style-name="ce1" office:value-type="string">
            <text:p>2010.04.26</text:p>
          </table:table-cell>
          <table:table-cell office:value-type="float" office:value="1.33465">
            <text:p>1,33465</text:p>
          </table:table-cell>
          <table:table-cell office:value-type="float" office:value="1.34147">
            <text:p>1,34147</text:p>
          </table:table-cell>
          <table:table-cell office:value-type="float" office:value="1.32916">
            <text:p>1,32916</text:p>
          </table:table-cell>
          <table:table-cell office:value-type="float" office:value="1.33919">
            <text:p>1,33919</text:p>
          </table:table-cell>
          <table:table-cell table:formula="of:=([.E1219]+[.D1219]+[.C1219])/3" office:value-type="float" office:value="1.33660666666667">
            <text:p>1,33661</text:p>
          </table:table-cell>
          <table:table-cell table:formula="of:=[.C1219]-[.D1219]" office:value-type="float" office:value="0.0123100000000003">
            <text:p>0,01231</text:p>
          </table:table-cell>
          <table:table-cell office:value-type="float" office:value="0.0165467115587843">
            <text:p>0,01655</text:p>
          </table:table-cell>
          <table:table-cell office:value-type="float" office:value="1.34054397169775">
            <text:p>1,34054</text:p>
          </table:table-cell>
          <table:table-cell office:value-type="float" office:value="1.34046153508463">
            <text:p>1,34046</text:p>
          </table:table-cell>
        </table:table-row>
        <table:table-row table:style-name="ro2">
          <table:table-cell table:style-name="ce1" office:value-type="string">
            <text:p>2010.04.27</text:p>
          </table:table-cell>
          <table:table-cell office:value-type="float" office:value="1.33921">
            <text:p>1,33921</text:p>
          </table:table-cell>
          <table:table-cell office:value-type="float" office:value="1.3413">
            <text:p>1,34130</text:p>
          </table:table-cell>
          <table:table-cell office:value-type="float" office:value="1.31445">
            <text:p>1,31445</text:p>
          </table:table-cell>
          <table:table-cell office:value-type="float" office:value="1.31598">
            <text:p>1,31598</text:p>
          </table:table-cell>
          <table:table-cell table:formula="of:=([.E1220]+[.D1220]+[.C1220])/3" office:value-type="float" office:value="1.32391">
            <text:p>1,32391</text:p>
          </table:table-cell>
          <table:table-cell table:formula="of:=[.C1220]-[.D1220]" office:value-type="float" office:value="0.02685">
            <text:p>0,02685</text:p>
          </table:table-cell>
          <table:table-cell office:value-type="float" office:value="0.01660393080822">
            <text:p>0,01660</text:p>
          </table:table-cell>
          <table:table-cell office:value-type="float" office:value="1.33977809643475">
            <text:p>1,33978</text:p>
          </table:table-cell>
          <table:table-cell office:value-type="float" office:value="1.34021970104404">
            <text:p>1,34022</text:p>
          </table:table-cell>
        </table:table-row>
        <table:table-row table:style-name="ro2">
          <table:table-cell table:style-name="ce1" office:value-type="string">
            <text:p>2010.04.28</text:p>
          </table:table-cell>
          <table:table-cell office:value-type="float" office:value="1.31602">
            <text:p>1,31602</text:p>
          </table:table-cell>
          <table:table-cell office:value-type="float" office:value="1.32654">
            <text:p>1,32654</text:p>
          </table:table-cell>
          <table:table-cell office:value-type="float" office:value="1.31141">
            <text:p>1,31141</text:p>
          </table:table-cell>
          <table:table-cell office:value-type="float" office:value="1.32037">
            <text:p>1,32037</text:p>
          </table:table-cell>
          <table:table-cell table:formula="of:=([.E1221]+[.D1221]+[.C1221])/3" office:value-type="float" office:value="1.31944">
            <text:p>1,31944</text:p>
          </table:table-cell>
          <table:table-cell table:formula="of:=[.C1221]-[.D1221]" office:value-type="float" office:value="0.0151300000000001">
            <text:p>0,01513</text:p>
          </table:table-cell>
          <table:table-cell office:value-type="float" office:value="0.0169938234614102">
            <text:p>0,01699</text:p>
          </table:table-cell>
          <table:table-cell office:value-type="float" office:value="1.33460946067871">
            <text:p>1,33461</text:p>
          </table:table-cell>
          <table:table-cell office:value-type="float" office:value="1.33330884543286">
            <text:p>1,33331</text:p>
          </table:table-cell>
        </table:table-row>
        <table:table-row table:style-name="ro2">
          <table:table-cell table:style-name="ce1" office:value-type="string">
            <text:p>2010.04.29</text:p>
          </table:table-cell>
          <table:table-cell office:value-type="float" office:value="1.32047">
            <text:p>1,32047</text:p>
          </table:table-cell>
          <table:table-cell office:value-type="float" office:value="1.32777">
            <text:p>1,32777</text:p>
          </table:table-cell>
          <table:table-cell office:value-type="float" office:value="1.31838">
            <text:p>1,31838</text:p>
          </table:table-cell>
          <table:table-cell office:value-type="float" office:value="1.32428">
            <text:p>1,32428</text:p>
          </table:table-cell>
          <table:table-cell table:formula="of:=([.E1222]+[.D1222]+[.C1222])/3" office:value-type="float" office:value="1.32347666666667">
            <text:p>1,32348</text:p>
          </table:table-cell>
          <table:table-cell table:formula="of:=[.C1222]-[.D1222]" office:value-type="float" office:value="0.00939000000000001">
            <text:p>0,00939</text:p>
          </table:table-cell>
          <table:table-cell office:value-type="float" office:value="0.0170744954736969">
            <text:p>0,01707</text:p>
          </table:table-cell>
          <table:table-cell office:value-type="float" office:value="1.33122231267179">
            <text:p>1,33122</text:p>
          </table:table-cell>
          <table:table-cell office:value-type="float" office:value="1.3295564125399">
            <text:p>1,32956</text:p>
          </table:table-cell>
        </table:table-row>
        <table:table-row table:style-name="ro2">
          <table:table-cell table:style-name="ce1" office:value-type="string">
            <text:p>2010.04.30</text:p>
          </table:table-cell>
          <table:table-cell office:value-type="float" office:value="1.32424">
            <text:p>1,32424</text:p>
          </table:table-cell>
          <table:table-cell office:value-type="float" office:value="1.33417">
            <text:p>1,33417</text:p>
          </table:table-cell>
          <table:table-cell office:value-type="float" office:value="1.32248">
            <text:p>1,32248</text:p>
          </table:table-cell>
          <table:table-cell office:value-type="float" office:value="1.32936">
            <text:p>1,32936</text:p>
          </table:table-cell>
          <table:table-cell table:formula="of:=([.E1223]+[.D1223]+[.C1223])/3" office:value-type="float" office:value="1.32867">
            <text:p>1,32867</text:p>
          </table:table-cell>
          <table:table-cell table:formula="of:=[.C1223]-[.D1223]" office:value-type="float" office:value="0.01169">
            <text:p>0,01169</text:p>
          </table:table-cell>
          <table:table-cell office:value-type="float" office:value="0.0170807764916125">
            <text:p>0,01708</text:p>
          </table:table-cell>
          <table:table-cell office:value-type="float" office:value="1.33000094177192">
            <text:p>1,33000</text:p>
          </table:table-cell>
          <table:table-cell office:value-type="float" office:value="1.32857558686913">
            <text:p>1,32858</text:p>
          </table:table-cell>
        </table:table-row>
        <table:table-row table:style-name="ro2">
          <table:table-cell table:style-name="ce1" office:value-type="string">
            <text:p>2010.05.03</text:p>
          </table:table-cell>
          <table:table-cell office:value-type="float" office:value="1.33297">
            <text:p>1,33297</text:p>
          </table:table-cell>
          <table:table-cell office:value-type="float" office:value="1.33326">
            <text:p>1,33326</text:p>
          </table:table-cell>
          <table:table-cell office:value-type="float" office:value="1.3154">
            <text:p>1,31540</text:p>
          </table:table-cell>
          <table:table-cell office:value-type="float" office:value="1.31888">
            <text:p>1,31888</text:p>
          </table:table-cell>
          <table:table-cell table:formula="of:=([.E1224]+[.D1224]+[.C1224])/3" office:value-type="float" office:value="1.32251333333333">
            <text:p>1,32251</text:p>
          </table:table-cell>
          <table:table-cell table:formula="of:=[.C1224]-[.D1224]" office:value-type="float" office:value="0.0178600000000002">
            <text:p>0,01786</text:p>
          </table:table-cell>
          <table:table-cell office:value-type="float" office:value="0.0170659081318667">
            <text:p>0,01707</text:p>
          </table:table-cell>
          <table:table-cell office:value-type="float" office:value="1.32903932509563">
            <text:p>1,32904</text:p>
          </table:table-cell>
          <table:table-cell office:value-type="float" office:value="1.32849881445539">
            <text:p>1,32850</text:p>
          </table:table-cell>
        </table:table-row>
        <table:table-row table:style-name="ro2">
          <table:table-cell table:style-name="ce1" office:value-type="string">
            <text:p>2010.05.04</text:p>
          </table:table-cell>
          <table:table-cell office:value-type="float" office:value="1.31882">
            <text:p>1,31882</text:p>
          </table:table-cell>
          <table:table-cell office:value-type="float" office:value="1.32131">
            <text:p>1,32131</text:p>
          </table:table-cell>
          <table:table-cell office:value-type="float" office:value="1.29629">
            <text:p>1,29629</text:p>
          </table:table-cell>
          <table:table-cell office:value-type="float" office:value="1.29705">
            <text:p>1,29705</text:p>
          </table:table-cell>
          <table:table-cell table:formula="of:=([.E1225]+[.D1225]+[.C1225])/3" office:value-type="float" office:value="1.30488333333333">
            <text:p>1,30488</text:p>
          </table:table-cell>
          <table:table-cell table:formula="of:=[.C1225]-[.D1225]" office:value-type="float" office:value="0.02502">
            <text:p>0,02502</text:p>
          </table:table-cell>
          <table:table-cell office:value-type="float" office:value="0.0172252490554814">
            <text:p>0,01723</text:p>
          </table:table-cell>
          <table:table-cell office:value-type="float" office:value="1.32700305035459">
            <text:p>1,32700</text:p>
          </table:table-cell>
          <table:table-cell office:value-type="float" office:value="1.32567904050103">
            <text:p>1,32568</text:p>
          </table:table-cell>
        </table:table-row>
        <table:table-row table:style-name="ro2">
          <table:table-cell table:style-name="ce1" office:value-type="string">
            <text:p>2010.05.05</text:p>
          </table:table-cell>
          <table:table-cell office:value-type="float" office:value="1.29719">
            <text:p>1,29719</text:p>
          </table:table-cell>
          <table:table-cell office:value-type="float" office:value="1.29956">
            <text:p>1,29956</text:p>
          </table:table-cell>
          <table:table-cell office:value-type="float" office:value="1.27891">
            <text:p>1,27891</text:p>
          </table:table-cell>
          <table:table-cell office:value-type="float" office:value="1.28182">
            <text:p>1,28182</text:p>
          </table:table-cell>
          <table:table-cell table:formula="of:=([.E1226]+[.D1226]+[.C1226])/3" office:value-type="float" office:value="1.28676333333333">
            <text:p>1,28676</text:p>
          </table:table-cell>
          <table:table-cell table:formula="of:=[.C1226]-[.D1226]" office:value-type="float" office:value="0.0206500000000001">
            <text:p>0,02065</text:p>
          </table:table-cell>
          <table:table-cell office:value-type="float" office:value="0.0175284634709305">
            <text:p>0,01753</text:p>
          </table:table-cell>
          <table:table-cell office:value-type="float" office:value="1.32087960274513">
            <text:p>1,32088</text:p>
          </table:table-cell>
          <table:table-cell office:value-type="float" office:value="1.31789834899115">
            <text:p>1,31790</text:p>
          </table:table-cell>
        </table:table-row>
        <table:table-row table:style-name="ro2">
          <table:table-cell table:style-name="ce1" office:value-type="string">
            <text:p>2010.05.06</text:p>
          </table:table-cell>
          <table:table-cell office:value-type="float" office:value="1.28185">
            <text:p>1,28185</text:p>
          </table:table-cell>
          <table:table-cell office:value-type="float" office:value="1.28557">
            <text:p>1,28557</text:p>
          </table:table-cell>
          <table:table-cell office:value-type="float" office:value="1.25264">
            <text:p>1,25264</text:p>
          </table:table-cell>
          <table:table-cell office:value-type="float" office:value="1.26294">
            <text:p>1,26294</text:p>
          </table:table-cell>
          <table:table-cell table:formula="of:=([.E1227]+[.D1227]+[.C1227])/3" office:value-type="float" office:value="1.26705">
            <text:p>1,26705</text:p>
          </table:table-cell>
          <table:table-cell table:formula="of:=[.C1227]-[.D1227]" office:value-type="float" office:value="0.0329300000000001">
            <text:p>0,03293</text:p>
          </table:table-cell>
          <table:table-cell office:value-type="float" office:value="0.0178910918399173">
            <text:p>0,01789</text:p>
          </table:table-cell>
          <table:table-cell office:value-type="float" office:value="1.31229901614489">
            <text:p>1,31230</text:p>
          </table:table-cell>
          <table:table-cell office:value-type="float" office:value="1.30839076819346">
            <text:p>1,30839</text:p>
          </table:table-cell>
        </table:table-row>
        <table:table-row table:style-name="ro2">
          <table:table-cell table:style-name="ce1" office:value-type="string">
            <text:p>2010.05.07</text:p>
          </table:table-cell>
          <table:table-cell office:value-type="float" office:value="1.26295">
            <text:p>1,26295</text:p>
          </table:table-cell>
          <table:table-cell office:value-type="float" office:value="1.27973">
            <text:p>1,27973</text:p>
          </table:table-cell>
          <table:table-cell office:value-type="float" office:value="1.2586">
            <text:p>1,25860</text:p>
          </table:table-cell>
          <table:table-cell office:value-type="float" office:value="1.27518">
            <text:p>1,27518</text:p>
          </table:table-cell>
          <table:table-cell table:formula="of:=([.E1228]+[.D1228]+[.C1228])/3" office:value-type="float" office:value="1.27117">
            <text:p>1,27117</text:p>
          </table:table-cell>
          <table:table-cell table:formula="of:=[.C1228]-[.D1228]" office:value-type="float" office:value="0.0211300000000001">
            <text:p>0,02113</text:p>
          </table:table-cell>
          <table:table-cell office:value-type="float" office:value="0.018628627789768">
            <text:p>0,01863</text:p>
          </table:table-cell>
          <table:table-cell office:value-type="float" office:value="1.30033071852339">
            <text:p>1,30033</text:p>
          </table:table-cell>
          <table:table-cell office:value-type="float" office:value="1.29631310268591">
            <text:p>1,29631</text:p>
          </table:table-cell>
        </table:table-row>
        <table:table-row table:style-name="ro2">
          <table:table-cell table:style-name="ce1" office:value-type="string">
            <text:p>2010.05.10</text:p>
          </table:table-cell>
          <table:table-cell office:value-type="float" office:value="1.2924">
            <text:p>1,29240</text:p>
          </table:table-cell>
          <table:table-cell office:value-type="float" office:value="1.30934">
            <text:p>1,30934</text:p>
          </table:table-cell>
          <table:table-cell office:value-type="float" office:value="1.27588">
            <text:p>1,27588</text:p>
          </table:table-cell>
          <table:table-cell office:value-type="float" office:value="1.27864">
            <text:p>1,27864</text:p>
          </table:table-cell>
          <table:table-cell table:formula="of:=([.E1229]+[.D1229]+[.C1229])/3" office:value-type="float" office:value="1.28795333333333">
            <text:p>1,28795</text:p>
          </table:table-cell>
          <table:table-cell table:formula="of:=[.C1229]-[.D1229]" office:value-type="float" office:value="0.03346">
            <text:p>0,03346</text:p>
          </table:table-cell>
          <table:table-cell office:value-type="float" office:value="0.0190948057901945">
            <text:p>0,01909</text:p>
          </table:table-cell>
          <table:table-cell office:value-type="float" office:value="1.29338016049891">
            <text:p>1,29338</text:p>
          </table:table-cell>
          <table:table-cell office:value-type="float" office:value="1.29038750251629">
            <text:p>1,29039</text:p>
          </table:table-cell>
        </table:table-row>
        <table:table-row table:style-name="ro2">
          <table:table-cell table:style-name="ce1" office:value-type="string">
            <text:p>2010.05.11</text:p>
          </table:table-cell>
          <table:table-cell office:value-type="float" office:value="1.27863">
            <text:p>1,27863</text:p>
          </table:table-cell>
          <table:table-cell office:value-type="float" office:value="1.28022">
            <text:p>1,28022</text:p>
          </table:table-cell>
          <table:table-cell office:value-type="float" office:value="1.26266">
            <text:p>1,26266</text:p>
          </table:table-cell>
          <table:table-cell office:value-type="float" office:value="1.26317">
            <text:p>1,26317</text:p>
          </table:table-cell>
          <table:table-cell table:formula="of:=([.E1230]+[.D1230]+[.C1230])/3" office:value-type="float" office:value="1.26868333333333">
            <text:p>1,26868</text:p>
          </table:table-cell>
          <table:table-cell table:formula="of:=[.C1230]-[.D1230]" office:value-type="float" office:value="0.01756">
            <text:p>0,01756</text:p>
          </table:table-cell>
          <table:table-cell office:value-type="float" office:value="0.0195727214236238">
            <text:p>0,01957</text:p>
          </table:table-cell>
          <table:table-cell office:value-type="float" office:value="1.29191107472093">
            <text:p>1,29191</text:p>
          </table:table-cell>
          <table:table-cell office:value-type="float" office:value="1.28719082653001">
            <text:p>1,28719</text:p>
          </table:table-cell>
        </table:table-row>
        <table:table-row table:style-name="ro2">
          <table:table-cell table:style-name="ce1" office:value-type="string">
            <text:p>2010.05.12</text:p>
          </table:table-cell>
          <table:table-cell office:value-type="float" office:value="1.26324">
            <text:p>1,26324</text:p>
          </table:table-cell>
          <table:table-cell office:value-type="float" office:value="1.27383">
            <text:p>1,27383</text:p>
          </table:table-cell>
          <table:table-cell office:value-type="float" office:value="1.26051">
            <text:p>1,26051</text:p>
          </table:table-cell>
          <table:table-cell office:value-type="float" office:value="1.26334">
            <text:p>1,26334</text:p>
          </table:table-cell>
          <table:table-cell table:formula="of:=([.E1231]+[.D1231]+[.C1231])/3" office:value-type="float" office:value="1.26589333333333">
            <text:p>1,26589</text:p>
          </table:table-cell>
          <table:table-cell table:formula="of:=[.C1231]-[.D1231]" office:value-type="float" office:value="0.01332">
            <text:p>0,01332</text:p>
          </table:table-cell>
          <table:table-cell office:value-type="float" office:value="0.0199344311003283">
            <text:p>0,01993</text:p>
          </table:table-cell>
          <table:table-cell office:value-type="float" office:value="1.2852217949526">
            <text:p>1,28522</text:p>
          </table:table-cell>
          <table:table-cell office:value-type="float" office:value="1.27953124576234">
            <text:p>1,27953</text:p>
          </table:table-cell>
        </table:table-row>
        <table:table-row table:style-name="ro2">
          <table:table-cell table:style-name="ce1" office:value-type="string">
            <text:p>2010.05.13</text:p>
          </table:table-cell>
          <table:table-cell office:value-type="float" office:value="1.26331">
            <text:p>1,26331</text:p>
          </table:table-cell>
          <table:table-cell office:value-type="float" office:value="1.26834">
            <text:p>1,26834</text:p>
          </table:table-cell>
          <table:table-cell office:value-type="float" office:value="1.25159">
            <text:p>1,25159</text:p>
          </table:table-cell>
          <table:table-cell office:value-type="float" office:value="1.25223">
            <text:p>1,25223</text:p>
          </table:table-cell>
          <table:table-cell table:formula="of:=([.E1232]+[.D1232]+[.C1232])/3" office:value-type="float" office:value="1.25738666666667">
            <text:p>1,25739</text:p>
          </table:table-cell>
          <table:table-cell table:formula="of:=[.C1232]-[.D1232]" office:value-type="float" office:value="0.01675">
            <text:p>0,01675</text:p>
          </table:table-cell>
          <table:table-cell office:value-type="float" office:value="0.0200108630159101">
            <text:p>0,02001</text:p>
          </table:table-cell>
          <table:table-cell office:value-type="float" office:value="1.28166315616015">
            <text:p>1,28166</text:p>
          </table:table-cell>
          <table:table-cell office:value-type="float" office:value="1.27558040528996">
            <text:p>1,27558</text:p>
          </table:table-cell>
        </table:table-row>
        <table:table-row table:style-name="ro2">
          <table:table-cell table:style-name="ce1" office:value-type="string">
            <text:p>2010.05.14</text:p>
          </table:table-cell>
          <table:table-cell office:value-type="float" office:value="1.25224">
            <text:p>1,25224</text:p>
          </table:table-cell>
          <table:table-cell office:value-type="float" office:value="1.25753">
            <text:p>1,25753</text:p>
          </table:table-cell>
          <table:table-cell office:value-type="float" office:value="1.23529">
            <text:p>1,23529</text:p>
          </table:table-cell>
          <table:table-cell office:value-type="float" office:value="1.23566">
            <text:p>1,23566</text:p>
          </table:table-cell>
          <table:table-cell table:formula="of:=([.E1233]+[.D1233]+[.C1233])/3" office:value-type="float" office:value="1.24282666666667">
            <text:p>1,24283</text:p>
          </table:table-cell>
          <table:table-cell table:formula="of:=[.C1233]-[.D1233]" office:value-type="float" office:value="0.02224">
            <text:p>0,02224</text:p>
          </table:table-cell>
          <table:table-cell office:value-type="float" office:value="0.020173062409657">
            <text:p>0,02017</text:p>
          </table:table-cell>
          <table:table-cell office:value-type="float" office:value="1.2752835549253">
            <text:p>1,27528</text:p>
          </table:table-cell>
          <table:table-cell office:value-type="float" office:value="1.26979740650869">
            <text:p>1,26980</text:p>
          </table:table-cell>
        </table:table-row>
        <table:table-row table:style-name="ro2">
          <table:table-cell table:style-name="ce1" office:value-type="string">
            <text:p>2010.05.17</text:p>
          </table:table-cell>
          <table:table-cell office:value-type="float" office:value="1.23483">
            <text:p>1,23483</text:p>
          </table:table-cell>
          <table:table-cell office:value-type="float" office:value="1.24129">
            <text:p>1,24129</text:p>
          </table:table-cell>
          <table:table-cell office:value-type="float" office:value="1.22332">
            <text:p>1,22332</text:p>
          </table:table-cell>
          <table:table-cell office:value-type="float" office:value="1.23994">
            <text:p>1,23994</text:p>
          </table:table-cell>
          <table:table-cell table:formula="of:=([.E1234]+[.D1234]+[.C1234])/3" office:value-type="float" office:value="1.23485">
            <text:p>1,23485</text:p>
          </table:table-cell>
          <table:table-cell table:formula="of:=[.C1234]-[.D1234]" office:value-type="float" office:value="0.01797">
            <text:p>0,01797</text:p>
          </table:table-cell>
          <table:table-cell office:value-type="float" office:value="0.0205645399333306">
            <text:p>0,02056</text:p>
          </table:table-cell>
          <table:table-cell office:value-type="float" office:value="1.2670132057056">
            <text:p>1,26701</text:p>
          </table:table-cell>
          <table:table-cell office:value-type="float" office:value="1.26151894367661">
            <text:p>1,26152</text:p>
          </table:table-cell>
        </table:table-row>
        <table:table-row table:style-name="ro2">
          <table:table-cell table:style-name="ce1" office:value-type="string">
            <text:p>2010.05.18</text:p>
          </table:table-cell>
          <table:table-cell office:value-type="float" office:value="1.23984">
            <text:p>1,23984</text:p>
          </table:table-cell>
          <table:table-cell office:value-type="float" office:value="1.24437">
            <text:p>1,24437</text:p>
          </table:table-cell>
          <table:table-cell office:value-type="float" office:value="1.21581">
            <text:p>1,21581</text:p>
          </table:table-cell>
          <table:table-cell office:value-type="float" office:value="1.21724">
            <text:p>1,21724</text:p>
          </table:table-cell>
          <table:table-cell table:formula="of:=([.E1235]+[.D1235]+[.C1235])/3" office:value-type="float" office:value="1.22580666666667">
            <text:p>1,22581</text:p>
          </table:table-cell>
          <table:table-cell table:formula="of:=[.C1235]-[.D1235]" office:value-type="float" office:value="0.0285599999999999">
            <text:p>0,02856</text:p>
          </table:table-cell>
          <table:table-cell office:value-type="float" office:value="0.0209816165825534">
            <text:p>0,02098</text:p>
          </table:table-cell>
          <table:table-cell office:value-type="float" office:value="1.25960076104835">
            <text:p>1,25960</text:p>
          </table:table-cell>
          <table:table-cell office:value-type="float" office:value="1.2552659488052">
            <text:p>1,25527</text:p>
          </table:table-cell>
        </table:table-row>
        <table:table-row table:style-name="ro2">
          <table:table-cell table:style-name="ce1" office:value-type="string">
            <text:p>2010.05.19</text:p>
          </table:table-cell>
          <table:table-cell office:value-type="float" office:value="1.21726">
            <text:p>1,21726</text:p>
          </table:table-cell>
          <table:table-cell office:value-type="float" office:value="1.24307">
            <text:p>1,24307</text:p>
          </table:table-cell>
          <table:table-cell office:value-type="float" office:value="1.21435">
            <text:p>1,21435</text:p>
          </table:table-cell>
          <table:table-cell office:value-type="float" office:value="1.24223">
            <text:p>1,24223</text:p>
          </table:table-cell>
          <table:table-cell table:formula="of:=([.E1236]+[.D1236]+[.C1236])/3" office:value-type="float" office:value="1.23321666666667">
            <text:p>1,23322</text:p>
          </table:table-cell>
          <table:table-cell table:formula="of:=[.C1236]-[.D1236]" office:value-type="float" office:value="0.0287199999999999">
            <text:p>0,02872</text:p>
          </table:table-cell>
          <table:table-cell office:value-type="float" office:value="0.0216619456457366">
            <text:p>0,02166</text:p>
          </table:table-cell>
          <table:table-cell office:value-type="float" office:value="1.25098101563297">
            <text:p>1,25098</text:p>
          </table:table-cell>
          <table:table-cell office:value-type="float" office:value="1.24576585184949">
            <text:p>1,24577</text:p>
          </table:table-cell>
        </table:table-row>
        <table:table-row table:style-name="ro2">
          <table:table-cell table:style-name="ce1" office:value-type="string">
            <text:p>2010.05.20</text:p>
          </table:table-cell>
          <table:table-cell office:value-type="float" office:value="1.24225">
            <text:p>1,24225</text:p>
          </table:table-cell>
          <table:table-cell office:value-type="float" office:value="1.25969">
            <text:p>1,25969</text:p>
          </table:table-cell>
          <table:table-cell office:value-type="float" office:value="1.22958">
            <text:p>1,22958</text:p>
          </table:table-cell>
          <table:table-cell office:value-type="float" office:value="1.24683">
            <text:p>1,24683</text:p>
          </table:table-cell>
          <table:table-cell table:formula="of:=([.E1237]+[.D1237]+[.C1237])/3" office:value-type="float" office:value="1.24536666666667">
            <text:p>1,24537</text:p>
          </table:table-cell>
          <table:table-cell table:formula="of:=[.C1237]-[.D1237]" office:value-type="float" office:value="0.0301100000000001">
            <text:p>0,03011</text:p>
          </table:table-cell>
          <table:table-cell office:value-type="float" office:value="0.0218836798038861">
            <text:p>0,02188</text:p>
          </table:table-cell>
          <table:table-cell office:value-type="float" office:value="1.2471675586036">
            <text:p>1,24717</text:p>
          </table:table-cell>
          <table:table-cell office:value-type="float" office:value="1.24443495221302">
            <text:p>1,24443</text:p>
          </table:table-cell>
        </table:table-row>
        <table:table-row table:style-name="ro2">
          <table:table-cell table:style-name="ce1" office:value-type="string">
            <text:p>2010.05.21</text:p>
          </table:table-cell>
          <table:table-cell office:value-type="float" office:value="1.24686">
            <text:p>1,24686</text:p>
          </table:table-cell>
          <table:table-cell office:value-type="float" office:value="1.26711">
            <text:p>1,26711</text:p>
          </table:table-cell>
          <table:table-cell office:value-type="float" office:value="1.24629">
            <text:p>1,24629</text:p>
          </table:table-cell>
          <table:table-cell office:value-type="float" office:value="1.25714">
            <text:p>1,25714</text:p>
          </table:table-cell>
          <table:table-cell table:formula="of:=([.E1238]+[.D1238]+[.C1238])/3" office:value-type="float" office:value="1.25684666666667">
            <text:p>1,25685</text:p>
          </table:table-cell>
          <table:table-cell table:formula="of:=[.C1238]-[.D1238]" office:value-type="float" office:value="0.0208199999999998">
            <text:p>0,02082</text:p>
          </table:table-cell>
          <table:table-cell office:value-type="float" office:value="0.0220824359980631">
            <text:p>0,02208</text:p>
          </table:table-cell>
          <table:table-cell office:value-type="float" office:value="1.24735401518466">
            <text:p>1,24735</text:p>
          </table:table-cell>
          <table:table-cell office:value-type="float" office:value="1.24522455242206">
            <text:p>1,24522</text:p>
          </table:table-cell>
        </table:table-row>
        <table:table-row table:style-name="ro2">
          <table:table-cell table:style-name="ce1" office:value-type="string">
            <text:p>2010.05.24</text:p>
          </table:table-cell>
          <table:table-cell office:value-type="float" office:value="1.25463">
            <text:p>1,25463</text:p>
          </table:table-cell>
          <table:table-cell office:value-type="float" office:value="1.25622">
            <text:p>1,25622</text:p>
          </table:table-cell>
          <table:table-cell office:value-type="float" office:value="1.23319">
            <text:p>1,23319</text:p>
          </table:table-cell>
          <table:table-cell office:value-type="float" office:value="1.23443">
            <text:p>1,23443</text:p>
          </table:table-cell>
          <table:table-cell table:formula="of:=([.E1239]+[.D1239]+[.C1239])/3" office:value-type="float" office:value="1.24128">
            <text:p>1,24128</text:p>
          </table:table-cell>
          <table:table-cell table:formula="of:=[.C1239]-[.D1239]" office:value-type="float" office:value="0.0230299999999999">
            <text:p>0,02303</text:p>
          </table:table-cell>
          <table:table-cell office:value-type="float" office:value="0.0218643731846769">
            <text:p>0,02186</text:p>
          </table:table-cell>
          <table:table-cell office:value-type="float" office:value="1.24964182285343">
            <text:p>1,24964</text:p>
          </table:table-cell>
          <table:table-cell office:value-type="float" office:value="1.24796849514706">
            <text:p>1,24797</text:p>
          </table:table-cell>
        </table:table-row>
        <table:table-row table:style-name="ro2">
          <table:table-cell table:style-name="ce1" office:value-type="string">
            <text:p>2010.05.25</text:p>
          </table:table-cell>
          <table:table-cell office:value-type="float" office:value="1.23465">
            <text:p>1,23465</text:p>
          </table:table-cell>
          <table:table-cell office:value-type="float" office:value="1.23876">
            <text:p>1,23876</text:p>
          </table:table-cell>
          <table:table-cell office:value-type="float" office:value="1.21775">
            <text:p>1,21775</text:p>
          </table:table-cell>
          <table:table-cell office:value-type="float" office:value="1.23712">
            <text:p>1,23712</text:p>
          </table:table-cell>
          <table:table-cell table:formula="of:=([.E1240]+[.D1240]+[.C1240])/3" office:value-type="float" office:value="1.23121">
            <text:p>1,23121</text:p>
          </table:table-cell>
          <table:table-cell table:formula="of:=[.C1240]-[.D1240]" office:value-type="float" office:value="0.02101">
            <text:p>0,02101</text:p>
          </table:table-cell>
          <table:table-cell office:value-type="float" office:value="0.0219390215329821">
            <text:p>0,02194</text:p>
          </table:table-cell>
          <table:table-cell office:value-type="float" office:value="1.24748579126101">
            <text:p>1,24749</text:p>
          </table:table-cell>
          <table:table-cell office:value-type="float" office:value="1.24454838358984">
            <text:p>1,24455</text:p>
          </table:table-cell>
        </table:table-row>
        <table:table-row table:style-name="ro2">
          <table:table-cell table:style-name="ce1" office:value-type="string">
            <text:p>2010.05.26</text:p>
          </table:table-cell>
          <table:table-cell table:number-columns-repeated="2" office:value-type="float" office:value="1.23709">
            <text:p>1,23709</text:p>
          </table:table-cell>
          <table:table-cell office:value-type="float" office:value="1.21537">
            <text:p>1,21537</text:p>
          </table:table-cell>
          <table:table-cell office:value-type="float" office:value="1.21594">
            <text:p>1,21594</text:p>
          </table:table-cell>
          <table:table-cell table:formula="of:=([.E1241]+[.D1241]+[.C1241])/3" office:value-type="float" office:value="1.2228">
            <text:p>1,22280</text:p>
          </table:table-cell>
          <table:table-cell table:formula="of:=[.C1241]-[.D1241]" office:value-type="float" office:value="0.02172">
            <text:p>0,02172</text:p>
          </table:table-cell>
          <table:table-cell office:value-type="float" office:value="0.0218031780253377">
            <text:p>0,02180</text:p>
          </table:table-cell>
          <table:table-cell office:value-type="float" office:value="1.24401883586573">
            <text:p>1,24402</text:p>
          </table:table-cell>
          <table:table-cell office:value-type="float" office:value="1.24295729795599">
            <text:p>1,24296</text:p>
          </table:table-cell>
        </table:table-row>
        <table:table-row table:style-name="ro2">
          <table:table-cell table:style-name="ce1" office:value-type="string">
            <text:p>2010.05.27</text:p>
          </table:table-cell>
          <table:table-cell office:value-type="float" office:value="1.21604">
            <text:p>1,21604</text:p>
          </table:table-cell>
          <table:table-cell office:value-type="float" office:value="1.23936">
            <text:p>1,23936</text:p>
          </table:table-cell>
          <table:table-cell office:value-type="float" office:value="1.21533">
            <text:p>1,21533</text:p>
          </table:table-cell>
          <table:table-cell office:value-type="float" office:value="1.23563">
            <text:p>1,23563</text:p>
          </table:table-cell>
          <table:table-cell table:formula="of:=([.E1242]+[.D1242]+[.C1242])/3" office:value-type="float" office:value="1.23010666666667">
            <text:p>1,23011</text:p>
          </table:table-cell>
          <table:table-cell table:formula="of:=[.C1242]-[.D1242]" office:value-type="float" office:value="0.02403">
            <text:p>0,02403</text:p>
          </table:table-cell>
          <table:table-cell office:value-type="float" office:value="0.0220934097506443">
            <text:p>0,02209</text:p>
          </table:table-cell>
          <table:table-cell office:value-type="float" office:value="1.23901769141952">
            <text:p>1,23902</text:p>
          </table:table-cell>
          <table:table-cell office:value-type="float" office:value="1.23707773958822">
            <text:p>1,23708</text:p>
          </table:table-cell>
        </table:table-row>
        <table:table-row table:style-name="ro2">
          <table:table-cell table:style-name="ce1" office:value-type="string">
            <text:p>2010.05.28</text:p>
          </table:table-cell>
          <table:table-cell office:value-type="float" office:value="1.23565">
            <text:p>1,23565</text:p>
          </table:table-cell>
          <table:table-cell office:value-type="float" office:value="1.24519">
            <text:p>1,24519</text:p>
          </table:table-cell>
          <table:table-cell office:value-type="float" office:value="1.22651">
            <text:p>1,22651</text:p>
          </table:table-cell>
          <table:table-cell office:value-type="float" office:value="1.22722">
            <text:p>1,22722</text:p>
          </table:table-cell>
          <table:table-cell table:formula="of:=([.E1243]+[.D1243]+[.C1243])/3" office:value-type="float" office:value="1.23297333333333">
            <text:p>1,23297</text:p>
          </table:table-cell>
          <table:table-cell table:formula="of:=[.C1243]-[.D1243]" office:value-type="float" office:value="0.01868">
            <text:p>0,01868</text:p>
          </table:table-cell>
          <table:table-cell office:value-type="float" office:value="0.0221499028557098">
            <text:p>0,02215</text:p>
          </table:table-cell>
          <table:table-cell office:value-type="float" office:value="1.23693115176745">
            <text:p>1,23693</text:p>
          </table:table-cell>
          <table:table-cell office:value-type="float" office:value="1.23659401448186">
            <text:p>1,23659</text:p>
          </table:table-cell>
        </table:table-row>
        <table:table-row table:style-name="ro2">
          <table:table-cell table:style-name="ce1" office:value-type="string">
            <text:p>2010.05.31</text:p>
          </table:table-cell>
          <table:table-cell office:value-type="float" office:value="1.22792">
            <text:p>1,22792</text:p>
          </table:table-cell>
          <table:table-cell office:value-type="float" office:value="1.23341">
            <text:p>1,23341</text:p>
          </table:table-cell>
          <table:table-cell office:value-type="float" office:value="1.22665">
            <text:p>1,22665</text:p>
          </table:table-cell>
          <table:table-cell office:value-type="float" office:value="1.2308">
            <text:p>1,23080</text:p>
          </table:table-cell>
          <table:table-cell table:formula="of:=([.E1244]+[.D1244]+[.C1244])/3" office:value-type="float" office:value="1.23028666666667">
            <text:p>1,23029</text:p>
          </table:table-cell>
          <table:table-cell table:formula="of:=[.C1244]-[.D1244]" office:value-type="float" office:value="0.0067600000000001">
            <text:p>0,00676</text:p>
          </table:table-cell>
          <table:table-cell office:value-type="float" office:value="0.0224269125665157">
            <text:p>0,02243</text:p>
          </table:table-cell>
          <table:table-cell office:value-type="float" office:value="1.23598227536792">
            <text:p>1,23598</text:p>
          </table:table-cell>
          <table:table-cell office:value-type="float" office:value="1.23391248400813">
            <text:p>1,23391</text:p>
          </table:table-cell>
        </table:table-row>
        <table:table-row table:style-name="ro2">
          <table:table-cell table:style-name="ce1" office:value-type="string">
            <text:p>2010.06.01</text:p>
          </table:table-cell>
          <table:table-cell office:value-type="float" office:value="1.23078">
            <text:p>1,23078</text:p>
          </table:table-cell>
          <table:table-cell office:value-type="float" office:value="1.23476">
            <text:p>1,23476</text:p>
          </table:table-cell>
          <table:table-cell office:value-type="float" office:value="1.21108">
            <text:p>1,21108</text:p>
          </table:table-cell>
          <table:table-cell office:value-type="float" office:value="1.22108">
            <text:p>1,22108</text:p>
          </table:table-cell>
          <table:table-cell table:formula="of:=([.E1245]+[.D1245]+[.C1245])/3" office:value-type="float" office:value="1.22230666666667">
            <text:p>1,22231</text:p>
          </table:table-cell>
          <table:table-cell table:formula="of:=[.C1245]-[.D1245]" office:value-type="float" office:value="0.0236800000000001">
            <text:p>0,02368</text:p>
          </table:table-cell>
          <table:table-cell office:value-type="float" office:value="0.0223320521244453">
            <text:p>0,02233</text:p>
          </table:table-cell>
          <table:table-cell office:value-type="float" office:value="1.23466389250347">
            <text:p>1,23466</text:p>
          </table:table-cell>
          <table:table-cell office:value-type="float" office:value="1.2325605973204">
            <text:p>1,23256</text:p>
          </table:table-cell>
        </table:table-row>
        <table:table-row table:style-name="ro2">
          <table:table-cell table:style-name="ce1" office:value-type="string">
            <text:p>2010.06.02</text:p>
          </table:table-cell>
          <table:table-cell office:value-type="float" office:value="1.22111">
            <text:p>1,22111</text:p>
          </table:table-cell>
          <table:table-cell office:value-type="float" office:value="1.22726">
            <text:p>1,22726</text:p>
          </table:table-cell>
          <table:table-cell office:value-type="float" office:value="1.21748">
            <text:p>1,21748</text:p>
          </table:table-cell>
          <table:table-cell office:value-type="float" office:value="1.22491">
            <text:p>1,22491</text:p>
          </table:table-cell>
          <table:table-cell table:formula="of:=([.E1246]+[.D1246]+[.C1246])/3" office:value-type="float" office:value="1.22321666666667">
            <text:p>1,22322</text:p>
          </table:table-cell>
          <table:table-cell table:formula="of:=[.C1246]-[.D1246]" office:value-type="float" office:value="0.0097799999999999">
            <text:p>0,00978</text:p>
          </table:table-cell>
          <table:table-cell office:value-type="float" office:value="0.0224935661193929">
            <text:p>0,02249</text:p>
          </table:table-cell>
          <table:table-cell office:value-type="float" office:value="1.2314827295154">
            <text:p>1,23148</text:p>
          </table:table-cell>
          <table:table-cell office:value-type="float" office:value="1.22966399673367">
            <text:p>1,22966</text:p>
          </table:table-cell>
        </table:table-row>
        <table:table-row table:style-name="ro2">
          <table:table-cell table:style-name="ce1" office:value-type="string">
            <text:p>2010.06.03</text:p>
          </table:table-cell>
          <table:table-cell office:value-type="float" office:value="1.22489">
            <text:p>1,22489</text:p>
          </table:table-cell>
          <table:table-cell office:value-type="float" office:value="1.2326">
            <text:p>1,23260</text:p>
          </table:table-cell>
          <table:table-cell office:value-type="float" office:value="1.21521">
            <text:p>1,21521</text:p>
          </table:table-cell>
          <table:table-cell office:value-type="float" office:value="1.21614">
            <text:p>1,21614</text:p>
          </table:table-cell>
          <table:table-cell table:formula="of:=([.E1247]+[.D1247]+[.C1247])/3" office:value-type="float" office:value="1.22131666666667">
            <text:p>1,22132</text:p>
          </table:table-cell>
          <table:table-cell table:formula="of:=[.C1247]-[.D1247]" office:value-type="float" office:value="0.01739">
            <text:p>0,01739</text:p>
          </table:table-cell>
          <table:table-cell office:value-type="float" office:value="0.0223234505024788">
            <text:p>0,02232</text:p>
          </table:table-cell>
          <table:table-cell office:value-type="float" office:value="1.22990167707015">
            <text:p>1,22990</text:p>
          </table:table-cell>
          <table:table-cell office:value-type="float" office:value="1.22885252003612">
            <text:p>1,22885</text:p>
          </table:table-cell>
        </table:table-row>
        <table:table-row table:style-name="ro2">
          <table:table-cell table:style-name="ce1" office:value-type="string">
            <text:p>2010.06.04</text:p>
          </table:table-cell>
          <table:table-cell office:value-type="float" office:value="1.21611">
            <text:p>1,21611</text:p>
          </table:table-cell>
          <table:table-cell office:value-type="float" office:value="1.22149">
            <text:p>1,22149</text:p>
          </table:table-cell>
          <table:table-cell office:value-type="float" office:value="1.1955">
            <text:p>1,19550</text:p>
          </table:table-cell>
          <table:table-cell office:value-type="float" office:value="1.19678">
            <text:p>1,19678</text:p>
          </table:table-cell>
          <table:table-cell table:formula="of:=([.E1248]+[.D1248]+[.C1248])/3" office:value-type="float" office:value="1.20459">
            <text:p>1,20459</text:p>
          </table:table-cell>
          <table:table-cell table:formula="of:=[.C1248]-[.D1248]" office:value-type="float" office:value="0.02599">
            <text:p>0,02599</text:p>
          </table:table-cell>
          <table:table-cell office:value-type="float" office:value="0.0224569349645629">
            <text:p>0,02246</text:p>
          </table:table-cell>
          <table:table-cell office:value-type="float" office:value="1.22795126625718">
            <text:p>1,22795</text:p>
          </table:table-cell>
          <table:table-cell office:value-type="float" office:value="1.22603381629108">
            <text:p>1,22603</text:p>
          </table:table-cell>
        </table:table-row>
        <table:table-row table:style-name="ro2">
          <table:table-cell table:style-name="ce1" office:value-type="string">
            <text:p>2010.06.07</text:p>
          </table:table-cell>
          <table:table-cell office:value-type="float" office:value="1.1947">
            <text:p>1,19470</text:p>
          </table:table-cell>
          <table:table-cell office:value-type="float" office:value="1.19908">
            <text:p>1,19908</text:p>
          </table:table-cell>
          <table:table-cell office:value-type="float" office:value="1.18758">
            <text:p>1,18758</text:p>
          </table:table-cell>
          <table:table-cell office:value-type="float" office:value="1.19164">
            <text:p>1,19164</text:p>
          </table:table-cell>
          <table:table-cell table:formula="of:=([.E1249]+[.D1249]+[.C1249])/3" office:value-type="float" office:value="1.19276666666667">
            <text:p>1,19277</text:p>
          </table:table-cell>
          <table:table-cell table:formula="of:=[.C1249]-[.D1249]" office:value-type="float" office:value="0.0114999999999998">
            <text:p>0,01150</text:p>
          </table:table-cell>
          <table:table-cell office:value-type="float" office:value="0.0228968628711059">
            <text:p>0,02290</text:p>
          </table:table-cell>
          <table:table-cell office:value-type="float" office:value="1.22129073310932">
            <text:p>1,22129</text:p>
          </table:table-cell>
          <table:table-cell office:value-type="float" office:value="1.21805777736512">
            <text:p>1,21806</text:p>
          </table:table-cell>
        </table:table-row>
        <table:table-row table:style-name="ro2">
          <table:table-cell table:style-name="ce1" office:value-type="string">
            <text:p>2010.06.08</text:p>
          </table:table-cell>
          <table:table-cell office:value-type="float" office:value="1.19169">
            <text:p>1,19169</text:p>
          </table:table-cell>
          <table:table-cell office:value-type="float" office:value="1.2008">
            <text:p>1,20080</text:p>
          </table:table-cell>
          <table:table-cell office:value-type="float" office:value="1.19021">
            <text:p>1,19021</text:p>
          </table:table-cell>
          <table:table-cell office:value-type="float" office:value="1.19641">
            <text:p>1,19641</text:p>
          </table:table-cell>
          <table:table-cell table:formula="of:=([.E1250]+[.D1250]+[.C1250])/3" office:value-type="float" office:value="1.19580666666667">
            <text:p>1,19581</text:p>
          </table:table-cell>
          <table:table-cell table:formula="of:=[.C1250]-[.D1250]" office:value-type="float" office:value="0.0105900000000001">
            <text:p>0,01059</text:p>
          </table:table-cell>
          <table:table-cell office:value-type="float" office:value="0.0231774124385721">
            <text:p>0,02318</text:p>
          </table:table-cell>
          <table:table-cell office:value-type="float" office:value="1.21553219749422">
            <text:p>1,21553</text:p>
          </table:table-cell>
          <table:table-cell office:value-type="float" office:value="1.21169701683807">
            <text:p>1,21170</text:p>
          </table:table-cell>
        </table:table-row>
        <table:table-row table:style-name="ro2">
          <table:table-cell table:style-name="ce1" office:value-type="string">
            <text:p>2010.06.09</text:p>
          </table:table-cell>
          <table:table-cell office:value-type="float" office:value="1.19636">
            <text:p>1,19636</text:p>
          </table:table-cell>
          <table:table-cell office:value-type="float" office:value="1.20726">
            <text:p>1,20726</text:p>
          </table:table-cell>
          <table:table-cell office:value-type="float" office:value="1.19239">
            <text:p>1,19239</text:p>
          </table:table-cell>
          <table:table-cell office:value-type="float" office:value="1.19841">
            <text:p>1,19841</text:p>
          </table:table-cell>
          <table:table-cell table:formula="of:=([.E1251]+[.D1251]+[.C1251])/3" office:value-type="float" office:value="1.19935333333333">
            <text:p>1,19935</text:p>
          </table:table-cell>
          <table:table-cell table:formula="of:=[.C1251]-[.D1251]" office:value-type="float" office:value="0.0148699999999999">
            <text:p>0,01487</text:p>
          </table:table-cell>
          <table:table-cell office:value-type="float" office:value="0.0233409210745124">
            <text:p>0,02334</text:p>
          </table:table-cell>
          <table:table-cell office:value-type="float" office:value="1.21130612431363">
            <text:p>1,21131</text:p>
          </table:table-cell>
          <table:table-cell office:value-type="float" office:value="1.20810171844721">
            <text:p>1,20810</text:p>
          </table:table-cell>
        </table:table-row>
        <table:table-row table:style-name="ro2">
          <table:table-cell table:style-name="ce1" office:value-type="string">
            <text:p>2010.06.10</text:p>
          </table:table-cell>
          <table:table-cell office:value-type="float" office:value="1.19839">
            <text:p>1,19839</text:p>
          </table:table-cell>
          <table:table-cell office:value-type="float" office:value="1.21409">
            <text:p>1,21409</text:p>
          </table:table-cell>
          <table:table-cell office:value-type="float" office:value="1.19563">
            <text:p>1,19563</text:p>
          </table:table-cell>
          <table:table-cell office:value-type="float" office:value="1.21074">
            <text:p>1,21074</text:p>
          </table:table-cell>
          <table:table-cell table:formula="of:=([.E1252]+[.D1252]+[.C1252])/3" office:value-type="float" office:value="1.20682">
            <text:p>1,20682</text:p>
          </table:table-cell>
          <table:table-cell table:formula="of:=[.C1252]-[.D1252]" office:value-type="float" office:value="0.0184600000000001">
            <text:p>0,01846</text:p>
          </table:table-cell>
          <table:table-cell office:value-type="float" office:value="0.0235367641946019">
            <text:p>0,02354</text:p>
          </table:table-cell>
          <table:table-cell office:value-type="float" office:value="1.20806159105025">
            <text:p>1,20806</text:p>
          </table:table-cell>
          <table:table-cell office:value-type="float" office:value="1.20554003345517">
            <text:p>1,20554</text:p>
          </table:table-cell>
        </table:table-row>
        <table:table-row table:style-name="ro2">
          <table:table-cell table:style-name="ce1" office:value-type="string">
            <text:p>2010.06.11</text:p>
          </table:table-cell>
          <table:table-cell office:value-type="float" office:value="1.21072">
            <text:p>1,21072</text:p>
          </table:table-cell>
          <table:table-cell office:value-type="float" office:value="1.21514">
            <text:p>1,21514</text:p>
          </table:table-cell>
          <table:table-cell office:value-type="float" office:value="1.20452">
            <text:p>1,20452</text:p>
          </table:table-cell>
          <table:table-cell office:value-type="float" office:value="1.21115">
            <text:p>1,21115</text:p>
          </table:table-cell>
          <table:table-cell table:formula="of:=([.E1253]+[.D1253]+[.C1253])/3" office:value-type="float" office:value="1.21027">
            <text:p>1,21027</text:p>
          </table:table-cell>
          <table:table-cell table:formula="of:=[.C1253]-[.D1253]" office:value-type="float" office:value="0.0106200000000001">
            <text:p>0,01062</text:p>
          </table:table-cell>
          <table:table-cell office:value-type="float" office:value="0.0235264286637031">
            <text:p>0,02353</text:p>
          </table:table-cell>
          <table:table-cell office:value-type="float" office:value="1.20815396383629">
            <text:p>1,20815</text:p>
          </table:table-cell>
          <table:table-cell office:value-type="float" office:value="1.20656531657911">
            <text:p>1,20657</text:p>
          </table:table-cell>
        </table:table-row>
        <table:table-row table:style-name="ro2">
          <table:table-cell table:style-name="ce1" office:value-type="string">
            <text:p>2010.06.14</text:p>
          </table:table-cell>
          <table:table-cell office:value-type="float" office:value="1.21179">
            <text:p>1,21179</text:p>
          </table:table-cell>
          <table:table-cell office:value-type="float" office:value="1.22961">
            <text:p>1,22961</text:p>
          </table:table-cell>
          <table:table-cell office:value-type="float" office:value="1.21155">
            <text:p>1,21155</text:p>
          </table:table-cell>
          <table:table-cell office:value-type="float" office:value="1.22121">
            <text:p>1,22121</text:p>
          </table:table-cell>
          <table:table-cell table:formula="of:=([.E1254]+[.D1254]+[.C1254])/3" office:value-type="float" office:value="1.22079">
            <text:p>1,22079</text:p>
          </table:table-cell>
          <table:table-cell table:formula="of:=[.C1254]-[.D1254]" office:value-type="float" office:value="0.0180600000000002">
            <text:p>0,01806</text:p>
          </table:table-cell>
          <table:table-cell office:value-type="float" office:value="0.0233138709518702">
            <text:p>0,02331</text:p>
          </table:table-cell>
          <table:table-cell office:value-type="float" office:value="1.20894846846439">
            <text:p>1,20895</text:p>
          </table:table-cell>
          <table:table-cell office:value-type="float" office:value="1.2075381522173">
            <text:p>1,20754</text:p>
          </table:table-cell>
        </table:table-row>
        <table:table-row table:style-name="ro2">
          <table:table-cell table:style-name="ce1" office:value-type="string">
            <text:p>2010.06.15</text:p>
          </table:table-cell>
          <table:table-cell office:value-type="float" office:value="1.22119">
            <text:p>1,22119</text:p>
          </table:table-cell>
          <table:table-cell office:value-type="float" office:value="1.23483">
            <text:p>1,23483</text:p>
          </table:table-cell>
          <table:table-cell office:value-type="float" office:value="1.2167">
            <text:p>1,21670</text:p>
          </table:table-cell>
          <table:table-cell office:value-type="float" office:value="1.23228">
            <text:p>1,23228</text:p>
          </table:table-cell>
          <table:table-cell table:formula="of:=([.E1255]+[.D1255]+[.C1255])/3" office:value-type="float" office:value="1.22793666666667">
            <text:p>1,22794</text:p>
          </table:table-cell>
          <table:table-cell table:formula="of:=[.C1255]-[.D1255]" office:value-type="float" office:value="0.0181300000000002">
            <text:p>0,01813</text:p>
          </table:table-cell>
          <table:table-cell office:value-type="float" office:value="0.0228989633903495">
            <text:p>0,02290</text:p>
          </table:table-cell>
          <table:table-cell office:value-type="float" office:value="1.21185564539854">
            <text:p>1,21186</text:p>
          </table:table-cell>
          <table:table-cell office:value-type="float" office:value="1.21121624707318">
            <text:p>1,21122</text:p>
          </table:table-cell>
        </table:table-row>
        <table:table-row table:style-name="ro2">
          <table:table-cell table:style-name="ce1" office:value-type="string">
            <text:p>2010.06.16</text:p>
          </table:table-cell>
          <table:table-cell office:value-type="float" office:value="1.23225">
            <text:p>1,23225</text:p>
          </table:table-cell>
          <table:table-cell office:value-type="float" office:value="1.23524">
            <text:p>1,23524</text:p>
          </table:table-cell>
          <table:table-cell office:value-type="float" office:value="1.22549">
            <text:p>1,22549</text:p>
          </table:table-cell>
          <table:table-cell office:value-type="float" office:value="1.22989">
            <text:p>1,22989</text:p>
          </table:table-cell>
          <table:table-cell table:formula="of:=([.E1256]+[.D1256]+[.C1256])/3" office:value-type="float" office:value="1.23020666666667">
            <text:p>1,23021</text:p>
          </table:table-cell>
          <table:table-cell table:formula="of:=[.C1256]-[.D1256]" office:value-type="float" office:value="0.00975000000000015">
            <text:p>0,00975</text:p>
          </table:table-cell>
          <table:table-cell office:value-type="float" office:value="0.0224332405003284">
            <text:p>0,02243</text:p>
          </table:table-cell>
          <table:table-cell office:value-type="float" office:value="1.21572526236101">
            <text:p>1,21573</text:p>
          </table:table-cell>
          <table:table-cell office:value-type="float" office:value="1.21656217465802">
            <text:p>1,21656</text:p>
          </table:table-cell>
        </table:table-row>
        <table:table-row table:style-name="ro2">
          <table:table-cell table:style-name="ce1" office:value-type="string">
            <text:p>2010.06.17</text:p>
          </table:table-cell>
          <table:table-cell office:value-type="float" office:value="1.22986">
            <text:p>1,22986</text:p>
          </table:table-cell>
          <table:table-cell office:value-type="float" office:value="1.24121">
            <text:p>1,24121</text:p>
          </table:table-cell>
          <table:table-cell office:value-type="float" office:value="1.22414">
            <text:p>1,22414</text:p>
          </table:table-cell>
          <table:table-cell office:value-type="float" office:value="1.23796">
            <text:p>1,23796</text:p>
          </table:table-cell>
          <table:table-cell table:formula="of:=([.E1257]+[.D1257]+[.C1257])/3" office:value-type="float" office:value="1.23443666666667">
            <text:p>1,23444</text:p>
          </table:table-cell>
          <table:table-cell table:formula="of:=[.C1257]-[.D1257]" office:value-type="float" office:value="0.0170699999999999">
            <text:p>0,01707</text:p>
          </table:table-cell>
          <table:table-cell office:value-type="float" office:value="0.0220047728358282">
            <text:p>0,02200</text:p>
          </table:table-cell>
          <table:table-cell office:value-type="float" office:value="1.21939198746983">
            <text:p>1,21939</text:p>
          </table:table-cell>
          <table:table-cell office:value-type="float" office:value="1.22033048222783">
            <text:p>1,22033</text:p>
          </table:table-cell>
        </table:table-row>
        <table:table-row table:style-name="ro2">
          <table:table-cell table:style-name="ce1" office:value-type="string">
            <text:p>2010.06.18</text:p>
          </table:table-cell>
          <table:table-cell office:value-type="float" office:value="1.23797">
            <text:p>1,23797</text:p>
          </table:table-cell>
          <table:table-cell office:value-type="float" office:value="1.24155">
            <text:p>1,24155</text:p>
          </table:table-cell>
          <table:table-cell office:value-type="float" office:value="1.23528">
            <text:p>1,23528</text:p>
          </table:table-cell>
          <table:table-cell office:value-type="float" office:value="1.23866">
            <text:p>1,23866</text:p>
          </table:table-cell>
          <table:table-cell table:formula="of:=([.E1258]+[.D1258]+[.C1258])/3" office:value-type="float" office:value="1.23849666666667">
            <text:p>1,23850</text:p>
          </table:table-cell>
          <table:table-cell table:formula="of:=[.C1258]-[.D1258]" office:value-type="float" office:value="0.00627">
            <text:p>0,00627</text:p>
          </table:table-cell>
          <table:table-cell office:value-type="float" office:value="0.0216224910300705">
            <text:p>0,02162</text:p>
          </table:table-cell>
          <table:table-cell office:value-type="float" office:value="1.22284290952415">
            <text:p>1,22284</text:p>
          </table:table-cell>
          <table:table-cell office:value-type="float" office:value="1.22471505812634">
            <text:p>1,22472</text:p>
          </table:table-cell>
        </table:table-row>
        <table:table-row table:style-name="ro2">
          <table:table-cell table:style-name="ce1" office:value-type="string">
            <text:p>2010.06.21</text:p>
          </table:table-cell>
          <table:table-cell office:value-type="float" office:value="1.24286">
            <text:p>1,24286</text:p>
          </table:table-cell>
          <table:table-cell office:value-type="float" office:value="1.24668">
            <text:p>1,24668</text:p>
          </table:table-cell>
          <table:table-cell office:value-type="float" office:value="1.23036">
            <text:p>1,23036</text:p>
          </table:table-cell>
          <table:table-cell office:value-type="float" office:value="1.23231">
            <text:p>1,23231</text:p>
          </table:table-cell>
          <table:table-cell table:formula="of:=([.E1259]+[.D1259]+[.C1259])/3" office:value-type="float" office:value="1.23645">
            <text:p>1,23645</text:p>
          </table:table-cell>
          <table:table-cell table:formula="of:=[.C1259]-[.D1259]" office:value-type="float" office:value="0.0163199999999999">
            <text:p>0,01632</text:p>
          </table:table-cell>
          <table:table-cell office:value-type="float" office:value="0.0211919218605661">
            <text:p>0,02119</text:p>
          </table:table-cell>
          <table:table-cell office:value-type="float" office:value="1.22676456781574">
            <text:p>1,22676</text:p>
          </table:table-cell>
          <table:table-cell office:value-type="float" office:value="1.22858051921959">
            <text:p>1,22858</text:p>
          </table:table-cell>
        </table:table-row>
        <table:table-row table:style-name="ro2">
          <table:table-cell table:style-name="ce1" office:value-type="string">
            <text:p>2010.06.22</text:p>
          </table:table-cell>
          <table:table-cell office:value-type="float" office:value="1.23238">
            <text:p>1,23238</text:p>
          </table:table-cell>
          <table:table-cell office:value-type="float" office:value="1.23528">
            <text:p>1,23528</text:p>
          </table:table-cell>
          <table:table-cell office:value-type="float" office:value="1.22515">
            <text:p>1,22515</text:p>
          </table:table-cell>
          <table:table-cell office:value-type="float" office:value="1.22682">
            <text:p>1,22682</text:p>
          </table:table-cell>
          <table:table-cell table:formula="of:=([.E1260]+[.D1260]+[.C1260])/3" office:value-type="float" office:value="1.22908333333333">
            <text:p>1,22908</text:p>
          </table:table-cell>
          <table:table-cell table:formula="of:=[.C1260]-[.D1260]" office:value-type="float" office:value="0.01013">
            <text:p>0,01013</text:p>
          </table:table-cell>
          <table:table-cell office:value-type="float" office:value="0.0210405439514246">
            <text:p>0,02104</text:p>
          </table:table-cell>
          <table:table-cell office:value-type="float" office:value="1.22868666158975">
            <text:p>1,22869</text:p>
          </table:table-cell>
          <table:table-cell office:value-type="float" office:value="1.22966976531709">
            <text:p>1,22967</text:p>
          </table:table-cell>
        </table:table-row>
        <table:table-row table:style-name="ro2">
          <table:table-cell table:style-name="ce1" office:value-type="string">
            <text:p>2010.06.23</text:p>
          </table:table-cell>
          <table:table-cell office:value-type="float" office:value="1.22678">
            <text:p>1,22678</text:p>
          </table:table-cell>
          <table:table-cell office:value-type="float" office:value="1.23431">
            <text:p>1,23431</text:p>
          </table:table-cell>
          <table:table-cell office:value-type="float" office:value="1.2209">
            <text:p>1,22090</text:p>
          </table:table-cell>
          <table:table-cell office:value-type="float" office:value="1.23103">
            <text:p>1,23103</text:p>
          </table:table-cell>
          <table:table-cell table:formula="of:=([.E1261]+[.D1261]+[.C1261])/3" office:value-type="float" office:value="1.22874666666667">
            <text:p>1,22875</text:p>
          </table:table-cell>
          <table:table-cell table:formula="of:=[.C1261]-[.D1261]" office:value-type="float" office:value="0.0134099999999999">
            <text:p>0,01341</text:p>
          </table:table-cell>
          <table:table-cell office:value-type="float" office:value="0.0209328167513617">
            <text:p>0,02093</text:p>
          </table:table-cell>
          <table:table-cell office:value-type="float" office:value="1.22843741198058">
            <text:p>1,22844</text:p>
          </table:table-cell>
          <table:table-cell office:value-type="float" office:value="1.22857994149046">
            <text:p>1,22858</text:p>
          </table:table-cell>
        </table:table-row>
        <table:table-row table:style-name="ro2">
          <table:table-cell table:style-name="ce1" office:value-type="string">
            <text:p>2010.06.24</text:p>
          </table:table-cell>
          <table:table-cell office:value-type="float" office:value="1.23101">
            <text:p>1,23101</text:p>
          </table:table-cell>
          <table:table-cell office:value-type="float" office:value="1.23868">
            <text:p>1,23868</text:p>
          </table:table-cell>
          <table:table-cell office:value-type="float" office:value="1.22614">
            <text:p>1,22614</text:p>
          </table:table-cell>
          <table:table-cell office:value-type="float" office:value="1.23274">
            <text:p>1,23274</text:p>
          </table:table-cell>
          <table:table-cell table:formula="of:=([.E1262]+[.D1262]+[.C1262])/3" office:value-type="float" office:value="1.23252">
            <text:p>1,23252</text:p>
          </table:table-cell>
          <table:table-cell table:formula="of:=[.C1262]-[.D1262]" office:value-type="float" office:value="0.01254">
            <text:p>0,01254</text:p>
          </table:table-cell>
          <table:table-cell office:value-type="float" office:value="0.0208517736431836">
            <text:p>0,02085</text:p>
          </table:table-cell>
          <table:table-cell office:value-type="float" office:value="1.22888536758699">
            <text:p>1,22889</text:p>
          </table:table-cell>
          <table:table-cell office:value-type="float" office:value="1.22949915374761">
            <text:p>1,22950</text:p>
          </table:table-cell>
        </table:table-row>
        <table:table-row table:style-name="ro2">
          <table:table-cell table:style-name="ce1" office:value-type="string">
            <text:p>2010.06.25</text:p>
          </table:table-cell>
          <table:table-cell office:value-type="float" office:value="1.23275">
            <text:p>1,23275</text:p>
          </table:table-cell>
          <table:table-cell office:value-type="float" office:value="1.23942">
            <text:p>1,23942</text:p>
          </table:table-cell>
          <table:table-cell office:value-type="float" office:value="1.22538">
            <text:p>1,22538</text:p>
          </table:table-cell>
          <table:table-cell office:value-type="float" office:value="1.23681">
            <text:p>1,23681</text:p>
          </table:table-cell>
          <table:table-cell table:formula="of:=([.E1263]+[.D1263]+[.C1263])/3" office:value-type="float" office:value="1.23387">
            <text:p>1,23387</text:p>
          </table:table-cell>
          <table:table-cell table:formula="of:=[.C1263]-[.D1263]" office:value-type="float" office:value="0.0140400000000001">
            <text:p>0,01404</text:p>
          </table:table-cell>
          <table:table-cell office:value-type="float" office:value="0.0208049211131341">
            <text:p>0,02080</text:p>
          </table:table-cell>
          <table:table-cell office:value-type="float" office:value="1.22938083125432">
            <text:p>1,22938</text:p>
          </table:table-cell>
          <table:table-cell office:value-type="float" office:value="1.23016427595488">
            <text:p>1,23016</text:p>
          </table:table-cell>
        </table:table-row>
        <table:table-row table:style-name="ro2">
          <table:table-cell table:style-name="ce1" office:value-type="string">
            <text:p>2010.06.28</text:p>
          </table:table-cell>
          <table:table-cell office:value-type="float" office:value="1.23794">
            <text:p>1,23794</text:p>
          </table:table-cell>
          <table:table-cell office:value-type="float" office:value="1.23966">
            <text:p>1,23966</text:p>
          </table:table-cell>
          <table:table-cell office:value-type="float" office:value="1.22651">
            <text:p>1,22651</text:p>
          </table:table-cell>
          <table:table-cell office:value-type="float" office:value="1.22803">
            <text:p>1,22803</text:p>
          </table:table-cell>
          <table:table-cell table:formula="of:=([.E1264]+[.D1264]+[.C1264])/3" office:value-type="float" office:value="1.2314">
            <text:p>1,23140</text:p>
          </table:table-cell>
          <table:table-cell table:formula="of:=[.C1264]-[.D1264]" office:value-type="float" office:value="0.01315">
            <text:p>0,01315</text:p>
          </table:table-cell>
          <table:table-cell office:value-type="float" office:value="0.0207650679581624">
            <text:p>0,02077</text:p>
          </table:table-cell>
          <table:table-cell office:value-type="float" office:value="1.23046176880667">
            <text:p>1,23046</text:p>
          </table:table-cell>
          <table:table-cell office:value-type="float" office:value="1.23170073114972">
            <text:p>1,23170</text:p>
          </table:table-cell>
        </table:table-row>
        <table:table-row table:style-name="ro2">
          <table:table-cell table:style-name="ce1" office:value-type="string">
            <text:p>2010.06.29</text:p>
          </table:table-cell>
          <table:table-cell office:value-type="float" office:value="1.22802">
            <text:p>1,22802</text:p>
          </table:table-cell>
          <table:table-cell office:value-type="float" office:value="1.22902">
            <text:p>1,22902</text:p>
          </table:table-cell>
          <table:table-cell office:value-type="float" office:value="1.21495">
            <text:p>1,21495</text:p>
          </table:table-cell>
          <table:table-cell office:value-type="float" office:value="1.21882">
            <text:p>1,21882</text:p>
          </table:table-cell>
          <table:table-cell table:formula="of:=([.E1265]+[.D1265]+[.C1265])/3" office:value-type="float" office:value="1.22093">
            <text:p>1,22093</text:p>
          </table:table-cell>
          <table:table-cell table:formula="of:=[.C1265]-[.D1265]" office:value-type="float" office:value="0.01407">
            <text:p>0,01407</text:p>
          </table:table-cell>
          <table:table-cell office:value-type="float" office:value="0.0207857409214514">
            <text:p>0,02079</text:p>
          </table:table-cell>
          <table:table-cell office:value-type="float" office:value="1.23047105311844">
            <text:p>1,23047</text:p>
          </table:table-cell>
          <table:table-cell office:value-type="float" office:value="1.23048314715279">
            <text:p>1,23048</text:p>
          </table:table-cell>
        </table:table-row>
        <table:table-row table:style-name="ro2">
          <table:table-cell table:style-name="ce1" office:value-type="string">
            <text:p>2010.06.30</text:p>
          </table:table-cell>
          <table:table-cell office:value-type="float" office:value="1.21886">
            <text:p>1,21886</text:p>
          </table:table-cell>
          <table:table-cell office:value-type="float" office:value="1.23038">
            <text:p>1,23038</text:p>
          </table:table-cell>
          <table:table-cell office:value-type="float" office:value="1.21662">
            <text:p>1,21662</text:p>
          </table:table-cell>
          <table:table-cell office:value-type="float" office:value="1.22326">
            <text:p>1,22326</text:p>
          </table:table-cell>
          <table:table-cell table:formula="of:=([.E1266]+[.D1266]+[.C1266])/3" office:value-type="float" office:value="1.22342">
            <text:p>1,22342</text:p>
          </table:table-cell>
          <table:table-cell table:formula="of:=[.C1266]-[.D1266]" office:value-type="float" office:value="0.01376">
            <text:p>0,01376</text:p>
          </table:table-cell>
          <table:table-cell office:value-type="float" office:value="0.0208481659180413">
            <text:p>0,02085</text:p>
          </table:table-cell>
          <table:table-cell office:value-type="float" office:value="1.22804785575725">
            <text:p>1,22805</text:p>
          </table:table-cell>
          <table:table-cell office:value-type="float" office:value="1.22745407171959">
            <text:p>1,22745</text:p>
          </table:table-cell>
        </table:table-row>
        <table:table-row table:style-name="ro2">
          <table:table-cell table:style-name="ce1" office:value-type="string">
            <text:p>2010.07.01</text:p>
          </table:table-cell>
          <table:table-cell office:value-type="float" office:value="1.22327">
            <text:p>1,22327</text:p>
          </table:table-cell>
          <table:table-cell office:value-type="float" office:value="1.25388">
            <text:p>1,25388</text:p>
          </table:table-cell>
          <table:table-cell office:value-type="float" office:value="1.2193">
            <text:p>1,21930</text:p>
          </table:table-cell>
          <table:table-cell office:value-type="float" office:value="1.25178">
            <text:p>1,25178</text:p>
          </table:table-cell>
          <table:table-cell table:formula="of:=([.E1267]+[.D1267]+[.C1267])/3" office:value-type="float" office:value="1.24165333333333">
            <text:p>1,24165</text:p>
          </table:table-cell>
          <table:table-cell table:formula="of:=[.C1267]-[.D1267]" office:value-type="float" office:value="0.0345800000000001">
            <text:p>0,03458</text:p>
          </table:table-cell>
          <table:table-cell office:value-type="float" office:value="0.0208018288030564">
            <text:p>0,02080</text:p>
          </table:table-cell>
          <table:table-cell office:value-type="float" office:value="1.22725113092339">
            <text:p>1,22725</text:p>
          </table:table-cell>
          <table:table-cell office:value-type="float" office:value="1.22659330351262">
            <text:p>1,22659</text:p>
          </table:table-cell>
        </table:table-row>
        <table:table-row table:style-name="ro2">
          <table:table-cell table:style-name="ce1" office:value-type="string">
            <text:p>2010.07.02</text:p>
          </table:table-cell>
          <table:table-cell office:value-type="float" office:value="1.25173">
            <text:p>1,25173</text:p>
          </table:table-cell>
          <table:table-cell office:value-type="float" office:value="1.26106">
            <text:p>1,26106</text:p>
          </table:table-cell>
          <table:table-cell office:value-type="float" office:value="1.24824">
            <text:p>1,24824</text:p>
          </table:table-cell>
          <table:table-cell office:value-type="float" office:value="1.25655">
            <text:p>1,25655</text:p>
          </table:table-cell>
          <table:table-cell table:formula="of:=([.E1268]+[.D1268]+[.C1268])/3" office:value-type="float" office:value="1.25528333333333">
            <text:p>1,25528</text:p>
          </table:table-cell>
          <table:table-cell table:formula="of:=[.C1268]-[.D1268]" office:value-type="float" office:value="0.0128200000000001">
            <text:p>0,01282</text:p>
          </table:table-cell>
          <table:table-cell office:value-type="float" office:value="0.0206906831492258">
            <text:p>0,02069</text:p>
          </table:table-cell>
          <table:table-cell office:value-type="float" office:value="1.23070190584982">
            <text:p>1,23070</text:p>
          </table:table-cell>
          <table:table-cell office:value-type="float" office:value="1.23299330658196">
            <text:p>1,23299</text:p>
          </table:table-cell>
        </table:table-row>
        <table:table-row table:style-name="ro2">
          <table:table-cell table:style-name="ce1" office:value-type="string">
            <text:p>2010.07.05</text:p>
          </table:table-cell>
          <table:table-cell office:value-type="float" office:value="1.25559">
            <text:p>1,25559</text:p>
          </table:table-cell>
          <table:table-cell office:value-type="float" office:value="1.25619">
            <text:p>1,25619</text:p>
          </table:table-cell>
          <table:table-cell office:value-type="float" office:value="1.251">
            <text:p>1,25100</text:p>
          </table:table-cell>
          <table:table-cell office:value-type="float" office:value="1.2538">
            <text:p>1,25380</text:p>
          </table:table-cell>
          <table:table-cell table:formula="of:=([.E1269]+[.D1269]+[.C1269])/3" office:value-type="float" office:value="1.25366333333333">
            <text:p>1,25366</text:p>
          </table:table-cell>
          <table:table-cell table:formula="of:=[.C1269]-[.D1269]" office:value-type="float" office:value="0.00519000000000025">
            <text:p>0,00519</text:p>
          </table:table-cell>
          <table:table-cell office:value-type="float" office:value="0.0203978699741223">
            <text:p>0,02040</text:p>
          </table:table-cell>
          <table:table-cell office:value-type="float" office:value="1.23671029913848">
            <text:p>1,23671</text:p>
          </table:table-cell>
          <table:table-cell office:value-type="float" office:value="1.23889104705126">
            <text:p>1,23889</text:p>
          </table:table-cell>
        </table:table-row>
        <table:table-row table:style-name="ro2">
          <table:table-cell table:style-name="ce1" office:value-type="string">
            <text:p>2010.07.06</text:p>
          </table:table-cell>
          <table:table-cell office:value-type="float" office:value="1.25376">
            <text:p>1,25376</text:p>
          </table:table-cell>
          <table:table-cell office:value-type="float" office:value="1.26623">
            <text:p>1,26623</text:p>
          </table:table-cell>
          <table:table-cell office:value-type="float" office:value="1.24796">
            <text:p>1,24796</text:p>
          </table:table-cell>
          <table:table-cell office:value-type="float" office:value="1.26258">
            <text:p>1,26258</text:p>
          </table:table-cell>
          <table:table-cell table:formula="of:=([.E1270]+[.D1270]+[.C1270])/3" office:value-type="float" office:value="1.25892333333333">
            <text:p>1,25892</text:p>
          </table:table-cell>
          <table:table-cell table:formula="of:=[.C1270]-[.D1270]" office:value-type="float" office:value="0.01827">
            <text:p>0,01827</text:p>
          </table:table-cell>
          <table:table-cell office:value-type="float" office:value="0.0200517539113721">
            <text:p>0,02005</text:p>
          </table:table-cell>
          <table:table-cell office:value-type="float" office:value="1.24103153591308">
            <text:p>1,24103</text:p>
          </table:table-cell>
          <table:table-cell office:value-type="float" office:value="1.24235737118087">
            <text:p>1,24236</text:p>
          </table:table-cell>
        </table:table-row>
        <table:table-row table:style-name="ro2">
          <table:table-cell table:style-name="ce1" office:value-type="string">
            <text:p>2010.07.07</text:p>
          </table:table-cell>
          <table:table-cell office:value-type="float" office:value="1.26261">
            <text:p>1,26261</text:p>
          </table:table-cell>
          <table:table-cell office:value-type="float" office:value="1.2663">
            <text:p>1,26630</text:p>
          </table:table-cell>
          <table:table-cell office:value-type="float" office:value="1.25531">
            <text:p>1,25531</text:p>
          </table:table-cell>
          <table:table-cell office:value-type="float" office:value="1.26302">
            <text:p>1,26302</text:p>
          </table:table-cell>
          <table:table-cell table:formula="of:=([.E1271]+[.D1271]+[.C1271])/3" office:value-type="float" office:value="1.26154333333333">
            <text:p>1,26154</text:p>
          </table:table-cell>
          <table:table-cell table:formula="of:=[.C1271]-[.D1271]" office:value-type="float" office:value="0.0109899999999998">
            <text:p>0,01099</text:p>
          </table:table-cell>
          <table:table-cell office:value-type="float" office:value="0.0196027716078379">
            <text:p>0,01960</text:p>
          </table:table-cell>
          <table:table-cell office:value-type="float" office:value="1.24520287148494">
            <text:p>1,24520</text:p>
          </table:table-cell>
          <table:table-cell office:value-type="float" office:value="1.24749266504851">
            <text:p>1,24749</text:p>
          </table:table-cell>
        </table:table-row>
        <table:table-row table:style-name="ro2">
          <table:table-cell table:style-name="ce1" office:value-type="string">
            <text:p>2010.07.08</text:p>
          </table:table-cell>
          <table:table-cell office:value-type="float" office:value="1.26307">
            <text:p>1,26307</text:p>
          </table:table-cell>
          <table:table-cell office:value-type="float" office:value="1.27106">
            <text:p>1,27106</text:p>
          </table:table-cell>
          <table:table-cell office:value-type="float" office:value="1.26199">
            <text:p>1,26199</text:p>
          </table:table-cell>
          <table:table-cell office:value-type="float" office:value="1.26931">
            <text:p>1,26931</text:p>
          </table:table-cell>
          <table:table-cell table:formula="of:=([.E1272]+[.D1272]+[.C1272])/3" office:value-type="float" office:value="1.26745333333333">
            <text:p>1,26745</text:p>
          </table:table-cell>
          <table:table-cell table:formula="of:=[.C1272]-[.D1272]" office:value-type="float" office:value="0.00907000000000013">
            <text:p>0,00907</text:p>
          </table:table-cell>
          <table:table-cell office:value-type="float" office:value="0.019185006124782">
            <text:p>0,01919</text:p>
          </table:table-cell>
          <table:table-cell office:value-type="float" office:value="1.24949356718893">
            <text:p>1,24949</text:p>
          </table:table-cell>
          <table:table-cell office:value-type="float" office:value="1.25242581138675">
            <text:p>1,25243</text:p>
          </table:table-cell>
        </table:table-row>
        <table:table-row table:style-name="ro2">
          <table:table-cell table:style-name="ce1" office:value-type="string">
            <text:p>2010.07.09</text:p>
          </table:table-cell>
          <table:table-cell office:value-type="float" office:value="1.26926">
            <text:p>1,26926</text:p>
          </table:table-cell>
          <table:table-cell office:value-type="float" office:value="1.27218">
            <text:p>1,27218</text:p>
          </table:table-cell>
          <table:table-cell office:value-type="float" office:value="1.26085">
            <text:p>1,26085</text:p>
          </table:table-cell>
          <table:table-cell office:value-type="float" office:value="1.264">
            <text:p>1,26400</text:p>
          </table:table-cell>
          <table:table-cell table:formula="of:=([.E1273]+[.D1273]+[.C1273])/3" office:value-type="float" office:value="1.26567666666667">
            <text:p>1,26568</text:p>
          </table:table-cell>
          <table:table-cell table:formula="of:=[.C1273]-[.D1273]" office:value-type="float" office:value="0.0113300000000001">
            <text:p>0,01133</text:p>
          </table:table-cell>
          <table:table-cell office:value-type="float" office:value="0.0188354813455171">
            <text:p>0,01884</text:p>
          </table:table-cell>
          <table:table-cell office:value-type="float" office:value="1.25391238303795">
            <text:p>1,25391</text:p>
          </table:table-cell>
          <table:table-cell office:value-type="float" office:value="1.25692180571694">
            <text:p>1,25692</text:p>
          </table:table-cell>
        </table:table-row>
        <table:table-row table:style-name="ro2">
          <table:table-cell table:style-name="ce1" office:value-type="string">
            <text:p>2010.07.12</text:p>
          </table:table-cell>
          <table:table-cell office:value-type="float" office:value="1.26414">
            <text:p>1,26414</text:p>
          </table:table-cell>
          <table:table-cell office:value-type="float" office:value="1.26463">
            <text:p>1,26463</text:p>
          </table:table-cell>
          <table:table-cell office:value-type="float" office:value="1.25506">
            <text:p>1,25506</text:p>
          </table:table-cell>
          <table:table-cell office:value-type="float" office:value="1.25886">
            <text:p>1,25886</text:p>
          </table:table-cell>
          <table:table-cell table:formula="of:=([.E1274]+[.D1274]+[.C1274])/3" office:value-type="float" office:value="1.25951666666667">
            <text:p>1,25952</text:p>
          </table:table-cell>
          <table:table-cell table:formula="of:=[.C1274]-[.D1274]" office:value-type="float" office:value="0.00956999999999986">
            <text:p>0,00957</text:p>
          </table:table-cell>
          <table:table-cell office:value-type="float" office:value="0.0187063751104517">
            <text:p>0,01871</text:p>
          </table:table-cell>
          <table:table-cell office:value-type="float" office:value="1.25621707231112">
            <text:p>1,25622</text:p>
          </table:table-cell>
          <table:table-cell office:value-type="float" office:value="1.25830983762369">
            <text:p>1,25831</text:p>
          </table:table-cell>
        </table:table-row>
        <table:table-row table:style-name="ro2">
          <table:table-cell table:style-name="ce1" office:value-type="string">
            <text:p>2010.07.13</text:p>
          </table:table-cell>
          <table:table-cell office:value-type="float" office:value="1.25897">
            <text:p>1,25897</text:p>
          </table:table-cell>
          <table:table-cell office:value-type="float" office:value="1.27377">
            <text:p>1,27377</text:p>
          </table:table-cell>
          <table:table-cell office:value-type="float" office:value="1.25229">
            <text:p>1,25229</text:p>
          </table:table-cell>
          <table:table-cell office:value-type="float" office:value="1.27267">
            <text:p>1,27267</text:p>
          </table:table-cell>
          <table:table-cell table:formula="of:=([.E1275]+[.D1275]+[.C1275])/3" office:value-type="float" office:value="1.26624333333333">
            <text:p>1,26624</text:p>
          </table:table-cell>
          <table:table-cell table:formula="of:=[.C1275]-[.D1275]" office:value-type="float" office:value="0.0214800000000002">
            <text:p>0,02148</text:p>
          </table:table-cell>
          <table:table-cell office:value-type="float" office:value="0.0185905956863565">
            <text:p>0,01859</text:p>
          </table:table-cell>
          <table:table-cell office:value-type="float" office:value="1.25696196487959">
            <text:p>1,25696</text:p>
          </table:table-cell>
          <table:table-cell office:value-type="float" office:value="1.2585550640205">
            <text:p>1,25856</text:p>
          </table:table-cell>
        </table:table-row>
        <table:table-row table:style-name="ro2">
          <table:table-cell table:style-name="ce1" office:value-type="string">
            <text:p>2010.07.14</text:p>
          </table:table-cell>
          <table:table-cell office:value-type="float" office:value="1.27271">
            <text:p>1,27271</text:p>
          </table:table-cell>
          <table:table-cell office:value-type="float" office:value="1.27768">
            <text:p>1,27768</text:p>
          </table:table-cell>
          <table:table-cell office:value-type="float" office:value="1.26822">
            <text:p>1,26822</text:p>
          </table:table-cell>
          <table:table-cell office:value-type="float" office:value="1.27414">
            <text:p>1,27414</text:p>
          </table:table-cell>
          <table:table-cell table:formula="of:=([.E1276]+[.D1276]+[.C1276])/3" office:value-type="float" office:value="1.27334666666667">
            <text:p>1,27335</text:p>
          </table:table-cell>
          <table:table-cell table:formula="of:=[.C1276]-[.D1276]" office:value-type="float" office:value="0.00946000000000025">
            <text:p>0,00946</text:p>
          </table:table-cell>
          <table:table-cell office:value-type="float" office:value="0.0184728836982035">
            <text:p>0,01847</text:p>
          </table:table-cell>
          <table:table-cell office:value-type="float" office:value="1.25934710805842">
            <text:p>1,25935</text:p>
          </table:table-cell>
          <table:table-cell office:value-type="float" office:value="1.26222629025083">
            <text:p>1,26223</text:p>
          </table:table-cell>
        </table:table-row>
        <table:table-row table:style-name="ro2">
          <table:table-cell table:style-name="ce1" office:value-type="string">
            <text:p>2010.07.15</text:p>
          </table:table-cell>
          <table:table-cell office:value-type="float" office:value="1.2742">
            <text:p>1,27420</text:p>
          </table:table-cell>
          <table:table-cell office:value-type="float" office:value="1.2954">
            <text:p>1,29540</text:p>
          </table:table-cell>
          <table:table-cell office:value-type="float" office:value="1.27092">
            <text:p>1,27092</text:p>
          </table:table-cell>
          <table:table-cell office:value-type="float" office:value="1.2931">
            <text:p>1,29310</text:p>
          </table:table-cell>
          <table:table-cell table:formula="of:=([.E1277]+[.D1277]+[.C1277])/3" office:value-type="float" office:value="1.28647333333333">
            <text:p>1,28647</text:p>
          </table:table-cell>
          <table:table-cell table:formula="of:=[.C1277]-[.D1277]" office:value-type="float" office:value="0.0244799999999998">
            <text:p>0,02448</text:p>
          </table:table-cell>
          <table:table-cell office:value-type="float" office:value="0.0183072169675385">
            <text:p>0,01831</text:p>
          </table:table-cell>
          <table:table-cell office:value-type="float" office:value="1.26276229671863">
            <text:p>1,26276</text:p>
          </table:table-cell>
          <table:table-cell office:value-type="float" office:value="1.2654054885688">
            <text:p>1,26541</text:p>
          </table:table-cell>
        </table:table-row>
        <table:table-row table:style-name="ro2">
          <table:table-cell table:style-name="ce1" office:value-type="string">
            <text:p>2010.07.16</text:p>
          </table:table-cell>
          <table:table-cell office:value-type="float" office:value="1.29312">
            <text:p>1,29312</text:p>
          </table:table-cell>
          <table:table-cell office:value-type="float" office:value="1.30063">
            <text:p>1,30063</text:p>
          </table:table-cell>
          <table:table-cell office:value-type="float" office:value="1.28894">
            <text:p>1,28894</text:p>
          </table:table-cell>
          <table:table-cell office:value-type="float" office:value="1.29293">
            <text:p>1,29293</text:p>
          </table:table-cell>
          <table:table-cell table:formula="of:=([.E1278]+[.D1278]+[.C1278])/3" office:value-type="float" office:value="1.29416666666667">
            <text:p>1,29417</text:p>
          </table:table-cell>
          <table:table-cell table:formula="of:=[.C1278]-[.D1278]" office:value-type="float" office:value="0.01169">
            <text:p>0,01169</text:p>
          </table:table-cell>
          <table:table-cell office:value-type="float" office:value="0.018099363017235">
            <text:p>0,01810</text:p>
          </table:table-cell>
          <table:table-cell office:value-type="float" office:value="1.26862098049161">
            <text:p>1,26862</text:p>
          </table:table-cell>
          <table:table-cell office:value-type="float" office:value="1.27241947995416">
            <text:p>1,27242</text:p>
          </table:table-cell>
        </table:table-row>
        <table:table-row table:style-name="ro2">
          <table:table-cell table:style-name="ce1" office:value-type="string">
            <text:p>2010.07.19</text:p>
          </table:table-cell>
          <table:table-cell office:value-type="float" office:value="1.29064">
            <text:p>1,29064</text:p>
          </table:table-cell>
          <table:table-cell office:value-type="float" office:value="1.29908">
            <text:p>1,29908</text:p>
          </table:table-cell>
          <table:table-cell office:value-type="float" office:value="1.28711">
            <text:p>1,28711</text:p>
          </table:table-cell>
          <table:table-cell office:value-type="float" office:value="1.29472">
            <text:p>1,29472</text:p>
          </table:table-cell>
          <table:table-cell table:formula="of:=([.E1279]+[.D1279]+[.C1279])/3" office:value-type="float" office:value="1.29363666666667">
            <text:p>1,29364</text:p>
          </table:table-cell>
          <table:table-cell table:formula="of:=[.C1279]-[.D1279]" office:value-type="float" office:value="0.01197">
            <text:p>0,01197</text:p>
          </table:table-cell>
          <table:table-cell office:value-type="float" office:value="0.0177941305130282">
            <text:p>0,01779</text:p>
          </table:table-cell>
          <table:table-cell office:value-type="float" office:value="1.27484917908134">
            <text:p>1,27485</text:p>
          </table:table-cell>
          <table:table-cell office:value-type="float" office:value="1.27751692151938">
            <text:p>1,27752</text:p>
          </table:table-cell>
        </table:table-row>
        <table:table-row table:style-name="ro2">
          <table:table-cell table:style-name="ce1" office:value-type="string">
            <text:p>2010.07.20</text:p>
          </table:table-cell>
          <table:table-cell office:value-type="float" office:value="1.29468">
            <text:p>1,29468</text:p>
          </table:table-cell>
          <table:table-cell office:value-type="float" office:value="1.30275">
            <text:p>1,30275</text:p>
          </table:table-cell>
          <table:table-cell office:value-type="float" office:value="1.28389">
            <text:p>1,28389</text:p>
          </table:table-cell>
          <table:table-cell office:value-type="float" office:value="1.28911">
            <text:p>1,28911</text:p>
          </table:table-cell>
          <table:table-cell table:formula="of:=([.E1280]+[.D1280]+[.C1280])/3" office:value-type="float" office:value="1.29191666666667">
            <text:p>1,29192</text:p>
          </table:table-cell>
          <table:table-cell table:formula="of:=[.C1280]-[.D1280]" office:value-type="float" office:value="0.0188600000000001">
            <text:p>0,01886</text:p>
          </table:table-cell>
          <table:table-cell office:value-type="float" office:value="0.0174471801862297">
            <text:p>0,01745</text:p>
          </table:table-cell>
          <table:table-cell office:value-type="float" office:value="1.27981812181052">
            <text:p>1,27982</text:p>
          </table:table-cell>
          <table:table-cell office:value-type="float" office:value="1.28240436760564">
            <text:p>1,28240</text:p>
          </table:table-cell>
        </table:table-row>
        <table:table-row table:style-name="ro2">
          <table:table-cell table:style-name="ce1" office:value-type="string">
            <text:p>2010.07.21</text:p>
          </table:table-cell>
          <table:table-cell office:value-type="float" office:value="1.28908">
            <text:p>1,28908</text:p>
          </table:table-cell>
          <table:table-cell office:value-type="float" office:value="1.29123">
            <text:p>1,29123</text:p>
          </table:table-cell>
          <table:table-cell office:value-type="float" office:value="1.27318">
            <text:p>1,27318</text:p>
          </table:table-cell>
          <table:table-cell office:value-type="float" office:value="1.27528">
            <text:p>1,27528</text:p>
          </table:table-cell>
          <table:table-cell table:formula="of:=([.E1281]+[.D1281]+[.C1281])/3" office:value-type="float" office:value="1.27989666666667">
            <text:p>1,27990</text:p>
          </table:table-cell>
          <table:table-cell table:formula="of:=[.C1281]-[.D1281]" office:value-type="float" office:value="0.0180500000000001">
            <text:p>0,01805</text:p>
          </table:table-cell>
          <table:table-cell office:value-type="float" office:value="0.017269682871711">
            <text:p>0,01727</text:p>
          </table:table-cell>
          <table:table-cell office:value-type="float" office:value="1.28235697977557">
            <text:p>1,28236</text:p>
          </table:table-cell>
          <table:table-cell office:value-type="float" office:value="1.28421160076911">
            <text:p>1,28421</text:p>
          </table:table-cell>
        </table:table-row>
        <table:table-row table:style-name="ro2">
          <table:table-cell table:style-name="ce1" office:value-type="string">
            <text:p>2010.07.22</text:p>
          </table:table-cell>
          <table:table-cell office:value-type="float" office:value="1.27526">
            <text:p>1,27526</text:p>
          </table:table-cell>
          <table:table-cell office:value-type="float" office:value="1.29302">
            <text:p>1,29302</text:p>
          </table:table-cell>
          <table:table-cell office:value-type="float" office:value="1.27368">
            <text:p>1,27368</text:p>
          </table:table-cell>
          <table:table-cell office:value-type="float" office:value="1.28874">
            <text:p>1,28874</text:p>
          </table:table-cell>
          <table:table-cell table:formula="of:=([.E1282]+[.D1282]+[.C1282])/3" office:value-type="float" office:value="1.28514666666667">
            <text:p>1,28515</text:p>
          </table:table-cell>
          <table:table-cell table:formula="of:=[.C1282]-[.D1282]" office:value-type="float" office:value="0.0193399999999999">
            <text:p>0,01934</text:p>
          </table:table-cell>
          <table:table-cell office:value-type="float" office:value="0.0172963313569617">
            <text:p>0,01730</text:p>
          </table:table-cell>
          <table:table-cell office:value-type="float" office:value="1.28153173960456">
            <text:p>1,28153</text:p>
          </table:table-cell>
          <table:table-cell office:value-type="float" office:value="1.28233947360828">
            <text:p>1,28234</text:p>
          </table:table-cell>
        </table:table-row>
        <table:table-row table:style-name="ro2">
          <table:table-cell table:style-name="ce1" office:value-type="string">
            <text:p>2010.07.23</text:p>
          </table:table-cell>
          <table:table-cell office:value-type="float" office:value="1.28864">
            <text:p>1,28864</text:p>
          </table:table-cell>
          <table:table-cell office:value-type="float" office:value="1.29642">
            <text:p>1,29642</text:p>
          </table:table-cell>
          <table:table-cell office:value-type="float" office:value="1.27932">
            <text:p>1,27932</text:p>
          </table:table-cell>
          <table:table-cell office:value-type="float" office:value="1.29086">
            <text:p>1,29086</text:p>
          </table:table-cell>
          <table:table-cell table:formula="of:=([.E1283]+[.D1283]+[.C1283])/3" office:value-type="float" office:value="1.28886666666667">
            <text:p>1,28887</text:p>
          </table:table-cell>
          <table:table-cell table:formula="of:=[.C1283]-[.D1283]" office:value-type="float" office:value="0.0170999999999999">
            <text:p>0,01710</text:p>
          </table:table-cell>
          <table:table-cell office:value-type="float" office:value="0.0172497239496351">
            <text:p>0,01725</text:p>
          </table:table-cell>
          <table:table-cell office:value-type="float" office:value="1.28275043531322">
            <text:p>1,28275</text:p>
          </table:table-cell>
          <table:table-cell office:value-type="float" office:value="1.28405199824909">
            <text:p>1,28405</text:p>
          </table:table-cell>
        </table:table-row>
        <table:table-row table:style-name="ro2">
          <table:table-cell table:style-name="ce1" office:value-type="string">
            <text:p>2010.07.26</text:p>
          </table:table-cell>
          <table:table-cell office:value-type="float" office:value="1.28953">
            <text:p>1,28953</text:p>
          </table:table-cell>
          <table:table-cell office:value-type="float" office:value="1.30046">
            <text:p>1,30046</text:p>
          </table:table-cell>
          <table:table-cell office:value-type="float" office:value="1.28761">
            <text:p>1,28761</text:p>
          </table:table-cell>
          <table:table-cell office:value-type="float" office:value="1.29867">
            <text:p>1,29867</text:p>
          </table:table-cell>
          <table:table-cell table:formula="of:=([.E1284]+[.D1284]+[.C1284])/3" office:value-type="float" office:value="1.29558">
            <text:p>1,29558</text:p>
          </table:table-cell>
          <table:table-cell table:formula="of:=[.C1284]-[.D1284]" office:value-type="float" office:value="0.01285">
            <text:p>0,01285</text:p>
          </table:table-cell>
          <table:table-cell office:value-type="float" office:value="0.0173085708240992">
            <text:p>0,01731</text:p>
          </table:table-cell>
          <table:table-cell office:value-type="float" office:value="1.28403574637457">
            <text:p>1,28404</text:p>
          </table:table-cell>
          <table:table-cell office:value-type="float" office:value="1.28562112766595">
            <text:p>1,28562</text:p>
          </table:table-cell>
        </table:table-row>
        <table:table-row table:style-name="ro2">
          <table:table-cell table:style-name="ce1" office:value-type="string">
            <text:p>2010.07.27</text:p>
          </table:table-cell>
          <table:table-cell office:value-type="float" office:value="1.29869">
            <text:p>1,29869</text:p>
          </table:table-cell>
          <table:table-cell office:value-type="float" office:value="1.30453">
            <text:p>1,30453</text:p>
          </table:table-cell>
          <table:table-cell office:value-type="float" office:value="1.29516">
            <text:p>1,29516</text:p>
          </table:table-cell>
          <table:table-cell office:value-type="float" office:value="1.30001">
            <text:p>1,30001</text:p>
          </table:table-cell>
          <table:table-cell table:formula="of:=([.E1285]+[.D1285]+[.C1285])/3" office:value-type="float" office:value="1.2999">
            <text:p>1,29990</text:p>
          </table:table-cell>
          <table:table-cell table:formula="of:=[.C1285]-[.D1285]" office:value-type="float" office:value="0.00936999999999988">
            <text:p>0,00937</text:p>
          </table:table-cell>
          <table:table-cell office:value-type="float" office:value="0.017218361456347">
            <text:p>0,01722</text:p>
          </table:table-cell>
          <table:table-cell office:value-type="float" office:value="1.28690309256934">
            <text:p>1,28690</text:p>
          </table:table-cell>
          <table:table-cell office:value-type="float" office:value="1.28881626063583">
            <text:p>1,28882</text:p>
          </table:table-cell>
        </table:table-row>
        <table:table-row table:style-name="ro2">
          <table:table-cell table:style-name="ce1" office:value-type="string">
            <text:p>2010.07.28</text:p>
          </table:table-cell>
          <table:table-cell office:value-type="float" office:value="1.29997">
            <text:p>1,29997</text:p>
          </table:table-cell>
          <table:table-cell office:value-type="float" office:value="1.30412">
            <text:p>1,30412</text:p>
          </table:table-cell>
          <table:table-cell office:value-type="float" office:value="1.29662">
            <text:p>1,29662</text:p>
          </table:table-cell>
          <table:table-cell office:value-type="float" office:value="1.2987">
            <text:p>1,29870</text:p>
          </table:table-cell>
          <table:table-cell table:formula="of:=([.E1286]+[.D1286]+[.C1286])/3" office:value-type="float" office:value="1.29981333333333">
            <text:p>1,29981</text:p>
          </table:table-cell>
          <table:table-cell table:formula="of:=[.C1286]-[.D1286]" office:value-type="float" office:value="0.00749999999999984">
            <text:p>0,00750</text:p>
          </table:table-cell>
          <table:table-cell office:value-type="float" office:value="0.0170734420507874">
            <text:p>0,01707</text:p>
          </table:table-cell>
          <table:table-cell office:value-type="float" office:value="1.29023452876165">
            <text:p>1,29023</text:p>
          </table:table-cell>
          <table:table-cell office:value-type="float" office:value="1.29141806095711">
            <text:p>1,29142</text:p>
          </table:table-cell>
        </table:table-row>
        <table:table-row table:style-name="ro2">
          <table:table-cell table:style-name="ce1" office:value-type="string">
            <text:p>2010.07.29</text:p>
          </table:table-cell>
          <table:table-cell office:value-type="float" office:value="1.2988">
            <text:p>1,29880</text:p>
          </table:table-cell>
          <table:table-cell office:value-type="float" office:value="1.3106">
            <text:p>1,31060</text:p>
          </table:table-cell>
          <table:table-cell office:value-type="float" office:value="1.29774">
            <text:p>1,29774</text:p>
          </table:table-cell>
          <table:table-cell office:value-type="float" office:value="1.30797">
            <text:p>1,30797</text:p>
          </table:table-cell>
          <table:table-cell table:formula="of:=([.E1287]+[.D1287]+[.C1287])/3" office:value-type="float" office:value="1.30543666666667">
            <text:p>1,30544</text:p>
          </table:table-cell>
          <table:table-cell table:formula="of:=[.C1287]-[.D1287]" office:value-type="float" office:value="0.0128599999999999">
            <text:p>0,01286</text:p>
          </table:table-cell>
          <table:table-cell office:value-type="float" office:value="0.0168329421166825">
            <text:p>0,01683</text:p>
          </table:table-cell>
          <table:table-cell office:value-type="float" office:value="1.29261460883163">
            <text:p>1,29261</text:p>
          </table:table-cell>
          <table:table-cell office:value-type="float" office:value="1.29346429417119">
            <text:p>1,29346</text:p>
          </table:table-cell>
        </table:table-row>
        <table:table-row table:style-name="ro2">
          <table:table-cell table:style-name="ce1" office:value-type="string">
            <text:p>2010.07.30</text:p>
          </table:table-cell>
          <table:table-cell office:value-type="float" office:value="1.30792">
            <text:p>1,30792</text:p>
          </table:table-cell>
          <table:table-cell office:value-type="float" office:value="1.3093">
            <text:p>1,30930</text:p>
          </table:table-cell>
          <table:table-cell office:value-type="float" office:value="1.29802">
            <text:p>1,29802</text:p>
          </table:table-cell>
          <table:table-cell office:value-type="float" office:value="1.30506">
            <text:p>1,30506</text:p>
          </table:table-cell>
          <table:table-cell table:formula="of:=([.E1288]+[.D1288]+[.C1288])/3" office:value-type="float" office:value="1.30412666666667">
            <text:p>1,30413</text:p>
          </table:table-cell>
          <table:table-cell table:formula="of:=[.C1288]-[.D1288]" office:value-type="float" office:value="0.01128">
            <text:p>0,01128</text:p>
          </table:table-cell>
          <table:table-cell office:value-type="float" office:value="0.0165848402080161">
            <text:p>0,01658</text:p>
          </table:table-cell>
          <table:table-cell office:value-type="float" office:value="1.29598097690913">
            <text:p>1,29598</text:p>
          </table:table-cell>
          <table:table-cell office:value-type="float" office:value="1.29745299969847">
            <text:p>1,29745</text:p>
          </table:table-cell>
        </table:table-row>
        <table:table-row table:style-name="ro2">
          <table:table-cell table:style-name="ce1" office:value-type="string">
            <text:p>2010.08.02</text:p>
          </table:table-cell>
          <table:table-cell office:value-type="float" office:value="1.30619">
            <text:p>1,30619</text:p>
          </table:table-cell>
          <table:table-cell office:value-type="float" office:value="1.31945">
            <text:p>1,31945</text:p>
          </table:table-cell>
          <table:table-cell office:value-type="float" office:value="1.30533">
            <text:p>1,30533</text:p>
          </table:table-cell>
          <table:table-cell office:value-type="float" office:value="1.31753">
            <text:p>1,31753</text:p>
          </table:table-cell>
          <table:table-cell table:formula="of:=([.E1289]+[.D1289]+[.C1289])/3" office:value-type="float" office:value="1.31410333333333">
            <text:p>1,31410</text:p>
          </table:table-cell>
          <table:table-cell table:formula="of:=[.C1289]-[.D1289]" office:value-type="float" office:value="0.0141199999999999">
            <text:p>0,01412</text:p>
          </table:table-cell>
          <table:table-cell office:value-type="float" office:value="0.0164411599780819">
            <text:p>0,01644</text:p>
          </table:table-cell>
          <table:table-cell office:value-type="float" office:value="1.2978682889986">
            <text:p>1,29787</text:p>
          </table:table-cell>
          <table:table-cell office:value-type="float" office:value="1.29960894715943">
            <text:p>1,29961</text:p>
          </table:table-cell>
        </table:table-row>
        <table:table-row table:style-name="ro2">
          <table:table-cell table:style-name="ce1" office:value-type="string">
            <text:p>2010.08.03</text:p>
          </table:table-cell>
          <table:table-cell office:value-type="float" office:value="1.3174">
            <text:p>1,31740</text:p>
          </table:table-cell>
          <table:table-cell office:value-type="float" office:value="1.3261">
            <text:p>1,32610</text:p>
          </table:table-cell>
          <table:table-cell office:value-type="float" office:value="1.31464">
            <text:p>1,31464</text:p>
          </table:table-cell>
          <table:table-cell office:value-type="float" office:value="1.3226">
            <text:p>1,32260</text:p>
          </table:table-cell>
          <table:table-cell table:formula="of:=([.E1290]+[.D1290]+[.C1290])/3" office:value-type="float" office:value="1.32111333333333">
            <text:p>1,32111</text:p>
          </table:table-cell>
          <table:table-cell table:formula="of:=[.C1290]-[.D1290]" office:value-type="float" office:value="0.01146">
            <text:p>0,01146</text:p>
          </table:table-cell>
          <table:table-cell office:value-type="float" office:value="0.0162181961874054">
            <text:p>0,01622</text:p>
          </table:table-cell>
          <table:table-cell office:value-type="float" office:value="1.30222117002989">
            <text:p>1,30222</text:p>
          </table:table-cell>
          <table:table-cell office:value-type="float" office:value="1.30453543904947">
            <text:p>1,30454</text:p>
          </table:table-cell>
        </table:table-row>
        <table:table-row table:style-name="ro2">
          <table:table-cell table:style-name="ce1" office:value-type="string">
            <text:p>2010.08.04</text:p>
          </table:table-cell>
          <table:table-cell office:value-type="float" office:value="1.32261">
            <text:p>1,32261</text:p>
          </table:table-cell>
          <table:table-cell office:value-type="float" office:value="1.32382">
            <text:p>1,32382</text:p>
          </table:table-cell>
          <table:table-cell office:value-type="float" office:value="1.31308">
            <text:p>1,31308</text:p>
          </table:table-cell>
          <table:table-cell office:value-type="float" office:value="1.31538">
            <text:p>1,31538</text:p>
          </table:table-cell>
          <table:table-cell table:formula="of:=([.E1291]+[.D1291]+[.C1291])/3" office:value-type="float" office:value="1.31742666666667">
            <text:p>1,31743</text:p>
          </table:table-cell>
          <table:table-cell table:formula="of:=[.C1291]-[.D1291]" office:value-type="float" office:value="0.01074">
            <text:p>0,01074</text:p>
          </table:table-cell>
          <table:table-cell office:value-type="float" office:value="0.0160024946703779">
            <text:p>0,01600</text:p>
          </table:table-cell>
          <table:table-cell office:value-type="float" office:value="1.30702664470215">
            <text:p>1,30703</text:p>
          </table:table-cell>
          <table:table-cell office:value-type="float" office:value="1.30929881302558">
            <text:p>1,30930</text:p>
          </table:table-cell>
        </table:table-row>
        <table:table-row table:style-name="ro2">
          <table:table-cell table:style-name="ce1" office:value-type="string">
            <text:p>2010.08.05</text:p>
          </table:table-cell>
          <table:table-cell office:value-type="float" office:value="1.3155">
            <text:p>1,31550</text:p>
          </table:table-cell>
          <table:table-cell office:value-type="float" office:value="1.32344">
            <text:p>1,32344</text:p>
          </table:table-cell>
          <table:table-cell office:value-type="float" office:value="1.31186">
            <text:p>1,31186</text:p>
          </table:table-cell>
          <table:table-cell office:value-type="float" office:value="1.31841">
            <text:p>1,31841</text:p>
          </table:table-cell>
          <table:table-cell table:formula="of:=([.E1292]+[.D1292]+[.C1292])/3" office:value-type="float" office:value="1.31790333333333">
            <text:p>1,31790</text:p>
          </table:table-cell>
          <table:table-cell table:formula="of:=[.C1292]-[.D1292]" office:value-type="float" office:value="0.0115799999999999">
            <text:p>0,01158</text:p>
          </table:table-cell>
          <table:table-cell office:value-type="float" office:value="0.0158587528498868">
            <text:p>0,01586</text:p>
          </table:table-cell>
          <table:table-cell office:value-type="float" office:value="1.3094370501739">
            <text:p>1,30944</text:p>
          </table:table-cell>
          <table:table-cell office:value-type="float" office:value="1.31101293069279">
            <text:p>1,31101</text:p>
          </table:table-cell>
        </table:table-row>
        <table:table-row table:style-name="ro2">
          <table:table-cell table:style-name="ce1" office:value-type="string">
            <text:p>2010.08.06</text:p>
          </table:table-cell>
          <table:table-cell office:value-type="float" office:value="1.31846">
            <text:p>1,31846</text:p>
          </table:table-cell>
          <table:table-cell office:value-type="float" office:value="1.3333">
            <text:p>1,33330</text:p>
          </table:table-cell>
          <table:table-cell office:value-type="float" office:value="1.31573">
            <text:p>1,31573</text:p>
          </table:table-cell>
          <table:table-cell office:value-type="float" office:value="1.32781">
            <text:p>1,32781</text:p>
          </table:table-cell>
          <table:table-cell table:formula="of:=([.E1293]+[.D1293]+[.C1293])/3" office:value-type="float" office:value="1.32561333333333">
            <text:p>1,32561</text:p>
          </table:table-cell>
          <table:table-cell table:formula="of:=[.C1293]-[.D1293]" office:value-type="float" office:value="0.0175699999999999">
            <text:p>0,01757</text:p>
          </table:table-cell>
          <table:table-cell office:value-type="float" office:value="0.0157016922846394">
            <text:p>0,01570</text:p>
          </table:table-cell>
          <table:table-cell office:value-type="float" office:value="1.3117063349465">
            <text:p>1,31171</text:p>
          </table:table-cell>
          <table:table-cell office:value-type="float" office:value="1.3129607147216">
            <text:p>1,31296</text:p>
          </table:table-cell>
        </table:table-row>
        <table:table-row table:style-name="ro2">
          <table:table-cell table:style-name="ce1" office:value-type="string">
            <text:p>2010.08.09</text:p>
          </table:table-cell>
          <table:table-cell office:value-type="float" office:value="1.3288">
            <text:p>1,32880</text:p>
          </table:table-cell>
          <table:table-cell office:value-type="float" office:value="1.3307">
            <text:p>1,33070</text:p>
          </table:table-cell>
          <table:table-cell office:value-type="float" office:value="1.32163">
            <text:p>1,32163</text:p>
          </table:table-cell>
          <table:table-cell office:value-type="float" office:value="1.32242">
            <text:p>1,32242</text:p>
          </table:table-cell>
          <table:table-cell table:formula="of:=([.E1294]+[.D1294]+[.C1294])/3" office:value-type="float" office:value="1.32491666666667">
            <text:p>1,32492</text:p>
          </table:table-cell>
          <table:table-cell table:formula="of:=[.C1294]-[.D1294]" office:value-type="float" office:value="0.00906999999999991">
            <text:p>0,00907</text:p>
          </table:table-cell>
          <table:table-cell office:value-type="float" office:value="0.0155243032765358">
            <text:p>0,01552</text:p>
          </table:table-cell>
          <table:table-cell office:value-type="float" office:value="1.31544806262917">
            <text:p>1,31545</text:p>
          </table:table-cell>
          <table:table-cell office:value-type="float" office:value="1.3173828444687">
            <text:p>1,31738</text:p>
          </table:table-cell>
        </table:table-row>
        <table:table-row table:style-name="ro2">
          <table:table-cell table:style-name="ce1" office:value-type="string">
            <text:p>2010.08.10</text:p>
          </table:table-cell>
          <table:table-cell office:value-type="float" office:value="1.32241">
            <text:p>1,32241</text:p>
          </table:table-cell>
          <table:table-cell office:value-type="float" office:value="1.32306">
            <text:p>1,32306</text:p>
          </table:table-cell>
          <table:table-cell office:value-type="float" office:value="1.30742">
            <text:p>1,30742</text:p>
          </table:table-cell>
          <table:table-cell office:value-type="float" office:value="1.31742">
            <text:p>1,31742</text:p>
          </table:table-cell>
          <table:table-cell table:formula="of:=([.E1295]+[.D1295]+[.C1295])/3" office:value-type="float" office:value="1.31596666666667">
            <text:p>1,31597</text:p>
          </table:table-cell>
          <table:table-cell table:formula="of:=[.C1295]-[.D1295]" office:value-type="float" office:value="0.0156399999999999">
            <text:p>0,01564</text:p>
          </table:table-cell>
          <table:table-cell office:value-type="float" office:value="0.015429085033058">
            <text:p>0,01543</text:p>
          </table:table-cell>
          <table:table-cell office:value-type="float" office:value="1.31759094985214">
            <text:p>1,31759</text:p>
          </table:table-cell>
          <table:table-cell office:value-type="float" office:value="1.31875583639687">
            <text:p>1,31876</text:p>
          </table:table-cell>
        </table:table-row>
        <table:table-row table:style-name="ro2">
          <table:table-cell table:style-name="ce1" office:value-type="string">
            <text:p>2010.08.11</text:p>
          </table:table-cell>
          <table:table-cell office:value-type="float" office:value="1.3175">
            <text:p>1,31750</text:p>
          </table:table-cell>
          <table:table-cell office:value-type="float" office:value="1.3186">
            <text:p>1,31860</text:p>
          </table:table-cell>
          <table:table-cell office:value-type="float" office:value="1.28299">
            <text:p>1,28299</text:p>
          </table:table-cell>
          <table:table-cell office:value-type="float" office:value="1.28442">
            <text:p>1,28442</text:p>
          </table:table-cell>
          <table:table-cell table:formula="of:=([.E1296]+[.D1296]+[.C1296])/3" office:value-type="float" office:value="1.29533666666667">
            <text:p>1,29534</text:p>
          </table:table-cell>
          <table:table-cell table:formula="of:=[.C1296]-[.D1296]" office:value-type="float" office:value="0.0356099999999999">
            <text:p>0,03561</text:p>
          </table:table-cell>
          <table:table-cell office:value-type="float" office:value="0.0154791566422741">
            <text:p>0,01548</text:p>
          </table:table-cell>
          <table:table-cell office:value-type="float" office:value="1.31688786270633">
            <text:p>1,31689</text:p>
          </table:table-cell>
          <table:table-cell office:value-type="float" office:value="1.31803157980048">
            <text:p>1,31803</text:p>
          </table:table-cell>
        </table:table-row>
        <table:table-row table:style-name="ro2">
          <table:table-cell table:style-name="ce1" office:value-type="string">
            <text:p>2010.08.12</text:p>
          </table:table-cell>
          <table:table-cell office:value-type="float" office:value="1.28441">
            <text:p>1,28441</text:p>
          </table:table-cell>
          <table:table-cell office:value-type="float" office:value="1.2932">
            <text:p>1,29320</text:p>
          </table:table-cell>
          <table:table-cell office:value-type="float" office:value="1.27805">
            <text:p>1,27805</text:p>
          </table:table-cell>
          <table:table-cell office:value-type="float" office:value="1.28269">
            <text:p>1,28269</text:p>
          </table:table-cell>
          <table:table-cell table:formula="of:=([.E1297]+[.D1297]+[.C1297])/3" office:value-type="float" office:value="1.28464666666667">
            <text:p>1,28465</text:p>
          </table:table-cell>
          <table:table-cell table:formula="of:=[.C1297]-[.D1297]" office:value-type="float" office:value="0.0151500000000002">
            <text:p>0,01515</text:p>
          </table:table-cell>
          <table:table-cell office:value-type="float" office:value="0.0159561318394719">
            <text:p>0,01596</text:p>
          </table:table-cell>
          <table:table-cell office:value-type="float" office:value="1.31020835327853">
            <text:p>1,31021</text:p>
          </table:table-cell>
          <table:table-cell office:value-type="float" office:value="1.30901988557948">
            <text:p>1,30902</text:p>
          </table:table-cell>
        </table:table-row>
        <table:table-row table:style-name="ro2">
          <table:table-cell table:style-name="ce1" office:value-type="string">
            <text:p>2010.08.13</text:p>
          </table:table-cell>
          <table:table-cell office:value-type="float" office:value="1.28266">
            <text:p>1,28266</text:p>
          </table:table-cell>
          <table:table-cell office:value-type="float" office:value="1.29052">
            <text:p>1,29052</text:p>
          </table:table-cell>
          <table:table-cell office:value-type="float" office:value="1.27494">
            <text:p>1,27494</text:p>
          </table:table-cell>
          <table:table-cell office:value-type="float" office:value="1.27531">
            <text:p>1,27531</text:p>
          </table:table-cell>
          <table:table-cell table:formula="of:=([.E1298]+[.D1298]+[.C1298])/3" office:value-type="float" office:value="1.28025666666667">
            <text:p>1,28026</text:p>
          </table:table-cell>
          <table:table-cell table:formula="of:=[.C1298]-[.D1298]" office:value-type="float" office:value="0.0155799999999999">
            <text:p>0,01558</text:p>
          </table:table-cell>
          <table:table-cell office:value-type="float" office:value="0.0161953010129548">
            <text:p>0,01620</text:p>
          </table:table-cell>
          <table:table-cell office:value-type="float" office:value="1.30432557978829">
            <text:p>1,30433</text:p>
          </table:table-cell>
          <table:table-cell office:value-type="float" office:value="1.3021416544923">
            <text:p>1,30214</text:p>
          </table:table-cell>
        </table:table-row>
        <table:table-row table:style-name="ro2">
          <table:table-cell table:style-name="ce1" office:value-type="string">
            <text:p>2010.08.16</text:p>
          </table:table-cell>
          <table:table-cell office:value-type="float" office:value="1.27664">
            <text:p>1,27664</text:p>
          </table:table-cell>
          <table:table-cell office:value-type="float" office:value="1.28705">
            <text:p>1,28705</text:p>
          </table:table-cell>
          <table:table-cell office:value-type="float" office:value="1.27336">
            <text:p>1,27336</text:p>
          </table:table-cell>
          <table:table-cell office:value-type="float" office:value="1.28219">
            <text:p>1,28219</text:p>
          </table:table-cell>
          <table:table-cell table:formula="of:=([.E1299]+[.D1299]+[.C1299])/3" office:value-type="float" office:value="1.28086666666667">
            <text:p>1,28087</text:p>
          </table:table-cell>
          <table:table-cell table:formula="of:=[.C1299]-[.D1299]" office:value-type="float" office:value="0.01369">
            <text:p>0,01369</text:p>
          </table:table-cell>
          <table:table-cell office:value-type="float" office:value="0.0166152928955819">
            <text:p>0,01662</text:p>
          </table:table-cell>
          <table:table-cell office:value-type="float" office:value="1.29825360773026">
            <text:p>1,29825</text:p>
          </table:table-cell>
          <table:table-cell office:value-type="float" office:value="1.29483723384288">
            <text:p>1,29484</text:p>
          </table:table-cell>
        </table:table-row>
        <table:table-row table:style-name="ro2">
          <table:table-cell table:style-name="ce1" office:value-type="string">
            <text:p>2010.08.17</text:p>
          </table:table-cell>
          <table:table-cell office:value-type="float" office:value="1.28216">
            <text:p>1,28216</text:p>
          </table:table-cell>
          <table:table-cell office:value-type="float" office:value="1.29152">
            <text:p>1,29152</text:p>
          </table:table-cell>
          <table:table-cell office:value-type="float" office:value="1.28038">
            <text:p>1,28038</text:p>
          </table:table-cell>
          <table:table-cell office:value-type="float" office:value="1.28787">
            <text:p>1,28787</text:p>
          </table:table-cell>
          <table:table-cell table:formula="of:=([.E1300]+[.D1300]+[.C1300])/3" office:value-type="float" office:value="1.28659">
            <text:p>1,28659</text:p>
          </table:table-cell>
          <table:table-cell table:formula="of:=[.C1300]-[.D1300]" office:value-type="float" office:value="0.0111399999999999">
            <text:p>0,01114</text:p>
          </table:table-cell>
          <table:table-cell office:value-type="float" office:value="0.0169169094928518">
            <text:p>0,01692</text:p>
          </table:table-cell>
          <table:table-cell office:value-type="float" office:value="1.29312007818787">
            <text:p>1,29312</text:p>
          </table:table-cell>
          <table:table-cell office:value-type="float" office:value="1.29052285907632">
            <text:p>1,29052</text:p>
          </table:table-cell>
        </table:table-row>
        <table:table-row table:style-name="ro2">
          <table:table-cell table:style-name="ce1" office:value-type="string">
            <text:p>2010.08.18</text:p>
          </table:table-cell>
          <table:table-cell office:value-type="float" office:value="1.28786">
            <text:p>1,28786</text:p>
          </table:table-cell>
          <table:table-cell office:value-type="float" office:value="1.29214">
            <text:p>1,29214</text:p>
          </table:table-cell>
          <table:table-cell office:value-type="float" office:value="1.28233">
            <text:p>1,28233</text:p>
          </table:table-cell>
          <table:table-cell office:value-type="float" office:value="1.28525">
            <text:p>1,28525</text:p>
          </table:table-cell>
          <table:table-cell table:formula="of:=([.E1301]+[.D1301]+[.C1301])/3" office:value-type="float" office:value="1.28657333333333">
            <text:p>1,28657</text:p>
          </table:table-cell>
          <table:table-cell table:formula="of:=[.C1301]-[.D1301]" office:value-type="float" office:value="0.0098100000000001">
            <text:p>0,00981</text:p>
          </table:table-cell>
          <table:table-cell office:value-type="float" office:value="0.0170745305628502">
            <text:p>0,01707</text:p>
          </table:table-cell>
          <table:table-cell office:value-type="float" office:value="1.29191427582998">
            <text:p>1,29191</text:p>
          </table:table-cell>
          <table:table-cell office:value-type="float" office:value="1.28959302817104">
            <text:p>1,28959</text:p>
          </table:table-cell>
        </table:table-row>
        <table:table-row table:style-name="ro2">
          <table:table-cell table:style-name="ce1" office:value-type="string">
            <text:p>2010.08.19</text:p>
          </table:table-cell>
          <table:table-cell office:value-type="float" office:value="1.28527">
            <text:p>1,28527</text:p>
          </table:table-cell>
          <table:table-cell office:value-type="float" office:value="1.29021">
            <text:p>1,29021</text:p>
          </table:table-cell>
          <table:table-cell office:value-type="float" office:value="1.27721">
            <text:p>1,27721</text:p>
          </table:table-cell>
          <table:table-cell office:value-type="float" office:value="1.28152">
            <text:p>1,28152</text:p>
          </table:table-cell>
          <table:table-cell table:formula="of:=([.E1302]+[.D1302]+[.C1302])/3" office:value-type="float" office:value="1.28298">
            <text:p>1,28298</text:p>
          </table:table-cell>
          <table:table-cell table:formula="of:=[.C1302]-[.D1302]" office:value-type="float" office:value="0.0130000000000001">
            <text:p>0,01300</text:p>
          </table:table-cell>
          <table:table-cell office:value-type="float" office:value="0.0170908123373892">
            <text:p>0,01709</text:p>
          </table:table-cell>
          <table:table-cell office:value-type="float" office:value="1.29032868416133">
            <text:p>1,29033</text:p>
          </table:table-cell>
          <table:table-cell office:value-type="float" office:value="1.28799168178642">
            <text:p>1,28799</text:p>
          </table:table-cell>
        </table:table-row>
        <table:table-row table:style-name="ro2">
          <table:table-cell table:style-name="ce1" office:value-type="string">
            <text:p>2010.08.20</text:p>
          </table:table-cell>
          <table:table-cell office:value-type="float" office:value="1.28173">
            <text:p>1,28173</text:p>
          </table:table-cell>
          <table:table-cell office:value-type="float" office:value="1.28315">
            <text:p>1,28315</text:p>
          </table:table-cell>
          <table:table-cell office:value-type="float" office:value="1.26634">
            <text:p>1,26634</text:p>
          </table:table-cell>
          <table:table-cell office:value-type="float" office:value="1.27105">
            <text:p>1,27105</text:p>
          </table:table-cell>
          <table:table-cell table:formula="of:=([.E1303]+[.D1303]+[.C1303])/3" office:value-type="float" office:value="1.27351333333333">
            <text:p>1,27351</text:p>
          </table:table-cell>
          <table:table-cell table:formula="of:=[.C1303]-[.D1303]" office:value-type="float" office:value="0.01681">
            <text:p>0,01681</text:p>
          </table:table-cell>
          <table:table-cell office:value-type="float" office:value="0.0170747600737301">
            <text:p>0,01707</text:p>
          </table:table-cell>
          <table:table-cell office:value-type="float" office:value="1.28856713695492">
            <text:p>1,28857</text:p>
          </table:table-cell>
          <table:table-cell office:value-type="float" office:value="1.28631310932056">
            <text:p>1,28631</text:p>
          </table:table-cell>
        </table:table-row>
        <table:table-row table:style-name="ro2">
          <table:table-cell table:style-name="ce1" office:value-type="string">
            <text:p>2010.08.23</text:p>
          </table:table-cell>
          <table:table-cell office:value-type="float" office:value="1.27045">
            <text:p>1,27045</text:p>
          </table:table-cell>
          <table:table-cell office:value-type="float" office:value="1.27287">
            <text:p>1,27287</text:p>
          </table:table-cell>
          <table:table-cell office:value-type="float" office:value="1.26458">
            <text:p>1,26458</text:p>
          </table:table-cell>
          <table:table-cell office:value-type="float" office:value="1.26461">
            <text:p>1,26461</text:p>
          </table:table-cell>
          <table:table-cell table:formula="of:=([.E1304]+[.D1304]+[.C1304])/3" office:value-type="float" office:value="1.26735333333333">
            <text:p>1,26735</text:p>
          </table:table-cell>
          <table:table-cell table:formula="of:=[.C1304]-[.D1304]" office:value-type="float" office:value="0.00828999999999991">
            <text:p>0,00829</text:p>
          </table:table-cell>
          <table:table-cell office:value-type="float" office:value="0.0171709794354442">
            <text:p>0,01717</text:p>
          </table:table-cell>
          <table:table-cell office:value-type="float" office:value="1.28477758953094">
            <text:p>1,28478</text:p>
          </table:table-cell>
          <table:table-cell office:value-type="float" office:value="1.28249081119375">
            <text:p>1,28249</text:p>
          </table:table-cell>
        </table:table-row>
        <table:table-row table:style-name="ro2">
          <table:table-cell table:style-name="ce1" office:value-type="string">
            <text:p>2010.08.24</text:p>
          </table:table-cell>
          <table:table-cell office:value-type="float" office:value="1.2647">
            <text:p>1,26470</text:p>
          </table:table-cell>
          <table:table-cell office:value-type="float" office:value="1.27157">
            <text:p>1,27157</text:p>
          </table:table-cell>
          <table:table-cell office:value-type="float" office:value="1.25874">
            <text:p>1,25874</text:p>
          </table:table-cell>
          <table:table-cell office:value-type="float" office:value="1.26307">
            <text:p>1,26307</text:p>
          </table:table-cell>
          <table:table-cell table:formula="of:=([.E1305]+[.D1305]+[.C1305])/3" office:value-type="float" office:value="1.26446">
            <text:p>1,26446</text:p>
          </table:table-cell>
          <table:table-cell table:formula="of:=[.C1305]-[.D1305]" office:value-type="float" office:value="0.0128300000000001">
            <text:p>0,01283</text:p>
          </table:table-cell>
          <table:table-cell office:value-type="float" office:value="0.0172415414269264">
            <text:p>0,01724</text:p>
          </table:table-cell>
          <table:table-cell office:value-type="float" office:value="1.28072212313894">
            <text:p>1,28072</text:p>
          </table:table-cell>
          <table:table-cell office:value-type="float" office:value="1.27809779897112">
            <text:p>1,27810</text:p>
          </table:table-cell>
        </table:table-row>
        <table:table-row table:style-name="ro2">
          <table:table-cell table:style-name="ce1" office:value-type="string">
            <text:p>2010.08.25</text:p>
          </table:table-cell>
          <table:table-cell office:value-type="float" office:value="1.26317">
            <text:p>1,26317</text:p>
          </table:table-cell>
          <table:table-cell office:value-type="float" office:value="1.27254">
            <text:p>1,27254</text:p>
          </table:table-cell>
          <table:table-cell office:value-type="float" office:value="1.2609">
            <text:p>1,26090</text:p>
          </table:table-cell>
          <table:table-cell office:value-type="float" office:value="1.2663">
            <text:p>1,26630</text:p>
          </table:table-cell>
          <table:table-cell table:formula="of:=([.E1306]+[.D1306]+[.C1306])/3" office:value-type="float" office:value="1.26658">
            <text:p>1,26658</text:p>
          </table:table-cell>
          <table:table-cell table:formula="of:=[.C1306]-[.D1306]" office:value-type="float" office:value="0.0116400000000001">
            <text:p>0,01164</text:p>
          </table:table-cell>
          <table:table-cell office:value-type="float" office:value="0.0174098580562177">
            <text:p>0,01741</text:p>
          </table:table-cell>
          <table:table-cell office:value-type="float" office:value="1.2766727275389">
            <text:p>1,27667</text:p>
          </table:table-cell>
          <table:table-cell office:value-type="float" office:value="1.27414956529829">
            <text:p>1,27415</text:p>
          </table:table-cell>
        </table:table-row>
        <table:table-row table:style-name="ro2">
          <table:table-cell table:style-name="ce1" office:value-type="string">
            <text:p>2010.08.26</text:p>
          </table:table-cell>
          <table:table-cell office:value-type="float" office:value="1.26629">
            <text:p>1,26629</text:p>
          </table:table-cell>
          <table:table-cell office:value-type="float" office:value="1.27634">
            <text:p>1,27634</text:p>
          </table:table-cell>
          <table:table-cell office:value-type="float" office:value="1.26501">
            <text:p>1,26501</text:p>
          </table:table-cell>
          <table:table-cell office:value-type="float" office:value="1.27161">
            <text:p>1,27161</text:p>
          </table:table-cell>
          <table:table-cell table:formula="of:=([.E1307]+[.D1307]+[.C1307])/3" office:value-type="float" office:value="1.27098666666667">
            <text:p>1,27099</text:p>
          </table:table-cell>
          <table:table-cell table:formula="of:=[.C1307]-[.D1307]" office:value-type="float" office:value="0.0113300000000001">
            <text:p>0,01133</text:p>
          </table:table-cell>
          <table:table-cell office:value-type="float" office:value="0.0175133129912482">
            <text:p>0,01751</text:p>
          </table:table-cell>
          <table:table-cell office:value-type="float" office:value="1.27408299569563">
            <text:p>1,27408</text:p>
          </table:table-cell>
          <table:table-cell office:value-type="float" office:value="1.27189928912343">
            <text:p>1,27190</text:p>
          </table:table-cell>
        </table:table-row>
        <table:table-row table:style-name="ro2">
          <table:table-cell table:style-name="ce1" office:value-type="string">
            <text:p>2010.08.27</text:p>
          </table:table-cell>
          <table:table-cell office:value-type="float" office:value="1.27146">
            <text:p>1,27146</text:p>
          </table:table-cell>
          <table:table-cell office:value-type="float" office:value="1.27778">
            <text:p>1,27778</text:p>
          </table:table-cell>
          <table:table-cell office:value-type="float" office:value="1.2681">
            <text:p>1,26810</text:p>
          </table:table-cell>
          <table:table-cell office:value-type="float" office:value="1.27617">
            <text:p>1,27617</text:p>
          </table:table-cell>
          <table:table-cell table:formula="of:=([.E1308]+[.D1308]+[.C1308])/3" office:value-type="float" office:value="1.27401666666667">
            <text:p>1,27402</text:p>
          </table:table-cell>
          <table:table-cell table:formula="of:=[.C1308]-[.D1308]" office:value-type="float" office:value="0.00967999999999991">
            <text:p>0,00968</text:p>
          </table:table-cell>
          <table:table-cell office:value-type="float" office:value="0.0175351262391184">
            <text:p>0,01754</text:p>
          </table:table-cell>
          <table:table-cell office:value-type="float" office:value="1.2735455825379">
            <text:p>1,27355</text:p>
          </table:table-cell>
          <table:table-cell office:value-type="float" office:value="1.27171832484494">
            <text:p>1,27172</text:p>
          </table:table-cell>
        </table:table-row>
        <table:table-row table:style-name="ro2">
          <table:table-cell table:style-name="ce1" office:value-type="string">
            <text:p>2010.08.30</text:p>
          </table:table-cell>
          <table:table-cell office:value-type="float" office:value="1.27644">
            <text:p>1,27644</text:p>
          </table:table-cell>
          <table:table-cell office:value-type="float" office:value="1.27647">
            <text:p>1,27647</text:p>
          </table:table-cell>
          <table:table-cell office:value-type="float" office:value="1.26585">
            <text:p>1,26585</text:p>
          </table:table-cell>
          <table:table-cell office:value-type="float" office:value="1.26632">
            <text:p>1,26632</text:p>
          </table:table-cell>
          <table:table-cell table:formula="of:=([.E1309]+[.D1309]+[.C1309])/3" office:value-type="float" office:value="1.26954666666667">
            <text:p>1,26955</text:p>
          </table:table-cell>
          <table:table-cell table:formula="of:=[.C1309]-[.D1309]" office:value-type="float" office:value="0.0106200000000001">
            <text:p>0,01062</text:p>
          </table:table-cell>
          <table:table-cell office:value-type="float" office:value="0.0174363767418345">
            <text:p>0,01744</text:p>
          </table:table-cell>
          <table:table-cell office:value-type="float" office:value="1.27370270382681">
            <text:p>1,27370</text:p>
          </table:table-cell>
          <table:table-cell office:value-type="float" office:value="1.27263736982068">
            <text:p>1,27264</text:p>
          </table:table-cell>
        </table:table-row>
        <table:table-row table:style-name="ro2">
          <table:table-cell table:style-name="ce1" office:value-type="string">
            <text:p>2010.08.31</text:p>
          </table:table-cell>
          <table:table-cell office:value-type="float" office:value="1.2663">
            <text:p>1,26630</text:p>
          </table:table-cell>
          <table:table-cell office:value-type="float" office:value="1.27422">
            <text:p>1,27422</text:p>
          </table:table-cell>
          <table:table-cell office:value-type="float" office:value="1.2625">
            <text:p>1,26250</text:p>
          </table:table-cell>
          <table:table-cell office:value-type="float" office:value="1.26891">
            <text:p>1,26891</text:p>
          </table:table-cell>
          <table:table-cell table:formula="of:=([.E1310]+[.D1310]+[.C1310])/3" office:value-type="float" office:value="1.26854333333333">
            <text:p>1,26854</text:p>
          </table:table-cell>
          <table:table-cell table:formula="of:=[.C1310]-[.D1310]" office:value-type="float" office:value="0.0117200000000002">
            <text:p>0,01172</text:p>
          </table:table-cell>
          <table:table-cell office:value-type="float" office:value="0.017412406048867">
            <text:p>0,01741</text:p>
          </table:table-cell>
          <table:table-cell office:value-type="float" office:value="1.27260975572697">
            <text:p>1,27261</text:p>
          </table:table-cell>
          <table:table-cell office:value-type="float" office:value="1.27113934324518">
            <text:p>1,27114</text:p>
          </table:table-cell>
        </table:table-row>
        <table:table-row table:style-name="ro2">
          <table:table-cell table:style-name="ce1" office:value-type="string">
            <text:p>2010.09.01</text:p>
          </table:table-cell>
          <table:table-cell office:value-type="float" office:value="1.26893">
            <text:p>1,26893</text:p>
          </table:table-cell>
          <table:table-cell office:value-type="float" office:value="1.28546">
            <text:p>1,28546</text:p>
          </table:table-cell>
          <table:table-cell office:value-type="float" office:value="1.2663">
            <text:p>1,26630</text:p>
          </table:table-cell>
          <table:table-cell office:value-type="float" office:value="1.28022">
            <text:p>1,28022</text:p>
          </table:table-cell>
          <table:table-cell table:formula="of:=([.E1311]+[.D1311]+[.C1311])/3" office:value-type="float" office:value="1.27732666666667">
            <text:p>1,27733</text:p>
          </table:table-cell>
          <table:table-cell table:formula="of:=[.C1311]-[.D1311]" office:value-type="float" office:value="0.0191600000000001">
            <text:p>0,01916</text:p>
          </table:table-cell>
          <table:table-cell office:value-type="float" office:value="0.0173054345869284">
            <text:p>0,01731</text:p>
          </table:table-cell>
          <table:table-cell office:value-type="float" office:value="1.27183331747025">
            <text:p>1,27183</text:p>
          </table:table-cell>
          <table:table-cell office:value-type="float" office:value="1.27071740443169">
            <text:p>1,27072</text:p>
          </table:table-cell>
        </table:table-row>
        <table:table-row table:style-name="ro2">
          <table:table-cell table:style-name="ce1" office:value-type="string">
            <text:p>2010.09.02</text:p>
          </table:table-cell>
          <table:table-cell office:value-type="float" office:value="1.2801">
            <text:p>1,28010</text:p>
          </table:table-cell>
          <table:table-cell office:value-type="float" office:value="1.28474">
            <text:p>1,28474</text:p>
          </table:table-cell>
          <table:table-cell office:value-type="float" office:value="1.27764">
            <text:p>1,27764</text:p>
          </table:table-cell>
          <table:table-cell office:value-type="float" office:value="1.28247">
            <text:p>1,28247</text:p>
          </table:table-cell>
          <table:table-cell table:formula="of:=([.E1312]+[.D1312]+[.C1312])/3" office:value-type="float" office:value="1.28161666666667">
            <text:p>1,28162</text:p>
          </table:table-cell>
          <table:table-cell table:formula="of:=[.C1312]-[.D1312]" office:value-type="float" office:value="0.00710000000000011">
            <text:p>0,00710</text:p>
          </table:table-cell>
          <table:table-cell office:value-type="float" office:value="0.0171809022012682">
            <text:p>0,01718</text:p>
          </table:table-cell>
          <table:table-cell office:value-type="float" office:value="1.27349617512943">
            <text:p>1,27350</text:p>
          </table:table-cell>
          <table:table-cell office:value-type="float" office:value="1.27353440338845">
            <text:p>1,27353</text:p>
          </table:table-cell>
        </table:table-row>
        <table:table-row table:style-name="ro2">
          <table:table-cell table:style-name="ce1" office:value-type="string">
            <text:p>2010.09.03</text:p>
          </table:table-cell>
          <table:table-cell office:value-type="float" office:value="1.28246">
            <text:p>1,28246</text:p>
          </table:table-cell>
          <table:table-cell office:value-type="float" office:value="1.28969">
            <text:p>1,28969</text:p>
          </table:table-cell>
          <table:table-cell office:value-type="float" office:value="1.28082">
            <text:p>1,28082</text:p>
          </table:table-cell>
          <table:table-cell office:value-type="float" office:value="1.28951">
            <text:p>1,28951</text:p>
          </table:table-cell>
          <table:table-cell table:formula="of:=([.E1313]+[.D1313]+[.C1313])/3" office:value-type="float" office:value="1.28667333333333">
            <text:p>1,28667</text:p>
          </table:table-cell>
          <table:table-cell table:formula="of:=[.C1313]-[.D1313]" office:value-type="float" office:value="0.00886999999999993">
            <text:p>0,00887</text:p>
          </table:table-cell>
          <table:table-cell office:value-type="float" office:value="0.0170114356583473">
            <text:p>0,01701</text:p>
          </table:table-cell>
          <table:table-cell office:value-type="float" office:value="1.2755613757754">
            <text:p>1,27556</text:p>
          </table:table-cell>
          <table:table-cell office:value-type="float" office:value="1.27589713351318">
            <text:p>1,27590</text:p>
          </table:table-cell>
        </table:table-row>
        <table:table-row table:style-name="ro2">
          <table:table-cell table:style-name="ce1" office:value-type="string">
            <text:p>2010.09.06</text:p>
          </table:table-cell>
          <table:table-cell office:value-type="float" office:value="1.28932">
            <text:p>1,28932</text:p>
          </table:table-cell>
          <table:table-cell office:value-type="float" office:value="1.29167">
            <text:p>1,29167</text:p>
          </table:table-cell>
          <table:table-cell office:value-type="float" office:value="1.28666">
            <text:p>1,28666</text:p>
          </table:table-cell>
          <table:table-cell office:value-type="float" office:value="1.2875">
            <text:p>1,28750</text:p>
          </table:table-cell>
          <table:table-cell table:formula="of:=([.E1314]+[.D1314]+[.C1314])/3" office:value-type="float" office:value="1.28861">
            <text:p>1,28861</text:p>
          </table:table-cell>
          <table:table-cell table:formula="of:=[.C1314]-[.D1314]" office:value-type="float" office:value="0.00501000000000018">
            <text:p>0,00501</text:p>
          </table:table-cell>
          <table:table-cell office:value-type="float" office:value="0.0168045816993464">
            <text:p>0,01680</text:p>
          </table:table-cell>
          <table:table-cell office:value-type="float" office:value="1.27853086413366">
            <text:p>1,27853</text:p>
          </table:table-cell>
          <table:table-cell office:value-type="float" office:value="1.27936038002833">
            <text:p>1,27936</text:p>
          </table:table-cell>
        </table:table-row>
        <table:table-row table:style-name="ro2">
          <table:table-cell table:style-name="ce1" office:value-type="string">
            <text:p>2010.09.07</text:p>
          </table:table-cell>
          <table:table-cell office:value-type="float" office:value="1.28744">
            <text:p>1,28744</text:p>
          </table:table-cell>
          <table:table-cell office:value-type="float" office:value="1.28757">
            <text:p>1,28757</text:p>
          </table:table-cell>
          <table:table-cell office:value-type="float" office:value="1.26767">
            <text:p>1,26767</text:p>
          </table:table-cell>
          <table:table-cell office:value-type="float" office:value="1.26821">
            <text:p>1,26821</text:p>
          </table:table-cell>
          <table:table-cell table:formula="of:=([.E1315]+[.D1315]+[.C1315])/3" office:value-type="float" office:value="1.27448333333333">
            <text:p>1,27448</text:p>
          </table:table-cell>
          <table:table-cell table:formula="of:=[.C1315]-[.D1315]" office:value-type="float" office:value="0.0199">
            <text:p>0,01990</text:p>
          </table:table-cell>
          <table:table-cell office:value-type="float" office:value="0.0165632285865134">
            <text:p>0,01656</text:p>
          </table:table-cell>
          <table:table-cell office:value-type="float" office:value="1.28098016458059">
            <text:p>1,28098</text:p>
          </table:table-cell>
          <table:table-cell office:value-type="float" office:value="1.28150854672628">
            <text:p>1,28151</text:p>
          </table:table-cell>
        </table:table-row>
        <table:table-row table:style-name="ro2">
          <table:table-cell table:style-name="ce1" office:value-type="string">
            <text:p>2010.09.08</text:p>
          </table:table-cell>
          <table:table-cell office:value-type="float" office:value="1.2682">
            <text:p>1,26820</text:p>
          </table:table-cell>
          <table:table-cell office:value-type="float" office:value="1.27624">
            <text:p>1,27624</text:p>
          </table:table-cell>
          <table:table-cell office:value-type="float" office:value="1.26588">
            <text:p>1,26588</text:p>
          </table:table-cell>
          <table:table-cell office:value-type="float" office:value="1.27234">
            <text:p>1,27234</text:p>
          </table:table-cell>
          <table:table-cell table:formula="of:=([.E1316]+[.D1316]+[.C1316])/3" office:value-type="float" office:value="1.27148666666667">
            <text:p>1,27149</text:p>
          </table:table-cell>
          <table:table-cell table:formula="of:=[.C1316]-[.D1316]" office:value-type="float" office:value="0.0103599999999999">
            <text:p>0,01036</text:p>
          </table:table-cell>
          <table:table-cell office:value-type="float" office:value="0.0166380524677151">
            <text:p>0,01664</text:p>
          </table:table-cell>
          <table:table-cell office:value-type="float" office:value="1.27877861131809">
            <text:p>1,27878</text:p>
          </table:table-cell>
          <table:table-cell office:value-type="float" office:value="1.27838469212308">
            <text:p>1,27838</text:p>
          </table:table-cell>
        </table:table-row>
        <table:table-row table:style-name="ro2">
          <table:table-cell table:style-name="ce1" office:value-type="string">
            <text:p>2010.09.09</text:p>
          </table:table-cell>
          <table:table-cell office:value-type="float" office:value="1.27231">
            <text:p>1,27231</text:p>
          </table:table-cell>
          <table:table-cell office:value-type="float" office:value="1.27654">
            <text:p>1,27654</text:p>
          </table:table-cell>
          <table:table-cell office:value-type="float" office:value="1.26645">
            <text:p>1,26645</text:p>
          </table:table-cell>
          <table:table-cell office:value-type="float" office:value="1.26972">
            <text:p>1,26972</text:p>
          </table:table-cell>
          <table:table-cell table:formula="of:=([.E1317]+[.D1317]+[.C1317])/3" office:value-type="float" office:value="1.27090333333333">
            <text:p>1,27090</text:p>
          </table:table-cell>
          <table:table-cell table:formula="of:=[.C1317]-[.D1317]" office:value-type="float" office:value="0.0100899999999999">
            <text:p>0,01009</text:p>
          </table:table-cell>
          <table:table-cell office:value-type="float" office:value="0.0165842978108829">
            <text:p>0,01658</text:p>
          </table:table-cell>
          <table:table-cell office:value-type="float" office:value="1.27730906012997">
            <text:p>1,27731</text:p>
          </table:table-cell>
          <table:table-cell office:value-type="float" office:value="1.27677351399224">
            <text:p>1,27677</text:p>
          </table:table-cell>
        </table:table-row>
        <table:table-row table:style-name="ro2">
          <table:table-cell table:style-name="ce1" office:value-type="string">
            <text:p>2010.09.10</text:p>
          </table:table-cell>
          <table:table-cell office:value-type="float" office:value="1.26971">
            <text:p>1,26971</text:p>
          </table:table-cell>
          <table:table-cell office:value-type="float" office:value="1.27461">
            <text:p>1,27461</text:p>
          </table:table-cell>
          <table:table-cell office:value-type="float" office:value="1.26434">
            <text:p>1,26434</text:p>
          </table:table-cell>
          <table:table-cell office:value-type="float" office:value="1.26784">
            <text:p>1,26784</text:p>
          </table:table-cell>
          <table:table-cell table:formula="of:=([.E1318]+[.D1318]+[.C1318])/3" office:value-type="float" office:value="1.26893">
            <text:p>1,26893</text:p>
          </table:table-cell>
          <table:table-cell table:formula="of:=[.C1318]-[.D1318]" office:value-type="float" office:value="0.01027">
            <text:p>0,01027</text:p>
          </table:table-cell>
          <table:table-cell office:value-type="float" office:value="0.0166633086410777">
            <text:p>0,01666</text:p>
          </table:table-cell>
          <table:table-cell office:value-type="float" office:value="1.27595779229678">
            <text:p>1,27596</text:p>
          </table:table-cell>
          <table:table-cell office:value-type="float" office:value="1.27526081637078">
            <text:p>1,27526</text:p>
          </table:table-cell>
        </table:table-row>
        <table:table-row table:style-name="ro2">
          <table:table-cell table:style-name="ce1" office:value-type="string">
            <text:p>2010.09.13</text:p>
          </table:table-cell>
          <table:table-cell office:value-type="float" office:value="1.27049">
            <text:p>1,27049</text:p>
          </table:table-cell>
          <table:table-cell office:value-type="float" office:value="1.28923">
            <text:p>1,28923</text:p>
          </table:table-cell>
          <table:table-cell office:value-type="float" office:value="1.2704">
            <text:p>1,27040</text:p>
          </table:table-cell>
          <table:table-cell office:value-type="float" office:value="1.28771">
            <text:p>1,28771</text:p>
          </table:table-cell>
          <table:table-cell table:formula="of:=([.E1319]+[.D1319]+[.C1319])/3" office:value-type="float" office:value="1.28244666666667">
            <text:p>1,28245</text:p>
          </table:table-cell>
          <table:table-cell table:formula="of:=[.C1319]-[.D1319]" office:value-type="float" office:value="0.0188300000000001">
            <text:p>0,01883</text:p>
          </table:table-cell>
          <table:table-cell office:value-type="float" office:value="0.016775094381851">
            <text:p>0,01678</text:p>
          </table:table-cell>
          <table:table-cell office:value-type="float" office:value="1.27351647780807">
            <text:p>1,27352</text:p>
          </table:table-cell>
          <table:table-cell office:value-type="float" office:value="1.27284086524254">
            <text:p>1,27284</text:p>
          </table:table-cell>
        </table:table-row>
        <table:table-row table:style-name="ro2">
          <table:table-cell table:style-name="ce1" office:value-type="string">
            <text:p>2010.09.14</text:p>
          </table:table-cell>
          <table:table-cell office:value-type="float" office:value="1.28755">
            <text:p>1,28755</text:p>
          </table:table-cell>
          <table:table-cell office:value-type="float" office:value="1.30324">
            <text:p>1,30324</text:p>
          </table:table-cell>
          <table:table-cell office:value-type="float" office:value="1.2829">
            <text:p>1,28290</text:p>
          </table:table-cell>
          <table:table-cell office:value-type="float" office:value="1.29869">
            <text:p>1,29869</text:p>
          </table:table-cell>
          <table:table-cell table:formula="of:=([.E1320]+[.D1320]+[.C1320])/3" office:value-type="float" office:value="1.29494333333333">
            <text:p>1,29494</text:p>
          </table:table-cell>
          <table:table-cell table:formula="of:=[.C1320]-[.D1320]" office:value-type="float" office:value="0.0203399999999998">
            <text:p>0,02034</text:p>
          </table:table-cell>
          <table:table-cell office:value-type="float" office:value="0.0167304508686399">
            <text:p>0,01673</text:p>
          </table:table-cell>
          <table:table-cell office:value-type="float" office:value="1.27621493774983">
            <text:p>1,27621</text:p>
          </table:table-cell>
          <table:table-cell office:value-type="float" office:value="1.27657025415039">
            <text:p>1,27657</text:p>
          </table:table-cell>
        </table:table-row>
        <table:table-row table:style-name="ro2">
          <table:table-cell table:style-name="ce1" office:value-type="string">
            <text:p>2010.09.15</text:p>
          </table:table-cell>
          <table:table-cell office:value-type="float" office:value="1.29874">
            <text:p>1,29874</text:p>
          </table:table-cell>
          <table:table-cell office:value-type="float" office:value="1.3036">
            <text:p>1,30360</text:p>
          </table:table-cell>
          <table:table-cell office:value-type="float" office:value="1.29528">
            <text:p>1,29528</text:p>
          </table:table-cell>
          <table:table-cell office:value-type="float" office:value="1.30118">
            <text:p>1,30118</text:p>
          </table:table-cell>
          <table:table-cell table:formula="of:=([.E1321]+[.D1321]+[.C1321])/3" office:value-type="float" office:value="1.30002">
            <text:p>1,30002</text:p>
          </table:table-cell>
          <table:table-cell table:formula="of:=[.C1321]-[.D1321]" office:value-type="float" office:value="0.00832000000000011">
            <text:p>0,00832</text:p>
          </table:table-cell>
          <table:table-cell office:value-type="float" office:value="0.0165485314630535">
            <text:p>0,01655</text:p>
          </table:table-cell>
          <table:table-cell office:value-type="float" office:value="1.28085666010731">
            <text:p>1,28086</text:p>
          </table:table-cell>
          <table:table-cell office:value-type="float" office:value="1.28229049833909">
            <text:p>1,28229</text:p>
          </table:table-cell>
        </table:table-row>
        <table:table-row table:style-name="ro2">
          <table:table-cell table:style-name="ce1" office:value-type="string">
            <text:p>2010.09.16</text:p>
          </table:table-cell>
          <table:table-cell office:value-type="float" office:value="1.30121">
            <text:p>1,30121</text:p>
          </table:table-cell>
          <table:table-cell office:value-type="float" office:value="1.3116">
            <text:p>1,31160</text:p>
          </table:table-cell>
          <table:table-cell office:value-type="float" office:value="1.29754">
            <text:p>1,29754</text:p>
          </table:table-cell>
          <table:table-cell office:value-type="float" office:value="1.30731">
            <text:p>1,30731</text:p>
          </table:table-cell>
          <table:table-cell table:formula="of:=([.E1322]+[.D1322]+[.C1322])/3" office:value-type="float" office:value="1.30548333333333">
            <text:p>1,30548</text:p>
          </table:table-cell>
          <table:table-cell table:formula="of:=[.C1322]-[.D1322]" office:value-type="float" office:value="0.0140599999999997">
            <text:p>0,01406</text:p>
          </table:table-cell>
          <table:table-cell office:value-type="float" office:value="0.0162428786359684">
            <text:p>0,01624</text:p>
          </table:table-cell>
          <table:table-cell office:value-type="float" office:value="1.2858898940373">
            <text:p>1,28589</text:p>
          </table:table-cell>
          <table:table-cell office:value-type="float" office:value="1.28729866881923">
            <text:p>1,28730</text:p>
          </table:table-cell>
        </table:table-row>
        <table:table-row table:style-name="ro2">
          <table:table-cell table:style-name="ce1" office:value-type="string">
            <text:p>2010.09.17</text:p>
          </table:table-cell>
          <table:table-cell office:value-type="float" office:value="1.3074">
            <text:p>1,30740</text:p>
          </table:table-cell>
          <table:table-cell office:value-type="float" office:value="1.31584">
            <text:p>1,31584</text:p>
          </table:table-cell>
          <table:table-cell office:value-type="float" office:value="1.30189">
            <text:p>1,30189</text:p>
          </table:table-cell>
          <table:table-cell office:value-type="float" office:value="1.30487">
            <text:p>1,30487</text:p>
          </table:table-cell>
          <table:table-cell table:formula="of:=([.E1323]+[.D1323]+[.C1323])/3" office:value-type="float" office:value="1.30753333333333">
            <text:p>1,30753</text:p>
          </table:table-cell>
          <table:table-cell table:formula="of:=[.C1323]-[.D1323]" office:value-type="float" office:value="0.0139500000000001">
            <text:p>0,01395</text:p>
          </table:table-cell>
          <table:table-cell office:value-type="float" office:value="0.015920752467462">
            <text:p>0,01592</text:p>
          </table:table-cell>
          <table:table-cell office:value-type="float" office:value="1.29104482937502">
            <text:p>1,29104</text:p>
          </table:table-cell>
          <table:table-cell office:value-type="float" office:value="1.29269366404574">
            <text:p>1,29269</text:p>
          </table:table-cell>
        </table:table-row>
        <table:table-row table:style-name="ro2">
          <table:table-cell table:style-name="ce1" office:value-type="string">
            <text:p>2010.09.20</text:p>
          </table:table-cell>
          <table:table-cell office:value-type="float" office:value="1.30506">
            <text:p>1,30506</text:p>
          </table:table-cell>
          <table:table-cell office:value-type="float" office:value="1.31199">
            <text:p>1,31199</text:p>
          </table:table-cell>
          <table:table-cell office:value-type="float" office:value="1.30288">
            <text:p>1,30288</text:p>
          </table:table-cell>
          <table:table-cell office:value-type="float" office:value="1.30621">
            <text:p>1,30621</text:p>
          </table:table-cell>
          <table:table-cell table:formula="of:=([.E1324]+[.D1324]+[.C1324])/3" office:value-type="float" office:value="1.30702666666667">
            <text:p>1,30703</text:p>
          </table:table-cell>
          <table:table-cell table:formula="of:=[.C1324]-[.D1324]" office:value-type="float" office:value="0.00910999999999995">
            <text:p>0,00911</text:p>
          </table:table-cell>
          <table:table-cell office:value-type="float" office:value="0.0156265486374501">
            <text:p>0,01563</text:p>
          </table:table-cell>
          <table:table-cell office:value-type="float" office:value="1.29515888784395">
            <text:p>1,29516</text:p>
          </table:table-cell>
          <table:table-cell office:value-type="float" office:value="1.29652087610576">
            <text:p>1,29652</text:p>
          </table:table-cell>
        </table:table-row>
        <table:table-row table:style-name="ro2">
          <table:table-cell table:style-name="ce1" office:value-type="string">
            <text:p>2010.09.21</text:p>
          </table:table-cell>
          <table:table-cell office:value-type="float" office:value="1.30618">
            <text:p>1,30618</text:p>
          </table:table-cell>
          <table:table-cell office:value-type="float" office:value="1.32814">
            <text:p>1,32814</text:p>
          </table:table-cell>
          <table:table-cell office:value-type="float" office:value="1.30571">
            <text:p>1,30571</text:p>
          </table:table-cell>
          <table:table-cell office:value-type="float" office:value="1.32498">
            <text:p>1,32498</text:p>
          </table:table-cell>
          <table:table-cell table:formula="of:=([.E1325]+[.D1325]+[.C1325])/3" office:value-type="float" office:value="1.31961">
            <text:p>1,31961</text:p>
          </table:table-cell>
          <table:table-cell table:formula="of:=[.C1325]-[.D1325]" office:value-type="float" office:value="0.0224300000000002">
            <text:p>0,02243</text:p>
          </table:table-cell>
          <table:table-cell office:value-type="float" office:value="0.0153836501021696">
            <text:p>0,01538</text:p>
          </table:table-cell>
          <table:table-cell office:value-type="float" office:value="1.29839628924977">
            <text:p>1,29840</text:p>
          </table:table-cell>
          <table:table-cell office:value-type="float" office:value="1.29952137264467">
            <text:p>1,29952</text:p>
          </table:table-cell>
        </table:table-row>
        <table:table-row table:style-name="ro2">
          <table:table-cell table:style-name="ce1" office:value-type="string">
            <text:p>2010.09.22</text:p>
          </table:table-cell>
          <table:table-cell office:value-type="float" office:value="1.32499">
            <text:p>1,32499</text:p>
          </table:table-cell>
          <table:table-cell office:value-type="float" office:value="1.34392">
            <text:p>1,34392</text:p>
          </table:table-cell>
          <table:table-cell office:value-type="float" office:value="1.32475">
            <text:p>1,32475</text:p>
          </table:table-cell>
          <table:table-cell office:value-type="float" office:value="1.33991">
            <text:p>1,33991</text:p>
          </table:table-cell>
          <table:table-cell table:formula="of:=([.E1326]+[.D1326]+[.C1326])/3" office:value-type="float" office:value="1.33619333333333">
            <text:p>1,33619</text:p>
          </table:table-cell>
          <table:table-cell table:formula="of:=[.C1326]-[.D1326]" office:value-type="float" office:value="0.0191699999999999">
            <text:p>0,01917</text:p>
          </table:table-cell>
          <table:table-cell office:value-type="float" office:value="0.0151705468349715">
            <text:p>0,01517</text:p>
          </table:table-cell>
          <table:table-cell office:value-type="float" office:value="1.30380476827506">
            <text:p>1,30380</text:p>
          </table:table-cell>
          <table:table-cell office:value-type="float" office:value="1.3063255975227">
            <text:p>1,30633</text:p>
          </table:table-cell>
        </table:table-row>
        <table:table-row table:style-name="ro2">
          <table:table-cell table:style-name="ce1" office:value-type="string">
            <text:p>2010.09.23</text:p>
          </table:table-cell>
          <table:table-cell office:value-type="float" office:value="1.33994">
            <text:p>1,33994</text:p>
          </table:table-cell>
          <table:table-cell office:value-type="float" office:value="1.3413">
            <text:p>1,34130</text:p>
          </table:table-cell>
          <table:table-cell office:value-type="float" office:value="1.33069">
            <text:p>1,33069</text:p>
          </table:table-cell>
          <table:table-cell office:value-type="float" office:value="1.33133">
            <text:p>1,33133</text:p>
          </table:table-cell>
          <table:table-cell table:formula="of:=([.E1327]+[.D1327]+[.C1327])/3" office:value-type="float" office:value="1.33444">
            <text:p>1,33444</text:p>
          </table:table-cell>
          <table:table-cell table:formula="of:=[.C1327]-[.D1327]" office:value-type="float" office:value="0.0106099999999998">
            <text:p>0,01061</text:p>
          </table:table-cell>
          <table:table-cell office:value-type="float" office:value="0.014887601328662">
            <text:p>0,01489</text:p>
          </table:table-cell>
          <table:table-cell office:value-type="float" office:value="1.31214119780385">
            <text:p>1,31214</text:p>
          </table:table-cell>
          <table:table-cell office:value-type="float" office:value="1.31554665955011">
            <text:p>1,31555</text:p>
          </table:table-cell>
        </table:table-row>
        <table:table-row table:style-name="ro2">
          <table:table-cell table:style-name="ce1" office:value-type="string">
            <text:p>2010.09.24</text:p>
          </table:table-cell>
          <table:table-cell office:value-type="float" office:value="1.33131">
            <text:p>1,33131</text:p>
          </table:table-cell>
          <table:table-cell office:value-type="float" office:value="1.34945">
            <text:p>1,34945</text:p>
          </table:table-cell>
          <table:table-cell office:value-type="float" office:value="1.3286">
            <text:p>1,32860</text:p>
          </table:table-cell>
          <table:table-cell office:value-type="float" office:value="1.34913">
            <text:p>1,34913</text:p>
          </table:table-cell>
          <table:table-cell table:formula="of:=([.E1328]+[.D1328]+[.C1328])/3" office:value-type="float" office:value="1.34239333333333">
            <text:p>1,34239</text:p>
          </table:table-cell>
          <table:table-cell table:formula="of:=[.C1328]-[.D1328]" office:value-type="float" office:value="0.02085">
            <text:p>0,02085</text:p>
          </table:table-cell>
          <table:table-cell office:value-type="float" office:value="0.0146910793254657">
            <text:p>0,01469</text:p>
          </table:table-cell>
          <table:table-cell office:value-type="float" office:value="1.31771130714892">
            <text:p>1,31771</text:p>
          </table:table-cell>
          <table:table-cell office:value-type="float" office:value="1.31979762543015">
            <text:p>1,31980</text:p>
          </table:table-cell>
        </table:table-row>
        <table:table-row table:style-name="ro2">
          <table:table-cell table:style-name="ce1" office:value-type="string">
            <text:p>2010.09.27</text:p>
          </table:table-cell>
          <table:table-cell office:value-type="float" office:value="1.34832">
            <text:p>1,34832</text:p>
          </table:table-cell>
          <table:table-cell office:value-type="float" office:value="1.35054">
            <text:p>1,35054</text:p>
          </table:table-cell>
          <table:table-cell office:value-type="float" office:value="1.34252">
            <text:p>1,34252</text:p>
          </table:table-cell>
          <table:table-cell office:value-type="float" office:value="1.34395">
            <text:p>1,34395</text:p>
          </table:table-cell>
          <table:table-cell table:formula="of:=([.E1329]+[.D1329]+[.C1329])/3" office:value-type="float" office:value="1.34567">
            <text:p>1,34567</text:p>
          </table:table-cell>
          <table:table-cell table:formula="of:=[.C1329]-[.D1329]" office:value-type="float" office:value="0.00802000000000014">
            <text:p>0,00802</text:p>
          </table:table-cell>
          <table:table-cell office:value-type="float" office:value="0.0143905110111773">
            <text:p>0,01439</text:p>
          </table:table-cell>
          <table:table-cell office:value-type="float" office:value="1.32431784549409">
            <text:p>1,32432</text:p>
          </table:table-cell>
          <table:table-cell office:value-type="float" office:value="1.32756543562807">
            <text:p>1,32757</text:p>
          </table:table-cell>
        </table:table-row>
        <table:table-row table:style-name="ro2">
          <table:table-cell table:style-name="ce1" office:value-type="string">
            <text:p>2010.09.28</text:p>
          </table:table-cell>
          <table:table-cell office:value-type="float" office:value="1.34392">
            <text:p>1,34392</text:p>
          </table:table-cell>
          <table:table-cell office:value-type="float" office:value="1.35945">
            <text:p>1,35945</text:p>
          </table:table-cell>
          <table:table-cell office:value-type="float" office:value="1.3381">
            <text:p>1,33810</text:p>
          </table:table-cell>
          <table:table-cell office:value-type="float" office:value="1.35841">
            <text:p>1,35841</text:p>
          </table:table-cell>
          <table:table-cell table:formula="of:=([.E1330]+[.D1330]+[.C1330])/3" office:value-type="float" office:value="1.35198666666667">
            <text:p>1,35199</text:p>
          </table:table-cell>
          <table:table-cell table:formula="of:=[.C1330]-[.D1330]" office:value-type="float" office:value="0.02135">
            <text:p>0,02135</text:p>
          </table:table-cell>
          <table:table-cell office:value-type="float" office:value="0.0141158265683733">
            <text:p>0,01412</text:p>
          </table:table-cell>
          <table:table-cell office:value-type="float" office:value="1.33011791568891">
            <text:p>1,33012</text:p>
          </table:table-cell>
          <table:table-cell office:value-type="float" office:value="1.33274909224234">
            <text:p>1,33275</text:p>
          </table:table-cell>
        </table:table-row>
        <table:table-row table:style-name="ro2">
          <table:table-cell table:style-name="ce1" office:value-type="string">
            <text:p>2010.09.29</text:p>
          </table:table-cell>
          <table:table-cell office:value-type="float" office:value="1.35833">
            <text:p>1,35833</text:p>
          </table:table-cell>
          <table:table-cell office:value-type="float" office:value="1.36461">
            <text:p>1,36461</text:p>
          </table:table-cell>
          <table:table-cell office:value-type="float" office:value="1.3566">
            <text:p>1,35660</text:p>
          </table:table-cell>
          <table:table-cell office:value-type="float" office:value="1.36212">
            <text:p>1,36212</text:p>
          </table:table-cell>
          <table:table-cell table:formula="of:=([.E1331]+[.D1331]+[.C1331])/3" office:value-type="float" office:value="1.36111">
            <text:p>1,36111</text:p>
          </table:table-cell>
          <table:table-cell table:formula="of:=[.C1331]-[.D1331]" office:value-type="float" office:value="0.00801000000000007">
            <text:p>0,00801</text:p>
          </table:table-cell>
          <table:table-cell office:value-type="float" office:value="0.013894589572362">
            <text:p>0,01389</text:p>
          </table:table-cell>
          <table:table-cell office:value-type="float" office:value="1.33578992565227">
            <text:p>1,33579</text:p>
          </table:table-cell>
          <table:table-cell office:value-type="float" office:value="1.34000356294911">
            <text:p>1,34000</text:p>
          </table:table-cell>
        </table:table-row>
        <table:table-row table:style-name="ro2">
          <table:table-cell table:style-name="ce1" office:value-type="string">
            <text:p>2010.09.30</text:p>
          </table:table-cell>
          <table:table-cell office:value-type="float" office:value="1.3622">
            <text:p>1,36220</text:p>
          </table:table-cell>
          <table:table-cell office:value-type="float" office:value="1.36825">
            <text:p>1,36825</text:p>
          </table:table-cell>
          <table:table-cell office:value-type="float" office:value="1.35592">
            <text:p>1,35592</text:p>
          </table:table-cell>
          <table:table-cell office:value-type="float" office:value="1.36283">
            <text:p>1,36283</text:p>
          </table:table-cell>
          <table:table-cell table:formula="of:=([.E1332]+[.D1332]+[.C1332])/3" office:value-type="float" office:value="1.36233333333333">
            <text:p>1,36233</text:p>
          </table:table-cell>
          <table:table-cell table:formula="of:=[.C1332]-[.D1332]" office:value-type="float" office:value="0.01233">
            <text:p>0,01233</text:p>
          </table:table-cell>
          <table:table-cell office:value-type="float" office:value="0.0136668884533943">
            <text:p>0,01367</text:p>
          </table:table-cell>
          <table:table-cell office:value-type="float" office:value="1.34240511104634">
            <text:p>1,34241</text:p>
          </table:table-cell>
          <table:table-cell office:value-type="float" office:value="1.34582190397656">
            <text:p>1,34582</text:p>
          </table:table-cell>
        </table:table-row>
        <table:table-row table:style-name="ro2">
          <table:table-cell table:style-name="ce1" office:value-type="string">
            <text:p>2010.10.01</text:p>
          </table:table-cell>
          <table:table-cell office:value-type="float" office:value="1.36289">
            <text:p>1,36289</text:p>
          </table:table-cell>
          <table:table-cell office:value-type="float" office:value="1.37915">
            <text:p>1,37915</text:p>
          </table:table-cell>
          <table:table-cell office:value-type="float" office:value="1.36183">
            <text:p>1,36183</text:p>
          </table:table-cell>
          <table:table-cell office:value-type="float" office:value="1.379">
            <text:p>1,37900</text:p>
          </table:table-cell>
          <table:table-cell table:formula="of:=([.E1333]+[.D1333]+[.C1333])/3" office:value-type="float" office:value="1.37332666666667">
            <text:p>1,37333</text:p>
          </table:table-cell>
          <table:table-cell table:formula="of:=[.C1333]-[.D1333]" office:value-type="float" office:value="0.01732">
            <text:p>0,01732</text:p>
          </table:table-cell>
          <table:table-cell office:value-type="float" office:value="0.0134808029069104">
            <text:p>0,01348</text:p>
          </table:table-cell>
          <table:table-cell office:value-type="float" office:value="1.34763583806782">
            <text:p>1,34764</text:p>
          </table:table-cell>
          <table:table-cell office:value-type="float" office:value="1.35077478619882">
            <text:p>1,35077</text:p>
          </table:table-cell>
        </table:table-row>
        <table:table-row table:style-name="ro2">
          <table:table-cell table:style-name="ce1" office:value-type="string">
            <text:p>2010.10.04</text:p>
          </table:table-cell>
          <table:table-cell office:value-type="float" office:value="1.37877">
            <text:p>1,37877</text:p>
          </table:table-cell>
          <table:table-cell office:value-type="float" office:value="1.37888">
            <text:p>1,37888</text:p>
          </table:table-cell>
          <table:table-cell office:value-type="float" office:value="1.36662">
            <text:p>1,36662</text:p>
          </table:table-cell>
          <table:table-cell office:value-type="float" office:value="1.36741">
            <text:p>1,36741</text:p>
          </table:table-cell>
          <table:table-cell table:formula="of:=([.E1334]+[.D1334]+[.C1334])/3" office:value-type="float" office:value="1.37097">
            <text:p>1,37097</text:p>
          </table:table-cell>
          <table:table-cell table:formula="of:=[.C1334]-[.D1334]" office:value-type="float" office:value="0.0122599999999999">
            <text:p>0,01226</text:p>
          </table:table-cell>
          <table:table-cell office:value-type="float" office:value="0.013230442996789">
            <text:p>0,01323</text:p>
          </table:table-cell>
          <table:table-cell office:value-type="float" office:value="1.35431739630519">
            <text:p>1,35432</text:p>
          </table:table-cell>
          <table:table-cell office:value-type="float" office:value="1.35829184588891">
            <text:p>1,35829</text:p>
          </table:table-cell>
        </table:table-row>
        <table:table-row table:style-name="ro2">
          <table:table-cell table:style-name="ce1" office:value-type="string">
            <text:p>2010.10.05</text:p>
          </table:table-cell>
          <table:table-cell office:value-type="float" office:value="1.3674">
            <text:p>1,36740</text:p>
          </table:table-cell>
          <table:table-cell office:value-type="float" office:value="1.38582">
            <text:p>1,38582</text:p>
          </table:table-cell>
          <table:table-cell office:value-type="float" office:value="1.36367">
            <text:p>1,36367</text:p>
          </table:table-cell>
          <table:table-cell office:value-type="float" office:value="1.38336">
            <text:p>1,38336</text:p>
          </table:table-cell>
          <table:table-cell table:formula="of:=([.E1335]+[.D1335]+[.C1335])/3" office:value-type="float" office:value="1.37761666666667">
            <text:p>1,37762</text:p>
          </table:table-cell>
          <table:table-cell table:formula="of:=[.C1335]-[.D1335]" office:value-type="float" office:value="0.0221500000000001">
            <text:p>0,02215</text:p>
          </table:table-cell>
          <table:table-cell office:value-type="float" office:value="0.0131195463157657">
            <text:p>0,01312</text:p>
          </table:table-cell>
          <table:table-cell office:value-type="float" office:value="1.35862287371308">
            <text:p>1,35862</text:p>
          </table:table-cell>
          <table:table-cell office:value-type="float" office:value="1.36127400793492">
            <text:p>1,36127</text:p>
          </table:table-cell>
        </table:table-row>
        <table:table-row table:style-name="ro2">
          <table:table-cell table:style-name="ce1" office:value-type="string">
            <text:p>2010.10.06</text:p>
          </table:table-cell>
          <table:table-cell office:value-type="float" office:value="1.38335">
            <text:p>1,38335</text:p>
          </table:table-cell>
          <table:table-cell office:value-type="float" office:value="1.39469">
            <text:p>1,39469</text:p>
          </table:table-cell>
          <table:table-cell office:value-type="float" office:value="1.38003">
            <text:p>1,38003</text:p>
          </table:table-cell>
          <table:table-cell office:value-type="float" office:value="1.39251">
            <text:p>1,39251</text:p>
          </table:table-cell>
          <table:table-cell table:formula="of:=([.E1336]+[.D1336]+[.C1336])/3" office:value-type="float" office:value="1.38907666666667">
            <text:p>1,38908</text:p>
          </table:table-cell>
          <table:table-cell table:formula="of:=[.C1336]-[.D1336]" office:value-type="float" office:value="0.0146599999999999">
            <text:p>0,01466</text:p>
          </table:table-cell>
          <table:table-cell office:value-type="float" office:value="0.0129495076042159">
            <text:p>0,01295</text:p>
          </table:table-cell>
          <table:table-cell office:value-type="float" office:value="1.36367545631273">
            <text:p>1,36368</text:p>
          </table:table-cell>
          <table:table-cell office:value-type="float" office:value="1.36733234151665">
            <text:p>1,36733</text:p>
          </table:table-cell>
        </table:table-row>
        <table:table-row table:style-name="ro2">
          <table:table-cell table:style-name="ce1" office:value-type="string">
            <text:p>2010.10.07</text:p>
          </table:table-cell>
          <table:table-cell office:value-type="float" office:value="1.39245">
            <text:p>1,39245</text:p>
          </table:table-cell>
          <table:table-cell office:value-type="float" office:value="1.40285">
            <text:p>1,40285</text:p>
          </table:table-cell>
          <table:table-cell office:value-type="float" office:value="1.38568">
            <text:p>1,38568</text:p>
          </table:table-cell>
          <table:table-cell office:value-type="float" office:value="1.39144">
            <text:p>1,39144</text:p>
          </table:table-cell>
          <table:table-cell table:formula="of:=([.E1337]+[.D1337]+[.C1337])/3" office:value-type="float" office:value="1.39332333333333">
            <text:p>1,39332</text:p>
          </table:table-cell>
          <table:table-cell table:formula="of:=[.C1337]-[.D1337]" office:value-type="float" office:value="0.0171699999999999">
            <text:p>0,01717</text:p>
          </table:table-cell>
          <table:table-cell office:value-type="float" office:value="0.0127600687368315">
            <text:p>0,01276</text:p>
          </table:table-cell>
          <table:table-cell office:value-type="float" office:value="1.3707274403968">
            <text:p>1,37073</text:p>
          </table:table-cell>
          <table:table-cell office:value-type="float" office:value="1.37445075370422">
            <text:p>1,37445</text:p>
          </table:table-cell>
        </table:table-row>
        <table:table-row table:style-name="ro2">
          <table:table-cell table:style-name="ce1" office:value-type="string">
            <text:p>2010.10.08</text:p>
          </table:table-cell>
          <table:table-cell office:value-type="float" office:value="1.39164">
            <text:p>1,39164</text:p>
          </table:table-cell>
          <table:table-cell office:value-type="float" office:value="1.39831">
            <text:p>1,39831</text:p>
          </table:table-cell>
          <table:table-cell office:value-type="float" office:value="1.38341">
            <text:p>1,38341</text:p>
          </table:table-cell>
          <table:table-cell office:value-type="float" office:value="1.39386">
            <text:p>1,39386</text:p>
          </table:table-cell>
          <table:table-cell table:formula="of:=([.E1338]+[.D1338]+[.C1338])/3" office:value-type="float" office:value="1.39186">
            <text:p>1,39186</text:p>
          </table:table-cell>
          <table:table-cell table:formula="of:=[.C1338]-[.D1338]" office:value-type="float" office:value="0.0148999999999999">
            <text:p>0,01490</text:p>
          </table:table-cell>
          <table:table-cell office:value-type="float" office:value="0.0126204486520654">
            <text:p>0,01262</text:p>
          </table:table-cell>
          <table:table-cell office:value-type="float" office:value="1.3764980628867">
            <text:p>1,37650</text:p>
          </table:table-cell>
          <table:table-cell office:value-type="float" office:value="1.37950188278804">
            <text:p>1,37950</text:p>
          </table:table-cell>
        </table:table-row>
        <table:table-row table:style-name="ro2">
          <table:table-cell table:style-name="ce1" office:value-type="string">
            <text:p>2010.10.11</text:p>
          </table:table-cell>
          <table:table-cell office:value-type="float" office:value="1.40008">
            <text:p>1,40008</text:p>
          </table:table-cell>
          <table:table-cell office:value-type="float" office:value="1.40062">
            <text:p>1,40062</text:p>
          </table:table-cell>
          <table:table-cell office:value-type="float" office:value="1.38659">
            <text:p>1,38659</text:p>
          </table:table-cell>
          <table:table-cell office:value-type="float" office:value="1.38812">
            <text:p>1,38812</text:p>
          </table:table-cell>
          <table:table-cell table:formula="of:=([.E1339]+[.D1339]+[.C1339])/3" office:value-type="float" office:value="1.39177666666667">
            <text:p>1,39178</text:p>
          </table:table-cell>
          <table:table-cell table:formula="of:=[.C1339]-[.D1339]" office:value-type="float" office:value="0.01403">
            <text:p>0,01403</text:p>
          </table:table-cell>
          <table:table-cell office:value-type="float" office:value="0.0124970127762339">
            <text:p>0,01250</text:p>
          </table:table-cell>
          <table:table-cell office:value-type="float" office:value="1.38042577650593">
            <text:p>1,38043</text:p>
          </table:table-cell>
          <table:table-cell office:value-type="float" office:value="1.38310305781122">
            <text:p>1,38310</text:p>
          </table:table-cell>
        </table:table-row>
        <table:table-row table:style-name="ro2">
          <table:table-cell table:style-name="ce1" office:value-type="string">
            <text:p>2010.10.12</text:p>
          </table:table-cell>
          <table:table-cell office:value-type="float" office:value="1.38813">
            <text:p>1,38813</text:p>
          </table:table-cell>
          <table:table-cell office:value-type="float" office:value="1.39344">
            <text:p>1,39344</text:p>
          </table:table-cell>
          <table:table-cell office:value-type="float" office:value="1.37752">
            <text:p>1,37752</text:p>
          </table:table-cell>
          <table:table-cell office:value-type="float" office:value="1.3915">
            <text:p>1,39150</text:p>
          </table:table-cell>
          <table:table-cell table:formula="of:=([.E1340]+[.D1340]+[.C1340])/3" office:value-type="float" office:value="1.38748666666667">
            <text:p>1,38749</text:p>
          </table:table-cell>
          <table:table-cell table:formula="of:=[.C1340]-[.D1340]" office:value-type="float" office:value="0.0159199999999999">
            <text:p>0,01592</text:p>
          </table:table-cell>
          <table:table-cell office:value-type="float" office:value="0.0124048555150434">
            <text:p>0,01240</text:p>
          </table:table-cell>
          <table:table-cell office:value-type="float" office:value="1.38367240082209">
            <text:p>1,38367</text:p>
          </table:table-cell>
          <table:table-cell office:value-type="float" office:value="1.38508285212822">
            <text:p>1,38508</text:p>
          </table:table-cell>
        </table:table-row>
        <table:table-row table:style-name="ro2">
          <table:table-cell table:style-name="ce1" office:value-type="string">
            <text:p>2010.10.13</text:p>
          </table:table-cell>
          <table:table-cell office:value-type="float" office:value="1.39154">
            <text:p>1,39154</text:p>
          </table:table-cell>
          <table:table-cell office:value-type="float" office:value="1.40009">
            <text:p>1,40009</text:p>
          </table:table-cell>
          <table:table-cell office:value-type="float" office:value="1.39116">
            <text:p>1,39116</text:p>
          </table:table-cell>
          <table:table-cell office:value-type="float" office:value="1.39598">
            <text:p>1,39598</text:p>
          </table:table-cell>
          <table:table-cell table:formula="of:=([.E1341]+[.D1341]+[.C1341])/3" office:value-type="float" office:value="1.39574333333333">
            <text:p>1,39574</text:p>
          </table:table-cell>
          <table:table-cell table:formula="of:=[.C1341]-[.D1341]" office:value-type="float" office:value="0.0089300000000001">
            <text:p>0,00893</text:p>
          </table:table-cell>
          <table:table-cell office:value-type="float" office:value="0.0123592529483988">
            <text:p>0,01236</text:p>
          </table:table-cell>
          <table:table-cell office:value-type="float" office:value="1.38450317074667">
            <text:p>1,38450</text:p>
          </table:table-cell>
          <table:table-cell office:value-type="float" office:value="1.38683433440242">
            <text:p>1,38683</text:p>
          </table:table-cell>
        </table:table-row>
        <table:table-row table:style-name="ro2">
          <table:table-cell table:style-name="ce1" office:value-type="string">
            <text:p>2010.10.14</text:p>
          </table:table-cell>
          <table:table-cell office:value-type="float" office:value="1.39594">
            <text:p>1,39594</text:p>
          </table:table-cell>
          <table:table-cell office:value-type="float" office:value="1.41215">
            <text:p>1,41215</text:p>
          </table:table-cell>
          <table:table-cell office:value-type="float" office:value="1.39543">
            <text:p>1,39543</text:p>
          </table:table-cell>
          <table:table-cell office:value-type="float" office:value="1.4079">
            <text:p>1,40790</text:p>
          </table:table-cell>
          <table:table-cell table:formula="of:=([.E1342]+[.D1342]+[.C1342])/3" office:value-type="float" office:value="1.40516">
            <text:p>1,40516</text:p>
          </table:table-cell>
          <table:table-cell table:formula="of:=[.C1342]-[.D1342]" office:value-type="float" office:value="0.0167199999999998">
            <text:p>0,01672</text:p>
          </table:table-cell>
          <table:table-cell office:value-type="float" office:value="0.0122849664667173">
            <text:p>0,01228</text:p>
          </table:table-cell>
          <table:table-cell office:value-type="float" office:value="1.3877438470357">
            <text:p>1,38774</text:p>
          </table:table-cell>
          <table:table-cell office:value-type="float" office:value="1.38956574701408">
            <text:p>1,38957</text:p>
          </table:table-cell>
        </table:table-row>
        <table:table-row table:style-name="ro2">
          <table:table-cell table:style-name="ce1" office:value-type="string">
            <text:p>2010.10.15</text:p>
          </table:table-cell>
          <table:table-cell office:value-type="float" office:value="1.40788">
            <text:p>1,40788</text:p>
          </table:table-cell>
          <table:table-cell office:value-type="float" office:value="1.41515">
            <text:p>1,41515</text:p>
          </table:table-cell>
          <table:table-cell office:value-type="float" office:value="1.39368">
            <text:p>1,39368</text:p>
          </table:table-cell>
          <table:table-cell office:value-type="float" office:value="1.39762">
            <text:p>1,39762</text:p>
          </table:table-cell>
          <table:table-cell table:formula="of:=([.E1343]+[.D1343]+[.C1343])/3" office:value-type="float" office:value="1.40215">
            <text:p>1,40215</text:p>
          </table:table-cell>
          <table:table-cell table:formula="of:=[.C1343]-[.D1343]" office:value-type="float" office:value="0.0214700000000001">
            <text:p>0,02147</text:p>
          </table:table-cell>
          <table:table-cell office:value-type="float" office:value="0.0122128261646893">
            <text:p>0,01221</text:p>
          </table:table-cell>
          <table:table-cell office:value-type="float" office:value="1.39216586095448">
            <text:p>1,39217</text:p>
          </table:table-cell>
          <table:table-cell office:value-type="float" office:value="1.39440385158257">
            <text:p>1,39440</text:p>
          </table:table-cell>
        </table:table-row>
        <table:table-row table:style-name="ro2">
          <table:table-cell table:style-name="ce1" office:value-type="string">
            <text:p>2010.10.18</text:p>
          </table:table-cell>
          <table:table-cell office:value-type="float" office:value="1.39723">
            <text:p>1,39723</text:p>
          </table:table-cell>
          <table:table-cell office:value-type="float" office:value="1.39975">
            <text:p>1,39975</text:p>
          </table:table-cell>
          <table:table-cell office:value-type="float" office:value="1.38305">
            <text:p>1,38305</text:p>
          </table:table-cell>
          <table:table-cell office:value-type="float" office:value="1.3949">
            <text:p>1,39490</text:p>
          </table:table-cell>
          <table:table-cell table:formula="of:=([.E1344]+[.D1344]+[.C1344])/3" office:value-type="float" office:value="1.39256666666667">
            <text:p>1,39257</text:p>
          </table:table-cell>
          <table:table-cell table:formula="of:=[.C1344]-[.D1344]" office:value-type="float" office:value="0.0166999999999999">
            <text:p>0,01670</text:p>
          </table:table-cell>
          <table:table-cell office:value-type="float" office:value="0.0122452253735969">
            <text:p>0,01225</text:p>
          </table:table-cell>
          <table:table-cell office:value-type="float" office:value="1.39416142999096">
            <text:p>1,39416</text:p>
          </table:table-cell>
          <table:table-cell office:value-type="float" office:value="1.39511627500991">
            <text:p>1,39512</text:p>
          </table:table-cell>
        </table:table-row>
        <table:table-row table:style-name="ro2">
          <table:table-cell table:style-name="ce1" office:value-type="string">
            <text:p>2010.10.19</text:p>
          </table:table-cell>
          <table:table-cell office:value-type="float" office:value="1.39482">
            <text:p>1,39482</text:p>
          </table:table-cell>
          <table:table-cell office:value-type="float" office:value="1.40022">
            <text:p>1,40022</text:p>
          </table:table-cell>
          <table:table-cell office:value-type="float" office:value="1.37129">
            <text:p>1,37129</text:p>
          </table:table-cell>
          <table:table-cell office:value-type="float" office:value="1.37411">
            <text:p>1,37411</text:p>
          </table:table-cell>
          <table:table-cell table:formula="of:=([.E1345]+[.D1345]+[.C1345])/3" office:value-type="float" office:value="1.38187333333333">
            <text:p>1,38187</text:p>
          </table:table-cell>
          <table:table-cell table:formula="of:=[.C1345]-[.D1345]" office:value-type="float" office:value="0.0289299999999999">
            <text:p>0,02893</text:p>
          </table:table-cell>
          <table:table-cell office:value-type="float" office:value="0.0122581747246917">
            <text:p>0,01226</text:p>
          </table:table-cell>
          <table:table-cell office:value-type="float" office:value="1.39394919051386">
            <text:p>1,39395</text:p>
          </table:table-cell>
          <table:table-cell office:value-type="float" office:value="1.39492224138248">
            <text:p>1,39492</text:p>
          </table:table-cell>
        </table:table-row>
        <table:table-row table:style-name="ro2">
          <table:table-cell table:style-name="ce1" office:value-type="string">
            <text:p>2010.10.20</text:p>
          </table:table-cell>
          <table:table-cell office:value-type="float" office:value="1.37411">
            <text:p>1,37411</text:p>
          </table:table-cell>
          <table:table-cell office:value-type="float" office:value="1.39887">
            <text:p>1,39887</text:p>
          </table:table-cell>
          <table:table-cell office:value-type="float" office:value="1.36975">
            <text:p>1,36975</text:p>
          </table:table-cell>
          <table:table-cell office:value-type="float" office:value="1.3958">
            <text:p>1,39580</text:p>
          </table:table-cell>
          <table:table-cell table:formula="of:=([.E1346]+[.D1346]+[.C1346])/3" office:value-type="float" office:value="1.38814">
            <text:p>1,38814</text:p>
          </table:table-cell>
          <table:table-cell table:formula="of:=[.C1346]-[.D1346]" office:value-type="float" office:value="0.02912">
            <text:p>0,02912</text:p>
          </table:table-cell>
          <table:table-cell office:value-type="float" office:value="0.0124936402214586">
            <text:p>0,01249</text:p>
          </table:table-cell>
          <table:table-cell office:value-type="float" office:value="1.39029511713083">
            <text:p>1,39030</text:p>
          </table:table-cell>
          <table:table-cell office:value-type="float" office:value="1.38957829155181">
            <text:p>1,38958</text:p>
          </table:table-cell>
        </table:table-row>
        <table:table-row table:style-name="ro2">
          <table:table-cell table:style-name="ce1" office:value-type="string">
            <text:p>2010.10.21</text:p>
          </table:table-cell>
          <table:table-cell office:value-type="float" office:value="1.39581">
            <text:p>1,39581</text:p>
          </table:table-cell>
          <table:table-cell office:value-type="float" office:value="1.40495">
            <text:p>1,40495</text:p>
          </table:table-cell>
          <table:table-cell office:value-type="float" office:value="1.38712">
            <text:p>1,38712</text:p>
          </table:table-cell>
          <table:table-cell office:value-type="float" office:value="1.39248">
            <text:p>1,39248</text:p>
          </table:table-cell>
          <table:table-cell table:formula="of:=([.E1347]+[.D1347]+[.C1347])/3" office:value-type="float" office:value="1.39485">
            <text:p>1,39485</text:p>
          </table:table-cell>
          <table:table-cell table:formula="of:=[.C1347]-[.D1347]" office:value-type="float" office:value="0.01783">
            <text:p>0,01783</text:p>
          </table:table-cell>
          <table:table-cell office:value-type="float" office:value="0.0125734611291236">
            <text:p>0,01257</text:p>
          </table:table-cell>
          <table:table-cell office:value-type="float" office:value="1.39006140943995">
            <text:p>1,39006</text:p>
          </table:table-cell>
          <table:table-cell office:value-type="float" office:value="1.39129962100331">
            <text:p>1,39130</text:p>
          </table:table-cell>
        </table:table-row>
        <table:table-row table:style-name="ro2">
          <table:table-cell table:style-name="ce1" office:value-type="string">
            <text:p>2010.10.22</text:p>
          </table:table-cell>
          <table:table-cell office:value-type="float" office:value="1.39249">
            <text:p>1,39249</text:p>
          </table:table-cell>
          <table:table-cell office:value-type="float" office:value="1.397">
            <text:p>1,39700</text:p>
          </table:table-cell>
          <table:table-cell office:value-type="float" office:value="1.38604">
            <text:p>1,38604</text:p>
          </table:table-cell>
          <table:table-cell office:value-type="float" office:value="1.39528">
            <text:p>1,39528</text:p>
          </table:table-cell>
          <table:table-cell table:formula="of:=([.E1348]+[.D1348]+[.C1348])/3" office:value-type="float" office:value="1.39277333333333">
            <text:p>1,39277</text:p>
          </table:table-cell>
          <table:table-cell table:formula="of:=[.C1348]-[.D1348]" office:value-type="float" office:value="0.0109600000000001">
            <text:p>0,01096</text:p>
          </table:table-cell>
          <table:table-cell office:value-type="float" office:value="0.0127078380071442">
            <text:p>0,01271</text:p>
          </table:table-cell>
          <table:table-cell office:value-type="float" office:value="1.39142877026668">
            <text:p>1,39143</text:p>
          </table:table-cell>
          <table:table-cell office:value-type="float" office:value="1.39160663582798">
            <text:p>1,39161</text:p>
          </table:table-cell>
        </table:table-row>
        <table:table-row table:style-name="ro2">
          <table:table-cell table:style-name="ce1" office:value-type="string">
            <text:p>2010.10.25</text:p>
          </table:table-cell>
          <table:table-cell office:value-type="float" office:value="1.39513">
            <text:p>1,39513</text:p>
          </table:table-cell>
          <table:table-cell office:value-type="float" office:value="1.40795">
            <text:p>1,40795</text:p>
          </table:table-cell>
          <table:table-cell office:value-type="float" office:value="1.3934">
            <text:p>1,39340</text:p>
          </table:table-cell>
          <table:table-cell office:value-type="float" office:value="1.39541">
            <text:p>1,39541</text:p>
          </table:table-cell>
          <table:table-cell table:formula="of:=([.E1349]+[.D1349]+[.C1349])/3" office:value-type="float" office:value="1.39892">
            <text:p>1,39892</text:p>
          </table:table-cell>
          <table:table-cell table:formula="of:=[.C1349]-[.D1349]" office:value-type="float" office:value="0.0145500000000001">
            <text:p>0,01455</text:p>
          </table:table-cell>
          <table:table-cell office:value-type="float" office:value="0.012738158403444">
            <text:p>0,01274</text:p>
          </table:table-cell>
          <table:table-cell office:value-type="float" office:value="1.39131169455484">
            <text:p>1,39131</text:p>
          </table:table-cell>
          <table:table-cell office:value-type="float" office:value="1.39171512367783">
            <text:p>1,39172</text:p>
          </table:table-cell>
        </table:table-row>
        <table:table-row table:style-name="ro2">
          <table:table-cell table:style-name="ce1" office:value-type="string">
            <text:p>2010.10.26</text:p>
          </table:table-cell>
          <table:table-cell office:value-type="float" office:value="1.39541">
            <text:p>1,39541</text:p>
          </table:table-cell>
          <table:table-cell office:value-type="float" office:value="1.3981">
            <text:p>1,39810</text:p>
          </table:table-cell>
          <table:table-cell office:value-type="float" office:value="1.38254">
            <text:p>1,38254</text:p>
          </table:table-cell>
          <table:table-cell office:value-type="float" office:value="1.38611">
            <text:p>1,38611</text:p>
          </table:table-cell>
          <table:table-cell table:formula="of:=([.E1350]+[.D1350]+[.C1350])/3" office:value-type="float" office:value="1.38891666666667">
            <text:p>1,38892</text:p>
          </table:table-cell>
          <table:table-cell table:formula="of:=[.C1350]-[.D1350]" office:value-type="float" office:value="0.0155599999999998">
            <text:p>0,01556</text:p>
          </table:table-cell>
          <table:table-cell office:value-type="float" office:value="0.0127030042781205">
            <text:p>0,01270</text:p>
          </table:table-cell>
          <table:table-cell office:value-type="float" office:value="1.39351735642046">
            <text:p>1,39352</text:p>
          </table:table-cell>
          <table:table-cell office:value-type="float" office:value="1.39281929327711">
            <text:p>1,39282</text:p>
          </table:table-cell>
        </table:table-row>
        <table:table-row table:style-name="ro2">
          <table:table-cell table:style-name="ce1" office:value-type="string">
            <text:p>2010.10.27</text:p>
          </table:table-cell>
          <table:table-cell office:value-type="float" office:value="1.3861">
            <text:p>1,38610</text:p>
          </table:table-cell>
          <table:table-cell office:value-type="float" office:value="1.38782">
            <text:p>1,38782</text:p>
          </table:table-cell>
          <table:table-cell office:value-type="float" office:value="1.37341">
            <text:p>1,37341</text:p>
          </table:table-cell>
          <table:table-cell office:value-type="float" office:value="1.37739">
            <text:p>1,37739</text:p>
          </table:table-cell>
          <table:table-cell table:formula="of:=([.E1351]+[.D1351]+[.C1351])/3" office:value-type="float" office:value="1.37954">
            <text:p>1,37954</text:p>
          </table:table-cell>
          <table:table-cell table:formula="of:=[.C1351]-[.D1351]" office:value-type="float" office:value="0.01441">
            <text:p>0,01441</text:p>
          </table:table-cell>
          <table:table-cell office:value-type="float" office:value="0.0127103338044484">
            <text:p>0,01271</text:p>
          </table:table-cell>
          <table:table-cell office:value-type="float" office:value="1.39202624885275">
            <text:p>1,39203</text:p>
          </table:table-cell>
          <table:table-cell office:value-type="float" office:value="1.39113640890364">
            <text:p>1,39114</text:p>
          </table:table-cell>
        </table:table-row>
        <table:table-row table:style-name="ro2">
          <table:table-cell table:style-name="ce1" office:value-type="string">
            <text:p>2010.10.28</text:p>
          </table:table-cell>
          <table:table-cell office:value-type="float" office:value="1.3774">
            <text:p>1,37740</text:p>
          </table:table-cell>
          <table:table-cell office:value-type="float" office:value="1.39452">
            <text:p>1,39452</text:p>
          </table:table-cell>
          <table:table-cell office:value-type="float" office:value="1.37671">
            <text:p>1,37671</text:p>
          </table:table-cell>
          <table:table-cell office:value-type="float" office:value="1.39284">
            <text:p>1,39284</text:p>
          </table:table-cell>
          <table:table-cell table:formula="of:=([.E1352]+[.D1352]+[.C1352])/3" office:value-type="float" office:value="1.38802333333333">
            <text:p>1,38802</text:p>
          </table:table-cell>
          <table:table-cell table:formula="of:=[.C1352]-[.D1352]" office:value-type="float" office:value="0.0178099999999999">
            <text:p>0,01781</text:p>
          </table:table-cell>
          <table:table-cell office:value-type="float" office:value="0.0127934558849715">
            <text:p>0,01279</text:p>
          </table:table-cell>
          <table:table-cell office:value-type="float" office:value="1.38872252957542">
            <text:p>1,38872</text:p>
          </table:table-cell>
          <table:table-cell office:value-type="float" office:value="1.38747057618859">
            <text:p>1,38747</text:p>
          </table:table-cell>
        </table:table-row>
        <table:table-row table:style-name="ro2">
          <table:table-cell table:style-name="ce1" office:value-type="string">
            <text:p>2010.10.29</text:p>
          </table:table-cell>
          <table:table-cell office:value-type="float" office:value="1.39284">
            <text:p>1,39284</text:p>
          </table:table-cell>
          <table:table-cell office:value-type="float" office:value="1.39511">
            <text:p>1,39511</text:p>
          </table:table-cell>
          <table:table-cell office:value-type="float" office:value="1.38071">
            <text:p>1,38071</text:p>
          </table:table-cell>
          <table:table-cell office:value-type="float" office:value="1.39422">
            <text:p>1,39422</text:p>
          </table:table-cell>
          <table:table-cell table:formula="of:=([.E1353]+[.D1353]+[.C1353])/3" office:value-type="float" office:value="1.39001333333333">
            <text:p>1,39001</text:p>
          </table:table-cell>
          <table:table-cell table:formula="of:=[.C1353]-[.D1353]" office:value-type="float" office:value="0.0144">
            <text:p>0,01440</text:p>
          </table:table-cell>
          <table:table-cell office:value-type="float" office:value="0.0128176034644567">
            <text:p>0,01282</text:p>
          </table:table-cell>
          <table:table-cell office:value-type="float" office:value="1.38887958964822">
            <text:p>1,38888</text:p>
          </table:table-cell>
          <table:table-cell office:value-type="float" office:value="1.38890698656912">
            <text:p>1,38891</text:p>
          </table:table-cell>
        </table:table-row>
        <table:table-row table:style-name="ro2">
          <table:table-cell table:style-name="ce1" office:value-type="string">
            <text:p>2010.11.01</text:p>
          </table:table-cell>
          <table:table-cell office:value-type="float" office:value="1.3966">
            <text:p>1,39660</text:p>
          </table:table-cell>
          <table:table-cell office:value-type="float" office:value="1.40113">
            <text:p>1,40113</text:p>
          </table:table-cell>
          <table:table-cell office:value-type="float" office:value="1.38636">
            <text:p>1,38636</text:p>
          </table:table-cell>
          <table:table-cell office:value-type="float" office:value="1.38963">
            <text:p>1,38963</text:p>
          </table:table-cell>
          <table:table-cell table:formula="of:=([.E1354]+[.D1354]+[.C1354])/3" office:value-type="float" office:value="1.39237333333333">
            <text:p>1,39237</text:p>
          </table:table-cell>
          <table:table-cell table:formula="of:=[.C1354]-[.D1354]" office:value-type="float" office:value="0.01477">
            <text:p>0,01477</text:p>
          </table:table-cell>
          <table:table-cell office:value-type="float" office:value="0.0128611895341966">
            <text:p>0,01286</text:p>
          </table:table-cell>
          <table:table-cell office:value-type="float" office:value="1.3890208613049">
            <text:p>1,38902</text:p>
          </table:table-cell>
          <table:table-cell office:value-type="float" office:value="1.39031572885383">
            <text:p>1,39032</text:p>
          </table:table-cell>
        </table:table-row>
        <table:table-row table:style-name="ro2">
          <table:table-cell table:style-name="ce1" office:value-type="string">
            <text:p>2010.11.02</text:p>
          </table:table-cell>
          <table:table-cell office:value-type="float" office:value="1.38961">
            <text:p>1,38961</text:p>
          </table:table-cell>
          <table:table-cell office:value-type="float" office:value="1.40581">
            <text:p>1,40581</text:p>
          </table:table-cell>
          <table:table-cell office:value-type="float" office:value="1.38813">
            <text:p>1,38813</text:p>
          </table:table-cell>
          <table:table-cell office:value-type="float" office:value="1.40326">
            <text:p>1,40326</text:p>
          </table:table-cell>
          <table:table-cell table:formula="of:=([.E1355]+[.D1355]+[.C1355])/3" office:value-type="float" office:value="1.39906666666667">
            <text:p>1,39907</text:p>
          </table:table-cell>
          <table:table-cell table:formula="of:=[.C1355]-[.D1355]" office:value-type="float" office:value="0.0176799999999999">
            <text:p>0,01768</text:p>
          </table:table-cell>
          <table:table-cell office:value-type="float" office:value="0.0129276909353715">
            <text:p>0,01293</text:p>
          </table:table-cell>
          <table:table-cell office:value-type="float" office:value="1.38961234817732">
            <text:p>1,38961</text:p>
          </table:table-cell>
          <table:table-cell office:value-type="float" office:value="1.38979002885121">
            <text:p>1,38979</text:p>
          </table:table-cell>
        </table:table-row>
        <table:table-row table:style-name="ro2">
          <table:table-cell table:style-name="ce1" office:value-type="string">
            <text:p>2010.11.03</text:p>
          </table:table-cell>
          <table:table-cell office:value-type="float" office:value="1.40325">
            <text:p>1,40325</text:p>
          </table:table-cell>
          <table:table-cell office:value-type="float" office:value="1.41893">
            <text:p>1,41893</text:p>
          </table:table-cell>
          <table:table-cell office:value-type="float" office:value="1.39917">
            <text:p>1,39917</text:p>
          </table:table-cell>
          <table:table-cell office:value-type="float" office:value="1.41329">
            <text:p>1,41329</text:p>
          </table:table-cell>
          <table:table-cell table:formula="of:=([.E1356]+[.D1356]+[.C1356])/3" office:value-type="float" office:value="1.41046333333333">
            <text:p>1,41046</text:p>
          </table:table-cell>
          <table:table-cell table:formula="of:=[.C1356]-[.D1356]" office:value-type="float" office:value="0.01976">
            <text:p>0,01976</text:p>
          </table:table-cell>
          <table:table-cell office:value-type="float" office:value="0.0128329509834282">
            <text:p>0,01283</text:p>
          </table:table-cell>
          <table:table-cell office:value-type="float" office:value="1.39248130774835">
            <text:p>1,39248</text:p>
          </table:table-cell>
          <table:table-cell office:value-type="float" office:value="1.39328069069046">
            <text:p>1,39328</text:p>
          </table:table-cell>
        </table:table-row>
        <table:table-row table:style-name="ro2">
          <table:table-cell table:style-name="ce1" office:value-type="string">
            <text:p>2010.11.04</text:p>
          </table:table-cell>
          <table:table-cell office:value-type="float" office:value="1.41309">
            <text:p>1,41309</text:p>
          </table:table-cell>
          <table:table-cell office:value-type="float" office:value="1.42821">
            <text:p>1,42821</text:p>
          </table:table-cell>
          <table:table-cell office:value-type="float" office:value="1.4102">
            <text:p>1,41020</text:p>
          </table:table-cell>
          <table:table-cell office:value-type="float" office:value="1.42166">
            <text:p>1,42166</text:p>
          </table:table-cell>
          <table:table-cell table:formula="of:=([.E1357]+[.D1357]+[.C1357])/3" office:value-type="float" office:value="1.42002333333333">
            <text:p>1,42002</text:p>
          </table:table-cell>
          <table:table-cell table:formula="of:=[.C1357]-[.D1357]" office:value-type="float" office:value="0.0180099999999999">
            <text:p>0,01801</text:p>
          </table:table-cell>
          <table:table-cell office:value-type="float" office:value="0.012661017737418">
            <text:p>0,01266</text:p>
          </table:table-cell>
          <table:table-cell office:value-type="float" office:value="1.39770784902233">
            <text:p>1,39771</text:p>
          </table:table-cell>
          <table:table-cell office:value-type="float" office:value="1.39941090041474">
            <text:p>1,39941</text:p>
          </table:table-cell>
        </table:table-row>
        <table:table-row table:style-name="ro2">
          <table:table-cell table:style-name="ce1" office:value-type="string">
            <text:p>2010.11.05</text:p>
          </table:table-cell>
          <table:table-cell office:value-type="float" office:value="1.42158">
            <text:p>1,42158</text:p>
          </table:table-cell>
          <table:table-cell office:value-type="float" office:value="1.4249">
            <text:p>1,42490</text:p>
          </table:table-cell>
          <table:table-cell office:value-type="float" office:value="1.40237">
            <text:p>1,40237</text:p>
          </table:table-cell>
          <table:table-cell office:value-type="float" office:value="1.40262">
            <text:p>1,40262</text:p>
          </table:table-cell>
          <table:table-cell table:formula="of:=([.E1358]+[.D1358]+[.C1358])/3" office:value-type="float" office:value="1.40996333333333">
            <text:p>1,40996</text:p>
          </table:table-cell>
          <table:table-cell table:formula="of:=[.C1358]-[.D1358]" office:value-type="float" office:value="0.0225300000000002">
            <text:p>0,02253</text:p>
          </table:table-cell>
          <table:table-cell office:value-type="float" office:value="0.0124814651509305">
            <text:p>0,01248</text:p>
          </table:table-cell>
          <table:table-cell office:value-type="float" office:value="1.40375519942655">
            <text:p>1,40376</text:p>
          </table:table-cell>
          <table:table-cell office:value-type="float" office:value="1.4057900784591">
            <text:p>1,40579</text:p>
          </table:table-cell>
        </table:table-row>
        <table:table-row table:style-name="ro2">
          <table:table-cell table:style-name="ce1" office:value-type="string">
            <text:p>2010.11.08</text:p>
          </table:table-cell>
          <table:table-cell office:value-type="float" office:value="1.40537">
            <text:p>1,40537</text:p>
          </table:table-cell>
          <table:table-cell office:value-type="float" office:value="1.40846">
            <text:p>1,40846</text:p>
          </table:table-cell>
          <table:table-cell office:value-type="float" office:value="1.38874">
            <text:p>1,38874</text:p>
          </table:table-cell>
          <table:table-cell office:value-type="float" office:value="1.39123">
            <text:p>1,39123</text:p>
          </table:table-cell>
          <table:table-cell table:formula="of:=([.E1359]+[.D1359]+[.C1359])/3" office:value-type="float" office:value="1.39614333333333">
            <text:p>1,39614</text:p>
          </table:table-cell>
          <table:table-cell table:formula="of:=[.C1359]-[.D1359]" office:value-type="float" office:value="0.01972">
            <text:p>0,01972</text:p>
          </table:table-cell>
          <table:table-cell office:value-type="float" office:value="0.0124998189826874">
            <text:p>0,01250</text:p>
          </table:table-cell>
          <table:table-cell office:value-type="float" office:value="1.40499138085835">
            <text:p>1,40499</text:p>
          </table:table-cell>
          <table:table-cell office:value-type="float" office:value="1.4051566356683">
            <text:p>1,40516</text:p>
          </table:table-cell>
        </table:table-row>
        <table:table-row table:style-name="ro2">
          <table:table-cell table:style-name="ce1" office:value-type="string">
            <text:p>2010.11.09</text:p>
          </table:table-cell>
          <table:table-cell office:value-type="float" office:value="1.39128">
            <text:p>1,39128</text:p>
          </table:table-cell>
          <table:table-cell office:value-type="float" office:value="1.3973">
            <text:p>1,39730</text:p>
          </table:table-cell>
          <table:table-cell office:value-type="float" office:value="1.37483">
            <text:p>1,37483</text:p>
          </table:table-cell>
          <table:table-cell office:value-type="float" office:value="1.37637">
            <text:p>1,37637</text:p>
          </table:table-cell>
          <table:table-cell table:formula="of:=([.E1360]+[.D1360]+[.C1360])/3" office:value-type="float" office:value="1.38283333333333">
            <text:p>1,38283</text:p>
          </table:table-cell>
          <table:table-cell table:formula="of:=[.C1360]-[.D1360]" office:value-type="float" office:value="0.02247">
            <text:p>0,02247</text:p>
          </table:table-cell>
          <table:table-cell office:value-type="float" office:value="0.0125481706350779">
            <text:p>0,01255</text:p>
          </table:table-cell>
          <table:table-cell office:value-type="float" office:value="1.40272376555118">
            <text:p>1,40272</text:p>
          </table:table-cell>
          <table:table-cell office:value-type="float" office:value="1.4015944020959">
            <text:p>1,40159</text:p>
          </table:table-cell>
        </table:table-row>
        <table:table-row table:style-name="ro2">
          <table:table-cell table:style-name="ce1" office:value-type="string">
            <text:p>2010.11.10</text:p>
          </table:table-cell>
          <table:table-cell office:value-type="float" office:value="1.37637">
            <text:p>1,37637</text:p>
          </table:table-cell>
          <table:table-cell office:value-type="float" office:value="1.38248">
            <text:p>1,38248</text:p>
          </table:table-cell>
          <table:table-cell office:value-type="float" office:value="1.36711">
            <text:p>1,36711</text:p>
          </table:table-cell>
          <table:table-cell office:value-type="float" office:value="1.3774">
            <text:p>1,37740</text:p>
          </table:table-cell>
          <table:table-cell table:formula="of:=([.E1361]+[.D1361]+[.C1361])/3" office:value-type="float" office:value="1.37566333333333">
            <text:p>1,37566</text:p>
          </table:table-cell>
          <table:table-cell table:formula="of:=[.C1361]-[.D1361]" office:value-type="float" office:value="0.0153700000000001">
            <text:p>0,01537</text:p>
          </table:table-cell>
          <table:table-cell office:value-type="float" office:value="0.0127799032592071">
            <text:p>0,01278</text:p>
          </table:table-cell>
          <table:table-cell office:value-type="float" office:value="1.39735335194242">
            <text:p>1,39735</text:p>
          </table:table-cell>
          <table:table-cell office:value-type="float" office:value="1.3950315771047">
            <text:p>1,39503</text:p>
          </table:table-cell>
        </table:table-row>
        <table:table-row table:style-name="ro2">
          <table:table-cell table:style-name="ce1" office:value-type="string">
            <text:p>2010.11.11</text:p>
          </table:table-cell>
          <table:table-cell office:value-type="float" office:value="1.37739">
            <text:p>1,37739</text:p>
          </table:table-cell>
          <table:table-cell office:value-type="float" office:value="1.382">
            <text:p>1,38200</text:p>
          </table:table-cell>
          <table:table-cell office:value-type="float" office:value="1.36369">
            <text:p>1,36369</text:p>
          </table:table-cell>
          <table:table-cell office:value-type="float" office:value="1.36611">
            <text:p>1,36611</text:p>
          </table:table-cell>
          <table:table-cell table:formula="of:=([.E1362]+[.D1362]+[.C1362])/3" office:value-type="float" office:value="1.3706">
            <text:p>1,37060</text:p>
          </table:table-cell>
          <table:table-cell table:formula="of:=[.C1362]-[.D1362]" office:value-type="float" office:value="0.01831">
            <text:p>0,01831</text:p>
          </table:table-cell>
          <table:table-cell office:value-type="float" office:value="0.0130163806936325">
            <text:p>0,01302</text:p>
          </table:table-cell>
          <table:table-cell office:value-type="float" office:value="1.39133200316034">
            <text:p>1,39133</text:p>
          </table:table-cell>
          <table:table-cell office:value-type="float" office:value="1.3898264743956">
            <text:p>1,38983</text:p>
          </table:table-cell>
        </table:table-row>
        <table:table-row table:style-name="ro2">
          <table:table-cell table:style-name="ce1" office:value-type="string">
            <text:p>2010.11.12</text:p>
          </table:table-cell>
          <table:table-cell office:value-type="float" office:value="1.36618">
            <text:p>1,36618</text:p>
          </table:table-cell>
          <table:table-cell office:value-type="float" office:value="1.37758">
            <text:p>1,37758</text:p>
          </table:table-cell>
          <table:table-cell office:value-type="float" office:value="1.35735">
            <text:p>1,35735</text:p>
          </table:table-cell>
          <table:table-cell office:value-type="float" office:value="1.369">
            <text:p>1,36900</text:p>
          </table:table-cell>
          <table:table-cell table:formula="of:=([.E1363]+[.D1363]+[.C1363])/3" office:value-type="float" office:value="1.36797666666667">
            <text:p>1,36798</text:p>
          </table:table-cell>
          <table:table-cell table:formula="of:=[.C1363]-[.D1363]" office:value-type="float" office:value="0.02023">
            <text:p>0,02023</text:p>
          </table:table-cell>
          <table:table-cell office:value-type="float" office:value="0.0134252146986083">
            <text:p>0,01343</text:p>
          </table:table-cell>
          <table:table-cell office:value-type="float" office:value="1.38514995170756">
            <text:p>1,38515</text:p>
          </table:table-cell>
          <table:table-cell office:value-type="float" office:value="1.38264116242889">
            <text:p>1,38264</text:p>
          </table:table-cell>
        </table:table-row>
        <table:table-row table:style-name="ro2">
          <table:table-cell table:style-name="ce1" office:value-type="string">
            <text:p>2010.11.15</text:p>
          </table:table-cell>
          <table:table-cell office:value-type="float" office:value="1.36832">
            <text:p>1,36832</text:p>
          </table:table-cell>
          <table:table-cell office:value-type="float" office:value="1.37497">
            <text:p>1,37497</text:p>
          </table:table-cell>
          <table:table-cell office:value-type="float" office:value="1.35634">
            <text:p>1,35634</text:p>
          </table:table-cell>
          <table:table-cell office:value-type="float" office:value="1.35783">
            <text:p>1,35783</text:p>
          </table:table-cell>
          <table:table-cell table:formula="of:=([.E1364]+[.D1364]+[.C1364])/3" office:value-type="float" office:value="1.36304666666667">
            <text:p>1,36305</text:p>
          </table:table-cell>
          <table:table-cell table:formula="of:=[.C1364]-[.D1364]" office:value-type="float" office:value="0.0186299999999999">
            <text:p>0,01863</text:p>
          </table:table-cell>
          <table:table-cell office:value-type="float" office:value="0.0137246222636301">
            <text:p>0,01372</text:p>
          </table:table-cell>
          <table:table-cell office:value-type="float" office:value="1.38006748856072">
            <text:p>1,38007</text:p>
          </table:table-cell>
          <table:table-cell office:value-type="float" office:value="1.37788116954017">
            <text:p>1,37788</text:p>
          </table:table-cell>
        </table:table-row>
        <table:table-row table:style-name="ro2">
          <table:table-cell table:style-name="ce1" office:value-type="string">
            <text:p>2010.11.16</text:p>
          </table:table-cell>
          <table:table-cell office:value-type="float" office:value="1.35784">
            <text:p>1,35784</text:p>
          </table:table-cell>
          <table:table-cell office:value-type="float" office:value="1.36549">
            <text:p>1,36549</text:p>
          </table:table-cell>
          <table:table-cell office:value-type="float" office:value="1.34475">
            <text:p>1,34475</text:p>
          </table:table-cell>
          <table:table-cell office:value-type="float" office:value="1.34827">
            <text:p>1,34827</text:p>
          </table:table-cell>
          <table:table-cell table:formula="of:=([.E1365]+[.D1365]+[.C1365])/3" office:value-type="float" office:value="1.35283666666667">
            <text:p>1,35284</text:p>
          </table:table-cell>
          <table:table-cell table:formula="of:=[.C1365]-[.D1365]" office:value-type="float" office:value="0.0207400000000002">
            <text:p>0,02074</text:p>
          </table:table-cell>
          <table:table-cell office:value-type="float" office:value="0.0140196877251142">
            <text:p>0,01402</text:p>
          </table:table-cell>
          <table:table-cell office:value-type="float" office:value="1.37540990346183">
            <text:p>1,37541</text:p>
          </table:table-cell>
          <table:table-cell office:value-type="float" office:value="1.37200064373565">
            <text:p>1,37200</text:p>
          </table:table-cell>
        </table:table-row>
        <table:table-row table:style-name="ro2">
          <table:table-cell table:style-name="ce1" office:value-type="string">
            <text:p>2010.11.17</text:p>
          </table:table-cell>
          <table:table-cell office:value-type="float" office:value="1.34832">
            <text:p>1,34832</text:p>
          </table:table-cell>
          <table:table-cell office:value-type="float" office:value="1.35646">
            <text:p>1,35646</text:p>
          </table:table-cell>
          <table:table-cell office:value-type="float" office:value="1.34602">
            <text:p>1,34602</text:p>
          </table:table-cell>
          <table:table-cell office:value-type="float" office:value="1.35293">
            <text:p>1,35293</text:p>
          </table:table-cell>
          <table:table-cell table:formula="of:=([.E1366]+[.D1366]+[.C1366])/3" office:value-type="float" office:value="1.35180333333333">
            <text:p>1,35180</text:p>
          </table:table-cell>
          <table:table-cell table:formula="of:=[.C1366]-[.D1366]" office:value-type="float" office:value="0.01044">
            <text:p>0,01044</text:p>
          </table:table-cell>
          <table:table-cell office:value-type="float" office:value="0.0143038473659939">
            <text:p>0,01430</text:p>
          </table:table-cell>
          <table:table-cell office:value-type="float" office:value="1.36906283407218">
            <text:p>1,36906</text:p>
          </table:table-cell>
          <table:table-cell office:value-type="float" office:value="1.3650416452738">
            <text:p>1,36504</text:p>
          </table:table-cell>
        </table:table-row>
        <table:table-row table:style-name="ro2">
          <table:table-cell table:style-name="ce1" office:value-type="string">
            <text:p>2010.11.18</text:p>
          </table:table-cell>
          <table:table-cell office:value-type="float" office:value="1.35295">
            <text:p>1,35295</text:p>
          </table:table-cell>
          <table:table-cell office:value-type="float" office:value="1.36666">
            <text:p>1,36666</text:p>
          </table:table-cell>
          <table:table-cell office:value-type="float" office:value="1.3529">
            <text:p>1,35290</text:p>
          </table:table-cell>
          <table:table-cell office:value-type="float" office:value="1.36435">
            <text:p>1,36435</text:p>
          </table:table-cell>
          <table:table-cell table:formula="of:=([.E1367]+[.D1367]+[.C1367])/3" office:value-type="float" office:value="1.36130333333333">
            <text:p>1,36130</text:p>
          </table:table-cell>
          <table:table-cell table:formula="of:=[.C1367]-[.D1367]" office:value-type="float" office:value="0.01376">
            <text:p>0,01376</text:p>
          </table:table-cell>
          <table:table-cell office:value-type="float" office:value="0.0144086862757637">
            <text:p>0,01441</text:p>
          </table:table-cell>
          <table:table-cell office:value-type="float" office:value="1.36505920751576">
            <text:p>1,36506</text:p>
          </table:table-cell>
          <table:table-cell office:value-type="float" office:value="1.36160949749688">
            <text:p>1,36161</text:p>
          </table:table-cell>
        </table:table-row>
        <table:table-row table:style-name="ro2">
          <table:table-cell table:style-name="ce1" office:value-type="string">
            <text:p>2010.11.19</text:p>
          </table:table-cell>
          <table:table-cell office:value-type="float" office:value="1.36428">
            <text:p>1,36428</text:p>
          </table:table-cell>
          <table:table-cell office:value-type="float" office:value="1.37308">
            <text:p>1,37308</text:p>
          </table:table-cell>
          <table:table-cell office:value-type="float" office:value="1.36081">
            <text:p>1,36081</text:p>
          </table:table-cell>
          <table:table-cell office:value-type="float" office:value="1.36696">
            <text:p>1,36696</text:p>
          </table:table-cell>
          <table:table-cell table:formula="of:=([.E1368]+[.D1368]+[.C1368])/3" office:value-type="float" office:value="1.36695">
            <text:p>1,36695</text:p>
          </table:table-cell>
          <table:table-cell table:formula="of:=[.C1368]-[.D1368]" office:value-type="float" office:value="0.01227">
            <text:p>0,01227</text:p>
          </table:table-cell>
          <table:table-cell office:value-type="float" office:value="0.0144379967394814">
            <text:p>0,01444</text:p>
          </table:table-cell>
          <table:table-cell office:value-type="float" office:value="1.36435422444871">
            <text:p>1,36435</text:p>
          </table:table-cell>
          <table:table-cell office:value-type="float" office:value="1.36242193544191">
            <text:p>1,36242</text:p>
          </table:table-cell>
        </table:table-row>
        <table:table-row table:style-name="ro2">
          <table:table-cell table:style-name="ce1" office:value-type="string">
            <text:p>2010.11.22</text:p>
          </table:table-cell>
          <table:table-cell office:value-type="float" office:value="1.37359">
            <text:p>1,37359</text:p>
          </table:table-cell>
          <table:table-cell office:value-type="float" office:value="1.37862">
            <text:p>1,37862</text:p>
          </table:table-cell>
          <table:table-cell office:value-type="float" office:value="1.35763">
            <text:p>1,35763</text:p>
          </table:table-cell>
          <table:table-cell office:value-type="float" office:value="1.36236">
            <text:p>1,36236</text:p>
          </table:table-cell>
          <table:table-cell table:formula="of:=([.E1369]+[.D1369]+[.C1369])/3" office:value-type="float" office:value="1.36620333333333">
            <text:p>1,36620</text:p>
          </table:table-cell>
          <table:table-cell table:formula="of:=[.C1369]-[.D1369]" office:value-type="float" office:value="0.0209900000000001">
            <text:p>0,02099</text:p>
          </table:table-cell>
          <table:table-cell office:value-type="float" office:value="0.0144243840153232">
            <text:p>0,01442</text:p>
          </table:table-cell>
          <table:table-cell office:value-type="float" office:value="1.36473298031461">
            <text:p>1,36473</text:p>
          </table:table-cell>
          <table:table-cell office:value-type="float" office:value="1.36339131965262">
            <text:p>1,36339</text:p>
          </table:table-cell>
        </table:table-row>
        <table:table-row table:style-name="ro2">
          <table:table-cell table:style-name="ce1" office:value-type="string">
            <text:p>2010.11.23</text:p>
          </table:table-cell>
          <table:table-cell office:value-type="float" office:value="1.36238">
            <text:p>1,36238</text:p>
          </table:table-cell>
          <table:table-cell office:value-type="float" office:value="1.36286">
            <text:p>1,36286</text:p>
          </table:table-cell>
          <table:table-cell office:value-type="float" office:value="1.33616">
            <text:p>1,33616</text:p>
          </table:table-cell>
          <table:table-cell office:value-type="float" office:value="1.33787">
            <text:p>1,33787</text:p>
          </table:table-cell>
          <table:table-cell table:formula="of:=([.E1370]+[.D1370]+[.C1370])/3" office:value-type="float" office:value="1.34563">
            <text:p>1,34563</text:p>
          </table:table-cell>
          <table:table-cell table:formula="of:=[.C1370]-[.D1370]" office:value-type="float" office:value="0.0266999999999999">
            <text:p>0,02670</text:p>
          </table:table-cell>
          <table:table-cell office:value-type="float" office:value="0.0144566053216228">
            <text:p>0,01446</text:p>
          </table:table-cell>
          <table:table-cell office:value-type="float" office:value="1.36504618560893">
            <text:p>1,36505</text:p>
          </table:table-cell>
          <table:table-cell office:value-type="float" office:value="1.36307219501791">
            <text:p>1,36307</text:p>
          </table:table-cell>
        </table:table-row>
        <table:table-row table:style-name="ro2">
          <table:table-cell table:style-name="ce1" office:value-type="string">
            <text:p>2010.11.24</text:p>
          </table:table-cell>
          <table:table-cell office:value-type="float" office:value="1.33786">
            <text:p>1,33786</text:p>
          </table:table-cell>
          <table:table-cell office:value-type="float" office:value="1.34213">
            <text:p>1,34213</text:p>
          </table:table-cell>
          <table:table-cell office:value-type="float" office:value="1.32845">
            <text:p>1,32845</text:p>
          </table:table-cell>
          <table:table-cell office:value-type="float" office:value="1.33366">
            <text:p>1,33366</text:p>
          </table:table-cell>
          <table:table-cell table:formula="of:=([.E1371]+[.D1371]+[.C1371])/3" office:value-type="float" office:value="1.33474666666667">
            <text:p>1,33475</text:p>
          </table:table-cell>
          <table:table-cell table:formula="of:=[.C1371]-[.D1371]" office:value-type="float" office:value="0.0136799999999999">
            <text:p>0,01368</text:p>
          </table:table-cell>
          <table:table-cell office:value-type="float" office:value="0.0146843918237674">
            <text:p>0,01468</text:p>
          </table:table-cell>
          <table:table-cell office:value-type="float" office:value="1.35944682203464">
            <text:p>1,35945</text:p>
          </table:table-cell>
          <table:table-cell office:value-type="float" office:value="1.35615875488083">
            <text:p>1,35616</text:p>
          </table:table-cell>
        </table:table-row>
        <table:table-row table:style-name="ro2">
          <table:table-cell table:style-name="ce1" office:value-type="string">
            <text:p>2010.11.25</text:p>
          </table:table-cell>
          <table:table-cell office:value-type="float" office:value="1.33365">
            <text:p>1,33365</text:p>
          </table:table-cell>
          <table:table-cell office:value-type="float" office:value="1.33868">
            <text:p>1,33868</text:p>
          </table:table-cell>
          <table:table-cell office:value-type="float" office:value="1.32864">
            <text:p>1,32864</text:p>
          </table:table-cell>
          <table:table-cell office:value-type="float" office:value="1.33456">
            <text:p>1,33456</text:p>
          </table:table-cell>
          <table:table-cell table:formula="of:=([.E1372]+[.D1372]+[.C1372])/3" office:value-type="float" office:value="1.33396">
            <text:p>1,33396</text:p>
          </table:table-cell>
          <table:table-cell table:formula="of:=[.C1372]-[.D1372]" office:value-type="float" office:value="0.01004">
            <text:p>0,01004</text:p>
          </table:table-cell>
          <table:table-cell office:value-type="float" office:value="0.0148010647710928">
            <text:p>0,01480</text:p>
          </table:table-cell>
          <table:table-cell office:value-type="float" office:value="1.35377788532378">
            <text:p>1,35378</text:p>
          </table:table-cell>
          <table:table-cell office:value-type="float" office:value="1.35052980488139">
            <text:p>1,35053</text:p>
          </table:table-cell>
        </table:table-row>
        <table:table-row table:style-name="ro2">
          <table:table-cell table:style-name="ce1" office:value-type="string">
            <text:p>2010.11.26</text:p>
          </table:table-cell>
          <table:table-cell office:value-type="float" office:value="1.33464">
            <text:p>1,33464</text:p>
          </table:table-cell>
          <table:table-cell office:value-type="float" office:value="1.33574">
            <text:p>1,33574</text:p>
          </table:table-cell>
          <table:table-cell office:value-type="float" office:value="1.32003">
            <text:p>1,32003</text:p>
          </table:table-cell>
          <table:table-cell office:value-type="float" office:value="1.32394">
            <text:p>1,32394</text:p>
          </table:table-cell>
          <table:table-cell table:formula="of:=([.E1373]+[.D1373]+[.C1373])/3" office:value-type="float" office:value="1.32657">
            <text:p>1,32657</text:p>
          </table:table-cell>
          <table:table-cell table:formula="of:=[.C1373]-[.D1373]" office:value-type="float" office:value="0.0157099999999999">
            <text:p>0,01571</text:p>
          </table:table-cell>
          <table:table-cell office:value-type="float" office:value="0.0149872798722181">
            <text:p>0,01499</text:p>
          </table:table-cell>
          <table:table-cell office:value-type="float" office:value="1.34883784967718">
            <text:p>1,34884</text:p>
          </table:table-cell>
          <table:table-cell office:value-type="float" office:value="1.34629594377696">
            <text:p>1,34630</text:p>
          </table:table-cell>
        </table:table-row>
        <table:table-row table:style-name="ro2">
          <table:table-cell table:style-name="ce1" office:value-type="string">
            <text:p>2010.11.29</text:p>
          </table:table-cell>
          <table:table-cell office:value-type="float" office:value="1.32742">
            <text:p>1,32742</text:p>
          </table:table-cell>
          <table:table-cell office:value-type="float" office:value="1.33021">
            <text:p>1,33021</text:p>
          </table:table-cell>
          <table:table-cell office:value-type="float" office:value="1.30641">
            <text:p>1,30641</text:p>
          </table:table-cell>
          <table:table-cell office:value-type="float" office:value="1.31134">
            <text:p>1,31134</text:p>
          </table:table-cell>
          <table:table-cell table:formula="of:=([.E1374]+[.D1374]+[.C1374])/3" office:value-type="float" office:value="1.31598666666667">
            <text:p>1,31599</text:p>
          </table:table-cell>
          <table:table-cell table:formula="of:=[.C1374]-[.D1374]" office:value-type="float" office:value="0.0238">
            <text:p>0,02380</text:p>
          </table:table-cell>
          <table:table-cell office:value-type="float" office:value="0.0153496717017718">
            <text:p>0,01535</text:p>
          </table:table-cell>
          <table:table-cell office:value-type="float" office:value="1.34206017942409">
            <text:p>1,34206</text:p>
          </table:table-cell>
          <table:table-cell office:value-type="float" office:value="1.33966627651797">
            <text:p>1,33967</text:p>
          </table:table-cell>
        </table:table-row>
        <table:table-row table:style-name="ro2">
          <table:table-cell table:style-name="ce1" office:value-type="string">
            <text:p>2010.11.30</text:p>
          </table:table-cell>
          <table:table-cell office:value-type="float" office:value="1.31124">
            <text:p>1,31124</text:p>
          </table:table-cell>
          <table:table-cell office:value-type="float" office:value="1.31505">
            <text:p>1,31505</text:p>
          </table:table-cell>
          <table:table-cell office:value-type="float" office:value="1.29686">
            <text:p>1,29686</text:p>
          </table:table-cell>
          <table:table-cell office:value-type="float" office:value="1.29814">
            <text:p>1,29814</text:p>
          </table:table-cell>
          <table:table-cell table:formula="of:=([.E1375]+[.D1375]+[.C1375])/3" office:value-type="float" office:value="1.30335">
            <text:p>1,30335</text:p>
          </table:table-cell>
          <table:table-cell table:formula="of:=[.C1375]-[.D1375]" office:value-type="float" office:value="0.0181899999999999">
            <text:p>0,01819</text:p>
          </table:table-cell>
          <table:table-cell office:value-type="float" office:value="0.0158193977618645">
            <text:p>0,01582</text:p>
          </table:table-cell>
          <table:table-cell office:value-type="float" office:value="1.33478650824462">
            <text:p>1,33479</text:p>
          </table:table-cell>
          <table:table-cell office:value-type="float" office:value="1.33126983991939">
            <text:p>1,33127</text:p>
          </table:table-cell>
        </table:table-row>
        <table:table-row table:style-name="ro2">
          <table:table-cell table:style-name="ce1" office:value-type="string">
            <text:p>2010.12.01</text:p>
          </table:table-cell>
          <table:table-cell office:value-type="float" office:value="1.29814">
            <text:p>1,29814</text:p>
          </table:table-cell>
          <table:table-cell office:value-type="float" office:value="1.31817">
            <text:p>1,31817</text:p>
          </table:table-cell>
          <table:table-cell office:value-type="float" office:value="1.29714">
            <text:p>1,29714</text:p>
          </table:table-cell>
          <table:table-cell office:value-type="float" office:value="1.31252">
            <text:p>1,31252</text:p>
          </table:table-cell>
          <table:table-cell table:formula="of:=([.E1376]+[.D1376]+[.C1376])/3" office:value-type="float" office:value="1.30927666666667">
            <text:p>1,30928</text:p>
          </table:table-cell>
          <table:table-cell table:formula="of:=[.C1376]-[.D1376]" office:value-type="float" office:value="0.0210300000000001">
            <text:p>0,02103</text:p>
          </table:table-cell>
          <table:table-cell office:value-type="float" office:value="0.0162013503989953">
            <text:p>0,01620</text:p>
          </table:table-cell>
          <table:table-cell office:value-type="float" office:value="1.3267140591006">
            <text:p>1,32671</text:p>
          </table:table-cell>
          <table:table-cell office:value-type="float" office:value="1.32197795022427">
            <text:p>1,32198</text:p>
          </table:table-cell>
        </table:table-row>
        <table:table-row table:style-name="ro2">
          <table:table-cell table:style-name="ce1" office:value-type="string">
            <text:p>2010.12.02</text:p>
          </table:table-cell>
          <table:table-cell office:value-type="float" office:value="1.31257">
            <text:p>1,31257</text:p>
          </table:table-cell>
          <table:table-cell office:value-type="float" office:value="1.32471">
            <text:p>1,32471</text:p>
          </table:table-cell>
          <table:table-cell office:value-type="float" office:value="1.30601">
            <text:p>1,30601</text:p>
          </table:table-cell>
          <table:table-cell office:value-type="float" office:value="1.32138">
            <text:p>1,32138</text:p>
          </table:table-cell>
          <table:table-cell table:formula="of:=([.E1377]+[.D1377]+[.C1377])/3" office:value-type="float" office:value="1.31736666666667">
            <text:p>1,31737</text:p>
          </table:table-cell>
          <table:table-cell table:formula="of:=[.C1377]-[.D1377]" office:value-type="float" office:value="0.0186999999999999">
            <text:p>0,01870</text:p>
          </table:table-cell>
          <table:table-cell office:value-type="float" office:value="0.016375607886878">
            <text:p>0,01638</text:p>
          </table:table-cell>
          <table:table-cell office:value-type="float" office:value="1.32276335258532">
            <text:p>1,32276</text:p>
          </table:table-cell>
          <table:table-cell office:value-type="float" office:value="1.31946147106586">
            <text:p>1,31946</text:p>
          </table:table-cell>
        </table:table-row>
        <table:table-row table:style-name="ro2">
          <table:table-cell table:style-name="ce1" office:value-type="string">
            <text:p>2010.12.03</text:p>
          </table:table-cell>
          <table:table-cell office:value-type="float" office:value="1.32136">
            <text:p>1,32136</text:p>
          </table:table-cell>
          <table:table-cell office:value-type="float" office:value="1.34385">
            <text:p>1,34385</text:p>
          </table:table-cell>
          <table:table-cell office:value-type="float" office:value="1.31934">
            <text:p>1,31934</text:p>
          </table:table-cell>
          <table:table-cell office:value-type="float" office:value="1.34103">
            <text:p>1,34103</text:p>
          </table:table-cell>
          <table:table-cell table:formula="of:=([.E1378]+[.D1378]+[.C1378])/3" office:value-type="float" office:value="1.33474">
            <text:p>1,33474</text:p>
          </table:table-cell>
          <table:table-cell table:formula="of:=[.C1378]-[.D1378]" office:value-type="float" office:value="0.02451">
            <text:p>0,02451</text:p>
          </table:table-cell>
          <table:table-cell office:value-type="float" office:value="0.0165052624922461">
            <text:p>0,01651</text:p>
          </table:table-cell>
          <table:table-cell office:value-type="float" office:value="1.32137617589671">
            <text:p>1,32138</text:p>
          </table:table-cell>
          <table:table-cell office:value-type="float" office:value="1.31972834905207">
            <text:p>1,31973</text:p>
          </table:table-cell>
        </table:table-row>
        <table:table-row table:style-name="ro2">
          <table:table-cell table:style-name="ce1" office:value-type="string">
            <text:p>2010.12.06</text:p>
          </table:table-cell>
          <table:table-cell office:value-type="float" office:value="1.34064">
            <text:p>1,34064</text:p>
          </table:table-cell>
          <table:table-cell office:value-type="float" office:value="1.34222">
            <text:p>1,34222</text:p>
          </table:table-cell>
          <table:table-cell office:value-type="float" office:value="1.32465">
            <text:p>1,32465</text:p>
          </table:table-cell>
          <table:table-cell office:value-type="float" office:value="1.33091">
            <text:p>1,33091</text:p>
          </table:table-cell>
          <table:table-cell table:formula="of:=([.E1379]+[.D1379]+[.C1379])/3" office:value-type="float" office:value="1.33259333333333">
            <text:p>1,33259</text:p>
          </table:table-cell>
          <table:table-cell table:formula="of:=[.C1379]-[.D1379]" office:value-type="float" office:value="0.0175699999999999">
            <text:p>0,01757</text:p>
          </table:table-cell>
          <table:table-cell office:value-type="float" office:value="0.0164147947438559">
            <text:p>0,01641</text:p>
          </table:table-cell>
          <table:table-cell office:value-type="float" office:value="1.325125696123">
            <text:p>1,32513</text:p>
          </table:table-cell>
          <table:table-cell office:value-type="float" office:value="1.32536823201103">
            <text:p>1,32537</text:p>
          </table:table-cell>
        </table:table-row>
        <table:table-row table:style-name="ro2">
          <table:table-cell table:style-name="ce1" office:value-type="string">
            <text:p>2010.12.07</text:p>
          </table:table-cell>
          <table:table-cell office:value-type="float" office:value="1.33091">
            <text:p>1,33091</text:p>
          </table:table-cell>
          <table:table-cell office:value-type="float" office:value="1.34008">
            <text:p>1,34008</text:p>
          </table:table-cell>
          <table:table-cell office:value-type="float" office:value="1.32536">
            <text:p>1,32536</text:p>
          </table:table-cell>
          <table:table-cell office:value-type="float" office:value="1.32654">
            <text:p>1,32654</text:p>
          </table:table-cell>
          <table:table-cell table:formula="of:=([.E1380]+[.D1380]+[.C1380])/3" office:value-type="float" office:value="1.33066">
            <text:p>1,33066</text:p>
          </table:table-cell>
          <table:table-cell table:formula="of:=[.C1380]-[.D1380]" office:value-type="float" office:value="0.0147199999999998">
            <text:p>0,01472</text:p>
          </table:table-cell>
          <table:table-cell office:value-type="float" office:value="0.0163350847959875">
            <text:p>0,01634</text:p>
          </table:table-cell>
          <table:table-cell office:value-type="float" office:value="1.32697069528227">
            <text:p>1,32697</text:p>
          </table:table-cell>
          <table:table-cell office:value-type="float" office:value="1.32666574417868">
            <text:p>1,32667</text:p>
          </table:table-cell>
        </table:table-row>
        <table:table-row table:style-name="ro2">
          <table:table-cell table:style-name="ce1" office:value-type="string">
            <text:p>2010.12.08</text:p>
          </table:table-cell>
          <table:table-cell office:value-type="float" office:value="1.32659">
            <text:p>1,32659</text:p>
          </table:table-cell>
          <table:table-cell office:value-type="float" office:value="1.32804">
            <text:p>1,32804</text:p>
          </table:table-cell>
          <table:table-cell office:value-type="float" office:value="1.318">
            <text:p>1,31800</text:p>
          </table:table-cell>
          <table:table-cell office:value-type="float" office:value="1.32634">
            <text:p>1,32634</text:p>
          </table:table-cell>
          <table:table-cell table:formula="of:=([.E1381]+[.D1381]+[.C1381])/3" office:value-type="float" office:value="1.32412666666667">
            <text:p>1,32413</text:p>
          </table:table-cell>
          <table:table-cell table:formula="of:=[.C1381]-[.D1381]" office:value-type="float" office:value="0.01004">
            <text:p>0,01004</text:p>
          </table:table-cell>
          <table:table-cell office:value-type="float" office:value="0.0161134955580791">
            <text:p>0,01611</text:p>
          </table:table-cell>
          <table:table-cell office:value-type="float" office:value="1.32846631812829">
            <text:p>1,32847</text:p>
          </table:table-cell>
          <table:table-cell office:value-type="float" office:value="1.32727338231516">
            <text:p>1,32727</text:p>
          </table:table-cell>
        </table:table-row>
        <table:table-row table:style-name="ro2">
          <table:table-cell table:style-name="ce1" office:value-type="string">
            <text:p>2010.12.09</text:p>
          </table:table-cell>
          <table:table-cell office:value-type="float" office:value="1.32635">
            <text:p>1,32635</text:p>
          </table:table-cell>
          <table:table-cell office:value-type="float" office:value="1.33226">
            <text:p>1,33226</text:p>
          </table:table-cell>
          <table:table-cell office:value-type="float" office:value="1.31641">
            <text:p>1,31641</text:p>
          </table:table-cell>
          <table:table-cell office:value-type="float" office:value="1.3237">
            <text:p>1,32370</text:p>
          </table:table-cell>
          <table:table-cell table:formula="of:=([.E1382]+[.D1382]+[.C1382])/3" office:value-type="float" office:value="1.32412333333333">
            <text:p>1,32412</text:p>
          </table:table-cell>
          <table:table-cell table:formula="of:=[.C1382]-[.D1382]" office:value-type="float" office:value="0.0158499999999999">
            <text:p>0,01585</text:p>
          </table:table-cell>
          <table:table-cell office:value-type="float" office:value="0.0159470824573003">
            <text:p>0,01595</text:p>
          </table:table-cell>
          <table:table-cell office:value-type="float" office:value="1.32773193234">
            <text:p>1,32773</text:p>
          </table:table-cell>
          <table:table-cell office:value-type="float" office:value="1.32733368365719">
            <text:p>1,32733</text:p>
          </table:table-cell>
        </table:table-row>
        <table:table-row table:style-name="ro2">
          <table:table-cell table:style-name="ce1" office:value-type="string">
            <text:p>2010.12.10</text:p>
          </table:table-cell>
          <table:table-cell office:value-type="float" office:value="1.32368">
            <text:p>1,32368</text:p>
          </table:table-cell>
          <table:table-cell office:value-type="float" office:value="1.32821">
            <text:p>1,32821</text:p>
          </table:table-cell>
          <table:table-cell office:value-type="float" office:value="1.31783">
            <text:p>1,31783</text:p>
          </table:table-cell>
          <table:table-cell office:value-type="float" office:value="1.32234">
            <text:p>1,32234</text:p>
          </table:table-cell>
          <table:table-cell table:formula="of:=([.E1383]+[.D1383]+[.C1383])/3" office:value-type="float" office:value="1.32279333333333">
            <text:p>1,32279</text:p>
          </table:table-cell>
          <table:table-cell table:formula="of:=[.C1383]-[.D1383]" office:value-type="float" office:value="0.0103799999999998">
            <text:p>0,01038</text:p>
          </table:table-cell>
          <table:table-cell office:value-type="float" office:value="0.0159248790753617">
            <text:p>0,01592</text:p>
          </table:table-cell>
          <table:table-cell office:value-type="float" office:value="1.32678313413176">
            <text:p>1,32678</text:p>
          </table:table-cell>
          <table:table-cell office:value-type="float" office:value="1.327054440572">
            <text:p>1,32705</text:p>
          </table:table-cell>
        </table:table-row>
        <table:table-row table:style-name="ro2">
          <table:table-cell table:style-name="ce1" office:value-type="string">
            <text:p>2010.12.13</text:p>
          </table:table-cell>
          <table:table-cell office:value-type="float" office:value="1.32054">
            <text:p>1,32054</text:p>
          </table:table-cell>
          <table:table-cell office:value-type="float" office:value="1.34333">
            <text:p>1,34333</text:p>
          </table:table-cell>
          <table:table-cell office:value-type="float" office:value="1.31824">
            <text:p>1,31824</text:p>
          </table:table-cell>
          <table:table-cell office:value-type="float" office:value="1.33869">
            <text:p>1,33869</text:p>
          </table:table-cell>
          <table:table-cell table:formula="of:=([.E1384]+[.D1384]+[.C1384])/3" office:value-type="float" office:value="1.33342">
            <text:p>1,33342</text:p>
          </table:table-cell>
          <table:table-cell table:formula="of:=[.C1384]-[.D1384]" office:value-type="float" office:value="0.0250899999999998">
            <text:p>0,02509</text:p>
          </table:table-cell>
          <table:table-cell office:value-type="float" office:value="0.0159805853351557">
            <text:p>0,01598</text:p>
          </table:table-cell>
          <table:table-cell office:value-type="float" office:value="1.32549700067266">
            <text:p>1,32550</text:p>
          </table:table-cell>
          <table:table-cell office:value-type="float" office:value="1.32548527687039">
            <text:p>1,32549</text:p>
          </table:table-cell>
        </table:table-row>
        <table:table-row table:style-name="ro2">
          <table:table-cell table:style-name="ce1" office:value-type="string">
            <text:p>2010.12.14</text:p>
          </table:table-cell>
          <table:table-cell office:value-type="float" office:value="1.33867">
            <text:p>1,33867</text:p>
          </table:table-cell>
          <table:table-cell office:value-type="float" office:value="1.34984">
            <text:p>1,34984</text:p>
          </table:table-cell>
          <table:table-cell office:value-type="float" office:value="1.33627">
            <text:p>1,33627</text:p>
          </table:table-cell>
          <table:table-cell office:value-type="float" office:value="1.33789">
            <text:p>1,33789</text:p>
          </table:table-cell>
          <table:table-cell table:formula="of:=([.E1385]+[.D1385]+[.C1385])/3" office:value-type="float" office:value="1.34133333333333">
            <text:p>1,34133</text:p>
          </table:table-cell>
          <table:table-cell table:formula="of:=[.C1385]-[.D1385]" office:value-type="float" office:value="0.0135699999999999">
            <text:p>0,01357</text:p>
          </table:table-cell>
          <table:table-cell office:value-type="float" office:value="0.0159675813879757">
            <text:p>0,01597</text:p>
          </table:table-cell>
          <table:table-cell office:value-type="float" office:value="1.3277194990158">
            <text:p>1,32772</text:p>
          </table:table-cell>
          <table:table-cell office:value-type="float" office:value="1.32895765320197">
            <text:p>1,32896</text:p>
          </table:table-cell>
        </table:table-row>
        <table:table-row table:style-name="ro2">
          <table:table-cell table:style-name="ce1" office:value-type="string">
            <text:p>2010.12.15</text:p>
          </table:table-cell>
          <table:table-cell office:value-type="float" office:value="1.33802">
            <text:p>1,33802</text:p>
          </table:table-cell>
          <table:table-cell office:value-type="float" office:value="1.33807">
            <text:p>1,33807</text:p>
          </table:table-cell>
          <table:table-cell office:value-type="float" office:value="1.32084">
            <text:p>1,32084</text:p>
          </table:table-cell>
          <table:table-cell office:value-type="float" office:value="1.32204">
            <text:p>1,32204</text:p>
          </table:table-cell>
          <table:table-cell table:formula="of:=([.E1386]+[.D1386]+[.C1386])/3" office:value-type="float" office:value="1.32698333333333">
            <text:p>1,32698</text:p>
          </table:table-cell>
          <table:table-cell table:formula="of:=[.C1386]-[.D1386]" office:value-type="float" office:value="0.0172300000000001">
            <text:p>0,01723</text:p>
          </table:table-cell>
          <table:table-cell office:value-type="float" office:value="0.0158768059335011">
            <text:p>0,01588</text:p>
          </table:table-cell>
          <table:table-cell office:value-type="float" office:value="1.33108596519196">
            <text:p>1,33109</text:p>
          </table:table-cell>
          <table:table-cell office:value-type="float" office:value="1.33120106049329">
            <text:p>1,33120</text:p>
          </table:table-cell>
        </table:table-row>
        <table:table-row table:style-name="ro2">
          <table:table-cell table:style-name="ce1" office:value-type="string">
            <text:p>2010.12.16</text:p>
          </table:table-cell>
          <table:table-cell office:value-type="float" office:value="1.32201">
            <text:p>1,32201</text:p>
          </table:table-cell>
          <table:table-cell office:value-type="float" office:value="1.32659">
            <text:p>1,32659</text:p>
          </table:table-cell>
          <table:table-cell office:value-type="float" office:value="1.31811">
            <text:p>1,31811</text:p>
          </table:table-cell>
          <table:table-cell office:value-type="float" office:value="1.32419">
            <text:p>1,32419</text:p>
          </table:table-cell>
          <table:table-cell table:formula="of:=([.E1387]+[.D1387]+[.C1387])/3" office:value-type="float" office:value="1.32296333333333">
            <text:p>1,32296</text:p>
          </table:table-cell>
          <table:table-cell table:formula="of:=[.C1387]-[.D1387]" office:value-type="float" office:value="0.00848000000000004">
            <text:p>0,00848</text:p>
          </table:table-cell>
          <table:table-cell office:value-type="float" office:value="0.0159360899835054">
            <text:p>0,01594</text:p>
          </table:table-cell>
          <table:table-cell office:value-type="float" office:value="1.32970836705275">
            <text:p>1,32971</text:p>
          </table:table-cell>
          <table:table-cell office:value-type="float" office:value="1.3287028049661">
            <text:p>1,32870</text:p>
          </table:table-cell>
        </table:table-row>
        <table:table-row table:style-name="ro2">
          <table:table-cell table:style-name="ce1" office:value-type="string">
            <text:p>2010.12.17</text:p>
          </table:table-cell>
          <table:table-cell office:value-type="float" office:value="1.32416">
            <text:p>1,32416</text:p>
          </table:table-cell>
          <table:table-cell office:value-type="float" office:value="1.33591">
            <text:p>1,33591</text:p>
          </table:table-cell>
          <table:table-cell office:value-type="float" office:value="1.3133">
            <text:p>1,31330</text:p>
          </table:table-cell>
          <table:table-cell office:value-type="float" office:value="1.31839">
            <text:p>1,31839</text:p>
          </table:table-cell>
          <table:table-cell table:formula="of:=([.E1388]+[.D1388]+[.C1388])/3" office:value-type="float" office:value="1.32253333333333">
            <text:p>1,32253</text:p>
          </table:table-cell>
          <table:table-cell table:formula="of:=[.C1388]-[.D1388]" office:value-type="float" office:value="0.0226100000000002">
            <text:p>0,02261</text:p>
          </table:table-cell>
          <table:table-cell office:value-type="float" office:value="0.0158429936498585">
            <text:p>0,01584</text:p>
          </table:table-cell>
          <table:table-cell office:value-type="float" office:value="1.32835888846229">
            <text:p>1,32836</text:p>
          </table:table-cell>
          <table:table-cell office:value-type="float" office:value="1.3274016990395">
            <text:p>1,32740</text:p>
          </table:table-cell>
        </table:table-row>
        <table:table-row table:style-name="ro2">
          <table:table-cell table:style-name="ce1" office:value-type="string">
            <text:p>2010.12.20</text:p>
          </table:table-cell>
          <table:table-cell office:value-type="float" office:value="1.31656">
            <text:p>1,31656</text:p>
          </table:table-cell>
          <table:table-cell office:value-type="float" office:value="1.31828">
            <text:p>1,31828</text:p>
          </table:table-cell>
          <table:table-cell office:value-type="float" office:value="1.30942">
            <text:p>1,30942</text:p>
          </table:table-cell>
          <table:table-cell office:value-type="float" office:value="1.31196">
            <text:p>1,31196</text:p>
          </table:table-cell>
          <table:table-cell table:formula="of:=([.E1389]+[.D1389]+[.C1389])/3" office:value-type="float" office:value="1.31322">
            <text:p>1,31322</text:p>
          </table:table-cell>
          <table:table-cell table:formula="of:=[.C1389]-[.D1389]" office:value-type="float" office:value="0.00886000000000009">
            <text:p>0,00886</text:p>
          </table:table-cell>
          <table:table-cell office:value-type="float" office:value="0.0159638163987326">
            <text:p>0,01596</text:p>
          </table:table-cell>
          <table:table-cell office:value-type="float" office:value="1.32682428541355">
            <text:p>1,32682</text:p>
          </table:table-cell>
          <table:table-cell office:value-type="float" office:value="1.32577649205279">
            <text:p>1,32578</text:p>
          </table:table-cell>
        </table:table-row>
        <table:table-row table:style-name="ro2">
          <table:table-cell table:style-name="ce1" office:value-type="string">
            <text:p>2010.12.21</text:p>
          </table:table-cell>
          <table:table-cell office:value-type="float" office:value="1.31197">
            <text:p>1,31197</text:p>
          </table:table-cell>
          <table:table-cell office:value-type="float" office:value="1.32016">
            <text:p>1,32016</text:p>
          </table:table-cell>
          <table:table-cell office:value-type="float" office:value="1.30734">
            <text:p>1,30734</text:p>
          </table:table-cell>
          <table:table-cell office:value-type="float" office:value="1.30994">
            <text:p>1,30994</text:p>
          </table:table-cell>
          <table:table-cell table:formula="of:=([.E1390]+[.D1390]+[.C1390])/3" office:value-type="float" office:value="1.31248">
            <text:p>1,31248</text:p>
          </table:table-cell>
          <table:table-cell table:formula="of:=[.C1390]-[.D1390]" office:value-type="float" office:value="0.0128200000000001">
            <text:p>0,01282</text:p>
          </table:table-cell>
          <table:table-cell office:value-type="float" office:value="0.0160843584812562">
            <text:p>0,01608</text:p>
          </table:table-cell>
          <table:table-cell office:value-type="float" office:value="1.32281298933175">
            <text:p>1,32281</text:p>
          </table:table-cell>
          <table:table-cell office:value-type="float" office:value="1.3216021644546">
            <text:p>1,32160</text:p>
          </table:table-cell>
        </table:table-row>
        <table:table-row table:style-name="ro2">
          <table:table-cell table:style-name="ce1" office:value-type="string">
            <text:p>2010.12.22</text:p>
          </table:table-cell>
          <table:table-cell office:value-type="float" office:value="1.30994">
            <text:p>1,30994</text:p>
          </table:table-cell>
          <table:table-cell office:value-type="float" office:value="1.31811">
            <text:p>1,31811</text:p>
          </table:table-cell>
          <table:table-cell office:value-type="float" office:value="1.30783">
            <text:p>1,30783</text:p>
          </table:table-cell>
          <table:table-cell office:value-type="float" office:value="1.31029">
            <text:p>1,31029</text:p>
          </table:table-cell>
          <table:table-cell table:formula="of:=([.E1391]+[.D1391]+[.C1391])/3" office:value-type="float" office:value="1.31207666666667">
            <text:p>1,31208</text:p>
          </table:table-cell>
          <table:table-cell table:formula="of:=[.C1391]-[.D1391]" office:value-type="float" office:value="0.0102799999999998">
            <text:p>0,01028</text:p>
          </table:table-cell>
          <table:table-cell office:value-type="float" office:value="0.0162806043298187">
            <text:p>0,01628</text:p>
          </table:table-cell>
          <table:table-cell office:value-type="float" office:value="1.32041260484828">
            <text:p>1,32041</text:p>
          </table:table-cell>
          <table:table-cell office:value-type="float" office:value="1.31821535353212">
            <text:p>1,31822</text:p>
          </table:table-cell>
        </table:table-row>
        <table:table-row table:style-name="ro2">
          <table:table-cell table:style-name="ce1" office:value-type="string">
            <text:p>2010.12.23</text:p>
          </table:table-cell>
          <table:table-cell office:value-type="float" office:value="1.31026">
            <text:p>1,31026</text:p>
          </table:table-cell>
          <table:table-cell office:value-type="float" office:value="1.31512">
            <text:p>1,31512</text:p>
          </table:table-cell>
          <table:table-cell office:value-type="float" office:value="1.30551">
            <text:p>1,30551</text:p>
          </table:table-cell>
          <table:table-cell office:value-type="float" office:value="1.31094">
            <text:p>1,31094</text:p>
          </table:table-cell>
          <table:table-cell table:formula="of:=([.E1392]+[.D1392]+[.C1392])/3" office:value-type="float" office:value="1.31052333333333">
            <text:p>1,31052</text:p>
          </table:table-cell>
          <table:table-cell table:formula="of:=[.C1392]-[.D1392]" office:value-type="float" office:value="0.00961000000000012">
            <text:p>0,00961</text:p>
          </table:table-cell>
          <table:table-cell office:value-type="float" office:value="0.0163492961121804">
            <text:p>0,01635</text:p>
          </table:table-cell>
          <table:table-cell office:value-type="float" office:value="1.31787657672306">
            <text:p>1,31788</text:p>
          </table:table-cell>
          <table:table-cell office:value-type="float" office:value="1.31563762552556">
            <text:p>1,31564</text:p>
          </table:table-cell>
        </table:table-row>
        <table:table-row table:style-name="ro2">
          <table:table-cell table:style-name="ce1" office:value-type="string">
            <text:p>2010.12.24</text:p>
          </table:table-cell>
          <table:table-cell office:value-type="float" office:value="1.31089">
            <text:p>1,31089</text:p>
          </table:table-cell>
          <table:table-cell office:value-type="float" office:value="1.31478">
            <text:p>1,31478</text:p>
          </table:table-cell>
          <table:table-cell office:value-type="float" office:value="1.30874">
            <text:p>1,30874</text:p>
          </table:table-cell>
          <table:table-cell office:value-type="float" office:value="1.31142">
            <text:p>1,31142</text:p>
          </table:table-cell>
          <table:table-cell table:formula="of:=([.E1393]+[.D1393]+[.C1393])/3" office:value-type="float" office:value="1.31164666666667">
            <text:p>1,31165</text:p>
          </table:table-cell>
          <table:table-cell table:formula="of:=[.C1393]-[.D1393]" office:value-type="float" office:value="0.00604000000000005">
            <text:p>0,00604</text:p>
          </table:table-cell>
          <table:table-cell office:value-type="float" office:value="0.0163867356825528">
            <text:p>0,01639</text:p>
          </table:table-cell>
          <table:table-cell office:value-type="float" office:value="1.31622258732114">
            <text:p>1,31622</text:p>
          </table:table-cell>
          <table:table-cell office:value-type="float" office:value="1.31448790018002">
            <text:p>1,31449</text:p>
          </table:table-cell>
        </table:table-row>
        <table:table-row table:style-name="ro2">
          <table:table-cell table:style-name="ce1" office:value-type="string">
            <text:p>2010.12.27</text:p>
          </table:table-cell>
          <table:table-cell office:value-type="float" office:value="1.31126">
            <text:p>1,31126</text:p>
          </table:table-cell>
          <table:table-cell office:value-type="float" office:value="1.31701">
            <text:p>1,31701</text:p>
          </table:table-cell>
          <table:table-cell office:value-type="float" office:value="1.30717">
            <text:p>1,30717</text:p>
          </table:table-cell>
          <table:table-cell office:value-type="float" office:value="1.31604">
            <text:p>1,31604</text:p>
          </table:table-cell>
          <table:table-cell table:formula="of:=([.E1394]+[.D1394]+[.C1394])/3" office:value-type="float" office:value="1.31340666666667">
            <text:p>1,31341</text:p>
          </table:table-cell>
          <table:table-cell table:formula="of:=[.C1394]-[.D1394]" office:value-type="float" office:value="0.00984000000000007">
            <text:p>0,00984</text:p>
          </table:table-cell>
          <table:table-cell office:value-type="float" office:value="0.016376515796532">
            <text:p>0,01638</text:p>
          </table:table-cell>
          <table:table-cell office:value-type="float" office:value="1.31500291886791">
            <text:p>1,31500</text:p>
          </table:table-cell>
          <table:table-cell office:value-type="float" office:value="1.31328879115349">
            <text:p>1,31329</text:p>
          </table:table-cell>
        </table:table-row>
        <table:table-row table:style-name="ro2">
          <table:table-cell table:style-name="ce1" office:value-type="string">
            <text:p>2010.12.28</text:p>
          </table:table-cell>
          <table:table-cell office:value-type="float" office:value="1.31605">
            <text:p>1,31605</text:p>
          </table:table-cell>
          <table:table-cell office:value-type="float" office:value="1.32742">
            <text:p>1,32742</text:p>
          </table:table-cell>
          <table:table-cell office:value-type="float" office:value="1.30941">
            <text:p>1,30941</text:p>
          </table:table-cell>
          <table:table-cell office:value-type="float" office:value="1.3108">
            <text:p>1,31080</text:p>
          </table:table-cell>
          <table:table-cell table:formula="of:=([.E1395]+[.D1395]+[.C1395])/3" office:value-type="float" office:value="1.31587666666667">
            <text:p>1,31588</text:p>
          </table:table-cell>
          <table:table-cell table:formula="of:=[.C1395]-[.D1395]" office:value-type="float" office:value="0.0180100000000001">
            <text:p>0,01801</text:p>
          </table:table-cell>
          <table:table-cell office:value-type="float" office:value="0.0163030394472641">
            <text:p>0,01630</text:p>
          </table:table-cell>
          <table:table-cell office:value-type="float" office:value="1.31474223191096">
            <text:p>1,31474</text:p>
          </table:table-cell>
          <table:table-cell office:value-type="float" office:value="1.31408945248895">
            <text:p>1,31409</text:p>
          </table:table-cell>
        </table:table-row>
        <table:table-row table:style-name="ro2">
          <table:table-cell table:style-name="ce1" office:value-type="string">
            <text:p>2010.12.29</text:p>
          </table:table-cell>
          <table:table-cell office:value-type="float" office:value="1.31077">
            <text:p>1,31077</text:p>
          </table:table-cell>
          <table:table-cell office:value-type="float" office:value="1.32383">
            <text:p>1,32383</text:p>
          </table:table-cell>
          <table:table-cell office:value-type="float" office:value="1.30836">
            <text:p>1,30836</text:p>
          </table:table-cell>
          <table:table-cell office:value-type="float" office:value="1.32174">
            <text:p>1,32174</text:p>
          </table:table-cell>
          <table:table-cell table:formula="of:=([.E1396]+[.D1396]+[.C1396])/3" office:value-type="float" office:value="1.31797666666667">
            <text:p>1,31798</text:p>
          </table:table-cell>
          <table:table-cell table:formula="of:=[.C1396]-[.D1396]" office:value-type="float" office:value="0.0154700000000001">
            <text:p>0,01547</text:p>
          </table:table-cell>
          <table:table-cell office:value-type="float" office:value="0.016318521293773">
            <text:p>0,01632</text:p>
          </table:table-cell>
          <table:table-cell office:value-type="float" office:value="1.31475510627919">
            <text:p>1,31476</text:p>
          </table:table-cell>
          <table:table-cell office:value-type="float" office:value="1.31335916179763">
            <text:p>1,31336</text:p>
          </table:table-cell>
        </table:table-row>
        <table:table-row table:style-name="ro2">
          <table:table-cell table:style-name="ce1" office:value-type="string">
            <text:p>2010.12.30</text:p>
          </table:table-cell>
          <table:table-cell office:value-type="float" office:value="1.32172">
            <text:p>1,32172</text:p>
          </table:table-cell>
          <table:table-cell office:value-type="float" office:value="1.33146">
            <text:p>1,33146</text:p>
          </table:table-cell>
          <table:table-cell office:value-type="float" office:value="1.32172">
            <text:p>1,32172</text:p>
          </table:table-cell>
          <table:table-cell office:value-type="float" office:value="1.32907">
            <text:p>1,32907</text:p>
          </table:table-cell>
          <table:table-cell table:formula="of:=([.E1397]+[.D1397]+[.C1397])/3" office:value-type="float" office:value="1.32741666666667">
            <text:p>1,32742</text:p>
          </table:table-cell>
          <table:table-cell table:formula="of:=[.C1397]-[.D1397]" office:value-type="float" office:value="0.00974000000000008">
            <text:p>0,00974</text:p>
          </table:table-cell>
          <table:table-cell office:value-type="float" office:value="0.0161980687452236">
            <text:p>0,01620</text:p>
          </table:table-cell>
          <table:table-cell office:value-type="float" office:value="1.31592752915774">
            <text:p>1,31593</text:p>
          </table:table-cell>
          <table:table-cell office:value-type="float" office:value="1.3155212875586">
            <text:p>1,31552</text:p>
          </table:table-cell>
        </table:table-row>
        <table:table-row table:style-name="ro2">
          <table:table-cell table:style-name="ce1" office:value-type="string">
            <text:p>2010.12.31</text:p>
          </table:table-cell>
          <table:table-cell office:value-type="float" office:value="1.32905">
            <text:p>1,32905</text:p>
          </table:table-cell>
          <table:table-cell office:value-type="float" office:value="1.34232">
            <text:p>1,34232</text:p>
          </table:table-cell>
          <table:table-cell office:value-type="float" office:value="1.32867">
            <text:p>1,32867</text:p>
          </table:table-cell>
          <table:table-cell office:value-type="float" office:value="1.34146">
            <text:p>1,34146</text:p>
          </table:table-cell>
          <table:table-cell table:formula="of:=([.E1398]+[.D1398]+[.C1398])/3" office:value-type="float" office:value="1.33748333333333">
            <text:p>1,33748</text:p>
          </table:table-cell>
          <table:table-cell table:formula="of:=[.C1398]-[.D1398]" office:value-type="float" office:value="0.0136499999999999">
            <text:p>0,01365</text:p>
          </table:table-cell>
          <table:table-cell office:value-type="float" office:value="0.0159900606849876">
            <text:p>0,01599</text:p>
          </table:table-cell>
          <table:table-cell office:value-type="float" office:value="1.31940240795744">
            <text:p>1,31940</text:p>
          </table:table-cell>
          <table:table-cell office:value-type="float" office:value="1.3194550817933">
            <text:p>1,31946</text:p>
          </table:table-cell>
        </table:table-row>
        <table:table-row table:style-name="ro2">
          <table:table-cell table:style-name="ce1" office:value-type="string">
            <text:p>2011.01.03</text:p>
          </table:table-cell>
          <table:table-cell office:value-type="float" office:value="1.33428">
            <text:p>1,33428</text:p>
          </table:table-cell>
          <table:table-cell office:value-type="float" office:value="1.33955">
            <text:p>1,33955</text:p>
          </table:table-cell>
          <table:table-cell office:value-type="float" office:value="1.32501">
            <text:p>1,32501</text:p>
          </table:table-cell>
          <table:table-cell office:value-type="float" office:value="1.33511">
            <text:p>1,33511</text:p>
          </table:table-cell>
          <table:table-cell table:formula="of:=([.E1399]+[.D1399]+[.C1399])/3" office:value-type="float" office:value="1.33322333333333">
            <text:p>1,33322</text:p>
          </table:table-cell>
          <table:table-cell table:formula="of:=[.C1399]-[.D1399]" office:value-type="float" office:value="0.01454">
            <text:p>0,01454</text:p>
          </table:table-cell>
          <table:table-cell office:value-type="float" office:value="0.0157353345380575">
            <text:p>0,01574</text:p>
          </table:table-cell>
          <table:table-cell office:value-type="float" office:value="1.32402691943952">
            <text:p>1,32403</text:p>
          </table:table-cell>
          <table:table-cell office:value-type="float" office:value="1.3254372755566">
            <text:p>1,32544</text:p>
          </table:table-cell>
        </table:table-row>
        <table:table-row table:style-name="ro2">
          <table:table-cell table:style-name="ce1" office:value-type="string">
            <text:p>2011.01.04</text:p>
          </table:table-cell>
          <table:table-cell office:value-type="float" office:value="1.33522">
            <text:p>1,33522</text:p>
          </table:table-cell>
          <table:table-cell office:value-type="float" office:value="1.34334">
            <text:p>1,34334</text:p>
          </table:table-cell>
          <table:table-cell office:value-type="float" office:value="1.32919">
            <text:p>1,32919</text:p>
          </table:table-cell>
          <table:table-cell office:value-type="float" office:value="1.33102">
            <text:p>1,33102</text:p>
          </table:table-cell>
          <table:table-cell table:formula="of:=([.E1400]+[.D1400]+[.C1400])/3" office:value-type="float" office:value="1.33451666666667">
            <text:p>1,33452</text:p>
          </table:table-cell>
          <table:table-cell table:formula="of:=[.C1400]-[.D1400]" office:value-type="float" office:value="0.0141499999999999">
            <text:p>0,01415</text:p>
          </table:table-cell>
          <table:table-cell office:value-type="float" office:value="0.0156010771001561">
            <text:p>0,01560</text:p>
          </table:table-cell>
          <table:table-cell office:value-type="float" office:value="1.32626254438478">
            <text:p>1,32626</text:p>
          </table:table-cell>
          <table:table-cell office:value-type="float" office:value="1.32815692171266">
            <text:p>1,32816</text:p>
          </table:table-cell>
        </table:table-row>
        <table:table-row table:style-name="ro2">
          <table:table-cell table:style-name="ce1" office:value-type="string">
            <text:p>2011.01.05</text:p>
          </table:table-cell>
          <table:table-cell office:value-type="float" office:value="1.33097">
            <text:p>1,33097</text:p>
          </table:table-cell>
          <table:table-cell office:value-type="float" office:value="1.33253">
            <text:p>1,33253</text:p>
          </table:table-cell>
          <table:table-cell office:value-type="float" office:value="1.31254">
            <text:p>1,31254</text:p>
          </table:table-cell>
          <table:table-cell office:value-type="float" office:value="1.315">
            <text:p>1,31500</text:p>
          </table:table-cell>
          <table:table-cell table:formula="of:=([.E1401]+[.D1401]+[.C1401])/3" office:value-type="float" office:value="1.32002333333333">
            <text:p>1,32002</text:p>
          </table:table-cell>
          <table:table-cell table:formula="of:=[.C1401]-[.D1401]" office:value-type="float" office:value="0.01999">
            <text:p>0,01999</text:p>
          </table:table-cell>
          <table:table-cell office:value-type="float" office:value="0.0154584791416632">
            <text:p>0,01546</text:p>
          </table:table-cell>
          <table:table-cell office:value-type="float" office:value="1.32863611076223">
            <text:p>1,32864</text:p>
          </table:table-cell>
          <table:table-cell office:value-type="float" office:value="1.32933598395729">
            <text:p>1,32934</text:p>
          </table:table-cell>
        </table:table-row>
        <table:table-row table:style-name="ro2">
          <table:table-cell table:style-name="ce1" office:value-type="string">
            <text:p>2011.01.06</text:p>
          </table:table-cell>
          <table:table-cell office:value-type="float" office:value="1.315">
            <text:p>1,31500</text:p>
          </table:table-cell>
          <table:table-cell office:value-type="float" office:value="1.317">
            <text:p>1,31700</text:p>
          </table:table-cell>
          <table:table-cell office:value-type="float" office:value="1.29838">
            <text:p>1,29838</text:p>
          </table:table-cell>
          <table:table-cell office:value-type="float" office:value="1.30022">
            <text:p>1,30022</text:p>
          </table:table-cell>
          <table:table-cell table:formula="of:=([.E1402]+[.D1402]+[.C1402])/3" office:value-type="float" office:value="1.3052">
            <text:p>1,30520</text:p>
          </table:table-cell>
          <table:table-cell table:formula="of:=[.C1402]-[.D1402]" office:value-type="float" office:value="0.0186199999999999">
            <text:p>0,01862</text:p>
          </table:table-cell>
          <table:table-cell office:value-type="float" office:value="0.0155575463569143">
            <text:p>0,01556</text:p>
          </table:table-cell>
          <table:table-cell office:value-type="float" office:value="1.32595045761319">
            <text:p>1,32595</text:p>
          </table:table-cell>
          <table:table-cell office:value-type="float" office:value="1.32557236356979">
            <text:p>1,32557</text:p>
          </table:table-cell>
        </table:table-row>
        <table:table-row table:style-name="ro2">
          <table:table-cell table:style-name="ce1" office:value-type="string">
            <text:p>2011.01.07</text:p>
          </table:table-cell>
          <table:table-cell office:value-type="float" office:value="1.30022">
            <text:p>1,30022</text:p>
          </table:table-cell>
          <table:table-cell office:value-type="float" office:value="1.30213">
            <text:p>1,30213</text:p>
          </table:table-cell>
          <table:table-cell office:value-type="float" office:value="1.2904">
            <text:p>1,29040</text:p>
          </table:table-cell>
          <table:table-cell office:value-type="float" office:value="1.29054">
            <text:p>1,29054</text:p>
          </table:table-cell>
          <table:table-cell table:formula="of:=([.E1403]+[.D1403]+[.C1403])/3" office:value-type="float" office:value="1.29435666666667">
            <text:p>1,29436</text:p>
          </table:table-cell>
          <table:table-cell table:formula="of:=[.C1403]-[.D1403]" office:value-type="float" office:value="0.01173">
            <text:p>0,01173</text:p>
          </table:table-cell>
          <table:table-cell office:value-type="float" office:value="0.0158036032838986">
            <text:p>0,01580</text:p>
          </table:table-cell>
          <table:table-cell office:value-type="float" office:value="1.32033290624608">
            <text:p>1,32033</text:p>
          </table:table-cell>
          <table:table-cell office:value-type="float" office:value="1.31882774394913">
            <text:p>1,31883</text:p>
          </table:table-cell>
        </table:table-row>
        <table:table-row table:style-name="ro2">
          <table:table-cell table:style-name="ce1" office:value-type="string">
            <text:p>2011.01.10</text:p>
          </table:table-cell>
          <table:table-cell office:value-type="float" office:value="1.2895">
            <text:p>1,28950</text:p>
          </table:table-cell>
          <table:table-cell office:value-type="float" office:value="1.29642">
            <text:p>1,29642</text:p>
          </table:table-cell>
          <table:table-cell office:value-type="float" office:value="1.28741">
            <text:p>1,28741</text:p>
          </table:table-cell>
          <table:table-cell office:value-type="float" office:value="1.2945">
            <text:p>1,29450</text:p>
          </table:table-cell>
          <table:table-cell table:formula="of:=([.E1404]+[.D1404]+[.C1404])/3" office:value-type="float" office:value="1.29277666666667">
            <text:p>1,29278</text:p>
          </table:table-cell>
          <table:table-cell table:formula="of:=[.C1404]-[.D1404]" office:value-type="float" office:value="0.00900999999999996">
            <text:p>0,00901</text:p>
          </table:table-cell>
          <table:table-cell office:value-type="float" office:value="0.0161520743167086">
            <text:p>0,01615</text:p>
          </table:table-cell>
          <table:table-cell office:value-type="float" office:value="1.31361910226145">
            <text:p>1,31362</text:p>
          </table:table-cell>
          <table:table-cell office:value-type="float" office:value="1.31098320605428">
            <text:p>1,31098</text:p>
          </table:table-cell>
        </table:table-row>
        <table:table-row table:style-name="ro2">
          <table:table-cell table:style-name="ce1" office:value-type="string">
            <text:p>2011.01.11</text:p>
          </table:table-cell>
          <table:table-cell office:value-type="float" office:value="1.29455">
            <text:p>1,29455</text:p>
          </table:table-cell>
          <table:table-cell office:value-type="float" office:value="1.29925">
            <text:p>1,29925</text:p>
          </table:table-cell>
          <table:table-cell office:value-type="float" office:value="1.29051">
            <text:p>1,29051</text:p>
          </table:table-cell>
          <table:table-cell office:value-type="float" office:value="1.29733">
            <text:p>1,29733</text:p>
          </table:table-cell>
          <table:table-cell table:formula="of:=([.E1405]+[.D1405]+[.C1405])/3" office:value-type="float" office:value="1.29569666666667">
            <text:p>1,29570</text:p>
          </table:table-cell>
          <table:table-cell table:formula="of:=[.C1405]-[.D1405]" office:value-type="float" office:value="0.00873999999999997">
            <text:p>0,00874</text:p>
          </table:table-cell>
          <table:table-cell office:value-type="float" office:value="0.0164032436791753">
            <text:p>0,01640</text:p>
          </table:table-cell>
          <table:table-cell office:value-type="float" office:value="1.3082114144997">
            <text:p>1,30821</text:p>
          </table:table-cell>
          <table:table-cell office:value-type="float" office:value="1.30621410378306">
            <text:p>1,30621</text:p>
          </table:table-cell>
        </table:table-row>
        <table:table-row table:style-name="ro2">
          <table:table-cell table:style-name="ce1" office:value-type="string">
            <text:p>2011.01.12</text:p>
          </table:table-cell>
          <table:table-cell office:value-type="float" office:value="1.29734">
            <text:p>1,29734</text:p>
          </table:table-cell>
          <table:table-cell office:value-type="float" office:value="1.3145">
            <text:p>1,31450</text:p>
          </table:table-cell>
          <table:table-cell office:value-type="float" office:value="1.29614">
            <text:p>1,29614</text:p>
          </table:table-cell>
          <table:table-cell office:value-type="float" office:value="1.31286">
            <text:p>1,31286</text:p>
          </table:table-cell>
          <table:table-cell table:formula="of:=([.E1406]+[.D1406]+[.C1406])/3" office:value-type="float" office:value="1.30783333333333">
            <text:p>1,30783</text:p>
          </table:table-cell>
          <table:table-cell table:formula="of:=[.C1406]-[.D1406]" office:value-type="float" office:value="0.0183599999999999">
            <text:p>0,01836</text:p>
          </table:table-cell>
          <table:table-cell office:value-type="float" office:value="0.0166390209289136">
            <text:p>0,01664</text:p>
          </table:table-cell>
          <table:table-cell office:value-type="float" office:value="1.30479803071355">
            <text:p>1,30480</text:p>
          </table:table-cell>
          <table:table-cell office:value-type="float" office:value="1.30321993305949">
            <text:p>1,30322</text:p>
          </table:table-cell>
        </table:table-row>
        <table:table-row table:style-name="ro2">
          <table:table-cell table:style-name="ce1" office:value-type="string">
            <text:p>2011.01.13</text:p>
          </table:table-cell>
          <table:table-cell office:value-type="float" office:value="1.31283">
            <text:p>1,31283</text:p>
          </table:table-cell>
          <table:table-cell office:value-type="float" office:value="1.33831">
            <text:p>1,33831</text:p>
          </table:table-cell>
          <table:table-cell office:value-type="float" office:value="1.30892">
            <text:p>1,30892</text:p>
          </table:table-cell>
          <table:table-cell office:value-type="float" office:value="1.33494">
            <text:p>1,33494</text:p>
          </table:table-cell>
          <table:table-cell table:formula="of:=([.E1407]+[.D1407]+[.C1407])/3" office:value-type="float" office:value="1.32739">
            <text:p>1,32739</text:p>
          </table:table-cell>
          <table:table-cell table:formula="of:=[.C1407]-[.D1407]" office:value-type="float" office:value="0.02939">
            <text:p>0,02939</text:p>
          </table:table-cell>
          <table:table-cell office:value-type="float" office:value="0.0166666361093435">
            <text:p>0,01667</text:p>
          </table:table-cell>
          <table:table-cell office:value-type="float" office:value="1.30558361154035">
            <text:p>1,30558</text:p>
          </table:table-cell>
          <table:table-cell office:value-type="float" office:value="1.30533942157849">
            <text:p>1,30534</text:p>
          </table:table-cell>
        </table:table-row>
        <table:table-row table:style-name="ro2">
          <table:table-cell table:style-name="ce1" office:value-type="string">
            <text:p>2011.01.14</text:p>
          </table:table-cell>
          <table:table-cell office:value-type="float" office:value="1.33495">
            <text:p>1,33495</text:p>
          </table:table-cell>
          <table:table-cell office:value-type="float" office:value="1.3457">
            <text:p>1,34570</text:p>
          </table:table-cell>
          <table:table-cell office:value-type="float" office:value="1.33142">
            <text:p>1,33142</text:p>
          </table:table-cell>
          <table:table-cell office:value-type="float" office:value="1.33831">
            <text:p>1,33831</text:p>
          </table:table-cell>
          <table:table-cell table:formula="of:=([.E1408]+[.D1408]+[.C1408])/3" office:value-type="float" office:value="1.33847666666667">
            <text:p>1,33848</text:p>
          </table:table-cell>
          <table:table-cell table:formula="of:=[.C1408]-[.D1408]" office:value-type="float" office:value="0.0142799999999998">
            <text:p>0,01428</text:p>
          </table:table-cell>
          <table:table-cell office:value-type="float" office:value="0.0164810405484951">
            <text:p>0,01648</text:p>
          </table:table-cell>
          <table:table-cell office:value-type="float" office:value="1.31138107395546">
            <text:p>1,31138</text:p>
          </table:table-cell>
          <table:table-cell office:value-type="float" office:value="1.31309466003502">
            <text:p>1,31309</text:p>
          </table:table-cell>
        </table:table-row>
        <table:table-row table:style-name="ro2">
          <table:table-cell table:style-name="ce1" office:value-type="string">
            <text:p>2011.01.17</text:p>
          </table:table-cell>
          <table:table-cell office:value-type="float" office:value="1.33706">
            <text:p>1,33706</text:p>
          </table:table-cell>
          <table:table-cell office:value-type="float" office:value="1.33823">
            <text:p>1,33823</text:p>
          </table:table-cell>
          <table:table-cell office:value-type="float" office:value="1.32445">
            <text:p>1,32445</text:p>
          </table:table-cell>
          <table:table-cell office:value-type="float" office:value="1.32755">
            <text:p>1,32755</text:p>
          </table:table-cell>
          <table:table-cell table:formula="of:=([.E1409]+[.D1409]+[.C1409])/3" office:value-type="float" office:value="1.33007666666667">
            <text:p>1,33008</text:p>
          </table:table-cell>
          <table:table-cell table:formula="of:=[.C1409]-[.D1409]" office:value-type="float" office:value="0.0137799999999999">
            <text:p>0,01378</text:p>
          </table:table-cell>
          <table:table-cell office:value-type="float" office:value="0.0161067687924215">
            <text:p>0,01611</text:p>
          </table:table-cell>
          <table:table-cell office:value-type="float" office:value="1.3187616388298">
            <text:p>1,31876</text:p>
          </table:table-cell>
          <table:table-cell office:value-type="float" office:value="1.32016780004611">
            <text:p>1,32017</text:p>
          </table:table-cell>
        </table:table-row>
        <table:table-row table:style-name="ro2">
          <table:table-cell table:style-name="ce1" office:value-type="string">
            <text:p>2011.01.18</text:p>
          </table:table-cell>
          <table:table-cell office:value-type="float" office:value="1.32755">
            <text:p>1,32755</text:p>
          </table:table-cell>
          <table:table-cell office:value-type="float" office:value="1.34665">
            <text:p>1,34665</text:p>
          </table:table-cell>
          <table:table-cell office:value-type="float" office:value="1.32531">
            <text:p>1,32531</text:p>
          </table:table-cell>
          <table:table-cell office:value-type="float" office:value="1.33854">
            <text:p>1,33854</text:p>
          </table:table-cell>
          <table:table-cell table:formula="of:=([.E1410]+[.D1410]+[.C1410])/3" office:value-type="float" office:value="1.33683333333333">
            <text:p>1,33683</text:p>
          </table:table-cell>
          <table:table-cell table:formula="of:=[.C1410]-[.D1410]" office:value-type="float" office:value="0.0213399999999999">
            <text:p>0,02134</text:p>
          </table:table-cell>
          <table:table-cell office:value-type="float" office:value="0.015848231437012">
            <text:p>0,01585</text:p>
          </table:table-cell>
          <table:table-cell office:value-type="float" office:value="1.32172307288715">
            <text:p>1,32172</text:p>
          </table:table-cell>
          <table:table-cell office:value-type="float" office:value="1.32240187372725">
            <text:p>1,32240</text:p>
          </table:table-cell>
        </table:table-row>
        <table:table-row table:style-name="ro2">
          <table:table-cell table:style-name="ce1" office:value-type="string">
            <text:p>2011.01.19</text:p>
          </table:table-cell>
          <table:table-cell office:value-type="float" office:value="1.33857">
            <text:p>1,33857</text:p>
          </table:table-cell>
          <table:table-cell office:value-type="float" office:value="1.35381">
            <text:p>1,35381</text:p>
          </table:table-cell>
          <table:table-cell office:value-type="float" office:value="1.33682">
            <text:p>1,33682</text:p>
          </table:table-cell>
          <table:table-cell office:value-type="float" office:value="1.34558">
            <text:p>1,34558</text:p>
          </table:table-cell>
          <table:table-cell table:formula="of:=([.E1411]+[.D1411]+[.C1411])/3" office:value-type="float" office:value="1.34540333333333">
            <text:p>1,34540</text:p>
          </table:table-cell>
          <table:table-cell table:formula="of:=[.C1411]-[.D1411]" office:value-type="float" office:value="0.0169900000000001">
            <text:p>0,01699</text:p>
          </table:table-cell>
          <table:table-cell office:value-type="float" office:value="0.0155206699039187">
            <text:p>0,01552</text:p>
          </table:table-cell>
          <table:table-cell office:value-type="float" office:value="1.32609844823559">
            <text:p>1,32610</text:p>
          </table:table-cell>
          <table:table-cell office:value-type="float" office:value="1.32751152333411">
            <text:p>1,32751</text:p>
          </table:table-cell>
        </table:table-row>
        <table:table-row table:style-name="ro2">
          <table:table-cell table:style-name="ce1" office:value-type="string">
            <text:p>2011.01.20</text:p>
          </table:table-cell>
          <table:table-cell office:value-type="float" office:value="1.34568">
            <text:p>1,34568</text:p>
          </table:table-cell>
          <table:table-cell office:value-type="float" office:value="1.3523">
            <text:p>1,35230</text:p>
          </table:table-cell>
          <table:table-cell office:value-type="float" office:value="1.33959">
            <text:p>1,33959</text:p>
          </table:table-cell>
          <table:table-cell office:value-type="float" office:value="1.34633">
            <text:p>1,34633</text:p>
          </table:table-cell>
          <table:table-cell table:formula="of:=([.E1412]+[.D1412]+[.C1412])/3" office:value-type="float" office:value="1.34607333333333">
            <text:p>1,34607</text:p>
          </table:table-cell>
          <table:table-cell table:formula="of:=[.C1412]-[.D1412]" office:value-type="float" office:value="0.01271">
            <text:p>0,01271</text:p>
          </table:table-cell>
          <table:table-cell office:value-type="float" office:value="0.0152521982827637">
            <text:p>0,01525</text:p>
          </table:table-cell>
          <table:table-cell office:value-type="float" office:value="1.33153179137452">
            <text:p>1,33153</text:p>
          </table:table-cell>
          <table:table-cell office:value-type="float" office:value="1.33341453213988">
            <text:p>1,33341</text:p>
          </table:table-cell>
        </table:table-row>
        <table:table-row table:style-name="ro2">
          <table:table-cell table:style-name="ce1" office:value-type="string">
            <text:p>2011.01.21</text:p>
          </table:table-cell>
          <table:table-cell office:value-type="float" office:value="1.34632">
            <text:p>1,34632</text:p>
          </table:table-cell>
          <table:table-cell office:value-type="float" office:value="1.36249">
            <text:p>1,36249</text:p>
          </table:table-cell>
          <table:table-cell office:value-type="float" office:value="1.34488">
            <text:p>1,34488</text:p>
          </table:table-cell>
          <table:table-cell office:value-type="float" office:value="1.36205">
            <text:p>1,36205</text:p>
          </table:table-cell>
          <table:table-cell table:formula="of:=([.E1413]+[.D1413]+[.C1413])/3" office:value-type="float" office:value="1.35647333333333">
            <text:p>1,35647</text:p>
          </table:table-cell>
          <table:table-cell table:formula="of:=[.C1413]-[.D1413]" office:value-type="float" office:value="0.0176099999999999">
            <text:p>0,01761</text:p>
          </table:table-cell>
          <table:table-cell office:value-type="float" office:value="0.0151001905993385">
            <text:p>0,01510</text:p>
          </table:table-cell>
          <table:table-cell office:value-type="float" office:value="1.3350040762119">
            <text:p>1,33500</text:p>
          </table:table-cell>
          <table:table-cell office:value-type="float" office:value="1.33683861929833">
            <text:p>1,33684</text:p>
          </table:table-cell>
        </table:table-row>
        <table:table-row table:style-name="ro2">
          <table:table-cell table:style-name="ce1" office:value-type="string">
            <text:p>2011.01.24</text:p>
          </table:table-cell>
          <table:table-cell office:value-type="float" office:value="1.36068">
            <text:p>1,36068</text:p>
          </table:table-cell>
          <table:table-cell office:value-type="float" office:value="1.36856">
            <text:p>1,36856</text:p>
          </table:table-cell>
          <table:table-cell office:value-type="float" office:value="1.354">
            <text:p>1,35400</text:p>
          </table:table-cell>
          <table:table-cell office:value-type="float" office:value="1.36393">
            <text:p>1,36393</text:p>
          </table:table-cell>
          <table:table-cell table:formula="of:=([.E1414]+[.D1414]+[.C1414])/3" office:value-type="float" office:value="1.36216333333333">
            <text:p>1,36216</text:p>
          </table:table-cell>
          <table:table-cell table:formula="of:=[.C1414]-[.D1414]" office:value-type="float" office:value="0.0145599999999999">
            <text:p>0,01456</text:p>
          </table:table-cell>
          <table:table-cell office:value-type="float" office:value="0.0149094652642131">
            <text:p>0,01491</text:p>
          </table:table-cell>
          <table:table-cell office:value-type="float" office:value="1.34073524011854">
            <text:p>1,34074</text:p>
          </table:table-cell>
          <table:table-cell office:value-type="float" office:value="1.34337848275144">
            <text:p>1,34338</text:p>
          </table:table-cell>
        </table:table-row>
        <table:table-row table:style-name="ro2">
          <table:table-cell table:style-name="ce1" office:value-type="string">
            <text:p>2011.01.25</text:p>
          </table:table-cell>
          <table:table-cell office:value-type="float" office:value="1.36389">
            <text:p>1,36389</text:p>
          </table:table-cell>
          <table:table-cell office:value-type="float" office:value="1.37038">
            <text:p>1,37038</text:p>
          </table:table-cell>
          <table:table-cell office:value-type="float" office:value="1.35728">
            <text:p>1,35728</text:p>
          </table:table-cell>
          <table:table-cell office:value-type="float" office:value="1.36788">
            <text:p>1,36788</text:p>
          </table:table-cell>
          <table:table-cell table:formula="of:=([.E1415]+[.D1415]+[.C1415])/3" office:value-type="float" office:value="1.36518">
            <text:p>1,36518</text:p>
          </table:table-cell>
          <table:table-cell table:formula="of:=[.C1415]-[.D1415]" office:value-type="float" office:value="0.0130999999999999">
            <text:p>0,01310</text:p>
          </table:table-cell>
          <table:table-cell office:value-type="float" office:value="0.0146849964754617">
            <text:p>0,01468</text:p>
          </table:table-cell>
          <table:table-cell office:value-type="float" office:value="1.34643417291276">
            <text:p>1,34643</text:p>
          </table:table-cell>
          <table:table-cell office:value-type="float" office:value="1.34937639760429">
            <text:p>1,34938</text:p>
          </table:table-cell>
        </table:table-row>
        <table:table-row table:style-name="ro2">
          <table:table-cell table:style-name="ce1" office:value-type="string">
            <text:p>2011.01.26</text:p>
          </table:table-cell>
          <table:table-cell office:value-type="float" office:value="1.368">
            <text:p>1,36800</text:p>
          </table:table-cell>
          <table:table-cell office:value-type="float" office:value="1.37219">
            <text:p>1,37219</text:p>
          </table:table-cell>
          <table:table-cell office:value-type="float" office:value="1.36406">
            <text:p>1,36406</text:p>
          </table:table-cell>
          <table:table-cell office:value-type="float" office:value="1.36987">
            <text:p>1,36987</text:p>
          </table:table-cell>
          <table:table-cell table:formula="of:=([.E1416]+[.D1416]+[.C1416])/3" office:value-type="float" office:value="1.36870666666667">
            <text:p>1,36871</text:p>
          </table:table-cell>
          <table:table-cell table:formula="of:=[.C1416]-[.D1416]" office:value-type="float" office:value="0.00812999999999997">
            <text:p>0,00813</text:p>
          </table:table-cell>
          <table:table-cell office:value-type="float" office:value="0.0144564065358643">
            <text:p>0,01446</text:p>
          </table:table-cell>
          <table:table-cell office:value-type="float" office:value="1.35143083562995">
            <text:p>1,35143</text:p>
          </table:table-cell>
          <table:table-cell office:value-type="float" office:value="1.3545976301337">
            <text:p>1,35460</text:p>
          </table:table-cell>
        </table:table-row>
        <table:table-row table:style-name="ro2">
          <table:table-cell table:style-name="ce1" office:value-type="string">
            <text:p>2011.01.27</text:p>
          </table:table-cell>
          <table:table-cell office:value-type="float" office:value="1.36987">
            <text:p>1,36987</text:p>
          </table:table-cell>
          <table:table-cell office:value-type="float" office:value="1.37581">
            <text:p>1,37581</text:p>
          </table:table-cell>
          <table:table-cell office:value-type="float" office:value="1.36368">
            <text:p>1,36368</text:p>
          </table:table-cell>
          <table:table-cell office:value-type="float" office:value="1.37294">
            <text:p>1,37294</text:p>
          </table:table-cell>
          <table:table-cell table:formula="of:=([.E1417]+[.D1417]+[.C1417])/3" office:value-type="float" office:value="1.37081">
            <text:p>1,37081</text:p>
          </table:table-cell>
          <table:table-cell table:formula="of:=[.C1417]-[.D1417]" office:value-type="float" office:value="0.01213">
            <text:p>0,01213</text:p>
          </table:table-cell>
          <table:table-cell office:value-type="float" office:value="0.0142357200964028">
            <text:p>0,01424</text:p>
          </table:table-cell>
          <table:table-cell office:value-type="float" office:value="1.35612056919888">
            <text:p>1,35612</text:p>
          </table:table-cell>
          <table:table-cell office:value-type="float" office:value="1.35878507006901">
            <text:p>1,35879</text:p>
          </table:table-cell>
        </table:table-row>
        <table:table-row table:style-name="ro2">
          <table:table-cell table:style-name="ce1" office:value-type="string">
            <text:p>2011.01.28</text:p>
          </table:table-cell>
          <table:table-cell office:value-type="float" office:value="1.37291">
            <text:p>1,37291</text:p>
          </table:table-cell>
          <table:table-cell office:value-type="float" office:value="1.3746">
            <text:p>1,37460</text:p>
          </table:table-cell>
          <table:table-cell office:value-type="float" office:value="1.35833">
            <text:p>1,35833</text:p>
          </table:table-cell>
          <table:table-cell office:value-type="float" office:value="1.36089">
            <text:p>1,36089</text:p>
          </table:table-cell>
          <table:table-cell table:formula="of:=([.E1418]+[.D1418]+[.C1418])/3" office:value-type="float" office:value="1.36460666666667">
            <text:p>1,36461</text:p>
          </table:table-cell>
          <table:table-cell table:formula="of:=[.C1418]-[.D1418]" office:value-type="float" office:value="0.01627">
            <text:p>0,01627</text:p>
          </table:table-cell>
          <table:table-cell office:value-type="float" office:value="0.0140457602626494">
            <text:p>0,01405</text:p>
          </table:table-cell>
          <table:table-cell office:value-type="float" office:value="1.35998866033159">
            <text:p>1,35999</text:p>
          </table:table-cell>
          <table:table-cell office:value-type="float" office:value="1.36296978731879">
            <text:p>1,36297</text:p>
          </table:table-cell>
        </table:table-row>
        <table:table-row table:style-name="ro2">
          <table:table-cell table:style-name="ce1" office:value-type="string">
            <text:p>2011.01.31</text:p>
          </table:table-cell>
          <table:table-cell office:value-type="float" office:value="1.35791">
            <text:p>1,35791</text:p>
          </table:table-cell>
          <table:table-cell office:value-type="float" office:value="1.37392">
            <text:p>1,37392</text:p>
          </table:table-cell>
          <table:table-cell office:value-type="float" office:value="1.35701">
            <text:p>1,35701</text:p>
          </table:table-cell>
          <table:table-cell office:value-type="float" office:value="1.36909">
            <text:p>1,36909</text:p>
          </table:table-cell>
          <table:table-cell table:formula="of:=([.E1419]+[.D1419]+[.C1419])/3" office:value-type="float" office:value="1.36667333333333">
            <text:p>1,36667</text:p>
          </table:table-cell>
          <table:table-cell table:formula="of:=[.C1419]-[.D1419]" office:value-type="float" office:value="0.01691">
            <text:p>0,01691</text:p>
          </table:table-cell>
          <table:table-cell office:value-type="float" office:value="0.0140568357317453">
            <text:p>0,01406</text:p>
          </table:table-cell>
          <table:table-cell office:value-type="float" office:value="1.36063647038387">
            <text:p>1,36064</text:p>
          </table:table-cell>
          <table:table-cell office:value-type="float" office:value="1.36241983573213">
            <text:p>1,36242</text:p>
          </table:table-cell>
        </table:table-row>
        <table:table-row table:style-name="ro2">
          <table:table-cell table:style-name="ce1" office:value-type="string">
            <text:p>2011.02.01</text:p>
          </table:table-cell>
          <table:table-cell office:value-type="float" office:value="1.36908">
            <text:p>1,36908</text:p>
          </table:table-cell>
          <table:table-cell office:value-type="float" office:value="1.38424">
            <text:p>1,38424</text:p>
          </table:table-cell>
          <table:table-cell office:value-type="float" office:value="1.36908">
            <text:p>1,36908</text:p>
          </table:table-cell>
          <table:table-cell office:value-type="float" office:value="1.38239">
            <text:p>1,38239</text:p>
          </table:table-cell>
          <table:table-cell table:formula="of:=([.E1420]+[.D1420]+[.C1420])/3" office:value-type="float" office:value="1.37857">
            <text:p>1,37857</text:p>
          </table:table-cell>
          <table:table-cell table:formula="of:=[.C1420]-[.D1420]" office:value-type="float" office:value="0.0151600000000001">
            <text:p>0,01516</text:p>
          </table:table-cell>
          <table:table-cell office:value-type="float" office:value="0.0140030046494434">
            <text:p>0,01400</text:p>
          </table:table-cell>
          <table:table-cell office:value-type="float" office:value="1.36244579666815">
            <text:p>1,36245</text:p>
          </table:table-cell>
          <table:table-cell office:value-type="float" office:value="1.36427195797248">
            <text:p>1,36427</text:p>
          </table:table-cell>
        </table:table-row>
        <table:table-row table:style-name="ro2">
          <table:table-cell table:style-name="ce1" office:value-type="string">
            <text:p>2011.02.02</text:p>
          </table:table-cell>
          <table:table-cell office:value-type="float" office:value="1.38239">
            <text:p>1,38239</text:p>
          </table:table-cell>
          <table:table-cell office:value-type="float" office:value="1.38615">
            <text:p>1,38615</text:p>
          </table:table-cell>
          <table:table-cell office:value-type="float" office:value="1.37672">
            <text:p>1,37672</text:p>
          </table:table-cell>
          <table:table-cell office:value-type="float" office:value="1.38045">
            <text:p>1,38045</text:p>
          </table:table-cell>
          <table:table-cell table:formula="of:=([.E1421]+[.D1421]+[.C1421])/3" office:value-type="float" office:value="1.38110666666667">
            <text:p>1,38111</text:p>
          </table:table-cell>
          <table:table-cell table:formula="of:=[.C1421]-[.D1421]" office:value-type="float" office:value="0.00942999999999983">
            <text:p>0,00943</text:p>
          </table:table-cell>
          <table:table-cell office:value-type="float" office:value="0.0138820688601124">
            <text:p>0,01388</text:p>
          </table:table-cell>
          <table:table-cell office:value-type="float" office:value="1.3669766528276">
            <text:p>1,36698</text:p>
          </table:table-cell>
          <table:table-cell office:value-type="float" office:value="1.36933511262761">
            <text:p>1,36934</text:p>
          </table:table-cell>
        </table:table-row>
        <table:table-row table:style-name="ro2">
          <table:table-cell table:style-name="ce1" office:value-type="string">
            <text:p>2011.02.03</text:p>
          </table:table-cell>
          <table:table-cell office:value-type="float" office:value="1.38043">
            <text:p>1,38043</text:p>
          </table:table-cell>
          <table:table-cell office:value-type="float" office:value="1.38255">
            <text:p>1,38255</text:p>
          </table:table-cell>
          <table:table-cell office:value-type="float" office:value="1.36091">
            <text:p>1,36091</text:p>
          </table:table-cell>
          <table:table-cell office:value-type="float" office:value="1.36256">
            <text:p>1,36256</text:p>
          </table:table-cell>
          <table:table-cell table:formula="of:=([.E1422]+[.D1422]+[.C1422])/3" office:value-type="float" office:value="1.36867333333333">
            <text:p>1,36867</text:p>
          </table:table-cell>
          <table:table-cell table:formula="of:=[.C1422]-[.D1422]" office:value-type="float" office:value="0.0216400000000001">
            <text:p>0,02164</text:p>
          </table:table-cell>
          <table:table-cell office:value-type="float" office:value="0.0137902502566046">
            <text:p>0,01379</text:p>
          </table:table-cell>
          <table:table-cell office:value-type="float" office:value="1.37033814661834">
            <text:p>1,37034</text:p>
          </table:table-cell>
          <table:table-cell office:value-type="float" office:value="1.37224823047046">
            <text:p>1,37225</text:p>
          </table:table-cell>
        </table:table-row>
        <table:table-row table:style-name="ro2">
          <table:table-cell table:style-name="ce1" office:value-type="string">
            <text:p>2011.02.04</text:p>
          </table:table-cell>
          <table:table-cell office:value-type="float" office:value="1.36256">
            <text:p>1,36256</text:p>
          </table:table-cell>
          <table:table-cell office:value-type="float" office:value="1.36771">
            <text:p>1,36771</text:p>
          </table:table-cell>
          <table:table-cell office:value-type="float" office:value="1.35432">
            <text:p>1,35432</text:p>
          </table:table-cell>
          <table:table-cell office:value-type="float" office:value="1.35796">
            <text:p>1,35796</text:p>
          </table:table-cell>
          <table:table-cell table:formula="of:=([.E1423]+[.D1423]+[.C1423])/3" office:value-type="float" office:value="1.35999666666667">
            <text:p>1,36000</text:p>
          </table:table-cell>
          <table:table-cell table:formula="of:=[.C1423]-[.D1423]" office:value-type="float" office:value="0.01339">
            <text:p>0,01339</text:p>
          </table:table-cell>
          <table:table-cell office:value-type="float" office:value="0.0139223572902327">
            <text:p>0,01392</text:p>
          </table:table-cell>
          <table:table-cell office:value-type="float" office:value="1.36913579898243">
            <text:p>1,36914</text:p>
          </table:table-cell>
          <table:table-cell office:value-type="float" office:value="1.36930004581844">
            <text:p>1,36930</text:p>
          </table:table-cell>
        </table:table-row>
        <table:table-row table:style-name="ro2">
          <table:table-cell table:style-name="ce1" office:value-type="string">
            <text:p>2011.02.07</text:p>
          </table:table-cell>
          <table:table-cell office:value-type="float" office:value="1.3566">
            <text:p>1,35660</text:p>
          </table:table-cell>
          <table:table-cell office:value-type="float" office:value="1.36259">
            <text:p>1,36259</text:p>
          </table:table-cell>
          <table:table-cell office:value-type="float" office:value="1.3508">
            <text:p>1,35080</text:p>
          </table:table-cell>
          <table:table-cell office:value-type="float" office:value="1.35776">
            <text:p>1,35776</text:p>
          </table:table-cell>
          <table:table-cell table:formula="of:=([.E1424]+[.D1424]+[.C1424])/3" office:value-type="float" office:value="1.35705">
            <text:p>1,35705</text:p>
          </table:table-cell>
          <table:table-cell table:formula="of:=[.C1424]-[.D1424]" office:value-type="float" office:value="0.01179">
            <text:p>0,01179</text:p>
          </table:table-cell>
          <table:table-cell office:value-type="float" office:value="0.0139422778599321">
            <text:p>0,01394</text:p>
          </table:table-cell>
          <table:table-cell office:value-type="float" office:value="1.36702918889796">
            <text:p>1,36703</text:p>
          </table:table-cell>
          <table:table-cell office:value-type="float" office:value="1.36630863776437">
            <text:p>1,36631</text:p>
          </table:table-cell>
        </table:table-row>
        <table:table-row table:style-name="ro2">
          <table:table-cell table:style-name="ce1" office:value-type="string">
            <text:p>2011.02.08</text:p>
          </table:table-cell>
          <table:table-cell office:value-type="float" office:value="1.35784">
            <text:p>1,35784</text:p>
          </table:table-cell>
          <table:table-cell office:value-type="float" office:value="1.36883">
            <text:p>1,36883</text:p>
          </table:table-cell>
          <table:table-cell office:value-type="float" office:value="1.35722">
            <text:p>1,35722</text:p>
          </table:table-cell>
          <table:table-cell office:value-type="float" office:value="1.36297">
            <text:p>1,36297</text:p>
          </table:table-cell>
          <table:table-cell table:formula="of:=([.E1425]+[.D1425]+[.C1425])/3" office:value-type="float" office:value="1.36300666666667">
            <text:p>1,36301</text:p>
          </table:table-cell>
          <table:table-cell table:formula="of:=[.C1425]-[.D1425]" office:value-type="float" office:value="0.0116099999999999">
            <text:p>0,01161</text:p>
          </table:table-cell>
          <table:table-cell office:value-type="float" office:value="0.0140096666805925">
            <text:p>0,01401</text:p>
          </table:table-cell>
          <table:table-cell office:value-type="float" office:value="1.36472867715112">
            <text:p>1,36473</text:p>
          </table:table-cell>
          <table:table-cell office:value-type="float" office:value="1.36435618120647">
            <text:p>1,36436</text:p>
          </table:table-cell>
        </table:table-row>
        <table:table-row table:style-name="ro2">
          <table:table-cell table:style-name="ce1" office:value-type="string">
            <text:p>2011.02.09</text:p>
          </table:table-cell>
          <table:table-cell office:value-type="float" office:value="1.36296">
            <text:p>1,36296</text:p>
          </table:table-cell>
          <table:table-cell office:value-type="float" office:value="1.37443">
            <text:p>1,37443</text:p>
          </table:table-cell>
          <table:table-cell office:value-type="float" office:value="1.36111">
            <text:p>1,36111</text:p>
          </table:table-cell>
          <table:table-cell office:value-type="float" office:value="1.37245">
            <text:p>1,37245</text:p>
          </table:table-cell>
          <table:table-cell table:formula="of:=([.E1426]+[.D1426]+[.C1426])/3" office:value-type="float" office:value="1.36933">
            <text:p>1,36933</text:p>
          </table:table-cell>
          <table:table-cell table:formula="of:=[.C1426]-[.D1426]" office:value-type="float" office:value="0.01332">
            <text:p>0,01332</text:p>
          </table:table-cell>
          <table:table-cell office:value-type="float" office:value="0.014092285201629">
            <text:p>0,01409</text:p>
          </table:table-cell>
          <table:table-cell office:value-type="float" office:value="1.36377861913517">
            <text:p>1,36378</text:p>
          </table:table-cell>
          <table:table-cell office:value-type="float" office:value="1.36359587745856">
            <text:p>1,36360</text:p>
          </table:table-cell>
        </table:table-row>
        <table:table-row table:style-name="ro2">
          <table:table-cell table:style-name="ce1" office:value-type="string">
            <text:p>2011.02.10</text:p>
          </table:table-cell>
          <table:table-cell office:value-type="float" office:value="1.37245">
            <text:p>1,37245</text:p>
          </table:table-cell>
          <table:table-cell office:value-type="float" office:value="1.37275">
            <text:p>1,37275</text:p>
          </table:table-cell>
          <table:table-cell office:value-type="float" office:value="1.35769">
            <text:p>1,35769</text:p>
          </table:table-cell>
          <table:table-cell office:value-type="float" office:value="1.3594">
            <text:p>1,35940</text:p>
          </table:table-cell>
          <table:table-cell table:formula="of:=([.E1427]+[.D1427]+[.C1427])/3" office:value-type="float" office:value="1.36328">
            <text:p>1,36328</text:p>
          </table:table-cell>
          <table:table-cell table:formula="of:=[.C1427]-[.D1427]" office:value-type="float" office:value="0.0150599999999999">
            <text:p>0,01506</text:p>
          </table:table-cell>
          <table:table-cell office:value-type="float" office:value="0.0141252786483025">
            <text:p>0,01413</text:p>
          </table:table-cell>
          <table:table-cell office:value-type="float" office:value="1.36517816438397">
            <text:p>1,36518</text:p>
          </table:table-cell>
          <table:table-cell office:value-type="float" office:value="1.36552926279574">
            <text:p>1,36553</text:p>
          </table:table-cell>
        </table:table-row>
        <table:table-row table:style-name="ro2">
          <table:table-cell table:style-name="ce1" office:value-type="string">
            <text:p>2011.02.11</text:p>
          </table:table-cell>
          <table:table-cell office:value-type="float" office:value="1.35963">
            <text:p>1,35963</text:p>
          </table:table-cell>
          <table:table-cell office:value-type="float" office:value="1.36209">
            <text:p>1,36209</text:p>
          </table:table-cell>
          <table:table-cell office:value-type="float" office:value="1.34971">
            <text:p>1,34971</text:p>
          </table:table-cell>
          <table:table-cell office:value-type="float" office:value="1.35481">
            <text:p>1,35481</text:p>
          </table:table-cell>
          <table:table-cell table:formula="of:=([.E1428]+[.D1428]+[.C1428])/3" office:value-type="float" office:value="1.35553666666667">
            <text:p>1,35554</text:p>
          </table:table-cell>
          <table:table-cell table:formula="of:=[.C1428]-[.D1428]" office:value-type="float" office:value="0.0123800000000001">
            <text:p>0,01238</text:p>
          </table:table-cell>
          <table:table-cell office:value-type="float" office:value="0.0142125052895219">
            <text:p>0,01421</text:p>
          </table:table-cell>
          <table:table-cell office:value-type="float" office:value="1.36417708015509">
            <text:p>1,36418</text:p>
          </table:table-cell>
          <table:table-cell office:value-type="float" office:value="1.36348744944467">
            <text:p>1,36349</text:p>
          </table:table-cell>
        </table:table-row>
        <table:table-row table:style-name="ro2">
          <table:table-cell table:style-name="ce1" office:value-type="string">
            <text:p>2011.02.14</text:p>
          </table:table-cell>
          <table:table-cell office:value-type="float" office:value="1.35242">
            <text:p>1,35242</text:p>
          </table:table-cell>
          <table:table-cell office:value-type="float" office:value="1.35582">
            <text:p>1,35582</text:p>
          </table:table-cell>
          <table:table-cell office:value-type="float" office:value="1.3428">
            <text:p>1,34280</text:p>
          </table:table-cell>
          <table:table-cell office:value-type="float" office:value="1.34887">
            <text:p>1,34887</text:p>
          </table:table-cell>
          <table:table-cell table:formula="of:=([.E1429]+[.D1429]+[.C1429])/3" office:value-type="float" office:value="1.34916333333333">
            <text:p>1,34916</text:p>
          </table:table-cell>
          <table:table-cell table:formula="of:=[.C1429]-[.D1429]" office:value-type="float" office:value="0.01302">
            <text:p>0,01302</text:p>
          </table:table-cell>
          <table:table-cell office:value-type="float" office:value="0.0142299056636474">
            <text:p>0,01423</text:p>
          </table:table-cell>
          <table:table-cell office:value-type="float" office:value="1.36205484124679">
            <text:p>1,36205</text:p>
          </table:table-cell>
          <table:table-cell office:value-type="float" office:value="1.36107165090372">
            <text:p>1,36107</text:p>
          </table:table-cell>
        </table:table-row>
        <table:table-row table:style-name="ro2">
          <table:table-cell table:style-name="ce1" office:value-type="string">
            <text:p>2011.02.15</text:p>
          </table:table-cell>
          <table:table-cell office:value-type="float" office:value="1.34894">
            <text:p>1,34894</text:p>
          </table:table-cell>
          <table:table-cell office:value-type="float" office:value="1.35503">
            <text:p>1,35503</text:p>
          </table:table-cell>
          <table:table-cell office:value-type="float" office:value="1.3461">
            <text:p>1,34610</text:p>
          </table:table-cell>
          <table:table-cell office:value-type="float" office:value="1.34874">
            <text:p>1,34874</text:p>
          </table:table-cell>
          <table:table-cell table:formula="of:=([.E1430]+[.D1430]+[.C1430])/3" office:value-type="float" office:value="1.34995666666667">
            <text:p>1,34996</text:p>
          </table:table-cell>
          <table:table-cell table:formula="of:=[.C1430]-[.D1430]" office:value-type="float" office:value="0.00892999999999988">
            <text:p>0,00893</text:p>
          </table:table-cell>
          <table:table-cell office:value-type="float" office:value="0.0143042411652332">
            <text:p>0,01430</text:p>
          </table:table-cell>
          <table:table-cell office:value-type="float" office:value="1.35887622495303">
            <text:p>1,35888</text:p>
          </table:table-cell>
          <table:table-cell office:value-type="float" office:value="1.35802292263907">
            <text:p>1,35802</text:p>
          </table:table-cell>
        </table:table-row>
        <table:table-row table:style-name="ro2">
          <table:table-cell table:style-name="ce1" office:value-type="string">
            <text:p>2011.02.16</text:p>
          </table:table-cell>
          <table:table-cell office:value-type="float" office:value="1.34874">
            <text:p>1,34874</text:p>
          </table:table-cell>
          <table:table-cell office:value-type="float" office:value="1.3588">
            <text:p>1,35880</text:p>
          </table:table-cell>
          <table:table-cell office:value-type="float" office:value="1.34622">
            <text:p>1,34622</text:p>
          </table:table-cell>
          <table:table-cell office:value-type="float" office:value="1.35611">
            <text:p>1,35611</text:p>
          </table:table-cell>
          <table:table-cell table:formula="of:=([.E1431]+[.D1431]+[.C1431])/3" office:value-type="float" office:value="1.35371">
            <text:p>1,35371</text:p>
          </table:table-cell>
          <table:table-cell table:formula="of:=[.C1431]-[.D1431]" office:value-type="float" office:value="0.01258">
            <text:p>0,01258</text:p>
          </table:table-cell>
          <table:table-cell office:value-type="float" office:value="0.0143654907136601">
            <text:p>0,01437</text:p>
          </table:table-cell>
          <table:table-cell office:value-type="float" office:value="1.35649517909082">
            <text:p>1,35650</text:p>
          </table:table-cell>
          <table:table-cell office:value-type="float" office:value="1.35557677100381">
            <text:p>1,35558</text:p>
          </table:table-cell>
        </table:table-row>
        <table:table-row table:style-name="ro2">
          <table:table-cell table:style-name="ce1" office:value-type="string">
            <text:p>2011.02.17</text:p>
          </table:table-cell>
          <table:table-cell office:value-type="float" office:value="1.3561">
            <text:p>1,35610</text:p>
          </table:table-cell>
          <table:table-cell office:value-type="float" office:value="1.36186">
            <text:p>1,36186</text:p>
          </table:table-cell>
          <table:table-cell office:value-type="float" office:value="1.35364">
            <text:p>1,35364</text:p>
          </table:table-cell>
          <table:table-cell office:value-type="float" office:value="1.36055">
            <text:p>1,36055</text:p>
          </table:table-cell>
          <table:table-cell table:formula="of:=([.E1432]+[.D1432]+[.C1432])/3" office:value-type="float" office:value="1.35868333333333">
            <text:p>1,35868</text:p>
          </table:table-cell>
          <table:table-cell table:formula="of:=[.C1432]-[.D1432]" office:value-type="float" office:value="0.00822000000000012">
            <text:p>0,00822</text:p>
          </table:table-cell>
          <table:table-cell office:value-type="float" office:value="0.0144320177323357">
            <text:p>0,01443</text:p>
          </table:table-cell>
          <table:table-cell office:value-type="float" office:value="1.35569747882675">
            <text:p>1,35570</text:p>
          </table:table-cell>
          <table:table-cell office:value-type="float" office:value="1.35535764618369">
            <text:p>1,35536</text:p>
          </table:table-cell>
        </table:table-row>
        <table:table-row table:style-name="ro2">
          <table:table-cell table:style-name="ce1" office:value-type="string">
            <text:p>2011.02.18</text:p>
          </table:table-cell>
          <table:table-cell office:value-type="float" office:value="1.36057">
            <text:p>1,36057</text:p>
          </table:table-cell>
          <table:table-cell office:value-type="float" office:value="1.37149">
            <text:p>1,37149</text:p>
          </table:table-cell>
          <table:table-cell office:value-type="float" office:value="1.3545">
            <text:p>1,35450</text:p>
          </table:table-cell>
          <table:table-cell office:value-type="float" office:value="1.36908">
            <text:p>1,36908</text:p>
          </table:table-cell>
          <table:table-cell table:formula="of:=([.E1433]+[.D1433]+[.C1433])/3" office:value-type="float" office:value="1.36502333333333">
            <text:p>1,36502</text:p>
          </table:table-cell>
          <table:table-cell table:formula="of:=[.C1433]-[.D1433]" office:value-type="float" office:value="0.0169900000000001">
            <text:p>0,01699</text:p>
          </table:table-cell>
          <table:table-cell office:value-type="float" office:value="0.0143920671807407">
            <text:p>0,01439</text:p>
          </table:table-cell>
          <table:table-cell office:value-type="float" office:value="1.35645025196231">
            <text:p>1,35645</text:p>
          </table:table-cell>
          <table:table-cell office:value-type="float" office:value="1.35643530950077">
            <text:p>1,35644</text:p>
          </table:table-cell>
        </table:table-row>
        <table:table-row table:style-name="ro2">
          <table:table-cell table:style-name="ce1" office:value-type="string">
            <text:p>2011.02.21</text:p>
          </table:table-cell>
          <table:table-cell office:value-type="float" office:value="1.36883">
            <text:p>1,36883</text:p>
          </table:table-cell>
          <table:table-cell office:value-type="float" office:value="1.37154">
            <text:p>1,37154</text:p>
          </table:table-cell>
          <table:table-cell office:value-type="float" office:value="1.3647">
            <text:p>1,36470</text:p>
          </table:table-cell>
          <table:table-cell office:value-type="float" office:value="1.3674">
            <text:p>1,36740</text:p>
          </table:table-cell>
          <table:table-cell table:formula="of:=([.E1434]+[.D1434]+[.C1434])/3" office:value-type="float" office:value="1.36788">
            <text:p>1,36788</text:p>
          </table:table-cell>
          <table:table-cell table:formula="of:=[.C1434]-[.D1434]" office:value-type="float" office:value="0.00683999999999996">
            <text:p>0,00684</text:p>
          </table:table-cell>
          <table:table-cell office:value-type="float" office:value="0.0143099052759971">
            <text:p>0,01431</text:p>
          </table:table-cell>
          <table:table-cell office:value-type="float" office:value="1.35879594770305">
            <text:p>1,35880</text:p>
          </table:table-cell>
          <table:table-cell office:value-type="float" office:value="1.35985078159175">
            <text:p>1,35985</text:p>
          </table:table-cell>
        </table:table-row>
        <table:table-row table:style-name="ro2">
          <table:table-cell table:style-name="ce1" office:value-type="string">
            <text:p>2011.02.22</text:p>
          </table:table-cell>
          <table:table-cell office:value-type="float" office:value="1.36741">
            <text:p>1,36741</text:p>
          </table:table-cell>
          <table:table-cell office:value-type="float" office:value="1.37029">
            <text:p>1,37029</text:p>
          </table:table-cell>
          <table:table-cell office:value-type="float" office:value="1.35256">
            <text:p>1,35256</text:p>
          </table:table-cell>
          <table:table-cell office:value-type="float" office:value="1.36544">
            <text:p>1,36544</text:p>
          </table:table-cell>
          <table:table-cell table:formula="of:=([.E1435]+[.D1435]+[.C1435])/3" office:value-type="float" office:value="1.36276333333333">
            <text:p>1,36276</text:p>
          </table:table-cell>
          <table:table-cell table:formula="of:=[.C1435]-[.D1435]" office:value-type="float" office:value="0.01773">
            <text:p>0,01773</text:p>
          </table:table-cell>
          <table:table-cell office:value-type="float" office:value="0.0141311393201166">
            <text:p>0,01413</text:p>
          </table:table-cell>
          <table:table-cell office:value-type="float" office:value="1.36136698799758">
            <text:p>1,36137</text:p>
          </table:table-cell>
          <table:table-cell office:value-type="float" office:value="1.36208877244429">
            <text:p>1,36209</text:p>
          </table:table-cell>
        </table:table-row>
        <table:table-row table:style-name="ro2">
          <table:table-cell table:style-name="ce1" office:value-type="string">
            <text:p>2011.02.23</text:p>
          </table:table-cell>
          <table:table-cell office:value-type="float" office:value="1.36544">
            <text:p>1,36544</text:p>
          </table:table-cell>
          <table:table-cell office:value-type="float" office:value="1.37861">
            <text:p>1,37861</text:p>
          </table:table-cell>
          <table:table-cell office:value-type="float" office:value="1.36544">
            <text:p>1,36544</text:p>
          </table:table-cell>
          <table:table-cell office:value-type="float" office:value="1.37494">
            <text:p>1,37494</text:p>
          </table:table-cell>
          <table:table-cell table:formula="of:=([.E1436]+[.D1436]+[.C1436])/3" office:value-type="float" office:value="1.37299666666667">
            <text:p>1,37300</text:p>
          </table:table-cell>
          <table:table-cell table:formula="of:=[.C1436]-[.D1436]" office:value-type="float" office:value="0.0131700000000001">
            <text:p>0,01317</text:p>
          </table:table-cell>
          <table:table-cell office:value-type="float" office:value="0.0140775532849332">
            <text:p>0,01408</text:p>
          </table:table-cell>
          <table:table-cell office:value-type="float" office:value="1.36180353672381">
            <text:p>1,36180</text:p>
          </table:table-cell>
          <table:table-cell office:value-type="float" office:value="1.36324597662802">
            <text:p>1,36325</text:p>
          </table:table-cell>
        </table:table-row>
        <table:table-row table:style-name="ro2">
          <table:table-cell table:style-name="ce1" office:value-type="string">
            <text:p>2011.02.24</text:p>
          </table:table-cell>
          <table:table-cell office:value-type="float" office:value="1.37502">
            <text:p>1,37502</text:p>
          </table:table-cell>
          <table:table-cell office:value-type="float" office:value="1.38203">
            <text:p>1,38203</text:p>
          </table:table-cell>
          <table:table-cell office:value-type="float" office:value="1.3704">
            <text:p>1,37040</text:p>
          </table:table-cell>
          <table:table-cell office:value-type="float" office:value="1.38012">
            <text:p>1,38012</text:p>
          </table:table-cell>
          <table:table-cell table:formula="of:=([.E1437]+[.D1437]+[.C1437])/3" office:value-type="float" office:value="1.37751666666667">
            <text:p>1,37752</text:p>
          </table:table-cell>
          <table:table-cell table:formula="of:=[.C1437]-[.D1437]" office:value-type="float" office:value="0.01163">
            <text:p>0,01163</text:p>
          </table:table-cell>
          <table:table-cell office:value-type="float" office:value="0.0138983000189009">
            <text:p>0,01390</text:p>
          </table:table-cell>
          <table:table-cell office:value-type="float" office:value="1.36512480130365">
            <text:p>1,36512</text:p>
          </table:table-cell>
          <table:table-cell office:value-type="float" office:value="1.366782333015">
            <text:p>1,36678</text:p>
          </table:table-cell>
        </table:table-row>
        <table:table-row table:style-name="ro2">
          <table:table-cell table:style-name="ce1" office:value-type="string">
            <text:p>2011.02.25</text:p>
          </table:table-cell>
          <table:table-cell office:value-type="float" office:value="1.38015">
            <text:p>1,38015</text:p>
          </table:table-cell>
          <table:table-cell office:value-type="float" office:value="1.38379">
            <text:p>1,38379</text:p>
          </table:table-cell>
          <table:table-cell office:value-type="float" office:value="1.37236">
            <text:p>1,37236</text:p>
          </table:table-cell>
          <table:table-cell office:value-type="float" office:value="1.37512">
            <text:p>1,37512</text:p>
          </table:table-cell>
          <table:table-cell table:formula="of:=([.E1438]+[.D1438]+[.C1438])/3" office:value-type="float" office:value="1.37709">
            <text:p>1,37709</text:p>
          </table:table-cell>
          <table:table-cell table:formula="of:=[.C1438]-[.D1438]" office:value-type="float" office:value="0.0114300000000001">
            <text:p>0,01143</text:p>
          </table:table-cell>
          <table:table-cell office:value-type="float" office:value="0.0137557842296184">
            <text:p>0,01376</text:p>
          </table:table-cell>
          <table:table-cell office:value-type="float" office:value="1.36869890777376">
            <text:p>1,36870</text:p>
          </table:table-cell>
          <table:table-cell office:value-type="float" office:value="1.3708299575831">
            <text:p>1,37083</text:p>
          </table:table-cell>
        </table:table-row>
        <table:table-row table:style-name="ro2">
          <table:table-cell table:style-name="ce1" office:value-type="string">
            <text:p>2011.02.28</text:p>
          </table:table-cell>
          <table:table-cell office:value-type="float" office:value="1.37472">
            <text:p>1,37472</text:p>
          </table:table-cell>
          <table:table-cell office:value-type="float" office:value="1.38551">
            <text:p>1,38551</text:p>
          </table:table-cell>
          <table:table-cell office:value-type="float" office:value="1.3711">
            <text:p>1,37110</text:p>
          </table:table-cell>
          <table:table-cell office:value-type="float" office:value="1.3809">
            <text:p>1,38090</text:p>
          </table:table-cell>
          <table:table-cell table:formula="of:=([.E1439]+[.D1439]+[.C1439])/3" office:value-type="float" office:value="1.37917">
            <text:p>1,37917</text:p>
          </table:table-cell>
          <table:table-cell table:formula="of:=[.C1439]-[.D1439]" office:value-type="float" office:value="0.01441">
            <text:p>0,01441</text:p>
          </table:table-cell>
          <table:table-cell office:value-type="float" office:value="0.0136752929950052">
            <text:p>0,01368</text:p>
          </table:table-cell>
          <table:table-cell office:value-type="float" office:value="1.37047183363675">
            <text:p>1,37047</text:p>
          </table:table-cell>
          <table:table-cell office:value-type="float" office:value="1.37183431713905">
            <text:p>1,37183</text:p>
          </table:table-cell>
        </table:table-row>
        <table:table-row table:style-name="ro2">
          <table:table-cell table:style-name="ce1" office:value-type="string">
            <text:p>2011.03.01</text:p>
          </table:table-cell>
          <table:table-cell office:value-type="float" office:value="1.38078">
            <text:p>1,38078</text:p>
          </table:table-cell>
          <table:table-cell office:value-type="float" office:value="1.38539">
            <text:p>1,38539</text:p>
          </table:table-cell>
          <table:table-cell office:value-type="float" office:value="1.37627">
            <text:p>1,37627</text:p>
          </table:table-cell>
          <table:table-cell office:value-type="float" office:value="1.37756">
            <text:p>1,37756</text:p>
          </table:table-cell>
          <table:table-cell table:formula="of:=([.E1440]+[.D1440]+[.C1440])/3" office:value-type="float" office:value="1.37974">
            <text:p>1,37974</text:p>
          </table:table-cell>
          <table:table-cell table:formula="of:=[.C1440]-[.D1440]" office:value-type="float" office:value="0.00912000000000002">
            <text:p>0,00912</text:p>
          </table:table-cell>
          <table:table-cell office:value-type="float" office:value="0.0135738574182388">
            <text:p>0,01357</text:p>
          </table:table-cell>
          <table:table-cell office:value-type="float" office:value="1.37301757662613">
            <text:p>1,37302</text:p>
          </table:table-cell>
          <table:table-cell office:value-type="float" office:value="1.37440614000455">
            <text:p>1,37441</text:p>
          </table:table-cell>
        </table:table-row>
        <table:table-row table:style-name="ro2">
          <table:table-cell table:style-name="ce1" office:value-type="string">
            <text:p>2011.03.02</text:p>
          </table:table-cell>
          <table:table-cell office:value-type="float" office:value="1.37756">
            <text:p>1,37756</text:p>
          </table:table-cell>
          <table:table-cell office:value-type="float" office:value="1.389">
            <text:p>1,38900</text:p>
          </table:table-cell>
          <table:table-cell office:value-type="float" office:value="1.3743">
            <text:p>1,37430</text:p>
          </table:table-cell>
          <table:table-cell office:value-type="float" office:value="1.38638">
            <text:p>1,38638</text:p>
          </table:table-cell>
          <table:table-cell table:formula="of:=([.E1441]+[.D1441]+[.C1441])/3" office:value-type="float" office:value="1.38322666666667">
            <text:p>1,38323</text:p>
          </table:table-cell>
          <table:table-cell table:formula="of:=[.C1441]-[.D1441]" office:value-type="float" office:value="0.0146999999999999">
            <text:p>0,01470</text:p>
          </table:table-cell>
          <table:table-cell office:value-type="float" office:value="0.0134516570564355">
            <text:p>0,01345</text:p>
          </table:table-cell>
          <table:table-cell office:value-type="float" office:value="1.37491622696437">
            <text:p>1,37492</text:p>
          </table:table-cell>
          <table:table-cell office:value-type="float" office:value="1.37570811568218">
            <text:p>1,37571</text:p>
          </table:table-cell>
        </table:table-row>
        <table:table-row table:style-name="ro2">
          <table:table-cell table:style-name="ce1" office:value-type="string">
            <text:p>2011.03.03</text:p>
          </table:table-cell>
          <table:table-cell office:value-type="float" office:value="1.38638">
            <text:p>1,38638</text:p>
          </table:table-cell>
          <table:table-cell office:value-type="float" office:value="1.39759">
            <text:p>1,39759</text:p>
          </table:table-cell>
          <table:table-cell office:value-type="float" office:value="1.38328">
            <text:p>1,38328</text:p>
          </table:table-cell>
          <table:table-cell office:value-type="float" office:value="1.39602">
            <text:p>1,39602</text:p>
          </table:table-cell>
          <table:table-cell table:formula="of:=([.E1442]+[.D1442]+[.C1442])/3" office:value-type="float" office:value="1.39229666666667">
            <text:p>1,39230</text:p>
          </table:table-cell>
          <table:table-cell table:formula="of:=[.C1442]-[.D1442]" office:value-type="float" office:value="0.01431">
            <text:p>0,01431</text:p>
          </table:table-cell>
          <table:table-cell office:value-type="float" office:value="0.0133621169156001">
            <text:p>0,01336</text:p>
          </table:table-cell>
          <table:table-cell office:value-type="float" office:value="1.37712391341911">
            <text:p>1,37712</text:p>
          </table:table-cell>
          <table:table-cell office:value-type="float" office:value="1.37867444887001">
            <text:p>1,37867</text:p>
          </table:table-cell>
        </table:table-row>
        <table:table-row table:style-name="ro2">
          <table:table-cell table:style-name="ce1" office:value-type="string">
            <text:p>2011.03.04</text:p>
          </table:table-cell>
          <table:table-cell office:value-type="float" office:value="1.39599">
            <text:p>1,39599</text:p>
          </table:table-cell>
          <table:table-cell office:value-type="float" office:value="1.40074">
            <text:p>1,40074</text:p>
          </table:table-cell>
          <table:table-cell office:value-type="float" office:value="1.39407">
            <text:p>1,39407</text:p>
          </table:table-cell>
          <table:table-cell office:value-type="float" office:value="1.39849">
            <text:p>1,39849</text:p>
          </table:table-cell>
          <table:table-cell table:formula="of:=([.E1443]+[.D1443]+[.C1443])/3" office:value-type="float" office:value="1.39776666666667">
            <text:p>1,39777</text:p>
          </table:table-cell>
          <table:table-cell table:formula="of:=[.C1443]-[.D1443]" office:value-type="float" office:value="0.00666999999999995">
            <text:p>0,00667</text:p>
          </table:table-cell>
          <table:table-cell office:value-type="float" office:value="0.0132393006179324">
            <text:p>0,01324</text:p>
          </table:table-cell>
          <table:table-cell office:value-type="float" office:value="1.38126865126346">
            <text:p>1,38127</text:p>
          </table:table-cell>
          <table:table-cell office:value-type="float" office:value="1.38347284998994">
            <text:p>1,38347</text:p>
          </table:table-cell>
        </table:table-row>
        <table:table-row table:style-name="ro2">
          <table:table-cell table:style-name="ce1" office:value-type="string">
            <text:p>2011.03.07</text:p>
          </table:table-cell>
          <table:table-cell office:value-type="float" office:value="1.39952">
            <text:p>1,39952</text:p>
          </table:table-cell>
          <table:table-cell office:value-type="float" office:value="1.4036">
            <text:p>1,40360</text:p>
          </table:table-cell>
          <table:table-cell office:value-type="float" office:value="1.39555">
            <text:p>1,39555</text:p>
          </table:table-cell>
          <table:table-cell office:value-type="float" office:value="1.39683">
            <text:p>1,39683</text:p>
          </table:table-cell>
          <table:table-cell table:formula="of:=([.E1444]+[.D1444]+[.C1444])/3" office:value-type="float" office:value="1.39866">
            <text:p>1,39866</text:p>
          </table:table-cell>
          <table:table-cell table:formula="of:=[.C1444]-[.D1444]" office:value-type="float" office:value="0.00804999999999989">
            <text:p>0,00805</text:p>
          </table:table-cell>
          <table:table-cell office:value-type="float" office:value="0.0130604180007786">
            <text:p>0,01306</text:p>
          </table:table-cell>
          <table:table-cell office:value-type="float" office:value="1.38583407720258">
            <text:p>1,38583</text:p>
          </table:table-cell>
          <table:table-cell office:value-type="float" office:value="1.38780946987288">
            <text:p>1,38781</text:p>
          </table:table-cell>
        </table:table-row>
        <table:table-row table:style-name="ro2">
          <table:table-cell table:style-name="ce1" office:value-type="string">
            <text:p>2011.03.08</text:p>
          </table:table-cell>
          <table:table-cell office:value-type="float" office:value="1.39687">
            <text:p>1,39687</text:p>
          </table:table-cell>
          <table:table-cell office:value-type="float" office:value="1.39884">
            <text:p>1,39884</text:p>
          </table:table-cell>
          <table:table-cell office:value-type="float" office:value="1.38619">
            <text:p>1,38619</text:p>
          </table:table-cell>
          <table:table-cell office:value-type="float" office:value="1.39037">
            <text:p>1,39037</text:p>
          </table:table-cell>
          <table:table-cell table:formula="of:=([.E1445]+[.D1445]+[.C1445])/3" office:value-type="float" office:value="1.3918">
            <text:p>1,39180</text:p>
          </table:table-cell>
          <table:table-cell table:formula="of:=[.C1445]-[.D1445]" office:value-type="float" office:value="0.0126500000000001">
            <text:p>0,01265</text:p>
          </table:table-cell>
          <table:table-cell office:value-type="float" office:value="0.01290676241759">
            <text:p>0,01291</text:p>
          </table:table-cell>
          <table:table-cell office:value-type="float" office:value="1.38913055018273">
            <text:p>1,38913</text:p>
          </table:table-cell>
          <table:table-cell office:value-type="float" office:value="1.39028763193459">
            <text:p>1,39029</text:p>
          </table:table-cell>
        </table:table-row>
        <table:table-row table:style-name="ro2">
          <table:table-cell table:style-name="ce1" office:value-type="string">
            <text:p>2011.03.09</text:p>
          </table:table-cell>
          <table:table-cell office:value-type="float" office:value="1.39067">
            <text:p>1,39067</text:p>
          </table:table-cell>
          <table:table-cell office:value-type="float" office:value="1.39412">
            <text:p>1,39412</text:p>
          </table:table-cell>
          <table:table-cell office:value-type="float" office:value="1.38556">
            <text:p>1,38556</text:p>
          </table:table-cell>
          <table:table-cell office:value-type="float" office:value="1.39045">
            <text:p>1,39045</text:p>
          </table:table-cell>
          <table:table-cell table:formula="of:=([.E1446]+[.D1446]+[.C1446])/3" office:value-type="float" office:value="1.39004333333333">
            <text:p>1,39004</text:p>
          </table:table-cell>
          <table:table-cell table:formula="of:=[.C1446]-[.D1446]" office:value-type="float" office:value="0.00856000000000012">
            <text:p>0,00856</text:p>
          </table:table-cell>
          <table:table-cell office:value-type="float" office:value="0.0128448253498141">
            <text:p>0,01284</text:p>
          </table:table-cell>
          <table:table-cell office:value-type="float" office:value="1.38967414355888">
            <text:p>1,38967</text:p>
          </table:table-cell>
          <table:table-cell office:value-type="float" office:value="1.39044655422387">
            <text:p>1,39045</text:p>
          </table:table-cell>
        </table:table-row>
        <table:table-row table:style-name="ro2">
          <table:table-cell table:style-name="ce1" office:value-type="string">
            <text:p>2011.03.10</text:p>
          </table:table-cell>
          <table:table-cell office:value-type="float" office:value="1.39046">
            <text:p>1,39046</text:p>
          </table:table-cell>
          <table:table-cell office:value-type="float" office:value="1.39236">
            <text:p>1,39236</text:p>
          </table:table-cell>
          <table:table-cell office:value-type="float" office:value="1.3775">
            <text:p>1,37750</text:p>
          </table:table-cell>
          <table:table-cell office:value-type="float" office:value="1.38002">
            <text:p>1,38002</text:p>
          </table:table-cell>
          <table:table-cell table:formula="of:=([.E1447]+[.D1447]+[.C1447])/3" office:value-type="float" office:value="1.38329333333333">
            <text:p>1,38329</text:p>
          </table:table-cell>
          <table:table-cell table:formula="of:=[.C1447]-[.D1447]" office:value-type="float" office:value="0.0148600000000001">
            <text:p>0,01486</text:p>
          </table:table-cell>
          <table:table-cell office:value-type="float" office:value="0.0127688642138378">
            <text:p>0,01277</text:p>
          </table:table-cell>
          <table:table-cell office:value-type="float" office:value="1.39006532656011">
            <text:p>1,39007</text:p>
          </table:table-cell>
          <table:table-cell office:value-type="float" office:value="1.39084018095663">
            <text:p>1,39084</text:p>
          </table:table-cell>
        </table:table-row>
        <table:table-row table:style-name="ro2">
          <table:table-cell table:style-name="ce1" office:value-type="string">
            <text:p>2011.03.11</text:p>
          </table:table-cell>
          <table:table-cell office:value-type="float" office:value="1.38002">
            <text:p>1,38002</text:p>
          </table:table-cell>
          <table:table-cell office:value-type="float" office:value="1.39148">
            <text:p>1,39148</text:p>
          </table:table-cell>
          <table:table-cell office:value-type="float" office:value="1.3752">
            <text:p>1,37520</text:p>
          </table:table-cell>
          <table:table-cell office:value-type="float" office:value="1.39012">
            <text:p>1,39012</text:p>
          </table:table-cell>
          <table:table-cell table:formula="of:=([.E1448]+[.D1448]+[.C1448])/3" office:value-type="float" office:value="1.3856">
            <text:p>1,38560</text:p>
          </table:table-cell>
          <table:table-cell table:formula="of:=[.C1448]-[.D1448]" office:value-type="float" office:value="0.0162800000000001">
            <text:p>0,01628</text:p>
          </table:table-cell>
          <table:table-cell office:value-type="float" office:value="0.0128919845401824">
            <text:p>0,01289</text:p>
          </table:table-cell>
          <table:table-cell office:value-type="float" office:value="1.3877700242598">
            <text:p>1,38777</text:p>
          </table:table-cell>
          <table:table-cell office:value-type="float" office:value="1.3878257804035">
            <text:p>1,38783</text:p>
          </table:table-cell>
        </table:table-row>
        <table:table-row table:style-name="ro2">
          <table:table-cell table:style-name="ce1" office:value-type="string">
            <text:p>2011.03.14</text:p>
          </table:table-cell>
          <table:table-cell office:value-type="float" office:value="1.39642">
            <text:p>1,39642</text:p>
          </table:table-cell>
          <table:table-cell office:value-type="float" office:value="1.40028">
            <text:p>1,40028</text:p>
          </table:table-cell>
          <table:table-cell office:value-type="float" office:value="1.39045">
            <text:p>1,39045</text:p>
          </table:table-cell>
          <table:table-cell office:value-type="float" office:value="1.39877">
            <text:p>1,39877</text:p>
          </table:table-cell>
          <table:table-cell table:formula="of:=([.E1449]+[.D1449]+[.C1449])/3" office:value-type="float" office:value="1.3965">
            <text:p>1,39650</text:p>
          </table:table-cell>
          <table:table-cell table:formula="of:=[.C1449]-[.D1449]" office:value-type="float" office:value="0.00983000000000001">
            <text:p>0,00983</text:p>
          </table:table-cell>
          <table:table-cell office:value-type="float" office:value="0.0129460086104938">
            <text:p>0,01295</text:p>
          </table:table-cell>
          <table:table-cell office:value-type="float" office:value="1.38714854226138">
            <text:p>1,38715</text:p>
          </table:table-cell>
          <table:table-cell office:value-type="float" office:value="1.38813849476124">
            <text:p>1,38814</text:p>
          </table:table-cell>
        </table:table-row>
        <table:table-row table:style-name="ro2">
          <table:table-cell table:style-name="ce1" office:value-type="string">
            <text:p>2011.03.15</text:p>
          </table:table-cell>
          <table:table-cell office:value-type="float" office:value="1.39884">
            <text:p>1,39884</text:p>
          </table:table-cell>
          <table:table-cell office:value-type="float" office:value="1.40129">
            <text:p>1,40129</text:p>
          </table:table-cell>
          <table:table-cell office:value-type="float" office:value="1.38551">
            <text:p>1,38551</text:p>
          </table:table-cell>
          <table:table-cell office:value-type="float" office:value="1.39975">
            <text:p>1,39975</text:p>
          </table:table-cell>
          <table:table-cell table:formula="of:=([.E1450]+[.D1450]+[.C1450])/3" office:value-type="float" office:value="1.39551666666667">
            <text:p>1,39552</text:p>
          </table:table-cell>
          <table:table-cell table:formula="of:=[.C1450]-[.D1450]" office:value-type="float" office:value="0.0157799999999999">
            <text:p>0,01578</text:p>
          </table:table-cell>
          <table:table-cell office:value-type="float" office:value="0.0129148376666924">
            <text:p>0,01291</text:p>
          </table:table-cell>
          <table:table-cell office:value-type="float" office:value="1.38998107587612">
            <text:p>1,38998</text:p>
          </table:table-cell>
          <table:table-cell office:value-type="float" office:value="1.39101371624785">
            <text:p>1,39101</text:p>
          </table:table-cell>
        </table:table-row>
        <table:table-row table:style-name="ro2">
          <table:table-cell table:style-name="ce1" office:value-type="string">
            <text:p>2011.03.16</text:p>
          </table:table-cell>
          <table:table-cell office:value-type="float" office:value="1.39972">
            <text:p>1,39972</text:p>
          </table:table-cell>
          <table:table-cell office:value-type="float" office:value="1.40008">
            <text:p>1,40008</text:p>
          </table:table-cell>
          <table:table-cell office:value-type="float" office:value="1.38667">
            <text:p>1,38667</text:p>
          </table:table-cell>
          <table:table-cell office:value-type="float" office:value="1.39312">
            <text:p>1,39312</text:p>
          </table:table-cell>
          <table:table-cell table:formula="of:=([.E1451]+[.D1451]+[.C1451])/3" office:value-type="float" office:value="1.39329">
            <text:p>1,39329</text:p>
          </table:table-cell>
          <table:table-cell table:formula="of:=[.C1451]-[.D1451]" office:value-type="float" office:value="0.0134099999999999">
            <text:p>0,01341</text:p>
          </table:table-cell>
          <table:table-cell office:value-type="float" office:value="0.0129143439282376">
            <text:p>0,01291</text:p>
          </table:table-cell>
          <table:table-cell office:value-type="float" office:value="1.39097444397329">
            <text:p>1,39097</text:p>
          </table:table-cell>
          <table:table-cell office:value-type="float" office:value="1.39299722153413">
            <text:p>1,39300</text:p>
          </table:table-cell>
        </table:table-row>
        <table:table-row table:style-name="ro2">
          <table:table-cell table:style-name="ce1" office:value-type="string">
            <text:p>2011.03.17</text:p>
          </table:table-cell>
          <table:table-cell office:value-type="float" office:value="1.3926">
            <text:p>1,39260</text:p>
          </table:table-cell>
          <table:table-cell office:value-type="float" office:value="1.40524">
            <text:p>1,40524</text:p>
          </table:table-cell>
          <table:table-cell office:value-type="float" office:value="1.38685">
            <text:p>1,38685</text:p>
          </table:table-cell>
          <table:table-cell office:value-type="float" office:value="1.40193">
            <text:p>1,40193</text:p>
          </table:table-cell>
          <table:table-cell table:formula="of:=([.E1452]+[.D1452]+[.C1452])/3" office:value-type="float" office:value="1.39800666666667">
            <text:p>1,39801</text:p>
          </table:table-cell>
          <table:table-cell table:formula="of:=[.C1452]-[.D1452]" office:value-type="float" office:value="0.0183900000000001">
            <text:p>0,01839</text:p>
          </table:table-cell>
          <table:table-cell office:value-type="float" office:value="0.0129075817684826">
            <text:p>0,01291</text:p>
          </table:table-cell>
          <table:table-cell office:value-type="float" office:value="1.39157559575322">
            <text:p>1,39158</text:p>
          </table:table-cell>
          <table:table-cell office:value-type="float" office:value="1.39297064037663">
            <text:p>1,39297</text:p>
          </table:table-cell>
        </table:table-row>
        <table:table-row table:style-name="ro2">
          <table:table-cell table:style-name="ce1" office:value-type="string">
            <text:p>2011.03.18</text:p>
          </table:table-cell>
          <table:table-cell office:value-type="float" office:value="1.40193">
            <text:p>1,40193</text:p>
          </table:table-cell>
          <table:table-cell office:value-type="float" office:value="1.41834">
            <text:p>1,41834</text:p>
          </table:table-cell>
          <table:table-cell office:value-type="float" office:value="1.39803">
            <text:p>1,39803</text:p>
          </table:table-cell>
          <table:table-cell office:value-type="float" office:value="1.41811">
            <text:p>1,41811</text:p>
          </table:table-cell>
          <table:table-cell table:formula="of:=([.E1453]+[.D1453]+[.C1453])/3" office:value-type="float" office:value="1.41149333333333">
            <text:p>1,41149</text:p>
          </table:table-cell>
          <table:table-cell table:formula="of:=[.C1453]-[.D1453]" office:value-type="float" office:value="0.02031">
            <text:p>0,02031</text:p>
          </table:table-cell>
          <table:table-cell office:value-type="float" office:value="0.0128214504445245">
            <text:p>0,01282</text:p>
          </table:table-cell>
          <table:table-cell office:value-type="float" office:value="1.39381622794864">
            <text:p>1,39382</text:p>
          </table:table-cell>
          <table:table-cell office:value-type="float" office:value="1.39583467113378">
            <text:p>1,39583</text:p>
          </table:table-cell>
        </table:table-row>
        <table:table-row table:style-name="ro2">
          <table:table-cell table:style-name="ce1" office:value-type="string">
            <text:p>2011.03.21</text:p>
          </table:table-cell>
          <table:table-cell office:value-type="float" office:value="1.41813">
            <text:p>1,41813</text:p>
          </table:table-cell>
          <table:table-cell office:value-type="float" office:value="1.42397">
            <text:p>1,42397</text:p>
          </table:table-cell>
          <table:table-cell office:value-type="float" office:value="1.41389">
            <text:p>1,41389</text:p>
          </table:table-cell>
          <table:table-cell office:value-type="float" office:value="1.42143">
            <text:p>1,42143</text:p>
          </table:table-cell>
          <table:table-cell table:formula="of:=([.E1454]+[.D1454]+[.C1454])/3" office:value-type="float" office:value="1.41976333333333">
            <text:p>1,41976</text:p>
          </table:table-cell>
          <table:table-cell table:formula="of:=[.C1454]-[.D1454]" office:value-type="float" office:value="0.0100799999999999">
            <text:p>0,01008</text:p>
          </table:table-cell>
          <table:table-cell office:value-type="float" office:value="0.0126655658640222">
            <text:p>0,01267</text:p>
          </table:table-cell>
          <table:table-cell office:value-type="float" office:value="1.39883995016242">
            <text:p>1,39884</text:p>
          </table:table-cell>
          <table:table-cell office:value-type="float" office:value="1.40231857305742">
            <text:p>1,40232</text:p>
          </table:table-cell>
        </table:table-row>
        <table:table-row table:style-name="ro2">
          <table:table-cell table:style-name="ce1" office:value-type="string">
            <text:p>2011.03.22</text:p>
          </table:table-cell>
          <table:table-cell office:value-type="float" office:value="1.42141">
            <text:p>1,42141</text:p>
          </table:table-cell>
          <table:table-cell office:value-type="float" office:value="1.42479">
            <text:p>1,42479</text:p>
          </table:table-cell>
          <table:table-cell office:value-type="float" office:value="1.41788">
            <text:p>1,41788</text:p>
          </table:table-cell>
          <table:table-cell office:value-type="float" office:value="1.41884">
            <text:p>1,41884</text:p>
          </table:table-cell>
          <table:table-cell table:formula="of:=([.E1455]+[.D1455]+[.C1455])/3" office:value-type="float" office:value="1.42050333333333">
            <text:p>1,42050</text:p>
          </table:table-cell>
          <table:table-cell table:formula="of:=[.C1455]-[.D1455]" office:value-type="float" office:value="0.00690999999999997">
            <text:p>0,00691</text:p>
          </table:table-cell>
          <table:table-cell office:value-type="float" office:value="0.0125048474576244">
            <text:p>0,01250</text:p>
          </table:table-cell>
          <table:table-cell office:value-type="float" office:value="1.40454807325803">
            <text:p>1,40455</text:p>
          </table:table-cell>
          <table:table-cell office:value-type="float" office:value="1.40770824600473">
            <text:p>1,40771</text:p>
          </table:table-cell>
        </table:table-row>
        <table:table-row table:style-name="ro2">
          <table:table-cell table:style-name="ce1" office:value-type="string">
            <text:p>2011.03.23</text:p>
          </table:table-cell>
          <table:table-cell office:value-type="float" office:value="1.41881">
            <text:p>1,41881</text:p>
          </table:table-cell>
          <table:table-cell office:value-type="float" office:value="1.4214">
            <text:p>1,42140</text:p>
          </table:table-cell>
          <table:table-cell office:value-type="float" office:value="1.40768">
            <text:p>1,40768</text:p>
          </table:table-cell>
          <table:table-cell office:value-type="float" office:value="1.41004">
            <text:p>1,41004</text:p>
          </table:table-cell>
          <table:table-cell table:formula="of:=([.E1456]+[.D1456]+[.C1456])/3" office:value-type="float" office:value="1.41304">
            <text:p>1,41304</text:p>
          </table:table-cell>
          <table:table-cell table:formula="of:=[.C1456]-[.D1456]" office:value-type="float" office:value="0.01372">
            <text:p>0,01372</text:p>
          </table:table-cell>
          <table:table-cell office:value-type="float" office:value="0.0123221909982664">
            <text:p>0,01232</text:p>
          </table:table-cell>
          <table:table-cell office:value-type="float" office:value="1.40881077964578">
            <text:p>1,40881</text:p>
          </table:table-cell>
          <table:table-cell office:value-type="float" office:value="1.41081110739432">
            <text:p>1,41081</text:p>
          </table:table-cell>
        </table:table-row>
        <table:table-row table:style-name="ro2">
          <table:table-cell table:style-name="ce1" office:value-type="string">
            <text:p>2011.03.24</text:p>
          </table:table-cell>
          <table:table-cell office:value-type="float" office:value="1.41004">
            <text:p>1,41004</text:p>
          </table:table-cell>
          <table:table-cell office:value-type="float" office:value="1.42198">
            <text:p>1,42198</text:p>
          </table:table-cell>
          <table:table-cell office:value-type="float" office:value="1.40533">
            <text:p>1,40533</text:p>
          </table:table-cell>
          <table:table-cell office:value-type="float" office:value="1.41798">
            <text:p>1,41798</text:p>
          </table:table-cell>
          <table:table-cell table:formula="of:=([.E1457]+[.D1457]+[.C1457])/3" office:value-type="float" office:value="1.41509666666667">
            <text:p>1,41510</text:p>
          </table:table-cell>
          <table:table-cell table:formula="of:=[.C1457]-[.D1457]" office:value-type="float" office:value="0.0166500000000001">
            <text:p>0,01665</text:p>
          </table:table-cell>
          <table:table-cell office:value-type="float" office:value="0.0122366156267615">
            <text:p>0,01224</text:p>
          </table:table-cell>
          <table:table-cell office:value-type="float" office:value="1.40980501486703">
            <text:p>1,40981</text:p>
          </table:table-cell>
          <table:table-cell office:value-type="float" office:value="1.41091423631287">
            <text:p>1,41091</text:p>
          </table:table-cell>
        </table:table-row>
        <table:table-row table:style-name="ro2">
          <table:table-cell table:style-name="ce1" office:value-type="string">
            <text:p>2011.03.25</text:p>
          </table:table-cell>
          <table:table-cell office:value-type="float" office:value="1.41799">
            <text:p>1,41799</text:p>
          </table:table-cell>
          <table:table-cell office:value-type="float" office:value="1.41934">
            <text:p>1,41934</text:p>
          </table:table-cell>
          <table:table-cell office:value-type="float" office:value="1.40553">
            <text:p>1,40553</text:p>
          </table:table-cell>
          <table:table-cell office:value-type="float" office:value="1.40853">
            <text:p>1,40853</text:p>
          </table:table-cell>
          <table:table-cell table:formula="of:=([.E1458]+[.D1458]+[.C1458])/3" office:value-type="float" office:value="1.41113333333333">
            <text:p>1,41113</text:p>
          </table:table-cell>
          <table:table-cell table:formula="of:=[.C1458]-[.D1458]" office:value-type="float" office:value="0.0138099999999999">
            <text:p>0,01381</text:p>
          </table:table-cell>
          <table:table-cell office:value-type="float" office:value="0.0121333362465299">
            <text:p>0,01213</text:p>
          </table:table-cell>
          <table:table-cell office:value-type="float" office:value="1.41163814612809">
            <text:p>1,41164</text:p>
          </table:table-cell>
          <table:table-cell office:value-type="float" office:value="1.41350446982971">
            <text:p>1,41350</text:p>
          </table:table-cell>
        </table:table-row>
        <table:table-row table:style-name="ro2">
          <table:table-cell table:style-name="ce1" office:value-type="string">
            <text:p>2011.03.28</text:p>
          </table:table-cell>
          <table:table-cell office:value-type="float" office:value="1.40442">
            <text:p>1,40442</text:p>
          </table:table-cell>
          <table:table-cell office:value-type="float" office:value="1.41152">
            <text:p>1,41152</text:p>
          </table:table-cell>
          <table:table-cell office:value-type="float" office:value="1.40204">
            <text:p>1,40204</text:p>
          </table:table-cell>
          <table:table-cell office:value-type="float" office:value="1.40822">
            <text:p>1,40822</text:p>
          </table:table-cell>
          <table:table-cell table:formula="of:=([.E1459]+[.D1459]+[.C1459])/3" office:value-type="float" office:value="1.40726">
            <text:p>1,40726</text:p>
          </table:table-cell>
          <table:table-cell table:formula="of:=[.C1459]-[.D1459]" office:value-type="float" office:value="0.00948000000000016">
            <text:p>0,00948</text:p>
          </table:table-cell>
          <table:table-cell office:value-type="float" office:value="0.0121965718389914">
            <text:p>0,01220</text:p>
          </table:table-cell>
          <table:table-cell office:value-type="float" office:value="1.41120677076734">
            <text:p>1,41121</text:p>
          </table:table-cell>
          <table:table-cell office:value-type="float" office:value="1.41227421560888">
            <text:p>1,41227</text:p>
          </table:table-cell>
        </table:table-row>
        <table:table-row table:style-name="ro2">
          <table:table-cell table:style-name="ce1" office:value-type="string">
            <text:p>2011.03.29</text:p>
          </table:table-cell>
          <table:table-cell office:value-type="float" office:value="1.40829">
            <text:p>1,40829</text:p>
          </table:table-cell>
          <table:table-cell office:value-type="float" office:value="1.41484">
            <text:p>1,41484</text:p>
          </table:table-cell>
          <table:table-cell office:value-type="float" office:value="1.40468">
            <text:p>1,40468</text:p>
          </table:table-cell>
          <table:table-cell office:value-type="float" office:value="1.41084">
            <text:p>1,41084</text:p>
          </table:table-cell>
          <table:table-cell table:formula="of:=([.E1460]+[.D1460]+[.C1460])/3" office:value-type="float" office:value="1.41012">
            <text:p>1,41012</text:p>
          </table:table-cell>
          <table:table-cell table:formula="of:=[.C1460]-[.D1460]" office:value-type="float" office:value="0.0101600000000002">
            <text:p>0,01016</text:p>
          </table:table-cell>
          <table:table-cell office:value-type="float" office:value="0.0122493191016067">
            <text:p>0,01225</text:p>
          </table:table-cell>
          <table:table-cell office:value-type="float" office:value="1.40991215023313">
            <text:p>1,40991</text:p>
          </table:table-cell>
          <table:table-cell office:value-type="float" office:value="1.41074271034795">
            <text:p>1,41074</text:p>
          </table:table-cell>
        </table:table-row>
        <table:table-row table:style-name="ro2">
          <table:table-cell table:style-name="ce1" office:value-type="string">
            <text:p>2011.03.30</text:p>
          </table:table-cell>
          <table:table-cell office:value-type="float" office:value="1.41085">
            <text:p>1,41085</text:p>
          </table:table-cell>
          <table:table-cell office:value-type="float" office:value="1.41471">
            <text:p>1,41471</text:p>
          </table:table-cell>
          <table:table-cell office:value-type="float" office:value="1.40519">
            <text:p>1,40519</text:p>
          </table:table-cell>
          <table:table-cell office:value-type="float" office:value="1.41259">
            <text:p>1,41259</text:p>
          </table:table-cell>
          <table:table-cell table:formula="of:=([.E1461]+[.D1461]+[.C1461])/3" office:value-type="float" office:value="1.41083">
            <text:p>1,41083</text:p>
          </table:table-cell>
          <table:table-cell table:formula="of:=[.C1461]-[.D1461]" office:value-type="float" office:value="0.00951999999999975">
            <text:p>0,00952</text:p>
          </table:table-cell>
          <table:table-cell office:value-type="float" office:value="0.0122869986616894">
            <text:p>0,01229</text:p>
          </table:table-cell>
          <table:table-cell office:value-type="float" office:value="1.41000580217851">
            <text:p>1,41001</text:p>
          </table:table-cell>
          <table:table-cell office:value-type="float" office:value="1.41053566484256">
            <text:p>1,41054</text:p>
          </table:table-cell>
        </table:table-row>
        <table:table-row table:style-name="ro2">
          <table:table-cell table:style-name="ce1" office:value-type="string">
            <text:p>2011.03.31</text:p>
          </table:table-cell>
          <table:table-cell office:value-type="float" office:value="1.41259">
            <text:p>1,41259</text:p>
          </table:table-cell>
          <table:table-cell office:value-type="float" office:value="1.42328">
            <text:p>1,42328</text:p>
          </table:table-cell>
          <table:table-cell office:value-type="float" office:value="1.41158">
            <text:p>1,41158</text:p>
          </table:table-cell>
          <table:table-cell office:value-type="float" office:value="1.41738">
            <text:p>1,41738</text:p>
          </table:table-cell>
          <table:table-cell table:formula="of:=([.E1462]+[.D1462]+[.C1462])/3" office:value-type="float" office:value="1.41741333333333">
            <text:p>1,41741</text:p>
          </table:table-cell>
          <table:table-cell table:formula="of:=[.C1462]-[.D1462]" office:value-type="float" office:value="0.0117">
            <text:p>0,01170</text:p>
          </table:table-cell>
          <table:table-cell office:value-type="float" office:value="0.0122791021765075">
            <text:p>0,01228</text:p>
          </table:table-cell>
          <table:table-cell office:value-type="float" office:value="1.41005238451643">
            <text:p>1,41005</text:p>
          </table:table-cell>
          <table:table-cell office:value-type="float" office:value="1.41099507316734">
            <text:p>1,41100</text:p>
          </table:table-cell>
        </table:table-row>
        <table:table-row table:style-name="ro2">
          <table:table-cell table:style-name="ce1" office:value-type="string">
            <text:p>2011.04.01</text:p>
          </table:table-cell>
          <table:table-cell office:value-type="float" office:value="1.41734">
            <text:p>1,41734</text:p>
          </table:table-cell>
          <table:table-cell office:value-type="float" office:value="1.4245">
            <text:p>1,42450</text:p>
          </table:table-cell>
          <table:table-cell office:value-type="float" office:value="1.40615">
            <text:p>1,40615</text:p>
          </table:table-cell>
          <table:table-cell office:value-type="float" office:value="1.42354">
            <text:p>1,42354</text:p>
          </table:table-cell>
          <table:table-cell table:formula="of:=([.E1463]+[.D1463]+[.C1463])/3" office:value-type="float" office:value="1.41806333333333">
            <text:p>1,41806</text:p>
          </table:table-cell>
          <table:table-cell table:formula="of:=[.C1463]-[.D1463]" office:value-type="float" office:value="0.0183500000000001">
            <text:p>0,01835</text:p>
          </table:table-cell>
          <table:table-cell office:value-type="float" office:value="0.0122418605058851">
            <text:p>0,01224</text:p>
          </table:table-cell>
          <table:table-cell office:value-type="float" office:value="1.41201463095192">
            <text:p>1,41201</text:p>
          </table:table-cell>
          <table:table-cell office:value-type="float" office:value="1.41268137773924">
            <text:p>1,41268</text:p>
          </table:table-cell>
        </table:table-row>
        <table:table-row table:style-name="ro2">
          <table:table-cell table:style-name="ce1" office:value-type="string">
            <text:p>2011.04.04</text:p>
          </table:table-cell>
          <table:table-cell office:value-type="float" office:value="1.42311">
            <text:p>1,42311</text:p>
          </table:table-cell>
          <table:table-cell office:value-type="float" office:value="1.42677">
            <text:p>1,42677</text:p>
          </table:table-cell>
          <table:table-cell office:value-type="float" office:value="1.41925">
            <text:p>1,41925</text:p>
          </table:table-cell>
          <table:table-cell office:value-type="float" office:value="1.42177">
            <text:p>1,42177</text:p>
          </table:table-cell>
          <table:table-cell table:formula="of:=([.E1464]+[.D1464]+[.C1464])/3" office:value-type="float" office:value="1.42259666666667">
            <text:p>1,42260</text:p>
          </table:table-cell>
          <table:table-cell table:formula="of:=[.C1464]-[.D1464]" office:value-type="float" office:value="0.00752000000000019">
            <text:p>0,00752</text:p>
          </table:table-cell>
          <table:table-cell office:value-type="float" office:value="0.0122158594254321">
            <text:p>0,01222</text:p>
          </table:table-cell>
          <table:table-cell office:value-type="float" office:value="1.41354819105691">
            <text:p>1,41355</text:p>
          </table:table-cell>
          <table:table-cell office:value-type="float" office:value="1.41544003732695">
            <text:p>1,41544</text:p>
          </table:table-cell>
        </table:table-row>
        <table:table-row table:style-name="ro2">
          <table:table-cell table:style-name="ce1" office:value-type="string">
            <text:p>2011.04.05</text:p>
          </table:table-cell>
          <table:table-cell office:value-type="float" office:value="1.42172">
            <text:p>1,42172</text:p>
          </table:table-cell>
          <table:table-cell office:value-type="float" office:value="1.42454">
            <text:p>1,42454</text:p>
          </table:table-cell>
          <table:table-cell office:value-type="float" office:value="1.41515">
            <text:p>1,41515</text:p>
          </table:table-cell>
          <table:table-cell office:value-type="float" office:value="1.42193">
            <text:p>1,42193</text:p>
          </table:table-cell>
          <table:table-cell table:formula="of:=([.E1465]+[.D1465]+[.C1465])/3" office:value-type="float" office:value="1.42054">
            <text:p>1,42054</text:p>
          </table:table-cell>
          <table:table-cell table:formula="of:=[.C1465]-[.D1465]" office:value-type="float" office:value="0.00938999999999979">
            <text:p>0,00939</text:p>
          </table:table-cell>
          <table:table-cell office:value-type="float" office:value="0.0121009307519362">
            <text:p>0,01210</text:p>
          </table:table-cell>
          <table:table-cell office:value-type="float" office:value="1.41631622862956">
            <text:p>1,41632</text:p>
          </table:table-cell>
          <table:table-cell office:value-type="float" office:value="1.41757824356351">
            <text:p>1,41758</text:p>
          </table:table-cell>
        </table:table-row>
        <table:table-row table:style-name="ro2">
          <table:table-cell table:style-name="ce1" office:value-type="string">
            <text:p>2011.04.06</text:p>
          </table:table-cell>
          <table:table-cell office:value-type="float" office:value="1.42191">
            <text:p>1,42191</text:p>
          </table:table-cell>
          <table:table-cell office:value-type="float" office:value="1.43488">
            <text:p>1,43488</text:p>
          </table:table-cell>
          <table:table-cell office:value-type="float" office:value="1.4217">
            <text:p>1,42170</text:p>
          </table:table-cell>
          <table:table-cell office:value-type="float" office:value="1.4331">
            <text:p>1,43310</text:p>
          </table:table-cell>
          <table:table-cell table:formula="of:=([.E1466]+[.D1466]+[.C1466])/3" office:value-type="float" office:value="1.42989333333333">
            <text:p>1,42989</text:p>
          </table:table-cell>
          <table:table-cell table:formula="of:=[.C1466]-[.D1466]" office:value-type="float" office:value="0.0131800000000002">
            <text:p>0,01318</text:p>
          </table:table-cell>
          <table:table-cell office:value-type="float" office:value="0.0120272166452147">
            <text:p>0,01203</text:p>
          </table:table-cell>
          <table:table-cell office:value-type="float" office:value="1.41752681424557">
            <text:p>1,41753</text:p>
          </table:table-cell>
          <table:table-cell office:value-type="float" office:value="1.4188317242603">
            <text:p>1,41883</text:p>
          </table:table-cell>
        </table:table-row>
        <table:table-row table:style-name="ro2">
          <table:table-cell table:style-name="ce1" office:value-type="string">
            <text:p>2011.04.07</text:p>
          </table:table-cell>
          <table:table-cell office:value-type="float" office:value="1.43308">
            <text:p>1,43308</text:p>
          </table:table-cell>
          <table:table-cell office:value-type="float" office:value="1.43357">
            <text:p>1,43357</text:p>
          </table:table-cell>
          <table:table-cell office:value-type="float" office:value="1.42422">
            <text:p>1,42422</text:p>
          </table:table-cell>
          <table:table-cell office:value-type="float" office:value="1.43042">
            <text:p>1,43042</text:p>
          </table:table-cell>
          <table:table-cell table:formula="of:=([.E1467]+[.D1467]+[.C1467])/3" office:value-type="float" office:value="1.42940333333333">
            <text:p>1,42940</text:p>
          </table:table-cell>
          <table:table-cell table:formula="of:=[.C1467]-[.D1467]" office:value-type="float" office:value="0.00934999999999997">
            <text:p>0,00935</text:p>
          </table:table-cell>
          <table:table-cell office:value-type="float" office:value="0.011883031354467">
            <text:p>0,01188</text:p>
          </table:table-cell>
          <table:table-cell office:value-type="float" office:value="1.42109239021589">
            <text:p>1,42109</text:p>
          </table:table-cell>
          <table:table-cell office:value-type="float" office:value="1.42307150671299">
            <text:p>1,42307</text:p>
          </table:table-cell>
        </table:table-row>
        <table:table-row table:style-name="ro2">
          <table:table-cell table:style-name="ce1" office:value-type="string">
            <text:p>2011.04.08</text:p>
          </table:table-cell>
          <table:table-cell office:value-type="float" office:value="1.4303">
            <text:p>1,43030</text:p>
          </table:table-cell>
          <table:table-cell office:value-type="float" office:value="1.4487">
            <text:p>1,44870</text:p>
          </table:table-cell>
          <table:table-cell office:value-type="float" office:value="1.42911">
            <text:p>1,42911</text:p>
          </table:table-cell>
          <table:table-cell office:value-type="float" office:value="1.44823">
            <text:p>1,44823</text:p>
          </table:table-cell>
          <table:table-cell table:formula="of:=([.E1468]+[.D1468]+[.C1468])/3" office:value-type="float" office:value="1.44201333333333">
            <text:p>1,44201</text:p>
          </table:table-cell>
          <table:table-cell table:formula="of:=[.C1468]-[.D1468]" office:value-type="float" office:value="0.01959">
            <text:p>0,01959</text:p>
          </table:table-cell>
          <table:table-cell office:value-type="float" office:value="0.0118136294416472">
            <text:p>0,01181</text:p>
          </table:table-cell>
          <table:table-cell office:value-type="float" office:value="1.42332409195915">
            <text:p>1,42332</text:p>
          </table:table-cell>
          <table:table-cell office:value-type="float" office:value="1.42527182120312">
            <text:p>1,42527</text:p>
          </table:table-cell>
        </table:table-row>
        <table:table-row table:style-name="ro2">
          <table:table-cell table:style-name="ce1" office:value-type="string">
            <text:p>2011.04.11</text:p>
          </table:table-cell>
          <table:table-cell office:value-type="float" office:value="1.44513">
            <text:p>1,44513</text:p>
          </table:table-cell>
          <table:table-cell office:value-type="float" office:value="1.44833">
            <text:p>1,44833</text:p>
          </table:table-cell>
          <table:table-cell office:value-type="float" office:value="1.44207">
            <text:p>1,44207</text:p>
          </table:table-cell>
          <table:table-cell office:value-type="float" office:value="1.44345">
            <text:p>1,44345</text:p>
          </table:table-cell>
          <table:table-cell table:formula="of:=([.E1469]+[.D1469]+[.C1469])/3" office:value-type="float" office:value="1.44461666666667">
            <text:p>1,44462</text:p>
          </table:table-cell>
          <table:table-cell table:formula="of:=[.C1469]-[.D1469]" office:value-type="float" office:value="0.00626000000000015">
            <text:p>0,00626</text:p>
          </table:table-cell>
          <table:table-cell office:value-type="float" office:value="0.0116657996570976">
            <text:p>0,01167</text:p>
          </table:table-cell>
          <table:table-cell office:value-type="float" office:value="1.42861166058593">
            <text:p>1,42861</text:p>
          </table:table-cell>
          <table:table-cell office:value-type="float" office:value="1.43181675326992">
            <text:p>1,43182</text:p>
          </table:table-cell>
        </table:table-row>
        <table:table-row table:style-name="ro2">
          <table:table-cell table:style-name="ce1" office:value-type="string">
            <text:p>2011.04.12</text:p>
          </table:table-cell>
          <table:table-cell office:value-type="float" office:value="1.4435">
            <text:p>1,44350</text:p>
          </table:table-cell>
          <table:table-cell office:value-type="float" office:value="1.45193">
            <text:p>1,45193</text:p>
          </table:table-cell>
          <table:table-cell office:value-type="float" office:value="1.43772">
            <text:p>1,43772</text:p>
          </table:table-cell>
          <table:table-cell office:value-type="float" office:value="1.44787">
            <text:p>1,44787</text:p>
          </table:table-cell>
          <table:table-cell table:formula="of:=([.E1470]+[.D1470]+[.C1470])/3" office:value-type="float" office:value="1.44584">
            <text:p>1,44584</text:p>
          </table:table-cell>
          <table:table-cell table:formula="of:=[.C1470]-[.D1470]" office:value-type="float" office:value="0.0142099999999998">
            <text:p>0,01421</text:p>
          </table:table-cell>
          <table:table-cell office:value-type="float" office:value="0.0115300982060912">
            <text:p>0,01153</text:p>
          </table:table-cell>
          <table:table-cell office:value-type="float" office:value="1.43299002541946">
            <text:p>1,43299</text:p>
          </table:table-cell>
          <table:table-cell office:value-type="float" office:value="1.43518114664946">
            <text:p>1,43518</text:p>
          </table:table-cell>
        </table:table-row>
        <table:table-row table:style-name="ro2">
          <table:table-cell table:style-name="ce1" office:value-type="string">
            <text:p>2011.04.13</text:p>
          </table:table-cell>
          <table:table-cell office:value-type="float" office:value="1.44789">
            <text:p>1,44789</text:p>
          </table:table-cell>
          <table:table-cell office:value-type="float" office:value="1.45201">
            <text:p>1,45201</text:p>
          </table:table-cell>
          <table:table-cell office:value-type="float" office:value="1.44133">
            <text:p>1,44133</text:p>
          </table:table-cell>
          <table:table-cell office:value-type="float" office:value="1.44408">
            <text:p>1,44408</text:p>
          </table:table-cell>
          <table:table-cell table:formula="of:=([.E1471]+[.D1471]+[.C1471])/3" office:value-type="float" office:value="1.44580666666667">
            <text:p>1,44581</text:p>
          </table:table-cell>
          <table:table-cell table:formula="of:=[.C1471]-[.D1471]" office:value-type="float" office:value="0.01068">
            <text:p>0,01068</text:p>
          </table:table-cell>
          <table:table-cell office:value-type="float" office:value="0.011392288181712">
            <text:p>0,01139</text:p>
          </table:table-cell>
          <table:table-cell office:value-type="float" office:value="1.43666831136183">
            <text:p>1,43667</text:p>
          </table:table-cell>
          <table:table-cell office:value-type="float" office:value="1.43912496392788">
            <text:p>1,43912</text:p>
          </table:table-cell>
        </table:table-row>
        <table:table-row table:style-name="ro2">
          <table:table-cell table:style-name="ce1" office:value-type="string">
            <text:p>2011.04.14</text:p>
          </table:table-cell>
          <table:table-cell office:value-type="float" office:value="1.44408">
            <text:p>1,44408</text:p>
          </table:table-cell>
          <table:table-cell office:value-type="float" office:value="1.4514">
            <text:p>1,45140</text:p>
          </table:table-cell>
          <table:table-cell office:value-type="float" office:value="1.43653">
            <text:p>1,43653</text:p>
          </table:table-cell>
          <table:table-cell office:value-type="float" office:value="1.44865">
            <text:p>1,44865</text:p>
          </table:table-cell>
          <table:table-cell table:formula="of:=([.E1472]+[.D1472]+[.C1472])/3" office:value-type="float" office:value="1.44552666666667">
            <text:p>1,44553</text:p>
          </table:table-cell>
          <table:table-cell table:formula="of:=[.C1472]-[.D1472]" office:value-type="float" office:value="0.0148699999999999">
            <text:p>0,01487</text:p>
          </table:table-cell>
          <table:table-cell office:value-type="float" office:value="0.0113084867727931">
            <text:p>0,01131</text:p>
          </table:table-cell>
          <table:table-cell office:value-type="float" office:value="1.43905027812261">
            <text:p>1,43905</text:p>
          </table:table-cell>
          <table:table-cell office:value-type="float" office:value="1.44057491159032">
            <text:p>1,44057</text:p>
          </table:table-cell>
        </table:table-row>
        <table:table-row table:style-name="ro2">
          <table:table-cell table:style-name="ce1" office:value-type="string">
            <text:p>2011.04.15</text:p>
          </table:table-cell>
          <table:table-cell office:value-type="float" office:value="1.44861">
            <text:p>1,44861</text:p>
          </table:table-cell>
          <table:table-cell office:value-type="float" office:value="1.45033">
            <text:p>1,45033</text:p>
          </table:table-cell>
          <table:table-cell office:value-type="float" office:value="1.43908">
            <text:p>1,43908</text:p>
          </table:table-cell>
          <table:table-cell office:value-type="float" office:value="1.44286">
            <text:p>1,44286</text:p>
          </table:table-cell>
          <table:table-cell table:formula="of:=([.E1473]+[.D1473]+[.C1473])/3" office:value-type="float" office:value="1.44409">
            <text:p>1,44409</text:p>
          </table:table-cell>
          <table:table-cell table:formula="of:=[.C1473]-[.D1473]" office:value-type="float" office:value="0.01125">
            <text:p>0,01125</text:p>
          </table:table-cell>
          <table:table-cell office:value-type="float" office:value="0.0112338700339581">
            <text:p>0,01123</text:p>
          </table:table-cell>
          <table:table-cell office:value-type="float" office:value="1.44112586119439">
            <text:p>1,44113</text:p>
          </table:table-cell>
          <table:table-cell office:value-type="float" office:value="1.44338332408516">
            <text:p>1,44338</text:p>
          </table:table-cell>
        </table:table-row>
        <table:table-row table:style-name="ro2">
          <table:table-cell table:style-name="ce1" office:value-type="string">
            <text:p>2011.04.18</text:p>
          </table:table-cell>
          <table:table-cell office:value-type="float" office:value="1.44163">
            <text:p>1,44163</text:p>
          </table:table-cell>
          <table:table-cell office:value-type="float" office:value="1.44203">
            <text:p>1,44203</text:p>
          </table:table-cell>
          <table:table-cell office:value-type="float" office:value="1.41571">
            <text:p>1,41571</text:p>
          </table:table-cell>
          <table:table-cell office:value-type="float" office:value="1.42274">
            <text:p>1,42274</text:p>
          </table:table-cell>
          <table:table-cell table:formula="of:=([.E1474]+[.D1474]+[.C1474])/3" office:value-type="float" office:value="1.42682666666667">
            <text:p>1,42683</text:p>
          </table:table-cell>
          <table:table-cell table:formula="of:=[.C1474]-[.D1474]" office:value-type="float" office:value="0.0263199999999999">
            <text:p>0,02632</text:p>
          </table:table-cell>
          <table:table-cell office:value-type="float" office:value="0.0112438325287217">
            <text:p>0,01124</text:p>
          </table:table-cell>
          <table:table-cell office:value-type="float" office:value="1.44161272358384">
            <text:p>1,44161</text:p>
          </table:table-cell>
          <table:table-cell office:value-type="float" office:value="1.44311270270457">
            <text:p>1,44311</text:p>
          </table:table-cell>
        </table:table-row>
        <table:table-row table:style-name="ro2">
          <table:table-cell table:style-name="ce1" office:value-type="string">
            <text:p>2011.04.19</text:p>
          </table:table-cell>
          <table:table-cell office:value-type="float" office:value="1.42279">
            <text:p>1,42279</text:p>
          </table:table-cell>
          <table:table-cell office:value-type="float" office:value="1.43529">
            <text:p>1,43529</text:p>
          </table:table-cell>
          <table:table-cell office:value-type="float" office:value="1.42053">
            <text:p>1,42053</text:p>
          </table:table-cell>
          <table:table-cell office:value-type="float" office:value="1.43302">
            <text:p>1,43302</text:p>
          </table:table-cell>
          <table:table-cell table:formula="of:=([.E1475]+[.D1475]+[.C1475])/3" office:value-type="float" office:value="1.42961333333333">
            <text:p>1,42961</text:p>
          </table:table-cell>
          <table:table-cell table:formula="of:=[.C1475]-[.D1475]" office:value-type="float" office:value="0.0147599999999999">
            <text:p>0,01476</text:p>
          </table:table-cell>
          <table:table-cell office:value-type="float" office:value="0.0115079346935921">
            <text:p>0,01151</text:p>
          </table:table-cell>
          <table:table-cell office:value-type="float" office:value="1.43678180022717">
            <text:p>1,43678</text:p>
          </table:table-cell>
          <table:table-cell office:value-type="float" office:value="1.43725827277198">
            <text:p>1,43726</text:p>
          </table:table-cell>
        </table:table-row>
        <table:table-row table:style-name="ro2">
          <table:table-cell table:style-name="ce1" office:value-type="string">
            <text:p>2011.04.20</text:p>
          </table:table-cell>
          <table:table-cell office:value-type="float" office:value="1.43308">
            <text:p>1,43308</text:p>
          </table:table-cell>
          <table:table-cell office:value-type="float" office:value="1.45468">
            <text:p>1,45468</text:p>
          </table:table-cell>
          <table:table-cell office:value-type="float" office:value="1.43278">
            <text:p>1,43278</text:p>
          </table:table-cell>
          <table:table-cell office:value-type="float" office:value="1.45217">
            <text:p>1,45217</text:p>
          </table:table-cell>
          <table:table-cell table:formula="of:=([.E1476]+[.D1476]+[.C1476])/3" office:value-type="float" office:value="1.44654333333333">
            <text:p>1,44654</text:p>
          </table:table-cell>
          <table:table-cell table:formula="of:=[.C1476]-[.D1476]" office:value-type="float" office:value="0.0218999999999998">
            <text:p>0,02190</text:p>
          </table:table-cell>
          <table:table-cell office:value-type="float" office:value="0.0115673983407883">
            <text:p>0,01157</text:p>
          </table:table-cell>
          <table:table-cell office:value-type="float" office:value="1.43532137784527">
            <text:p>1,43532</text:p>
          </table:table-cell>
          <table:table-cell office:value-type="float" office:value="1.43592138443411">
            <text:p>1,43592</text:p>
          </table:table-cell>
        </table:table-row>
        <table:table-row table:style-name="ro2">
          <table:table-cell table:style-name="ce1" office:value-type="string">
            <text:p>2011.04.21</text:p>
          </table:table-cell>
          <table:table-cell office:value-type="float" office:value="1.45207">
            <text:p>1,45207</text:p>
          </table:table-cell>
          <table:table-cell office:value-type="float" office:value="1.46482">
            <text:p>1,46482</text:p>
          </table:table-cell>
          <table:table-cell office:value-type="float" office:value="1.45051">
            <text:p>1,45051</text:p>
          </table:table-cell>
          <table:table-cell office:value-type="float" office:value="1.45499">
            <text:p>1,45499</text:p>
          </table:table-cell>
          <table:table-cell table:formula="of:=([.E1477]+[.D1477]+[.C1477])/3" office:value-type="float" office:value="1.45677333333333">
            <text:p>1,45677</text:p>
          </table:table-cell>
          <table:table-cell table:formula="of:=[.C1477]-[.D1477]" office:value-type="float" office:value="0.01431">
            <text:p>0,01431</text:p>
          </table:table-cell>
          <table:table-cell office:value-type="float" office:value="0.0115960998713131">
            <text:p>0,01160</text:p>
          </table:table-cell>
          <table:table-cell office:value-type="float" office:value="1.43874486720661">
            <text:p>1,43874</text:p>
          </table:table-cell>
          <table:table-cell office:value-type="float" office:value="1.44058017534681">
            <text:p>1,44058</text:p>
          </table:table-cell>
        </table:table-row>
        <table:table-row table:style-name="ro2">
          <table:table-cell table:style-name="ce1" office:value-type="string">
            <text:p>2011.04.22</text:p>
          </table:table-cell>
          <table:table-cell office:value-type="float" office:value="1.455">
            <text:p>1,45500</text:p>
          </table:table-cell>
          <table:table-cell office:value-type="float" office:value="1.45878">
            <text:p>1,45878</text:p>
          </table:table-cell>
          <table:table-cell office:value-type="float" office:value="1.45336">
            <text:p>1,45336</text:p>
          </table:table-cell>
          <table:table-cell office:value-type="float" office:value="1.45585">
            <text:p>1,45585</text:p>
          </table:table-cell>
          <table:table-cell table:formula="of:=([.E1478]+[.D1478]+[.C1478])/3" office:value-type="float" office:value="1.45599666666667">
            <text:p>1,45600</text:p>
          </table:table-cell>
          <table:table-cell table:formula="of:=[.C1478]-[.D1478]" office:value-type="float" office:value="0.00541999999999998">
            <text:p>0,00542</text:p>
          </table:table-cell>
          <table:table-cell office:value-type="float" office:value="0.0115542996877743">
            <text:p>0,01155</text:p>
          </table:table-cell>
          <table:table-cell office:value-type="float" office:value="1.44289731533943">
            <text:p>1,44290</text:p>
          </table:table-cell>
          <table:table-cell office:value-type="float" office:value="1.44413717201391">
            <text:p>1,44414</text:p>
          </table:table-cell>
        </table:table-row>
        <table:table-row table:style-name="ro2">
          <table:table-cell table:style-name="ce1" office:value-type="string">
            <text:p>2011.04.25</text:p>
          </table:table-cell>
          <table:table-cell office:value-type="float" office:value="1.45639">
            <text:p>1,45639</text:p>
          </table:table-cell>
          <table:table-cell office:value-type="float" office:value="1.46268">
            <text:p>1,46268</text:p>
          </table:table-cell>
          <table:table-cell office:value-type="float" office:value="1.45253">
            <text:p>1,45253</text:p>
          </table:table-cell>
          <table:table-cell office:value-type="float" office:value="1.45785">
            <text:p>1,45785</text:p>
          </table:table-cell>
          <table:table-cell table:formula="of:=([.E1479]+[.D1479]+[.C1479])/3" office:value-type="float" office:value="1.45768666666667">
            <text:p>1,45769</text:p>
          </table:table-cell>
          <table:table-cell table:formula="of:=[.C1479]-[.D1479]" office:value-type="float" office:value="0.0101499999999999">
            <text:p>0,01015</text:p>
          </table:table-cell>
          <table:table-cell office:value-type="float" office:value="0.0114250102652081">
            <text:p>0,01143</text:p>
          </table:table-cell>
          <table:table-cell office:value-type="float" office:value="1.44676785381889">
            <text:p>1,44677</text:p>
          </table:table-cell>
          <table:table-cell office:value-type="float" office:value="1.44714081057186">
            <text:p>1,44714</text:p>
          </table:table-cell>
        </table:table-row>
        <table:table-row table:style-name="ro2">
          <table:table-cell table:style-name="ce1" office:value-type="string">
            <text:p>2011.04.26</text:p>
          </table:table-cell>
          <table:table-cell office:value-type="float" office:value="1.45786">
            <text:p>1,45786</text:p>
          </table:table-cell>
          <table:table-cell office:value-type="float" office:value="1.46575">
            <text:p>1,46575</text:p>
          </table:table-cell>
          <table:table-cell office:value-type="float" office:value="1.44934">
            <text:p>1,44934</text:p>
          </table:table-cell>
          <table:table-cell office:value-type="float" office:value="1.46458">
            <text:p>1,46458</text:p>
          </table:table-cell>
          <table:table-cell table:formula="of:=([.E1480]+[.D1480]+[.C1480])/3" office:value-type="float" office:value="1.45989">
            <text:p>1,45989</text:p>
          </table:table-cell>
          <table:table-cell table:formula="of:=[.C1480]-[.D1480]" office:value-type="float" office:value="0.01641">
            <text:p>0,01641</text:p>
          </table:table-cell>
          <table:table-cell office:value-type="float" office:value="0.0112328059555093">
            <text:p>0,01123</text:p>
          </table:table-cell>
          <table:table-cell office:value-type="float" office:value="1.45006849510004">
            <text:p>1,45007</text:p>
          </table:table-cell>
          <table:table-cell office:value-type="float" office:value="1.45056202787627">
            <text:p>1,45056</text:p>
          </table:table-cell>
        </table:table-row>
        <table:table-row table:style-name="ro2">
          <table:table-cell table:style-name="ce1" office:value-type="string">
            <text:p>2011.04.27</text:p>
          </table:table-cell>
          <table:table-cell office:value-type="float" office:value="1.46437">
            <text:p>1,46437</text:p>
          </table:table-cell>
          <table:table-cell office:value-type="float" office:value="1.47948">
            <text:p>1,47948</text:p>
          </table:table-cell>
          <table:table-cell office:value-type="float" office:value="1.46325">
            <text:p>1,46325</text:p>
          </table:table-cell>
          <table:table-cell office:value-type="float" office:value="1.47711">
            <text:p>1,47711</text:p>
          </table:table-cell>
          <table:table-cell table:formula="of:=([.E1481]+[.D1481]+[.C1481])/3" office:value-type="float" office:value="1.47328">
            <text:p>1,47328</text:p>
          </table:table-cell>
          <table:table-cell table:formula="of:=[.C1481]-[.D1481]" office:value-type="float" office:value="0.0162300000000002">
            <text:p>0,01623</text:p>
          </table:table-cell>
          <table:table-cell office:value-type="float" office:value="0.0110904001106054">
            <text:p>0,01109</text:p>
          </table:table-cell>
          <table:table-cell office:value-type="float" office:value="1.45307355214519">
            <text:p>1,45307</text:p>
          </table:table-cell>
          <table:table-cell office:value-type="float" office:value="1.45528278313033">
            <text:p>1,45528</text:p>
          </table:table-cell>
        </table:table-row>
        <table:table-row table:style-name="ro2">
          <table:table-cell table:style-name="ce1" office:value-type="string">
            <text:p>2011.04.28</text:p>
          </table:table-cell>
          <table:table-cell office:value-type="float" office:value="1.47714">
            <text:p>1,47714</text:p>
          </table:table-cell>
          <table:table-cell office:value-type="float" office:value="1.48815">
            <text:p>1,48815</text:p>
          </table:table-cell>
          <table:table-cell office:value-type="float" office:value="1.4771">
            <text:p>1,47710</text:p>
          </table:table-cell>
          <table:table-cell office:value-type="float" office:value="1.48242">
            <text:p>1,48242</text:p>
          </table:table-cell>
          <table:table-cell table:formula="of:=([.E1482]+[.D1482]+[.C1482])/3" office:value-type="float" office:value="1.48255666666667">
            <text:p>1,48256</text:p>
          </table:table-cell>
          <table:table-cell table:formula="of:=[.C1482]-[.D1482]" office:value-type="float" office:value="0.01105">
            <text:p>0,01105</text:p>
          </table:table-cell>
          <table:table-cell office:value-type="float" office:value="0.0109497933045487">
            <text:p>0,01095</text:p>
          </table:table-cell>
          <table:table-cell office:value-type="float" office:value="1.45897365771026">
            <text:p>1,45897</text:p>
          </table:table-cell>
          <table:table-cell office:value-type="float" office:value="1.46189236043725">
            <text:p>1,46189</text:p>
          </table:table-cell>
        </table:table-row>
        <table:table-row table:style-name="ro2">
          <table:table-cell table:style-name="ce1" office:value-type="string">
            <text:p>2011.04.29</text:p>
          </table:table-cell>
          <table:table-cell office:value-type="float" office:value="1.48237">
            <text:p>1,48237</text:p>
          </table:table-cell>
          <table:table-cell office:value-type="float" office:value="1.48778">
            <text:p>1,48778</text:p>
          </table:table-cell>
          <table:table-cell table:number-columns-repeated="2" office:value-type="float" office:value="1.48025">
            <text:p>1,48025</text:p>
          </table:table-cell>
          <table:table-cell table:formula="of:=([.E1483]+[.D1483]+[.C1483])/3" office:value-type="float" office:value="1.48276">
            <text:p>1,48276</text:p>
          </table:table-cell>
          <table:table-cell table:formula="of:=[.C1483]-[.D1483]" office:value-type="float" office:value="0.00753000000000004">
            <text:p>0,00753</text:p>
          </table:table-cell>
          <table:table-cell office:value-type="float" office:value="0.0108075962883348">
            <text:p>0,01081</text:p>
          </table:table-cell>
          <table:table-cell office:value-type="float" office:value="1.46536990310669">
            <text:p>1,46537</text:p>
          </table:table-cell>
          <table:table-cell office:value-type="float" office:value="1.46759146016102">
            <text:p>1,46759</text:p>
          </table:table-cell>
        </table:table-row>
        <table:table-row table:style-name="ro2">
          <table:table-cell table:style-name="ce1" office:value-type="string">
            <text:p>2011.05.02</text:p>
          </table:table-cell>
          <table:table-cell office:value-type="float" office:value="1.48261">
            <text:p>1,48261</text:p>
          </table:table-cell>
          <table:table-cell office:value-type="float" office:value="1.49018">
            <text:p>1,49018</text:p>
          </table:table-cell>
          <table:table-cell office:value-type="float" office:value="1.47629">
            <text:p>1,47629</text:p>
          </table:table-cell>
          <table:table-cell office:value-type="float" office:value="1.48233">
            <text:p>1,48233</text:p>
          </table:table-cell>
          <table:table-cell table:formula="of:=([.E1484]+[.D1484]+[.C1484])/3" office:value-type="float" office:value="1.48293333333333">
            <text:p>1,48293</text:p>
          </table:table-cell>
          <table:table-cell table:formula="of:=[.C1484]-[.D1484]" office:value-type="float" office:value="0.01389">
            <text:p>0,01389</text:p>
          </table:table-cell>
          <table:table-cell office:value-type="float" office:value="0.0106507035688793">
            <text:p>0,01065</text:p>
          </table:table-cell>
          <table:table-cell office:value-type="float" office:value="1.47009079694082">
            <text:p>1,47009</text:p>
          </table:table-cell>
          <table:table-cell office:value-type="float" office:value="1.47123866794609">
            <text:p>1,47124</text:p>
          </table:table-cell>
        </table:table-row>
        <table:table-row table:style-name="ro2">
          <table:table-cell table:style-name="ce1" office:value-type="string">
            <text:p>2011.05.03</text:p>
          </table:table-cell>
          <table:table-cell office:value-type="float" office:value="1.48232">
            <text:p>1,48232</text:p>
          </table:table-cell>
          <table:table-cell office:value-type="float" office:value="1.489">
            <text:p>1,48900</text:p>
          </table:table-cell>
          <table:table-cell office:value-type="float" office:value="1.47545">
            <text:p>1,47545</text:p>
          </table:table-cell>
          <table:table-cell office:value-type="float" office:value="1.48214">
            <text:p>1,48214</text:p>
          </table:table-cell>
          <table:table-cell table:formula="of:=([.E1485]+[.D1485]+[.C1485])/3" office:value-type="float" office:value="1.48219666666667">
            <text:p>1,48220</text:p>
          </table:table-cell>
          <table:table-cell table:formula="of:=[.C1485]-[.D1485]" office:value-type="float" office:value="0.01355">
            <text:p>0,01355</text:p>
          </table:table-cell>
          <table:table-cell office:value-type="float" office:value="0.0105288900606206">
            <text:p>0,01053</text:p>
          </table:table-cell>
          <table:table-cell office:value-type="float" office:value="1.47374998870311">
            <text:p>1,47375</text:p>
          </table:table-cell>
          <table:table-cell office:value-type="float" office:value="1.47469593774188">
            <text:p>1,47470</text:p>
          </table:table-cell>
        </table:table-row>
        <table:table-row table:style-name="ro2">
          <table:table-cell table:style-name="ce1" office:value-type="string">
            <text:p>2011.05.04</text:p>
          </table:table-cell>
          <table:table-cell office:value-type="float" office:value="1.482">
            <text:p>1,48200</text:p>
          </table:table-cell>
          <table:table-cell office:value-type="float" office:value="1.4939">
            <text:p>1,49390</text:p>
          </table:table-cell>
          <table:table-cell office:value-type="float" office:value="1.4775">
            <text:p>1,47750</text:p>
          </table:table-cell>
          <table:table-cell office:value-type="float" office:value="1.4828">
            <text:p>1,48280</text:p>
          </table:table-cell>
          <table:table-cell table:formula="of:=([.E1486]+[.D1486]+[.C1486])/3" office:value-type="float" office:value="1.48473333333333">
            <text:p>1,48473</text:p>
          </table:table-cell>
          <table:table-cell table:formula="of:=[.C1486]-[.D1486]" office:value-type="float" office:value="0.0164">
            <text:p>0,01640</text:p>
          </table:table-cell>
          <table:table-cell office:value-type="float" office:value="0.0104403649283616">
            <text:p>0,01044</text:p>
          </table:table-cell>
          <table:table-cell office:value-type="float" office:value="1.47623345938913">
            <text:p>1,47623</text:p>
          </table:table-cell>
          <table:table-cell office:value-type="float" office:value="1.47737085224235">
            <text:p>1,47737</text:p>
          </table:table-cell>
        </table:table-row>
        <table:table-row table:style-name="ro2">
          <table:table-cell table:style-name="ce1" office:value-type="string">
            <text:p>2011.05.05</text:p>
          </table:table-cell>
          <table:table-cell office:value-type="float" office:value="1.4827">
            <text:p>1,48270</text:p>
          </table:table-cell>
          <table:table-cell office:value-type="float" office:value="1.48992">
            <text:p>1,48992</text:p>
          </table:table-cell>
          <table:table-cell office:value-type="float" office:value="1.45098">
            <text:p>1,45098</text:p>
          </table:table-cell>
          <table:table-cell office:value-type="float" office:value="1.45415">
            <text:p>1,45415</text:p>
          </table:table-cell>
          <table:table-cell table:formula="of:=([.E1487]+[.D1487]+[.C1487])/3" office:value-type="float" office:value="1.46501666666667">
            <text:p>1,46502</text:p>
          </table:table-cell>
          <table:table-cell table:formula="of:=[.C1487]-[.D1487]" office:value-type="float" office:value="0.0389400000000002">
            <text:p>0,03894</text:p>
          </table:table-cell>
          <table:table-cell office:value-type="float" office:value="0.0104262305554428">
            <text:p>0,01043</text:p>
          </table:table-cell>
          <table:table-cell office:value-type="float" office:value="1.47850704240107">
            <text:p>1,47851</text:p>
          </table:table-cell>
          <table:table-cell office:value-type="float" office:value="1.47919836430166">
            <text:p>1,47920</text:p>
          </table:table-cell>
        </table:table-row>
        <table:table-row table:style-name="ro2">
          <table:table-cell table:style-name="ce1" office:value-type="string">
            <text:p>2011.05.06</text:p>
          </table:table-cell>
          <table:table-cell office:value-type="float" office:value="1.45413">
            <text:p>1,45413</text:p>
          </table:table-cell>
          <table:table-cell office:value-type="float" office:value="1.45872">
            <text:p>1,45872</text:p>
          </table:table-cell>
          <table:table-cell office:value-type="float" office:value="1.43074">
            <text:p>1,43074</text:p>
          </table:table-cell>
          <table:table-cell office:value-type="float" office:value="1.43118">
            <text:p>1,43118</text:p>
          </table:table-cell>
          <table:table-cell table:formula="of:=([.E1488]+[.D1488]+[.C1488])/3" office:value-type="float" office:value="1.44021333333333">
            <text:p>1,44021</text:p>
          </table:table-cell>
          <table:table-cell table:formula="of:=[.C1488]-[.D1488]" office:value-type="float" office:value="0.0279799999999999">
            <text:p>0,02798</text:p>
          </table:table-cell>
          <table:table-cell office:value-type="float" office:value="0.0107865525878338">
            <text:p>0,01079</text:p>
          </table:table-cell>
          <table:table-cell office:value-type="float" office:value="1.47340553410632">
            <text:p>1,47341</text:p>
          </table:table-cell>
          <table:table-cell office:value-type="float" office:value="1.47184653767933">
            <text:p>1,47185</text:p>
          </table:table-cell>
        </table:table-row>
        <table:table-row table:style-name="ro2">
          <table:table-cell table:style-name="ce1" office:value-type="string">
            <text:p>2011.05.09</text:p>
          </table:table-cell>
          <table:table-cell office:value-type="float" office:value="1.4366">
            <text:p>1,43660</text:p>
          </table:table-cell>
          <table:table-cell office:value-type="float" office:value="1.4441">
            <text:p>1,44410</text:p>
          </table:table-cell>
          <table:table-cell office:value-type="float" office:value="1.4254">
            <text:p>1,42540</text:p>
          </table:table-cell>
          <table:table-cell office:value-type="float" office:value="1.43569">
            <text:p>1,43569</text:p>
          </table:table-cell>
          <table:table-cell table:formula="of:=([.E1489]+[.D1489]+[.C1489])/3" office:value-type="float" office:value="1.43506333333333">
            <text:p>1,43506</text:p>
          </table:table-cell>
          <table:table-cell table:formula="of:=[.C1489]-[.D1489]" office:value-type="float" office:value="0.0186999999999999">
            <text:p>0,01870</text:p>
          </table:table-cell>
          <table:table-cell office:value-type="float" office:value="0.0111680808928162">
            <text:p>0,01117</text:p>
          </table:table-cell>
          <table:table-cell office:value-type="float" office:value="1.46403542198941">
            <text:p>1,46404</text:p>
          </table:table-cell>
          <table:table-cell office:value-type="float" office:value="1.46014174346731">
            <text:p>1,46014</text:p>
          </table:table-cell>
        </table:table-row>
        <table:table-row table:style-name="ro2">
          <table:table-cell table:style-name="ce1" office:value-type="string">
            <text:p>2011.05.10</text:p>
          </table:table-cell>
          <table:table-cell office:value-type="float" office:value="1.43569">
            <text:p>1,43569</text:p>
          </table:table-cell>
          <table:table-cell office:value-type="float" office:value="1.44137">
            <text:p>1,44137</text:p>
          </table:table-cell>
          <table:table-cell office:value-type="float" office:value="1.42704">
            <text:p>1,42704</text:p>
          </table:table-cell>
          <table:table-cell office:value-type="float" office:value="1.44093">
            <text:p>1,44093</text:p>
          </table:table-cell>
          <table:table-cell table:formula="of:=([.E1490]+[.D1490]+[.C1490])/3" office:value-type="float" office:value="1.43644666666667">
            <text:p>1,43645</text:p>
          </table:table-cell>
          <table:table-cell table:formula="of:=[.C1490]-[.D1490]" office:value-type="float" office:value="0.01433">
            <text:p>0,01433</text:p>
          </table:table-cell>
          <table:table-cell office:value-type="float" office:value="0.0114690147617241">
            <text:p>0,01147</text:p>
          </table:table-cell>
          <table:table-cell office:value-type="float" office:value="1.45678556900307">
            <text:p>1,45679</text:p>
          </table:table-cell>
          <table:table-cell office:value-type="float" office:value="1.45309715868779">
            <text:p>1,45310</text:p>
          </table:table-cell>
        </table:table-row>
        <table:table-row table:style-name="ro2">
          <table:table-cell table:style-name="ce1" office:value-type="string">
            <text:p>2011.05.11</text:p>
          </table:table-cell>
          <table:table-cell office:value-type="float" office:value="1.44091">
            <text:p>1,44091</text:p>
          </table:table-cell>
          <table:table-cell office:value-type="float" office:value="1.44229">
            <text:p>1,44229</text:p>
          </table:table-cell>
          <table:table-cell office:value-type="float" office:value="1.41719">
            <text:p>1,41719</text:p>
          </table:table-cell>
          <table:table-cell office:value-type="float" office:value="1.41981">
            <text:p>1,41981</text:p>
          </table:table-cell>
          <table:table-cell table:formula="of:=([.E1491]+[.D1491]+[.C1491])/3" office:value-type="float" office:value="1.42643">
            <text:p>1,42643</text:p>
          </table:table-cell>
          <table:table-cell table:formula="of:=[.C1491]-[.D1491]" office:value-type="float" office:value="0.0250999999999999">
            <text:p>0,02510</text:p>
          </table:table-cell>
          <table:table-cell office:value-type="float" office:value="0.0117551033201537">
            <text:p>0,01176</text:p>
          </table:table-cell>
          <table:table-cell office:value-type="float" office:value="1.45060815351288">
            <text:p>1,45061</text:p>
          </table:table-cell>
          <table:table-cell office:value-type="float" office:value="1.44884898644331">
            <text:p>1,44885</text:p>
          </table:table-cell>
        </table:table-row>
        <table:table-row table:style-name="ro2">
          <table:table-cell table:style-name="ce1" office:value-type="string">
            <text:p>2011.05.12</text:p>
          </table:table-cell>
          <table:table-cell office:value-type="float" office:value="1.4198">
            <text:p>1,41980</text:p>
          </table:table-cell>
          <table:table-cell office:value-type="float" office:value="1.4276">
            <text:p>1,42760</text:p>
          </table:table-cell>
          <table:table-cell office:value-type="float" office:value="1.4123">
            <text:p>1,41230</text:p>
          </table:table-cell>
          <table:table-cell office:value-type="float" office:value="1.4241">
            <text:p>1,42410</text:p>
          </table:table-cell>
          <table:table-cell table:formula="of:=([.E1492]+[.D1492]+[.C1492])/3" office:value-type="float" office:value="1.42133333333333">
            <text:p>1,42133</text:p>
          </table:table-cell>
          <table:table-cell table:formula="of:=[.C1492]-[.D1492]" office:value-type="float" office:value="0.0152999999999999">
            <text:p>0,01530</text:p>
          </table:table-cell>
          <table:table-cell office:value-type="float" office:value="0.0122582317571966">
            <text:p>0,01226</text:p>
          </table:table-cell>
          <table:table-cell office:value-type="float" office:value="1.44261062091492">
            <text:p>1,44261</text:p>
          </table:table-cell>
          <table:table-cell office:value-type="float" office:value="1.43966667444616">
            <text:p>1,43967</text:p>
          </table:table-cell>
        </table:table-row>
        <table:table-row table:style-name="ro2">
          <table:table-cell table:style-name="ce1" office:value-type="string">
            <text:p>2011.05.13</text:p>
          </table:table-cell>
          <table:table-cell office:value-type="float" office:value="1.424">
            <text:p>1,42400</text:p>
          </table:table-cell>
          <table:table-cell office:value-type="float" office:value="1.4339">
            <text:p>1,43390</text:p>
          </table:table-cell>
          <table:table-cell office:value-type="float" office:value="1.4066">
            <text:p>1,40660</text:p>
          </table:table-cell>
          <table:table-cell office:value-type="float" office:value="1.41173">
            <text:p>1,41173</text:p>
          </table:table-cell>
          <table:table-cell table:formula="of:=([.E1493]+[.D1493]+[.C1493])/3" office:value-type="float" office:value="1.41741">
            <text:p>1,41741</text:p>
          </table:table-cell>
          <table:table-cell table:formula="of:=[.C1493]-[.D1493]" office:value-type="float" office:value="0.0272999999999999">
            <text:p>0,02730</text:p>
          </table:table-cell>
          <table:table-cell office:value-type="float" office:value="0.0124767337841399">
            <text:p>0,01248</text:p>
          </table:table-cell>
          <table:table-cell office:value-type="float" office:value="1.4369996770596">
            <text:p>1,43700</text:p>
          </table:table-cell>
          <table:table-cell office:value-type="float" office:value="1.43419391276226">
            <text:p>1,43419</text:p>
          </table:table-cell>
        </table:table-row>
        <table:table-row table:style-name="ro2">
          <table:table-cell table:style-name="ce1" office:value-type="string">
            <text:p>2011.05.16</text:p>
          </table:table-cell>
          <table:table-cell office:value-type="float" office:value="1.40764">
            <text:p>1,40764</text:p>
          </table:table-cell>
          <table:table-cell office:value-type="float" office:value="1.42441">
            <text:p>1,42441</text:p>
          </table:table-cell>
          <table:table-cell office:value-type="float" office:value="1.40479">
            <text:p>1,40479</text:p>
          </table:table-cell>
          <table:table-cell office:value-type="float" office:value="1.41602">
            <text:p>1,41602</text:p>
          </table:table-cell>
          <table:table-cell table:formula="of:=([.E1494]+[.D1494]+[.C1494])/3" office:value-type="float" office:value="1.41507333333333">
            <text:p>1,41507</text:p>
          </table:table-cell>
          <table:table-cell table:formula="of:=[.C1494]-[.D1494]" office:value-type="float" office:value="0.01962">
            <text:p>0,01962</text:p>
          </table:table-cell>
          <table:table-cell office:value-type="float" office:value="0.0127716171514958">
            <text:p>0,01277</text:p>
          </table:table-cell>
          <table:table-cell office:value-type="float" office:value="1.43166320873373">
            <text:p>1,43166</text:p>
          </table:table-cell>
          <table:table-cell office:value-type="float" office:value="1.42804608900659">
            <text:p>1,42805</text:p>
          </table:table-cell>
        </table:table-row>
        <table:table-row table:style-name="ro2">
          <table:table-cell table:style-name="ce1" office:value-type="string">
            <text:p>2011.05.17</text:p>
          </table:table-cell>
          <table:table-cell office:value-type="float" office:value="1.41602">
            <text:p>1,41602</text:p>
          </table:table-cell>
          <table:table-cell office:value-type="float" office:value="1.42379">
            <text:p>1,42379</text:p>
          </table:table-cell>
          <table:table-cell office:value-type="float" office:value="1.41203">
            <text:p>1,41203</text:p>
          </table:table-cell>
          <table:table-cell office:value-type="float" office:value="1.42353">
            <text:p>1,42353</text:p>
          </table:table-cell>
          <table:table-cell table:formula="of:=([.E1495]+[.D1495]+[.C1495])/3" office:value-type="float" office:value="1.41978333333333">
            <text:p>1,41978</text:p>
          </table:table-cell>
          <table:table-cell table:formula="of:=[.C1495]-[.D1495]" office:value-type="float" office:value="0.01176">
            <text:p>0,01176</text:p>
          </table:table-cell>
          <table:table-cell office:value-type="float" office:value="0.0129226968116509">
            <text:p>0,01292</text:p>
          </table:table-cell>
          <table:table-cell office:value-type="float" office:value="1.42703364208872">
            <text:p>1,42703</text:p>
          </table:table-cell>
          <table:table-cell office:value-type="float" office:value="1.42433770988627">
            <text:p>1,42434</text:p>
          </table:table-cell>
        </table:table-row>
        <table:table-row table:style-name="ro2">
          <table:table-cell table:style-name="ce1" office:value-type="string">
            <text:p>2011.05.18</text:p>
          </table:table-cell>
          <table:table-cell office:value-type="float" office:value="1.4234">
            <text:p>1,42340</text:p>
          </table:table-cell>
          <table:table-cell office:value-type="float" office:value="1.4286">
            <text:p>1,42860</text:p>
          </table:table-cell>
          <table:table-cell office:value-type="float" office:value="1.41946">
            <text:p>1,41946</text:p>
          </table:table-cell>
          <table:table-cell office:value-type="float" office:value="1.425">
            <text:p>1,42500</text:p>
          </table:table-cell>
          <table:table-cell table:formula="of:=([.E1496]+[.D1496]+[.C1496])/3" office:value-type="float" office:value="1.42435333333333">
            <text:p>1,42435</text:p>
          </table:table-cell>
          <table:table-cell table:formula="of:=[.C1496]-[.D1496]" office:value-type="float" office:value="0.00914000000000015">
            <text:p>0,00914</text:p>
          </table:table-cell>
          <table:table-cell office:value-type="float" office:value="0.0129899433710378">
            <text:p>0,01299</text:p>
          </table:table-cell>
          <table:table-cell office:value-type="float" office:value="1.42582433844404">
            <text:p>1,42582</text:p>
          </table:table-cell>
          <table:table-cell office:value-type="float" office:value="1.4240806332199">
            <text:p>1,42408</text:p>
          </table:table-cell>
        </table:table-row>
        <table:table-row table:style-name="ro2">
          <table:table-cell table:style-name="ce1" office:value-type="string">
            <text:p>2011.05.19</text:p>
          </table:table-cell>
          <table:table-cell office:value-type="float" office:value="1.42501">
            <text:p>1,42501</text:p>
          </table:table-cell>
          <table:table-cell office:value-type="float" office:value="1.43248">
            <text:p>1,43248</text:p>
          </table:table-cell>
          <table:table-cell office:value-type="float" office:value="1.42061">
            <text:p>1,42061</text:p>
          </table:table-cell>
          <table:table-cell office:value-type="float" office:value="1.43083">
            <text:p>1,43083</text:p>
          </table:table-cell>
          <table:table-cell table:formula="of:=([.E1497]+[.D1497]+[.C1497])/3" office:value-type="float" office:value="1.42797333333333">
            <text:p>1,42797</text:p>
          </table:table-cell>
          <table:table-cell table:formula="of:=[.C1497]-[.D1497]" office:value-type="float" office:value="0.01187">
            <text:p>0,01187</text:p>
          </table:table-cell>
          <table:table-cell office:value-type="float" office:value="0.0129789458339105">
            <text:p>0,01298</text:p>
          </table:table-cell>
          <table:table-cell office:value-type="float" office:value="1.42521372148023">
            <text:p>1,42521</text:p>
          </table:table-cell>
          <table:table-cell office:value-type="float" office:value="1.42405968381233">
            <text:p>1,42406</text:p>
          </table:table-cell>
        </table:table-row>
        <table:table-row table:style-name="ro2">
          <table:table-cell table:style-name="ce1" office:value-type="string">
            <text:p>2011.05.20</text:p>
          </table:table-cell>
          <table:table-cell office:value-type="float" office:value="1.4309">
            <text:p>1,43090</text:p>
          </table:table-cell>
          <table:table-cell office:value-type="float" office:value="1.4345">
            <text:p>1,43450</text:p>
          </table:table-cell>
          <table:table-cell office:value-type="float" office:value="1.41326">
            <text:p>1,41326</text:p>
          </table:table-cell>
          <table:table-cell office:value-type="float" office:value="1.41584">
            <text:p>1,41584</text:p>
          </table:table-cell>
          <table:table-cell table:formula="of:=([.E1498]+[.D1498]+[.C1498])/3" office:value-type="float" office:value="1.4212">
            <text:p>1,42120</text:p>
          </table:table-cell>
          <table:table-cell table:formula="of:=[.C1498]-[.D1498]" office:value-type="float" office:value="0.0212399999999999">
            <text:p>0,02124</text:p>
          </table:table-cell>
          <table:table-cell office:value-type="float" office:value="0.012902965356747">
            <text:p>0,01290</text:p>
          </table:table-cell>
          <table:table-cell office:value-type="float" office:value="1.4261903534467">
            <text:p>1,42619</text:p>
          </table:table-cell>
          <table:table-cell office:value-type="float" office:value="1.42601653516285">
            <text:p>1,42602</text:p>
          </table:table-cell>
        </table:table-row>
        <table:table-row table:style-name="ro2">
          <table:table-cell table:style-name="ce1" office:value-type="string">
            <text:p>2011.05.23</text:p>
          </table:table-cell>
          <table:table-cell office:value-type="float" office:value="1.4139">
            <text:p>1,41390</text:p>
          </table:table-cell>
          <table:table-cell office:value-type="float" office:value="1.4143">
            <text:p>1,41430</text:p>
          </table:table-cell>
          <table:table-cell office:value-type="float" office:value="1.39691">
            <text:p>1,39691</text:p>
          </table:table-cell>
          <table:table-cell office:value-type="float" office:value="1.40472">
            <text:p>1,40472</text:p>
          </table:table-cell>
          <table:table-cell table:formula="of:=([.E1499]+[.D1499]+[.C1499])/3" office:value-type="float" office:value="1.40531">
            <text:p>1,40531</text:p>
          </table:table-cell>
          <table:table-cell table:formula="of:=[.C1499]-[.D1499]" office:value-type="float" office:value="0.0173899999999998">
            <text:p>0,01739</text:p>
          </table:table-cell>
          <table:table-cell office:value-type="float" office:value="0.0129868974621931">
            <text:p>0,01299</text:p>
          </table:table-cell>
          <table:table-cell office:value-type="float" office:value="1.42453694690238">
            <text:p>1,42454</text:p>
          </table:table-cell>
          <table:table-cell office:value-type="float" office:value="1.42336198835172">
            <text:p>1,42336</text:p>
          </table:table-cell>
        </table:table-row>
        <table:table-row table:style-name="ro2">
          <table:table-cell table:style-name="ce1" office:value-type="string">
            <text:p>2011.05.24</text:p>
          </table:table-cell>
          <table:table-cell office:value-type="float" office:value="1.40472">
            <text:p>1,40472</text:p>
          </table:table-cell>
          <table:table-cell office:value-type="float" office:value="1.41327">
            <text:p>1,41327</text:p>
          </table:table-cell>
          <table:table-cell office:value-type="float" office:value="1.40018">
            <text:p>1,40018</text:p>
          </table:table-cell>
          <table:table-cell office:value-type="float" office:value="1.41023">
            <text:p>1,41023</text:p>
          </table:table-cell>
          <table:table-cell table:formula="of:=([.E1500]+[.D1500]+[.C1500])/3" office:value-type="float" office:value="1.40789333333333">
            <text:p>1,40789</text:p>
          </table:table-cell>
          <table:table-cell table:formula="of:=[.C1500]-[.D1500]" office:value-type="float" office:value="0.01309">
            <text:p>0,01309</text:p>
          </table:table-cell>
          <table:table-cell office:value-type="float" office:value="0.0131022688350725">
            <text:p>0,01310</text:p>
          </table:table-cell>
          <table:table-cell office:value-type="float" office:value="1.41941498644941">
            <text:p>1,41941</text:p>
          </table:table-cell>
          <table:table-cell office:value-type="float" office:value="1.41823538288175">
            <text:p>1,41824</text:p>
          </table:table-cell>
        </table:table-row>
        <table:table-row table:style-name="ro2">
          <table:table-cell table:style-name="ce1" office:value-type="string">
            <text:p>2011.05.25</text:p>
          </table:table-cell>
          <table:table-cell office:value-type="float" office:value="1.41023">
            <text:p>1,41023</text:p>
          </table:table-cell>
          <table:table-cell office:value-type="float" office:value="1.41175">
            <text:p>1,41175</text:p>
          </table:table-cell>
          <table:table-cell office:value-type="float" office:value="1.4013">
            <text:p>1,40130</text:p>
          </table:table-cell>
          <table:table-cell office:value-type="float" office:value="1.4081">
            <text:p>1,40810</text:p>
          </table:table-cell>
          <table:table-cell table:formula="of:=([.E1501]+[.D1501]+[.C1501])/3" office:value-type="float" office:value="1.40705">
            <text:p>1,40705</text:p>
          </table:table-cell>
          <table:table-cell table:formula="of:=[.C1501]-[.D1501]" office:value-type="float" office:value="0.0104500000000001">
            <text:p>0,01045</text:p>
          </table:table-cell>
          <table:table-cell office:value-type="float" office:value="0.0131600045113833">
            <text:p>0,01316</text:p>
          </table:table-cell>
          <table:table-cell office:value-type="float" office:value="1.41703656342327">
            <text:p>1,41704</text:p>
          </table:table-cell>
          <table:table-cell office:value-type="float" office:value="1.41636938792329">
            <text:p>1,41637</text:p>
          </table:table-cell>
        </table:table-row>
        <table:table-row table:style-name="ro2">
          <table:table-cell table:style-name="ce1" office:value-type="string">
            <text:p>2011.05.26</text:p>
          </table:table-cell>
          <table:table-cell office:value-type="float" office:value="1.40811">
            <text:p>1,40811</text:p>
          </table:table-cell>
          <table:table-cell office:value-type="float" office:value="1.42062">
            <text:p>1,42062</text:p>
          </table:table-cell>
          <table:table-cell office:value-type="float" office:value="1.40676">
            <text:p>1,40676</text:p>
          </table:table-cell>
          <table:table-cell office:value-type="float" office:value="1.41354">
            <text:p>1,41354</text:p>
          </table:table-cell>
          <table:table-cell table:formula="of:=([.E1502]+[.D1502]+[.C1502])/3" office:value-type="float" office:value="1.41364">
            <text:p>1,41364</text:p>
          </table:table-cell>
          <table:table-cell table:formula="of:=[.C1502]-[.D1502]" office:value-type="float" office:value="0.01386">
            <text:p>0,01386</text:p>
          </table:table-cell>
          <table:table-cell office:value-type="float" office:value="0.0132836415304232">
            <text:p>0,01328</text:p>
          </table:table-cell>
          <table:table-cell office:value-type="float" office:value="1.41398386943456">
            <text:p>1,41398</text:p>
          </table:table-cell>
          <table:table-cell office:value-type="float" office:value="1.4138561837707">
            <text:p>1,41386</text:p>
          </table:table-cell>
        </table:table-row>
        <table:table-row table:style-name="ro2">
          <table:table-cell table:style-name="ce1" office:value-type="string">
            <text:p>2011.05.27</text:p>
          </table:table-cell>
          <table:table-cell office:value-type="float" office:value="1.4135">
            <text:p>1,41350</text:p>
          </table:table-cell>
          <table:table-cell office:value-type="float" office:value="1.43237">
            <text:p>1,43237</text:p>
          </table:table-cell>
          <table:table-cell office:value-type="float" office:value="1.4125">
            <text:p>1,41250</text:p>
          </table:table-cell>
          <table:table-cell office:value-type="float" office:value="1.43177">
            <text:p>1,43177</text:p>
          </table:table-cell>
          <table:table-cell table:formula="of:=([.E1503]+[.D1503]+[.C1503])/3" office:value-type="float" office:value="1.42554666666667">
            <text:p>1,42555</text:p>
          </table:table-cell>
          <table:table-cell table:formula="of:=[.C1503]-[.D1503]" office:value-type="float" office:value="0.0198700000000001">
            <text:p>0,01987</text:p>
          </table:table-cell>
          <table:table-cell office:value-type="float" office:value="0.0133535505220826">
            <text:p>0,01335</text:p>
          </table:table-cell>
          <table:table-cell office:value-type="float" office:value="1.41369444615158">
            <text:p>1,41369</text:p>
          </table:table-cell>
          <table:table-cell office:value-type="float" office:value="1.41344225579195">
            <text:p>1,41344</text:p>
          </table:table-cell>
        </table:table-row>
        <table:table-row table:style-name="ro2">
          <table:table-cell table:style-name="ce1" office:value-type="string">
            <text:p>2011.05.30</text:p>
          </table:table-cell>
          <table:table-cell office:value-type="float" office:value="1.43095">
            <text:p>1,43095</text:p>
          </table:table-cell>
          <table:table-cell office:value-type="float" office:value="1.43102">
            <text:p>1,43102</text:p>
          </table:table-cell>
          <table:table-cell office:value-type="float" office:value="1.42566">
            <text:p>1,42566</text:p>
          </table:table-cell>
          <table:table-cell office:value-type="float" office:value="1.42859">
            <text:p>1,42859</text:p>
          </table:table-cell>
          <table:table-cell table:formula="of:=([.E1504]+[.D1504]+[.C1504])/3" office:value-type="float" office:value="1.42842333333333">
            <text:p>1,42842</text:p>
          </table:table-cell>
          <table:table-cell table:formula="of:=[.C1504]-[.D1504]" office:value-type="float" office:value="0.00535999999999981">
            <text:p>0,00536</text:p>
          </table:table-cell>
          <table:table-cell office:value-type="float" office:value="0.0132918385955883">
            <text:p>0,01329</text:p>
          </table:table-cell>
          <table:table-cell office:value-type="float" office:value="1.41708663401005">
            <text:p>1,41709</text:p>
          </table:table-cell>
          <table:table-cell office:value-type="float" office:value="1.41809413204117">
            <text:p>1,41809</text:p>
          </table:table-cell>
        </table:table-row>
        <table:table-row table:style-name="ro2">
          <table:table-cell table:style-name="ce1" office:value-type="string">
            <text:p>2011.05.31</text:p>
          </table:table-cell>
          <table:table-cell office:value-type="float" office:value="1.4285">
            <text:p>1,42850</text:p>
          </table:table-cell>
          <table:table-cell office:value-type="float" office:value="1.4423">
            <text:p>1,44230</text:p>
          </table:table-cell>
          <table:table-cell office:value-type="float" office:value="1.4285">
            <text:p>1,42850</text:p>
          </table:table-cell>
          <table:table-cell office:value-type="float" office:value="1.4394">
            <text:p>1,43940</text:p>
          </table:table-cell>
          <table:table-cell table:formula="of:=([.E1505]+[.D1505]+[.C1505])/3" office:value-type="float" office:value="1.43673333333333">
            <text:p>1,43673</text:p>
          </table:table-cell>
          <table:table-cell table:formula="of:=[.C1505]-[.D1505]" office:value-type="float" office:value="0.0137999999999998">
            <text:p>0,01380</text:p>
          </table:table-cell>
          <table:table-cell office:value-type="float" office:value="0.013104415336714">
            <text:p>0,01310</text:p>
          </table:table-cell>
          <table:table-cell office:value-type="float" office:value="1.42041659930472">
            <text:p>1,42042</text:p>
          </table:table-cell>
          <table:table-cell office:value-type="float" office:value="1.42132256812272">
            <text:p>1,42132</text:p>
          </table:table-cell>
        </table:table-row>
        <table:table-row table:style-name="ro2">
          <table:table-cell table:style-name="ce1" office:value-type="string">
            <text:p>2011.06.01</text:p>
          </table:table-cell>
          <table:table-cell office:value-type="float" office:value="1.4396">
            <text:p>1,43960</text:p>
          </table:table-cell>
          <table:table-cell office:value-type="float" office:value="1.44583">
            <text:p>1,44583</text:p>
          </table:table-cell>
          <table:table-cell office:value-type="float" office:value="1.43071">
            <text:p>1,43071</text:p>
          </table:table-cell>
          <table:table-cell office:value-type="float" office:value="1.4329">
            <text:p>1,43290</text:p>
          </table:table-cell>
          <table:table-cell table:formula="of:=([.E1506]+[.D1506]+[.C1506])/3" office:value-type="float" office:value="1.43648">
            <text:p>1,43648</text:p>
          </table:table-cell>
          <table:table-cell table:formula="of:=[.C1506]-[.D1506]" office:value-type="float" office:value="0.01512">
            <text:p>0,01512</text:p>
          </table:table-cell>
          <table:table-cell office:value-type="float" office:value="0.0128916539271569">
            <text:p>0,01289</text:p>
          </table:table-cell>
          <table:table-cell office:value-type="float" office:value="1.42516398468482">
            <text:p>1,42516</text:p>
          </table:table-cell>
          <table:table-cell office:value-type="float" office:value="1.42664490408685">
            <text:p>1,42664</text:p>
          </table:table-cell>
        </table:table-row>
        <table:table-row table:style-name="ro2">
          <table:table-cell table:style-name="ce1" office:value-type="string">
            <text:p>2011.06.02</text:p>
          </table:table-cell>
          <table:table-cell office:value-type="float" office:value="1.43291">
            <text:p>1,43291</text:p>
          </table:table-cell>
          <table:table-cell office:value-type="float" office:value="1.45132">
            <text:p>1,45132</text:p>
          </table:table-cell>
          <table:table-cell office:value-type="float" office:value="1.43249">
            <text:p>1,43249</text:p>
          </table:table-cell>
          <table:table-cell office:value-type="float" office:value="1.44906">
            <text:p>1,44906</text:p>
          </table:table-cell>
          <table:table-cell table:formula="of:=([.E1507]+[.D1507]+[.C1507])/3" office:value-type="float" office:value="1.44429">
            <text:p>1,44429</text:p>
          </table:table-cell>
          <table:table-cell table:formula="of:=[.C1507]-[.D1507]" office:value-type="float" office:value="0.0188299999999999">
            <text:p>0,01883</text:p>
          </table:table-cell>
          <table:table-cell office:value-type="float" office:value="0.0127556934634112">
            <text:p>0,01276</text:p>
          </table:table-cell>
          <table:table-cell office:value-type="float" office:value="1.42816486392475">
            <text:p>1,42816</text:p>
          </table:table-cell>
          <table:table-cell office:value-type="float" office:value="1.42889417743783">
            <text:p>1,42889</text:p>
          </table:table-cell>
        </table:table-row>
        <table:table-row table:style-name="ro2">
          <table:table-cell table:style-name="ce1" office:value-type="string">
            <text:p>2011.06.03</text:p>
          </table:table-cell>
          <table:table-cell office:value-type="float" office:value="1.4489">
            <text:p>1,44890</text:p>
          </table:table-cell>
          <table:table-cell office:value-type="float" office:value="1.46426">
            <text:p>1,46426</text:p>
          </table:table-cell>
          <table:table-cell office:value-type="float" office:value="1.44508">
            <text:p>1,44508</text:p>
          </table:table-cell>
          <table:table-cell office:value-type="float" office:value="1.46346">
            <text:p>1,46346</text:p>
          </table:table-cell>
          <table:table-cell table:formula="of:=([.E1508]+[.D1508]+[.C1508])/3" office:value-type="float" office:value="1.4576">
            <text:p>1,45760</text:p>
          </table:table-cell>
          <table:table-cell table:formula="of:=[.C1508]-[.D1508]" office:value-type="float" office:value="0.0191800000000002">
            <text:p>0,01918</text:p>
          </table:table-cell>
          <table:table-cell office:value-type="float" office:value="0.0125509337569174">
            <text:p>0,01255</text:p>
          </table:table-cell>
          <table:table-cell office:value-type="float" office:value="1.4332353697177">
            <text:p>1,43324</text:p>
          </table:table-cell>
          <table:table-cell office:value-type="float" office:value="1.43521299892705">
            <text:p>1,43521</text:p>
          </table:table-cell>
        </table:table-row>
        <table:table-row table:style-name="ro2">
          <table:table-cell table:style-name="ce1" office:value-type="string">
            <text:p>2011.06.06</text:p>
          </table:table-cell>
          <table:table-cell office:value-type="float" office:value="1.46288">
            <text:p>1,46288</text:p>
          </table:table-cell>
          <table:table-cell office:value-type="float" office:value="1.46578">
            <text:p>1,46578</text:p>
          </table:table-cell>
          <table:table-cell office:value-type="float" office:value="1.45569">
            <text:p>1,45569</text:p>
          </table:table-cell>
          <table:table-cell office:value-type="float" office:value="1.45776">
            <text:p>1,45776</text:p>
          </table:table-cell>
          <table:table-cell table:formula="of:=([.E1509]+[.D1509]+[.C1509])/3" office:value-type="float" office:value="1.45974333333333">
            <text:p>1,45974</text:p>
          </table:table-cell>
          <table:table-cell table:formula="of:=[.C1509]-[.D1509]" office:value-type="float" office:value="0.0100899999999999">
            <text:p>0,01009</text:p>
          </table:table-cell>
          <table:table-cell office:value-type="float" office:value="0.0123690007659272">
            <text:p>0,01237</text:p>
          </table:table-cell>
          <table:table-cell office:value-type="float" office:value="1.44011860749382">
            <text:p>1,44012</text:p>
          </table:table-cell>
          <table:table-cell office:value-type="float" office:value="1.44328115055818">
            <text:p>1,44328</text:p>
          </table:table-cell>
        </table:table-row>
        <table:table-row table:style-name="ro2">
          <table:table-cell table:style-name="ce1" office:value-type="string">
            <text:p>2011.06.07</text:p>
          </table:table-cell>
          <table:table-cell office:value-type="float" office:value="1.4577">
            <text:p>1,45770</text:p>
          </table:table-cell>
          <table:table-cell office:value-type="float" office:value="1.46963">
            <text:p>1,46963</text:p>
          </table:table-cell>
          <table:table-cell office:value-type="float" office:value="1.45634">
            <text:p>1,45634</text:p>
          </table:table-cell>
          <table:table-cell office:value-type="float" office:value="1.46871">
            <text:p>1,46871</text:p>
          </table:table-cell>
          <table:table-cell table:formula="of:=([.E1510]+[.D1510]+[.C1510])/3" office:value-type="float" office:value="1.46489333333333">
            <text:p>1,46489</text:p>
          </table:table-cell>
          <table:table-cell table:formula="of:=[.C1510]-[.D1510]" office:value-type="float" office:value="0.01329">
            <text:p>0,01329</text:p>
          </table:table-cell>
          <table:table-cell office:value-type="float" office:value="0.0122067473809017">
            <text:p>0,01221</text:p>
          </table:table-cell>
          <table:table-cell office:value-type="float" office:value="1.44539587538109">
            <text:p>1,44540</text:p>
          </table:table-cell>
          <table:table-cell office:value-type="float" office:value="1.44775447743649">
            <text:p>1,44775</text:p>
          </table:table-cell>
        </table:table-row>
        <table:table-row table:style-name="ro2">
          <table:table-cell table:style-name="ce1" office:value-type="string">
            <text:p>2011.06.08</text:p>
          </table:table-cell>
          <table:table-cell office:value-type="float" office:value="1.46873">
            <text:p>1,46873</text:p>
          </table:table-cell>
          <table:table-cell office:value-type="float" office:value="1.46931">
            <text:p>1,46931</text:p>
          </table:table-cell>
          <table:table-cell office:value-type="float" office:value="1.45641">
            <text:p>1,45641</text:p>
          </table:table-cell>
          <table:table-cell office:value-type="float" office:value="1.45778">
            <text:p>1,45778</text:p>
          </table:table-cell>
          <table:table-cell table:formula="of:=([.E1511]+[.D1511]+[.C1511])/3" office:value-type="float" office:value="1.46116666666667">
            <text:p>1,46117</text:p>
          </table:table-cell>
          <table:table-cell table:formula="of:=[.C1511]-[.D1511]" office:value-type="float" office:value="0.0129000000000001">
            <text:p>0,01290</text:p>
          </table:table-cell>
          <table:table-cell office:value-type="float" office:value="0.012004032602847">
            <text:p>0,01200</text:p>
          </table:table-cell>
          <table:table-cell office:value-type="float" office:value="1.45105297762041">
            <text:p>1,45105</text:p>
          </table:table-cell>
          <table:table-cell office:value-type="float" office:value="1.45369726586809">
            <text:p>1,45370</text:p>
          </table:table-cell>
        </table:table-row>
        <table:table-row table:style-name="ro2">
          <table:table-cell table:style-name="ce1" office:value-type="string">
            <text:p>2011.06.09</text:p>
          </table:table-cell>
          <table:table-cell office:value-type="float" office:value="1.4579">
            <text:p>1,45790</text:p>
          </table:table-cell>
          <table:table-cell office:value-type="float" office:value="1.4647">
            <text:p>1,46470</text:p>
          </table:table-cell>
          <table:table-cell office:value-type="float" office:value="1.4477">
            <text:p>1,44770</text:p>
          </table:table-cell>
          <table:table-cell office:value-type="float" office:value="1.45119">
            <text:p>1,45119</text:p>
          </table:table-cell>
          <table:table-cell table:formula="of:=([.E1512]+[.D1512]+[.C1512])/3" office:value-type="float" office:value="1.45453">
            <text:p>1,45453</text:p>
          </table:table-cell>
          <table:table-cell table:formula="of:=[.C1512]-[.D1512]" office:value-type="float" office:value="0.0170000000000001">
            <text:p>0,01700</text:p>
          </table:table-cell>
          <table:table-cell office:value-type="float" office:value="0.0119106642312549">
            <text:p>0,01191</text:p>
          </table:table-cell>
          <table:table-cell office:value-type="float" office:value="1.45372491230796">
            <text:p>1,45372</text:p>
          </table:table-cell>
          <table:table-cell office:value-type="float" office:value="1.45532075648172">
            <text:p>1,45532</text:p>
          </table:table-cell>
        </table:table-row>
        <table:table-row table:style-name="ro2">
          <table:table-cell table:style-name="ce1" office:value-type="string">
            <text:p>2011.06.10</text:p>
          </table:table-cell>
          <table:table-cell office:value-type="float" office:value="1.45121">
            <text:p>1,45121</text:p>
          </table:table-cell>
          <table:table-cell office:value-type="float" office:value="1.45505">
            <text:p>1,45505</text:p>
          </table:table-cell>
          <table:table-cell office:value-type="float" office:value="1.43222">
            <text:p>1,43222</text:p>
          </table:table-cell>
          <table:table-cell office:value-type="float" office:value="1.43458">
            <text:p>1,43458</text:p>
          </table:table-cell>
          <table:table-cell table:formula="of:=([.E1513]+[.D1513]+[.C1513])/3" office:value-type="float" office:value="1.44061666666667">
            <text:p>1,44062</text:p>
          </table:table-cell>
          <table:table-cell table:formula="of:=[.C1513]-[.D1513]" office:value-type="float" office:value="0.0228299999999999">
            <text:p>0,02283</text:p>
          </table:table-cell>
          <table:table-cell office:value-type="float" office:value="0.0119097581538177">
            <text:p>0,01191</text:p>
          </table:table-cell>
          <table:table-cell office:value-type="float" office:value="1.45378885577245">
            <text:p>1,45379</text:p>
          </table:table-cell>
          <table:table-cell office:value-type="float" office:value="1.45458150373362">
            <text:p>1,45458</text:p>
          </table:table-cell>
        </table:table-row>
        <table:table-row table:style-name="ro2">
          <table:table-cell table:style-name="ce1" office:value-type="string">
            <text:p>2011.06.13</text:p>
          </table:table-cell>
          <table:table-cell office:value-type="float" office:value="1.4329">
            <text:p>1,43290</text:p>
          </table:table-cell>
          <table:table-cell office:value-type="float" office:value="1.44298">
            <text:p>1,44298</text:p>
          </table:table-cell>
          <table:table-cell office:value-type="float" office:value="1.43206">
            <text:p>1,43206</text:p>
          </table:table-cell>
          <table:table-cell office:value-type="float" office:value="1.44158">
            <text:p>1,44158</text:p>
          </table:table-cell>
          <table:table-cell table:formula="of:=([.E1514]+[.D1514]+[.C1514])/3" office:value-type="float" office:value="1.43887333333333">
            <text:p>1,43887</text:p>
          </table:table-cell>
          <table:table-cell table:formula="of:=[.C1514]-[.D1514]" office:value-type="float" office:value="0.0109199999999998">
            <text:p>0,01092</text:p>
          </table:table-cell>
          <table:table-cell office:value-type="float" office:value="0.0121355011414413">
            <text:p>0,01214</text:p>
          </table:table-cell>
          <table:table-cell office:value-type="float" office:value="1.44959989591785">
            <text:p>1,44960</text:p>
          </table:table-cell>
          <table:table-cell office:value-type="float" office:value="1.44877270162928">
            <text:p>1,44877</text:p>
          </table:table-cell>
        </table:table-row>
        <table:table-row table:style-name="ro2">
          <table:table-cell table:style-name="ce1" office:value-type="string">
            <text:p>2011.06.14</text:p>
          </table:table-cell>
          <table:table-cell office:value-type="float" office:value="1.44155">
            <text:p>1,44155</text:p>
          </table:table-cell>
          <table:table-cell office:value-type="float" office:value="1.44971">
            <text:p>1,44971</text:p>
          </table:table-cell>
          <table:table-cell office:value-type="float" office:value="1.43782">
            <text:p>1,43782</text:p>
          </table:table-cell>
          <table:table-cell office:value-type="float" office:value="1.44426">
            <text:p>1,44426</text:p>
          </table:table-cell>
          <table:table-cell table:formula="of:=([.E1515]+[.D1515]+[.C1515])/3" office:value-type="float" office:value="1.44393">
            <text:p>1,44393</text:p>
          </table:table-cell>
          <table:table-cell table:formula="of:=[.C1515]-[.D1515]" office:value-type="float" office:value="0.01189">
            <text:p>0,01189</text:p>
          </table:table-cell>
          <table:table-cell office:value-type="float" office:value="0.0122176499332194">
            <text:p>0,01222</text:p>
          </table:table-cell>
          <table:table-cell office:value-type="float" office:value="1.44700163332058">
            <text:p>1,44700</text:p>
          </table:table-cell>
          <table:table-cell office:value-type="float" office:value="1.44662477253865">
            <text:p>1,44662</text:p>
          </table:table-cell>
        </table:table-row>
        <table:table-row table:style-name="ro2">
          <table:table-cell table:style-name="ce1" office:value-type="string">
            <text:p>2011.06.15</text:p>
          </table:table-cell>
          <table:table-cell office:value-type="float" office:value="1.44424">
            <text:p>1,44424</text:p>
          </table:table-cell>
          <table:table-cell office:value-type="float" office:value="1.44509">
            <text:p>1,44509</text:p>
          </table:table-cell>
          <table:table-cell office:value-type="float" office:value="1.41561">
            <text:p>1,41561</text:p>
          </table:table-cell>
          <table:table-cell office:value-type="float" office:value="1.41647">
            <text:p>1,41647</text:p>
          </table:table-cell>
          <table:table-cell table:formula="of:=([.E1516]+[.D1516]+[.C1516])/3" office:value-type="float" office:value="1.42572333333333">
            <text:p>1,42572</text:p>
          </table:table-cell>
          <table:table-cell table:formula="of:=[.C1516]-[.D1516]" office:value-type="float" office:value="0.02948">
            <text:p>0,02948</text:p>
          </table:table-cell>
          <table:table-cell office:value-type="float" office:value="0.0123508215461435">
            <text:p>0,01235</text:p>
          </table:table-cell>
          <table:table-cell office:value-type="float" office:value="1.44591976888274">
            <text:p>1,44592</text:p>
          </table:table-cell>
          <table:table-cell office:value-type="float" office:value="1.44560559697203">
            <text:p>1,44561</text:p>
          </table:table-cell>
        </table:table-row>
        <table:table-row table:style-name="ro2">
          <table:table-cell table:style-name="ce1" office:value-type="string">
            <text:p>2011.06.16</text:p>
          </table:table-cell>
          <table:table-cell office:value-type="float" office:value="1.41646">
            <text:p>1,41646</text:p>
          </table:table-cell>
          <table:table-cell office:value-type="float" office:value="1.42192">
            <text:p>1,42192</text:p>
          </table:table-cell>
          <table:table-cell office:value-type="float" office:value="1.4073">
            <text:p>1,40730</text:p>
          </table:table-cell>
          <table:table-cell office:value-type="float" office:value="1.42147">
            <text:p>1,42147</text:p>
          </table:table-cell>
          <table:table-cell table:formula="of:=([.E1517]+[.D1517]+[.C1517])/3" office:value-type="float" office:value="1.41689666666667">
            <text:p>1,41690</text:p>
          </table:table-cell>
          <table:table-cell table:formula="of:=[.C1517]-[.D1517]" office:value-type="float" office:value="0.0146200000000001">
            <text:p>0,01462</text:p>
          </table:table-cell>
          <table:table-cell office:value-type="float" office:value="0.0127871886699876">
            <text:p>0,01279</text:p>
          </table:table-cell>
          <table:table-cell office:value-type="float" office:value="1.43866706168735">
            <text:p>1,43867</text:p>
          </table:table-cell>
          <table:table-cell office:value-type="float" office:value="1.4366259075927">
            <text:p>1,43663</text:p>
          </table:table-cell>
        </table:table-row>
        <table:table-row table:style-name="ro2">
          <table:table-cell table:style-name="ce1" office:value-type="string">
            <text:p>2011.06.17</text:p>
          </table:table-cell>
          <table:table-cell office:value-type="float" office:value="1.42147">
            <text:p>1,42147</text:p>
          </table:table-cell>
          <table:table-cell office:value-type="float" office:value="1.43391">
            <text:p>1,43391</text:p>
          </table:table-cell>
          <table:table-cell office:value-type="float" office:value="1.4127">
            <text:p>1,41270</text:p>
          </table:table-cell>
          <table:table-cell office:value-type="float" office:value="1.43022">
            <text:p>1,43022</text:p>
          </table:table-cell>
          <table:table-cell table:formula="of:=([.E1518]+[.D1518]+[.C1518])/3" office:value-type="float" office:value="1.42561">
            <text:p>1,42561</text:p>
          </table:table-cell>
          <table:table-cell table:formula="of:=[.C1518]-[.D1518]" office:value-type="float" office:value="0.0212099999999999">
            <text:p>0,02121</text:p>
          </table:table-cell>
          <table:table-cell office:value-type="float" office:value="0.0129625165005634">
            <text:p>0,01296</text:p>
          </table:table-cell>
          <table:table-cell office:value-type="float" office:value="1.43338438034749">
            <text:p>1,43338</text:p>
          </table:table-cell>
          <table:table-cell office:value-type="float" office:value="1.43179916101836">
            <text:p>1,43180</text:p>
          </table:table-cell>
        </table:table-row>
        <table:table-row table:style-name="ro2">
          <table:table-cell table:style-name="ce1" office:value-type="string">
            <text:p>2011.06.20</text:p>
          </table:table-cell>
          <table:table-cell office:value-type="float" office:value="1.42786">
            <text:p>1,42786</text:p>
          </table:table-cell>
          <table:table-cell office:value-type="float" office:value="1.43276">
            <text:p>1,43276</text:p>
          </table:table-cell>
          <table:table-cell office:value-type="float" office:value="1.41909">
            <text:p>1,41909</text:p>
          </table:table-cell>
          <table:table-cell office:value-type="float" office:value="1.43039">
            <text:p>1,43039</text:p>
          </table:table-cell>
          <table:table-cell table:formula="of:=([.E1519]+[.D1519]+[.C1519])/3" office:value-type="float" office:value="1.42741333333333">
            <text:p>1,42741</text:p>
          </table:table-cell>
          <table:table-cell table:formula="of:=[.C1519]-[.D1519]" office:value-type="float" office:value="0.0136700000000001">
            <text:p>0,01367</text:p>
          </table:table-cell>
          <table:table-cell office:value-type="float" office:value="0.0131076552675984">
            <text:p>0,01311</text:p>
          </table:table-cell>
          <table:table-cell office:value-type="float" office:value="1.43181906108036">
            <text:p>1,43182</text:p>
          </table:table-cell>
          <table:table-cell office:value-type="float" office:value="1.43152752302915">
            <text:p>1,43153</text:p>
          </table:table-cell>
        </table:table-row>
        <table:table-row table:style-name="ro2">
          <table:table-cell table:style-name="ce1" office:value-type="string">
            <text:p>2011.06.21</text:p>
          </table:table-cell>
          <table:table-cell office:value-type="float" office:value="1.43034">
            <text:p>1,43034</text:p>
          </table:table-cell>
          <table:table-cell office:value-type="float" office:value="1.44211">
            <text:p>1,44211</text:p>
          </table:table-cell>
          <table:table-cell office:value-type="float" office:value="1.4303">
            <text:p>1,43030</text:p>
          </table:table-cell>
          <table:table-cell office:value-type="float" office:value="1.44102">
            <text:p>1,44102</text:p>
          </table:table-cell>
          <table:table-cell table:formula="of:=([.E1520]+[.D1520]+[.C1520])/3" office:value-type="float" office:value="1.43781">
            <text:p>1,43781</text:p>
          </table:table-cell>
          <table:table-cell table:formula="of:=[.C1520]-[.D1520]" office:value-type="float" office:value="0.0118100000000001">
            <text:p>0,01181</text:p>
          </table:table-cell>
          <table:table-cell office:value-type="float" office:value="0.0132056052534055">
            <text:p>0,01321</text:p>
          </table:table-cell>
          <table:table-cell office:value-type="float" office:value="1.42993764517437">
            <text:p>1,42994</text:p>
          </table:table-cell>
          <table:table-cell office:value-type="float" office:value="1.43073536880505">
            <text:p>1,43074</text:p>
          </table:table-cell>
        </table:table-row>
        <table:table-row table:style-name="ro2">
          <table:table-cell table:style-name="ce1" office:value-type="string">
            <text:p>2011.06.22</text:p>
          </table:table-cell>
          <table:table-cell office:value-type="float" office:value="1.44102">
            <text:p>1,44102</text:p>
          </table:table-cell>
          <table:table-cell office:value-type="float" office:value="1.44401">
            <text:p>1,44401</text:p>
          </table:table-cell>
          <table:table-cell office:value-type="float" office:value="1.43416">
            <text:p>1,43416</text:p>
          </table:table-cell>
          <table:table-cell office:value-type="float" office:value="1.43547">
            <text:p>1,43547</text:p>
          </table:table-cell>
          <table:table-cell table:formula="of:=([.E1521]+[.D1521]+[.C1521])/3" office:value-type="float" office:value="1.43788">
            <text:p>1,43788</text:p>
          </table:table-cell>
          <table:table-cell table:formula="of:=[.C1521]-[.D1521]" office:value-type="float" office:value="0.00984999999999991">
            <text:p>0,00985</text:p>
          </table:table-cell>
          <table:table-cell office:value-type="float" office:value="0.0131782775111041">
            <text:p>0,01318</text:p>
          </table:table-cell>
          <table:table-cell office:value-type="float" office:value="1.43254820909219">
            <text:p>1,43255</text:p>
          </table:table-cell>
          <table:table-cell office:value-type="float" office:value="1.43331222151584">
            <text:p>1,43331</text:p>
          </table:table-cell>
        </table:table-row>
        <table:table-row table:style-name="ro2">
          <table:table-cell table:style-name="ce1" office:value-type="string">
            <text:p>2011.06.23</text:p>
          </table:table-cell>
          <table:table-cell office:value-type="float" office:value="1.43551">
            <text:p>1,43551</text:p>
          </table:table-cell>
          <table:table-cell office:value-type="float" office:value="1.43567">
            <text:p>1,43567</text:p>
          </table:table-cell>
          <table:table-cell office:value-type="float" office:value="1.41265">
            <text:p>1,41265</text:p>
          </table:table-cell>
          <table:table-cell office:value-type="float" office:value="1.42552">
            <text:p>1,42552</text:p>
          </table:table-cell>
          <table:table-cell table:formula="of:=([.E1522]+[.D1522]+[.C1522])/3" office:value-type="float" office:value="1.42461333333333">
            <text:p>1,42461</text:p>
          </table:table-cell>
          <table:table-cell table:formula="of:=[.C1522]-[.D1522]" office:value-type="float" office:value="0.02302">
            <text:p>0,02302</text:p>
          </table:table-cell>
          <table:table-cell office:value-type="float" office:value="0.0130925415889358">
            <text:p>0,01309</text:p>
          </table:table-cell>
          <table:table-cell office:value-type="float" office:value="1.43379482425531">
            <text:p>1,43379</text:p>
          </table:table-cell>
          <table:table-cell office:value-type="float" office:value="1.43369661345504">
            <text:p>1,43370</text:p>
          </table:table-cell>
        </table:table-row>
        <table:table-row table:style-name="ro2">
          <table:table-cell table:style-name="ce1" office:value-type="string">
            <text:p>2011.06.24</text:p>
          </table:table-cell>
          <table:table-cell office:value-type="float" office:value="1.42558">
            <text:p>1,42558</text:p>
          </table:table-cell>
          <table:table-cell office:value-type="float" office:value="1.4306">
            <text:p>1,43060</text:p>
          </table:table-cell>
          <table:table-cell office:value-type="float" office:value="1.41412">
            <text:p>1,41412</text:p>
          </table:table-cell>
          <table:table-cell office:value-type="float" office:value="1.41893">
            <text:p>1,41893</text:p>
          </table:table-cell>
          <table:table-cell table:formula="of:=([.E1523]+[.D1523]+[.C1523])/3" office:value-type="float" office:value="1.42121666666667">
            <text:p>1,42122</text:p>
          </table:table-cell>
          <table:table-cell table:formula="of:=[.C1523]-[.D1523]" office:value-type="float" office:value="0.0164800000000001">
            <text:p>0,01648</text:p>
          </table:table-cell>
          <table:table-cell office:value-type="float" office:value="0.0131439062873037">
            <text:p>0,01314</text:p>
          </table:table-cell>
          <table:table-cell office:value-type="float" office:value="1.43116481596881">
            <text:p>1,43116</text:p>
          </table:table-cell>
          <table:table-cell office:value-type="float" office:value="1.43178007139219">
            <text:p>1,43178</text:p>
          </table:table-cell>
        </table:table-row>
        <table:table-row table:style-name="ro2">
          <table:table-cell table:style-name="ce1" office:value-type="string">
            <text:p>2011.06.27</text:p>
          </table:table-cell>
          <table:table-cell office:value-type="float" office:value="1.41907">
            <text:p>1,41907</text:p>
          </table:table-cell>
          <table:table-cell office:value-type="float" office:value="1.42921">
            <text:p>1,42921</text:p>
          </table:table-cell>
          <table:table-cell office:value-type="float" office:value="1.41023">
            <text:p>1,41023</text:p>
          </table:table-cell>
          <table:table-cell office:value-type="float" office:value="1.42866">
            <text:p>1,42866</text:p>
          </table:table-cell>
          <table:table-cell table:formula="of:=([.E1524]+[.D1524]+[.C1524])/3" office:value-type="float" office:value="1.4227">
            <text:p>1,42270</text:p>
          </table:table-cell>
          <table:table-cell table:formula="of:=[.C1524]-[.D1524]" office:value-type="float" office:value="0.01898">
            <text:p>0,01898</text:p>
          </table:table-cell>
          <table:table-cell office:value-type="float" office:value="0.0132106000328975">
            <text:p>0,01321</text:p>
          </table:table-cell>
          <table:table-cell office:value-type="float" office:value="1.42880148369061">
            <text:p>1,42880</text:p>
          </table:table-cell>
          <table:table-cell office:value-type="float" office:value="1.42858054703167">
            <text:p>1,42858</text:p>
          </table:table-cell>
        </table:table-row>
        <table:table-row table:style-name="ro2">
          <table:table-cell table:style-name="ce1" office:value-type="string">
            <text:p>2011.06.28</text:p>
          </table:table-cell>
          <table:table-cell office:value-type="float" office:value="1.42863">
            <text:p>1,42863</text:p>
          </table:table-cell>
          <table:table-cell office:value-type="float" office:value="1.43968">
            <text:p>1,43968</text:p>
          </table:table-cell>
          <table:table-cell office:value-type="float" office:value="1.4237">
            <text:p>1,42370</text:p>
          </table:table-cell>
          <table:table-cell office:value-type="float" office:value="1.43705">
            <text:p>1,43705</text:p>
          </table:table-cell>
          <table:table-cell table:formula="of:=([.E1525]+[.D1525]+[.C1525])/3" office:value-type="float" office:value="1.43347666666667">
            <text:p>1,43348</text:p>
          </table:table-cell>
          <table:table-cell table:formula="of:=[.C1525]-[.D1525]" office:value-type="float" office:value="0.0159800000000001">
            <text:p>0,01598</text:p>
          </table:table-cell>
          <table:table-cell office:value-type="float" office:value="0.013265894276607">
            <text:p>0,01327</text:p>
          </table:table-cell>
          <table:table-cell office:value-type="float" office:value="1.42755590479054">
            <text:p>1,42756</text:p>
          </table:table-cell>
          <table:table-cell office:value-type="float" office:value="1.42885670678556">
            <text:p>1,42886</text:p>
          </table:table-cell>
        </table:table-row>
        <table:table-row table:style-name="ro2">
          <table:table-cell table:style-name="ce1" office:value-type="string">
            <text:p>2011.06.29</text:p>
          </table:table-cell>
          <table:table-cell office:value-type="float" office:value="1.43707">
            <text:p>1,43707</text:p>
          </table:table-cell>
          <table:table-cell office:value-type="float" office:value="1.44477">
            <text:p>1,44477</text:p>
          </table:table-cell>
          <table:table-cell office:value-type="float" office:value="1.43324">
            <text:p>1,43324</text:p>
          </table:table-cell>
          <table:table-cell office:value-type="float" office:value="1.44342">
            <text:p>1,44342</text:p>
          </table:table-cell>
          <table:table-cell table:formula="of:=([.E1526]+[.D1526]+[.C1526])/3" office:value-type="float" office:value="1.44047666666667">
            <text:p>1,44048</text:p>
          </table:table-cell>
          <table:table-cell table:formula="of:=[.C1526]-[.D1526]" office:value-type="float" office:value="0.01153">
            <text:p>0,01153</text:p>
          </table:table-cell>
          <table:table-cell office:value-type="float" office:value="0.0132928434299527">
            <text:p>0,01329</text:p>
          </table:table-cell>
          <table:table-cell office:value-type="float" office:value="1.42898922922848">
            <text:p>1,42899</text:p>
          </table:table-cell>
          <table:table-cell office:value-type="float" office:value="1.43086308918996">
            <text:p>1,43086</text:p>
          </table:table-cell>
        </table:table-row>
        <table:table-row table:style-name="ro2">
          <table:table-cell table:style-name="ce1" office:value-type="string">
            <text:p>2011.06.30</text:p>
          </table:table-cell>
          <table:table-cell office:value-type="float" office:value="1.44346">
            <text:p>1,44346</text:p>
          </table:table-cell>
          <table:table-cell office:value-type="float" office:value="1.45376">
            <text:p>1,45376</text:p>
          </table:table-cell>
          <table:table-cell office:value-type="float" office:value="1.44268">
            <text:p>1,44268</text:p>
          </table:table-cell>
          <table:table-cell office:value-type="float" office:value="1.45013">
            <text:p>1,45013</text:p>
          </table:table-cell>
          <table:table-cell table:formula="of:=([.E1527]+[.D1527]+[.C1527])/3" office:value-type="float" office:value="1.44885666666667">
            <text:p>1,44886</text:p>
          </table:table-cell>
          <table:table-cell table:formula="of:=[.C1527]-[.D1527]" office:value-type="float" office:value="0.01108">
            <text:p>0,01108</text:p>
          </table:table-cell>
          <table:table-cell office:value-type="float" office:value="0.0132419949309615">
            <text:p>0,01324</text:p>
          </table:table-cell>
          <table:table-cell office:value-type="float" office:value="1.43211573214721">
            <text:p>1,43212</text:p>
          </table:table-cell>
          <table:table-cell office:value-type="float" office:value="1.43403056792948">
            <text:p>1,43403</text:p>
          </table:table-cell>
        </table:table-row>
        <table:table-row table:style-name="ro2">
          <table:table-cell table:style-name="ce1" office:value-type="string">
            <text:p>2011.07.01</text:p>
          </table:table-cell>
          <table:table-cell office:value-type="float" office:value="1.45008">
            <text:p>1,45008</text:p>
          </table:table-cell>
          <table:table-cell office:value-type="float" office:value="1.45514">
            <text:p>1,45514</text:p>
          </table:table-cell>
          <table:table-cell office:value-type="float" office:value="1.44361">
            <text:p>1,44361</text:p>
          </table:table-cell>
          <table:table-cell office:value-type="float" office:value="1.45239">
            <text:p>1,45239</text:p>
          </table:table-cell>
          <table:table-cell table:formula="of:=([.E1528]+[.D1528]+[.C1528])/3" office:value-type="float" office:value="1.45038">
            <text:p>1,45038</text:p>
          </table:table-cell>
          <table:table-cell table:formula="of:=[.C1528]-[.D1528]" office:value-type="float" office:value="0.01153">
            <text:p>0,01153</text:p>
          </table:table-cell>
          <table:table-cell office:value-type="float" office:value="0.0130423796020111">
            <text:p>0,01304</text:p>
          </table:table-cell>
          <table:table-cell office:value-type="float" office:value="1.43685343603789">
            <text:p>1,43685</text:p>
          </table:table-cell>
          <table:table-cell office:value-type="float" office:value="1.43857578531864">
            <text:p>1,43858</text:p>
          </table:table-cell>
        </table:table-row>
        <table:table-row table:style-name="ro2">
          <table:table-cell table:style-name="ce1" office:value-type="string">
            <text:p>2011.07.04</text:p>
          </table:table-cell>
          <table:table-cell office:value-type="float" office:value="1.45362">
            <text:p>1,45362</text:p>
          </table:table-cell>
          <table:table-cell office:value-type="float" office:value="1.45773">
            <text:p>1,45773</text:p>
          </table:table-cell>
          <table:table-cell office:value-type="float" office:value="1.44954">
            <text:p>1,44954</text:p>
          </table:table-cell>
          <table:table-cell office:value-type="float" office:value="1.45399">
            <text:p>1,45399</text:p>
          </table:table-cell>
          <table:table-cell table:formula="of:=([.E1529]+[.D1529]+[.C1529])/3" office:value-type="float" office:value="1.45375333333333">
            <text:p>1,45375</text:p>
          </table:table-cell>
          <table:table-cell table:formula="of:=[.C1529]-[.D1529]" office:value-type="float" office:value="0.00818999999999992">
            <text:p>0,00819</text:p>
          </table:table-cell>
          <table:table-cell office:value-type="float" office:value="0.012840550860956">
            <text:p>0,01284</text:p>
          </table:table-cell>
          <table:table-cell office:value-type="float" office:value="1.44075142366172">
            <text:p>1,44075</text:p>
          </table:table-cell>
          <table:table-cell office:value-type="float" office:value="1.44276110117066">
            <text:p>1,44276</text:p>
          </table:table-cell>
        </table:table-row>
        <table:table-row table:style-name="ro2">
          <table:table-cell table:style-name="ce1" office:value-type="string">
            <text:p>2011.07.05</text:p>
          </table:table-cell>
          <table:table-cell office:value-type="float" office:value="1.45397">
            <text:p>1,45397</text:p>
          </table:table-cell>
          <table:table-cell office:value-type="float" office:value="1.45528">
            <text:p>1,45528</text:p>
          </table:table-cell>
          <table:table-cell office:value-type="float" office:value="1.4397">
            <text:p>1,43970</text:p>
          </table:table-cell>
          <table:table-cell office:value-type="float" office:value="1.44286">
            <text:p>1,44286</text:p>
          </table:table-cell>
          <table:table-cell table:formula="of:=([.E1530]+[.D1530]+[.C1530])/3" office:value-type="float" office:value="1.44594666666667">
            <text:p>1,44595</text:p>
          </table:table-cell>
          <table:table-cell table:formula="of:=[.C1530]-[.D1530]" office:value-type="float" office:value="0.0155800000000002">
            <text:p>0,01558</text:p>
          </table:table-cell>
          <table:table-cell office:value-type="float" office:value="0.0126150647814125">
            <text:p>0,01262</text:p>
          </table:table-cell>
          <table:table-cell office:value-type="float" office:value="1.44467781502227">
            <text:p>1,44468</text:p>
          </table:table-cell>
          <table:table-cell office:value-type="float" office:value="1.44657660849258">
            <text:p>1,44658</text:p>
          </table:table-cell>
        </table:table-row>
        <table:table-row table:style-name="ro2">
          <table:table-cell table:style-name="ce1" office:value-type="string">
            <text:p>2011.07.06</text:p>
          </table:table-cell>
          <table:table-cell office:value-type="float" office:value="1.44286">
            <text:p>1,44286</text:p>
          </table:table-cell>
          <table:table-cell office:value-type="float" office:value="1.44662">
            <text:p>1,44662</text:p>
          </table:table-cell>
          <table:table-cell office:value-type="float" office:value="1.4286">
            <text:p>1,42860</text:p>
          </table:table-cell>
          <table:table-cell office:value-type="float" office:value="1.43188">
            <text:p>1,43188</text:p>
          </table:table-cell>
          <table:table-cell table:formula="of:=([.E1531]+[.D1531]+[.C1531])/3" office:value-type="float" office:value="1.4357">
            <text:p>1,43570</text:p>
          </table:table-cell>
          <table:table-cell table:formula="of:=[.C1531]-[.D1531]" office:value-type="float" office:value="0.0180199999999999">
            <text:p>0,01802</text:p>
          </table:table-cell>
          <table:table-cell office:value-type="float" office:value="0.0126079566789385">
            <text:p>0,01261</text:p>
          </table:table-cell>
          <table:table-cell office:value-type="float" office:value="1.44470665990719">
            <text:p>1,44471</text:p>
          </table:table-cell>
          <table:table-cell office:value-type="float" office:value="1.44581733681188">
            <text:p>1,44582</text:p>
          </table:table-cell>
        </table:table-row>
        <table:table-row table:style-name="ro2">
          <table:table-cell table:style-name="ce1" office:value-type="string">
            <text:p>2011.07.07</text:p>
          </table:table-cell>
          <table:table-cell office:value-type="float" office:value="1.4318">
            <text:p>1,43180</text:p>
          </table:table-cell>
          <table:table-cell office:value-type="float" office:value="1.43739">
            <text:p>1,43739</text:p>
          </table:table-cell>
          <table:table-cell office:value-type="float" office:value="1.42207">
            <text:p>1,42207</text:p>
          </table:table-cell>
          <table:table-cell office:value-type="float" office:value="1.43634">
            <text:p>1,43634</text:p>
          </table:table-cell>
          <table:table-cell table:formula="of:=([.E1532]+[.D1532]+[.C1532])/3" office:value-type="float" office:value="1.43193333333333">
            <text:p>1,43193</text:p>
          </table:table-cell>
          <table:table-cell table:formula="of:=[.C1532]-[.D1532]" office:value-type="float" office:value="0.01532">
            <text:p>0,01532</text:p>
          </table:table-cell>
          <table:table-cell office:value-type="float" office:value="0.0127060770350669">
            <text:p>0,01271</text:p>
          </table:table-cell>
          <table:table-cell office:value-type="float" office:value="1.44199970053955">
            <text:p>1,44200</text:p>
          </table:table-cell>
          <table:table-cell office:value-type="float" office:value="1.44208598781062">
            <text:p>1,44209</text:p>
          </table:table-cell>
        </table:table-row>
        <table:table-row table:style-name="ro2">
          <table:table-cell table:style-name="ce1" office:value-type="string">
            <text:p>2011.07.08</text:p>
          </table:table-cell>
          <table:table-cell office:value-type="float" office:value="1.4362">
            <text:p>1,43620</text:p>
          </table:table-cell>
          <table:table-cell office:value-type="float" office:value="1.4369">
            <text:p>1,43690</text:p>
          </table:table-cell>
          <table:table-cell office:value-type="float" office:value="1.4205">
            <text:p>1,42050</text:p>
          </table:table-cell>
          <table:table-cell office:value-type="float" office:value="1.4264">
            <text:p>1,42640</text:p>
          </table:table-cell>
          <table:table-cell table:formula="of:=([.E1533]+[.D1533]+[.C1533])/3" office:value-type="float" office:value="1.42793333333333">
            <text:p>1,42793</text:p>
          </table:table-cell>
          <table:table-cell table:formula="of:=[.C1533]-[.D1533]" office:value-type="float" office:value="0.0164">
            <text:p>0,01640</text:p>
          </table:table-cell>
          <table:table-cell office:value-type="float" office:value="0.0128073941973614">
            <text:p>0,01281</text:p>
          </table:table-cell>
          <table:table-cell office:value-type="float" office:value="1.43955926291046">
            <text:p>1,43956</text:p>
          </table:table-cell>
          <table:table-cell office:value-type="float" office:value="1.44038799720593">
            <text:p>1,44039</text:p>
          </table:table-cell>
        </table:table-row>
        <table:table-row table:style-name="ro2">
          <table:table-cell table:style-name="ce1" office:value-type="string">
            <text:p>2011.07.11</text:p>
          </table:table-cell>
          <table:table-cell office:value-type="float" office:value="1.4204">
            <text:p>1,42040</text:p>
          </table:table-cell>
          <table:table-cell office:value-type="float" office:value="1.4227">
            <text:p>1,42270</text:p>
          </table:table-cell>
          <table:table-cell office:value-type="float" office:value="1.39861">
            <text:p>1,39861</text:p>
          </table:table-cell>
          <table:table-cell office:value-type="float" office:value="1.40287">
            <text:p>1,40287</text:p>
          </table:table-cell>
          <table:table-cell table:formula="of:=([.E1534]+[.D1534]+[.C1534])/3" office:value-type="float" office:value="1.40806">
            <text:p>1,40806</text:p>
          </table:table-cell>
          <table:table-cell table:formula="of:=[.C1534]-[.D1534]" office:value-type="float" office:value="0.0240899999999999">
            <text:p>0,02409</text:p>
          </table:table-cell>
          <table:table-cell office:value-type="float" office:value="0.0130265731100427">
            <text:p>0,01303</text:p>
          </table:table-cell>
          <table:table-cell office:value-type="float" office:value="1.43586960403712">
            <text:p>1,43587</text:p>
          </table:table-cell>
          <table:table-cell office:value-type="float" office:value="1.4362745861979">
            <text:p>1,43627</text:p>
          </table:table-cell>
        </table:table-row>
        <table:table-row table:style-name="ro2">
          <table:table-cell table:style-name="ce1" office:value-type="string">
            <text:p>2011.07.12</text:p>
          </table:table-cell>
          <table:table-cell office:value-type="float" office:value="1.40284">
            <text:p>1,40284</text:p>
          </table:table-cell>
          <table:table-cell office:value-type="float" office:value="1.40607">
            <text:p>1,40607</text:p>
          </table:table-cell>
          <table:table-cell office:value-type="float" office:value="1.38371">
            <text:p>1,38371</text:p>
          </table:table-cell>
          <table:table-cell office:value-type="float" office:value="1.39741">
            <text:p>1,39741</text:p>
          </table:table-cell>
          <table:table-cell table:formula="of:=([.E1535]+[.D1535]+[.C1535])/3" office:value-type="float" office:value="1.39573">
            <text:p>1,39573</text:p>
          </table:table-cell>
          <table:table-cell table:formula="of:=[.C1535]-[.D1535]" office:value-type="float" office:value="0.0223600000000002">
            <text:p>0,02236</text:p>
          </table:table-cell>
          <table:table-cell office:value-type="float" office:value="0.0134790830888369">
            <text:p>0,01348</text:p>
          </table:table-cell>
          <table:table-cell office:value-type="float" office:value="1.4271754556523">
            <text:p>1,42718</text:p>
          </table:table-cell>
          <table:table-cell office:value-type="float" office:value="1.42615811095898">
            <text:p>1,42616</text:p>
          </table:table-cell>
        </table:table-row>
        <table:table-row table:style-name="ro2">
          <table:table-cell table:style-name="ce1" office:value-type="string">
            <text:p>2011.07.13</text:p>
          </table:table-cell>
          <table:table-cell office:value-type="float" office:value="1.39752">
            <text:p>1,39752</text:p>
          </table:table-cell>
          <table:table-cell office:value-type="float" office:value="1.4192">
            <text:p>1,41920</text:p>
          </table:table-cell>
          <table:table-cell office:value-type="float" office:value="1.39512">
            <text:p>1,39512</text:p>
          </table:table-cell>
          <table:table-cell office:value-type="float" office:value="1.41667">
            <text:p>1,41667</text:p>
          </table:table-cell>
          <table:table-cell table:formula="of:=([.E1536]+[.D1536]+[.C1536])/3" office:value-type="float" office:value="1.41033">
            <text:p>1,41033</text:p>
          </table:table-cell>
          <table:table-cell table:formula="of:=[.C1536]-[.D1536]" office:value-type="float" office:value="0.0240800000000001">
            <text:p>0,02408</text:p>
          </table:table-cell>
          <table:table-cell office:value-type="float" office:value="0.0138601579332241">
            <text:p>0,01386</text:p>
          </table:table-cell>
          <table:table-cell office:value-type="float" office:value="1.41873795381278">
            <text:p>1,41874</text:p>
          </table:table-cell>
          <table:table-cell office:value-type="float" office:value="1.41754954075132">
            <text:p>1,41755</text:p>
          </table:table-cell>
        </table:table-row>
        <table:table-row table:style-name="ro2">
          <table:table-cell table:style-name="ce1" office:value-type="string">
            <text:p>2011.07.14</text:p>
          </table:table-cell>
          <table:table-cell office:value-type="float" office:value="1.41649">
            <text:p>1,41649</text:p>
          </table:table-cell>
          <table:table-cell office:value-type="float" office:value="1.42808">
            <text:p>1,42808</text:p>
          </table:table-cell>
          <table:table-cell office:value-type="float" office:value="1.41151">
            <text:p>1,41151</text:p>
          </table:table-cell>
          <table:table-cell office:value-type="float" office:value="1.41419">
            <text:p>1,41419</text:p>
          </table:table-cell>
          <table:table-cell table:formula="of:=([.E1537]+[.D1537]+[.C1537])/3" office:value-type="float" office:value="1.41792666666667">
            <text:p>1,41793</text:p>
          </table:table-cell>
          <table:table-cell table:formula="of:=[.C1537]-[.D1537]" office:value-type="float" office:value="0.01657">
            <text:p>0,01657</text:p>
          </table:table-cell>
          <table:table-cell office:value-type="float" office:value="0.014046074996236">
            <text:p>0,01405</text:p>
          </table:table-cell>
          <table:table-cell office:value-type="float" office:value="1.41700292279978">
            <text:p>1,41700</text:p>
          </table:table-cell>
          <table:table-cell office:value-type="float" office:value="1.41724779126242">
            <text:p>1,41725</text:p>
          </table:table-cell>
        </table:table-row>
        <table:table-row table:style-name="ro2">
          <table:table-cell table:style-name="ce1" office:value-type="string">
            <text:p>2011.07.15</text:p>
          </table:table-cell>
          <table:table-cell office:value-type="float" office:value="1.4139">
            <text:p>1,41390</text:p>
          </table:table-cell>
          <table:table-cell office:value-type="float" office:value="1.4199">
            <text:p>1,41990</text:p>
          </table:table-cell>
          <table:table-cell office:value-type="float" office:value="1.40917">
            <text:p>1,40917</text:p>
          </table:table-cell>
          <table:table-cell office:value-type="float" office:value="1.41552">
            <text:p>1,41552</text:p>
          </table:table-cell>
          <table:table-cell table:formula="of:=([.E1538]+[.D1538]+[.C1538])/3" office:value-type="float" office:value="1.41486333333333">
            <text:p>1,41486</text:p>
          </table:table-cell>
          <table:table-cell table:formula="of:=[.C1538]-[.D1538]" office:value-type="float" office:value="0.0107299999999999">
            <text:p>0,01073</text:p>
          </table:table-cell>
          <table:table-cell office:value-type="float" office:value="0.0142016538520077">
            <text:p>0,01420</text:p>
          </table:table-cell>
          <table:table-cell office:value-type="float" office:value="1.41660725654823">
            <text:p>1,41661</text:p>
          </table:table-cell>
          <table:table-cell office:value-type="float" office:value="1.41598382924414">
            <text:p>1,41598</text:p>
          </table:table-cell>
        </table:table-row>
        <table:table-row table:style-name="ro2">
          <table:table-cell table:style-name="ce1" office:value-type="string">
            <text:p>2011.07.18</text:p>
          </table:table-cell>
          <table:table-cell office:value-type="float" office:value="1.41117">
            <text:p>1,41117</text:p>
          </table:table-cell>
          <table:table-cell office:value-type="float" office:value="1.41331">
            <text:p>1,41331</text:p>
          </table:table-cell>
          <table:table-cell office:value-type="float" office:value="1.4014">
            <text:p>1,40140</text:p>
          </table:table-cell>
          <table:table-cell office:value-type="float" office:value="1.41114">
            <text:p>1,41114</text:p>
          </table:table-cell>
          <table:table-cell table:formula="of:=([.E1539]+[.D1539]+[.C1539])/3" office:value-type="float" office:value="1.40861666666667">
            <text:p>1,40862</text:p>
          </table:table-cell>
          <table:table-cell table:formula="of:=[.C1539]-[.D1539]" office:value-type="float" office:value="0.0119100000000001">
            <text:p>0,01191</text:p>
          </table:table-cell>
          <table:table-cell office:value-type="float" office:value="0.0142255728910699">
            <text:p>0,01423</text:p>
          </table:table-cell>
          <table:table-cell office:value-type="float" office:value="1.41604182092226">
            <text:p>1,41604</text:p>
          </table:table-cell>
          <table:table-cell office:value-type="float" office:value="1.41503658222758">
            <text:p>1,41504</text:p>
          </table:table-cell>
        </table:table-row>
        <table:table-row table:style-name="ro2">
          <table:table-cell table:style-name="ce1" office:value-type="string">
            <text:p>2011.07.19</text:p>
          </table:table-cell>
          <table:table-cell office:value-type="float" office:value="1.41122">
            <text:p>1,41122</text:p>
          </table:table-cell>
          <table:table-cell office:value-type="float" office:value="1.42169">
            <text:p>1,42169</text:p>
          </table:table-cell>
          <table:table-cell office:value-type="float" office:value="1.40684">
            <text:p>1,40684</text:p>
          </table:table-cell>
          <table:table-cell office:value-type="float" office:value="1.41547">
            <text:p>1,41547</text:p>
          </table:table-cell>
          <table:table-cell table:formula="of:=([.E1540]+[.D1540]+[.C1540])/3" office:value-type="float" office:value="1.41466666666667">
            <text:p>1,41467</text:p>
          </table:table-cell>
          <table:table-cell table:formula="of:=[.C1540]-[.D1540]" office:value-type="float" office:value="0.0148499999999998">
            <text:p>0,01485</text:p>
          </table:table-cell>
          <table:table-cell office:value-type="float" office:value="0.0141973651489597">
            <text:p>0,01420</text:p>
          </table:table-cell>
          <table:table-cell office:value-type="float" office:value="1.41435126741672">
            <text:p>1,41435</text:p>
          </table:table-cell>
          <table:table-cell office:value-type="float" office:value="1.41389442410231">
            <text:p>1,41389</text:p>
          </table:table-cell>
        </table:table-row>
        <table:table-row table:style-name="ro2">
          <table:table-cell table:style-name="ce1" office:value-type="string">
            <text:p>2011.07.20</text:p>
          </table:table-cell>
          <table:table-cell office:value-type="float" office:value="1.41516">
            <text:p>1,41516</text:p>
          </table:table-cell>
          <table:table-cell office:value-type="float" office:value="1.42393">
            <text:p>1,42393</text:p>
          </table:table-cell>
          <table:table-cell office:value-type="float" office:value="1.41329">
            <text:p>1,41329</text:p>
          </table:table-cell>
          <table:table-cell office:value-type="float" office:value="1.42149">
            <text:p>1,42149</text:p>
          </table:table-cell>
          <table:table-cell table:formula="of:=([.E1541]+[.D1541]+[.C1541])/3" office:value-type="float" office:value="1.41957">
            <text:p>1,41957</text:p>
          </table:table-cell>
          <table:table-cell table:formula="of:=[.C1541]-[.D1541]" office:value-type="float" office:value="0.01064">
            <text:p>0,01064</text:p>
          </table:table-cell>
          <table:table-cell office:value-type="float" office:value="0.0140750004395306">
            <text:p>0,01408</text:p>
          </table:table-cell>
          <table:table-cell office:value-type="float" office:value="1.4149261266026">
            <text:p>1,41493</text:p>
          </table:table-cell>
          <table:table-cell office:value-type="float" office:value="1.4153261802043">
            <text:p>1,41533</text:p>
          </table:table-cell>
        </table:table-row>
        <table:table-row table:style-name="ro2">
          <table:table-cell table:style-name="ce1" office:value-type="string">
            <text:p>2011.07.21</text:p>
          </table:table-cell>
          <table:table-cell office:value-type="float" office:value="1.42149">
            <text:p>1,42149</text:p>
          </table:table-cell>
          <table:table-cell office:value-type="float" office:value="1.4434">
            <text:p>1,44340</text:p>
          </table:table-cell>
          <table:table-cell office:value-type="float" office:value="1.41388">
            <text:p>1,41388</text:p>
          </table:table-cell>
          <table:table-cell office:value-type="float" office:value="1.44238">
            <text:p>1,44238</text:p>
          </table:table-cell>
          <table:table-cell table:formula="of:=([.E1542]+[.D1542]+[.C1542])/3" office:value-type="float" office:value="1.43322">
            <text:p>1,43322</text:p>
          </table:table-cell>
          <table:table-cell table:formula="of:=[.C1542]-[.D1542]" office:value-type="float" office:value="0.02952">
            <text:p>0,02952</text:p>
          </table:table-cell>
          <table:table-cell office:value-type="float" office:value="0.0139743581199347">
            <text:p>0,01397</text:p>
          </table:table-cell>
          <table:table-cell office:value-type="float" office:value="1.41639421524461">
            <text:p>1,41639</text:p>
          </table:table-cell>
          <table:table-cell office:value-type="float" office:value="1.41724816963325">
            <text:p>1,41725</text:p>
          </table:table-cell>
        </table:table-row>
        <table:table-row table:style-name="ro2">
          <table:table-cell table:style-name="ce1" office:value-type="string">
            <text:p>2011.07.22</text:p>
          </table:table-cell>
          <table:table-cell office:value-type="float" office:value="1.44237">
            <text:p>1,44237</text:p>
          </table:table-cell>
          <table:table-cell office:value-type="float" office:value="1.4437">
            <text:p>1,44370</text:p>
          </table:table-cell>
          <table:table-cell office:value-type="float" office:value="1.43237">
            <text:p>1,43237</text:p>
          </table:table-cell>
          <table:table-cell office:value-type="float" office:value="1.43568">
            <text:p>1,43568</text:p>
          </table:table-cell>
          <table:table-cell table:formula="of:=([.E1543]+[.D1543]+[.C1543])/3" office:value-type="float" office:value="1.43725">
            <text:p>1,43725</text:p>
          </table:table-cell>
          <table:table-cell table:formula="of:=[.C1543]-[.D1543]" office:value-type="float" office:value="0.0113299999999998">
            <text:p>0,01133</text:p>
          </table:table-cell>
          <table:table-cell office:value-type="float" office:value="0.013906884874134">
            <text:p>0,01391</text:p>
          </table:table-cell>
          <table:table-cell office:value-type="float" office:value="1.4209843706324">
            <text:p>1,42098</text:p>
          </table:table-cell>
          <table:table-cell office:value-type="float" office:value="1.42405396698453">
            <text:p>1,42405</text:p>
          </table:table-cell>
        </table:table-row>
        <table:table-row table:style-name="ro2">
          <table:table-cell table:style-name="ce1" office:value-type="string">
            <text:p>2011.07.25</text:p>
          </table:table-cell>
          <table:table-cell office:value-type="float" office:value="1.43889">
            <text:p>1,43889</text:p>
          </table:table-cell>
          <table:table-cell office:value-type="float" office:value="1.44162">
            <text:p>1,44162</text:p>
          </table:table-cell>
          <table:table-cell office:value-type="float" office:value="1.43243">
            <text:p>1,43243</text:p>
          </table:table-cell>
          <table:table-cell office:value-type="float" office:value="1.4376">
            <text:p>1,43760</text:p>
          </table:table-cell>
          <table:table-cell table:formula="of:=([.E1544]+[.D1544]+[.C1544])/3" office:value-type="float" office:value="1.43721666666667">
            <text:p>1,43722</text:p>
          </table:table-cell>
          <table:table-cell table:formula="of:=[.C1544]-[.D1544]" office:value-type="float" office:value="0.00918999999999981">
            <text:p>0,00919</text:p>
          </table:table-cell>
          <table:table-cell office:value-type="float" office:value="0.0137720895550122">
            <text:p>0,01377</text:p>
          </table:table-cell>
          <table:table-cell office:value-type="float" office:value="1.42540651786118">
            <text:p>1,42541</text:p>
          </table:table-cell>
          <table:table-cell office:value-type="float" office:value="1.42740067791247">
            <text:p>1,42740</text:p>
          </table:table-cell>
        </table:table-row>
        <table:table-row table:style-name="ro2">
          <table:table-cell table:style-name="ce1" office:value-type="string">
            <text:p>2011.07.26</text:p>
          </table:table-cell>
          <table:table-cell office:value-type="float" office:value="1.43761">
            <text:p>1,43761</text:p>
          </table:table-cell>
          <table:table-cell office:value-type="float" office:value="1.45246">
            <text:p>1,45246</text:p>
          </table:table-cell>
          <table:table-cell office:value-type="float" office:value="1.43566">
            <text:p>1,43566</text:p>
          </table:table-cell>
          <table:table-cell office:value-type="float" office:value="1.45097">
            <text:p>1,45097</text:p>
          </table:table-cell>
          <table:table-cell table:formula="of:=([.E1545]+[.D1545]+[.C1545])/3" office:value-type="float" office:value="1.44636333333333">
            <text:p>1,44636</text:p>
          </table:table-cell>
          <table:table-cell table:formula="of:=[.C1545]-[.D1545]" office:value-type="float" office:value="0.0168000000000001">
            <text:p>0,01680</text:p>
          </table:table-cell>
          <table:table-cell office:value-type="float" office:value="0.0135471454576702">
            <text:p>0,01355</text:p>
          </table:table-cell>
          <table:table-cell office:value-type="float" office:value="1.42920741421156">
            <text:p>1,42921</text:p>
          </table:table-cell>
          <table:table-cell office:value-type="float" office:value="1.43077699041138">
            <text:p>1,43078</text:p>
          </table:table-cell>
        </table:table-row>
        <table:table-row table:style-name="ro2">
          <table:table-cell table:style-name="ce1" office:value-type="string">
            <text:p>2011.07.27</text:p>
          </table:table-cell>
          <table:table-cell office:value-type="float" office:value="1.45104">
            <text:p>1,45104</text:p>
          </table:table-cell>
          <table:table-cell office:value-type="float" office:value="1.45359">
            <text:p>1,45359</text:p>
          </table:table-cell>
          <table:table-cell office:value-type="float" office:value="1.43388">
            <text:p>1,43388</text:p>
          </table:table-cell>
          <table:table-cell office:value-type="float" office:value="1.43682">
            <text:p>1,43682</text:p>
          </table:table-cell>
          <table:table-cell table:formula="of:=([.E1546]+[.D1546]+[.C1546])/3" office:value-type="float" office:value="1.44143">
            <text:p>1,44143</text:p>
          </table:table-cell>
          <table:table-cell table:formula="of:=[.C1546]-[.D1546]" office:value-type="float" office:value="0.0197100000000001">
            <text:p>0,01971</text:p>
          </table:table-cell>
          <table:table-cell office:value-type="float" office:value="0.0133175463398153">
            <text:p>0,01332</text:p>
          </table:table-cell>
          <table:table-cell office:value-type="float" office:value="1.43409583069102">
            <text:p>1,43410</text:p>
          </table:table-cell>
          <table:table-cell office:value-type="float" office:value="1.43664631791334">
            <text:p>1,43665</text:p>
          </table:table-cell>
        </table:table-row>
        <table:table-row table:style-name="ro2">
          <table:table-cell table:style-name="ce1" office:value-type="string">
            <text:p>2011.07.28</text:p>
          </table:table-cell>
          <table:table-cell office:value-type="float" office:value="1.43683">
            <text:p>1,43683</text:p>
          </table:table-cell>
          <table:table-cell office:value-type="float" office:value="1.44002">
            <text:p>1,44002</text:p>
          </table:table-cell>
          <table:table-cell office:value-type="float" office:value="1.42542">
            <text:p>1,42542</text:p>
          </table:table-cell>
          <table:table-cell office:value-type="float" office:value="1.43332">
            <text:p>1,43332</text:p>
          </table:table-cell>
          <table:table-cell table:formula="of:=([.E1547]+[.D1547]+[.C1547])/3" office:value-type="float" office:value="1.43292">
            <text:p>1,43292</text:p>
          </table:table-cell>
          <table:table-cell table:formula="of:=[.C1547]-[.D1547]" office:value-type="float" office:value="0.0146000000000002">
            <text:p>0,01460</text:p>
          </table:table-cell>
          <table:table-cell office:value-type="float" office:value="0.0133004353223947">
            <text:p>0,01330</text:p>
          </table:table-cell>
          <table:table-cell office:value-type="float" office:value="1.4358343329597">
            <text:p>1,43583</text:p>
          </table:table-cell>
          <table:table-cell office:value-type="float" office:value="1.43751182509021">
            <text:p>1,43751</text:p>
          </table:table-cell>
        </table:table-row>
        <table:table-row table:style-name="ro2">
          <table:table-cell table:style-name="ce1" office:value-type="string">
            <text:p>2011.07.29</text:p>
          </table:table-cell>
          <table:table-cell office:value-type="float" office:value="1.43306">
            <text:p>1,43306</text:p>
          </table:table-cell>
          <table:table-cell office:value-type="float" office:value="1.44127">
            <text:p>1,44127</text:p>
          </table:table-cell>
          <table:table-cell office:value-type="float" office:value="1.42292">
            <text:p>1,42292</text:p>
          </table:table-cell>
          <table:table-cell office:value-type="float" office:value="1.43966">
            <text:p>1,43966</text:p>
          </table:table-cell>
          <table:table-cell table:formula="of:=([.E1548]+[.D1548]+[.C1548])/3" office:value-type="float" office:value="1.43461666666667">
            <text:p>1,43462</text:p>
          </table:table-cell>
          <table:table-cell table:formula="of:=[.C1548]-[.D1548]" office:value-type="float" office:value="0.0183500000000001">
            <text:p>0,01835</text:p>
          </table:table-cell>
          <table:table-cell office:value-type="float" office:value="0.0133067971602636">
            <text:p>0,01331</text:p>
          </table:table-cell>
          <table:table-cell office:value-type="float" office:value="1.43499360684574">
            <text:p>1,43499</text:p>
          </table:table-cell>
          <table:table-cell office:value-type="float" office:value="1.43617456569023">
            <text:p>1,43617</text:p>
          </table:table-cell>
        </table:table-row>
        <table:table-row table:style-name="ro2">
          <table:table-cell table:style-name="ce1" office:value-type="string">
            <text:p>2011.08.01</text:p>
          </table:table-cell>
          <table:table-cell office:value-type="float" office:value="1.4381">
            <text:p>1,43810</text:p>
          </table:table-cell>
          <table:table-cell office:value-type="float" office:value="1.44529">
            <text:p>1,44529</text:p>
          </table:table-cell>
          <table:table-cell office:value-type="float" office:value="1.41847">
            <text:p>1,41847</text:p>
          </table:table-cell>
          <table:table-cell office:value-type="float" office:value="1.42492">
            <text:p>1,42492</text:p>
          </table:table-cell>
          <table:table-cell table:formula="of:=([.E1549]+[.D1549]+[.C1549])/3" office:value-type="float" office:value="1.42956">
            <text:p>1,42956</text:p>
          </table:table-cell>
          <table:table-cell table:formula="of:=[.C1549]-[.D1549]" office:value-type="float" office:value="0.0268199999999998">
            <text:p>0,02682</text:p>
          </table:table-cell>
          <table:table-cell office:value-type="float" office:value="0.0133388891275936">
            <text:p>0,01334</text:p>
          </table:table-cell>
          <table:table-cell office:value-type="float" office:value="1.43521072087065">
            <text:p>1,43521</text:p>
          </table:table-cell>
          <table:table-cell office:value-type="float" office:value="1.43715421421127">
            <text:p>1,43715</text:p>
          </table:table-cell>
        </table:table-row>
        <table:table-row table:style-name="ro2">
          <table:table-cell table:style-name="ce1" office:value-type="string">
            <text:p>2011.08.02</text:p>
          </table:table-cell>
          <table:table-cell office:value-type="float" office:value="1.42497">
            <text:p>1,42497</text:p>
          </table:table-cell>
          <table:table-cell office:value-type="float" office:value="1.42827">
            <text:p>1,42827</text:p>
          </table:table-cell>
          <table:table-cell office:value-type="float" office:value="1.41508">
            <text:p>1,41508</text:p>
          </table:table-cell>
          <table:table-cell office:value-type="float" office:value="1.42028">
            <text:p>1,42028</text:p>
          </table:table-cell>
          <table:table-cell table:formula="of:=([.E1550]+[.D1550]+[.C1550])/3" office:value-type="float" office:value="1.42121">
            <text:p>1,42121</text:p>
          </table:table-cell>
          <table:table-cell table:formula="of:=[.C1550]-[.D1550]" office:value-type="float" office:value="0.0131899999999998">
            <text:p>0,01319</text:p>
          </table:table-cell>
          <table:table-cell office:value-type="float" office:value="0.0135722030544356">
            <text:p>0,01357</text:p>
          </table:table-cell>
          <table:table-cell office:value-type="float" office:value="1.43285878918227">
            <text:p>1,43286</text:p>
          </table:table-cell>
          <table:table-cell office:value-type="float" office:value="1.43388760121678">
            <text:p>1,43389</text:p>
          </table:table-cell>
        </table:table-row>
        <table:table-row table:style-name="ro2">
          <table:table-cell table:style-name="ce1" office:value-type="string">
            <text:p>2011.08.03</text:p>
          </table:table-cell>
          <table:table-cell office:value-type="float" office:value="1.42027">
            <text:p>1,42027</text:p>
          </table:table-cell>
          <table:table-cell office:value-type="float" office:value="1.43439">
            <text:p>1,43439</text:p>
          </table:table-cell>
          <table:table-cell office:value-type="float" office:value="1.4143">
            <text:p>1,41430</text:p>
          </table:table-cell>
          <table:table-cell office:value-type="float" office:value="1.43222">
            <text:p>1,43222</text:p>
          </table:table-cell>
          <table:table-cell table:formula="of:=([.E1551]+[.D1551]+[.C1551])/3" office:value-type="float" office:value="1.42697">
            <text:p>1,42697</text:p>
          </table:table-cell>
          <table:table-cell table:formula="of:=[.C1551]-[.D1551]" office:value-type="float" office:value="0.0200900000000002">
            <text:p>0,02009</text:p>
          </table:table-cell>
          <table:table-cell office:value-type="float" office:value="0.013728138964294">
            <text:p>0,01373</text:p>
          </table:table-cell>
          <table:table-cell office:value-type="float" office:value="1.42963072275504">
            <text:p>1,42963</text:p>
          </table:table-cell>
          <table:table-cell office:value-type="float" office:value="1.42957332412139">
            <text:p>1,42957</text:p>
          </table:table-cell>
        </table:table-row>
        <table:table-row table:style-name="ro2">
          <table:table-cell table:style-name="ce1" office:value-type="string">
            <text:p>2011.08.04</text:p>
          </table:table-cell>
          <table:table-cell office:value-type="float" office:value="1.43213">
            <text:p>1,43213</text:p>
          </table:table-cell>
          <table:table-cell office:value-type="float" office:value="1.43714">
            <text:p>1,43714</text:p>
          </table:table-cell>
          <table:table-cell office:value-type="float" office:value="1.40886">
            <text:p>1,40886</text:p>
          </table:table-cell>
          <table:table-cell office:value-type="float" office:value="1.40903">
            <text:p>1,40903</text:p>
          </table:table-cell>
          <table:table-cell table:formula="of:=([.E1552]+[.D1552]+[.C1552])/3" office:value-type="float" office:value="1.41834333333333">
            <text:p>1,41834</text:p>
          </table:table-cell>
          <table:table-cell table:formula="of:=[.C1552]-[.D1552]" office:value-type="float" office:value="0.0282800000000001">
            <text:p>0,02828</text:p>
          </table:table-cell>
          <table:table-cell office:value-type="float" office:value="0.0138198305168926">
            <text:p>0,01382</text:p>
          </table:table-cell>
          <table:table-cell office:value-type="float" office:value="1.42923582200875">
            <text:p>1,42924</text:p>
          </table:table-cell>
          <table:table-cell office:value-type="float" office:value="1.42998798064205">
            <text:p>1,42999</text:p>
          </table:table-cell>
        </table:table-row>
        <table:table-row table:style-name="ro2">
          <table:table-cell table:style-name="ce1" office:value-type="string">
            <text:p>2011.08.05</text:p>
          </table:table-cell>
          <table:table-cell office:value-type="float" office:value="1.4091">
            <text:p>1,40910</text:p>
          </table:table-cell>
          <table:table-cell office:value-type="float" office:value="1.42976">
            <text:p>1,42976</text:p>
          </table:table-cell>
          <table:table-cell office:value-type="float" office:value="1.40555">
            <text:p>1,40555</text:p>
          </table:table-cell>
          <table:table-cell office:value-type="float" office:value="1.42807">
            <text:p>1,42807</text:p>
          </table:table-cell>
          <table:table-cell table:formula="of:=([.E1553]+[.D1553]+[.C1553])/3" office:value-type="float" office:value="1.42112666666667">
            <text:p>1,42113</text:p>
          </table:table-cell>
          <table:table-cell table:formula="of:=[.C1553]-[.D1553]" office:value-type="float" office:value="0.0242099999999998">
            <text:p>0,02421</text:p>
          </table:table-cell>
          <table:table-cell office:value-type="float" office:value="0.0141437620673301">
            <text:p>0,01414</text:p>
          </table:table-cell>
          <table:table-cell office:value-type="float" office:value="1.42503051615978">
            <text:p>1,42503</text:p>
          </table:table-cell>
          <table:table-cell office:value-type="float" office:value="1.42402459390987">
            <text:p>1,42402</text:p>
          </table:table-cell>
        </table:table-row>
        <table:table-row table:style-name="ro2">
          <table:table-cell table:style-name="ce1" office:value-type="string">
            <text:p>2011.08.08</text:p>
          </table:table-cell>
          <table:table-cell office:value-type="float" office:value="1.44161">
            <text:p>1,44161</text:p>
          </table:table-cell>
          <table:table-cell office:value-type="float" office:value="1.44316">
            <text:p>1,44316</text:p>
          </table:table-cell>
          <table:table-cell office:value-type="float" office:value="1.4129">
            <text:p>1,41290</text:p>
          </table:table-cell>
          <table:table-cell office:value-type="float" office:value="1.41769">
            <text:p>1,41769</text:p>
          </table:table-cell>
          <table:table-cell table:formula="of:=([.E1554]+[.D1554]+[.C1554])/3" office:value-type="float" office:value="1.42458333333333">
            <text:p>1,42458</text:p>
          </table:table-cell>
          <table:table-cell table:formula="of:=[.C1554]-[.D1554]" office:value-type="float" office:value="0.03026">
            <text:p>0,03026</text:p>
          </table:table-cell>
          <table:table-cell office:value-type="float" office:value="0.0142063675393737">
            <text:p>0,01421</text:p>
          </table:table-cell>
          <table:table-cell office:value-type="float" office:value="1.42460538641011">
            <text:p>1,42461</text:p>
          </table:table-cell>
          <table:table-cell office:value-type="float" office:value="1.42490258495677">
            <text:p>1,42490</text:p>
          </table:table-cell>
        </table:table-row>
        <table:table-row table:style-name="ro2">
          <table:table-cell table:style-name="ce1" office:value-type="string">
            <text:p>2011.08.09</text:p>
          </table:table-cell>
          <table:table-cell office:value-type="float" office:value="1.4174">
            <text:p>1,41740</text:p>
          </table:table-cell>
          <table:table-cell office:value-type="float" office:value="1.4376">
            <text:p>1,43760</text:p>
          </table:table-cell>
          <table:table-cell office:value-type="float" office:value="1.4152">
            <text:p>1,41520</text:p>
          </table:table-cell>
          <table:table-cell office:value-type="float" office:value="1.4374">
            <text:p>1,43740</text:p>
          </table:table-cell>
          <table:table-cell table:formula="of:=([.E1555]+[.D1555]+[.C1555])/3" office:value-type="float" office:value="1.43006666666667">
            <text:p>1,43007</text:p>
          </table:table-cell>
          <table:table-cell table:formula="of:=[.C1555]-[.D1555]" office:value-type="float" office:value="0.0224">
            <text:p>0,02240</text:p>
          </table:table-cell>
          <table:table-cell office:value-type="float" office:value="0.0144286081654194">
            <text:p>0,01443</text:p>
          </table:table-cell>
          <table:table-cell office:value-type="float" office:value="1.42437218920731">
            <text:p>1,42437</text:p>
          </table:table-cell>
          <table:table-cell office:value-type="float" office:value="1.42294201980011">
            <text:p>1,42294</text:p>
          </table:table-cell>
        </table:table-row>
        <table:table-row table:style-name="ro2">
          <table:table-cell table:style-name="ce1" office:value-type="string">
            <text:p>2011.08.10</text:p>
          </table:table-cell>
          <table:table-cell office:value-type="float" office:value="1.4375">
            <text:p>1,43750</text:p>
          </table:table-cell>
          <table:table-cell office:value-type="float" office:value="1.44">
            <text:p>1,44000</text:p>
          </table:table-cell>
          <table:table-cell office:value-type="float" office:value="1.41616">
            <text:p>1,41616</text:p>
          </table:table-cell>
          <table:table-cell office:value-type="float" office:value="1.41767">
            <text:p>1,41767</text:p>
          </table:table-cell>
          <table:table-cell table:formula="of:=([.E1556]+[.D1556]+[.C1556])/3" office:value-type="float" office:value="1.42461">
            <text:p>1,42461</text:p>
          </table:table-cell>
          <table:table-cell table:formula="of:=[.C1556]-[.D1556]" office:value-type="float" office:value="0.0238399999999999">
            <text:p>0,02384</text:p>
          </table:table-cell>
          <table:table-cell office:value-type="float" office:value="0.0143521645977917">
            <text:p>0,01435</text:p>
          </table:table-cell>
          <table:table-cell office:value-type="float" office:value="1.42615177634383">
            <text:p>1,42615</text:p>
          </table:table-cell>
          <table:table-cell office:value-type="float" office:value="1.42683627603706">
            <text:p>1,42684</text:p>
          </table:table-cell>
        </table:table-row>
        <table:table-row table:style-name="ro2">
          <table:table-cell table:style-name="ce1" office:value-type="string">
            <text:p>2011.08.11</text:p>
          </table:table-cell>
          <table:table-cell office:value-type="float" office:value="1.4176">
            <text:p>1,41760</text:p>
          </table:table-cell>
          <table:table-cell office:value-type="float" office:value="1.42933">
            <text:p>1,42933</text:p>
          </table:table-cell>
          <table:table-cell office:value-type="float" office:value="1.4103">
            <text:p>1,41030</text:p>
          </table:table-cell>
          <table:table-cell office:value-type="float" office:value="1.42395">
            <text:p>1,42395</text:p>
          </table:table-cell>
          <table:table-cell table:formula="of:=([.E1557]+[.D1557]+[.C1557])/3" office:value-type="float" office:value="1.42119333333333">
            <text:p>1,42119</text:p>
          </table:table-cell>
          <table:table-cell table:formula="of:=[.C1557]-[.D1557]" office:value-type="float" office:value="0.0190300000000001">
            <text:p>0,01903</text:p>
          </table:table-cell>
          <table:table-cell office:value-type="float" office:value="0.0145336884064447">
            <text:p>0,01453</text:p>
          </table:table-cell>
          <table:table-cell office:value-type="float" office:value="1.4255850667283">
            <text:p>1,42559</text:p>
          </table:table-cell>
          <table:table-cell office:value-type="float" office:value="1.42445166383102">
            <text:p>1,42445</text:p>
          </table:table-cell>
        </table:table-row>
        <table:table-row table:style-name="ro2">
          <table:table-cell table:style-name="ce1" office:value-type="string">
            <text:p>2011.08.12</text:p>
          </table:table-cell>
          <table:table-cell office:value-type="float" office:value="1.42396">
            <text:p>1,42396</text:p>
          </table:table-cell>
          <table:table-cell office:value-type="float" office:value="1.42909">
            <text:p>1,42909</text:p>
          </table:table-cell>
          <table:table-cell office:value-type="float" office:value="1.41493">
            <text:p>1,41493</text:p>
          </table:table-cell>
          <table:table-cell office:value-type="float" office:value="1.42457">
            <text:p>1,42457</text:p>
          </table:table-cell>
          <table:table-cell table:formula="of:=([.E1558]+[.D1558]+[.C1558])/3" office:value-type="float" office:value="1.42286333333333">
            <text:p>1,42286</text:p>
          </table:table-cell>
          <table:table-cell table:formula="of:=[.C1558]-[.D1558]" office:value-type="float" office:value="0.01416">
            <text:p>0,01416</text:p>
          </table:table-cell>
          <table:table-cell office:value-type="float" office:value="0.0145076172811759">
            <text:p>0,01451</text:p>
          </table:table-cell>
          <table:table-cell office:value-type="float" office:value="1.42453297746165">
            <text:p>1,42453</text:p>
          </table:table-cell>
          <table:table-cell office:value-type="float" office:value="1.42421344818629">
            <text:p>1,42421</text:p>
          </table:table-cell>
        </table:table-row>
        <table:table-row table:style-name="ro2">
          <table:table-cell table:style-name="ce1" office:value-type="string">
            <text:p>2011.08.15</text:p>
          </table:table-cell>
          <table:table-cell office:value-type="float" office:value="1.42642">
            <text:p>1,42642</text:p>
          </table:table-cell>
          <table:table-cell office:value-type="float" office:value="1.44766">
            <text:p>1,44766</text:p>
          </table:table-cell>
          <table:table-cell office:value-type="float" office:value="1.42488">
            <text:p>1,42488</text:p>
          </table:table-cell>
          <table:table-cell office:value-type="float" office:value="1.44436">
            <text:p>1,44436</text:p>
          </table:table-cell>
          <table:table-cell table:formula="of:=([.E1559]+[.D1559]+[.C1559])/3" office:value-type="float" office:value="1.43896666666667">
            <text:p>1,43897</text:p>
          </table:table-cell>
          <table:table-cell table:formula="of:=[.C1559]-[.D1559]" office:value-type="float" office:value="0.02278">
            <text:p>0,02278</text:p>
          </table:table-cell>
          <table:table-cell office:value-type="float" office:value="0.014497911225433">
            <text:p>0,01450</text:p>
          </table:table-cell>
          <table:table-cell office:value-type="float" office:value="1.4247096117102">
            <text:p>1,42471</text:p>
          </table:table-cell>
          <table:table-cell office:value-type="float" office:value="1.42474025238914">
            <text:p>1,42474</text:p>
          </table:table-cell>
        </table:table-row>
        <table:table-row table:style-name="ro2">
          <table:table-cell table:style-name="ce1" office:value-type="string">
            <text:p>2011.08.16</text:p>
          </table:table-cell>
          <table:table-cell office:value-type="float" office:value="1.44426">
            <text:p>1,44426</text:p>
          </table:table-cell>
          <table:table-cell office:value-type="float" office:value="1.44715">
            <text:p>1,44715</text:p>
          </table:table-cell>
          <table:table-cell office:value-type="float" office:value="1.43537">
            <text:p>1,43537</text:p>
          </table:table-cell>
          <table:table-cell office:value-type="float" office:value="1.44064">
            <text:p>1,44064</text:p>
          </table:table-cell>
          <table:table-cell table:formula="of:=([.E1560]+[.D1560]+[.C1560])/3" office:value-type="float" office:value="1.44105333333333">
            <text:p>1,44105</text:p>
          </table:table-cell>
          <table:table-cell table:formula="of:=[.C1560]-[.D1560]" office:value-type="float" office:value="0.0117800000000001">
            <text:p>0,01178</text:p>
          </table:table-cell>
          <table:table-cell office:value-type="float" office:value="0.0144023797531051">
            <text:p>0,01440</text:p>
          </table:table-cell>
          <table:table-cell office:value-type="float" office:value="1.42855429985152">
            <text:p>1,42855</text:p>
          </table:table-cell>
          <table:table-cell office:value-type="float" office:value="1.43025343370306">
            <text:p>1,43025</text:p>
          </table:table-cell>
        </table:table-row>
        <table:table-row table:style-name="ro2">
          <table:table-cell table:style-name="ce1" office:value-type="string">
            <text:p>2011.08.17</text:p>
          </table:table-cell>
          <table:table-cell office:value-type="float" office:value="1.4408">
            <text:p>1,44080</text:p>
          </table:table-cell>
          <table:table-cell office:value-type="float" office:value="1.45169">
            <text:p>1,45169</text:p>
          </table:table-cell>
          <table:table-cell office:value-type="float" office:value="1.43246">
            <text:p>1,43246</text:p>
          </table:table-cell>
          <table:table-cell office:value-type="float" office:value="1.44249">
            <text:p>1,44249</text:p>
          </table:table-cell>
          <table:table-cell table:formula="of:=([.E1561]+[.D1561]+[.C1561])/3" office:value-type="float" office:value="1.44221333333333">
            <text:p>1,44221</text:p>
          </table:table-cell>
          <table:table-cell table:formula="of:=[.C1561]-[.D1561]" office:value-type="float" office:value="0.0192300000000001">
            <text:p>0,01923</text:p>
          </table:table-cell>
          <table:table-cell office:value-type="float" office:value="0.014326030249175">
            <text:p>0,01433</text:p>
          </table:table-cell>
          <table:table-cell office:value-type="float" office:value="1.43175991847216">
            <text:p>1,43176</text:p>
          </table:table-cell>
          <table:table-cell office:value-type="float" office:value="1.43292767279469">
            <text:p>1,43293</text:p>
          </table:table-cell>
        </table:table-row>
        <table:table-row table:style-name="ro2">
          <table:table-cell table:style-name="ce1" office:value-type="string">
            <text:p>2011.08.18</text:p>
          </table:table-cell>
          <table:table-cell office:value-type="float" office:value="1.44251">
            <text:p>1,44251</text:p>
          </table:table-cell>
          <table:table-cell office:value-type="float" office:value="1.44515">
            <text:p>1,44515</text:p>
          </table:table-cell>
          <table:table-cell office:value-type="float" office:value="1.42709">
            <text:p>1,42709</text:p>
          </table:table-cell>
          <table:table-cell office:value-type="float" office:value="1.43319">
            <text:p>1,43319</text:p>
          </table:table-cell>
          <table:table-cell table:formula="of:=([.E1562]+[.D1562]+[.C1562])/3" office:value-type="float" office:value="1.43514333333333">
            <text:p>1,43514</text:p>
          </table:table-cell>
          <table:table-cell table:formula="of:=[.C1562]-[.D1562]" office:value-type="float" office:value="0.01806">
            <text:p>0,01806</text:p>
          </table:table-cell>
          <table:table-cell office:value-type="float" office:value="0.0142243975889691">
            <text:p>0,01422</text:p>
          </table:table-cell>
          <table:table-cell office:value-type="float" office:value="1.43470199085449">
            <text:p>1,43470</text:p>
          </table:table-cell>
          <table:table-cell office:value-type="float" office:value="1.43564563584668">
            <text:p>1,43565</text:p>
          </table:table-cell>
        </table:table-row>
        <table:table-row table:style-name="ro2">
          <table:table-cell table:style-name="ce1" office:value-type="string">
            <text:p>2011.08.19</text:p>
          </table:table-cell>
          <table:table-cell office:value-type="float" office:value="1.433">
            <text:p>1,43300</text:p>
          </table:table-cell>
          <table:table-cell office:value-type="float" office:value="1.4452">
            <text:p>1,44520</text:p>
          </table:table-cell>
          <table:table-cell office:value-type="float" office:value="1.4258">
            <text:p>1,42580</text:p>
          </table:table-cell>
          <table:table-cell office:value-type="float" office:value="1.4396">
            <text:p>1,43960</text:p>
          </table:table-cell>
          <table:table-cell table:formula="of:=([.E1563]+[.D1563]+[.C1563])/3" office:value-type="float" office:value="1.43686666666667">
            <text:p>1,43687</text:p>
          </table:table-cell>
          <table:table-cell table:formula="of:=[.C1563]-[.D1563]" office:value-type="float" office:value="0.0194000000000001">
            <text:p>0,01940</text:p>
          </table:table-cell>
          <table:table-cell office:value-type="float" office:value="0.0141945170217347">
            <text:p>0,01419</text:p>
          </table:table-cell>
          <table:table-cell office:value-type="float" office:value="1.43475322354583">
            <text:p>1,43475</text:p>
          </table:table-cell>
          <table:table-cell office:value-type="float" office:value="1.43514076905015">
            <text:p>1,43514</text:p>
          </table:table-cell>
        </table:table-row>
        <table:table-row table:style-name="ro2">
          <table:table-cell table:style-name="ce1" office:value-type="string">
            <text:p>2011.08.22</text:p>
          </table:table-cell>
          <table:table-cell office:value-type="float" office:value="1.438">
            <text:p>1,43800</text:p>
          </table:table-cell>
          <table:table-cell office:value-type="float" office:value="1.4434">
            <text:p>1,44340</text:p>
          </table:table-cell>
          <table:table-cell office:value-type="float" office:value="1.4346">
            <text:p>1,43460</text:p>
          </table:table-cell>
          <table:table-cell office:value-type="float" office:value="1.4357">
            <text:p>1,43570</text:p>
          </table:table-cell>
          <table:table-cell table:formula="of:=([.E1564]+[.D1564]+[.C1564])/3" office:value-type="float" office:value="1.4379">
            <text:p>1,43790</text:p>
          </table:table-cell>
          <table:table-cell table:formula="of:=[.C1564]-[.D1564]" office:value-type="float" office:value="0.00879999999999992">
            <text:p>0,00880</text:p>
          </table:table-cell>
          <table:table-cell office:value-type="float" office:value="0.0141243133665218">
            <text:p>0,01412</text:p>
          </table:table-cell>
          <table:table-cell office:value-type="float" office:value="1.43592588065412">
            <text:p>1,43593</text:p>
          </table:table-cell>
          <table:table-cell office:value-type="float" office:value="1.43715346195844">
            <text:p>1,43715</text:p>
          </table:table-cell>
        </table:table-row>
        <table:table-row table:style-name="ro2">
          <table:table-cell table:style-name="ce1" office:value-type="string">
            <text:p>2011.08.23</text:p>
          </table:table-cell>
          <table:table-cell office:value-type="float" office:value="1.43573">
            <text:p>1,43573</text:p>
          </table:table-cell>
          <table:table-cell office:value-type="float" office:value="1.44994">
            <text:p>1,44994</text:p>
          </table:table-cell>
          <table:table-cell office:value-type="float" office:value="1.43529">
            <text:p>1,43529</text:p>
          </table:table-cell>
          <table:table-cell office:value-type="float" office:value="1.44408">
            <text:p>1,44408</text:p>
          </table:table-cell>
          <table:table-cell table:formula="of:=([.E1565]+[.D1565]+[.C1565])/3" office:value-type="float" office:value="1.44310333333333">
            <text:p>1,44310</text:p>
          </table:table-cell>
          <table:table-cell table:formula="of:=[.C1565]-[.D1565]" office:value-type="float" office:value="0.0146500000000001">
            <text:p>0,01465</text:p>
          </table:table-cell>
          <table:table-cell office:value-type="float" office:value="0.0141176566466841">
            <text:p>0,01412</text:p>
          </table:table-cell>
          <table:table-cell office:value-type="float" office:value="1.43631048307133">
            <text:p>1,43631</text:p>
          </table:table-cell>
          <table:table-cell office:value-type="float" office:value="1.43663860743486">
            <text:p>1,43664</text:p>
          </table:table-cell>
        </table:table-row>
        <table:table-row table:style-name="ro2">
          <table:table-cell table:style-name="ce1" office:value-type="string">
            <text:p>2011.08.24</text:p>
          </table:table-cell>
          <table:table-cell office:value-type="float" office:value="1.44404">
            <text:p>1,44404</text:p>
          </table:table-cell>
          <table:table-cell office:value-type="float" office:value="1.44812">
            <text:p>1,44812</text:p>
          </table:table-cell>
          <table:table-cell office:value-type="float" office:value="1.43792">
            <text:p>1,43792</text:p>
          </table:table-cell>
          <table:table-cell office:value-type="float" office:value="1.44136">
            <text:p>1,44136</text:p>
          </table:table-cell>
          <table:table-cell table:formula="of:=([.E1566]+[.D1566]+[.C1566])/3" office:value-type="float" office:value="1.44246666666667">
            <text:p>1,44247</text:p>
          </table:table-cell>
          <table:table-cell table:formula="of:=[.C1566]-[.D1566]" office:value-type="float" office:value="0.0102">
            <text:p>0,01020</text:p>
          </table:table-cell>
          <table:table-cell office:value-type="float" office:value="0.0140793393634956">
            <text:p>0,01408</text:p>
          </table:table-cell>
          <table:table-cell office:value-type="float" office:value="1.43807252300591">
            <text:p>1,43807</text:p>
          </table:table-cell>
          <table:table-cell office:value-type="float" office:value="1.43861756498421">
            <text:p>1,43862</text:p>
          </table:table-cell>
        </table:table-row>
        <table:table-row table:style-name="ro2">
          <table:table-cell table:style-name="ce1" office:value-type="string">
            <text:p>2011.08.25</text:p>
          </table:table-cell>
          <table:table-cell office:value-type="float" office:value="1.4412">
            <text:p>1,44120</text:p>
          </table:table-cell>
          <table:table-cell office:value-type="float" office:value="1.4474">
            <text:p>1,44740</text:p>
          </table:table-cell>
          <table:table-cell office:value-type="float" office:value="1.4327">
            <text:p>1,43270</text:p>
          </table:table-cell>
          <table:table-cell office:value-type="float" office:value="1.43788">
            <text:p>1,43788</text:p>
          </table:table-cell>
          <table:table-cell table:formula="of:=([.E1567]+[.D1567]+[.C1567])/3" office:value-type="float" office:value="1.43932666666667">
            <text:p>1,43933</text:p>
          </table:table-cell>
          <table:table-cell table:formula="of:=[.C1567]-[.D1567]" office:value-type="float" office:value="0.0146999999999999">
            <text:p>0,01470</text:p>
          </table:table-cell>
          <table:table-cell office:value-type="float" office:value="0.0140483552181243">
            <text:p>0,01405</text:p>
          </table:table-cell>
          <table:table-cell office:value-type="float" office:value="1.43899799377848">
            <text:p>1,43900</text:p>
          </table:table-cell>
          <table:table-cell office:value-type="float" office:value="1.43904170283538">
            <text:p>1,43904</text:p>
          </table:table-cell>
        </table:table-row>
        <table:table-row table:style-name="ro2">
          <table:table-cell table:style-name="ce1" office:value-type="string">
            <text:p>2011.08.26</text:p>
          </table:table-cell>
          <table:table-cell office:value-type="float" office:value="1.43789">
            <text:p>1,43789</text:p>
          </table:table-cell>
          <table:table-cell office:value-type="float" office:value="1.45013">
            <text:p>1,45013</text:p>
          </table:table-cell>
          <table:table-cell office:value-type="float" office:value="1.43283">
            <text:p>1,43283</text:p>
          </table:table-cell>
          <table:table-cell office:value-type="float" office:value="1.44985">
            <text:p>1,44985</text:p>
          </table:table-cell>
          <table:table-cell table:formula="of:=([.E1568]+[.D1568]+[.C1568])/3" office:value-type="float" office:value="1.44427">
            <text:p>1,44427</text:p>
          </table:table-cell>
          <table:table-cell table:formula="of:=[.C1568]-[.D1568]" office:value-type="float" office:value="0.0173000000000001">
            <text:p>0,01730</text:p>
          </table:table-cell>
          <table:table-cell office:value-type="float" office:value="0.0140360608278643">
            <text:p>0,01404</text:p>
          </table:table-cell>
          <table:table-cell office:value-type="float" office:value="1.43907624377683">
            <text:p>1,43908</text:p>
          </table:table-cell>
          <table:table-cell office:value-type="float" office:value="1.43890613183303">
            <text:p>1,43891</text:p>
          </table:table-cell>
        </table:table-row>
        <table:table-row table:style-name="ro2">
          <table:table-cell table:style-name="ce1" office:value-type="string">
            <text:p>2011.08.29</text:p>
          </table:table-cell>
          <table:table-cell office:value-type="float" office:value="1.45">
            <text:p>1,45000</text:p>
          </table:table-cell>
          <table:table-cell office:value-type="float" office:value="1.4548">
            <text:p>1,45480</text:p>
          </table:table-cell>
          <table:table-cell office:value-type="float" office:value="1.4465">
            <text:p>1,44650</text:p>
          </table:table-cell>
          <table:table-cell office:value-type="float" office:value="1.45096">
            <text:p>1,45096</text:p>
          </table:table-cell>
          <table:table-cell table:formula="of:=([.E1569]+[.D1569]+[.C1569])/3" office:value-type="float" office:value="1.45075333333333">
            <text:p>1,45075</text:p>
          </table:table-cell>
          <table:table-cell table:formula="of:=[.C1569]-[.D1569]" office:value-type="float" office:value="0.0083000000000002">
            <text:p>0,00830</text:p>
          </table:table-cell>
          <table:table-cell office:value-type="float" office:value="0.0139615880621645">
            <text:p>0,01396</text:p>
          </table:table-cell>
          <table:table-cell office:value-type="float" office:value="1.44070917775277">
            <text:p>1,44071</text:p>
          </table:table-cell>
          <table:table-cell office:value-type="float" office:value="1.44190066270487">
            <text:p>1,44190</text:p>
          </table:table-cell>
        </table:table-row>
        <table:table-row table:style-name="ro2">
          <table:table-cell table:style-name="ce1" office:value-type="string">
            <text:p>2011.08.30</text:p>
          </table:table-cell>
          <table:table-cell office:value-type="float" office:value="1.451">
            <text:p>1,45100</text:p>
          </table:table-cell>
          <table:table-cell office:value-type="float" office:value="1.45325">
            <text:p>1,45325</text:p>
          </table:table-cell>
          <table:table-cell office:value-type="float" office:value="1.43841">
            <text:p>1,43841</text:p>
          </table:table-cell>
          <table:table-cell office:value-type="float" office:value="1.44403">
            <text:p>1,44403</text:p>
          </table:table-cell>
          <table:table-cell table:formula="of:=([.E1570]+[.D1570]+[.C1570])/3" office:value-type="float" office:value="1.44523">
            <text:p>1,44523</text:p>
          </table:table-cell>
          <table:table-cell table:formula="of:=[.C1570]-[.D1570]" office:value-type="float" office:value="0.0148400000000002">
            <text:p>0,01484</text:p>
          </table:table-cell>
          <table:table-cell office:value-type="float" office:value="0.0138466976704009">
            <text:p>0,01385</text:p>
          </table:table-cell>
          <table:table-cell office:value-type="float" office:value="1.44373165530093">
            <text:p>1,44373</text:p>
          </table:table-cell>
          <table:table-cell office:value-type="float" office:value="1.44481243179717">
            <text:p>1,44481</text:p>
          </table:table-cell>
        </table:table-row>
        <table:table-row table:style-name="ro2">
          <table:table-cell table:style-name="ce1" office:value-type="string">
            <text:p>2011.08.31</text:p>
          </table:table-cell>
          <table:table-cell office:value-type="float" office:value="1.444">
            <text:p>1,44400</text:p>
          </table:table-cell>
          <table:table-cell office:value-type="float" office:value="1.4468">
            <text:p>1,44680</text:p>
          </table:table-cell>
          <table:table-cell office:value-type="float" office:value="1.43583">
            <text:p>1,43583</text:p>
          </table:table-cell>
          <table:table-cell office:value-type="float" office:value="1.43688">
            <text:p>1,43688</text:p>
          </table:table-cell>
          <table:table-cell table:formula="of:=([.E1571]+[.D1571]+[.C1571])/3" office:value-type="float" office:value="1.43983666666667">
            <text:p>1,43984</text:p>
          </table:table-cell>
          <table:table-cell table:formula="of:=[.C1571]-[.D1571]" office:value-type="float" office:value="0.0109699999999999">
            <text:p>0,01097</text:p>
          </table:table-cell>
          <table:table-cell office:value-type="float" office:value="0.0138701222249066">
            <text:p>0,01387</text:p>
          </table:table-cell>
          <table:table-cell office:value-type="float" office:value="1.44362364911857">
            <text:p>1,44362</text:p>
          </table:table-cell>
          <table:table-cell office:value-type="float" office:value="1.44431654678083">
            <text:p>1,44432</text:p>
          </table:table-cell>
        </table:table-row>
        <table:table-row table:style-name="ro2">
          <table:table-cell table:style-name="ce1" office:value-type="string">
            <text:p>2011.09.01</text:p>
          </table:table-cell>
          <table:table-cell office:value-type="float" office:value="1.4368">
            <text:p>1,43680</text:p>
          </table:table-cell>
          <table:table-cell office:value-type="float" office:value="1.4384">
            <text:p>1,43840</text:p>
          </table:table-cell>
          <table:table-cell office:value-type="float" office:value="1.4225">
            <text:p>1,42250</text:p>
          </table:table-cell>
          <table:table-cell office:value-type="float" office:value="1.4258">
            <text:p>1,42580</text:p>
          </table:table-cell>
          <table:table-cell table:formula="of:=([.E1572]+[.D1572]+[.C1572])/3" office:value-type="float" office:value="1.4289">
            <text:p>1,42890</text:p>
          </table:table-cell>
          <table:table-cell table:formula="of:=[.C1572]-[.D1572]" office:value-type="float" office:value="0.0159">
            <text:p>0,01590</text:p>
          </table:table-cell>
          <table:table-cell office:value-type="float" office:value="0.0138716108835356">
            <text:p>0,01387</text:p>
          </table:table-cell>
          <table:table-cell office:value-type="float" office:value="1.44259124648273">
            <text:p>1,44259</text:p>
          </table:table-cell>
          <table:table-cell office:value-type="float" office:value="1.44219692311283">
            <text:p>1,44220</text:p>
          </table:table-cell>
        </table:table-row>
        <table:table-row table:style-name="ro2">
          <table:table-cell table:style-name="ce1" office:value-type="string">
            <text:p>2011.09.02</text:p>
          </table:table-cell>
          <table:table-cell office:value-type="float" office:value="1.4259">
            <text:p>1,42590</text:p>
          </table:table-cell>
          <table:table-cell office:value-type="float" office:value="1.4288">
            <text:p>1,42880</text:p>
          </table:table-cell>
          <table:table-cell office:value-type="float" office:value="1.4182">
            <text:p>1,41820</text:p>
          </table:table-cell>
          <table:table-cell office:value-type="float" office:value="1.4205">
            <text:p>1,42050</text:p>
          </table:table-cell>
          <table:table-cell table:formula="of:=([.E1573]+[.D1573]+[.C1573])/3" office:value-type="float" office:value="1.4225">
            <text:p>1,42250</text:p>
          </table:table-cell>
          <table:table-cell table:formula="of:=[.C1573]-[.D1573]" office:value-type="float" office:value="0.0105999999999999">
            <text:p>0,01060</text:p>
          </table:table-cell>
          <table:table-cell office:value-type="float" office:value="0.0140007167803515">
            <text:p>0,01400</text:p>
          </table:table-cell>
          <table:table-cell office:value-type="float" office:value="1.43880802200693">
            <text:p>1,43881</text:p>
          </table:table-cell>
          <table:table-cell office:value-type="float" office:value="1.437843962219">
            <text:p>1,43784</text:p>
          </table:table-cell>
        </table:table-row>
        <table:table-row table:style-name="ro2">
          <table:table-cell table:style-name="ce1" office:value-type="string">
            <text:p>2011.09.05</text:p>
          </table:table-cell>
          <table:table-cell office:value-type="float" office:value="1.4161">
            <text:p>1,41610</text:p>
          </table:table-cell>
          <table:table-cell office:value-type="float" office:value="1.4172">
            <text:p>1,41720</text:p>
          </table:table-cell>
          <table:table-cell office:value-type="float" office:value="1.406">
            <text:p>1,40600</text:p>
          </table:table-cell>
          <table:table-cell office:value-type="float" office:value="1.40966">
            <text:p>1,40966</text:p>
          </table:table-cell>
          <table:table-cell table:formula="of:=([.E1574]+[.D1574]+[.C1574])/3" office:value-type="float" office:value="1.41095333333333">
            <text:p>1,41095</text:p>
          </table:table-cell>
          <table:table-cell table:formula="of:=[.C1574]-[.D1574]" office:value-type="float" office:value="0.0111999999999999">
            <text:p>0,01120</text:p>
          </table:table-cell>
          <table:table-cell office:value-type="float" office:value="0.0141341926939069">
            <text:p>0,01413</text:p>
          </table:table-cell>
          <table:table-cell office:value-type="float" office:value="1.43415312367834">
            <text:p>1,43415</text:p>
          </table:table-cell>
          <table:table-cell office:value-type="float" office:value="1.43282630295782">
            <text:p>1,43283</text:p>
          </table:table-cell>
        </table:table-row>
        <table:table-row table:style-name="ro2">
          <table:table-cell table:style-name="ce1" office:value-type="string">
            <text:p>2011.09.06</text:p>
          </table:table-cell>
          <table:table-cell office:value-type="float" office:value="1.4096">
            <text:p>1,40960</text:p>
          </table:table-cell>
          <table:table-cell office:value-type="float" office:value="1.4282">
            <text:p>1,42820</text:p>
          </table:table-cell>
          <table:table-cell office:value-type="float" office:value="1.39719">
            <text:p>1,39719</text:p>
          </table:table-cell>
          <table:table-cell office:value-type="float" office:value="1.39973">
            <text:p>1,39973</text:p>
          </table:table-cell>
          <table:table-cell table:formula="of:=([.E1575]+[.D1575]+[.C1575])/3" office:value-type="float" office:value="1.40837333333333">
            <text:p>1,40837</text:p>
          </table:table-cell>
          <table:table-cell table:formula="of:=[.C1575]-[.D1575]" office:value-type="float" office:value="0.0310099999999998">
            <text:p>0,03101</text:p>
          </table:table-cell>
          <table:table-cell office:value-type="float" office:value="0.0144212415563683">
            <text:p>0,01442</text:p>
          </table:table-cell>
          <table:table-cell office:value-type="float" office:value="1.42748123184194">
            <text:p>1,42748</text:p>
          </table:table-cell>
          <table:table-cell office:value-type="float" office:value="1.42587628217062">
            <text:p>1,42588</text:p>
          </table:table-cell>
        </table:table-row>
        <table:table-row table:style-name="ro2">
          <table:table-cell table:style-name="ce1" office:value-type="string">
            <text:p>2011.09.07</text:p>
          </table:table-cell>
          <table:table-cell office:value-type="float" office:value="1.39961">
            <text:p>1,39961</text:p>
          </table:table-cell>
          <table:table-cell office:value-type="float" office:value="1.41492">
            <text:p>1,41492</text:p>
          </table:table-cell>
          <table:table-cell office:value-type="float" office:value="1.39915">
            <text:p>1,39915</text:p>
          </table:table-cell>
          <table:table-cell office:value-type="float" office:value="1.40973">
            <text:p>1,40973</text:p>
          </table:table-cell>
          <table:table-cell table:formula="of:=([.E1576]+[.D1576]+[.C1576])/3" office:value-type="float" office:value="1.40793333333333">
            <text:p>1,40793</text:p>
          </table:table-cell>
          <table:table-cell table:formula="of:=[.C1576]-[.D1576]" office:value-type="float" office:value="0.0157699999999998">
            <text:p>0,01577</text:p>
          </table:table-cell>
          <table:table-cell office:value-type="float" office:value="0.0148498380324863">
            <text:p>0,01485</text:p>
          </table:table-cell>
          <table:table-cell office:value-type="float" office:value="1.42137206116439">
            <text:p>1,42137</text:p>
          </table:table-cell>
          <table:table-cell office:value-type="float" office:value="1.4182090042067">
            <text:p>1,41821</text:p>
          </table:table-cell>
        </table:table-row>
        <table:table-row table:style-name="ro2">
          <table:table-cell table:style-name="ce1" office:value-type="string">
            <text:p>2011.09.08</text:p>
          </table:table-cell>
          <table:table-cell office:value-type="float" office:value="1.4096">
            <text:p>1,40960</text:p>
          </table:table-cell>
          <table:table-cell office:value-type="float" office:value="1.4099">
            <text:p>1,40990</text:p>
          </table:table-cell>
          <table:table-cell office:value-type="float" office:value="1.3872">
            <text:p>1,38720</text:p>
          </table:table-cell>
          <table:table-cell office:value-type="float" office:value="1.3881">
            <text:p>1,38810</text:p>
          </table:table-cell>
          <table:table-cell table:formula="of:=([.E1577]+[.D1577]+[.C1577])/3" office:value-type="float" office:value="1.39506666666667">
            <text:p>1,39507</text:p>
          </table:table-cell>
          <table:table-cell table:formula="of:=[.C1577]-[.D1577]" office:value-type="float" office:value="0.0226999999999999">
            <text:p>0,02270</text:p>
          </table:table-cell>
          <table:table-cell office:value-type="float" office:value="0.0150169455139074">
            <text:p>0,01502</text:p>
          </table:table-cell>
          <table:table-cell office:value-type="float" office:value="1.41805223832017">
            <text:p>1,41805</text:p>
          </table:table-cell>
          <table:table-cell office:value-type="float" office:value="1.41524932814648">
            <text:p>1,41525</text:p>
          </table:table-cell>
        </table:table-row>
        <table:table-row table:style-name="ro2">
          <table:table-cell table:style-name="ce1" office:value-type="string">
            <text:p>2011.09.09</text:p>
          </table:table-cell>
          <table:table-cell office:value-type="float" office:value="1.3882">
            <text:p>1,38820</text:p>
          </table:table-cell>
          <table:table-cell office:value-type="float" office:value="1.3936">
            <text:p>1,39360</text:p>
          </table:table-cell>
          <table:table-cell office:value-type="float" office:value="1.36276">
            <text:p>1,36276</text:p>
          </table:table-cell>
          <table:table-cell office:value-type="float" office:value="1.36544">
            <text:p>1,36544</text:p>
          </table:table-cell>
          <table:table-cell table:formula="of:=([.E1578]+[.D1578]+[.C1578])/3" office:value-type="float" office:value="1.37393333333333">
            <text:p>1,37393</text:p>
          </table:table-cell>
          <table:table-cell table:formula="of:=[.C1578]-[.D1578]" office:value-type="float" office:value="0.03084">
            <text:p>0,03084</text:p>
          </table:table-cell>
          <table:table-cell office:value-type="float" office:value="0.0154235480589366">
            <text:p>0,01542</text:p>
          </table:table-cell>
          <table:table-cell office:value-type="float" office:value="1.41132394996773">
            <text:p>1,41132</text:p>
          </table:table-cell>
          <table:table-cell office:value-type="float" office:value="1.40741684032432">
            <text:p>1,40742</text:p>
          </table:table-cell>
        </table:table-row>
        <table:table-row table:style-name="ro2">
          <table:table-cell table:style-name="ce1" office:value-type="string">
            <text:p>2011.09.12</text:p>
          </table:table-cell>
          <table:table-cell office:value-type="float" office:value="1.3587">
            <text:p>1,35870</text:p>
          </table:table-cell>
          <table:table-cell office:value-type="float" office:value="1.36939">
            <text:p>1,36939</text:p>
          </table:table-cell>
          <table:table-cell office:value-type="float" office:value="1.3498">
            <text:p>1,34980</text:p>
          </table:table-cell>
          <table:table-cell office:value-type="float" office:value="1.3678">
            <text:p>1,36780</text:p>
          </table:table-cell>
          <table:table-cell table:formula="of:=([.E1579]+[.D1579]+[.C1579])/3" office:value-type="float" office:value="1.36233">
            <text:p>1,36233</text:p>
          </table:table-cell>
          <table:table-cell table:formula="of:=[.C1579]-[.D1579]" office:value-type="float" office:value="0.01959">
            <text:p>0,01959</text:p>
          </table:table-cell>
          <table:table-cell office:value-type="float" office:value="0.0159911388740134">
            <text:p>0,01599</text:p>
          </table:table-cell>
          <table:table-cell office:value-type="float" office:value="1.40016142749641">
            <text:p>1,40016</text:p>
          </table:table-cell>
          <table:table-cell office:value-type="float" office:value="1.39500080372389">
            <text:p>1,39500</text:p>
          </table:table-cell>
        </table:table-row>
        <table:table-row table:style-name="ro2">
          <table:table-cell table:style-name="ce1" office:value-type="string">
            <text:p>2011.09.13</text:p>
          </table:table-cell>
          <table:table-cell office:value-type="float" office:value="1.36773">
            <text:p>1,36773</text:p>
          </table:table-cell>
          <table:table-cell office:value-type="float" office:value="1.37386">
            <text:p>1,37386</text:p>
          </table:table-cell>
          <table:table-cell office:value-type="float" office:value="1.35575">
            <text:p>1,35575</text:p>
          </table:table-cell>
          <table:table-cell office:value-type="float" office:value="1.36778">
            <text:p>1,36778</text:p>
          </table:table-cell>
          <table:table-cell table:formula="of:=([.E1580]+[.D1580]+[.C1580])/3" office:value-type="float" office:value="1.36579666666667">
            <text:p>1,36580</text:p>
          </table:table-cell>
          <table:table-cell table:formula="of:=[.C1580]-[.D1580]" office:value-type="float" office:value="0.0181100000000001">
            <text:p>0,01811</text:p>
          </table:table-cell>
          <table:table-cell office:value-type="float" office:value="0.0163514055286621">
            <text:p>0,01635</text:p>
          </table:table-cell>
          <table:table-cell office:value-type="float" office:value="1.39112599338859">
            <text:p>1,39113</text:p>
          </table:table-cell>
          <table:table-cell office:value-type="float" office:value="1.38755738382703">
            <text:p>1,38756</text:p>
          </table:table-cell>
        </table:table-row>
        <table:table-row table:style-name="ro2">
          <table:table-cell table:style-name="ce1" office:value-type="string">
            <text:p>2011.09.14</text:p>
          </table:table-cell>
          <table:table-cell office:value-type="float" office:value="1.36776">
            <text:p>1,36776</text:p>
          </table:table-cell>
          <table:table-cell office:value-type="float" office:value="1.37828">
            <text:p>1,37828</text:p>
          </table:table-cell>
          <table:table-cell office:value-type="float" office:value="1.35907">
            <text:p>1,35907</text:p>
          </table:table-cell>
          <table:table-cell office:value-type="float" office:value="1.37536">
            <text:p>1,37536</text:p>
          </table:table-cell>
          <table:table-cell table:formula="of:=([.E1581]+[.D1581]+[.C1581])/3" office:value-type="float" office:value="1.37090333333333">
            <text:p>1,37090</text:p>
          </table:table-cell>
          <table:table-cell table:formula="of:=[.C1581]-[.D1581]" office:value-type="float" office:value="0.01921">
            <text:p>0,01921</text:p>
          </table:table-cell>
          <table:table-cell office:value-type="float" office:value="0.016723083667467">
            <text:p>0,01672</text:p>
          </table:table-cell>
          <table:table-cell office:value-type="float" office:value="1.38440050463587">
            <text:p>1,38440</text:p>
          </table:table-cell>
          <table:table-cell office:value-type="float" office:value="1.38189927847663">
            <text:p>1,38190</text:p>
          </table:table-cell>
        </table:table-row>
        <table:table-row table:style-name="ro2">
          <table:table-cell table:style-name="ce1" office:value-type="string">
            <text:p>2011.09.15</text:p>
          </table:table-cell>
          <table:table-cell office:value-type="float" office:value="1.3753">
            <text:p>1,37530</text:p>
          </table:table-cell>
          <table:table-cell office:value-type="float" office:value="1.3936">
            <text:p>1,39360</text:p>
          </table:table-cell>
          <table:table-cell office:value-type="float" office:value="1.3703">
            <text:p>1,37030</text:p>
          </table:table-cell>
          <table:table-cell office:value-type="float" office:value="1.3875">
            <text:p>1,38750</text:p>
          </table:table-cell>
          <table:table-cell table:formula="of:=([.E1582]+[.D1582]+[.C1582])/3" office:value-type="float" office:value="1.3838">
            <text:p>1,38380</text:p>
          </table:table-cell>
          <table:table-cell table:formula="of:=[.C1582]-[.D1582]" office:value-type="float" office:value="0.0232999999999999">
            <text:p>0,02330</text:p>
          </table:table-cell>
          <table:table-cell office:value-type="float" office:value="0.0170108173497685">
            <text:p>0,01701</text:p>
          </table:table-cell>
          <table:table-cell office:value-type="float" office:value="1.38031836803144">
            <text:p>1,38032</text:p>
          </table:table-cell>
          <table:table-cell office:value-type="float" office:value="1.37921510817887">
            <text:p>1,37922</text:p>
          </table:table-cell>
        </table:table-row>
        <table:table-row table:style-name="ro2">
          <table:table-cell table:style-name="ce1" office:value-type="string">
            <text:p>2011.09.16</text:p>
          </table:table-cell>
          <table:table-cell office:value-type="float" office:value="1.3876">
            <text:p>1,38760</text:p>
          </table:table-cell>
          <table:table-cell office:value-type="float" office:value="1.38926">
            <text:p>1,38926</text:p>
          </table:table-cell>
          <table:table-cell office:value-type="float" office:value="1.37535">
            <text:p>1,37535</text:p>
          </table:table-cell>
          <table:table-cell office:value-type="float" office:value="1.37944">
            <text:p>1,37944</text:p>
          </table:table-cell>
          <table:table-cell table:formula="of:=([.E1583]+[.D1583]+[.C1583])/3" office:value-type="float" office:value="1.38135">
            <text:p>1,38135</text:p>
          </table:table-cell>
          <table:table-cell table:formula="of:=[.C1583]-[.D1583]" office:value-type="float" office:value="0.0139100000000001">
            <text:p>0,01391</text:p>
          </table:table-cell>
          <table:table-cell office:value-type="float" office:value="0.017075194523152">
            <text:p>0,01708</text:p>
          </table:table-cell>
          <table:table-cell office:value-type="float" office:value="1.38158318462228">
            <text:p>1,38158</text:p>
          </table:table-cell>
          <table:table-cell office:value-type="float" office:value="1.38107831606448">
            <text:p>1,38108</text:p>
          </table:table-cell>
        </table:table-row>
        <table:table-row table:style-name="ro2">
          <table:table-cell table:style-name="ce1" office:value-type="string">
            <text:p>2011.09.19</text:p>
          </table:table-cell>
          <table:table-cell office:value-type="float" office:value="1.36904">
            <text:p>1,36904</text:p>
          </table:table-cell>
          <table:table-cell office:value-type="float" office:value="1.37207">
            <text:p>1,37207</text:p>
          </table:table-cell>
          <table:table-cell office:value-type="float" office:value="1.35864">
            <text:p>1,35864</text:p>
          </table:table-cell>
          <table:table-cell office:value-type="float" office:value="1.36833">
            <text:p>1,36833</text:p>
          </table:table-cell>
          <table:table-cell table:formula="of:=([.E1584]+[.D1584]+[.C1584])/3" office:value-type="float" office:value="1.36634666666667">
            <text:p>1,36635</text:p>
          </table:table-cell>
          <table:table-cell table:formula="of:=[.C1584]-[.D1584]" office:value-type="float" office:value="0.0134299999999998">
            <text:p>0,01343</text:p>
          </table:table-cell>
          <table:table-cell office:value-type="float" office:value="0.0170134923279434">
            <text:p>0,01701</text:p>
          </table:table-cell>
          <table:table-cell office:value-type="float" office:value="1.38153609846537">
            <text:p>1,38154</text:p>
          </table:table-cell>
          <table:table-cell office:value-type="float" office:value="1.38043487608648">
            <text:p>1,38043</text:p>
          </table:table-cell>
        </table:table-row>
        <table:table-row table:style-name="ro2">
          <table:table-cell table:style-name="ce1" office:value-type="string">
            <text:p>2011.09.20</text:p>
          </table:table-cell>
          <table:table-cell office:value-type="float" office:value="1.36862">
            <text:p>1,36862</text:p>
          </table:table-cell>
          <table:table-cell office:value-type="float" office:value="1.37439">
            <text:p>1,37439</text:p>
          </table:table-cell>
          <table:table-cell office:value-type="float" office:value="1.35931">
            <text:p>1,35931</text:p>
          </table:table-cell>
          <table:table-cell office:value-type="float" office:value="1.36987">
            <text:p>1,36987</text:p>
          </table:table-cell>
          <table:table-cell table:formula="of:=([.E1585]+[.D1585]+[.C1585])/3" office:value-type="float" office:value="1.36785666666667">
            <text:p>1,36786</text:p>
          </table:table-cell>
          <table:table-cell table:formula="of:=[.C1585]-[.D1585]" office:value-type="float" office:value="0.01508">
            <text:p>0,01508</text:p>
          </table:table-cell>
          <table:table-cell office:value-type="float" office:value="0.0169830142472327">
            <text:p>0,01698</text:p>
          </table:table-cell>
          <table:table-cell office:value-type="float" office:value="1.37776810750447">
            <text:p>1,37777</text:p>
          </table:table-cell>
          <table:table-cell office:value-type="float" office:value="1.37734069724897">
            <text:p>1,37734</text:p>
          </table:table-cell>
        </table:table-row>
        <table:table-row table:style-name="ro2">
          <table:table-cell table:style-name="ce1" office:value-type="string">
            <text:p>2011.09.21</text:p>
          </table:table-cell>
          <table:table-cell office:value-type="float" office:value="1.37036">
            <text:p>1,37036</text:p>
          </table:table-cell>
          <table:table-cell office:value-type="float" office:value="1.37964">
            <text:p>1,37964</text:p>
          </table:table-cell>
          <table:table-cell office:value-type="float" office:value="1.35631">
            <text:p>1,35631</text:p>
          </table:table-cell>
          <table:table-cell office:value-type="float" office:value="1.35723">
            <text:p>1,35723</text:p>
          </table:table-cell>
          <table:table-cell table:formula="of:=([.E1586]+[.D1586]+[.C1586])/3" office:value-type="float" office:value="1.36439333333333">
            <text:p>1,36439</text:p>
          </table:table-cell>
          <table:table-cell table:formula="of:=[.C1586]-[.D1586]" office:value-type="float" office:value="0.0233299999999998">
            <text:p>0,02333</text:p>
          </table:table-cell>
          <table:table-cell office:value-type="float" office:value="0.0169416123917684">
            <text:p>0,01694</text:p>
          </table:table-cell>
          <table:table-cell office:value-type="float" office:value="1.3756819340522">
            <text:p>1,37568</text:p>
          </table:table-cell>
          <table:table-cell office:value-type="float" office:value="1.37588774338062">
            <text:p>1,37589</text:p>
          </table:table-cell>
        </table:table-row>
        <table:table-row table:style-name="ro2">
          <table:table-cell table:style-name="ce1" office:value-type="string">
            <text:p>2011.09.22</text:p>
          </table:table-cell>
          <table:table-cell office:value-type="float" office:value="1.35647">
            <text:p>1,35647</text:p>
          </table:table-cell>
          <table:table-cell office:value-type="float" office:value="1.36006">
            <text:p>1,36006</text:p>
          </table:table-cell>
          <table:table-cell office:value-type="float" office:value="1.3385">
            <text:p>1,33850</text:p>
          </table:table-cell>
          <table:table-cell office:value-type="float" office:value="1.34612">
            <text:p>1,34612</text:p>
          </table:table-cell>
          <table:table-cell table:formula="of:=([.E1587]+[.D1587]+[.C1587])/3" office:value-type="float" office:value="1.34822666666667">
            <text:p>1,34823</text:p>
          </table:table-cell>
          <table:table-cell table:formula="of:=[.C1587]-[.D1587]" office:value-type="float" office:value="0.02156">
            <text:p>0,02156</text:p>
          </table:table-cell>
          <table:table-cell office:value-type="float" office:value="0.0171469724743403">
            <text:p>0,01715</text:p>
          </table:table-cell>
          <table:table-cell office:value-type="float" office:value="1.37227605390125">
            <text:p>1,37228</text:p>
          </table:table-cell>
          <table:table-cell office:value-type="float" office:value="1.37131960110277">
            <text:p>1,37132</text:p>
          </table:table-cell>
        </table:table-row>
        <table:table-row table:style-name="ro2">
          <table:table-cell table:style-name="ce1" office:value-type="string">
            <text:p>2011.09.23</text:p>
          </table:table-cell>
          <table:table-cell office:value-type="float" office:value="1.34596">
            <text:p>1,34596</text:p>
          </table:table-cell>
          <table:table-cell office:value-type="float" office:value="1.35668">
            <text:p>1,35668</text:p>
          </table:table-cell>
          <table:table-cell office:value-type="float" office:value="1.34183">
            <text:p>1,34183</text:p>
          </table:table-cell>
          <table:table-cell office:value-type="float" office:value="1.34984">
            <text:p>1,34984</text:p>
          </table:table-cell>
          <table:table-cell table:formula="of:=([.E1588]+[.D1588]+[.C1588])/3" office:value-type="float" office:value="1.34945">
            <text:p>1,34945</text:p>
          </table:table-cell>
          <table:table-cell table:formula="of:=[.C1588]-[.D1588]" office:value-type="float" office:value="0.01485">
            <text:p>0,01485</text:p>
          </table:table-cell>
          <table:table-cell office:value-type="float" office:value="0.017492428807532">
            <text:p>0,01749</text:p>
          </table:table-cell>
          <table:table-cell office:value-type="float" office:value="1.36534322029034">
            <text:p>1,36534</text:p>
          </table:table-cell>
          <table:table-cell office:value-type="float" office:value="1.36368158334485">
            <text:p>1,36368</text:p>
          </table:table-cell>
        </table:table-row>
        <table:table-row table:style-name="ro2">
          <table:table-cell table:style-name="ce1" office:value-type="string">
            <text:p>2011.09.26</text:p>
          </table:table-cell>
          <table:table-cell office:value-type="float" office:value="1.3521">
            <text:p>1,35210</text:p>
          </table:table-cell>
          <table:table-cell office:value-type="float" office:value="1.35499">
            <text:p>1,35499</text:p>
          </table:table-cell>
          <table:table-cell office:value-type="float" office:value="1.33623">
            <text:p>1,33623</text:p>
          </table:table-cell>
          <table:table-cell office:value-type="float" office:value="1.35319">
            <text:p>1,35319</text:p>
          </table:table-cell>
          <table:table-cell table:formula="of:=([.E1589]+[.D1589]+[.C1589])/3" office:value-type="float" office:value="1.34813666666667">
            <text:p>1,34814</text:p>
          </table:table-cell>
          <table:table-cell table:formula="of:=[.C1589]-[.D1589]" office:value-type="float" office:value="0.0187599999999999">
            <text:p>0,01876</text:p>
          </table:table-cell>
          <table:table-cell office:value-type="float" office:value="0.0176888003953834">
            <text:p>0,01769</text:p>
          </table:table-cell>
          <table:table-cell office:value-type="float" office:value="1.3616994964715">
            <text:p>1,36170</text:p>
          </table:table-cell>
          <table:table-cell office:value-type="float" office:value="1.35964684380008">
            <text:p>1,35965</text:p>
          </table:table-cell>
        </table:table-row>
        <table:table-row table:style-name="ro2">
          <table:table-cell table:style-name="ce1" office:value-type="string">
            <text:p>2011.09.27</text:p>
          </table:table-cell>
          <table:table-cell office:value-type="float" office:value="1.35323">
            <text:p>1,35323</text:p>
          </table:table-cell>
          <table:table-cell office:value-type="float" office:value="1.36679">
            <text:p>1,36679</text:p>
          </table:table-cell>
          <table:table-cell office:value-type="float" office:value="1.34793">
            <text:p>1,34793</text:p>
          </table:table-cell>
          <table:table-cell office:value-type="float" office:value="1.35858">
            <text:p>1,35858</text:p>
          </table:table-cell>
          <table:table-cell table:formula="of:=([.E1590]+[.D1590]+[.C1590])/3" office:value-type="float" office:value="1.35776666666667">
            <text:p>1,35777</text:p>
          </table:table-cell>
          <table:table-cell table:formula="of:=[.C1590]-[.D1590]" office:value-type="float" office:value="0.0188599999999999">
            <text:p>0,01886</text:p>
          </table:table-cell>
          <table:table-cell office:value-type="float" office:value="0.0178641554550329">
            <text:p>0,01786</text:p>
          </table:table-cell>
          <table:table-cell office:value-type="float" office:value="1.35794057944851">
            <text:p>1,35794</text:p>
          </table:table-cell>
          <table:table-cell office:value-type="float" office:value="1.35774553646698">
            <text:p>1,35775</text:p>
          </table:table-cell>
        </table:table-row>
        <table:table-row table:style-name="ro2">
          <table:table-cell table:style-name="ce1" office:value-type="string">
            <text:p>2011.09.28</text:p>
          </table:table-cell>
          <table:table-cell office:value-type="float" office:value="1.35839">
            <text:p>1,35839</text:p>
          </table:table-cell>
          <table:table-cell office:value-type="float" office:value="1.36897">
            <text:p>1,36897</text:p>
          </table:table-cell>
          <table:table-cell office:value-type="float" office:value="1.35326">
            <text:p>1,35326</text:p>
          </table:table-cell>
          <table:table-cell office:value-type="float" office:value="1.3542">
            <text:p>1,35420</text:p>
          </table:table-cell>
          <table:table-cell table:formula="of:=([.E1591]+[.D1591]+[.C1591])/3" office:value-type="float" office:value="1.35881">
            <text:p>1,35881</text:p>
          </table:table-cell>
          <table:table-cell table:formula="of:=[.C1591]-[.D1591]" office:value-type="float" office:value="0.0157099999999999">
            <text:p>0,01571</text:p>
          </table:table-cell>
          <table:table-cell office:value-type="float" office:value="0.0179327791487939">
            <text:p>0,01793</text:p>
          </table:table-cell>
          <table:table-cell office:value-type="float" office:value="1.35790470428872">
            <text:p>1,35790</text:p>
          </table:table-cell>
          <table:table-cell office:value-type="float" office:value="1.35796506306737">
            <text:p>1,35797</text:p>
          </table:table-cell>
        </table:table-row>
        <table:table-row table:style-name="ro2">
          <table:table-cell table:style-name="ce1" office:value-type="string">
            <text:p>2011.09.29</text:p>
          </table:table-cell>
          <table:table-cell office:value-type="float" office:value="1.3541">
            <text:p>1,35410</text:p>
          </table:table-cell>
          <table:table-cell office:value-type="float" office:value="1.36783">
            <text:p>1,36783</text:p>
          </table:table-cell>
          <table:table-cell office:value-type="float" office:value="1.35194">
            <text:p>1,35194</text:p>
          </table:table-cell>
          <table:table-cell office:value-type="float" office:value="1.35962">
            <text:p>1,35962</text:p>
          </table:table-cell>
          <table:table-cell table:formula="of:=([.E1592]+[.D1592]+[.C1592])/3" office:value-type="float" office:value="1.35979666666667">
            <text:p>1,35980</text:p>
          </table:table-cell>
          <table:table-cell table:formula="of:=[.C1592]-[.D1592]" office:value-type="float" office:value="0.0158900000000002">
            <text:p>0,01589</text:p>
          </table:table-cell>
          <table:table-cell office:value-type="float" office:value="0.0179733069288057">
            <text:p>0,01797</text:p>
          </table:table-cell>
          <table:table-cell office:value-type="float" office:value="1.35809069185522">
            <text:p>1,35809</text:p>
          </table:table-cell>
          <table:table-cell office:value-type="float" office:value="1.35661735868269">
            <text:p>1,35662</text:p>
          </table:table-cell>
        </table:table-row>
        <table:table-row table:style-name="ro2">
          <table:table-cell table:style-name="ce1" office:value-type="string">
            <text:p>2011.09.30</text:p>
          </table:table-cell>
          <table:table-cell office:value-type="float" office:value="1.35948">
            <text:p>1,35948</text:p>
          </table:table-cell>
          <table:table-cell office:value-type="float" office:value="1.36006">
            <text:p>1,36006</text:p>
          </table:table-cell>
          <table:table-cell office:value-type="float" office:value="1.33834">
            <text:p>1,33834</text:p>
          </table:table-cell>
          <table:table-cell office:value-type="float" office:value="1.33843">
            <text:p>1,33843</text:p>
          </table:table-cell>
          <table:table-cell table:formula="of:=([.E1593]+[.D1593]+[.C1593])/3" office:value-type="float" office:value="1.34561">
            <text:p>1,34561</text:p>
          </table:table-cell>
          <table:table-cell table:formula="of:=[.C1593]-[.D1593]" office:value-type="float" office:value="0.02172">
            <text:p>0,02172</text:p>
          </table:table-cell>
          <table:table-cell office:value-type="float" office:value="0.0178084683345845">
            <text:p>0,01781</text:p>
          </table:table-cell>
          <table:table-cell office:value-type="float" office:value="1.35880085354924">
            <text:p>1,35880</text:p>
          </table:table-cell>
          <table:table-cell office:value-type="float" office:value="1.35748039025362">
            <text:p>1,35748</text:p>
          </table:table-cell>
        </table:table-row>
        <table:table-row table:style-name="ro2">
          <table:table-cell table:style-name="ce1" office:value-type="string">
            <text:p>2011.10.03</text:p>
          </table:table-cell>
          <table:table-cell office:value-type="float" office:value="1.33421">
            <text:p>1,33421</text:p>
          </table:table-cell>
          <table:table-cell office:value-type="float" office:value="1.33808">
            <text:p>1,33808</text:p>
          </table:table-cell>
          <table:table-cell office:value-type="float" office:value="1.31667">
            <text:p>1,31667</text:p>
          </table:table-cell>
          <table:table-cell office:value-type="float" office:value="1.31757">
            <text:p>1,31757</text:p>
          </table:table-cell>
          <table:table-cell table:formula="of:=([.E1594]+[.D1594]+[.C1594])/3" office:value-type="float" office:value="1.32410666666667">
            <text:p>1,32411</text:p>
          </table:table-cell>
          <table:table-cell table:formula="of:=[.C1594]-[.D1594]" office:value-type="float" office:value="0.0214100000000001">
            <text:p>0,02141</text:p>
          </table:table-cell>
          <table:table-cell office:value-type="float" office:value="0.0179844354607337">
            <text:p>0,01798</text:p>
          </table:table-cell>
          <table:table-cell office:value-type="float" office:value="1.35488627174941">
            <text:p>1,35489</text:p>
          </table:table-cell>
          <table:table-cell office:value-type="float" office:value="1.35248454601864">
            <text:p>1,35248</text:p>
          </table:table-cell>
        </table:table-row>
        <table:table-row table:style-name="ro2">
          <table:table-cell table:style-name="ce1" office:value-type="string">
            <text:p>2011.10.04</text:p>
          </table:table-cell>
          <table:table-cell office:value-type="float" office:value="1.31751">
            <text:p>1,31751</text:p>
          </table:table-cell>
          <table:table-cell office:value-type="float" office:value="1.33687">
            <text:p>1,33687</text:p>
          </table:table-cell>
          <table:table-cell office:value-type="float" office:value="1.31455">
            <text:p>1,31455</text:p>
          </table:table-cell>
          <table:table-cell office:value-type="float" office:value="1.33471">
            <text:p>1,33471</text:p>
          </table:table-cell>
          <table:table-cell table:formula="of:=([.E1595]+[.D1595]+[.C1595])/3" office:value-type="float" office:value="1.32871">
            <text:p>1,32871</text:p>
          </table:table-cell>
          <table:table-cell table:formula="of:=[.C1595]-[.D1595]" office:value-type="float" office:value="0.0223199999999999">
            <text:p>0,02232</text:p>
          </table:table-cell>
          <table:table-cell office:value-type="float" office:value="0.0183110801124802">
            <text:p>0,01831</text:p>
          </table:table-cell>
          <table:table-cell office:value-type="float" office:value="1.34652384582215">
            <text:p>1,34652</text:p>
          </table:table-cell>
          <table:table-cell office:value-type="float" office:value="1.34320788861751">
            <text:p>1,34321</text:p>
          </table:table-cell>
        </table:table-row>
        <table:table-row table:style-name="ro2">
          <table:table-cell table:style-name="ce1" office:value-type="string">
            <text:p>2011.10.05</text:p>
          </table:table-cell>
          <table:table-cell office:value-type="float" office:value="1.33468">
            <text:p>1,33468</text:p>
          </table:table-cell>
          <table:table-cell office:value-type="float" office:value="1.33836">
            <text:p>1,33836</text:p>
          </table:table-cell>
          <table:table-cell office:value-type="float" office:value="1.326">
            <text:p>1,32600</text:p>
          </table:table-cell>
          <table:table-cell office:value-type="float" office:value="1.33472">
            <text:p>1,33472</text:p>
          </table:table-cell>
          <table:table-cell table:formula="of:=([.E1596]+[.D1596]+[.C1596])/3" office:value-type="float" office:value="1.33302666666667">
            <text:p>1,33303</text:p>
          </table:table-cell>
          <table:table-cell table:formula="of:=[.C1596]-[.D1596]" office:value-type="float" office:value="0.0123599999999999">
            <text:p>0,01236</text:p>
          </table:table-cell>
          <table:table-cell office:value-type="float" office:value="0.0185004431719292">
            <text:p>0,01850</text:p>
          </table:table-cell>
          <table:table-cell office:value-type="float" office:value="1.34270237360936">
            <text:p>1,34270</text:p>
          </table:table-cell>
          <table:table-cell office:value-type="float" office:value="1.34100030371669">
            <text:p>1,34100</text:p>
          </table:table-cell>
        </table:table-row>
        <table:table-row table:style-name="ro2">
          <table:table-cell table:style-name="ce1" office:value-type="string">
            <text:p>2011.10.06</text:p>
          </table:table-cell>
          <table:table-cell office:value-type="float" office:value="1.3347">
            <text:p>1,33470</text:p>
          </table:table-cell>
          <table:table-cell office:value-type="float" office:value="1.34501">
            <text:p>1,34501</text:p>
          </table:table-cell>
          <table:table-cell office:value-type="float" office:value="1.32416">
            <text:p>1,32416</text:p>
          </table:table-cell>
          <table:table-cell office:value-type="float" office:value="1.34362">
            <text:p>1,34362</text:p>
          </table:table-cell>
          <table:table-cell table:formula="of:=([.E1597]+[.D1597]+[.C1597])/3" office:value-type="float" office:value="1.33759666666667">
            <text:p>1,33760</text:p>
          </table:table-cell>
          <table:table-cell table:formula="of:=[.C1597]-[.D1597]" office:value-type="float" office:value="0.02085">
            <text:p>0,02085</text:p>
          </table:table-cell>
          <table:table-cell office:value-type="float" office:value="0.018707591398643">
            <text:p>0,01871</text:p>
          </table:table-cell>
          <table:table-cell office:value-type="float" office:value="1.34001223246225">
            <text:p>1,34001</text:p>
          </table:table-cell>
          <table:table-cell office:value-type="float" office:value="1.33908822365614">
            <text:p>1,33909</text:p>
          </table:table-cell>
        </table:table-row>
        <table:table-row table:style-name="ro2">
          <table:table-cell table:style-name="ce1" office:value-type="string">
            <text:p>2011.10.07</text:p>
          </table:table-cell>
          <table:table-cell office:value-type="float" office:value="1.34358">
            <text:p>1,34358</text:p>
          </table:table-cell>
          <table:table-cell office:value-type="float" office:value="1.35243">
            <text:p>1,35243</text:p>
          </table:table-cell>
          <table:table-cell table:number-columns-repeated="2" office:value-type="float" office:value="1.33562">
            <text:p>1,33562</text:p>
          </table:table-cell>
          <table:table-cell table:formula="of:=([.E1598]+[.D1598]+[.C1598])/3" office:value-type="float" office:value="1.34122333333333">
            <text:p>1,34122</text:p>
          </table:table-cell>
          <table:table-cell table:formula="of:=[.C1598]-[.D1598]" office:value-type="float" office:value="0.01681">
            <text:p>0,01681</text:p>
          </table:table-cell>
          <table:table-cell office:value-type="float" office:value="0.0188664330280699">
            <text:p>0,01887</text:p>
          </table:table-cell>
          <table:table-cell office:value-type="float" office:value="1.33903656790009">
            <text:p>1,33904</text:p>
          </table:table-cell>
          <table:table-cell office:value-type="float" office:value="1.33954202476079">
            <text:p>1,33954</text:p>
          </table:table-cell>
        </table:table-row>
        <table:table-row table:style-name="ro2">
          <table:table-cell table:style-name="ce1" office:value-type="string">
            <text:p>2011.10.10</text:p>
          </table:table-cell>
          <table:table-cell office:value-type="float" office:value="1.33881">
            <text:p>1,33881</text:p>
          </table:table-cell>
          <table:table-cell office:value-type="float" office:value="1.3698">
            <text:p>1,36980</text:p>
          </table:table-cell>
          <table:table-cell office:value-type="float" office:value="1.33777">
            <text:p>1,33777</text:p>
          </table:table-cell>
          <table:table-cell office:value-type="float" office:value="1.36417">
            <text:p>1,36417</text:p>
          </table:table-cell>
          <table:table-cell table:formula="of:=([.E1599]+[.D1599]+[.C1599])/3" office:value-type="float" office:value="1.35724666666667">
            <text:p>1,35725</text:p>
          </table:table-cell>
          <table:table-cell table:formula="of:=[.C1599]-[.D1599]" office:value-type="float" office:value="0.0320300000000002">
            <text:p>0,03203</text:p>
          </table:table-cell>
          <table:table-cell office:value-type="float" office:value="0.0189047949718943">
            <text:p>0,01890</text:p>
          </table:table-cell>
          <table:table-cell office:value-type="float" office:value="1.33958093985612">
            <text:p>1,33958</text:p>
          </table:table-cell>
          <table:table-cell office:value-type="float" office:value="1.33816541080974">
            <text:p>1,33817</text:p>
          </table:table-cell>
        </table:table-row>
        <table:table-row table:style-name="ro2">
          <table:table-cell table:style-name="ce1" office:value-type="string">
            <text:p>2011.10.11</text:p>
          </table:table-cell>
          <table:table-cell office:value-type="float" office:value="1.36422">
            <text:p>1,36422</text:p>
          </table:table-cell>
          <table:table-cell office:value-type="float" office:value="1.36835">
            <text:p>1,36835</text:p>
          </table:table-cell>
          <table:table-cell office:value-type="float" office:value="1.35655">
            <text:p>1,35655</text:p>
          </table:table-cell>
          <table:table-cell office:value-type="float" office:value="1.36382">
            <text:p>1,36382</text:p>
          </table:table-cell>
          <table:table-cell table:formula="of:=([.E1600]+[.D1600]+[.C1600])/3" office:value-type="float" office:value="1.36290666666667">
            <text:p>1,36291</text:p>
          </table:table-cell>
          <table:table-cell table:formula="of:=[.C1600]-[.D1600]" office:value-type="float" office:value="0.0118">
            <text:p>0,01180</text:p>
          </table:table-cell>
          <table:table-cell office:value-type="float" office:value="0.0185849207053939">
            <text:p>0,01858</text:p>
          </table:table-cell>
          <table:table-cell office:value-type="float" office:value="1.34492697133153">
            <text:p>1,34493</text:p>
          </table:table-cell>
          <table:table-cell office:value-type="float" office:value="1.34568449557523">
            <text:p>1,34568</text:p>
          </table:table-cell>
        </table:table-row>
        <table:table-row table:style-name="ro2">
          <table:table-cell table:style-name="ce1" office:value-type="string">
            <text:p>2011.10.12</text:p>
          </table:table-cell>
          <table:table-cell office:value-type="float" office:value="1.36382">
            <text:p>1,36382</text:p>
          </table:table-cell>
          <table:table-cell office:value-type="float" office:value="1.38332">
            <text:p>1,38332</text:p>
          </table:table-cell>
          <table:table-cell office:value-type="float" office:value="1.35825">
            <text:p>1,35825</text:p>
          </table:table-cell>
          <table:table-cell office:value-type="float" office:value="1.37906">
            <text:p>1,37906</text:p>
          </table:table-cell>
          <table:table-cell table:formula="of:=([.E1601]+[.D1601]+[.C1601])/3" office:value-type="float" office:value="1.37354333333333">
            <text:p>1,37354</text:p>
          </table:table-cell>
          <table:table-cell table:formula="of:=[.C1601]-[.D1601]" office:value-type="float" office:value="0.0250700000000001">
            <text:p>0,02507</text:p>
          </table:table-cell>
          <table:table-cell office:value-type="float" office:value="0.0182434050681611">
            <text:p>0,01824</text:p>
          </table:table-cell>
          <table:table-cell office:value-type="float" office:value="1.34989860897322">
            <text:p>1,34990</text:p>
          </table:table-cell>
          <table:table-cell office:value-type="float" office:value="1.3508727584464">
            <text:p>1,35087</text:p>
          </table:table-cell>
        </table:table-row>
        <table:table-row table:style-name="ro2">
          <table:table-cell table:style-name="ce1" office:value-type="string">
            <text:p>2011.10.13</text:p>
          </table:table-cell>
          <table:table-cell office:value-type="float" office:value="1.37901">
            <text:p>1,37901</text:p>
          </table:table-cell>
          <table:table-cell office:value-type="float" office:value="1.38261">
            <text:p>1,38261</text:p>
          </table:table-cell>
          <table:table-cell office:value-type="float" office:value="1.36851">
            <text:p>1,36851</text:p>
          </table:table-cell>
          <table:table-cell office:value-type="float" office:value="1.3776">
            <text:p>1,37760</text:p>
          </table:table-cell>
          <table:table-cell table:formula="of:=([.E1602]+[.D1602]+[.C1602])/3" office:value-type="float" office:value="1.37624">
            <text:p>1,37624</text:p>
          </table:table-cell>
          <table:table-cell table:formula="of:=[.C1602]-[.D1602]" office:value-type="float" office:value="0.0141">
            <text:p>0,01410</text:p>
          </table:table-cell>
          <table:table-cell office:value-type="float" office:value="0.0179081951209935">
            <text:p>0,01791</text:p>
          </table:table-cell>
          <table:table-cell office:value-type="float" office:value="1.35647620948731">
            <text:p>1,35648</text:p>
          </table:table-cell>
          <table:table-cell office:value-type="float" office:value="1.35910100745661">
            <text:p>1,35910</text:p>
          </table:table-cell>
        </table:table-row>
        <table:table-row table:style-name="ro2">
          <table:table-cell table:style-name="ce1" office:value-type="string">
            <text:p>2011.10.14</text:p>
          </table:table-cell>
          <table:table-cell office:value-type="float" office:value="1.37749">
            <text:p>1,37749</text:p>
          </table:table-cell>
          <table:table-cell office:value-type="float" office:value="1.38938">
            <text:p>1,38938</text:p>
          </table:table-cell>
          <table:table-cell office:value-type="float" office:value="1.37232">
            <text:p>1,37232</text:p>
          </table:table-cell>
          <table:table-cell office:value-type="float" office:value="1.38772">
            <text:p>1,38772</text:p>
          </table:table-cell>
          <table:table-cell table:formula="of:=([.E1603]+[.D1603]+[.C1603])/3" office:value-type="float" office:value="1.38314">
            <text:p>1,38314</text:p>
          </table:table-cell>
          <table:table-cell table:formula="of:=[.C1603]-[.D1603]" office:value-type="float" office:value="0.0170600000000001">
            <text:p>0,01706</text:p>
          </table:table-cell>
          <table:table-cell office:value-type="float" office:value="0.0175663229456724">
            <text:p>0,01757</text:p>
          </table:table-cell>
          <table:table-cell office:value-type="float" office:value="1.36175035079809">
            <text:p>1,36175</text:p>
          </table:table-cell>
          <table:table-cell office:value-type="float" office:value="1.36436479376674">
            <text:p>1,36436</text:p>
          </table:table-cell>
        </table:table-row>
        <table:table-row table:style-name="ro2">
          <table:table-cell table:style-name="ce1" office:value-type="string">
            <text:p>2011.10.17</text:p>
          </table:table-cell>
          <table:table-cell office:value-type="float" office:value="1.38659">
            <text:p>1,38659</text:p>
          </table:table-cell>
          <table:table-cell office:value-type="float" office:value="1.39141">
            <text:p>1,39141</text:p>
          </table:table-cell>
          <table:table-cell office:value-type="float" office:value="1.37253">
            <text:p>1,37253</text:p>
          </table:table-cell>
          <table:table-cell office:value-type="float" office:value="1.3736">
            <text:p>1,37360</text:p>
          </table:table-cell>
          <table:table-cell table:formula="of:=([.E1604]+[.D1604]+[.C1604])/3" office:value-type="float" office:value="1.37918">
            <text:p>1,37918</text:p>
          </table:table-cell>
          <table:table-cell table:formula="of:=[.C1604]-[.D1604]" office:value-type="float" office:value="0.01888">
            <text:p>0,01888</text:p>
          </table:table-cell>
          <table:table-cell office:value-type="float" office:value="0.0171839642753894">
            <text:p>0,01718</text:p>
          </table:table-cell>
          <table:table-cell office:value-type="float" office:value="1.36819779740342">
            <text:p>1,36820</text:p>
          </table:table-cell>
          <table:table-cell office:value-type="float" office:value="1.3717492860196">
            <text:p>1,37175</text:p>
          </table:table-cell>
        </table:table-row>
        <table:table-row table:style-name="ro2">
          <table:table-cell table:style-name="ce1" office:value-type="string">
            <text:p>2011.10.18</text:p>
          </table:table-cell>
          <table:table-cell office:value-type="float" office:value="1.37362">
            <text:p>1,37362</text:p>
          </table:table-cell>
          <table:table-cell office:value-type="float" office:value="1.38173">
            <text:p>1,38173</text:p>
          </table:table-cell>
          <table:table-cell office:value-type="float" office:value="1.36525">
            <text:p>1,36525</text:p>
          </table:table-cell>
          <table:table-cell office:value-type="float" office:value="1.3751">
            <text:p>1,37510</text:p>
          </table:table-cell>
          <table:table-cell table:formula="of:=([.E1605]+[.D1605]+[.C1605])/3" office:value-type="float" office:value="1.37402666666667">
            <text:p>1,37403</text:p>
          </table:table-cell>
          <table:table-cell table:formula="of:=[.C1605]-[.D1605]" office:value-type="float" office:value="0.0164800000000001">
            <text:p>0,01648</text:p>
          </table:table-cell>
          <table:table-cell office:value-type="float" office:value="0.0171024136310194">
            <text:p>0,01710</text:p>
          </table:table-cell>
          <table:table-cell office:value-type="float" office:value="1.3703873966853">
            <text:p>1,37039</text:p>
          </table:table-cell>
          <table:table-cell office:value-type="float" office:value="1.37222096938272">
            <text:p>1,37222</text:p>
          </table:table-cell>
        </table:table-row>
        <table:table-row table:style-name="ro2">
          <table:table-cell table:style-name="ce1" office:value-type="string">
            <text:p>2011.10.19</text:p>
          </table:table-cell>
          <table:table-cell office:value-type="float" office:value="1.37518">
            <text:p>1,37518</text:p>
          </table:table-cell>
          <table:table-cell office:value-type="float" office:value="1.3869">
            <text:p>1,38690</text:p>
          </table:table-cell>
          <table:table-cell office:value-type="float" office:value="1.37248">
            <text:p>1,37248</text:p>
          </table:table-cell>
          <table:table-cell office:value-type="float" office:value="1.37572">
            <text:p>1,37572</text:p>
          </table:table-cell>
          <table:table-cell table:formula="of:=([.E1606]+[.D1606]+[.C1606])/3" office:value-type="float" office:value="1.37836666666667">
            <text:p>1,37837</text:p>
          </table:table-cell>
          <table:table-cell table:formula="of:=[.C1606]-[.D1606]" office:value-type="float" office:value="0.0144200000000001">
            <text:p>0,01442</text:p>
          </table:table-cell>
          <table:table-cell office:value-type="float" office:value="0.0169874437835778">
            <text:p>0,01699</text:p>
          </table:table-cell>
          <table:table-cell office:value-type="float" office:value="1.3715993660863">
            <text:p>1,37160</text:p>
          </table:table-cell>
          <table:table-cell office:value-type="float" office:value="1.37332000784318">
            <text:p>1,37332</text:p>
          </table:table-cell>
        </table:table-row>
        <table:table-row table:style-name="ro2">
          <table:table-cell table:style-name="ce1" office:value-type="string">
            <text:p>2011.10.20</text:p>
          </table:table-cell>
          <table:table-cell office:value-type="float" office:value="1.37584">
            <text:p>1,37584</text:p>
          </table:table-cell>
          <table:table-cell office:value-type="float" office:value="1.38424">
            <text:p>1,38424</text:p>
          </table:table-cell>
          <table:table-cell office:value-type="float" office:value="1.36562">
            <text:p>1,36562</text:p>
          </table:table-cell>
          <table:table-cell office:value-type="float" office:value="1.37777">
            <text:p>1,37777</text:p>
          </table:table-cell>
          <table:table-cell table:formula="of:=([.E1607]+[.D1607]+[.C1607])/3" office:value-type="float" office:value="1.37587666666667">
            <text:p>1,37588</text:p>
          </table:table-cell>
          <table:table-cell table:formula="of:=[.C1607]-[.D1607]" office:value-type="float" office:value="0.0186200000000001">
            <text:p>0,01862</text:p>
          </table:table-cell>
          <table:table-cell office:value-type="float" office:value="0.0169312206023143">
            <text:p>0,01693</text:p>
          </table:table-cell>
          <table:table-cell office:value-type="float" office:value="1.37346735667749">
            <text:p>1,37347</text:p>
          </table:table-cell>
          <table:table-cell office:value-type="float" office:value="1.37409269345012">
            <text:p>1,37409</text:p>
          </table:table-cell>
        </table:table-row>
        <table:table-row table:style-name="ro2">
          <table:table-cell table:style-name="ce1" office:value-type="string">
            <text:p>2011.10.21</text:p>
          </table:table-cell>
          <table:table-cell office:value-type="float" office:value="1.37777">
            <text:p>1,37777</text:p>
          </table:table-cell>
          <table:table-cell office:value-type="float" office:value="1.3901">
            <text:p>1,39010</text:p>
          </table:table-cell>
          <table:table-cell office:value-type="float" office:value="1.37038">
            <text:p>1,37038</text:p>
          </table:table-cell>
          <table:table-cell office:value-type="float" office:value="1.38866">
            <text:p>1,38866</text:p>
          </table:table-cell>
          <table:table-cell table:formula="of:=([.E1608]+[.D1608]+[.C1608])/3" office:value-type="float" office:value="1.38304666666667">
            <text:p>1,38305</text:p>
          </table:table-cell>
          <table:table-cell table:formula="of:=[.C1608]-[.D1608]" office:value-type="float" office:value="0.01972">
            <text:p>0,01972</text:p>
          </table:table-cell>
          <table:table-cell office:value-type="float" office:value="0.0169544616883933">
            <text:p>0,01695</text:p>
          </table:table-cell>
          <table:table-cell office:value-type="float" office:value="1.37362386143114">
            <text:p>1,37362</text:p>
          </table:table-cell>
          <table:table-cell office:value-type="float" office:value="1.37491339480273">
            <text:p>1,37491</text:p>
          </table:table-cell>
        </table:table-row>
        <table:table-row table:style-name="ro2">
          <table:table-cell table:style-name="ce1" office:value-type="string">
            <text:p>2011.10.24</text:p>
          </table:table-cell>
          <table:table-cell office:value-type="float" office:value="1.38393">
            <text:p>1,38393</text:p>
          </table:table-cell>
          <table:table-cell office:value-type="float" office:value="1.39564">
            <text:p>1,39564</text:p>
          </table:table-cell>
          <table:table-cell office:value-type="float" office:value="1.3822">
            <text:p>1,38220</text:p>
          </table:table-cell>
          <table:table-cell office:value-type="float" office:value="1.39275">
            <text:p>1,39275</text:p>
          </table:table-cell>
          <table:table-cell table:formula="of:=([.E1609]+[.D1609]+[.C1609])/3" office:value-type="float" office:value="1.39019666666667">
            <text:p>1,39020</text:p>
          </table:table-cell>
          <table:table-cell table:formula="of:=[.C1609]-[.D1609]" office:value-type="float" office:value="0.0134399999999999">
            <text:p>0,01344</text:p>
          </table:table-cell>
          <table:table-cell office:value-type="float" office:value="0.0169178541248727">
            <text:p>0,01692</text:p>
          </table:table-cell>
          <table:table-cell office:value-type="float" office:value="1.37624480135087">
            <text:p>1,37624</text:p>
          </table:table-cell>
          <table:table-cell office:value-type="float" office:value="1.37848633195648">
            <text:p>1,37849</text:p>
          </table:table-cell>
        </table:table-row>
        <table:table-row table:style-name="ro2">
          <table:table-cell table:style-name="ce1" office:value-type="string">
            <text:p>2011.10.25</text:p>
          </table:table-cell>
          <table:table-cell office:value-type="float" office:value="1.39285">
            <text:p>1,39285</text:p>
          </table:table-cell>
          <table:table-cell office:value-type="float" office:value="1.39599">
            <text:p>1,39599</text:p>
          </table:table-cell>
          <table:table-cell office:value-type="float" office:value="1.38485">
            <text:p>1,38485</text:p>
          </table:table-cell>
          <table:table-cell office:value-type="float" office:value="1.3908">
            <text:p>1,39080</text:p>
          </table:table-cell>
          <table:table-cell table:formula="of:=([.E1610]+[.D1610]+[.C1610])/3" office:value-type="float" office:value="1.39054666666667">
            <text:p>1,39055</text:p>
          </table:table-cell>
          <table:table-cell table:formula="of:=[.C1610]-[.D1610]" office:value-type="float" office:value="0.0111399999999999">
            <text:p>0,01114</text:p>
          </table:table-cell>
          <table:table-cell office:value-type="float" office:value="0.0167941601032491">
            <text:p>0,01679</text:p>
          </table:table-cell>
          <table:table-cell office:value-type="float" office:value="1.3800925520923">
            <text:p>1,38009</text:p>
          </table:table-cell>
          <table:table-cell office:value-type="float" office:value="1.38235460936272">
            <text:p>1,38235</text:p>
          </table:table-cell>
        </table:table-row>
        <table:table-row table:style-name="ro2">
          <table:table-cell table:style-name="ce1" office:value-type="string">
            <text:p>2011.10.26</text:p>
          </table:table-cell>
          <table:table-cell office:value-type="float" office:value="1.3908">
            <text:p>1,39080</text:p>
          </table:table-cell>
          <table:table-cell office:value-type="float" office:value="1.39748">
            <text:p>1,39748</text:p>
          </table:table-cell>
          <table:table-cell office:value-type="float" office:value="1.37982">
            <text:p>1,37982</text:p>
          </table:table-cell>
          <table:table-cell office:value-type="float" office:value="1.39038">
            <text:p>1,39038</text:p>
          </table:table-cell>
          <table:table-cell table:formula="of:=([.E1611]+[.D1611]+[.C1611])/3" office:value-type="float" office:value="1.38922666666667">
            <text:p>1,38923</text:p>
          </table:table-cell>
          <table:table-cell table:formula="of:=[.C1611]-[.D1611]" office:value-type="float" office:value="0.01766">
            <text:p>0,01766</text:p>
          </table:table-cell>
          <table:table-cell office:value-type="float" office:value="0.0166295962496022">
            <text:p>0,01663</text:p>
          </table:table-cell>
          <table:table-cell office:value-type="float" office:value="1.38278316463115">
            <text:p>1,38278</text:p>
          </table:table-cell>
          <table:table-cell office:value-type="float" office:value="1.3846846754055">
            <text:p>1,38468</text:p>
          </table:table-cell>
        </table:table-row>
        <table:table-row table:style-name="ro2">
          <table:table-cell table:style-name="ce1" office:value-type="string">
            <text:p>2011.10.27</text:p>
          </table:table-cell>
          <table:table-cell office:value-type="float" office:value="1.39036">
            <text:p>1,39036</text:p>
          </table:table-cell>
          <table:table-cell office:value-type="float" office:value="1.42473">
            <text:p>1,42473</text:p>
          </table:table-cell>
          <table:table-cell office:value-type="float" office:value="1.3864">
            <text:p>1,38640</text:p>
          </table:table-cell>
          <table:table-cell office:value-type="float" office:value="1.41868">
            <text:p>1,41868</text:p>
          </table:table-cell>
          <table:table-cell table:formula="of:=([.E1612]+[.D1612]+[.C1612])/3" office:value-type="float" office:value="1.40993666666667">
            <text:p>1,40994</text:p>
          </table:table-cell>
          <table:table-cell table:formula="of:=[.C1612]-[.D1612]" office:value-type="float" office:value="0.03833">
            <text:p>0,03833</text:p>
          </table:table-cell>
          <table:table-cell office:value-type="float" office:value="0.0165422821365744">
            <text:p>0,01654</text:p>
          </table:table-cell>
          <table:table-cell office:value-type="float" office:value="1.38443414232272">
            <text:p>1,38443</text:p>
          </table:table-cell>
          <table:table-cell office:value-type="float" office:value="1.38620804843464">
            <text:p>1,38621</text:p>
          </table:table-cell>
        </table:table-row>
        <table:table-row table:style-name="ro2">
          <table:table-cell table:style-name="ce1" office:value-type="string">
            <text:p>2011.10.28</text:p>
          </table:table-cell>
          <table:table-cell office:value-type="float" office:value="1.4187">
            <text:p>1,41870</text:p>
          </table:table-cell>
          <table:table-cell office:value-type="float" office:value="1.42003">
            <text:p>1,42003</text:p>
          </table:table-cell>
          <table:table-cell office:value-type="float" office:value="1.41334">
            <text:p>1,41334</text:p>
          </table:table-cell>
          <table:table-cell office:value-type="float" office:value="1.41448">
            <text:p>1,41448</text:p>
          </table:table-cell>
          <table:table-cell table:formula="of:=([.E1613]+[.D1613]+[.C1613])/3" office:value-type="float" office:value="1.41595">
            <text:p>1,41595</text:p>
          </table:table-cell>
          <table:table-cell table:formula="of:=[.C1613]-[.D1613]" office:value-type="float" office:value="0.00669000000000009">
            <text:p>0,00669</text:p>
          </table:table-cell>
          <table:table-cell office:value-type="float" office:value="0.0163528922493109">
            <text:p>0,01635</text:p>
          </table:table-cell>
          <table:table-cell office:value-type="float" office:value="1.3916883217185">
            <text:p>1,39169</text:p>
          </table:table-cell>
          <table:table-cell office:value-type="float" office:value="1.39573874591287">
            <text:p>1,39574</text:p>
          </table:table-cell>
        </table:table-row>
        <table:table-row table:style-name="ro2">
          <table:table-cell table:style-name="ce1" office:value-type="string">
            <text:p>2011.10.31</text:p>
          </table:table-cell>
          <table:table-cell office:value-type="float" office:value="1.41505">
            <text:p>1,41505</text:p>
          </table:table-cell>
          <table:table-cell office:value-type="float" office:value="1.41695">
            <text:p>1,41695</text:p>
          </table:table-cell>
          <table:table-cell office:value-type="float" office:value="1.38285">
            <text:p>1,38285</text:p>
          </table:table-cell>
          <table:table-cell office:value-type="float" office:value="1.38594">
            <text:p>1,38594</text:p>
          </table:table-cell>
          <table:table-cell table:formula="of:=([.E1614]+[.D1614]+[.C1614])/3" office:value-type="float" office:value="1.39524666666667">
            <text:p>1,39525</text:p>
          </table:table-cell>
          <table:table-cell table:formula="of:=[.C1614]-[.D1614]" office:value-type="float" office:value="0.0341">
            <text:p>0,03410</text:p>
          </table:table-cell>
          <table:table-cell office:value-type="float" office:value="0.0160660955999199">
            <text:p>0,01607</text:p>
          </table:table-cell>
          <table:table-cell office:value-type="float" office:value="1.39842087551295">
            <text:p>1,39842</text:p>
          </table:table-cell>
          <table:table-cell office:value-type="float" office:value="1.40123332593958">
            <text:p>1,40123</text:p>
          </table:table-cell>
        </table:table-row>
        <table:table-row table:style-name="ro2">
          <table:table-cell table:style-name="ce1" office:value-type="string">
            <text:p>2011.11.01</text:p>
          </table:table-cell>
          <table:table-cell office:value-type="float" office:value="1.38595">
            <text:p>1,38595</text:p>
          </table:table-cell>
          <table:table-cell office:value-type="float" office:value="1.38711">
            <text:p>1,38711</text:p>
          </table:table-cell>
          <table:table-cell office:value-type="float" office:value="1.36081">
            <text:p>1,36081</text:p>
          </table:table-cell>
          <table:table-cell office:value-type="float" office:value="1.36982">
            <text:p>1,36982</text:p>
          </table:table-cell>
          <table:table-cell table:formula="of:=([.E1615]+[.D1615]+[.C1615])/3" office:value-type="float" office:value="1.37258">
            <text:p>1,37258</text:p>
          </table:table-cell>
          <table:table-cell table:formula="of:=[.C1615]-[.D1615]" office:value-type="float" office:value="0.0263">
            <text:p>0,02630</text:p>
          </table:table-cell>
          <table:table-cell office:value-type="float" office:value="0.0163183197553103">
            <text:p>0,01632</text:p>
          </table:table-cell>
          <table:table-cell office:value-type="float" office:value="1.39642334028526">
            <text:p>1,39642</text:p>
          </table:table-cell>
          <table:table-cell office:value-type="float" office:value="1.39684373859161">
            <text:p>1,39684</text:p>
          </table:table-cell>
        </table:table-row>
        <table:table-row table:style-name="ro2">
          <table:table-cell table:style-name="ce1" office:value-type="string">
            <text:p>2011.11.02</text:p>
          </table:table-cell>
          <table:table-cell office:value-type="float" office:value="1.37004">
            <text:p>1,37004</text:p>
          </table:table-cell>
          <table:table-cell office:value-type="float" office:value="1.38284">
            <text:p>1,38284</text:p>
          </table:table-cell>
          <table:table-cell office:value-type="float" office:value="1.36361">
            <text:p>1,36361</text:p>
          </table:table-cell>
          <table:table-cell office:value-type="float" office:value="1.37476">
            <text:p>1,37476</text:p>
          </table:table-cell>
          <table:table-cell table:formula="of:=([.E1616]+[.D1616]+[.C1616])/3" office:value-type="float" office:value="1.37373666666667">
            <text:p>1,37374</text:p>
          </table:table-cell>
          <table:table-cell table:formula="of:=[.C1616]-[.D1616]" office:value-type="float" office:value="0.0192300000000001">
            <text:p>0,01923</text:p>
          </table:table-cell>
          <table:table-cell office:value-type="float" office:value="0.0165607475691878">
            <text:p>0,01656</text:p>
          </table:table-cell>
          <table:table-cell office:value-type="float" office:value="1.38980066673306">
            <text:p>1,38980</text:p>
          </table:table-cell>
          <table:table-cell office:value-type="float" office:value="1.3890640788421">
            <text:p>1,38906</text:p>
          </table:table-cell>
        </table:table-row>
        <table:table-row table:style-name="ro2">
          <table:table-cell table:style-name="ce1" office:value-type="string">
            <text:p>2011.11.03</text:p>
          </table:table-cell>
          <table:table-cell office:value-type="float" office:value="1.37473">
            <text:p>1,37473</text:p>
          </table:table-cell>
          <table:table-cell office:value-type="float" office:value="1.38549">
            <text:p>1,38549</text:p>
          </table:table-cell>
          <table:table-cell office:value-type="float" office:value="1.36564">
            <text:p>1,36564</text:p>
          </table:table-cell>
          <table:table-cell office:value-type="float" office:value="1.38139">
            <text:p>1,38139</text:p>
          </table:table-cell>
          <table:table-cell table:formula="of:=([.E1617]+[.D1617]+[.C1617])/3" office:value-type="float" office:value="1.37750666666667">
            <text:p>1,37751</text:p>
          </table:table-cell>
          <table:table-cell table:formula="of:=[.C1617]-[.D1617]" office:value-type="float" office:value="0.0198500000000001">
            <text:p>0,01985</text:p>
          </table:table-cell>
          <table:table-cell office:value-type="float" office:value="0.0167117768292723">
            <text:p>0,01671</text:p>
          </table:table-cell>
          <table:table-cell office:value-type="float" office:value="1.38686398140421">
            <text:p>1,38686</text:p>
          </table:table-cell>
          <table:table-cell office:value-type="float" office:value="1.38643206196942">
            <text:p>1,38643</text:p>
          </table:table-cell>
        </table:table-row>
        <table:table-row table:style-name="ro2">
          <table:table-cell table:style-name="ce1" office:value-type="string">
            <text:p>2011.11.04</text:p>
          </table:table-cell>
          <table:table-cell office:value-type="float" office:value="1.38143">
            <text:p>1,38143</text:p>
          </table:table-cell>
          <table:table-cell office:value-type="float" office:value="1.38673">
            <text:p>1,38673</text:p>
          </table:table-cell>
          <table:table-cell office:value-type="float" office:value="1.37109">
            <text:p>1,37109</text:p>
          </table:table-cell>
          <table:table-cell office:value-type="float" office:value="1.37906">
            <text:p>1,37906</text:p>
          </table:table-cell>
          <table:table-cell table:formula="of:=([.E1618]+[.D1618]+[.C1618])/3" office:value-type="float" office:value="1.37896">
            <text:p>1,37896</text:p>
          </table:table-cell>
          <table:table-cell table:formula="of:=[.C1618]-[.D1618]" office:value-type="float" office:value="0.0156399999999999">
            <text:p>0,01564</text:p>
          </table:table-cell>
          <table:table-cell office:value-type="float" office:value="0.0170009084093754">
            <text:p>0,01700</text:p>
          </table:table-cell>
          <table:table-cell office:value-type="float" office:value="1.38325283597412">
            <text:p>1,38325</text:p>
          </table:table-cell>
          <table:table-cell office:value-type="float" office:value="1.38399104198165">
            <text:p>1,38399</text:p>
          </table:table-cell>
        </table:table-row>
        <table:table-row table:style-name="ro2">
          <table:table-cell table:style-name="ce1" office:value-type="string">
            <text:p>2011.11.07</text:p>
          </table:table-cell>
          <table:table-cell office:value-type="float" office:value="1.38272">
            <text:p>1,38272</text:p>
          </table:table-cell>
          <table:table-cell office:value-type="float" office:value="1.38309">
            <text:p>1,38309</text:p>
          </table:table-cell>
          <table:table-cell office:value-type="float" office:value="1.36812">
            <text:p>1,36812</text:p>
          </table:table-cell>
          <table:table-cell office:value-type="float" office:value="1.37748">
            <text:p>1,37748</text:p>
          </table:table-cell>
          <table:table-cell table:formula="of:=([.E1619]+[.D1619]+[.C1619])/3" office:value-type="float" office:value="1.37623">
            <text:p>1,37623</text:p>
          </table:table-cell>
          <table:table-cell table:formula="of:=[.C1619]-[.D1619]" office:value-type="float" office:value="0.0149700000000002">
            <text:p>0,01497</text:p>
          </table:table-cell>
          <table:table-cell office:value-type="float" office:value="0.0172793145892124">
            <text:p>0,01728</text:p>
          </table:table-cell>
          <table:table-cell office:value-type="float" office:value="1.38161854874868">
            <text:p>1,38162</text:p>
          </table:table-cell>
          <table:table-cell office:value-type="float" office:value="1.38172377062163">
            <text:p>1,38172</text:p>
          </table:table-cell>
        </table:table-row>
        <table:table-row table:style-name="ro2">
          <table:table-cell table:style-name="ce1" office:value-type="string">
            <text:p>2011.11.08</text:p>
          </table:table-cell>
          <table:table-cell office:value-type="float" office:value="1.37742">
            <text:p>1,37742</text:p>
          </table:table-cell>
          <table:table-cell office:value-type="float" office:value="1.38466">
            <text:p>1,38466</text:p>
          </table:table-cell>
          <table:table-cell office:value-type="float" office:value="1.37243">
            <text:p>1,37243</text:p>
          </table:table-cell>
          <table:table-cell office:value-type="float" office:value="1.38319">
            <text:p>1,38319</text:p>
          </table:table-cell>
          <table:table-cell table:formula="of:=([.E1620]+[.D1620]+[.C1620])/3" office:value-type="float" office:value="1.38009333333333">
            <text:p>1,38009</text:p>
          </table:table-cell>
          <table:table-cell table:formula="of:=[.C1620]-[.D1620]" office:value-type="float" office:value="0.01223">
            <text:p>0,01223</text:p>
          </table:table-cell>
          <table:table-cell office:value-type="float" office:value="0.0173835940432432">
            <text:p>0,01738</text:p>
          </table:table-cell>
          <table:table-cell office:value-type="float" office:value="1.38010190397963">
            <text:p>1,38010</text:p>
          </table:table-cell>
          <table:table-cell office:value-type="float" office:value="1.37977188714416">
            <text:p>1,37977</text:p>
          </table:table-cell>
        </table:table-row>
        <table:table-row table:style-name="ro2">
          <table:table-cell table:style-name="ce1" office:value-type="string">
            <text:p>2011.11.09</text:p>
          </table:table-cell>
          <table:table-cell office:value-type="float" office:value="1.38323">
            <text:p>1,38323</text:p>
          </table:table-cell>
          <table:table-cell office:value-type="float" office:value="1.38587">
            <text:p>1,38587</text:p>
          </table:table-cell>
          <table:table-cell office:value-type="float" office:value="1.3523">
            <text:p>1,35230</text:p>
          </table:table-cell>
          <table:table-cell office:value-type="float" office:value="1.35421">
            <text:p>1,35421</text:p>
          </table:table-cell>
          <table:table-cell table:formula="of:=([.E1621]+[.D1621]+[.C1621])/3" office:value-type="float" office:value="1.36412666666667">
            <text:p>1,36413</text:p>
          </table:table-cell>
          <table:table-cell table:formula="of:=[.C1621]-[.D1621]" office:value-type="float" office:value="0.0335700000000001">
            <text:p>0,03357</text:p>
          </table:table-cell>
          <table:table-cell office:value-type="float" office:value="0.0172394350969028">
            <text:p>0,01724</text:p>
          </table:table-cell>
          <table:table-cell office:value-type="float" office:value="1.38052807743178">
            <text:p>1,38053</text:p>
          </table:table-cell>
          <table:table-cell office:value-type="float" office:value="1.38088317454548">
            <text:p>1,38088</text:p>
          </table:table-cell>
        </table:table-row>
        <table:table-row table:style-name="ro2">
          <table:table-cell table:style-name="ce1" office:value-type="string">
            <text:p>2011.11.10</text:p>
          </table:table-cell>
          <table:table-cell office:value-type="float" office:value="1.35408">
            <text:p>1,35408</text:p>
          </table:table-cell>
          <table:table-cell office:value-type="float" office:value="1.36527">
            <text:p>1,36527</text:p>
          </table:table-cell>
          <table:table-cell office:value-type="float" office:value="1.34837">
            <text:p>1,34837</text:p>
          </table:table-cell>
          <table:table-cell office:value-type="float" office:value="1.36042">
            <text:p>1,36042</text:p>
          </table:table-cell>
          <table:table-cell table:formula="of:=([.E1622]+[.D1622]+[.C1622])/3" office:value-type="float" office:value="1.35802">
            <text:p>1,35802</text:p>
          </table:table-cell>
          <table:table-cell table:formula="of:=[.C1622]-[.D1622]" office:value-type="float" office:value="0.0168999999999999">
            <text:p>0,01690</text:p>
          </table:table-cell>
          <table:table-cell office:value-type="float" office:value="0.0176260628852573">
            <text:p>0,01763</text:p>
          </table:table-cell>
          <table:table-cell office:value-type="float" office:value="1.37509737515666">
            <text:p>1,37510</text:p>
          </table:table-cell>
          <table:table-cell office:value-type="float" office:value="1.37375096663187">
            <text:p>1,37375</text:p>
          </table:table-cell>
        </table:table-row>
        <table:table-row table:style-name="ro2">
          <table:table-cell table:style-name="ce1" office:value-type="string">
            <text:p>2011.11.11</text:p>
          </table:table-cell>
          <table:table-cell office:value-type="float" office:value="1.36035">
            <text:p>1,36035</text:p>
          </table:table-cell>
          <table:table-cell office:value-type="float" office:value="1.37947">
            <text:p>1,37947</text:p>
          </table:table-cell>
          <table:table-cell office:value-type="float" office:value="1.3578">
            <text:p>1,35780</text:p>
          </table:table-cell>
          <table:table-cell office:value-type="float" office:value="1.37434">
            <text:p>1,37434</text:p>
          </table:table-cell>
          <table:table-cell table:formula="of:=([.E1623]+[.D1623]+[.C1623])/3" office:value-type="float" office:value="1.37053666666667">
            <text:p>1,37054</text:p>
          </table:table-cell>
          <table:table-cell table:formula="of:=[.C1623]-[.D1623]" office:value-type="float" office:value="0.0216699999999999">
            <text:p>0,02167</text:p>
          </table:table-cell>
          <table:table-cell office:value-type="float" office:value="0.0176983404856725">
            <text:p>0,01770</text:p>
          </table:table-cell>
          <table:table-cell office:value-type="float" office:value="1.37111254140316">
            <text:p>1,37111</text:p>
          </table:table-cell>
          <table:table-cell office:value-type="float" office:value="1.36991460967617">
            <text:p>1,36991</text:p>
          </table:table-cell>
        </table:table-row>
        <table:table-row table:style-name="ro2">
          <table:table-cell table:style-name="ce1" office:value-type="string">
            <text:p>2011.11.14</text:p>
          </table:table-cell>
          <table:table-cell office:value-type="float" office:value="1.38079">
            <text:p>1,38079</text:p>
          </table:table-cell>
          <table:table-cell office:value-type="float" office:value="1.38086">
            <text:p>1,38086</text:p>
          </table:table-cell>
          <table:table-cell office:value-type="float" office:value="1.35915">
            <text:p>1,35915</text:p>
          </table:table-cell>
          <table:table-cell office:value-type="float" office:value="1.36306">
            <text:p>1,36306</text:p>
          </table:table-cell>
          <table:table-cell table:formula="of:=([.E1624]+[.D1624]+[.C1624])/3" office:value-type="float" office:value="1.36769">
            <text:p>1,36769</text:p>
          </table:table-cell>
          <table:table-cell table:formula="of:=[.C1624]-[.D1624]" office:value-type="float" office:value="0.0217099999999999">
            <text:p>0,02171</text:p>
          </table:table-cell>
          <table:table-cell office:value-type="float" office:value="0.0177677078794933">
            <text:p>0,01777</text:p>
          </table:table-cell>
          <table:table-cell office:value-type="float" office:value="1.37178463500367">
            <text:p>1,37178</text:p>
          </table:table-cell>
          <table:table-cell office:value-type="float" office:value="1.37148754538821">
            <text:p>1,37149</text:p>
          </table:table-cell>
        </table:table-row>
        <table:table-row table:style-name="ro2">
          <table:table-cell table:style-name="ce1" office:value-type="string">
            <text:p>2011.11.15</text:p>
          </table:table-cell>
          <table:table-cell office:value-type="float" office:value="1.3631">
            <text:p>1,36310</text:p>
          </table:table-cell>
          <table:table-cell office:value-type="float" office:value="1.36403">
            <text:p>1,36403</text:p>
          </table:table-cell>
          <table:table-cell office:value-type="float" office:value="1.3496">
            <text:p>1,34960</text:p>
          </table:table-cell>
          <table:table-cell office:value-type="float" office:value="1.35383">
            <text:p>1,35383</text:p>
          </table:table-cell>
          <table:table-cell table:formula="of:=([.E1625]+[.D1625]+[.C1625])/3" office:value-type="float" office:value="1.35582">
            <text:p>1,35582</text:p>
          </table:table-cell>
          <table:table-cell table:formula="of:=[.C1625]-[.D1625]" office:value-type="float" office:value="0.0144299999999999">
            <text:p>0,01443</text:p>
          </table:table-cell>
          <table:table-cell office:value-type="float" office:value="0.017965172147976">
            <text:p>0,01797</text:p>
          </table:table-cell>
          <table:table-cell office:value-type="float" office:value="1.36941626874457">
            <text:p>1,36942</text:p>
          </table:table-cell>
          <table:table-cell office:value-type="float" office:value="1.36871827521785">
            <text:p>1,36872</text:p>
          </table:table-cell>
        </table:table-row>
        <table:table-row table:style-name="ro2">
          <table:table-cell table:style-name="ce1" office:value-type="string">
            <text:p>2011.11.16</text:p>
          </table:table-cell>
          <table:table-cell office:value-type="float" office:value="1.35383">
            <text:p>1,35383</text:p>
          </table:table-cell>
          <table:table-cell office:value-type="float" office:value="1.35567">
            <text:p>1,35567</text:p>
          </table:table-cell>
          <table:table-cell office:value-type="float" office:value="1.34284">
            <text:p>1,34284</text:p>
          </table:table-cell>
          <table:table-cell office:value-type="float" office:value="1.34622">
            <text:p>1,34622</text:p>
          </table:table-cell>
          <table:table-cell table:formula="of:=([.E1626]+[.D1626]+[.C1626])/3" office:value-type="float" office:value="1.34824333333333">
            <text:p>1,34824</text:p>
          </table:table-cell>
          <table:table-cell table:formula="of:=[.C1626]-[.D1626]" office:value-type="float" office:value="0.0128299999999999">
            <text:p>0,01283</text:p>
          </table:table-cell>
          <table:table-cell office:value-type="float" office:value="0.0181349152963257">
            <text:p>0,01813</text:p>
          </table:table-cell>
          <table:table-cell office:value-type="float" office:value="1.36603996191976">
            <text:p>1,36604</text:p>
          </table:table-cell>
          <table:table-cell office:value-type="float" office:value="1.36428036800558">
            <text:p>1,36428</text:p>
          </table:table-cell>
        </table:table-row>
        <table:table-row table:style-name="ro2">
          <table:table-cell table:style-name="ce1" office:value-type="string">
            <text:p>2011.11.17</text:p>
          </table:table-cell>
          <table:table-cell office:value-type="float" office:value="1.34606">
            <text:p>1,34606</text:p>
          </table:table-cell>
          <table:table-cell office:value-type="float" office:value="1.35396">
            <text:p>1,35396</text:p>
          </table:table-cell>
          <table:table-cell office:value-type="float" office:value="1.34215">
            <text:p>1,34215</text:p>
          </table:table-cell>
          <table:table-cell office:value-type="float" office:value="1.34582">
            <text:p>1,34582</text:p>
          </table:table-cell>
          <table:table-cell table:formula="of:=([.E1627]+[.D1627]+[.C1627])/3" office:value-type="float" office:value="1.34731">
            <text:p>1,34731</text:p>
          </table:table-cell>
          <table:table-cell table:formula="of:=[.C1627]-[.D1627]" office:value-type="float" office:value="0.0118100000000001">
            <text:p>0,01181</text:p>
          </table:table-cell>
          <table:table-cell office:value-type="float" office:value="0.0182350846860173">
            <text:p>0,01824</text:p>
          </table:table-cell>
          <table:table-cell office:value-type="float" office:value="1.36159297703354">
            <text:p>1,36159</text:p>
          </table:table-cell>
          <table:table-cell office:value-type="float" office:value="1.35925684118998">
            <text:p>1,35926</text:p>
          </table:table-cell>
        </table:table-row>
        <table:table-row table:style-name="ro2">
          <table:table-cell table:style-name="ce1" office:value-type="string">
            <text:p>2011.11.18</text:p>
          </table:table-cell>
          <table:table-cell office:value-type="float" office:value="1.34584">
            <text:p>1,34584</text:p>
          </table:table-cell>
          <table:table-cell office:value-type="float" office:value="1.36139">
            <text:p>1,36139</text:p>
          </table:table-cell>
          <table:table-cell office:value-type="float" office:value="1.3447">
            <text:p>1,34470</text:p>
          </table:table-cell>
          <table:table-cell office:value-type="float" office:value="1.35207">
            <text:p>1,35207</text:p>
          </table:table-cell>
          <table:table-cell table:formula="of:=([.E1628]+[.D1628]+[.C1628])/3" office:value-type="float" office:value="1.35272">
            <text:p>1,35272</text:p>
          </table:table-cell>
          <table:table-cell table:formula="of:=[.C1628]-[.D1628]" office:value-type="float" office:value="0.0166900000000001">
            <text:p>0,01669</text:p>
          </table:table-cell>
          <table:table-cell office:value-type="float" office:value="0.0182883026141833">
            <text:p>0,01829</text:p>
          </table:table-cell>
          <table:table-cell office:value-type="float" office:value="1.35786826820417">
            <text:p>1,35787</text:p>
          </table:table-cell>
          <table:table-cell office:value-type="float" office:value="1.35597920529139">
            <text:p>1,35598</text:p>
          </table:table-cell>
        </table:table-row>
        <table:table-row table:style-name="ro2">
          <table:table-cell table:style-name="ce1" office:value-type="string">
            <text:p>2011.11.21</text:p>
          </table:table-cell>
          <table:table-cell office:value-type="float" office:value="1.35109">
            <text:p>1,35109</text:p>
          </table:table-cell>
          <table:table-cell office:value-type="float" office:value="1.35405">
            <text:p>1,35405</text:p>
          </table:table-cell>
          <table:table-cell office:value-type="float" office:value="1.34298">
            <text:p>1,34298</text:p>
          </table:table-cell>
          <table:table-cell office:value-type="float" office:value="1.34872">
            <text:p>1,34872</text:p>
          </table:table-cell>
          <table:table-cell table:formula="of:=([.E1629]+[.D1629]+[.C1629])/3" office:value-type="float" office:value="1.34858333333333">
            <text:p>1,34858</text:p>
          </table:table-cell>
          <table:table-cell table:formula="of:=[.C1629]-[.D1629]" office:value-type="float" office:value="0.0110699999999999">
            <text:p>0,01107</text:p>
          </table:table-cell>
          <table:table-cell office:value-type="float" office:value="0.0183953716128524">
            <text:p>0,01840</text:p>
          </table:table-cell>
          <table:table-cell office:value-type="float" office:value="1.35639415484148">
            <text:p>1,35639</text:p>
          </table:table-cell>
          <table:table-cell office:value-type="float" office:value="1.35472239016955">
            <text:p>1,35472</text:p>
          </table:table-cell>
        </table:table-row>
        <table:table-row table:style-name="ro2">
          <table:table-cell table:style-name="ce1" office:value-type="string">
            <text:p>2011.11.22</text:p>
          </table:table-cell>
          <table:table-cell office:value-type="float" office:value="1.3487">
            <text:p>1,34870</text:p>
          </table:table-cell>
          <table:table-cell office:value-type="float" office:value="1.35687">
            <text:p>1,35687</text:p>
          </table:table-cell>
          <table:table-cell office:value-type="float" office:value="1.34689">
            <text:p>1,34689</text:p>
          </table:table-cell>
          <table:table-cell office:value-type="float" office:value="1.35036">
            <text:p>1,35036</text:p>
          </table:table-cell>
          <table:table-cell table:formula="of:=([.E1630]+[.D1630]+[.C1630])/3" office:value-type="float" office:value="1.35137333333333">
            <text:p>1,35137</text:p>
          </table:table-cell>
          <table:table-cell table:formula="of:=[.C1630]-[.D1630]" office:value-type="float" office:value="0.00997999999999988">
            <text:p>0,00998</text:p>
          </table:table-cell>
          <table:table-cell office:value-type="float" office:value="0.0184870774345366">
            <text:p>0,01849</text:p>
          </table:table-cell>
          <table:table-cell office:value-type="float" office:value="1.35407882209595">
            <text:p>1,35408</text:p>
          </table:table-cell>
          <table:table-cell office:value-type="float" office:value="1.35244943704024">
            <text:p>1,35245</text:p>
          </table:table-cell>
        </table:table-row>
        <table:table-row table:style-name="ro2">
          <table:table-cell table:style-name="ce1" office:value-type="string">
            <text:p>2011.11.23</text:p>
          </table:table-cell>
          <table:table-cell office:value-type="float" office:value="1.35028">
            <text:p>1,35028</text:p>
          </table:table-cell>
          <table:table-cell office:value-type="float" office:value="1.35309">
            <text:p>1,35309</text:p>
          </table:table-cell>
          <table:table-cell office:value-type="float" office:value="1.33199">
            <text:p>1,33199</text:p>
          </table:table-cell>
          <table:table-cell office:value-type="float" office:value="1.33407">
            <text:p>1,33407</text:p>
          </table:table-cell>
          <table:table-cell table:formula="of:=([.E1631]+[.D1631]+[.C1631])/3" office:value-type="float" office:value="1.33971666666667">
            <text:p>1,33972</text:p>
          </table:table-cell>
          <table:table-cell table:formula="of:=[.C1631]-[.D1631]" office:value-type="float" office:value="0.0210999999999999">
            <text:p>0,02110</text:p>
          </table:table-cell>
          <table:table-cell office:value-type="float" office:value="0.0184255866941194">
            <text:p>0,01843</text:p>
          </table:table-cell>
          <table:table-cell office:value-type="float" office:value="1.3536561745884">
            <text:p>1,35366</text:p>
          </table:table-cell>
          <table:table-cell office:value-type="float" office:value="1.35188741150982">
            <text:p>1,35189</text:p>
          </table:table-cell>
        </table:table-row>
        <table:table-row table:style-name="ro2">
          <table:table-cell table:style-name="ce1" office:value-type="string">
            <text:p>2011.11.24</text:p>
          </table:table-cell>
          <table:table-cell office:value-type="float" office:value="1.33409">
            <text:p>1,33409</text:p>
          </table:table-cell>
          <table:table-cell office:value-type="float" office:value="1.34112">
            <text:p>1,34112</text:p>
          </table:table-cell>
          <table:table-cell office:value-type="float" office:value="1.3316">
            <text:p>1,33160</text:p>
          </table:table-cell>
          <table:table-cell office:value-type="float" office:value="1.33448">
            <text:p>1,33448</text:p>
          </table:table-cell>
          <table:table-cell table:formula="of:=([.E1632]+[.D1632]+[.C1632])/3" office:value-type="float" office:value="1.33573333333333">
            <text:p>1,33573</text:p>
          </table:table-cell>
          <table:table-cell table:formula="of:=[.C1632]-[.D1632]" office:value-type="float" office:value="0.0095200000000002">
            <text:p>0,00952</text:p>
          </table:table-cell>
          <table:table-cell office:value-type="float" office:value="0.0186153173197164">
            <text:p>0,01862</text:p>
          </table:table-cell>
          <table:table-cell office:value-type="float" office:value="1.34941092047118">
            <text:p>1,34941</text:p>
          </table:table-cell>
          <table:table-cell office:value-type="float" office:value="1.34700961036531">
            <text:p>1,34701</text:p>
          </table:table-cell>
        </table:table-row>
        <table:table-row table:style-name="ro2">
          <table:table-cell table:style-name="ce1" office:value-type="string">
            <text:p>2011.11.25</text:p>
          </table:table-cell>
          <table:table-cell office:value-type="float" office:value="1.33447">
            <text:p>1,33447</text:p>
          </table:table-cell>
          <table:table-cell office:value-type="float" office:value="1.33512">
            <text:p>1,33512</text:p>
          </table:table-cell>
          <table:table-cell office:value-type="float" office:value="1.32118">
            <text:p>1,32118</text:p>
          </table:table-cell>
          <table:table-cell office:value-type="float" office:value="1.32358">
            <text:p>1,32358</text:p>
          </table:table-cell>
          <table:table-cell table:formula="of:=([.E1633]+[.D1633]+[.C1633])/3" office:value-type="float" office:value="1.32662666666667">
            <text:p>1,32663</text:p>
          </table:table-cell>
          <table:table-cell table:formula="of:=[.C1633]-[.D1633]" office:value-type="float" office:value="0.0139400000000001">
            <text:p>0,01394</text:p>
          </table:table-cell>
          <table:table-cell office:value-type="float" office:value="0.018598584702064">
            <text:p>0,01860</text:p>
          </table:table-cell>
          <table:table-cell office:value-type="float" office:value="1.34634842995545">
            <text:p>1,34635</text:p>
          </table:table-cell>
          <table:table-cell office:value-type="float" office:value="1.34384477864202">
            <text:p>1,34384</text:p>
          </table:table-cell>
        </table:table-row>
        <table:table-row table:style-name="ro2">
          <table:table-cell table:style-name="ce1" office:value-type="string">
            <text:p>2011.11.28</text:p>
          </table:table-cell>
          <table:table-cell office:value-type="float" office:value="1.33228">
            <text:p>1,33228</text:p>
          </table:table-cell>
          <table:table-cell office:value-type="float" office:value="1.33982">
            <text:p>1,33982</text:p>
          </table:table-cell>
          <table:table-cell office:value-type="float" office:value="1.32724">
            <text:p>1,32724</text:p>
          </table:table-cell>
          <table:table-cell office:value-type="float" office:value="1.33185">
            <text:p>1,33185</text:p>
          </table:table-cell>
          <table:table-cell table:formula="of:=([.E1634]+[.D1634]+[.C1634])/3" office:value-type="float" office:value="1.33297">
            <text:p>1,33297</text:p>
          </table:table-cell>
          <table:table-cell table:formula="of:=[.C1634]-[.D1634]" office:value-type="float" office:value="0.01258">
            <text:p>0,01258</text:p>
          </table:table-cell>
          <table:table-cell office:value-type="float" office:value="0.0188505773311838">
            <text:p>0,01885</text:p>
          </table:table-cell>
          <table:table-cell office:value-type="float" office:value="1.34109079362466">
            <text:p>1,34109</text:p>
          </table:table-cell>
          <table:table-cell office:value-type="float" office:value="1.33823960831929">
            <text:p>1,33824</text:p>
          </table:table-cell>
        </table:table-row>
        <table:table-row table:style-name="ro2">
          <table:table-cell table:style-name="ce1" office:value-type="string">
            <text:p>2011.11.29</text:p>
          </table:table-cell>
          <table:table-cell office:value-type="float" office:value="1.33187">
            <text:p>1,33187</text:p>
          </table:table-cell>
          <table:table-cell office:value-type="float" office:value="1.34415">
            <text:p>1,34415</text:p>
          </table:table-cell>
          <table:table-cell office:value-type="float" office:value="1.32854">
            <text:p>1,32854</text:p>
          </table:table-cell>
          <table:table-cell office:value-type="float" office:value="1.33157">
            <text:p>1,33157</text:p>
          </table:table-cell>
          <table:table-cell table:formula="of:=([.E1635]+[.D1635]+[.C1635])/3" office:value-type="float" office:value="1.33475333333333">
            <text:p>1,33475</text:p>
          </table:table-cell>
          <table:table-cell table:formula="of:=[.C1635]-[.D1635]" office:value-type="float" office:value="0.0156099999999999">
            <text:p>0,01561</text:p>
          </table:table-cell>
          <table:table-cell office:value-type="float" office:value="0.0188830395859584">
            <text:p>0,01888</text:p>
          </table:table-cell>
          <table:table-cell office:value-type="float" office:value="1.33887861767089">
            <text:p>1,33888</text:p>
          </table:table-cell>
          <table:table-cell office:value-type="float" office:value="1.33639218730013">
            <text:p>1,33639</text:p>
          </table:table-cell>
        </table:table-row>
        <table:table-row table:style-name="ro2">
          <table:table-cell table:style-name="ce1" office:value-type="string">
            <text:p>2011.11.30</text:p>
          </table:table-cell>
          <table:table-cell office:value-type="float" office:value="1.33156">
            <text:p>1,33156</text:p>
          </table:table-cell>
          <table:table-cell office:value-type="float" office:value="1.35328">
            <text:p>1,35328</text:p>
          </table:table-cell>
          <table:table-cell office:value-type="float" office:value="1.3259">
            <text:p>1,32590</text:p>
          </table:table-cell>
          <table:table-cell office:value-type="float" office:value="1.34442">
            <text:p>1,34442</text:p>
          </table:table-cell>
          <table:table-cell table:formula="of:=([.E1636]+[.D1636]+[.C1636])/3" office:value-type="float" office:value="1.3412">
            <text:p>1,34120</text:p>
          </table:table-cell>
          <table:table-cell table:formula="of:=[.C1636]-[.D1636]" office:value-type="float" office:value="0.02738">
            <text:p>0,02738</text:p>
          </table:table-cell>
          <table:table-cell office:value-type="float" office:value="0.0190066029326149">
            <text:p>0,01901</text:p>
          </table:table-cell>
          <table:table-cell office:value-type="float" office:value="1.33781658100472">
            <text:p>1,33782</text:p>
          </table:table-cell>
          <table:table-cell office:value-type="float" office:value="1.33493339927019">
            <text:p>1,33493</text:p>
          </table:table-cell>
        </table:table-row>
        <table:table-row table:style-name="ro2">
          <table:table-cell table:style-name="ce1" office:value-type="string">
            <text:p>2011.12.01</text:p>
          </table:table-cell>
          <table:table-cell office:value-type="float" office:value="1.34487">
            <text:p>1,34487</text:p>
          </table:table-cell>
          <table:table-cell office:value-type="float" office:value="1.35209">
            <text:p>1,35209</text:p>
          </table:table-cell>
          <table:table-cell office:value-type="float" office:value="1.3417">
            <text:p>1,34170</text:p>
          </table:table-cell>
          <table:table-cell office:value-type="float" office:value="1.34596">
            <text:p>1,34596</text:p>
          </table:table-cell>
          <table:table-cell table:formula="of:=([.E1637]+[.D1637]+[.C1637])/3" office:value-type="float" office:value="1.34658333333333">
            <text:p>1,34658</text:p>
          </table:table-cell>
          <table:table-cell table:formula="of:=[.C1637]-[.D1637]" office:value-type="float" office:value="0.0103900000000001">
            <text:p>0,01039</text:p>
          </table:table-cell>
          <table:table-cell office:value-type="float" office:value="0.0189865196803011">
            <text:p>0,01899</text:p>
          </table:table-cell>
          <table:table-cell office:value-type="float" office:value="1.33853151670878">
            <text:p>1,33853</text:p>
          </table:table-cell>
          <table:table-cell office:value-type="float" office:value="1.33719167725176">
            <text:p>1,33719</text:p>
          </table:table-cell>
        </table:table-row>
        <table:table-row table:style-name="ro2">
          <table:table-cell table:style-name="ce1" office:value-type="string">
            <text:p>2011.12.02</text:p>
          </table:table-cell>
          <table:table-cell office:value-type="float" office:value="1.34592">
            <text:p>1,34592</text:p>
          </table:table-cell>
          <table:table-cell office:value-type="float" office:value="1.35481">
            <text:p>1,35481</text:p>
          </table:table-cell>
          <table:table-cell office:value-type="float" office:value="1.33627">
            <text:p>1,33627</text:p>
          </table:table-cell>
          <table:table-cell office:value-type="float" office:value="1.33893">
            <text:p>1,33893</text:p>
          </table:table-cell>
          <table:table-cell table:formula="of:=([.E1638]+[.D1638]+[.C1638])/3" office:value-type="float" office:value="1.34333666666667">
            <text:p>1,34334</text:p>
          </table:table-cell>
          <table:table-cell table:formula="of:=[.C1638]-[.D1638]" office:value-type="float" office:value="0.01854">
            <text:p>0,01854</text:p>
          </table:table-cell>
          <table:table-cell office:value-type="float" office:value="0.0188021478125038">
            <text:p>0,01880</text:p>
          </table:table-cell>
          <table:table-cell office:value-type="float" office:value="1.34120732288803">
            <text:p>1,34121</text:p>
          </table:table-cell>
          <table:table-cell office:value-type="float" office:value="1.33973361346238">
            <text:p>1,33973</text:p>
          </table:table-cell>
        </table:table-row>
        <table:table-row table:style-name="ro2">
          <table:table-cell table:style-name="ce1" office:value-type="string">
            <text:p>2011.12.05</text:p>
          </table:table-cell>
          <table:table-cell office:value-type="float" office:value="1.34231">
            <text:p>1,34231</text:p>
          </table:table-cell>
          <table:table-cell office:value-type="float" office:value="1.34859">
            <text:p>1,34859</text:p>
          </table:table-cell>
          <table:table-cell office:value-type="float" office:value="1.33747">
            <text:p>1,33747</text:p>
          </table:table-cell>
          <table:table-cell office:value-type="float" office:value="1.33995">
            <text:p>1,33995</text:p>
          </table:table-cell>
          <table:table-cell table:formula="of:=([.E1639]+[.D1639]+[.C1639])/3" office:value-type="float" office:value="1.34200333333333">
            <text:p>1,34200</text:p>
          </table:table-cell>
          <table:table-cell table:formula="of:=[.C1639]-[.D1639]" office:value-type="float" office:value="0.0111199999999998">
            <text:p>0,01112</text:p>
          </table:table-cell>
          <table:table-cell office:value-type="float" office:value="0.0187120637818365">
            <text:p>0,01871</text:p>
          </table:table-cell>
          <table:table-cell office:value-type="float" office:value="1.3416887180618">
            <text:p>1,34169</text:p>
          </table:table-cell>
          <table:table-cell office:value-type="float" office:value="1.33989571489036">
            <text:p>1,33990</text:p>
          </table:table-cell>
        </table:table-row>
        <table:table-row table:style-name="ro2">
          <table:table-cell table:style-name="ce1" office:value-type="string">
            <text:p>2011.12.06</text:p>
          </table:table-cell>
          <table:table-cell office:value-type="float" office:value="1.33993">
            <text:p>1,33993</text:p>
          </table:table-cell>
          <table:table-cell office:value-type="float" office:value="1.34276">
            <text:p>1,34276</text:p>
          </table:table-cell>
          <table:table-cell office:value-type="float" office:value="1.33332">
            <text:p>1,33332</text:p>
          </table:table-cell>
          <table:table-cell office:value-type="float" office:value="1.34015">
            <text:p>1,34015</text:p>
          </table:table-cell>
          <table:table-cell table:formula="of:=([.E1640]+[.D1640]+[.C1640])/3" office:value-type="float" office:value="1.33874333333333">
            <text:p>1,33874</text:p>
          </table:table-cell>
          <table:table-cell table:formula="of:=[.C1640]-[.D1640]" office:value-type="float" office:value="0.00943999999999989">
            <text:p>0,00944</text:p>
          </table:table-cell>
          <table:table-cell office:value-type="float" office:value="0.0185357503226534">
            <text:p>0,01854</text:p>
          </table:table-cell>
          <table:table-cell office:value-type="float" office:value="1.34191641378664">
            <text:p>1,34192</text:p>
          </table:table-cell>
          <table:table-cell office:value-type="float" office:value="1.33993364208445">
            <text:p>1,33993</text:p>
          </table:table-cell>
        </table:table-row>
        <table:table-row table:style-name="ro2">
          <table:table-cell table:style-name="ce1" office:value-type="string">
            <text:p>2011.12.07</text:p>
          </table:table-cell>
          <table:table-cell office:value-type="float" office:value="1.34">
            <text:p>1,34000</text:p>
          </table:table-cell>
          <table:table-cell office:value-type="float" office:value="1.3452">
            <text:p>1,34520</text:p>
          </table:table-cell>
          <table:table-cell office:value-type="float" office:value="1.335">
            <text:p>1,33500</text:p>
          </table:table-cell>
          <table:table-cell office:value-type="float" office:value="1.3411">
            <text:p>1,34110</text:p>
          </table:table-cell>
          <table:table-cell table:formula="of:=([.E1641]+[.D1641]+[.C1641])/3" office:value-type="float" office:value="1.34043333333333">
            <text:p>1,34043</text:p>
          </table:table-cell>
          <table:table-cell table:formula="of:=[.C1641]-[.D1641]" office:value-type="float" office:value="0.0102">
            <text:p>0,01020</text:p>
          </table:table-cell>
          <table:table-cell office:value-type="float" office:value="0.0184208927158414">
            <text:p>0,01842</text:p>
          </table:table-cell>
          <table:table-cell office:value-type="float" office:value="1.34160941126113">
            <text:p>1,34161</text:p>
          </table:table-cell>
          <table:table-cell office:value-type="float" office:value="1.34048848773821">
            <text:p>1,34049</text:p>
          </table:table-cell>
        </table:table-row>
        <table:table-row table:style-name="ro2">
          <table:table-cell table:style-name="ce1" office:value-type="string">
            <text:p>2011.12.08</text:p>
          </table:table-cell>
          <table:table-cell office:value-type="float" office:value="1.34112">
            <text:p>1,34112</text:p>
          </table:table-cell>
          <table:table-cell office:value-type="float" office:value="1.34592">
            <text:p>1,34592</text:p>
          </table:table-cell>
          <table:table-cell office:value-type="float" office:value="1.32887">
            <text:p>1,32887</text:p>
          </table:table-cell>
          <table:table-cell office:value-type="float" office:value="1.33396">
            <text:p>1,33396</text:p>
          </table:table-cell>
          <table:table-cell table:formula="of:=([.E1642]+[.D1642]+[.C1642])/3" office:value-type="float" office:value="1.33625">
            <text:p>1,33625</text:p>
          </table:table-cell>
          <table:table-cell table:formula="of:=[.C1642]-[.D1642]" office:value-type="float" office:value="0.01705">
            <text:p>0,01705</text:p>
          </table:table-cell>
          <table:table-cell office:value-type="float" office:value="0.0183528865545536">
            <text:p>0,01835</text:p>
          </table:table-cell>
          <table:table-cell office:value-type="float" office:value="1.34098249174221">
            <text:p>1,34098</text:p>
          </table:table-cell>
          <table:table-cell office:value-type="float" office:value="1.34052480001844">
            <text:p>1,34052</text:p>
          </table:table-cell>
        </table:table-row>
        <table:table-row table:style-name="ro2">
          <table:table-cell table:style-name="ce1" office:value-type="string">
            <text:p>2011.12.09</text:p>
          </table:table-cell>
          <table:table-cell office:value-type="float" office:value="1.33397">
            <text:p>1,33397</text:p>
          </table:table-cell>
          <table:table-cell office:value-type="float" office:value="1.34332">
            <text:p>1,34332</text:p>
          </table:table-cell>
          <table:table-cell office:value-type="float" office:value="1.3281">
            <text:p>1,32810</text:p>
          </table:table-cell>
          <table:table-cell office:value-type="float" office:value="1.33832">
            <text:p>1,33832</text:p>
          </table:table-cell>
          <table:table-cell table:formula="of:=([.E1643]+[.D1643]+[.C1643])/3" office:value-type="float" office:value="1.33658">
            <text:p>1,33658</text:p>
          </table:table-cell>
          <table:table-cell table:formula="of:=[.C1643]-[.D1643]" office:value-type="float" office:value="0.01522">
            <text:p>0,01522</text:p>
          </table:table-cell>
          <table:table-cell office:value-type="float" office:value="0.0184695764594916">
            <text:p>0,01847</text:p>
          </table:table-cell>
          <table:table-cell office:value-type="float" office:value="1.33943320153979">
            <text:p>1,33943</text:p>
          </table:table-cell>
          <table:table-cell office:value-type="float" office:value="1.33865315567102">
            <text:p>1,33865</text:p>
          </table:table-cell>
        </table:table-row>
        <table:table-row table:style-name="ro2">
          <table:table-cell table:style-name="ce1" office:value-type="string">
            <text:p>2011.12.12</text:p>
          </table:table-cell>
          <table:table-cell table:number-columns-repeated="2" office:value-type="float" office:value="1.33809">
            <text:p>1,33809</text:p>
          </table:table-cell>
          <table:table-cell office:value-type="float" office:value="1.31628">
            <text:p>1,31628</text:p>
          </table:table-cell>
          <table:table-cell office:value-type="float" office:value="1.31869">
            <text:p>1,31869</text:p>
          </table:table-cell>
          <table:table-cell table:formula="of:=([.E1644]+[.D1644]+[.C1644])/3" office:value-type="float" office:value="1.32435333333333">
            <text:p>1,32435</text:p>
          </table:table-cell>
          <table:table-cell table:formula="of:=[.C1644]-[.D1644]" office:value-type="float" office:value="0.0218100000000001">
            <text:p>0,02181</text:p>
          </table:table-cell>
          <table:table-cell office:value-type="float" office:value="0.0184513357620337">
            <text:p>0,01845</text:p>
          </table:table-cell>
          <table:table-cell office:value-type="float" office:value="1.33884582178595">
            <text:p>1,33885</text:p>
          </table:table-cell>
          <table:table-cell office:value-type="float" office:value="1.33836090530497">
            <text:p>1,33836</text:p>
          </table:table-cell>
        </table:table-row>
        <table:table-row table:style-name="ro2">
          <table:table-cell table:style-name="ce1" office:value-type="string">
            <text:p>2011.12.13</text:p>
          </table:table-cell>
          <table:table-cell office:value-type="float" office:value="1.31854">
            <text:p>1,31854</text:p>
          </table:table-cell>
          <table:table-cell office:value-type="float" office:value="1.32365">
            <text:p>1,32365</text:p>
          </table:table-cell>
          <table:table-cell office:value-type="float" office:value="1.30089">
            <text:p>1,30089</text:p>
          </table:table-cell>
          <table:table-cell office:value-type="float" office:value="1.30358">
            <text:p>1,30358</text:p>
          </table:table-cell>
          <table:table-cell table:formula="of:=([.E1645]+[.D1645]+[.C1645])/3" office:value-type="float" office:value="1.30937333333333">
            <text:p>1,30937</text:p>
          </table:table-cell>
          <table:table-cell table:formula="of:=[.C1645]-[.D1645]" office:value-type="float" office:value="0.0227599999999999">
            <text:p>0,02276</text:p>
          </table:table-cell>
          <table:table-cell office:value-type="float" office:value="0.0187458821201089">
            <text:p>0,01875</text:p>
          </table:table-cell>
          <table:table-cell office:value-type="float" office:value="1.33456651843627">
            <text:p>1,33457</text:p>
          </table:table-cell>
          <table:table-cell office:value-type="float" office:value="1.33291890205857">
            <text:p>1,33292</text:p>
          </table:table-cell>
        </table:table-row>
        <table:table-row table:style-name="ro2">
          <table:table-cell table:style-name="ce1" office:value-type="string">
            <text:p>2011.12.14</text:p>
          </table:table-cell>
          <table:table-cell office:value-type="float" office:value="1.30364">
            <text:p>1,30364</text:p>
          </table:table-cell>
          <table:table-cell office:value-type="float" office:value="1.30641">
            <text:p>1,30641</text:p>
          </table:table-cell>
          <table:table-cell office:value-type="float" office:value="1.29451">
            <text:p>1,29451</text:p>
          </table:table-cell>
          <table:table-cell office:value-type="float" office:value="1.29822">
            <text:p>1,29822</text:p>
          </table:table-cell>
          <table:table-cell table:formula="of:=([.E1646]+[.D1646]+[.C1646])/3" office:value-type="float" office:value="1.29971333333333">
            <text:p>1,29971</text:p>
          </table:table-cell>
          <table:table-cell table:formula="of:=[.C1646]-[.D1646]" office:value-type="float" office:value="0.0119">
            <text:p>0,01190</text:p>
          </table:table-cell>
          <table:table-cell office:value-type="float" office:value="0.0191052476179596">
            <text:p>0,01911</text:p>
          </table:table-cell>
          <table:table-cell office:value-type="float" office:value="1.32759958274849">
            <text:p>1,32760</text:p>
          </table:table-cell>
          <table:table-cell office:value-type="float" office:value="1.32480068376091">
            <text:p>1,32480</text:p>
          </table:table-cell>
        </table:table-row>
        <table:table-row table:style-name="ro2">
          <table:table-cell table:style-name="ce1" office:value-type="string">
            <text:p>2011.12.15</text:p>
          </table:table-cell>
          <table:table-cell office:value-type="float" office:value="1.29821">
            <text:p>1,29821</text:p>
          </table:table-cell>
          <table:table-cell office:value-type="float" office:value="1.30497">
            <text:p>1,30497</text:p>
          </table:table-cell>
          <table:table-cell office:value-type="float" office:value="1.29567">
            <text:p>1,29567</text:p>
          </table:table-cell>
          <table:table-cell office:value-type="float" office:value="1.30146">
            <text:p>1,30146</text:p>
          </table:table-cell>
          <table:table-cell table:formula="of:=([.E1647]+[.D1647]+[.C1647])/3" office:value-type="float" office:value="1.3007">
            <text:p>1,30070</text:p>
          </table:table-cell>
          <table:table-cell table:formula="of:=[.C1647]-[.D1647]" office:value-type="float" office:value="0.00929999999999986">
            <text:p>0,00930</text:p>
          </table:table-cell>
          <table:table-cell office:value-type="float" office:value="0.0194167106408384">
            <text:p>0,01942</text:p>
          </table:table-cell>
          <table:table-cell office:value-type="float" office:value="1.32088965039967">
            <text:p>1,32089</text:p>
          </table:table-cell>
          <table:table-cell office:value-type="float" office:value="1.31755420617976">
            <text:p>1,31755</text:p>
          </table:table-cell>
        </table:table-row>
        <table:table-row table:style-name="ro2">
          <table:table-cell table:style-name="ce1" office:value-type="string">
            <text:p>2011.12.16</text:p>
          </table:table-cell>
          <table:table-cell office:value-type="float" office:value="1.30144">
            <text:p>1,30144</text:p>
          </table:table-cell>
          <table:table-cell office:value-type="float" office:value="1.30838">
            <text:p>1,30838</text:p>
          </table:table-cell>
          <table:table-cell office:value-type="float" office:value="1.2995">
            <text:p>1,29950</text:p>
          </table:table-cell>
          <table:table-cell office:value-type="float" office:value="1.30427">
            <text:p>1,30427</text:p>
          </table:table-cell>
          <table:table-cell table:formula="of:=([.E1648]+[.D1648]+[.C1648])/3" office:value-type="float" office:value="1.30405">
            <text:p>1,30405</text:p>
          </table:table-cell>
          <table:table-cell table:formula="of:=[.C1648]-[.D1648]" office:value-type="float" office:value="0.00888">
            <text:p>0,00888</text:p>
          </table:table-cell>
          <table:table-cell office:value-type="float" office:value="0.019641357411586">
            <text:p>0,01964</text:p>
          </table:table-cell>
          <table:table-cell office:value-type="float" office:value="1.31572099997911">
            <text:p>1,31572</text:p>
          </table:table-cell>
          <table:table-cell office:value-type="float" office:value="1.31303511250852">
            <text:p>1,31304</text:p>
          </table:table-cell>
        </table:table-row>
        <table:table-row table:style-name="ro2">
          <table:table-cell table:style-name="ce1" office:value-type="string">
            <text:p>2011.12.19</text:p>
          </table:table-cell>
          <table:table-cell office:value-type="float" office:value="1.30404">
            <text:p>1,30404</text:p>
          </table:table-cell>
          <table:table-cell office:value-type="float" office:value="1.30437">
            <text:p>1,30437</text:p>
          </table:table-cell>
          <table:table-cell office:value-type="float" office:value="1.29828">
            <text:p>1,29828</text:p>
          </table:table-cell>
          <table:table-cell office:value-type="float" office:value="1.29969">
            <text:p>1,29969</text:p>
          </table:table-cell>
          <table:table-cell table:formula="of:=([.E1649]+[.D1649]+[.C1649])/3" office:value-type="float" office:value="1.30078">
            <text:p>1,30078</text:p>
          </table:table-cell>
          <table:table-cell table:formula="of:=[.C1649]-[.D1649]" office:value-type="float" office:value="0.00608999999999993">
            <text:p>0,00609</text:p>
          </table:table-cell>
          <table:table-cell office:value-type="float" office:value="0.0198250778547058">
            <text:p>0,01983</text:p>
          </table:table-cell>
          <table:table-cell office:value-type="float" office:value="1.31242312427826">
            <text:p>1,31242</text:p>
          </table:table-cell>
          <table:table-cell office:value-type="float" office:value="1.31013727069735">
            <text:p>1,31014</text:p>
          </table:table-cell>
        </table:table-row>
        <table:table-row table:style-name="ro2">
          <table:table-cell table:style-name="ce1" office:value-type="string">
            <text:p>2011.12.20</text:p>
          </table:table-cell>
          <table:table-cell office:value-type="float" office:value="1.29965">
            <text:p>1,29965</text:p>
          </table:table-cell>
          <table:table-cell office:value-type="float" office:value="1.31315">
            <text:p>1,31315</text:p>
          </table:table-cell>
          <table:table-cell office:value-type="float" office:value="1.29927">
            <text:p>1,29927</text:p>
          </table:table-cell>
          <table:table-cell office:value-type="float" office:value="1.3081">
            <text:p>1,30810</text:p>
          </table:table-cell>
          <table:table-cell table:formula="of:=([.E1650]+[.D1650]+[.C1650])/3" office:value-type="float" office:value="1.30684">
            <text:p>1,30684</text:p>
          </table:table-cell>
          <table:table-cell table:formula="of:=[.C1650]-[.D1650]" office:value-type="float" office:value="0.0138800000000001">
            <text:p>0,01388</text:p>
          </table:table-cell>
          <table:table-cell office:value-type="float" office:value="0.0199098443720192">
            <text:p>0,01991</text:p>
          </table:table-cell>
          <table:table-cell office:value-type="float" office:value="1.30939587226528">
            <text:p>1,30940</text:p>
          </table:table-cell>
          <table:table-cell office:value-type="float" office:value="1.30689469648249">
            <text:p>1,30689</text:p>
          </table:table-cell>
        </table:table-row>
        <table:table-row table:style-name="ro2">
          <table:table-cell table:style-name="ce1" office:value-type="string">
            <text:p>2011.12.21</text:p>
          </table:table-cell>
          <table:table-cell office:value-type="float" office:value="1.30804">
            <text:p>1,30804</text:p>
          </table:table-cell>
          <table:table-cell office:value-type="float" office:value="1.31975">
            <text:p>1,31975</text:p>
          </table:table-cell>
          <table:table-cell office:value-type="float" office:value="1.30249">
            <text:p>1,30249</text:p>
          </table:table-cell>
          <table:table-cell office:value-type="float" office:value="1.30475">
            <text:p>1,30475</text:p>
          </table:table-cell>
          <table:table-cell table:formula="of:=([.E1651]+[.D1651]+[.C1651])/3" office:value-type="float" office:value="1.30899666666667">
            <text:p>1,30900</text:p>
          </table:table-cell>
          <table:table-cell table:formula="of:=[.C1651]-[.D1651]" office:value-type="float" office:value="0.0172599999999998">
            <text:p>0,01726</text:p>
          </table:table-cell>
          <table:table-cell office:value-type="float" office:value="0.0198043154310968">
            <text:p>0,01980</text:p>
          </table:table-cell>
          <table:table-cell office:value-type="float" office:value="1.30899695024023">
            <text:p>1,30900</text:p>
          </table:table-cell>
          <table:table-cell office:value-type="float" office:value="1.30711045627776">
            <text:p>1,30711</text:p>
          </table:table-cell>
        </table:table-row>
        <table:table-row table:style-name="ro2">
          <table:table-cell table:style-name="ce1" office:value-type="string">
            <text:p>2011.12.22</text:p>
          </table:table-cell>
          <table:table-cell office:value-type="float" office:value="1.30475">
            <text:p>1,30475</text:p>
          </table:table-cell>
          <table:table-cell office:value-type="float" office:value="1.3119">
            <text:p>1,31190</text:p>
          </table:table-cell>
          <table:table-cell office:value-type="float" office:value="1.30169">
            <text:p>1,30169</text:p>
          </table:table-cell>
          <table:table-cell office:value-type="float" office:value="1.30495">
            <text:p>1,30495</text:p>
          </table:table-cell>
          <table:table-cell table:formula="of:=([.E1652]+[.D1652]+[.C1652])/3" office:value-type="float" office:value="1.30618">
            <text:p>1,30618</text:p>
          </table:table-cell>
          <table:table-cell table:formula="of:=[.C1652]-[.D1652]" office:value-type="float" office:value="0.0102100000000001">
            <text:p>0,01021</text:p>
          </table:table-cell>
          <table:table-cell office:value-type="float" office:value="0.0197247981072977">
            <text:p>0,01972</text:p>
          </table:table-cell>
          <table:table-cell office:value-type="float" office:value="1.30892174073856">
            <text:p>1,30892</text:p>
          </table:table-cell>
          <table:table-cell office:value-type="float" office:value="1.30678097055751">
            <text:p>1,30678</text:p>
          </table:table-cell>
        </table:table-row>
        <table:table-row table:style-name="ro2">
          <table:table-cell table:style-name="ce1" office:value-type="string">
            <text:p>2011.12.23</text:p>
          </table:table-cell>
          <table:table-cell office:value-type="float" office:value="1.30463">
            <text:p>1,30463</text:p>
          </table:table-cell>
          <table:table-cell office:value-type="float" office:value="1.30943">
            <text:p>1,30943</text:p>
          </table:table-cell>
          <table:table-cell office:value-type="float" office:value="1.30259">
            <text:p>1,30259</text:p>
          </table:table-cell>
          <table:table-cell office:value-type="float" office:value="1.30276">
            <text:p>1,30276</text:p>
          </table:table-cell>
          <table:table-cell table:formula="of:=([.E1653]+[.D1653]+[.C1653])/3" office:value-type="float" office:value="1.30492666666667">
            <text:p>1,30493</text:p>
          </table:table-cell>
          <table:table-cell table:formula="of:=[.C1653]-[.D1653]" office:value-type="float" office:value="0.00684000000000018">
            <text:p>0,00684</text:p>
          </table:table-cell>
          <table:table-cell office:value-type="float" office:value="0.0195710146393314">
            <text:p>0,01957</text:p>
          </table:table-cell>
          <table:table-cell office:value-type="float" office:value="1.30850418189063">
            <text:p>1,30850</text:p>
          </table:table-cell>
          <table:table-cell office:value-type="float" office:value="1.30645221640114">
            <text:p>1,30645</text:p>
          </table:table-cell>
        </table:table-row>
        <table:table-row table:style-name="ro2">
          <table:table-cell table:style-name="ce1" office:value-type="string">
            <text:p>2011.12.26</text:p>
          </table:table-cell>
          <table:table-cell office:value-type="float" office:value="1.3055">
            <text:p>1,30550</text:p>
          </table:table-cell>
          <table:table-cell office:value-type="float" office:value="1.30817">
            <text:p>1,30817</text:p>
          </table:table-cell>
          <table:table-cell office:value-type="float" office:value="1.30502">
            <text:p>1,30502</text:p>
          </table:table-cell>
          <table:table-cell office:value-type="float" office:value="1.30514">
            <text:p>1,30514</text:p>
          </table:table-cell>
          <table:table-cell table:formula="of:=([.E1654]+[.D1654]+[.C1654])/3" office:value-type="float" office:value="1.30611">
            <text:p>1,30611</text:p>
          </table:table-cell>
          <table:table-cell table:formula="of:=[.C1654]-[.D1654]" office:value-type="float" office:value="0.00314999999999999">
            <text:p>0,00315</text:p>
          </table:table-cell>
          <table:table-cell office:value-type="float" office:value="0.0194525533990746">
            <text:p>0,01945</text:p>
          </table:table-cell>
          <table:table-cell office:value-type="float" office:value="1.30785389567233">
            <text:p>1,30785</text:p>
          </table:table-cell>
          <table:table-cell office:value-type="float" office:value="1.30555611480223">
            <text:p>1,30556</text:p>
          </table:table-cell>
        </table:table-row>
        <table:table-row table:style-name="ro2">
          <table:table-cell table:style-name="ce1" office:value-type="string">
            <text:p>2011.12.27</text:p>
          </table:table-cell>
          <table:table-cell office:value-type="float" office:value="1.3053">
            <text:p>1,30530</text:p>
          </table:table-cell>
          <table:table-cell office:value-type="float" office:value="1.30829">
            <text:p>1,30829</text:p>
          </table:table-cell>
          <table:table-cell office:value-type="float" office:value="1.30425">
            <text:p>1,30425</text:p>
          </table:table-cell>
          <table:table-cell office:value-type="float" office:value="1.30685">
            <text:p>1,30685</text:p>
          </table:table-cell>
          <table:table-cell table:formula="of:=([.E1655]+[.D1655]+[.C1655])/3" office:value-type="float" office:value="1.30646333333333">
            <text:p>1,30646</text:p>
          </table:table-cell>
          <table:table-cell table:formula="of:=[.C1655]-[.D1655]" office:value-type="float" office:value="0.00403999999999982">
            <text:p>0,00404</text:p>
          </table:table-cell>
          <table:table-cell office:value-type="float" office:value="0.0192497936079227">
            <text:p>0,01925</text:p>
          </table:table-cell>
          <table:table-cell office:value-type="float" office:value="1.30754054278012">
            <text:p>1,30754</text:p>
          </table:table-cell>
          <table:table-cell office:value-type="float" office:value="1.30572444309011">
            <text:p>1,30572</text:p>
          </table:table-cell>
        </table:table-row>
        <table:table-row table:style-name="ro2">
          <table:table-cell table:style-name="ce1" office:value-type="string">
            <text:p>2011.12.28</text:p>
          </table:table-cell>
          <table:table-cell office:value-type="float" office:value="1.3067">
            <text:p>1,30670</text:p>
          </table:table-cell>
          <table:table-cell office:value-type="float" office:value="1.30798">
            <text:p>1,30798</text:p>
          </table:table-cell>
          <table:table-cell office:value-type="float" office:value="1.29117">
            <text:p>1,29117</text:p>
          </table:table-cell>
          <table:table-cell office:value-type="float" office:value="1.29399">
            <text:p>1,29399</text:p>
          </table:table-cell>
          <table:table-cell table:formula="of:=([.E1656]+[.D1656]+[.C1656])/3" office:value-type="float" office:value="1.29771333333333">
            <text:p>1,29771</text:p>
          </table:table-cell>
          <table:table-cell table:formula="of:=[.C1656]-[.D1656]" office:value-type="float" office:value="0.01681">
            <text:p>0,01681</text:p>
          </table:table-cell>
          <table:table-cell office:value-type="float" office:value="0.0191020199563891">
            <text:p>0,01910</text:p>
          </table:table-cell>
          <table:table-cell office:value-type="float" office:value="1.30732571771069">
            <text:p>1,30733</text:p>
          </table:table-cell>
          <table:table-cell office:value-type="float" office:value="1.30611068885632">
            <text:p>1,30611</text:p>
          </table:table-cell>
        </table:table-row>
        <table:table-row table:style-name="ro2">
          <table:table-cell table:style-name="ce1" office:value-type="string">
            <text:p>2011.12.29</text:p>
          </table:table-cell>
          <table:table-cell office:value-type="float" office:value="1.29399">
            <text:p>1,29399</text:p>
          </table:table-cell>
          <table:table-cell office:value-type="float" office:value="1.2964">
            <text:p>1,29640</text:p>
          </table:table-cell>
          <table:table-cell office:value-type="float" office:value="1.2858">
            <text:p>1,28580</text:p>
          </table:table-cell>
          <table:table-cell office:value-type="float" office:value="1.29603">
            <text:p>1,29603</text:p>
          </table:table-cell>
          <table:table-cell table:formula="of:=([.E1657]+[.D1657]+[.C1657])/3" office:value-type="float" office:value="1.29274333333333">
            <text:p>1,29274</text:p>
          </table:table-cell>
          <table:table-cell table:formula="of:=[.C1657]-[.D1657]" office:value-type="float" office:value="0.0105999999999999">
            <text:p>0,01060</text:p>
          </table:table-cell>
          <table:table-cell office:value-type="float" office:value="0.0192434823880528">
            <text:p>0,01924</text:p>
          </table:table-cell>
          <table:table-cell office:value-type="float" office:value="1.30420898416885">
            <text:p>1,30421</text:p>
          </table:table-cell>
          <table:table-cell office:value-type="float" office:value="1.30268339962911">
            <text:p>1,30268</text:p>
          </table:table-cell>
        </table:table-row>
        <table:table-row table:style-name="ro2">
          <table:table-cell table:style-name="ce1" office:value-type="string">
            <text:p>2011.12.30</text:p>
          </table:table-cell>
          <table:table-cell office:value-type="float" office:value="1.29617">
            <text:p>1,29617</text:p>
          </table:table-cell>
          <table:table-cell office:value-type="float" office:value="1.29983">
            <text:p>1,29983</text:p>
          </table:table-cell>
          <table:table-cell office:value-type="float" office:value="1.29039">
            <text:p>1,29039</text:p>
          </table:table-cell>
          <table:table-cell office:value-type="float" office:value="1.29596">
            <text:p>1,29596</text:p>
          </table:table-cell>
          <table:table-cell table:formula="of:=([.E1658]+[.D1658]+[.C1658])/3" office:value-type="float" office:value="1.29539333333333">
            <text:p>1,29539</text:p>
          </table:table-cell>
          <table:table-cell table:formula="of:=[.C1658]-[.D1658]" office:value-type="float" office:value="0.00944000000000012">
            <text:p>0,00944</text:p>
          </table:table-cell>
          <table:table-cell office:value-type="float" office:value="0.0192437072814004">
            <text:p>0,01924</text:p>
          </table:table-cell>
          <table:table-cell office:value-type="float" office:value="1.30163836101173">
            <text:p>1,30164</text:p>
          </table:table-cell>
          <table:table-cell office:value-type="float" office:value="1.30083106344001">
            <text:p>1,30083</text:p>
          </table:table-cell>
        </table:table-row>
        <table:table-row table:style-name="ro2">
          <table:table-cell table:style-name="ce1" office:value-type="string">
            <text:p>2012.01.02</text:p>
          </table:table-cell>
          <table:table-cell office:value-type="float" office:value="1.29434">
            <text:p>1,29434</text:p>
          </table:table-cell>
          <table:table-cell office:value-type="float" office:value="1.2971">
            <text:p>1,29710</text:p>
          </table:table-cell>
          <table:table-cell office:value-type="float" office:value="1.29169">
            <text:p>1,29169</text:p>
          </table:table-cell>
          <table:table-cell office:value-type="float" office:value="1.29337">
            <text:p>1,29337</text:p>
          </table:table-cell>
          <table:table-cell table:formula="of:=([.E1659]+[.D1659]+[.C1659])/3" office:value-type="float" office:value="1.29405333333333">
            <text:p>1,29405</text:p>
          </table:table-cell>
          <table:table-cell table:formula="of:=[.C1659]-[.D1659]" office:value-type="float" office:value="0.00540999999999992">
            <text:p>0,00541</text:p>
          </table:table-cell>
          <table:table-cell office:value-type="float" office:value="0.0192588616444533">
            <text:p>0,01926</text:p>
          </table:table-cell>
          <table:table-cell office:value-type="float" office:value="1.3004559926408">
            <text:p>1,30046</text:p>
          </table:table-cell>
          <table:table-cell office:value-type="float" office:value="1.29978321403034">
            <text:p>1,29978</text:p>
          </table:table-cell>
        </table:table-row>
        <table:table-row table:style-name="ro2">
          <table:table-cell table:style-name="ce1" office:value-type="string">
            <text:p>2012.01.03</text:p>
          </table:table-cell>
          <table:table-cell office:value-type="float" office:value="1.29331">
            <text:p>1,29331</text:p>
          </table:table-cell>
          <table:table-cell office:value-type="float" office:value="1.30762">
            <text:p>1,30762</text:p>
          </table:table-cell>
          <table:table-cell office:value-type="float" office:value="1.29312">
            <text:p>1,29312</text:p>
          </table:table-cell>
          <table:table-cell office:value-type="float" office:value="1.30481">
            <text:p>1,30481</text:p>
          </table:table-cell>
          <table:table-cell table:formula="of:=([.E1660]+[.D1660]+[.C1660])/3" office:value-type="float" office:value="1.30185">
            <text:p>1,30185</text:p>
          </table:table-cell>
          <table:table-cell table:formula="of:=[.C1660]-[.D1660]" office:value-type="float" office:value="0.0145">
            <text:p>0,01450</text:p>
          </table:table-cell>
          <table:table-cell office:value-type="float" office:value="0.0192654219009992">
            <text:p>0,01927</text:p>
          </table:table-cell>
          <table:table-cell office:value-type="float" office:value="1.29846107551893">
            <text:p>1,29846</text:p>
          </table:table-cell>
          <table:table-cell office:value-type="float" office:value="1.2977529458525">
            <text:p>1,29775</text:p>
          </table:table-cell>
        </table:table-row>
        <table:table-row table:style-name="ro2">
          <table:table-cell table:style-name="ce1" office:value-type="string">
            <text:p>2012.01.04</text:p>
          </table:table-cell>
          <table:table-cell office:value-type="float" office:value="1.30479">
            <text:p>1,30479</text:p>
          </table:table-cell>
          <table:table-cell office:value-type="float" office:value="1.30725">
            <text:p>1,30725</text:p>
          </table:table-cell>
          <table:table-cell office:value-type="float" office:value="1.28974">
            <text:p>1,28974</text:p>
          </table:table-cell>
          <table:table-cell office:value-type="float" office:value="1.2941">
            <text:p>1,29410</text:p>
          </table:table-cell>
          <table:table-cell table:formula="of:=([.E1661]+[.D1661]+[.C1661])/3" office:value-type="float" office:value="1.29703">
            <text:p>1,29703</text:p>
          </table:table-cell>
          <table:table-cell table:formula="of:=[.C1661]-[.D1661]" office:value-type="float" office:value="0.0175099999999999">
            <text:p>0,01751</text:p>
          </table:table-cell>
          <table:table-cell office:value-type="float" office:value="0.0191854817563258">
            <text:p>0,01919</text:p>
          </table:table-cell>
          <table:table-cell office:value-type="float" office:value="1.29957782296551">
            <text:p>1,29958</text:p>
          </table:table-cell>
          <table:table-cell office:value-type="float" office:value="1.29952878021571">
            <text:p>1,29953</text:p>
          </table:table-cell>
        </table:table-row>
        <table:table-row table:style-name="ro2">
          <table:table-cell table:style-name="ce1" office:value-type="string">
            <text:p>2012.01.05</text:p>
          </table:table-cell>
          <table:table-cell office:value-type="float" office:value="1.2941">
            <text:p>1,29410</text:p>
          </table:table-cell>
          <table:table-cell office:value-type="float" office:value="1.29461">
            <text:p>1,29461</text:p>
          </table:table-cell>
          <table:table-cell office:value-type="float" office:value="1.27708">
            <text:p>1,27708</text:p>
          </table:table-cell>
          <table:table-cell office:value-type="float" office:value="1.27863">
            <text:p>1,27863</text:p>
          </table:table-cell>
          <table:table-cell table:formula="of:=([.E1662]+[.D1662]+[.C1662])/3" office:value-type="float" office:value="1.28344">
            <text:p>1,28344</text:p>
          </table:table-cell>
          <table:table-cell table:formula="of:=[.C1662]-[.D1662]" office:value-type="float" office:value="0.01753">
            <text:p>0,01753</text:p>
          </table:table-cell>
          <table:table-cell office:value-type="float" office:value="0.0192331657294264">
            <text:p>0,01923</text:p>
          </table:table-cell>
          <table:table-cell office:value-type="float" office:value="1.29846281279852">
            <text:p>1,29846</text:p>
          </table:table-cell>
          <table:table-cell office:value-type="float" office:value="1.29794374371856">
            <text:p>1,29794</text:p>
          </table:table-cell>
        </table:table-row>
        <table:table-row table:style-name="ro2">
          <table:table-cell table:style-name="ce1" office:value-type="string">
            <text:p>2012.01.06</text:p>
          </table:table-cell>
          <table:table-cell office:value-type="float" office:value="1.27864">
            <text:p>1,27864</text:p>
          </table:table-cell>
          <table:table-cell office:value-type="float" office:value="1.28124">
            <text:p>1,28124</text:p>
          </table:table-cell>
          <table:table-cell office:value-type="float" office:value="1.26972">
            <text:p>1,26972</text:p>
          </table:table-cell>
          <table:table-cell office:value-type="float" office:value="1.2714">
            <text:p>1,27140</text:p>
          </table:table-cell>
          <table:table-cell table:formula="of:=([.E1663]+[.D1663]+[.C1663])/3" office:value-type="float" office:value="1.27412">
            <text:p>1,27412</text:p>
          </table:table-cell>
          <table:table-cell table:formula="of:=[.C1663]-[.D1663]" office:value-type="float" office:value="0.01152">
            <text:p>0,01152</text:p>
          </table:table-cell>
          <table:table-cell office:value-type="float" office:value="0.019371533428372">
            <text:p>0,01937</text:p>
          </table:table-cell>
          <table:table-cell office:value-type="float" office:value="1.29451729429392">
            <text:p>1,29452</text:p>
          </table:table-cell>
          <table:table-cell office:value-type="float" office:value="1.29295882975424">
            <text:p>1,29296</text:p>
          </table:table-cell>
        </table:table-row>
        <table:table-row table:style-name="ro2">
          <table:table-cell table:style-name="ce1" office:value-type="string">
            <text:p>2012.01.09</text:p>
          </table:table-cell>
          <table:table-cell office:value-type="float" office:value="1.26926">
            <text:p>1,26926</text:p>
          </table:table-cell>
          <table:table-cell office:value-type="float" office:value="1.27851">
            <text:p>1,27851</text:p>
          </table:table-cell>
          <table:table-cell office:value-type="float" office:value="1.26659">
            <text:p>1,26659</text:p>
          </table:table-cell>
          <table:table-cell office:value-type="float" office:value="1.27637">
            <text:p>1,27637</text:p>
          </table:table-cell>
          <table:table-cell table:formula="of:=([.E1664]+[.D1664]+[.C1664])/3" office:value-type="float" office:value="1.27382333333333">
            <text:p>1,27382</text:p>
          </table:table-cell>
          <table:table-cell table:formula="of:=[.C1664]-[.D1664]" office:value-type="float" office:value="0.0119199999999999">
            <text:p>0,01192</text:p>
          </table:table-cell>
          <table:table-cell office:value-type="float" office:value="0.0195201420782368">
            <text:p>0,01952</text:p>
          </table:table-cell>
          <table:table-cell office:value-type="float" office:value="1.28967446893005">
            <text:p>1,28967</text:p>
          </table:table-cell>
          <table:table-cell office:value-type="float" office:value="1.28727749078722">
            <text:p>1,28728</text:p>
          </table:table-cell>
        </table:table-row>
        <table:table-row table:style-name="ro2">
          <table:table-cell table:style-name="ce1" office:value-type="string">
            <text:p>2012.01.10</text:p>
          </table:table-cell>
          <table:table-cell office:value-type="float" office:value="1.27637">
            <text:p>1,27637</text:p>
          </table:table-cell>
          <table:table-cell office:value-type="float" office:value="1.2818">
            <text:p>1,28180</text:p>
          </table:table-cell>
          <table:table-cell office:value-type="float" office:value="1.27427">
            <text:p>1,27427</text:p>
          </table:table-cell>
          <table:table-cell office:value-type="float" office:value="1.27766">
            <text:p>1,27766</text:p>
          </table:table-cell>
          <table:table-cell table:formula="of:=([.E1665]+[.D1665]+[.C1665])/3" office:value-type="float" office:value="1.27791">
            <text:p>1,27791</text:p>
          </table:table-cell>
          <table:table-cell table:formula="of:=[.C1665]-[.D1665]" office:value-type="float" office:value="0.00753000000000004">
            <text:p>0,00753</text:p>
          </table:table-cell>
          <table:table-cell office:value-type="float" office:value="0.019627176045605">
            <text:p>0,01963</text:p>
          </table:table-cell>
          <table:table-cell office:value-type="float" office:value="1.28592614667534">
            <text:p>1,28593</text:p>
          </table:table-cell>
          <table:table-cell office:value-type="float" office:value="1.28464385982382">
            <text:p>1,28464</text:p>
          </table:table-cell>
        </table:table-row>
        <table:table-row table:style-name="ro2">
          <table:table-cell table:style-name="ce1" office:value-type="string">
            <text:p>2012.01.11</text:p>
          </table:table-cell>
          <table:table-cell office:value-type="float" office:value="1.27763">
            <text:p>1,27763</text:p>
          </table:table-cell>
          <table:table-cell office:value-type="float" office:value="1.27899">
            <text:p>1,27899</text:p>
          </table:table-cell>
          <table:table-cell office:value-type="float" office:value="1.2662">
            <text:p>1,26620</text:p>
          </table:table-cell>
          <table:table-cell office:value-type="float" office:value="1.27061">
            <text:p>1,27061</text:p>
          </table:table-cell>
          <table:table-cell table:formula="of:=([.E1666]+[.D1666]+[.C1666])/3" office:value-type="float" office:value="1.27193333333333">
            <text:p>1,27193</text:p>
          </table:table-cell>
          <table:table-cell table:formula="of:=[.C1666]-[.D1666]" office:value-type="float" office:value="0.0127900000000001">
            <text:p>0,01279</text:p>
          </table:table-cell>
          <table:table-cell office:value-type="float" office:value="0.0197421200194783">
            <text:p>0,01974</text:p>
          </table:table-cell>
          <table:table-cell office:value-type="float" office:value="1.28376603537251">
            <text:p>1,28377</text:p>
          </table:table-cell>
          <table:table-cell office:value-type="float" office:value="1.28257944691716">
            <text:p>1,28258</text:p>
          </table:table-cell>
        </table:table-row>
        <table:table-row table:style-name="ro2">
          <table:table-cell table:style-name="ce1" office:value-type="string">
            <text:p>2012.01.12</text:p>
          </table:table-cell>
          <table:table-cell office:value-type="float" office:value="1.27061">
            <text:p>1,27061</text:p>
          </table:table-cell>
          <table:table-cell office:value-type="float" office:value="1.28448">
            <text:p>1,28448</text:p>
          </table:table-cell>
          <table:table-cell office:value-type="float" office:value="1.26988">
            <text:p>1,26988</text:p>
          </table:table-cell>
          <table:table-cell office:value-type="float" office:value="1.28127">
            <text:p>1,28127</text:p>
          </table:table-cell>
          <table:table-cell table:formula="of:=([.E1667]+[.D1667]+[.C1667])/3" office:value-type="float" office:value="1.27854333333333">
            <text:p>1,27854</text:p>
          </table:table-cell>
          <table:table-cell table:formula="of:=[.C1667]-[.D1667]" office:value-type="float" office:value="0.0145999999999999">
            <text:p>0,01460</text:p>
          </table:table-cell>
          <table:table-cell office:value-type="float" office:value="0.0199379661353185">
            <text:p>0,01994</text:p>
          </table:table-cell>
          <table:table-cell office:value-type="float" office:value="1.28043287243046">
            <text:p>1,28043</text:p>
          </table:table-cell>
          <table:table-cell office:value-type="float" office:value="1.27891785547382">
            <text:p>1,27892</text:p>
          </table:table-cell>
        </table:table-row>
        <table:table-row table:style-name="ro2">
          <table:table-cell table:style-name="ce1" office:value-type="string">
            <text:p>2012.01.13</text:p>
          </table:table-cell>
          <table:table-cell office:value-type="float" office:value="1.28127">
            <text:p>1,28127</text:p>
          </table:table-cell>
          <table:table-cell office:value-type="float" office:value="1.28781">
            <text:p>1,28781</text:p>
          </table:table-cell>
          <table:table-cell office:value-type="float" office:value="1.26239">
            <text:p>1,26239</text:p>
          </table:table-cell>
          <table:table-cell office:value-type="float" office:value="1.26744">
            <text:p>1,26744</text:p>
          </table:table-cell>
          <table:table-cell table:formula="of:=([.E1668]+[.D1668]+[.C1668])/3" office:value-type="float" office:value="1.27254666666667">
            <text:p>1,27255</text:p>
          </table:table-cell>
          <table:table-cell table:formula="of:=[.C1668]-[.D1668]" office:value-type="float" office:value="0.02542">
            <text:p>0,02542</text:p>
          </table:table-cell>
          <table:table-cell office:value-type="float" office:value="0.0198399939259851">
            <text:p>0,01984</text:p>
          </table:table-cell>
          <table:table-cell office:value-type="float" office:value="1.28034380712703">
            <text:p>1,28034</text:p>
          </table:table-cell>
          <table:table-cell office:value-type="float" office:value="1.27938691753751">
            <text:p>1,27939</text:p>
          </table:table-cell>
        </table:table-row>
        <table:table-row table:style-name="ro2">
          <table:table-cell table:style-name="ce1" office:value-type="string">
            <text:p>2012.01.16</text:p>
          </table:table-cell>
          <table:table-cell office:value-type="float" office:value="1.26328">
            <text:p>1,26328</text:p>
          </table:table-cell>
          <table:table-cell office:value-type="float" office:value="1.26872">
            <text:p>1,26872</text:p>
          </table:table-cell>
          <table:table-cell office:value-type="float" office:value="1.26256">
            <text:p>1,26256</text:p>
          </table:table-cell>
          <table:table-cell office:value-type="float" office:value="1.26659">
            <text:p>1,26659</text:p>
          </table:table-cell>
          <table:table-cell table:formula="of:=([.E1669]+[.D1669]+[.C1669])/3" office:value-type="float" office:value="1.26595666666667">
            <text:p>1,26596</text:p>
          </table:table-cell>
          <table:table-cell table:formula="of:=[.C1669]-[.D1669]" office:value-type="float" office:value="0.00615999999999994">
            <text:p>0,00616</text:p>
          </table:table-cell>
          <table:table-cell office:value-type="float" office:value="0.0200081578388632">
            <text:p>0,02001</text:p>
          </table:table-cell>
          <table:table-cell office:value-type="float" office:value="1.27803874934648">
            <text:p>1,27804</text:p>
          </table:table-cell>
          <table:table-cell office:value-type="float" office:value="1.27654067345889">
            <text:p>1,27654</text:p>
          </table:table-cell>
        </table:table-row>
        <table:table-row table:style-name="ro2">
          <table:table-cell table:style-name="ce1" office:value-type="string">
            <text:p>2012.01.17</text:p>
          </table:table-cell>
          <table:table-cell office:value-type="float" office:value="1.26659">
            <text:p>1,26659</text:p>
          </table:table-cell>
          <table:table-cell office:value-type="float" office:value="1.28088">
            <text:p>1,28088</text:p>
          </table:table-cell>
          <table:table-cell office:value-type="float" office:value="1.26484">
            <text:p>1,26484</text:p>
          </table:table-cell>
          <table:table-cell office:value-type="float" office:value="1.2736">
            <text:p>1,27360</text:p>
          </table:table-cell>
          <table:table-cell table:formula="of:=([.E1670]+[.D1670]+[.C1670])/3" office:value-type="float" office:value="1.27310666666667">
            <text:p>1,27311</text:p>
          </table:table-cell>
          <table:table-cell table:formula="of:=[.C1670]-[.D1670]" office:value-type="float" office:value="0.0160400000000001">
            <text:p>0,01604</text:p>
          </table:table-cell>
          <table:table-cell office:value-type="float" office:value="0.0199285097785299">
            <text:p>0,01993</text:p>
          </table:table-cell>
          <table:table-cell office:value-type="float" office:value="1.2754013369305">
            <text:p>1,27540</text:p>
          </table:table-cell>
          <table:table-cell office:value-type="float" office:value="1.27388378695535">
            <text:p>1,27388</text:p>
          </table:table-cell>
        </table:table-row>
        <table:table-row table:style-name="ro2">
          <table:table-cell table:style-name="ce1" office:value-type="string">
            <text:p>2012.01.18</text:p>
          </table:table-cell>
          <table:table-cell office:value-type="float" office:value="1.27354">
            <text:p>1,27354</text:p>
          </table:table-cell>
          <table:table-cell office:value-type="float" office:value="1.28676">
            <text:p>1,28676</text:p>
          </table:table-cell>
          <table:table-cell office:value-type="float" office:value="1.27338">
            <text:p>1,27338</text:p>
          </table:table-cell>
          <table:table-cell office:value-type="float" office:value="1.2862">
            <text:p>1,28620</text:p>
          </table:table-cell>
          <table:table-cell table:formula="of:=([.E1671]+[.D1671]+[.C1671])/3" office:value-type="float" office:value="1.28211333333333">
            <text:p>1,28211</text:p>
          </table:table-cell>
          <table:table-cell table:formula="of:=[.C1671]-[.D1671]" office:value-type="float" office:value="0.0133800000000002">
            <text:p>0,01338</text:p>
          </table:table-cell>
          <table:table-cell office:value-type="float" office:value="0.0199155278766954">
            <text:p>0,01992</text:p>
          </table:table-cell>
          <table:table-cell office:value-type="float" office:value="1.27537662595921">
            <text:p>1,27538</text:p>
          </table:table-cell>
          <table:table-cell office:value-type="float" office:value="1.27411432165782">
            <text:p>1,27411</text:p>
          </table:table-cell>
        </table:table-row>
        <table:table-row table:style-name="ro2">
          <table:table-cell table:style-name="ce1" office:value-type="string">
            <text:p>2012.01.19</text:p>
          </table:table-cell>
          <table:table-cell office:value-type="float" office:value="1.28619">
            <text:p>1,28619</text:p>
          </table:table-cell>
          <table:table-cell office:value-type="float" office:value="1.29709">
            <text:p>1,29709</text:p>
          </table:table-cell>
          <table:table-cell office:value-type="float" office:value="1.28387">
            <text:p>1,28387</text:p>
          </table:table-cell>
          <table:table-cell office:value-type="float" office:value="1.29673">
            <text:p>1,29673</text:p>
          </table:table-cell>
          <table:table-cell table:formula="of:=([.E1672]+[.D1672]+[.C1672])/3" office:value-type="float" office:value="1.29256333333333">
            <text:p>1,29256</text:p>
          </table:table-cell>
          <table:table-cell table:formula="of:=[.C1672]-[.D1672]" office:value-type="float" office:value="0.01322">
            <text:p>0,01322</text:p>
          </table:table-cell>
          <table:table-cell office:value-type="float" office:value="0.0197042579987861">
            <text:p>0,01970</text:p>
          </table:table-cell>
          <table:table-cell office:value-type="float" office:value="1.27678910749619">
            <text:p>1,27679</text:p>
          </table:table-cell>
          <table:table-cell office:value-type="float" office:value="1.27720424894287">
            <text:p>1,27720</text:p>
          </table:table-cell>
        </table:table-row>
        <table:table-row table:style-name="ro2">
          <table:table-cell table:style-name="ce1" office:value-type="string">
            <text:p>2012.01.20</text:p>
          </table:table-cell>
          <table:table-cell office:value-type="float" office:value="1.29673">
            <text:p>1,29673</text:p>
          </table:table-cell>
          <table:table-cell office:value-type="float" office:value="1.29862">
            <text:p>1,29862</text:p>
          </table:table-cell>
          <table:table-cell office:value-type="float" office:value="1.28871">
            <text:p>1,28871</text:p>
          </table:table-cell>
          <table:table-cell office:value-type="float" office:value="1.29287">
            <text:p>1,29287</text:p>
          </table:table-cell>
          <table:table-cell table:formula="of:=([.E1673]+[.D1673]+[.C1673])/3" office:value-type="float" office:value="1.2934">
            <text:p>1,29340</text:p>
          </table:table-cell>
          <table:table-cell table:formula="of:=[.C1673]-[.D1673]" office:value-type="float" office:value="0.00991000000000009">
            <text:p>0,00991</text:p>
          </table:table-cell>
          <table:table-cell office:value-type="float" office:value="0.0194533279947374">
            <text:p>0,01945</text:p>
          </table:table-cell>
          <table:table-cell office:value-type="float" office:value="1.28123100493924">
            <text:p>1,28123</text:p>
          </table:table-cell>
          <table:table-cell office:value-type="float" office:value="1.28250191233646">
            <text:p>1,28250</text:p>
          </table:table-cell>
        </table:table-row>
        <table:table-row table:style-name="ro2">
          <table:table-cell table:style-name="ce1" office:value-type="string">
            <text:p>2012.01.23</text:p>
          </table:table-cell>
          <table:table-cell office:value-type="float" office:value="1.28765">
            <text:p>1,28765</text:p>
          </table:table-cell>
          <table:table-cell office:value-type="float" office:value="1.30534">
            <text:p>1,30534</text:p>
          </table:table-cell>
          <table:table-cell office:value-type="float" office:value="1.28758">
            <text:p>1,28758</text:p>
          </table:table-cell>
          <table:table-cell office:value-type="float" office:value="1.30107">
            <text:p>1,30107</text:p>
          </table:table-cell>
          <table:table-cell table:formula="of:=([.E1674]+[.D1674]+[.C1674])/3" office:value-type="float" office:value="1.29799666666667">
            <text:p>1,29800</text:p>
          </table:table-cell>
          <table:table-cell table:formula="of:=[.C1674]-[.D1674]" office:value-type="float" office:value="0.01776">
            <text:p>0,01776</text:p>
          </table:table-cell>
          <table:table-cell office:value-type="float" office:value="0.0191887544799052">
            <text:p>0,01919</text:p>
          </table:table-cell>
          <table:table-cell office:value-type="float" office:value="1.28399539868973">
            <text:p>1,28400</text:p>
          </table:table-cell>
          <table:table-cell office:value-type="float" office:value="1.28489316753296">
            <text:p>1,28489</text:p>
          </table:table-cell>
        </table:table-row>
        <table:table-row table:style-name="ro2">
          <table:table-cell table:style-name="ce1" office:value-type="string">
            <text:p>2012.01.24</text:p>
          </table:table-cell>
          <table:table-cell office:value-type="float" office:value="1.3011">
            <text:p>1,30110</text:p>
          </table:table-cell>
          <table:table-cell office:value-type="float" office:value="1.30626">
            <text:p>1,30626</text:p>
          </table:table-cell>
          <table:table-cell office:value-type="float" office:value="1.29531">
            <text:p>1,29531</text:p>
          </table:table-cell>
          <table:table-cell office:value-type="float" office:value="1.30349">
            <text:p>1,30349</text:p>
          </table:table-cell>
          <table:table-cell table:formula="of:=([.E1675]+[.D1675]+[.C1675])/3" office:value-type="float" office:value="1.30168666666667">
            <text:p>1,30169</text:p>
          </table:table-cell>
          <table:table-cell table:formula="of:=[.C1675]-[.D1675]" office:value-type="float" office:value="0.01095">
            <text:p>0,01095</text:p>
          </table:table-cell>
          <table:table-cell office:value-type="float" office:value="0.0188373534809293">
            <text:p>0,01884</text:p>
          </table:table-cell>
          <table:table-cell office:value-type="float" office:value="1.28785319588091">
            <text:p>1,28785</text:p>
          </table:table-cell>
          <table:table-cell office:value-type="float" office:value="1.2896364141179">
            <text:p>1,28964</text:p>
          </table:table-cell>
        </table:table-row>
        <table:table-row table:style-name="ro2">
          <table:table-cell table:style-name="ce1" office:value-type="string">
            <text:p>2012.01.25</text:p>
          </table:table-cell>
          <table:table-cell office:value-type="float" office:value="1.30341">
            <text:p>1,30341</text:p>
          </table:table-cell>
          <table:table-cell office:value-type="float" office:value="1.31201">
            <text:p>1,31201</text:p>
          </table:table-cell>
          <table:table-cell office:value-type="float" office:value="1.29306">
            <text:p>1,29306</text:p>
          </table:table-cell>
          <table:table-cell office:value-type="float" office:value="1.31049">
            <text:p>1,31049</text:p>
          </table:table-cell>
          <table:table-cell table:formula="of:=([.E1676]+[.D1676]+[.C1676])/3" office:value-type="float" office:value="1.30518666666667">
            <text:p>1,30519</text:p>
          </table:table-cell>
          <table:table-cell table:formula="of:=[.C1676]-[.D1676]" office:value-type="float" office:value="0.0189499999999998">
            <text:p>0,01895</text:p>
          </table:table-cell>
          <table:table-cell office:value-type="float" office:value="0.018507082927896">
            <text:p>0,01851</text:p>
          </table:table-cell>
          <table:table-cell office:value-type="float" office:value="1.29157689330688">
            <text:p>1,29158</text:p>
          </table:table-cell>
          <table:table-cell office:value-type="float" office:value="1.29367325588515">
            <text:p>1,29367</text:p>
          </table:table-cell>
        </table:table-row>
        <table:table-row table:style-name="ro2">
          <table:table-cell table:style-name="ce1" office:value-type="string">
            <text:p>2012.01.26</text:p>
          </table:table-cell>
          <table:table-cell office:value-type="float" office:value="1.31053">
            <text:p>1,31053</text:p>
          </table:table-cell>
          <table:table-cell office:value-type="float" office:value="1.31837">
            <text:p>1,31837</text:p>
          </table:table-cell>
          <table:table-cell office:value-type="float" office:value="1.30898">
            <text:p>1,30898</text:p>
          </table:table-cell>
          <table:table-cell office:value-type="float" office:value="1.31064">
            <text:p>1,31064</text:p>
          </table:table-cell>
          <table:table-cell table:formula="of:=([.E1677]+[.D1677]+[.C1677])/3" office:value-type="float" office:value="1.31266333333333">
            <text:p>1,31266</text:p>
          </table:table-cell>
          <table:table-cell table:formula="of:=[.C1677]-[.D1677]" office:value-type="float" office:value="0.00939000000000001">
            <text:p>0,00939</text:p>
          </table:table-cell>
          <table:table-cell office:value-type="float" office:value="0.018286764298858">
            <text:p>0,01829</text:p>
          </table:table-cell>
          <table:table-cell office:value-type="float" office:value="1.29500964770238">
            <text:p>1,29501</text:p>
          </table:table-cell>
          <table:table-cell office:value-type="float" office:value="1.2983925373242">
            <text:p>1,29839</text:p>
          </table:table-cell>
        </table:table-row>
        <table:table-row table:style-name="ro2">
          <table:table-cell table:style-name="ce1" office:value-type="string">
            <text:p>2012.01.27</text:p>
          </table:table-cell>
          <table:table-cell office:value-type="float" office:value="1.31064">
            <text:p>1,31064</text:p>
          </table:table-cell>
          <table:table-cell office:value-type="float" office:value="1.32338">
            <text:p>1,32338</text:p>
          </table:table-cell>
          <table:table-cell office:value-type="float" office:value="1.30772">
            <text:p>1,30772</text:p>
          </table:table-cell>
          <table:table-cell office:value-type="float" office:value="1.32133">
            <text:p>1,32133</text:p>
          </table:table-cell>
          <table:table-cell table:formula="of:=([.E1678]+[.D1678]+[.C1678])/3" office:value-type="float" office:value="1.31747666666667">
            <text:p>1,31748</text:p>
          </table:table-cell>
          <table:table-cell table:formula="of:=[.C1678]-[.D1678]" office:value-type="float" office:value="0.01566">
            <text:p>0,01566</text:p>
          </table:table-cell>
          <table:table-cell office:value-type="float" office:value="0.0180402099949563">
            <text:p>0,01804</text:p>
          </table:table-cell>
          <table:table-cell office:value-type="float" office:value="1.29947387910149">
            <text:p>1,29947</text:p>
          </table:table-cell>
          <table:table-cell office:value-type="float" office:value="1.30168241509001">
            <text:p>1,30168</text:p>
          </table:table-cell>
        </table:table-row>
        <table:table-row table:style-name="ro2">
          <table:table-cell table:style-name="ce1" office:value-type="string">
            <text:p>2012.01.30</text:p>
          </table:table-cell>
          <table:table-cell office:value-type="float" office:value="1.3223">
            <text:p>1,32230</text:p>
          </table:table-cell>
          <table:table-cell office:value-type="float" office:value="1.32257">
            <text:p>1,32257</text:p>
          </table:table-cell>
          <table:table-cell office:value-type="float" office:value="1.30762">
            <text:p>1,30762</text:p>
          </table:table-cell>
          <table:table-cell office:value-type="float" office:value="1.31431">
            <text:p>1,31431</text:p>
          </table:table-cell>
          <table:table-cell table:formula="of:=([.E1679]+[.D1679]+[.C1679])/3" office:value-type="float" office:value="1.31483333333333">
            <text:p>1,31483</text:p>
          </table:table-cell>
          <table:table-cell table:formula="of:=[.C1679]-[.D1679]" office:value-type="float" office:value="0.01495">
            <text:p>0,01495</text:p>
          </table:table-cell>
          <table:table-cell office:value-type="float" office:value="0.0177652413449203">
            <text:p>0,01777</text:p>
          </table:table-cell>
          <table:table-cell office:value-type="float" office:value="1.30422188722695">
            <text:p>1,30422</text:p>
          </table:table-cell>
          <table:table-cell office:value-type="float" office:value="1.30703187727366">
            <text:p>1,30703</text:p>
          </table:table-cell>
        </table:table-row>
        <table:table-row table:style-name="ro2">
          <table:table-cell table:style-name="ce1" office:value-type="string">
            <text:p>2012.01.31</text:p>
          </table:table-cell>
          <table:table-cell office:value-type="float" office:value="1.31431">
            <text:p>1,31431</text:p>
          </table:table-cell>
          <table:table-cell office:value-type="float" office:value="1.32137">
            <text:p>1,32137</text:p>
          </table:table-cell>
          <table:table-cell office:value-type="float" office:value="1.30415">
            <text:p>1,30415</text:p>
          </table:table-cell>
          <table:table-cell office:value-type="float" office:value="1.30826">
            <text:p>1,30826</text:p>
          </table:table-cell>
          <table:table-cell table:formula="of:=([.E1680]+[.D1680]+[.C1680])/3" office:value-type="float" office:value="1.31126">
            <text:p>1,31126</text:p>
          </table:table-cell>
          <table:table-cell table:formula="of:=[.C1680]-[.D1680]" office:value-type="float" office:value="0.01722">
            <text:p>0,01722</text:p>
          </table:table-cell>
          <table:table-cell office:value-type="float" office:value="0.0176292156240795">
            <text:p>0,01763</text:p>
          </table:table-cell>
          <table:table-cell office:value-type="float" office:value="1.30647834348748">
            <text:p>1,30648</text:p>
          </table:table-cell>
          <table:table-cell office:value-type="float" office:value="1.30886261591534">
            <text:p>1,30886</text:p>
          </table:table-cell>
        </table:table-row>
        <table:table-row table:style-name="ro2">
          <table:table-cell table:style-name="ce1" office:value-type="string">
            <text:p>2012.02.01</text:p>
          </table:table-cell>
          <table:table-cell office:value-type="float" office:value="1.30825">
            <text:p>1,30825</text:p>
          </table:table-cell>
          <table:table-cell office:value-type="float" office:value="1.32184">
            <text:p>1,32184</text:p>
          </table:table-cell>
          <table:table-cell office:value-type="float" office:value="1.30257">
            <text:p>1,30257</text:p>
          </table:table-cell>
          <table:table-cell office:value-type="float" office:value="1.31593">
            <text:p>1,31593</text:p>
          </table:table-cell>
          <table:table-cell table:formula="of:=([.E1681]+[.D1681]+[.C1681])/3" office:value-type="float" office:value="1.31344666666667">
            <text:p>1,31345</text:p>
          </table:table-cell>
          <table:table-cell table:formula="of:=[.C1681]-[.D1681]" office:value-type="float" office:value="0.0192699999999999">
            <text:p>0,01927</text:p>
          </table:table-cell>
          <table:table-cell office:value-type="float" office:value="0.0175783032777341">
            <text:p>0,01758</text:p>
          </table:table-cell>
          <table:table-cell office:value-type="float" office:value="1.30765940627145">
            <text:p>1,30766</text:p>
          </table:table-cell>
          <table:table-cell office:value-type="float" office:value="1.30901166818138">
            <text:p>1,30901</text:p>
          </table:table-cell>
        </table:table-row>
        <table:table-row table:style-name="ro2">
          <table:table-cell table:style-name="ce1" office:value-type="string">
            <text:p>2012.02.02</text:p>
          </table:table-cell>
          <table:table-cell office:value-type="float" office:value="1.31593">
            <text:p>1,31593</text:p>
          </table:table-cell>
          <table:table-cell office:value-type="float" office:value="1.31963">
            <text:p>1,31963</text:p>
          </table:table-cell>
          <table:table-cell office:value-type="float" office:value="1.3085">
            <text:p>1,30850</text:p>
          </table:table-cell>
          <table:table-cell office:value-type="float" office:value="1.31431">
            <text:p>1,31431</text:p>
          </table:table-cell>
          <table:table-cell table:formula="of:=([.E1682]+[.D1682]+[.C1682])/3" office:value-type="float" office:value="1.31414666666667">
            <text:p>1,31415</text:p>
          </table:table-cell>
          <table:table-cell table:formula="of:=[.C1682]-[.D1682]" office:value-type="float" office:value="0.0111300000000001">
            <text:p>0,01113</text:p>
          </table:table-cell>
          <table:table-cell office:value-type="float" office:value="0.0174847583496204">
            <text:p>0,01748</text:p>
          </table:table-cell>
          <table:table-cell office:value-type="float" office:value="1.30921587448399">
            <text:p>1,30922</text:p>
          </table:table-cell>
          <table:table-cell office:value-type="float" office:value="1.31087283503739">
            <text:p>1,31087</text:p>
          </table:table-cell>
        </table:table-row>
        <table:table-row table:style-name="ro2">
          <table:table-cell table:style-name="ce1" office:value-type="string">
            <text:p>2012.02.03</text:p>
          </table:table-cell>
          <table:table-cell office:value-type="float" office:value="1.31431">
            <text:p>1,31431</text:p>
          </table:table-cell>
          <table:table-cell office:value-type="float" office:value="1.32053">
            <text:p>1,32053</text:p>
          </table:table-cell>
          <table:table-cell office:value-type="float" office:value="1.30655">
            <text:p>1,30655</text:p>
          </table:table-cell>
          <table:table-cell office:value-type="float" office:value="1.31554">
            <text:p>1,31554</text:p>
          </table:table-cell>
          <table:table-cell table:formula="of:=([.E1683]+[.D1683]+[.C1683])/3" office:value-type="float" office:value="1.31420666666667">
            <text:p>1,31421</text:p>
          </table:table-cell>
          <table:table-cell table:formula="of:=[.C1683]-[.D1683]" office:value-type="float" office:value="0.0139799999999999">
            <text:p>0,01398</text:p>
          </table:table-cell>
          <table:table-cell office:value-type="float" office:value="0.0174386451822152">
            <text:p>0,01744</text:p>
          </table:table-cell>
          <table:table-cell office:value-type="float" office:value="1.31049659284571">
            <text:p>1,31050</text:p>
          </table:table-cell>
          <table:table-cell office:value-type="float" office:value="1.31187494802971">
            <text:p>1,31187</text:p>
          </table:table-cell>
        </table:table-row>
        <table:table-row table:style-name="ro2">
          <table:table-cell table:style-name="ce1" office:value-type="string">
            <text:p>2012.02.06</text:p>
          </table:table-cell>
          <table:table-cell office:value-type="float" office:value="1.31128">
            <text:p>1,31128</text:p>
          </table:table-cell>
          <table:table-cell office:value-type="float" office:value="1.31412">
            <text:p>1,31412</text:p>
          </table:table-cell>
          <table:table-cell office:value-type="float" office:value="1.30272">
            <text:p>1,30272</text:p>
          </table:table-cell>
          <table:table-cell office:value-type="float" office:value="1.31294">
            <text:p>1,31294</text:p>
          </table:table-cell>
          <table:table-cell table:formula="of:=([.E1684]+[.D1684]+[.C1684])/3" office:value-type="float" office:value="1.30992666666667">
            <text:p>1,30993</text:p>
          </table:table-cell>
          <table:table-cell table:formula="of:=[.C1684]-[.D1684]" office:value-type="float" office:value="0.0113999999999999">
            <text:p>0,01140</text:p>
          </table:table-cell>
          <table:table-cell office:value-type="float" office:value="0.0174333796601403">
            <text:p>0,01743</text:p>
          </table:table-cell>
          <table:table-cell office:value-type="float" office:value="1.31117466353467">
            <text:p>1,31117</text:p>
          </table:table-cell>
          <table:table-cell office:value-type="float" office:value="1.3125563766867">
            <text:p>1,31256</text:p>
          </table:table-cell>
        </table:table-row>
        <table:table-row table:style-name="ro2">
          <table:table-cell table:style-name="ce1" office:value-type="string">
            <text:p>2012.02.07</text:p>
          </table:table-cell>
          <table:table-cell office:value-type="float" office:value="1.31282">
            <text:p>1,31282</text:p>
          </table:table-cell>
          <table:table-cell office:value-type="float" office:value="1.32701">
            <text:p>1,32701</text:p>
          </table:table-cell>
          <table:table-cell office:value-type="float" office:value="1.30889">
            <text:p>1,30889</text:p>
          </table:table-cell>
          <table:table-cell office:value-type="float" office:value="1.32591">
            <text:p>1,32591</text:p>
          </table:table-cell>
          <table:table-cell table:formula="of:=([.E1685]+[.D1685]+[.C1685])/3" office:value-type="float" office:value="1.32060333333333">
            <text:p>1,32060</text:p>
          </table:table-cell>
          <table:table-cell table:formula="of:=[.C1685]-[.D1685]" office:value-type="float" office:value="0.0181200000000001">
            <text:p>0,01812</text:p>
          </table:table-cell>
          <table:table-cell office:value-type="float" office:value="0.0174234267145573">
            <text:p>0,01742</text:p>
          </table:table-cell>
          <table:table-cell office:value-type="float" office:value="1.31075003334437">
            <text:p>1,31075</text:p>
          </table:table-cell>
          <table:table-cell office:value-type="float" office:value="1.31237760970056">
            <text:p>1,31238</text:p>
          </table:table-cell>
        </table:table-row>
        <table:table-row table:style-name="ro2">
          <table:table-cell table:style-name="ce1" office:value-type="string">
            <text:p>2012.02.08</text:p>
          </table:table-cell>
          <table:table-cell office:value-type="float" office:value="1.32592">
            <text:p>1,32592</text:p>
          </table:table-cell>
          <table:table-cell office:value-type="float" office:value="1.32882">
            <text:p>1,32882</text:p>
          </table:table-cell>
          <table:table-cell office:value-type="float" office:value="1.32207">
            <text:p>1,32207</text:p>
          </table:table-cell>
          <table:table-cell office:value-type="float" office:value="1.326">
            <text:p>1,32600</text:p>
          </table:table-cell>
          <table:table-cell table:formula="of:=([.E1686]+[.D1686]+[.C1686])/3" office:value-type="float" office:value="1.32563">
            <text:p>1,32563</text:p>
          </table:table-cell>
          <table:table-cell table:formula="of:=[.C1686]-[.D1686]" office:value-type="float" office:value="0.00674999999999981">
            <text:p>0,00675</text:p>
          </table:table-cell>
          <table:table-cell office:value-type="float" office:value="0.0172896369860465">
            <text:p>0,01729</text:p>
          </table:table-cell>
          <table:table-cell office:value-type="float" office:value="1.31363930687905">
            <text:p>1,31364</text:p>
          </table:table-cell>
          <table:table-cell office:value-type="float" office:value="1.31626433088436">
            <text:p>1,31626</text:p>
          </table:table-cell>
        </table:table-row>
        <table:table-row table:style-name="ro2">
          <table:table-cell table:style-name="ce1" office:value-type="string">
            <text:p>2012.02.09</text:p>
          </table:table-cell>
          <table:table-cell office:value-type="float" office:value="1.32598">
            <text:p>1,32598</text:p>
          </table:table-cell>
          <table:table-cell office:value-type="float" office:value="1.3321">
            <text:p>1,33210</text:p>
          </table:table-cell>
          <table:table-cell office:value-type="float" office:value="1.32146">
            <text:p>1,32146</text:p>
          </table:table-cell>
          <table:table-cell office:value-type="float" office:value="1.32848">
            <text:p>1,32848</text:p>
          </table:table-cell>
          <table:table-cell table:formula="of:=([.E1687]+[.D1687]+[.C1687])/3" office:value-type="float" office:value="1.32734666666667">
            <text:p>1,32735</text:p>
          </table:table-cell>
          <table:table-cell table:formula="of:=[.C1687]-[.D1687]" office:value-type="float" office:value="0.01064">
            <text:p>0,01064</text:p>
          </table:table-cell>
          <table:table-cell office:value-type="float" office:value="0.0171137456818429">
            <text:p>0,01711</text:p>
          </table:table-cell>
          <table:table-cell office:value-type="float" office:value="1.31663361501388">
            <text:p>1,31663</text:p>
          </table:table-cell>
          <table:table-cell office:value-type="float" office:value="1.31874582386349">
            <text:p>1,31875</text:p>
          </table:table-cell>
        </table:table-row>
        <table:table-row table:style-name="ro2">
          <table:table-cell table:style-name="ce1" office:value-type="string">
            <text:p>2012.02.10</text:p>
          </table:table-cell>
          <table:table-cell office:value-type="float" office:value="1.32848">
            <text:p>1,32848</text:p>
          </table:table-cell>
          <table:table-cell office:value-type="float" office:value="1.32906">
            <text:p>1,32906</text:p>
          </table:table-cell>
          <table:table-cell office:value-type="float" office:value="1.3155">
            <text:p>1,31550</text:p>
          </table:table-cell>
          <table:table-cell office:value-type="float" office:value="1.31939">
            <text:p>1,31939</text:p>
          </table:table-cell>
          <table:table-cell table:formula="of:=([.E1688]+[.D1688]+[.C1688])/3" office:value-type="float" office:value="1.32131666666667">
            <text:p>1,32132</text:p>
          </table:table-cell>
          <table:table-cell table:formula="of:=[.C1688]-[.D1688]" office:value-type="float" office:value="0.01356">
            <text:p>0,01356</text:p>
          </table:table-cell>
          <table:table-cell office:value-type="float" office:value="0.0169330445268946">
            <text:p>0,01693</text:p>
          </table:table-cell>
          <table:table-cell office:value-type="float" office:value="1.31936749066132">
            <text:p>1,31937</text:p>
          </table:table-cell>
          <table:table-cell office:value-type="float" office:value="1.32128121808645">
            <text:p>1,32128</text:p>
          </table:table-cell>
        </table:table-row>
        <table:table-row table:style-name="ro2">
          <table:table-cell table:style-name="ce1" office:value-type="string">
            <text:p>2012.02.13</text:p>
          </table:table-cell>
          <table:table-cell office:value-type="float" office:value="1.32073">
            <text:p>1,32073</text:p>
          </table:table-cell>
          <table:table-cell office:value-type="float" office:value="1.32839">
            <text:p>1,32839</text:p>
          </table:table-cell>
          <table:table-cell table:number-columns-repeated="2" office:value-type="float" office:value="1.31851">
            <text:p>1,31851</text:p>
          </table:table-cell>
          <table:table-cell table:formula="of:=([.E1689]+[.D1689]+[.C1689])/3" office:value-type="float" office:value="1.32180333333333">
            <text:p>1,32180</text:p>
          </table:table-cell>
          <table:table-cell table:formula="of:=[.C1689]-[.D1689]" office:value-type="float" office:value="0.00987999999999989">
            <text:p>0,00988</text:p>
          </table:table-cell>
          <table:table-cell office:value-type="float" office:value="0.0168785688384089">
            <text:p>0,01688</text:p>
          </table:table-cell>
          <table:table-cell office:value-type="float" office:value="1.31946305602005">
            <text:p>1,31946</text:p>
          </table:table-cell>
          <table:table-cell office:value-type="float" office:value="1.32058599236053">
            <text:p>1,32059</text:p>
          </table:table-cell>
        </table:table-row>
        <table:table-row table:style-name="ro2">
          <table:table-cell table:style-name="ce1" office:value-type="string">
            <text:p>2012.02.14</text:p>
          </table:table-cell>
          <table:table-cell office:value-type="float" office:value="1.31852">
            <text:p>1,31852</text:p>
          </table:table-cell>
          <table:table-cell office:value-type="float" office:value="1.32156">
            <text:p>1,32156</text:p>
          </table:table-cell>
          <table:table-cell office:value-type="float" office:value="1.30798">
            <text:p>1,30798</text:p>
          </table:table-cell>
          <table:table-cell office:value-type="float" office:value="1.31326">
            <text:p>1,31326</text:p>
          </table:table-cell>
          <table:table-cell table:formula="of:=([.E1690]+[.D1690]+[.C1690])/3" office:value-type="float" office:value="1.31426666666667">
            <text:p>1,31427</text:p>
          </table:table-cell>
          <table:table-cell table:formula="of:=[.C1690]-[.D1690]" office:value-type="float" office:value="0.0135799999999999">
            <text:p>0,01358</text:p>
          </table:table-cell>
          <table:table-cell office:value-type="float" office:value="0.0167306036312247">
            <text:p>0,01673</text:p>
          </table:table-cell>
          <table:table-cell office:value-type="float" office:value="1.32040836088986">
            <text:p>1,32041</text:p>
          </table:table-cell>
          <table:table-cell office:value-type="float" office:value="1.32066329328014">
            <text:p>1,32066</text:p>
          </table:table-cell>
        </table:table-row>
        <table:table-row table:style-name="ro2">
          <table:table-cell table:style-name="ce1" office:value-type="string">
            <text:p>2012.02.15</text:p>
          </table:table-cell>
          <table:table-cell office:value-type="float" office:value="1.31321">
            <text:p>1,31321</text:p>
          </table:table-cell>
          <table:table-cell office:value-type="float" office:value="1.31903">
            <text:p>1,31903</text:p>
          </table:table-cell>
          <table:table-cell office:value-type="float" office:value="1.30434">
            <text:p>1,30434</text:p>
          </table:table-cell>
          <table:table-cell office:value-type="float" office:value="1.30637">
            <text:p>1,30637</text:p>
          </table:table-cell>
          <table:table-cell table:formula="of:=([.E1691]+[.D1691]+[.C1691])/3" office:value-type="float" office:value="1.30991333333333">
            <text:p>1,30991</text:p>
          </table:table-cell>
          <table:table-cell table:formula="of:=[.C1691]-[.D1691]" office:value-type="float" office:value="0.0146900000000001">
            <text:p>0,01469</text:p>
          </table:table-cell>
          <table:table-cell office:value-type="float" office:value="0.0167866389292361">
            <text:p>0,01679</text:p>
          </table:table-cell>
          <table:table-cell office:value-type="float" office:value="1.31845816487063">
            <text:p>1,31846</text:p>
          </table:table-cell>
          <table:table-cell office:value-type="float" office:value="1.31849994332406">
            <text:p>1,31850</text:p>
          </table:table-cell>
        </table:table-row>
        <table:table-row table:style-name="ro2">
          <table:table-cell table:style-name="ce1" office:value-type="string">
            <text:p>2012.02.16</text:p>
          </table:table-cell>
          <table:table-cell office:value-type="float" office:value="1.30655">
            <text:p>1,30655</text:p>
          </table:table-cell>
          <table:table-cell office:value-type="float" office:value="1.3159">
            <text:p>1,31590</text:p>
          </table:table-cell>
          <table:table-cell office:value-type="float" office:value="1.29739">
            <text:p>1,29739</text:p>
          </table:table-cell>
          <table:table-cell office:value-type="float" office:value="1.31294">
            <text:p>1,31294</text:p>
          </table:table-cell>
          <table:table-cell table:formula="of:=([.E1692]+[.D1692]+[.C1692])/3" office:value-type="float" office:value="1.30874333333333">
            <text:p>1,30874</text:p>
          </table:table-cell>
          <table:table-cell table:formula="of:=[.C1692]-[.D1692]" office:value-type="float" office:value="0.01851">
            <text:p>0,01851</text:p>
          </table:table-cell>
          <table:table-cell office:value-type="float" office:value="0.0169251570511648">
            <text:p>0,01693</text:p>
          </table:table-cell>
          <table:table-cell office:value-type="float" office:value="1.31592926088176">
            <text:p>1,31593</text:p>
          </table:table-cell>
          <table:table-cell office:value-type="float" office:value="1.31518366155994">
            <text:p>1,31518</text:p>
          </table:table-cell>
        </table:table-row>
        <table:table-row table:style-name="ro2">
          <table:table-cell table:style-name="ce1" office:value-type="string">
            <text:p>2012.02.17</text:p>
          </table:table-cell>
          <table:table-cell office:value-type="float" office:value="1.31295">
            <text:p>1,31295</text:p>
          </table:table-cell>
          <table:table-cell office:value-type="float" office:value="1.31974">
            <text:p>1,31974</text:p>
          </table:table-cell>
          <table:table-cell office:value-type="float" office:value="1.31148">
            <text:p>1,31148</text:p>
          </table:table-cell>
          <table:table-cell office:value-type="float" office:value="1.3137">
            <text:p>1,31370</text:p>
          </table:table-cell>
          <table:table-cell table:formula="of:=([.E1693]+[.D1693]+[.C1693])/3" office:value-type="float" office:value="1.31497333333333">
            <text:p>1,31497</text:p>
          </table:table-cell>
          <table:table-cell table:formula="of:=[.C1693]-[.D1693]" office:value-type="float" office:value="0.00825999999999993">
            <text:p>0,00826</text:p>
          </table:table-cell>
          <table:table-cell office:value-type="float" office:value="0.0170539828112236">
            <text:p>0,01705</text:p>
          </table:table-cell>
          <table:table-cell office:value-type="float" office:value="1.31417412009352">
            <text:p>1,31417</text:p>
          </table:table-cell>
          <table:table-cell office:value-type="float" office:value="1.31433537145003">
            <text:p>1,31434</text:p>
          </table:table-cell>
        </table:table-row>
        <table:table-row table:style-name="ro2">
          <table:table-cell table:style-name="ce1" office:value-type="string">
            <text:p>2012.02.20</text:p>
          </table:table-cell>
          <table:table-cell office:value-type="float" office:value="1.31786">
            <text:p>1,31786</text:p>
          </table:table-cell>
          <table:table-cell office:value-type="float" office:value="1.32764">
            <text:p>1,32764</text:p>
          </table:table-cell>
          <table:table-cell office:value-type="float" office:value="1.31719">
            <text:p>1,31719</text:p>
          </table:table-cell>
          <table:table-cell office:value-type="float" office:value="1.32426">
            <text:p>1,32426</text:p>
          </table:table-cell>
          <table:table-cell table:formula="of:=([.E1694]+[.D1694]+[.C1694])/3" office:value-type="float" office:value="1.32303">
            <text:p>1,32303</text:p>
          </table:table-cell>
          <table:table-cell table:formula="of:=[.C1694]-[.D1694]" office:value-type="float" office:value="0.0104500000000001">
            <text:p>0,01045</text:p>
          </table:table-cell>
          <table:table-cell office:value-type="float" office:value="0.0170382571793636">
            <text:p>0,01704</text:p>
          </table:table-cell>
          <table:table-cell office:value-type="float" office:value="1.31455743510116">
            <text:p>1,31456</text:p>
          </table:table-cell>
          <table:table-cell office:value-type="float" office:value="1.31421192331906">
            <text:p>1,31421</text:p>
          </table:table-cell>
        </table:table-row>
        <table:table-row table:style-name="ro2">
          <table:table-cell table:style-name="ce1" office:value-type="string">
            <text:p>2012.02.21</text:p>
          </table:table-cell>
          <table:table-cell office:value-type="float" office:value="1.32433">
            <text:p>1,32433</text:p>
          </table:table-cell>
          <table:table-cell office:value-type="float" office:value="1.32928">
            <text:p>1,32928</text:p>
          </table:table-cell>
          <table:table-cell office:value-type="float" office:value="1.31863">
            <text:p>1,31863</text:p>
          </table:table-cell>
          <table:table-cell office:value-type="float" office:value="1.32319">
            <text:p>1,32319</text:p>
          </table:table-cell>
          <table:table-cell table:formula="of:=([.E1695]+[.D1695]+[.C1695])/3" office:value-type="float" office:value="1.3237">
            <text:p>1,32370</text:p>
          </table:table-cell>
          <table:table-cell table:formula="of:=[.C1695]-[.D1695]" office:value-type="float" office:value="0.01065">
            <text:p>0,01065</text:p>
          </table:table-cell>
          <table:table-cell office:value-type="float" office:value="0.016928013072048">
            <text:p>0,01693</text:p>
          </table:table-cell>
          <table:table-cell office:value-type="float" office:value="1.31677591350808">
            <text:p>1,31678</text:p>
          </table:table-cell>
          <table:table-cell office:value-type="float" office:value="1.31662679840996">
            <text:p>1,31663</text:p>
          </table:table-cell>
        </table:table-row>
        <table:table-row table:style-name="ro2">
          <table:table-cell table:style-name="ce1" office:value-type="string">
            <text:p>2012.02.22</text:p>
          </table:table-cell>
          <table:table-cell office:value-type="float" office:value="1.3231">
            <text:p>1,32310</text:p>
          </table:table-cell>
          <table:table-cell office:value-type="float" office:value="1.32658">
            <text:p>1,32658</text:p>
          </table:table-cell>
          <table:table-cell office:value-type="float" office:value="1.321">
            <text:p>1,32100</text:p>
          </table:table-cell>
          <table:table-cell office:value-type="float" office:value="1.32467">
            <text:p>1,32467</text:p>
          </table:table-cell>
          <table:table-cell table:formula="of:=([.E1696]+[.D1696]+[.C1696])/3" office:value-type="float" office:value="1.32408333333333">
            <text:p>1,32408</text:p>
          </table:table-cell>
          <table:table-cell table:formula="of:=[.C1696]-[.D1696]" office:value-type="float" office:value="0.00558000000000014">
            <text:p>0,00558</text:p>
          </table:table-cell>
          <table:table-cell office:value-type="float" office:value="0.0167935949274814">
            <text:p>0,01679</text:p>
          </table:table-cell>
          <table:table-cell office:value-type="float" office:value="1.31835251685199">
            <text:p>1,31835</text:p>
          </table:table-cell>
          <table:table-cell office:value-type="float" office:value="1.31818009939434">
            <text:p>1,31818</text:p>
          </table:table-cell>
        </table:table-row>
        <table:table-row table:style-name="ro2">
          <table:table-cell table:style-name="ce1" office:value-type="string">
            <text:p>2012.02.23</text:p>
          </table:table-cell>
          <table:table-cell office:value-type="float" office:value="1.32493">
            <text:p>1,32493</text:p>
          </table:table-cell>
          <table:table-cell office:value-type="float" office:value="1.3378">
            <text:p>1,33780</text:p>
          </table:table-cell>
          <table:table-cell office:value-type="float" office:value="1.32309">
            <text:p>1,32309</text:p>
          </table:table-cell>
          <table:table-cell office:value-type="float" office:value="1.33716">
            <text:p>1,33716</text:p>
          </table:table-cell>
          <table:table-cell table:formula="of:=([.E1697]+[.D1697]+[.C1697])/3" office:value-type="float" office:value="1.33268333333333">
            <text:p>1,33268</text:p>
          </table:table-cell>
          <table:table-cell table:formula="of:=[.C1697]-[.D1697]" office:value-type="float" office:value="0.01471">
            <text:p>0,01471</text:p>
          </table:table-cell>
          <table:table-cell office:value-type="float" office:value="0.0165675836058113">
            <text:p>0,01657</text:p>
          </table:table-cell>
          <table:table-cell office:value-type="float" office:value="1.32017852692551">
            <text:p>1,32018</text:p>
          </table:table-cell>
          <table:table-cell office:value-type="float" office:value="1.3201571247483">
            <text:p>1,32016</text:p>
          </table:table-cell>
        </table:table-row>
        <table:table-row table:style-name="ro2">
          <table:table-cell table:style-name="ce1" office:value-type="string">
            <text:p>2012.02.24</text:p>
          </table:table-cell>
          <table:table-cell office:value-type="float" office:value="1.33712">
            <text:p>1,33712</text:p>
          </table:table-cell>
          <table:table-cell office:value-type="float" office:value="1.34845">
            <text:p>1,34845</text:p>
          </table:table-cell>
          <table:table-cell office:value-type="float" office:value="1.33564">
            <text:p>1,33564</text:p>
          </table:table-cell>
          <table:table-cell office:value-type="float" office:value="1.34437">
            <text:p>1,34437</text:p>
          </table:table-cell>
          <table:table-cell table:formula="of:=([.E1698]+[.D1698]+[.C1698])/3" office:value-type="float" office:value="1.34282">
            <text:p>1,34282</text:p>
          </table:table-cell>
          <table:table-cell table:formula="of:=[.C1698]-[.D1698]" office:value-type="float" office:value="0.01281">
            <text:p>0,01281</text:p>
          </table:table-cell>
          <table:table-cell office:value-type="float" office:value="0.0163131077459677">
            <text:p>0,01631</text:p>
          </table:table-cell>
          <table:table-cell office:value-type="float" office:value="1.32363433869877">
            <text:p>1,32363</text:p>
          </table:table-cell>
          <table:table-cell office:value-type="float" office:value="1.32503122145605">
            <text:p>1,32503</text:p>
          </table:table-cell>
        </table:table-row>
        <table:table-row table:style-name="ro2">
          <table:table-cell table:style-name="ce1" office:value-type="string">
            <text:p>2012.02.27</text:p>
          </table:table-cell>
          <table:table-cell office:value-type="float" office:value="1.34622">
            <text:p>1,34622</text:p>
          </table:table-cell>
          <table:table-cell office:value-type="float" office:value="1.3479">
            <text:p>1,34790</text:p>
          </table:table-cell>
          <table:table-cell office:value-type="float" office:value="1.3366">
            <text:p>1,33660</text:p>
          </table:table-cell>
          <table:table-cell office:value-type="float" office:value="1.33964">
            <text:p>1,33964</text:p>
          </table:table-cell>
          <table:table-cell table:formula="of:=([.E1699]+[.D1699]+[.C1699])/3" office:value-type="float" office:value="1.34138">
            <text:p>1,34138</text:p>
          </table:table-cell>
          <table:table-cell table:formula="of:=[.C1699]-[.D1699]" office:value-type="float" office:value="0.0113000000000001">
            <text:p>0,01130</text:p>
          </table:table-cell>
          <table:table-cell office:value-type="float" office:value="0.0160500818026079">
            <text:p>0,01605</text:p>
          </table:table-cell>
          <table:table-cell office:value-type="float" office:value="1.32865366221503">
            <text:p>1,32865</text:p>
          </table:table-cell>
          <table:table-cell office:value-type="float" office:value="1.3305884646491">
            <text:p>1,33059</text:p>
          </table:table-cell>
        </table:table-row>
        <table:table-row table:style-name="ro2">
          <table:table-cell table:style-name="ce1" office:value-type="string">
            <text:p>2012.02.28</text:p>
          </table:table-cell>
          <table:table-cell office:value-type="float" office:value="1.33951">
            <text:p>1,33951</text:p>
          </table:table-cell>
          <table:table-cell office:value-type="float" office:value="1.3471">
            <text:p>1,34710</text:p>
          </table:table-cell>
          <table:table-cell office:value-type="float" office:value="1.33887">
            <text:p>1,33887</text:p>
          </table:table-cell>
          <table:table-cell office:value-type="float" office:value="1.34576">
            <text:p>1,34576</text:p>
          </table:table-cell>
          <table:table-cell table:formula="of:=([.E1700]+[.D1700]+[.C1700])/3" office:value-type="float" office:value="1.34391">
            <text:p>1,34391</text:p>
          </table:table-cell>
          <table:table-cell table:formula="of:=[.C1700]-[.D1700]" office:value-type="float" office:value="0.00822999999999996">
            <text:p>0,00823</text:p>
          </table:table-cell>
          <table:table-cell office:value-type="float" office:value="0.0158944447649994">
            <text:p>0,01589</text:p>
          </table:table-cell>
          <table:table-cell office:value-type="float" office:value="1.33185167568894">
            <text:p>1,33185</text:p>
          </table:table-cell>
          <table:table-cell office:value-type="float" office:value="1.33306730624976">
            <text:p>1,33307</text:p>
          </table:table-cell>
        </table:table-row>
        <table:table-row table:style-name="ro2">
          <table:table-cell table:style-name="ce1" office:value-type="string">
            <text:p>2012.02.29</text:p>
          </table:table-cell>
          <table:table-cell office:value-type="float" office:value="1.34568">
            <text:p>1,34568</text:p>
          </table:table-cell>
          <table:table-cell office:value-type="float" office:value="1.34854">
            <text:p>1,34854</text:p>
          </table:table-cell>
          <table:table-cell office:value-type="float" office:value="1.33144">
            <text:p>1,33144</text:p>
          </table:table-cell>
          <table:table-cell office:value-type="float" office:value="1.33234">
            <text:p>1,33234</text:p>
          </table:table-cell>
          <table:table-cell table:formula="of:=([.E1701]+[.D1701]+[.C1701])/3" office:value-type="float" office:value="1.33744">
            <text:p>1,33744</text:p>
          </table:table-cell>
          <table:table-cell table:formula="of:=[.C1701]-[.D1701]" office:value-type="float" office:value="0.0171000000000001">
            <text:p>0,01710</text:p>
          </table:table-cell>
          <table:table-cell office:value-type="float" office:value="0.0156366448089703">
            <text:p>0,01564</text:p>
          </table:table-cell>
          <table:table-cell office:value-type="float" office:value="1.33523937770902">
            <text:p>1,33524</text:p>
          </table:table-cell>
          <table:table-cell office:value-type="float" office:value="1.33647934647625">
            <text:p>1,33648</text:p>
          </table:table-cell>
        </table:table-row>
        <table:table-row table:style-name="ro2">
          <table:table-cell table:style-name="ce1" office:value-type="string">
            <text:p>2012.03.01</text:p>
          </table:table-cell>
          <table:table-cell office:value-type="float" office:value="1.33234">
            <text:p>1,33234</text:p>
          </table:table-cell>
          <table:table-cell office:value-type="float" office:value="1.33559">
            <text:p>1,33559</text:p>
          </table:table-cell>
          <table:table-cell office:value-type="float" office:value="1.32817">
            <text:p>1,32817</text:p>
          </table:table-cell>
          <table:table-cell office:value-type="float" office:value="1.33082">
            <text:p>1,33082</text:p>
          </table:table-cell>
          <table:table-cell table:formula="of:=([.E1702]+[.D1702]+[.C1702])/3" office:value-type="float" office:value="1.33152666666667">
            <text:p>1,33153</text:p>
          </table:table-cell>
          <table:table-cell table:formula="of:=[.C1702]-[.D1702]" office:value-type="float" office:value="0.00741999999999998">
            <text:p>0,00742</text:p>
          </table:table-cell>
          <table:table-cell office:value-type="float" office:value="0.0156271919595961">
            <text:p>0,01563</text:p>
          </table:table-cell>
          <table:table-cell office:value-type="float" office:value="1.33545523239913">
            <text:p>1,33546</text:p>
          </table:table-cell>
          <table:table-cell office:value-type="float" office:value="1.33582287756525">
            <text:p>1,33582</text:p>
          </table:table-cell>
        </table:table-row>
        <table:table-row table:style-name="ro2">
          <table:table-cell table:style-name="ce1" office:value-type="string">
            <text:p>2012.03.02</text:p>
          </table:table-cell>
          <table:table-cell office:value-type="float" office:value="1.33088">
            <text:p>1,33088</text:p>
          </table:table-cell>
          <table:table-cell office:value-type="float" office:value="1.33323">
            <text:p>1,33323</text:p>
          </table:table-cell>
          <table:table-cell office:value-type="float" office:value="1.31869">
            <text:p>1,31869</text:p>
          </table:table-cell>
          <table:table-cell office:value-type="float" office:value="1.31956">
            <text:p>1,31956</text:p>
          </table:table-cell>
          <table:table-cell table:formula="of:=([.E1703]+[.D1703]+[.C1703])/3" office:value-type="float" office:value="1.32382666666667">
            <text:p>1,32383</text:p>
          </table:table-cell>
          <table:table-cell table:formula="of:=[.C1703]-[.D1703]" office:value-type="float" office:value="0.0145399999999998">
            <text:p>0,01454</text:p>
          </table:table-cell>
          <table:table-cell office:value-type="float" office:value="0.0155654446667844">
            <text:p>0,01557</text:p>
          </table:table-cell>
          <table:table-cell office:value-type="float" office:value="1.33443488168501">
            <text:p>1,33443</text:p>
          </table:table-cell>
          <table:table-cell office:value-type="float" office:value="1.33450606237867">
            <text:p>1,33451</text:p>
          </table:table-cell>
        </table:table-row>
        <table:table-row table:style-name="ro2">
          <table:table-cell table:style-name="ce1" office:value-type="string">
            <text:p>2012.03.05</text:p>
          </table:table-cell>
          <table:table-cell office:value-type="float" office:value="1.31907">
            <text:p>1,31907</text:p>
          </table:table-cell>
          <table:table-cell office:value-type="float" office:value="1.32411">
            <text:p>1,32411</text:p>
          </table:table-cell>
          <table:table-cell office:value-type="float" office:value="1.31598">
            <text:p>1,31598</text:p>
          </table:table-cell>
          <table:table-cell office:value-type="float" office:value="1.32163">
            <text:p>1,32163</text:p>
          </table:table-cell>
          <table:table-cell table:formula="of:=([.E1704]+[.D1704]+[.C1704])/3" office:value-type="float" office:value="1.32057333333333">
            <text:p>1,32057</text:p>
          </table:table-cell>
          <table:table-cell table:formula="of:=[.C1704]-[.D1704]" office:value-type="float" office:value="0.00812999999999997">
            <text:p>0,00813</text:p>
          </table:table-cell>
          <table:table-cell office:value-type="float" office:value="0.0157584680617832">
            <text:p>0,01576</text:p>
          </table:table-cell>
          <table:table-cell office:value-type="float" office:value="1.33144488496811">
            <text:p>1,33144</text:p>
          </table:table-cell>
          <table:table-cell office:value-type="float" office:value="1.33039549252322">
            <text:p>1,33040</text:p>
          </table:table-cell>
        </table:table-row>
        <table:table-row table:style-name="ro2">
          <table:table-cell table:style-name="ce1" office:value-type="string">
            <text:p>2012.03.06</text:p>
          </table:table-cell>
          <table:table-cell office:value-type="float" office:value="1.3216">
            <text:p>1,32160</text:p>
          </table:table-cell>
          <table:table-cell office:value-type="float" office:value="1.32255">
            <text:p>1,32255</text:p>
          </table:table-cell>
          <table:table-cell office:value-type="float" office:value="1.3103">
            <text:p>1,31030</text:p>
          </table:table-cell>
          <table:table-cell office:value-type="float" office:value="1.31108">
            <text:p>1,31108</text:p>
          </table:table-cell>
          <table:table-cell table:formula="of:=([.E1705]+[.D1705]+[.C1705])/3" office:value-type="float" office:value="1.31464333333333">
            <text:p>1,31464</text:p>
          </table:table-cell>
          <table:table-cell table:formula="of:=[.C1705]-[.D1705]" office:value-type="float" office:value="0.0122500000000001">
            <text:p>0,01225</text:p>
          </table:table-cell>
          <table:table-cell office:value-type="float" office:value="0.0158392055297268">
            <text:p>0,01584</text:p>
          </table:table-cell>
          <table:table-cell office:value-type="float" office:value="1.3283631721766">
            <text:p>1,32836</text:p>
          </table:table-cell>
          <table:table-cell office:value-type="float" office:value="1.32762638726246">
            <text:p>1,32763</text:p>
          </table:table-cell>
        </table:table-row>
        <table:table-row table:style-name="ro2">
          <table:table-cell table:style-name="ce1" office:value-type="string">
            <text:p>2012.03.07</text:p>
          </table:table-cell>
          <table:table-cell office:value-type="float" office:value="1.31106">
            <text:p>1,31106</text:p>
          </table:table-cell>
          <table:table-cell office:value-type="float" office:value="1.31639">
            <text:p>1,31639</text:p>
          </table:table-cell>
          <table:table-cell office:value-type="float" office:value="1.30972">
            <text:p>1,30972</text:p>
          </table:table-cell>
          <table:table-cell office:value-type="float" office:value="1.3148">
            <text:p>1,31480</text:p>
          </table:table-cell>
          <table:table-cell table:formula="of:=([.E1706]+[.D1706]+[.C1706])/3" office:value-type="float" office:value="1.31363666666667">
            <text:p>1,31364</text:p>
          </table:table-cell>
          <table:table-cell table:formula="of:=[.C1706]-[.D1706]" office:value-type="float" office:value="0.00666999999999995">
            <text:p>0,00667</text:p>
          </table:table-cell>
          <table:table-cell office:value-type="float" office:value="0.0160918027923655">
            <text:p>0,01609</text:p>
          </table:table-cell>
          <table:table-cell office:value-type="float" office:value="1.32463082612057">
            <text:p>1,32463</text:p>
          </table:table-cell>
          <table:table-cell office:value-type="float" office:value="1.32302996776865">
            <text:p>1,32303</text:p>
          </table:table-cell>
        </table:table-row>
        <table:table-row table:style-name="ro2">
          <table:table-cell table:style-name="ce1" office:value-type="string">
            <text:p>2012.03.08</text:p>
          </table:table-cell>
          <table:table-cell office:value-type="float" office:value="1.31479">
            <text:p>1,31479</text:p>
          </table:table-cell>
          <table:table-cell office:value-type="float" office:value="1.32907">
            <text:p>1,32907</text:p>
          </table:table-cell>
          <table:table-cell office:value-type="float" office:value="1.3135">
            <text:p>1,31350</text:p>
          </table:table-cell>
          <table:table-cell office:value-type="float" office:value="1.32732">
            <text:p>1,32732</text:p>
          </table:table-cell>
          <table:table-cell table:formula="of:=([.E1707]+[.D1707]+[.C1707])/3" office:value-type="float" office:value="1.32329666666667">
            <text:p>1,32330</text:p>
          </table:table-cell>
          <table:table-cell table:formula="of:=[.C1707]-[.D1707]" office:value-type="float" office:value="0.0155700000000001">
            <text:p>0,01557</text:p>
          </table:table-cell>
          <table:table-cell office:value-type="float" office:value="0.0161665483934191">
            <text:p>0,01617</text:p>
          </table:table-cell>
          <table:table-cell office:value-type="float" office:value="1.32164211345023">
            <text:p>1,32164</text:p>
          </table:table-cell>
          <table:table-cell office:value-type="float" office:value="1.32022676815241">
            <text:p>1,32023</text:p>
          </table:table-cell>
        </table:table-row>
        <table:table-row table:style-name="ro2">
          <table:table-cell table:style-name="ce1" office:value-type="string">
            <text:p>2012.03.09</text:p>
          </table:table-cell>
          <table:table-cell office:value-type="float" office:value="1.32734">
            <text:p>1,32734</text:p>
          </table:table-cell>
          <table:table-cell office:value-type="float" office:value="1.32771">
            <text:p>1,32771</text:p>
          </table:table-cell>
          <table:table-cell office:value-type="float" office:value="1.30962">
            <text:p>1,30962</text:p>
          </table:table-cell>
          <table:table-cell office:value-type="float" office:value="1.31218">
            <text:p>1,31218</text:p>
          </table:table-cell>
          <table:table-cell table:formula="of:=([.E1708]+[.D1708]+[.C1708])/3" office:value-type="float" office:value="1.31650333333333">
            <text:p>1,31650</text:p>
          </table:table-cell>
          <table:table-cell table:formula="of:=[.C1708]-[.D1708]" office:value-type="float" office:value="0.0180899999999999">
            <text:p>0,01809</text:p>
          </table:table-cell>
          <table:table-cell office:value-type="float" office:value="0.0161715129844017">
            <text:p>0,01617</text:p>
          </table:table-cell>
          <table:table-cell office:value-type="float" office:value="1.32242099521998">
            <text:p>1,32242</text:p>
          </table:table-cell>
          <table:table-cell office:value-type="float" office:value="1.32212992854609">
            <text:p>1,32213</text:p>
          </table:table-cell>
        </table:table-row>
        <table:table-row table:style-name="ro2">
          <table:table-cell table:style-name="ce1" office:value-type="string">
            <text:p>2012.03.12</text:p>
          </table:table-cell>
          <table:table-cell office:value-type="float" office:value="1.31112">
            <text:p>1,31112</text:p>
          </table:table-cell>
          <table:table-cell office:value-type="float" office:value="1.31586">
            <text:p>1,31586</text:p>
          </table:table-cell>
          <table:table-cell office:value-type="float" office:value="1.30783">
            <text:p>1,30783</text:p>
          </table:table-cell>
          <table:table-cell office:value-type="float" office:value="1.31487">
            <text:p>1,31487</text:p>
          </table:table-cell>
          <table:table-cell table:formula="of:=([.E1709]+[.D1709]+[.C1709])/3" office:value-type="float" office:value="1.31285333333333">
            <text:p>1,31285</text:p>
          </table:table-cell>
          <table:table-cell table:formula="of:=[.C1709]-[.D1709]" office:value-type="float" office:value="0.00802999999999998">
            <text:p>0,00803</text:p>
          </table:table-cell>
          <table:table-cell office:value-type="float" office:value="0.0163219885640542">
            <text:p>0,01632</text:p>
          </table:table-cell>
          <table:table-cell office:value-type="float" office:value="1.3200898276814">
            <text:p>1,32009</text:p>
          </table:table-cell>
          <table:table-cell office:value-type="float" office:value="1.31916696995258">
            <text:p>1,31917</text:p>
          </table:table-cell>
        </table:table-row>
        <table:table-row table:style-name="ro2">
          <table:table-cell table:style-name="ce1" office:value-type="string">
            <text:p>2012.03.13</text:p>
          </table:table-cell>
          <table:table-cell office:value-type="float" office:value="1.31487">
            <text:p>1,31487</text:p>
          </table:table-cell>
          <table:table-cell office:value-type="float" office:value="1.31909">
            <text:p>1,31909</text:p>
          </table:table-cell>
          <table:table-cell office:value-type="float" office:value="1.30517">
            <text:p>1,30517</text:p>
          </table:table-cell>
          <table:table-cell office:value-type="float" office:value="1.30816">
            <text:p>1,30816</text:p>
          </table:table-cell>
          <table:table-cell table:formula="of:=([.E1710]+[.D1710]+[.C1710])/3" office:value-type="float" office:value="1.31080666666667">
            <text:p>1,31081</text:p>
          </table:table-cell>
          <table:table-cell table:formula="of:=[.C1710]-[.D1710]" office:value-type="float" office:value="0.0139200000000002">
            <text:p>0,01392</text:p>
          </table:table-cell>
          <table:table-cell office:value-type="float" office:value="0.0162726356347201">
            <text:p>0,01627</text:p>
          </table:table-cell>
          <table:table-cell office:value-type="float" office:value="1.31887070920139">
            <text:p>1,31887</text:p>
          </table:table-cell>
          <table:table-cell office:value-type="float" office:value="1.31796356487145">
            <text:p>1,31796</text:p>
          </table:table-cell>
        </table:table-row>
        <table:table-row table:style-name="ro2">
          <table:table-cell table:style-name="ce1" office:value-type="string">
            <text:p>2012.03.14</text:p>
          </table:table-cell>
          <table:table-cell office:value-type="float" office:value="1.3081">
            <text:p>1,30810</text:p>
          </table:table-cell>
          <table:table-cell office:value-type="float" office:value="1.309">
            <text:p>1,30900</text:p>
          </table:table-cell>
          <table:table-cell office:value-type="float" office:value="1.30109">
            <text:p>1,30109</text:p>
          </table:table-cell>
          <table:table-cell office:value-type="float" office:value="1.30295">
            <text:p>1,30295</text:p>
          </table:table-cell>
          <table:table-cell table:formula="of:=([.E1711]+[.D1711]+[.C1711])/3" office:value-type="float" office:value="1.30434666666667">
            <text:p>1,30435</text:p>
          </table:table-cell>
          <table:table-cell table:formula="of:=[.C1711]-[.D1711]" office:value-type="float" office:value="0.00790999999999986">
            <text:p>0,00791</text:p>
          </table:table-cell>
          <table:table-cell office:value-type="float" office:value="0.0163289681365681">
            <text:p>0,01633</text:p>
          </table:table-cell>
          <table:table-cell office:value-type="float" office:value="1.3168579876408">
            <text:p>1,31686</text:p>
          </table:table-cell>
          <table:table-cell office:value-type="float" office:value="1.31552214771627">
            <text:p>1,31552</text:p>
          </table:table-cell>
        </table:table-row>
        <table:table-row table:style-name="ro2">
          <table:table-cell table:style-name="ce1" office:value-type="string">
            <text:p>2012.03.15</text:p>
          </table:table-cell>
          <table:table-cell office:value-type="float" office:value="1.30295">
            <text:p>1,30295</text:p>
          </table:table-cell>
          <table:table-cell office:value-type="float" office:value="1.3119">
            <text:p>1,31190</text:p>
          </table:table-cell>
          <table:table-cell office:value-type="float" office:value="1.30037">
            <text:p>1,30037</text:p>
          </table:table-cell>
          <table:table-cell office:value-type="float" office:value="1.30782">
            <text:p>1,30782</text:p>
          </table:table-cell>
          <table:table-cell table:formula="of:=([.E1712]+[.D1712]+[.C1712])/3" office:value-type="float" office:value="1.30669666666667">
            <text:p>1,30670</text:p>
          </table:table-cell>
          <table:table-cell table:formula="of:=[.C1712]-[.D1712]" office:value-type="float" office:value="0.01153">
            <text:p>0,01153</text:p>
          </table:table-cell>
          <table:table-cell office:value-type="float" office:value="0.0163631619147393">
            <text:p>0,01636</text:p>
          </table:table-cell>
          <table:table-cell office:value-type="float" office:value="1.31340913939522">
            <text:p>1,31341</text:p>
          </table:table-cell>
          <table:table-cell office:value-type="float" office:value="1.31224715695611">
            <text:p>1,31225</text:p>
          </table:table-cell>
        </table:table-row>
        <table:table-row table:style-name="ro2">
          <table:table-cell table:style-name="ce1" office:value-type="string">
            <text:p>2012.03.16</text:p>
          </table:table-cell>
          <table:table-cell office:value-type="float" office:value="1.30785">
            <text:p>1,30785</text:p>
          </table:table-cell>
          <table:table-cell office:value-type="float" office:value="1.3187">
            <text:p>1,31870</text:p>
          </table:table-cell>
          <table:table-cell office:value-type="float" office:value="1.30488">
            <text:p>1,30488</text:p>
          </table:table-cell>
          <table:table-cell office:value-type="float" office:value="1.3172">
            <text:p>1,31720</text:p>
          </table:table-cell>
          <table:table-cell table:formula="of:=([.E1713]+[.D1713]+[.C1713])/3" office:value-type="float" office:value="1.31359333333333">
            <text:p>1,31359</text:p>
          </table:table-cell>
          <table:table-cell table:formula="of:=[.C1713]-[.D1713]" office:value-type="float" office:value="0.0138199999999999">
            <text:p>0,01382</text:p>
          </table:table-cell>
          <table:table-cell office:value-type="float" office:value="0.0164229896000841">
            <text:p>0,01642</text:p>
          </table:table-cell>
          <table:table-cell office:value-type="float" office:value="1.31202237080289">
            <text:p>1,31202</text:p>
          </table:table-cell>
          <table:table-cell office:value-type="float" office:value="1.31102216022315">
            <text:p>1,31102</text:p>
          </table:table-cell>
        </table:table-row>
        <table:table-row table:style-name="ro2">
          <table:table-cell table:style-name="ce1" office:value-type="string">
            <text:p>2012.03.19</text:p>
          </table:table-cell>
          <table:table-cell office:value-type="float" office:value="1.3179">
            <text:p>1,31790</text:p>
          </table:table-cell>
          <table:table-cell office:value-type="float" office:value="1.32651">
            <text:p>1,32651</text:p>
          </table:table-cell>
          <table:table-cell office:value-type="float" office:value="1.31414">
            <text:p>1,31414</text:p>
          </table:table-cell>
          <table:table-cell office:value-type="float" office:value="1.32366">
            <text:p>1,32366</text:p>
          </table:table-cell>
          <table:table-cell table:formula="of:=([.E1714]+[.D1714]+[.C1714])/3" office:value-type="float" office:value="1.32143666666667">
            <text:p>1,32144</text:p>
          </table:table-cell>
          <table:table-cell table:formula="of:=[.C1714]-[.D1714]" office:value-type="float" office:value="0.01237">
            <text:p>0,01237</text:p>
          </table:table-cell>
          <table:table-cell office:value-type="float" office:value="0.0163833424804819">
            <text:p>0,01638</text:p>
          </table:table-cell>
          <table:table-cell office:value-type="float" office:value="1.31232010730372">
            <text:p>1,31232</text:p>
          </table:table-cell>
          <table:table-cell office:value-type="float" office:value="1.31241744584324">
            <text:p>1,31242</text:p>
          </table:table-cell>
        </table:table-row>
        <table:table-row table:style-name="ro2">
          <table:table-cell table:style-name="ce1" office:value-type="string">
            <text:p>2012.03.20</text:p>
          </table:table-cell>
          <table:table-cell office:value-type="float" office:value="1.32368">
            <text:p>1,32368</text:p>
          </table:table-cell>
          <table:table-cell office:value-type="float" office:value="1.3252">
            <text:p>1,32520</text:p>
          </table:table-cell>
          <table:table-cell office:value-type="float" office:value="1.3172">
            <text:p>1,31720</text:p>
          </table:table-cell>
          <table:table-cell office:value-type="float" office:value="1.32237">
            <text:p>1,32237</text:p>
          </table:table-cell>
          <table:table-cell table:formula="of:=([.E1715]+[.D1715]+[.C1715])/3" office:value-type="float" office:value="1.32159">
            <text:p>1,32159</text:p>
          </table:table-cell>
          <table:table-cell table:formula="of:=[.C1715]-[.D1715]" office:value-type="float" office:value="0.00799999999999979">
            <text:p>0,00800</text:p>
          </table:table-cell>
          <table:table-cell office:value-type="float" office:value="0.0162594076109274">
            <text:p>0,01626</text:p>
          </table:table-cell>
          <table:table-cell office:value-type="float" office:value="1.31485561297445">
            <text:p>1,31486</text:p>
          </table:table-cell>
          <table:table-cell office:value-type="float" office:value="1.31554410045607">
            <text:p>1,31554</text:p>
          </table:table-cell>
        </table:table-row>
        <table:table-row table:style-name="ro2">
          <table:table-cell table:style-name="ce1" office:value-type="string">
            <text:p>2012.03.21</text:p>
          </table:table-cell>
          <table:table-cell office:value-type="float" office:value="1.32236">
            <text:p>1,32236</text:p>
          </table:table-cell>
          <table:table-cell office:value-type="float" office:value="1.32846">
            <text:p>1,32846</text:p>
          </table:table-cell>
          <table:table-cell office:value-type="float" office:value="1.31784">
            <text:p>1,31784</text:p>
          </table:table-cell>
          <table:table-cell office:value-type="float" office:value="1.32127">
            <text:p>1,32127</text:p>
          </table:table-cell>
          <table:table-cell table:formula="of:=([.E1716]+[.D1716]+[.C1716])/3" office:value-type="float" office:value="1.32252333333333">
            <text:p>1,32252</text:p>
          </table:table-cell>
          <table:table-cell table:formula="of:=[.C1716]-[.D1716]" office:value-type="float" office:value="0.0106200000000001">
            <text:p>0,01062</text:p>
          </table:table-cell>
          <table:table-cell office:value-type="float" office:value="0.0161081705686476">
            <text:p>0,01611</text:p>
          </table:table-cell>
          <table:table-cell office:value-type="float" office:value="1.31661136881776">
            <text:p>1,31661</text:p>
          </table:table-cell>
          <table:table-cell office:value-type="float" office:value="1.3171736560781">
            <text:p>1,31717</text:p>
          </table:table-cell>
        </table:table-row>
        <table:table-row table:style-name="ro2">
          <table:table-cell table:style-name="ce1" office:value-type="string">
            <text:p>2012.03.22</text:p>
          </table:table-cell>
          <table:table-cell office:value-type="float" office:value="1.32127">
            <text:p>1,32127</text:p>
          </table:table-cell>
          <table:table-cell office:value-type="float" office:value="1.32543">
            <text:p>1,32543</text:p>
          </table:table-cell>
          <table:table-cell office:value-type="float" office:value="1.31335">
            <text:p>1,31335</text:p>
          </table:table-cell>
          <table:table-cell office:value-type="float" office:value="1.31976">
            <text:p>1,31976</text:p>
          </table:table-cell>
          <table:table-cell table:formula="of:=([.E1717]+[.D1717]+[.C1717])/3" office:value-type="float" office:value="1.31951333333333">
            <text:p>1,31951</text:p>
          </table:table-cell>
          <table:table-cell table:formula="of:=[.C1717]-[.D1717]" office:value-type="float" office:value="0.0120800000000001">
            <text:p>0,01208</text:p>
          </table:table-cell>
          <table:table-cell office:value-type="float" office:value="0.0159253754192968">
            <text:p>0,01593</text:p>
          </table:table-cell>
          <table:table-cell office:value-type="float" office:value="1.31829243852479">
            <text:p>1,31829</text:p>
          </table:table-cell>
          <table:table-cell office:value-type="float" office:value="1.31858062593721">
            <text:p>1,31858</text:p>
          </table:table-cell>
        </table:table-row>
        <table:table-row table:style-name="ro2">
          <table:table-cell table:style-name="ce1" office:value-type="string">
            <text:p>2012.03.23</text:p>
          </table:table-cell>
          <table:table-cell office:value-type="float" office:value="1.31971">
            <text:p>1,31971</text:p>
          </table:table-cell>
          <table:table-cell office:value-type="float" office:value="1.3293">
            <text:p>1,32930</text:p>
          </table:table-cell>
          <table:table-cell office:value-type="float" office:value="1.31897">
            <text:p>1,31897</text:p>
          </table:table-cell>
          <table:table-cell office:value-type="float" office:value="1.32674">
            <text:p>1,32674</text:p>
          </table:table-cell>
          <table:table-cell table:formula="of:=([.E1718]+[.D1718]+[.C1718])/3" office:value-type="float" office:value="1.32500333333333">
            <text:p>1,32500</text:p>
          </table:table-cell>
          <table:table-cell table:formula="of:=[.C1718]-[.D1718]" office:value-type="float" office:value="0.01033">
            <text:p>0,01033</text:p>
          </table:table-cell>
          <table:table-cell office:value-type="float" office:value="0.0158036672248828">
            <text:p>0,01580</text:p>
          </table:table-cell>
          <table:table-cell office:value-type="float" office:value="1.31862534105809">
            <text:p>1,31863</text:p>
          </table:table-cell>
          <table:table-cell office:value-type="float" office:value="1.31917067865774">
            <text:p>1,31917</text:p>
          </table:table-cell>
        </table:table-row>
        <table:table-row table:style-name="ro2">
          <table:table-cell table:style-name="ce1" office:value-type="string">
            <text:p>2012.03.26</text:p>
          </table:table-cell>
          <table:table-cell office:value-type="float" office:value="1.32698">
            <text:p>1,32698</text:p>
          </table:table-cell>
          <table:table-cell office:value-type="float" office:value="1.33673">
            <text:p>1,33673</text:p>
          </table:table-cell>
          <table:table-cell office:value-type="float" office:value="1.31916">
            <text:p>1,31916</text:p>
          </table:table-cell>
          <table:table-cell office:value-type="float" office:value="1.33581">
            <text:p>1,33581</text:p>
          </table:table-cell>
          <table:table-cell table:formula="of:=([.E1719]+[.D1719]+[.C1719])/3" office:value-type="float" office:value="1.33056666666667">
            <text:p>1,33057</text:p>
          </table:table-cell>
          <table:table-cell table:formula="of:=[.C1719]-[.D1719]" office:value-type="float" office:value="0.0175699999999999">
            <text:p>0,01757</text:p>
          </table:table-cell>
          <table:table-cell office:value-type="float" office:value="0.01564436564589">
            <text:p>0,01564</text:p>
          </table:table-cell>
          <table:table-cell office:value-type="float" office:value="1.32057503778661">
            <text:p>1,32058</text:p>
          </table:table-cell>
          <table:table-cell office:value-type="float" office:value="1.32154846909906">
            <text:p>1,32155</text:p>
          </table:table-cell>
        </table:table-row>
        <table:table-row table:style-name="ro2">
          <table:table-cell table:style-name="ce1" office:value-type="string">
            <text:p>2012.03.27</text:p>
          </table:table-cell>
          <table:table-cell office:value-type="float" office:value="1.33581">
            <text:p>1,33581</text:p>
          </table:table-cell>
          <table:table-cell office:value-type="float" office:value="1.33853">
            <text:p>1,33853</text:p>
          </table:table-cell>
          <table:table-cell office:value-type="float" office:value="1.33123">
            <text:p>1,33123</text:p>
          </table:table-cell>
          <table:table-cell office:value-type="float" office:value="1.33143">
            <text:p>1,33143</text:p>
          </table:table-cell>
          <table:table-cell table:formula="of:=([.E1720]+[.D1720]+[.C1720])/3" office:value-type="float" office:value="1.33373">
            <text:p>1,33373</text:p>
          </table:table-cell>
          <table:table-cell table:formula="of:=[.C1720]-[.D1720]" office:value-type="float" office:value="0.00729999999999986">
            <text:p>0,00730</text:p>
          </table:table-cell>
          <table:table-cell office:value-type="float" office:value="0.015560258179222">
            <text:p>0,01556</text:p>
          </table:table-cell>
          <table:table-cell office:value-type="float" office:value="1.32303296060811">
            <text:p>1,32303</text:p>
          </table:table-cell>
          <table:table-cell office:value-type="float" office:value="1.325272034018">
            <text:p>1,32527</text:p>
          </table:table-cell>
        </table:table-row>
        <table:table-row table:style-name="ro2">
          <table:table-cell table:style-name="ce1" office:value-type="string">
            <text:p>2012.03.28</text:p>
          </table:table-cell>
          <table:table-cell office:value-type="float" office:value="1.33129">
            <text:p>1,33129</text:p>
          </table:table-cell>
          <table:table-cell office:value-type="float" office:value="1.33733">
            <text:p>1,33733</text:p>
          </table:table-cell>
          <table:table-cell office:value-type="float" office:value="1.32769">
            <text:p>1,32769</text:p>
          </table:table-cell>
          <table:table-cell office:value-type="float" office:value="1.33155">
            <text:p>1,33155</text:p>
          </table:table-cell>
          <table:table-cell table:formula="of:=([.E1721]+[.D1721]+[.C1721])/3" office:value-type="float" office:value="1.33219">
            <text:p>1,33219</text:p>
          </table:table-cell>
          <table:table-cell table:formula="of:=[.C1721]-[.D1721]" office:value-type="float" office:value="0.00964000000000009">
            <text:p>0,00964</text:p>
          </table:table-cell>
          <table:table-cell office:value-type="float" office:value="0.0154287109667449">
            <text:p>0,01543</text:p>
          </table:table-cell>
          <table:table-cell office:value-type="float" office:value="1.32576487127882">
            <text:p>1,32576</text:p>
          </table:table-cell>
          <table:table-cell office:value-type="float" office:value="1.32701984237617">
            <text:p>1,32702</text:p>
          </table:table-cell>
        </table:table-row>
        <table:table-row table:style-name="ro2">
          <table:table-cell table:style-name="ce1" office:value-type="string">
            <text:p>2012.03.29</text:p>
          </table:table-cell>
          <table:table-cell office:value-type="float" office:value="1.33156">
            <text:p>1,33156</text:p>
          </table:table-cell>
          <table:table-cell office:value-type="float" office:value="1.33456">
            <text:p>1,33456</text:p>
          </table:table-cell>
          <table:table-cell office:value-type="float" office:value="1.32516">
            <text:p>1,32516</text:p>
          </table:table-cell>
          <table:table-cell office:value-type="float" office:value="1.33006">
            <text:p>1,33006</text:p>
          </table:table-cell>
          <table:table-cell table:formula="of:=([.E1722]+[.D1722]+[.C1722])/3" office:value-type="float" office:value="1.32992666666667">
            <text:p>1,32993</text:p>
          </table:table-cell>
          <table:table-cell table:formula="of:=[.C1722]-[.D1722]" office:value-type="float" office:value="0.00940000000000008">
            <text:p>0,00940</text:p>
          </table:table-cell>
          <table:table-cell office:value-type="float" office:value="0.0153063541986862">
            <text:p>0,01531</text:p>
          </table:table-cell>
          <table:table-cell office:value-type="float" office:value="1.32750219040303">
            <text:p>1,32750</text:p>
          </table:table-cell>
          <table:table-cell office:value-type="float" office:value="1.32817531559468">
            <text:p>1,32818</text:p>
          </table:table-cell>
        </table:table-row>
        <table:table-row table:style-name="ro2">
          <table:table-cell table:style-name="ce1" office:value-type="string">
            <text:p>2012.03.30</text:p>
          </table:table-cell>
          <table:table-cell office:value-type="float" office:value="1.33005">
            <text:p>1,33005</text:p>
          </table:table-cell>
          <table:table-cell office:value-type="float" office:value="1.33751">
            <text:p>1,33751</text:p>
          </table:table-cell>
          <table:table-cell office:value-type="float" office:value="1.32933">
            <text:p>1,32933</text:p>
          </table:table-cell>
          <table:table-cell office:value-type="float" office:value="1.33379">
            <text:p>1,33379</text:p>
          </table:table-cell>
          <table:table-cell table:formula="of:=([.E1723]+[.D1723]+[.C1723])/3" office:value-type="float" office:value="1.33354333333333">
            <text:p>1,33354</text:p>
          </table:table-cell>
          <table:table-cell table:formula="of:=[.C1723]-[.D1723]" office:value-type="float" office:value="0.00817999999999985">
            <text:p>0,00818</text:p>
          </table:table-cell>
          <table:table-cell office:value-type="float" office:value="0.0151826636405061">
            <text:p>0,01518</text:p>
          </table:table-cell>
          <table:table-cell office:value-type="float" office:value="1.32805508732308">
            <text:p>1,32806</text:p>
          </table:table-cell>
          <table:table-cell office:value-type="float" office:value="1.32874931577217">
            <text:p>1,32875</text:p>
          </table:table-cell>
        </table:table-row>
        <table:table-row table:style-name="ro2">
          <table:table-cell table:style-name="ce1" office:value-type="string">
            <text:p>2012.04.02</text:p>
          </table:table-cell>
          <table:table-cell office:value-type="float" office:value="1.33593">
            <text:p>1,33593</text:p>
          </table:table-cell>
          <table:table-cell office:value-type="float" office:value="1.33802">
            <text:p>1,33802</text:p>
          </table:table-cell>
          <table:table-cell office:value-type="float" office:value="1.32778">
            <text:p>1,32778</text:p>
          </table:table-cell>
          <table:table-cell office:value-type="float" office:value="1.33183">
            <text:p>1,33183</text:p>
          </table:table-cell>
          <table:table-cell table:formula="of:=([.E1724]+[.D1724]+[.C1724])/3" office:value-type="float" office:value="1.33254333333333">
            <text:p>1,33254</text:p>
          </table:table-cell>
          <table:table-cell table:formula="of:=[.C1724]-[.D1724]" office:value-type="float" office:value="0.01024">
            <text:p>0,01024</text:p>
          </table:table-cell>
          <table:table-cell office:value-type="float" office:value="0.0150576009553464">
            <text:p>0,01506</text:p>
          </table:table-cell>
          <table:table-cell office:value-type="float" office:value="1.32970481002838">
            <text:p>1,32970</text:p>
          </table:table-cell>
          <table:table-cell office:value-type="float" office:value="1.33049729342356">
            <text:p>1,33050</text:p>
          </table:table-cell>
        </table:table-row>
        <table:table-row table:style-name="ro2">
          <table:table-cell table:style-name="ce1" office:value-type="string">
            <text:p>2012.04.03</text:p>
          </table:table-cell>
          <table:table-cell office:value-type="float" office:value="1.3318">
            <text:p>1,33180</text:p>
          </table:table-cell>
          <table:table-cell office:value-type="float" office:value="1.33671">
            <text:p>1,33671</text:p>
          </table:table-cell>
          <table:table-cell office:value-type="float" office:value="1.32132">
            <text:p>1,32132</text:p>
          </table:table-cell>
          <table:table-cell office:value-type="float" office:value="1.32322">
            <text:p>1,32322</text:p>
          </table:table-cell>
          <table:table-cell table:formula="of:=([.E1725]+[.D1725]+[.C1725])/3" office:value-type="float" office:value="1.32708333333333">
            <text:p>1,32708</text:p>
          </table:table-cell>
          <table:table-cell table:formula="of:=[.C1725]-[.D1725]" office:value-type="float" office:value="0.01539">
            <text:p>0,01539</text:p>
          </table:table-cell>
          <table:table-cell office:value-type="float" office:value="0.0150225760003087">
            <text:p>0,01502</text:p>
          </table:table-cell>
          <table:table-cell office:value-type="float" office:value="1.3300954690748">
            <text:p>1,33010</text:p>
          </table:table-cell>
          <table:table-cell office:value-type="float" office:value="1.33070903670925">
            <text:p>1,33071</text:p>
          </table:table-cell>
        </table:table-row>
        <table:table-row table:style-name="ro2">
          <table:table-cell table:style-name="ce1" office:value-type="string">
            <text:p>2012.04.04</text:p>
          </table:table-cell>
          <table:table-cell office:value-type="float" office:value="1.32321">
            <text:p>1,32321</text:p>
          </table:table-cell>
          <table:table-cell office:value-type="float" office:value="1.32384">
            <text:p>1,32384</text:p>
          </table:table-cell>
          <table:table-cell office:value-type="float" office:value="1.31068">
            <text:p>1,31068</text:p>
          </table:table-cell>
          <table:table-cell office:value-type="float" office:value="1.31417">
            <text:p>1,31417</text:p>
          </table:table-cell>
          <table:table-cell table:formula="of:=([.E1726]+[.D1726]+[.C1726])/3" office:value-type="float" office:value="1.31623">
            <text:p>1,31623</text:p>
          </table:table-cell>
          <table:table-cell table:formula="of:=[.C1726]-[.D1726]" office:value-type="float" office:value="0.0131600000000001">
            <text:p>0,01316</text:p>
          </table:table-cell>
          <table:table-cell office:value-type="float" office:value="0.0151047858319026">
            <text:p>0,01510</text:p>
          </table:table-cell>
          <table:table-cell office:value-type="float" office:value="1.32891457985919">
            <text:p>1,32891</text:p>
          </table:table-cell>
          <table:table-cell office:value-type="float" office:value="1.32854847442312">
            <text:p>1,32855</text:p>
          </table:table-cell>
        </table:table-row>
        <table:table-row table:style-name="ro2">
          <table:table-cell table:style-name="ce1" office:value-type="string">
            <text:p>2012.04.05</text:p>
          </table:table-cell>
          <table:table-cell office:value-type="float" office:value="1.31417">
            <text:p>1,31417</text:p>
          </table:table-cell>
          <table:table-cell office:value-type="float" office:value="1.3164">
            <text:p>1,31640</text:p>
          </table:table-cell>
          <table:table-cell office:value-type="float" office:value="1.30348">
            <text:p>1,30348</text:p>
          </table:table-cell>
          <table:table-cell office:value-type="float" office:value="1.30648">
            <text:p>1,30648</text:p>
          </table:table-cell>
          <table:table-cell table:formula="of:=([.E1727]+[.D1727]+[.C1727])/3" office:value-type="float" office:value="1.30878666666667">
            <text:p>1,30879</text:p>
          </table:table-cell>
          <table:table-cell table:formula="of:=[.C1727]-[.D1727]" office:value-type="float" office:value="0.01292">
            <text:p>0,01292</text:p>
          </table:table-cell>
          <table:table-cell office:value-type="float" office:value="0.0152349006226813">
            <text:p>0,01523</text:p>
          </table:table-cell>
          <table:table-cell office:value-type="float" office:value="1.32552983272028">
            <text:p>1,32553</text:p>
          </table:table-cell>
          <table:table-cell office:value-type="float" office:value="1.3245026701454">
            <text:p>1,32450</text:p>
          </table:table-cell>
        </table:table-row>
        <table:table-row table:style-name="ro2">
          <table:table-cell table:style-name="ce1" office:value-type="string">
            <text:p>2012.04.06</text:p>
          </table:table-cell>
          <table:table-cell office:value-type="float" office:value="1.30648">
            <text:p>1,30648</text:p>
          </table:table-cell>
          <table:table-cell office:value-type="float" office:value="1.31123">
            <text:p>1,31123</text:p>
          </table:table-cell>
          <table:table-cell office:value-type="float" office:value="1.30466">
            <text:p>1,30466</text:p>
          </table:table-cell>
          <table:table-cell office:value-type="float" office:value="1.30843">
            <text:p>1,30843</text:p>
          </table:table-cell>
          <table:table-cell table:formula="of:=([.E1728]+[.D1728]+[.C1728])/3" office:value-type="float" office:value="1.30810666666667">
            <text:p>1,30811</text:p>
          </table:table-cell>
          <table:table-cell table:formula="of:=[.C1728]-[.D1728]" office:value-type="float" office:value="0.00656999999999997">
            <text:p>0,00657</text:p>
          </table:table-cell>
          <table:table-cell office:value-type="float" office:value="0.0154110925755131">
            <text:p>0,01541</text:p>
          </table:table-cell>
          <table:table-cell office:value-type="float" office:value="1.32120547208353">
            <text:p>1,32121</text:p>
          </table:table-cell>
          <table:table-cell office:value-type="float" office:value="1.31971925864005">
            <text:p>1,31972</text:p>
          </table:table-cell>
        </table:table-row>
        <table:table-row table:style-name="ro2">
          <table:table-cell table:style-name="ce1" office:value-type="string">
            <text:p>2012.04.09</text:p>
          </table:table-cell>
          <table:table-cell office:value-type="float" office:value="1.31007">
            <text:p>1,31007</text:p>
          </table:table-cell>
          <table:table-cell office:value-type="float" office:value="1.31333">
            <text:p>1,31333</text:p>
          </table:table-cell>
          <table:table-cell office:value-type="float" office:value="1.30326">
            <text:p>1,30326</text:p>
          </table:table-cell>
          <table:table-cell office:value-type="float" office:value="1.31044">
            <text:p>1,31044</text:p>
          </table:table-cell>
          <table:table-cell table:formula="of:=([.E1729]+[.D1729]+[.C1729])/3" office:value-type="float" office:value="1.30901">
            <text:p>1,30901</text:p>
          </table:table-cell>
          <table:table-cell table:formula="of:=[.C1729]-[.D1729]" office:value-type="float" office:value="0.01007">
            <text:p>0,01007</text:p>
          </table:table-cell>
          <table:table-cell office:value-type="float" office:value="0.0155309018165687">
            <text:p>0,01553</text:p>
          </table:table-cell>
          <table:table-cell office:value-type="float" office:value="1.31787619788459">
            <text:p>1,31788</text:p>
          </table:table-cell>
          <table:table-cell office:value-type="float" office:value="1.3164736183388">
            <text:p>1,31647</text:p>
          </table:table-cell>
        </table:table-row>
        <table:table-row table:style-name="ro2">
          <table:table-cell table:style-name="ce1" office:value-type="string">
            <text:p>2012.04.10</text:p>
          </table:table-cell>
          <table:table-cell office:value-type="float" office:value="1.31042">
            <text:p>1,31042</text:p>
          </table:table-cell>
          <table:table-cell office:value-type="float" office:value="1.3144">
            <text:p>1,31440</text:p>
          </table:table-cell>
          <table:table-cell office:value-type="float" office:value="1.30536">
            <text:p>1,30536</text:p>
          </table:table-cell>
          <table:table-cell office:value-type="float" office:value="1.3081">
            <text:p>1,30810</text:p>
          </table:table-cell>
          <table:table-cell table:formula="of:=([.E1730]+[.D1730]+[.C1730])/3" office:value-type="float" office:value="1.30928666666667">
            <text:p>1,30929</text:p>
          </table:table-cell>
          <table:table-cell table:formula="of:=[.C1730]-[.D1730]" office:value-type="float" office:value="0.00903999999999994">
            <text:p>0,00904</text:p>
          </table:table-cell>
          <table:table-cell office:value-type="float" office:value="0.015662951147218">
            <text:p>0,01566</text:p>
          </table:table-cell>
          <table:table-cell office:value-type="float" office:value="1.3154809509296">
            <text:p>1,31548</text:p>
          </table:table-cell>
          <table:table-cell office:value-type="float" office:value="1.31456009046283">
            <text:p>1,31456</text:p>
          </table:table-cell>
        </table:table-row>
        <table:table-row table:style-name="ro2">
          <table:table-cell table:style-name="ce1" office:value-type="string">
            <text:p>2012.04.11</text:p>
          </table:table-cell>
          <table:table-cell office:value-type="float" office:value="1.3081">
            <text:p>1,30810</text:p>
          </table:table-cell>
          <table:table-cell office:value-type="float" office:value="1.31565">
            <text:p>1,31565</text:p>
          </table:table-cell>
          <table:table-cell office:value-type="float" office:value="1.30661">
            <text:p>1,30661</text:p>
          </table:table-cell>
          <table:table-cell office:value-type="float" office:value="1.31089">
            <text:p>1,31089</text:p>
          </table:table-cell>
          <table:table-cell table:formula="of:=([.E1731]+[.D1731]+[.C1731])/3" office:value-type="float" office:value="1.31105">
            <text:p>1,31105</text:p>
          </table:table-cell>
          <table:table-cell table:formula="of:=[.C1731]-[.D1731]" office:value-type="float" office:value="0.00903999999999994">
            <text:p>0,00904</text:p>
          </table:table-cell>
          <table:table-cell office:value-type="float" office:value="0.0157483765269068">
            <text:p>0,01575</text:p>
          </table:table-cell>
          <table:table-cell office:value-type="float" office:value="1.31363175712431">
            <text:p>1,31363</text:p>
          </table:table-cell>
          <table:table-cell office:value-type="float" office:value="1.31239827240955">
            <text:p>1,31240</text:p>
          </table:table-cell>
        </table:table-row>
        <table:table-row table:style-name="ro2">
          <table:table-cell table:style-name="ce1" office:value-type="string">
            <text:p>2012.04.12</text:p>
          </table:table-cell>
          <table:table-cell office:value-type="float" office:value="1.31089">
            <text:p>1,31089</text:p>
          </table:table-cell>
          <table:table-cell office:value-type="float" office:value="1.32123">
            <text:p>1,32123</text:p>
          </table:table-cell>
          <table:table-cell office:value-type="float" office:value="1.31017">
            <text:p>1,31017</text:p>
          </table:table-cell>
          <table:table-cell office:value-type="float" office:value="1.31867">
            <text:p>1,31867</text:p>
          </table:table-cell>
          <table:table-cell table:formula="of:=([.E1732]+[.D1732]+[.C1732])/3" office:value-type="float" office:value="1.31669">
            <text:p>1,31669</text:p>
          </table:table-cell>
          <table:table-cell table:formula="of:=[.C1732]-[.D1732]" office:value-type="float" office:value="0.0110599999999998">
            <text:p>0,01106</text:p>
          </table:table-cell>
          <table:table-cell office:value-type="float" office:value="0.0157130756379128">
            <text:p>0,01571</text:p>
          </table:table-cell>
          <table:table-cell office:value-type="float" office:value="1.31321567091073">
            <text:p>1,31322</text:p>
          </table:table-cell>
          <table:table-cell office:value-type="float" office:value="1.31192540039951">
            <text:p>1,31193</text:p>
          </table:table-cell>
        </table:table-row>
        <table:table-row table:style-name="ro2">
          <table:table-cell table:style-name="ce1" office:value-type="string">
            <text:p>2012.04.13</text:p>
          </table:table-cell>
          <table:table-cell office:value-type="float" office:value="1.31867">
            <text:p>1,31867</text:p>
          </table:table-cell>
          <table:table-cell office:value-type="float" office:value="1.32008">
            <text:p>1,32008</text:p>
          </table:table-cell>
          <table:table-cell office:value-type="float" office:value="1.30692">
            <text:p>1,30692</text:p>
          </table:table-cell>
          <table:table-cell office:value-type="float" office:value="1.30745">
            <text:p>1,30745</text:p>
          </table:table-cell>
          <table:table-cell table:formula="of:=([.E1733]+[.D1733]+[.C1733])/3" office:value-type="float" office:value="1.31148333333333">
            <text:p>1,31148</text:p>
          </table:table-cell>
          <table:table-cell table:formula="of:=[.C1733]-[.D1733]" office:value-type="float" office:value="0.0131599999999998">
            <text:p>0,01316</text:p>
          </table:table-cell>
          <table:table-cell office:value-type="float" office:value="0.0155787921087217">
            <text:p>0,01558</text:p>
          </table:table-cell>
          <table:table-cell office:value-type="float" office:value="1.31429035326684">
            <text:p>1,31429</text:p>
          </table:table-cell>
          <table:table-cell office:value-type="float" office:value="1.3137648269065">
            <text:p>1,31376</text:p>
          </table:table-cell>
        </table:table-row>
        <table:table-row table:style-name="ro2">
          <table:table-cell table:style-name="ce1" office:value-type="string">
            <text:p>2012.04.16</text:p>
          </table:table-cell>
          <table:table-cell office:value-type="float" office:value="1.30655">
            <text:p>1,30655</text:p>
          </table:table-cell>
          <table:table-cell office:value-type="float" office:value="1.31476">
            <text:p>1,31476</text:p>
          </table:table-cell>
          <table:table-cell office:value-type="float" office:value="1.29943">
            <text:p>1,29943</text:p>
          </table:table-cell>
          <table:table-cell office:value-type="float" office:value="1.31418">
            <text:p>1,31418</text:p>
          </table:table-cell>
          <table:table-cell table:formula="of:=([.E1734]+[.D1734]+[.C1734])/3" office:value-type="float" office:value="1.30945666666667">
            <text:p>1,30946</text:p>
          </table:table-cell>
          <table:table-cell table:formula="of:=[.C1734]-[.D1734]" office:value-type="float" office:value="0.0153300000000001">
            <text:p>0,01533</text:p>
          </table:table-cell>
          <table:table-cell office:value-type="float" office:value="0.0155936299991951">
            <text:p>0,01559</text:p>
          </table:table-cell>
          <table:table-cell office:value-type="float" office:value="1.31326782764563">
            <text:p>1,31327</text:p>
          </table:table-cell>
          <table:table-cell office:value-type="float" office:value="1.31223372411758">
            <text:p>1,31223</text:p>
          </table:table-cell>
        </table:table-row>
        <table:table-row table:style-name="ro2">
          <table:table-cell table:style-name="ce1" office:value-type="string">
            <text:p>2012.04.17</text:p>
          </table:table-cell>
          <table:table-cell office:value-type="float" office:value="1.31416">
            <text:p>1,31416</text:p>
          </table:table-cell>
          <table:table-cell office:value-type="float" office:value="1.31723">
            <text:p>1,31723</text:p>
          </table:table-cell>
          <table:table-cell office:value-type="float" office:value="1.30901">
            <text:p>1,30901</text:p>
          </table:table-cell>
          <table:table-cell office:value-type="float" office:value="1.31262">
            <text:p>1,31262</text:p>
          </table:table-cell>
          <table:table-cell table:formula="of:=([.E1735]+[.D1735]+[.C1735])/3" office:value-type="float" office:value="1.31295333333333">
            <text:p>1,31295</text:p>
          </table:table-cell>
          <table:table-cell table:formula="of:=[.C1735]-[.D1735]" office:value-type="float" office:value="0.00821999999999989">
            <text:p>0,00822</text:p>
          </table:table-cell>
          <table:table-cell office:value-type="float" office:value="0.0155397892539589">
            <text:p>0,01554</text:p>
          </table:table-cell>
          <table:table-cell office:value-type="float" office:value="1.3125705055824">
            <text:p>1,31257</text:p>
          </table:table-cell>
          <table:table-cell office:value-type="float" office:value="1.31275053338183">
            <text:p>1,31275</text:p>
          </table:table-cell>
        </table:table-row>
        <table:table-row table:style-name="ro2">
          <table:table-cell table:style-name="ce1" office:value-type="string">
            <text:p>2012.04.18</text:p>
          </table:table-cell>
          <table:table-cell office:value-type="float" office:value="1.31262">
            <text:p>1,31262</text:p>
          </table:table-cell>
          <table:table-cell office:value-type="float" office:value="1.31411">
            <text:p>1,31411</text:p>
          </table:table-cell>
          <table:table-cell office:value-type="float" office:value="1.30577">
            <text:p>1,30577</text:p>
          </table:table-cell>
          <table:table-cell office:value-type="float" office:value="1.31225">
            <text:p>1,31225</text:p>
          </table:table-cell>
          <table:table-cell table:formula="of:=([.E1736]+[.D1736]+[.C1736])/3" office:value-type="float" office:value="1.31071">
            <text:p>1,31071</text:p>
          </table:table-cell>
          <table:table-cell table:formula="of:=[.C1736]-[.D1736]" office:value-type="float" office:value="0.00833999999999979">
            <text:p>0,00834</text:p>
          </table:table-cell>
          <table:table-cell office:value-type="float" office:value="0.0154757190420346">
            <text:p>0,01548</text:p>
          </table:table-cell>
          <table:table-cell office:value-type="float" office:value="1.31306403747243">
            <text:p>1,31306</text:p>
          </table:table-cell>
          <table:table-cell office:value-type="float" office:value="1.31307800373625">
            <text:p>1,31308</text:p>
          </table:table-cell>
        </table:table-row>
        <table:table-row table:style-name="ro2">
          <table:table-cell table:style-name="ce1" office:value-type="string">
            <text:p>2012.04.19</text:p>
          </table:table-cell>
          <table:table-cell office:value-type="float" office:value="1.31225">
            <text:p>1,31225</text:p>
          </table:table-cell>
          <table:table-cell office:value-type="float" office:value="1.31652">
            <text:p>1,31652</text:p>
          </table:table-cell>
          <table:table-cell office:value-type="float" office:value="1.30689">
            <text:p>1,30689</text:p>
          </table:table-cell>
          <table:table-cell office:value-type="float" office:value="1.31365">
            <text:p>1,31365</text:p>
          </table:table-cell>
          <table:table-cell table:formula="of:=([.E1737]+[.D1737]+[.C1737])/3" office:value-type="float" office:value="1.31235333333333">
            <text:p>1,31235</text:p>
          </table:table-cell>
          <table:table-cell table:formula="of:=[.C1737]-[.D1737]" office:value-type="float" office:value="0.00963000000000003">
            <text:p>0,00963</text:p>
          </table:table-cell>
          <table:table-cell office:value-type="float" office:value="0.0154373944266955">
            <text:p>0,01544</text:p>
          </table:table-cell>
          <table:table-cell office:value-type="float" office:value="1.31229257942778">
            <text:p>1,31229</text:p>
          </table:table-cell>
          <table:table-cell office:value-type="float" office:value="1.31282568444061">
            <text:p>1,31283</text:p>
          </table:table-cell>
        </table:table-row>
        <table:table-row table:style-name="ro2">
          <table:table-cell table:style-name="ce1" office:value-type="string">
            <text:p>2012.04.20</text:p>
          </table:table-cell>
          <table:table-cell office:value-type="float" office:value="1.31364">
            <text:p>1,31364</text:p>
          </table:table-cell>
          <table:table-cell office:value-type="float" office:value="1.32276">
            <text:p>1,32276</text:p>
          </table:table-cell>
          <table:table-cell office:value-type="float" office:value="1.31284">
            <text:p>1,31284</text:p>
          </table:table-cell>
          <table:table-cell office:value-type="float" office:value="1.32153">
            <text:p>1,32153</text:p>
          </table:table-cell>
          <table:table-cell table:formula="of:=([.E1738]+[.D1738]+[.C1738])/3" office:value-type="float" office:value="1.31904333333333">
            <text:p>1,31904</text:p>
          </table:table-cell>
          <table:table-cell table:formula="of:=[.C1738]-[.D1738]" office:value-type="float" office:value="0.00992000000000015">
            <text:p>0,00992</text:p>
          </table:table-cell>
          <table:table-cell office:value-type="float" office:value="0.0154066780909248">
            <text:p>0,01541</text:p>
          </table:table-cell>
          <table:table-cell office:value-type="float" office:value="1.3123243321836">
            <text:p>1,31232</text:p>
          </table:table-cell>
          <table:table-cell office:value-type="float" office:value="1.31286062549175">
            <text:p>1,31286</text:p>
          </table:table-cell>
        </table:table-row>
        <table:table-row table:style-name="ro2">
          <table:table-cell table:style-name="ce1" office:value-type="string">
            <text:p>2012.04.23</text:p>
          </table:table-cell>
          <table:table-cell office:value-type="float" office:value="1.31824">
            <text:p>1,31824</text:p>
          </table:table-cell>
          <table:table-cell office:value-type="float" office:value="1.32102">
            <text:p>1,32102</text:p>
          </table:table-cell>
          <table:table-cell office:value-type="float" office:value="1.31043">
            <text:p>1,31043</text:p>
          </table:table-cell>
          <table:table-cell office:value-type="float" office:value="1.31555">
            <text:p>1,31555</text:p>
          </table:table-cell>
          <table:table-cell table:formula="of:=([.E1739]+[.D1739]+[.C1739])/3" office:value-type="float" office:value="1.31566666666667">
            <text:p>1,31567</text:p>
          </table:table-cell>
          <table:table-cell table:formula="of:=[.C1739]-[.D1739]" office:value-type="float" office:value="0.0105900000000001">
            <text:p>0,01059</text:p>
          </table:table-cell>
          <table:table-cell office:value-type="float" office:value="0.0152731186031348">
            <text:p>0,01527</text:p>
          </table:table-cell>
          <table:table-cell office:value-type="float" office:value="1.31429541267391">
            <text:p>1,31430</text:p>
          </table:table-cell>
          <table:table-cell office:value-type="float" office:value="1.31529294538327">
            <text:p>1,31529</text:p>
          </table:table-cell>
        </table:table-row>
        <table:table-row table:style-name="ro2">
          <table:table-cell table:style-name="ce1" office:value-type="string">
            <text:p>2012.04.24</text:p>
          </table:table-cell>
          <table:table-cell office:value-type="float" office:value="1.31543">
            <text:p>1,31543</text:p>
          </table:table-cell>
          <table:table-cell office:value-type="float" office:value="1.32176">
            <text:p>1,32176</text:p>
          </table:table-cell>
          <table:table-cell office:value-type="float" office:value="1.31444">
            <text:p>1,31444</text:p>
          </table:table-cell>
          <table:table-cell office:value-type="float" office:value="1.31951">
            <text:p>1,31951</text:p>
          </table:table-cell>
          <table:table-cell table:formula="of:=([.E1740]+[.D1740]+[.C1740])/3" office:value-type="float" office:value="1.31857">
            <text:p>1,31857</text:p>
          </table:table-cell>
          <table:table-cell table:formula="of:=[.C1740]-[.D1740]" office:value-type="float" office:value="0.00731999999999999">
            <text:p>0,00732</text:p>
          </table:table-cell>
          <table:table-cell office:value-type="float" office:value="0.0152231827597616">
            <text:p>0,01522</text:p>
          </table:table-cell>
          <table:table-cell office:value-type="float" office:value="1.31436199980272">
            <text:p>1,31436</text:p>
          </table:table-cell>
          <table:table-cell office:value-type="float" office:value="1.31533131483792">
            <text:p>1,31533</text:p>
          </table:table-cell>
        </table:table-row>
        <table:table-row table:style-name="ro2">
          <table:table-cell table:style-name="ce1" office:value-type="string">
            <text:p>2012.04.25</text:p>
          </table:table-cell>
          <table:table-cell office:value-type="float" office:value="1.31966">
            <text:p>1,31966</text:p>
          </table:table-cell>
          <table:table-cell office:value-type="float" office:value="1.32361">
            <text:p>1,32361</text:p>
          </table:table-cell>
          <table:table-cell office:value-type="float" office:value="1.31736">
            <text:p>1,31736</text:p>
          </table:table-cell>
          <table:table-cell office:value-type="float" office:value="1.32156">
            <text:p>1,32156</text:p>
          </table:table-cell>
          <table:table-cell table:formula="of:=([.E1741]+[.D1741]+[.C1741])/3" office:value-type="float" office:value="1.32084333333333">
            <text:p>1,32084</text:p>
          </table:table-cell>
          <table:table-cell table:formula="of:=[.C1741]-[.D1741]" office:value-type="float" office:value="0.00624999999999987">
            <text:p>0,00625</text:p>
          </table:table-cell>
          <table:table-cell office:value-type="float" office:value="0.0150924330207299">
            <text:p>0,01509</text:p>
          </table:table-cell>
          <table:table-cell office:value-type="float" office:value="1.31567439726853">
            <text:p>1,31567</text:p>
          </table:table-cell>
          <table:table-cell office:value-type="float" office:value="1.31645821492472">
            <text:p>1,31646</text:p>
          </table:table-cell>
        </table:table-row>
        <table:table-row table:style-name="ro2">
          <table:table-cell table:style-name="ce1" office:value-type="string">
            <text:p>2012.04.26</text:p>
          </table:table-cell>
          <table:table-cell office:value-type="float" office:value="1.32156">
            <text:p>1,32156</text:p>
          </table:table-cell>
          <table:table-cell office:value-type="float" office:value="1.32627">
            <text:p>1,32627</text:p>
          </table:table-cell>
          <table:table-cell office:value-type="float" office:value="1.3198">
            <text:p>1,31980</text:p>
          </table:table-cell>
          <table:table-cell office:value-type="float" office:value="1.32183">
            <text:p>1,32183</text:p>
          </table:table-cell>
          <table:table-cell table:formula="of:=([.E1742]+[.D1742]+[.C1742])/3" office:value-type="float" office:value="1.32263333333333">
            <text:p>1,32263</text:p>
          </table:table-cell>
          <table:table-cell table:formula="of:=[.C1742]-[.D1742]" office:value-type="float" office:value="0.00646999999999998">
            <text:p>0,00647</text:p>
          </table:table-cell>
          <table:table-cell office:value-type="float" office:value="0.0149514914452654">
            <text:p>0,01495</text:p>
          </table:table-cell>
          <table:table-cell office:value-type="float" office:value="1.31717742700162">
            <text:p>1,31718</text:p>
          </table:table-cell>
          <table:table-cell office:value-type="float" office:value="1.31799627186129">
            <text:p>1,31800</text:p>
          </table:table-cell>
        </table:table-row>
        <table:table-row table:style-name="ro2">
          <table:table-cell table:style-name="ce1" office:value-type="string">
            <text:p>2012.04.27</text:p>
          </table:table-cell>
          <table:table-cell office:value-type="float" office:value="1.32137">
            <text:p>1,32137</text:p>
          </table:table-cell>
          <table:table-cell office:value-type="float" office:value="1.32699">
            <text:p>1,32699</text:p>
          </table:table-cell>
          <table:table-cell office:value-type="float" office:value="1.31568">
            <text:p>1,31568</text:p>
          </table:table-cell>
          <table:table-cell office:value-type="float" office:value="1.32522">
            <text:p>1,32522</text:p>
          </table:table-cell>
          <table:table-cell table:formula="of:=([.E1743]+[.D1743]+[.C1743])/3" office:value-type="float" office:value="1.32263">
            <text:p>1,32263</text:p>
          </table:table-cell>
          <table:table-cell table:formula="of:=[.C1743]-[.D1743]" office:value-type="float" office:value="0.0113099999999999">
            <text:p>0,01131</text:p>
          </table:table-cell>
          <table:table-cell office:value-type="float" office:value="0.0148161546686123">
            <text:p>0,01482</text:p>
          </table:table-cell>
          <table:table-cell office:value-type="float" office:value="1.31842930272497">
            <text:p>1,31843</text:p>
          </table:table-cell>
          <table:table-cell office:value-type="float" office:value="1.31915603863375">
            <text:p>1,31916</text:p>
          </table:table-cell>
        </table:table-row>
        <table:table-row table:style-name="ro2">
          <table:table-cell table:style-name="ce1" office:value-type="string">
            <text:p>2012.04.30</text:p>
          </table:table-cell>
          <table:table-cell office:value-type="float" office:value="1.32362">
            <text:p>1,32362</text:p>
          </table:table-cell>
          <table:table-cell office:value-type="float" office:value="1.32664">
            <text:p>1,32664</text:p>
          </table:table-cell>
          <table:table-cell office:value-type="float" office:value="1.32078">
            <text:p>1,32078</text:p>
          </table:table-cell>
          <table:table-cell office:value-type="float" office:value="1.32392">
            <text:p>1,32392</text:p>
          </table:table-cell>
          <table:table-cell table:formula="of:=([.E1744]+[.D1744]+[.C1744])/3" office:value-type="float" office:value="1.32378">
            <text:p>1,32378</text:p>
          </table:table-cell>
          <table:table-cell table:formula="of:=[.C1744]-[.D1744]" office:value-type="float" office:value="0.00585999999999998">
            <text:p>0,00586</text:p>
          </table:table-cell>
          <table:table-cell office:value-type="float" office:value="0.0147423651238713">
            <text:p>0,01474</text:p>
          </table:table-cell>
          <table:table-cell office:value-type="float" office:value="1.3194508311979">
            <text:p>1,31945</text:p>
          </table:table-cell>
          <table:table-cell office:value-type="float" office:value="1.32065532587833">
            <text:p>1,32066</text:p>
          </table:table-cell>
        </table:table-row>
        <table:table-row table:style-name="ro2">
          <table:table-cell table:style-name="ce1" office:value-type="string">
            <text:p>2012.05.01</text:p>
          </table:table-cell>
          <table:table-cell office:value-type="float" office:value="1.32387">
            <text:p>1,32387</text:p>
          </table:table-cell>
          <table:table-cell office:value-type="float" office:value="1.3283">
            <text:p>1,32830</text:p>
          </table:table-cell>
          <table:table-cell office:value-type="float" office:value="1.32037">
            <text:p>1,32037</text:p>
          </table:table-cell>
          <table:table-cell office:value-type="float" office:value="1.32359">
            <text:p>1,32359</text:p>
          </table:table-cell>
          <table:table-cell table:formula="of:=([.E1745]+[.D1745]+[.C1745])/3" office:value-type="float" office:value="1.32408666666667">
            <text:p>1,32409</text:p>
          </table:table-cell>
          <table:table-cell table:formula="of:=[.C1745]-[.D1745]" office:value-type="float" office:value="0.00792999999999999">
            <text:p>0,00793</text:p>
          </table:table-cell>
          <table:table-cell office:value-type="float" office:value="0.0146241975704382">
            <text:p>0,01462</text:p>
          </table:table-cell>
          <table:table-cell office:value-type="float" office:value="1.3206868555104">
            <text:p>1,32069</text:p>
          </table:table-cell>
          <table:table-cell office:value-type="float" office:value="1.32170118822533">
            <text:p>1,32170</text:p>
          </table:table-cell>
        </table:table-row>
        <table:table-row table:style-name="ro2">
          <table:table-cell table:style-name="ce1" office:value-type="string">
            <text:p>2012.05.02</text:p>
          </table:table-cell>
          <table:table-cell office:value-type="float" office:value="1.32359">
            <text:p>1,32359</text:p>
          </table:table-cell>
          <table:table-cell office:value-type="float" office:value="1.32409">
            <text:p>1,32409</text:p>
          </table:table-cell>
          <table:table-cell office:value-type="float" office:value="1.31216">
            <text:p>1,31216</text:p>
          </table:table-cell>
          <table:table-cell office:value-type="float" office:value="1.31572">
            <text:p>1,31572</text:p>
          </table:table-cell>
          <table:table-cell table:formula="of:=([.E1746]+[.D1746]+[.C1746])/3" office:value-type="float" office:value="1.31732333333333">
            <text:p>1,31732</text:p>
          </table:table-cell>
          <table:table-cell table:formula="of:=[.C1746]-[.D1746]" office:value-type="float" office:value="0.01193">
            <text:p>0,01193</text:p>
          </table:table-cell>
          <table:table-cell office:value-type="float" office:value="0.0145442424139081">
            <text:p>0,01454</text:p>
          </table:table-cell>
          <table:table-cell office:value-type="float" office:value="1.32153410514627">
            <text:p>1,32153</text:p>
          </table:table-cell>
          <table:table-cell office:value-type="float" office:value="1.32228450871478">
            <text:p>1,32228</text:p>
          </table:table-cell>
        </table:table-row>
        <table:table-row table:style-name="ro2">
          <table:table-cell table:style-name="ce1" office:value-type="string">
            <text:p>2012.05.03</text:p>
          </table:table-cell>
          <table:table-cell office:value-type="float" office:value="1.31572">
            <text:p>1,31572</text:p>
          </table:table-cell>
          <table:table-cell office:value-type="float" office:value="1.318">
            <text:p>1,31800</text:p>
          </table:table-cell>
          <table:table-cell office:value-type="float" office:value="1.30957">
            <text:p>1,30957</text:p>
          </table:table-cell>
          <table:table-cell office:value-type="float" office:value="1.31517">
            <text:p>1,31517</text:p>
          </table:table-cell>
          <table:table-cell table:formula="of:=([.E1747]+[.D1747]+[.C1747])/3" office:value-type="float" office:value="1.31424666666667">
            <text:p>1,31425</text:p>
          </table:table-cell>
          <table:table-cell table:formula="of:=[.C1747]-[.D1747]" office:value-type="float" office:value="0.00843000000000016">
            <text:p>0,00843</text:p>
          </table:table-cell>
          <table:table-cell office:value-type="float" office:value="0.0145800762908339">
            <text:p>0,01458</text:p>
          </table:table-cell>
          <table:table-cell office:value-type="float" office:value="1.32005625467843">
            <text:p>1,32006</text:p>
          </table:table-cell>
          <table:table-cell office:value-type="float" office:value="1.32038374364435">
            <text:p>1,32038</text:p>
          </table:table-cell>
        </table:table-row>
        <table:table-row table:style-name="ro2">
          <table:table-cell table:style-name="ce1" office:value-type="string">
            <text:p>2012.05.04</text:p>
          </table:table-cell>
          <table:table-cell office:value-type="float" office:value="1.31517">
            <text:p>1,31517</text:p>
          </table:table-cell>
          <table:table-cell office:value-type="float" office:value="1.31781">
            <text:p>1,31781</text:p>
          </table:table-cell>
          <table:table-cell office:value-type="float" office:value="1.30801">
            <text:p>1,30801</text:p>
          </table:table-cell>
          <table:table-cell office:value-type="float" office:value="1.30815">
            <text:p>1,30815</text:p>
          </table:table-cell>
          <table:table-cell table:formula="of:=([.E1748]+[.D1748]+[.C1748])/3" office:value-type="float" office:value="1.31132333333333">
            <text:p>1,31132</text:p>
          </table:table-cell>
          <table:table-cell table:formula="of:=[.C1748]-[.D1748]" office:value-type="float" office:value="0.00980000000000025">
            <text:p>0,00980</text:p>
          </table:table-cell>
          <table:table-cell office:value-type="float" office:value="0.0145876245849722">
            <text:p>0,01459</text:p>
          </table:table-cell>
          <table:table-cell office:value-type="float" office:value="1.31876757405472">
            <text:p>1,31877</text:p>
          </table:table-cell>
          <table:table-cell office:value-type="float" office:value="1.31903989038912">
            <text:p>1,31904</text:p>
          </table:table-cell>
        </table:table-row>
        <table:table-row table:style-name="ro2">
          <table:table-cell table:style-name="ce1" office:value-type="string">
            <text:p>2012.05.07</text:p>
          </table:table-cell>
          <table:table-cell office:value-type="float" office:value="1.30106">
            <text:p>1,30106</text:p>
          </table:table-cell>
          <table:table-cell office:value-type="float" office:value="1.30654">
            <text:p>1,30654</text:p>
          </table:table-cell>
          <table:table-cell office:value-type="float" office:value="1.29542">
            <text:p>1,29542</text:p>
          </table:table-cell>
          <table:table-cell office:value-type="float" office:value="1.30507">
            <text:p>1,30507</text:p>
          </table:table-cell>
          <table:table-cell table:formula="of:=([.E1749]+[.D1749]+[.C1749])/3" office:value-type="float" office:value="1.30234333333333">
            <text:p>1,30234</text:p>
          </table:table-cell>
          <table:table-cell table:formula="of:=[.C1749]-[.D1749]" office:value-type="float" office:value="0.01112">
            <text:p>0,01112</text:p>
          </table:table-cell>
          <table:table-cell office:value-type="float" office:value="0.0146760979282032">
            <text:p>0,01468</text:p>
          </table:table-cell>
          <table:table-cell office:value-type="float" office:value="1.31667141965991">
            <text:p>1,31667</text:p>
          </table:table-cell>
          <table:table-cell office:value-type="float" office:value="1.31613103037874">
            <text:p>1,31613</text:p>
          </table:table-cell>
        </table:table-row>
        <table:table-row table:style-name="ro2">
          <table:table-cell table:style-name="ce1" office:value-type="string">
            <text:p>2012.05.08</text:p>
          </table:table-cell>
          <table:table-cell office:value-type="float" office:value="1.30498">
            <text:p>1,30498</text:p>
          </table:table-cell>
          <table:table-cell office:value-type="float" office:value="1.30651">
            <text:p>1,30651</text:p>
          </table:table-cell>
          <table:table-cell office:value-type="float" office:value="1.29822">
            <text:p>1,29822</text:p>
          </table:table-cell>
          <table:table-cell office:value-type="float" office:value="1.30049">
            <text:p>1,30049</text:p>
          </table:table-cell>
          <table:table-cell table:formula="of:=([.E1750]+[.D1750]+[.C1750])/3" office:value-type="float" office:value="1.30174">
            <text:p>1,30174</text:p>
          </table:table-cell>
          <table:table-cell table:formula="of:=[.C1750]-[.D1750]" office:value-type="float" office:value="0.00828999999999991">
            <text:p>0,00829</text:p>
          </table:table-cell>
          <table:table-cell office:value-type="float" office:value="0.0148116107150411">
            <text:p>0,01481</text:p>
          </table:table-cell>
          <table:table-cell office:value-type="float" office:value="1.31268100445411">
            <text:p>1,31268</text:p>
          </table:table-cell>
          <table:table-cell office:value-type="float" office:value="1.31278699992339">
            <text:p>1,31279</text:p>
          </table:table-cell>
        </table:table-row>
        <table:table-row table:style-name="ro2">
          <table:table-cell table:style-name="ce1" office:value-type="string">
            <text:p>2012.05.09</text:p>
          </table:table-cell>
          <table:table-cell office:value-type="float" office:value="1.30051">
            <text:p>1,30051</text:p>
          </table:table-cell>
          <table:table-cell office:value-type="float" office:value="1.30071">
            <text:p>1,30071</text:p>
          </table:table-cell>
          <table:table-cell office:value-type="float" office:value="1.29113">
            <text:p>1,29113</text:p>
          </table:table-cell>
          <table:table-cell office:value-type="float" office:value="1.29284">
            <text:p>1,29284</text:p>
          </table:table-cell>
          <table:table-cell table:formula="of:=([.E1751]+[.D1751]+[.C1751])/3" office:value-type="float" office:value="1.29489333333333">
            <text:p>1,29489</text:p>
          </table:table-cell>
          <table:table-cell table:formula="of:=[.C1751]-[.D1751]" office:value-type="float" office:value="0.00958000000000014">
            <text:p>0,00958</text:p>
          </table:table-cell>
          <table:table-cell office:value-type="float" office:value="0.0149428171387311">
            <text:p>0,01494</text:p>
          </table:table-cell>
          <table:table-cell office:value-type="float" office:value="1.31004747708341">
            <text:p>1,31005</text:p>
          </table:table-cell>
          <table:table-cell office:value-type="float" office:value="1.30947872301566">
            <text:p>1,30948</text:p>
          </table:table-cell>
        </table:table-row>
        <table:table-row table:style-name="ro2">
          <table:table-cell table:style-name="ce1" office:value-type="string">
            <text:p>2012.05.10</text:p>
          </table:table-cell>
          <table:table-cell office:value-type="float" office:value="1.29278">
            <text:p>1,29278</text:p>
          </table:table-cell>
          <table:table-cell office:value-type="float" office:value="1.29791">
            <text:p>1,29791</text:p>
          </table:table-cell>
          <table:table-cell office:value-type="float" office:value="1.29238">
            <text:p>1,29238</text:p>
          </table:table-cell>
          <table:table-cell office:value-type="float" office:value="1.29345">
            <text:p>1,29345</text:p>
          </table:table-cell>
          <table:table-cell table:formula="of:=([.E1752]+[.D1752]+[.C1752])/3" office:value-type="float" office:value="1.29458">
            <text:p>1,29458</text:p>
          </table:table-cell>
          <table:table-cell table:formula="of:=[.C1752]-[.D1752]" office:value-type="float" office:value="0.00552999999999981">
            <text:p>0,00553</text:p>
          </table:table-cell>
          <table:table-cell office:value-type="float" office:value="0.0151095375099068">
            <text:p>0,01511</text:p>
          </table:table-cell>
          <table:table-cell office:value-type="float" office:value="1.305852666878">
            <text:p>1,30585</text:p>
          </table:table-cell>
          <table:table-cell office:value-type="float" office:value="1.30477119437434">
            <text:p>1,30477</text:p>
          </table:table-cell>
        </table:table-row>
        <table:table-row table:style-name="ro2">
          <table:table-cell table:style-name="ce1" office:value-type="string">
            <text:p>2012.05.11</text:p>
          </table:table-cell>
          <table:table-cell office:value-type="float" office:value="1.29346">
            <text:p>1,29346</text:p>
          </table:table-cell>
          <table:table-cell office:value-type="float" office:value="1.29561">
            <text:p>1,29561</text:p>
          </table:table-cell>
          <table:table-cell office:value-type="float" office:value="1.29047">
            <text:p>1,29047</text:p>
          </table:table-cell>
          <table:table-cell office:value-type="float" office:value="1.2915">
            <text:p>1,29150</text:p>
          </table:table-cell>
          <table:table-cell table:formula="of:=([.E1753]+[.D1753]+[.C1753])/3" office:value-type="float" office:value="1.29252666666667">
            <text:p>1,29253</text:p>
          </table:table-cell>
          <table:table-cell table:formula="of:=[.C1753]-[.D1753]" office:value-type="float" office:value="0.00513999999999992">
            <text:p>0,00514</text:p>
          </table:table-cell>
          <table:table-cell office:value-type="float" office:value="0.0151690837921395">
            <text:p>0,01517</text:p>
          </table:table-cell>
          <table:table-cell office:value-type="float" office:value="1.30312946329512">
            <text:p>1,30313</text:p>
          </table:table-cell>
          <table:table-cell office:value-type="float" office:value="1.3016052382779">
            <text:p>1,30161</text:p>
          </table:table-cell>
        </table:table-row>
        <table:table-row table:style-name="ro2">
          <table:table-cell table:style-name="ce1" office:value-type="string">
            <text:p>2012.05.14</text:p>
          </table:table-cell>
          <table:table-cell office:value-type="float" office:value="1.28996">
            <text:p>1,28996</text:p>
          </table:table-cell>
          <table:table-cell office:value-type="float" office:value="1.29038">
            <text:p>1,29038</text:p>
          </table:table-cell>
          <table:table-cell office:value-type="float" office:value="1.28211">
            <text:p>1,28211</text:p>
          </table:table-cell>
          <table:table-cell office:value-type="float" office:value="1.28234">
            <text:p>1,28234</text:p>
          </table:table-cell>
          <table:table-cell table:formula="of:=([.E1754]+[.D1754]+[.C1754])/3" office:value-type="float" office:value="1.28494333333333">
            <text:p>1,28494</text:p>
          </table:table-cell>
          <table:table-cell table:formula="of:=[.C1754]-[.D1754]" office:value-type="float" office:value="0.00827">
            <text:p>0,00827</text:p>
          </table:table-cell>
          <table:table-cell office:value-type="float" office:value="0.0152438615384883">
            <text:p>0,01524</text:p>
          </table:table-cell>
          <table:table-cell office:value-type="float" office:value="1.30043860322045">
            <text:p>1,30044</text:p>
          </table:table-cell>
          <table:table-cell office:value-type="float" office:value="1.29871337720223">
            <text:p>1,29871</text:p>
          </table:table-cell>
        </table:table-row>
        <table:table-row table:style-name="ro2">
          <table:table-cell table:style-name="ce1" office:value-type="string">
            <text:p>2012.05.15</text:p>
          </table:table-cell>
          <table:table-cell office:value-type="float" office:value="1.28231">
            <text:p>1,28231</text:p>
          </table:table-cell>
          <table:table-cell office:value-type="float" office:value="1.2869">
            <text:p>1,28690</text:p>
          </table:table-cell>
          <table:table-cell office:value-type="float" office:value="1.27217">
            <text:p>1,27217</text:p>
          </table:table-cell>
          <table:table-cell office:value-type="float" office:value="1.27283">
            <text:p>1,27283</text:p>
          </table:table-cell>
          <table:table-cell table:formula="of:=([.E1755]+[.D1755]+[.C1755])/3" office:value-type="float" office:value="1.2773">
            <text:p>1,27730</text:p>
          </table:table-cell>
          <table:table-cell table:formula="of:=[.C1755]-[.D1755]" office:value-type="float" office:value="0.0147299999999999">
            <text:p>0,01473</text:p>
          </table:table-cell>
          <table:table-cell office:value-type="float" office:value="0.015362094514106">
            <text:p>0,01536</text:p>
          </table:table-cell>
          <table:table-cell office:value-type="float" office:value="1.2961341424763">
            <text:p>1,29613</text:p>
          </table:table-cell>
          <table:table-cell office:value-type="float" office:value="1.29425072308678">
            <text:p>1,29425</text:p>
          </table:table-cell>
        </table:table-row>
        <table:table-row table:style-name="ro2">
          <table:table-cell table:style-name="ce1" office:value-type="string">
            <text:p>2012.05.16</text:p>
          </table:table-cell>
          <table:table-cell office:value-type="float" office:value="1.27283">
            <text:p>1,27283</text:p>
          </table:table-cell>
          <table:table-cell office:value-type="float" office:value="1.27587">
            <text:p>1,27587</text:p>
          </table:table-cell>
          <table:table-cell office:value-type="float" office:value="1.2681">
            <text:p>1,26810</text:p>
          </table:table-cell>
          <table:table-cell office:value-type="float" office:value="1.27156">
            <text:p>1,27156</text:p>
          </table:table-cell>
          <table:table-cell table:formula="of:=([.E1756]+[.D1756]+[.C1756])/3" office:value-type="float" office:value="1.27184333333333">
            <text:p>1,27184</text:p>
          </table:table-cell>
          <table:table-cell table:formula="of:=[.C1756]-[.D1756]" office:value-type="float" office:value="0.00777000000000005">
            <text:p>0,00777</text:p>
          </table:table-cell>
          <table:table-cell office:value-type="float" office:value="0.0155770437550086">
            <text:p>0,01558</text:p>
          </table:table-cell>
          <table:table-cell office:value-type="float" office:value="1.29123530376411">
            <text:p>1,29124</text:p>
          </table:table-cell>
          <table:table-cell office:value-type="float" office:value="1.28855300041142">
            <text:p>1,28855</text:p>
          </table:table-cell>
        </table:table-row>
        <table:table-row table:style-name="ro2">
          <table:table-cell table:style-name="ce1" office:value-type="string">
            <text:p>2012.05.17</text:p>
          </table:table-cell>
          <table:table-cell office:value-type="float" office:value="1.27154">
            <text:p>1,27154</text:p>
          </table:table-cell>
          <table:table-cell office:value-type="float" office:value="1.2749">
            <text:p>1,27490</text:p>
          </table:table-cell>
          <table:table-cell office:value-type="float" office:value="1.26667">
            <text:p>1,26667</text:p>
          </table:table-cell>
          <table:table-cell office:value-type="float" office:value="1.2697">
            <text:p>1,26970</text:p>
          </table:table-cell>
          <table:table-cell table:formula="of:=([.E1757]+[.D1757]+[.C1757])/3" office:value-type="float" office:value="1.27042333333333">
            <text:p>1,27042</text:p>
          </table:table-cell>
          <table:table-cell table:formula="of:=[.C1757]-[.D1757]" office:value-type="float" office:value="0.00823000000000018">
            <text:p>0,00823</text:p>
          </table:table-cell>
          <table:table-cell office:value-type="float" office:value="0.0156938255826498">
            <text:p>0,01569</text:p>
          </table:table-cell>
          <table:table-cell office:value-type="float" office:value="1.2866735560069">
            <text:p>1,28667</text:p>
          </table:table-cell>
          <table:table-cell office:value-type="float" office:value="1.28408253120192">
            <text:p>1,28408</text:p>
          </table:table-cell>
        </table:table-row>
        <table:table-row table:style-name="ro2">
          <table:table-cell table:style-name="ce1" office:value-type="string">
            <text:p>2012.05.18</text:p>
          </table:table-cell>
          <table:table-cell office:value-type="float" office:value="1.26972">
            <text:p>1,26972</text:p>
          </table:table-cell>
          <table:table-cell office:value-type="float" office:value="1.27942">
            <text:p>1,27942</text:p>
          </table:table-cell>
          <table:table-cell office:value-type="float" office:value="1.2642">
            <text:p>1,26420</text:p>
          </table:table-cell>
          <table:table-cell office:value-type="float" office:value="1.27767">
            <text:p>1,27767</text:p>
          </table:table-cell>
          <table:table-cell table:formula="of:=([.E1758]+[.D1758]+[.C1758])/3" office:value-type="float" office:value="1.27376333333333">
            <text:p>1,27376</text:p>
          </table:table-cell>
          <table:table-cell table:formula="of:=[.C1758]-[.D1758]" office:value-type="float" office:value="0.01522">
            <text:p>0,01522</text:p>
          </table:table-cell>
          <table:table-cell office:value-type="float" office:value="0.0158441104254028">
            <text:p>0,01584</text:p>
          </table:table-cell>
          <table:table-cell office:value-type="float" office:value="1.28272077196417">
            <text:p>1,28272</text:p>
          </table:table-cell>
          <table:table-cell office:value-type="float" office:value="1.28032299114258">
            <text:p>1,28032</text:p>
          </table:table-cell>
        </table:table-row>
        <table:table-row table:style-name="ro2">
          <table:table-cell table:style-name="ce1" office:value-type="string">
            <text:p>2012.05.21</text:p>
          </table:table-cell>
          <table:table-cell office:value-type="float" office:value="1.27627">
            <text:p>1,27627</text:p>
          </table:table-cell>
          <table:table-cell office:value-type="float" office:value="1.28243">
            <text:p>1,28243</text:p>
          </table:table-cell>
          <table:table-cell office:value-type="float" office:value="1.27249">
            <text:p>1,27249</text:p>
          </table:table-cell>
          <table:table-cell office:value-type="float" office:value="1.28158">
            <text:p>1,28158</text:p>
          </table:table-cell>
          <table:table-cell table:formula="of:=([.E1759]+[.D1759]+[.C1759])/3" office:value-type="float" office:value="1.27883333333333">
            <text:p>1,27883</text:p>
          </table:table-cell>
          <table:table-cell table:formula="of:=[.C1759]-[.D1759]" office:value-type="float" office:value="0.00994000000000006">
            <text:p>0,00994</text:p>
          </table:table-cell>
          <table:table-cell office:value-type="float" office:value="0.0159493519631144">
            <text:p>0,01595</text:p>
          </table:table-cell>
          <table:table-cell office:value-type="float" office:value="1.28036156541525">
            <text:p>1,28036</text:p>
          </table:table-cell>
          <table:table-cell office:value-type="float" office:value="1.27933477160858">
            <text:p>1,27933</text:p>
          </table:table-cell>
        </table:table-row>
        <table:table-row table:style-name="ro2">
          <table:table-cell table:style-name="ce1" office:value-type="string">
            <text:p>2012.05.22</text:p>
          </table:table-cell>
          <table:table-cell office:value-type="float" office:value="1.28167">
            <text:p>1,28167</text:p>
          </table:table-cell>
          <table:table-cell office:value-type="float" office:value="1.28193">
            <text:p>1,28193</text:p>
          </table:table-cell>
          <table:table-cell office:value-type="float" office:value="1.26579">
            <text:p>1,26579</text:p>
          </table:table-cell>
          <table:table-cell office:value-type="float" office:value="1.26828">
            <text:p>1,26828</text:p>
          </table:table-cell>
          <table:table-cell table:formula="of:=([.E1760]+[.D1760]+[.C1760])/3" office:value-type="float" office:value="1.272">
            <text:p>1,27200</text:p>
          </table:table-cell>
          <table:table-cell table:formula="of:=[.C1760]-[.D1760]" office:value-type="float" office:value="0.01614">
            <text:p>0,01614</text:p>
          </table:table-cell>
          <table:table-cell office:value-type="float" office:value="0.0159304261340132">
            <text:p>0,01593</text:p>
          </table:table-cell>
          <table:table-cell office:value-type="float" office:value="1.2803748007681">
            <text:p>1,28037</text:p>
          </table:table-cell>
          <table:table-cell office:value-type="float" office:value="1.2799786423505">
            <text:p>1,27998</text:p>
          </table:table-cell>
        </table:table-row>
        <table:table-row table:style-name="ro2">
          <table:table-cell table:style-name="ce1" office:value-type="string">
            <text:p>2012.05.23</text:p>
          </table:table-cell>
          <table:table-cell office:value-type="float" office:value="1.26824">
            <text:p>1,26824</text:p>
          </table:table-cell>
          <table:table-cell office:value-type="float" office:value="1.26878">
            <text:p>1,26878</text:p>
          </table:table-cell>
          <table:table-cell office:value-type="float" office:value="1.25453">
            <text:p>1,25453</text:p>
          </table:table-cell>
          <table:table-cell office:value-type="float" office:value="1.25807">
            <text:p>1,25807</text:p>
          </table:table-cell>
          <table:table-cell table:formula="of:=([.E1761]+[.D1761]+[.C1761])/3" office:value-type="float" office:value="1.26046">
            <text:p>1,26046</text:p>
          </table:table-cell>
          <table:table-cell table:formula="of:=[.C1761]-[.D1761]" office:value-type="float" office:value="0.0142500000000001">
            <text:p>0,01425</text:p>
          </table:table-cell>
          <table:table-cell office:value-type="float" office:value="0.0160391087059316">
            <text:p>0,01604</text:p>
          </table:table-cell>
          <table:table-cell office:value-type="float" office:value="1.27795975658043">
            <text:p>1,27796</text:p>
          </table:table-cell>
          <table:table-cell office:value-type="float" office:value="1.27683637414659">
            <text:p>1,27684</text:p>
          </table:table-cell>
        </table:table-row>
        <table:table-row table:style-name="ro2">
          <table:table-cell table:style-name="ce1" office:value-type="string">
            <text:p>2012.05.24</text:p>
          </table:table-cell>
          <table:table-cell office:value-type="float" office:value="1.25811">
            <text:p>1,25811</text:p>
          </table:table-cell>
          <table:table-cell office:value-type="float" office:value="1.26197">
            <text:p>1,26197</text:p>
          </table:table-cell>
          <table:table-cell office:value-type="float" office:value="1.25156">
            <text:p>1,25156</text:p>
          </table:table-cell>
          <table:table-cell office:value-type="float" office:value="1.2532">
            <text:p>1,25320</text:p>
          </table:table-cell>
          <table:table-cell table:formula="of:=([.E1762]+[.D1762]+[.C1762])/3" office:value-type="float" office:value="1.25557666666667">
            <text:p>1,25558</text:p>
          </table:table-cell>
          <table:table-cell table:formula="of:=[.C1762]-[.D1762]" office:value-type="float" office:value="0.01041">
            <text:p>0,01041</text:p>
          </table:table-cell>
          <table:table-cell office:value-type="float" office:value="0.0161422112995589">
            <text:p>0,01614</text:p>
          </table:table-cell>
          <table:table-cell office:value-type="float" office:value="1.27359254489941">
            <text:p>1,27359</text:p>
          </table:table-cell>
          <table:table-cell office:value-type="float" office:value="1.27188333730093">
            <text:p>1,27188</text:p>
          </table:table-cell>
        </table:table-row>
        <table:table-row table:style-name="ro2">
          <table:table-cell table:style-name="ce1" office:value-type="string">
            <text:p>2012.05.25</text:p>
          </table:table-cell>
          <table:table-cell office:value-type="float" office:value="1.2532">
            <text:p>1,25320</text:p>
          </table:table-cell>
          <table:table-cell office:value-type="float" office:value="1.26024">
            <text:p>1,26024</text:p>
          </table:table-cell>
          <table:table-cell office:value-type="float" office:value="1.24963">
            <text:p>1,24963</text:p>
          </table:table-cell>
          <table:table-cell office:value-type="float" office:value="1.25151">
            <text:p>1,25151</text:p>
          </table:table-cell>
          <table:table-cell table:formula="of:=([.E1763]+[.D1763]+[.C1763])/3" office:value-type="float" office:value="1.25379333333333">
            <text:p>1,25379</text:p>
          </table:table-cell>
          <table:table-cell table:formula="of:=[.C1763]-[.D1763]" office:value-type="float" office:value="0.01061">
            <text:p>0,01061</text:p>
          </table:table-cell>
          <table:table-cell office:value-type="float" office:value="0.0162416017077263">
            <text:p>0,01624</text:p>
          </table:table-cell>
          <table:table-cell office:value-type="float" office:value="1.26967082118337">
            <text:p>1,26967</text:p>
          </table:table-cell>
          <table:table-cell office:value-type="float" office:value="1.26750437610762">
            <text:p>1,26750</text:p>
          </table:table-cell>
        </table:table-row>
        <table:table-row table:style-name="ro2">
          <table:table-cell table:style-name="ce1" office:value-type="string">
            <text:p>2012.05.28</text:p>
          </table:table-cell>
          <table:table-cell office:value-type="float" office:value="1.25744">
            <text:p>1,25744</text:p>
          </table:table-cell>
          <table:table-cell office:value-type="float" office:value="1.26242">
            <text:p>1,26242</text:p>
          </table:table-cell>
          <table:table-cell office:value-type="float" office:value="1.25248">
            <text:p>1,25248</text:p>
          </table:table-cell>
          <table:table-cell office:value-type="float" office:value="1.25407">
            <text:p>1,25407</text:p>
          </table:table-cell>
          <table:table-cell table:formula="of:=([.E1764]+[.D1764]+[.C1764])/3" office:value-type="float" office:value="1.25632333333333">
            <text:p>1,25632</text:p>
          </table:table-cell>
          <table:table-cell table:formula="of:=[.C1764]-[.D1764]" office:value-type="float" office:value="0.00994000000000006">
            <text:p>0,00994</text:p>
          </table:table-cell>
          <table:table-cell office:value-type="float" office:value="0.016384520163136">
            <text:p>0,01638</text:p>
          </table:table-cell>
          <table:table-cell office:value-type="float" office:value="1.26554131421187">
            <text:p>1,26554</text:p>
          </table:table-cell>
          <table:table-cell office:value-type="float" office:value="1.26336382297529">
            <text:p>1,26336</text:p>
          </table:table-cell>
        </table:table-row>
        <table:table-row table:style-name="ro2">
          <table:table-cell table:style-name="ce1" office:value-type="string">
            <text:p>2012.05.29</text:p>
          </table:table-cell>
          <table:table-cell office:value-type="float" office:value="1.25404">
            <text:p>1,25404</text:p>
          </table:table-cell>
          <table:table-cell office:value-type="float" office:value="1.25742">
            <text:p>1,25742</text:p>
          </table:table-cell>
          <table:table-cell office:value-type="float" office:value="1.24612">
            <text:p>1,24612</text:p>
          </table:table-cell>
          <table:table-cell office:value-type="float" office:value="1.25015">
            <text:p>1,25015</text:p>
          </table:table-cell>
          <table:table-cell table:formula="of:=([.E1765]+[.D1765]+[.C1765])/3" office:value-type="float" office:value="1.25123">
            <text:p>1,25123</text:p>
          </table:table-cell>
          <table:table-cell table:formula="of:=[.C1765]-[.D1765]" office:value-type="float" office:value="0.0112999999999999">
            <text:p>0,01130</text:p>
          </table:table-cell>
          <table:table-cell office:value-type="float" office:value="0.0165039938089661">
            <text:p>0,01650</text:p>
          </table:table-cell>
          <table:table-cell office:value-type="float" office:value="1.26325727986835">
            <text:p>1,26326</text:p>
          </table:table-cell>
          <table:table-cell office:value-type="float" office:value="1.26078060981148">
            <text:p>1,26078</text:p>
          </table:table-cell>
        </table:table-row>
        <table:table-row table:style-name="ro2">
          <table:table-cell table:style-name="ce1" office:value-type="string">
            <text:p>2012.05.30</text:p>
          </table:table-cell>
          <table:table-cell office:value-type="float" office:value="1.25015">
            <text:p>1,25015</text:p>
          </table:table-cell>
          <table:table-cell office:value-type="float" office:value="1.25045">
            <text:p>1,25045</text:p>
          </table:table-cell>
          <table:table-cell office:value-type="float" office:value="1.23615">
            <text:p>1,23615</text:p>
          </table:table-cell>
          <table:table-cell office:value-type="float" office:value="1.23657">
            <text:p>1,23657</text:p>
          </table:table-cell>
          <table:table-cell table:formula="of:=([.E1766]+[.D1766]+[.C1766])/3" office:value-type="float" office:value="1.24105666666667">
            <text:p>1,24106</text:p>
          </table:table-cell>
          <table:table-cell table:formula="of:=[.C1766]-[.D1766]" office:value-type="float" office:value="0.0143">
            <text:p>0,01430</text:p>
          </table:table-cell>
          <table:table-cell office:value-type="float" office:value="0.0166421982989017">
            <text:p>0,01664</text:p>
          </table:table-cell>
          <table:table-cell office:value-type="float" office:value="1.2601723195325">
            <text:p>1,26017</text:p>
          </table:table-cell>
          <table:table-cell office:value-type="float" office:value="1.2576887368915">
            <text:p>1,25769</text:p>
          </table:table-cell>
        </table:table-row>
        <table:table-row table:style-name="ro2">
          <table:table-cell table:style-name="ce1" office:value-type="string">
            <text:p>2012.05.31</text:p>
          </table:table-cell>
          <table:table-cell office:value-type="float" office:value="1.23657">
            <text:p>1,23657</text:p>
          </table:table-cell>
          <table:table-cell office:value-type="float" office:value="1.24284">
            <text:p>1,24284</text:p>
          </table:table-cell>
          <table:table-cell office:value-type="float" office:value="1.23365">
            <text:p>1,23365</text:p>
          </table:table-cell>
          <table:table-cell office:value-type="float" office:value="1.23641">
            <text:p>1,23641</text:p>
          </table:table-cell>
          <table:table-cell table:formula="of:=([.E1767]+[.D1767]+[.C1767])/3" office:value-type="float" office:value="1.23763333333333">
            <text:p>1,23763</text:p>
          </table:table-cell>
          <table:table-cell table:formula="of:=[.C1767]-[.D1767]" office:value-type="float" office:value="0.00919000000000003">
            <text:p>0,00919</text:p>
          </table:table-cell>
          <table:table-cell office:value-type="float" office:value="0.016842161691376">
            <text:p>0,01684</text:p>
          </table:table-cell>
          <table:table-cell office:value-type="float" office:value="1.25528505625879">
            <text:p>1,25529</text:p>
          </table:table-cell>
          <table:table-cell office:value-type="float" office:value="1.25223251961607">
            <text:p>1,25223</text:p>
          </table:table-cell>
        </table:table-row>
        <table:table-row table:style-name="ro2">
          <table:table-cell table:style-name="ce1" office:value-type="string">
            <text:p>2012.06.01</text:p>
          </table:table-cell>
          <table:table-cell office:value-type="float" office:value="1.2364">
            <text:p>1,23640</text:p>
          </table:table-cell>
          <table:table-cell office:value-type="float" office:value="1.24579">
            <text:p>1,24579</text:p>
          </table:table-cell>
          <table:table-cell office:value-type="float" office:value="1.22882">
            <text:p>1,22882</text:p>
          </table:table-cell>
          <table:table-cell office:value-type="float" office:value="1.24324">
            <text:p>1,24324</text:p>
          </table:table-cell>
          <table:table-cell table:formula="of:=([.E1768]+[.D1768]+[.C1768])/3" office:value-type="float" office:value="1.23928333333333">
            <text:p>1,23928</text:p>
          </table:table-cell>
          <table:table-cell table:formula="of:=[.C1768]-[.D1768]" office:value-type="float" office:value="0.0169699999999999">
            <text:p>0,01697</text:p>
          </table:table-cell>
          <table:table-cell office:value-type="float" office:value="0.0169250517220577">
            <text:p>0,01693</text:p>
          </table:table-cell>
          <table:table-cell office:value-type="float" office:value="1.25143831141013">
            <text:p>1,25144</text:p>
          </table:table-cell>
          <table:table-cell office:value-type="float" office:value="1.24834654293591">
            <text:p>1,24835</text:p>
          </table:table-cell>
        </table:table-row>
        <table:table-row table:style-name="ro2">
          <table:table-cell table:style-name="ce1" office:value-type="string">
            <text:p>2012.06.04</text:p>
          </table:table-cell>
          <table:table-cell office:value-type="float" office:value="1.24158">
            <text:p>1,24158</text:p>
          </table:table-cell>
          <table:table-cell office:value-type="float" office:value="1.25094">
            <text:p>1,25094</text:p>
          </table:table-cell>
          <table:table-cell office:value-type="float" office:value="1.23859">
            <text:p>1,23859</text:p>
          </table:table-cell>
          <table:table-cell office:value-type="float" office:value="1.24986">
            <text:p>1,24986</text:p>
          </table:table-cell>
          <table:table-cell table:formula="of:=([.E1769]+[.D1769]+[.C1769])/3" office:value-type="float" office:value="1.24646333333333">
            <text:p>1,24646</text:p>
          </table:table-cell>
          <table:table-cell table:formula="of:=[.C1769]-[.D1769]" office:value-type="float" office:value="0.0123499999999999">
            <text:p>0,01235</text:p>
          </table:table-cell>
          <table:table-cell office:value-type="float" office:value="0.0170233511324107">
            <text:p>0,01702</text:p>
          </table:table-cell>
          <table:table-cell office:value-type="float" office:value="1.24868053797061">
            <text:p>1,24868</text:p>
          </table:table-cell>
          <table:table-cell office:value-type="float" office:value="1.2471843501198">
            <text:p>1,24718</text:p>
          </table:table-cell>
        </table:table-row>
        <table:table-row table:style-name="ro2">
          <table:table-cell table:style-name="ce1" office:value-type="string">
            <text:p>2012.06.05</text:p>
          </table:table-cell>
          <table:table-cell office:value-type="float" office:value="1.2498">
            <text:p>1,24980</text:p>
          </table:table-cell>
          <table:table-cell office:value-type="float" office:value="1.25411">
            <text:p>1,25411</text:p>
          </table:table-cell>
          <table:table-cell office:value-type="float" office:value="1.24101">
            <text:p>1,24101</text:p>
          </table:table-cell>
          <table:table-cell office:value-type="float" office:value="1.24516">
            <text:p>1,24516</text:p>
          </table:table-cell>
          <table:table-cell table:formula="of:=([.E1770]+[.D1770]+[.C1770])/3" office:value-type="float" office:value="1.24676">
            <text:p>1,24676</text:p>
          </table:table-cell>
          <table:table-cell table:formula="of:=[.C1770]-[.D1770]" office:value-type="float" office:value="0.0131000000000001">
            <text:p>0,01310</text:p>
          </table:table-cell>
          <table:table-cell office:value-type="float" office:value="0.0170401912427579">
            <text:p>0,01704</text:p>
          </table:table-cell>
          <table:table-cell office:value-type="float" office:value="1.24823810840036">
            <text:p>1,24824</text:p>
          </table:table-cell>
          <table:table-cell office:value-type="float" office:value="1.2477747497124">
            <text:p>1,24777</text:p>
          </table:table-cell>
        </table:table-row>
        <table:table-row table:style-name="ro2">
          <table:table-cell table:style-name="ce1" office:value-type="string">
            <text:p>2012.06.06</text:p>
          </table:table-cell>
          <table:table-cell office:value-type="float" office:value="1.24517">
            <text:p>1,24517</text:p>
          </table:table-cell>
          <table:table-cell office:value-type="float" office:value="1.25853">
            <text:p>1,25853</text:p>
          </table:table-cell>
          <table:table-cell office:value-type="float" office:value="1.24409">
            <text:p>1,24409</text:p>
          </table:table-cell>
          <table:table-cell office:value-type="float" office:value="1.25809">
            <text:p>1,25809</text:p>
          </table:table-cell>
          <table:table-cell table:formula="of:=([.E1771]+[.D1771]+[.C1771])/3" office:value-type="float" office:value="1.25357">
            <text:p>1,25357</text:p>
          </table:table-cell>
          <table:table-cell table:formula="of:=[.C1771]-[.D1771]" office:value-type="float" office:value="0.01444">
            <text:p>0,01444</text:p>
          </table:table-cell>
          <table:table-cell office:value-type="float" office:value="0.0170759665420299">
            <text:p>0,01708</text:p>
          </table:table-cell>
          <table:table-cell office:value-type="float" office:value="1.24794916446357">
            <text:p>1,24795</text:p>
          </table:table-cell>
          <table:table-cell office:value-type="float" office:value="1.2470437374714">
            <text:p>1,24704</text:p>
          </table:table-cell>
        </table:table-row>
        <table:table-row table:style-name="ro2">
          <table:table-cell table:style-name="ce1" office:value-type="string">
            <text:p>2012.06.07</text:p>
          </table:table-cell>
          <table:table-cell office:value-type="float" office:value="1.25809">
            <text:p>1,25809</text:p>
          </table:table-cell>
          <table:table-cell office:value-type="float" office:value="1.26252">
            <text:p>1,26252</text:p>
          </table:table-cell>
          <table:table-cell office:value-type="float" office:value="1.25402">
            <text:p>1,25402</text:p>
          </table:table-cell>
          <table:table-cell office:value-type="float" office:value="1.25584">
            <text:p>1,25584</text:p>
          </table:table-cell>
          <table:table-cell table:formula="of:=([.E1772]+[.D1772]+[.C1772])/3" office:value-type="float" office:value="1.25746">
            <text:p>1,25746</text:p>
          </table:table-cell>
          <table:table-cell table:formula="of:=[.C1772]-[.D1772]" office:value-type="float" office:value="0.00849999999999995">
            <text:p>0,00850</text:p>
          </table:table-cell>
          <table:table-cell office:value-type="float" office:value="0.0168627703067006">
            <text:p>0,01686</text:p>
          </table:table-cell>
          <table:table-cell office:value-type="float" office:value="1.24961174223279">
            <text:p>1,24961</text:p>
          </table:table-cell>
          <table:table-cell office:value-type="float" office:value="1.24972451610405">
            <text:p>1,24972</text:p>
          </table:table-cell>
        </table:table-row>
        <table:table-row table:style-name="ro2">
          <table:table-cell table:style-name="ce1" office:value-type="string">
            <text:p>2012.06.08</text:p>
          </table:table-cell>
          <table:table-cell office:value-type="float" office:value="1.25596">
            <text:p>1,25596</text:p>
          </table:table-cell>
          <table:table-cell office:value-type="float" office:value="1.25747">
            <text:p>1,25747</text:p>
          </table:table-cell>
          <table:table-cell office:value-type="float" office:value="1.24353">
            <text:p>1,24353</text:p>
          </table:table-cell>
          <table:table-cell office:value-type="float" office:value="1.25157">
            <text:p>1,25157</text:p>
          </table:table-cell>
          <table:table-cell table:formula="of:=([.E1773]+[.D1773]+[.C1773])/3" office:value-type="float" office:value="1.25085666666667">
            <text:p>1,25086</text:p>
          </table:table-cell>
          <table:table-cell table:formula="of:=[.C1773]-[.D1773]" office:value-type="float" office:value="0.0139400000000001">
            <text:p>0,01394</text:p>
          </table:table-cell>
          <table:table-cell office:value-type="float" office:value="0.0166565164692726">
            <text:p>0,01666</text:p>
          </table:table-cell>
          <table:table-cell office:value-type="float" office:value="1.25182612304849">
            <text:p>1,25183</text:p>
          </table:table-cell>
          <table:table-cell office:value-type="float" office:value="1.25173860271621">
            <text:p>1,25174</text:p>
          </table:table-cell>
        </table:table-row>
        <table:table-row table:style-name="ro2">
          <table:table-cell table:style-name="ce1" office:value-type="string">
            <text:p>2012.06.11</text:p>
          </table:table-cell>
          <table:table-cell office:value-type="float" office:value="1.26393">
            <text:p>1,26393</text:p>
          </table:table-cell>
          <table:table-cell office:value-type="float" office:value="1.26679">
            <text:p>1,26679</text:p>
          </table:table-cell>
          <table:table-cell office:value-type="float" office:value="1.24805">
            <text:p>1,24805</text:p>
          </table:table-cell>
          <table:table-cell office:value-type="float" office:value="1.24821">
            <text:p>1,24821</text:p>
          </table:table-cell>
          <table:table-cell table:formula="of:=([.E1774]+[.D1774]+[.C1774])/3" office:value-type="float" office:value="1.25435">
            <text:p>1,25435</text:p>
          </table:table-cell>
          <table:table-cell table:formula="of:=[.C1774]-[.D1774]" office:value-type="float" office:value="0.01874">
            <text:p>0,01874</text:p>
          </table:table-cell>
          <table:table-cell office:value-type="float" office:value="0.0165616210486129">
            <text:p>0,01656</text:p>
          </table:table-cell>
          <table:table-cell office:value-type="float" office:value="1.25121324884011">
            <text:p>1,25121</text:p>
          </table:table-cell>
          <table:table-cell office:value-type="float" office:value="1.25171001422754">
            <text:p>1,25171</text:p>
          </table:table-cell>
        </table:table-row>
        <table:table-row table:style-name="ro2">
          <table:table-cell table:style-name="ce1" office:value-type="string">
            <text:p>2012.06.12</text:p>
          </table:table-cell>
          <table:table-cell office:value-type="float" office:value="1.24816">
            <text:p>1,24816</text:p>
          </table:table-cell>
          <table:table-cell office:value-type="float" office:value="1.25288">
            <text:p>1,25288</text:p>
          </table:table-cell>
          <table:table-cell office:value-type="float" office:value="1.24425">
            <text:p>1,24425</text:p>
          </table:table-cell>
          <table:table-cell office:value-type="float" office:value="1.25029">
            <text:p>1,25029</text:p>
          </table:table-cell>
          <table:table-cell table:formula="of:=([.E1775]+[.D1775]+[.C1775])/3" office:value-type="float" office:value="1.24914">
            <text:p>1,24914</text:p>
          </table:table-cell>
          <table:table-cell table:formula="of:=[.C1775]-[.D1775]" office:value-type="float" office:value="0.00862999999999992">
            <text:p>0,00863</text:p>
          </table:table-cell>
          <table:table-cell office:value-type="float" office:value="0.0165251741868578">
            <text:p>0,01653</text:p>
          </table:table-cell>
          <table:table-cell office:value-type="float" office:value="1.25199582577546">
            <text:p>1,25200</text:p>
          </table:table-cell>
          <table:table-cell office:value-type="float" office:value="1.25112131676302">
            <text:p>1,25112</text:p>
          </table:table-cell>
        </table:table-row>
        <table:table-row table:style-name="ro2">
          <table:table-cell table:style-name="ce1" office:value-type="string">
            <text:p>2012.06.13</text:p>
          </table:table-cell>
          <table:table-cell office:value-type="float" office:value="1.25028">
            <text:p>1,25028</text:p>
          </table:table-cell>
          <table:table-cell office:value-type="float" office:value="1.26103">
            <text:p>1,26103</text:p>
          </table:table-cell>
          <table:table-cell office:value-type="float" office:value="1.24737">
            <text:p>1,24737</text:p>
          </table:table-cell>
          <table:table-cell office:value-type="float" office:value="1.25559">
            <text:p>1,25559</text:p>
          </table:table-cell>
          <table:table-cell table:formula="of:=([.E1776]+[.D1776]+[.C1776])/3" office:value-type="float" office:value="1.25466333333333">
            <text:p>1,25466</text:p>
          </table:table-cell>
          <table:table-cell table:formula="of:=[.C1776]-[.D1776]" office:value-type="float" office:value="0.01366">
            <text:p>0,01366</text:p>
          </table:table-cell>
          <table:table-cell office:value-type="float" office:value="0.0164357938946011">
            <text:p>0,01644</text:p>
          </table:table-cell>
          <table:table-cell office:value-type="float" office:value="1.25152594000579">
            <text:p>1,25153</text:p>
          </table:table-cell>
          <table:table-cell office:value-type="float" office:value="1.25097829841065">
            <text:p>1,25098</text:p>
          </table:table-cell>
        </table:table-row>
        <table:table-row table:style-name="ro2">
          <table:table-cell table:style-name="ce1" office:value-type="string">
            <text:p>2012.06.14</text:p>
          </table:table-cell>
          <table:table-cell office:value-type="float" office:value="1.25559">
            <text:p>1,25559</text:p>
          </table:table-cell>
          <table:table-cell office:value-type="float" office:value="1.26365">
            <text:p>1,26365</text:p>
          </table:table-cell>
          <table:table-cell office:value-type="float" office:value="1.25421">
            <text:p>1,25421</text:p>
          </table:table-cell>
          <table:table-cell office:value-type="float" office:value="1.26319">
            <text:p>1,26319</text:p>
          </table:table-cell>
          <table:table-cell table:formula="of:=([.E1777]+[.D1777]+[.C1777])/3" office:value-type="float" office:value="1.26035">
            <text:p>1,26035</text:p>
          </table:table-cell>
          <table:table-cell table:formula="of:=[.C1777]-[.D1777]" office:value-type="float" office:value="0.00943999999999989">
            <text:p>0,00944</text:p>
          </table:table-cell>
          <table:table-cell office:value-type="float" office:value="0.0163850004570146">
            <text:p>0,01639</text:p>
          </table:table-cell>
          <table:table-cell office:value-type="float" office:value="1.25234761457672">
            <text:p>1,25235</text:p>
          </table:table-cell>
          <table:table-cell office:value-type="float" office:value="1.25226787340475">
            <text:p>1,25227</text:p>
          </table:table-cell>
        </table:table-row>
        <table:table-row table:style-name="ro2">
          <table:table-cell table:style-name="ce1" office:value-type="string">
            <text:p>2012.06.15</text:p>
          </table:table-cell>
          <table:table-cell office:value-type="float" office:value="1.2632">
            <text:p>1,26320</text:p>
          </table:table-cell>
          <table:table-cell office:value-type="float" office:value="1.26643">
            <text:p>1,26643</text:p>
          </table:table-cell>
          <table:table-cell office:value-type="float" office:value="1.25919">
            <text:p>1,25919</text:p>
          </table:table-cell>
          <table:table-cell office:value-type="float" office:value="1.26329">
            <text:p>1,26329</text:p>
          </table:table-cell>
          <table:table-cell table:formula="of:=([.E1778]+[.D1778]+[.C1778])/3" office:value-type="float" office:value="1.26297">
            <text:p>1,26297</text:p>
          </table:table-cell>
          <table:table-cell table:formula="of:=[.C1778]-[.D1778]" office:value-type="float" office:value="0.00723999999999991">
            <text:p>0,00724</text:p>
          </table:table-cell>
          <table:table-cell office:value-type="float" office:value="0.0162800889160473">
            <text:p>0,01628</text:p>
          </table:table-cell>
          <table:table-cell office:value-type="float" office:value="1.25421265469699">
            <text:p>1,25421</text:p>
          </table:table-cell>
          <table:table-cell office:value-type="float" office:value="1.25483771939286">
            <text:p>1,25484</text:p>
          </table:table-cell>
        </table:table-row>
        <table:table-row table:style-name="ro2">
          <table:table-cell table:style-name="ce1" office:value-type="string">
            <text:p>2012.06.18</text:p>
          </table:table-cell>
          <table:table-cell office:value-type="float" office:value="1.26974">
            <text:p>1,26974</text:p>
          </table:table-cell>
          <table:table-cell office:value-type="float" office:value="1.2747">
            <text:p>1,27470</text:p>
          </table:table-cell>
          <table:table-cell office:value-type="float" office:value="1.25572">
            <text:p>1,25572</text:p>
          </table:table-cell>
          <table:table-cell office:value-type="float" office:value="1.25747">
            <text:p>1,25747</text:p>
          </table:table-cell>
          <table:table-cell table:formula="of:=([.E1779]+[.D1779]+[.C1779])/3" office:value-type="float" office:value="1.26263">
            <text:p>1,26263</text:p>
          </table:table-cell>
          <table:table-cell table:formula="of:=[.C1779]-[.D1779]" office:value-type="float" office:value="0.01898">
            <text:p>0,01898</text:p>
          </table:table-cell>
          <table:table-cell office:value-type="float" office:value="0.0161163759464985">
            <text:p>0,01612</text:p>
          </table:table-cell>
          <table:table-cell office:value-type="float" office:value="1.25655878700687">
            <text:p>1,25656</text:p>
          </table:table-cell>
          <table:table-cell office:value-type="float" office:value="1.25723102934067">
            <text:p>1,25723</text:p>
          </table:table-cell>
        </table:table-row>
        <table:table-row table:style-name="ro2">
          <table:table-cell table:style-name="ce1" office:value-type="string">
            <text:p>2012.06.19</text:p>
          </table:table-cell>
          <table:table-cell office:value-type="float" office:value="1.25746">
            <text:p>1,25746</text:p>
          </table:table-cell>
          <table:table-cell office:value-type="float" office:value="1.27304">
            <text:p>1,27304</text:p>
          </table:table-cell>
          <table:table-cell office:value-type="float" office:value="1.25687">
            <text:p>1,25687</text:p>
          </table:table-cell>
          <table:table-cell office:value-type="float" office:value="1.26851">
            <text:p>1,26851</text:p>
          </table:table-cell>
          <table:table-cell table:formula="of:=([.E1780]+[.D1780]+[.C1780])/3" office:value-type="float" office:value="1.26614">
            <text:p>1,26614</text:p>
          </table:table-cell>
          <table:table-cell table:formula="of:=[.C1780]-[.D1780]" office:value-type="float" office:value="0.0161699999999998">
            <text:p>0,01617</text:p>
          </table:table-cell>
          <table:table-cell office:value-type="float" office:value="0.016092546186177">
            <text:p>0,01609</text:p>
          </table:table-cell>
          <table:table-cell office:value-type="float" office:value="1.25750629578816">
            <text:p>1,25751</text:p>
          </table:table-cell>
          <table:table-cell office:value-type="float" office:value="1.25705261819823">
            <text:p>1,25705</text:p>
          </table:table-cell>
        </table:table-row>
        <table:table-row table:style-name="ro2">
          <table:table-cell table:style-name="ce1" office:value-type="string">
            <text:p>2012.06.20</text:p>
          </table:table-cell>
          <table:table-cell office:value-type="float" office:value="1.26851">
            <text:p>1,26851</text:p>
          </table:table-cell>
          <table:table-cell office:value-type="float" office:value="1.27426">
            <text:p>1,27426</text:p>
          </table:table-cell>
          <table:table-cell office:value-type="float" office:value="1.26378">
            <text:p>1,26378</text:p>
          </table:table-cell>
          <table:table-cell office:value-type="float" office:value="1.27056">
            <text:p>1,27056</text:p>
          </table:table-cell>
          <table:table-cell table:formula="of:=([.E1781]+[.D1781]+[.C1781])/3" office:value-type="float" office:value="1.26953333333333">
            <text:p>1,26953</text:p>
          </table:table-cell>
          <table:table-cell table:formula="of:=[.C1781]-[.D1781]" office:value-type="float" office:value="0.0104799999999998">
            <text:p>0,01048</text:p>
          </table:table-cell>
          <table:table-cell office:value-type="float" office:value="0.0158903674157253">
            <text:p>0,01589</text:p>
          </table:table-cell>
          <table:table-cell office:value-type="float" office:value="1.25999364177357">
            <text:p>1,25999</text:p>
          </table:table-cell>
          <table:table-cell office:value-type="float" office:value="1.26020764602895">
            <text:p>1,26021</text:p>
          </table:table-cell>
        </table:table-row>
        <table:table-row table:style-name="ro2">
          <table:table-cell table:style-name="ce1" office:value-type="string">
            <text:p>2012.06.21</text:p>
          </table:table-cell>
          <table:table-cell office:value-type="float" office:value="1.27054">
            <text:p>1,27054</text:p>
          </table:table-cell>
          <table:table-cell office:value-type="float" office:value="1.2707">
            <text:p>1,27070</text:p>
          </table:table-cell>
          <table:table-cell office:value-type="float" office:value="1.25316">
            <text:p>1,25316</text:p>
          </table:table-cell>
          <table:table-cell office:value-type="float" office:value="1.25386">
            <text:p>1,25386</text:p>
          </table:table-cell>
          <table:table-cell table:formula="of:=([.E1782]+[.D1782]+[.C1782])/3" office:value-type="float" office:value="1.25924">
            <text:p>1,25924</text:p>
          </table:table-cell>
          <table:table-cell table:formula="of:=[.C1782]-[.D1782]" office:value-type="float" office:value="0.0175399999999999">
            <text:p>0,01754</text:p>
          </table:table-cell>
          <table:table-cell office:value-type="float" office:value="0.0157370734290258">
            <text:p>0,01574</text:p>
          </table:table-cell>
          <table:table-cell office:value-type="float" office:value="1.26263197514048">
            <text:p>1,26263</text:p>
          </table:table-cell>
          <table:table-cell office:value-type="float" office:value="1.26317508198753">
            <text:p>1,26318</text:p>
          </table:table-cell>
        </table:table-row>
        <table:table-row table:style-name="ro2">
          <table:table-cell table:style-name="ce1" office:value-type="string">
            <text:p>2012.06.22</text:p>
          </table:table-cell>
          <table:table-cell office:value-type="float" office:value="1.25383">
            <text:p>1,25383</text:p>
          </table:table-cell>
          <table:table-cell office:value-type="float" office:value="1.25832">
            <text:p>1,25832</text:p>
          </table:table-cell>
          <table:table-cell office:value-type="float" office:value="1.25194">
            <text:p>1,25194</text:p>
          </table:table-cell>
          <table:table-cell office:value-type="float" office:value="1.25674">
            <text:p>1,25674</text:p>
          </table:table-cell>
          <table:table-cell table:formula="of:=([.E1783]+[.D1783]+[.C1783])/3" office:value-type="float" office:value="1.25566666666667">
            <text:p>1,25567</text:p>
          </table:table-cell>
          <table:table-cell table:formula="of:=[.C1783]-[.D1783]" office:value-type="float" office:value="0.00637999999999983">
            <text:p>0,00638</text:p>
          </table:table-cell>
          <table:table-cell office:value-type="float" office:value="0.0158534373845782">
            <text:p>0,01585</text:p>
          </table:table-cell>
          <table:table-cell office:value-type="float" office:value="1.26088963679471">
            <text:p>1,26089</text:p>
          </table:table-cell>
          <table:table-cell office:value-type="float" office:value="1.260565732937">
            <text:p>1,26057</text:p>
          </table:table-cell>
        </table:table-row>
        <table:table-row table:style-name="ro2">
          <table:table-cell table:style-name="ce1" office:value-type="string">
            <text:p>2012.06.25</text:p>
          </table:table-cell>
          <table:table-cell office:value-type="float" office:value="1.25476">
            <text:p>1,25476</text:p>
          </table:table-cell>
          <table:table-cell office:value-type="float" office:value="1.25573">
            <text:p>1,25573</text:p>
          </table:table-cell>
          <table:table-cell office:value-type="float" office:value="1.2471">
            <text:p>1,24710</text:p>
          </table:table-cell>
          <table:table-cell office:value-type="float" office:value="1.25031">
            <text:p>1,25031</text:p>
          </table:table-cell>
          <table:table-cell table:formula="of:=([.E1784]+[.D1784]+[.C1784])/3" office:value-type="float" office:value="1.25104666666667">
            <text:p>1,25105</text:p>
          </table:table-cell>
          <table:table-cell table:formula="of:=[.C1784]-[.D1784]" office:value-type="float" office:value="0.00862999999999992">
            <text:p>0,00863</text:p>
          </table:table-cell>
          <table:table-cell office:value-type="float" office:value="0.0158015855255977">
            <text:p>0,01580</text:p>
          </table:table-cell>
          <table:table-cell office:value-type="float" office:value="1.26013713943645">
            <text:p>1,26014</text:p>
          </table:table-cell>
          <table:table-cell office:value-type="float" office:value="1.25959043959622">
            <text:p>1,25959</text:p>
          </table:table-cell>
        </table:table-row>
        <table:table-row table:style-name="ro2">
          <table:table-cell table:style-name="ce1" office:value-type="string">
            <text:p>2012.06.26</text:p>
          </table:table-cell>
          <table:table-cell office:value-type="float" office:value="1.25031">
            <text:p>1,25031</text:p>
          </table:table-cell>
          <table:table-cell office:value-type="float" office:value="1.25302">
            <text:p>1,25302</text:p>
          </table:table-cell>
          <table:table-cell office:value-type="float" office:value="1.24418">
            <text:p>1,24418</text:p>
          </table:table-cell>
          <table:table-cell office:value-type="float" office:value="1.24905">
            <text:p>1,24905</text:p>
          </table:table-cell>
          <table:table-cell table:formula="of:=([.E1785]+[.D1785]+[.C1785])/3" office:value-type="float" office:value="1.24875">
            <text:p>1,24875</text:p>
          </table:table-cell>
          <table:table-cell table:formula="of:=[.C1785]-[.D1785]" office:value-type="float" office:value="0.00883999999999996">
            <text:p>0,00884</text:p>
          </table:table-cell>
          <table:table-cell office:value-type="float" office:value="0.0158842261184983">
            <text:p>0,01588</text:p>
          </table:table-cell>
          <table:table-cell office:value-type="float" office:value="1.25798361841426">
            <text:p>1,25798</text:p>
          </table:table-cell>
          <table:table-cell office:value-type="float" office:value="1.25735513380568">
            <text:p>1,25736</text:p>
          </table:table-cell>
        </table:table-row>
        <table:table-row table:style-name="ro2">
          <table:table-cell table:style-name="ce1" office:value-type="string">
            <text:p>2012.06.27</text:p>
          </table:table-cell>
          <table:table-cell office:value-type="float" office:value="1.24901">
            <text:p>1,24901</text:p>
          </table:table-cell>
          <table:table-cell office:value-type="float" office:value="1.2508">
            <text:p>1,25080</text:p>
          </table:table-cell>
          <table:table-cell office:value-type="float" office:value="1.24454">
            <text:p>1,24454</text:p>
          </table:table-cell>
          <table:table-cell office:value-type="float" office:value="1.24676">
            <text:p>1,24676</text:p>
          </table:table-cell>
          <table:table-cell table:formula="of:=([.E1786]+[.D1786]+[.C1786])/3" office:value-type="float" office:value="1.24736666666667">
            <text:p>1,24737</text:p>
          </table:table-cell>
          <table:table-cell table:formula="of:=[.C1786]-[.D1786]" office:value-type="float" office:value="0.00625999999999993">
            <text:p>0,00626</text:p>
          </table:table-cell>
          <table:table-cell office:value-type="float" office:value="0.0159771934269874">
            <text:p>0,01598</text:p>
          </table:table-cell>
          <table:table-cell office:value-type="float" office:value="1.25519910921779">
            <text:p>1,25520</text:p>
          </table:table-cell>
          <table:table-cell office:value-type="float" office:value="1.25488395127098">
            <text:p>1,25488</text:p>
          </table:table-cell>
        </table:table-row>
        <table:table-row table:style-name="ro2">
          <table:table-cell table:style-name="ce1" office:value-type="string">
            <text:p>2012.06.28</text:p>
          </table:table-cell>
          <table:table-cell office:value-type="float" office:value="1.2467">
            <text:p>1,24670</text:p>
          </table:table-cell>
          <table:table-cell office:value-type="float" office:value="1.2524">
            <text:p>1,25240</text:p>
          </table:table-cell>
          <table:table-cell office:value-type="float" office:value="1.24072">
            <text:p>1,24072</text:p>
          </table:table-cell>
          <table:table-cell office:value-type="float" office:value="1.24426">
            <text:p>1,24426</text:p>
          </table:table-cell>
          <table:table-cell table:formula="of:=([.E1787]+[.D1787]+[.C1787])/3" office:value-type="float" office:value="1.24579333333333">
            <text:p>1,24579</text:p>
          </table:table-cell>
          <table:table-cell table:formula="of:=[.C1787]-[.D1787]" office:value-type="float" office:value="0.0116799999999999">
            <text:p>0,01168</text:p>
          </table:table-cell>
          <table:table-cell office:value-type="float" office:value="0.0160859324438353">
            <text:p>0,01609</text:p>
          </table:table-cell>
          <table:table-cell office:value-type="float" office:value="1.25351628419853">
            <text:p>1,25352</text:p>
          </table:table-cell>
          <table:table-cell office:value-type="float" office:value="1.25262945684947">
            <text:p>1,25263</text:p>
          </table:table-cell>
        </table:table-row>
        <table:table-row table:style-name="ro2">
          <table:table-cell table:style-name="ce1" office:value-type="string">
            <text:p>2012.06.29</text:p>
          </table:table-cell>
          <table:table-cell office:value-type="float" office:value="1.24425">
            <text:p>1,24425</text:p>
          </table:table-cell>
          <table:table-cell office:value-type="float" office:value="1.26924">
            <text:p>1,26924</text:p>
          </table:table-cell>
          <table:table-cell office:value-type="float" office:value="1.24328">
            <text:p>1,24328</text:p>
          </table:table-cell>
          <table:table-cell office:value-type="float" office:value="1.2662">
            <text:p>1,26620</text:p>
          </table:table-cell>
          <table:table-cell table:formula="of:=([.E1788]+[.D1788]+[.C1788])/3" office:value-type="float" office:value="1.25957333333333">
            <text:p>1,25957</text:p>
          </table:table-cell>
          <table:table-cell table:formula="of:=[.C1788]-[.D1788]" office:value-type="float" office:value="0.02596">
            <text:p>0,02596</text:p>
          </table:table-cell>
          <table:table-cell office:value-type="float" office:value="0.0161685583229808">
            <text:p>0,01617</text:p>
          </table:table-cell>
          <table:table-cell office:value-type="float" office:value="1.25136520642033">
            <text:p>1,25137</text:p>
          </table:table-cell>
          <table:table-cell office:value-type="float" office:value="1.25020585680084">
            <text:p>1,25021</text:p>
          </table:table-cell>
        </table:table-row>
        <table:table-row table:style-name="ro2">
          <table:table-cell table:style-name="ce1" office:value-type="string">
            <text:p>2012.07.02</text:p>
          </table:table-cell>
          <table:table-cell office:value-type="float" office:value="1.26767">
            <text:p>1,26767</text:p>
          </table:table-cell>
          <table:table-cell office:value-type="float" office:value="1.26801">
            <text:p>1,26801</text:p>
          </table:table-cell>
          <table:table-cell office:value-type="float" office:value="1.25683">
            <text:p>1,25683</text:p>
          </table:table-cell>
          <table:table-cell office:value-type="float" office:value="1.2576">
            <text:p>1,25760</text:p>
          </table:table-cell>
          <table:table-cell table:formula="of:=([.E1789]+[.D1789]+[.C1789])/3" office:value-type="float" office:value="1.26081333333333">
            <text:p>1,26081</text:p>
          </table:table-cell>
          <table:table-cell table:formula="of:=[.C1789]-[.D1789]" office:value-type="float" office:value="0.0111800000000002">
            <text:p>0,01118</text:p>
          </table:table-cell>
          <table:table-cell office:value-type="float" office:value="0.0160967556181342">
            <text:p>0,01610</text:p>
          </table:table-cell>
          <table:table-cell office:value-type="float" office:value="1.2535625837835">
            <text:p>1,25356</text:p>
          </table:table-cell>
          <table:table-cell office:value-type="float" office:value="1.2542772028859">
            <text:p>1,25428</text:p>
          </table:table-cell>
        </table:table-row>
        <table:table-row table:style-name="ro2">
          <table:table-cell table:style-name="ce1" office:value-type="string">
            <text:p>2012.07.03</text:p>
          </table:table-cell>
          <table:table-cell office:value-type="float" office:value="1.25755">
            <text:p>1,25755</text:p>
          </table:table-cell>
          <table:table-cell office:value-type="float" office:value="1.26268">
            <text:p>1,26268</text:p>
          </table:table-cell>
          <table:table-cell office:value-type="float" office:value="1.25591">
            <text:p>1,25591</text:p>
          </table:table-cell>
          <table:table-cell office:value-type="float" office:value="1.26069">
            <text:p>1,26069</text:p>
          </table:table-cell>
          <table:table-cell table:formula="of:=([.E1790]+[.D1790]+[.C1790])/3" office:value-type="float" office:value="1.25976">
            <text:p>1,25976</text:p>
          </table:table-cell>
          <table:table-cell table:formula="of:=[.C1790]-[.D1790]" office:value-type="float" office:value="0.00676999999999994">
            <text:p>0,00677</text:p>
          </table:table-cell>
          <table:table-cell office:value-type="float" office:value="0.0160386993169974">
            <text:p>0,01604</text:p>
          </table:table-cell>
          <table:table-cell office:value-type="float" office:value="1.2553832621231">
            <text:p>1,25538</text:p>
          </table:table-cell>
          <table:table-cell office:value-type="float" office:value="1.25526888384872">
            <text:p>1,25527</text:p>
          </table:table-cell>
        </table:table-row>
        <table:table-row table:style-name="ro2">
          <table:table-cell table:style-name="ce1" office:value-type="string">
            <text:p>2012.07.04</text:p>
          </table:table-cell>
          <table:table-cell office:value-type="float" office:value="1.26068">
            <text:p>1,26068</text:p>
          </table:table-cell>
          <table:table-cell office:value-type="float" office:value="1.26076">
            <text:p>1,26076</text:p>
          </table:table-cell>
          <table:table-cell office:value-type="float" office:value="1.25081">
            <text:p>1,25081</text:p>
          </table:table-cell>
          <table:table-cell office:value-type="float" office:value="1.25245">
            <text:p>1,25245</text:p>
          </table:table-cell>
          <table:table-cell table:formula="of:=([.E1791]+[.D1791]+[.C1791])/3" office:value-type="float" office:value="1.25467333333333">
            <text:p>1,25467</text:p>
          </table:table-cell>
          <table:table-cell table:formula="of:=[.C1791]-[.D1791]" office:value-type="float" office:value="0.00995000000000013">
            <text:p>0,00995</text:p>
          </table:table-cell>
          <table:table-cell office:value-type="float" office:value="0.0158582417039352">
            <text:p>0,01586</text:p>
          </table:table-cell>
          <table:table-cell office:value-type="float" office:value="1.25672941854038">
            <text:p>1,25673</text:p>
          </table:table-cell>
          <table:table-cell office:value-type="float" office:value="1.25655416827018">
            <text:p>1,25655</text:p>
          </table:table-cell>
        </table:table-row>
        <table:table-row table:style-name="ro2">
          <table:table-cell table:style-name="ce1" office:value-type="string">
            <text:p>2012.07.05</text:p>
          </table:table-cell>
          <table:table-cell office:value-type="float" office:value="1.25246">
            <text:p>1,25246</text:p>
          </table:table-cell>
          <table:table-cell office:value-type="float" office:value="1.25385">
            <text:p>1,25385</text:p>
          </table:table-cell>
          <table:table-cell office:value-type="float" office:value="1.23638">
            <text:p>1,23638</text:p>
          </table:table-cell>
          <table:table-cell office:value-type="float" office:value="1.23909">
            <text:p>1,23909</text:p>
          </table:table-cell>
          <table:table-cell table:formula="of:=([.E1792]+[.D1792]+[.C1792])/3" office:value-type="float" office:value="1.24310666666667">
            <text:p>1,24311</text:p>
          </table:table-cell>
          <table:table-cell table:formula="of:=[.C1792]-[.D1792]" office:value-type="float" office:value="0.0174699999999999">
            <text:p>0,01747</text:p>
          </table:table-cell>
          <table:table-cell office:value-type="float" office:value="0.0157954241085331">
            <text:p>0,01580</text:p>
          </table:table-cell>
          <table:table-cell office:value-type="float" office:value="1.25605862655773">
            <text:p>1,25606</text:p>
          </table:table-cell>
          <table:table-cell office:value-type="float" office:value="1.25552933525544">
            <text:p>1,25553</text:p>
          </table:table-cell>
        </table:table-row>
        <table:table-row table:style-name="ro2">
          <table:table-cell table:style-name="ce1" office:value-type="string">
            <text:p>2012.07.06</text:p>
          </table:table-cell>
          <table:table-cell office:value-type="float" office:value="1.23909">
            <text:p>1,23909</text:p>
          </table:table-cell>
          <table:table-cell office:value-type="float" office:value="1.24012">
            <text:p>1,24012</text:p>
          </table:table-cell>
          <table:table-cell office:value-type="float" office:value="1.226">
            <text:p>1,22600</text:p>
          </table:table-cell>
          <table:table-cell office:value-type="float" office:value="1.22867">
            <text:p>1,22867</text:p>
          </table:table-cell>
          <table:table-cell table:formula="of:=([.E1793]+[.D1793]+[.C1793])/3" office:value-type="float" office:value="1.23159666666667">
            <text:p>1,23160</text:p>
          </table:table-cell>
          <table:table-cell table:formula="of:=[.C1793]-[.D1793]" office:value-type="float" office:value="0.0141200000000001">
            <text:p>0,01412</text:p>
          </table:table-cell>
          <table:table-cell office:value-type="float" office:value="0.0158969519945585">
            <text:p>0,01590</text:p>
          </table:table-cell>
          <table:table-cell office:value-type="float" office:value="1.25254607497355">
            <text:p>1,25255</text:p>
          </table:table-cell>
          <table:table-cell office:value-type="float" office:value="1.25184017712812">
            <text:p>1,25184</text:p>
          </table:table-cell>
        </table:table-row>
        <table:table-row table:style-name="ro2">
          <table:table-cell table:style-name="ce1" office:value-type="string">
            <text:p>2012.07.09</text:p>
          </table:table-cell>
          <table:table-cell office:value-type="float" office:value="1.2262">
            <text:p>1,22620</text:p>
          </table:table-cell>
          <table:table-cell office:value-type="float" office:value="1.2324">
            <text:p>1,23240</text:p>
          </table:table-cell>
          <table:table-cell office:value-type="float" office:value="1.22559">
            <text:p>1,22559</text:p>
          </table:table-cell>
          <table:table-cell office:value-type="float" office:value="1.23122">
            <text:p>1,23122</text:p>
          </table:table-cell>
          <table:table-cell table:formula="of:=([.E1794]+[.D1794]+[.C1794])/3" office:value-type="float" office:value="1.22973666666667">
            <text:p>1,22974</text:p>
          </table:table-cell>
          <table:table-cell table:formula="of:=[.C1794]-[.D1794]" office:value-type="float" office:value="0.00680999999999998">
            <text:p>0,00681</text:p>
          </table:table-cell>
          <table:table-cell office:value-type="float" office:value="0.0161444428608507">
            <text:p>0,01614</text:p>
          </table:table-cell>
          <table:table-cell office:value-type="float" office:value="1.24736958639689">
            <text:p>1,24737</text:p>
          </table:table-cell>
          <table:table-cell office:value-type="float" office:value="1.24576019930728">
            <text:p>1,24576</text:p>
          </table:table-cell>
        </table:table-row>
        <table:table-row table:style-name="ro2">
          <table:table-cell table:style-name="ce1" office:value-type="string">
            <text:p>2012.07.10</text:p>
          </table:table-cell>
          <table:table-cell office:value-type="float" office:value="1.23122">
            <text:p>1,23122</text:p>
          </table:table-cell>
          <table:table-cell office:value-type="float" office:value="1.23337">
            <text:p>1,23337</text:p>
          </table:table-cell>
          <table:table-cell office:value-type="float" office:value="1.22355">
            <text:p>1,22355</text:p>
          </table:table-cell>
          <table:table-cell office:value-type="float" office:value="1.2249">
            <text:p>1,22490</text:p>
          </table:table-cell>
          <table:table-cell table:formula="of:=([.E1795]+[.D1795]+[.C1795])/3" office:value-type="float" office:value="1.22727333333333">
            <text:p>1,22727</text:p>
          </table:table-cell>
          <table:table-cell table:formula="of:=[.C1795]-[.D1795]" office:value-type="float" office:value="0.00982000000000016">
            <text:p>0,00982</text:p>
          </table:table-cell>
          <table:table-cell office:value-type="float" office:value="0.0163160351989665">
            <text:p>0,01632</text:p>
          </table:table-cell>
          <table:table-cell office:value-type="float" office:value="1.24348422927377">
            <text:p>1,24348</text:p>
          </table:table-cell>
          <table:table-cell office:value-type="float" office:value="1.24194997248673">
            <text:p>1,24195</text:p>
          </table:table-cell>
        </table:table-row>
        <table:table-row table:style-name="ro2">
          <table:table-cell table:style-name="ce1" office:value-type="string">
            <text:p>2012.07.11</text:p>
          </table:table-cell>
          <table:table-cell office:value-type="float" office:value="1.22491">
            <text:p>1,22491</text:p>
          </table:table-cell>
          <table:table-cell office:value-type="float" office:value="1.22965">
            <text:p>1,22965</text:p>
          </table:table-cell>
          <table:table-cell office:value-type="float" office:value="1.22128">
            <text:p>1,22128</text:p>
          </table:table-cell>
          <table:table-cell office:value-type="float" office:value="1.22379">
            <text:p>1,22379</text:p>
          </table:table-cell>
          <table:table-cell table:formula="of:=([.E1796]+[.D1796]+[.C1796])/3" office:value-type="float" office:value="1.22490666666667">
            <text:p>1,22491</text:p>
          </table:table-cell>
          <table:table-cell table:formula="of:=[.C1796]-[.D1796]" office:value-type="float" office:value="0.00836999999999999">
            <text:p>0,00837</text:p>
          </table:table-cell>
          <table:table-cell office:value-type="float" office:value="0.0165855039971756">
            <text:p>0,01659</text:p>
          </table:table-cell>
          <table:table-cell office:value-type="float" office:value="1.23920990019896">
            <text:p>1,23921</text:p>
          </table:table-cell>
          <table:table-cell office:value-type="float" office:value="1.23735936990937">
            <text:p>1,23736</text:p>
          </table:table-cell>
        </table:table-row>
        <table:table-row table:style-name="ro2">
          <table:table-cell table:style-name="ce1" office:value-type="string">
            <text:p>2012.07.12</text:p>
          </table:table-cell>
          <table:table-cell office:value-type="float" office:value="1.22381">
            <text:p>1,22381</text:p>
          </table:table-cell>
          <table:table-cell office:value-type="float" office:value="1.22481">
            <text:p>1,22481</text:p>
          </table:table-cell>
          <table:table-cell office:value-type="float" office:value="1.21669">
            <text:p>1,21669</text:p>
          </table:table-cell>
          <table:table-cell office:value-type="float" office:value="1.22025">
            <text:p>1,22025</text:p>
          </table:table-cell>
          <table:table-cell table:formula="of:=([.E1797]+[.D1797]+[.C1797])/3" office:value-type="float" office:value="1.22058333333333">
            <text:p>1,22058</text:p>
          </table:table-cell>
          <table:table-cell table:formula="of:=[.C1797]-[.D1797]" office:value-type="float" office:value="0.00811999999999991">
            <text:p>0,00812</text:p>
          </table:table-cell>
          <table:table-cell office:value-type="float" office:value="0.016761318865452">
            <text:p>0,01676</text:p>
          </table:table-cell>
          <table:table-cell office:value-type="float" office:value="1.23571485027952">
            <text:p>1,23571</text:p>
          </table:table-cell>
          <table:table-cell office:value-type="float" office:value="1.23354811644704">
            <text:p>1,23355</text:p>
          </table:table-cell>
        </table:table-row>
        <table:table-row table:style-name="ro2">
          <table:table-cell table:style-name="ce1" office:value-type="string">
            <text:p>2012.07.13</text:p>
          </table:table-cell>
          <table:table-cell office:value-type="float" office:value="1.22017">
            <text:p>1,22017</text:p>
          </table:table-cell>
          <table:table-cell office:value-type="float" office:value="1.22562">
            <text:p>1,22562</text:p>
          </table:table-cell>
          <table:table-cell office:value-type="float" office:value="1.21624">
            <text:p>1,21624</text:p>
          </table:table-cell>
          <table:table-cell office:value-type="float" office:value="1.2247">
            <text:p>1,22470</text:p>
          </table:table-cell>
          <table:table-cell table:formula="of:=([.E1798]+[.D1798]+[.C1798])/3" office:value-type="float" office:value="1.22218666666667">
            <text:p>1,22219</text:p>
          </table:table-cell>
          <table:table-cell table:formula="of:=[.C1798]-[.D1798]" office:value-type="float" office:value="0.00937999999999994">
            <text:p>0,00938</text:p>
          </table:table-cell>
          <table:table-cell office:value-type="float" office:value="0.0168872198108893">
            <text:p>0,01689</text:p>
          </table:table-cell>
          <table:table-cell office:value-type="float" office:value="1.23234049239839">
            <text:p>1,23234</text:p>
          </table:table-cell>
          <table:table-cell office:value-type="float" office:value="1.23003006373659">
            <text:p>1,23003</text:p>
          </table:table-cell>
        </table:table-row>
        <table:table-row table:style-name="ro2">
          <table:table-cell table:style-name="ce1" office:value-type="string">
            <text:p>2012.07.16</text:p>
          </table:table-cell>
          <table:table-cell office:value-type="float" office:value="1.22673">
            <text:p>1,22673</text:p>
          </table:table-cell>
          <table:table-cell office:value-type="float" office:value="1.22894">
            <text:p>1,22894</text:p>
          </table:table-cell>
          <table:table-cell office:value-type="float" office:value="1.21754">
            <text:p>1,21754</text:p>
          </table:table-cell>
          <table:table-cell office:value-type="float" office:value="1.22705">
            <text:p>1,22705</text:p>
          </table:table-cell>
          <table:table-cell table:formula="of:=([.E1799]+[.D1799]+[.C1799])/3" office:value-type="float" office:value="1.22451">
            <text:p>1,22451</text:p>
          </table:table-cell>
          <table:table-cell table:formula="of:=[.C1799]-[.D1799]" office:value-type="float" office:value="0.0114000000000001">
            <text:p>0,01140</text:p>
          </table:table-cell>
          <table:table-cell office:value-type="float" office:value="0.0168828994115574">
            <text:p>0,01688</text:p>
          </table:table-cell>
          <table:table-cell office:value-type="float" office:value="1.23005565174264">
            <text:p>1,23006</text:p>
          </table:table-cell>
          <table:table-cell office:value-type="float" office:value="1.22869740146897">
            <text:p>1,22870</text:p>
          </table:table-cell>
        </table:table-row>
        <table:table-row table:style-name="ro2">
          <table:table-cell table:style-name="ce1" office:value-type="string">
            <text:p>2012.07.17</text:p>
          </table:table-cell>
          <table:table-cell office:value-type="float" office:value="1.22707">
            <text:p>1,22707</text:p>
          </table:table-cell>
          <table:table-cell office:value-type="float" office:value="1.23165">
            <text:p>1,23165</text:p>
          </table:table-cell>
          <table:table-cell office:value-type="float" office:value="1.21889">
            <text:p>1,21889</text:p>
          </table:table-cell>
          <table:table-cell office:value-type="float" office:value="1.22927">
            <text:p>1,22927</text:p>
          </table:table-cell>
          <table:table-cell table:formula="of:=([.E1800]+[.D1800]+[.C1800])/3" office:value-type="float" office:value="1.22660333333333">
            <text:p>1,22660</text:p>
          </table:table-cell>
          <table:table-cell table:formula="of:=[.C1800]-[.D1800]" office:value-type="float" office:value="0.0127600000000001">
            <text:p>0,01276</text:p>
          </table:table-cell>
          <table:table-cell office:value-type="float" office:value="0.0168815871043852">
            <text:p>0,01688</text:p>
          </table:table-cell>
          <table:table-cell office:value-type="float" office:value="1.22888394591641">
            <text:p>1,22888</text:p>
          </table:table-cell>
          <table:table-cell office:value-type="float" office:value="1.2284228466202">
            <text:p>1,22842</text:p>
          </table:table-cell>
        </table:table-row>
        <table:table-row table:style-name="ro2">
          <table:table-cell table:style-name="ce1" office:value-type="string">
            <text:p>2012.07.18</text:p>
          </table:table-cell>
          <table:table-cell office:value-type="float" office:value="1.22928">
            <text:p>1,22928</text:p>
          </table:table-cell>
          <table:table-cell office:value-type="float" office:value="1.23058">
            <text:p>1,23058</text:p>
          </table:table-cell>
          <table:table-cell office:value-type="float" office:value="1.22167">
            <text:p>1,22167</text:p>
          </table:table-cell>
          <table:table-cell office:value-type="float" office:value="1.22828">
            <text:p>1,22828</text:p>
          </table:table-cell>
          <table:table-cell table:formula="of:=([.E1801]+[.D1801]+[.C1801])/3" office:value-type="float" office:value="1.22684333333333">
            <text:p>1,22684</text:p>
          </table:table-cell>
          <table:table-cell table:formula="of:=[.C1801]-[.D1801]" office:value-type="float" office:value="0.00890999999999997">
            <text:p>0,00891</text:p>
          </table:table-cell>
          <table:table-cell office:value-type="float" office:value="0.0168419468683851">
            <text:p>0,01684</text:p>
          </table:table-cell>
          <table:table-cell office:value-type="float" office:value="1.22843117738826">
            <text:p>1,22843</text:p>
          </table:table-cell>
          <table:table-cell office:value-type="float" office:value="1.22865010051209">
            <text:p>1,22865</text:p>
          </table:table-cell>
        </table:table-row>
        <table:table-row table:style-name="ro2">
          <table:table-cell table:style-name="ce1" office:value-type="string">
            <text:p>2012.07.19</text:p>
          </table:table-cell>
          <table:table-cell office:value-type="float" office:value="1.22826">
            <text:p>1,22826</text:p>
          </table:table-cell>
          <table:table-cell office:value-type="float" office:value="1.23236">
            <text:p>1,23236</text:p>
          </table:table-cell>
          <table:table-cell office:value-type="float" office:value="1.22291">
            <text:p>1,22291</text:p>
          </table:table-cell>
          <table:table-cell office:value-type="float" office:value="1.22795">
            <text:p>1,22795</text:p>
          </table:table-cell>
          <table:table-cell table:formula="of:=([.E1802]+[.D1802]+[.C1802])/3" office:value-type="float" office:value="1.22774">
            <text:p>1,22774</text:p>
          </table:table-cell>
          <table:table-cell table:formula="of:=[.C1802]-[.D1802]" office:value-type="float" office:value="0.00944999999999996">
            <text:p>0,00945</text:p>
          </table:table-cell>
          <table:table-cell office:value-type="float" office:value="0.0167660769336347">
            <text:p>0,01677</text:p>
          </table:table-cell>
          <table:table-cell office:value-type="float" office:value="1.22828233722699">
            <text:p>1,22828</text:p>
          </table:table-cell>
          <table:table-cell office:value-type="float" office:value="1.22857376647492">
            <text:p>1,22857</text:p>
          </table:table-cell>
        </table:table-row>
        <table:table-row table:style-name="ro2">
          <table:table-cell table:style-name="ce1" office:value-type="string">
            <text:p>2012.07.20</text:p>
          </table:table-cell>
          <table:table-cell office:value-type="float" office:value="1.22795">
            <text:p>1,22795</text:p>
          </table:table-cell>
          <table:table-cell office:value-type="float" office:value="1.22827">
            <text:p>1,22827</text:p>
          </table:table-cell>
          <table:table-cell office:value-type="float" office:value="1.21442">
            <text:p>1,21442</text:p>
          </table:table-cell>
          <table:table-cell office:value-type="float" office:value="1.21555">
            <text:p>1,21555</text:p>
          </table:table-cell>
          <table:table-cell table:formula="of:=([.E1803]+[.D1803]+[.C1803])/3" office:value-type="float" office:value="1.21941333333333">
            <text:p>1,21941</text:p>
          </table:table-cell>
          <table:table-cell table:formula="of:=[.C1803]-[.D1803]" office:value-type="float" office:value="0.0138499999999999">
            <text:p>0,01385</text:p>
          </table:table-cell>
          <table:table-cell office:value-type="float" office:value="0.0166544412041433">
            <text:p>0,01665</text:p>
          </table:table-cell>
          <table:table-cell office:value-type="float" office:value="1.22827613645748">
            <text:p>1,22828</text:p>
          </table:table-cell>
          <table:table-cell office:value-type="float" office:value="1.22858516905128">
            <text:p>1,22859</text:p>
          </table:table-cell>
        </table:table-row>
        <table:table-row table:style-name="ro2">
          <table:table-cell table:style-name="ce1" office:value-type="string">
            <text:p>2012.07.23</text:p>
          </table:table-cell>
          <table:table-cell office:value-type="float" office:value="1.212">
            <text:p>1,21200</text:p>
          </table:table-cell>
          <table:table-cell office:value-type="float" office:value="1.21444">
            <text:p>1,21444</text:p>
          </table:table-cell>
          <table:table-cell office:value-type="float" office:value="1.20672">
            <text:p>1,20672</text:p>
          </table:table-cell>
          <table:table-cell office:value-type="float" office:value="1.21162">
            <text:p>1,21162</text:p>
          </table:table-cell>
          <table:table-cell table:formula="of:=([.E1804]+[.D1804]+[.C1804])/3" office:value-type="float" office:value="1.21092666666667">
            <text:p>1,21093</text:p>
          </table:table-cell>
          <table:table-cell table:formula="of:=[.C1804]-[.D1804]" office:value-type="float" office:value="0.00771999999999995">
            <text:p>0,00772</text:p>
          </table:table-cell>
          <table:table-cell office:value-type="float" office:value="0.0167214452180191">
            <text:p>0,01672</text:p>
          </table:table-cell>
          <table:table-cell office:value-type="float" office:value="1.22578679195093">
            <text:p>1,22579</text:p>
          </table:table-cell>
          <table:table-cell office:value-type="float" office:value="1.2253752804501">
            <text:p>1,22538</text:p>
          </table:table-cell>
        </table:table-row>
        <table:table-row table:style-name="ro2">
          <table:table-cell table:style-name="ce1" office:value-type="string">
            <text:p>2012.07.24</text:p>
          </table:table-cell>
          <table:table-cell office:value-type="float" office:value="1.21162">
            <text:p>1,21162</text:p>
          </table:table-cell>
          <table:table-cell office:value-type="float" office:value="1.21378">
            <text:p>1,21378</text:p>
          </table:table-cell>
          <table:table-cell office:value-type="float" office:value="1.20421">
            <text:p>1,20421</text:p>
          </table:table-cell>
          <table:table-cell office:value-type="float" office:value="1.20594">
            <text:p>1,20594</text:p>
          </table:table-cell>
          <table:table-cell table:formula="of:=([.E1805]+[.D1805]+[.C1805])/3" office:value-type="float" office:value="1.20797666666667">
            <text:p>1,20798</text:p>
          </table:table-cell>
          <table:table-cell table:formula="of:=[.C1805]-[.D1805]" office:value-type="float" office:value="0.00957000000000008">
            <text:p>0,00957</text:p>
          </table:table-cell>
          <table:table-cell office:value-type="float" office:value="0.0167703699589799">
            <text:p>0,01677</text:p>
          </table:table-cell>
          <table:table-cell office:value-type="float" office:value="1.22246706932498">
            <text:p>1,22247</text:p>
          </table:table-cell>
          <table:table-cell office:value-type="float" office:value="1.22198160531163">
            <text:p>1,22198</text:p>
          </table:table-cell>
        </table:table-row>
        <table:table-row table:style-name="ro2">
          <table:table-cell table:style-name="ce1" office:value-type="string">
            <text:p>2012.07.25</text:p>
          </table:table-cell>
          <table:table-cell office:value-type="float" office:value="1.20596">
            <text:p>1,20596</text:p>
          </table:table-cell>
          <table:table-cell office:value-type="float" office:value="1.21702">
            <text:p>1,21702</text:p>
          </table:table-cell>
          <table:table-cell office:value-type="float" office:value="1.20534">
            <text:p>1,20534</text:p>
          </table:table-cell>
          <table:table-cell office:value-type="float" office:value="1.21573">
            <text:p>1,21573</text:p>
          </table:table-cell>
          <table:table-cell table:formula="of:=([.E1806]+[.D1806]+[.C1806])/3" office:value-type="float" office:value="1.21269666666667">
            <text:p>1,21270</text:p>
          </table:table-cell>
          <table:table-cell table:formula="of:=[.C1806]-[.D1806]" office:value-type="float" office:value="0.0116799999999999">
            <text:p>0,01168</text:p>
          </table:table-cell>
          <table:table-cell office:value-type="float" office:value="0.0169146746292848">
            <text:p>0,01691</text:p>
          </table:table-cell>
          <table:table-cell office:value-type="float" office:value="1.21913598215177">
            <text:p>1,21914</text:p>
          </table:table-cell>
          <table:table-cell office:value-type="float" office:value="1.21815934565116">
            <text:p>1,21816</text:p>
          </table:table-cell>
        </table:table-row>
        <table:table-row table:style-name="ro2">
          <table:table-cell table:style-name="ce1" office:value-type="string">
            <text:p>2012.07.26</text:p>
          </table:table-cell>
          <table:table-cell office:value-type="float" office:value="1.21574">
            <text:p>1,21574</text:p>
          </table:table-cell>
          <table:table-cell office:value-type="float" office:value="1.23292">
            <text:p>1,23292</text:p>
          </table:table-cell>
          <table:table-cell office:value-type="float" office:value="1.21175">
            <text:p>1,21175</text:p>
          </table:table-cell>
          <table:table-cell office:value-type="float" office:value="1.22822">
            <text:p>1,22822</text:p>
          </table:table-cell>
          <table:table-cell table:formula="of:=([.E1807]+[.D1807]+[.C1807])/3" office:value-type="float" office:value="1.22429666666667">
            <text:p>1,22430</text:p>
          </table:table-cell>
          <table:table-cell table:formula="of:=[.C1807]-[.D1807]" office:value-type="float" office:value="0.0211699999999999">
            <text:p>0,02117</text:p>
          </table:table-cell>
          <table:table-cell office:value-type="float" office:value="0.0169509395737631">
            <text:p>0,01695</text:p>
          </table:table-cell>
          <table:table-cell office:value-type="float" office:value="1.21756917336043">
            <text:p>1,21757</text:p>
          </table:table-cell>
          <table:table-cell office:value-type="float" office:value="1.21745002446409">
            <text:p>1,21745</text:p>
          </table:table-cell>
        </table:table-row>
        <table:table-row table:style-name="ro2">
          <table:table-cell table:style-name="ce1" office:value-type="string">
            <text:p>2012.07.27</text:p>
          </table:table-cell>
          <table:table-cell office:value-type="float" office:value="1.2282">
            <text:p>1,22820</text:p>
          </table:table-cell>
          <table:table-cell office:value-type="float" office:value="1.23896">
            <text:p>1,23896</text:p>
          </table:table-cell>
          <table:table-cell office:value-type="float" office:value="1.22417">
            <text:p>1,22417</text:p>
          </table:table-cell>
          <table:table-cell office:value-type="float" office:value="1.23201">
            <text:p>1,23201</text:p>
          </table:table-cell>
          <table:table-cell table:formula="of:=([.E1808]+[.D1808]+[.C1808])/3" office:value-type="float" office:value="1.23171333333333">
            <text:p>1,23171</text:p>
          </table:table-cell>
          <table:table-cell table:formula="of:=[.C1808]-[.D1808]" office:value-type="float" office:value="0.0147900000000001">
            <text:p>0,01479</text:p>
          </table:table-cell>
          <table:table-cell office:value-type="float" office:value="0.0169498771584627">
            <text:p>0,01695</text:p>
          </table:table-cell>
          <table:table-cell office:value-type="float" office:value="1.21930962687133">
            <text:p>1,21931</text:p>
          </table:table-cell>
          <table:table-cell office:value-type="float" office:value="1.22011386861528">
            <text:p>1,22011</text:p>
          </table:table-cell>
        </table:table-row>
        <table:table-row table:style-name="ro2">
          <table:table-cell table:style-name="ce1" office:value-type="string">
            <text:p>2012.07.30</text:p>
          </table:table-cell>
          <table:table-cell office:value-type="float" office:value="1.22972">
            <text:p>1,22972</text:p>
          </table:table-cell>
          <table:table-cell office:value-type="float" office:value="1.23102">
            <text:p>1,23102</text:p>
          </table:table-cell>
          <table:table-cell office:value-type="float" office:value="1.22253">
            <text:p>1,22253</text:p>
          </table:table-cell>
          <table:table-cell office:value-type="float" office:value="1.22598">
            <text:p>1,22598</text:p>
          </table:table-cell>
          <table:table-cell table:formula="of:=([.E1809]+[.D1809]+[.C1809])/3" office:value-type="float" office:value="1.22651">
            <text:p>1,22651</text:p>
          </table:table-cell>
          <table:table-cell table:formula="of:=[.C1809]-[.D1809]" office:value-type="float" office:value="0.00849000000000011">
            <text:p>0,00849</text:p>
          </table:table-cell>
          <table:table-cell office:value-type="float" office:value="0.0168075381336706">
            <text:p>0,01681</text:p>
          </table:table-cell>
          <table:table-cell office:value-type="float" office:value="1.22223366224072">
            <text:p>1,22223</text:p>
          </table:table-cell>
          <table:table-cell office:value-type="float" office:value="1.22288144061">
            <text:p>1,22288</text:p>
          </table:table-cell>
        </table:table-row>
        <table:table-row table:style-name="ro2">
          <table:table-cell table:style-name="ce1" office:value-type="string">
            <text:p>2012.07.31</text:p>
          </table:table-cell>
          <table:table-cell office:value-type="float" office:value="1.22598">
            <text:p>1,22598</text:p>
          </table:table-cell>
          <table:table-cell office:value-type="float" office:value="1.23299">
            <text:p>1,23299</text:p>
          </table:table-cell>
          <table:table-cell office:value-type="float" office:value="1.2249">
            <text:p>1,22490</text:p>
          </table:table-cell>
          <table:table-cell office:value-type="float" office:value="1.23034">
            <text:p>1,23034</text:p>
          </table:table-cell>
          <table:table-cell table:formula="of:=([.E1810]+[.D1810]+[.C1810])/3" office:value-type="float" office:value="1.22941">
            <text:p>1,22941</text:p>
          </table:table-cell>
          <table:table-cell table:formula="of:=[.C1810]-[.D1810]" office:value-type="float" office:value="0.00808999999999993">
            <text:p>0,00809</text:p>
          </table:table-cell>
          <table:table-cell office:value-type="float" office:value="0.0166378696860677">
            <text:p>0,01664</text:p>
          </table:table-cell>
          <table:table-cell office:value-type="float" office:value="1.22343274580803">
            <text:p>1,22343</text:p>
          </table:table-cell>
          <table:table-cell office:value-type="float" office:value="1.22365453956507">
            <text:p>1,22365</text:p>
          </table:table-cell>
        </table:table-row>
        <table:table-row table:style-name="ro2">
          <table:table-cell table:style-name="ce1" office:value-type="string">
            <text:p>2012.08.01</text:p>
          </table:table-cell>
          <table:table-cell office:value-type="float" office:value="1.23035">
            <text:p>1,23035</text:p>
          </table:table-cell>
          <table:table-cell office:value-type="float" office:value="1.23364">
            <text:p>1,23364</text:p>
          </table:table-cell>
          <table:table-cell office:value-type="float" office:value="1.22182">
            <text:p>1,22182</text:p>
          </table:table-cell>
          <table:table-cell office:value-type="float" office:value="1.22255">
            <text:p>1,22255</text:p>
          </table:table-cell>
          <table:table-cell table:formula="of:=([.E1811]+[.D1811]+[.C1811])/3" office:value-type="float" office:value="1.22600333333333">
            <text:p>1,22600</text:p>
          </table:table-cell>
          <table:table-cell table:formula="of:=[.C1811]-[.D1811]" office:value-type="float" office:value="0.0118199999999999">
            <text:p>0,01182</text:p>
          </table:table-cell>
          <table:table-cell office:value-type="float" office:value="0.0163676019139088">
            <text:p>0,01637</text:p>
          </table:table-cell>
          <table:table-cell office:value-type="float" office:value="1.22509605492175">
            <text:p>1,22510</text:p>
          </table:table-cell>
          <table:table-cell office:value-type="float" office:value="1.22559127541011">
            <text:p>1,22559</text:p>
          </table:table-cell>
        </table:table-row>
        <table:table-row table:style-name="ro2">
          <table:table-cell table:style-name="ce1" office:value-type="string">
            <text:p>2012.08.02</text:p>
          </table:table-cell>
          <table:table-cell office:value-type="float" office:value="1.22254">
            <text:p>1,22254</text:p>
          </table:table-cell>
          <table:table-cell office:value-type="float" office:value="1.24041">
            <text:p>1,24041</text:p>
          </table:table-cell>
          <table:table-cell office:value-type="float" office:value="1.21338">
            <text:p>1,21338</text:p>
          </table:table-cell>
          <table:table-cell office:value-type="float" office:value="1.21803">
            <text:p>1,21803</text:p>
          </table:table-cell>
          <table:table-cell table:formula="of:=([.E1812]+[.D1812]+[.C1812])/3" office:value-type="float" office:value="1.22394">
            <text:p>1,22394</text:p>
          </table:table-cell>
          <table:table-cell table:formula="of:=[.C1812]-[.D1812]" office:value-type="float" office:value="0.0270300000000001">
            <text:p>0,02703</text:p>
          </table:table-cell>
          <table:table-cell office:value-type="float" office:value="0.0162838652247468">
            <text:p>0,01628</text:p>
          </table:table-cell>
          <table:table-cell office:value-type="float" office:value="1.22504288878737">
            <text:p>1,22504</text:p>
          </table:table-cell>
          <table:table-cell office:value-type="float" office:value="1.22530419998935">
            <text:p>1,22530</text:p>
          </table:table-cell>
        </table:table-row>
        <table:table-row table:style-name="ro2">
          <table:table-cell table:style-name="ce1" office:value-type="string">
            <text:p>2012.08.03</text:p>
          </table:table-cell>
          <table:table-cell office:value-type="float" office:value="1.21804">
            <text:p>1,21804</text:p>
          </table:table-cell>
          <table:table-cell office:value-type="float" office:value="1.23923">
            <text:p>1,23923</text:p>
          </table:table-cell>
          <table:table-cell office:value-type="float" office:value="1.21666">
            <text:p>1,21666</text:p>
          </table:table-cell>
          <table:table-cell office:value-type="float" office:value="1.23859">
            <text:p>1,23859</text:p>
          </table:table-cell>
          <table:table-cell table:formula="of:=([.E1813]+[.D1813]+[.C1813])/3" office:value-type="float" office:value="1.23149333333333">
            <text:p>1,23149</text:p>
          </table:table-cell>
          <table:table-cell table:formula="of:=[.C1813]-[.D1813]" office:value-type="float" office:value="0.02257">
            <text:p>0,02257</text:p>
          </table:table-cell>
          <table:table-cell office:value-type="float" office:value="0.0163843021777672">
            <text:p>0,01638</text:p>
          </table:table-cell>
          <table:table-cell office:value-type="float" office:value="1.22420103980895">
            <text:p>1,22420</text:p>
          </table:table-cell>
          <table:table-cell office:value-type="float" office:value="1.22356025295269">
            <text:p>1,22356</text:p>
          </table:table-cell>
        </table:table-row>
        <table:table-row table:style-name="ro2">
          <table:table-cell table:style-name="ce1" office:value-type="string">
            <text:p>2012.08.06</text:p>
          </table:table-cell>
          <table:table-cell office:value-type="float" office:value="1.23971">
            <text:p>1,23971</text:p>
          </table:table-cell>
          <table:table-cell office:value-type="float" office:value="1.24431">
            <text:p>1,24431</text:p>
          </table:table-cell>
          <table:table-cell office:value-type="float" office:value="1.23417">
            <text:p>1,23417</text:p>
          </table:table-cell>
          <table:table-cell office:value-type="float" office:value="1.24">
            <text:p>1,24000</text:p>
          </table:table-cell>
          <table:table-cell table:formula="of:=([.E1814]+[.D1814]+[.C1814])/3" office:value-type="float" office:value="1.23949333333333">
            <text:p>1,23949</text:p>
          </table:table-cell>
          <table:table-cell table:formula="of:=[.C1814]-[.D1814]" office:value-type="float" office:value="0.01014">
            <text:p>0,01014</text:p>
          </table:table-cell>
          <table:table-cell office:value-type="float" office:value="0.0163082693891543">
            <text:p>0,01631</text:p>
          </table:table-cell>
          <table:table-cell office:value-type="float" office:value="1.22645647971768">
            <text:p>1,22646</text:p>
          </table:table-cell>
          <table:table-cell office:value-type="float" office:value="1.22710000515266">
            <text:p>1,22710</text:p>
          </table:table-cell>
        </table:table-row>
        <table:table-row table:style-name="ro2">
          <table:table-cell table:style-name="ce1" office:value-type="string">
            <text:p>2012.08.07</text:p>
          </table:table-cell>
          <table:table-cell office:value-type="float" office:value="1.23997">
            <text:p>1,23997</text:p>
          </table:table-cell>
          <table:table-cell office:value-type="float" office:value="1.24417">
            <text:p>1,24417</text:p>
          </table:table-cell>
          <table:table-cell office:value-type="float" office:value="1.23761">
            <text:p>1,23761</text:p>
          </table:table-cell>
          <table:table-cell office:value-type="float" office:value="1.23985">
            <text:p>1,23985</text:p>
          </table:table-cell>
          <table:table-cell table:formula="of:=([.E1815]+[.D1815]+[.C1815])/3" office:value-type="float" office:value="1.24054333333333">
            <text:p>1,24054</text:p>
          </table:table-cell>
          <table:table-cell table:formula="of:=[.C1815]-[.D1815]" office:value-type="float" office:value="0.0065599999999999">
            <text:p>0,00656</text:p>
          </table:table-cell>
          <table:table-cell office:value-type="float" office:value="0.0161818268812305">
            <text:p>0,01618</text:p>
          </table:table-cell>
          <table:table-cell office:value-type="float" office:value="1.22992252009962">
            <text:p>1,22992</text:p>
          </table:table-cell>
          <table:table-cell office:value-type="float" office:value="1.2306561657659">
            <text:p>1,23066</text:p>
          </table:table-cell>
        </table:table-row>
        <table:table-row table:style-name="ro2">
          <table:table-cell table:style-name="ce1" office:value-type="string">
            <text:p>2012.08.08</text:p>
          </table:table-cell>
          <table:table-cell office:value-type="float" office:value="1.23985">
            <text:p>1,23985</text:p>
          </table:table-cell>
          <table:table-cell office:value-type="float" office:value="1.24022">
            <text:p>1,24022</text:p>
          </table:table-cell>
          <table:table-cell office:value-type="float" office:value="1.23268">
            <text:p>1,23268</text:p>
          </table:table-cell>
          <table:table-cell office:value-type="float" office:value="1.23643">
            <text:p>1,23643</text:p>
          </table:table-cell>
          <table:table-cell table:formula="of:=([.E1816]+[.D1816]+[.C1816])/3" office:value-type="float" office:value="1.23644333333333">
            <text:p>1,23644</text:p>
          </table:table-cell>
          <table:table-cell table:formula="of:=[.C1816]-[.D1816]" office:value-type="float" office:value="0.0075400000000001">
            <text:p>0,00754</text:p>
          </table:table-cell>
          <table:table-cell office:value-type="float" office:value="0.016032072361559">
            <text:p>0,01603</text:p>
          </table:table-cell>
          <table:table-cell office:value-type="float" office:value="1.23210264408591">
            <text:p>1,23210</text:p>
          </table:table-cell>
          <table:table-cell office:value-type="float" office:value="1.23259568713148">
            <text:p>1,23260</text:p>
          </table:table-cell>
        </table:table-row>
        <table:table-row table:style-name="ro2">
          <table:table-cell table:style-name="ce1" office:value-type="string">
            <text:p>2012.08.09</text:p>
          </table:table-cell>
          <table:table-cell office:value-type="float" office:value="1.23645">
            <text:p>1,23645</text:p>
          </table:table-cell>
          <table:table-cell office:value-type="float" office:value="1.23871">
            <text:p>1,23871</text:p>
          </table:table-cell>
          <table:table-cell office:value-type="float" office:value="1.22671">
            <text:p>1,22671</text:p>
          </table:table-cell>
          <table:table-cell office:value-type="float" office:value="1.23046">
            <text:p>1,23046</text:p>
          </table:table-cell>
          <table:table-cell table:formula="of:=([.E1817]+[.D1817]+[.C1817])/3" office:value-type="float" office:value="1.23196">
            <text:p>1,23196</text:p>
          </table:table-cell>
          <table:table-cell table:formula="of:=[.C1817]-[.D1817]" office:value-type="float" office:value="0.012">
            <text:p>0,01200</text:p>
          </table:table-cell>
          <table:table-cell office:value-type="float" office:value="0.0158833253748217">
            <text:p>0,01588</text:p>
          </table:table-cell>
          <table:table-cell office:value-type="float" office:value="1.23324675769162">
            <text:p>1,23325</text:p>
          </table:table-cell>
          <table:table-cell office:value-type="float" office:value="1.23357827422401">
            <text:p>1,23358</text:p>
          </table:table-cell>
        </table:table-row>
        <table:table-row table:style-name="ro2">
          <table:table-cell table:style-name="ce1" office:value-type="string">
            <text:p>2012.08.10</text:p>
          </table:table-cell>
          <table:table-cell office:value-type="float" office:value="1.23049">
            <text:p>1,23049</text:p>
          </table:table-cell>
          <table:table-cell office:value-type="float" office:value="1.23165">
            <text:p>1,23165</text:p>
          </table:table-cell>
          <table:table-cell office:value-type="float" office:value="1.22415">
            <text:p>1,22415</text:p>
          </table:table-cell>
          <table:table-cell office:value-type="float" office:value="1.22877">
            <text:p>1,22877</text:p>
          </table:table-cell>
          <table:table-cell table:formula="of:=([.E1818]+[.D1818]+[.C1818])/3" office:value-type="float" office:value="1.22819">
            <text:p>1,22819</text:p>
          </table:table-cell>
          <table:table-cell table:formula="of:=[.C1818]-[.D1818]" office:value-type="float" office:value="0.00750000000000006">
            <text:p>0,00750</text:p>
          </table:table-cell>
          <table:table-cell office:value-type="float" office:value="0.015812712099582">
            <text:p>0,01581</text:p>
          </table:table-cell>
          <table:table-cell office:value-type="float" office:value="1.23279532188949">
            <text:p>1,23280</text:p>
          </table:table-cell>
          <table:table-cell office:value-type="float" office:value="1.23305520655178">
            <text:p>1,23306</text:p>
          </table:table-cell>
        </table:table-row>
        <table:table-row table:style-name="ro2">
          <table:table-cell table:style-name="ce1" office:value-type="string">
            <text:p>2012.08.13</text:p>
          </table:table-cell>
          <table:table-cell office:value-type="float" office:value="1.22899">
            <text:p>1,22899</text:p>
          </table:table-cell>
          <table:table-cell office:value-type="float" office:value="1.23734">
            <text:p>1,23734</text:p>
          </table:table-cell>
          <table:table-cell office:value-type="float" office:value="1.22609">
            <text:p>1,22609</text:p>
          </table:table-cell>
          <table:table-cell office:value-type="float" office:value="1.23321">
            <text:p>1,23321</text:p>
          </table:table-cell>
          <table:table-cell table:formula="of:=([.E1819]+[.D1819]+[.C1819])/3" office:value-type="float" office:value="1.23221333333333">
            <text:p>1,23221</text:p>
          </table:table-cell>
          <table:table-cell table:formula="of:=[.C1819]-[.D1819]" office:value-type="float" office:value="0.01125">
            <text:p>0,01125</text:p>
          </table:table-cell>
          <table:table-cell office:value-type="float" office:value="0.0157877080849807">
            <text:p>0,01579</text:p>
          </table:table-cell>
          <table:table-cell office:value-type="float" office:value="1.23164214462091">
            <text:p>1,23164</text:p>
          </table:table-cell>
          <table:table-cell office:value-type="float" office:value="1.23198644817281">
            <text:p>1,23199</text:p>
          </table:table-cell>
        </table:table-row>
        <table:table-row table:style-name="ro2">
          <table:table-cell table:style-name="ce1" office:value-type="string">
            <text:p>2012.08.14</text:p>
          </table:table-cell>
          <table:table-cell office:value-type="float" office:value="1.2332">
            <text:p>1,23320</text:p>
          </table:table-cell>
          <table:table-cell office:value-type="float" office:value="1.23856">
            <text:p>1,23856</text:p>
          </table:table-cell>
          <table:table-cell office:value-type="float" office:value="1.23171">
            <text:p>1,23171</text:p>
          </table:table-cell>
          <table:table-cell office:value-type="float" office:value="1.2321">
            <text:p>1,23210</text:p>
          </table:table-cell>
          <table:table-cell table:formula="of:=([.E1820]+[.D1820]+[.C1820])/3" office:value-type="float" office:value="1.23412333333333">
            <text:p>1,23412</text:p>
          </table:table-cell>
          <table:table-cell table:formula="of:=[.C1820]-[.D1820]" office:value-type="float" office:value="0.00685000000000002">
            <text:p>0,00685</text:p>
          </table:table-cell>
          <table:table-cell office:value-type="float" office:value="0.0157983252595501">
            <text:p>0,01580</text:p>
          </table:table-cell>
          <table:table-cell office:value-type="float" office:value="1.23182731449353">
            <text:p>1,23183</text:p>
          </table:table-cell>
          <table:table-cell office:value-type="float" office:value="1.23225893519884">
            <text:p>1,23226</text:p>
          </table:table-cell>
        </table:table-row>
        <table:table-row table:style-name="ro2">
          <table:table-cell table:style-name="ce1" office:value-type="string">
            <text:p>2012.08.15</text:p>
          </table:table-cell>
          <table:table-cell office:value-type="float" office:value="1.23215">
            <text:p>1,23215</text:p>
          </table:table-cell>
          <table:table-cell office:value-type="float" office:value="1.23434">
            <text:p>1,23434</text:p>
          </table:table-cell>
          <table:table-cell office:value-type="float" office:value="1.22641">
            <text:p>1,22641</text:p>
          </table:table-cell>
          <table:table-cell office:value-type="float" office:value="1.22867">
            <text:p>1,22867</text:p>
          </table:table-cell>
          <table:table-cell table:formula="of:=([.E1821]+[.D1821]+[.C1821])/3" office:value-type="float" office:value="1.22980666666667">
            <text:p>1,22981</text:p>
          </table:table-cell>
          <table:table-cell table:formula="of:=[.C1821]-[.D1821]" office:value-type="float" office:value="0.00792999999999999">
            <text:p>0,00793</text:p>
          </table:table-cell>
          <table:table-cell office:value-type="float" office:value="0.0157959128144178">
            <text:p>0,01580</text:p>
          </table:table-cell>
          <table:table-cell office:value-type="float" office:value="1.23216428090105">
            <text:p>1,23216</text:p>
          </table:table-cell>
          <table:table-cell office:value-type="float" office:value="1.23194204301054">
            <text:p>1,23194</text:p>
          </table:table-cell>
        </table:table-row>
        <table:table-row table:style-name="ro2">
          <table:table-cell table:style-name="ce1" office:value-type="string">
            <text:p>2012.08.16</text:p>
          </table:table-cell>
          <table:table-cell office:value-type="float" office:value="1.22895">
            <text:p>1,22895</text:p>
          </table:table-cell>
          <table:table-cell office:value-type="float" office:value="1.23727">
            <text:p>1,23727</text:p>
          </table:table-cell>
          <table:table-cell office:value-type="float" office:value="1.2257">
            <text:p>1,22570</text:p>
          </table:table-cell>
          <table:table-cell office:value-type="float" office:value="1.23553">
            <text:p>1,23553</text:p>
          </table:table-cell>
          <table:table-cell table:formula="of:=([.E1822]+[.D1822]+[.C1822])/3" office:value-type="float" office:value="1.23283333333333">
            <text:p>1,23283</text:p>
          </table:table-cell>
          <table:table-cell table:formula="of:=[.C1822]-[.D1822]" office:value-type="float" office:value="0.0115700000000001">
            <text:p>0,01157</text:p>
          </table:table-cell>
          <table:table-cell office:value-type="float" office:value="0.015800089989997">
            <text:p>0,01580</text:p>
          </table:table-cell>
          <table:table-cell office:value-type="float" office:value="1.23154095775464">
            <text:p>1,23154</text:p>
          </table:table-cell>
          <table:table-cell office:value-type="float" office:value="1.23092740145167">
            <text:p>1,23093</text:p>
          </table:table-cell>
        </table:table-row>
        <table:table-row table:style-name="ro2">
          <table:table-cell table:style-name="ce1" office:value-type="string">
            <text:p>2012.08.17</text:p>
          </table:table-cell>
          <table:table-cell office:value-type="float" office:value="1.23556">
            <text:p>1,23556</text:p>
          </table:table-cell>
          <table:table-cell office:value-type="float" office:value="1.2382">
            <text:p>1,23820</text:p>
          </table:table-cell>
          <table:table-cell office:value-type="float" office:value="1.22891">
            <text:p>1,22891</text:p>
          </table:table-cell>
          <table:table-cell office:value-type="float" office:value="1.2332">
            <text:p>1,23320</text:p>
          </table:table-cell>
          <table:table-cell table:formula="of:=([.E1823]+[.D1823]+[.C1823])/3" office:value-type="float" office:value="1.23343666666667">
            <text:p>1,23344</text:p>
          </table:table-cell>
          <table:table-cell table:formula="of:=[.C1823]-[.D1823]" office:value-type="float" office:value="0.00929000000000002">
            <text:p>0,00929</text:p>
          </table:table-cell>
          <table:table-cell office:value-type="float" office:value="0.0157175273628466">
            <text:p>0,01572</text:p>
          </table:table-cell>
          <table:table-cell office:value-type="float" office:value="1.23193457137585">
            <text:p>1,23193</text:p>
          </table:table-cell>
          <table:table-cell office:value-type="float" office:value="1.23197907627666">
            <text:p>1,23198</text:p>
          </table:table-cell>
        </table:table-row>
        <table:table-row table:style-name="ro2">
          <table:table-cell table:style-name="ce1" office:value-type="string">
            <text:p>2012.08.20</text:p>
          </table:table-cell>
          <table:table-cell office:value-type="float" office:value="1.23383">
            <text:p>1,23383</text:p>
          </table:table-cell>
          <table:table-cell office:value-type="float" office:value="1.23686">
            <text:p>1,23686</text:p>
          </table:table-cell>
          <table:table-cell office:value-type="float" office:value="1.22951">
            <text:p>1,22951</text:p>
          </table:table-cell>
          <table:table-cell office:value-type="float" office:value="1.23453">
            <text:p>1,23453</text:p>
          </table:table-cell>
          <table:table-cell table:formula="of:=([.E1824]+[.D1824]+[.C1824])/3" office:value-type="float" office:value="1.23363333333333">
            <text:p>1,23363</text:p>
          </table:table-cell>
          <table:table-cell table:formula="of:=[.C1824]-[.D1824]" office:value-type="float" office:value="0.00734999999999997">
            <text:p>0,00735</text:p>
          </table:table-cell>
          <table:table-cell office:value-type="float" office:value="0.0156557611723829">
            <text:p>0,01566</text:p>
          </table:table-cell>
          <table:table-cell office:value-type="float" office:value="1.23233013482699">
            <text:p>1,23233</text:p>
          </table:table-cell>
          <table:table-cell office:value-type="float" office:value="1.23256726368767">
            <text:p>1,23257</text:p>
          </table:table-cell>
        </table:table-row>
        <table:table-row table:style-name="ro2">
          <table:table-cell table:style-name="ce1" office:value-type="string">
            <text:p>2012.08.21</text:p>
          </table:table-cell>
          <table:table-cell office:value-type="float" office:value="1.23451">
            <text:p>1,23451</text:p>
          </table:table-cell>
          <table:table-cell office:value-type="float" office:value="1.24874">
            <text:p>1,24874</text:p>
          </table:table-cell>
          <table:table-cell office:value-type="float" office:value="1.23418">
            <text:p>1,23418</text:p>
          </table:table-cell>
          <table:table-cell office:value-type="float" office:value="1.24717">
            <text:p>1,24717</text:p>
          </table:table-cell>
          <table:table-cell table:formula="of:=([.E1825]+[.D1825]+[.C1825])/3" office:value-type="float" office:value="1.24336333333333">
            <text:p>1,24336</text:p>
          </table:table-cell>
          <table:table-cell table:formula="of:=[.C1825]-[.D1825]" office:value-type="float" office:value="0.0145599999999999">
            <text:p>0,01456</text:p>
          </table:table-cell>
          <table:table-cell office:value-type="float" office:value="0.0155774773581569">
            <text:p>0,01558</text:p>
          </table:table-cell>
          <table:table-cell office:value-type="float" office:value="1.23265202602761">
            <text:p>1,23265</text:p>
          </table:table-cell>
          <table:table-cell office:value-type="float" office:value="1.23298530855172">
            <text:p>1,23299</text:p>
          </table:table-cell>
        </table:table-row>
        <table:table-row table:style-name="ro2">
          <table:table-cell table:style-name="ce1" office:value-type="string">
            <text:p>2012.08.22</text:p>
          </table:table-cell>
          <table:table-cell office:value-type="float" office:value="1.24716">
            <text:p>1,24716</text:p>
          </table:table-cell>
          <table:table-cell office:value-type="float" office:value="1.25379">
            <text:p>1,25379</text:p>
          </table:table-cell>
          <table:table-cell office:value-type="float" office:value="1.24312">
            <text:p>1,24312</text:p>
          </table:table-cell>
          <table:table-cell office:value-type="float" office:value="1.25285">
            <text:p>1,25285</text:p>
          </table:table-cell>
          <table:table-cell table:formula="of:=([.E1826]+[.D1826]+[.C1826])/3" office:value-type="float" office:value="1.24992">
            <text:p>1,24992</text:p>
          </table:table-cell>
          <table:table-cell table:formula="of:=[.C1826]-[.D1826]" office:value-type="float" office:value="0.01067">
            <text:p>0,01067</text:p>
          </table:table-cell>
          <table:table-cell office:value-type="float" office:value="0.0154342397064967">
            <text:p>0,01543</text:p>
          </table:table-cell>
          <table:table-cell office:value-type="float" office:value="1.23540044223682">
            <text:p>1,23540</text:p>
          </table:table-cell>
          <table:table-cell office:value-type="float" office:value="1.23652104410267">
            <text:p>1,23652</text:p>
          </table:table-cell>
        </table:table-row>
        <table:table-row table:style-name="ro2">
          <table:table-cell table:style-name="ce1" office:value-type="string">
            <text:p>2012.08.23</text:p>
          </table:table-cell>
          <table:table-cell office:value-type="float" office:value="1.25286">
            <text:p>1,25286</text:p>
          </table:table-cell>
          <table:table-cell office:value-type="float" office:value="1.25893">
            <text:p>1,25893</text:p>
          </table:table-cell>
          <table:table-cell office:value-type="float" office:value="1.25232">
            <text:p>1,25232</text:p>
          </table:table-cell>
          <table:table-cell office:value-type="float" office:value="1.25631">
            <text:p>1,25631</text:p>
          </table:table-cell>
          <table:table-cell table:formula="of:=([.E1827]+[.D1827]+[.C1827])/3" office:value-type="float" office:value="1.25585333333333">
            <text:p>1,25585</text:p>
          </table:table-cell>
          <table:table-cell table:formula="of:=[.C1827]-[.D1827]" office:value-type="float" office:value="0.00660999999999978">
            <text:p>0,00661</text:p>
          </table:table-cell>
          <table:table-cell office:value-type="float" office:value="0.015225816347608">
            <text:p>0,01523</text:p>
          </table:table-cell>
          <table:table-cell office:value-type="float" office:value="1.23892534241608">
            <text:p>1,23893</text:p>
          </table:table-cell>
          <table:table-cell office:value-type="float" office:value="1.24078249279637">
            <text:p>1,24078</text:p>
          </table:table-cell>
        </table:table-row>
        <table:table-row table:style-name="ro2">
          <table:table-cell table:style-name="ce1" office:value-type="string">
            <text:p>2012.08.24</text:p>
          </table:table-cell>
          <table:table-cell office:value-type="float" office:value="1.25635">
            <text:p>1,25635</text:p>
          </table:table-cell>
          <table:table-cell office:value-type="float" office:value="1.25677">
            <text:p>1,25677</text:p>
          </table:table-cell>
          <table:table-cell office:value-type="float" office:value="1.24816">
            <text:p>1,24816</text:p>
          </table:table-cell>
          <table:table-cell office:value-type="float" office:value="1.25117">
            <text:p>1,25117</text:p>
          </table:table-cell>
          <table:table-cell table:formula="of:=([.E1828]+[.D1828]+[.C1828])/3" office:value-type="float" office:value="1.25203333333333">
            <text:p>1,25203</text:p>
          </table:table-cell>
          <table:table-cell table:formula="of:=[.C1828]-[.D1828]" office:value-type="float" office:value="0.00861000000000001">
            <text:p>0,00861</text:p>
          </table:table-cell>
          <table:table-cell office:value-type="float" office:value="0.0149740947185282">
            <text:p>0,01497</text:p>
          </table:table-cell>
          <table:table-cell office:value-type="float" office:value="1.24315845897887">
            <text:p>1,24316</text:p>
          </table:table-cell>
          <table:table-cell office:value-type="float" office:value="1.2447937893811">
            <text:p>1,24479</text:p>
          </table:table-cell>
        </table:table-row>
        <table:table-row table:style-name="ro2">
          <table:table-cell table:style-name="ce1" office:value-type="string">
            <text:p>2012.08.27</text:p>
          </table:table-cell>
          <table:table-cell office:value-type="float" office:value="1.25114">
            <text:p>1,25114</text:p>
          </table:table-cell>
          <table:table-cell office:value-type="float" office:value="1.25355">
            <text:p>1,25355</text:p>
          </table:table-cell>
          <table:table-cell office:value-type="float" office:value="1.249">
            <text:p>1,24900</text:p>
          </table:table-cell>
          <table:table-cell office:value-type="float" office:value="1.24987">
            <text:p>1,24987</text:p>
          </table:table-cell>
          <table:table-cell table:formula="of:=([.E1829]+[.D1829]+[.C1829])/3" office:value-type="float" office:value="1.25080666666667">
            <text:p>1,25081</text:p>
          </table:table-cell>
          <table:table-cell table:formula="of:=[.C1829]-[.D1829]" office:value-type="float" office:value="0.00454999999999983">
            <text:p>0,00455</text:p>
          </table:table-cell>
          <table:table-cell office:value-type="float" office:value="0.014810017434782">
            <text:p>0,01481</text:p>
          </table:table-cell>
          <table:table-cell office:value-type="float" office:value="1.24502600765364">
            <text:p>1,24503</text:p>
          </table:table-cell>
          <table:table-cell office:value-type="float" office:value="1.2462845704924">
            <text:p>1,24628</text:p>
          </table:table-cell>
        </table:table-row>
        <table:table-row table:style-name="ro2">
          <table:table-cell table:style-name="ce1" office:value-type="string">
            <text:p>2012.08.28</text:p>
          </table:table-cell>
          <table:table-cell office:value-type="float" office:value="1.24987">
            <text:p>1,24987</text:p>
          </table:table-cell>
          <table:table-cell office:value-type="float" office:value="1.25765">
            <text:p>1,25765</text:p>
          </table:table-cell>
          <table:table-cell office:value-type="float" office:value="1.24653">
            <text:p>1,24653</text:p>
          </table:table-cell>
          <table:table-cell office:value-type="float" office:value="1.25642">
            <text:p>1,25642</text:p>
          </table:table-cell>
          <table:table-cell table:formula="of:=([.E1830]+[.D1830]+[.C1830])/3" office:value-type="float" office:value="1.25353333333333">
            <text:p>1,25353</text:p>
          </table:table-cell>
          <table:table-cell table:formula="of:=[.C1830]-[.D1830]" office:value-type="float" office:value="0.01112">
            <text:p>0,01112</text:p>
          </table:table-cell>
          <table:table-cell office:value-type="float" office:value="0.014611377717715">
            <text:p>0,01461</text:p>
          </table:table-cell>
          <table:table-cell office:value-type="float" office:value="1.24658279220432">
            <text:p>1,24658</text:p>
          </table:table-cell>
          <table:table-cell office:value-type="float" office:value="1.24756149124236">
            <text:p>1,24756</text:p>
          </table:table-cell>
        </table:table-row>
        <table:table-row table:style-name="ro2">
          <table:table-cell table:style-name="ce1" office:value-type="string">
            <text:p>2012.08.29</text:p>
          </table:table-cell>
          <table:table-cell office:value-type="float" office:value="1.25641">
            <text:p>1,25641</text:p>
          </table:table-cell>
          <table:table-cell office:value-type="float" office:value="1.25733">
            <text:p>1,25733</text:p>
          </table:table-cell>
          <table:table-cell office:value-type="float" office:value="1.25188">
            <text:p>1,25188</text:p>
          </table:table-cell>
          <table:table-cell office:value-type="float" office:value="1.25296">
            <text:p>1,25296</text:p>
          </table:table-cell>
          <table:table-cell table:formula="of:=([.E1831]+[.D1831]+[.C1831])/3" office:value-type="float" office:value="1.25405666666667">
            <text:p>1,25406</text:p>
          </table:table-cell>
          <table:table-cell table:formula="of:=[.C1831]-[.D1831]" office:value-type="float" office:value="0.00544999999999996">
            <text:p>0,00545</text:p>
          </table:table-cell>
          <table:table-cell office:value-type="float" office:value="0.0144899234244188">
            <text:p>0,01449</text:p>
          </table:table-cell>
          <table:table-cell office:value-type="float" office:value="1.24826372421853">
            <text:p>1,24826</text:p>
          </table:table-cell>
          <table:table-cell office:value-type="float" office:value="1.24996950560601">
            <text:p>1,24997</text:p>
          </table:table-cell>
        </table:table-row>
        <table:table-row table:style-name="ro2">
          <table:table-cell table:style-name="ce1" office:value-type="string">
            <text:p>2012.08.30</text:p>
          </table:table-cell>
          <table:table-cell office:value-type="float" office:value="1.25293">
            <text:p>1,25293</text:p>
          </table:table-cell>
          <table:table-cell office:value-type="float" office:value="1.25636">
            <text:p>1,25636</text:p>
          </table:table-cell>
          <table:table-cell office:value-type="float" office:value="1.24873">
            <text:p>1,24873</text:p>
          </table:table-cell>
          <table:table-cell office:value-type="float" office:value="1.2506">
            <text:p>1,25060</text:p>
          </table:table-cell>
          <table:table-cell table:formula="of:=([.E1832]+[.D1832]+[.C1832])/3" office:value-type="float" office:value="1.25189666666667">
            <text:p>1,25190</text:p>
          </table:table-cell>
          <table:table-cell table:formula="of:=[.C1832]-[.D1832]" office:value-type="float" office:value="0.0076299999999998">
            <text:p>0,00763</text:p>
          </table:table-cell>
          <table:table-cell office:value-type="float" office:value="0.0144213698721957">
            <text:p>0,01442</text:p>
          </table:table-cell>
          <table:table-cell office:value-type="float" office:value="1.2493984988913">
            <text:p>1,24940</text:p>
          </table:table-cell>
          <table:table-cell office:value-type="float" office:value="1.25070127636399">
            <text:p>1,25070</text:p>
          </table:table-cell>
        </table:table-row>
        <table:table-row table:style-name="ro2">
          <table:table-cell table:style-name="ce1" office:value-type="string">
            <text:p>2012.08.31</text:p>
          </table:table-cell>
          <table:table-cell office:value-type="float" office:value="1.25058">
            <text:p>1,25058</text:p>
          </table:table-cell>
          <table:table-cell office:value-type="float" office:value="1.26374">
            <text:p>1,26374</text:p>
          </table:table-cell>
          <table:table-cell office:value-type="float" office:value="1.24937">
            <text:p>1,24937</text:p>
          </table:table-cell>
          <table:table-cell office:value-type="float" office:value="1.25744">
            <text:p>1,25744</text:p>
          </table:table-cell>
          <table:table-cell table:formula="of:=([.E1833]+[.D1833]+[.C1833])/3" office:value-type="float" office:value="1.25685">
            <text:p>1,25685</text:p>
          </table:table-cell>
          <table:table-cell table:formula="of:=[.C1833]-[.D1833]" office:value-type="float" office:value="0.01437">
            <text:p>0,01437</text:p>
          </table:table-cell>
          <table:table-cell office:value-type="float" office:value="0.0144126254341491">
            <text:p>0,01441</text:p>
          </table:table-cell>
          <table:table-cell office:value-type="float" office:value="1.24990888995139">
            <text:p>1,24991</text:p>
          </table:table-cell>
          <table:table-cell office:value-type="float" office:value="1.25048613830999">
            <text:p>1,25049</text:p>
          </table:table-cell>
        </table:table-row>
        <table:table-row table:style-name="ro2">
          <table:table-cell table:style-name="ce1" office:value-type="string">
            <text:p>2012.09.03</text:p>
          </table:table-cell>
          <table:table-cell office:value-type="float" office:value="1.25704">
            <text:p>1,25704</text:p>
          </table:table-cell>
          <table:table-cell office:value-type="float" office:value="1.26109">
            <text:p>1,26109</text:p>
          </table:table-cell>
          <table:table-cell office:value-type="float" office:value="1.25602">
            <text:p>1,25602</text:p>
          </table:table-cell>
          <table:table-cell office:value-type="float" office:value="1.25921">
            <text:p>1,25921</text:p>
          </table:table-cell>
          <table:table-cell table:formula="of:=([.E1834]+[.D1834]+[.C1834])/3" office:value-type="float" office:value="1.25877333333333">
            <text:p>1,25877</text:p>
          </table:table-cell>
          <table:table-cell table:formula="of:=[.C1834]-[.D1834]" office:value-type="float" office:value="0.00507000000000013">
            <text:p>0,00507</text:p>
          </table:table-cell>
          <table:table-cell office:value-type="float" office:value="0.0143402742943013">
            <text:p>0,01434</text:p>
          </table:table-cell>
          <table:table-cell office:value-type="float" office:value="1.25150317895262">
            <text:p>1,25150</text:p>
          </table:table-cell>
          <table:table-cell office:value-type="float" office:value="1.25212634346977">
            <text:p>1,25213</text:p>
          </table:table-cell>
        </table:table-row>
        <table:table-row table:style-name="ro2">
          <table:table-cell table:style-name="ce1" office:value-type="string">
            <text:p>2012.09.04</text:p>
          </table:table-cell>
          <table:table-cell office:value-type="float" office:value="1.2592">
            <text:p>1,25920</text:p>
          </table:table-cell>
          <table:table-cell office:value-type="float" office:value="1.26278">
            <text:p>1,26278</text:p>
          </table:table-cell>
          <table:table-cell office:value-type="float" office:value="1.25552">
            <text:p>1,25552</text:p>
          </table:table-cell>
          <table:table-cell office:value-type="float" office:value="1.25659">
            <text:p>1,25659</text:p>
          </table:table-cell>
          <table:table-cell table:formula="of:=([.E1835]+[.D1835]+[.C1835])/3" office:value-type="float" office:value="1.25829666666667">
            <text:p>1,25830</text:p>
          </table:table-cell>
          <table:table-cell table:formula="of:=[.C1835]-[.D1835]" office:value-type="float" office:value="0.00726000000000004">
            <text:p>0,00726</text:p>
          </table:table-cell>
          <table:table-cell office:value-type="float" office:value="0.0142177286599626">
            <text:p>0,01422</text:p>
          </table:table-cell>
          <table:table-cell office:value-type="float" office:value="1.25346262885275">
            <text:p>1,25346</text:p>
          </table:table-cell>
          <table:table-cell office:value-type="float" office:value="1.25408356660318">
            <text:p>1,25408</text:p>
          </table:table-cell>
        </table:table-row>
        <table:table-row table:style-name="ro2">
          <table:table-cell table:style-name="ce1" office:value-type="string">
            <text:p>2012.09.05</text:p>
          </table:table-cell>
          <table:table-cell office:value-type="float" office:value="1.25666">
            <text:p>1,25666</text:p>
          </table:table-cell>
          <table:table-cell office:value-type="float" office:value="1.26242">
            <text:p>1,26242</text:p>
          </table:table-cell>
          <table:table-cell office:value-type="float" office:value="1.25016">
            <text:p>1,25016</text:p>
          </table:table-cell>
          <table:table-cell office:value-type="float" office:value="1.25991">
            <text:p>1,25991</text:p>
          </table:table-cell>
          <table:table-cell table:formula="of:=([.E1836]+[.D1836]+[.C1836])/3" office:value-type="float" office:value="1.25749666666667">
            <text:p>1,25750</text:p>
          </table:table-cell>
          <table:table-cell table:formula="of:=[.C1836]-[.D1836]" office:value-type="float" office:value="0.0122600000000002">
            <text:p>0,01226</text:p>
          </table:table-cell>
          <table:table-cell office:value-type="float" office:value="0.0141529078180609">
            <text:p>0,01415</text:p>
          </table:table-cell>
          <table:table-cell office:value-type="float" office:value="1.25446279202935">
            <text:p>1,25446</text:p>
          </table:table-cell>
          <table:table-cell office:value-type="float" office:value="1.25464423730984">
            <text:p>1,25464</text:p>
          </table:table-cell>
        </table:table-row>
        <table:table-row table:style-name="ro2">
          <table:table-cell table:style-name="ce1" office:value-type="string">
            <text:p>2012.09.06</text:p>
          </table:table-cell>
          <table:table-cell office:value-type="float" office:value="1.2599">
            <text:p>1,25990</text:p>
          </table:table-cell>
          <table:table-cell office:value-type="float" office:value="1.26513">
            <text:p>1,26513</text:p>
          </table:table-cell>
          <table:table-cell office:value-type="float" office:value="1.25613">
            <text:p>1,25613</text:p>
          </table:table-cell>
          <table:table-cell office:value-type="float" office:value="1.26304">
            <text:p>1,26304</text:p>
          </table:table-cell>
          <table:table-cell table:formula="of:=([.E1837]+[.D1837]+[.C1837])/3" office:value-type="float" office:value="1.26143333333333">
            <text:p>1,26143</text:p>
          </table:table-cell>
          <table:table-cell table:formula="of:=[.C1837]-[.D1837]" office:value-type="float" office:value="0.00900000000000012">
            <text:p>0,00900</text:p>
          </table:table-cell>
          <table:table-cell office:value-type="float" office:value="0.014093108689239">
            <text:p>0,01409</text:p>
          </table:table-cell>
          <table:table-cell office:value-type="float" office:value="1.25502256216044">
            <text:p>1,25502</text:p>
          </table:table-cell>
          <table:table-cell office:value-type="float" office:value="1.2557934408756">
            <text:p>1,25579</text:p>
          </table:table-cell>
        </table:table-row>
        <table:table-row table:style-name="ro2">
          <table:table-cell table:style-name="ce1" office:value-type="string">
            <text:p>2012.09.07</text:p>
          </table:table-cell>
          <table:table-cell office:value-type="float" office:value="1.26306">
            <text:p>1,26306</text:p>
          </table:table-cell>
          <table:table-cell office:value-type="float" office:value="1.28169">
            <text:p>1,28169</text:p>
          </table:table-cell>
          <table:table-cell office:value-type="float" office:value="1.26262">
            <text:p>1,26262</text:p>
          </table:table-cell>
          <table:table-cell office:value-type="float" office:value="1.28158">
            <text:p>1,28158</text:p>
          </table:table-cell>
          <table:table-cell table:formula="of:=([.E1838]+[.D1838]+[.C1838])/3" office:value-type="float" office:value="1.27529666666667">
            <text:p>1,27530</text:p>
          </table:table-cell>
          <table:table-cell table:formula="of:=[.C1838]-[.D1838]" office:value-type="float" office:value="0.0190699999999999">
            <text:p>0,01907</text:p>
          </table:table-cell>
          <table:table-cell office:value-type="float" office:value="0.0139805245169783">
            <text:p>0,01398</text:p>
          </table:table-cell>
          <table:table-cell office:value-type="float" office:value="1.25693727453509">
            <text:p>1,25694</text:p>
          </table:table-cell>
          <table:table-cell office:value-type="float" office:value="1.25804312735349">
            <text:p>1,25804</text:p>
          </table:table-cell>
        </table:table-row>
        <table:table-row table:style-name="ro2">
          <table:table-cell table:style-name="ce1" office:value-type="string">
            <text:p>2012.09.10</text:p>
          </table:table-cell>
          <table:table-cell office:value-type="float" office:value="1.28083">
            <text:p>1,28083</text:p>
          </table:table-cell>
          <table:table-cell office:value-type="float" office:value="1.28115">
            <text:p>1,28115</text:p>
          </table:table-cell>
          <table:table-cell office:value-type="float" office:value="1.27558">
            <text:p>1,27558</text:p>
          </table:table-cell>
          <table:table-cell office:value-type="float" office:value="1.27579">
            <text:p>1,27579</text:p>
          </table:table-cell>
          <table:table-cell table:formula="of:=([.E1839]+[.D1839]+[.C1839])/3" office:value-type="float" office:value="1.27750666666667">
            <text:p>1,27751</text:p>
          </table:table-cell>
          <table:table-cell table:formula="of:=[.C1839]-[.D1839]" office:value-type="float" office:value="0.00556999999999985">
            <text:p>0,00557</text:p>
          </table:table-cell>
          <table:table-cell office:value-type="float" office:value="0.0138117644257551">
            <text:p>0,01381</text:p>
          </table:table-cell>
          <table:table-cell office:value-type="float" office:value="1.26149873840032">
            <text:p>1,26150</text:p>
          </table:table-cell>
          <table:table-cell office:value-type="float" office:value="1.26409386889473">
            <text:p>1,26409</text:p>
          </table:table-cell>
        </table:table-row>
        <table:table-row table:style-name="ro2">
          <table:table-cell table:style-name="ce1" office:value-type="string">
            <text:p>2012.09.11</text:p>
          </table:table-cell>
          <table:table-cell office:value-type="float" office:value="1.27579">
            <text:p>1,27579</text:p>
          </table:table-cell>
          <table:table-cell office:value-type="float" office:value="1.2871">
            <text:p>1,28710</text:p>
          </table:table-cell>
          <table:table-cell office:value-type="float" office:value="1.27545">
            <text:p>1,27545</text:p>
          </table:table-cell>
          <table:table-cell office:value-type="float" office:value="1.28544">
            <text:p>1,28544</text:p>
          </table:table-cell>
          <table:table-cell table:formula="of:=([.E1840]+[.D1840]+[.C1840])/3" office:value-type="float" office:value="1.28266333333333">
            <text:p>1,28266</text:p>
          </table:table-cell>
          <table:table-cell table:formula="of:=[.C1840]-[.D1840]" office:value-type="float" office:value="0.0116500000000002">
            <text:p>0,01165</text:p>
          </table:table-cell>
          <table:table-cell office:value-type="float" office:value="0.013657821373786">
            <text:p>0,01366</text:p>
          </table:table-cell>
          <table:table-cell office:value-type="float" office:value="1.26531282311606">
            <text:p>1,26531</text:p>
          </table:table-cell>
          <table:table-cell office:value-type="float" office:value="1.26703213709599">
            <text:p>1,26703</text:p>
          </table:table-cell>
        </table:table-row>
        <table:table-row table:style-name="ro2">
          <table:table-cell table:style-name="ce1" office:value-type="string">
            <text:p>2012.09.12</text:p>
          </table:table-cell>
          <table:table-cell office:value-type="float" office:value="1.28544">
            <text:p>1,28544</text:p>
          </table:table-cell>
          <table:table-cell office:value-type="float" office:value="1.29363">
            <text:p>1,29363</text:p>
          </table:table-cell>
          <table:table-cell office:value-type="float" office:value="1.28158">
            <text:p>1,28158</text:p>
          </table:table-cell>
          <table:table-cell office:value-type="float" office:value="1.28988">
            <text:p>1,28988</text:p>
          </table:table-cell>
          <table:table-cell table:formula="of:=([.E1841]+[.D1841]+[.C1841])/3" office:value-type="float" office:value="1.28836333333333">
            <text:p>1,28836</text:p>
          </table:table-cell>
          <table:table-cell table:formula="of:=[.C1841]-[.D1841]" office:value-type="float" office:value="0.0120500000000001">
            <text:p>0,01205</text:p>
          </table:table-cell>
          <table:table-cell office:value-type="float" office:value="0.0134265219253698">
            <text:p>0,01343</text:p>
          </table:table-cell>
          <table:table-cell office:value-type="float" office:value="1.26986334274734">
            <text:p>1,26986</text:p>
          </table:table-cell>
          <table:table-cell office:value-type="float" office:value="1.27185919023795">
            <text:p>1,27186</text:p>
          </table:table-cell>
        </table:table-row>
        <table:table-row table:style-name="ro2">
          <table:table-cell table:style-name="ce1" office:value-type="string">
            <text:p>2012.09.13</text:p>
          </table:table-cell>
          <table:table-cell office:value-type="float" office:value="1.28986">
            <text:p>1,28986</text:p>
          </table:table-cell>
          <table:table-cell office:value-type="float" office:value="1.30014">
            <text:p>1,30014</text:p>
          </table:table-cell>
          <table:table-cell office:value-type="float" office:value="1.28551">
            <text:p>1,28551</text:p>
          </table:table-cell>
          <table:table-cell office:value-type="float" office:value="1.29878">
            <text:p>1,29878</text:p>
          </table:table-cell>
          <table:table-cell table:formula="of:=([.E1842]+[.D1842]+[.C1842])/3" office:value-type="float" office:value="1.29481">
            <text:p>1,29481</text:p>
          </table:table-cell>
          <table:table-cell table:formula="of:=[.C1842]-[.D1842]" office:value-type="float" office:value="0.0146300000000001">
            <text:p>0,01463</text:p>
          </table:table-cell>
          <table:table-cell office:value-type="float" office:value="0.0131907424434198">
            <text:p>0,01319</text:p>
          </table:table-cell>
          <table:table-cell office:value-type="float" office:value="1.27437203252536">
            <text:p>1,27437</text:p>
          </table:table-cell>
          <table:table-cell office:value-type="float" office:value="1.27665877608264">
            <text:p>1,27666</text:p>
          </table:table-cell>
        </table:table-row>
        <table:table-row table:style-name="ro2">
          <table:table-cell table:style-name="ce1" office:value-type="string">
            <text:p>2012.09.14</text:p>
          </table:table-cell>
          <table:table-cell office:value-type="float" office:value="1.2987">
            <text:p>1,29870</text:p>
          </table:table-cell>
          <table:table-cell office:value-type="float" office:value="1.31686">
            <text:p>1,31686</text:p>
          </table:table-cell>
          <table:table-cell office:value-type="float" office:value="1.29799">
            <text:p>1,29799</text:p>
          </table:table-cell>
          <table:table-cell office:value-type="float" office:value="1.31275">
            <text:p>1,31275</text:p>
          </table:table-cell>
          <table:table-cell table:formula="of:=([.E1843]+[.D1843]+[.C1843])/3" office:value-type="float" office:value="1.3092">
            <text:p>1,30920</text:p>
          </table:table-cell>
          <table:table-cell table:formula="of:=[.C1843]-[.D1843]" office:value-type="float" office:value="0.0188700000000002">
            <text:p>0,01887</text:p>
          </table:table-cell>
          <table:table-cell office:value-type="float" office:value="0.0129494990277334">
            <text:p>0,01295</text:p>
          </table:table-cell>
          <table:table-cell office:value-type="float" office:value="1.27966115607138">
            <text:p>1,27966</text:p>
          </table:table-cell>
          <table:table-cell office:value-type="float" office:value="1.28301432607023">
            <text:p>1,28301</text:p>
          </table:table-cell>
        </table:table-row>
        <table:table-row table:style-name="ro2">
          <table:table-cell table:style-name="ce1" office:value-type="string">
            <text:p>2012.09.17</text:p>
          </table:table-cell>
          <table:table-cell office:value-type="float" office:value="1.31188">
            <text:p>1,31188</text:p>
          </table:table-cell>
          <table:table-cell office:value-type="float" office:value="1.31716">
            <text:p>1,31716</text:p>
          </table:table-cell>
          <table:table-cell office:value-type="float" office:value="1.30834">
            <text:p>1,30834</text:p>
          </table:table-cell>
          <table:table-cell office:value-type="float" office:value="1.31166">
            <text:p>1,31166</text:p>
          </table:table-cell>
          <table:table-cell table:formula="of:=([.E1844]+[.D1844]+[.C1844])/3" office:value-type="float" office:value="1.31238666666667">
            <text:p>1,31239</text:p>
          </table:table-cell>
          <table:table-cell table:formula="of:=[.C1844]-[.D1844]" office:value-type="float" office:value="0.00882000000000005">
            <text:p>0,00882</text:p>
          </table:table-cell>
          <table:table-cell office:value-type="float" office:value="0.0127128066598354">
            <text:p>0,01271</text:p>
          </table:table-cell>
          <table:table-cell office:value-type="float" office:value="1.28706378227176">
            <text:p>1,28706</text:p>
          </table:table-cell>
          <table:table-cell office:value-type="float" office:value="1.29082724720024">
            <text:p>1,29083</text:p>
          </table:table-cell>
        </table:table-row>
        <table:table-row table:style-name="ro2">
          <table:table-cell table:style-name="ce1" office:value-type="string">
            <text:p>2012.09.18</text:p>
          </table:table-cell>
          <table:table-cell office:value-type="float" office:value="1.31163">
            <text:p>1,31163</text:p>
          </table:table-cell>
          <table:table-cell office:value-type="float" office:value="1.31204">
            <text:p>1,31204</text:p>
          </table:table-cell>
          <table:table-cell office:value-type="float" office:value="1.30292">
            <text:p>1,30292</text:p>
          </table:table-cell>
          <table:table-cell office:value-type="float" office:value="1.30473">
            <text:p>1,30473</text:p>
          </table:table-cell>
          <table:table-cell table:formula="of:=([.E1845]+[.D1845]+[.C1845])/3" office:value-type="float" office:value="1.30656333333333">
            <text:p>1,30656</text:p>
          </table:table-cell>
          <table:table-cell table:formula="of:=[.C1845]-[.D1845]" office:value-type="float" office:value="0.00912000000000002">
            <text:p>0,00912</text:p>
          </table:table-cell>
          <table:table-cell office:value-type="float" office:value="0.0124759696747708">
            <text:p>0,01248</text:p>
          </table:table-cell>
          <table:table-cell office:value-type="float" office:value="1.29345107068584">
            <text:p>1,29345</text:p>
          </table:table-cell>
          <table:table-cell office:value-type="float" office:value="1.29647071529715">
            <text:p>1,29647</text:p>
          </table:table-cell>
        </table:table-row>
        <table:table-row table:style-name="ro2">
          <table:table-cell table:style-name="ce1" office:value-type="string">
            <text:p>2012.09.19</text:p>
          </table:table-cell>
          <table:table-cell office:value-type="float" office:value="1.30473">
            <text:p>1,30473</text:p>
          </table:table-cell>
          <table:table-cell office:value-type="float" office:value="1.30848">
            <text:p>1,30848</text:p>
          </table:table-cell>
          <table:table-cell office:value-type="float" office:value="1.29932">
            <text:p>1,29932</text:p>
          </table:table-cell>
          <table:table-cell office:value-type="float" office:value="1.30479">
            <text:p>1,30479</text:p>
          </table:table-cell>
          <table:table-cell table:formula="of:=([.E1846]+[.D1846]+[.C1846])/3" office:value-type="float" office:value="1.30419666666667">
            <text:p>1,30420</text:p>
          </table:table-cell>
          <table:table-cell table:formula="of:=[.C1846]-[.D1846]" office:value-type="float" office:value="0.00916000000000006">
            <text:p>0,00916</text:p>
          </table:table-cell>
          <table:table-cell office:value-type="float" office:value="0.0123245035933224">
            <text:p>0,01232</text:p>
          </table:table-cell>
          <table:table-cell office:value-type="float" office:value="1.296591282822">
            <text:p>1,29659</text:p>
          </table:table-cell>
          <table:table-cell office:value-type="float" office:value="1.29868617134333">
            <text:p>1,29869</text:p>
          </table:table-cell>
        </table:table-row>
        <table:table-row table:style-name="ro2">
          <table:table-cell table:style-name="ce1" office:value-type="string">
            <text:p>2012.09.20</text:p>
          </table:table-cell>
          <table:table-cell office:value-type="float" office:value="1.30477">
            <text:p>1,30477</text:p>
          </table:table-cell>
          <table:table-cell office:value-type="float" office:value="1.30585">
            <text:p>1,30585</text:p>
          </table:table-cell>
          <table:table-cell office:value-type="float" office:value="1.2919">
            <text:p>1,29190</text:p>
          </table:table-cell>
          <table:table-cell office:value-type="float" office:value="1.29677">
            <text:p>1,29677</text:p>
          </table:table-cell>
          <table:table-cell table:formula="of:=([.E1847]+[.D1847]+[.C1847])/3" office:value-type="float" office:value="1.29817333333333">
            <text:p>1,29817</text:p>
          </table:table-cell>
          <table:table-cell table:formula="of:=[.C1847]-[.D1847]" office:value-type="float" office:value="0.0139499999999999">
            <text:p>0,01395</text:p>
          </table:table-cell>
          <table:table-cell office:value-type="float" office:value="0.0121998890118229">
            <text:p>0,01220</text:p>
          </table:table-cell>
          <table:table-cell office:value-type="float" office:value="1.29850471824907">
            <text:p>1,29850</text:p>
          </table:table-cell>
          <table:table-cell office:value-type="float" office:value="1.30043978721352">
            <text:p>1,30044</text:p>
          </table:table-cell>
        </table:table-row>
        <table:table-row table:style-name="ro2">
          <table:table-cell table:style-name="ce1" office:value-type="string">
            <text:p>2012.09.21</text:p>
          </table:table-cell>
          <table:table-cell office:value-type="float" office:value="1.29678">
            <text:p>1,29678</text:p>
          </table:table-cell>
          <table:table-cell office:value-type="float" office:value="1.30477">
            <text:p>1,30477</text:p>
          </table:table-cell>
          <table:table-cell office:value-type="float" office:value="1.29556">
            <text:p>1,29556</text:p>
          </table:table-cell>
          <table:table-cell office:value-type="float" office:value="1.29837">
            <text:p>1,29837</text:p>
          </table:table-cell>
          <table:table-cell table:formula="of:=([.E1848]+[.D1848]+[.C1848])/3" office:value-type="float" office:value="1.29956666666667">
            <text:p>1,29957</text:p>
          </table:table-cell>
          <table:table-cell table:formula="of:=[.C1848]-[.D1848]" office:value-type="float" office:value="0.00920999999999994">
            <text:p>0,00921</text:p>
          </table:table-cell>
          <table:table-cell office:value-type="float" office:value="0.0122322696723589">
            <text:p>0,01223</text:p>
          </table:table-cell>
          <table:table-cell office:value-type="float" office:value="1.29812034378018">
            <text:p>1,29812</text:p>
          </table:table-cell>
          <table:table-cell office:value-type="float" office:value="1.29982754445993">
            <text:p>1,29983</text:p>
          </table:table-cell>
        </table:table-row>
        <table:table-row table:style-name="ro2">
          <table:table-cell table:style-name="ce1" office:value-type="string">
            <text:p>2012.09.24</text:p>
          </table:table-cell>
          <table:table-cell office:value-type="float" office:value="1.29754">
            <text:p>1,29754</text:p>
          </table:table-cell>
          <table:table-cell office:value-type="float" office:value="1.29895">
            <text:p>1,29895</text:p>
          </table:table-cell>
          <table:table-cell office:value-type="float" office:value="1.2891">
            <text:p>1,28910</text:p>
          </table:table-cell>
          <table:table-cell office:value-type="float" office:value="1.293">
            <text:p>1,29300</text:p>
          </table:table-cell>
          <table:table-cell table:formula="of:=([.E1849]+[.D1849]+[.C1849])/3" office:value-type="float" office:value="1.29368333333333">
            <text:p>1,29368</text:p>
          </table:table-cell>
          <table:table-cell table:formula="of:=[.C1849]-[.D1849]" office:value-type="float" office:value="0.00985000000000014">
            <text:p>0,00985</text:p>
          </table:table-cell>
          <table:table-cell office:value-type="float" office:value="0.0122659020191819">
            <text:p>0,01227</text:p>
          </table:table-cell>
          <table:table-cell office:value-type="float" office:value="1.29830812677663">
            <text:p>1,29831</text:p>
          </table:table-cell>
          <table:table-cell office:value-type="float" office:value="1.29918415642195">
            <text:p>1,29918</text:p>
          </table:table-cell>
        </table:table-row>
        <table:table-row table:style-name="ro2">
          <table:table-cell table:style-name="ce1" office:value-type="string">
            <text:p>2012.09.25</text:p>
          </table:table-cell>
          <table:table-cell office:value-type="float" office:value="1.29299">
            <text:p>1,29299</text:p>
          </table:table-cell>
          <table:table-cell office:value-type="float" office:value="1.29705">
            <text:p>1,29705</text:p>
          </table:table-cell>
          <table:table-cell office:value-type="float" office:value="1.28862">
            <text:p>1,28862</text:p>
          </table:table-cell>
          <table:table-cell office:value-type="float" office:value="1.28996">
            <text:p>1,28996</text:p>
          </table:table-cell>
          <table:table-cell table:formula="of:=([.E1850]+[.D1850]+[.C1850])/3" office:value-type="float" office:value="1.29187666666667">
            <text:p>1,29188</text:p>
          </table:table-cell>
          <table:table-cell table:formula="of:=[.C1850]-[.D1850]" office:value-type="float" office:value="0.00842999999999994">
            <text:p>0,00843</text:p>
          </table:table-cell>
          <table:table-cell office:value-type="float" office:value="0.0123914906580806">
            <text:p>0,01239</text:p>
          </table:table-cell>
          <table:table-cell office:value-type="float" office:value="1.29685405089688">
            <text:p>1,29685</text:p>
          </table:table-cell>
          <table:table-cell office:value-type="float" office:value="1.297080491934">
            <text:p>1,29708</text:p>
          </table:table-cell>
        </table:table-row>
        <table:table-row table:style-name="ro2">
          <table:table-cell table:style-name="ce1" office:value-type="string">
            <text:p>2012.09.26</text:p>
          </table:table-cell>
          <table:table-cell office:value-type="float" office:value="1.28989">
            <text:p>1,28989</text:p>
          </table:table-cell>
          <table:table-cell office:value-type="float" office:value="1.29126">
            <text:p>1,29126</text:p>
          </table:table-cell>
          <table:table-cell office:value-type="float" office:value="1.28352">
            <text:p>1,28352</text:p>
          </table:table-cell>
          <table:table-cell office:value-type="float" office:value="1.28723">
            <text:p>1,28723</text:p>
          </table:table-cell>
          <table:table-cell table:formula="of:=([.E1851]+[.D1851]+[.C1851])/3" office:value-type="float" office:value="1.28733666666667">
            <text:p>1,28734</text:p>
          </table:table-cell>
          <table:table-cell table:formula="of:=[.C1851]-[.D1851]" office:value-type="float" office:value="0.00774000000000008">
            <text:p>0,00774</text:p>
          </table:table-cell>
          <table:table-cell office:value-type="float" office:value="0.0124665137365823">
            <text:p>0,01247</text:p>
          </table:table-cell>
          <table:table-cell office:value-type="float" office:value="1.29533983756104">
            <text:p>1,29534</text:p>
          </table:table-cell>
          <table:table-cell office:value-type="float" office:value="1.29491101675486">
            <text:p>1,29491</text:p>
          </table:table-cell>
        </table:table-row>
        <table:table-row table:style-name="ro2">
          <table:table-cell table:style-name="ce1" office:value-type="string">
            <text:p>2012.09.27</text:p>
          </table:table-cell>
          <table:table-cell office:value-type="float" office:value="1.28722">
            <text:p>1,28722</text:p>
          </table:table-cell>
          <table:table-cell office:value-type="float" office:value="1.29279">
            <text:p>1,29279</text:p>
          </table:table-cell>
          <table:table-cell office:value-type="float" office:value="1.28287">
            <text:p>1,28287</text:p>
          </table:table-cell>
          <table:table-cell office:value-type="float" office:value="1.29126">
            <text:p>1,29126</text:p>
          </table:table-cell>
          <table:table-cell table:formula="of:=([.E1852]+[.D1852]+[.C1852])/3" office:value-type="float" office:value="1.28897333333333">
            <text:p>1,28897</text:p>
          </table:table-cell>
          <table:table-cell table:formula="of:=[.C1852]-[.D1852]" office:value-type="float" office:value="0.00992000000000015">
            <text:p>0,00992</text:p>
          </table:table-cell>
          <table:table-cell office:value-type="float" office:value="0.0125555402933074">
            <text:p>0,01256</text:p>
          </table:table-cell>
          <table:table-cell office:value-type="float" office:value="1.29329719753265">
            <text:p>1,29330</text:p>
          </table:table-cell>
          <table:table-cell office:value-type="float" office:value="1.29267028831674">
            <text:p>1,29267</text:p>
          </table:table-cell>
        </table:table-row>
        <table:table-row table:style-name="ro2">
          <table:table-cell table:style-name="ce1" office:value-type="string">
            <text:p>2012.09.28</text:p>
          </table:table-cell>
          <table:table-cell office:value-type="float" office:value="1.29125">
            <text:p>1,29125</text:p>
          </table:table-cell>
          <table:table-cell office:value-type="float" office:value="1.29594">
            <text:p>1,29594</text:p>
          </table:table-cell>
          <table:table-cell office:value-type="float" office:value="1.28385">
            <text:p>1,28385</text:p>
          </table:table-cell>
          <table:table-cell office:value-type="float" office:value="1.28573">
            <text:p>1,28573</text:p>
          </table:table-cell>
          <table:table-cell table:formula="of:=([.E1853]+[.D1853]+[.C1853])/3" office:value-type="float" office:value="1.28850666666667">
            <text:p>1,28851</text:p>
          </table:table-cell>
          <table:table-cell table:formula="of:=[.C1853]-[.D1853]" office:value-type="float" office:value="0.0120899999999999">
            <text:p>0,01209</text:p>
          </table:table-cell>
          <table:table-cell office:value-type="float" office:value="0.0125803631595411">
            <text:p>0,01258</text:p>
          </table:table-cell>
          <table:table-cell office:value-type="float" office:value="1.29221138501427">
            <text:p>1,29221</text:p>
          </table:table-cell>
          <table:table-cell office:value-type="float" office:value="1.29221188706261">
            <text:p>1,29221</text:p>
          </table:table-cell>
        </table:table-row>
        <table:table-row table:style-name="ro2">
          <table:table-cell table:style-name="ce1" office:value-type="string">
            <text:p>2012.10.01</text:p>
          </table:table-cell>
          <table:table-cell office:value-type="float" office:value="1.28432">
            <text:p>1,28432</text:p>
          </table:table-cell>
          <table:table-cell office:value-type="float" office:value="1.29384">
            <text:p>1,29384</text:p>
          </table:table-cell>
          <table:table-cell office:value-type="float" office:value="1.28035">
            <text:p>1,28035</text:p>
          </table:table-cell>
          <table:table-cell office:value-type="float" office:value="1.28874">
            <text:p>1,28874</text:p>
          </table:table-cell>
          <table:table-cell table:formula="of:=([.E1854]+[.D1854]+[.C1854])/3" office:value-type="float" office:value="1.28764333333333">
            <text:p>1,28764</text:p>
          </table:table-cell>
          <table:table-cell table:formula="of:=[.C1854]-[.D1854]" office:value-type="float" office:value="0.01349">
            <text:p>0,01349</text:p>
          </table:table-cell>
          <table:table-cell office:value-type="float" office:value="0.012676270457296">
            <text:p>0,01268</text:p>
          </table:table-cell>
          <table:table-cell office:value-type="float" office:value="1.29103245896643">
            <text:p>1,29103</text:p>
          </table:table-cell>
          <table:table-cell office:value-type="float" office:value="1.29037456039589">
            <text:p>1,29037</text:p>
          </table:table-cell>
        </table:table-row>
        <table:table-row table:style-name="ro2">
          <table:table-cell table:style-name="ce1" office:value-type="string">
            <text:p>2012.10.02</text:p>
          </table:table-cell>
          <table:table-cell office:value-type="float" office:value="1.28874">
            <text:p>1,28874</text:p>
          </table:table-cell>
          <table:table-cell office:value-type="float" office:value="1.29675">
            <text:p>1,29675</text:p>
          </table:table-cell>
          <table:table-cell office:value-type="float" office:value="1.28801">
            <text:p>1,28801</text:p>
          </table:table-cell>
          <table:table-cell office:value-type="float" office:value="1.29192">
            <text:p>1,29192</text:p>
          </table:table-cell>
          <table:table-cell table:formula="of:=([.E1855]+[.D1855]+[.C1855])/3" office:value-type="float" office:value="1.29222666666667">
            <text:p>1,29223</text:p>
          </table:table-cell>
          <table:table-cell table:formula="of:=[.C1855]-[.D1855]" office:value-type="float" office:value="0.00873999999999997">
            <text:p>0,00874</text:p>
          </table:table-cell>
          <table:table-cell office:value-type="float" office:value="0.0127003947454893">
            <text:p>0,01270</text:p>
          </table:table-cell>
          <table:table-cell office:value-type="float" office:value="1.29020472471651">
            <text:p>1,29020</text:p>
          </table:table-cell>
          <table:table-cell office:value-type="float" office:value="1.28978038487762">
            <text:p>1,28978</text:p>
          </table:table-cell>
        </table:table-row>
        <table:table-row table:style-name="ro2">
          <table:table-cell table:style-name="ce1" office:value-type="string">
            <text:p>2012.10.03</text:p>
          </table:table-cell>
          <table:table-cell office:value-type="float" office:value="1.29191">
            <text:p>1,29191</text:p>
          </table:table-cell>
          <table:table-cell office:value-type="float" office:value="1.29368">
            <text:p>1,29368</text:p>
          </table:table-cell>
          <table:table-cell office:value-type="float" office:value="1.28773">
            <text:p>1,28773</text:p>
          </table:table-cell>
          <table:table-cell office:value-type="float" office:value="1.29049">
            <text:p>1,29049</text:p>
          </table:table-cell>
          <table:table-cell table:formula="of:=([.E1856]+[.D1856]+[.C1856])/3" office:value-type="float" office:value="1.29063333333333">
            <text:p>1,29063</text:p>
          </table:table-cell>
          <table:table-cell table:formula="of:=[.C1856]-[.D1856]" office:value-type="float" office:value="0.0059499999999999">
            <text:p>0,00595</text:p>
          </table:table-cell>
          <table:table-cell office:value-type="float" office:value="0.0126596290555911">
            <text:p>0,01266</text:p>
          </table:table-cell>
          <table:table-cell office:value-type="float" office:value="1.29103636936063">
            <text:p>1,29104</text:p>
          </table:table-cell>
          <table:table-cell office:value-type="float" office:value="1.29038381757474">
            <text:p>1,29038</text:p>
          </table:table-cell>
        </table:table-row>
        <table:table-row table:style-name="ro2">
          <table:table-cell table:style-name="ce1" office:value-type="string">
            <text:p>2012.10.04</text:p>
          </table:table-cell>
          <table:table-cell office:value-type="float" office:value="1.29048">
            <text:p>1,29048</text:p>
          </table:table-cell>
          <table:table-cell office:value-type="float" office:value="1.30313">
            <text:p>1,30313</text:p>
          </table:table-cell>
          <table:table-cell office:value-type="float" office:value="1.2901">
            <text:p>1,29010</text:p>
          </table:table-cell>
          <table:table-cell office:value-type="float" office:value="1.30172">
            <text:p>1,30172</text:p>
          </table:table-cell>
          <table:table-cell table:formula="of:=([.E1857]+[.D1857]+[.C1857])/3" office:value-type="float" office:value="1.29831666666667">
            <text:p>1,29832</text:p>
          </table:table-cell>
          <table:table-cell table:formula="of:=[.C1857]-[.D1857]" office:value-type="float" office:value="0.0130299999999999">
            <text:p>0,01303</text:p>
          </table:table-cell>
          <table:table-cell office:value-type="float" office:value="0.0126103771941847">
            <text:p>0,01261</text:p>
          </table:table-cell>
          <table:table-cell office:value-type="float" office:value="1.29087382485537">
            <text:p>1,29087</text:p>
          </table:table-cell>
          <table:table-cell office:value-type="float" office:value="1.29042828825635">
            <text:p>1,29043</text:p>
          </table:table-cell>
        </table:table-row>
        <table:table-row table:style-name="ro2">
          <table:table-cell table:style-name="ce1" office:value-type="string">
            <text:p>2012.10.05</text:p>
          </table:table-cell>
          <table:table-cell office:value-type="float" office:value="1.30172">
            <text:p>1,30172</text:p>
          </table:table-cell>
          <table:table-cell office:value-type="float" office:value="1.30713">
            <text:p>1,30713</text:p>
          </table:table-cell>
          <table:table-cell office:value-type="float" office:value="1.2994">
            <text:p>1,29940</text:p>
          </table:table-cell>
          <table:table-cell office:value-type="float" office:value="1.30325">
            <text:p>1,30325</text:p>
          </table:table-cell>
          <table:table-cell table:formula="of:=([.E1858]+[.D1858]+[.C1858])/3" office:value-type="float" office:value="1.30326">
            <text:p>1,30326</text:p>
          </table:table-cell>
          <table:table-cell table:formula="of:=[.C1858]-[.D1858]" office:value-type="float" office:value="0.00773000000000001">
            <text:p>0,00773</text:p>
          </table:table-cell>
          <table:table-cell office:value-type="float" office:value="0.0125045292116858">
            <text:p>0,01250</text:p>
          </table:table-cell>
          <table:table-cell office:value-type="float" office:value="1.29289612854475">
            <text:p>1,29290</text:p>
          </table:table-cell>
          <table:table-cell office:value-type="float" office:value="1.29347146844834">
            <text:p>1,29347</text:p>
          </table:table-cell>
        </table:table-row>
        <table:table-row table:style-name="ro2">
          <table:table-cell table:style-name="ce1" office:value-type="string">
            <text:p>2012.10.08</text:p>
          </table:table-cell>
          <table:table-cell office:value-type="float" office:value="1.3024">
            <text:p>1,30240</text:p>
          </table:table-cell>
          <table:table-cell office:value-type="float" office:value="1.30249">
            <text:p>1,30249</text:p>
          </table:table-cell>
          <table:table-cell office:value-type="float" office:value="1.29377">
            <text:p>1,29377</text:p>
          </table:table-cell>
          <table:table-cell office:value-type="float" office:value="1.29674">
            <text:p>1,29674</text:p>
          </table:table-cell>
          <table:table-cell table:formula="of:=([.E1859]+[.D1859]+[.C1859])/3" office:value-type="float" office:value="1.29766666666667">
            <text:p>1,29767</text:p>
          </table:table-cell>
          <table:table-cell table:formula="of:=[.C1859]-[.D1859]" office:value-type="float" office:value="0.00872000000000006">
            <text:p>0,00872</text:p>
          </table:table-cell>
          <table:table-cell office:value-type="float" office:value="0.0123802579942237">
            <text:p>0,01238</text:p>
          </table:table-cell>
          <table:table-cell office:value-type="float" office:value="1.29563226205126">
            <text:p>1,29563</text:p>
          </table:table-cell>
          <table:table-cell office:value-type="float" office:value="1.29621479770475">
            <text:p>1,29621</text:p>
          </table:table-cell>
        </table:table-row>
        <table:table-row table:style-name="ro2">
          <table:table-cell table:style-name="ce1" office:value-type="string">
            <text:p>2012.10.09</text:p>
          </table:table-cell>
          <table:table-cell office:value-type="float" office:value="1.29672">
            <text:p>1,29672</text:p>
          </table:table-cell>
          <table:table-cell office:value-type="float" office:value="1.29906">
            <text:p>1,29906</text:p>
          </table:table-cell>
          <table:table-cell office:value-type="float" office:value="1.28589">
            <text:p>1,28589</text:p>
          </table:table-cell>
          <table:table-cell office:value-type="float" office:value="1.2885">
            <text:p>1,28850</text:p>
          </table:table-cell>
          <table:table-cell table:formula="of:=([.E1860]+[.D1860]+[.C1860])/3" office:value-type="float" office:value="1.29115">
            <text:p>1,29115</text:p>
          </table:table-cell>
          <table:table-cell table:formula="of:=[.C1860]-[.D1860]" office:value-type="float" office:value="0.0131700000000001">
            <text:p>0,01317</text:p>
          </table:table-cell>
          <table:table-cell office:value-type="float" office:value="0.0123180191603824">
            <text:p>0,01232</text:p>
          </table:table-cell>
          <table:table-cell office:value-type="float" office:value="1.2959787387751">
            <text:p>1,29598</text:p>
          </table:table-cell>
          <table:table-cell office:value-type="float" office:value="1.29638978666832">
            <text:p>1,29639</text:p>
          </table:table-cell>
        </table:table-row>
        <table:table-row table:style-name="ro2">
          <table:table-cell table:style-name="ce1" office:value-type="string">
            <text:p>2012.10.10</text:p>
          </table:table-cell>
          <table:table-cell office:value-type="float" office:value="1.28842">
            <text:p>1,28842</text:p>
          </table:table-cell>
          <table:table-cell office:value-type="float" office:value="1.29133">
            <text:p>1,29133</text:p>
          </table:table-cell>
          <table:table-cell office:value-type="float" office:value="1.28353">
            <text:p>1,28353</text:p>
          </table:table-cell>
          <table:table-cell office:value-type="float" office:value="1.2875">
            <text:p>1,28750</text:p>
          </table:table-cell>
          <table:table-cell table:formula="of:=([.E1861]+[.D1861]+[.C1861])/3" office:value-type="float" office:value="1.28745333333333">
            <text:p>1,28745</text:p>
          </table:table-cell>
          <table:table-cell table:formula="of:=[.C1861]-[.D1861]" office:value-type="float" office:value="0.00780000000000003">
            <text:p>0,00780</text:p>
          </table:table-cell>
          <table:table-cell office:value-type="float" office:value="0.0123516445954594">
            <text:p>0,01235</text:p>
          </table:table-cell>
          <table:table-cell office:value-type="float" office:value="1.29454555856922">
            <text:p>1,29455</text:p>
          </table:table-cell>
          <table:table-cell office:value-type="float" office:value="1.29423690524429">
            <text:p>1,29424</text:p>
          </table:table-cell>
        </table:table-row>
        <table:table-row table:style-name="ro2">
          <table:table-cell table:style-name="ce1" office:value-type="string">
            <text:p>2012.10.11</text:p>
          </table:table-cell>
          <table:table-cell office:value-type="float" office:value="1.28746">
            <text:p>1,28746</text:p>
          </table:table-cell>
          <table:table-cell office:value-type="float" office:value="1.29515">
            <text:p>1,29515</text:p>
          </table:table-cell>
          <table:table-cell office:value-type="float" office:value="1.28255">
            <text:p>1,28255</text:p>
          </table:table-cell>
          <table:table-cell office:value-type="float" office:value="1.29274">
            <text:p>1,29274</text:p>
          </table:table-cell>
          <table:table-cell table:formula="of:=([.E1862]+[.D1862]+[.C1862])/3" office:value-type="float" office:value="1.29014666666667">
            <text:p>1,29015</text:p>
          </table:table-cell>
          <table:table-cell table:formula="of:=[.C1862]-[.D1862]" office:value-type="float" office:value="0.0125999999999999">
            <text:p>0,01260</text:p>
          </table:table-cell>
          <table:table-cell office:value-type="float" office:value="0.0123495930624373">
            <text:p>0,01235</text:p>
          </table:table-cell>
          <table:table-cell office:value-type="float" office:value="1.29306120797662">
            <text:p>1,29306</text:p>
          </table:table-cell>
          <table:table-cell office:value-type="float" office:value="1.29279413427237">
            <text:p>1,29279</text:p>
          </table:table-cell>
        </table:table-row>
        <table:table-row table:style-name="ro2">
          <table:table-cell table:style-name="ce1" office:value-type="string">
            <text:p>2012.10.12</text:p>
          </table:table-cell>
          <table:table-cell office:value-type="float" office:value="1.29274">
            <text:p>1,29274</text:p>
          </table:table-cell>
          <table:table-cell office:value-type="float" office:value="1.29916">
            <text:p>1,29916</text:p>
          </table:table-cell>
          <table:table-cell office:value-type="float" office:value="1.29223">
            <text:p>1,29223</text:p>
          </table:table-cell>
          <table:table-cell office:value-type="float" office:value="1.29516">
            <text:p>1,29516</text:p>
          </table:table-cell>
          <table:table-cell table:formula="of:=([.E1863]+[.D1863]+[.C1863])/3" office:value-type="float" office:value="1.29551666666667">
            <text:p>1,29552</text:p>
          </table:table-cell>
          <table:table-cell table:formula="of:=[.C1863]-[.D1863]" office:value-type="float" office:value="0.0069300000000001">
            <text:p>0,00693</text:p>
          </table:table-cell>
          <table:table-cell office:value-type="float" office:value="0.0123920191247748">
            <text:p>0,01239</text:p>
          </table:table-cell>
          <table:table-cell office:value-type="float" office:value="1.29230768553176">
            <text:p>1,29231</text:p>
          </table:table-cell>
          <table:table-cell office:value-type="float" office:value="1.29278885413423">
            <text:p>1,29279</text:p>
          </table:table-cell>
        </table:table-row>
        <table:table-row table:style-name="ro2">
          <table:table-cell table:style-name="ce1" office:value-type="string">
            <text:p>2012.10.15</text:p>
          </table:table-cell>
          <table:table-cell office:value-type="float" office:value="1.29538">
            <text:p>1,29538</text:p>
          </table:table-cell>
          <table:table-cell office:value-type="float" office:value="1.29786">
            <text:p>1,29786</text:p>
          </table:table-cell>
          <table:table-cell office:value-type="float" office:value="1.28906">
            <text:p>1,28906</text:p>
          </table:table-cell>
          <table:table-cell office:value-type="float" office:value="1.29483">
            <text:p>1,29483</text:p>
          </table:table-cell>
          <table:table-cell table:formula="of:=([.E1864]+[.D1864]+[.C1864])/3" office:value-type="float" office:value="1.29391666666667">
            <text:p>1,29392</text:p>
          </table:table-cell>
          <table:table-cell table:formula="of:=[.C1864]-[.D1864]" office:value-type="float" office:value="0.00879999999999992">
            <text:p>0,00880</text:p>
          </table:table-cell>
          <table:table-cell office:value-type="float" office:value="0.012403571534621">
            <text:p>0,01240</text:p>
          </table:table-cell>
          <table:table-cell office:value-type="float" office:value="1.29297174810048">
            <text:p>1,29297</text:p>
          </table:table-cell>
          <table:table-cell office:value-type="float" office:value="1.29313401393147">
            <text:p>1,29313</text:p>
          </table:table-cell>
        </table:table-row>
        <table:table-row table:style-name="ro2">
          <table:table-cell table:style-name="ce1" office:value-type="string">
            <text:p>2012.10.16</text:p>
          </table:table-cell>
          <table:table-cell office:value-type="float" office:value="1.29483">
            <text:p>1,29483</text:p>
          </table:table-cell>
          <table:table-cell office:value-type="float" office:value="1.30606">
            <text:p>1,30606</text:p>
          </table:table-cell>
          <table:table-cell office:value-type="float" office:value="1.29428">
            <text:p>1,29428</text:p>
          </table:table-cell>
          <table:table-cell office:value-type="float" office:value="1.30532">
            <text:p>1,30532</text:p>
          </table:table-cell>
          <table:table-cell table:formula="of:=([.E1865]+[.D1865]+[.C1865])/3" office:value-type="float" office:value="1.30188666666667">
            <text:p>1,30189</text:p>
          </table:table-cell>
          <table:table-cell table:formula="of:=[.C1865]-[.D1865]" office:value-type="float" office:value="0.0117799999999999">
            <text:p>0,01178</text:p>
          </table:table-cell>
          <table:table-cell office:value-type="float" office:value="0.0124031539938131">
            <text:p>0,01240</text:p>
          </table:table-cell>
          <table:table-cell office:value-type="float" office:value="1.29317884182166">
            <text:p>1,29318</text:p>
          </table:table-cell>
          <table:table-cell office:value-type="float" office:value="1.2933504159252">
            <text:p>1,29335</text:p>
          </table:table-cell>
        </table:table-row>
        <table:table-row table:style-name="ro2">
          <table:table-cell table:style-name="ce1" office:value-type="string">
            <text:p>2012.10.17</text:p>
          </table:table-cell>
          <table:table-cell office:value-type="float" office:value="1.30531">
            <text:p>1,30531</text:p>
          </table:table-cell>
          <table:table-cell office:value-type="float" office:value="1.31393">
            <text:p>1,31393</text:p>
          </table:table-cell>
          <table:table-cell office:value-type="float" office:value="1.30527">
            <text:p>1,30527</text:p>
          </table:table-cell>
          <table:table-cell office:value-type="float" office:value="1.31185">
            <text:p>1,31185</text:p>
          </table:table-cell>
          <table:table-cell table:formula="of:=([.E1866]+[.D1866]+[.C1866])/3" office:value-type="float" office:value="1.31035">
            <text:p>1,31035</text:p>
          </table:table-cell>
          <table:table-cell table:formula="of:=[.C1866]-[.D1866]" office:value-type="float" office:value="0.00865999999999989">
            <text:p>0,00866</text:p>
          </table:table-cell>
          <table:table-cell office:value-type="float" office:value="0.0122805620178328">
            <text:p>0,01228</text:p>
          </table:table-cell>
          <table:table-cell office:value-type="float" office:value="1.29555718140003">
            <text:p>1,29556</text:p>
          </table:table-cell>
          <table:table-cell office:value-type="float" office:value="1.29644697067855">
            <text:p>1,29645</text:p>
          </table:table-cell>
        </table:table-row>
        <table:table-row table:style-name="ro2">
          <table:table-cell table:style-name="ce1" office:value-type="string">
            <text:p>2012.10.18</text:p>
          </table:table-cell>
          <table:table-cell office:value-type="float" office:value="1.31186">
            <text:p>1,31186</text:p>
          </table:table-cell>
          <table:table-cell office:value-type="float" office:value="1.31285">
            <text:p>1,31285</text:p>
          </table:table-cell>
          <table:table-cell office:value-type="float" office:value="1.30557">
            <text:p>1,30557</text:p>
          </table:table-cell>
          <table:table-cell office:value-type="float" office:value="1.30664">
            <text:p>1,30664</text:p>
          </table:table-cell>
          <table:table-cell table:formula="of:=([.E1867]+[.D1867]+[.C1867])/3" office:value-type="float" office:value="1.30835333333333">
            <text:p>1,30835</text:p>
          </table:table-cell>
          <table:table-cell table:formula="of:=[.C1867]-[.D1867]" office:value-type="float" office:value="0.00728000000000018">
            <text:p>0,00728</text:p>
          </table:table-cell>
          <table:table-cell office:value-type="float" office:value="0.012101801966006">
            <text:p>0,01210</text:p>
          </table:table-cell>
          <table:table-cell office:value-type="float" office:value="1.29959385426399">
            <text:p>1,29959</text:p>
          </table:table-cell>
          <table:table-cell office:value-type="float" office:value="1.30089463453911">
            <text:p>1,30089</text:p>
          </table:table-cell>
        </table:table-row>
        <table:table-row table:style-name="ro2">
          <table:table-cell table:style-name="ce1" office:value-type="string">
            <text:p>2012.10.19</text:p>
          </table:table-cell>
          <table:table-cell office:value-type="float" office:value="1.30665">
            <text:p>1,30665</text:p>
          </table:table-cell>
          <table:table-cell office:value-type="float" office:value="1.30768">
            <text:p>1,30768</text:p>
          </table:table-cell>
          <table:table-cell office:value-type="float" office:value="1.3013">
            <text:p>1,30130</text:p>
          </table:table-cell>
          <table:table-cell office:value-type="float" office:value="1.30223">
            <text:p>1,30223</text:p>
          </table:table-cell>
          <table:table-cell table:formula="of:=([.E1868]+[.D1868]+[.C1868])/3" office:value-type="float" office:value="1.30373666666667">
            <text:p>1,30374</text:p>
          </table:table-cell>
          <table:table-cell table:formula="of:=[.C1868]-[.D1868]" office:value-type="float" office:value="0.00638000000000005">
            <text:p>0,00638</text:p>
          </table:table-cell>
          <table:table-cell office:value-type="float" office:value="0.0119819243012228">
            <text:p>0,01198</text:p>
          </table:table-cell>
          <table:table-cell office:value-type="float" office:value="1.30157927011647">
            <text:p>1,30158</text:p>
          </table:table-cell>
          <table:table-cell office:value-type="float" office:value="1.30245378060206">
            <text:p>1,30245</text:p>
          </table:table-cell>
        </table:table-row>
        <table:table-row table:style-name="ro2">
          <table:table-cell table:style-name="ce1" office:value-type="string">
            <text:p>2012.10.22</text:p>
          </table:table-cell>
          <table:table-cell office:value-type="float" office:value="1.30207">
            <text:p>1,30207</text:p>
          </table:table-cell>
          <table:table-cell office:value-type="float" office:value="1.30832">
            <text:p>1,30832</text:p>
          </table:table-cell>
          <table:table-cell office:value-type="float" office:value="1.30156">
            <text:p>1,30156</text:p>
          </table:table-cell>
          <table:table-cell office:value-type="float" office:value="1.3059">
            <text:p>1,30590</text:p>
          </table:table-cell>
          <table:table-cell table:formula="of:=([.E1869]+[.D1869]+[.C1869])/3" office:value-type="float" office:value="1.30526">
            <text:p>1,30526</text:p>
          </table:table-cell>
          <table:table-cell table:formula="of:=[.C1869]-[.D1869]" office:value-type="float" office:value="0.0067600000000001">
            <text:p>0,00676</text:p>
          </table:table-cell>
          <table:table-cell office:value-type="float" office:value="0.0119027353656076">
            <text:p>0,01190</text:p>
          </table:table-cell>
          <table:table-cell office:value-type="float" office:value="1.30212886384888">
            <text:p>1,30213</text:p>
          </table:table-cell>
          <table:table-cell office:value-type="float" office:value="1.30236641863526">
            <text:p>1,30237</text:p>
          </table:table-cell>
        </table:table-row>
        <table:table-row table:style-name="ro2">
          <table:table-cell table:style-name="ce1" office:value-type="string">
            <text:p>2012.10.23</text:p>
          </table:table-cell>
          <table:table-cell office:value-type="float" office:value="1.30589">
            <text:p>1,30589</text:p>
          </table:table-cell>
          <table:table-cell office:value-type="float" office:value="1.30753">
            <text:p>1,30753</text:p>
          </table:table-cell>
          <table:table-cell office:value-type="float" office:value="1.2952">
            <text:p>1,29520</text:p>
          </table:table-cell>
          <table:table-cell office:value-type="float" office:value="1.29857">
            <text:p>1,29857</text:p>
          </table:table-cell>
          <table:table-cell table:formula="of:=([.E1870]+[.D1870]+[.C1870])/3" office:value-type="float" office:value="1.30043333333333">
            <text:p>1,30043</text:p>
          </table:table-cell>
          <table:table-cell table:formula="of:=[.C1870]-[.D1870]" office:value-type="float" office:value="0.0123300000000002">
            <text:p>0,01233</text:p>
          </table:table-cell>
          <table:table-cell office:value-type="float" office:value="0.0117921446951069">
            <text:p>0,01179</text:p>
          </table:table-cell>
          <table:table-cell office:value-type="float" office:value="1.30319711875432">
            <text:p>1,30320</text:p>
          </table:table-cell>
          <table:table-cell office:value-type="float" office:value="1.30370202560128">
            <text:p>1,30370</text:p>
          </table:table-cell>
        </table:table-row>
        <table:table-row table:style-name="ro2">
          <table:table-cell table:style-name="ce1" office:value-type="string">
            <text:p>2012.10.24</text:p>
          </table:table-cell>
          <table:table-cell office:value-type="float" office:value="1.29856">
            <text:p>1,29856</text:p>
          </table:table-cell>
          <table:table-cell office:value-type="float" office:value="1.29966">
            <text:p>1,29966</text:p>
          </table:table-cell>
          <table:table-cell office:value-type="float" office:value="1.29204">
            <text:p>1,29204</text:p>
          </table:table-cell>
          <table:table-cell office:value-type="float" office:value="1.29726">
            <text:p>1,29726</text:p>
          </table:table-cell>
          <table:table-cell table:formula="of:=([.E1871]+[.D1871]+[.C1871])/3" office:value-type="float" office:value="1.29632">
            <text:p>1,29632</text:p>
          </table:table-cell>
          <table:table-cell table:formula="of:=[.C1871]-[.D1871]" office:value-type="float" office:value="0.00761999999999996">
            <text:p>0,00762</text:p>
          </table:table-cell>
          <table:table-cell office:value-type="float" office:value="0.0118416242389188">
            <text:p>0,01184</text:p>
          </table:table-cell>
          <table:table-cell office:value-type="float" office:value="1.3020146908608">
            <text:p>1,30201</text:p>
          </table:table-cell>
          <table:table-cell office:value-type="float" office:value="1.30241310181904">
            <text:p>1,30241</text:p>
          </table:table-cell>
        </table:table-row>
        <table:table-row table:style-name="ro2">
          <table:table-cell table:style-name="ce1" office:value-type="string">
            <text:p>2012.10.25</text:p>
          </table:table-cell>
          <table:table-cell office:value-type="float" office:value="1.29727">
            <text:p>1,29727</text:p>
          </table:table-cell>
          <table:table-cell office:value-type="float" office:value="1.3023">
            <text:p>1,30230</text:p>
          </table:table-cell>
          <table:table-cell office:value-type="float" office:value="1.29269">
            <text:p>1,29269</text:p>
          </table:table-cell>
          <table:table-cell office:value-type="float" office:value="1.29335">
            <text:p>1,29335</text:p>
          </table:table-cell>
          <table:table-cell table:formula="of:=([.E1872]+[.D1872]+[.C1872])/3" office:value-type="float" office:value="1.29611333333333">
            <text:p>1,29611</text:p>
          </table:table-cell>
          <table:table-cell table:formula="of:=[.C1872]-[.D1872]" office:value-type="float" office:value="0.00961000000000012">
            <text:p>0,00961</text:p>
          </table:table-cell>
          <table:table-cell office:value-type="float" office:value="0.0118976492019147">
            <text:p>0,01190</text:p>
          </table:table-cell>
          <table:table-cell office:value-type="float" office:value="1.30051124751875">
            <text:p>1,30051</text:p>
          </table:table-cell>
          <table:table-cell office:value-type="float" office:value="1.30076765629523">
            <text:p>1,30077</text:p>
          </table:table-cell>
        </table:table-row>
        <table:table-row table:style-name="ro2">
          <table:table-cell table:style-name="ce1" office:value-type="string">
            <text:p>2012.10.26</text:p>
          </table:table-cell>
          <table:table-cell office:value-type="float" office:value="1.29335">
            <text:p>1,29335</text:p>
          </table:table-cell>
          <table:table-cell office:value-type="float" office:value="1.29561">
            <text:p>1,29561</text:p>
          </table:table-cell>
          <table:table-cell office:value-type="float" office:value="1.28825">
            <text:p>1,28825</text:p>
          </table:table-cell>
          <table:table-cell office:value-type="float" office:value="1.2937">
            <text:p>1,29370</text:p>
          </table:table-cell>
          <table:table-cell table:formula="of:=([.E1873]+[.D1873]+[.C1873])/3" office:value-type="float" office:value="1.29252">
            <text:p>1,29252</text:p>
          </table:table-cell>
          <table:table-cell table:formula="of:=[.C1873]-[.D1873]" office:value-type="float" office:value="0.00735999999999981">
            <text:p>0,00736</text:p>
          </table:table-cell>
          <table:table-cell office:value-type="float" office:value="0.0119787026628908">
            <text:p>0,01198</text:p>
          </table:table-cell>
          <table:table-cell office:value-type="float" office:value="1.29942147458153">
            <text:p>1,29942</text:p>
          </table:table-cell>
          <table:table-cell office:value-type="float" office:value="1.29875899507351">
            <text:p>1,29876</text:p>
          </table:table-cell>
        </table:table-row>
        <table:table-row table:style-name="ro2">
          <table:table-cell table:style-name="ce1" office:value-type="string">
            <text:p>2012.10.29</text:p>
          </table:table-cell>
          <table:table-cell office:value-type="float" office:value="1.29422">
            <text:p>1,29422</text:p>
          </table:table-cell>
          <table:table-cell office:value-type="float" office:value="1.29431">
            <text:p>1,29431</text:p>
          </table:table-cell>
          <table:table-cell office:value-type="float" office:value="1.28852">
            <text:p>1,28852</text:p>
          </table:table-cell>
          <table:table-cell office:value-type="float" office:value="1.29027">
            <text:p>1,29027</text:p>
          </table:table-cell>
          <table:table-cell table:formula="of:=([.E1874]+[.D1874]+[.C1874])/3" office:value-type="float" office:value="1.29103333333333">
            <text:p>1,29103</text:p>
          </table:table-cell>
          <table:table-cell table:formula="of:=[.C1874]-[.D1874]" office:value-type="float" office:value="0.00578999999999996">
            <text:p>0,00579</text:p>
          </table:table-cell>
          <table:table-cell office:value-type="float" office:value="0.0120186342153161">
            <text:p>0,01202</text:p>
          </table:table-cell>
          <table:table-cell office:value-type="float" office:value="1.29746957116048">
            <text:p>1,29747</text:p>
          </table:table-cell>
          <table:table-cell office:value-type="float" office:value="1.2971475939548">
            <text:p>1,29715</text:p>
          </table:table-cell>
        </table:table-row>
        <table:table-row table:style-name="ro2">
          <table:table-cell table:style-name="ce1" office:value-type="string">
            <text:p>2012.10.30</text:p>
          </table:table-cell>
          <table:table-cell office:value-type="float" office:value="1.29028">
            <text:p>1,29028</text:p>
          </table:table-cell>
          <table:table-cell office:value-type="float" office:value="1.29833">
            <text:p>1,29833</text:p>
          </table:table-cell>
          <table:table-cell office:value-type="float" office:value="1.28859">
            <text:p>1,28859</text:p>
          </table:table-cell>
          <table:table-cell office:value-type="float" office:value="1.29625">
            <text:p>1,29625</text:p>
          </table:table-cell>
          <table:table-cell table:formula="of:=([.E1875]+[.D1875]+[.C1875])/3" office:value-type="float" office:value="1.29439">
            <text:p>1,29439</text:p>
          </table:table-cell>
          <table:table-cell table:formula="of:=[.C1875]-[.D1875]" office:value-type="float" office:value="0.00973999999999986">
            <text:p>0,00974</text:p>
          </table:table-cell>
          <table:table-cell office:value-type="float" office:value="0.0120803004739497">
            <text:p>0,01208</text:p>
          </table:table-cell>
          <table:table-cell office:value-type="float" office:value="1.29594040253564">
            <text:p>1,29594</text:p>
          </table:table-cell>
          <table:table-cell office:value-type="float" office:value="1.29528145575385">
            <text:p>1,29528</text:p>
          </table:table-cell>
        </table:table-row>
        <table:table-row table:style-name="ro2">
          <table:table-cell table:style-name="ce1" office:value-type="string">
            <text:p>2012.10.31</text:p>
          </table:table-cell>
          <table:table-cell office:value-type="float" office:value="1.29625">
            <text:p>1,29625</text:p>
          </table:table-cell>
          <table:table-cell office:value-type="float" office:value="1.30206">
            <text:p>1,30206</text:p>
          </table:table-cell>
          <table:table-cell office:value-type="float" office:value="1.29465">
            <text:p>1,29465</text:p>
          </table:table-cell>
          <table:table-cell office:value-type="float" office:value="1.29565">
            <text:p>1,29565</text:p>
          </table:table-cell>
          <table:table-cell table:formula="of:=([.E1876]+[.D1876]+[.C1876])/3" office:value-type="float" office:value="1.29745333333333">
            <text:p>1,29745</text:p>
          </table:table-cell>
          <table:table-cell table:formula="of:=[.C1876]-[.D1876]" office:value-type="float" office:value="0.00740999999999992">
            <text:p>0,00741</text:p>
          </table:table-cell>
          <table:table-cell office:value-type="float" office:value="0.0120817289943701">
            <text:p>0,01208</text:p>
          </table:table-cell>
          <table:table-cell office:value-type="float" office:value="1.29549725885812">
            <text:p>1,29550</text:p>
          </table:table-cell>
          <table:table-cell office:value-type="float" office:value="1.29535397015032">
            <text:p>1,29535</text:p>
          </table:table-cell>
        </table:table-row>
        <table:table-row table:style-name="ro2">
          <table:table-cell table:style-name="ce1" office:value-type="string">
            <text:p>2012.11.01</text:p>
          </table:table-cell>
          <table:table-cell office:value-type="float" office:value="1.29565">
            <text:p>1,29565</text:p>
          </table:table-cell>
          <table:table-cell office:value-type="float" office:value="1.29824">
            <text:p>1,29824</text:p>
          </table:table-cell>
          <table:table-cell office:value-type="float" office:value="1.29248">
            <text:p>1,29248</text:p>
          </table:table-cell>
          <table:table-cell office:value-type="float" office:value="1.29417">
            <text:p>1,29417</text:p>
          </table:table-cell>
          <table:table-cell table:formula="of:=([.E1877]+[.D1877]+[.C1877])/3" office:value-type="float" office:value="1.29496333333333">
            <text:p>1,29496</text:p>
          </table:table-cell>
          <table:table-cell table:formula="of:=[.C1877]-[.D1877]" office:value-type="float" office:value="0.00575999999999999">
            <text:p>0,00576</text:p>
          </table:table-cell>
          <table:table-cell office:value-type="float" office:value="0.0120525420292902">
            <text:p>0,01205</text:p>
          </table:table-cell>
          <table:table-cell office:value-type="float" office:value="1.29602647860534">
            <text:p>1,29603</text:p>
          </table:table-cell>
          <table:table-cell office:value-type="float" office:value="1.29551854258945">
            <text:p>1,29552</text:p>
          </table:table-cell>
        </table:table-row>
        <table:table-row table:style-name="ro2">
          <table:table-cell table:style-name="ce1" office:value-type="string">
            <text:p>2012.11.02</text:p>
          </table:table-cell>
          <table:table-cell office:value-type="float" office:value="1.29415">
            <text:p>1,29415</text:p>
          </table:table-cell>
          <table:table-cell office:value-type="float" office:value="1.29505">
            <text:p>1,29505</text:p>
          </table:table-cell>
          <table:table-cell office:value-type="float" office:value="1.28213">
            <text:p>1,28213</text:p>
          </table:table-cell>
          <table:table-cell office:value-type="float" office:value="1.28321">
            <text:p>1,28321</text:p>
          </table:table-cell>
          <table:table-cell table:formula="of:=([.E1878]+[.D1878]+[.C1878])/3" office:value-type="float" office:value="1.28679666666667">
            <text:p>1,28680</text:p>
          </table:table-cell>
          <table:table-cell table:formula="of:=[.C1878]-[.D1878]" office:value-type="float" office:value="0.01292">
            <text:p>0,01292</text:p>
          </table:table-cell>
          <table:table-cell office:value-type="float" office:value="0.0120221971613187">
            <text:p>0,01202</text:p>
          </table:table-cell>
          <table:table-cell office:value-type="float" office:value="1.29572861378645">
            <text:p>1,29573</text:p>
          </table:table-cell>
          <table:table-cell office:value-type="float" office:value="1.29499337311107">
            <text:p>1,29499</text:p>
          </table:table-cell>
        </table:table-row>
        <table:table-row table:style-name="ro2">
          <table:table-cell table:style-name="ce1" office:value-type="string">
            <text:p>2012.11.05</text:p>
          </table:table-cell>
          <table:table-cell office:value-type="float" office:value="1.28174">
            <text:p>1,28174</text:p>
          </table:table-cell>
          <table:table-cell office:value-type="float" office:value="1.28425">
            <text:p>1,28425</text:p>
          </table:table-cell>
          <table:table-cell office:value-type="float" office:value="1.27673">
            <text:p>1,27673</text:p>
          </table:table-cell>
          <table:table-cell office:value-type="float" office:value="1.27954">
            <text:p>1,27954</text:p>
          </table:table-cell>
          <table:table-cell table:formula="of:=([.E1879]+[.D1879]+[.C1879])/3" office:value-type="float" office:value="1.28017333333333">
            <text:p>1,28017</text:p>
          </table:table-cell>
          <table:table-cell table:formula="of:=[.C1879]-[.D1879]" office:value-type="float" office:value="0.00751999999999997">
            <text:p>0,00752</text:p>
          </table:table-cell>
          <table:table-cell office:value-type="float" office:value="0.0121004854726639">
            <text:p>0,01210</text:p>
          </table:table-cell>
          <table:table-cell office:value-type="float" office:value="1.29314576297598">
            <text:p>1,29315</text:p>
          </table:table-cell>
          <table:table-cell office:value-type="float" office:value="1.29185466056681">
            <text:p>1,29185</text:p>
          </table:table-cell>
        </table:table-row>
        <table:table-row table:style-name="ro2">
          <table:table-cell table:style-name="ce1" office:value-type="string">
            <text:p>2012.11.06</text:p>
          </table:table-cell>
          <table:table-cell office:value-type="float" office:value="1.27954">
            <text:p>1,27954</text:p>
          </table:table-cell>
          <table:table-cell office:value-type="float" office:value="1.28264">
            <text:p>1,28264</text:p>
          </table:table-cell>
          <table:table-cell office:value-type="float" office:value="1.27635">
            <text:p>1,27635</text:p>
          </table:table-cell>
          <table:table-cell office:value-type="float" office:value="1.28133">
            <text:p>1,28133</text:p>
          </table:table-cell>
          <table:table-cell table:formula="of:=([.E1880]+[.D1880]+[.C1880])/3" office:value-type="float" office:value="1.28010666666667">
            <text:p>1,28011</text:p>
          </table:table-cell>
          <table:table-cell table:formula="of:=[.C1880]-[.D1880]" office:value-type="float" office:value="0.00628999999999991">
            <text:p>0,00629</text:p>
          </table:table-cell>
          <table:table-cell office:value-type="float" office:value="0.0121495534698567">
            <text:p>0,01215</text:p>
          </table:table-cell>
          <table:table-cell office:value-type="float" office:value="1.29005612306942">
            <text:p>1,29006</text:p>
          </table:table-cell>
          <table:table-cell office:value-type="float" office:value="1.28876900448146">
            <text:p>1,28877</text:p>
          </table:table-cell>
        </table:table-row>
        <table:table-row table:style-name="ro2">
          <table:table-cell table:style-name="ce1" office:value-type="string">
            <text:p>2012.11.07</text:p>
          </table:table-cell>
          <table:table-cell office:value-type="float" office:value="1.28132">
            <text:p>1,28132</text:p>
          </table:table-cell>
          <table:table-cell office:value-type="float" office:value="1.28762">
            <text:p>1,28762</text:p>
          </table:table-cell>
          <table:table-cell office:value-type="float" office:value="1.27364">
            <text:p>1,27364</text:p>
          </table:table-cell>
          <table:table-cell office:value-type="float" office:value="1.27706">
            <text:p>1,27706</text:p>
          </table:table-cell>
          <table:table-cell table:formula="of:=([.E1881]+[.D1881]+[.C1881])/3" office:value-type="float" office:value="1.27944">
            <text:p>1,27944</text:p>
          </table:table-cell>
          <table:table-cell table:formula="of:=[.C1881]-[.D1881]" office:value-type="float" office:value="0.0139799999999999">
            <text:p>0,01398</text:p>
          </table:table-cell>
          <table:table-cell office:value-type="float" office:value="0.0122055880505296">
            <text:p>0,01221</text:p>
          </table:table-cell>
          <table:table-cell office:value-type="float" office:value="1.28784787488579">
            <text:p>1,28785</text:p>
          </table:table-cell>
          <table:table-cell office:value-type="float" office:value="1.28695789201806">
            <text:p>1,28696</text:p>
          </table:table-cell>
        </table:table-row>
        <table:table-row table:style-name="ro2">
          <table:table-cell table:style-name="ce1" office:value-type="string">
            <text:p>2012.11.08</text:p>
          </table:table-cell>
          <table:table-cell office:value-type="float" office:value="1.27707">
            <text:p>1,27707</text:p>
          </table:table-cell>
          <table:table-cell office:value-type="float" office:value="1.27803">
            <text:p>1,27803</text:p>
          </table:table-cell>
          <table:table-cell office:value-type="float" office:value="1.2717">
            <text:p>1,27170</text:p>
          </table:table-cell>
          <table:table-cell office:value-type="float" office:value="1.27454">
            <text:p>1,27454</text:p>
          </table:table-cell>
          <table:table-cell table:formula="of:=([.E1882]+[.D1882]+[.C1882])/3" office:value-type="float" office:value="1.27475666666667">
            <text:p>1,27476</text:p>
          </table:table-cell>
          <table:table-cell table:formula="of:=[.C1882]-[.D1882]" office:value-type="float" office:value="0.00632999999999995">
            <text:p>0,00633</text:p>
          </table:table-cell>
          <table:table-cell office:value-type="float" office:value="0.0123561293682234">
            <text:p>0,01236</text:p>
          </table:table-cell>
          <table:table-cell office:value-type="float" office:value="1.28519453066022">
            <text:p>1,28519</text:p>
          </table:table-cell>
          <table:table-cell office:value-type="float" office:value="1.28410026288174">
            <text:p>1,28410</text:p>
          </table:table-cell>
        </table:table-row>
        <table:table-row table:style-name="ro2">
          <table:table-cell table:style-name="ce1" office:value-type="string">
            <text:p>2012.11.09</text:p>
          </table:table-cell>
          <table:table-cell office:value-type="float" office:value="1.27459">
            <text:p>1,27459</text:p>
          </table:table-cell>
          <table:table-cell office:value-type="float" office:value="1.27896">
            <text:p>1,27896</text:p>
          </table:table-cell>
          <table:table-cell office:value-type="float" office:value="1.26897">
            <text:p>1,26897</text:p>
          </table:table-cell>
          <table:table-cell office:value-type="float" office:value="1.27079">
            <text:p>1,27079</text:p>
          </table:table-cell>
          <table:table-cell table:formula="of:=([.E1883]+[.D1883]+[.C1883])/3" office:value-type="float" office:value="1.27290666666667">
            <text:p>1,27291</text:p>
          </table:table-cell>
          <table:table-cell table:formula="of:=[.C1883]-[.D1883]" office:value-type="float" office:value="0.00999000000000017">
            <text:p>0,00999</text:p>
          </table:table-cell>
          <table:table-cell office:value-type="float" office:value="0.0124464998766696">
            <text:p>0,01245</text:p>
          </table:table-cell>
          <table:table-cell office:value-type="float" office:value="1.28268689541941">
            <text:p>1,28269</text:p>
          </table:table-cell>
          <table:table-cell office:value-type="float" office:value="1.28130422486406">
            <text:p>1,28130</text:p>
          </table:table-cell>
        </table:table-row>
        <table:table-row table:style-name="ro2">
          <table:table-cell table:style-name="ce1" office:value-type="string">
            <text:p>2012.11.12</text:p>
          </table:table-cell>
          <table:table-cell office:value-type="float" office:value="1.27108">
            <text:p>1,27108</text:p>
          </table:table-cell>
          <table:table-cell office:value-type="float" office:value="1.27388">
            <text:p>1,27388</text:p>
          </table:table-cell>
          <table:table-cell office:value-type="float" office:value="1.26974">
            <text:p>1,26974</text:p>
          </table:table-cell>
          <table:table-cell office:value-type="float" office:value="1.27091">
            <text:p>1,27091</text:p>
          </table:table-cell>
          <table:table-cell table:formula="of:=([.E1884]+[.D1884]+[.C1884])/3" office:value-type="float" office:value="1.27151">
            <text:p>1,27151</text:p>
          </table:table-cell>
          <table:table-cell table:formula="of:=[.C1884]-[.D1884]" office:value-type="float" office:value="0.00414000000000003">
            <text:p>0,00414</text:p>
          </table:table-cell>
          <table:table-cell office:value-type="float" office:value="0.0125328151578253">
            <text:p>0,01253</text:p>
          </table:table-cell>
          <table:table-cell office:value-type="float" office:value="1.28038062634299">
            <text:p>1,28038</text:p>
          </table:table-cell>
          <table:table-cell office:value-type="float" office:value="1.27851604875994">
            <text:p>1,27852</text:p>
          </table:table-cell>
        </table:table-row>
        <table:table-row table:style-name="ro2">
          <table:table-cell table:style-name="ce1" office:value-type="string">
            <text:p>2012.11.13</text:p>
          </table:table-cell>
          <table:table-cell office:value-type="float" office:value="1.27094">
            <text:p>1,27094</text:p>
          </table:table-cell>
          <table:table-cell office:value-type="float" office:value="1.27282">
            <text:p>1,27282</text:p>
          </table:table-cell>
          <table:table-cell office:value-type="float" office:value="1.26615">
            <text:p>1,26615</text:p>
          </table:table-cell>
          <table:table-cell office:value-type="float" office:value="1.27031">
            <text:p>1,27031</text:p>
          </table:table-cell>
          <table:table-cell table:formula="of:=([.E1885]+[.D1885]+[.C1885])/3" office:value-type="float" office:value="1.26976">
            <text:p>1,26976</text:p>
          </table:table-cell>
          <table:table-cell table:formula="of:=[.C1885]-[.D1885]" office:value-type="float" office:value="0.00666999999999995">
            <text:p>0,00667</text:p>
          </table:table-cell>
          <table:table-cell office:value-type="float" office:value="0.0125387994946352">
            <text:p>0,01254</text:p>
          </table:table-cell>
          <table:table-cell office:value-type="float" office:value="1.27814565348332">
            <text:p>1,27815</text:p>
          </table:table-cell>
          <table:table-cell office:value-type="float" office:value="1.27643533125083">
            <text:p>1,27644</text:p>
          </table:table-cell>
        </table:table-row>
        <table:table-row table:style-name="ro2">
          <table:table-cell table:style-name="ce1" office:value-type="string">
            <text:p>2012.11.14</text:p>
          </table:table-cell>
          <table:table-cell office:value-type="float" office:value="1.27031">
            <text:p>1,27031</text:p>
          </table:table-cell>
          <table:table-cell office:value-type="float" office:value="1.27783">
            <text:p>1,27783</text:p>
          </table:table-cell>
          <table:table-cell office:value-type="float" office:value="1.27001">
            <text:p>1,27001</text:p>
          </table:table-cell>
          <table:table-cell office:value-type="float" office:value="1.27344">
            <text:p>1,27344</text:p>
          </table:table-cell>
          <table:table-cell table:formula="of:=([.E1886]+[.D1886]+[.C1886])/3" office:value-type="float" office:value="1.27376">
            <text:p>1,27376</text:p>
          </table:table-cell>
          <table:table-cell table:formula="of:=[.C1886]-[.D1886]" office:value-type="float" office:value="0.00781999999999994">
            <text:p>0,00782</text:p>
          </table:table-cell>
          <table:table-cell office:value-type="float" office:value="0.0125745807617901">
            <text:p>0,01257</text:p>
          </table:table-cell>
          <table:table-cell office:value-type="float" office:value="1.27623618303935">
            <text:p>1,27624</text:p>
          </table:table-cell>
          <table:table-cell office:value-type="float" office:value="1.27497749657718">
            <text:p>1,27498</text:p>
          </table:table-cell>
        </table:table-row>
        <table:table-row table:style-name="ro2">
          <table:table-cell table:style-name="ce1" office:value-type="string">
            <text:p>2012.11.15</text:p>
          </table:table-cell>
          <table:table-cell office:value-type="float" office:value="1.27343">
            <text:p>1,27343</text:p>
          </table:table-cell>
          <table:table-cell office:value-type="float" office:value="1.28016">
            <text:p>1,28016</text:p>
          </table:table-cell>
          <table:table-cell office:value-type="float" office:value="1.27174">
            <text:p>1,27174</text:p>
          </table:table-cell>
          <table:table-cell office:value-type="float" office:value="1.27789">
            <text:p>1,27789</text:p>
          </table:table-cell>
          <table:table-cell table:formula="of:=([.E1887]+[.D1887]+[.C1887])/3" office:value-type="float" office:value="1.27659666666667">
            <text:p>1,27660</text:p>
          </table:table-cell>
          <table:table-cell table:formula="of:=[.C1887]-[.D1887]" office:value-type="float" office:value="0.00841999999999987">
            <text:p>0,00842</text:p>
          </table:table-cell>
          <table:table-cell office:value-type="float" office:value="0.012567835985511">
            <text:p>0,01257</text:p>
          </table:table-cell>
          <table:table-cell office:value-type="float" office:value="1.27555007578088">
            <text:p>1,27555</text:p>
          </table:table-cell>
          <table:table-cell office:value-type="float" office:value="1.27443506534794">
            <text:p>1,27444</text:p>
          </table:table-cell>
        </table:table-row>
        <table:table-row table:style-name="ro2">
          <table:table-cell table:style-name="ce1" office:value-type="string">
            <text:p>2012.11.16</text:p>
          </table:table-cell>
          <table:table-cell office:value-type="float" office:value="1.27793">
            <text:p>1,27793</text:p>
          </table:table-cell>
          <table:table-cell office:value-type="float" office:value="1.27842">
            <text:p>1,27842</text:p>
          </table:table-cell>
          <table:table-cell office:value-type="float" office:value="1.26905">
            <text:p>1,26905</text:p>
          </table:table-cell>
          <table:table-cell office:value-type="float" office:value="1.27403">
            <text:p>1,27403</text:p>
          </table:table-cell>
          <table:table-cell table:formula="of:=([.E1888]+[.D1888]+[.C1888])/3" office:value-type="float" office:value="1.27383333333333">
            <text:p>1,27383</text:p>
          </table:table-cell>
          <table:table-cell table:formula="of:=[.C1888]-[.D1888]" office:value-type="float" office:value="0.0093700000000001">
            <text:p>0,00937</text:p>
          </table:table-cell>
          <table:table-cell office:value-type="float" office:value="0.0125148243931588">
            <text:p>0,01251</text:p>
          </table:table-cell>
          <table:table-cell office:value-type="float" office:value="1.27600906295398">
            <text:p>1,27601</text:p>
          </table:table-cell>
          <table:table-cell office:value-type="float" office:value="1.2754220701578">
            <text:p>1,27542</text:p>
          </table:table-cell>
        </table:table-row>
        <table:table-row table:style-name="ro2">
          <table:table-cell table:style-name="ce1" office:value-type="string">
            <text:p>2012.11.19</text:p>
          </table:table-cell>
          <table:table-cell office:value-type="float" office:value="1.27475">
            <text:p>1,27475</text:p>
          </table:table-cell>
          <table:table-cell office:value-type="float" office:value="1.28198">
            <text:p>1,28198</text:p>
          </table:table-cell>
          <table:table-cell office:value-type="float" office:value="1.27398">
            <text:p>1,27398</text:p>
          </table:table-cell>
          <table:table-cell office:value-type="float" office:value="1.28127">
            <text:p>1,28127</text:p>
          </table:table-cell>
          <table:table-cell table:formula="of:=([.E1889]+[.D1889]+[.C1889])/3" office:value-type="float" office:value="1.27907666666667">
            <text:p>1,27908</text:p>
          </table:table-cell>
          <table:table-cell table:formula="of:=[.C1889]-[.D1889]" office:value-type="float" office:value="0.00800000000000001">
            <text:p>0,00800</text:p>
          </table:table-cell>
          <table:table-cell office:value-type="float" office:value="0.0125009914398735">
            <text:p>0,01250</text:p>
          </table:table-cell>
          <table:table-cell office:value-type="float" office:value="1.2753504508454">
            <text:p>1,27535</text:p>
          </table:table-cell>
          <table:table-cell office:value-type="float" office:value="1.27497588152881">
            <text:p>1,27498</text:p>
          </table:table-cell>
        </table:table-row>
        <table:table-row table:style-name="ro2">
          <table:table-cell table:style-name="ce1" office:value-type="string">
            <text:p>2012.11.20</text:p>
          </table:table-cell>
          <table:table-cell office:value-type="float" office:value="1.28126">
            <text:p>1,28126</text:p>
          </table:table-cell>
          <table:table-cell office:value-type="float" office:value="1.28293">
            <text:p>1,28293</text:p>
          </table:table-cell>
          <table:table-cell office:value-type="float" office:value="1.27648">
            <text:p>1,27648</text:p>
          </table:table-cell>
          <table:table-cell office:value-type="float" office:value="1.28164">
            <text:p>1,28164</text:p>
          </table:table-cell>
          <table:table-cell table:formula="of:=([.E1890]+[.D1890]+[.C1890])/3" office:value-type="float" office:value="1.28035">
            <text:p>1,28035</text:p>
          </table:table-cell>
          <table:table-cell table:formula="of:=[.C1890]-[.D1890]" office:value-type="float" office:value="0.00644999999999985">
            <text:p>0,00645</text:p>
          </table:table-cell>
          <table:table-cell office:value-type="float" office:value="0.0123938824224878">
            <text:p>0,01239</text:p>
          </table:table-cell>
          <table:table-cell office:value-type="float" office:value="1.27664652437751">
            <text:p>1,27665</text:p>
          </table:table-cell>
          <table:table-cell office:value-type="float" office:value="1.27677754119489">
            <text:p>1,27678</text:p>
          </table:table-cell>
        </table:table-row>
        <table:table-row table:style-name="ro2">
          <table:table-cell table:style-name="ce1" office:value-type="string">
            <text:p>2012.11.21</text:p>
          </table:table-cell>
          <table:table-cell office:value-type="float" office:value="1.2817">
            <text:p>1,28170</text:p>
          </table:table-cell>
          <table:table-cell office:value-type="float" office:value="1.28337">
            <text:p>1,28337</text:p>
          </table:table-cell>
          <table:table-cell office:value-type="float" office:value="1.27363">
            <text:p>1,27363</text:p>
          </table:table-cell>
          <table:table-cell office:value-type="float" office:value="1.28282">
            <text:p>1,28282</text:p>
          </table:table-cell>
          <table:table-cell table:formula="of:=([.E1891]+[.D1891]+[.C1891])/3" office:value-type="float" office:value="1.27994">
            <text:p>1,27994</text:p>
          </table:table-cell>
          <table:table-cell table:formula="of:=[.C1891]-[.D1891]" office:value-type="float" office:value="0.00974000000000008">
            <text:p>0,00974</text:p>
          </table:table-cell>
          <table:table-cell office:value-type="float" office:value="0.0122987039502942">
            <text:p>0,01230</text:p>
          </table:table-cell>
          <table:table-cell office:value-type="float" office:value="1.27767521914888">
            <text:p>1,27768</text:p>
          </table:table-cell>
          <table:table-cell office:value-type="float" office:value="1.27824196514543">
            <text:p>1,27824</text:p>
          </table:table-cell>
        </table:table-row>
        <table:table-row table:style-name="ro2">
          <table:table-cell table:style-name="ce1" office:value-type="string">
            <text:p>2012.11.22</text:p>
          </table:table-cell>
          <table:table-cell office:value-type="float" office:value="1.28259">
            <text:p>1,28259</text:p>
          </table:table-cell>
          <table:table-cell office:value-type="float" office:value="1.28986">
            <text:p>1,28986</text:p>
          </table:table-cell>
          <table:table-cell office:value-type="float" office:value="1.28257">
            <text:p>1,28257</text:p>
          </table:table-cell>
          <table:table-cell office:value-type="float" office:value="1.28818">
            <text:p>1,28818</text:p>
          </table:table-cell>
          <table:table-cell table:formula="of:=([.E1892]+[.D1892]+[.C1892])/3" office:value-type="float" office:value="1.28687">
            <text:p>1,28687</text:p>
          </table:table-cell>
          <table:table-cell table:formula="of:=[.C1892]-[.D1892]" office:value-type="float" office:value="0.00729000000000002">
            <text:p>0,00729</text:p>
          </table:table-cell>
          <table:table-cell office:value-type="float" office:value="0.0122364716641248">
            <text:p>0,01224</text:p>
          </table:table-cell>
          <table:table-cell office:value-type="float" office:value="1.27813332768063">
            <text:p>1,27813</text:p>
          </table:table-cell>
          <table:table-cell office:value-type="float" office:value="1.27942930097042">
            <text:p>1,27943</text:p>
          </table:table-cell>
        </table:table-row>
        <table:table-row table:style-name="ro2">
          <table:table-cell table:style-name="ce1" office:value-type="string">
            <text:p>2012.11.23</text:p>
          </table:table-cell>
          <table:table-cell office:value-type="float" office:value="1.28816">
            <text:p>1,28816</text:p>
          </table:table-cell>
          <table:table-cell office:value-type="float" office:value="1.29911">
            <text:p>1,29911</text:p>
          </table:table-cell>
          <table:table-cell office:value-type="float" office:value="1.28682">
            <text:p>1,28682</text:p>
          </table:table-cell>
          <table:table-cell office:value-type="float" office:value="1.29694">
            <text:p>1,29694</text:p>
          </table:table-cell>
          <table:table-cell table:formula="of:=([.E1893]+[.D1893]+[.C1893])/3" office:value-type="float" office:value="1.29429">
            <text:p>1,29429</text:p>
          </table:table-cell>
          <table:table-cell table:formula="of:=[.C1893]-[.D1893]" office:value-type="float" office:value="0.0122899999999999">
            <text:p>0,01229</text:p>
          </table:table-cell>
          <table:table-cell office:value-type="float" office:value="0.0121208062105734">
            <text:p>0,01212</text:p>
          </table:table-cell>
          <table:table-cell office:value-type="float" office:value="1.28060099339592">
            <text:p>1,28060</text:p>
          </table:table-cell>
          <table:table-cell office:value-type="float" office:value="1.28184545486836">
            <text:p>1,28185</text:p>
          </table:table-cell>
        </table:table-row>
        <table:table-row table:style-name="ro2">
          <table:table-cell table:style-name="ce1" office:value-type="string">
            <text:p>2012.11.26</text:p>
          </table:table-cell>
          <table:table-cell office:value-type="float" office:value="1.29666">
            <text:p>1,29666</text:p>
          </table:table-cell>
          <table:table-cell office:value-type="float" office:value="1.29845">
            <text:p>1,29845</text:p>
          </table:table-cell>
          <table:table-cell office:value-type="float" office:value="1.2944">
            <text:p>1,29440</text:p>
          </table:table-cell>
          <table:table-cell office:value-type="float" office:value="1.29713">
            <text:p>1,29713</text:p>
          </table:table-cell>
          <table:table-cell table:formula="of:=([.E1894]+[.D1894]+[.C1894])/3" office:value-type="float" office:value="1.29666">
            <text:p>1,29666</text:p>
          </table:table-cell>
          <table:table-cell table:formula="of:=[.C1894]-[.D1894]" office:value-type="float" office:value="0.00405000000000011">
            <text:p>0,00405</text:p>
          </table:table-cell>
          <table:table-cell office:value-type="float" office:value="0.0119684287825555">
            <text:p>0,01197</text:p>
          </table:table-cell>
          <table:table-cell office:value-type="float" office:value="1.2840827452929">
            <text:p>1,28408</text:p>
          </table:table-cell>
          <table:table-cell office:value-type="float" office:value="1.28597486003166">
            <text:p>1,28597</text:p>
          </table:table-cell>
        </table:table-row>
        <table:table-row table:style-name="ro2">
          <table:table-cell table:style-name="ce1" office:value-type="string">
            <text:p>2012.11.27</text:p>
          </table:table-cell>
          <table:table-cell office:value-type="float" office:value="1.29714">
            <text:p>1,29714</text:p>
          </table:table-cell>
          <table:table-cell office:value-type="float" office:value="1.30087">
            <text:p>1,30087</text:p>
          </table:table-cell>
          <table:table-cell office:value-type="float" office:value="1.29154">
            <text:p>1,29154</text:p>
          </table:table-cell>
          <table:table-cell office:value-type="float" office:value="1.29421">
            <text:p>1,29421</text:p>
          </table:table-cell>
          <table:table-cell table:formula="of:=([.E1895]+[.D1895]+[.C1895])/3" office:value-type="float" office:value="1.29554">
            <text:p>1,29554</text:p>
          </table:table-cell>
          <table:table-cell table:formula="of:=[.C1895]-[.D1895]" office:value-type="float" office:value="0.00933000000000006">
            <text:p>0,00933</text:p>
          </table:table-cell>
          <table:table-cell office:value-type="float" office:value="0.0118102411096325">
            <text:p>0,01181</text:p>
          </table:table-cell>
          <table:table-cell office:value-type="float" office:value="1.28721197300699">
            <text:p>1,28721</text:p>
          </table:table-cell>
          <table:table-cell office:value-type="float" office:value="1.28885116871282">
            <text:p>1,28885</text:p>
          </table:table-cell>
        </table:table-row>
        <table:table-row table:style-name="ro2">
          <table:table-cell table:style-name="ce1" office:value-type="string">
            <text:p>2012.11.28</text:p>
          </table:table-cell>
          <table:table-cell office:value-type="float" office:value="1.29422">
            <text:p>1,29422</text:p>
          </table:table-cell>
          <table:table-cell office:value-type="float" office:value="1.29542">
            <text:p>1,29542</text:p>
          </table:table-cell>
          <table:table-cell office:value-type="float" office:value="1.28799">
            <text:p>1,28799</text:p>
          </table:table-cell>
          <table:table-cell office:value-type="float" office:value="1.29523">
            <text:p>1,29523</text:p>
          </table:table-cell>
          <table:table-cell table:formula="of:=([.E1896]+[.D1896]+[.C1896])/3" office:value-type="float" office:value="1.29288">
            <text:p>1,29288</text:p>
          </table:table-cell>
          <table:table-cell table:formula="of:=[.C1896]-[.D1896]" office:value-type="float" office:value="0.00743000000000005">
            <text:p>0,00743</text:p>
          </table:table-cell>
          <table:table-cell office:value-type="float" office:value="0.0117137733602394">
            <text:p>0,01171</text:p>
          </table:table-cell>
          <table:table-cell office:value-type="float" office:value="1.28924894306879">
            <text:p>1,28925</text:p>
          </table:table-cell>
          <table:table-cell office:value-type="float" office:value="1.29039057230501">
            <text:p>1,29039</text:p>
          </table:table-cell>
        </table:table-row>
        <table:table-row table:style-name="ro2">
          <table:table-cell table:style-name="ce1" office:value-type="string">
            <text:p>2012.11.29</text:p>
          </table:table-cell>
          <table:table-cell office:value-type="float" office:value="1.29517">
            <text:p>1,29517</text:p>
          </table:table-cell>
          <table:table-cell office:value-type="float" office:value="1.3014">
            <text:p>1,30140</text:p>
          </table:table-cell>
          <table:table-cell office:value-type="float" office:value="1.29387">
            <text:p>1,29387</text:p>
          </table:table-cell>
          <table:table-cell office:value-type="float" office:value="1.29762">
            <text:p>1,29762</text:p>
          </table:table-cell>
          <table:table-cell table:formula="of:=([.E1897]+[.D1897]+[.C1897])/3" office:value-type="float" office:value="1.29763">
            <text:p>1,29763</text:p>
          </table:table-cell>
          <table:table-cell table:formula="of:=[.C1897]-[.D1897]" office:value-type="float" office:value="0.00753000000000004">
            <text:p>0,00753</text:p>
          </table:table-cell>
          <table:table-cell office:value-type="float" office:value="0.011601955729183">
            <text:p>0,01160</text:p>
          </table:table-cell>
          <table:table-cell office:value-type="float" office:value="1.29012484580633">
            <text:p>1,29012</text:p>
          </table:table-cell>
          <table:table-cell office:value-type="float" office:value="1.29173166440202">
            <text:p>1,29173</text:p>
          </table:table-cell>
        </table:table-row>
        <table:table-row table:style-name="ro2">
          <table:table-cell table:style-name="ce1" office:value-type="string">
            <text:p>2012.11.30</text:p>
          </table:table-cell>
          <table:table-cell office:value-type="float" office:value="1.29781">
            <text:p>1,29781</text:p>
          </table:table-cell>
          <table:table-cell office:value-type="float" office:value="1.30281">
            <text:p>1,30281</text:p>
          </table:table-cell>
          <table:table-cell office:value-type="float" office:value="1.29681">
            <text:p>1,29681</text:p>
          </table:table-cell>
          <table:table-cell office:value-type="float" office:value="1.2984">
            <text:p>1,29840</text:p>
          </table:table-cell>
          <table:table-cell table:formula="of:=([.E1898]+[.D1898]+[.C1898])/3" office:value-type="float" office:value="1.29934">
            <text:p>1,29934</text:p>
          </table:table-cell>
          <table:table-cell table:formula="of:=[.C1898]-[.D1898]" office:value-type="float" office:value="0.00600000000000001">
            <text:p>0,00600</text:p>
          </table:table-cell>
          <table:table-cell office:value-type="float" office:value="0.0115135079929093">
            <text:p>0,01151</text:p>
          </table:table-cell>
          <table:table-cell office:value-type="float" office:value="1.29228466769761">
            <text:p>1,29228</text:p>
          </table:table-cell>
          <table:table-cell office:value-type="float" office:value="1.29374916278872">
            <text:p>1,29375</text:p>
          </table:table-cell>
        </table:table-row>
        <table:table-row table:style-name="ro2">
          <table:table-cell table:style-name="ce1" office:value-type="string">
            <text:p>2012.12.03</text:p>
          </table:table-cell>
          <table:table-cell office:value-type="float" office:value="1.29826">
            <text:p>1,29826</text:p>
          </table:table-cell>
          <table:table-cell office:value-type="float" office:value="1.30756">
            <text:p>1,30756</text:p>
          </table:table-cell>
          <table:table-cell office:value-type="float" office:value="1.29826">
            <text:p>1,29826</text:p>
          </table:table-cell>
          <table:table-cell office:value-type="float" office:value="1.3052">
            <text:p>1,30520</text:p>
          </table:table-cell>
          <table:table-cell table:formula="of:=([.E1899]+[.D1899]+[.C1899])/3" office:value-type="float" office:value="1.30367333333333">
            <text:p>1,30367</text:p>
          </table:table-cell>
          <table:table-cell table:formula="of:=[.C1899]-[.D1899]" office:value-type="float" office:value="0.00930000000000009">
            <text:p>0,00930</text:p>
          </table:table-cell>
          <table:table-cell office:value-type="float" office:value="0.0114555987727889">
            <text:p>0,01146</text:p>
          </table:table-cell>
          <table:table-cell office:value-type="float" office:value="1.29374308301153">
            <text:p>1,29374</text:p>
          </table:table-cell>
          <table:table-cell office:value-type="float" office:value="1.29476099794761">
            <text:p>1,29476</text:p>
          </table:table-cell>
        </table:table-row>
        <table:table-row table:style-name="ro2">
          <table:table-cell table:style-name="ce1" office:value-type="string">
            <text:p>2012.12.04</text:p>
          </table:table-cell>
          <table:table-cell office:value-type="float" office:value="1.30519">
            <text:p>1,30519</text:p>
          </table:table-cell>
          <table:table-cell office:value-type="float" office:value="1.31082">
            <text:p>1,31082</text:p>
          </table:table-cell>
          <table:table-cell office:value-type="float" office:value="1.30458">
            <text:p>1,30458</text:p>
          </table:table-cell>
          <table:table-cell office:value-type="float" office:value="1.30928">
            <text:p>1,30928</text:p>
          </table:table-cell>
          <table:table-cell table:formula="of:=([.E1900]+[.D1900]+[.C1900])/3" office:value-type="float" office:value="1.30822666666667">
            <text:p>1,30823</text:p>
          </table:table-cell>
          <table:table-cell table:formula="of:=[.C1900]-[.D1900]" office:value-type="float" office:value="0.00624000000000002">
            <text:p>0,00624</text:p>
          </table:table-cell>
          <table:table-cell office:value-type="float" office:value="0.0113717558045789">
            <text:p>0,01137</text:p>
          </table:table-cell>
          <table:table-cell office:value-type="float" office:value="1.29630036977374">
            <text:p>1,29630</text:p>
          </table:table-cell>
          <table:table-cell office:value-type="float" office:value="1.29744570101253">
            <text:p>1,29745</text:p>
          </table:table-cell>
        </table:table-row>
        <table:table-row table:style-name="ro2">
          <table:table-cell table:style-name="ce1" office:value-type="string">
            <text:p>2012.12.05</text:p>
          </table:table-cell>
          <table:table-cell office:value-type="float" office:value="1.30933">
            <text:p>1,30933</text:p>
          </table:table-cell>
          <table:table-cell office:value-type="float" office:value="1.31267">
            <text:p>1,31267</text:p>
          </table:table-cell>
          <table:table-cell office:value-type="float" office:value="1.306">
            <text:p>1,30600</text:p>
          </table:table-cell>
          <table:table-cell office:value-type="float" office:value="1.30636">
            <text:p>1,30636</text:p>
          </table:table-cell>
          <table:table-cell table:formula="of:=([.E1901]+[.D1901]+[.C1901])/3" office:value-type="float" office:value="1.30834333333333">
            <text:p>1,30834</text:p>
          </table:table-cell>
          <table:table-cell table:formula="of:=[.C1901]-[.D1901]" office:value-type="float" office:value="0.00666999999999995">
            <text:p>0,00667</text:p>
          </table:table-cell>
          <table:table-cell office:value-type="float" office:value="0.0112531872127855">
            <text:p>0,01125</text:p>
          </table:table-cell>
          <table:table-cell office:value-type="float" office:value="1.29936064958912">
            <text:p>1,29936</text:p>
          </table:table-cell>
          <table:table-cell office:value-type="float" office:value="1.30053566363202">
            <text:p>1,30054</text:p>
          </table:table-cell>
        </table:table-row>
        <table:table-row table:style-name="ro2">
          <table:table-cell table:style-name="ce1" office:value-type="string">
            <text:p>2012.12.06</text:p>
          </table:table-cell>
          <table:table-cell office:value-type="float" office:value="1.30645">
            <text:p>1,30645</text:p>
          </table:table-cell>
          <table:table-cell office:value-type="float" office:value="1.30863">
            <text:p>1,30863</text:p>
          </table:table-cell>
          <table:table-cell office:value-type="float" office:value="1.29503">
            <text:p>1,29503</text:p>
          </table:table-cell>
          <table:table-cell office:value-type="float" office:value="1.29644">
            <text:p>1,29644</text:p>
          </table:table-cell>
          <table:table-cell table:formula="of:=([.E1902]+[.D1902]+[.C1902])/3" office:value-type="float" office:value="1.30003333333333">
            <text:p>1,30003</text:p>
          </table:table-cell>
          <table:table-cell table:formula="of:=[.C1902]-[.D1902]" office:value-type="float" office:value="0.0135999999999998">
            <text:p>0,01360</text:p>
          </table:table-cell>
          <table:table-cell office:value-type="float" office:value="0.0111533285589747">
            <text:p>0,01115</text:p>
          </table:table-cell>
          <table:table-cell office:value-type="float" office:value="1.3015291364914">
            <text:p>1,30153</text:p>
          </table:table-cell>
          <table:table-cell office:value-type="float" office:value="1.30226174222299">
            <text:p>1,30226</text:p>
          </table:table-cell>
        </table:table-row>
        <table:table-row table:style-name="ro2">
          <table:table-cell table:style-name="ce1" office:value-type="string">
            <text:p>2012.12.07</text:p>
          </table:table-cell>
          <table:table-cell office:value-type="float" office:value="1.29652">
            <text:p>1,29652</text:p>
          </table:table-cell>
          <table:table-cell office:value-type="float" office:value="1.29738">
            <text:p>1,29738</text:p>
          </table:table-cell>
          <table:table-cell office:value-type="float" office:value="1.28765">
            <text:p>1,28765</text:p>
          </table:table-cell>
          <table:table-cell office:value-type="float" office:value="1.29249">
            <text:p>1,29249</text:p>
          </table:table-cell>
          <table:table-cell table:formula="of:=([.E1903]+[.D1903]+[.C1903])/3" office:value-type="float" office:value="1.29250666666667">
            <text:p>1,29251</text:p>
          </table:table-cell>
          <table:table-cell table:formula="of:=[.C1903]-[.D1903]" office:value-type="float" office:value="0.00973000000000002">
            <text:p>0,00973</text:p>
          </table:table-cell>
          <table:table-cell office:value-type="float" office:value="0.0111828553371737">
            <text:p>0,01118</text:p>
          </table:table-cell>
          <table:table-cell office:value-type="float" office:value="1.30069367041503">
            <text:p>1,30069</text:p>
          </table:table-cell>
          <table:table-cell office:value-type="float" office:value="1.30062369241821">
            <text:p>1,30062</text:p>
          </table:table-cell>
        </table:table-row>
        <table:table-row table:style-name="ro2">
          <table:table-cell table:style-name="ce1" office:value-type="string">
            <text:p>2012.12.10</text:p>
          </table:table-cell>
          <table:table-cell office:value-type="float" office:value="1.28894">
            <text:p>1,28894</text:p>
          </table:table-cell>
          <table:table-cell office:value-type="float" office:value="1.29463">
            <text:p>1,29463</text:p>
          </table:table-cell>
          <table:table-cell office:value-type="float" office:value="1.28858">
            <text:p>1,28858</text:p>
          </table:table-cell>
          <table:table-cell office:value-type="float" office:value="1.29404">
            <text:p>1,29404</text:p>
          </table:table-cell>
          <table:table-cell table:formula="of:=([.E1904]+[.D1904]+[.C1904])/3" office:value-type="float" office:value="1.29241666666667">
            <text:p>1,29242</text:p>
          </table:table-cell>
          <table:table-cell table:formula="of:=[.C1904]-[.D1904]" office:value-type="float" office:value="0.00604999999999989">
            <text:p>0,00605</text:p>
          </table:table-cell>
          <table:table-cell office:value-type="float" office:value="0.0112196170919953">
            <text:p>0,01122</text:p>
          </table:table-cell>
          <table:table-cell office:value-type="float" office:value="1.29876812080836">
            <text:p>1,29877</text:p>
          </table:table-cell>
          <table:table-cell office:value-type="float" office:value="1.2985765316081">
            <text:p>1,29858</text:p>
          </table:table-cell>
        </table:table-row>
        <table:table-row table:style-name="ro2">
          <table:table-cell table:style-name="ce1" office:value-type="string">
            <text:p>2012.12.11</text:p>
          </table:table-cell>
          <table:table-cell office:value-type="float" office:value="1.29403">
            <text:p>1,29403</text:p>
          </table:table-cell>
          <table:table-cell office:value-type="float" office:value="1.30149">
            <text:p>1,30149</text:p>
          </table:table-cell>
          <table:table-cell office:value-type="float" office:value="1.29287">
            <text:p>1,29287</text:p>
          </table:table-cell>
          <table:table-cell office:value-type="float" office:value="1.30048">
            <text:p>1,30048</text:p>
          </table:table-cell>
          <table:table-cell table:formula="of:=([.E1905]+[.D1905]+[.C1905])/3" office:value-type="float" office:value="1.29828">
            <text:p>1,29828</text:p>
          </table:table-cell>
          <table:table-cell table:formula="of:=[.C1905]-[.D1905]" office:value-type="float" office:value="0.00862000000000007">
            <text:p>0,00862</text:p>
          </table:table-cell>
          <table:table-cell office:value-type="float" office:value="0.0112603552688154">
            <text:p>0,01126</text:p>
          </table:table-cell>
          <table:table-cell office:value-type="float" office:value="1.29738713635577">
            <text:p>1,29739</text:p>
          </table:table-cell>
          <table:table-cell office:value-type="float" office:value="1.2974898782872">
            <text:p>1,29749</text:p>
          </table:table-cell>
        </table:table-row>
        <table:table-row table:style-name="ro2">
          <table:table-cell table:style-name="ce1" office:value-type="string">
            <text:p>2012.12.12</text:p>
          </table:table-cell>
          <table:table-cell office:value-type="float" office:value="1.30046">
            <text:p>1,30046</text:p>
          </table:table-cell>
          <table:table-cell office:value-type="float" office:value="1.30973">
            <text:p>1,30973</text:p>
          </table:table-cell>
          <table:table-cell office:value-type="float" office:value="1.29956">
            <text:p>1,29956</text:p>
          </table:table-cell>
          <table:table-cell office:value-type="float" office:value="1.30732">
            <text:p>1,30732</text:p>
          </table:table-cell>
          <table:table-cell table:formula="of:=([.E1906]+[.D1906]+[.C1906])/3" office:value-type="float" office:value="1.30553666666667">
            <text:p>1,30554</text:p>
          </table:table-cell>
          <table:table-cell table:formula="of:=[.C1906]-[.D1906]" office:value-type="float" office:value="0.01017">
            <text:p>0,01017</text:p>
          </table:table-cell>
          <table:table-cell office:value-type="float" office:value="0.01129273063582">
            <text:p>0,01129</text:p>
          </table:table-cell>
          <table:table-cell office:value-type="float" office:value="1.29740603839574">
            <text:p>1,29741</text:p>
          </table:table-cell>
          <table:table-cell office:value-type="float" office:value="1.29805803376253">
            <text:p>1,29806</text:p>
          </table:table-cell>
        </table:table-row>
        <table:table-row table:style-name="ro2">
          <table:table-cell table:style-name="ce1" office:value-type="string">
            <text:p>2012.12.13</text:p>
          </table:table-cell>
          <table:table-cell office:value-type="float" office:value="1.30731">
            <text:p>1,30731</text:p>
          </table:table-cell>
          <table:table-cell office:value-type="float" office:value="1.31003">
            <text:p>1,31003</text:p>
          </table:table-cell>
          <table:table-cell office:value-type="float" office:value="1.30407">
            <text:p>1,30407</text:p>
          </table:table-cell>
          <table:table-cell office:value-type="float" office:value="1.30767">
            <text:p>1,30767</text:p>
          </table:table-cell>
          <table:table-cell table:formula="of:=([.E1907]+[.D1907]+[.C1907])/3" office:value-type="float" office:value="1.30725666666667">
            <text:p>1,30726</text:p>
          </table:table-cell>
          <table:table-cell table:formula="of:=[.C1907]-[.D1907]" office:value-type="float" office:value="0.00595999999999997">
            <text:p>0,00596</text:p>
          </table:table-cell>
          <table:table-cell office:value-type="float" office:value="0.0112766387999313">
            <text:p>0,01128</text:p>
          </table:table-cell>
          <table:table-cell office:value-type="float" office:value="1.29941722254271">
            <text:p>1,29942</text:p>
          </table:table-cell>
          <table:table-cell office:value-type="float" office:value="1.30022857807676">
            <text:p>1,30023</text:p>
          </table:table-cell>
        </table:table-row>
        <table:table-row table:style-name="ro2">
          <table:table-cell table:style-name="ce1" office:value-type="string">
            <text:p>2012.12.14</text:p>
          </table:table-cell>
          <table:table-cell office:value-type="float" office:value="1.30767">
            <text:p>1,30767</text:p>
          </table:table-cell>
          <table:table-cell office:value-type="float" office:value="1.31732">
            <text:p>1,31732</text:p>
          </table:table-cell>
          <table:table-cell office:value-type="float" office:value="1.30663">
            <text:p>1,30663</text:p>
          </table:table-cell>
          <table:table-cell office:value-type="float" office:value="1.3161">
            <text:p>1,31610</text:p>
          </table:table-cell>
          <table:table-cell table:formula="of:=([.E1908]+[.D1908]+[.C1908])/3" office:value-type="float" office:value="1.31335">
            <text:p>1,31335</text:p>
          </table:table-cell>
          <table:table-cell table:formula="of:=[.C1908]-[.D1908]" office:value-type="float" office:value="0.0106900000000001">
            <text:p>0,01069</text:p>
          </table:table-cell>
          <table:table-cell office:value-type="float" office:value="0.0111954737709734">
            <text:p>0,01120</text:p>
          </table:table-cell>
          <table:table-cell office:value-type="float" office:value="1.30145724961941">
            <text:p>1,30146</text:p>
          </table:table-cell>
          <table:table-cell office:value-type="float" office:value="1.30198064409187">
            <text:p>1,30198</text:p>
          </table:table-cell>
        </table:table-row>
        <table:table-row table:style-name="ro2">
          <table:table-cell table:style-name="ce1" office:value-type="string">
            <text:p>2012.12.17</text:p>
          </table:table-cell>
          <table:table-cell office:value-type="float" office:value="1.31685">
            <text:p>1,31685</text:p>
          </table:table-cell>
          <table:table-cell office:value-type="float" office:value="1.3188">
            <text:p>1,31880</text:p>
          </table:table-cell>
          <table:table-cell office:value-type="float" office:value="1.3144">
            <text:p>1,31440</text:p>
          </table:table-cell>
          <table:table-cell office:value-type="float" office:value="1.31625">
            <text:p>1,31625</text:p>
          </table:table-cell>
          <table:table-cell table:formula="of:=([.E1909]+[.D1909]+[.C1909])/3" office:value-type="float" office:value="1.31648333333333">
            <text:p>1,31648</text:p>
          </table:table-cell>
          <table:table-cell table:formula="of:=[.C1909]-[.D1909]" office:value-type="float" office:value="0.00439999999999996">
            <text:p>0,00440</text:p>
          </table:table-cell>
          <table:table-cell office:value-type="float" office:value="0.0110385142057368">
            <text:p>0,01104</text:p>
          </table:table-cell>
          <table:table-cell office:value-type="float" office:value="1.30468119362436">
            <text:p>1,30468</text:p>
          </table:table-cell>
          <table:table-cell office:value-type="float" office:value="1.30584986799607">
            <text:p>1,30585</text:p>
          </table:table-cell>
        </table:table-row>
        <table:table-row table:style-name="ro2">
          <table:table-cell table:style-name="ce1" office:value-type="string">
            <text:p>2012.12.18</text:p>
          </table:table-cell>
          <table:table-cell office:value-type="float" office:value="1.31628">
            <text:p>1,31628</text:p>
          </table:table-cell>
          <table:table-cell office:value-type="float" office:value="1.32382">
            <text:p>1,32382</text:p>
          </table:table-cell>
          <table:table-cell office:value-type="float" office:value="1.31552">
            <text:p>1,31552</text:p>
          </table:table-cell>
          <table:table-cell office:value-type="float" office:value="1.3227">
            <text:p>1,32270</text:p>
          </table:table-cell>
          <table:table-cell table:formula="of:=([.E1910]+[.D1910]+[.C1910])/3" office:value-type="float" office:value="1.32068">
            <text:p>1,32068</text:p>
          </table:table-cell>
          <table:table-cell table:formula="of:=[.C1910]-[.D1910]" office:value-type="float" office:value="0.00829999999999997">
            <text:p>0,00830</text:p>
          </table:table-cell>
          <table:table-cell office:value-type="float" office:value="0.0108699212311794">
            <text:p>0,01087</text:p>
          </table:table-cell>
          <table:table-cell office:value-type="float" office:value="1.30781900547294">
            <text:p>1,30782</text:p>
          </table:table-cell>
          <table:table-cell office:value-type="float" office:value="1.30894965885338">
            <text:p>1,30895</text:p>
          </table:table-cell>
        </table:table-row>
        <table:table-row table:style-name="ro2">
          <table:table-cell table:style-name="ce1" office:value-type="string">
            <text:p>2012.12.19</text:p>
          </table:table-cell>
          <table:table-cell office:value-type="float" office:value="1.32274">
            <text:p>1,32274</text:p>
          </table:table-cell>
          <table:table-cell office:value-type="float" office:value="1.33083">
            <text:p>1,33083</text:p>
          </table:table-cell>
          <table:table-cell office:value-type="float" office:value="1.3223">
            <text:p>1,32230</text:p>
          </table:table-cell>
          <table:table-cell office:value-type="float" office:value="1.3226">
            <text:p>1,32260</text:p>
          </table:table-cell>
          <table:table-cell table:formula="of:=([.E1911]+[.D1911]+[.C1911])/3" office:value-type="float" office:value="1.32524333333333">
            <text:p>1,32524</text:p>
          </table:table-cell>
          <table:table-cell table:formula="of:=[.C1911]-[.D1911]" office:value-type="float" office:value="0.00852999999999993">
            <text:p>0,00853</text:p>
          </table:table-cell>
          <table:table-cell office:value-type="float" office:value="0.010709766367521">
            <text:p>0,01071</text:p>
          </table:table-cell>
          <table:table-cell office:value-type="float" office:value="1.31124797813843">
            <text:p>1,31125</text:p>
          </table:table-cell>
          <table:table-cell office:value-type="float" office:value="1.31290313550191">
            <text:p>1,31290</text:p>
          </table:table-cell>
        </table:table-row>
        <table:table-row table:style-name="ro2">
          <table:table-cell table:style-name="ce1" office:value-type="string">
            <text:p>2012.12.20</text:p>
          </table:table-cell>
          <table:table-cell office:value-type="float" office:value="1.3226">
            <text:p>1,32260</text:p>
          </table:table-cell>
          <table:table-cell office:value-type="float" office:value="1.32949">
            <text:p>1,32949</text:p>
          </table:table-cell>
          <table:table-cell office:value-type="float" office:value="1.31881">
            <text:p>1,31881</text:p>
          </table:table-cell>
          <table:table-cell office:value-type="float" office:value="1.32435">
            <text:p>1,32435</text:p>
          </table:table-cell>
          <table:table-cell table:formula="of:=([.E1912]+[.D1912]+[.C1912])/3" office:value-type="float" office:value="1.32421666666667">
            <text:p>1,32422</text:p>
          </table:table-cell>
          <table:table-cell table:formula="of:=[.C1912]-[.D1912]" office:value-type="float" office:value="0.01068">
            <text:p>0,01068</text:p>
          </table:table-cell>
          <table:table-cell office:value-type="float" office:value="0.0105902515016115">
            <text:p>0,01059</text:p>
          </table:table-cell>
          <table:table-cell office:value-type="float" office:value="1.31467528217246">
            <text:p>1,31468</text:p>
          </table:table-cell>
          <table:table-cell office:value-type="float" office:value="1.31558212233636">
            <text:p>1,31558</text:p>
          </table:table-cell>
        </table:table-row>
        <table:table-row table:style-name="ro2">
          <table:table-cell table:style-name="ce1" office:value-type="string">
            <text:p>2012.12.21</text:p>
          </table:table-cell>
          <table:table-cell office:value-type="float" office:value="1.32437">
            <text:p>1,32437</text:p>
          </table:table-cell>
          <table:table-cell office:value-type="float" office:value="1.32521">
            <text:p>1,32521</text:p>
          </table:table-cell>
          <table:table-cell office:value-type="float" office:value="1.31585">
            <text:p>1,31585</text:p>
          </table:table-cell>
          <table:table-cell office:value-type="float" office:value="1.31817">
            <text:p>1,31817</text:p>
          </table:table-cell>
          <table:table-cell table:formula="of:=([.E1913]+[.D1913]+[.C1913])/3" office:value-type="float" office:value="1.31974333333333">
            <text:p>1,31974</text:p>
          </table:table-cell>
          <table:table-cell table:formula="of:=[.C1913]-[.D1913]" office:value-type="float" office:value="0.00936000000000004">
            <text:p>0,00936</text:p>
          </table:table-cell>
          <table:table-cell office:value-type="float" office:value="0.0104906364629263">
            <text:p>0,01049</text:p>
          </table:table-cell>
          <table:table-cell office:value-type="float" office:value="1.31711935723474">
            <text:p>1,31712</text:p>
          </table:table-cell>
          <table:table-cell office:value-type="float" office:value="1.31811453429847">
            <text:p>1,31811</text:p>
          </table:table-cell>
        </table:table-row>
        <table:table-row table:style-name="ro2">
          <table:table-cell table:style-name="ce1" office:value-type="string">
            <text:p>2012.12.24</text:p>
          </table:table-cell>
          <table:table-cell office:value-type="float" office:value="1.31733">
            <text:p>1,31733</text:p>
          </table:table-cell>
          <table:table-cell office:value-type="float" office:value="1.32337">
            <text:p>1,32337</text:p>
          </table:table-cell>
          <table:table-cell office:value-type="float" office:value="1.31713">
            <text:p>1,31713</text:p>
          </table:table-cell>
          <table:table-cell office:value-type="float" office:value="1.31782">
            <text:p>1,31782</text:p>
          </table:table-cell>
          <table:table-cell table:formula="of:=([.E1914]+[.D1914]+[.C1914])/3" office:value-type="float" office:value="1.31944">
            <text:p>1,31944</text:p>
          </table:table-cell>
          <table:table-cell table:formula="of:=[.C1914]-[.D1914]" office:value-type="float" office:value="0.00624000000000002">
            <text:p>0,00624</text:p>
          </table:table-cell>
          <table:table-cell office:value-type="float" office:value="0.0104669957581536">
            <text:p>0,01047</text:p>
          </table:table-cell>
          <table:table-cell office:value-type="float" office:value="1.31763394336105">
            <text:p>1,31763</text:p>
          </table:table-cell>
          <table:table-cell office:value-type="float" office:value="1.31813275276297">
            <text:p>1,31813</text:p>
          </table:table-cell>
        </table:table-row>
        <table:table-row table:style-name="ro2">
          <table:table-cell table:style-name="ce1" office:value-type="string">
            <text:p>2012.12.26</text:p>
          </table:table-cell>
          <table:table-cell office:value-type="float" office:value="1.31793">
            <text:p>1,31793</text:p>
          </table:table-cell>
          <table:table-cell office:value-type="float" office:value="1.32542">
            <text:p>1,32542</text:p>
          </table:table-cell>
          <table:table-cell office:value-type="float" office:value="1.31765">
            <text:p>1,31765</text:p>
          </table:table-cell>
          <table:table-cell office:value-type="float" office:value="1.32229">
            <text:p>1,32229</text:p>
          </table:table-cell>
          <table:table-cell table:formula="of:=([.E1915]+[.D1915]+[.C1915])/3" office:value-type="float" office:value="1.32178666666667">
            <text:p>1,32179</text:p>
          </table:table-cell>
          <table:table-cell table:formula="of:=[.C1915]-[.D1915]" office:value-type="float" office:value="0.00777000000000005">
            <text:p>0,00777</text:p>
          </table:table-cell>
          <table:table-cell office:value-type="float" office:value="0.0104335519909178">
            <text:p>0,01043</text:p>
          </table:table-cell>
          <table:table-cell office:value-type="float" office:value="1.31820493373351">
            <text:p>1,31820</text:p>
          </table:table-cell>
          <table:table-cell office:value-type="float" office:value="1.31823456358424">
            <text:p>1,31823</text:p>
          </table:table-cell>
        </table:table-row>
        <table:table-row table:style-name="ro2">
          <table:table-cell table:style-name="ce1" office:value-type="string">
            <text:p>2012.12.27</text:p>
          </table:table-cell>
          <table:table-cell office:value-type="float" office:value="1.32233">
            <text:p>1,32233</text:p>
          </table:table-cell>
          <table:table-cell office:value-type="float" office:value="1.32837">
            <text:p>1,32837</text:p>
          </table:table-cell>
          <table:table-cell office:value-type="float" office:value="1.32013">
            <text:p>1,32013</text:p>
          </table:table-cell>
          <table:table-cell office:value-type="float" office:value="1.32346">
            <text:p>1,32346</text:p>
          </table:table-cell>
          <table:table-cell table:formula="of:=([.E1916]+[.D1916]+[.C1916])/3" office:value-type="float" office:value="1.32398666666667">
            <text:p>1,32399</text:p>
          </table:table-cell>
          <table:table-cell table:formula="of:=[.C1916]-[.D1916]" office:value-type="float" office:value="0.00824000000000003">
            <text:p>0,00824</text:p>
          </table:table-cell>
          <table:table-cell office:value-type="float" office:value="0.0104040820885335">
            <text:p>0,01040</text:p>
          </table:table-cell>
          <table:table-cell office:value-type="float" office:value="1.31909902464048">
            <text:p>1,31910</text:p>
          </table:table-cell>
          <table:table-cell office:value-type="float" office:value="1.31931351197578">
            <text:p>1,31931</text:p>
          </table:table-cell>
        </table:table-row>
        <table:table-row table:style-name="ro2">
          <table:table-cell table:style-name="ce1" office:value-type="string">
            <text:p>2012.12.28</text:p>
          </table:table-cell>
          <table:table-cell office:value-type="float" office:value="1.32341">
            <text:p>1,32341</text:p>
          </table:table-cell>
          <table:table-cell office:value-type="float" office:value="1.32565">
            <text:p>1,32565</text:p>
          </table:table-cell>
          <table:table-cell office:value-type="float" office:value="1.31658">
            <text:p>1,31658</text:p>
          </table:table-cell>
          <table:table-cell office:value-type="float" office:value="1.32141">
            <text:p>1,32141</text:p>
          </table:table-cell>
          <table:table-cell table:formula="of:=([.E1917]+[.D1917]+[.C1917])/3" office:value-type="float" office:value="1.32121333333333">
            <text:p>1,32121</text:p>
          </table:table-cell>
          <table:table-cell table:formula="of:=[.C1917]-[.D1917]" office:value-type="float" office:value="0.00906999999999991">
            <text:p>0,00907</text:p>
          </table:table-cell>
          <table:table-cell office:value-type="float" office:value="0.0103959344096779">
            <text:p>0,01040</text:p>
          </table:table-cell>
          <table:table-cell office:value-type="float" office:value="1.32015037952113">
            <text:p>1,32015</text:p>
          </table:table-cell>
          <table:table-cell office:value-type="float" office:value="1.32026844915768">
            <text:p>1,32027</text:p>
          </table:table-cell>
        </table:table-row>
        <table:table-row table:style-name="ro2">
          <table:table-cell table:style-name="ce1" office:value-type="string">
            <text:p>2012.12.31</text:p>
          </table:table-cell>
          <table:table-cell office:value-type="float" office:value="1.32109">
            <text:p>1,32109</text:p>
          </table:table-cell>
          <table:table-cell office:value-type="float" office:value="1.32345">
            <text:p>1,32345</text:p>
          </table:table-cell>
          <table:table-cell office:value-type="float" office:value="1.31722">
            <text:p>1,31722</text:p>
          </table:table-cell>
          <table:table-cell office:value-type="float" office:value="1.31846">
            <text:p>1,31846</text:p>
          </table:table-cell>
          <table:table-cell table:formula="of:=([.E1918]+[.D1918]+[.C1918])/3" office:value-type="float" office:value="1.31971">
            <text:p>1,31971</text:p>
          </table:table-cell>
          <table:table-cell table:formula="of:=[.C1918]-[.D1918]" office:value-type="float" office:value="0.00622999999999996">
            <text:p>0,00623</text:p>
          </table:table-cell>
          <table:table-cell office:value-type="float" office:value="0.0104080809133473">
            <text:p>0,01041</text:p>
          </table:table-cell>
          <table:table-cell office:value-type="float" office:value="1.32025421057583">
            <text:p>1,32025</text:p>
          </table:table-cell>
          <table:table-cell office:value-type="float" office:value="1.32033620736831">
            <text:p>1,32034</text:p>
          </table:table-cell>
        </table:table-row>
        <table:table-row table:style-name="ro2">
          <table:table-cell table:style-name="ce1" office:value-type="string">
            <text:p>2013.01.02</text:p>
          </table:table-cell>
          <table:table-cell office:value-type="float" office:value="1.32664">
            <text:p>1,32664</text:p>
          </table:table-cell>
          <table:table-cell office:value-type="float" office:value="1.32934">
            <text:p>1,32934</text:p>
          </table:table-cell>
          <table:table-cell office:value-type="float" office:value="1.31564">
            <text:p>1,31564</text:p>
          </table:table-cell>
          <table:table-cell office:value-type="float" office:value="1.31859">
            <text:p>1,31859</text:p>
          </table:table-cell>
          <table:table-cell table:formula="of:=([.E1919]+[.D1919]+[.C1919])/3" office:value-type="float" office:value="1.32119">
            <text:p>1,32119</text:p>
          </table:table-cell>
          <table:table-cell table:formula="of:=[.C1919]-[.D1919]" office:value-type="float" office:value="0.0136999999999998">
            <text:p>0,01370</text:p>
          </table:table-cell>
          <table:table-cell office:value-type="float" office:value="0.0103927180426483">
            <text:p>0,01039</text:p>
          </table:table-cell>
          <table:table-cell office:value-type="float" office:value="1.32017311121765">
            <text:p>1,32017</text:p>
          </table:table-cell>
          <table:table-cell office:value-type="float" office:value="1.31983449623407">
            <text:p>1,31983</text:p>
          </table:table-cell>
        </table:table-row>
        <table:table-row table:style-name="ro2">
          <table:table-cell table:style-name="ce1" office:value-type="string">
            <text:p>2013.01.03</text:p>
          </table:table-cell>
          <table:table-cell office:value-type="float" office:value="1.31865">
            <text:p>1,31865</text:p>
          </table:table-cell>
          <table:table-cell office:value-type="float" office:value="1.31903">
            <text:p>1,31903</text:p>
          </table:table-cell>
          <table:table-cell office:value-type="float" office:value="1.30467">
            <text:p>1,30467</text:p>
          </table:table-cell>
          <table:table-cell office:value-type="float" office:value="1.30485">
            <text:p>1,30485</text:p>
          </table:table-cell>
          <table:table-cell table:formula="of:=([.E1920]+[.D1920]+[.C1920])/3" office:value-type="float" office:value="1.30951666666667">
            <text:p>1,30952</text:p>
          </table:table-cell>
          <table:table-cell table:formula="of:=[.C1920]-[.D1920]" office:value-type="float" office:value="0.0143600000000002">
            <text:p>0,01436</text:p>
          </table:table-cell>
          <table:table-cell office:value-type="float" office:value="0.0104052670820765">
            <text:p>0,01041</text:p>
          </table:table-cell>
          <table:table-cell office:value-type="float" office:value="1.32033400150741">
            <text:p>1,32033</text:p>
          </table:table-cell>
          <table:table-cell office:value-type="float" office:value="1.31963368649944">
            <text:p>1,31963</text:p>
          </table:table-cell>
        </table:table-row>
        <table:table-row table:style-name="ro2">
          <table:table-cell table:style-name="ce1" office:value-type="string">
            <text:p>2013.01.04</text:p>
          </table:table-cell>
          <table:table-cell office:value-type="float" office:value="1.30482">
            <text:p>1,30482</text:p>
          </table:table-cell>
          <table:table-cell office:value-type="float" office:value="1.30894">
            <text:p>1,30894</text:p>
          </table:table-cell>
          <table:table-cell office:value-type="float" office:value="1.29975">
            <text:p>1,29975</text:p>
          </table:table-cell>
          <table:table-cell office:value-type="float" office:value="1.3065">
            <text:p>1,30650</text:p>
          </table:table-cell>
          <table:table-cell table:formula="of:=([.E1921]+[.D1921]+[.C1921])/3" office:value-type="float" office:value="1.30506333333333">
            <text:p>1,30506</text:p>
          </table:table-cell>
          <table:table-cell table:formula="of:=[.C1921]-[.D1921]" office:value-type="float" office:value="0.00919000000000003">
            <text:p>0,00919</text:p>
          </table:table-cell>
          <table:table-cell office:value-type="float" office:value="0.0105365576393944">
            <text:p>0,01054</text:p>
          </table:table-cell>
          <table:table-cell office:value-type="float" office:value="1.31702688676358">
            <text:p>1,31703</text:p>
          </table:table-cell>
          <table:table-cell office:value-type="float" office:value="1.31548434698412">
            <text:p>1,31548</text:p>
          </table:table-cell>
        </table:table-row>
        <table:table-row table:style-name="ro2">
          <table:table-cell table:style-name="ce1" office:value-type="string">
            <text:p>2013.01.07</text:p>
          </table:table-cell>
          <table:table-cell office:value-type="float" office:value="1.30748">
            <text:p>1,30748</text:p>
          </table:table-cell>
          <table:table-cell office:value-type="float" office:value="1.31194">
            <text:p>1,31194</text:p>
          </table:table-cell>
          <table:table-cell office:value-type="float" office:value="1.30166">
            <text:p>1,30166</text:p>
          </table:table-cell>
          <table:table-cell office:value-type="float" office:value="1.31161">
            <text:p>1,31161</text:p>
          </table:table-cell>
          <table:table-cell table:formula="of:=([.E1922]+[.D1922]+[.C1922])/3" office:value-type="float" office:value="1.30840333333333">
            <text:p>1,30840</text:p>
          </table:table-cell>
          <table:table-cell table:formula="of:=[.C1922]-[.D1922]" office:value-type="float" office:value="0.0102800000000001">
            <text:p>0,01028</text:p>
          </table:table-cell>
          <table:table-cell office:value-type="float" office:value="0.0106170723074536">
            <text:p>0,01062</text:p>
          </table:table-cell>
          <table:table-cell office:value-type="float" office:value="1.31431945916846">
            <text:p>1,31432</text:p>
          </table:table-cell>
          <table:table-cell office:value-type="float" office:value="1.31298050861739">
            <text:p>1,31298</text:p>
          </table:table-cell>
        </table:table-row>
        <table:table-row table:style-name="ro2">
          <table:table-cell table:style-name="ce1" office:value-type="string">
            <text:p>2013.01.08</text:p>
          </table:table-cell>
          <table:table-cell office:value-type="float" office:value="1.3116">
            <text:p>1,31160</text:p>
          </table:table-cell>
          <table:table-cell office:value-type="float" office:value="1.31397">
            <text:p>1,31397</text:p>
          </table:table-cell>
          <table:table-cell office:value-type="float" office:value="1.30563">
            <text:p>1,30563</text:p>
          </table:table-cell>
          <table:table-cell office:value-type="float" office:value="1.30808">
            <text:p>1,30808</text:p>
          </table:table-cell>
          <table:table-cell table:formula="of:=([.E1923]+[.D1923]+[.C1923])/3" office:value-type="float" office:value="1.30922666666667">
            <text:p>1,30923</text:p>
          </table:table-cell>
          <table:table-cell table:formula="of:=[.C1923]-[.D1923]" office:value-type="float" office:value="0.00834000000000001">
            <text:p>0,00834</text:p>
          </table:table-cell>
          <table:table-cell office:value-type="float" office:value="0.0106820120480095">
            <text:p>0,01068</text:p>
          </table:table-cell>
          <table:table-cell office:value-type="float" office:value="1.3129320687917">
            <text:p>1,31293</text:p>
          </table:table-cell>
          <table:table-cell office:value-type="float" office:value="1.31256646105269">
            <text:p>1,31257</text:p>
          </table:table-cell>
        </table:table-row>
        <table:table-row table:style-name="ro2">
          <table:table-cell table:style-name="ce1" office:value-type="string">
            <text:p>2013.01.09</text:p>
          </table:table-cell>
          <table:table-cell office:value-type="float" office:value="1.30809">
            <text:p>1,30809</text:p>
          </table:table-cell>
          <table:table-cell office:value-type="float" office:value="1.30958">
            <text:p>1,30958</text:p>
          </table:table-cell>
          <table:table-cell office:value-type="float" office:value="1.30367">
            <text:p>1,30367</text:p>
          </table:table-cell>
          <table:table-cell office:value-type="float" office:value="1.30635">
            <text:p>1,30635</text:p>
          </table:table-cell>
          <table:table-cell table:formula="of:=([.E1924]+[.D1924]+[.C1924])/3" office:value-type="float" office:value="1.30653333333333">
            <text:p>1,30653</text:p>
          </table:table-cell>
          <table:table-cell table:formula="of:=[.C1924]-[.D1924]" office:value-type="float" office:value="0.00590999999999986">
            <text:p>0,00591</text:p>
          </table:table-cell>
          <table:table-cell office:value-type="float" office:value="0.0107504038978984">
            <text:p>0,01075</text:p>
          </table:table-cell>
          <table:table-cell office:value-type="float" office:value="1.3116900931655">
            <text:p>1,31169</text:p>
          </table:table-cell>
          <table:table-cell office:value-type="float" office:value="1.31129489127546">
            <text:p>1,31129</text:p>
          </table:table-cell>
        </table:table-row>
        <table:table-row table:style-name="ro2">
          <table:table-cell table:style-name="ce1" office:value-type="string">
            <text:p>2013.01.10</text:p>
          </table:table-cell>
          <table:table-cell office:value-type="float" office:value="1.30635">
            <text:p>1,30635</text:p>
          </table:table-cell>
          <table:table-cell office:value-type="float" office:value="1.32728">
            <text:p>1,32728</text:p>
          </table:table-cell>
          <table:table-cell office:value-type="float" office:value="1.30386">
            <text:p>1,30386</text:p>
          </table:table-cell>
          <table:table-cell office:value-type="float" office:value="1.32713">
            <text:p>1,32713</text:p>
          </table:table-cell>
          <table:table-cell table:formula="of:=([.E1925]+[.D1925]+[.C1925])/3" office:value-type="float" office:value="1.31942333333333">
            <text:p>1,31942</text:p>
          </table:table-cell>
          <table:table-cell table:formula="of:=[.C1925]-[.D1925]" office:value-type="float" office:value="0.02342">
            <text:p>0,02342</text:p>
          </table:table-cell>
          <table:table-cell office:value-type="float" office:value="0.0107999362430974">
            <text:p>0,01080</text:p>
          </table:table-cell>
          <table:table-cell office:value-type="float" office:value="1.31040799612051">
            <text:p>1,31041</text:p>
          </table:table-cell>
          <table:table-cell office:value-type="float" office:value="1.30954137204288">
            <text:p>1,30954</text:p>
          </table:table-cell>
        </table:table-row>
        <table:table-row table:style-name="ro2">
          <table:table-cell table:style-name="ce1" office:value-type="string">
            <text:p>2013.01.11</text:p>
          </table:table-cell>
          <table:table-cell office:value-type="float" office:value="1.32707">
            <text:p>1,32707</text:p>
          </table:table-cell>
          <table:table-cell office:value-type="float" office:value="1.33659">
            <text:p>1,33659</text:p>
          </table:table-cell>
          <table:table-cell office:value-type="float" office:value="1.32484">
            <text:p>1,32484</text:p>
          </table:table-cell>
          <table:table-cell office:value-type="float" office:value="1.33408">
            <text:p>1,33408</text:p>
          </table:table-cell>
          <table:table-cell table:formula="of:=([.E1926]+[.D1926]+[.C1926])/3" office:value-type="float" office:value="1.33183666666667">
            <text:p>1,33184</text:p>
          </table:table-cell>
          <table:table-cell table:formula="of:=[.C1926]-[.D1926]" office:value-type="float" office:value="0.0117499999999999">
            <text:p>0,01175</text:p>
          </table:table-cell>
          <table:table-cell office:value-type="float" office:value="0.0107342755421474">
            <text:p>0,01073</text:p>
          </table:table-cell>
          <table:table-cell office:value-type="float" office:value="1.31299705552351">
            <text:p>1,31300</text:p>
          </table:table-cell>
          <table:table-cell office:value-type="float" office:value="1.31422783687122">
            <text:p>1,31423</text:p>
          </table:table-cell>
        </table:table-row>
        <table:table-row table:style-name="ro2">
          <table:table-cell table:style-name="ce1" office:value-type="string">
            <text:p>2013.01.14</text:p>
          </table:table-cell>
          <table:table-cell office:value-type="float" office:value="1.33609">
            <text:p>1,33609</text:p>
          </table:table-cell>
          <table:table-cell office:value-type="float" office:value="1.34039">
            <text:p>1,34039</text:p>
          </table:table-cell>
          <table:table-cell office:value-type="float" office:value="1.33362">
            <text:p>1,33362</text:p>
          </table:table-cell>
          <table:table-cell office:value-type="float" office:value="1.33804">
            <text:p>1,33804</text:p>
          </table:table-cell>
          <table:table-cell table:formula="of:=([.E1927]+[.D1927]+[.C1927])/3" office:value-type="float" office:value="1.33735">
            <text:p>1,33735</text:p>
          </table:table-cell>
          <table:table-cell table:formula="of:=[.C1927]-[.D1927]" office:value-type="float" office:value="0.00676999999999994">
            <text:p>0,00677</text:p>
          </table:table-cell>
          <table:table-cell office:value-type="float" office:value="0.0105801010088619">
            <text:p>0,01058</text:p>
          </table:table-cell>
          <table:table-cell office:value-type="float" office:value="1.31807751003508">
            <text:p>1,31808</text:p>
          </table:table-cell>
          <table:table-cell office:value-type="float" office:value="1.31989980319118">
            <text:p>1,31990</text:p>
          </table:table-cell>
        </table:table-row>
        <table:table-row table:style-name="ro2">
          <table:table-cell table:style-name="ce1" office:value-type="string">
            <text:p>2013.01.15</text:p>
          </table:table-cell>
          <table:table-cell office:value-type="float" office:value="1.33804">
            <text:p>1,33804</text:p>
          </table:table-cell>
          <table:table-cell office:value-type="float" office:value="1.33934">
            <text:p>1,33934</text:p>
          </table:table-cell>
          <table:table-cell office:value-type="float" office:value="1.32633">
            <text:p>1,32633</text:p>
          </table:table-cell>
          <table:table-cell office:value-type="float" office:value="1.33033">
            <text:p>1,33033</text:p>
          </table:table-cell>
          <table:table-cell table:formula="of:=([.E1928]+[.D1928]+[.C1928])/3" office:value-type="float" office:value="1.332">
            <text:p>1,33200</text:p>
          </table:table-cell>
          <table:table-cell table:formula="of:=[.C1928]-[.D1928]" office:value-type="float" office:value="0.01301">
            <text:p>0,01301</text:p>
          </table:table-cell>
          <table:table-cell office:value-type="float" office:value="0.0103920836220844">
            <text:p>0,01039</text:p>
          </table:table-cell>
          <table:table-cell office:value-type="float" office:value="1.32331739748852">
            <text:p>1,32332</text:p>
          </table:table-cell>
          <table:table-cell office:value-type="float" office:value="1.32490305792136">
            <text:p>1,32490</text:p>
          </table:table-cell>
        </table:table-row>
        <table:table-row table:style-name="ro2">
          <table:table-cell table:style-name="ce1" office:value-type="string">
            <text:p>2013.01.16</text:p>
          </table:table-cell>
          <table:table-cell office:value-type="float" office:value="1.33032">
            <text:p>1,33032</text:p>
          </table:table-cell>
          <table:table-cell office:value-type="float" office:value="1.33247">
            <text:p>1,33247</text:p>
          </table:table-cell>
          <table:table-cell office:value-type="float" office:value="1.32565">
            <text:p>1,32565</text:p>
          </table:table-cell>
          <table:table-cell office:value-type="float" office:value="1.32877">
            <text:p>1,32877</text:p>
          </table:table-cell>
          <table:table-cell table:formula="of:=([.E1929]+[.D1929]+[.C1929])/3" office:value-type="float" office:value="1.32896333333333">
            <text:p>1,32896</text:p>
          </table:table-cell>
          <table:table-cell table:formula="of:=[.C1929]-[.D1929]" office:value-type="float" office:value="0.00682000000000005">
            <text:p>0,00682</text:p>
          </table:table-cell>
          <table:table-cell office:value-type="float" office:value="0.0102989543087545">
            <text:p>0,01030</text:p>
          </table:table-cell>
          <table:table-cell office:value-type="float" office:value="1.32518222457325">
            <text:p>1,32518</text:p>
          </table:table-cell>
          <table:table-cell office:value-type="float" office:value="1.32620835605673">
            <text:p>1,32621</text:p>
          </table:table-cell>
        </table:table-row>
        <table:table-row table:style-name="ro2">
          <table:table-cell table:style-name="ce1" office:value-type="string">
            <text:p>2013.01.17</text:p>
          </table:table-cell>
          <table:table-cell office:value-type="float" office:value="1.32876">
            <text:p>1,32876</text:p>
          </table:table-cell>
          <table:table-cell office:value-type="float" office:value="1.33873">
            <text:p>1,33873</text:p>
          </table:table-cell>
          <table:table-cell office:value-type="float" office:value="1.32696">
            <text:p>1,32696</text:p>
          </table:table-cell>
          <table:table-cell office:value-type="float" office:value="1.33709">
            <text:p>1,33709</text:p>
          </table:table-cell>
          <table:table-cell table:formula="of:=([.E1930]+[.D1930]+[.C1930])/3" office:value-type="float" office:value="1.33426">
            <text:p>1,33426</text:p>
          </table:table-cell>
          <table:table-cell table:formula="of:=[.C1930]-[.D1930]" office:value-type="float" office:value="0.0117699999999998">
            <text:p>0,01177</text:p>
          </table:table-cell>
          <table:table-cell office:value-type="float" office:value="0.010160852698759">
            <text:p>0,01016</text:p>
          </table:table-cell>
          <table:table-cell office:value-type="float" office:value="1.32665160434776">
            <text:p>1,32665</text:p>
          </table:table-cell>
          <table:table-cell office:value-type="float" office:value="1.32768817690292">
            <text:p>1,32769</text:p>
          </table:table-cell>
        </table:table-row>
        <table:table-row table:style-name="ro2">
          <table:table-cell table:style-name="ce1" office:value-type="string">
            <text:p>2013.01.18</text:p>
          </table:table-cell>
          <table:table-cell office:value-type="float" office:value="1.33717">
            <text:p>1,33717</text:p>
          </table:table-cell>
          <table:table-cell office:value-type="float" office:value="1.3398">
            <text:p>1,33980</text:p>
          </table:table-cell>
          <table:table-cell office:value-type="float" office:value="1.32804">
            <text:p>1,32804</text:p>
          </table:table-cell>
          <table:table-cell office:value-type="float" office:value="1.33159">
            <text:p>1,33159</text:p>
          </table:table-cell>
          <table:table-cell table:formula="of:=([.E1931]+[.D1931]+[.C1931])/3" office:value-type="float" office:value="1.33314333333333">
            <text:p>1,33314</text:p>
          </table:table-cell>
          <table:table-cell table:formula="of:=[.C1931]-[.D1931]" office:value-type="float" office:value="0.0117599999999998">
            <text:p>0,01176</text:p>
          </table:table-cell>
          <table:table-cell office:value-type="float" office:value="0.0100740518075321">
            <text:p>0,01007</text:p>
          </table:table-cell>
          <table:table-cell office:value-type="float" office:value="1.32882916101676">
            <text:p>1,32883</text:p>
          </table:table-cell>
          <table:table-cell office:value-type="float" office:value="1.3306233229353">
            <text:p>1,33062</text:p>
          </table:table-cell>
        </table:table-row>
        <table:table-row table:style-name="ro2">
          <table:table-cell table:style-name="ce1" office:value-type="string">
            <text:p>2013.01.21</text:p>
          </table:table-cell>
          <table:table-cell office:value-type="float" office:value="1.33085">
            <text:p>1,33085</text:p>
          </table:table-cell>
          <table:table-cell office:value-type="float" office:value="1.33326">
            <text:p>1,33326</text:p>
          </table:table-cell>
          <table:table-cell office:value-type="float" office:value="1.33001">
            <text:p>1,33001</text:p>
          </table:table-cell>
          <table:table-cell office:value-type="float" office:value="1.33119">
            <text:p>1,33119</text:p>
          </table:table-cell>
          <table:table-cell table:formula="of:=([.E1932]+[.D1932]+[.C1932])/3" office:value-type="float" office:value="1.33148666666667">
            <text:p>1,33149</text:p>
          </table:table-cell>
          <table:table-cell table:formula="of:=[.C1932]-[.D1932]" office:value-type="float" office:value="0.00324999999999998">
            <text:p>0,00325</text:p>
          </table:table-cell>
          <table:table-cell office:value-type="float" office:value="0.0101016721874041">
            <text:p>0,01010</text:p>
          </table:table-cell>
          <table:table-cell office:value-type="float" office:value="1.32933474792971">
            <text:p>1,32933</text:p>
          </table:table-cell>
          <table:table-cell office:value-type="float" office:value="1.33070239577826">
            <text:p>1,33070</text:p>
          </table:table-cell>
        </table:table-row>
        <table:table-row table:style-name="ro2">
          <table:table-cell table:style-name="ce1" office:value-type="string">
            <text:p>2013.01.22</text:p>
          </table:table-cell>
          <table:table-cell office:value-type="float" office:value="1.33118">
            <text:p>1,33118</text:p>
          </table:table-cell>
          <table:table-cell office:value-type="float" office:value="1.33714">
            <text:p>1,33714</text:p>
          </table:table-cell>
          <table:table-cell office:value-type="float" office:value="1.32666">
            <text:p>1,32666</text:p>
          </table:table-cell>
          <table:table-cell office:value-type="float" office:value="1.33209">
            <text:p>1,33209</text:p>
          </table:table-cell>
          <table:table-cell table:formula="of:=([.E1933]+[.D1933]+[.C1933])/3" office:value-type="float" office:value="1.33196333333333">
            <text:p>1,33196</text:p>
          </table:table-cell>
          <table:table-cell table:formula="of:=[.C1933]-[.D1933]" office:value-type="float" office:value="0.01048">
            <text:p>0,01048</text:p>
          </table:table-cell>
          <table:table-cell office:value-type="float" office:value="0.0100896900910943">
            <text:p>0,01009</text:p>
          </table:table-cell>
          <table:table-cell office:value-type="float" office:value="1.33004098695064">
            <text:p>1,33004</text:p>
          </table:table-cell>
          <table:table-cell office:value-type="float" office:value="1.3306075838107">
            <text:p>1,33061</text:p>
          </table:table-cell>
        </table:table-row>
        <table:table-row table:style-name="ro2">
          <table:table-cell table:style-name="ce1" office:value-type="string">
            <text:p>2013.01.23</text:p>
          </table:table-cell>
          <table:table-cell office:value-type="float" office:value="1.33205">
            <text:p>1,33205</text:p>
          </table:table-cell>
          <table:table-cell office:value-type="float" office:value="1.33545">
            <text:p>1,33545</text:p>
          </table:table-cell>
          <table:table-cell office:value-type="float" office:value="1.32641">
            <text:p>1,32641</text:p>
          </table:table-cell>
          <table:table-cell office:value-type="float" office:value="1.33173">
            <text:p>1,33173</text:p>
          </table:table-cell>
          <table:table-cell table:formula="of:=([.E1934]+[.D1934]+[.C1934])/3" office:value-type="float" office:value="1.33119666666667">
            <text:p>1,33120</text:p>
          </table:table-cell>
          <table:table-cell table:formula="of:=[.C1934]-[.D1934]" office:value-type="float" office:value="0.00903999999999994">
            <text:p>0,00904</text:p>
          </table:table-cell>
          <table:table-cell office:value-type="float" office:value="0.0100887570038988">
            <text:p>0,01009</text:p>
          </table:table-cell>
          <table:table-cell office:value-type="float" office:value="1.33043154677503">
            <text:p>1,33043</text:p>
          </table:table-cell>
          <table:table-cell office:value-type="float" office:value="1.33085011386752">
            <text:p>1,33085</text:p>
          </table:table-cell>
        </table:table-row>
        <table:table-row table:style-name="ro2">
          <table:table-cell table:style-name="ce1" office:value-type="string">
            <text:p>2013.01.24</text:p>
          </table:table-cell>
          <table:table-cell office:value-type="float" office:value="1.33174">
            <text:p>1,33174</text:p>
          </table:table-cell>
          <table:table-cell office:value-type="float" office:value="1.33925">
            <text:p>1,33925</text:p>
          </table:table-cell>
          <table:table-cell office:value-type="float" office:value="1.32859">
            <text:p>1,32859</text:p>
          </table:table-cell>
          <table:table-cell office:value-type="float" office:value="1.33745">
            <text:p>1,33745</text:p>
          </table:table-cell>
          <table:table-cell table:formula="of:=([.E1935]+[.D1935]+[.C1935])/3" office:value-type="float" office:value="1.33509666666667">
            <text:p>1,33510</text:p>
          </table:table-cell>
          <table:table-cell table:formula="of:=[.C1935]-[.D1935]" office:value-type="float" office:value="0.0106599999999999">
            <text:p>0,01066</text:p>
          </table:table-cell>
          <table:table-cell office:value-type="float" office:value="0.0100740040792664">
            <text:p>0,01007</text:p>
          </table:table-cell>
          <table:table-cell office:value-type="float" office:value="1.33044852498758">
            <text:p>1,33045</text:p>
          </table:table-cell>
          <table:table-cell office:value-type="float" office:value="1.33114287509685">
            <text:p>1,33114</text:p>
          </table:table-cell>
        </table:table-row>
        <table:table-row table:style-name="ro2">
          <table:table-cell table:style-name="ce1" office:value-type="string">
            <text:p>2013.01.25</text:p>
          </table:table-cell>
          <table:table-cell office:value-type="float" office:value="1.33746">
            <text:p>1,33746</text:p>
          </table:table-cell>
          <table:table-cell office:value-type="float" office:value="1.34789">
            <text:p>1,34789</text:p>
          </table:table-cell>
          <table:table-cell office:value-type="float" office:value="1.33495">
            <text:p>1,33495</text:p>
          </table:table-cell>
          <table:table-cell office:value-type="float" office:value="1.34619">
            <text:p>1,34619</text:p>
          </table:table-cell>
          <table:table-cell table:formula="of:=([.E1936]+[.D1936]+[.C1936])/3" office:value-type="float" office:value="1.34301">
            <text:p>1,34301</text:p>
          </table:table-cell>
          <table:table-cell table:formula="of:=[.C1936]-[.D1936]" office:value-type="float" office:value="0.01294">
            <text:p>0,01294</text:p>
          </table:table-cell>
          <table:table-cell office:value-type="float" office:value="0.0100542012497446">
            <text:p>0,01005</text:p>
          </table:table-cell>
          <table:table-cell office:value-type="float" office:value="1.33186276403055">
            <text:p>1,33186</text:p>
          </table:table-cell>
          <table:table-cell office:value-type="float" office:value="1.33289279488426">
            <text:p>1,33289</text:p>
          </table:table-cell>
        </table:table-row>
        <table:table-row table:style-name="ro2">
          <table:table-cell table:style-name="ce1" office:value-type="string">
            <text:p>2013.01.28</text:p>
          </table:table-cell>
          <table:table-cell office:value-type="float" office:value="1.34644">
            <text:p>1,34644</text:p>
          </table:table-cell>
          <table:table-cell office:value-type="float" office:value="1.3477">
            <text:p>1,34770</text:p>
          </table:table-cell>
          <table:table-cell office:value-type="float" office:value="1.34245">
            <text:p>1,34245</text:p>
          </table:table-cell>
          <table:table-cell office:value-type="float" office:value="1.34548">
            <text:p>1,34548</text:p>
          </table:table-cell>
          <table:table-cell table:formula="of:=([.E1937]+[.D1937]+[.C1937])/3" office:value-type="float" office:value="1.34521">
            <text:p>1,34521</text:p>
          </table:table-cell>
          <table:table-cell table:formula="of:=[.C1937]-[.D1937]" office:value-type="float" office:value="0.0052500000000002">
            <text:p>0,00525</text:p>
          </table:table-cell>
          <table:table-cell office:value-type="float" office:value="0.00999239706062833">
            <text:p>0,00999</text:p>
          </table:table-cell>
          <table:table-cell office:value-type="float" office:value="1.33472241550094">
            <text:p>1,33472</text:p>
          </table:table-cell>
          <table:table-cell office:value-type="float" office:value="1.33633621571189">
            <text:p>1,33634</text:p>
          </table:table-cell>
        </table:table-row>
        <table:table-row table:style-name="ro2">
          <table:table-cell table:style-name="ce1" office:value-type="string">
            <text:p>2013.01.29</text:p>
          </table:table-cell>
          <table:table-cell office:value-type="float" office:value="1.34549">
            <text:p>1,34549</text:p>
          </table:table-cell>
          <table:table-cell office:value-type="float" office:value="1.34972">
            <text:p>1,34972</text:p>
          </table:table-cell>
          <table:table-cell office:value-type="float" office:value="1.34141">
            <text:p>1,34141</text:p>
          </table:table-cell>
          <table:table-cell office:value-type="float" office:value="1.34898">
            <text:p>1,34898</text:p>
          </table:table-cell>
          <table:table-cell table:formula="of:=([.E1938]+[.D1938]+[.C1938])/3" office:value-type="float" office:value="1.34670333333333">
            <text:p>1,34670</text:p>
          </table:table-cell>
          <table:table-cell table:formula="of:=[.C1938]-[.D1938]" office:value-type="float" office:value="0.00831000000000004">
            <text:p>0,00831</text:p>
          </table:table-cell>
          <table:table-cell office:value-type="float" office:value="0.00990175301365744">
            <text:p>0,00990</text:p>
          </table:table-cell>
          <table:table-cell office:value-type="float" office:value="1.33755506059532">
            <text:p>1,33756</text:p>
          </table:table-cell>
          <table:table-cell office:value-type="float" office:value="1.33890373165116">
            <text:p>1,33890</text:p>
          </table:table-cell>
        </table:table-row>
        <table:table-row table:style-name="ro2">
          <table:table-cell table:style-name="ce1" office:value-type="string">
            <text:p>2013.01.30</text:p>
          </table:table-cell>
          <table:table-cell office:value-type="float" office:value="1.34899">
            <text:p>1,34899</text:p>
          </table:table-cell>
          <table:table-cell office:value-type="float" office:value="1.35871">
            <text:p>1,35871</text:p>
          </table:table-cell>
          <table:table-cell office:value-type="float" office:value="1.34819">
            <text:p>1,34819</text:p>
          </table:table-cell>
          <table:table-cell office:value-type="float" office:value="1.35651">
            <text:p>1,35651</text:p>
          </table:table-cell>
          <table:table-cell table:formula="of:=([.E1939]+[.D1939]+[.C1939])/3" office:value-type="float" office:value="1.35447">
            <text:p>1,35447</text:p>
          </table:table-cell>
          <table:table-cell table:formula="of:=[.C1939]-[.D1939]" office:value-type="float" office:value="0.0105200000000001">
            <text:p>0,01052</text:p>
          </table:table-cell>
          <table:table-cell office:value-type="float" office:value="0.00980247568277408">
            <text:p>0,00980</text:p>
          </table:table-cell>
          <table:table-cell office:value-type="float" office:value="1.34002518782537">
            <text:p>1,34003</text:p>
          </table:table-cell>
          <table:table-cell office:value-type="float" office:value="1.34162080395587">
            <text:p>1,34162</text:p>
          </table:table-cell>
        </table:table-row>
        <table:table-row table:style-name="ro2">
          <table:table-cell table:style-name="ce1" office:value-type="string">
            <text:p>2013.01.31</text:p>
          </table:table-cell>
          <table:table-cell office:value-type="float" office:value="1.35659">
            <text:p>1,35659</text:p>
          </table:table-cell>
          <table:table-cell office:value-type="float" office:value="1.35943">
            <text:p>1,35943</text:p>
          </table:table-cell>
          <table:table-cell office:value-type="float" office:value="1.35411">
            <text:p>1,35411</text:p>
          </table:table-cell>
          <table:table-cell office:value-type="float" office:value="1.35771">
            <text:p>1,35771</text:p>
          </table:table-cell>
          <table:table-cell table:formula="of:=([.E1940]+[.D1940]+[.C1940])/3" office:value-type="float" office:value="1.35708333333333">
            <text:p>1,35708</text:p>
          </table:table-cell>
          <table:table-cell table:formula="of:=[.C1940]-[.D1940]" office:value-type="float" office:value="0.00532000000000021">
            <text:p>0,00532</text:p>
          </table:table-cell>
          <table:table-cell office:value-type="float" office:value="0.00966543049703114">
            <text:p>0,00967</text:p>
          </table:table-cell>
          <table:table-cell office:value-type="float" office:value="1.34396038733641">
            <text:p>1,34396</text:p>
          </table:table-cell>
          <table:table-cell office:value-type="float" office:value="1.34595088741851">
            <text:p>1,34595</text:p>
          </table:table-cell>
        </table:table-row>
        <table:table-row table:style-name="ro2">
          <table:table-cell table:style-name="ce1" office:value-type="string">
            <text:p>2013.02.01</text:p>
          </table:table-cell>
          <table:table-cell office:value-type="float" office:value="1.35766">
            <text:p>1,35766</text:p>
          </table:table-cell>
          <table:table-cell office:value-type="float" office:value="1.37113">
            <text:p>1,37113</text:p>
          </table:table-cell>
          <table:table-cell office:value-type="float" office:value="1.35726">
            <text:p>1,35726</text:p>
          </table:table-cell>
          <table:table-cell office:value-type="float" office:value="1.36441">
            <text:p>1,36441</text:p>
          </table:table-cell>
          <table:table-cell table:formula="of:=([.E1941]+[.D1941]+[.C1941])/3" office:value-type="float" office:value="1.36426666666667">
            <text:p>1,36427</text:p>
          </table:table-cell>
          <table:table-cell table:formula="of:=[.C1941]-[.D1941]" office:value-type="float" office:value="0.0138699999999998">
            <text:p>0,01387</text:p>
          </table:table-cell>
          <table:table-cell office:value-type="float" office:value="0.00953508504292029">
            <text:p>0,00954</text:p>
          </table:table-cell>
          <table:table-cell office:value-type="float" office:value="1.34751815113674">
            <text:p>1,34752</text:p>
          </table:table-cell>
          <table:table-cell office:value-type="float" office:value="1.34947509182775">
            <text:p>1,34948</text:p>
          </table:table-cell>
        </table:table-row>
        <table:table-row table:style-name="ro2">
          <table:table-cell table:style-name="ce1" office:value-type="string">
            <text:p>2013.02.04</text:p>
          </table:table-cell>
          <table:table-cell office:value-type="float" office:value="1.36494">
            <text:p>1,36494</text:p>
          </table:table-cell>
          <table:table-cell office:value-type="float" office:value="1.36593">
            <text:p>1,36593</text:p>
          </table:table-cell>
          <table:table-cell office:value-type="float" office:value="1.35051">
            <text:p>1,35051</text:p>
          </table:table-cell>
          <table:table-cell office:value-type="float" office:value="1.35141">
            <text:p>1,35141</text:p>
          </table:table-cell>
          <table:table-cell table:formula="of:=([.E1942]+[.D1942]+[.C1942])/3" office:value-type="float" office:value="1.35595">
            <text:p>1,35595</text:p>
          </table:table-cell>
          <table:table-cell table:formula="of:=[.C1942]-[.D1942]" office:value-type="float" office:value="0.01542">
            <text:p>0,01542</text:p>
          </table:table-cell>
          <table:table-cell office:value-type="float" office:value="0.00943040087049196">
            <text:p>0,00943</text:p>
          </table:table-cell>
          <table:table-cell office:value-type="float" office:value="1.35181269319824">
            <text:p>1,35181</text:p>
          </table:table-cell>
          <table:table-cell office:value-type="float" office:value="1.35360405283593">
            <text:p>1,35360</text:p>
          </table:table-cell>
        </table:table-row>
        <table:table-row table:style-name="ro2">
          <table:table-cell table:style-name="ce1" office:value-type="string">
            <text:p>2013.02.05</text:p>
          </table:table-cell>
          <table:table-cell office:value-type="float" office:value="1.35133">
            <text:p>1,35133</text:p>
          </table:table-cell>
          <table:table-cell office:value-type="float" office:value="1.3597">
            <text:p>1,35970</text:p>
          </table:table-cell>
          <table:table-cell office:value-type="float" office:value="1.34579">
            <text:p>1,34579</text:p>
          </table:table-cell>
          <table:table-cell office:value-type="float" office:value="1.35812">
            <text:p>1,35812</text:p>
          </table:table-cell>
          <table:table-cell table:formula="of:=([.E1943]+[.D1943]+[.C1943])/3" office:value-type="float" office:value="1.35453666666667">
            <text:p>1,35454</text:p>
          </table:table-cell>
          <table:table-cell table:formula="of:=[.C1943]-[.D1943]" office:value-type="float" office:value="0.0139100000000001">
            <text:p>0,01391</text:p>
          </table:table-cell>
          <table:table-cell office:value-type="float" office:value="0.00944541270566036">
            <text:p>0,00945</text:p>
          </table:table-cell>
          <table:table-cell office:value-type="float" office:value="1.35239672323249">
            <text:p>1,35240</text:p>
          </table:table-cell>
          <table:table-cell office:value-type="float" office:value="1.35300986577928">
            <text:p>1,35301</text:p>
          </table:table-cell>
        </table:table-row>
        <table:table-row table:style-name="ro2">
          <table:table-cell table:style-name="ce1" office:value-type="string">
            <text:p>2013.02.06</text:p>
          </table:table-cell>
          <table:table-cell office:value-type="float" office:value="1.35816">
            <text:p>1,35816</text:p>
          </table:table-cell>
          <table:table-cell office:value-type="float" office:value="1.35959">
            <text:p>1,35959</text:p>
          </table:table-cell>
          <table:table-cell office:value-type="float" office:value="1.34934">
            <text:p>1,34934</text:p>
          </table:table-cell>
          <table:table-cell office:value-type="float" office:value="1.35198">
            <text:p>1,35198</text:p>
          </table:table-cell>
          <table:table-cell table:formula="of:=([.E1944]+[.D1944]+[.C1944])/3" office:value-type="float" office:value="1.35363666666667">
            <text:p>1,35364</text:p>
          </table:table-cell>
          <table:table-cell table:formula="of:=[.C1944]-[.D1944]" office:value-type="float" office:value="0.0102500000000001">
            <text:p>0,01025</text:p>
          </table:table-cell>
          <table:table-cell office:value-type="float" office:value="0.00940011773656607">
            <text:p>0,00940</text:p>
          </table:table-cell>
          <table:table-cell office:value-type="float" office:value="1.35342279005586">
            <text:p>1,35342</text:p>
          </table:table-cell>
          <table:table-cell office:value-type="float" office:value="1.35469076220815">
            <text:p>1,35469</text:p>
          </table:table-cell>
        </table:table-row>
        <table:table-row table:style-name="ro2">
          <table:table-cell table:style-name="ce1" office:value-type="string">
            <text:p>2013.02.07</text:p>
          </table:table-cell>
          <table:table-cell office:value-type="float" office:value="1.35202">
            <text:p>1,35202</text:p>
          </table:table-cell>
          <table:table-cell office:value-type="float" office:value="1.35774">
            <text:p>1,35774</text:p>
          </table:table-cell>
          <table:table-cell office:value-type="float" office:value="1.33704">
            <text:p>1,33704</text:p>
          </table:table-cell>
          <table:table-cell office:value-type="float" office:value="1.3396">
            <text:p>1,33960</text:p>
          </table:table-cell>
          <table:table-cell table:formula="of:=([.E1945]+[.D1945]+[.C1945])/3" office:value-type="float" office:value="1.34479333333333">
            <text:p>1,34479</text:p>
          </table:table-cell>
          <table:table-cell table:formula="of:=[.C1945]-[.D1945]" office:value-type="float" office:value="0.0206999999999999">
            <text:p>0,02070</text:p>
          </table:table-cell>
          <table:table-cell office:value-type="float" office:value="0.00943975740046663">
            <text:p>0,00944</text:p>
          </table:table-cell>
          <table:table-cell office:value-type="float" office:value="1.35338730187429">
            <text:p>1,35339</text:p>
          </table:table-cell>
          <table:table-cell office:value-type="float" office:value="1.35403827521284">
            <text:p>1,35404</text:p>
          </table:table-cell>
        </table:table-row>
        <table:table-row table:style-name="ro2">
          <table:table-cell table:style-name="ce1" office:value-type="string">
            <text:p>2013.02.08</text:p>
          </table:table-cell>
          <table:table-cell office:value-type="float" office:value="1.33955">
            <text:p>1,33955</text:p>
          </table:table-cell>
          <table:table-cell office:value-type="float" office:value="1.34287">
            <text:p>1,34287</text:p>
          </table:table-cell>
          <table:table-cell office:value-type="float" office:value="1.33529">
            <text:p>1,33529</text:p>
          </table:table-cell>
          <table:table-cell office:value-type="float" office:value="1.33619">
            <text:p>1,33619</text:p>
          </table:table-cell>
          <table:table-cell table:formula="of:=([.E1946]+[.D1946]+[.C1946])/3" office:value-type="float" office:value="1.33811666666667">
            <text:p>1,33812</text:p>
          </table:table-cell>
          <table:table-cell table:formula="of:=[.C1946]-[.D1946]" office:value-type="float" office:value="0.00757999999999992">
            <text:p>0,00758</text:p>
          </table:table-cell>
          <table:table-cell office:value-type="float" office:value="0.00960212508282394">
            <text:p>0,00960</text:p>
          </table:table-cell>
          <table:table-cell office:value-type="float" office:value="1.35034810743188">
            <text:p>1,35035</text:p>
          </table:table-cell>
          <table:table-cell office:value-type="float" office:value="1.35003578384674">
            <text:p>1,35004</text:p>
          </table:table-cell>
        </table:table-row>
        <table:table-row table:style-name="ro2">
          <table:table-cell table:style-name="ce1" office:value-type="string">
            <text:p>2013.02.11</text:p>
          </table:table-cell>
          <table:table-cell office:value-type="float" office:value="1.33665">
            <text:p>1,33665</text:p>
          </table:table-cell>
          <table:table-cell office:value-type="float" office:value="1.34273">
            <text:p>1,34273</text:p>
          </table:table-cell>
          <table:table-cell office:value-type="float" office:value="1.33571">
            <text:p>1,33571</text:p>
          </table:table-cell>
          <table:table-cell office:value-type="float" office:value="1.34055">
            <text:p>1,34055</text:p>
          </table:table-cell>
          <table:table-cell table:formula="of:=([.E1947]+[.D1947]+[.C1947])/3" office:value-type="float" office:value="1.33966333333333">
            <text:p>1,33966</text:p>
          </table:table-cell>
          <table:table-cell table:formula="of:=[.C1947]-[.D1947]" office:value-type="float" office:value="0.00702000000000003">
            <text:p>0,00702</text:p>
          </table:table-cell>
          <table:table-cell office:value-type="float" office:value="0.00971677688758108">
            <text:p>0,00972</text:p>
          </table:table-cell>
          <table:table-cell office:value-type="float" office:value="1.34727748646168">
            <text:p>1,34728</text:p>
          </table:table-cell>
          <table:table-cell office:value-type="float" office:value="1.34579264760668">
            <text:p>1,34579</text:p>
          </table:table-cell>
        </table:table-row>
        <table:table-row table:style-name="ro2">
          <table:table-cell table:style-name="ce1" office:value-type="string">
            <text:p>2013.02.12</text:p>
          </table:table-cell>
          <table:table-cell office:value-type="float" office:value="1.34062">
            <text:p>1,34062</text:p>
          </table:table-cell>
          <table:table-cell office:value-type="float" office:value="1.34753">
            <text:p>1,34753</text:p>
          </table:table-cell>
          <table:table-cell office:value-type="float" office:value="1.3364">
            <text:p>1,33640</text:p>
          </table:table-cell>
          <table:table-cell office:value-type="float" office:value="1.34518">
            <text:p>1,34518</text:p>
          </table:table-cell>
          <table:table-cell table:formula="of:=([.E1948]+[.D1948]+[.C1948])/3" office:value-type="float" office:value="1.34303666666667">
            <text:p>1,34304</text:p>
          </table:table-cell>
          <table:table-cell table:formula="of:=[.C1948]-[.D1948]" office:value-type="float" office:value="0.0111299999999999">
            <text:p>0,01113</text:p>
          </table:table-cell>
          <table:table-cell office:value-type="float" office:value="0.00977823959057801">
            <text:p>0,00978</text:p>
          </table:table-cell>
          <table:table-cell office:value-type="float" office:value="1.34558420891511">
            <text:p>1,34558</text:p>
          </table:table-cell>
          <table:table-cell office:value-type="float" office:value="1.34434463151331">
            <text:p>1,34434</text:p>
          </table:table-cell>
        </table:table-row>
        <table:table-row table:style-name="ro2">
          <table:table-cell table:style-name="ce1" office:value-type="string">
            <text:p>2013.02.13</text:p>
          </table:table-cell>
          <table:table-cell office:value-type="float" office:value="1.34527">
            <text:p>1,34527</text:p>
          </table:table-cell>
          <table:table-cell office:value-type="float" office:value="1.35197">
            <text:p>1,35197</text:p>
          </table:table-cell>
          <table:table-cell office:value-type="float" office:value="1.34262">
            <text:p>1,34262</text:p>
          </table:table-cell>
          <table:table-cell office:value-type="float" office:value="1.34496">
            <text:p>1,34496</text:p>
          </table:table-cell>
          <table:table-cell table:formula="of:=([.E1949]+[.D1949]+[.C1949])/3" office:value-type="float" office:value="1.34651666666667">
            <text:p>1,34652</text:p>
          </table:table-cell>
          <table:table-cell table:formula="of:=[.C1949]-[.D1949]" office:value-type="float" office:value="0.00934999999999997">
            <text:p>0,00935</text:p>
          </table:table-cell>
          <table:table-cell office:value-type="float" office:value="0.0098377746477624">
            <text:p>0,00984</text:p>
          </table:table-cell>
          <table:table-cell office:value-type="float" office:value="1.34439023899307">
            <text:p>1,34439</text:p>
          </table:table-cell>
          <table:table-cell office:value-type="float" office:value="1.34416637268463">
            <text:p>1,34417</text:p>
          </table:table-cell>
        </table:table-row>
        <table:table-row table:style-name="ro2">
          <table:table-cell table:style-name="ce1" office:value-type="string">
            <text:p>2013.02.14</text:p>
          </table:table-cell>
          <table:table-cell office:value-type="float" office:value="1.34497">
            <text:p>1,34497</text:p>
          </table:table-cell>
          <table:table-cell office:value-type="float" office:value="1.34555">
            <text:p>1,34555</text:p>
          </table:table-cell>
          <table:table-cell office:value-type="float" office:value="1.3315">
            <text:p>1,33150</text:p>
          </table:table-cell>
          <table:table-cell office:value-type="float" office:value="1.33626">
            <text:p>1,33626</text:p>
          </table:table-cell>
          <table:table-cell table:formula="of:=([.E1950]+[.D1950]+[.C1950])/3" office:value-type="float" office:value="1.33777">
            <text:p>1,33777</text:p>
          </table:table-cell>
          <table:table-cell table:formula="of:=[.C1950]-[.D1950]" office:value-type="float" office:value="0.0140499999999999">
            <text:p>0,01405</text:p>
          </table:table-cell>
          <table:table-cell office:value-type="float" office:value="0.00986962654691128">
            <text:p>0,00987</text:p>
          </table:table-cell>
          <table:table-cell office:value-type="float" office:value="1.34498783831717">
            <text:p>1,34499</text:p>
          </table:table-cell>
          <table:table-cell office:value-type="float" office:value="1.34430068862863">
            <text:p>1,34430</text:p>
          </table:table-cell>
        </table:table-row>
        <table:table-row table:style-name="ro2">
          <table:table-cell table:style-name="ce1" office:value-type="string">
            <text:p>2013.02.15</text:p>
          </table:table-cell>
          <table:table-cell office:value-type="float" office:value="1.33627">
            <text:p>1,33627</text:p>
          </table:table-cell>
          <table:table-cell office:value-type="float" office:value="1.3393">
            <text:p>1,33930</text:p>
          </table:table-cell>
          <table:table-cell office:value-type="float" office:value="1.33064">
            <text:p>1,33064</text:p>
          </table:table-cell>
          <table:table-cell office:value-type="float" office:value="1.33547">
            <text:p>1,33547</text:p>
          </table:table-cell>
          <table:table-cell table:formula="of:=([.E1951]+[.D1951]+[.C1951])/3" office:value-type="float" office:value="1.33513666666667">
            <text:p>1,33514</text:p>
          </table:table-cell>
          <table:table-cell table:formula="of:=[.C1951]-[.D1951]" office:value-type="float" office:value="0.00865999999999989">
            <text:p>0,00866</text:p>
          </table:table-cell>
          <table:table-cell office:value-type="float" office:value="0.00994539194658384">
            <text:p>0,00995</text:p>
          </table:table-cell>
          <table:table-cell office:value-type="float" office:value="1.3427988853702">
            <text:p>1,34280</text:p>
          </table:table-cell>
          <table:table-cell office:value-type="float" office:value="1.34174942870095">
            <text:p>1,34175</text:p>
          </table:table-cell>
        </table:table-row>
        <table:table-row table:style-name="ro2">
          <table:table-cell table:style-name="ce1" office:value-type="string">
            <text:p>2013.02.18</text:p>
          </table:table-cell>
          <table:table-cell office:value-type="float" office:value="1.33474">
            <text:p>1,33474</text:p>
          </table:table-cell>
          <table:table-cell office:value-type="float" office:value="1.33789">
            <text:p>1,33789</text:p>
          </table:table-cell>
          <table:table-cell office:value-type="float" office:value="1.33214">
            <text:p>1,33214</text:p>
          </table:table-cell>
          <table:table-cell office:value-type="float" office:value="1.33506">
            <text:p>1,33506</text:p>
          </table:table-cell>
          <table:table-cell table:formula="of:=([.E1952]+[.D1952]+[.C1952])/3" office:value-type="float" office:value="1.33503">
            <text:p>1,33503</text:p>
          </table:table-cell>
          <table:table-cell table:formula="of:=[.C1952]-[.D1952]" office:value-type="float" office:value="0.00574999999999992">
            <text:p>0,00575</text:p>
          </table:table-cell>
          <table:table-cell office:value-type="float" office:value="0.0099477749765268">
            <text:p>0,00995</text:p>
          </table:table-cell>
          <table:table-cell office:value-type="float" office:value="1.34114216936249">
            <text:p>1,34114</text:p>
          </table:table-cell>
          <table:table-cell office:value-type="float" office:value="1.34019429727093">
            <text:p>1,34019</text:p>
          </table:table-cell>
        </table:table-row>
        <table:table-row table:style-name="ro2">
          <table:table-cell table:style-name="ce1" office:value-type="string">
            <text:p>2013.02.19</text:p>
          </table:table-cell>
          <table:table-cell office:value-type="float" office:value="1.33505">
            <text:p>1,33505</text:p>
          </table:table-cell>
          <table:table-cell office:value-type="float" office:value="1.33957">
            <text:p>1,33957</text:p>
          </table:table-cell>
          <table:table-cell office:value-type="float" office:value="1.33286">
            <text:p>1,33286</text:p>
          </table:table-cell>
          <table:table-cell office:value-type="float" office:value="1.33859">
            <text:p>1,33859</text:p>
          </table:table-cell>
          <table:table-cell table:formula="of:=([.E1953]+[.D1953]+[.C1953])/3" office:value-type="float" office:value="1.33700666666667">
            <text:p>1,33701</text:p>
          </table:table-cell>
          <table:table-cell table:formula="of:=[.C1953]-[.D1953]" office:value-type="float" office:value="0.00670999999999999">
            <text:p>0,00671</text:p>
          </table:table-cell>
          <table:table-cell office:value-type="float" office:value="0.0099628719216931">
            <text:p>0,00996</text:p>
          </table:table-cell>
          <table:table-cell office:value-type="float" office:value="1.33982163018609">
            <text:p>1,33982</text:p>
          </table:table-cell>
          <table:table-cell office:value-type="float" office:value="1.33907376009563">
            <text:p>1,33907</text:p>
          </table:table-cell>
        </table:table-row>
        <table:table-row table:style-name="ro2">
          <table:table-cell table:style-name="ce1" office:value-type="string">
            <text:p>2013.02.20</text:p>
          </table:table-cell>
          <table:table-cell office:value-type="float" office:value="1.33861">
            <text:p>1,33861</text:p>
          </table:table-cell>
          <table:table-cell office:value-type="float" office:value="1.34338">
            <text:p>1,34338</text:p>
          </table:table-cell>
          <table:table-cell office:value-type="float" office:value="1.32711">
            <text:p>1,32711</text:p>
          </table:table-cell>
          <table:table-cell office:value-type="float" office:value="1.32796">
            <text:p>1,32796</text:p>
          </table:table-cell>
          <table:table-cell table:formula="of:=([.E1954]+[.D1954]+[.C1954])/3" office:value-type="float" office:value="1.33281666666667">
            <text:p>1,33282</text:p>
          </table:table-cell>
          <table:table-cell table:formula="of:=[.C1954]-[.D1954]" office:value-type="float" office:value="0.01627">
            <text:p>0,01627</text:p>
          </table:table-cell>
          <table:table-cell office:value-type="float" office:value="0.00996996502523709">
            <text:p>0,00997</text:p>
          </table:table-cell>
          <table:table-cell office:value-type="float" office:value="1.33891752392838">
            <text:p>1,33892</text:p>
          </table:table-cell>
          <table:table-cell office:value-type="float" office:value="1.33879955404228">
            <text:p>1,33880</text:p>
          </table:table-cell>
        </table:table-row>
        <table:table-row table:style-name="ro2">
          <table:table-cell table:style-name="ce1" office:value-type="string">
            <text:p>2013.02.21</text:p>
          </table:table-cell>
          <table:table-cell office:value-type="float" office:value="1.3281">
            <text:p>1,32810</text:p>
          </table:table-cell>
          <table:table-cell office:value-type="float" office:value="1.32894">
            <text:p>1,32894</text:p>
          </table:table-cell>
          <table:table-cell office:value-type="float" office:value="1.31611">
            <text:p>1,31611</text:p>
          </table:table-cell>
          <table:table-cell office:value-type="float" office:value="1.31884">
            <text:p>1,31884</text:p>
          </table:table-cell>
          <table:table-cell table:formula="of:=([.E1955]+[.D1955]+[.C1955])/3" office:value-type="float" office:value="1.32129666666667">
            <text:p>1,32130</text:p>
          </table:table-cell>
          <table:table-cell table:formula="of:=[.C1955]-[.D1955]" office:value-type="float" office:value="0.0128299999999999">
            <text:p>0,01283</text:p>
          </table:table-cell>
          <table:table-cell office:value-type="float" office:value="0.0101062960581357">
            <text:p>0,01011</text:p>
          </table:table-cell>
          <table:table-cell office:value-type="float" office:value="1.33682492676023">
            <text:p>1,33682</text:p>
          </table:table-cell>
          <table:table-cell office:value-type="float" office:value="1.33565622898625">
            <text:p>1,33566</text:p>
          </table:table-cell>
        </table:table-row>
        <table:table-row table:style-name="ro2">
          <table:table-cell table:style-name="ce1" office:value-type="string">
            <text:p>2013.02.22</text:p>
          </table:table-cell>
          <table:table-cell office:value-type="float" office:value="1.31894">
            <text:p>1,31894</text:p>
          </table:table-cell>
          <table:table-cell office:value-type="float" office:value="1.32452">
            <text:p>1,32452</text:p>
          </table:table-cell>
          <table:table-cell office:value-type="float" office:value="1.3145">
            <text:p>1,31450</text:p>
          </table:table-cell>
          <table:table-cell office:value-type="float" office:value="1.31886">
            <text:p>1,31886</text:p>
          </table:table-cell>
          <table:table-cell table:formula="of:=([.E1956]+[.D1956]+[.C1956])/3" office:value-type="float" office:value="1.31929333333333">
            <text:p>1,31929</text:p>
          </table:table-cell>
          <table:table-cell table:formula="of:=[.C1956]-[.D1956]" office:value-type="float" office:value="0.0100200000000001">
            <text:p>0,01002</text:p>
          </table:table-cell>
          <table:table-cell office:value-type="float" office:value="0.0102229784175895">
            <text:p>0,01022</text:p>
          </table:table-cell>
          <table:table-cell office:value-type="float" office:value="1.33266631963499">
            <text:p>1,33267</text:p>
          </table:table-cell>
          <table:table-cell office:value-type="float" office:value="1.3308845122833">
            <text:p>1,33088</text:p>
          </table:table-cell>
        </table:table-row>
        <table:table-row table:style-name="ro2">
          <table:table-cell table:style-name="ce1" office:value-type="string">
            <text:p>2013.02.25</text:p>
          </table:table-cell>
          <table:table-cell office:value-type="float" office:value="1.32157">
            <text:p>1,32157</text:p>
          </table:table-cell>
          <table:table-cell office:value-type="float" office:value="1.33187">
            <text:p>1,33187</text:p>
          </table:table-cell>
          <table:table-cell office:value-type="float" office:value="1.30475">
            <text:p>1,30475</text:p>
          </table:table-cell>
          <table:table-cell office:value-type="float" office:value="1.30616">
            <text:p>1,30616</text:p>
          </table:table-cell>
          <table:table-cell table:formula="of:=([.E1957]+[.D1957]+[.C1957])/3" office:value-type="float" office:value="1.31426">
            <text:p>1,31426</text:p>
          </table:table-cell>
          <table:table-cell table:formula="of:=[.C1957]-[.D1957]" office:value-type="float" office:value="0.02712">
            <text:p>0,02712</text:p>
          </table:table-cell>
          <table:table-cell office:value-type="float" office:value="0.0103056638534186">
            <text:p>0,01031</text:p>
          </table:table-cell>
          <table:table-cell office:value-type="float" office:value="1.32966704874562">
            <text:p>1,32967</text:p>
          </table:table-cell>
          <table:table-cell office:value-type="float" office:value="1.32780445604645">
            <text:p>1,32780</text:p>
          </table:table-cell>
        </table:table-row>
        <table:table-row table:style-name="ro2">
          <table:table-cell table:style-name="ce1" office:value-type="string">
            <text:p>2013.02.26</text:p>
          </table:table-cell>
          <table:table-cell office:value-type="float" office:value="1.30609">
            <text:p>1,30609</text:p>
          </table:table-cell>
          <table:table-cell office:value-type="float" office:value="1.31225">
            <text:p>1,31225</text:p>
          </table:table-cell>
          <table:table-cell office:value-type="float" office:value="1.30183">
            <text:p>1,30183</text:p>
          </table:table-cell>
          <table:table-cell office:value-type="float" office:value="1.30606">
            <text:p>1,30606</text:p>
          </table:table-cell>
          <table:table-cell table:formula="of:=([.E1958]+[.D1958]+[.C1958])/3" office:value-type="float" office:value="1.30671333333333">
            <text:p>1,30671</text:p>
          </table:table-cell>
          <table:table-cell table:formula="of:=[.C1958]-[.D1958]" office:value-type="float" office:value="0.0104200000000001">
            <text:p>0,01042</text:p>
          </table:table-cell>
          <table:table-cell office:value-type="float" office:value="0.0105686101682831">
            <text:p>0,01057</text:p>
          </table:table-cell>
          <table:table-cell office:value-type="float" office:value="1.32481649224701">
            <text:p>1,32482</text:p>
          </table:table-cell>
          <table:table-cell office:value-type="float" office:value="1.32197189254044">
            <text:p>1,32197</text:p>
          </table:table-cell>
        </table:table-row>
        <table:table-row table:style-name="ro2">
          <table:table-cell table:style-name="ce1" office:value-type="string">
            <text:p>2013.02.27</text:p>
          </table:table-cell>
          <table:table-cell office:value-type="float" office:value="1.30607">
            <text:p>1,30607</text:p>
          </table:table-cell>
          <table:table-cell office:value-type="float" office:value="1.31469">
            <text:p>1,31469</text:p>
          </table:table-cell>
          <table:table-cell office:value-type="float" office:value="1.30413">
            <text:p>1,30413</text:p>
          </table:table-cell>
          <table:table-cell office:value-type="float" office:value="1.31384">
            <text:p>1,31384</text:p>
          </table:table-cell>
          <table:table-cell table:formula="of:=([.E1959]+[.D1959]+[.C1959])/3" office:value-type="float" office:value="1.31088666666667">
            <text:p>1,31089</text:p>
          </table:table-cell>
          <table:table-cell table:formula="of:=[.C1959]-[.D1959]" office:value-type="float" office:value="0.0105600000000001">
            <text:p>0,01056</text:p>
          </table:table-cell>
          <table:table-cell office:value-type="float" office:value="0.010720226272834">
            <text:p>0,01072</text:p>
          </table:table-cell>
          <table:table-cell office:value-type="float" office:value="1.32036387200624">
            <text:p>1,32036</text:p>
          </table:table-cell>
          <table:table-cell office:value-type="float" office:value="1.31734104816042">
            <text:p>1,31734</text:p>
          </table:table-cell>
        </table:table-row>
        <table:table-row table:style-name="ro2">
          <table:table-cell table:style-name="ce1" office:value-type="string">
            <text:p>2013.02.28</text:p>
          </table:table-cell>
          <table:table-cell office:value-type="float" office:value="1.31383">
            <text:p>1,31383</text:p>
          </table:table-cell>
          <table:table-cell office:value-type="float" office:value="1.31618">
            <text:p>1,31618</text:p>
          </table:table-cell>
          <table:table-cell office:value-type="float" office:value="1.3053">
            <text:p>1,30530</text:p>
          </table:table-cell>
          <table:table-cell office:value-type="float" office:value="1.30552">
            <text:p>1,30552</text:p>
          </table:table-cell>
          <table:table-cell table:formula="of:=([.E1960]+[.D1960]+[.C1960])/3" office:value-type="float" office:value="1.309">
            <text:p>1,30900</text:p>
          </table:table-cell>
          <table:table-cell table:formula="of:=[.C1960]-[.D1960]" office:value-type="float" office:value="0.0108800000000002">
            <text:p>0,01088</text:p>
          </table:table-cell>
          <table:table-cell office:value-type="float" office:value="0.0108168621348339">
            <text:p>0,01082</text:p>
          </table:table-cell>
          <table:table-cell office:value-type="float" office:value="1.31859234228992">
            <text:p>1,31859</text:p>
          </table:table-cell>
          <table:table-cell office:value-type="float" office:value="1.31631286446006">
            <text:p>1,31631</text:p>
          </table:table-cell>
        </table:table-row>
        <table:table-row table:style-name="ro2">
          <table:table-cell table:style-name="ce1" office:value-type="string">
            <text:p>2013.03.01</text:p>
          </table:table-cell>
          <table:table-cell office:value-type="float" office:value="1.30552">
            <text:p>1,30552</text:p>
          </table:table-cell>
          <table:table-cell office:value-type="float" office:value="1.31013">
            <text:p>1,31013</text:p>
          </table:table-cell>
          <table:table-cell office:value-type="float" office:value="1.29665">
            <text:p>1,29665</text:p>
          </table:table-cell>
          <table:table-cell office:value-type="float" office:value="1.3023">
            <text:p>1,30230</text:p>
          </table:table-cell>
          <table:table-cell table:formula="of:=([.E1961]+[.D1961]+[.C1961])/3" office:value-type="float" office:value="1.30302666666667">
            <text:p>1,30303</text:p>
          </table:table-cell>
          <table:table-cell table:formula="of:=[.C1961]-[.D1961]" office:value-type="float" office:value="0.0134799999999999">
            <text:p>0,01348</text:p>
          </table:table-cell>
          <table:table-cell office:value-type="float" office:value="0.0109308204120846">
            <text:p>0,01093</text:p>
          </table:table-cell>
          <table:table-cell office:value-type="float" office:value="1.31540662121404">
            <text:p>1,31541</text:p>
          </table:table-cell>
          <table:table-cell office:value-type="float" office:value="1.31315133493924">
            <text:p>1,31315</text:p>
          </table:table-cell>
        </table:table-row>
        <table:table-row table:style-name="ro2">
          <table:table-cell table:style-name="ce1" office:value-type="string">
            <text:p>2013.03.04</text:p>
          </table:table-cell>
          <table:table-cell office:value-type="float" office:value="1.30116">
            <text:p>1,30116</text:p>
          </table:table-cell>
          <table:table-cell office:value-type="float" office:value="1.30309">
            <text:p>1,30309</text:p>
          </table:table-cell>
          <table:table-cell office:value-type="float" office:value="1.29821">
            <text:p>1,29821</text:p>
          </table:table-cell>
          <table:table-cell office:value-type="float" office:value="1.30251">
            <text:p>1,30251</text:p>
          </table:table-cell>
          <table:table-cell table:formula="of:=([.E1962]+[.D1962]+[.C1962])/3" office:value-type="float" office:value="1.30127">
            <text:p>1,30127</text:p>
          </table:table-cell>
          <table:table-cell table:formula="of:=[.C1962]-[.D1962]" office:value-type="float" office:value="0.00488">
            <text:p>0,00488</text:p>
          </table:table-cell>
          <table:table-cell office:value-type="float" office:value="0.011036539347899">
            <text:p>0,01104</text:p>
          </table:table-cell>
          <table:table-cell office:value-type="float" office:value="1.31242272254511">
            <text:p>1,31242</text:p>
          </table:table-cell>
          <table:table-cell office:value-type="float" office:value="1.31027850236424">
            <text:p>1,31028</text:p>
          </table:table-cell>
        </table:table-row>
        <table:table-row table:style-name="ro2">
          <table:table-cell table:style-name="ce1" office:value-type="string">
            <text:p>2013.03.05</text:p>
          </table:table-cell>
          <table:table-cell office:value-type="float" office:value="1.3025">
            <text:p>1,30250</text:p>
          </table:table-cell>
          <table:table-cell office:value-type="float" office:value="1.30753">
            <text:p>1,30753</text:p>
          </table:table-cell>
          <table:table-cell office:value-type="float" office:value="1.30103">
            <text:p>1,30103</text:p>
          </table:table-cell>
          <table:table-cell office:value-type="float" office:value="1.30507">
            <text:p>1,30507</text:p>
          </table:table-cell>
          <table:table-cell table:formula="of:=([.E1963]+[.D1963]+[.C1963])/3" office:value-type="float" office:value="1.30454333333333">
            <text:p>1,30454</text:p>
          </table:table-cell>
          <table:table-cell table:formula="of:=[.C1963]-[.D1963]" office:value-type="float" office:value="0.00650000000000017">
            <text:p>0,00650</text:p>
          </table:table-cell>
          <table:table-cell office:value-type="float" office:value="0.0110620371465762">
            <text:p>0,01106</text:p>
          </table:table-cell>
          <table:table-cell office:value-type="float" office:value="1.30999648793053">
            <text:p>1,31000</text:p>
          </table:table-cell>
          <table:table-cell office:value-type="float" office:value="1.30800056879879">
            <text:p>1,30800</text:p>
          </table:table-cell>
        </table:table-row>
        <table:table-row table:style-name="ro2">
          <table:table-cell table:style-name="ce1" office:value-type="string">
            <text:p>2013.03.06</text:p>
          </table:table-cell>
          <table:table-cell office:value-type="float" office:value="1.30508">
            <text:p>1,30508</text:p>
          </table:table-cell>
          <table:table-cell office:value-type="float" office:value="1.30704">
            <text:p>1,30704</text:p>
          </table:table-cell>
          <table:table-cell office:value-type="float" office:value="1.29649">
            <text:p>1,29649</text:p>
          </table:table-cell>
          <table:table-cell office:value-type="float" office:value="1.29663">
            <text:p>1,29663</text:p>
          </table:table-cell>
          <table:table-cell table:formula="of:=([.E1964]+[.D1964]+[.C1964])/3" office:value-type="float" office:value="1.30005333333333">
            <text:p>1,30005</text:p>
          </table:table-cell>
          <table:table-cell table:formula="of:=[.C1964]-[.D1964]" office:value-type="float" office:value="0.0105500000000001">
            <text:p>0,01055</text:p>
          </table:table-cell>
          <table:table-cell office:value-type="float" office:value="0.0110534695086091">
            <text:p>0,01105</text:p>
          </table:table-cell>
          <table:table-cell office:value-type="float" office:value="1.30876241448062">
            <text:p>1,30876</text:p>
          </table:table-cell>
          <table:table-cell office:value-type="float" office:value="1.30748371171577">
            <text:p>1,30748</text:p>
          </table:table-cell>
        </table:table-row>
        <table:table-row table:style-name="ro2">
          <table:table-cell table:style-name="ce1" office:value-type="string">
            <text:p>2013.03.07</text:p>
          </table:table-cell>
          <table:table-cell office:value-type="float" office:value="1.29665">
            <text:p>1,29665</text:p>
          </table:table-cell>
          <table:table-cell office:value-type="float" office:value="1.31183">
            <text:p>1,31183</text:p>
          </table:table-cell>
          <table:table-cell office:value-type="float" office:value="1.29658">
            <text:p>1,29658</text:p>
          </table:table-cell>
          <table:table-cell office:value-type="float" office:value="1.31052">
            <text:p>1,31052</text:p>
          </table:table-cell>
          <table:table-cell table:formula="of:=([.E1965]+[.D1965]+[.C1965])/3" office:value-type="float" office:value="1.30631">
            <text:p>1,30631</text:p>
          </table:table-cell>
          <table:table-cell table:formula="of:=[.C1965]-[.D1965]" office:value-type="float" office:value="0.01525">
            <text:p>0,01525</text:p>
          </table:table-cell>
          <table:table-cell office:value-type="float" office:value="0.0111449737366493">
            <text:p>0,01114</text:p>
          </table:table-cell>
          <table:table-cell office:value-type="float" office:value="1.30604782520274">
            <text:p>1,30605</text:p>
          </table:table-cell>
          <table:table-cell office:value-type="float" office:value="1.30439955917406">
            <text:p>1,30440</text:p>
          </table:table-cell>
        </table:table-row>
        <table:table-row table:style-name="ro2">
          <table:table-cell table:style-name="ce1" office:value-type="string">
            <text:p>2013.03.08</text:p>
          </table:table-cell>
          <table:table-cell office:value-type="float" office:value="1.31049">
            <text:p>1,31049</text:p>
          </table:table-cell>
          <table:table-cell office:value-type="float" office:value="1.31341">
            <text:p>1,31341</text:p>
          </table:table-cell>
          <table:table-cell office:value-type="float" office:value="1.29552">
            <text:p>1,29552</text:p>
          </table:table-cell>
          <table:table-cell office:value-type="float" office:value="1.30028">
            <text:p>1,30028</text:p>
          </table:table-cell>
          <table:table-cell table:formula="of:=([.E1966]+[.D1966]+[.C1966])/3" office:value-type="float" office:value="1.30307">
            <text:p>1,30307</text:p>
          </table:table-cell>
          <table:table-cell table:formula="of:=[.C1966]-[.D1966]" office:value-type="float" office:value="0.01789">
            <text:p>0,01789</text:p>
          </table:table-cell>
          <table:table-cell office:value-type="float" office:value="0.0111185359070207">
            <text:p>0,01112</text:p>
          </table:table-cell>
          <table:table-cell office:value-type="float" office:value="1.30658100263117">
            <text:p>1,30658</text:p>
          </table:table-cell>
          <table:table-cell office:value-type="float" office:value="1.30601017240673">
            <text:p>1,30601</text:p>
          </table:table-cell>
        </table:table-row>
        <table:table-row table:style-name="ro2">
          <table:table-cell table:style-name="ce1" office:value-type="string">
            <text:p>2013.03.11</text:p>
          </table:table-cell>
          <table:table-cell office:value-type="float" office:value="1.29956">
            <text:p>1,29956</text:p>
          </table:table-cell>
          <table:table-cell office:value-type="float" office:value="1.30534">
            <text:p>1,30534</text:p>
          </table:table-cell>
          <table:table-cell office:value-type="float" office:value="1.29792">
            <text:p>1,29792</text:p>
          </table:table-cell>
          <table:table-cell office:value-type="float" office:value="1.30455">
            <text:p>1,30455</text:p>
          </table:table-cell>
          <table:table-cell table:formula="of:=([.E1967]+[.D1967]+[.C1967])/3" office:value-type="float" office:value="1.30260333333333">
            <text:p>1,30260</text:p>
          </table:table-cell>
          <table:table-cell table:formula="of:=[.C1967]-[.D1967]" office:value-type="float" office:value="0.00741999999999998">
            <text:p>0,00742</text:p>
          </table:table-cell>
          <table:table-cell office:value-type="float" office:value="0.0112012953211572">
            <text:p>0,01120</text:p>
          </table:table-cell>
          <table:table-cell office:value-type="float" office:value="1.30543366656647">
            <text:p>1,30543</text:p>
          </table:table-cell>
          <table:table-cell office:value-type="float" office:value="1.3045631090174">
            <text:p>1,30456</text:p>
          </table:table-cell>
        </table:table-row>
        <table:table-row table:style-name="ro2">
          <table:table-cell table:style-name="ce1" office:value-type="string">
            <text:p>2013.03.12</text:p>
          </table:table-cell>
          <table:table-cell office:value-type="float" office:value="1.30453">
            <text:p>1,30453</text:p>
          </table:table-cell>
          <table:table-cell office:value-type="float" office:value="1.30742">
            <text:p>1,30742</text:p>
          </table:table-cell>
          <table:table-cell office:value-type="float" office:value="1.29911">
            <text:p>1,29911</text:p>
          </table:table-cell>
          <table:table-cell office:value-type="float" office:value="1.30282">
            <text:p>1,30282</text:p>
          </table:table-cell>
          <table:table-cell table:formula="of:=([.E1968]+[.D1968]+[.C1968])/3" office:value-type="float" office:value="1.30311666666667">
            <text:p>1,30312</text:p>
          </table:table-cell>
          <table:table-cell table:formula="of:=[.C1968]-[.D1968]" office:value-type="float" office:value="0.00831000000000004">
            <text:p>0,00831</text:p>
          </table:table-cell>
          <table:table-cell office:value-type="float" office:value="0.0111520054373553">
            <text:p>0,01115</text:p>
          </table:table-cell>
          <table:table-cell office:value-type="float" office:value="1.3050637541425">
            <text:p>1,30506</text:p>
          </table:table-cell>
          <table:table-cell office:value-type="float" office:value="1.30462166245877">
            <text:p>1,30462</text:p>
          </table:table-cell>
        </table:table-row>
        <table:table-row table:style-name="ro2">
          <table:table-cell table:style-name="ce1" office:value-type="string">
            <text:p>2013.03.13</text:p>
          </table:table-cell>
          <table:table-cell office:value-type="float" office:value="1.30285">
            <text:p>1,30285</text:p>
          </table:table-cell>
          <table:table-cell office:value-type="float" office:value="1.30645">
            <text:p>1,30645</text:p>
          </table:table-cell>
          <table:table-cell office:value-type="float" office:value="1.29233">
            <text:p>1,29233</text:p>
          </table:table-cell>
          <table:table-cell office:value-type="float" office:value="1.29601">
            <text:p>1,29601</text:p>
          </table:table-cell>
          <table:table-cell table:formula="of:=([.E1969]+[.D1969]+[.C1969])/3" office:value-type="float" office:value="1.29826333333333">
            <text:p>1,29826</text:p>
          </table:table-cell>
          <table:table-cell table:formula="of:=[.C1969]-[.D1969]" office:value-type="float" office:value="0.0141199999999999">
            <text:p>0,01412</text:p>
          </table:table-cell>
          <table:table-cell office:value-type="float" office:value="0.0111571506557098">
            <text:p>0,01116</text:p>
          </table:table-cell>
          <table:table-cell office:value-type="float" office:value="1.3048321558904">
            <text:p>1,30483</text:p>
          </table:table-cell>
          <table:table-cell office:value-type="float" office:value="1.30423779246099">
            <text:p>1,30424</text:p>
          </table:table-cell>
        </table:table-row>
        <table:table-row table:style-name="ro2">
          <table:table-cell table:style-name="ce1" office:value-type="string">
            <text:p>2013.03.14</text:p>
          </table:table-cell>
          <table:table-cell office:value-type="float" office:value="1.29611">
            <text:p>1,29611</text:p>
          </table:table-cell>
          <table:table-cell office:value-type="float" office:value="1.30322">
            <text:p>1,30322</text:p>
          </table:table-cell>
          <table:table-cell office:value-type="float" office:value="1.29113">
            <text:p>1,29113</text:p>
          </table:table-cell>
          <table:table-cell office:value-type="float" office:value="1.30021">
            <text:p>1,30021</text:p>
          </table:table-cell>
          <table:table-cell table:formula="of:=([.E1970]+[.D1970]+[.C1970])/3" office:value-type="float" office:value="1.29818666666667">
            <text:p>1,29819</text:p>
          </table:table-cell>
          <table:table-cell table:formula="of:=[.C1970]-[.D1970]" office:value-type="float" office:value="0.0120900000000002">
            <text:p>0,01209</text:p>
          </table:table-cell>
          <table:table-cell office:value-type="float" office:value="0.0112110653651892">
            <text:p>0,01121</text:p>
          </table:table-cell>
          <table:table-cell office:value-type="float" office:value="1.30266086239729">
            <text:p>1,30266</text:p>
          </table:table-cell>
          <table:table-cell office:value-type="float" office:value="1.30210651905448">
            <text:p>1,30211</text:p>
          </table:table-cell>
        </table:table-row>
        <table:table-row table:style-name="ro2">
          <table:table-cell table:style-name="ce1" office:value-type="string">
            <text:p>2013.03.15</text:p>
          </table:table-cell>
          <table:table-cell office:value-type="float" office:value="1.3002">
            <text:p>1,30020</text:p>
          </table:table-cell>
          <table:table-cell office:value-type="float" office:value="1.31071">
            <text:p>1,31071</text:p>
          </table:table-cell>
          <table:table-cell office:value-type="float" office:value="1.29993">
            <text:p>1,29993</text:p>
          </table:table-cell>
          <table:table-cell office:value-type="float" office:value="1.3074">
            <text:p>1,30740</text:p>
          </table:table-cell>
          <table:table-cell table:formula="of:=([.E1971]+[.D1971]+[.C1971])/3" office:value-type="float" office:value="1.30601333333333">
            <text:p>1,30601</text:p>
          </table:table-cell>
          <table:table-cell table:formula="of:=[.C1971]-[.D1971]" office:value-type="float" office:value="0.01078">
            <text:p>0,01078</text:p>
          </table:table-cell>
          <table:table-cell office:value-type="float" office:value="0.0112372361755775">
            <text:p>0,01124</text:p>
          </table:table-cell>
          <table:table-cell office:value-type="float" office:value="1.30186373927154">
            <text:p>1,30186</text:p>
          </table:table-cell>
          <table:table-cell office:value-type="float" office:value="1.30161340368659">
            <text:p>1,30161</text:p>
          </table:table-cell>
        </table:table-row>
        <table:table-row table:style-name="ro2">
          <table:table-cell table:style-name="ce1" office:value-type="string">
            <text:p>2013.03.18</text:p>
          </table:table-cell>
          <table:table-cell office:value-type="float" office:value="1.29104">
            <text:p>1,29104</text:p>
          </table:table-cell>
          <table:table-cell office:value-type="float" office:value="1.29956">
            <text:p>1,29956</text:p>
          </table:table-cell>
          <table:table-cell office:value-type="float" office:value="1.28817">
            <text:p>1,28817</text:p>
          </table:table-cell>
          <table:table-cell office:value-type="float" office:value="1.29582">
            <text:p>1,29582</text:p>
          </table:table-cell>
          <table:table-cell table:formula="of:=([.E1972]+[.D1972]+[.C1972])/3" office:value-type="float" office:value="1.29451666666667">
            <text:p>1,29452</text:p>
          </table:table-cell>
          <table:table-cell table:formula="of:=[.C1972]-[.D1972]" office:value-type="float" office:value="0.01139">
            <text:p>0,01139</text:p>
          </table:table-cell>
          <table:table-cell office:value-type="float" office:value="0.0111983026269834">
            <text:p>0,01120</text:p>
          </table:table-cell>
          <table:table-cell office:value-type="float" office:value="1.30317841288181">
            <text:p>1,30318</text:p>
          </table:table-cell>
          <table:table-cell office:value-type="float" office:value="1.30322719067432">
            <text:p>1,30323</text:p>
          </table:table-cell>
        </table:table-row>
        <table:table-row table:style-name="ro2">
          <table:table-cell table:style-name="ce1" office:value-type="string">
            <text:p>2013.03.19</text:p>
          </table:table-cell>
          <table:table-cell office:value-type="float" office:value="1.29583">
            <text:p>1,29583</text:p>
          </table:table-cell>
          <table:table-cell office:value-type="float" office:value="1.29697">
            <text:p>1,29697</text:p>
          </table:table-cell>
          <table:table-cell office:value-type="float" office:value="1.28435">
            <text:p>1,28435</text:p>
          </table:table-cell>
          <table:table-cell office:value-type="float" office:value="1.28663">
            <text:p>1,28663</text:p>
          </table:table-cell>
          <table:table-cell table:formula="of:=([.E1973]+[.D1973]+[.C1973])/3" office:value-type="float" office:value="1.28931666666667">
            <text:p>1,28932</text:p>
          </table:table-cell>
          <table:table-cell table:formula="of:=[.C1973]-[.D1973]" office:value-type="float" office:value="0.0126199999999999">
            <text:p>0,01262</text:p>
          </table:table-cell>
          <table:table-cell office:value-type="float" office:value="0.0112924819538064">
            <text:p>0,01129</text:p>
          </table:table-cell>
          <table:table-cell office:value-type="float" office:value="1.30040167147546">
            <text:p>1,30040</text:p>
          </table:table-cell>
          <table:table-cell office:value-type="float" office:value="1.30093853638305">
            <text:p>1,30094</text:p>
          </table:table-cell>
        </table:table-row>
        <table:table-row table:style-name="ro2">
          <table:table-cell table:style-name="ce1" office:value-type="string">
            <text:p>2013.03.20</text:p>
          </table:table-cell>
          <table:table-cell office:value-type="float" office:value="1.28664">
            <text:p>1,28664</text:p>
          </table:table-cell>
          <table:table-cell office:value-type="float" office:value="1.2978">
            <text:p>1,29780</text:p>
          </table:table-cell>
          <table:table-cell office:value-type="float" office:value="1.28565">
            <text:p>1,28565</text:p>
          </table:table-cell>
          <table:table-cell office:value-type="float" office:value="1.29441">
            <text:p>1,29441</text:p>
          </table:table-cell>
          <table:table-cell table:formula="of:=([.E1974]+[.D1974]+[.C1974])/3" office:value-type="float" office:value="1.29262">
            <text:p>1,29262</text:p>
          </table:table-cell>
          <table:table-cell table:formula="of:=[.C1974]-[.D1974]" office:value-type="float" office:value="0.0121500000000001">
            <text:p>0,01215</text:p>
          </table:table-cell>
          <table:table-cell office:value-type="float" office:value="0.0114016365072569">
            <text:p>0,01140</text:p>
          </table:table-cell>
          <table:table-cell office:value-type="float" office:value="1.29766807103053">
            <text:p>1,29767</text:p>
          </table:table-cell>
          <table:table-cell office:value-type="float" office:value="1.29721309937758">
            <text:p>1,29721</text:p>
          </table:table-cell>
        </table:table-row>
        <table:table-row table:style-name="ro2">
          <table:table-cell table:style-name="ce1" office:value-type="string">
            <text:p>2013.03.21</text:p>
          </table:table-cell>
          <table:table-cell office:value-type="float" office:value="1.29427">
            <text:p>1,29427</text:p>
          </table:table-cell>
          <table:table-cell office:value-type="float" office:value="1.29552">
            <text:p>1,29552</text:p>
          </table:table-cell>
          <table:table-cell office:value-type="float" office:value="1.28796">
            <text:p>1,28796</text:p>
          </table:table-cell>
          <table:table-cell office:value-type="float" office:value="1.28944">
            <text:p>1,28944</text:p>
          </table:table-cell>
          <table:table-cell table:formula="of:=([.E1975]+[.D1975]+[.C1975])/3" office:value-type="float" office:value="1.29097333333333">
            <text:p>1,29097</text:p>
          </table:table-cell>
          <table:table-cell table:formula="of:=[.C1975]-[.D1975]" office:value-type="float" office:value="0.00756000000000001">
            <text:p>0,00756</text:p>
          </table:table-cell>
          <table:table-cell office:value-type="float" office:value="0.0114139376689888">
            <text:p>0,01141</text:p>
          </table:table-cell>
          <table:table-cell office:value-type="float" office:value="1.29679403827563">
            <text:p>1,29679</text:p>
          </table:table-cell>
          <table:table-cell office:value-type="float" office:value="1.29658322502638">
            <text:p>1,29658</text:p>
          </table:table-cell>
        </table:table-row>
        <table:table-row table:style-name="ro2">
          <table:table-cell table:style-name="ce1" office:value-type="string">
            <text:p>2013.03.22</text:p>
          </table:table-cell>
          <table:table-cell office:value-type="float" office:value="1.28944">
            <text:p>1,28944</text:p>
          </table:table-cell>
          <table:table-cell office:value-type="float" office:value="1.301">
            <text:p>1,30100</text:p>
          </table:table-cell>
          <table:table-cell office:value-type="float" office:value="1.28883">
            <text:p>1,28883</text:p>
          </table:table-cell>
          <table:table-cell office:value-type="float" office:value="1.29872">
            <text:p>1,29872</text:p>
          </table:table-cell>
          <table:table-cell table:formula="of:=([.E1976]+[.D1976]+[.C1976])/3" office:value-type="float" office:value="1.29618333333333">
            <text:p>1,29618</text:p>
          </table:table-cell>
          <table:table-cell table:formula="of:=[.C1976]-[.D1976]" office:value-type="float" office:value="0.01217">
            <text:p>0,01217</text:p>
          </table:table-cell>
          <table:table-cell office:value-type="float" office:value="0.01146279751346">
            <text:p>0,01146</text:p>
          </table:table-cell>
          <table:table-cell office:value-type="float" office:value="1.29515585933343">
            <text:p>1,29516</text:p>
          </table:table-cell>
          <table:table-cell office:value-type="float" office:value="1.29474935322599">
            <text:p>1,29475</text:p>
          </table:table-cell>
        </table:table-row>
        <table:table-row table:style-name="ro2">
          <table:table-cell table:style-name="ce1" office:value-type="string">
            <text:p>2013.03.25</text:p>
          </table:table-cell>
          <table:table-cell office:value-type="float" office:value="1.29638">
            <text:p>1,29638</text:p>
          </table:table-cell>
          <table:table-cell office:value-type="float" office:value="1.30481">
            <text:p>1,30481</text:p>
          </table:table-cell>
          <table:table-cell office:value-type="float" office:value="1.28297">
            <text:p>1,28297</text:p>
          </table:table-cell>
          <table:table-cell office:value-type="float" office:value="1.28486">
            <text:p>1,28486</text:p>
          </table:table-cell>
          <table:table-cell table:formula="of:=([.E1977]+[.D1977]+[.C1977])/3" office:value-type="float" office:value="1.29088">
            <text:p>1,29088</text:p>
          </table:table-cell>
          <table:table-cell table:formula="of:=[.C1977]-[.D1977]" office:value-type="float" office:value="0.0218400000000001">
            <text:p>0,02184</text:p>
          </table:table-cell>
          <table:table-cell office:value-type="float" office:value="0.0114843977584216">
            <text:p>0,01148</text:p>
          </table:table-cell>
          <table:table-cell office:value-type="float" office:value="1.29536933232808">
            <text:p>1,29537</text:p>
          </table:table-cell>
          <table:table-cell office:value-type="float" office:value="1.29539431017292">
            <text:p>1,29539</text:p>
          </table:table-cell>
        </table:table-row>
        <table:table-row table:style-name="ro2">
          <table:table-cell table:style-name="ce1" office:value-type="string">
            <text:p>2013.03.26</text:p>
          </table:table-cell>
          <table:table-cell office:value-type="float" office:value="1.28488">
            <text:p>1,28488</text:p>
          </table:table-cell>
          <table:table-cell office:value-type="float" office:value="1.28896">
            <text:p>1,28896</text:p>
          </table:table-cell>
          <table:table-cell office:value-type="float" office:value="1.28278">
            <text:p>1,28278</text:p>
          </table:table-cell>
          <table:table-cell office:value-type="float" office:value="1.28567">
            <text:p>1,28567</text:p>
          </table:table-cell>
          <table:table-cell table:formula="of:=([.E1978]+[.D1978]+[.C1978])/3" office:value-type="float" office:value="1.28580333333333">
            <text:p>1,28580</text:p>
          </table:table-cell>
          <table:table-cell table:formula="of:=[.C1978]-[.D1978]" office:value-type="float" office:value="0.00618000000000007">
            <text:p>0,00618</text:p>
          </table:table-cell>
          <table:table-cell office:value-type="float" office:value="0.0116199156612983">
            <text:p>0,01162</text:p>
          </table:table-cell>
          <table:table-cell office:value-type="float" office:value="1.29371313914739">
            <text:p>1,29371</text:p>
          </table:table-cell>
          <table:table-cell office:value-type="float" office:value="1.29262552383553">
            <text:p>1,29263</text:p>
          </table:table-cell>
        </table:table-row>
        <table:table-row table:style-name="ro2">
          <table:table-cell table:style-name="ce1" office:value-type="string">
            <text:p>2013.03.27</text:p>
          </table:table-cell>
          <table:table-cell office:value-type="float" office:value="1.28571">
            <text:p>1,28571</text:p>
          </table:table-cell>
          <table:table-cell office:value-type="float" office:value="1.28669">
            <text:p>1,28669</text:p>
          </table:table-cell>
          <table:table-cell office:value-type="float" office:value="1.27509">
            <text:p>1,27509</text:p>
          </table:table-cell>
          <table:table-cell office:value-type="float" office:value="1.27775">
            <text:p>1,27775</text:p>
          </table:table-cell>
          <table:table-cell table:formula="of:=([.E1979]+[.D1979]+[.C1979])/3" office:value-type="float" office:value="1.27984333333333">
            <text:p>1,27984</text:p>
          </table:table-cell>
          <table:table-cell table:formula="of:=[.C1979]-[.D1979]" office:value-type="float" office:value="0.0116000000000001">
            <text:p>0,01160</text:p>
          </table:table-cell>
          <table:table-cell office:value-type="float" office:value="0.0115907781257636">
            <text:p>0,01159</text:p>
          </table:table-cell>
          <table:table-cell office:value-type="float" office:value="1.29219606789324">
            <text:p>1,29220</text:p>
          </table:table-cell>
          <table:table-cell office:value-type="float" office:value="1.2908743612926">
            <text:p>1,29087</text:p>
          </table:table-cell>
        </table:table-row>
        <table:table-row table:style-name="ro2">
          <table:table-cell table:style-name="ce1" office:value-type="string">
            <text:p>2013.03.28</text:p>
          </table:table-cell>
          <table:table-cell office:value-type="float" office:value="1.27778">
            <text:p>1,27778</text:p>
          </table:table-cell>
          <table:table-cell office:value-type="float" office:value="1.28444">
            <text:p>1,28444</text:p>
          </table:table-cell>
          <table:table-cell office:value-type="float" office:value="1.27553">
            <text:p>1,27553</text:p>
          </table:table-cell>
          <table:table-cell office:value-type="float" office:value="1.28144">
            <text:p>1,28144</text:p>
          </table:table-cell>
          <table:table-cell table:formula="of:=([.E1980]+[.D1980]+[.C1980])/3" office:value-type="float" office:value="1.28047">
            <text:p>1,28047</text:p>
          </table:table-cell>
          <table:table-cell table:formula="of:=[.C1980]-[.D1980]" office:value-type="float" office:value="0.00890999999999997">
            <text:p>0,00891</text:p>
          </table:table-cell>
          <table:table-cell office:value-type="float" office:value="0.0117065316391093">
            <text:p>0,01171</text:p>
          </table:table-cell>
          <table:table-cell office:value-type="float" office:value="1.28915590903298">
            <text:p>1,28916</text:p>
          </table:table-cell>
          <table:table-cell office:value-type="float" office:value="1.28750869936524">
            <text:p>1,28751</text:p>
          </table:table-cell>
        </table:table-row>
        <table:table-row table:style-name="ro2">
          <table:table-cell table:style-name="ce1" office:value-type="string">
            <text:p>2013.03.29</text:p>
          </table:table-cell>
          <table:table-cell office:value-type="float" office:value="1.28145">
            <text:p>1,28145</text:p>
          </table:table-cell>
          <table:table-cell office:value-type="float" office:value="1.28366">
            <text:p>1,28366</text:p>
          </table:table-cell>
          <table:table-cell office:value-type="float" office:value="1.27924">
            <text:p>1,27924</text:p>
          </table:table-cell>
          <table:table-cell office:value-type="float" office:value="1.28155">
            <text:p>1,28155</text:p>
          </table:table-cell>
          <table:table-cell table:formula="of:=([.E1981]+[.D1981]+[.C1981])/3" office:value-type="float" office:value="1.28148333333333">
            <text:p>1,28148</text:p>
          </table:table-cell>
          <table:table-cell table:formula="of:=[.C1981]-[.D1981]" office:value-type="float" office:value="0.00441999999999987">
            <text:p>0,00442</text:p>
          </table:table-cell>
          <table:table-cell office:value-type="float" office:value="0.0117439995689064">
            <text:p>0,01174</text:p>
          </table:table-cell>
          <table:table-cell office:value-type="float" office:value="1.28677304712042">
            <text:p>1,28677</text:p>
          </table:table-cell>
          <table:table-cell office:value-type="float" office:value="1.28587066100269">
            <text:p>1,28587</text:p>
          </table:table-cell>
        </table:table-row>
        <table:table-row table:style-name="ro2">
          <table:table-cell table:style-name="ce1" office:value-type="string">
            <text:p>2013.04.01</text:p>
          </table:table-cell>
          <table:table-cell office:value-type="float" office:value="1.28025">
            <text:p>1,28025</text:p>
          </table:table-cell>
          <table:table-cell office:value-type="float" office:value="1.28678">
            <text:p>1,28678</text:p>
          </table:table-cell>
          <table:table-cell office:value-type="float" office:value="1.27712">
            <text:p>1,27712</text:p>
          </table:table-cell>
          <table:table-cell office:value-type="float" office:value="1.28478">
            <text:p>1,28478</text:p>
          </table:table-cell>
          <table:table-cell table:formula="of:=([.E1982]+[.D1982]+[.C1982])/3" office:value-type="float" office:value="1.28289333333333">
            <text:p>1,28289</text:p>
          </table:table-cell>
          <table:table-cell table:formula="of:=[.C1982]-[.D1982]" office:value-type="float" office:value="0.00966">
            <text:p>0,00966</text:p>
          </table:table-cell>
          <table:table-cell office:value-type="float" office:value="0.0117950085648422">
            <text:p>0,01180</text:p>
          </table:table-cell>
          <table:table-cell office:value-type="float" office:value="1.28582229536193">
            <text:p>1,28582</text:p>
          </table:table-cell>
          <table:table-cell office:value-type="float" office:value="1.28482158549172">
            <text:p>1,28482</text:p>
          </table:table-cell>
        </table:table-row>
        <table:table-row table:style-name="ro2">
          <table:table-cell table:style-name="ce1" office:value-type="string">
            <text:p>2013.04.02</text:p>
          </table:table-cell>
          <table:table-cell office:value-type="float" office:value="1.28478">
            <text:p>1,28478</text:p>
          </table:table-cell>
          <table:table-cell office:value-type="float" office:value="1.28774">
            <text:p>1,28774</text:p>
          </table:table-cell>
          <table:table-cell office:value-type="float" office:value="1.28089">
            <text:p>1,28089</text:p>
          </table:table-cell>
          <table:table-cell office:value-type="float" office:value="1.2818">
            <text:p>1,28180</text:p>
          </table:table-cell>
          <table:table-cell table:formula="of:=([.E1983]+[.D1983]+[.C1983])/3" office:value-type="float" office:value="1.28347666666667">
            <text:p>1,28348</text:p>
          </table:table-cell>
          <table:table-cell table:formula="of:=[.C1983]-[.D1983]" office:value-type="float" office:value="0.00685000000000002">
            <text:p>0,00685</text:p>
          </table:table-cell>
          <table:table-cell office:value-type="float" office:value="0.0118139677473635">
            <text:p>0,01181</text:p>
          </table:table-cell>
          <table:table-cell office:value-type="float" office:value="1.2848022039833">
            <text:p>1,28480</text:p>
          </table:table-cell>
          <table:table-cell office:value-type="float" office:value="1.28437245327759">
            <text:p>1,28437</text:p>
          </table:table-cell>
        </table:table-row>
        <table:table-row table:style-name="ro2">
          <table:table-cell table:style-name="ce1" office:value-type="string">
            <text:p>2013.04.03</text:p>
          </table:table-cell>
          <table:table-cell office:value-type="float" office:value="1.28185">
            <text:p>1,28185</text:p>
          </table:table-cell>
          <table:table-cell office:value-type="float" office:value="1.28647">
            <text:p>1,28647</text:p>
          </table:table-cell>
          <table:table-cell office:value-type="float" office:value="1.27896">
            <text:p>1,27896</text:p>
          </table:table-cell>
          <table:table-cell office:value-type="float" office:value="1.28471">
            <text:p>1,28471</text:p>
          </table:table-cell>
          <table:table-cell table:formula="of:=([.E1984]+[.D1984]+[.C1984])/3" office:value-type="float" office:value="1.28338">
            <text:p>1,28338</text:p>
          </table:table-cell>
          <table:table-cell table:formula="of:=[.C1984]-[.D1984]" office:value-type="float" office:value="0.00750999999999991">
            <text:p>0,00751</text:p>
          </table:table-cell>
          <table:table-cell office:value-type="float" office:value="0.0118077146541074">
            <text:p>0,01181</text:p>
          </table:table-cell>
          <table:table-cell office:value-type="float" office:value="1.28454218583258">
            <text:p>1,28454</text:p>
          </table:table-cell>
          <table:table-cell office:value-type="float" office:value="1.28371014163149">
            <text:p>1,28371</text:p>
          </table:table-cell>
        </table:table-row>
        <table:table-row table:style-name="ro2">
          <table:table-cell table:style-name="ce1" office:value-type="string">
            <text:p>2013.04.04</text:p>
          </table:table-cell>
          <table:table-cell office:value-type="float" office:value="1.28474">
            <text:p>1,28474</text:p>
          </table:table-cell>
          <table:table-cell office:value-type="float" office:value="1.29488">
            <text:p>1,29488</text:p>
          </table:table-cell>
          <table:table-cell office:value-type="float" office:value="1.27451">
            <text:p>1,27451</text:p>
          </table:table-cell>
          <table:table-cell office:value-type="float" office:value="1.29357">
            <text:p>1,29357</text:p>
          </table:table-cell>
          <table:table-cell table:formula="of:=([.E1985]+[.D1985]+[.C1985])/3" office:value-type="float" office:value="1.28765333333333">
            <text:p>1,28765</text:p>
          </table:table-cell>
          <table:table-cell table:formula="of:=[.C1985]-[.D1985]" office:value-type="float" office:value="0.02037">
            <text:p>0,02037</text:p>
          </table:table-cell>
          <table:table-cell office:value-type="float" office:value="0.0117469392046705">
            <text:p>0,01175</text:p>
          </table:table-cell>
          <table:table-cell office:value-type="float" office:value="1.28446425924891">
            <text:p>1,28446</text:p>
          </table:table-cell>
          <table:table-cell office:value-type="float" office:value="1.2840520885542">
            <text:p>1,28405</text:p>
          </table:table-cell>
        </table:table-row>
        <table:table-row table:style-name="ro2">
          <table:table-cell table:style-name="ce1" office:value-type="string">
            <text:p>2013.04.05</text:p>
          </table:table-cell>
          <table:table-cell office:value-type="float" office:value="1.29358">
            <text:p>1,29358</text:p>
          </table:table-cell>
          <table:table-cell office:value-type="float" office:value="1.30396">
            <text:p>1,30396</text:p>
          </table:table-cell>
          <table:table-cell office:value-type="float" office:value="1.29005">
            <text:p>1,29005</text:p>
          </table:table-cell>
          <table:table-cell office:value-type="float" office:value="1.29891">
            <text:p>1,29891</text:p>
          </table:table-cell>
          <table:table-cell table:formula="of:=([.E1986]+[.D1986]+[.C1986])/3" office:value-type="float" office:value="1.29764">
            <text:p>1,29764</text:p>
          </table:table-cell>
          <table:table-cell table:formula="of:=[.C1986]-[.D1986]" office:value-type="float" office:value="0.0139100000000001">
            <text:p>0,01391</text:p>
          </table:table-cell>
          <table:table-cell office:value-type="float" office:value="0.0117184387927344">
            <text:p>0,01172</text:p>
          </table:table-cell>
          <table:table-cell office:value-type="float" office:value="1.28520789870679">
            <text:p>1,28521</text:p>
          </table:table-cell>
          <table:table-cell office:value-type="float" office:value="1.2865691685477">
            <text:p>1,28657</text:p>
          </table:table-cell>
        </table:table-row>
        <table:table-row table:style-name="ro2">
          <table:table-cell table:style-name="ce1" office:value-type="string">
            <text:p>2013.04.08</text:p>
          </table:table-cell>
          <table:table-cell office:value-type="float" office:value="1.29716">
            <text:p>1,29716</text:p>
          </table:table-cell>
          <table:table-cell office:value-type="float" office:value="1.30378">
            <text:p>1,30378</text:p>
          </table:table-cell>
          <table:table-cell office:value-type="float" office:value="1.29685">
            <text:p>1,29685</text:p>
          </table:table-cell>
          <table:table-cell office:value-type="float" office:value="1.30078">
            <text:p>1,30078</text:p>
          </table:table-cell>
          <table:table-cell table:formula="of:=([.E1987]+[.D1987]+[.C1987])/3" office:value-type="float" office:value="1.30047">
            <text:p>1,30047</text:p>
          </table:table-cell>
          <table:table-cell table:formula="of:=[.C1987]-[.D1987]" office:value-type="float" office:value="0.0069300000000001">
            <text:p>0,00693</text:p>
          </table:table-cell>
          <table:table-cell office:value-type="float" office:value="0.0116212783533897">
            <text:p>0,01162</text:p>
          </table:table-cell>
          <table:table-cell office:value-type="float" office:value="1.28862047864535">
            <text:p>1,28862</text:p>
          </table:table-cell>
          <table:table-cell office:value-type="float" office:value="1.29017848633387">
            <text:p>1,29018</text:p>
          </table:table-cell>
        </table:table-row>
        <table:table-row table:style-name="ro2">
          <table:table-cell table:style-name="ce1" office:value-type="string">
            <text:p>2013.04.09</text:p>
          </table:table-cell>
          <table:table-cell office:value-type="float" office:value="1.30079">
            <text:p>1,30079</text:p>
          </table:table-cell>
          <table:table-cell office:value-type="float" office:value="1.31029">
            <text:p>1,31029</text:p>
          </table:table-cell>
          <table:table-cell office:value-type="float" office:value="1.30049">
            <text:p>1,30049</text:p>
          </table:table-cell>
          <table:table-cell office:value-type="float" office:value="1.30818">
            <text:p>1,30818</text:p>
          </table:table-cell>
          <table:table-cell table:formula="of:=([.E1988]+[.D1988]+[.C1988])/3" office:value-type="float" office:value="1.30632">
            <text:p>1,30632</text:p>
          </table:table-cell>
          <table:table-cell table:formula="of:=[.C1988]-[.D1988]" office:value-type="float" office:value="0.00980000000000003">
            <text:p>0,00980</text:p>
          </table:table-cell>
          <table:table-cell office:value-type="float" office:value="0.0114878019663686">
            <text:p>0,01149</text:p>
          </table:table-cell>
          <table:table-cell office:value-type="float" office:value="1.29184123334547">
            <text:p>1,29184</text:p>
          </table:table-cell>
          <table:table-cell office:value-type="float" office:value="1.2929959770659">
            <text:p>1,29300</text:p>
          </table:table-cell>
        </table:table-row>
        <table:table-row table:style-name="ro2">
          <table:table-cell table:style-name="ce1" office:value-type="string">
            <text:p>2013.04.10</text:p>
          </table:table-cell>
          <table:table-cell office:value-type="float" office:value="1.30815">
            <text:p>1,30815</text:p>
          </table:table-cell>
          <table:table-cell office:value-type="float" office:value="1.31216">
            <text:p>1,31216</text:p>
          </table:table-cell>
          <table:table-cell office:value-type="float" office:value="1.30523">
            <text:p>1,30523</text:p>
          </table:table-cell>
          <table:table-cell office:value-type="float" office:value="1.30695">
            <text:p>1,30695</text:p>
          </table:table-cell>
          <table:table-cell table:formula="of:=([.E1989]+[.D1989]+[.C1989])/3" office:value-type="float" office:value="1.30811333333333">
            <text:p>1,30811</text:p>
          </table:table-cell>
          <table:table-cell table:formula="of:=[.C1989]-[.D1989]" office:value-type="float" office:value="0.0069300000000001">
            <text:p>0,00693</text:p>
          </table:table-cell>
          <table:table-cell office:value-type="float" office:value="0.0113092134104715">
            <text:p>0,01131</text:p>
          </table:table-cell>
          <table:table-cell office:value-type="float" office:value="1.29554272189172">
            <text:p>1,29554</text:p>
          </table:table-cell>
          <table:table-cell office:value-type="float" office:value="1.29694836272199">
            <text:p>1,29695</text:p>
          </table:table-cell>
        </table:table-row>
        <table:table-row table:style-name="ro2">
          <table:table-cell table:style-name="ce1" office:value-type="string">
            <text:p>2013.04.11</text:p>
          </table:table-cell>
          <table:table-cell office:value-type="float" office:value="1.30694">
            <text:p>1,30694</text:p>
          </table:table-cell>
          <table:table-cell office:value-type="float" office:value="1.31381">
            <text:p>1,31381</text:p>
          </table:table-cell>
          <table:table-cell office:value-type="float" office:value="1.30435">
            <text:p>1,30435</text:p>
          </table:table-cell>
          <table:table-cell office:value-type="float" office:value="1.30982">
            <text:p>1,30982</text:p>
          </table:table-cell>
          <table:table-cell table:formula="of:=([.E1990]+[.D1990]+[.C1990])/3" office:value-type="float" office:value="1.30932666666667">
            <text:p>1,30933</text:p>
          </table:table-cell>
          <table:table-cell table:formula="of:=[.C1990]-[.D1990]" office:value-type="float" office:value="0.00946000000000025">
            <text:p>0,00946</text:p>
          </table:table-cell>
          <table:table-cell office:value-type="float" office:value="0.011148366835265">
            <text:p>0,01115</text:p>
          </table:table-cell>
          <table:table-cell office:value-type="float" office:value="1.29878188926066">
            <text:p>1,29878</text:p>
          </table:table-cell>
          <table:table-cell office:value-type="float" office:value="1.29999915892457">
            <text:p>1,30000</text:p>
          </table:table-cell>
        </table:table-row>
        <table:table-row table:style-name="ro2">
          <table:table-cell table:style-name="ce1" office:value-type="string">
            <text:p>2013.04.12</text:p>
          </table:table-cell>
          <table:table-cell office:value-type="float" office:value="1.30987">
            <text:p>1,30987</text:p>
          </table:table-cell>
          <table:table-cell office:value-type="float" office:value="1.31265">
            <text:p>1,31265</text:p>
          </table:table-cell>
          <table:table-cell office:value-type="float" office:value="1.30367">
            <text:p>1,30367</text:p>
          </table:table-cell>
          <table:table-cell office:value-type="float" office:value="1.31081">
            <text:p>1,31081</text:p>
          </table:table-cell>
          <table:table-cell table:formula="of:=([.E1991]+[.D1991]+[.C1991])/3" office:value-type="float" office:value="1.30904333333333">
            <text:p>1,30904</text:p>
          </table:table-cell>
          <table:table-cell table:formula="of:=[.C1991]-[.D1991]" office:value-type="float" office:value="0.00897999999999999">
            <text:p>0,00898</text:p>
          </table:table-cell>
          <table:table-cell office:value-type="float" office:value="0.011003435529564">
            <text:p>0,01100</text:p>
          </table:table-cell>
          <table:table-cell office:value-type="float" office:value="1.30145949653271">
            <text:p>1,30146</text:p>
          </table:table-cell>
          <table:table-cell office:value-type="float" office:value="1.30288357843955">
            <text:p>1,30288</text:p>
          </table:table-cell>
        </table:table-row>
        <table:table-row table:style-name="ro2">
          <table:table-cell table:style-name="ce1" office:value-type="string">
            <text:p>2013.04.15</text:p>
          </table:table-cell>
          <table:table-cell office:value-type="float" office:value="1.31133">
            <text:p>1,31133</text:p>
          </table:table-cell>
          <table:table-cell office:value-type="float" office:value="1.31141">
            <text:p>1,31141</text:p>
          </table:table-cell>
          <table:table-cell office:value-type="float" office:value="1.30215">
            <text:p>1,30215</text:p>
          </table:table-cell>
          <table:table-cell office:value-type="float" office:value="1.30314">
            <text:p>1,30314</text:p>
          </table:table-cell>
          <table:table-cell table:formula="of:=([.E1992]+[.D1992]+[.C1992])/3" office:value-type="float" office:value="1.30556666666667">
            <text:p>1,30557</text:p>
          </table:table-cell>
          <table:table-cell table:formula="of:=[.C1992]-[.D1992]" office:value-type="float" office:value="0.00925999999999982">
            <text:p>0,00926</text:p>
          </table:table-cell>
          <table:table-cell office:value-type="float" office:value="0.0109213043645306">
            <text:p>0,01092</text:p>
          </table:table-cell>
          <table:table-cell office:value-type="float" office:value="1.30331165808074">
            <text:p>1,30331</text:p>
          </table:table-cell>
          <table:table-cell office:value-type="float" office:value="1.30494927503152">
            <text:p>1,30495</text:p>
          </table:table-cell>
        </table:table-row>
        <table:table-row table:style-name="ro2">
          <table:table-cell table:style-name="ce1" office:value-type="string">
            <text:p>2013.04.16</text:p>
          </table:table-cell>
          <table:table-cell office:value-type="float" office:value="1.30307">
            <text:p>1,30307</text:p>
          </table:table-cell>
          <table:table-cell office:value-type="float" office:value="1.32014">
            <text:p>1,32014</text:p>
          </table:table-cell>
          <table:table-cell office:value-type="float" office:value="1.3028">
            <text:p>1,30280</text:p>
          </table:table-cell>
          <table:table-cell office:value-type="float" office:value="1.31756">
            <text:p>1,31756</text:p>
          </table:table-cell>
          <table:table-cell table:formula="of:=([.E1993]+[.D1993]+[.C1993])/3" office:value-type="float" office:value="1.3135">
            <text:p>1,31350</text:p>
          </table:table-cell>
          <table:table-cell table:formula="of:=[.C1993]-[.D1993]" office:value-type="float" office:value="0.0173400000000001">
            <text:p>0,01734</text:p>
          </table:table-cell>
          <table:table-cell office:value-type="float" office:value="0.0109151867070439">
            <text:p>0,01092</text:p>
          </table:table-cell>
          <table:table-cell office:value-type="float" office:value="1.30370986192709">
            <text:p>1,30371</text:p>
          </table:table-cell>
          <table:table-cell office:value-type="float" office:value="1.30466511007676">
            <text:p>1,30467</text:p>
          </table:table-cell>
        </table:table-row>
        <table:table-row table:style-name="ro2">
          <table:table-cell table:style-name="ce1" office:value-type="string">
            <text:p>2013.04.17</text:p>
          </table:table-cell>
          <table:table-cell office:value-type="float" office:value="1.31759">
            <text:p>1,31759</text:p>
          </table:table-cell>
          <table:table-cell office:value-type="float" office:value="1.31995">
            <text:p>1,31995</text:p>
          </table:table-cell>
          <table:table-cell office:value-type="float" office:value="1.30015">
            <text:p>1,30015</text:p>
          </table:table-cell>
          <table:table-cell office:value-type="float" office:value="1.30285">
            <text:p>1,30285</text:p>
          </table:table-cell>
          <table:table-cell table:formula="of:=([.E1994]+[.D1994]+[.C1994])/3" office:value-type="float" office:value="1.30765">
            <text:p>1,30765</text:p>
          </table:table-cell>
          <table:table-cell table:formula="of:=[.C1994]-[.D1994]" office:value-type="float" office:value="0.0198">
            <text:p>0,01980</text:p>
          </table:table-cell>
          <table:table-cell office:value-type="float" office:value="0.0108573504685515">
            <text:p>0,01086</text:p>
          </table:table-cell>
          <table:table-cell office:value-type="float" office:value="1.30630110146408">
            <text:p>1,30630</text:p>
          </table:table-cell>
          <table:table-cell office:value-type="float" office:value="1.3080456374581">
            <text:p>1,30805</text:p>
          </table:table-cell>
        </table:table-row>
        <table:table-row table:style-name="ro2">
          <table:table-cell table:style-name="ce1" office:value-type="string">
            <text:p>2013.04.18</text:p>
          </table:table-cell>
          <table:table-cell office:value-type="float" office:value="1.30285">
            <text:p>1,30285</text:p>
          </table:table-cell>
          <table:table-cell office:value-type="float" office:value="1.3096">
            <text:p>1,30960</text:p>
          </table:table-cell>
          <table:table-cell office:value-type="float" office:value="1.30208">
            <text:p>1,30208</text:p>
          </table:table-cell>
          <table:table-cell office:value-type="float" office:value="1.30485">
            <text:p>1,30485</text:p>
          </table:table-cell>
          <table:table-cell table:formula="of:=([.E1995]+[.D1995]+[.C1995])/3" office:value-type="float" office:value="1.30551">
            <text:p>1,30551</text:p>
          </table:table-cell>
          <table:table-cell table:formula="of:=[.C1995]-[.D1995]" office:value-type="float" office:value="0.00751999999999997">
            <text:p>0,00752</text:p>
          </table:table-cell>
          <table:table-cell office:value-type="float" office:value="0.0109682325833311">
            <text:p>0,01097</text:p>
          </table:table-cell>
          <table:table-cell office:value-type="float" office:value="1.30609547875118">
            <text:p>1,30610</text:p>
          </table:table-cell>
          <table:table-cell office:value-type="float" office:value="1.30664815202871">
            <text:p>1,30665</text:p>
          </table:table-cell>
        </table:table-row>
        <table:table-row table:style-name="ro2">
          <table:table-cell table:style-name="ce1" office:value-type="string">
            <text:p>2013.04.19</text:p>
          </table:table-cell>
          <table:table-cell office:value-type="float" office:value="1.30486">
            <text:p>1,30486</text:p>
          </table:table-cell>
          <table:table-cell office:value-type="float" office:value="1.31285">
            <text:p>1,31285</text:p>
          </table:table-cell>
          <table:table-cell office:value-type="float" office:value="1.30456">
            <text:p>1,30456</text:p>
          </table:table-cell>
          <table:table-cell office:value-type="float" office:value="1.3049">
            <text:p>1,30490</text:p>
          </table:table-cell>
          <table:table-cell table:formula="of:=([.E1996]+[.D1996]+[.C1996])/3" office:value-type="float" office:value="1.30743666666667">
            <text:p>1,30744</text:p>
          </table:table-cell>
          <table:table-cell table:formula="of:=[.C1996]-[.D1996]" office:value-type="float" office:value="0.00829000000000013">
            <text:p>0,00829</text:p>
          </table:table-cell>
          <table:table-cell office:value-type="float" office:value="0.0109521374648104">
            <text:p>0,01095</text:p>
          </table:table-cell>
          <table:table-cell office:value-type="float" office:value="1.30621466683521">
            <text:p>1,30621</text:p>
          </table:table-cell>
          <table:table-cell office:value-type="float" office:value="1.3060231952204">
            <text:p>1,30602</text:p>
          </table:table-cell>
        </table:table-row>
        <table:table-row table:style-name="ro2">
          <table:table-cell table:style-name="ce1" office:value-type="string">
            <text:p>2013.04.22</text:p>
          </table:table-cell>
          <table:table-cell office:value-type="float" office:value="1.30758">
            <text:p>1,30758</text:p>
          </table:table-cell>
          <table:table-cell office:value-type="float" office:value="1.30835">
            <text:p>1,30835</text:p>
          </table:table-cell>
          <table:table-cell office:value-type="float" office:value="1.30152">
            <text:p>1,30152</text:p>
          </table:table-cell>
          <table:table-cell office:value-type="float" office:value="1.30654">
            <text:p>1,30654</text:p>
          </table:table-cell>
          <table:table-cell table:formula="of:=([.E1997]+[.D1997]+[.C1997])/3" office:value-type="float" office:value="1.30547">
            <text:p>1,30547</text:p>
          </table:table-cell>
          <table:table-cell table:formula="of:=[.C1997]-[.D1997]" office:value-type="float" office:value="0.00682999999999989">
            <text:p>0,00683</text:p>
          </table:table-cell>
          <table:table-cell office:value-type="float" office:value="0.0109551469653892">
            <text:p>0,01096</text:p>
          </table:table-cell>
          <table:table-cell office:value-type="float" office:value="1.30668850572817">
            <text:p>1,30669</text:p>
          </table:table-cell>
          <table:table-cell office:value-type="float" office:value="1.30572950522261">
            <text:p>1,30573</text:p>
          </table:table-cell>
        </table:table-row>
        <table:table-row table:style-name="ro2">
          <table:table-cell table:style-name="ce1" office:value-type="string">
            <text:p>2013.04.23</text:p>
          </table:table-cell>
          <table:table-cell office:value-type="float" office:value="1.30648">
            <text:p>1,30648</text:p>
          </table:table-cell>
          <table:table-cell office:value-type="float" office:value="1.30838">
            <text:p>1,30838</text:p>
          </table:table-cell>
          <table:table-cell office:value-type="float" office:value="1.29728">
            <text:p>1,29728</text:p>
          </table:table-cell>
          <table:table-cell office:value-type="float" office:value="1.29924">
            <text:p>1,29924</text:p>
          </table:table-cell>
          <table:table-cell table:formula="of:=([.E1998]+[.D1998]+[.C1998])/3" office:value-type="float" office:value="1.30163333333333">
            <text:p>1,30163</text:p>
          </table:table-cell>
          <table:table-cell table:formula="of:=[.C1998]-[.D1998]" office:value-type="float" office:value="0.0111000000000001">
            <text:p>0,01110</text:p>
          </table:table-cell>
          <table:table-cell office:value-type="float" office:value="0.0109307110654148">
            <text:p>0,01093</text:p>
          </table:table-cell>
          <table:table-cell office:value-type="float" office:value="1.30604261622353">
            <text:p>1,30604</text:p>
          </table:table-cell>
          <table:table-cell office:value-type="float" office:value="1.30588753756515">
            <text:p>1,30589</text:p>
          </table:table-cell>
        </table:table-row>
        <table:table-row table:style-name="ro2">
          <table:table-cell table:style-name="ce1" office:value-type="string">
            <text:p>2013.04.24</text:p>
          </table:table-cell>
          <table:table-cell office:value-type="float" office:value="1.29925">
            <text:p>1,29925</text:p>
          </table:table-cell>
          <table:table-cell office:value-type="float" office:value="1.3034">
            <text:p>1,30340</text:p>
          </table:table-cell>
          <table:table-cell office:value-type="float" office:value="1.29546">
            <text:p>1,29546</text:p>
          </table:table-cell>
          <table:table-cell office:value-type="float" office:value="1.30122">
            <text:p>1,30122</text:p>
          </table:table-cell>
          <table:table-cell table:formula="of:=([.E1999]+[.D1999]+[.C1999])/3" office:value-type="float" office:value="1.30002666666667">
            <text:p>1,30003</text:p>
          </table:table-cell>
          <table:table-cell table:formula="of:=[.C1999]-[.D1999]" office:value-type="float" office:value="0.00793999999999984">
            <text:p>0,00794</text:p>
          </table:table-cell>
          <table:table-cell office:value-type="float" office:value="0.0110209736112484">
            <text:p>0,01102</text:p>
          </table:table-cell>
          <table:table-cell office:value-type="float" office:value="1.30474671180015">
            <text:p>1,30475</text:p>
          </table:table-cell>
          <table:table-cell office:value-type="float" office:value="1.3040455111527">
            <text:p>1,30405</text:p>
          </table:table-cell>
        </table:table-row>
        <table:table-row table:style-name="ro2">
          <table:table-cell table:style-name="ce1" office:value-type="string">
            <text:p>2013.04.25</text:p>
          </table:table-cell>
          <table:table-cell office:value-type="float" office:value="1.30123">
            <text:p>1,30123</text:p>
          </table:table-cell>
          <table:table-cell office:value-type="float" office:value="1.30933">
            <text:p>1,30933</text:p>
          </table:table-cell>
          <table:table-cell office:value-type="float" office:value="1.29885">
            <text:p>1,29885</text:p>
          </table:table-cell>
          <table:table-cell office:value-type="float" office:value="1.30106">
            <text:p>1,30106</text:p>
          </table:table-cell>
          <table:table-cell table:formula="of:=([.E2000]+[.D2000]+[.C2000])/3" office:value-type="float" office:value="1.30308">
            <text:p>1,30308</text:p>
          </table:table-cell>
          <table:table-cell table:formula="of:=[.C2000]-[.D2000]" office:value-type="float" office:value="0.01048">
            <text:p>0,01048</text:p>
          </table:table-cell>
          <table:table-cell office:value-type="float" office:value="0.0110331692254759">
            <text:p>0,01103</text:p>
          </table:table-cell>
          <table:table-cell office:value-type="float" office:value="1.3035702554008">
            <text:p>1,30357</text:p>
          </table:table-cell>
          <table:table-cell office:value-type="float" office:value="1.30305159753984">
            <text:p>1,30305</text:p>
          </table:table-cell>
        </table:table-row>
        <table:table-row table:style-name="ro2">
          <table:table-cell table:style-name="ce1" office:value-type="string">
            <text:p>2013.04.26</text:p>
          </table:table-cell>
          <table:table-cell office:value-type="float" office:value="1.30107">
            <text:p>1,30107</text:p>
          </table:table-cell>
          <table:table-cell office:value-type="float" office:value="1.30474">
            <text:p>1,30474</text:p>
          </table:table-cell>
          <table:table-cell office:value-type="float" office:value="1.29906">
            <text:p>1,29906</text:p>
          </table:table-cell>
          <table:table-cell office:value-type="float" office:value="1.30276">
            <text:p>1,30276</text:p>
          </table:table-cell>
          <table:table-cell table:formula="of:=([.E2001]+[.D2001]+[.C2001])/3" office:value-type="float" office:value="1.30218666666667">
            <text:p>1,30219</text:p>
          </table:table-cell>
          <table:table-cell table:formula="of:=[.C2001]-[.D2001]" office:value-type="float" office:value="0.00567999999999991">
            <text:p>0,00568</text:p>
          </table:table-cell>
          <table:table-cell office:value-type="float" office:value="0.0110517638754746">
            <text:p>0,01105</text:p>
          </table:table-cell>
          <table:table-cell office:value-type="float" office:value="1.30356220738379">
            <text:p>1,30356</text:p>
          </table:table-cell>
          <table:table-cell office:value-type="float" office:value="1.30270948348101">
            <text:p>1,30271</text:p>
          </table:table-cell>
        </table:table-row>
        <table:table-row table:style-name="ro2">
          <table:table-cell table:style-name="ce1" office:value-type="string">
            <text:p>2013.04.29</text:p>
          </table:table-cell>
          <table:table-cell office:value-type="float" office:value="1.30491">
            <text:p>1,30491</text:p>
          </table:table-cell>
          <table:table-cell office:value-type="float" office:value="1.31162">
            <text:p>1,31162</text:p>
          </table:table-cell>
          <table:table-cell office:value-type="float" office:value="1.30313">
            <text:p>1,30313</text:p>
          </table:table-cell>
          <table:table-cell office:value-type="float" office:value="1.30963">
            <text:p>1,30963</text:p>
          </table:table-cell>
          <table:table-cell table:formula="of:=([.E2002]+[.D2002]+[.C2002])/3" office:value-type="float" office:value="1.30812666666667">
            <text:p>1,30813</text:p>
          </table:table-cell>
          <table:table-cell table:formula="of:=[.C2002]-[.D2002]" office:value-type="float" office:value="0.00849000000000011">
            <text:p>0,00849</text:p>
          </table:table-cell>
          <table:table-cell office:value-type="float" office:value="0.0110446808895792">
            <text:p>0,01104</text:p>
          </table:table-cell>
          <table:table-cell office:value-type="float" office:value="1.30307589878561">
            <text:p>1,30308</text:p>
          </table:table-cell>
          <table:table-cell office:value-type="float" office:value="1.30241207865349">
            <text:p>1,30241</text:p>
          </table:table-cell>
        </table:table-row>
        <table:table-row table:style-name="ro2">
          <table:table-cell table:style-name="ce1" office:value-type="string">
            <text:p>2013.04.30</text:p>
          </table:table-cell>
          <table:table-cell office:value-type="float" office:value="1.30959">
            <text:p>1,30959</text:p>
          </table:table-cell>
          <table:table-cell office:value-type="float" office:value="1.31861">
            <text:p>1,31861</text:p>
          </table:table-cell>
          <table:table-cell office:value-type="float" office:value="1.30532">
            <text:p>1,30532</text:p>
          </table:table-cell>
          <table:table-cell office:value-type="float" office:value="1.31652">
            <text:p>1,31652</text:p>
          </table:table-cell>
          <table:table-cell table:formula="of:=([.E2003]+[.D2003]+[.C2003])/3" office:value-type="float" office:value="1.31348333333333">
            <text:p>1,31348</text:p>
          </table:table-cell>
          <table:table-cell table:formula="of:=[.C2003]-[.D2003]" office:value-type="float" office:value="0.01329">
            <text:p>0,01329</text:p>
          </table:table-cell>
          <table:table-cell office:value-type="float" office:value="0.0109894869764751">
            <text:p>0,01099</text:p>
          </table:table-cell>
          <table:table-cell office:value-type="float" office:value="1.30462652191243">
            <text:p>1,30463</text:p>
          </table:table-cell>
          <table:table-cell office:value-type="float" office:value="1.30438697287569">
            <text:p>1,30439</text:p>
          </table:table-cell>
        </table:table-row>
        <table:table-row table:style-name="ro2">
          <table:table-cell table:style-name="ce1" office:value-type="string">
            <text:p>2013.05.01</text:p>
          </table:table-cell>
          <table:table-cell office:value-type="float" office:value="1.31655">
            <text:p>1,31655</text:p>
          </table:table-cell>
          <table:table-cell office:value-type="float" office:value="1.32426">
            <text:p>1,32426</text:p>
          </table:table-cell>
          <table:table-cell office:value-type="float" office:value="1.31602">
            <text:p>1,31602</text:p>
          </table:table-cell>
          <table:table-cell office:value-type="float" office:value="1.31808">
            <text:p>1,31808</text:p>
          </table:table-cell>
          <table:table-cell table:formula="of:=([.E2004]+[.D2004]+[.C2004])/3" office:value-type="float" office:value="1.31945333333333">
            <text:p>1,31945</text:p>
          </table:table-cell>
          <table:table-cell table:formula="of:=[.C2004]-[.D2004]" office:value-type="float" office:value="0.00824000000000003">
            <text:p>0,00824</text:p>
          </table:table-cell>
          <table:table-cell office:value-type="float" office:value="0.0109133680188269">
            <text:p>0,01091</text:p>
          </table:table-cell>
          <table:table-cell office:value-type="float" office:value="1.30677047663065">
            <text:p>1,30677</text:p>
          </table:table-cell>
          <table:table-cell office:value-type="float" office:value="1.30755537268243">
            <text:p>1,30756</text:p>
          </table:table-cell>
        </table:table-row>
        <table:table-row table:style-name="ro2">
          <table:table-cell table:style-name="ce1" office:value-type="string">
            <text:p>2013.05.02</text:p>
          </table:table-cell>
          <table:table-cell office:value-type="float" office:value="1.31774">
            <text:p>1,31774</text:p>
          </table:table-cell>
          <table:table-cell office:value-type="float" office:value="1.32186">
            <text:p>1,32186</text:p>
          </table:table-cell>
          <table:table-cell office:value-type="float" office:value="1.30373">
            <text:p>1,30373</text:p>
          </table:table-cell>
          <table:table-cell office:value-type="float" office:value="1.30641">
            <text:p>1,30641</text:p>
          </table:table-cell>
          <table:table-cell table:formula="of:=([.E2005]+[.D2005]+[.C2005])/3" office:value-type="float" office:value="1.31066666666667">
            <text:p>1,31067</text:p>
          </table:table-cell>
          <table:table-cell table:formula="of:=[.C2005]-[.D2005]" office:value-type="float" office:value="0.01813">
            <text:p>0,01813</text:p>
          </table:table-cell>
          <table:table-cell office:value-type="float" office:value="0.0107853124321631">
            <text:p>0,01079</text:p>
          </table:table-cell>
          <table:table-cell office:value-type="float" office:value="1.31023313087105">
            <text:p>1,31023</text:p>
          </table:table-cell>
          <table:table-cell office:value-type="float" office:value="1.31067621242148">
            <text:p>1,31068</text:p>
          </table:table-cell>
        </table:table-row>
        <table:table-row table:style-name="ro2">
          <table:table-cell table:style-name="ce1" office:value-type="string">
            <text:p>2013.05.03</text:p>
          </table:table-cell>
          <table:table-cell office:value-type="float" office:value="1.30644">
            <text:p>1,30644</text:p>
          </table:table-cell>
          <table:table-cell office:value-type="float" office:value="1.31595">
            <text:p>1,31595</text:p>
          </table:table-cell>
          <table:table-cell office:value-type="float" office:value="1.30332">
            <text:p>1,30332</text:p>
          </table:table-cell>
          <table:table-cell office:value-type="float" office:value="1.3113">
            <text:p>1,31130</text:p>
          </table:table-cell>
          <table:table-cell table:formula="of:=([.E2006]+[.D2006]+[.C2006])/3" office:value-type="float" office:value="1.31019">
            <text:p>1,31019</text:p>
          </table:table-cell>
          <table:table-cell table:formula="of:=[.C2006]-[.D2006]" office:value-type="float" office:value="0.0126299999999999">
            <text:p>0,01263</text:p>
          </table:table-cell>
          <table:table-cell office:value-type="float" office:value="0.0108207474907581">
            <text:p>0,01082</text:p>
          </table:table-cell>
          <table:table-cell office:value-type="float" office:value="1.30986324104192">
            <text:p>1,30986</text:p>
          </table:table-cell>
          <table:table-cell office:value-type="float" office:value="1.3094340590482">
            <text:p>1,30943</text:p>
          </table:table-cell>
        </table:table-row>
        <table:table-row table:style-name="ro2">
          <table:table-cell table:style-name="ce1" office:value-type="string">
            <text:p>2013.05.06</text:p>
          </table:table-cell>
          <table:table-cell office:value-type="float" office:value="1.31188">
            <text:p>1,31188</text:p>
          </table:table-cell>
          <table:table-cell office:value-type="float" office:value="1.31411">
            <text:p>1,31411</text:p>
          </table:table-cell>
          <table:table-cell office:value-type="float" office:value="1.30534">
            <text:p>1,30534</text:p>
          </table:table-cell>
          <table:table-cell office:value-type="float" office:value="1.30756">
            <text:p>1,30756</text:p>
          </table:table-cell>
          <table:table-cell table:formula="of:=([.E2007]+[.D2007]+[.C2007])/3" office:value-type="float" office:value="1.30900333333333">
            <text:p>1,30900</text:p>
          </table:table-cell>
          <table:table-cell table:formula="of:=[.C2007]-[.D2007]" office:value-type="float" office:value="0.00876999999999994">
            <text:p>0,00877</text:p>
          </table:table-cell>
          <table:table-cell office:value-type="float" office:value="0.0107555336527019">
            <text:p>0,01076</text:p>
          </table:table-cell>
          <table:table-cell office:value-type="float" office:value="1.3103121174689">
            <text:p>1,31031</text:p>
          </table:table-cell>
          <table:table-cell office:value-type="float" office:value="1.31014584734324">
            <text:p>1,31015</text:p>
          </table:table-cell>
        </table:table-row>
        <table:table-row table:style-name="ro2">
          <table:table-cell table:style-name="ce1" office:value-type="string">
            <text:p>2013.05.07</text:p>
          </table:table-cell>
          <table:table-cell office:value-type="float" office:value="1.30757">
            <text:p>1,30757</text:p>
          </table:table-cell>
          <table:table-cell office:value-type="float" office:value="1.31319">
            <text:p>1,31319</text:p>
          </table:table-cell>
          <table:table-cell office:value-type="float" office:value="1.30677">
            <text:p>1,30677</text:p>
          </table:table-cell>
          <table:table-cell office:value-type="float" office:value="1.30777">
            <text:p>1,30777</text:p>
          </table:table-cell>
          <table:table-cell table:formula="of:=([.E2008]+[.D2008]+[.C2008])/3" office:value-type="float" office:value="1.30924333333333">
            <text:p>1,30924</text:p>
          </table:table-cell>
          <table:table-cell table:formula="of:=[.C2008]-[.D2008]" office:value-type="float" office:value="0.00642000000000009">
            <text:p>0,00642</text:p>
          </table:table-cell>
          <table:table-cell office:value-type="float" office:value="0.0107689589444477">
            <text:p>0,01077</text:p>
          </table:table-cell>
          <table:table-cell office:value-type="float" office:value="1.31022304772439">
            <text:p>1,31022</text:p>
          </table:table-cell>
          <table:table-cell office:value-type="float" office:value="1.30984768896833">
            <text:p>1,30985</text:p>
          </table:table-cell>
        </table:table-row>
        <table:table-row table:style-name="ro2">
          <table:table-cell table:style-name="ce1" office:value-type="string">
            <text:p>2013.05.08</text:p>
          </table:table-cell>
          <table:table-cell office:value-type="float" office:value="1.30777">
            <text:p>1,30777</text:p>
          </table:table-cell>
          <table:table-cell office:value-type="float" office:value="1.31941">
            <text:p>1,31941</text:p>
          </table:table-cell>
          <table:table-cell office:value-type="float" office:value="1.30715">
            <text:p>1,30715</text:p>
          </table:table-cell>
          <table:table-cell office:value-type="float" office:value="1.31516">
            <text:p>1,31516</text:p>
          </table:table-cell>
          <table:table-cell table:formula="of:=([.E2009]+[.D2009]+[.C2009])/3" office:value-type="float" office:value="1.31390666666667">
            <text:p>1,31391</text:p>
          </table:table-cell>
          <table:table-cell table:formula="of:=[.C2009]-[.D2009]" office:value-type="float" office:value="0.0122599999999999">
            <text:p>0,01226</text:p>
          </table:table-cell>
          <table:table-cell office:value-type="float" office:value="0.0107740151101399">
            <text:p>0,01077</text:p>
          </table:table-cell>
          <table:table-cell office:value-type="float" office:value="1.30960935252449">
            <text:p>1,30961</text:p>
          </table:table-cell>
          <table:table-cell office:value-type="float" office:value="1.30909275638309">
            <text:p>1,30909</text:p>
          </table:table-cell>
        </table:table-row>
        <table:table-row table:style-name="ro2">
          <table:table-cell table:style-name="ce1" office:value-type="string">
            <text:p>2013.05.09</text:p>
          </table:table-cell>
          <table:table-cell office:value-type="float" office:value="1.3152">
            <text:p>1,31520</text:p>
          </table:table-cell>
          <table:table-cell office:value-type="float" office:value="1.31772">
            <text:p>1,31772</text:p>
          </table:table-cell>
          <table:table-cell office:value-type="float" office:value="1.301">
            <text:p>1,30100</text:p>
          </table:table-cell>
          <table:table-cell office:value-type="float" office:value="1.30402">
            <text:p>1,30402</text:p>
          </table:table-cell>
          <table:table-cell table:formula="of:=([.E2010]+[.D2010]+[.C2010])/3" office:value-type="float" office:value="1.30758">
            <text:p>1,30758</text:p>
          </table:table-cell>
          <table:table-cell table:formula="of:=[.C2010]-[.D2010]" office:value-type="float" office:value="0.0167200000000001">
            <text:p>0,01672</text:p>
          </table:table-cell>
          <table:table-cell office:value-type="float" office:value="0.0107831955890733">
            <text:p>0,01078</text:p>
          </table:table-cell>
          <table:table-cell office:value-type="float" office:value="1.31078553825746">
            <text:p>1,31079</text:p>
          </table:table-cell>
          <table:table-cell office:value-type="float" office:value="1.31051208388374">
            <text:p>1,31051</text:p>
          </table:table-cell>
        </table:table-row>
        <table:table-row table:style-name="ro2">
          <table:table-cell table:style-name="ce1" office:value-type="string">
            <text:p>2013.05.10</text:p>
          </table:table-cell>
          <table:table-cell office:value-type="float" office:value="1.30405">
            <text:p>1,30405</text:p>
          </table:table-cell>
          <table:table-cell office:value-type="float" office:value="1.30507">
            <text:p>1,30507</text:p>
          </table:table-cell>
          <table:table-cell office:value-type="float" office:value="1.29353">
            <text:p>1,29353</text:p>
          </table:table-cell>
          <table:table-cell office:value-type="float" office:value="1.29859">
            <text:p>1,29859</text:p>
          </table:table-cell>
          <table:table-cell table:formula="of:=([.E2011]+[.D2011]+[.C2011])/3" office:value-type="float" office:value="1.29906333333333">
            <text:p>1,29906</text:p>
          </table:table-cell>
          <table:table-cell table:formula="of:=[.C2011]-[.D2011]" office:value-type="float" office:value="0.0115399999999999">
            <text:p>0,01154</text:p>
          </table:table-cell>
          <table:table-cell office:value-type="float" office:value="0.0108698818177922">
            <text:p>0,01087</text:p>
          </table:table-cell>
          <table:table-cell office:value-type="float" office:value="1.30944052000666">
            <text:p>1,30944</text:p>
          </table:table-cell>
          <table:table-cell office:value-type="float" office:value="1.30866267808883">
            <text:p>1,30866</text:p>
          </table:table-cell>
        </table:table-row>
        <table:table-row table:style-name="ro2">
          <table:table-cell table:style-name="ce1" office:value-type="string">
            <text:p>2013.05.13</text:p>
          </table:table-cell>
          <table:table-cell office:value-type="float" office:value="1.2969">
            <text:p>1,29690</text:p>
          </table:table-cell>
          <table:table-cell office:value-type="float" office:value="1.29996">
            <text:p>1,29996</text:p>
          </table:table-cell>
          <table:table-cell office:value-type="float" office:value="1.29417">
            <text:p>1,29417</text:p>
          </table:table-cell>
          <table:table-cell office:value-type="float" office:value="1.29745">
            <text:p>1,29745</text:p>
          </table:table-cell>
          <table:table-cell table:formula="of:=([.E2012]+[.D2012]+[.C2012])/3" office:value-type="float" office:value="1.29719333333333">
            <text:p>1,29719</text:p>
          </table:table-cell>
          <table:table-cell table:formula="of:=[.C2012]-[.D2012]" office:value-type="float" office:value="0.00578999999999996">
            <text:p>0,00579</text:p>
          </table:table-cell>
          <table:table-cell office:value-type="float" office:value="0.0109438786177338">
            <text:p>0,01094</text:p>
          </table:table-cell>
          <table:table-cell office:value-type="float" office:value="1.3068895676572">
            <text:p>1,30689</text:p>
          </table:table-cell>
          <table:table-cell office:value-type="float" office:value="1.3058661200026">
            <text:p>1,30587</text:p>
          </table:table-cell>
        </table:table-row>
        <table:table-row table:style-name="ro2">
          <table:table-cell table:style-name="ce1" office:value-type="string">
            <text:p>2013.05.14</text:p>
          </table:table-cell>
          <table:table-cell office:value-type="float" office:value="1.29743">
            <text:p>1,29743</text:p>
          </table:table-cell>
          <table:table-cell office:value-type="float" office:value="1.30293">
            <text:p>1,30293</text:p>
          </table:table-cell>
          <table:table-cell office:value-type="float" office:value="1.29121">
            <text:p>1,29121</text:p>
          </table:table-cell>
          <table:table-cell office:value-type="float" office:value="1.29174">
            <text:p>1,29174</text:p>
          </table:table-cell>
          <table:table-cell table:formula="of:=([.E2013]+[.D2013]+[.C2013])/3" office:value-type="float" office:value="1.29529333333333">
            <text:p>1,29529</text:p>
          </table:table-cell>
          <table:table-cell table:formula="of:=[.C2013]-[.D2013]" office:value-type="float" office:value="0.01172">
            <text:p>0,01172</text:p>
          </table:table-cell>
          <table:table-cell office:value-type="float" office:value="0.0109909697465422">
            <text:p>0,01099</text:p>
          </table:table-cell>
          <table:table-cell office:value-type="float" office:value="1.30480176753969">
            <text:p>1,30480</text:p>
          </table:table-cell>
          <table:table-cell office:value-type="float" office:value="1.30370596516907">
            <text:p>1,30371</text:p>
          </table:table-cell>
        </table:table-row>
        <table:table-row table:style-name="ro2">
          <table:table-cell table:style-name="ce1" office:value-type="string">
            <text:p>2013.05.15</text:p>
          </table:table-cell>
          <table:table-cell office:value-type="float" office:value="1.29175">
            <text:p>1,29175</text:p>
          </table:table-cell>
          <table:table-cell office:value-type="float" office:value="1.29423">
            <text:p>1,29423</text:p>
          </table:table-cell>
          <table:table-cell office:value-type="float" office:value="1.2843">
            <text:p>1,28430</text:p>
          </table:table-cell>
          <table:table-cell office:value-type="float" office:value="1.2886">
            <text:p>1,28860</text:p>
          </table:table-cell>
          <table:table-cell table:formula="of:=([.E2014]+[.D2014]+[.C2014])/3" office:value-type="float" office:value="1.28904333333333">
            <text:p>1,28904</text:p>
          </table:table-cell>
          <table:table-cell table:formula="of:=[.C2014]-[.D2014]" office:value-type="float" office:value="0.00992999999999999">
            <text:p>0,00993</text:p>
          </table:table-cell>
          <table:table-cell office:value-type="float" office:value="0.0111096135000555">
            <text:p>0,01111</text:p>
          </table:table-cell>
          <table:table-cell office:value-type="float" office:value="1.30195891492125">
            <text:p>1,30196</text:p>
          </table:table-cell>
          <table:table-cell office:value-type="float" office:value="1.30054702828531">
            <text:p>1,30055</text:p>
          </table:table-cell>
        </table:table-row>
        <table:table-row table:style-name="ro2">
          <table:table-cell table:style-name="ce1" office:value-type="string">
            <text:p>2013.05.16</text:p>
          </table:table-cell>
          <table:table-cell office:value-type="float" office:value="1.28859">
            <text:p>1,28859</text:p>
          </table:table-cell>
          <table:table-cell office:value-type="float" office:value="1.29296">
            <text:p>1,29296</text:p>
          </table:table-cell>
          <table:table-cell office:value-type="float" office:value="1.28462">
            <text:p>1,28462</text:p>
          </table:table-cell>
          <table:table-cell office:value-type="float" office:value="1.28799">
            <text:p>1,28799</text:p>
          </table:table-cell>
          <table:table-cell table:formula="of:=([.E2015]+[.D2015]+[.C2015])/3" office:value-type="float" office:value="1.28852333333333">
            <text:p>1,28852</text:p>
          </table:table-cell>
          <table:table-cell table:formula="of:=[.C2015]-[.D2015]" office:value-type="float" office:value="0.00833999999999979">
            <text:p>0,00834</text:p>
          </table:table-cell>
          <table:table-cell office:value-type="float" office:value="0.0112478104585423">
            <text:p>0,01125</text:p>
          </table:table-cell>
          <table:table-cell office:value-type="float" office:value="1.29848180907242">
            <text:p>1,29848</text:p>
          </table:table-cell>
          <table:table-cell office:value-type="float" office:value="1.29695289088666">
            <text:p>1,29695</text:p>
          </table:table-cell>
        </table:table-row>
        <table:table-row table:style-name="ro2">
          <table:table-cell table:style-name="ce1" office:value-type="string">
            <text:p>2013.05.17</text:p>
          </table:table-cell>
          <table:table-cell office:value-type="float" office:value="1.28795">
            <text:p>1,28795</text:p>
          </table:table-cell>
          <table:table-cell office:value-type="float" office:value="1.28895">
            <text:p>1,28895</text:p>
          </table:table-cell>
          <table:table-cell office:value-type="float" office:value="1.27963">
            <text:p>1,27963</text:p>
          </table:table-cell>
          <table:table-cell office:value-type="float" office:value="1.28372">
            <text:p>1,28372</text:p>
          </table:table-cell>
          <table:table-cell table:formula="of:=([.E2016]+[.D2016]+[.C2016])/3" office:value-type="float" office:value="1.2841">
            <text:p>1,28410</text:p>
          </table:table-cell>
          <table:table-cell table:formula="of:=[.C2016]-[.D2016]" office:value-type="float" office:value="0.00932">
            <text:p>0,00932</text:p>
          </table:table-cell>
          <table:table-cell office:value-type="float" office:value="0.0113387515575198">
            <text:p>0,01134</text:p>
          </table:table-cell>
          <table:table-cell office:value-type="float" office:value="1.29621329461062">
            <text:p>1,29621</text:p>
          </table:table-cell>
          <table:table-cell office:value-type="float" office:value="1.29444612233026">
            <text:p>1,29445</text:p>
          </table:table-cell>
        </table:table-row>
        <table:table-row table:style-name="ro2">
          <table:table-cell table:style-name="ce1" office:value-type="string">
            <text:p>2013.05.20</text:p>
          </table:table-cell>
          <table:table-cell office:value-type="float" office:value="1.28409">
            <text:p>1,28409</text:p>
          </table:table-cell>
          <table:table-cell office:value-type="float" office:value="1.29007">
            <text:p>1,29007</text:p>
          </table:table-cell>
          <table:table-cell office:value-type="float" office:value="1.28192">
            <text:p>1,28192</text:p>
          </table:table-cell>
          <table:table-cell office:value-type="float" office:value="1.28818">
            <text:p>1,28818</text:p>
          </table:table-cell>
          <table:table-cell table:formula="of:=([.E2017]+[.D2017]+[.C2017])/3" office:value-type="float" office:value="1.28672333333333">
            <text:p>1,28672</text:p>
          </table:table-cell>
          <table:table-cell table:formula="of:=[.C2017]-[.D2017]" office:value-type="float" office:value="0.0081500000000001">
            <text:p>0,00815</text:p>
          </table:table-cell>
          <table:table-cell office:value-type="float" office:value="0.0114374543911129">
            <text:p>0,01144</text:p>
          </table:table-cell>
          <table:table-cell office:value-type="float" office:value="1.29290787547148">
            <text:p>1,29291</text:p>
          </table:table-cell>
          <table:table-cell office:value-type="float" office:value="1.29141797363971">
            <text:p>1,29142</text:p>
          </table:table-cell>
        </table:table-row>
        <table:table-row table:style-name="ro2">
          <table:table-cell table:style-name="ce1" office:value-type="string">
            <text:p>2013.05.21</text:p>
          </table:table-cell>
          <table:table-cell office:value-type="float" office:value="1.28819">
            <text:p>1,28819</text:p>
          </table:table-cell>
          <table:table-cell office:value-type="float" office:value="1.29336">
            <text:p>1,29336</text:p>
          </table:table-cell>
          <table:table-cell office:value-type="float" office:value="1.2841">
            <text:p>1,28410</text:p>
          </table:table-cell>
          <table:table-cell office:value-type="float" office:value="1.29052">
            <text:p>1,29052</text:p>
          </table:table-cell>
          <table:table-cell table:formula="of:=([.E2018]+[.D2018]+[.C2018])/3" office:value-type="float" office:value="1.28932666666667">
            <text:p>1,28933</text:p>
          </table:table-cell>
          <table:table-cell table:formula="of:=[.C2018]-[.D2018]" office:value-type="float" office:value="0.00926000000000005">
            <text:p>0,00926</text:p>
          </table:table-cell>
          <table:table-cell office:value-type="float" office:value="0.0114621969673965">
            <text:p>0,01146</text:p>
          </table:table-cell>
          <table:table-cell office:value-type="float" office:value="1.29161591569242">
            <text:p>1,29162</text:p>
          </table:table-cell>
          <table:table-cell office:value-type="float" office:value="1.29060771374885">
            <text:p>1,29061</text:p>
          </table:table-cell>
        </table:table-row>
        <table:table-row table:style-name="ro2">
          <table:table-cell table:style-name="ce1" office:value-type="string">
            <text:p>2013.05.22</text:p>
          </table:table-cell>
          <table:table-cell office:value-type="float" office:value="1.29053">
            <text:p>1,29053</text:p>
          </table:table-cell>
          <table:table-cell office:value-type="float" office:value="1.29979">
            <text:p>1,29979</text:p>
          </table:table-cell>
          <table:table-cell office:value-type="float" office:value="1.28335">
            <text:p>1,28335</text:p>
          </table:table-cell>
          <table:table-cell office:value-type="float" office:value="1.28564">
            <text:p>1,28564</text:p>
          </table:table-cell>
          <table:table-cell table:formula="of:=([.E2019]+[.D2019]+[.C2019])/3" office:value-type="float" office:value="1.28959333333333">
            <text:p>1,28959</text:p>
          </table:table-cell>
          <table:table-cell table:formula="of:=[.C2019]-[.D2019]" office:value-type="float" office:value="0.01644">
            <text:p>0,01644</text:p>
          </table:table-cell>
          <table:table-cell office:value-type="float" office:value="0.0114792029868726">
            <text:p>0,01148</text:p>
          </table:table-cell>
          <table:table-cell office:value-type="float" office:value="1.29112789300336">
            <text:p>1,29113</text:p>
          </table:table-cell>
          <table:table-cell office:value-type="float" office:value="1.29048432985817">
            <text:p>1,29048</text:p>
          </table:table-cell>
        </table:table-row>
        <table:table-row table:style-name="ro2">
          <table:table-cell table:style-name="ce1" office:value-type="string">
            <text:p>2013.05.23</text:p>
          </table:table-cell>
          <table:table-cell office:value-type="float" office:value="1.28563">
            <text:p>1,28563</text:p>
          </table:table-cell>
          <table:table-cell office:value-type="float" office:value="1.29566">
            <text:p>1,29566</text:p>
          </table:table-cell>
          <table:table-cell office:value-type="float" office:value="1.28212">
            <text:p>1,28212</text:p>
          </table:table-cell>
          <table:table-cell office:value-type="float" office:value="1.29305">
            <text:p>1,29305</text:p>
          </table:table-cell>
          <table:table-cell table:formula="of:=([.E2020]+[.D2020]+[.C2020])/3" office:value-type="float" office:value="1.29027666666667">
            <text:p>1,29028</text:p>
          </table:table-cell>
          <table:table-cell table:formula="of:=[.C2020]-[.D2020]" office:value-type="float" office:value="0.0135400000000001">
            <text:p>0,01354</text:p>
          </table:table-cell>
          <table:table-cell office:value-type="float" office:value="0.0115231272022928">
            <text:p>0,01152</text:p>
          </table:table-cell>
          <table:table-cell office:value-type="float" office:value="1.29043024616374">
            <text:p>1,29043</text:p>
          </table:table-cell>
          <table:table-cell office:value-type="float" office:value="1.28925415270497">
            <text:p>1,28925</text:p>
          </table:table-cell>
        </table:table-row>
        <table:table-row table:style-name="ro2">
          <table:table-cell table:style-name="ce1" office:value-type="string">
            <text:p>2013.05.24</text:p>
          </table:table-cell>
          <table:table-cell office:value-type="float" office:value="1.29306">
            <text:p>1,29306</text:p>
          </table:table-cell>
          <table:table-cell office:value-type="float" office:value="1.29933">
            <text:p>1,29933</text:p>
          </table:table-cell>
          <table:table-cell office:value-type="float" office:value="1.29042">
            <text:p>1,29042</text:p>
          </table:table-cell>
          <table:table-cell office:value-type="float" office:value="1.29233">
            <text:p>1,29233</text:p>
          </table:table-cell>
          <table:table-cell table:formula="of:=([.E2021]+[.D2021]+[.C2021])/3" office:value-type="float" office:value="1.29402666666667">
            <text:p>1,29403</text:p>
          </table:table-cell>
          <table:table-cell table:formula="of:=[.C2021]-[.D2021]" office:value-type="float" office:value="0.00890999999999997">
            <text:p>0,00891</text:p>
          </table:table-cell>
          <table:table-cell office:value-type="float" office:value="0.0114843530839702">
            <text:p>0,01148</text:p>
          </table:table-cell>
          <table:table-cell office:value-type="float" office:value="1.29072759187419">
            <text:p>1,29073</text:p>
          </table:table-cell>
          <table:table-cell office:value-type="float" office:value="1.29017226994794">
            <text:p>1,29017</text:p>
          </table:table-cell>
        </table:table-row>
        <table:table-row table:style-name="ro2">
          <table:table-cell table:style-name="ce1" office:value-type="string">
            <text:p>2013.05.27</text:p>
          </table:table-cell>
          <table:table-cell office:value-type="float" office:value="1.29325">
            <text:p>1,29325</text:p>
          </table:table-cell>
          <table:table-cell office:value-type="float" office:value="1.29485">
            <text:p>1,29485</text:p>
          </table:table-cell>
          <table:table-cell office:value-type="float" office:value="1.29153">
            <text:p>1,29153</text:p>
          </table:table-cell>
          <table:table-cell office:value-type="float" office:value="1.29256">
            <text:p>1,29256</text:p>
          </table:table-cell>
          <table:table-cell table:formula="of:=([.E2022]+[.D2022]+[.C2022])/3" office:value-type="float" office:value="1.29298">
            <text:p>1,29298</text:p>
          </table:table-cell>
          <table:table-cell table:formula="of:=[.C2022]-[.D2022]" office:value-type="float" office:value="0.00331999999999999">
            <text:p>0,00332</text:p>
          </table:table-cell>
          <table:table-cell office:value-type="float" office:value="0.0114214752057739">
            <text:p>0,01142</text:p>
          </table:table-cell>
          <table:table-cell office:value-type="float" office:value="1.29189718219763">
            <text:p>1,29190</text:p>
          </table:table-cell>
          <table:table-cell office:value-type="float" office:value="1.291123348691">
            <text:p>1,29112</text:p>
          </table:table-cell>
        </table:table-row>
        <table:table-row table:style-name="ro2">
          <table:table-cell table:style-name="ce1" office:value-type="string">
            <text:p>2013.05.28</text:p>
          </table:table-cell>
          <table:table-cell office:value-type="float" office:value="1.29256">
            <text:p>1,29256</text:p>
          </table:table-cell>
          <table:table-cell office:value-type="float" office:value="1.29496">
            <text:p>1,29496</text:p>
          </table:table-cell>
          <table:table-cell office:value-type="float" office:value="1.28494">
            <text:p>1,28494</text:p>
          </table:table-cell>
          <table:table-cell office:value-type="float" office:value="1.28551">
            <text:p>1,28551</text:p>
          </table:table-cell>
          <table:table-cell table:formula="of:=([.E2023]+[.D2023]+[.C2023])/3" office:value-type="float" office:value="1.28847">
            <text:p>1,28847</text:p>
          </table:table-cell>
          <table:table-cell table:formula="of:=[.C2023]-[.D2023]" office:value-type="float" office:value="0.0100200000000001">
            <text:p>0,01002</text:p>
          </table:table-cell>
          <table:table-cell office:value-type="float" office:value="0.011344097919332">
            <text:p>0,01134</text:p>
          </table:table-cell>
          <table:table-cell office:value-type="float" office:value="1.29208302878871">
            <text:p>1,29208</text:p>
          </table:table-cell>
          <table:table-cell office:value-type="float" office:value="1.29145710222879">
            <text:p>1,29146</text:p>
          </table:table-cell>
        </table:table-row>
        <table:table-row table:style-name="ro2">
          <table:table-cell table:style-name="ce1" office:value-type="string">
            <text:p>2013.05.29</text:p>
          </table:table-cell>
          <table:table-cell office:value-type="float" office:value="1.2855">
            <text:p>1,28550</text:p>
          </table:table-cell>
          <table:table-cell office:value-type="float" office:value="1.29776">
            <text:p>1,29776</text:p>
          </table:table-cell>
          <table:table-cell office:value-type="float" office:value="1.28376">
            <text:p>1,28376</text:p>
          </table:table-cell>
          <table:table-cell office:value-type="float" office:value="1.29375">
            <text:p>1,29375</text:p>
          </table:table-cell>
          <table:table-cell table:formula="of:=([.E2024]+[.D2024]+[.C2024])/3" office:value-type="float" office:value="1.29175666666667">
            <text:p>1,29176</text:p>
          </table:table-cell>
          <table:table-cell table:formula="of:=[.C2024]-[.D2024]" office:value-type="float" office:value="0.014">
            <text:p>0,01400</text:p>
          </table:table-cell>
          <table:table-cell office:value-type="float" office:value="0.0113640631852039">
            <text:p>0,01136</text:p>
          </table:table-cell>
          <table:table-cell office:value-type="float" office:value="1.29101817731237">
            <text:p>1,29102</text:p>
          </table:table-cell>
          <table:table-cell office:value-type="float" office:value="1.28999271298239">
            <text:p>1,28999</text:p>
          </table:table-cell>
        </table:table-row>
        <table:table-row table:style-name="ro2">
          <table:table-cell table:style-name="ce1" office:value-type="string">
            <text:p>2013.05.30</text:p>
          </table:table-cell>
          <table:table-cell office:value-type="float" office:value="1.29376">
            <text:p>1,29376</text:p>
          </table:table-cell>
          <table:table-cell office:value-type="float" office:value="1.30613">
            <text:p>1,30613</text:p>
          </table:table-cell>
          <table:table-cell office:value-type="float" office:value="1.29332">
            <text:p>1,29332</text:p>
          </table:table-cell>
          <table:table-cell office:value-type="float" office:value="1.30474">
            <text:p>1,30474</text:p>
          </table:table-cell>
          <table:table-cell table:formula="of:=([.E2025]+[.D2025]+[.C2025])/3" office:value-type="float" office:value="1.30139666666667">
            <text:p>1,30140</text:p>
          </table:table-cell>
          <table:table-cell table:formula="of:=[.C2025]-[.D2025]" office:value-type="float" office:value="0.01281">
            <text:p>0,01281</text:p>
          </table:table-cell>
          <table:table-cell office:value-type="float" office:value="0.0113278690389692">
            <text:p>0,01133</text:p>
          </table:table-cell>
          <table:table-cell office:value-type="float" office:value="1.29130544405375">
            <text:p>1,29131</text:p>
          </table:table-cell>
          <table:table-cell office:value-type="float" office:value="1.29103639488724">
            <text:p>1,29104</text:p>
          </table:table-cell>
        </table:table-row>
        <table:table-row table:style-name="ro2">
          <table:table-cell table:style-name="ce1" office:value-type="string">
            <text:p>2013.05.31</text:p>
          </table:table-cell>
          <table:table-cell office:value-type="float" office:value="1.30479">
            <text:p>1,30479</text:p>
          </table:table-cell>
          <table:table-cell office:value-type="float" office:value="1.3059">
            <text:p>1,30590</text:p>
          </table:table-cell>
          <table:table-cell office:value-type="float" office:value="1.29442">
            <text:p>1,29442</text:p>
          </table:table-cell>
          <table:table-cell office:value-type="float" office:value="1.29956">
            <text:p>1,29956</text:p>
          </table:table-cell>
          <table:table-cell table:formula="of:=([.E2026]+[.D2026]+[.C2026])/3" office:value-type="float" office:value="1.29996">
            <text:p>1,29996</text:p>
          </table:table-cell>
          <table:table-cell table:formula="of:=[.C2026]-[.D2026]" office:value-type="float" office:value="0.0114799999999999">
            <text:p>0,01148</text:p>
          </table:table-cell>
          <table:table-cell office:value-type="float" office:value="0.0112396277085162">
            <text:p>0,01124</text:p>
          </table:table-cell>
          <table:table-cell office:value-type="float" office:value="1.29421507276909">
            <text:p>1,29422</text:p>
          </table:table-cell>
          <table:table-cell office:value-type="float" office:value="1.29491070622118">
            <text:p>1,29491</text:p>
          </table:table-cell>
        </table:table-row>
        <table:table-row table:style-name="ro2">
          <table:table-cell table:style-name="ce1" office:value-type="string">
            <text:p>2013.06.03</text:p>
          </table:table-cell>
          <table:table-cell office:value-type="float" office:value="1.2993">
            <text:p>1,29930</text:p>
          </table:table-cell>
          <table:table-cell office:value-type="float" office:value="1.31075">
            <text:p>1,31075</text:p>
          </table:table-cell>
          <table:table-cell office:value-type="float" office:value="1.29552">
            <text:p>1,29552</text:p>
          </table:table-cell>
          <table:table-cell office:value-type="float" office:value="1.30753">
            <text:p>1,30753</text:p>
          </table:table-cell>
          <table:table-cell table:formula="of:=([.E2027]+[.D2027]+[.C2027])/3" office:value-type="float" office:value="1.3046">
            <text:p>1,30460</text:p>
          </table:table-cell>
          <table:table-cell table:formula="of:=[.C2027]-[.D2027]" office:value-type="float" office:value="0.0152300000000001">
            <text:p>0,01523</text:p>
          </table:table-cell>
          <table:table-cell office:value-type="float" office:value="0.0112311444173571">
            <text:p>0,01123</text:p>
          </table:table-cell>
          <table:table-cell office:value-type="float" office:value="1.29529457583243">
            <text:p>1,29529</text:p>
          </table:table-cell>
          <table:table-cell office:value-type="float" office:value="1.29591235817564">
            <text:p>1,29591</text:p>
          </table:table-cell>
        </table:table-row>
        <table:table-row table:style-name="ro2">
          <table:table-cell table:style-name="ce1" office:value-type="string">
            <text:p>2013.06.04</text:p>
          </table:table-cell>
          <table:table-cell office:value-type="float" office:value="1.30753">
            <text:p>1,30753</text:p>
          </table:table-cell>
          <table:table-cell office:value-type="float" office:value="1.31013">
            <text:p>1,31013</text:p>
          </table:table-cell>
          <table:table-cell office:value-type="float" office:value="1.3042">
            <text:p>1,30420</text:p>
          </table:table-cell>
          <table:table-cell office:value-type="float" office:value="1.30802">
            <text:p>1,30802</text:p>
          </table:table-cell>
          <table:table-cell table:formula="of:=([.E2028]+[.D2028]+[.C2028])/3" office:value-type="float" office:value="1.30745">
            <text:p>1,30745</text:p>
          </table:table-cell>
          <table:table-cell table:formula="of:=[.C2028]-[.D2028]" office:value-type="float" office:value="0.00592999999999999">
            <text:p>0,00593</text:p>
          </table:table-cell>
          <table:table-cell office:value-type="float" office:value="0.0111473157538637">
            <text:p>0,01115</text:p>
          </table:table-cell>
          <table:table-cell office:value-type="float" office:value="1.29788653647271">
            <text:p>1,29789</text:p>
          </table:table-cell>
          <table:table-cell office:value-type="float" office:value="1.29896327686118">
            <text:p>1,29896</text:p>
          </table:table-cell>
        </table:table-row>
        <table:table-row table:style-name="ro2">
          <table:table-cell table:style-name="ce1" office:value-type="string">
            <text:p>2013.06.05</text:p>
          </table:table-cell>
          <table:table-cell office:value-type="float" office:value="1.308">
            <text:p>1,30800</text:p>
          </table:table-cell>
          <table:table-cell office:value-type="float" office:value="1.3116">
            <text:p>1,31160</text:p>
          </table:table-cell>
          <table:table-cell office:value-type="float" office:value="1.30528">
            <text:p>1,30528</text:p>
          </table:table-cell>
          <table:table-cell office:value-type="float" office:value="1.30898">
            <text:p>1,30898</text:p>
          </table:table-cell>
          <table:table-cell table:formula="of:=([.E2029]+[.D2029]+[.C2029])/3" office:value-type="float" office:value="1.30862">
            <text:p>1,30862</text:p>
          </table:table-cell>
          <table:table-cell table:formula="of:=[.C2029]-[.D2029]" office:value-type="float" office:value="0.00631999999999988">
            <text:p>0,00632</text:p>
          </table:table-cell>
          <table:table-cell office:value-type="float" office:value="0.0110114441330044">
            <text:p>0,01101</text:p>
          </table:table-cell>
          <table:table-cell office:value-type="float" office:value="1.30068189729753">
            <text:p>1,30068</text:p>
          </table:table-cell>
          <table:table-cell office:value-type="float" office:value="1.30167797115525">
            <text:p>1,30168</text:p>
          </table:table-cell>
        </table:table-row>
        <table:table-row table:style-name="ro2">
          <table:table-cell table:style-name="ce1" office:value-type="string">
            <text:p>2013.06.06</text:p>
          </table:table-cell>
          <table:table-cell office:value-type="float" office:value="1.30898">
            <text:p>1,30898</text:p>
          </table:table-cell>
          <table:table-cell office:value-type="float" office:value="1.33061">
            <text:p>1,33061</text:p>
          </table:table-cell>
          <table:table-cell office:value-type="float" office:value="1.3075">
            <text:p>1,30750</text:p>
          </table:table-cell>
          <table:table-cell office:value-type="float" office:value="1.32429">
            <text:p>1,32429</text:p>
          </table:table-cell>
          <table:table-cell table:formula="of:=([.E2030]+[.D2030]+[.C2030])/3" office:value-type="float" office:value="1.3208">
            <text:p>1,32080</text:p>
          </table:table-cell>
          <table:table-cell table:formula="of:=[.C2030]-[.D2030]" office:value-type="float" office:value="0.02311">
            <text:p>0,02311</text:p>
          </table:table-cell>
          <table:table-cell office:value-type="float" office:value="0.0108915326574531">
            <text:p>0,01089</text:p>
          </table:table-cell>
          <table:table-cell office:value-type="float" office:value="1.30266942886519">
            <text:p>1,30267</text:p>
          </table:table-cell>
          <table:table-cell office:value-type="float" office:value="1.30382882451339">
            <text:p>1,30383</text:p>
          </table:table-cell>
        </table:table-row>
        <table:table-row table:style-name="ro2">
          <table:table-cell table:style-name="ce1" office:value-type="string">
            <text:p>2013.06.07</text:p>
          </table:table-cell>
          <table:table-cell office:value-type="float" office:value="1.32429">
            <text:p>1,32429</text:p>
          </table:table-cell>
          <table:table-cell office:value-type="float" office:value="1.32853">
            <text:p>1,32853</text:p>
          </table:table-cell>
          <table:table-cell office:value-type="float" office:value="1.31913">
            <text:p>1,31913</text:p>
          </table:table-cell>
          <table:table-cell office:value-type="float" office:value="1.32123">
            <text:p>1,32123</text:p>
          </table:table-cell>
          <table:table-cell table:formula="of:=([.E2031]+[.D2031]+[.C2031])/3" office:value-type="float" office:value="1.32296333333333">
            <text:p>1,32296</text:p>
          </table:table-cell>
          <table:table-cell table:formula="of:=[.C2031]-[.D2031]" office:value-type="float" office:value="0.00940000000000008">
            <text:p>0,00940</text:p>
          </table:table-cell>
          <table:table-cell office:value-type="float" office:value="0.0107930443655816">
            <text:p>0,01079</text:p>
          </table:table-cell>
          <table:table-cell office:value-type="float" office:value="1.30713900739747">
            <text:p>1,30714</text:p>
          </table:table-cell>
          <table:table-cell office:value-type="float" office:value="1.30924406907697">
            <text:p>1,30924</text:p>
          </table:table-cell>
        </table:table-row>
        <table:table-row table:style-name="ro2">
          <table:table-cell table:style-name="ce1" office:value-type="string">
            <text:p>2013.06.10</text:p>
          </table:table-cell>
          <table:table-cell office:value-type="float" office:value="1.31932">
            <text:p>1,31932</text:p>
          </table:table-cell>
          <table:table-cell office:value-type="float" office:value="1.32688">
            <text:p>1,32688</text:p>
          </table:table-cell>
          <table:table-cell office:value-type="float" office:value="1.31773">
            <text:p>1,31773</text:p>
          </table:table-cell>
          <table:table-cell office:value-type="float" office:value="1.32561">
            <text:p>1,32561</text:p>
          </table:table-cell>
          <table:table-cell table:formula="of:=([.E2032]+[.D2032]+[.C2032])/3" office:value-type="float" office:value="1.32340666666667">
            <text:p>1,32341</text:p>
          </table:table-cell>
          <table:table-cell table:formula="of:=[.C2032]-[.D2032]" office:value-type="float" office:value="0.00914999999999999">
            <text:p>0,00915</text:p>
          </table:table-cell>
          <table:table-cell office:value-type="float" office:value="0.0106702876433121">
            <text:p>0,01067</text:p>
          </table:table-cell>
          <table:table-cell office:value-type="float" office:value="1.31127135128072">
            <text:p>1,31127</text:p>
          </table:table-cell>
          <table:table-cell office:value-type="float" office:value="1.31270706779169">
            <text:p>1,31271</text:p>
          </table:table-cell>
        </table:table-row>
        <table:table-row table:style-name="ro2">
          <table:table-cell table:style-name="ce1" office:value-type="string">
            <text:p>2013.06.11</text:p>
          </table:table-cell>
          <table:table-cell office:value-type="float" office:value="1.32562">
            <text:p>1,32562</text:p>
          </table:table-cell>
          <table:table-cell office:value-type="float" office:value="1.33173">
            <text:p>1,33173</text:p>
          </table:table-cell>
          <table:table-cell office:value-type="float" office:value="1.3232">
            <text:p>1,32320</text:p>
          </table:table-cell>
          <table:table-cell office:value-type="float" office:value="1.33118">
            <text:p>1,33118</text:p>
          </table:table-cell>
          <table:table-cell table:formula="of:=([.E2033]+[.D2033]+[.C2033])/3" office:value-type="float" office:value="1.32870333333333">
            <text:p>1,32870</text:p>
          </table:table-cell>
          <table:table-cell table:formula="of:=[.C2033]-[.D2033]" office:value-type="float" office:value="0.00853000000000015">
            <text:p>0,00853</text:p>
          </table:table-cell>
          <table:table-cell office:value-type="float" office:value="0.0105395173258446">
            <text:p>0,01054</text:p>
          </table:table-cell>
          <table:table-cell office:value-type="float" office:value="1.31458738261134">
            <text:p>1,31459</text:p>
          </table:table-cell>
          <table:table-cell office:value-type="float" office:value="1.31615224279101">
            <text:p>1,31615</text:p>
          </table:table-cell>
        </table:table-row>
        <table:table-row table:style-name="ro2">
          <table:table-cell table:style-name="ce1" office:value-type="string">
            <text:p>2013.06.12</text:p>
          </table:table-cell>
          <table:table-cell office:value-type="float" office:value="1.33118">
            <text:p>1,33118</text:p>
          </table:table-cell>
          <table:table-cell office:value-type="float" office:value="1.33593">
            <text:p>1,33593</text:p>
          </table:table-cell>
          <table:table-cell office:value-type="float" office:value="1.32652">
            <text:p>1,32652</text:p>
          </table:table-cell>
          <table:table-cell office:value-type="float" office:value="1.33348">
            <text:p>1,33348</text:p>
          </table:table-cell>
          <table:table-cell table:formula="of:=([.E2034]+[.D2034]+[.C2034])/3" office:value-type="float" office:value="1.33197666666667">
            <text:p>1,33198</text:p>
          </table:table-cell>
          <table:table-cell table:formula="of:=[.C2034]-[.D2034]" office:value-type="float" office:value="0.00941000000000014">
            <text:p>0,00941</text:p>
          </table:table-cell>
          <table:table-cell office:value-type="float" office:value="0.0103960858476653">
            <text:p>0,01040</text:p>
          </table:table-cell>
          <table:table-cell office:value-type="float" office:value="1.31822179643408">
            <text:p>1,31822</text:p>
          </table:table-cell>
          <table:table-cell office:value-type="float" office:value="1.32019521270977">
            <text:p>1,32020</text:p>
          </table:table-cell>
        </table:table-row>
        <table:table-row table:style-name="ro2">
          <table:table-cell table:style-name="ce1" office:value-type="string">
            <text:p>2013.06.13</text:p>
          </table:table-cell>
          <table:table-cell office:value-type="float" office:value="1.33348">
            <text:p>1,33348</text:p>
          </table:table-cell>
          <table:table-cell office:value-type="float" office:value="1.339">
            <text:p>1,33900</text:p>
          </table:table-cell>
          <table:table-cell office:value-type="float" office:value="1.32784">
            <text:p>1,32784</text:p>
          </table:table-cell>
          <table:table-cell office:value-type="float" office:value="1.33718">
            <text:p>1,33718</text:p>
          </table:table-cell>
          <table:table-cell table:formula="of:=([.E2035]+[.D2035]+[.C2035])/3" office:value-type="float" office:value="1.33467333333333">
            <text:p>1,33467</text:p>
          </table:table-cell>
          <table:table-cell table:formula="of:=[.C2035]-[.D2035]" office:value-type="float" office:value="0.0111599999999998">
            <text:p>0,01116</text:p>
          </table:table-cell>
          <table:table-cell office:value-type="float" office:value="0.010267538275196">
            <text:p>0,01027</text:p>
          </table:table-cell>
          <table:table-cell office:value-type="float" office:value="1.32189064912849">
            <text:p>1,32189</text:p>
          </table:table-cell>
          <table:table-cell office:value-type="float" office:value="1.32433928880223">
            <text:p>1,32434</text:p>
          </table:table-cell>
        </table:table-row>
        <table:table-row table:style-name="ro2">
          <table:table-cell table:style-name="ce1" office:value-type="string">
            <text:p>2013.06.14</text:p>
          </table:table-cell>
          <table:table-cell office:value-type="float" office:value="1.33723">
            <text:p>1,33723</text:p>
          </table:table-cell>
          <table:table-cell office:value-type="float" office:value="1.33745">
            <text:p>1,33745</text:p>
          </table:table-cell>
          <table:table-cell office:value-type="float" office:value="1.32944">
            <text:p>1,32944</text:p>
          </table:table-cell>
          <table:table-cell office:value-type="float" office:value="1.33436">
            <text:p>1,33436</text:p>
          </table:table-cell>
          <table:table-cell table:formula="of:=([.E2036]+[.D2036]+[.C2036])/3" office:value-type="float" office:value="1.33375">
            <text:p>1,33375</text:p>
          </table:table-cell>
          <table:table-cell table:formula="of:=[.C2036]-[.D2036]" office:value-type="float" office:value="0.00801000000000007">
            <text:p>0,00801</text:p>
          </table:table-cell>
          <table:table-cell office:value-type="float" office:value="0.0101811759732561">
            <text:p>0,01018</text:p>
          </table:table-cell>
          <table:table-cell office:value-type="float" office:value="1.32501868319056">
            <text:p>1,32502</text:p>
          </table:table-cell>
          <table:table-cell office:value-type="float" office:value="1.32760362881933">
            <text:p>1,32760</text:p>
          </table:table-cell>
        </table:table-row>
        <table:table-row table:style-name="ro2">
          <table:table-cell table:style-name="ce1" office:value-type="string">
            <text:p>2013.06.17</text:p>
          </table:table-cell>
          <table:table-cell office:value-type="float" office:value="1.33464">
            <text:p>1,33464</text:p>
          </table:table-cell>
          <table:table-cell office:value-type="float" office:value="1.33813">
            <text:p>1,33813</text:p>
          </table:table-cell>
          <table:table-cell office:value-type="float" office:value="1.33182">
            <text:p>1,33182</text:p>
          </table:table-cell>
          <table:table-cell office:value-type="float" office:value="1.3366">
            <text:p>1,33660</text:p>
          </table:table-cell>
          <table:table-cell table:formula="of:=([.E2037]+[.D2037]+[.C2037])/3" office:value-type="float" office:value="1.33551666666667">
            <text:p>1,33552</text:p>
          </table:table-cell>
          <table:table-cell table:formula="of:=[.C2037]-[.D2037]" office:value-type="float" office:value="0.00631000000000004">
            <text:p>0,00631</text:p>
          </table:table-cell>
          <table:table-cell office:value-type="float" office:value="0.010119868876427">
            <text:p>0,01012</text:p>
          </table:table-cell>
          <table:table-cell office:value-type="float" office:value="1.32725539111731">
            <text:p>1,32726</text:p>
          </table:table-cell>
          <table:table-cell office:value-type="float" office:value="1.32940421836245">
            <text:p>1,32940</text:p>
          </table:table-cell>
        </table:table-row>
        <table:table-row table:style-name="ro2">
          <table:table-cell table:style-name="ce1" office:value-type="string">
            <text:p>2013.06.18</text:p>
          </table:table-cell>
          <table:table-cell office:value-type="float" office:value="1.33641">
            <text:p>1,33641</text:p>
          </table:table-cell>
          <table:table-cell office:value-type="float" office:value="1.34155">
            <text:p>1,34155</text:p>
          </table:table-cell>
          <table:table-cell office:value-type="float" office:value="1.33256">
            <text:p>1,33256</text:p>
          </table:table-cell>
          <table:table-cell office:value-type="float" office:value="1.33944">
            <text:p>1,33944</text:p>
          </table:table-cell>
          <table:table-cell table:formula="of:=([.E2038]+[.D2038]+[.C2038])/3" office:value-type="float" office:value="1.33785">
            <text:p>1,33785</text:p>
          </table:table-cell>
          <table:table-cell table:formula="of:=[.C2038]-[.D2038]" office:value-type="float" office:value="0.00899000000000005">
            <text:p>0,00899</text:p>
          </table:table-cell>
          <table:table-cell office:value-type="float" office:value="0.010030462696938">
            <text:p>0,01003</text:p>
          </table:table-cell>
          <table:table-cell office:value-type="float" office:value="1.3294793973624">
            <text:p>1,32948</text:p>
          </table:table-cell>
          <table:table-cell office:value-type="float" office:value="1.33145784961252">
            <text:p>1,33146</text:p>
          </table:table-cell>
        </table:table-row>
        <table:table-row table:style-name="ro2">
          <table:table-cell table:style-name="ce1" office:value-type="string">
            <text:p>2013.06.19</text:p>
          </table:table-cell>
          <table:table-cell office:value-type="float" office:value="1.33912">
            <text:p>1,33912</text:p>
          </table:table-cell>
          <table:table-cell office:value-type="float" office:value="1.34156">
            <text:p>1,34156</text:p>
          </table:table-cell>
          <table:table-cell office:value-type="float" office:value="1.32618">
            <text:p>1,32618</text:p>
          </table:table-cell>
          <table:table-cell office:value-type="float" office:value="1.32956">
            <text:p>1,32956</text:p>
          </table:table-cell>
          <table:table-cell table:formula="of:=([.E2039]+[.D2039]+[.C2039])/3" office:value-type="float" office:value="1.33243333333333">
            <text:p>1,33243</text:p>
          </table:table-cell>
          <table:table-cell table:formula="of:=[.C2039]-[.D2039]" office:value-type="float" office:value="0.0153800000000002">
            <text:p>0,01538</text:p>
          </table:table-cell>
          <table:table-cell office:value-type="float" office:value="0.00997127768748291">
            <text:p>0,00997</text:p>
          </table:table-cell>
          <table:table-cell office:value-type="float" office:value="1.33154579131644">
            <text:p>1,33155</text:p>
          </table:table-cell>
          <table:table-cell office:value-type="float" office:value="1.33360776586725">
            <text:p>1,33361</text:p>
          </table:table-cell>
        </table:table-row>
        <table:table-row table:style-name="ro2">
          <table:table-cell table:style-name="ce1" office:value-type="string">
            <text:p>2013.06.20</text:p>
          </table:table-cell>
          <table:table-cell office:value-type="float" office:value="1.32934">
            <text:p>1,32934</text:p>
          </table:table-cell>
          <table:table-cell office:value-type="float" office:value="1.33014">
            <text:p>1,33014</text:p>
          </table:table-cell>
          <table:table-cell office:value-type="float" office:value="1.31611">
            <text:p>1,31611</text:p>
          </table:table-cell>
          <table:table-cell office:value-type="float" office:value="1.32188">
            <text:p>1,32188</text:p>
          </table:table-cell>
          <table:table-cell table:formula="of:=([.E2040]+[.D2040]+[.C2040])/3" office:value-type="float" office:value="1.32271">
            <text:p>1,32271</text:p>
          </table:table-cell>
          <table:table-cell table:formula="of:=[.C2040]-[.D2040]" office:value-type="float" office:value="0.01403">
            <text:p>0,01403</text:p>
          </table:table-cell>
          <table:table-cell office:value-type="float" office:value="0.0100290521254086">
            <text:p>0,01003</text:p>
          </table:table-cell>
          <table:table-cell office:value-type="float" office:value="1.33123720852712">
            <text:p>1,33124</text:p>
          </table:table-cell>
          <table:table-cell office:value-type="float" office:value="1.33247642471518">
            <text:p>1,33248</text:p>
          </table:table-cell>
        </table:table-row>
        <table:table-row table:style-name="ro2">
          <table:table-cell table:style-name="ce1" office:value-type="string">
            <text:p>2013.06.21</text:p>
          </table:table-cell>
          <table:table-cell office:value-type="float" office:value="1.32169">
            <text:p>1,32169</text:p>
          </table:table-cell>
          <table:table-cell office:value-type="float" office:value="1.32542">
            <text:p>1,32542</text:p>
          </table:table-cell>
          <table:table-cell office:value-type="float" office:value="1.30983">
            <text:p>1,30983</text:p>
          </table:table-cell>
          <table:table-cell office:value-type="float" office:value="1.31152">
            <text:p>1,31152</text:p>
          </table:table-cell>
          <table:table-cell table:formula="of:=([.E2041]+[.D2041]+[.C2041])/3" office:value-type="float" office:value="1.31559">
            <text:p>1,31559</text:p>
          </table:table-cell>
          <table:table-cell table:formula="of:=[.C2041]-[.D2041]" office:value-type="float" office:value="0.01559">
            <text:p>0,01559</text:p>
          </table:table-cell>
          <table:table-cell office:value-type="float" office:value="0.01012724876528">
            <text:p>0,01013</text:p>
          </table:table-cell>
          <table:table-cell office:value-type="float" office:value="1.32884359519149">
            <text:p>1,32884</text:p>
          </table:table-cell>
          <table:table-cell office:value-type="float" office:value="1.3293971831205">
            <text:p>1,32940</text:p>
          </table:table-cell>
        </table:table-row>
        <table:table-row table:style-name="ro2">
          <table:table-cell table:style-name="ce1" office:value-type="string">
            <text:p>2013.06.24</text:p>
          </table:table-cell>
          <table:table-cell office:value-type="float" office:value="1.30898">
            <text:p>1,30898</text:p>
          </table:table-cell>
          <table:table-cell office:value-type="float" office:value="1.31437">
            <text:p>1,31437</text:p>
          </table:table-cell>
          <table:table-cell office:value-type="float" office:value="1.3059">
            <text:p>1,30590</text:p>
          </table:table-cell>
          <table:table-cell office:value-type="float" office:value="1.31178">
            <text:p>1,31178</text:p>
          </table:table-cell>
          <table:table-cell table:formula="of:=([.E2042]+[.D2042]+[.C2042])/3" office:value-type="float" office:value="1.31068333333333">
            <text:p>1,31068</text:p>
          </table:table-cell>
          <table:table-cell table:formula="of:=[.C2042]-[.D2042]" office:value-type="float" office:value="0.00846999999999998">
            <text:p>0,00847</text:p>
          </table:table-cell>
          <table:table-cell office:value-type="float" office:value="0.0102893539420794">
            <text:p>0,01029</text:p>
          </table:table-cell>
          <table:table-cell office:value-type="float" office:value="1.32531407434486">
            <text:p>1,32531</text:p>
          </table:table-cell>
          <table:table-cell office:value-type="float" office:value="1.32463478897102">
            <text:p>1,32463</text:p>
          </table:table-cell>
        </table:table-row>
        <table:table-row table:style-name="ro2">
          <table:table-cell table:style-name="ce1" office:value-type="string">
            <text:p>2013.06.25</text:p>
          </table:table-cell>
          <table:table-cell office:value-type="float" office:value="1.31172">
            <text:p>1,31172</text:p>
          </table:table-cell>
          <table:table-cell office:value-type="float" office:value="1.31508">
            <text:p>1,31508</text:p>
          </table:table-cell>
          <table:table-cell office:value-type="float" office:value="1.30649">
            <text:p>1,30649</text:p>
          </table:table-cell>
          <table:table-cell office:value-type="float" office:value="1.30824">
            <text:p>1,30824</text:p>
          </table:table-cell>
          <table:table-cell table:formula="of:=([.E2043]+[.D2043]+[.C2043])/3" office:value-type="float" office:value="1.30993666666667">
            <text:p>1,30994</text:p>
          </table:table-cell>
          <table:table-cell table:formula="of:=[.C2043]-[.D2043]" office:value-type="float" office:value="0.00858999999999988">
            <text:p>0,00859</text:p>
          </table:table-cell>
          <table:table-cell office:value-type="float" office:value="0.0104160237764528">
            <text:p>0,01042</text:p>
          </table:table-cell>
          <table:table-cell office:value-type="float" office:value="1.32148950344563">
            <text:p>1,32149</text:p>
          </table:table-cell>
          <table:table-cell office:value-type="float" office:value="1.32091783374193">
            <text:p>1,32092</text:p>
          </table:table-cell>
        </table:table-row>
        <table:table-row table:style-name="ro2">
          <table:table-cell table:style-name="ce1" office:value-type="string">
            <text:p>2013.06.26</text:p>
          </table:table-cell>
          <table:table-cell office:value-type="float" office:value="1.30755">
            <text:p>1,30755</text:p>
          </table:table-cell>
          <table:table-cell office:value-type="float" office:value="1.30871">
            <text:p>1,30871</text:p>
          </table:table-cell>
          <table:table-cell office:value-type="float" office:value="1.30137">
            <text:p>1,30137</text:p>
          </table:table-cell>
          <table:table-cell office:value-type="float" office:value="1.30194">
            <text:p>1,30194</text:p>
          </table:table-cell>
          <table:table-cell table:formula="of:=([.E2044]+[.D2044]+[.C2044])/3" office:value-type="float" office:value="1.30400666666667">
            <text:p>1,30401</text:p>
          </table:table-cell>
          <table:table-cell table:formula="of:=[.C2044]-[.D2044]" office:value-type="float" office:value="0.00734000000000012">
            <text:p>0,00734</text:p>
          </table:table-cell>
          <table:table-cell office:value-type="float" office:value="0.0105769942657429">
            <text:p>0,01058</text:p>
          </table:table-cell>
          <table:table-cell office:value-type="float" office:value="1.31841157415916">
            <text:p>1,31841</text:p>
          </table:table-cell>
          <table:table-cell office:value-type="float" office:value="1.31730727008127">
            <text:p>1,31731</text:p>
          </table:table-cell>
        </table:table-row>
        <table:table-row table:style-name="ro1" table:number-rows-repeated="1046531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5" number:min-integer-digits="1"/>
    </number:number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8">28.08.2013</text:date>, <text:time>22:09:5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8T22:09:54</dc:date>
    <meta:document-statistic meta:table-count="1" meta:cell-count="20440" meta:object-count="3"/>
    <meta:generator>LibreOffice/3.4$Unix LibreOffice_project/340m1$Build-4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8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.001cm" xlink:href=".." xlink:type="simple" chart:class="chart:line" chart:style-name="ch1">
        <chart:title svg:x="7.37cm" svg:y="0.315cm" chart:style-name="ch2">
          <text:p>Hi-Lo</text:p>
        </chart:title>
        <chart:legend svg:x="2.408cm" svg:y="1.375cm" style:legend-expansion="custom" chartooo:width="2.905cm" chartooo:height="1.072cm" style:legend-expansion-aspect-ratio="2.70988805970149" chart:style-name="ch3"/>
        <chart:plot-area chart:style-name="ch4" table:cell-range-address="Лист1.G2007:Лист1.H2044" svg:x="0.771cm" svg:y="1.647cm" svg:width="15.194cm" svg:height="6.753cm">
          <chartooo:coordinate-region svg:x="2.305cm" svg:y="1.84cm" svg:width="13.466cm" svg:height="5.5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Лист1.G2007:Лист1.G2044" chart:class="chart:line">
            <chart:data-point chart:repeated="38"/>
          </chart:series>
          <chart:series chart:style-name="ch9" chart:values-cell-range-address="Лист1.H2007:Лист1.H2044" chart:class="chart:line">
            <chart:data-point chart:repeated="3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76999999999994">
                <text:p>0.00876999999999994</text:p>
                <draw:g>
                  <svg:desc>Лист1.G2007:Лист1.G2044</svg:desc>
                </draw:g>
              </table:table-cell>
              <table:table-cell office:value-type="float" office:value="0.0107555336527019">
                <text:p>0.0107555336527019</text:p>
                <draw:g>
                  <svg:desc>Лист1.H2007:Лист1.H20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42000000000009">
                <text:p>0.00642000000000009</text:p>
              </table:table-cell>
              <table:table-cell office:value-type="float" office:value="0.0107689589444477">
                <text:p>0.01076895894444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2599999999999">
                <text:p>0.0122599999999999</text:p>
              </table:table-cell>
              <table:table-cell office:value-type="float" office:value="0.0107740151101399">
                <text:p>0.0107740151101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7200000000001">
                <text:p>0.0167200000000001</text:p>
              </table:table-cell>
              <table:table-cell office:value-type="float" office:value="0.0107831955890733">
                <text:p>0.01078319558907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5399999999999">
                <text:p>0.0115399999999999</text:p>
              </table:table-cell>
              <table:table-cell office:value-type="float" office:value="0.0108698818177922">
                <text:p>0.0108698818177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78999999999996">
                <text:p>0.00578999999999996</text:p>
              </table:table-cell>
              <table:table-cell office:value-type="float" office:value="0.0109438786177338">
                <text:p>0.0109438786177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72">
                <text:p>0.01172</text:p>
              </table:table-cell>
              <table:table-cell office:value-type="float" office:value="0.0109909697465422">
                <text:p>0.0109909697465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92999999999999">
                <text:p>0.00992999999999999</text:p>
              </table:table-cell>
              <table:table-cell office:value-type="float" office:value="0.0111096135000555">
                <text:p>0.01110961350005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33999999999979">
                <text:p>0.00833999999999979</text:p>
              </table:table-cell>
              <table:table-cell office:value-type="float" office:value="0.0112478104585423">
                <text:p>0.0112478104585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32">
                <text:p>0.00932</text:p>
              </table:table-cell>
              <table:table-cell office:value-type="float" office:value="0.0113387515575198">
                <text:p>0.01133875155751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81500000000001">
                <text:p>0.0081500000000001</text:p>
              </table:table-cell>
              <table:table-cell office:value-type="float" office:value="0.0114374543911129">
                <text:p>0.0114374543911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26000000000005">
                <text:p>0.00926000000000005</text:p>
              </table:table-cell>
              <table:table-cell office:value-type="float" office:value="0.0114621969673965">
                <text:p>0.01146219696739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644">
                <text:p>0.01644</text:p>
              </table:table-cell>
              <table:table-cell office:value-type="float" office:value="0.0114792029868726">
                <text:p>0.01147920298687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5400000000001">
                <text:p>0.0135400000000001</text:p>
              </table:table-cell>
              <table:table-cell office:value-type="float" office:value="0.0115231272022928">
                <text:p>0.01152312720229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890999999999997">
                <text:p>0.00890999999999997</text:p>
              </table:table-cell>
              <table:table-cell office:value-type="float" office:value="0.0114843530839702">
                <text:p>0.01148435308397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31999999999999">
                <text:p>0.00331999999999999</text:p>
              </table:table-cell>
              <table:table-cell office:value-type="float" office:value="0.0114214752057739">
                <text:p>0.0114214752057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0200000000001">
                <text:p>0.0100200000000001</text:p>
              </table:table-cell>
              <table:table-cell office:value-type="float" office:value="0.011344097919332">
                <text:p>0.0113440979193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4">
                <text:p>0.014</text:p>
              </table:table-cell>
              <table:table-cell office:value-type="float" office:value="0.0113640631852039">
                <text:p>0.01136406318520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281">
                <text:p>0.01281</text:p>
              </table:table-cell>
              <table:table-cell office:value-type="float" office:value="0.0113278690389692">
                <text:p>0.01132786903896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14799999999999">
                <text:p>0.0114799999999999</text:p>
              </table:table-cell>
              <table:table-cell office:value-type="float" office:value="0.0112396277085162">
                <text:p>0.01123962770851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52300000000001">
                <text:p>0.0152300000000001</text:p>
              </table:table-cell>
              <table:table-cell office:value-type="float" office:value="0.0112311444173571">
                <text:p>0.01123114441735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592999999999999">
                <text:p>0.00592999999999999</text:p>
              </table:table-cell>
              <table:table-cell office:value-type="float" office:value="0.0111473157538637">
                <text:p>0.01114731575386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31999999999988">
                <text:p>0.00631999999999988</text:p>
              </table:table-cell>
              <table:table-cell office:value-type="float" office:value="0.0110114441330044">
                <text:p>0.01101144413300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11">
                <text:p>0.02311</text:p>
              </table:table-cell>
              <table:table-cell office:value-type="float" office:value="0.0108915326574531">
                <text:p>0.01089153265745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940000000000008">
                <text:p>0.00940000000000008</text:p>
              </table:table-cell>
              <table:table-cell office:value-type="float" office:value="0.0107930443655816">
                <text:p>0.01079304436558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914999999999999">
                <text:p>0.00914999999999999</text:p>
              </table:table-cell>
              <table:table-cell office:value-type="float" office:value="0.0106702876433121">
                <text:p>0.0106702876433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853000000000015">
                <text:p>0.00853000000000015</text:p>
              </table:table-cell>
              <table:table-cell office:value-type="float" office:value="0.0105395173258446">
                <text:p>0.01053951732584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941000000000014">
                <text:p>0.00941000000000014</text:p>
              </table:table-cell>
              <table:table-cell office:value-type="float" office:value="0.0103960858476653">
                <text:p>0.01039608584766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11599999999998">
                <text:p>0.0111599999999998</text:p>
              </table:table-cell>
              <table:table-cell office:value-type="float" office:value="0.010267538275196">
                <text:p>0.0102675382751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801000000000007">
                <text:p>0.00801000000000007</text:p>
              </table:table-cell>
              <table:table-cell office:value-type="float" office:value="0.0101811759732561">
                <text:p>0.01018117597325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631000000000004">
                <text:p>0.00631000000000004</text:p>
              </table:table-cell>
              <table:table-cell office:value-type="float" office:value="0.010119868876427">
                <text:p>0.0101198688764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899000000000005">
                <text:p>0.00899000000000005</text:p>
              </table:table-cell>
              <table:table-cell office:value-type="float" office:value="0.010030462696938">
                <text:p>0.0100304626969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53800000000002">
                <text:p>0.0153800000000002</text:p>
              </table:table-cell>
              <table:table-cell office:value-type="float" office:value="0.00997127768748291">
                <text:p>0.009971277687482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403">
                <text:p>0.01403</text:p>
              </table:table-cell>
              <table:table-cell office:value-type="float" office:value="0.0100290521254086">
                <text:p>0.01002905212540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559">
                <text:p>0.01559</text:p>
              </table:table-cell>
              <table:table-cell office:value-type="float" office:value="0.01012724876528">
                <text:p>0.010127248765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846999999999998">
                <text:p>0.00846999999999998</text:p>
              </table:table-cell>
              <table:table-cell office:value-type="float" office:value="0.0102893539420794">
                <text:p>0.01028935394207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858999999999988">
                <text:p>0.00858999999999988</text:p>
              </table:table-cell>
              <table:table-cell office:value-type="float" office:value="0.0104160237764528">
                <text:p>0.01041602377645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734000000000012">
                <text:p>0.00734000000000012</text:p>
              </table:table-cell>
              <table:table-cell office:value-type="float" office:value="0.0105769942657429">
                <text:p>0.0105769942657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8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cm" svg:height="9.001cm" xlink:href=".." xlink:type="simple" chart:class="chart:line" chart:style-name="ch1">
        <chart:title svg:x="7.15cm" svg:y="0.315cm" chart:style-name="ch2">
          <text:p>Median</text:p>
        </chart:title>
        <chart:legend svg:x="2.643cm" svg:y="1.282cm" style:legend-expansion="custom" chartooo:width="2.849cm" chartooo:height="1.072cm" style:legend-expansion-aspect-ratio="2.65764925373134" chart:style-name="ch3"/>
        <chart:plot-area chart:style-name="ch4" table:cell-range-address="Лист1.F2007:Лист1.F2044 Лист1.I2007:Лист1.I2044" svg:x="0.767cm" svg:y="1.646cm" svg:width="15.11cm" svg:height="6.754cm">
          <chartooo:coordinate-region svg:x="2.301cm" svg:y="1.839cm" svg:width="13.382cm" svg:height="5.5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Лист1.F2007:Лист1.F2044" chart:class="chart:line">
            <chart:data-point chart:repeated="38"/>
          </chart:series>
          <chart:series chart:style-name="ch9" chart:values-cell-range-address="Лист1.I2007:Лист1.I2044" chart:class="chart:line">
            <chart:data-point chart:repeated="3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0900333333333">
                <text:p>1.30900333333333</text:p>
                <draw:g>
                  <svg:desc>Лист1.F2007:Лист1.F2044</svg:desc>
                </draw:g>
              </table:table-cell>
              <table:table-cell office:value-type="float" office:value="1.3103121174689">
                <text:p>1.3103121174689</text:p>
                <draw:g>
                  <svg:desc>Лист1.I2007:Лист1.I20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0924333333333">
                <text:p>1.30924333333333</text:p>
              </table:table-cell>
              <table:table-cell office:value-type="float" office:value="1.31022304772439">
                <text:p>1.310223047724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1390666666667">
                <text:p>1.31390666666667</text:p>
              </table:table-cell>
              <table:table-cell office:value-type="float" office:value="1.30960935252449">
                <text:p>1.30960935252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0758">
                <text:p>1.30758</text:p>
              </table:table-cell>
              <table:table-cell office:value-type="float" office:value="1.31078553825746">
                <text:p>1.31078553825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9906333333333">
                <text:p>1.29906333333333</text:p>
              </table:table-cell>
              <table:table-cell office:value-type="float" office:value="1.30944052000666">
                <text:p>1.30944052000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9719333333333">
                <text:p>1.29719333333333</text:p>
              </table:table-cell>
              <table:table-cell office:value-type="float" office:value="1.3068895676572">
                <text:p>1.30688956765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9529333333333">
                <text:p>1.29529333333333</text:p>
              </table:table-cell>
              <table:table-cell office:value-type="float" office:value="1.30480176753969">
                <text:p>1.304801767539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8904333333333">
                <text:p>1.28904333333333</text:p>
              </table:table-cell>
              <table:table-cell office:value-type="float" office:value="1.30195891492125">
                <text:p>1.30195891492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8852333333333">
                <text:p>1.28852333333333</text:p>
              </table:table-cell>
              <table:table-cell office:value-type="float" office:value="1.29848180907242">
                <text:p>1.298481809072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841">
                <text:p>1.2841</text:p>
              </table:table-cell>
              <table:table-cell office:value-type="float" office:value="1.29621329461062">
                <text:p>1.29621329461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8672333333333">
                <text:p>1.28672333333333</text:p>
              </table:table-cell>
              <table:table-cell office:value-type="float" office:value="1.29290787547148">
                <text:p>1.29290787547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8932666666667">
                <text:p>1.28932666666667</text:p>
              </table:table-cell>
              <table:table-cell office:value-type="float" office:value="1.29161591569242">
                <text:p>1.291615915692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8959333333333">
                <text:p>1.28959333333333</text:p>
              </table:table-cell>
              <table:table-cell office:value-type="float" office:value="1.29112789300336">
                <text:p>1.291127893003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9027666666667">
                <text:p>1.29027666666667</text:p>
              </table:table-cell>
              <table:table-cell office:value-type="float" office:value="1.29043024616374">
                <text:p>1.290430246163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9402666666667">
                <text:p>1.29402666666667</text:p>
              </table:table-cell>
              <table:table-cell office:value-type="float" office:value="1.29072759187419">
                <text:p>1.29072759187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9298">
                <text:p>1.29298</text:p>
              </table:table-cell>
              <table:table-cell office:value-type="float" office:value="1.29189718219763">
                <text:p>1.29189718219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8847">
                <text:p>1.28847</text:p>
              </table:table-cell>
              <table:table-cell office:value-type="float" office:value="1.29208302878871">
                <text:p>1.292083028788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9175666666667">
                <text:p>1.29175666666667</text:p>
              </table:table-cell>
              <table:table-cell office:value-type="float" office:value="1.29101817731237">
                <text:p>1.291018177312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0139666666667">
                <text:p>1.30139666666667</text:p>
              </table:table-cell>
              <table:table-cell office:value-type="float" office:value="1.29130544405375">
                <text:p>1.29130544405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9996">
                <text:p>1.29996</text:p>
              </table:table-cell>
              <table:table-cell office:value-type="float" office:value="1.29421507276909">
                <text:p>1.294215072769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046">
                <text:p>1.3046</text:p>
              </table:table-cell>
              <table:table-cell office:value-type="float" office:value="1.29529457583243">
                <text:p>1.295294575832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0745">
                <text:p>1.30745</text:p>
              </table:table-cell>
              <table:table-cell office:value-type="float" office:value="1.29788653647271">
                <text:p>1.297886536472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0862">
                <text:p>1.30862</text:p>
              </table:table-cell>
              <table:table-cell office:value-type="float" office:value="1.30068189729753">
                <text:p>1.300681897297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208">
                <text:p>1.3208</text:p>
              </table:table-cell>
              <table:table-cell office:value-type="float" office:value="1.30266942886519">
                <text:p>1.302669428865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2296333333333">
                <text:p>1.32296333333333</text:p>
              </table:table-cell>
              <table:table-cell office:value-type="float" office:value="1.30713900739747">
                <text:p>1.307139007397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2340666666667">
                <text:p>1.32340666666667</text:p>
              </table:table-cell>
              <table:table-cell office:value-type="float" office:value="1.31127135128072">
                <text:p>1.311271351280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2870333333333">
                <text:p>1.32870333333333</text:p>
              </table:table-cell>
              <table:table-cell office:value-type="float" office:value="1.31458738261134">
                <text:p>1.314587382611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3197666666667">
                <text:p>1.33197666666667</text:p>
              </table:table-cell>
              <table:table-cell office:value-type="float" office:value="1.31822179643408">
                <text:p>1.318221796434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3467333333333">
                <text:p>1.33467333333333</text:p>
              </table:table-cell>
              <table:table-cell office:value-type="float" office:value="1.32189064912849">
                <text:p>1.321890649128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3375">
                <text:p>1.33375</text:p>
              </table:table-cell>
              <table:table-cell office:value-type="float" office:value="1.32501868319056">
                <text:p>1.325018683190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3551666666667">
                <text:p>1.33551666666667</text:p>
              </table:table-cell>
              <table:table-cell office:value-type="float" office:value="1.32725539111731">
                <text:p>1.327255391117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3785">
                <text:p>1.33785</text:p>
              </table:table-cell>
              <table:table-cell office:value-type="float" office:value="1.3294793973624">
                <text:p>1.32947939736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3243333333333">
                <text:p>1.33243333333333</text:p>
              </table:table-cell>
              <table:table-cell office:value-type="float" office:value="1.33154579131644">
                <text:p>1.331545791316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2271">
                <text:p>1.32271</text:p>
              </table:table-cell>
              <table:table-cell office:value-type="float" office:value="1.33123720852712">
                <text:p>1.331237208527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1559">
                <text:p>1.31559</text:p>
              </table:table-cell>
              <table:table-cell office:value-type="float" office:value="1.32884359519149">
                <text:p>1.328843595191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1068333333333">
                <text:p>1.31068333333333</text:p>
              </table:table-cell>
              <table:table-cell office:value-type="float" office:value="1.32531407434486">
                <text:p>1.325314074344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0993666666667">
                <text:p>1.30993666666667</text:p>
              </table:table-cell>
              <table:table-cell office:value-type="float" office:value="1.32148950344563">
                <text:p>1.321489503445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0400666666667">
                <text:p>1.30400666666667</text:p>
              </table:table-cell>
              <table:table-cell office:value-type="float" office:value="1.31841157415916">
                <text:p>1.318411574159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8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.001cm" xlink:href=".." xlink:type="simple" chart:class="chart:line" chart:style-name="ch1">
        <chart:title svg:x="7.332cm" svg:y="0.315cm" chart:style-name="ch2">
          <text:p>Close</text:p>
        </chart:title>
        <chart:legend svg:x="2.561cm" svg:y="1.283cm" style:legend-expansion="custom" chartooo:width="2.879cm" chartooo:height="1.072cm" style:legend-expansion-aspect-ratio="2.68563432835821" chart:style-name="ch3"/>
        <chart:plot-area chart:style-name="ch4" table:cell-range-address="Лист1.E2007:Лист1.E2044 Лист1.J2007:Лист1.J2044" svg:x="0.77cm" svg:y="1.646cm" svg:width="14.977cm" svg:height="6.754cm">
          <chartooo:coordinate-region svg:x="2.304cm" svg:y="1.839cm" svg:width="13.25cm" svg:height="5.5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Лист1.E2007:Лист1.E2044" chart:class="chart:line">
            <chart:data-point chart:repeated="38"/>
          </chart:series>
          <chart:series chart:style-name="ch9" chart:values-cell-range-address="Лист1.J2007:Лист1.J2044" chart:class="chart:line">
            <chart:data-point chart:repeated="3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Столбец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0756">
                <text:p>1.30756</text:p>
                <draw:g>
                  <svg:desc>Лист1.E2007:Лист1.E2044</svg:desc>
                </draw:g>
              </table:table-cell>
              <table:table-cell office:value-type="float" office:value="1.31014584734324">
                <text:p>1.31014584734324</text:p>
                <draw:g>
                  <svg:desc>Лист1.J2007:Лист1.J20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0777">
                <text:p>1.30777</text:p>
              </table:table-cell>
              <table:table-cell office:value-type="float" office:value="1.30984768896833">
                <text:p>1.309847688968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1516">
                <text:p>1.31516</text:p>
              </table:table-cell>
              <table:table-cell office:value-type="float" office:value="1.30909275638309">
                <text:p>1.309092756383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0402">
                <text:p>1.30402</text:p>
              </table:table-cell>
              <table:table-cell office:value-type="float" office:value="1.31051208388374">
                <text:p>1.31051208388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9859">
                <text:p>1.29859</text:p>
              </table:table-cell>
              <table:table-cell office:value-type="float" office:value="1.30866267808883">
                <text:p>1.30866267808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9745">
                <text:p>1.29745</text:p>
              </table:table-cell>
              <table:table-cell office:value-type="float" office:value="1.3058661200026">
                <text:p>1.30586612000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9174">
                <text:p>1.29174</text:p>
              </table:table-cell>
              <table:table-cell office:value-type="float" office:value="1.30370596516907">
                <text:p>1.303705965169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886">
                <text:p>1.2886</text:p>
              </table:table-cell>
              <table:table-cell office:value-type="float" office:value="1.30054702828531">
                <text:p>1.30054702828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8799">
                <text:p>1.28799</text:p>
              </table:table-cell>
              <table:table-cell office:value-type="float" office:value="1.29695289088666">
                <text:p>1.296952890886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8372">
                <text:p>1.28372</text:p>
              </table:table-cell>
              <table:table-cell office:value-type="float" office:value="1.29444612233026">
                <text:p>1.294446122330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8818">
                <text:p>1.28818</text:p>
              </table:table-cell>
              <table:table-cell office:value-type="float" office:value="1.29141797363971">
                <text:p>1.291417973639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9052">
                <text:p>1.29052</text:p>
              </table:table-cell>
              <table:table-cell office:value-type="float" office:value="1.29060771374885">
                <text:p>1.290607713748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8564">
                <text:p>1.28564</text:p>
              </table:table-cell>
              <table:table-cell office:value-type="float" office:value="1.29048432985817">
                <text:p>1.290484329858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9305">
                <text:p>1.29305</text:p>
              </table:table-cell>
              <table:table-cell office:value-type="float" office:value="1.28925415270497">
                <text:p>1.289254152704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9233">
                <text:p>1.29233</text:p>
              </table:table-cell>
              <table:table-cell office:value-type="float" office:value="1.29017226994794">
                <text:p>1.290172269947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9256">
                <text:p>1.29256</text:p>
              </table:table-cell>
              <table:table-cell office:value-type="float" office:value="1.291123348691">
                <text:p>1.2911233486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8551">
                <text:p>1.28551</text:p>
              </table:table-cell>
              <table:table-cell office:value-type="float" office:value="1.29145710222879">
                <text:p>1.291457102228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9375">
                <text:p>1.29375</text:p>
              </table:table-cell>
              <table:table-cell office:value-type="float" office:value="1.28999271298239">
                <text:p>1.289992712982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0474">
                <text:p>1.30474</text:p>
              </table:table-cell>
              <table:table-cell office:value-type="float" office:value="1.29103639488724">
                <text:p>1.291036394887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9956">
                <text:p>1.29956</text:p>
              </table:table-cell>
              <table:table-cell office:value-type="float" office:value="1.29491070622118">
                <text:p>1.294910706221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0753">
                <text:p>1.30753</text:p>
              </table:table-cell>
              <table:table-cell office:value-type="float" office:value="1.29591235817564">
                <text:p>1.295912358175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0802">
                <text:p>1.30802</text:p>
              </table:table-cell>
              <table:table-cell office:value-type="float" office:value="1.29896327686118">
                <text:p>1.298963276861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0898">
                <text:p>1.30898</text:p>
              </table:table-cell>
              <table:table-cell office:value-type="float" office:value="1.30167797115525">
                <text:p>1.301677971155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2429">
                <text:p>1.32429</text:p>
              </table:table-cell>
              <table:table-cell office:value-type="float" office:value="1.30382882451339">
                <text:p>1.303828824513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2123">
                <text:p>1.32123</text:p>
              </table:table-cell>
              <table:table-cell office:value-type="float" office:value="1.30924406907697">
                <text:p>1.309244069076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2561">
                <text:p>1.32561</text:p>
              </table:table-cell>
              <table:table-cell office:value-type="float" office:value="1.31270706779169">
                <text:p>1.312707067791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3118">
                <text:p>1.33118</text:p>
              </table:table-cell>
              <table:table-cell office:value-type="float" office:value="1.31615224279101">
                <text:p>1.316152242791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3348">
                <text:p>1.33348</text:p>
              </table:table-cell>
              <table:table-cell office:value-type="float" office:value="1.32019521270977">
                <text:p>1.320195212709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3718">
                <text:p>1.33718</text:p>
              </table:table-cell>
              <table:table-cell office:value-type="float" office:value="1.32433928880223">
                <text:p>1.324339288802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3436">
                <text:p>1.33436</text:p>
              </table:table-cell>
              <table:table-cell office:value-type="float" office:value="1.32760362881933">
                <text:p>1.327603628819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366">
                <text:p>1.3366</text:p>
              </table:table-cell>
              <table:table-cell office:value-type="float" office:value="1.32940421836245">
                <text:p>1.329404218362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3944">
                <text:p>1.33944</text:p>
              </table:table-cell>
              <table:table-cell office:value-type="float" office:value="1.33145784961252">
                <text:p>1.331457849612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2956">
                <text:p>1.32956</text:p>
              </table:table-cell>
              <table:table-cell office:value-type="float" office:value="1.33360776586725">
                <text:p>1.33360776586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2188">
                <text:p>1.32188</text:p>
              </table:table-cell>
              <table:table-cell office:value-type="float" office:value="1.33247642471518">
                <text:p>1.33247642471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1152">
                <text:p>1.31152</text:p>
              </table:table-cell>
              <table:table-cell office:value-type="float" office:value="1.3293971831205">
                <text:p>1.32939718312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1178">
                <text:p>1.31178</text:p>
              </table:table-cell>
              <table:table-cell office:value-type="float" office:value="1.32463478897102">
                <text:p>1.324634788971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0824">
                <text:p>1.30824</text:p>
              </table:table-cell>
              <table:table-cell office:value-type="float" office:value="1.32091783374193">
                <text:p>1.320917833741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0194">
                <text:p>1.30194</text:p>
              </table:table-cell>
              <table:table-cell office:value-type="float" office:value="1.31730727008127">
                <text:p>1.317307270081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